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2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cos(theta)</text:p>
          </table:table-cell>
          <table:table-cell office:value-type="string">
            <text:p>sin(theta)</text:p>
          </table:table-cell>
          <table:table-cell office:value-type="string">
            <text:p>cos(phi)</text:p>
          </table:table-cell>
          <table:table-cell office:value-type="string">
            <text:p>sin(phi)</text:p>
            <draw:frame table:end-cell-address="Sheet1.L33" table:end-x="1.879cm" table:end-y="0.347cm" draw:z-index="0" draw:style-name="gr1" svg:width="14.913cm" svg:height="14.406cm" svg:x="1.745cm" svg:y="0.393cm">
              <draw:object draw:notify-on-update-of-ranges="Sheet1.G2:Sheet1.G1000 Sheet1.H1:Sheet1.H1 Sheet1.H2:Sheet1.H1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formula="of:=RAND()" office:value-type="float" office:value="0.142547607421875">
            <text:p>0.1425476074</text:p>
          </table:table-cell>
          <table:table-cell table:formula="of:=RAND()" office:value-type="float" office:value="0.083648681640625">
            <text:p>0.0836486816</text:p>
          </table:table-cell>
          <table:table-cell table:formula="of:=SQRT(1 - [.A2])" office:value-type="float" office:value="0.92598725292421">
            <text:p>0.9259872529</text:p>
          </table:table-cell>
          <table:table-cell table:formula="of:=SQRT(1 - (1 - [.A2]))" office:value-type="float" office:value="0.377554774068446">
            <text:p>0.3775547741</text:p>
          </table:table-cell>
          <table:table-cell table:formula="of:=COS(2 * PI() * [.B2])" office:value-type="float" office:value="0.865033008537232">
            <text:p>0.8650330085</text:p>
          </table:table-cell>
          <table:table-cell table:formula="of:=SIN(2 * PI() * [.B2])" office:value-type="float" office:value="0.501714953076969">
            <text:p>0.5017149531</text:p>
          </table:table-cell>
          <table:table-cell table:formula="of:=[.D2]*[.E2]" office:value-type="float" office:value="0.326597342100022">
            <text:p>0.3265973421</text:p>
          </table:table-cell>
          <table:table-cell table:formula="of:=[.D2]*[.F2]" office:value-type="float" office:value="0.189424875755736">
            <text:p>0.1894248758</text:p>
          </table:table-cell>
          <table:table-cell table:formula="of:=[.C2]" office:value-type="float" office:value="0.92598725292421">
            <text:p>0.9259872529</text:p>
          </table:table-cell>
        </table:table-row>
        <table:table-row table:style-name="ro1">
          <table:table-cell table:formula="of:=RAND()" office:value-type="float" office:value="0.049652099609375">
            <text:p>0.0496520996</text:p>
          </table:table-cell>
          <table:table-cell table:formula="of:=RAND()" office:value-type="float" office:value="0.734283447265625">
            <text:p>0.7342834473</text:p>
          </table:table-cell>
          <table:table-cell table:formula="of:=SQRT(1 - [.A3])" office:value-type="float" office:value="0.974857887279282">
            <text:p>0.9748578873</text:p>
          </table:table-cell>
          <table:table-cell table:formula="of:=SQRT(1 - (1 - [.A3]))" office:value-type="float" office:value="0.22282751088987">
            <text:p>0.2228275109</text:p>
          </table:table-cell>
          <table:table-cell table:formula="of:=COS(2 * PI() * [.B3])" office:value-type="float" office:value="-0.0985895969250104">
            <text:p>-0.0985895969</text:p>
          </table:table-cell>
          <table:table-cell table:formula="of:=SIN(2 * PI() * [.B3])" office:value-type="float" office:value="-0.995128178366066">
            <text:p>-0.9951281784</text:p>
          </table:table-cell>
          <table:table-cell table:formula="of:=[.D3]*[.E3]" office:value-type="float" office:value="-0.0219684744824356">
            <text:p>-0.0219684745</text:p>
          </table:table-cell>
          <table:table-cell table:formula="of:=[.D3]*[.F3]" office:value-type="float" office:value="-0.221741935001681">
            <text:p>-0.221741935</text:p>
          </table:table-cell>
          <table:table-cell table:formula="of:=[.C3]" office:value-type="float" office:value="0.974857887279282">
            <text:p>0.9748578873</text:p>
          </table:table-cell>
        </table:table-row>
        <table:table-row table:style-name="ro1">
          <table:table-cell table:formula="of:=RAND()" office:value-type="float" office:value="0.164337158203125">
            <text:p>0.1643371582</text:p>
          </table:table-cell>
          <table:table-cell table:formula="of:=RAND()" office:value-type="float" office:value="0.18011474609375">
            <text:p>0.1801147461</text:p>
          </table:table-cell>
          <table:table-cell table:formula="of:=SQRT(1 - [.A4])" office:value-type="float" office:value="0.914145963069834">
            <text:p>0.9141459631</text:p>
          </table:table-cell>
          <table:table-cell table:formula="of:=SQRT(1 - (1 - [.A4]))" office:value-type="float" office:value="0.405385197316238">
            <text:p>0.4053851973</text:p>
          </table:table-cell>
          <table:table-cell table:formula="of:=COS(2 * PI() * [.B4])" office:value-type="float" office:value="0.425126826923762">
            <text:p>0.4251268269</text:p>
          </table:table-cell>
          <table:table-cell table:formula="of:=SIN(2 * PI() * [.B4])" office:value-type="float" office:value="0.90513379178425">
            <text:p>0.9051337918</text:p>
          </table:table-cell>
          <table:table-cell table:formula="of:=[.D4]*[.E4]" office:value-type="float" office:value="0.172340122616915">
            <text:p>0.1723401226</text:p>
          </table:table-cell>
          <table:table-cell table:formula="of:=[.D4]*[.F4]" office:value-type="float" office:value="0.366927840780052">
            <text:p>0.3669278408</text:p>
          </table:table-cell>
          <table:table-cell table:formula="of:=[.C4]" office:value-type="float" office:value="0.914145963069834">
            <text:p>0.9141459631</text:p>
          </table:table-cell>
        </table:table-row>
        <table:table-row table:style-name="ro1">
          <table:table-cell table:formula="of:=RAND()" office:value-type="float" office:value="0.130126953125">
            <text:p>0.1301269531</text:p>
          </table:table-cell>
          <table:table-cell table:formula="of:=RAND()" office:value-type="float" office:value="0.59423828125">
            <text:p>0.5942382813</text:p>
          </table:table-cell>
          <table:table-cell table:formula="of:=SQRT(1 - [.A5])" office:value-type="float" office:value="0.932669848807712">
            <text:p>0.9326698488</text:p>
          </table:table-cell>
          <table:table-cell table:formula="of:=SQRT(1 - (1 - [.A5]))" office:value-type="float" office:value="0.360731136894225">
            <text:p>0.3607311369</text:p>
          </table:table-cell>
          <table:table-cell table:formula="of:=COS(2 * PI() * [.B5])" office:value-type="float" office:value="-0.829761233794523">
            <text:p>-0.8297612338</text:p>
          </table:table-cell>
          <table:table-cell table:formula="of:=SIN(2 * PI() * [.B5])" office:value-type="float" office:value="-0.558118531220556">
            <text:p>-0.5581185312</text:p>
          </table:table-cell>
          <table:table-cell table:formula="of:=[.D5]*[.E5]" office:value-type="float" office:value="-0.299320713217453">
            <text:p>-0.2993207132</text:p>
          </table:table-cell>
          <table:table-cell table:formula="of:=[.D5]*[.F5]" office:value-type="float" office:value="-0.201330732288926">
            <text:p>-0.2013307323</text:p>
          </table:table-cell>
          <table:table-cell table:formula="of:=[.C5]" office:value-type="float" office:value="0.932669848807712">
            <text:p>0.9326698488</text:p>
          </table:table-cell>
        </table:table-row>
        <table:table-row table:style-name="ro1">
          <table:table-cell table:formula="of:=RAND()" office:value-type="float" office:value="0.34967041015625">
            <text:p>0.3496704102</text:p>
          </table:table-cell>
          <table:table-cell table:formula="of:=RAND()" office:value-type="float" office:value="0.762664794921875">
            <text:p>0.7626647949</text:p>
          </table:table-cell>
          <table:table-cell table:formula="of:=SQRT(1 - [.A6])" office:value-type="float" office:value="0.806430151869181">
            <text:p>0.8064301519</text:p>
          </table:table-cell>
          <table:table-cell table:formula="of:=SQRT(1 - (1 - [.A6]))" office:value-type="float" office:value="0.591329358442696">
            <text:p>0.5913293584</text:p>
          </table:table-cell>
          <table:table-cell table:formula="of:=COS(2 * PI() * [.B6])" office:value-type="float" office:value="0.0794912986092424">
            <text:p>0.0794912986</text:p>
          </table:table-cell>
          <table:table-cell table:formula="of:=SIN(2 * PI() * [.B6])" office:value-type="float" office:value="-0.996835559882078">
            <text:p>-0.9968355599</text:p>
          </table:table-cell>
          <table:table-cell table:formula="of:=[.D6]*[.E6]" office:value-type="float" office:value="0.0470055386083801">
            <text:p>0.0470055386</text:p>
          </table:table-cell>
          <table:table-cell table:formula="of:=[.D6]*[.F6]" office:value-type="float" office:value="-0.589458132097935">
            <text:p>-0.5894581321</text:p>
          </table:table-cell>
          <table:table-cell table:formula="of:=[.C6]" office:value-type="float" office:value="0.806430151869181">
            <text:p>0.8064301519</text:p>
          </table:table-cell>
        </table:table-row>
        <table:table-row table:style-name="ro1">
          <table:table-cell table:formula="of:=RAND()" office:value-type="float" office:value="0.7012939453125">
            <text:p>0.7012939453</text:p>
          </table:table-cell>
          <table:table-cell table:formula="of:=RAND()" office:value-type="float" office:value="0.528350830078125">
            <text:p>0.5283508301</text:p>
          </table:table-cell>
          <table:table-cell table:formula="of:=SQRT(1 - [.A7])" office:value-type="float" office:value="0.546540076012272">
            <text:p>0.546540076</text:p>
          </table:table-cell>
          <table:table-cell table:formula="of:=SQRT(1 - (1 - [.A7]))" office:value-type="float" office:value="0.837432949741351">
            <text:p>0.8374329497</text:p>
          </table:table-cell>
          <table:table-cell table:formula="of:=COS(2 * PI() * [.B7])" office:value-type="float" office:value="-0.984176134159655">
            <text:p>-0.9841761342</text:p>
          </table:table-cell>
          <table:table-cell table:formula="of:=SIN(2 * PI() * [.B7])" office:value-type="float" office:value="-0.177192937078643">
            <text:p>-0.1771929371</text:p>
          </table:table-cell>
          <table:table-cell table:formula="of:=[.D7]*[.E7]" office:value-type="float" office:value="-0.82418152309436">
            <text:p>-0.8241815231</text:p>
          </table:table-cell>
          <table:table-cell table:formula="of:=[.D7]*[.F7]" office:value-type="float" office:value="-0.148387203971102">
            <text:p>-0.148387204</text:p>
          </table:table-cell>
          <table:table-cell table:formula="of:=[.C7]" office:value-type="float" office:value="0.546540076012272">
            <text:p>0.546540076</text:p>
          </table:table-cell>
        </table:table-row>
        <table:table-row table:style-name="ro1">
          <table:table-cell table:formula="of:=RAND()" office:value-type="float" office:value="0.033233642578125">
            <text:p>0.0332336426</text:p>
          </table:table-cell>
          <table:table-cell table:formula="of:=RAND()" office:value-type="float" office:value="0.40802001953125">
            <text:p>0.4080200195</text:p>
          </table:table-cell>
          <table:table-cell table:formula="of:=SQRT(1 - [.A8])" office:value-type="float" office:value="0.983242776440221">
            <text:p>0.9832427764</text:p>
          </table:table-cell>
          <table:table-cell table:formula="of:=SQRT(1 - (1 - [.A8]))" office:value-type="float" office:value="0.182300967024657">
            <text:p>0.182300967</text:p>
          </table:table-cell>
          <table:table-cell table:formula="of:=COS(2 * PI() * [.B8])" office:value-type="float" office:value="-0.837596762407483">
            <text:p>-0.8375967624</text:p>
          </table:table-cell>
          <table:table-cell table:formula="of:=SIN(2 * PI() * [.B8])" office:value-type="float" office:value="0.546288992754295">
            <text:p>0.5462889928</text:p>
          </table:table-cell>
          <table:table-cell table:formula="of:=[.D8]*[.E8]" office:value-type="float" office:value="-0.152694699763606">
            <text:p>-0.1526946998</text:p>
          </table:table-cell>
          <table:table-cell table:formula="of:=[.D8]*[.F8]" office:value-type="float" office:value="0.0995890116540338">
            <text:p>0.0995890117</text:p>
          </table:table-cell>
          <table:table-cell table:formula="of:=[.C8]" office:value-type="float" office:value="0.983242776440221">
            <text:p>0.9832427764</text:p>
          </table:table-cell>
        </table:table-row>
        <table:table-row table:style-name="ro1">
          <table:table-cell table:formula="of:=RAND()" office:value-type="float" office:value="0.124420166015625">
            <text:p>0.124420166</text:p>
          </table:table-cell>
          <table:table-cell table:formula="of:=RAND()" office:value-type="float" office:value="0.76947021484375">
            <text:p>0.7694702148</text:p>
          </table:table-cell>
          <table:table-cell table:formula="of:=SQRT(1 - [.A9])" office:value-type="float" office:value="0.935724229666185">
            <text:p>0.9357242297</text:p>
          </table:table-cell>
          <table:table-cell table:formula="of:=SQRT(1 - (1 - [.A9]))" office:value-type="float" office:value="0.352732428358416">
            <text:p>0.3527324284</text:p>
          </table:table-cell>
          <table:table-cell table:formula="of:=COS(2 * PI() * [.B9])" office:value-type="float" office:value="0.122030055072553">
            <text:p>0.1220300551</text:p>
          </table:table-cell>
          <table:table-cell table:formula="of:=SIN(2 * PI() * [.B9])" office:value-type="float" office:value="-0.992526405522286">
            <text:p>-0.9925264055</text:p>
          </table:table-cell>
          <table:table-cell table:formula="of:=[.D9]*[.E9]" office:value-type="float" office:value="0.043043957658453">
            <text:p>0.0430439577</text:p>
          </table:table-cell>
          <table:table-cell table:formula="of:=[.D9]*[.F9]" office:value-type="float" office:value="-0.350096249229726">
            <text:p>-0.3500962492</text:p>
          </table:table-cell>
          <table:table-cell table:formula="of:=[.C9]" office:value-type="float" office:value="0.935724229666185">
            <text:p>0.9357242297</text:p>
          </table:table-cell>
        </table:table-row>
        <table:table-row table:style-name="ro1">
          <table:table-cell table:formula="of:=RAND()" office:value-type="float" office:value="0.34710693359375">
            <text:p>0.3471069336</text:p>
          </table:table-cell>
          <table:table-cell table:formula="of:=RAND()" office:value-type="float" office:value="0.59149169921875">
            <text:p>0.5914916992</text:p>
          </table:table-cell>
          <table:table-cell table:formula="of:=SQRT(1 - [.A10])" office:value-type="float" office:value="0.808017986437338">
            <text:p>0.8080179864</text:p>
          </table:table-cell>
          <table:table-cell table:formula="of:=SQRT(1 - (1 - [.A10]))" office:value-type="float" office:value="0.589157817221965">
            <text:p>0.5891578172</text:p>
          </table:table-cell>
          <table:table-cell table:formula="of:=COS(2 * PI() * [.B10])" office:value-type="float" office:value="-0.839268811527475">
            <text:p>-0.8392688115</text:p>
          </table:table-cell>
          <table:table-cell table:formula="of:=SIN(2 * PI() * [.B10])" office:value-type="float" office:value="-0.543716711162402">
            <text:p>-0.5437167112</text:p>
          </table:table-cell>
          <table:table-cell table:formula="of:=[.D10]*[.E10]" office:value-type="float" office:value="-0.494461781062">
            <text:p>-0.4944617811</text:p>
          </table:table-cell>
          <table:table-cell table:formula="of:=[.D10]*[.F10]" office:value-type="float" office:value="-0.320334950735546">
            <text:p>-0.3203349507</text:p>
          </table:table-cell>
          <table:table-cell table:formula="of:=[.C10]" office:value-type="float" office:value="0.808017986437338">
            <text:p>0.8080179864</text:p>
          </table:table-cell>
        </table:table-row>
        <table:table-row table:style-name="ro1">
          <table:table-cell table:formula="of:=RAND()" office:value-type="float" office:value="0.418304443359375">
            <text:p>0.4183044434</text:p>
          </table:table-cell>
          <table:table-cell table:formula="of:=RAND()" office:value-type="float" office:value="0.183349609375">
            <text:p>0.1833496094</text:p>
          </table:table-cell>
          <table:table-cell table:formula="of:=SQRT(1 - [.A11])" office:value-type="float" office:value="0.762689685678668">
            <text:p>0.7626896857</text:p>
          </table:table-cell>
          <table:table-cell table:formula="of:=SQRT(1 - (1 - [.A11]))" office:value-type="float" office:value="0.646764596556873">
            <text:p>0.6467645966</text:p>
          </table:table-cell>
          <table:table-cell table:formula="of:=COS(2 * PI() * [.B11])" office:value-type="float" office:value="0.406643216870369">
            <text:p>0.4066432169</text:p>
          </table:table-cell>
          <table:table-cell table:formula="of:=SIN(2 * PI() * [.B11])" office:value-type="float" office:value="0.913587047945251">
            <text:p>0.9135870479</text:p>
          </table:table-cell>
          <table:table-cell table:formula="of:=[.D11]*[.E11]" office:value-type="float" office:value="0.263002436101753">
            <text:p>0.2630024361</text:p>
          </table:table-cell>
          <table:table-cell table:formula="of:=[.D11]*[.F11]" office:value-type="float" office:value="0.590875758483895">
            <text:p>0.5908757585</text:p>
          </table:table-cell>
          <table:table-cell table:formula="of:=[.C11]" office:value-type="float" office:value="0.762689685678668">
            <text:p>0.7626896857</text:p>
          </table:table-cell>
        </table:table-row>
        <table:table-row table:style-name="ro1">
          <table:table-cell table:formula="of:=RAND()" office:value-type="float" office:value="0.802978515625">
            <text:p>0.8029785156</text:p>
          </table:table-cell>
          <table:table-cell table:formula="of:=RAND()" office:value-type="float" office:value="0.403411865234375">
            <text:p>0.4034118652</text:p>
          </table:table-cell>
          <table:table-cell table:formula="of:=SQRT(1 - [.A12])" office:value-type="float" office:value="0.443871022229431">
            <text:p>0.4438710222</text:p>
          </table:table-cell>
          <table:table-cell table:formula="of:=SQRT(1 - (1 - [.A12]))" office:value-type="float" office:value="0.896090684933729">
            <text:p>0.8960906849</text:p>
          </table:table-cell>
          <table:table-cell table:formula="of:=COS(2 * PI() * [.B12])" office:value-type="float" office:value="-0.821430716631692">
            <text:p>-0.8214307166</text:p>
          </table:table-cell>
          <table:table-cell table:formula="of:=SIN(2 * PI() * [.B12])" office:value-type="float" office:value="0.570308318170045">
            <text:p>0.5703083182</text:p>
          </table:table-cell>
          <table:table-cell table:formula="of:=[.D12]*[.E12]" office:value-type="float" office:value="-0.736076413492097">
            <text:p>-0.7360764135</text:p>
          </table:table-cell>
          <table:table-cell table:formula="of:=[.D12]*[.F12]" office:value-type="float" office:value="0.511047971452399">
            <text:p>0.5110479715</text:p>
          </table:table-cell>
          <table:table-cell table:formula="of:=[.C12]" office:value-type="float" office:value="0.443871022229431">
            <text:p>0.4438710222</text:p>
          </table:table-cell>
        </table:table-row>
        <table:table-row table:style-name="ro1">
          <table:table-cell table:formula="of:=RAND()" office:value-type="float" office:value="0.906585693359375">
            <text:p>0.9065856934</text:p>
          </table:table-cell>
          <table:table-cell table:formula="of:=RAND()" office:value-type="float" office:value="0.747894287109375">
            <text:p>0.7478942871</text:p>
          </table:table-cell>
          <table:table-cell table:formula="of:=SQRT(1 - [.A13])" office:value-type="float" office:value="0.30563754128154">
            <text:p>0.3056375413</text:p>
          </table:table-cell>
          <table:table-cell table:formula="of:=SQRT(1 - (1 - [.A13]))" office:value-type="float" office:value="0.952147936698586">
            <text:p>0.9521479367</text:p>
          </table:table-cell>
          <table:table-cell table:formula="of:=COS(2 * PI() * [.B13])" office:value-type="float" office:value="-0.0132301983002097">
            <text:p>-0.0132301983</text:p>
          </table:table-cell>
          <table:table-cell table:formula="of:=SIN(2 * PI() * [.B13])" office:value-type="float" office:value="-0.999912477096339">
            <text:p>-0.9999124771</text:p>
          </table:table-cell>
          <table:table-cell table:formula="of:=[.D13]*[.E13]" office:value-type="float" office:value="-0.0125971060136579">
            <text:p>-0.012597106</text:p>
          </table:table-cell>
          <table:table-cell table:formula="of:=[.D13]*[.F13]" office:value-type="float" office:value="-0.952064601946452">
            <text:p>-0.9520646019</text:p>
          </table:table-cell>
          <table:table-cell table:formula="of:=[.C13]" office:value-type="float" office:value="0.30563754128154">
            <text:p>0.3056375413</text:p>
          </table:table-cell>
        </table:table-row>
        <table:table-row table:style-name="ro1">
          <table:table-cell table:formula="of:=RAND()" office:value-type="float" office:value="0.166107177734375">
            <text:p>0.1661071777</text:p>
          </table:table-cell>
          <table:table-cell table:formula="of:=RAND()" office:value-type="float" office:value="0.225494384765625">
            <text:p>0.2254943848</text:p>
          </table:table-cell>
          <table:table-cell table:formula="of:=SQRT(1 - [.A14])" office:value-type="float" office:value="0.9131773224657">
            <text:p>0.9131773225</text:p>
          </table:table-cell>
          <table:table-cell table:formula="of:=SQRT(1 - (1 - [.A14]))" office:value-type="float" office:value="0.407562483227265">
            <text:p>0.4075624832</text:p>
          </table:table-cell>
          <table:table-cell table:formula="of:=COS(2 * PI() * [.B14])" office:value-type="float" office:value="0.153365647992364">
            <text:p>0.153365648</text:p>
          </table:table-cell>
          <table:table-cell table:formula="of:=SIN(2 * PI() * [.B14])" office:value-type="float" office:value="0.988169508746289">
            <text:p>0.9881695087</text:p>
          </table:table-cell>
          <table:table-cell table:formula="of:=[.D14]*[.E14]" office:value-type="float" office:value="0.0625060843375266">
            <text:p>0.0625060843</text:p>
          </table:table-cell>
          <table:table-cell table:formula="of:=[.D14]*[.F14]" office:value-type="float" office:value="0.402740818834104">
            <text:p>0.4027408188</text:p>
          </table:table-cell>
          <table:table-cell table:formula="of:=[.C14]" office:value-type="float" office:value="0.9131773224657">
            <text:p>0.9131773225</text:p>
          </table:table-cell>
        </table:table-row>
        <table:table-row table:style-name="ro1">
          <table:table-cell table:formula="of:=RAND()" office:value-type="float" office:value="0.146636962890625">
            <text:p>0.1466369629</text:p>
          </table:table-cell>
          <table:table-cell table:formula="of:=RAND()" office:value-type="float" office:value="0.18475341796875">
            <text:p>0.184753418</text:p>
          </table:table-cell>
          <table:table-cell table:formula="of:=SQRT(1 - [.A15])" office:value-type="float" office:value="0.923776508203892">
            <text:p>0.9237765082</text:p>
          </table:table-cell>
          <table:table-cell table:formula="of:=SQRT(1 - (1 - [.A15]))" office:value-type="float" office:value="0.382932060411015">
            <text:p>0.3829320604</text:p>
          </table:table-cell>
          <table:table-cell table:formula="of:=COS(2 * PI() * [.B15])" office:value-type="float" office:value="0.398569309553686">
            <text:p>0.3985693096</text:p>
          </table:table-cell>
          <table:table-cell table:formula="of:=SIN(2 * PI() * [.B15])" office:value-type="float" office:value="0.917138215037351">
            <text:p>0.917138215</text:p>
          </table:table-cell>
          <table:table-cell table:formula="of:=[.D15]*[.E15]" office:value-type="float" office:value="0.152624966923989">
            <text:p>0.1526249669</text:p>
          </table:table-cell>
          <table:table-cell table:formula="of:=[.D15]*[.F15]" office:value-type="float" office:value="0.351201626365933">
            <text:p>0.3512016264</text:p>
          </table:table-cell>
          <table:table-cell table:formula="of:=[.C15]" office:value-type="float" office:value="0.923776508203892">
            <text:p>0.9237765082</text:p>
          </table:table-cell>
        </table:table-row>
        <table:table-row table:style-name="ro1">
          <table:table-cell table:formula="of:=RAND()" office:value-type="float" office:value="0.016937255859375">
            <text:p>0.0169372559</text:p>
          </table:table-cell>
          <table:table-cell table:formula="of:=RAND()" office:value-type="float" office:value="0.8548583984375">
            <text:p>0.8548583984</text:p>
          </table:table-cell>
          <table:table-cell table:formula="of:=SQRT(1 - [.A16])" office:value-type="float" office:value="0.991495206312479">
            <text:p>0.9914952063</text:p>
          </table:table-cell>
          <table:table-cell table:formula="of:=SQRT(1 - (1 - [.A16]))" office:value-type="float" office:value="0.130143212882482">
            <text:p>0.1301432129</text:p>
          </table:table-cell>
          <table:table-cell table:formula="of:=COS(2 * PI() * [.B16])" office:value-type="float" office:value="0.612203803249798">
            <text:p>0.6122038032</text:p>
          </table:table-cell>
          <table:table-cell table:formula="of:=SIN(2 * PI() * [.B16])" office:value-type="float" office:value="-0.790700008401722">
            <text:p>-0.7907000084</text:p>
          </table:table-cell>
          <table:table-cell table:formula="of:=[.D16]*[.E16]" office:value-type="float" office:value="0.0796741698938035">
            <text:p>0.0796741699</text:p>
          </table:table-cell>
          <table:table-cell table:formula="of:=[.D16]*[.F16]" office:value-type="float" office:value="-0.102904239519606">
            <text:p>-0.1029042395</text:p>
          </table:table-cell>
          <table:table-cell table:formula="of:=[.C16]" office:value-type="float" office:value="0.991495206312479">
            <text:p>0.9914952063</text:p>
          </table:table-cell>
        </table:table-row>
        <table:table-row table:style-name="ro1">
          <table:table-cell table:formula="of:=RAND()" office:value-type="float" office:value="0.20233154296875">
            <text:p>0.202331543</text:p>
          </table:table-cell>
          <table:table-cell table:formula="of:=RAND()" office:value-type="float" office:value="0.528472900390625">
            <text:p>0.5284729004</text:p>
          </table:table-cell>
          <table:table-cell table:formula="of:=SQRT(1 - [.A17])" office:value-type="float" office:value="0.893122867824607">
            <text:p>0.8931228678</text:p>
          </table:table-cell>
          <table:table-cell table:formula="of:=SQRT(1 - (1 - [.A17]))" office:value-type="float" office:value="0.449812786577649">
            <text:p>0.4498127866</text:p>
          </table:table-cell>
          <table:table-cell table:formula="of:=COS(2 * PI() * [.B17])" office:value-type="float" office:value="-0.984039939409635">
            <text:p>-0.9840399394</text:p>
          </table:table-cell>
          <table:table-cell table:formula="of:=SIN(2 * PI() * [.B17])" office:value-type="float" office:value="-0.177947738526461">
            <text:p>-0.1779477385</text:p>
          </table:table-cell>
          <table:table-cell table:formula="of:=[.D17]*[.E17]" office:value-type="float" office:value="-0.442633747249549">
            <text:p>-0.4426337472</text:p>
          </table:table-cell>
          <table:table-cell table:formula="of:=[.D17]*[.F17]" office:value-type="float" office:value="-0.0800431681317785">
            <text:p>-0.0800431681</text:p>
          </table:table-cell>
          <table:table-cell table:formula="of:=[.C17]" office:value-type="float" office:value="0.893122867824607">
            <text:p>0.8931228678</text:p>
          </table:table-cell>
        </table:table-row>
        <table:table-row table:style-name="ro1">
          <table:table-cell table:formula="of:=RAND()" office:value-type="float" office:value="0.0615234375">
            <text:p>0.0615234375</text:p>
          </table:table-cell>
          <table:table-cell table:formula="of:=RAND()" office:value-type="float" office:value="0.97296142578125">
            <text:p>0.9729614258</text:p>
          </table:table-cell>
          <table:table-cell table:formula="of:=SQRT(1 - [.A18])" office:value-type="float" office:value="0.96875">
            <text:p>0.96875</text:p>
          </table:table-cell>
          <table:table-cell table:formula="of:=SQRT(1 - (1 - [.A18]))" office:value-type="float" office:value="0.248039185412305">
            <text:p>0.2480391854</text:p>
          </table:table-cell>
          <table:table-cell table:formula="of:=COS(2 * PI() * [.B18])" office:value-type="float" office:value="0.985603646212513">
            <text:p>0.9856036462</text:p>
          </table:table-cell>
          <table:table-cell table:formula="of:=SIN(2 * PI() * [.B18])" office:value-type="float" office:value="-0.169072329411405">
            <text:p>-0.1690723294</text:p>
          </table:table-cell>
          <table:table-cell table:formula="of:=[.D18]*[.E18]" office:value-type="float" office:value="0.24446832554595">
            <text:p>0.2444683255</text:p>
          </table:table-cell>
          <table:table-cell table:formula="of:=[.D18]*[.F18]" office:value-type="float" office:value="-0.0419365628629659">
            <text:p>-0.0419365629</text:p>
          </table:table-cell>
          <table:table-cell table:formula="of:=[.C18]" office:value-type="float" office:value="0.96875">
            <text:p>0.96875</text:p>
          </table:table-cell>
        </table:table-row>
        <table:table-row table:style-name="ro1">
          <table:table-cell table:formula="of:=RAND()" office:value-type="float" office:value="0.32537841796875">
            <text:p>0.325378418</text:p>
          </table:table-cell>
          <table:table-cell table:formula="of:=RAND()" office:value-type="float" office:value="0.192291259765625">
            <text:p>0.1922912598</text:p>
          </table:table-cell>
          <table:table-cell table:formula="of:=SQRT(1 - [.A19])" office:value-type="float" office:value="0.821353506129517">
            <text:p>0.8213535061</text:p>
          </table:table-cell>
          <table:table-cell table:formula="of:=SQRT(1 - (1 - [.A19]))" office:value-type="float" office:value="0.570419510508494">
            <text:p>0.5704195105</text:p>
          </table:table-cell>
          <table:table-cell table:formula="of:=COS(2 * PI() * [.B19])" office:value-type="float" office:value="0.354701424370234">
            <text:p>0.3547014244</text:p>
          </table:table-cell>
          <table:table-cell table:formula="of:=SIN(2 * PI() * [.B19])" office:value-type="float" office:value="0.934979625205666">
            <text:p>0.9349796252</text:p>
          </table:table-cell>
          <table:table-cell table:formula="of:=[.D19]*[.E19]" office:value-type="float" office:value="0.202328612865934">
            <text:p>0.2023286129</text:p>
          </table:table-cell>
          <table:table-cell table:formula="of:=[.D19]*[.F19]" office:value-type="float" office:value="0.533330620145231">
            <text:p>0.5333306201</text:p>
          </table:table-cell>
          <table:table-cell table:formula="of:=[.C19]" office:value-type="float" office:value="0.821353506129517">
            <text:p>0.8213535061</text:p>
          </table:table-cell>
        </table:table-row>
        <table:table-row table:style-name="ro1">
          <table:table-cell table:formula="of:=RAND()" office:value-type="float" office:value="0.247222900390625">
            <text:p>0.2472229004</text:p>
          </table:table-cell>
          <table:table-cell table:formula="of:=RAND()" office:value-type="float" office:value="0.529754638671875">
            <text:p>0.5297546387</text:p>
          </table:table-cell>
          <table:table-cell table:formula="of:=SQRT(1 - [.A20])" office:value-type="float" office:value="0.867627281503628">
            <text:p>0.8676272815</text:p>
          </table:table-cell>
          <table:table-cell table:formula="of:=SQRT(1 - (1 - [.A20]))" office:value-type="float" office:value="0.497215144973104">
            <text:p>0.497215145</text:p>
          </table:table-cell>
          <table:table-cell table:formula="of:=COS(2 * PI() * [.B20])" office:value-type="float" office:value="-0.982574959853159">
            <text:p>-0.9825749599</text:p>
          </table:table-cell>
          <table:table-cell table:formula="of:=SIN(2 * PI() * [.B20])" office:value-type="float" office:value="-0.185866748692612">
            <text:p>-0.1858667487</text:p>
          </table:table-cell>
          <table:table-cell table:formula="of:=[.D20]*[.E20]" office:value-type="float" office:value="-0.488551151110331">
            <text:p>-0.4885511511</text:p>
          </table:table-cell>
          <table:table-cell table:formula="of:=[.D20]*[.F20]" office:value-type="float" office:value="-0.0924157623968764">
            <text:p>-0.0924157624</text:p>
          </table:table-cell>
          <table:table-cell table:formula="of:=[.C20]" office:value-type="float" office:value="0.867627281503628">
            <text:p>0.8676272815</text:p>
          </table:table-cell>
        </table:table-row>
        <table:table-row table:style-name="ro1">
          <table:table-cell table:formula="of:=RAND()" office:value-type="float" office:value="0.12799072265625">
            <text:p>0.1279907227</text:p>
          </table:table-cell>
          <table:table-cell table:formula="of:=RAND()" office:value-type="float" office:value="0.069488525390625">
            <text:p>0.0694885254</text:p>
          </table:table-cell>
          <table:table-cell table:formula="of:=SQRT(1 - [.A21])" office:value-type="float" office:value="0.93381436985289">
            <text:p>0.9338143699</text:p>
          </table:table-cell>
          <table:table-cell table:formula="of:=SQRT(1 - (1 - [.A21]))" office:value-type="float" office:value="0.357757910682978">
            <text:p>0.3577579107</text:p>
          </table:table-cell>
          <table:table-cell table:formula="of:=COS(2 * PI() * [.B21])" office:value-type="float" office:value="0.906190700222841">
            <text:p>0.9061907002</text:p>
          </table:table-cell>
          <table:table-cell table:formula="of:=SIN(2 * PI() * [.B21])" office:value-type="float" office:value="0.422869264465553">
            <text:p>0.4228692645</text:p>
          </table:table-cell>
          <table:table-cell table:formula="of:=[.D21]*[.E21]" office:value-type="float" office:value="0.324196891592069">
            <text:p>0.3241968916</text:p>
          </table:table-cell>
          <table:table-cell table:formula="of:=[.D21]*[.F21]" office:value-type="float" office:value="0.151284824547244">
            <text:p>0.1512848245</text:p>
          </table:table-cell>
          <table:table-cell table:formula="of:=[.C21]" office:value-type="float" office:value="0.93381436985289">
            <text:p>0.9338143699</text:p>
          </table:table-cell>
        </table:table-row>
        <table:table-row table:style-name="ro1">
          <table:table-cell table:formula="of:=RAND()" office:value-type="float" office:value="0.686798095703125">
            <text:p>0.6867980957</text:p>
          </table:table-cell>
          <table:table-cell table:formula="of:=RAND()" office:value-type="float" office:value="0.6783447265625">
            <text:p>0.6783447266</text:p>
          </table:table-cell>
          <table:table-cell table:formula="of:=SQRT(1 - [.A22])" office:value-type="float" office:value="0.559644444533201">
            <text:p>0.5596444445</text:p>
          </table:table-cell>
          <table:table-cell table:formula="of:=SQRT(1 - (1 - [.A22]))" office:value-type="float" office:value="0.828732825283954">
            <text:p>0.8287328253</text:p>
          </table:table-cell>
          <table:table-cell table:formula="of:=COS(2 * PI() * [.B22])" office:value-type="float" office:value="-0.435166648244619">
            <text:p>-0.4351666482</text:p>
          </table:table-cell>
          <table:table-cell table:formula="of:=SIN(2 * PI() * [.B22])" office:value-type="float" office:value="-0.900349925448736">
            <text:p>-0.9003499254</text:p>
          </table:table-cell>
          <table:table-cell table:formula="of:=[.D22]*[.E22]" office:value-type="float" office:value="-0.360636885869112">
            <text:p>-0.3606368859</text:p>
          </table:table-cell>
          <table:table-cell table:formula="of:=[.D22]*[.F22]" office:value-type="float" office:value="-0.746149537461328">
            <text:p>-0.7461495375</text:p>
          </table:table-cell>
          <table:table-cell table:formula="of:=[.C22]" office:value-type="float" office:value="0.559644444533201">
            <text:p>0.5596444445</text:p>
          </table:table-cell>
        </table:table-row>
        <table:table-row table:style-name="ro1">
          <table:table-cell table:formula="of:=RAND()" office:value-type="float" office:value="0.486785888671875">
            <text:p>0.4867858887</text:p>
          </table:table-cell>
          <table:table-cell table:formula="of:=RAND()" office:value-type="float" office:value="0.0147705078125">
            <text:p>0.0147705078</text:p>
          </table:table-cell>
          <table:table-cell table:formula="of:=SQRT(1 - [.A23])" office:value-type="float" office:value="0.716389636530377">
            <text:p>0.7163896365</text:p>
          </table:table-cell>
          <table:table-cell table:formula="of:=SQRT(1 - (1 - [.A23]))" office:value-type="float" office:value="0.697700429032314">
            <text:p>0.697700429</text:p>
          </table:table-cell>
          <table:table-cell table:formula="of:=COS(2 * PI() * [.B23])" office:value-type="float" office:value="0.995696628295664">
            <text:p>0.9956966283</text:p>
          </table:table-cell>
          <table:table-cell table:formula="of:=SIN(2 * PI() * [.B23])" office:value-type="float" office:value="0.0926726734299133">
            <text:p>0.0926726734</text:p>
          </table:table-cell>
          <table:table-cell table:formula="of:=[.D23]*[.E23]" office:value-type="float" office:value="0.694697964747913">
            <text:p>0.6946979647</text:p>
          </table:table-cell>
          <table:table-cell table:formula="of:=[.D23]*[.F23]" office:value-type="float" office:value="0.064657764011622">
            <text:p>0.064657764</text:p>
          </table:table-cell>
          <table:table-cell table:formula="of:=[.C23]" office:value-type="float" office:value="0.716389636530377">
            <text:p>0.7163896365</text:p>
          </table:table-cell>
        </table:table-row>
        <table:table-row table:style-name="ro1">
          <table:table-cell table:formula="of:=RAND()" office:value-type="float" office:value="0.918914794921875">
            <text:p>0.9189147949</text:p>
          </table:table-cell>
          <table:table-cell table:formula="of:=RAND()" office:value-type="float" office:value="0.47491455078125">
            <text:p>0.4749145508</text:p>
          </table:table-cell>
          <table:table-cell table:formula="of:=SQRT(1 - [.A24])" office:value-type="float" office:value="0.284754640134494">
            <text:p>0.2847546401</text:p>
          </table:table-cell>
          <table:table-cell table:formula="of:=SQRT(1 - (1 - [.A24]))" office:value-type="float" office:value="0.958600435490134">
            <text:p>0.9586004355</text:p>
          </table:table-cell>
          <table:table-cell table:formula="of:=COS(2 * PI() * [.B24])" office:value-type="float" office:value="-0.987604209634049">
            <text:p>-0.9876042096</text:p>
          </table:table-cell>
          <table:table-cell table:formula="of:=SIN(2 * PI() * [.B24])" office:value-type="float" office:value="0.156964725696907">
            <text:p>0.1569647257</text:p>
          </table:table-cell>
          <table:table-cell table:formula="of:=[.D24]*[.E24]" office:value-type="float" office:value="-0.946717825447089">
            <text:p>-0.9467178254</text:p>
          </table:table-cell>
          <table:table-cell table:formula="of:=[.D24]*[.F24]" office:value-type="float" office:value="0.150466454409644">
            <text:p>0.1504664544</text:p>
          </table:table-cell>
          <table:table-cell table:formula="of:=[.C24]" office:value-type="float" office:value="0.284754640134494">
            <text:p>0.2847546401</text:p>
          </table:table-cell>
        </table:table-row>
        <table:table-row table:style-name="ro1">
          <table:table-cell table:formula="of:=RAND()" office:value-type="float" office:value="0.842498779296875">
            <text:p>0.8424987793</text:p>
          </table:table-cell>
          <table:table-cell table:formula="of:=RAND()" office:value-type="float" office:value="0.31097412109375">
            <text:p>0.3109741211</text:p>
          </table:table-cell>
          <table:table-cell table:formula="of:=SQRT(1 - [.A25])" office:value-type="float" office:value="0.396864234598086">
            <text:p>0.3968642346</text:p>
          </table:table-cell>
          <table:table-cell table:formula="of:=SQRT(1 - (1 - [.A25]))" office:value-type="float" office:value="0.917877322574686">
            <text:p>0.9178773226</text:p>
          </table:table-cell>
          <table:table-cell table:formula="of:=COS(2 * PI() * [.B25])" office:value-type="float" office:value="-0.373808396391851">
            <text:p>-0.3738083964</text:p>
          </table:table-cell>
          <table:table-cell table:formula="of:=SIN(2 * PI() * [.B25])" office:value-type="float" office:value="0.927505947574975">
            <text:p>0.9275059476</text:p>
          </table:table-cell>
          <table:table-cell table:formula="of:=[.D25]*[.E25]" office:value-type="float" office:value="-0.343110250036089">
            <text:p>-0.34311025</text:p>
          </table:table-cell>
          <table:table-cell table:formula="of:=[.D25]*[.F25]" office:value-type="float" office:value="0.851336675832216">
            <text:p>0.8513366758</text:p>
          </table:table-cell>
          <table:table-cell table:formula="of:=[.C25]" office:value-type="float" office:value="0.396864234598086">
            <text:p>0.3968642346</text:p>
          </table:table-cell>
        </table:table-row>
        <table:table-row table:style-name="ro1">
          <table:table-cell table:formula="of:=RAND()" office:value-type="float" office:value="0.763031005859375">
            <text:p>0.7630310059</text:p>
          </table:table-cell>
          <table:table-cell table:formula="of:=RAND()" office:value-type="float" office:value="0.77972412109375">
            <text:p>0.7797241211</text:p>
          </table:table-cell>
          <table:table-cell table:formula="of:=SQRT(1 - [.A26])" office:value-type="float" office:value="0.486794611864824">
            <text:p>0.4867946119</text:p>
          </table:table-cell>
          <table:table-cell table:formula="of:=SQRT(1 - (1 - [.A26]))" office:value-type="float" office:value="0.873516459981937">
            <text:p>0.87351646</text:p>
          </table:table-cell>
          <table:table-cell table:formula="of:=COS(2 * PI() * [.B26])" office:value-type="float" office:value="0.185678338887987">
            <text:p>0.1856783389</text:p>
          </table:table-cell>
          <table:table-cell table:formula="of:=SIN(2 * PI() * [.B26])" office:value-type="float" office:value="-0.982610581292405">
            <text:p>-0.9826105813</text:p>
          </table:table-cell>
          <table:table-cell table:formula="of:=[.D26]*[.E26]" office:value-type="float" office:value="0.162193085280761">
            <text:p>0.1621930853</text:p>
          </table:table-cell>
          <table:table-cell table:formula="of:=[.D26]*[.F26]" office:value-type="float" office:value="-0.858326516511335">
            <text:p>-0.8583265165</text:p>
          </table:table-cell>
          <table:table-cell table:formula="of:=[.C26]" office:value-type="float" office:value="0.486794611864824">
            <text:p>0.4867946119</text:p>
          </table:table-cell>
        </table:table-row>
        <table:table-row table:style-name="ro1">
          <table:table-cell table:formula="of:=RAND()" office:value-type="float" office:value="0.374267578125">
            <text:p>0.3742675781</text:p>
          </table:table-cell>
          <table:table-cell table:formula="of:=RAND()" office:value-type="float" office:value="0.06317138671875">
            <text:p>0.0631713867</text:p>
          </table:table-cell>
          <table:table-cell table:formula="of:=SQRT(1 - [.A27])" office:value-type="float" office:value="0.791032503677946">
            <text:p>0.7910325037</text:p>
          </table:table-cell>
          <table:table-cell table:formula="of:=SQRT(1 - (1 - [.A27]))" office:value-type="float" office:value="0.611774123451622">
            <text:p>0.6117741235</text:p>
          </table:table-cell>
          <table:table-cell table:formula="of:=COS(2 * PI() * [.B27])" office:value-type="float" office:value="0.922256987115283">
            <text:p>0.9222569871</text:p>
          </table:table-cell>
          <table:table-cell table:formula="of:=SIN(2 * PI() * [.B27])" office:value-type="float" office:value="0.386577352824814">
            <text:p>0.3865773528</text:p>
          </table:table-cell>
          <table:table-cell table:formula="of:=[.D27]*[.E27]" office:value-type="float" office:value="0.564212959889586">
            <text:p>0.5642129599</text:p>
          </table:table-cell>
          <table:table-cell table:formula="of:=[.D27]*[.F27]" office:value-type="float" office:value="0.236498021170649">
            <text:p>0.2364980212</text:p>
          </table:table-cell>
          <table:table-cell table:formula="of:=[.C27]" office:value-type="float" office:value="0.791032503677946">
            <text:p>0.7910325037</text:p>
          </table:table-cell>
        </table:table-row>
        <table:table-row table:style-name="ro1">
          <table:table-cell table:formula="of:=RAND()" office:value-type="float" office:value="0.581634521484375">
            <text:p>0.5816345215</text:p>
          </table:table-cell>
          <table:table-cell table:formula="of:=RAND()" office:value-type="float" office:value="0.7818603515625">
            <text:p>0.7818603516</text:p>
          </table:table-cell>
          <table:table-cell table:formula="of:=SQRT(1 - [.A28])" office:value-type="float" office:value="0.646811779821321">
            <text:p>0.6468117798</text:p>
          </table:table-cell>
          <table:table-cell table:formula="of:=SQRT(1 - (1 - [.A28]))" office:value-type="float" office:value="0.76264967152971">
            <text:p>0.7626496715</text:p>
          </table:table-cell>
          <table:table-cell table:formula="of:=COS(2 * PI() * [.B28])" office:value-type="float" office:value="0.19885014265875">
            <text:p>0.1988501427</text:p>
          </table:table-cell>
          <table:table-cell table:formula="of:=SIN(2 * PI() * [.B28])" office:value-type="float" office:value="-0.98002990809699">
            <text:p>-0.9800299081</text:p>
          </table:table-cell>
          <table:table-cell table:formula="of:=[.D28]*[.E28]" office:value-type="float" office:value="0.151652995982332">
            <text:p>0.151652996</text:p>
          </table:table-cell>
          <table:table-cell table:formula="of:=[.D28]*[.F28]" office:value-type="float" office:value="-0.747419487499462">
            <text:p>-0.7474194875</text:p>
          </table:table-cell>
          <table:table-cell table:formula="of:=[.C28]" office:value-type="float" office:value="0.646811779821321">
            <text:p>0.6468117798</text:p>
          </table:table-cell>
        </table:table-row>
        <table:table-row table:style-name="ro1">
          <table:table-cell table:formula="of:=RAND()" office:value-type="float" office:value="0.857391357421875">
            <text:p>0.8573913574</text:p>
          </table:table-cell>
          <table:table-cell table:formula="of:=RAND()" office:value-type="float" office:value="0.504119873046875">
            <text:p>0.504119873</text:p>
          </table:table-cell>
          <table:table-cell table:formula="of:=SQRT(1 - [.A29])" office:value-type="float" office:value="0.377635594956467">
            <text:p>0.377635595</text:p>
          </table:table-cell>
          <table:table-cell table:formula="of:=SQRT(1 - (1 - [.A29]))" office:value-type="float" office:value="0.925954295536165">
            <text:p>0.9259542955</text:p>
          </table:table-cell>
          <table:table-cell table:formula="of:=COS(2 * PI() * [.B29])" office:value-type="float" office:value="-0.999664978131133">
            <text:p>-0.9996649781</text:p>
          </table:table-cell>
          <table:table-cell table:formula="of:=SIN(2 * PI() * [.B29])" office:value-type="float" office:value="-0.025883034947254">
            <text:p>-0.0258830349</text:p>
          </table:table-cell>
          <table:table-cell table:formula="of:=[.D29]*[.E29]" office:value-type="float" office:value="-0.925644080597589">
            <text:p>-0.9256440806</text:p>
          </table:table-cell>
          <table:table-cell table:formula="of:=[.D29]*[.F29]" office:value-type="float" office:value="-0.0239665073909225">
            <text:p>-0.0239665074</text:p>
          </table:table-cell>
          <table:table-cell table:formula="of:=[.C29]" office:value-type="float" office:value="0.377635594956467">
            <text:p>0.377635595</text:p>
          </table:table-cell>
        </table:table-row>
        <table:table-row table:style-name="ro1">
          <table:table-cell table:formula="of:=RAND()" office:value-type="float" office:value="0.773529052734375">
            <text:p>0.7735290527</text:p>
          </table:table-cell>
          <table:table-cell table:formula="of:=RAND()" office:value-type="float" office:value="0.4459228515625">
            <text:p>0.4459228516</text:p>
          </table:table-cell>
          <table:table-cell table:formula="of:=SQRT(1 - [.A30])" office:value-type="float" office:value="0.475889637695154">
            <text:p>0.4758896377</text:p>
          </table:table-cell>
          <table:table-cell table:formula="of:=SQRT(1 - (1 - [.A30]))" office:value-type="float" office:value="0.879505004382792">
            <text:p>0.8795050044</text:p>
          </table:table-cell>
          <table:table-cell table:formula="of:=COS(2 * PI() * [.B30])" office:value-type="float" office:value="-0.942829094854802">
            <text:p>-0.9428290949</text:p>
          </table:table-cell>
          <table:table-cell table:formula="of:=SIN(2 * PI() * [.B30])" office:value-type="float" office:value="0.333276608683048">
            <text:p>0.3332766087</text:p>
          </table:table-cell>
          <table:table-cell table:formula="of:=[.D30]*[.E30]" office:value-type="float" office:value="-0.829222907202497">
            <text:p>-0.8292229072</text:p>
          </table:table-cell>
          <table:table-cell table:formula="of:=[.D30]*[.F30]" office:value-type="float" office:value="0.293118445180466">
            <text:p>0.2931184452</text:p>
          </table:table-cell>
          <table:table-cell table:formula="of:=[.C30]" office:value-type="float" office:value="0.475889637695154">
            <text:p>0.4758896377</text:p>
          </table:table-cell>
        </table:table-row>
        <table:table-row table:style-name="ro1">
          <table:table-cell table:formula="of:=RAND()" office:value-type="float" office:value="0.983856201171875">
            <text:p>0.9838562012</text:p>
          </table:table-cell>
          <table:table-cell table:formula="of:=RAND()" office:value-type="float" office:value="0.563873291015625">
            <text:p>0.563873291</text:p>
          </table:table-cell>
          <table:table-cell table:formula="of:=SQRT(1 - [.A31])" office:value-type="float" office:value="0.127058249744458">
            <text:p>0.1270582497</text:p>
          </table:table-cell>
          <table:table-cell table:formula="of:=SQRT(1 - (1 - [.A31]))" office:value-type="float" office:value="0.991895257157667">
            <text:p>0.9918952572</text:p>
          </table:table-cell>
          <table:table-cell table:formula="of:=COS(2 * PI() * [.B31])" office:value-type="float" office:value="-0.920543142373445">
            <text:p>-0.9205431424</text:p>
          </table:table-cell>
          <table:table-cell table:formula="of:=SIN(2 * PI() * [.B31])" office:value-type="float" office:value="-0.390640913153272">
            <text:p>-0.3906409132</text:p>
          </table:table-cell>
          <table:table-cell table:formula="of:=[.D31]*[.E31]" office:value-type="float" office:value="-0.913082376929236">
            <text:p>-0.9130823769</text:p>
          </table:table-cell>
          <table:table-cell table:formula="of:=[.D31]*[.F31]" office:value-type="float" office:value="-0.387474869008471">
            <text:p>-0.387474869</text:p>
          </table:table-cell>
          <table:table-cell table:formula="of:=[.C31]" office:value-type="float" office:value="0.127058249744458">
            <text:p>0.1270582497</text:p>
          </table:table-cell>
        </table:table-row>
        <table:table-row table:style-name="ro1">
          <table:table-cell table:formula="of:=RAND()" office:value-type="float" office:value="0.409820556640625">
            <text:p>0.4098205566</text:p>
          </table:table-cell>
          <table:table-cell table:formula="of:=RAND()" office:value-type="float" office:value="0.07293701171875">
            <text:p>0.0729370117</text:p>
          </table:table-cell>
          <table:table-cell table:formula="of:=SQRT(1 - [.A32])" office:value-type="float" office:value="0.768231373584401">
            <text:p>0.7682313736</text:p>
          </table:table-cell>
          <table:table-cell table:formula="of:=SQRT(1 - (1 - [.A32]))" office:value-type="float" office:value="0.640172286685877">
            <text:p>0.6401722867</text:p>
          </table:table-cell>
          <table:table-cell table:formula="of:=COS(2 * PI() * [.B32])" office:value-type="float" office:value="0.896816195675507">
            <text:p>0.8968161957</text:p>
          </table:table-cell>
          <table:table-cell table:formula="of:=SIN(2 * PI() * [.B32])" office:value-type="float" office:value="0.442403335401204">
            <text:p>0.4424033354</text:p>
          </table:table-cell>
          <table:table-cell table:formula="of:=[.D32]*[.E32]" office:value-type="float" office:value="0.574116874722519">
            <text:p>0.5741168747</text:p>
          </table:table-cell>
          <table:table-cell table:formula="of:=[.D32]*[.F32]" office:value-type="float" office:value="0.283214354861248">
            <text:p>0.2832143549</text:p>
          </table:table-cell>
          <table:table-cell table:formula="of:=[.C32]" office:value-type="float" office:value="0.768231373584401">
            <text:p>0.7682313736</text:p>
          </table:table-cell>
        </table:table-row>
        <table:table-row table:style-name="ro1">
          <table:table-cell table:formula="of:=RAND()" office:value-type="float" office:value="0.66168212890625">
            <text:p>0.6616821289</text:p>
          </table:table-cell>
          <table:table-cell table:formula="of:=RAND()" office:value-type="float" office:value="0.378326416015625">
            <text:p>0.378326416</text:p>
          </table:table-cell>
          <table:table-cell table:formula="of:=SQRT(1 - [.A33])" office:value-type="float" office:value="0.581650987357324">
            <text:p>0.5816509874</text:p>
          </table:table-cell>
          <table:table-cell table:formula="of:=SQRT(1 - (1 - [.A33]))" office:value-type="float" office:value="0.813438460429706">
            <text:p>0.8134384604</text:p>
          </table:table-cell>
          <table:table-cell table:formula="of:=COS(2 * PI() * [.B33])" office:value-type="float" office:value="-0.721730144943947">
            <text:p>-0.7217301449</text:p>
          </table:table-cell>
          <table:table-cell table:formula="of:=SIN(2 * PI() * [.B33])" office:value-type="float" office:value="0.692174542929158">
            <text:p>0.6921745429</text:p>
          </table:table-cell>
          <table:table-cell table:formula="of:=[.D33]*[.E33]" office:value-type="float" office:value="-0.587083057948913">
            <text:p>-0.5870830579</text:p>
          </table:table-cell>
          <table:table-cell table:formula="of:=[.D33]*[.F33]" office:value-type="float" office:value="0.56304139454893">
            <text:p>0.5630413945</text:p>
          </table:table-cell>
          <table:table-cell table:formula="of:=[.C33]" office:value-type="float" office:value="0.581650987357324">
            <text:p>0.5816509874</text:p>
          </table:table-cell>
        </table:table-row>
        <table:table-row table:style-name="ro1">
          <table:table-cell table:formula="of:=RAND()" office:value-type="float" office:value="0.714691162109375">
            <text:p>0.7146911621</text:p>
          </table:table-cell>
          <table:table-cell table:formula="of:=RAND()" office:value-type="float" office:value="0.200286865234375">
            <text:p>0.2002868652</text:p>
          </table:table-cell>
          <table:table-cell table:formula="of:=SQRT(1 - [.A34])" office:value-type="float" office:value="0.534143087468728">
            <text:p>0.5341430875</text:p>
          </table:table-cell>
          <table:table-cell table:formula="of:=SQRT(1 - (1 - [.A34]))" office:value-type="float" office:value="0.845394086866814">
            <text:p>0.8453940869</text:p>
          </table:table-cell>
          <table:table-cell table:formula="of:=COS(2 * PI() * [.B34])" office:value-type="float" office:value="0.307302282996182">
            <text:p>0.307302283</text:p>
          </table:table-cell>
          <table:table-cell table:formula="of:=SIN(2 * PI() * [.B34])" office:value-type="float" office:value="0.951611951829807">
            <text:p>0.9516119518</text:p>
          </table:table-cell>
          <table:table-cell table:formula="of:=[.D34]*[.E34]" office:value-type="float" office:value="0.259791532925645">
            <text:p>0.2597915329</text:p>
          </table:table-cell>
          <table:table-cell table:formula="of:=[.D34]*[.F34]" office:value-type="float" office:value="0.804487117068706">
            <text:p>0.8044871171</text:p>
          </table:table-cell>
          <table:table-cell table:formula="of:=[.C34]" office:value-type="float" office:value="0.534143087468728">
            <text:p>0.5341430875</text:p>
          </table:table-cell>
        </table:table-row>
        <table:table-row table:style-name="ro1">
          <table:table-cell table:formula="of:=RAND()" office:value-type="float" office:value="0.436004638671875">
            <text:p>0.4360046387</text:p>
          </table:table-cell>
          <table:table-cell table:formula="of:=RAND()" office:value-type="float" office:value="0.3125">
            <text:p>0.3125</text:p>
          </table:table-cell>
          <table:table-cell table:formula="of:=SQRT(1 - [.A35])" office:value-type="float" office:value="0.750996245881512">
            <text:p>0.7509962459</text:p>
          </table:table-cell>
          <table:table-cell table:formula="of:=SQRT(1 - (1 - [.A35]))" office:value-type="float" office:value="0.660306473292421">
            <text:p>0.6603064733</text:p>
          </table:table-cell>
          <table:table-cell table:formula="of:=COS(2 * PI() * [.B35])" office:value-type="float" office:value="-0.38268343236509">
            <text:p>-0.3826834324</text:p>
          </table:table-cell>
          <table:table-cell table:formula="of:=SIN(2 * PI() * [.B35])" office:value-type="float" office:value="0.923879532511287">
            <text:p>0.9238795325</text:p>
          </table:table-cell>
          <table:table-cell table:formula="of:=[.D35]*[.E35]" office:value-type="float" office:value="-0.252688347612431">
            <text:p>-0.2526883476</text:p>
          </table:table-cell>
          <table:table-cell table:formula="of:=[.D35]*[.F35]" office:value-type="float" office:value="0.610043635859579">
            <text:p>0.6100436359</text:p>
          </table:table-cell>
          <table:table-cell table:formula="of:=[.C35]" office:value-type="float" office:value="0.750996245881512">
            <text:p>0.7509962459</text:p>
          </table:table-cell>
        </table:table-row>
        <table:table-row table:style-name="ro1">
          <table:table-cell table:formula="of:=RAND()" office:value-type="float" office:value="0.2125244140625">
            <text:p>0.2125244141</text:p>
          </table:table-cell>
          <table:table-cell table:formula="of:=RAND()" office:value-type="float" office:value="0.364013671875">
            <text:p>0.3640136719</text:p>
          </table:table-cell>
          <table:table-cell table:formula="of:=SQRT(1 - [.A36])" office:value-type="float" office:value="0.887398211592462">
            <text:p>0.8873982116</text:p>
          </table:table-cell>
          <table:table-cell table:formula="of:=SQRT(1 - (1 - [.A36]))" office:value-type="float" office:value="0.461003702872873">
            <text:p>0.4610037029</text:p>
          </table:table-cell>
          <table:table-cell table:formula="of:=COS(2 * PI() * [.B36])" office:value-type="float" office:value="-0.656650545729429">
            <text:p>-0.6566505457</text:p>
          </table:table-cell>
          <table:table-cell table:formula="of:=SIN(2 * PI() * [.B36])" office:value-type="float" office:value="0.754194975316889">
            <text:p>0.7541949753</text:p>
          </table:table-cell>
          <table:table-cell table:formula="of:=[.D36]*[.E36]" office:value-type="float" office:value="-0.302718333074759">
            <text:p>-0.3027183331</text:p>
          </table:table-cell>
          <table:table-cell table:formula="of:=[.D36]*[.F36]" office:value-type="float" office:value="0.347686676309201">
            <text:p>0.3476866763</text:p>
          </table:table-cell>
          <table:table-cell table:formula="of:=[.C36]" office:value-type="float" office:value="0.887398211592462">
            <text:p>0.8873982116</text:p>
          </table:table-cell>
        </table:table-row>
        <table:table-row table:style-name="ro1">
          <table:table-cell table:formula="of:=RAND()" office:value-type="float" office:value="0.817047119140625">
            <text:p>0.8170471191</text:p>
          </table:table-cell>
          <table:table-cell table:formula="of:=RAND()" office:value-type="float" office:value="0.177337646484375">
            <text:p>0.1773376465</text:p>
          </table:table-cell>
          <table:table-cell table:formula="of:=SQRT(1 - [.A37])" office:value-type="float" office:value="0.427729915787258">
            <text:p>0.4277299158</text:p>
          </table:table-cell>
          <table:table-cell table:formula="of:=SQRT(1 - (1 - [.A37]))" office:value-type="float" office:value="0.903906587618779">
            <text:p>0.9039065876</text:p>
          </table:table-cell>
          <table:table-cell table:formula="of:=COS(2 * PI() * [.B37])" office:value-type="float" office:value="0.440855016234129">
            <text:p>0.4408550162</text:p>
          </table:table-cell>
          <table:table-cell table:formula="of:=SIN(2 * PI() * [.B37])" office:value-type="float" office:value="0.89757832786961">
            <text:p>0.8975783279</text:p>
          </table:table-cell>
          <table:table-cell table:formula="of:=[.D37]*[.E37]" office:value-type="float" office:value="0.398491753358813">
            <text:p>0.3984917534</text:p>
          </table:table-cell>
          <table:table-cell table:formula="of:=[.D37]*[.F37]" office:value-type="float" office:value="0.811326963465189">
            <text:p>0.8113269635</text:p>
          </table:table-cell>
          <table:table-cell table:formula="of:=[.C37]" office:value-type="float" office:value="0.427729915787258">
            <text:p>0.4277299158</text:p>
          </table:table-cell>
        </table:table-row>
        <table:table-row table:style-name="ro1">
          <table:table-cell table:formula="of:=RAND()" office:value-type="float" office:value="0.435272216796875">
            <text:p>0.4352722168</text:p>
          </table:table-cell>
          <table:table-cell table:formula="of:=RAND()" office:value-type="float" office:value="0.93695068359375">
            <text:p>0.9369506836</text:p>
          </table:table-cell>
          <table:table-cell table:formula="of:=SQRT(1 - [.A38])" office:value-type="float" office:value="0.751483721183051">
            <text:p>0.7514837212</text:p>
          </table:table-cell>
          <table:table-cell table:formula="of:=SQRT(1 - (1 - [.A38]))" office:value-type="float" office:value="0.659751632659499">
            <text:p>0.6597516327</text:p>
          </table:table-cell>
          <table:table-cell table:formula="of:=COS(2 * PI() * [.B38])" office:value-type="float" office:value="0.922553216932333">
            <text:p>0.9225532169</text:p>
          </table:table-cell>
          <table:table-cell table:formula="of:=SIN(2 * PI() * [.B38])" office:value-type="float" office:value="-0.385869876937556">
            <text:p>-0.3858698769</text:p>
          </table:table-cell>
          <table:table-cell table:formula="of:=[.D38]*[.E38]" office:value-type="float" office:value="0.60865599108638">
            <text:p>0.6086559911</text:p>
          </table:table-cell>
          <table:table-cell table:formula="of:=[.D38]*[.F38]" office:value-type="float" office:value="-0.254578281303672">
            <text:p>-0.2545782813</text:p>
          </table:table-cell>
          <table:table-cell table:formula="of:=[.C38]" office:value-type="float" office:value="0.751483721183051">
            <text:p>0.7514837212</text:p>
          </table:table-cell>
        </table:table-row>
        <table:table-row table:style-name="ro1">
          <table:table-cell table:formula="of:=RAND()" office:value-type="float" office:value="0.460723876953125">
            <text:p>0.460723877</text:p>
          </table:table-cell>
          <table:table-cell table:formula="of:=RAND()" office:value-type="float" office:value="0.250335693359375">
            <text:p>0.2503356934</text:p>
          </table:table-cell>
          <table:table-cell table:formula="of:=SQRT(1 - [.A39])" office:value-type="float" office:value="0.734354221780521">
            <text:p>0.7343542218</text:p>
          </table:table-cell>
          <table:table-cell table:formula="of:=SQRT(1 - (1 - [.A39]))" office:value-type="float" office:value="0.678766437703813">
            <text:p>0.6787664377</text:p>
          </table:table-cell>
          <table:table-cell table:formula="of:=COS(2 * PI() * [.B39])" office:value-type="float" office:value="-0.00210922201941569">
            <text:p>-0.002109222</text:p>
          </table:table-cell>
          <table:table-cell table:formula="of:=SIN(2 * PI() * [.B39])" office:value-type="float" office:value="0.999997775588762">
            <text:p>0.9999977756</text:p>
          </table:table-cell>
          <table:table-cell table:formula="of:=[.D39]*[.E39]" office:value-type="float" office:value="-0.00143166911644523">
            <text:p>-0.0014316691</text:p>
          </table:table-cell>
          <table:table-cell table:formula="of:=[.D39]*[.F39]" office:value-type="float" office:value="0.678764927848122">
            <text:p>0.6787649278</text:p>
          </table:table-cell>
          <table:table-cell table:formula="of:=[.C39]" office:value-type="float" office:value="0.734354221780521">
            <text:p>0.7343542218</text:p>
          </table:table-cell>
        </table:table-row>
        <table:table-row table:style-name="ro1">
          <table:table-cell table:formula="of:=RAND()" office:value-type="float" office:value="0.73577880859375">
            <text:p>0.7357788086</text:p>
          </table:table-cell>
          <table:table-cell table:formula="of:=RAND()" office:value-type="float" office:value="0.096038818359375">
            <text:p>0.0960388184</text:p>
          </table:table-cell>
          <table:table-cell table:formula="of:=SQRT(1 - [.A40])" office:value-type="float" office:value="0.514024504674874">
            <text:p>0.5140245047</text:p>
          </table:table-cell>
          <table:table-cell table:formula="of:=SQRT(1 - (1 - [.A40]))" office:value-type="float" office:value="0.857775500112792">
            <text:p>0.8577755001</text:p>
          </table:table-cell>
          <table:table-cell table:formula="of:=COS(2 * PI() * [.B40])" office:value-type="float" office:value="0.823394214566925">
            <text:p>0.8233942146</text:p>
          </table:table-cell>
          <table:table-cell table:formula="of:=SIN(2 * PI() * [.B40])" office:value-type="float" office:value="0.567469794277825">
            <text:p>0.5674697943</text:p>
          </table:table-cell>
          <table:table-cell table:formula="of:=[.D40]*[.E40]" office:value-type="float" office:value="0.706287384190124">
            <text:p>0.7062873842</text:p>
          </table:table-cell>
          <table:table-cell table:formula="of:=[.D40]*[.F40]" office:value-type="float" office:value="0.486761686585564">
            <text:p>0.4867616866</text:p>
          </table:table-cell>
          <table:table-cell table:formula="of:=[.C40]" office:value-type="float" office:value="0.514024504674874">
            <text:p>0.5140245047</text:p>
          </table:table-cell>
        </table:table-row>
        <table:table-row table:style-name="ro1">
          <table:table-cell table:formula="of:=RAND()" office:value-type="float" office:value="0.5440673828125">
            <text:p>0.5440673828</text:p>
          </table:table-cell>
          <table:table-cell table:formula="of:=RAND()" office:value-type="float" office:value="0.644012451171875">
            <text:p>0.6440124512</text:p>
          </table:table-cell>
          <table:table-cell table:formula="of:=SQRT(1 - [.A41])" office:value-type="float" office:value="0.675227826135372">
            <text:p>0.6752278261</text:p>
          </table:table-cell>
          <table:table-cell table:formula="of:=SQRT(1 - (1 - [.A41]))" office:value-type="float" office:value="0.737609234495136">
            <text:p>0.7376092345</text:p>
          </table:table-cell>
          <table:table-cell table:formula="of:=COS(2 * PI() * [.B41])" office:value-type="float" office:value="-0.617798097480842">
            <text:p>-0.6177980975</text:p>
          </table:table-cell>
          <table:table-cell table:formula="of:=SIN(2 * PI() * [.B41])" office:value-type="float" office:value="-0.786336766753948">
            <text:p>-0.7863367668</text:p>
          </table:table-cell>
          <table:table-cell table:formula="of:=[.D41]*[.E41]" office:value-type="float" office:value="-0.455693581755395">
            <text:p>-0.4556935818</text:p>
          </table:table-cell>
          <table:table-cell table:formula="of:=[.D41]*[.F41]" office:value-type="float" office:value="-0.580009260580759">
            <text:p>-0.5800092606</text:p>
          </table:table-cell>
          <table:table-cell table:formula="of:=[.C41]" office:value-type="float" office:value="0.675227826135372">
            <text:p>0.6752278261</text:p>
          </table:table-cell>
        </table:table-row>
        <table:table-row table:style-name="ro1">
          <table:table-cell table:formula="of:=RAND()" office:value-type="float" office:value="0.382598876953125">
            <text:p>0.382598877</text:p>
          </table:table-cell>
          <table:table-cell table:formula="of:=RAND()" office:value-type="float" office:value="0.14874267578125">
            <text:p>0.1487426758</text:p>
          </table:table-cell>
          <table:table-cell table:formula="of:=SQRT(1 - [.A42])" office:value-type="float" office:value="0.785748765857685">
            <text:p>0.7857487659</text:p>
          </table:table-cell>
          <table:table-cell table:formula="of:=SQRT(1 - (1 - [.A42]))" office:value-type="float" office:value="0.618545775956093">
            <text:p>0.618545776</text:p>
          </table:table-cell>
          <table:table-cell table:formula="of:=COS(2 * PI() * [.B42])" office:value-type="float" office:value="0.594158079176037">
            <text:p>0.5941580792</text:p>
          </table:table-cell>
          <table:table-cell table:formula="of:=SIN(2 * PI() * [.B42])" office:value-type="float" office:value="0.804348293309461">
            <text:p>0.8043482933</text:p>
          </table:table-cell>
          <table:table-cell table:formula="of:=[.D42]*[.E42]" office:value-type="float" office:value="0.367513970124523">
            <text:p>0.3675139701</text:p>
          </table:table-cell>
          <table:table-cell table:formula="of:=[.D42]*[.F42]" office:value-type="float" office:value="0.497526239224059">
            <text:p>0.4975262392</text:p>
          </table:table-cell>
          <table:table-cell table:formula="of:=[.C42]" office:value-type="float" office:value="0.785748765857685">
            <text:p>0.7857487659</text:p>
          </table:table-cell>
        </table:table-row>
        <table:table-row table:style-name="ro1">
          <table:table-cell table:formula="of:=RAND()" office:value-type="float" office:value="0.101531982421875">
            <text:p>0.1015319824</text:p>
          </table:table-cell>
          <table:table-cell table:formula="of:=RAND()" office:value-type="float" office:value="0.150177001953125">
            <text:p>0.150177002</text:p>
          </table:table-cell>
          <table:table-cell table:formula="of:=SQRT(1 - [.A43])" office:value-type="float" office:value="0.947875528525832">
            <text:p>0.9478755285</text:p>
          </table:table-cell>
          <table:table-cell table:formula="of:=SQRT(1 - (1 - [.A43]))" office:value-type="float" office:value="0.318640836086455">
            <text:p>0.3186408361</text:p>
          </table:table-cell>
          <table:table-cell table:formula="of:=COS(2 * PI() * [.B43])" office:value-type="float" office:value="0.586885151996204">
            <text:p>0.586885152</text:p>
          </table:table-cell>
          <table:table-cell table:formula="of:=SIN(2 * PI() * [.B43])" office:value-type="float" office:value="0.809670191106473">
            <text:p>0.8096701911</text:p>
          </table:table-cell>
          <table:table-cell table:formula="of:=[.D43]*[.E43]" office:value-type="float" office:value="0.187005575518797">
            <text:p>0.1870055755</text:p>
          </table:table-cell>
          <table:table-cell table:formula="of:=[.D43]*[.F43]" office:value-type="float" office:value="0.257993986648446">
            <text:p>0.2579939866</text:p>
          </table:table-cell>
          <table:table-cell table:formula="of:=[.C43]" office:value-type="float" office:value="0.947875528525832">
            <text:p>0.9478755285</text:p>
          </table:table-cell>
        </table:table-row>
        <table:table-row table:style-name="ro1">
          <table:table-cell table:formula="of:=RAND()" office:value-type="float" office:value="0.00067138671875">
            <text:p>0.0006713867</text:p>
          </table:table-cell>
          <table:table-cell table:formula="of:=RAND()" office:value-type="float" office:value="0.000213623046875">
            <text:p>0.000213623</text:p>
          </table:table-cell>
          <table:table-cell table:formula="of:=SQRT(1 - [.A44])" office:value-type="float" office:value="0.999664250276687">
            <text:p>0.9996642503</text:p>
          </table:table-cell>
          <table:table-cell table:formula="of:=SQRT(1 - (1 - [.A44]))" office:value-type="float" office:value="0.0259111311746516">
            <text:p>0.0259111312</text:p>
          </table:table-cell>
          <table:table-cell table:formula="of:=COS(2 * PI() * [.B44])" office:value-type="float" office:value="0.999999099205168">
            <text:p>0.9999990992</text:p>
          </table:table-cell>
          <table:table-cell table:formula="of:=SIN(2 * PI() * [.B44])" office:value-type="float" office:value="0.00134223278637434">
            <text:p>0.0013422328</text:p>
          </table:table-cell>
          <table:table-cell table:formula="of:=[.D44]*[.E44]" office:value-type="float" office:value="0.0259111078340385">
            <text:p>0.0259111078</text:p>
          </table:table-cell>
          <table:table-cell table:formula="of:=[.D44]*[.F44]" office:value-type="float" office:value="0.0000347787697946635">
            <text:p>3.47787697946635E-005</text:p>
          </table:table-cell>
          <table:table-cell table:formula="of:=[.C44]" office:value-type="float" office:value="0.999664250276687">
            <text:p>0.9996642503</text:p>
          </table:table-cell>
        </table:table-row>
        <table:table-row table:style-name="ro1">
          <table:table-cell table:formula="of:=RAND()" office:value-type="float" office:value="0.86053466796875">
            <text:p>0.860534668</text:p>
          </table:table-cell>
          <table:table-cell table:formula="of:=RAND()" office:value-type="float" office:value="0.546112060546875">
            <text:p>0.5461120605</text:p>
          </table:table-cell>
          <table:table-cell table:formula="of:=SQRT(1 - [.A45])" office:value-type="float" office:value="0.37345057508491">
            <text:p>0.3734505751</text:p>
          </table:table-cell>
          <table:table-cell table:formula="of:=SQRT(1 - (1 - [.A45]))" office:value-type="float" office:value="0.927650078407128">
            <text:p>0.9276500784</text:p>
          </table:table-cell>
          <table:table-cell table:formula="of:=COS(2 * PI() * [.B45])" office:value-type="float" office:value="-0.958320870179599">
            <text:p>-0.9583208702</text:p>
          </table:table-cell>
          <table:table-cell table:formula="of:=SIN(2 * PI() * [.B45])" office:value-type="float" office:value="-0.285694084254848">
            <text:p>-0.2856940843</text:p>
          </table:table-cell>
          <table:table-cell table:formula="of:=[.D45]*[.E45]" office:value-type="float" office:value="-0.888986430361292">
            <text:p>-0.8889864304</text:p>
          </table:table-cell>
          <table:table-cell table:formula="of:=[.D45]*[.F45]" office:value-type="float" office:value="-0.265024139659463">
            <text:p>-0.2650241397</text:p>
          </table:table-cell>
          <table:table-cell table:formula="of:=[.C45]" office:value-type="float" office:value="0.37345057508491">
            <text:p>0.3734505751</text:p>
          </table:table-cell>
        </table:table-row>
        <table:table-row table:style-name="ro1">
          <table:table-cell table:formula="of:=RAND()" office:value-type="float" office:value="0.69970703125">
            <text:p>0.6997070313</text:p>
          </table:table-cell>
          <table:table-cell table:formula="of:=RAND()" office:value-type="float" office:value="0.7911376953125">
            <text:p>0.7911376953</text:p>
          </table:table-cell>
          <table:table-cell table:formula="of:=SQRT(1 - [.A46])" office:value-type="float" office:value="0.547989934898443">
            <text:p>0.5479899349</text:p>
          </table:table-cell>
          <table:table-cell table:formula="of:=SQRT(1 - (1 - [.A46]))" office:value-type="float" office:value="0.836484925895261">
            <text:p>0.8364849259</text:p>
          </table:table-cell>
          <table:table-cell table:formula="of:=COS(2 * PI() * [.B46])" office:value-type="float" office:value="0.255607246230807">
            <text:p>0.2556072462</text:p>
          </table:table-cell>
          <table:table-cell table:formula="of:=SIN(2 * PI() * [.B46])" office:value-type="float" office:value="-0.966780707127683">
            <text:p>-0.9667807071</text:p>
          </table:table-cell>
          <table:table-cell table:formula="of:=[.D46]*[.E46]" office:value-type="float" office:value="0.213811608421669">
            <text:p>0.2138116084</text:p>
          </table:table-cell>
          <table:table-cell table:formula="of:=[.D46]*[.F46]" office:value-type="float" office:value="-0.808697488158668">
            <text:p>-0.8086974882</text:p>
          </table:table-cell>
          <table:table-cell table:formula="of:=[.C46]" office:value-type="float" office:value="0.547989934898443">
            <text:p>0.5479899349</text:p>
          </table:table-cell>
        </table:table-row>
        <table:table-row table:style-name="ro1">
          <table:table-cell table:formula="of:=RAND()" office:value-type="float" office:value="0.879608154296875">
            <text:p>0.8796081543</text:p>
          </table:table-cell>
          <table:table-cell table:formula="of:=RAND()" office:value-type="float" office:value="0.407501220703125">
            <text:p>0.4075012207</text:p>
          </table:table-cell>
          <table:table-cell table:formula="of:=SQRT(1 - [.A47])" office:value-type="float" office:value="0.346975281112538">
            <text:p>0.3469752811</text:p>
          </table:table-cell>
          <table:table-cell table:formula="of:=SQRT(1 - (1 - [.A47]))" office:value-type="float" office:value="0.937874274248353">
            <text:p>0.9378742742</text:p>
          </table:table-cell>
          <table:table-cell table:formula="of:=COS(2 * PI() * [.B47])" office:value-type="float" office:value="-0.835811572295961">
            <text:p>-0.8358115723</text:p>
          </table:table-cell>
          <table:table-cell table:formula="of:=SIN(2 * PI() * [.B47])" office:value-type="float" office:value="0.54901640741981">
            <text:p>0.5490164074</text:p>
          </table:table-cell>
          <table:table-cell table:formula="of:=[.D47]*[.E47]" office:value-type="float" office:value="-0.783886171775449">
            <text:p>-0.7838861718</text:p>
          </table:table-cell>
          <table:table-cell table:formula="of:=[.D47]*[.F47]" office:value-type="float" office:value="0.514908364659292">
            <text:p>0.5149083647</text:p>
          </table:table-cell>
          <table:table-cell table:formula="of:=[.C47]" office:value-type="float" office:value="0.346975281112538">
            <text:p>0.3469752811</text:p>
          </table:table-cell>
        </table:table-row>
        <table:table-row table:style-name="ro1">
          <table:table-cell table:formula="of:=RAND()" office:value-type="float" office:value="0.648712158203125">
            <text:p>0.6487121582</text:p>
          </table:table-cell>
          <table:table-cell table:formula="of:=RAND()" office:value-type="float" office:value="0.48876953125">
            <text:p>0.4887695313</text:p>
          </table:table-cell>
          <table:table-cell table:formula="of:=SQRT(1 - [.A48])" office:value-type="float" office:value="0.592695403893834">
            <text:p>0.5926954039</text:p>
          </table:table-cell>
          <table:table-cell table:formula="of:=SQRT(1 - (1 - [.A48]))" office:value-type="float" office:value="0.80542669325217">
            <text:p>0.8054266933</text:p>
          </table:table-cell>
          <table:table-cell table:formula="of:=COS(2 * PI() * [.B48])" office:value-type="float" office:value="-0.997511456140303">
            <text:p>-0.9975114561</text:p>
          </table:table-cell>
          <table:table-cell table:formula="of:=SIN(2 * PI() * [.B48])" office:value-type="float" office:value="0.0705045733896139">
            <text:p>0.0705045734</text:p>
          </table:table-cell>
          <table:table-cell table:formula="of:=[.D48]*[.E48]" office:value-type="float" office:value="-0.803422353600242">
            <text:p>-0.8034223536</text:p>
          </table:table-cell>
          <table:table-cell table:formula="of:=[.D48]*[.F48]" office:value-type="float" office:value="0.0567862654043516">
            <text:p>0.0567862654</text:p>
          </table:table-cell>
          <table:table-cell table:formula="of:=[.C48]" office:value-type="float" office:value="0.592695403893834">
            <text:p>0.5926954039</text:p>
          </table:table-cell>
        </table:table-row>
        <table:table-row table:style-name="ro1">
          <table:table-cell table:formula="of:=RAND()" office:value-type="float" office:value="0.454559326171875">
            <text:p>0.4545593262</text:p>
          </table:table-cell>
          <table:table-cell table:formula="of:=RAND()" office:value-type="float" office:value="0.5147705078125">
            <text:p>0.5147705078</text:p>
          </table:table-cell>
          <table:table-cell table:formula="of:=SQRT(1 - [.A49])" office:value-type="float" office:value="0.738539554680807">
            <text:p>0.7385395547</text:p>
          </table:table-cell>
          <table:table-cell table:formula="of:=SQRT(1 - (1 - [.A49]))" office:value-type="float" office:value="0.674210149858243">
            <text:p>0.6742101499</text:p>
          </table:table-cell>
          <table:table-cell table:formula="of:=COS(2 * PI() * [.B49])" office:value-type="float" office:value="-0.995696628295664">
            <text:p>-0.9956966283</text:p>
          </table:table-cell>
          <table:table-cell table:formula="of:=SIN(2 * PI() * [.B49])" office:value-type="float" office:value="-0.0926726734299132">
            <text:p>-0.0926726734</text:p>
          </table:table-cell>
          <table:table-cell table:formula="of:=[.D49]*[.E49]" office:value-type="float" office:value="-0.671308772976567">
            <text:p>-0.671308773</text:p>
          </table:table-cell>
          <table:table-cell table:formula="of:=[.D49]*[.F49]" office:value-type="float" office:value="-0.0624808570409458">
            <text:p>-0.062480857</text:p>
          </table:table-cell>
          <table:table-cell table:formula="of:=[.C49]" office:value-type="float" office:value="0.738539554680807">
            <text:p>0.7385395547</text:p>
          </table:table-cell>
        </table:table-row>
        <table:table-row table:style-name="ro1">
          <table:table-cell table:formula="of:=RAND()" office:value-type="float" office:value="0.479034423828125">
            <text:p>0.4790344238</text:p>
          </table:table-cell>
          <table:table-cell table:formula="of:=RAND()" office:value-type="float" office:value="0.794281005859375">
            <text:p>0.7942810059</text:p>
          </table:table-cell>
          <table:table-cell table:formula="of:=SQRT(1 - [.A50])" office:value-type="float" office:value="0.721779451198131">
            <text:p>0.7217794512</text:p>
          </table:table-cell>
          <table:table-cell table:formula="of:=SQRT(1 - (1 - [.A50]))" office:value-type="float" office:value="0.692123127650077">
            <text:p>0.6921231277</text:p>
          </table:table-cell>
          <table:table-cell table:formula="of:=COS(2 * PI() * [.B50])" office:value-type="float" office:value="0.274650076679177">
            <text:p>0.2746500767</text:p>
          </table:table-cell>
          <table:table-cell table:formula="of:=SIN(2 * PI() * [.B50])" office:value-type="float" office:value="-0.9615442451495">
            <text:p>-0.9615442451</text:p>
          </table:table-cell>
          <table:table-cell table:formula="of:=[.D50]*[.E50]" office:value-type="float" office:value="0.190091670080526">
            <text:p>0.1900916701</text:p>
          </table:table-cell>
          <table:table-cell table:formula="of:=[.D50]*[.F50]" office:value-type="float" office:value="-0.665507010326804">
            <text:p>-0.6655070103</text:p>
          </table:table-cell>
          <table:table-cell table:formula="of:=[.C50]" office:value-type="float" office:value="0.721779451198131">
            <text:p>0.7217794512</text:p>
          </table:table-cell>
        </table:table-row>
        <table:table-row table:style-name="ro1">
          <table:table-cell table:formula="of:=RAND()" office:value-type="float" office:value="0.994781494140625">
            <text:p>0.9947814941</text:p>
          </table:table-cell>
          <table:table-cell table:formula="of:=RAND()" office:value-type="float" office:value="0.2694091796875">
            <text:p>0.2694091797</text:p>
          </table:table-cell>
          <table:table-cell table:formula="of:=SQRT(1 - [.A51])" office:value-type="float" office:value="0.0722392265972927">
            <text:p>0.0722392266</text:p>
          </table:table-cell>
          <table:table-cell table:formula="of:=SQRT(1 - (1 - [.A51]))" office:value-type="float" office:value="0.997387334058652">
            <text:p>0.9973873341</text:p>
          </table:table-cell>
          <table:table-cell table:formula="of:=COS(2 * PI() * [.B51])" office:value-type="float" office:value="-0.121649416999105">
            <text:p>-0.121649417</text:p>
          </table:table-cell>
          <table:table-cell table:formula="of:=SIN(2 * PI() * [.B51])" office:value-type="float" office:value="0.992573130476429">
            <text:p>0.9925731305</text:p>
          </table:table-cell>
          <table:table-cell table:formula="of:=[.D51]*[.E51]" office:value-type="float" office:value="-0.121331587710527">
            <text:p>-0.1213315877</text:p>
          </table:table-cell>
          <table:table-cell table:formula="of:=[.D51]*[.F51]" office:value-type="float" office:value="0.989979868464136">
            <text:p>0.9899798685</text:p>
          </table:table-cell>
          <table:table-cell table:formula="of:=[.C51]" office:value-type="float" office:value="0.0722392265972927">
            <text:p>0.0722392266</text:p>
          </table:table-cell>
        </table:table-row>
        <table:table-row table:style-name="ro1">
          <table:table-cell table:formula="of:=RAND()" office:value-type="float" office:value="0.423553466796875">
            <text:p>0.4235534668</text:p>
          </table:table-cell>
          <table:table-cell table:formula="of:=RAND()" office:value-type="float" office:value="0.1380615234375">
            <text:p>0.1380615234</text:p>
          </table:table-cell>
          <table:table-cell table:formula="of:=SQRT(1 - [.A52])" office:value-type="float" office:value="0.759240761025859">
            <text:p>0.759240761</text:p>
          </table:table-cell>
          <table:table-cell table:formula="of:=SQRT(1 - (1 - [.A52]))" office:value-type="float" office:value="0.650809854563432">
            <text:p>0.6508098546</text:p>
          </table:table-cell>
          <table:table-cell table:formula="of:=COS(2 * PI() * [.B52])" office:value-type="float" office:value="0.646761181046384">
            <text:p>0.646761181</text:p>
          </table:table-cell>
          <table:table-cell table:formula="of:=SIN(2 * PI() * [.B52])" office:value-type="float" office:value="0.762692582035178">
            <text:p>0.762692582</text:p>
          </table:table-cell>
          <table:table-cell table:formula="of:=[.D52]*[.E52]" office:value-type="float" office:value="0.42091855017407">
            <text:p>0.4209185502</text:p>
          </table:table-cell>
          <table:table-cell table:formula="of:=[.D52]*[.F52]" office:value-type="float" office:value="0.496367848390922">
            <text:p>0.4963678484</text:p>
          </table:table-cell>
          <table:table-cell table:formula="of:=[.C52]" office:value-type="float" office:value="0.759240761025859">
            <text:p>0.759240761</text:p>
          </table:table-cell>
        </table:table-row>
        <table:table-row table:style-name="ro1">
          <table:table-cell table:formula="of:=RAND()" office:value-type="float" office:value="0.527008056640625">
            <text:p>0.5270080566</text:p>
          </table:table-cell>
          <table:table-cell table:formula="of:=RAND()" office:value-type="float" office:value="0.900970458984375">
            <text:p>0.900970459</text:p>
          </table:table-cell>
          <table:table-cell table:formula="of:=SQRT(1 - [.A53])" office:value-type="float" office:value="0.687744097291554">
            <text:p>0.6877440973</text:p>
          </table:table-cell>
          <table:table-cell table:formula="of:=SQRT(1 - (1 - [.A53]))" office:value-type="float" office:value="0.7259532055447">
            <text:p>0.7259532055</text:p>
          </table:table-cell>
          <table:table-cell table:formula="of:=COS(2 * PI() * [.B53])" office:value-type="float" office:value="0.812585996278237">
            <text:p>0.8125859963</text:p>
          </table:table-cell>
          <table:table-cell table:formula="of:=SIN(2 * PI() * [.B53])" office:value-type="float" office:value="-0.582841315155768">
            <text:p>-0.5828413152</text:p>
          </table:table-cell>
          <table:table-cell table:formula="of:=[.D53]*[.E53]" office:value-type="float" office:value="0.58989940877892">
            <text:p>0.5898994088</text:p>
          </table:table-cell>
          <table:table-cell table:formula="of:=[.D53]*[.F53]" office:value-type="float" office:value="-0.423115521061218">
            <text:p>-0.4231155211</text:p>
          </table:table-cell>
          <table:table-cell table:formula="of:=[.C53]" office:value-type="float" office:value="0.687744097291554">
            <text:p>0.6877440973</text:p>
          </table:table-cell>
        </table:table-row>
        <table:table-row table:style-name="ro1">
          <table:table-cell table:formula="of:=RAND()" office:value-type="float" office:value="0.098602294921875">
            <text:p>0.0986022949</text:p>
          </table:table-cell>
          <table:table-cell table:formula="of:=RAND()" office:value-type="float" office:value="0.7939453125">
            <text:p>0.7939453125</text:p>
          </table:table-cell>
          <table:table-cell table:formula="of:=SQRT(1 - [.A54])" office:value-type="float" office:value="0.949419667522284">
            <text:p>0.9494196675</text:p>
          </table:table-cell>
          <table:table-cell table:formula="of:=SQRT(1 - (1 - [.A54]))" office:value-type="float" office:value="0.314010023600959">
            <text:p>0.3140100236</text:p>
          </table:table-cell>
          <table:table-cell table:formula="of:=COS(2 * PI() * [.B54])" office:value-type="float" office:value="0.272621355449948">
            <text:p>0.2726213554</text:p>
          </table:table-cell>
          <table:table-cell table:formula="of:=SIN(2 * PI() * [.B54])" office:value-type="float" office:value="-0.962121404269042">
            <text:p>-0.9621214043</text:p>
          </table:table-cell>
          <table:table-cell table:formula="of:=[.D54]*[.E54]" office:value-type="float" office:value="0.0856058382589638">
            <text:p>0.0856058383</text:p>
          </table:table-cell>
          <table:table-cell table:formula="of:=[.D54]*[.F54]" office:value-type="float" office:value="-0.30211576486151">
            <text:p>-0.3021157649</text:p>
          </table:table-cell>
          <table:table-cell table:formula="of:=[.C54]" office:value-type="float" office:value="0.949419667522284">
            <text:p>0.9494196675</text:p>
          </table:table-cell>
        </table:table-row>
        <table:table-row table:style-name="ro1">
          <table:table-cell table:formula="of:=RAND()" office:value-type="float" office:value="0.98193359375">
            <text:p>0.9819335938</text:p>
          </table:table-cell>
          <table:table-cell table:formula="of:=RAND()" office:value-type="float" office:value="0.746490478515625">
            <text:p>0.7464904785</text:p>
          </table:table-cell>
          <table:table-cell table:formula="of:=SQRT(1 - [.A55])" office:value-type="float" office:value="0.134411332297541">
            <text:p>0.1344113323</text:p>
          </table:table-cell>
          <table:table-cell table:formula="of:=SQRT(1 - (1 - [.A55]))" office:value-type="float" office:value="0.990925624731745">
            <text:p>0.9909256247</text:p>
          </table:table-cell>
          <table:table-cell table:formula="of:=COS(2 * PI() * [.B55])" office:value-type="float" office:value="-0.0220491868383667">
            <text:p>-0.0220491868</text:p>
          </table:table-cell>
          <table:table-cell table:formula="of:=SIN(2 * PI() * [.B55])" office:value-type="float" office:value="-0.999756887127949">
            <text:p>-0.9997568871</text:p>
          </table:table-cell>
          <table:table-cell table:formula="of:=[.D55]*[.E55]" office:value-type="float" office:value="-0.0218491042426355">
            <text:p>-0.0218491042</text:p>
          </table:table-cell>
          <table:table-cell table:formula="of:=[.D55]*[.F55]" office:value-type="float" office:value="-0.990684717957128">
            <text:p>-0.990684718</text:p>
          </table:table-cell>
          <table:table-cell table:formula="of:=[.C55]" office:value-type="float" office:value="0.134411332297541">
            <text:p>0.1344113323</text:p>
          </table:table-cell>
        </table:table-row>
        <table:table-row table:style-name="ro1">
          <table:table-cell table:formula="of:=RAND()" office:value-type="float" office:value="0.334625244140625">
            <text:p>0.3346252441</text:p>
          </table:table-cell>
          <table:table-cell table:formula="of:=RAND()" office:value-type="float" office:value="0.6441650390625">
            <text:p>0.6441650391</text:p>
          </table:table-cell>
          <table:table-cell table:formula="of:=SQRT(1 - [.A56])" office:value-type="float" office:value="0.815705066711845">
            <text:p>0.8157050667</text:p>
          </table:table-cell>
          <table:table-cell table:formula="of:=SQRT(1 - (1 - [.A56]))" office:value-type="float" office:value="0.57846801479479">
            <text:p>0.5784680148</text:p>
          </table:table-cell>
          <table:table-cell table:formula="of:=COS(2 * PI() * [.B56])" office:value-type="float" office:value="-0.61704392272985">
            <text:p>-0.6170439227</text:p>
          </table:table-cell>
          <table:table-cell table:formula="of:=SIN(2 * PI() * [.B56])" office:value-type="float" office:value="-0.786928711779001">
            <text:p>-0.7869287118</text:p>
          </table:table-cell>
          <table:table-cell table:formula="of:=[.D56]*[.E56]" office:value-type="float" office:value="-0.356940173022726">
            <text:p>-0.356940173</text:p>
          </table:table-cell>
          <table:table-cell table:formula="of:=[.D56]*[.F56]" office:value-type="float" office:value="-0.45521308968782">
            <text:p>-0.4552130897</text:p>
          </table:table-cell>
          <table:table-cell table:formula="of:=[.C56]" office:value-type="float" office:value="0.815705066711845">
            <text:p>0.8157050667</text:p>
          </table:table-cell>
        </table:table-row>
        <table:table-row table:style-name="ro1">
          <table:table-cell table:formula="of:=RAND()" office:value-type="float" office:value="0.920440673828125">
            <text:p>0.9204406738</text:p>
          </table:table-cell>
          <table:table-cell table:formula="of:=RAND()" office:value-type="float" office:value="0.383514404296875">
            <text:p>0.3835144043</text:p>
          </table:table-cell>
          <table:table-cell table:formula="of:=SQRT(1 - [.A57])" office:value-type="float" office:value="0.28206262810212">
            <text:p>0.2820626281</text:p>
          </table:table-cell>
          <table:table-cell table:formula="of:=SQRT(1 - (1 - [.A57]))" office:value-type="float" office:value="0.959395994273545">
            <text:p>0.9593959943</text:p>
          </table:table-cell>
          <table:table-cell table:formula="of:=COS(2 * PI() * [.B57])" office:value-type="float" office:value="-0.743905615870827">
            <text:p>-0.7439056159</text:p>
          </table:table-cell>
          <table:table-cell table:formula="of:=SIN(2 * PI() * [.B57])" office:value-type="float" office:value="0.668284695826447">
            <text:p>0.6682846958</text:p>
          </table:table-cell>
          <table:table-cell table:formula="of:=[.D57]*[.E57]" office:value-type="float" office:value="-0.713700067984066">
            <text:p>-0.713700068</text:p>
          </table:table-cell>
          <table:table-cell table:formula="of:=[.D57]*[.F57]" office:value-type="float" office:value="0.641149660210208">
            <text:p>0.6411496602</text:p>
          </table:table-cell>
          <table:table-cell table:formula="of:=[.C57]" office:value-type="float" office:value="0.28206262810212">
            <text:p>0.2820626281</text:p>
          </table:table-cell>
        </table:table-row>
        <table:table-row table:style-name="ro1">
          <table:table-cell table:formula="of:=RAND()" office:value-type="float" office:value="0.961944580078125">
            <text:p>0.9619445801</text:p>
          </table:table-cell>
          <table:table-cell table:formula="of:=RAND()" office:value-type="float" office:value="0.625640869140625">
            <text:p>0.6256408691</text:p>
          </table:table-cell>
          <table:table-cell table:formula="of:=SQRT(1 - [.A58])" office:value-type="float" office:value="0.195077984205996">
            <text:p>0.1950779842</text:p>
          </table:table-cell>
          <table:table-cell table:formula="of:=SQRT(1 - (1 - [.A58]))" office:value-type="float" office:value="0.98078773446558">
            <text:p>0.9807877345</text:p>
          </table:table-cell>
          <table:table-cell table:formula="of:=COS(2 * PI() * [.B58])" office:value-type="float" office:value="-0.704253749694262">
            <text:p>-0.7042537497</text:p>
          </table:table-cell>
          <table:table-cell table:formula="of:=SIN(2 * PI() * [.B58])" office:value-type="float" office:value="-0.709948347446187">
            <text:p>-0.7099483474</text:p>
          </table:table-cell>
          <table:table-cell table:formula="of:=[.D58]*[.E58]" office:value-type="float" office:value="-0.690723439651524">
            <text:p>-0.6907234397</text:p>
          </table:table-cell>
          <table:table-cell table:formula="of:=[.D58]*[.F58]" office:value-type="float" office:value="-0.696308631279329">
            <text:p>-0.6963086313</text:p>
          </table:table-cell>
          <table:table-cell table:formula="of:=[.C58]" office:value-type="float" office:value="0.195077984205996">
            <text:p>0.1950779842</text:p>
          </table:table-cell>
        </table:table-row>
        <table:table-row table:style-name="ro1">
          <table:table-cell table:formula="of:=RAND()" office:value-type="float" office:value="0.855560302734375">
            <text:p>0.8555603027</text:p>
          </table:table-cell>
          <table:table-cell table:formula="of:=RAND()" office:value-type="float" office:value="0.897674560546875">
            <text:p>0.8976745605</text:p>
          </table:table-cell>
          <table:table-cell table:formula="of:=SQRT(1 - [.A59])" office:value-type="float" office:value="0.380052229654853">
            <text:p>0.3800522297</text:p>
          </table:table-cell>
          <table:table-cell table:formula="of:=SQRT(1 - (1 - [.A59]))" office:value-type="float" office:value="0.924965027843959">
            <text:p>0.9249650278</text:p>
          </table:table-cell>
          <table:table-cell table:formula="of:=COS(2 * PI() * [.B59])" office:value-type="float" office:value="0.800342716019531">
            <text:p>0.800342716</text:p>
          </table:table-cell>
          <table:table-cell table:formula="of:=SIN(2 * PI() * [.B59])" office:value-type="float" office:value="-0.599542773215123">
            <text:p>-0.5995427732</text:p>
          </table:table-cell>
          <table:table-cell table:formula="of:=[.D59]*[.E59]" office:value-type="float" office:value="0.740289022607715">
            <text:p>0.7402890226</text:p>
          </table:table-cell>
          <table:table-cell table:formula="of:=[.D59]*[.F59]" office:value-type="float" office:value="-0.554556097920571">
            <text:p>-0.5545560979</text:p>
          </table:table-cell>
          <table:table-cell table:formula="of:=[.C59]" office:value-type="float" office:value="0.380052229654853">
            <text:p>0.3800522297</text:p>
          </table:table-cell>
        </table:table-row>
        <table:table-row table:style-name="ro1">
          <table:table-cell table:formula="of:=RAND()" office:value-type="float" office:value="0.9578857421875">
            <text:p>0.9578857422</text:p>
          </table:table-cell>
          <table:table-cell table:formula="of:=RAND()" office:value-type="float" office:value="0.389312744140625">
            <text:p>0.3893127441</text:p>
          </table:table-cell>
          <table:table-cell table:formula="of:=SQRT(1 - [.A60])" office:value-type="float" office:value="0.205217586508808">
            <text:p>0.2052175865</text:p>
          </table:table-cell>
          <table:table-cell table:formula="of:=SQRT(1 - (1 - [.A60]))" office:value-type="float" office:value="0.978716374741682">
            <text:p>0.9787163747</text:p>
          </table:table-cell>
          <table:table-cell table:formula="of:=COS(2 * PI() * [.B60])" office:value-type="float" office:value="-0.767753571491219">
            <text:p>-0.7677535715</text:p>
          </table:table-cell>
          <table:table-cell table:formula="of:=SIN(2 * PI() * [.B60])" office:value-type="float" office:value="0.640745232883147">
            <text:p>0.6407452329</text:p>
          </table:table-cell>
          <table:table-cell table:formula="of:=[.D60]*[.E60]" office:value-type="float" office:value="-0.751412992184864">
            <text:p>-0.7514129922</text:p>
          </table:table-cell>
          <table:table-cell table:formula="of:=[.D60]*[.F60]" office:value-type="float" office:value="0.627107851460408">
            <text:p>0.6271078515</text:p>
          </table:table-cell>
          <table:table-cell table:formula="of:=[.C60]" office:value-type="float" office:value="0.205217586508808">
            <text:p>0.2052175865</text:p>
          </table:table-cell>
        </table:table-row>
        <table:table-row table:style-name="ro1">
          <table:table-cell table:formula="of:=RAND()" office:value-type="float" office:value="0.82623291015625">
            <text:p>0.8262329102</text:p>
          </table:table-cell>
          <table:table-cell table:formula="of:=RAND()" office:value-type="float" office:value="0.066558837890625">
            <text:p>0.0665588379</text:p>
          </table:table-cell>
          <table:table-cell table:formula="of:=SQRT(1 - [.A61])" office:value-type="float" office:value="0.416853799123566">
            <text:p>0.4168537991</text:p>
          </table:table-cell>
          <table:table-cell table:formula="of:=SQRT(1 - (1 - [.A61]))" office:value-type="float" office:value="0.908973547555841">
            <text:p>0.9089735476</text:p>
          </table:table-cell>
          <table:table-cell table:formula="of:=COS(2 * PI() * [.B61])" office:value-type="float" office:value="0.913820815358251">
            <text:p>0.9138208154</text:p>
          </table:table-cell>
          <table:table-cell table:formula="of:=SIN(2 * PI() * [.B61])" office:value-type="float" office:value="0.406117615252012">
            <text:p>0.4061176153</text:p>
          </table:table-cell>
          <table:table-cell table:formula="of:=[.D61]*[.E61]" office:value-type="float" office:value="0.83063894836656">
            <text:p>0.8306389484</text:p>
          </table:table-cell>
          <table:table-cell table:formula="of:=[.D61]*[.F61]" office:value-type="float" office:value="0.369150169460539">
            <text:p>0.3691501695</text:p>
          </table:table-cell>
          <table:table-cell table:formula="of:=[.C61]" office:value-type="float" office:value="0.416853799123566">
            <text:p>0.4168537991</text:p>
          </table:table-cell>
        </table:table-row>
        <table:table-row table:style-name="ro1">
          <table:table-cell table:formula="of:=RAND()" office:value-type="float" office:value="0.861358642578125">
            <text:p>0.8613586426</text:p>
          </table:table-cell>
          <table:table-cell table:formula="of:=RAND()" office:value-type="float" office:value="0.203643798828125">
            <text:p>0.2036437988</text:p>
          </table:table-cell>
          <table:table-cell table:formula="of:=SQRT(1 - [.A62])" office:value-type="float" office:value="0.372345749837265">
            <text:p>0.3723457498</text:p>
          </table:table-cell>
          <table:table-cell table:formula="of:=SQRT(1 - (1 - [.A62]))" office:value-type="float" office:value="0.928094091446619">
            <text:p>0.9280940914</text:p>
          </table:table-cell>
          <table:table-cell table:formula="of:=COS(2 * PI() * [.B62])" office:value-type="float" office:value="0.287163793348919">
            <text:p>0.2871637933</text:p>
          </table:table-cell>
          <table:table-cell table:formula="of:=SIN(2 * PI() * [.B62])" office:value-type="float" office:value="0.957881493604224">
            <text:p>0.9578814936</text:p>
          </table:table-cell>
          <table:table-cell table:formula="of:=[.D62]*[.E62]" office:value-type="float" office:value="0.266515019884529">
            <text:p>0.2665150199</text:p>
          </table:table-cell>
          <table:table-cell table:formula="of:=[.D62]*[.F62]" office:value-type="float" office:value="0.889004154520143">
            <text:p>0.8890041545</text:p>
          </table:table-cell>
          <table:table-cell table:formula="of:=[.C62]" office:value-type="float" office:value="0.372345749837265">
            <text:p>0.3723457498</text:p>
          </table:table-cell>
        </table:table-row>
        <table:table-row table:style-name="ro1">
          <table:table-cell table:formula="of:=RAND()" office:value-type="float" office:value="0.37939453125">
            <text:p>0.3793945313</text:p>
          </table:table-cell>
          <table:table-cell table:formula="of:=RAND()" office:value-type="float" office:value="0.74053955078125">
            <text:p>0.7405395508</text:p>
          </table:table-cell>
          <table:table-cell table:formula="of:=SQRT(1 - [.A63])" office:value-type="float" office:value="0.787785166622221">
            <text:p>0.7877851666</text:p>
          </table:table-cell>
          <table:table-cell table:formula="of:=SQRT(1 - (1 - [.A63]))" office:value-type="float" office:value="0.615950104513345">
            <text:p>0.6159501045</text:p>
          </table:table-cell>
          <table:table-cell table:formula="of:=COS(2 * PI() * [.B63])" office:value-type="float" office:value="-0.0594067572340871">
            <text:p>-0.0594067572</text:p>
          </table:table-cell>
          <table:table-cell table:formula="of:=SIN(2 * PI() * [.B63])" office:value-type="float" office:value="-0.998233858970397">
            <text:p>-0.998233859</text:p>
          </table:table-cell>
          <table:table-cell table:formula="of:=[.D63]*[.E63]" office:value-type="float" office:value="-0.0365915983271349">
            <text:p>-0.0365915983</text:p>
          </table:table-cell>
          <table:table-cell table:formula="of:=[.D63]*[.F63]" office:value-type="float" office:value="-0.614862249761575">
            <text:p>-0.6148622498</text:p>
          </table:table-cell>
          <table:table-cell table:formula="of:=[.C63]" office:value-type="float" office:value="0.787785166622221">
            <text:p>0.7877851666</text:p>
          </table:table-cell>
        </table:table-row>
        <table:table-row table:style-name="ro1">
          <table:table-cell table:formula="of:=RAND()" office:value-type="float" office:value="0.861541748046875">
            <text:p>0.861541748</text:p>
          </table:table-cell>
          <table:table-cell table:formula="of:=RAND()" office:value-type="float" office:value="0.63330078125">
            <text:p>0.6333007813</text:p>
          </table:table-cell>
          <table:table-cell table:formula="of:=SQRT(1 - [.A64])" office:value-type="float" office:value="0.372099787628433">
            <text:p>0.3720997876</text:p>
          </table:table-cell>
          <table:table-cell table:formula="of:=SQRT(1 - (1 - [.A64]))" office:value-type="float" office:value="0.928192732166588">
            <text:p>0.9281927322</text:p>
          </table:table-cell>
          <table:table-cell table:formula="of:=COS(2 * PI() * [.B64])" office:value-type="float" office:value="-0.669282588346636">
            <text:p>-0.6692825883</text:p>
          </table:table-cell>
          <table:table-cell table:formula="of:=SIN(2 * PI() * [.B64])" office:value-type="float" office:value="-0.743007952135122">
            <text:p>-0.7430079521</text:p>
          </table:table-cell>
          <table:table-cell table:formula="of:=[.D64]*[.E64]" office:value-type="float" office:value="-0.62122323426899">
            <text:p>-0.6212232343</text:p>
          </table:table-cell>
          <table:table-cell table:formula="of:=[.D64]*[.F64]" office:value-type="float" office:value="-0.6896545811138">
            <text:p>-0.6896545811</text:p>
          </table:table-cell>
          <table:table-cell table:formula="of:=[.C64]" office:value-type="float" office:value="0.372099787628433">
            <text:p>0.3720997876</text:p>
          </table:table-cell>
        </table:table-row>
        <table:table-row table:style-name="ro1">
          <table:table-cell table:formula="of:=RAND()" office:value-type="float" office:value="0.616485595703125">
            <text:p>0.6164855957</text:p>
          </table:table-cell>
          <table:table-cell table:formula="of:=RAND()" office:value-type="float" office:value="0.202362060546875">
            <text:p>0.2023620605</text:p>
          </table:table-cell>
          <table:table-cell table:formula="of:=SQRT(1 - [.A65])" office:value-type="float" office:value="0.619285398097577">
            <text:p>0.6192853981</text:p>
          </table:table-cell>
          <table:table-cell table:formula="of:=SQRT(1 - (1 - [.A65]))" office:value-type="float" office:value="0.785165966979673">
            <text:p>0.785165967</text:p>
          </table:table-cell>
          <table:table-cell table:formula="of:=COS(2 * PI() * [.B65])" office:value-type="float" office:value="0.294868599680718">
            <text:p>0.2948685997</text:p>
          </table:table-cell>
          <table:table-cell table:formula="of:=SIN(2 * PI() * [.B65])" office:value-type="float" office:value="0.955537811351457">
            <text:p>0.9555378114</text:p>
          </table:table-cell>
          <table:table-cell table:formula="of:=[.D65]*[.E65]" office:value-type="float" office:value="0.231520789200253">
            <text:p>0.2315207892</text:p>
          </table:table-cell>
          <table:table-cell table:formula="of:=[.D65]*[.F65]" office:value-type="float" office:value="0.750255769635407">
            <text:p>0.7502557696</text:p>
          </table:table-cell>
          <table:table-cell table:formula="of:=[.C65]" office:value-type="float" office:value="0.619285398097577">
            <text:p>0.6192853981</text:p>
          </table:table-cell>
        </table:table-row>
        <table:table-row table:style-name="ro1">
          <table:table-cell table:formula="of:=RAND()" office:value-type="float" office:value="0.466278076171875">
            <text:p>0.4662780762</text:p>
          </table:table-cell>
          <table:table-cell table:formula="of:=RAND()" office:value-type="float" office:value="0.024871826171875">
            <text:p>0.0248718262</text:p>
          </table:table-cell>
          <table:table-cell table:formula="of:=SQRT(1 - [.A66])" office:value-type="float" office:value="0.73056274462097">
            <text:p>0.7305627446</text:p>
          </table:table-cell>
          <table:table-cell table:formula="of:=SQRT(1 - (1 - [.A66]))" office:value-type="float" office:value="0.682845572711631">
            <text:p>0.6828455727</text:p>
          </table:table-cell>
          <table:table-cell table:formula="of:=COS(2 * PI() * [.B66])" office:value-type="float" office:value="0.987814003206415">
            <text:p>0.9878140032</text:p>
          </table:table-cell>
          <table:table-cell table:formula="of:=SIN(2 * PI() * [.B66])" office:value-type="float" office:value="0.155638989553761">
            <text:p>0.1556389896</text:p>
          </table:table-cell>
          <table:table-cell table:formula="of:=[.D66]*[.E66]" office:value-type="float" office:value="0.674524418752054">
            <text:p>0.6745244188</text:p>
          </table:table-cell>
          <table:table-cell table:formula="of:=[.D66]*[.F66]" office:value-type="float" office:value="0.106277394958097">
            <text:p>0.106277395</text:p>
          </table:table-cell>
          <table:table-cell table:formula="of:=[.C66]" office:value-type="float" office:value="0.73056274462097">
            <text:p>0.7305627446</text:p>
          </table:table-cell>
        </table:table-row>
        <table:table-row table:style-name="ro1">
          <table:table-cell table:formula="of:=RAND()" office:value-type="float" office:value="0.460693359375">
            <text:p>0.4606933594</text:p>
          </table:table-cell>
          <table:table-cell table:formula="of:=RAND()" office:value-type="float" office:value="0.78643798828125">
            <text:p>0.7864379883</text:p>
          </table:table-cell>
          <table:table-cell table:formula="of:=SQRT(1 - [.A67])" office:value-type="float" office:value="0.734375">
            <text:p>0.734375</text:p>
          </table:table-cell>
          <table:table-cell table:formula="of:=SQRT(1 - (1 - [.A67]))" office:value-type="float" office:value="0.678743957155421">
            <text:p>0.6787439572</text:p>
          </table:table-cell>
          <table:table-cell table:formula="of:=COS(2 * PI() * [.B67])" office:value-type="float" office:value="0.22695176879806">
            <text:p>0.2269517688</text:p>
          </table:table-cell>
          <table:table-cell table:formula="of:=SIN(2 * PI() * [.B67])" office:value-type="float" office:value="-0.97390599887229">
            <text:p>-0.9739059989</text:p>
          </table:table-cell>
          <table:table-cell table:formula="of:=[.D67]*[.E67]" office:value-type="float" office:value="0.154042141637417">
            <text:p>0.1540421416</text:p>
          </table:table-cell>
          <table:table-cell table:formula="of:=[.D67]*[.F67]" office:value-type="float" office:value="-0.661032811571981">
            <text:p>-0.6610328116</text:p>
          </table:table-cell>
          <table:table-cell table:formula="of:=[.C67]" office:value-type="float" office:value="0.734375">
            <text:p>0.734375</text:p>
          </table:table-cell>
        </table:table-row>
        <table:table-row table:style-name="ro1">
          <table:table-cell table:formula="of:=RAND()" office:value-type="float" office:value="0.157012939453125">
            <text:p>0.1570129395</text:p>
          </table:table-cell>
          <table:table-cell table:formula="of:=RAND()" office:value-type="float" office:value="0.329925537109375">
            <text:p>0.3299255371</text:p>
          </table:table-cell>
          <table:table-cell table:formula="of:=SQRT(1 - [.A68])" office:value-type="float" office:value="0.918143267985381">
            <text:p>0.918143268</text:p>
          </table:table-cell>
          <table:table-cell table:formula="of:=SQRT(1 - (1 - [.A68]))" office:value-type="float" office:value="0.396248582903617">
            <text:p>0.3962485829</text:p>
          </table:table-cell>
          <table:table-cell table:formula="of:=COS(2 * PI() * [.B68])" office:value-type="float" office:value="-0.48134362891799">
            <text:p>-0.4813436289</text:p>
          </table:table-cell>
          <table:table-cell table:formula="of:=SIN(2 * PI() * [.B68])" office:value-type="float" office:value="0.876531979393827">
            <text:p>0.8765319794</text:p>
          </table:table-cell>
          <table:table-cell table:formula="of:=[.D68]*[.E68]" office:value-type="float" office:value="-0.190731730848438">
            <text:p>-0.1907317308</text:p>
          </table:table-cell>
          <table:table-cell table:formula="of:=[.D68]*[.F68]" office:value-type="float" office:value="0.347324554704507">
            <text:p>0.3473245547</text:p>
          </table:table-cell>
          <table:table-cell table:formula="of:=[.C68]" office:value-type="float" office:value="0.918143267985381">
            <text:p>0.918143268</text:p>
          </table:table-cell>
        </table:table-row>
        <table:table-row table:style-name="ro1">
          <table:table-cell table:formula="of:=RAND()" office:value-type="float" office:value="0.801116943359375">
            <text:p>0.8011169434</text:p>
          </table:table-cell>
          <table:table-cell table:formula="of:=RAND()" office:value-type="float" office:value="0.538970947265625">
            <text:p>0.5389709473</text:p>
          </table:table-cell>
          <table:table-cell table:formula="of:=SQRT(1 - [.A69])" office:value-type="float" office:value="0.445963066453518">
            <text:p>0.4459630665</text:p>
          </table:table-cell>
          <table:table-cell table:formula="of:=SQRT(1 - (1 - [.A69]))" office:value-type="float" office:value="0.895051363531376">
            <text:p>0.8950513635</text:p>
          </table:table-cell>
          <table:table-cell table:formula="of:=COS(2 * PI() * [.B69])" office:value-type="float" office:value="-0.970170865291025">
            <text:p>-0.9701708653</text:p>
          </table:table-cell>
          <table:table-cell table:formula="of:=SIN(2 * PI() * [.B69])" office:value-type="float" office:value="-0.242422136242681">
            <text:p>-0.2424221362</text:p>
          </table:table-cell>
          <table:table-cell table:formula="of:=[.D69]*[.E69]" office:value-type="float" office:value="-0.868352755837146">
            <text:p>-0.8683527558</text:p>
          </table:table-cell>
          <table:table-cell table:formula="of:=[.D69]*[.F69]" office:value-type="float" office:value="-0.2169802635942">
            <text:p>-0.2169802636</text:p>
          </table:table-cell>
          <table:table-cell table:formula="of:=[.C69]" office:value-type="float" office:value="0.445963066453518">
            <text:p>0.4459630665</text:p>
          </table:table-cell>
        </table:table-row>
        <table:table-row table:style-name="ro1">
          <table:table-cell table:formula="of:=RAND()" office:value-type="float" office:value="0.936370849609375">
            <text:p>0.9363708496</text:p>
          </table:table-cell>
          <table:table-cell table:formula="of:=RAND()" office:value-type="float" office:value="0.297821044921875">
            <text:p>0.2978210449</text:p>
          </table:table-cell>
          <table:table-cell table:formula="of:=SQRT(1 - [.A70])" office:value-type="float" office:value="0.252248192046296">
            <text:p>0.252248192</text:p>
          </table:table-cell>
          <table:table-cell table:formula="of:=SQRT(1 - (1 - [.A70]))" office:value-type="float" office:value="0.967662570119034">
            <text:p>0.9676625701</text:p>
          </table:table-cell>
          <table:table-cell table:formula="of:=COS(2 * PI() * [.B70])" office:value-type="float" office:value="-0.295967736775198">
            <text:p>-0.2959677368</text:p>
          </table:table-cell>
          <table:table-cell table:formula="of:=SIN(2 * PI() * [.B70])" office:value-type="float" office:value="0.955197936968128">
            <text:p>0.955197937</text:p>
          </table:table-cell>
          <table:table-cell table:formula="of:=[.D70]*[.E70]" office:value-type="float" office:value="-0.286396900840202">
            <text:p>-0.2863969008</text:p>
          </table:table-cell>
          <table:table-cell table:formula="of:=[.D70]*[.F70]" office:value-type="float" office:value="0.924309290658978">
            <text:p>0.9243092907</text:p>
          </table:table-cell>
          <table:table-cell table:formula="of:=[.C70]" office:value-type="float" office:value="0.252248192046296">
            <text:p>0.252248192</text:p>
          </table:table-cell>
        </table:table-row>
        <table:table-row table:style-name="ro1">
          <table:table-cell table:formula="of:=RAND()" office:value-type="float" office:value="0.670074462890625">
            <text:p>0.6700744629</text:p>
          </table:table-cell>
          <table:table-cell table:formula="of:=RAND()" office:value-type="float" office:value="0.20068359375">
            <text:p>0.2006835938</text:p>
          </table:table-cell>
          <table:table-cell table:formula="of:=SQRT(1 - [.A71])" office:value-type="float" office:value="0.574391449370005">
            <text:p>0.5743914494</text:p>
          </table:table-cell>
          <table:table-cell table:formula="of:=SQRT(1 - (1 - [.A71]))" office:value-type="float" office:value="0.818580761373381">
            <text:p>0.8185807614</text:p>
          </table:table-cell>
          <table:table-cell table:formula="of:=COS(2 * PI() * [.B71])" office:value-type="float" office:value="0.304929229735402">
            <text:p>0.3049292297</text:p>
          </table:table-cell>
          <table:table-cell table:formula="of:=SIN(2 * PI() * [.B71])" office:value-type="float" office:value="0.952375012719766">
            <text:p>0.9523750127</text:p>
          </table:table-cell>
          <table:table-cell table:formula="of:=[.D71]*[.E71]" office:value-type="float" office:value="0.249609201041804">
            <text:p>0.249609201</text:p>
          </table:table-cell>
          <table:table-cell table:formula="of:=[.D71]*[.F71]" office:value-type="float" office:value="0.77959586302513">
            <text:p>0.779595863</text:p>
          </table:table-cell>
          <table:table-cell table:formula="of:=[.C71]" office:value-type="float" office:value="0.574391449370005">
            <text:p>0.5743914494</text:p>
          </table:table-cell>
        </table:table-row>
        <table:table-row table:style-name="ro1">
          <table:table-cell table:formula="of:=RAND()" office:value-type="float" office:value="0.1744384765625">
            <text:p>0.1744384766</text:p>
          </table:table-cell>
          <table:table-cell table:formula="of:=RAND()" office:value-type="float" office:value="0.568328857421875">
            <text:p>0.5683288574</text:p>
          </table:table-cell>
          <table:table-cell table:formula="of:=SQRT(1 - [.A72])" office:value-type="float" office:value="0.908604162128647">
            <text:p>0.9086041621</text:p>
          </table:table-cell>
          <table:table-cell table:formula="of:=SQRT(1 - (1 - [.A72]))" office:value-type="float" office:value="0.417658325144489">
            <text:p>0.4176583251</text:p>
          </table:table-cell>
          <table:table-cell table:formula="of:=COS(2 * PI() * [.B72])" office:value-type="float" office:value="-0.909247815744366">
            <text:p>-0.9092478157</text:p>
          </table:table-cell>
          <table:table-cell table:formula="of:=SIN(2 * PI() * [.B72])" office:value-type="float" office:value="-0.416255221665866">
            <text:p>-0.4162552217</text:p>
          </table:table-cell>
          <table:table-cell table:formula="of:=[.D72]*[.E72]" office:value-type="float" office:value="-0.379754919865077">
            <text:p>-0.3797549199</text:p>
          </table:table-cell>
          <table:table-cell table:formula="of:=[.D72]*[.F72]" office:value-type="float" office:value="-0.173852458713614">
            <text:p>-0.1738524587</text:p>
          </table:table-cell>
          <table:table-cell table:formula="of:=[.C72]" office:value-type="float" office:value="0.908604162128647">
            <text:p>0.9086041621</text:p>
          </table:table-cell>
        </table:table-row>
        <table:table-row table:style-name="ro1">
          <table:table-cell table:formula="of:=RAND()" office:value-type="float" office:value="0.10992431640625">
            <text:p>0.1099243164</text:p>
          </table:table-cell>
          <table:table-cell table:formula="of:=RAND()" office:value-type="float" office:value="0.292724609375">
            <text:p>0.2927246094</text:p>
          </table:table-cell>
          <table:table-cell table:formula="of:=SQRT(1 - [.A73])" office:value-type="float" office:value="0.943438224577396">
            <text:p>0.9434382246</text:p>
          </table:table-cell>
          <table:table-cell table:formula="of:=SQRT(1 - (1 - [.A73]))" office:value-type="float" office:value="0.331548362092546">
            <text:p>0.3315483621</text:p>
          </table:table-cell>
          <table:table-cell table:formula="of:=COS(2 * PI() * [.B73])" office:value-type="float" office:value="-0.265234030285512">
            <text:p>-0.2652340303</text:p>
          </table:table-cell>
          <table:table-cell table:formula="of:=SIN(2 * PI() * [.B73])" office:value-type="float" office:value="0.964184063951746">
            <text:p>0.964184064</text:p>
          </table:table-cell>
          <table:table-cell table:formula="of:=[.D73]*[.E73]" office:value-type="float" office:value="-0.0879379083123662">
            <text:p>-0.0879379083</text:p>
          </table:table-cell>
          <table:table-cell table:formula="of:=[.D73]*[.F73]" office:value-type="float" office:value="0.319673647158936">
            <text:p>0.3196736472</text:p>
          </table:table-cell>
          <table:table-cell table:formula="of:=[.C73]" office:value-type="float" office:value="0.943438224577396">
            <text:p>0.9434382246</text:p>
          </table:table-cell>
        </table:table-row>
        <table:table-row table:style-name="ro1">
          <table:table-cell table:formula="of:=RAND()" office:value-type="float" office:value="0.66009521484375">
            <text:p>0.6600952148</text:p>
          </table:table-cell>
          <table:table-cell table:formula="of:=RAND()" office:value-type="float" office:value="0.696380615234375">
            <text:p>0.6963806152</text:p>
          </table:table-cell>
          <table:table-cell table:formula="of:=SQRT(1 - [.A74])" office:value-type="float" office:value="0.583013537712676">
            <text:p>0.5830135377</text:p>
          </table:table-cell>
          <table:table-cell table:formula="of:=SQRT(1 - (1 - [.A74]))" office:value-type="float" office:value="0.812462439035646">
            <text:p>0.812462439</text:p>
          </table:table-cell>
          <table:table-cell table:formula="of:=COS(2 * PI() * [.B74])" office:value-type="float" office:value="-0.33056345566892">
            <text:p>-0.3305634557</text:p>
          </table:table-cell>
          <table:table-cell table:formula="of:=SIN(2 * PI() * [.B74])" office:value-type="float" office:value="-0.943783768548825">
            <text:p>-0.9437837685</text:p>
          </table:table-cell>
          <table:table-cell table:formula="of:=[.D74]*[.E74]" office:value-type="float" office:value="-0.268570391448822">
            <text:p>-0.2685703914</text:p>
          </table:table-cell>
          <table:table-cell table:formula="of:=[.D74]*[.F74]" office:value-type="float" office:value="-0.766788862517432">
            <text:p>-0.7667888625</text:p>
          </table:table-cell>
          <table:table-cell table:formula="of:=[.C74]" office:value-type="float" office:value="0.583013537712676">
            <text:p>0.5830135377</text:p>
          </table:table-cell>
        </table:table-row>
        <table:table-row table:style-name="ro1">
          <table:table-cell table:formula="of:=RAND()" office:value-type="float" office:value="0.8857421875">
            <text:p>0.8857421875</text:p>
          </table:table-cell>
          <table:table-cell table:formula="of:=RAND()" office:value-type="float" office:value="0.587615966796875">
            <text:p>0.5876159668</text:p>
          </table:table-cell>
          <table:table-cell table:formula="of:=SQRT(1 - [.A75])" office:value-type="float" office:value="0.338020432074749">
            <text:p>0.3380204321</text:p>
          </table:table-cell>
          <table:table-cell table:formula="of:=SQRT(1 - (1 - [.A75]))" office:value-type="float" office:value="0.941138771648475">
            <text:p>0.9411387716</text:p>
          </table:table-cell>
          <table:table-cell table:formula="of:=COS(2 * PI() * [.B75])" office:value-type="float" office:value="-0.852259224236001">
            <text:p>-0.8522592242</text:p>
          </table:table-cell>
          <table:table-cell table:formula="of:=SIN(2 * PI() * [.B75])" office:value-type="float" office:value="-0.523119694433931">
            <text:p>-0.5231196944</text:p>
          </table:table-cell>
          <table:table-cell table:formula="of:=[.D75]*[.E75]" office:value-type="float" office:value="-0.802094199423552">
            <text:p>-0.8020941994</text:p>
          </table:table-cell>
          <table:table-cell table:formula="of:=[.D75]*[.F75]" office:value-type="float" office:value="-0.492328226644675">
            <text:p>-0.4923282266</text:p>
          </table:table-cell>
          <table:table-cell table:formula="of:=[.C75]" office:value-type="float" office:value="0.338020432074749">
            <text:p>0.3380204321</text:p>
          </table:table-cell>
        </table:table-row>
        <table:table-row table:style-name="ro1">
          <table:table-cell table:formula="of:=RAND()" office:value-type="float" office:value="0.263763427734375">
            <text:p>0.2637634277</text:p>
          </table:table-cell>
          <table:table-cell table:formula="of:=RAND()" office:value-type="float" office:value="0.639404296875">
            <text:p>0.6394042969</text:p>
          </table:table-cell>
          <table:table-cell table:formula="of:=SQRT(1 - [.A76])" office:value-type="float" office:value="0.858042290487844">
            <text:p>0.8580422905</text:p>
          </table:table-cell>
          <table:table-cell table:formula="of:=SQRT(1 - (1 - [.A76]))" office:value-type="float" office:value="0.513579037475611">
            <text:p>0.5135790375</text:p>
          </table:table-cell>
          <table:table-cell table:formula="of:=COS(2 * PI() * [.B76])" office:value-type="float" office:value="-0.640303482184152">
            <text:p>-0.6403034822</text:p>
          </table:table-cell>
          <table:table-cell table:formula="of:=SIN(2 * PI() * [.B76])" office:value-type="float" office:value="-0.768122028523365">
            <text:p>-0.7681220285</text:p>
          </table:table-cell>
          <table:table-cell table:formula="of:=[.D76]*[.E76]" office:value-type="float" office:value="-0.328846446072419">
            <text:p>-0.3288464461</text:p>
          </table:table-cell>
          <table:table-cell table:formula="of:=[.D76]*[.F76]" office:value-type="float" office:value="-0.394491372072844">
            <text:p>-0.3944913721</text:p>
          </table:table-cell>
          <table:table-cell table:formula="of:=[.C76]" office:value-type="float" office:value="0.858042290487844">
            <text:p>0.8580422905</text:p>
          </table:table-cell>
        </table:table-row>
        <table:table-row table:style-name="ro1">
          <table:table-cell table:formula="of:=RAND()" office:value-type="float" office:value="0.699615478515625">
            <text:p>0.6996154785</text:p>
          </table:table-cell>
          <table:table-cell table:formula="of:=RAND()" office:value-type="float" office:value="0.746002197265625">
            <text:p>0.7460021973</text:p>
          </table:table-cell>
          <table:table-cell table:formula="of:=SQRT(1 - [.A77])" office:value-type="float" office:value="0.548073463583464">
            <text:p>0.5480734636</text:p>
          </table:table-cell>
          <table:table-cell table:formula="of:=SQRT(1 - (1 - [.A77]))" office:value-type="float" office:value="0.836430199428276">
            <text:p>0.8364301994</text:p>
          </table:table-cell>
          <table:table-cell table:formula="of:=COS(2 * PI() * [.B77])" office:value-type="float" office:value="-0.0251162939738802">
            <text:p>-0.025116294</text:p>
          </table:table-cell>
          <table:table-cell table:formula="of:=SIN(2 * PI() * [.B77])" office:value-type="float" office:value="-0.999684536129782">
            <text:p>-0.9996845361</text:p>
          </table:table-cell>
          <table:table-cell table:formula="of:=[.D77]*[.E77]" office:value-type="float" office:value="-0.0210080267774718">
            <text:p>-0.0210080268</text:p>
          </table:table-cell>
          <table:table-cell table:formula="of:=[.D77]*[.F77]" office:value-type="float" office:value="-0.836166335920397">
            <text:p>-0.8361663359</text:p>
          </table:table-cell>
          <table:table-cell table:formula="of:=[.C77]" office:value-type="float" office:value="0.548073463583464">
            <text:p>0.5480734636</text:p>
          </table:table-cell>
        </table:table-row>
        <table:table-row table:style-name="ro1">
          <table:table-cell table:formula="of:=RAND()" office:value-type="float" office:value="0.11773681640625">
            <text:p>0.1177368164</text:p>
          </table:table-cell>
          <table:table-cell table:formula="of:=RAND()" office:value-type="float" office:value="0.738861083984375">
            <text:p>0.738861084</text:p>
          </table:table-cell>
          <table:table-cell table:formula="of:=SQRT(1 - [.A78])" office:value-type="float" office:value="0.93928865829081">
            <text:p>0.9392886583</text:p>
          </table:table-cell>
          <table:table-cell table:formula="of:=SQRT(1 - (1 - [.A78]))" office:value-type="float" office:value="0.343127988374965">
            <text:p>0.3431279884</text:p>
          </table:table-cell>
          <table:table-cell table:formula="of:=COS(2 * PI() * [.B78])" office:value-type="float" office:value="-0.0699307504775979">
            <text:p>-0.0699307505</text:p>
          </table:table-cell>
          <table:table-cell table:formula="of:=SIN(2 * PI() * [.B78])" office:value-type="float" office:value="-0.997551848345558">
            <text:p>-0.9975518483</text:p>
          </table:table-cell>
          <table:table-cell table:formula="of:=[.D78]*[.E78]" office:value-type="float" office:value="-0.0239951977369298">
            <text:p>-0.0239951977</text:p>
          </table:table-cell>
          <table:table-cell table:formula="of:=[.D78]*[.F78]" office:value-type="float" office:value="-0.342287959022539">
            <text:p>-0.342287959</text:p>
          </table:table-cell>
          <table:table-cell table:formula="of:=[.C78]" office:value-type="float" office:value="0.93928865829081">
            <text:p>0.9392886583</text:p>
          </table:table-cell>
        </table:table-row>
        <table:table-row table:style-name="ro1">
          <table:table-cell table:formula="of:=RAND()" office:value-type="float" office:value="0.063323974609375">
            <text:p>0.0633239746</text:p>
          </table:table-cell>
          <table:table-cell table:formula="of:=RAND()" office:value-type="float" office:value="0.400848388671875">
            <text:p>0.4008483887</text:p>
          </table:table-cell>
          <table:table-cell table:formula="of:=SQRT(1 - [.A79])" office:value-type="float" office:value="0.967820244358747">
            <text:p>0.9678202444</text:p>
          </table:table-cell>
          <table:table-cell table:formula="of:=SQRT(1 - (1 - [.A79]))" office:value-type="float" office:value="0.25164255325635">
            <text:p>0.2516425533</text:p>
          </table:table-cell>
          <table:table-cell table:formula="of:=COS(2 * PI() * [.B79])" office:value-type="float" office:value="-0.812138723620446">
            <text:p>-0.8121387236</text:p>
          </table:table-cell>
          <table:table-cell table:formula="of:=SIN(2 * PI() * [.B79])" office:value-type="float" office:value="0.583464389312794">
            <text:p>0.5834643893</text:p>
          </table:table-cell>
          <table:table-cell table:formula="of:=[.D79]*[.E79]" office:value-type="float" office:value="-0.204368662010202">
            <text:p>-0.204368662</text:p>
          </table:table-cell>
          <table:table-cell table:formula="of:=[.D79]*[.F79]" office:value-type="float" office:value="0.146824468660829">
            <text:p>0.1468244687</text:p>
          </table:table-cell>
          <table:table-cell table:formula="of:=[.C79]" office:value-type="float" office:value="0.967820244358747">
            <text:p>0.9678202444</text:p>
          </table:table-cell>
        </table:table-row>
        <table:table-row table:style-name="ro1">
          <table:table-cell table:formula="of:=RAND()" office:value-type="float" office:value="0.720245361328125">
            <text:p>0.7202453613</text:p>
          </table:table-cell>
          <table:table-cell table:formula="of:=RAND()" office:value-type="float" office:value="0.727294921875">
            <text:p>0.7272949219</text:p>
          </table:table-cell>
          <table:table-cell table:formula="of:=SQRT(1 - [.A80])" office:value-type="float" office:value="0.528918366737132">
            <text:p>0.5289183667</text:p>
          </table:table-cell>
          <table:table-cell table:formula="of:=SQRT(1 - (1 - [.A80]))" office:value-type="float" office:value="0.848672705657561">
            <text:p>0.8486727057</text:p>
          </table:table-cell>
          <table:table-cell table:formula="of:=COS(2 * PI() * [.B80])" office:value-type="float" office:value="-0.142176803519448">
            <text:p>-0.1421768035</text:p>
          </table:table-cell>
          <table:table-cell table:formula="of:=SIN(2 * PI() * [.B80])" office:value-type="float" office:value="-0.98984127845882">
            <text:p>-0.9898412785</text:p>
          </table:table-cell>
          <table:table-cell table:formula="of:=[.D80]*[.E80]" office:value-type="float" office:value="-0.120661572524593">
            <text:p>-0.1206615725</text:p>
          </table:table-cell>
          <table:table-cell table:formula="of:=[.D80]*[.F80]" office:value-type="float" office:value="-0.840051275961186">
            <text:p>-0.840051276</text:p>
          </table:table-cell>
          <table:table-cell table:formula="of:=[.C80]" office:value-type="float" office:value="0.528918366737132">
            <text:p>0.5289183667</text:p>
          </table:table-cell>
        </table:table-row>
        <table:table-row table:style-name="ro1">
          <table:table-cell table:formula="of:=RAND()" office:value-type="float" office:value="0.485687255859375">
            <text:p>0.4856872559</text:p>
          </table:table-cell>
          <table:table-cell table:formula="of:=RAND()" office:value-type="float" office:value="0.469970703125">
            <text:p>0.4699707031</text:p>
          </table:table-cell>
          <table:table-cell table:formula="of:=SQRT(1 - [.A81])" office:value-type="float" office:value="0.717156011018959">
            <text:p>0.717156011</text:p>
          </table:table-cell>
          <table:table-cell table:formula="of:=SQRT(1 - (1 - [.A81]))" office:value-type="float" office:value="0.696912660137104">
            <text:p>0.6969126601</text:p>
          </table:table-cell>
          <table:table-cell table:formula="of:=COS(2 * PI() * [.B81])" office:value-type="float" office:value="-0.982252741366289">
            <text:p>-0.9822527414</text:p>
          </table:table-cell>
          <table:table-cell table:formula="of:=SIN(2 * PI() * [.B81])" office:value-type="float" office:value="0.18756212858253">
            <text:p>0.1875621286</text:p>
          </table:table-cell>
          <table:table-cell table:formula="of:=[.D81]*[.E81]" office:value-type="float" office:value="-0.684544370912544">
            <text:p>-0.6845443709</text:p>
          </table:table-cell>
          <table:table-cell table:formula="of:=[.D81]*[.F81]" office:value-type="float" office:value="0.130714421971428">
            <text:p>0.130714422</text:p>
          </table:table-cell>
          <table:table-cell table:formula="of:=[.C81]" office:value-type="float" office:value="0.717156011018959">
            <text:p>0.717156011</text:p>
          </table:table-cell>
        </table:table-row>
        <table:table-row table:style-name="ro1">
          <table:table-cell table:formula="of:=RAND()" office:value-type="float" office:value="0.869781494140625">
            <text:p>0.8697814941</text:p>
          </table:table-cell>
          <table:table-cell table:formula="of:=RAND()" office:value-type="float" office:value="0.79180908203125">
            <text:p>0.791809082</text:p>
          </table:table-cell>
          <table:table-cell table:formula="of:=SQRT(1 - [.A82])" office:value-type="float" office:value="0.360858013433781">
            <text:p>0.3608580134</text:p>
          </table:table-cell>
          <table:table-cell table:formula="of:=SQRT(1 - (1 - [.A82]))" office:value-type="float" office:value="0.932620766518002">
            <text:p>0.9326207665</text:p>
          </table:table-cell>
          <table:table-cell table:formula="of:=COS(2 * PI() * [.B82])" office:value-type="float" office:value="0.259683273169814">
            <text:p>0.2596832732</text:p>
          </table:table-cell>
          <table:table-cell table:formula="of:=SIN(2 * PI() * [.B82])" office:value-type="float" office:value="-0.965693842600134">
            <text:p>-0.9656938426</text:p>
          </table:table-cell>
          <table:table-cell table:formula="of:=[.D82]*[.E82]" office:value-type="float" office:value="0.242186013275535">
            <text:p>0.2421860133</text:p>
          </table:table-cell>
          <table:table-cell table:formula="of:=[.D82]*[.F82]" office:value-type="float" office:value="-0.900626131707451">
            <text:p>-0.9006261317</text:p>
          </table:table-cell>
          <table:table-cell table:formula="of:=[.C82]" office:value-type="float" office:value="0.360858013433781">
            <text:p>0.3608580134</text:p>
          </table:table-cell>
        </table:table-row>
        <table:table-row table:style-name="ro1">
          <table:table-cell table:formula="of:=RAND()" office:value-type="float" office:value="0.130157470703125">
            <text:p>0.1301574707</text:p>
          </table:table-cell>
          <table:table-cell table:formula="of:=RAND()" office:value-type="float" office:value="0.97845458984375">
            <text:p>0.9784545898</text:p>
          </table:table-cell>
          <table:table-cell table:formula="of:=SQRT(1 - [.A83])" office:value-type="float" office:value="0.932653488331478">
            <text:p>0.9326534883</text:p>
          </table:table-cell>
          <table:table-cell table:formula="of:=SQRT(1 - (1 - [.A83]))" office:value-type="float" office:value="0.360773434031838">
            <text:p>0.360773434</text:p>
          </table:table-cell>
          <table:table-cell table:formula="of:=COS(2 * PI() * [.B83])" office:value-type="float" office:value="0.990850951508413">
            <text:p>0.9908509515</text:p>
          </table:table-cell>
          <table:table-cell table:formula="of:=SIN(2 * PI() * [.B83])" office:value-type="float" office:value="-0.134960705002869">
            <text:p>-0.134960705</text:p>
          </table:table-cell>
          <table:table-cell table:formula="of:=[.D83]*[.E83]" office:value-type="float" office:value="0.357472700389405">
            <text:p>0.3574727004</text:p>
          </table:table-cell>
          <table:table-cell table:formula="of:=[.D83]*[.F83]" office:value-type="float" office:value="-0.048690237003243">
            <text:p>-0.048690237</text:p>
          </table:table-cell>
          <table:table-cell table:formula="of:=[.C83]" office:value-type="float" office:value="0.932653488331478">
            <text:p>0.9326534883</text:p>
          </table:table-cell>
        </table:table-row>
        <table:table-row table:style-name="ro1">
          <table:table-cell table:formula="of:=RAND()" office:value-type="float" office:value="0.83544921875">
            <text:p>0.8354492188</text:p>
          </table:table-cell>
          <table:table-cell table:formula="of:=RAND()" office:value-type="float" office:value="0.2257080078125">
            <text:p>0.2257080078</text:p>
          </table:table-cell>
          <table:table-cell table:formula="of:=SQRT(1 - [.A84])" office:value-type="float" office:value="0.405648593304599">
            <text:p>0.4056485933</text:p>
          </table:table-cell>
          <table:table-cell table:formula="of:=SQRT(1 - (1 - [.A84]))" office:value-type="float" office:value="0.914029112638104">
            <text:p>0.9140291126</text:p>
          </table:table-cell>
          <table:table-cell table:formula="of:=COS(2 * PI() * [.B84])" office:value-type="float" office:value="0.152039156328246">
            <text:p>0.1520391563</text:p>
          </table:table-cell>
          <table:table-cell table:formula="of:=SIN(2 * PI() * [.B84])" office:value-type="float" office:value="0.988374471009341">
            <text:p>0.988374471</text:p>
          </table:table-cell>
          <table:table-cell table:formula="of:=[.D84]*[.E84]" office:value-type="float" office:value="0.138968215144953">
            <text:p>0.1389682151</text:p>
          </table:table-cell>
          <table:table-cell table:formula="of:=[.D84]*[.F84]" office:value-type="float" office:value="0.903403040690824">
            <text:p>0.9034030407</text:p>
          </table:table-cell>
          <table:table-cell table:formula="of:=[.C84]" office:value-type="float" office:value="0.405648593304599">
            <text:p>0.4056485933</text:p>
          </table:table-cell>
        </table:table-row>
        <table:table-row table:style-name="ro1">
          <table:table-cell table:formula="of:=RAND()" office:value-type="float" office:value="0.5997314453125">
            <text:p>0.5997314453</text:p>
          </table:table-cell>
          <table:table-cell table:formula="of:=RAND()" office:value-type="float" office:value="0.17205810546875">
            <text:p>0.1720581055</text:p>
          </table:table-cell>
          <table:table-cell table:formula="of:=SQRT(1 - [.A85])" office:value-type="float" office:value="0.63266780753212">
            <text:p>0.6326678075</text:p>
          </table:table-cell>
          <table:table-cell table:formula="of:=SQRT(1 - (1 - [.A85]))" office:value-type="float" office:value="0.774423298534142">
            <text:p>0.7744232985</text:p>
          </table:table-cell>
          <table:table-cell table:formula="of:=COS(2 * PI() * [.B85])" office:value-type="float" office:value="0.470381787368521">
            <text:p>0.4703817874</text:p>
          </table:table-cell>
          <table:table-cell table:formula="of:=SIN(2 * PI() * [.B85])" office:value-type="float" office:value="0.88246301571907">
            <text:p>0.8824630157</text:p>
          </table:table-cell>
          <table:table-cell table:formula="of:=[.D85]*[.E85]" office:value-type="float" office:value="0.364274615344315">
            <text:p>0.3642746153</text:p>
          </table:table-cell>
          <table:table-cell table:formula="of:=[.D85]*[.F85]" office:value-type="float" office:value="0.683399919467548">
            <text:p>0.6833999195</text:p>
          </table:table-cell>
          <table:table-cell table:formula="of:=[.C85]" office:value-type="float" office:value="0.63266780753212">
            <text:p>0.6326678075</text:p>
          </table:table-cell>
        </table:table-row>
        <table:table-row table:style-name="ro1">
          <table:table-cell table:formula="of:=RAND()" office:value-type="float" office:value="0.67022705078125">
            <text:p>0.6702270508</text:p>
          </table:table-cell>
          <table:table-cell table:formula="of:=RAND()" office:value-type="float" office:value="0.698944091796875">
            <text:p>0.6989440918</text:p>
          </table:table-cell>
          <table:table-cell table:formula="of:=SQRT(1 - [.A86])" office:value-type="float" office:value="0.574258608310533">
            <text:p>0.5742586083</text:p>
          </table:table-cell>
          <table:table-cell table:formula="of:=SQRT(1 - (1 - [.A86]))" office:value-type="float" office:value="0.818673958778005">
            <text:p>0.8186739588</text:p>
          </table:table-cell>
          <table:table-cell table:formula="of:=COS(2 * PI() * [.B86])" office:value-type="float" office:value="-0.315319900226745">
            <text:p>-0.3153199002</text:p>
          </table:table-cell>
          <table:table-cell table:formula="of:=SIN(2 * PI() * [.B86])" office:value-type="float" office:value="-0.948985437465189">
            <text:p>-0.9489854375</text:p>
          </table:table-cell>
          <table:table-cell table:formula="of:=[.D86]*[.E86]" office:value-type="float" office:value="-0.258144191000115">
            <text:p>-0.258144191</text:p>
          </table:table-cell>
          <table:table-cell table:formula="of:=[.D86]*[.F86]" office:value-type="float" office:value="-0.776909664912303">
            <text:p>-0.7769096649</text:p>
          </table:table-cell>
          <table:table-cell table:formula="of:=[.C86]" office:value-type="float" office:value="0.574258608310533">
            <text:p>0.5742586083</text:p>
          </table:table-cell>
        </table:table-row>
        <table:table-row table:style-name="ro1">
          <table:table-cell table:formula="of:=RAND()" office:value-type="float" office:value="0.004913330078125">
            <text:p>0.0049133301</text:p>
          </table:table-cell>
          <table:table-cell table:formula="of:=RAND()" office:value-type="float" office:value="0.20294189453125">
            <text:p>0.2029418945</text:p>
          </table:table-cell>
          <table:table-cell table:formula="of:=SQRT(1 - [.A87])" office:value-type="float" office:value="0.997540309923301">
            <text:p>0.9975403099</text:p>
          </table:table-cell>
          <table:table-cell table:formula="of:=SQRT(1 - (1 - [.A87]))" office:value-type="float" office:value="0.0700951501754936">
            <text:p>0.0700951502</text:p>
          </table:table-cell>
          <table:table-cell table:formula="of:=COS(2 * PI() * [.B87])" office:value-type="float" office:value="0.291385430966356">
            <text:p>0.291385431</text:p>
          </table:table-cell>
          <table:table-cell table:formula="of:=SIN(2 * PI() * [.B87])" office:value-type="float" office:value="0.956605734156215">
            <text:p>0.9566057342</text:p>
          </table:table-cell>
          <table:table-cell table:formula="of:=[.D87]*[.E87]" office:value-type="float" office:value="0.0204247055425376">
            <text:p>0.0204247055</text:p>
          </table:table-cell>
          <table:table-cell table:formula="of:=[.D87]*[.F87]" office:value-type="float" office:value="0.0670534225944182">
            <text:p>0.0670534226</text:p>
          </table:table-cell>
          <table:table-cell table:formula="of:=[.C87]" office:value-type="float" office:value="0.997540309923301">
            <text:p>0.9975403099</text:p>
          </table:table-cell>
        </table:table-row>
        <table:table-row table:style-name="ro1">
          <table:table-cell table:formula="of:=RAND()" office:value-type="float" office:value="0.072845458984375">
            <text:p>0.072845459</text:p>
          </table:table-cell>
          <table:table-cell table:formula="of:=RAND()" office:value-type="float" office:value="0.679351806640625">
            <text:p>0.6793518066</text:p>
          </table:table-cell>
          <table:table-cell table:formula="of:=SQRT(1 - [.A88])" office:value-type="float" office:value="0.962888644140964">
            <text:p>0.9628886441</text:p>
          </table:table-cell>
          <table:table-cell table:formula="of:=SQRT(1 - (1 - [.A88]))" office:value-type="float" office:value="0.269898979220698">
            <text:p>0.2698989792</text:p>
          </table:table-cell>
          <table:table-cell table:formula="of:=COS(2 * PI() * [.B88])" office:value-type="float" office:value="-0.4294608564943">
            <text:p>-0.4294608565</text:p>
          </table:table-cell>
          <table:table-cell table:formula="of:=SIN(2 * PI() * [.B88])" office:value-type="float" office:value="-0.903085473661924">
            <text:p>-0.9030854737</text:p>
          </table:table-cell>
          <table:table-cell table:formula="of:=[.D88]*[.E88]" office:value-type="float" office:value="-0.115911046783058">
            <text:p>-0.1159110468</text:p>
          </table:table-cell>
          <table:table-cell table:formula="of:=[.D88]*[.F88]" office:value-type="float" office:value="-0.243741847490394">
            <text:p>-0.2437418475</text:p>
          </table:table-cell>
          <table:table-cell table:formula="of:=[.C88]" office:value-type="float" office:value="0.962888644140964">
            <text:p>0.9628886441</text:p>
          </table:table-cell>
        </table:table-row>
        <table:table-row table:style-name="ro1">
          <table:table-cell table:formula="of:=RAND()" office:value-type="float" office:value="0.97119140625">
            <text:p>0.9711914063</text:p>
          </table:table-cell>
          <table:table-cell table:formula="of:=RAND()" office:value-type="float" office:value="0.16876220703125">
            <text:p>0.168762207</text:p>
          </table:table-cell>
          <table:table-cell table:formula="of:=SQRT(1 - [.A89])" office:value-type="float" office:value="0.169730945175003">
            <text:p>0.1697309452</text:p>
          </table:table-cell>
          <table:table-cell table:formula="of:=SQRT(1 - (1 - [.A89]))" office:value-type="float" office:value="0.985490439451342">
            <text:p>0.9854904395</text:p>
          </table:table-cell>
          <table:table-cell table:formula="of:=COS(2 * PI() * [.B89])" office:value-type="float" office:value="0.488554320454186">
            <text:p>0.4885543205</text:p>
          </table:table-cell>
          <table:table-cell table:formula="of:=SIN(2 * PI() * [.B89])" office:value-type="float" office:value="0.872533481286276">
            <text:p>0.8725334813</text:p>
          </table:table-cell>
          <table:table-cell table:formula="of:=[.D89]*[.E89]" office:value-type="float" office:value="0.481465611960248">
            <text:p>0.481465612</text:p>
          </table:table-cell>
          <table:table-cell table:formula="of:=[.D89]*[.F89]" office:value-type="float" office:value="0.859873403908822">
            <text:p>0.8598734039</text:p>
          </table:table-cell>
          <table:table-cell table:formula="of:=[.C89]" office:value-type="float" office:value="0.169730945175003">
            <text:p>0.1697309452</text:p>
          </table:table-cell>
        </table:table-row>
        <table:table-row table:style-name="ro1">
          <table:table-cell table:formula="of:=RAND()" office:value-type="float" office:value="0.704833984375">
            <text:p>0.7048339844</text:p>
          </table:table-cell>
          <table:table-cell table:formula="of:=RAND()" office:value-type="float" office:value="0.035064697265625">
            <text:p>0.0350646973</text:p>
          </table:table-cell>
          <table:table-cell table:formula="of:=SQRT(1 - [.A90])" office:value-type="float" office:value="0.543291832834803">
            <text:p>0.5432918328</text:p>
          </table:table-cell>
          <table:table-cell table:formula="of:=SQRT(1 - (1 - [.A90]))" office:value-type="float" office:value="0.839543914500606">
            <text:p>0.8395439145</text:p>
          </table:table-cell>
          <table:table-cell table:formula="of:=COS(2 * PI() * [.B90])" office:value-type="float" office:value="0.975828005009456">
            <text:p>0.975828005</text:p>
          </table:table-cell>
          <table:table-cell table:formula="of:=SIN(2 * PI() * [.B90])" office:value-type="float" office:value="0.21853993831624">
            <text:p>0.2185399383</text:p>
          </table:table-cell>
          <table:table-cell table:formula="of:=[.D90]*[.E90]" office:value-type="float" office:value="0.819250463204955">
            <text:p>0.8192504632</text:p>
          </table:table-cell>
          <table:table-cell table:formula="of:=[.D90]*[.F90]" office:value-type="float" office:value="0.183473875288737">
            <text:p>0.1834738753</text:p>
          </table:table-cell>
          <table:table-cell table:formula="of:=[.C90]" office:value-type="float" office:value="0.543291832834803">
            <text:p>0.5432918328</text:p>
          </table:table-cell>
        </table:table-row>
        <table:table-row table:style-name="ro1">
          <table:table-cell table:formula="of:=RAND()" office:value-type="float" office:value="0.742156982421875">
            <text:p>0.7421569824</text:p>
          </table:table-cell>
          <table:table-cell table:formula="of:=RAND()" office:value-type="float" office:value="0.786651611328125">
            <text:p>0.7866516113</text:p>
          </table:table-cell>
          <table:table-cell table:formula="of:=SQRT(1 - [.A91])" office:value-type="float" office:value="0.507782451034028">
            <text:p>0.507782451</text:p>
          </table:table-cell>
          <table:table-cell table:formula="of:=SQRT(1 - (1 - [.A91]))" office:value-type="float" office:value="0.861485335001052">
            <text:p>0.861485335</text:p>
          </table:table-cell>
          <table:table-cell table:formula="of:=COS(2 * PI() * [.B91])" office:value-type="float" office:value="0.228258772923612">
            <text:p>0.2282587729</text:p>
          </table:table-cell>
          <table:table-cell table:formula="of:=SIN(2 * PI() * [.B91])" office:value-type="float" office:value="-0.973600499477792">
            <text:p>-0.9736004995</text:p>
          </table:table-cell>
          <table:table-cell table:formula="of:=[.D91]*[.E91]" office:value-type="float" office:value="0.196641585459027">
            <text:p>0.1966415855</text:p>
          </table:table-cell>
          <table:table-cell table:formula="of:=[.D91]*[.F91]" office:value-type="float" office:value="-0.838742552449818">
            <text:p>-0.8387425524</text:p>
          </table:table-cell>
          <table:table-cell table:formula="of:=[.C91]" office:value-type="float" office:value="0.507782451034028">
            <text:p>0.507782451</text:p>
          </table:table-cell>
        </table:table-row>
        <table:table-row table:style-name="ro1">
          <table:table-cell table:formula="of:=RAND()" office:value-type="float" office:value="0.3687744140625">
            <text:p>0.3687744141</text:p>
          </table:table-cell>
          <table:table-cell table:formula="of:=RAND()" office:value-type="float" office:value="0.350341796875">
            <text:p>0.3503417969</text:p>
          </table:table-cell>
          <table:table-cell table:formula="of:=SQRT(1 - [.A92])" office:value-type="float" office:value="0.794497064775887">
            <text:p>0.7944970648</text:p>
          </table:table-cell>
          <table:table-cell table:formula="of:=SQRT(1 - (1 - [.A92]))" office:value-type="float" office:value="0.607267991962774">
            <text:p>0.607267992</text:p>
          </table:table-cell>
          <table:table-cell table:formula="of:=COS(2 * PI() * [.B92])" office:value-type="float" office:value="-0.589521318641064">
            <text:p>-0.5895213186</text:p>
          </table:table-cell>
          <table:table-cell table:formula="of:=SIN(2 * PI() * [.B92])" office:value-type="float" office:value="0.80775281792619">
            <text:p>0.8077528179</text:p>
          </table:table-cell>
          <table:table-cell table:formula="of:=[.D92]*[.E92]" office:value-type="float" office:value="-0.357997427390406">
            <text:p>-0.3579974274</text:p>
          </table:table-cell>
          <table:table-cell table:formula="of:=[.D92]*[.F92]" office:value-type="float" office:value="0.49052243174431">
            <text:p>0.4905224317</text:p>
          </table:table-cell>
          <table:table-cell table:formula="of:=[.C92]" office:value-type="float" office:value="0.794497064775887">
            <text:p>0.7944970648</text:p>
          </table:table-cell>
        </table:table-row>
        <table:table-row table:style-name="ro1">
          <table:table-cell table:formula="of:=RAND()" office:value-type="float" office:value="0.034576416015625">
            <text:p>0.034576416</text:p>
          </table:table-cell>
          <table:table-cell table:formula="of:=RAND()" office:value-type="float" office:value="0.483184814453125">
            <text:p>0.4831848145</text:p>
          </table:table-cell>
          <table:table-cell table:formula="of:=SQRT(1 - [.A93])" office:value-type="float" office:value="0.982559710136934">
            <text:p>0.9825597101</text:p>
          </table:table-cell>
          <table:table-cell table:formula="of:=SQRT(1 - (1 - [.A93]))" office:value-type="float" office:value="0.185947347428311">
            <text:p>0.1859473474</text:p>
          </table:table-cell>
          <table:table-cell table:formula="of:=COS(2 * PI() * [.B93])" office:value-type="float" office:value="-0.994423919364876">
            <text:p>-0.9944239194</text:p>
          </table:table-cell>
          <table:table-cell table:formula="of:=SIN(2 * PI() * [.B93])" office:value-type="float" office:value="0.105456477254831">
            <text:p>0.1054564773</text:p>
          </table:table-cell>
          <table:table-cell table:formula="of:=[.D93]*[.E93]" office:value-type="float" office:value="-0.184910490025163">
            <text:p>-0.18491049</text:p>
          </table:table-cell>
          <table:table-cell table:formula="of:=[.D93]*[.F93]" office:value-type="float" office:value="0.0196093522146698">
            <text:p>0.0196093522</text:p>
          </table:table-cell>
          <table:table-cell table:formula="of:=[.C93]" office:value-type="float" office:value="0.982559710136934">
            <text:p>0.9825597101</text:p>
          </table:table-cell>
        </table:table-row>
        <table:table-row table:style-name="ro1">
          <table:table-cell table:formula="of:=RAND()" office:value-type="float" office:value="0.954376220703125">
            <text:p>0.9543762207</text:p>
          </table:table-cell>
          <table:table-cell table:formula="of:=RAND()" office:value-type="float" office:value="0.9849853515625">
            <text:p>0.9849853516</text:p>
          </table:table-cell>
          <table:table-cell table:formula="of:=SQRT(1 - [.A94])" office:value-type="float" office:value="0.213597236163942">
            <text:p>0.2135972362</text:p>
          </table:table-cell>
          <table:table-cell table:formula="of:=SQRT(1 - (1 - [.A94]))" office:value-type="float" office:value="0.976921808899323">
            <text:p>0.9769218089</text:p>
          </table:table-cell>
          <table:table-cell table:formula="of:=COS(2 * PI() * [.B94])" office:value-type="float" office:value="0.995553298765639">
            <text:p>0.9955532988</text:p>
          </table:table-cell>
          <table:table-cell table:formula="of:=SIN(2 * PI() * [.B94])" office:value-type="float" office:value="-0.0941999432953932">
            <text:p>-0.0941999433</text:p>
          </table:table-cell>
          <table:table-cell table:formula="of:=[.D94]*[.E94]" office:value-type="float" office:value="0.972577729485816">
            <text:p>0.9725777295</text:p>
          </table:table-cell>
          <table:table-cell table:formula="of:=[.D94]*[.F94]" office:value-type="float" office:value="-0.0920259790023491">
            <text:p>-0.092025979</text:p>
          </table:table-cell>
          <table:table-cell table:formula="of:=[.C94]" office:value-type="float" office:value="0.213597236163942">
            <text:p>0.2135972362</text:p>
          </table:table-cell>
        </table:table-row>
        <table:table-row table:style-name="ro1">
          <table:table-cell table:formula="of:=RAND()" office:value-type="float" office:value="0.80181884765625">
            <text:p>0.8018188477</text:p>
          </table:table-cell>
          <table:table-cell table:formula="of:=RAND()" office:value-type="float" office:value="0.181671142578125">
            <text:p>0.1816711426</text:p>
          </table:table-cell>
          <table:table-cell table:formula="of:=SQRT(1 - [.A95])" office:value-type="float" office:value="0.445175417497137">
            <text:p>0.4451754175</text:p>
          </table:table-cell>
          <table:table-cell table:formula="of:=SQRT(1 - (1 - [.A95]))" office:value-type="float" office:value="0.89544338048603">
            <text:p>0.8954433805</text:p>
          </table:table-cell>
          <table:table-cell table:formula="of:=COS(2 * PI() * [.B95])" office:value-type="float" office:value="0.416255221665865">
            <text:p>0.4162552217</text:p>
          </table:table-cell>
          <table:table-cell table:formula="of:=SIN(2 * PI() * [.B95])" office:value-type="float" office:value="0.909247815744366">
            <text:p>0.9092478157</text:p>
          </table:table-cell>
          <table:table-cell table:formula="of:=[.D95]*[.E95]" office:value-type="float" office:value="0.372732982833445">
            <text:p>0.3727329828</text:p>
          </table:table-cell>
          <table:table-cell table:formula="of:=[.D95]*[.F95]" office:value-type="float" office:value="0.814179937829675">
            <text:p>0.8141799378</text:p>
          </table:table-cell>
          <table:table-cell table:formula="of:=[.C95]" office:value-type="float" office:value="0.445175417497137">
            <text:p>0.4451754175</text:p>
          </table:table-cell>
        </table:table-row>
        <table:table-row table:style-name="ro1">
          <table:table-cell table:formula="of:=RAND()" office:value-type="float" office:value="0.558074951171875">
            <text:p>0.5580749512</text:p>
          </table:table-cell>
          <table:table-cell table:formula="of:=RAND()" office:value-type="float" office:value="0.40960693359375">
            <text:p>0.4096069336</text:p>
          </table:table-cell>
          <table:table-cell table:formula="of:=SQRT(1 - [.A96])" office:value-type="float" office:value="0.664774434547633">
            <text:p>0.6647744345</text:p>
          </table:table-cell>
          <table:table-cell table:formula="of:=SQRT(1 - (1 - [.A96]))" office:value-type="float" office:value="0.747044142719743">
            <text:p>0.7470441427</text:p>
          </table:table-cell>
          <table:table-cell table:formula="of:=COS(2 * PI() * [.B96])" office:value-type="float" office:value="-0.843002015580473">
            <text:p>-0.8430020156</text:p>
          </table:table-cell>
          <table:table-cell table:formula="of:=SIN(2 * PI() * [.B96])" office:value-type="float" office:value="0.537910403066589">
            <text:p>0.5379104031</text:p>
          </table:table-cell>
          <table:table-cell table:formula="of:=[.D96]*[.E96]" office:value-type="float" office:value="-0.629759718040329">
            <text:p>-0.629759718</text:p>
          </table:table-cell>
          <table:table-cell table:formula="of:=[.D96]*[.F96]" office:value-type="float" office:value="0.401842815918911">
            <text:p>0.4018428159</text:p>
          </table:table-cell>
          <table:table-cell table:formula="of:=[.C96]" office:value-type="float" office:value="0.664774434547633">
            <text:p>0.6647744345</text:p>
          </table:table-cell>
        </table:table-row>
        <table:table-row table:style-name="ro1">
          <table:table-cell table:formula="of:=RAND()" office:value-type="float" office:value="0.56146240234375">
            <text:p>0.5614624023</text:p>
          </table:table-cell>
          <table:table-cell table:formula="of:=RAND()" office:value-type="float" office:value="0.56781005859375">
            <text:p>0.5678100586</text:p>
          </table:table-cell>
          <table:table-cell table:formula="of:=SQRT(1 - [.A97])" office:value-type="float" office:value="0.662221713368151">
            <text:p>0.6622217134</text:p>
          </table:table-cell>
          <table:table-cell table:formula="of:=SQRT(1 - (1 - [.A97]))" office:value-type="float" office:value="0.749307948939386">
            <text:p>0.7493079489</text:p>
          </table:table-cell>
          <table:table-cell table:formula="of:=COS(2 * PI() * [.B97])" office:value-type="float" office:value="-0.910599853611559">
            <text:p>-0.9105998536</text:p>
          </table:table-cell>
          <table:table-cell table:formula="of:=SIN(2 * PI() * [.B97])" office:value-type="float" office:value="-0.413289131967691">
            <text:p>-0.413289132</text:p>
          </table:table-cell>
          <table:table-cell table:formula="of:=[.D97]*[.E97]" office:value-type="float" office:value="-0.682319708614183">
            <text:p>-0.6823197086</text:p>
          </table:table-cell>
          <table:table-cell table:formula="of:=[.D97]*[.F97]" office:value-type="float" office:value="-0.30968083179365">
            <text:p>-0.3096808318</text:p>
          </table:table-cell>
          <table:table-cell table:formula="of:=[.C97]" office:value-type="float" office:value="0.662221713368151">
            <text:p>0.6622217134</text:p>
          </table:table-cell>
        </table:table-row>
        <table:table-row table:style-name="ro1">
          <table:table-cell table:formula="of:=RAND()" office:value-type="float" office:value="0.682952880859375">
            <text:p>0.6829528809</text:p>
          </table:table-cell>
          <table:table-cell table:formula="of:=RAND()" office:value-type="float" office:value="0.84735107421875">
            <text:p>0.8473510742</text:p>
          </table:table-cell>
          <table:table-cell table:formula="of:=SQRT(1 - [.A98])" office:value-type="float" office:value="0.563069373293047">
            <text:p>0.5630693733</text:p>
          </table:table-cell>
          <table:table-cell table:formula="of:=SQRT(1 - (1 - [.A98]))" office:value-type="float" office:value="0.826409632603212">
            <text:p>0.8264096326</text:p>
          </table:table-cell>
          <table:table-cell table:formula="of:=COS(2 * PI() * [.B98])" office:value-type="float" office:value="0.574239434592968">
            <text:p>0.5742394346</text:p>
          </table:table-cell>
          <table:table-cell table:formula="of:=SIN(2 * PI() * [.B98])" office:value-type="float" office:value="-0.81868740784157">
            <text:p>-0.8186874078</text:p>
          </table:table-cell>
          <table:table-cell table:formula="of:=[.D98]*[.E98]" office:value-type="float" office:value="0.47455700016825">
            <text:p>0.4745570002</text:p>
          </table:table-cell>
          <table:table-cell table:formula="of:=[.D98]*[.F98]" office:value-type="float" office:value="-0.676571159931227">
            <text:p>-0.6765711599</text:p>
          </table:table-cell>
          <table:table-cell table:formula="of:=[.C98]" office:value-type="float" office:value="0.563069373293047">
            <text:p>0.5630693733</text:p>
          </table:table-cell>
        </table:table-row>
        <table:table-row table:style-name="ro1">
          <table:table-cell table:formula="of:=RAND()" office:value-type="float" office:value="0.443817138671875">
            <text:p>0.4438171387</text:p>
          </table:table-cell>
          <table:table-cell table:formula="of:=RAND()" office:value-type="float" office:value="0.115234375">
            <text:p>0.115234375</text:p>
          </table:table-cell>
          <table:table-cell table:formula="of:=SQRT(1 - [.A99])" office:value-type="float" office:value="0.745776683282687">
            <text:p>0.7457766833</text:p>
          </table:table-cell>
          <table:table-cell table:formula="of:=SQRT(1 - (1 - [.A99]))" office:value-type="float" office:value="0.666196021206878">
            <text:p>0.6661960212</text:p>
          </table:table-cell>
          <table:table-cell table:formula="of:=COS(2 * PI() * [.B99])" office:value-type="float" office:value="0.749136394523459">
            <text:p>0.7491363945</text:p>
          </table:table-cell>
          <table:table-cell table:formula="of:=SIN(2 * PI() * [.B99])" office:value-type="float" office:value="0.662415777590172">
            <text:p>0.6624157776</text:p>
          </table:table-cell>
          <table:table-cell table:formula="of:=[.D99]*[.E99]" office:value-type="float" office:value="0.499071685372795">
            <text:p>0.4990716854</text:p>
          </table:table-cell>
          <table:table-cell table:formula="of:=[.D99]*[.F99]" office:value-type="float" office:value="0.441298755415233">
            <text:p>0.4412987554</text:p>
          </table:table-cell>
          <table:table-cell table:formula="of:=[.C99]" office:value-type="float" office:value="0.745776683282687">
            <text:p>0.7457766833</text:p>
          </table:table-cell>
        </table:table-row>
        <table:table-row table:style-name="ro1">
          <table:table-cell table:formula="of:=RAND()" office:value-type="float" office:value="0.9249267578125">
            <text:p>0.9249267578</text:p>
          </table:table-cell>
          <table:table-cell table:formula="of:=RAND()" office:value-type="float" office:value="0.753326416015625">
            <text:p>0.753326416</text:p>
          </table:table-cell>
          <table:table-cell table:formula="of:=SQRT(1 - [.A100])" office:value-type="float" office:value="0.273994967449222">
            <text:p>0.2739949674</text:p>
          </table:table-cell>
          <table:table-cell table:formula="of:=SQRT(1 - (1 - [.A100]))" office:value-type="float" office:value="0.961731125529636">
            <text:p>0.9617311255</text:p>
          </table:table-cell>
          <table:table-cell table:formula="of:=COS(2 * PI() * [.B100])" office:value-type="float" office:value="0.0208989666067076">
            <text:p>0.0208989666</text:p>
          </table:table-cell>
          <table:table-cell table:formula="of:=SIN(2 * PI() * [.B100])" office:value-type="float" office:value="-0.999781592746522">
            <text:p>-0.9997815927</text:p>
          </table:table-cell>
          <table:table-cell table:formula="of:=[.D100]*[.E100]" office:value-type="float" office:value="0.0200991866770752">
            <text:p>0.0200991867</text:p>
          </table:table-cell>
          <table:table-cell table:formula="of:=[.D100]*[.F100]" office:value-type="float" office:value="-0.961521076475924">
            <text:p>-0.9615210765</text:p>
          </table:table-cell>
          <table:table-cell table:formula="of:=[.C100]" office:value-type="float" office:value="0.273994967449222">
            <text:p>0.2739949674</text:p>
          </table:table-cell>
        </table:table-row>
        <table:table-row table:style-name="ro1">
          <table:table-cell table:formula="of:=RAND()" office:value-type="float" office:value="0.61737060546875">
            <text:p>0.6173706055</text:p>
          </table:table-cell>
          <table:table-cell table:formula="of:=RAND()" office:value-type="float" office:value="0.652069091796875">
            <text:p>0.6520690918</text:p>
          </table:table-cell>
          <table:table-cell table:formula="of:=SQRT(1 - [.A101])" office:value-type="float" office:value="0.618570444275549">
            <text:p>0.6185704443</text:p>
          </table:table-cell>
          <table:table-cell table:formula="of:=SQRT(1 - (1 - [.A101]))" office:value-type="float" office:value="0.785729346192918">
            <text:p>0.7857293462</text:p>
          </table:table-cell>
          <table:table-cell table:formula="of:=COS(2 * PI() * [.B101])" office:value-type="float" office:value="-0.577218262619796">
            <text:p>-0.5772182626</text:p>
          </table:table-cell>
          <table:table-cell table:formula="of:=SIN(2 * PI() * [.B101])" office:value-type="float" office:value="-0.816589907663685">
            <text:p>-0.8165899077</text:p>
          </table:table-cell>
          <table:table-cell table:formula="of:=[.D101]*[.E101]" office:value-type="float" office:value="-0.453537328098864">
            <text:p>-0.4535373281</text:p>
          </table:table-cell>
          <table:table-cell table:formula="of:=[.D101]*[.F101]" office:value-type="float" office:value="-0.641618654256322">
            <text:p>-0.6416186543</text:p>
          </table:table-cell>
          <table:table-cell table:formula="of:=[.C101]" office:value-type="float" office:value="0.618570444275549">
            <text:p>0.6185704443</text:p>
          </table:table-cell>
        </table:table-row>
        <table:table-row table:style-name="ro1">
          <table:table-cell table:formula="of:=RAND()" office:value-type="float" office:value="0.051361083984375">
            <text:p>0.051361084</text:p>
          </table:table-cell>
          <table:table-cell table:formula="of:=RAND()" office:value-type="float" office:value="0.16363525390625">
            <text:p>0.1636352539</text:p>
          </table:table-cell>
          <table:table-cell table:formula="of:=SQRT(1 - [.A102])" office:value-type="float" office:value="0.973980962860992">
            <text:p>0.9739809629</text:p>
          </table:table-cell>
          <table:table-cell table:formula="of:=SQRT(1 - (1 - [.A102]))" office:value-type="float" office:value="0.226629839130629">
            <text:p>0.2266298391</text:p>
          </table:table-cell>
          <table:table-cell table:formula="of:=COS(2 * PI() * [.B102])" office:value-type="float" office:value="0.516403432639864">
            <text:p>0.5164034326</text:p>
          </table:table-cell>
          <table:table-cell table:formula="of:=SIN(2 * PI() * [.B102])" office:value-type="float" office:value="0.856345429577204">
            <text:p>0.8563454296</text:p>
          </table:table-cell>
          <table:table-cell table:formula="of:=[.D102]*[.E102]" office:value-type="float" office:value="0.117032426865677">
            <text:p>0.1170324269</text:p>
          </table:table-cell>
          <table:table-cell table:formula="of:=[.D102]*[.F102]" office:value-type="float" office:value="0.194073426945331">
            <text:p>0.1940734269</text:p>
          </table:table-cell>
          <table:table-cell table:formula="of:=[.C102]" office:value-type="float" office:value="0.973980962860992">
            <text:p>0.9739809629</text:p>
          </table:table-cell>
        </table:table-row>
        <table:table-row table:style-name="ro1">
          <table:table-cell table:formula="of:=RAND()" office:value-type="float" office:value="0.2474365234375">
            <text:p>0.2474365234</text:p>
          </table:table-cell>
          <table:table-cell table:formula="of:=RAND()" office:value-type="float" office:value="0.749664306640625">
            <text:p>0.7496643066</text:p>
          </table:table-cell>
          <table:table-cell table:formula="of:=SQRT(1 - [.A103])" office:value-type="float" office:value="0.867504165155707">
            <text:p>0.8675041652</text:p>
          </table:table-cell>
          <table:table-cell table:formula="of:=SQRT(1 - (1 - [.A103]))" office:value-type="float" office:value="0.497429918116613">
            <text:p>0.4974299181</text:p>
          </table:table-cell>
          <table:table-cell table:formula="of:=COS(2 * PI() * [.B103])" office:value-type="float" office:value="-0.00210922201941594">
            <text:p>-0.002109222</text:p>
          </table:table-cell>
          <table:table-cell table:formula="of:=SIN(2 * PI() * [.B103])" office:value-type="float" office:value="-0.999997775588762">
            <text:p>-0.9999977756</text:p>
          </table:table-cell>
          <table:table-cell table:formula="of:=[.D103]*[.E103]" office:value-type="float" office:value="-0.00104919013640783">
            <text:p>-0.0010491901</text:p>
          </table:table-cell>
          <table:table-cell table:formula="of:=[.D103]*[.F103]" office:value-type="float" office:value="-0.497428811627913">
            <text:p>-0.4974288116</text:p>
          </table:table-cell>
          <table:table-cell table:formula="of:=[.C103]" office:value-type="float" office:value="0.867504165155707">
            <text:p>0.8675041652</text:p>
          </table:table-cell>
        </table:table-row>
        <table:table-row table:style-name="ro1">
          <table:table-cell table:formula="of:=RAND()" office:value-type="float" office:value="0.878692626953125">
            <text:p>0.878692627</text:p>
          </table:table-cell>
          <table:table-cell table:formula="of:=RAND()" office:value-type="float" office:value="0.44427490234375">
            <text:p>0.4442749023</text:p>
          </table:table-cell>
          <table:table-cell table:formula="of:=SQRT(1 - [.A104])" office:value-type="float" office:value="0.348292080080606">
            <text:p>0.3482920801</text:p>
          </table:table-cell>
          <table:table-cell table:formula="of:=SQRT(1 - (1 - [.A104]))" office:value-type="float" office:value="0.937386060784523">
            <text:p>0.9373860608</text:p>
          </table:table-cell>
          <table:table-cell table:formula="of:=COS(2 * PI() * [.B104])" office:value-type="float" office:value="-0.939327745783671">
            <text:p>-0.9393277458</text:p>
          </table:table-cell>
          <table:table-cell table:formula="of:=SIN(2 * PI() * [.B104])" office:value-type="float" office:value="0.343020970205856">
            <text:p>0.3430209702</text:p>
          </table:table-cell>
          <table:table-cell table:formula="of:=[.D104]*[.E104]" office:value-type="float" office:value="-0.880512735405761">
            <text:p>-0.8805127354</text:p>
          </table:table-cell>
          <table:table-cell table:formula="of:=[.D104]*[.F104]" office:value-type="float" office:value="0.321543076027752">
            <text:p>0.321543076</text:p>
          </table:table-cell>
          <table:table-cell table:formula="of:=[.C104]" office:value-type="float" office:value="0.348292080080606">
            <text:p>0.3482920801</text:p>
          </table:table-cell>
        </table:table-row>
        <table:table-row table:style-name="ro1">
          <table:table-cell table:formula="of:=RAND()" office:value-type="float" office:value="0.644073486328125">
            <text:p>0.6440734863</text:p>
          </table:table-cell>
          <table:table-cell table:formula="of:=RAND()" office:value-type="float" office:value="0.71502685546875">
            <text:p>0.7150268555</text:p>
          </table:table-cell>
          <table:table-cell table:formula="of:=SQRT(1 - [.A105])" office:value-type="float" office:value="0.596595770745884">
            <text:p>0.5965957707</text:p>
          </table:table-cell>
          <table:table-cell table:formula="of:=SQRT(1 - (1 - [.A105]))" office:value-type="float" office:value="0.802541890699872">
            <text:p>0.8025418907</text:p>
          </table:table-cell>
          <table:table-cell table:formula="of:=COS(2 * PI() * [.B105])" office:value-type="float" office:value="-0.217978564159813">
            <text:p>-0.2179785642</text:p>
          </table:table-cell>
          <table:table-cell table:formula="of:=SIN(2 * PI() * [.B105])" office:value-type="float" office:value="-0.975953557074734">
            <text:p>-0.9759535571</text:p>
          </table:table-cell>
          <table:table-cell table:formula="of:=[.D105]*[.E105]" office:value-type="float" office:value="-0.174936929012859">
            <text:p>-0.174936929</text:p>
          </table:table-cell>
          <table:table-cell table:formula="of:=[.D105]*[.F105]" office:value-type="float" office:value="-0.783243612930022">
            <text:p>-0.7832436129</text:p>
          </table:table-cell>
          <table:table-cell table:formula="of:=[.C105]" office:value-type="float" office:value="0.596595770745884">
            <text:p>0.5965957707</text:p>
          </table:table-cell>
        </table:table-row>
        <table:table-row table:style-name="ro1">
          <table:table-cell table:formula="of:=RAND()" office:value-type="float" office:value="0.85516357421875">
            <text:p>0.8551635742</text:p>
          </table:table-cell>
          <table:table-cell table:formula="of:=RAND()" office:value-type="float" office:value="0.4720458984375">
            <text:p>0.4720458984</text:p>
          </table:table-cell>
          <table:table-cell table:formula="of:=SQRT(1 - [.A106])" office:value-type="float" office:value="0.380573811213081">
            <text:p>0.3805738112</text:p>
          </table:table-cell>
          <table:table-cell table:formula="of:=SQRT(1 - (1 - [.A106]))" office:value-type="float" office:value="0.924750547022682">
            <text:p>0.924750547</text:p>
          </table:table-cell>
          <table:table-cell table:formula="of:=COS(2 * PI() * [.B106])" office:value-type="float" office:value="-0.984614768204313">
            <text:p>-0.9846147682</text:p>
          </table:table-cell>
          <table:table-cell table:formula="of:=SIN(2 * PI() * [.B106])" office:value-type="float" office:value="0.174739114779627">
            <text:p>0.1747391148</text:p>
          </table:table-cell>
          <table:table-cell table:formula="of:=[.D106]*[.E106]" office:value-type="float" office:value="-0.910523045503549">
            <text:p>-0.9105230455</text:p>
          </table:table-cell>
          <table:table-cell table:formula="of:=[.D106]*[.F106]" office:value-type="float" office:value="0.161590091978719">
            <text:p>0.161590092</text:p>
          </table:table-cell>
          <table:table-cell table:formula="of:=[.C106]" office:value-type="float" office:value="0.380573811213081">
            <text:p>0.3805738112</text:p>
          </table:table-cell>
        </table:table-row>
        <table:table-row table:style-name="ro1">
          <table:table-cell table:formula="of:=RAND()" office:value-type="float" office:value="0.75604248046875">
            <text:p>0.7560424805</text:p>
          </table:table-cell>
          <table:table-cell table:formula="of:=RAND()" office:value-type="float" office:value="0.467681884765625">
            <text:p>0.4676818848</text:p>
          </table:table-cell>
          <table:table-cell table:formula="of:=SQRT(1 - [.A107])" office:value-type="float" office:value="0.493920559939804">
            <text:p>0.4939205599</text:p>
          </table:table-cell>
          <table:table-cell table:formula="of:=SQRT(1 - (1 - [.A107]))" office:value-type="float" office:value="0.869507033018566">
            <text:p>0.869507033</text:p>
          </table:table-cell>
          <table:table-cell table:formula="of:=COS(2 * PI() * [.B107])" office:value-type="float" office:value="-0.979453919627588">
            <text:p>-0.9794539196</text:p>
          </table:table-cell>
          <table:table-cell table:formula="of:=SIN(2 * PI() * [.B107])" office:value-type="float" office:value="0.201668091988183">
            <text:p>0.201668092</text:p>
          </table:table-cell>
          <table:table-cell table:formula="of:=[.D107]*[.E107]" office:value-type="float" office:value="-0.851642071633789">
            <text:p>-0.8516420716</text:p>
          </table:table-cell>
          <table:table-cell table:formula="of:=[.D107]*[.F107]" office:value-type="float" office:value="0.17535182431916">
            <text:p>0.1753518243</text:p>
          </table:table-cell>
          <table:table-cell table:formula="of:=[.C107]" office:value-type="float" office:value="0.493920559939804">
            <text:p>0.4939205599</text:p>
          </table:table-cell>
        </table:table-row>
        <table:table-row table:style-name="ro1">
          <table:table-cell table:formula="of:=RAND()" office:value-type="float" office:value="0.75457763671875">
            <text:p>0.7545776367</text:p>
          </table:table-cell>
          <table:table-cell table:formula="of:=RAND()" office:value-type="float" office:value="0.778228759765625">
            <text:p>0.7782287598</text:p>
          </table:table-cell>
          <table:table-cell table:formula="of:=SQRT(1 - [.A108])" office:value-type="float" office:value="0.49540121445274">
            <text:p>0.4954012145</text:p>
          </table:table-cell>
          <table:table-cell table:formula="of:=SQRT(1 - (1 - [.A108]))" office:value-type="float" office:value="0.868664283091431">
            <text:p>0.8686642831</text:p>
          </table:table-cell>
          <table:table-cell table:formula="of:=COS(2 * PI() * [.B108])" office:value-type="float" office:value="0.176438031392785">
            <text:p>0.1764380314</text:p>
          </table:table-cell>
          <table:table-cell table:formula="of:=SIN(2 * PI() * [.B108])" office:value-type="float" office:value="-0.984311749944213">
            <text:p>-0.9843117499</text:p>
          </table:table-cell>
          <table:table-cell table:formula="of:=[.D108]*[.E108]" office:value-type="float" office:value="0.153265416049877">
            <text:p>0.153265416</text:p>
          </table:table-cell>
          <table:table-cell table:formula="of:=[.D108]*[.F108]" office:value-type="float" office:value="-0.855036460603762">
            <text:p>-0.8550364606</text:p>
          </table:table-cell>
          <table:table-cell table:formula="of:=[.C108]" office:value-type="float" office:value="0.49540121445274">
            <text:p>0.4954012145</text:p>
          </table:table-cell>
        </table:table-row>
        <table:table-row table:style-name="ro1">
          <table:table-cell table:formula="of:=RAND()" office:value-type="float" office:value="0.6663818359375">
            <text:p>0.6663818359</text:p>
          </table:table-cell>
          <table:table-cell table:formula="of:=RAND()" office:value-type="float" office:value="0.083038330078125">
            <text:p>0.0830383301</text:p>
          </table:table-cell>
          <table:table-cell table:formula="of:=SQRT(1 - [.A109])" office:value-type="float" office:value="0.577596887164829">
            <text:p>0.5775968872</text:p>
          </table:table-cell>
          <table:table-cell table:formula="of:=SQRT(1 - (1 - [.A109]))" office:value-type="float" office:value="0.816322139806033">
            <text:p>0.8163221398</text:p>
          </table:table-cell>
          <table:table-cell table:formula="of:=COS(2 * PI() * [.B109])" office:value-type="float" office:value="0.866950695618231">
            <text:p>0.8669506956</text:p>
          </table:table-cell>
          <table:table-cell table:formula="of:=SIN(2 * PI() * [.B109])" office:value-type="float" office:value="0.498393911847913">
            <text:p>0.4983939118</text:p>
          </table:table-cell>
          <table:table-cell table:formula="of:=[.D109]*[.E109]" office:value-type="float" office:value="0.707711046953403">
            <text:p>0.707711047</text:p>
          </table:table-cell>
          <table:table-cell table:formula="of:=[.D109]*[.F109]" office:value-type="float" office:value="0.406849984585988">
            <text:p>0.4068499846</text:p>
          </table:table-cell>
          <table:table-cell table:formula="of:=[.C109]" office:value-type="float" office:value="0.577596887164829">
            <text:p>0.5775968872</text:p>
          </table:table-cell>
        </table:table-row>
        <table:table-row table:style-name="ro1">
          <table:table-cell table:formula="of:=RAND()" office:value-type="float" office:value="0.38812255859375">
            <text:p>0.3881225586</text:p>
          </table:table-cell>
          <table:table-cell table:formula="of:=RAND()" office:value-type="float" office:value="0.68634033203125">
            <text:p>0.686340332</text:p>
          </table:table-cell>
          <table:table-cell table:formula="of:=SQRT(1 - [.A110])" office:value-type="float" office:value="0.782225952910187">
            <text:p>0.7822259529</text:p>
          </table:table-cell>
          <table:table-cell table:formula="of:=SQRT(1 - (1 - [.A110]))" office:value-type="float" office:value="0.622994830310613">
            <text:p>0.6229948303</text:p>
          </table:table-cell>
          <table:table-cell table:formula="of:=COS(2 * PI() * [.B110])" office:value-type="float" office:value="-0.389404978078991">
            <text:p>-0.3894049781</text:p>
          </table:table-cell>
          <table:table-cell table:formula="of:=SIN(2 * PI() * [.B110])" office:value-type="float" office:value="-0.921066644194273">
            <text:p>-0.9210666442</text:p>
          </table:table-cell>
          <table:table-cell table:formula="of:=[.D110]*[.E110]" office:value-type="float" office:value="-0.242597288240429">
            <text:p>-0.2425972882</text:p>
          </table:table-cell>
          <table:table-cell table:formula="of:=[.D110]*[.F110]" office:value-type="float" office:value="-0.573819757704578">
            <text:p>-0.5738197577</text:p>
          </table:table-cell>
          <table:table-cell table:formula="of:=[.C110]" office:value-type="float" office:value="0.782225952910187">
            <text:p>0.7822259529</text:p>
          </table:table-cell>
        </table:table-row>
        <table:table-row table:style-name="ro1">
          <table:table-cell table:formula="of:=RAND()" office:value-type="float" office:value="0.2464599609375">
            <text:p>0.2464599609</text:p>
          </table:table-cell>
          <table:table-cell table:formula="of:=RAND()" office:value-type="float" office:value="0.282470703125">
            <text:p>0.2824707031</text:p>
          </table:table-cell>
          <table:table-cell table:formula="of:=SQRT(1 - [.A111])" office:value-type="float" office:value="0.868066840204428">
            <text:p>0.8680668402</text:p>
          </table:table-cell>
          <table:table-cell table:formula="of:=SQRT(1 - (1 - [.A111]))" office:value-type="float" office:value="0.496447339541164">
            <text:p>0.4964473395</text:p>
          </table:table-cell>
          <table:table-cell table:formula="of:=COS(2 * PI() * [.B111])" office:value-type="float" office:value="-0.202607038844421">
            <text:p>-0.2026070388</text:p>
          </table:table-cell>
          <table:table-cell table:formula="of:=SIN(2 * PI() * [.B111])" office:value-type="float" office:value="0.979260122649082">
            <text:p>0.9792601226</text:p>
          </table:table-cell>
          <table:table-cell table:formula="of:=[.D111]*[.E111]" office:value-type="float" office:value="-0.100583725406626">
            <text:p>-0.1005837254</text:p>
          </table:table-cell>
          <table:table-cell table:formula="of:=[.D111]*[.F111]" office:value-type="float" office:value="0.486151082607891">
            <text:p>0.4861510826</text:p>
          </table:table-cell>
          <table:table-cell table:formula="of:=[.C111]" office:value-type="float" office:value="0.868066840204428">
            <text:p>0.8680668402</text:p>
          </table:table-cell>
        </table:table-row>
        <table:table-row table:style-name="ro1">
          <table:table-cell table:formula="of:=RAND()" office:value-type="float" office:value="0.739501953125">
            <text:p>0.7395019531</text:p>
          </table:table-cell>
          <table:table-cell table:formula="of:=RAND()" office:value-type="float" office:value="0.975433349609375">
            <text:p>0.9754333496</text:p>
          </table:table-cell>
          <table:table-cell table:formula="of:=SQRT(1 - [.A112])" office:value-type="float" office:value="0.510390092845659">
            <text:p>0.5103900928</text:p>
          </table:table-cell>
          <table:table-cell table:formula="of:=SQRT(1 - (1 - [.A112]))" office:value-type="float" office:value="0.859942994113563">
            <text:p>0.8599429941</text:p>
          </table:table-cell>
          <table:table-cell table:formula="of:=COS(2 * PI() * [.B112])" office:value-type="float" office:value="0.98811062109401">
            <text:p>0.9881106211</text:p>
          </table:table-cell>
          <table:table-cell table:formula="of:=SIN(2 * PI() * [.B112])" office:value-type="float" office:value="-0.153744594965841">
            <text:p>-0.153744595</text:p>
          </table:table-cell>
          <table:table-cell table:formula="of:=[.D112]*[.E112]" office:value-type="float" office:value="0.849718806018995">
            <text:p>0.849718806</text:p>
          </table:table-cell>
          <table:table-cell table:formula="of:=[.D112]*[.F112]" office:value-type="float" office:value="-0.132211587323702">
            <text:p>-0.1322115873</text:p>
          </table:table-cell>
          <table:table-cell table:formula="of:=[.C112]" office:value-type="float" office:value="0.510390092845659">
            <text:p>0.5103900928</text:p>
          </table:table-cell>
        </table:table-row>
        <table:table-row table:style-name="ro1">
          <table:table-cell table:formula="of:=RAND()" office:value-type="float" office:value="0.624267578125">
            <text:p>0.6242675781</text:p>
          </table:table-cell>
          <table:table-cell table:formula="of:=RAND()" office:value-type="float" office:value="0.65240478515625">
            <text:p>0.6524047852</text:p>
          </table:table-cell>
          <table:table-cell table:formula="of:=SQRT(1 - [.A113])" office:value-type="float" office:value="0.612970163935407">
            <text:p>0.6129701639</text:p>
          </table:table-cell>
          <table:table-cell table:formula="of:=SQRT(1 - (1 - [.A113]))" office:value-type="float" office:value="0.790106054985658">
            <text:p>0.790106055</text:p>
          </table:table-cell>
          <table:table-cell table:formula="of:=COS(2 * PI() * [.B113])" office:value-type="float" office:value="-0.575494609234929">
            <text:p>-0.5754946092</text:p>
          </table:table-cell>
          <table:table-cell table:formula="of:=SIN(2 * PI() * [.B113])" office:value-type="float" office:value="-0.817805572701444">
            <text:p>-0.8178055727</text:p>
          </table:table-cell>
          <table:table-cell table:formula="of:=[.D113]*[.E113]" office:value-type="float" office:value="-0.454701775368122">
            <text:p>-0.4547017754</text:p>
          </table:table-cell>
          <table:table-cell table:formula="of:=[.D113]*[.F113]" office:value-type="float" office:value="-0.646153134792425">
            <text:p>-0.6461531348</text:p>
          </table:table-cell>
          <table:table-cell table:formula="of:=[.C113]" office:value-type="float" office:value="0.612970163935407">
            <text:p>0.6129701639</text:p>
          </table:table-cell>
        </table:table-row>
        <table:table-row table:style-name="ro1">
          <table:table-cell table:formula="of:=RAND()" office:value-type="float" office:value="0.430511474609375">
            <text:p>0.4305114746</text:p>
          </table:table-cell>
          <table:table-cell table:formula="of:=RAND()" office:value-type="float" office:value="0.099884033203125">
            <text:p>0.0998840332</text:p>
          </table:table-cell>
          <table:table-cell table:formula="of:=SQRT(1 - [.A114])" office:value-type="float" office:value="0.754644635169843">
            <text:p>0.7546446352</text:p>
          </table:table-cell>
          <table:table-cell table:formula="of:=SQRT(1 - (1 - [.A114]))" office:value-type="float" office:value="0.656133732259953">
            <text:p>0.6561337323</text:p>
          </table:table-cell>
          <table:table-cell table:formula="of:=COS(2 * PI() * [.B114])" office:value-type="float" office:value="0.809445063936509">
            <text:p>0.8094450639</text:p>
          </table:table-cell>
          <table:table-cell table:formula="of:=SIN(2 * PI() * [.B114])" office:value-type="float" office:value="0.587195613461835">
            <text:p>0.5871956135</text:p>
          </table:table-cell>
          <table:table-cell table:formula="of:=[.D114]*[.E114]" office:value-type="float" office:value="0.531104210860058">
            <text:p>0.5311042109</text:p>
          </table:table-cell>
          <table:table-cell table:formula="of:=[.D114]*[.F114]" office:value-type="float" office:value="0.385278849427386">
            <text:p>0.3852788494</text:p>
          </table:table-cell>
          <table:table-cell table:formula="of:=[.C114]" office:value-type="float" office:value="0.754644635169843">
            <text:p>0.7546446352</text:p>
          </table:table-cell>
        </table:table-row>
        <table:table-row table:style-name="ro1">
          <table:table-cell table:formula="of:=RAND()" office:value-type="float" office:value="0.623565673828125">
            <text:p>0.6235656738</text:p>
          </table:table-cell>
          <table:table-cell table:formula="of:=RAND()" office:value-type="float" office:value="0.872833251953125">
            <text:p>0.872833252</text:p>
          </table:table-cell>
          <table:table-cell table:formula="of:=SQRT(1 - [.A115])" office:value-type="float" office:value="0.613542440399908">
            <text:p>0.6135424404</text:p>
          </table:table-cell>
          <table:table-cell table:formula="of:=SQRT(1 - (1 - [.A115]))" office:value-type="float" office:value="0.789661746463715">
            <text:p>0.7896617465</text:p>
          </table:table-cell>
          <table:table-cell table:formula="of:=COS(2 * PI() * [.B115])" office:value-type="float" office:value="0.697414942935342">
            <text:p>0.6974149429</text:p>
          </table:table-cell>
          <table:table-cell table:formula="of:=SIN(2 * PI() * [.B115])" office:value-type="float" office:value="-0.716667564056372">
            <text:p>-0.7166675641</text:p>
          </table:table-cell>
          <table:table-cell table:formula="of:=[.D115]*[.E115]" office:value-type="float" office:value="0.550721901848214">
            <text:p>0.5507219018</text:p>
          </table:table-cell>
          <table:table-cell table:formula="of:=[.D115]*[.F115]" office:value-type="float" office:value="-0.565924960266651">
            <text:p>-0.5659249603</text:p>
          </table:table-cell>
          <table:table-cell table:formula="of:=[.C115]" office:value-type="float" office:value="0.613542440399908">
            <text:p>0.6135424404</text:p>
          </table:table-cell>
        </table:table-row>
        <table:table-row table:style-name="ro1">
          <table:table-cell table:formula="of:=RAND()" office:value-type="float" office:value="0.922821044921875">
            <text:p>0.9228210449</text:p>
          </table:table-cell>
          <table:table-cell table:formula="of:=RAND()" office:value-type="float" office:value="0.497039794921875">
            <text:p>0.4970397949</text:p>
          </table:table-cell>
          <table:table-cell table:formula="of:=SQRT(1 - [.A116])" office:value-type="float" office:value="0.277811006042102">
            <text:p>0.277811006</text:p>
          </table:table-cell>
          <table:table-cell table:formula="of:=SQRT(1 - (1 - [.A116]))" office:value-type="float" office:value="0.960635750387146">
            <text:p>0.9606357504</text:p>
          </table:table-cell>
          <table:table-cell table:formula="of:=COS(2 * PI() * [.B116])" office:value-type="float" office:value="-0.999827033969133">
            <text:p>-0.999827034</text:p>
          </table:table-cell>
          <table:table-cell table:formula="of:=SIN(2 * PI() * [.B116])" office:value-type="float" office:value="0.0185984446792005">
            <text:p>0.0185984447</text:p>
          </table:table-cell>
          <table:table-cell table:formula="of:=[.D116]*[.E116]" office:value-type="float" office:value="-0.960469593034293">
            <text:p>-0.960469593</text:p>
          </table:table-cell>
          <table:table-cell table:formula="of:=[.D116]*[.F116]" office:value-type="float" office:value="0.0178663308604376">
            <text:p>0.0178663309</text:p>
          </table:table-cell>
          <table:table-cell table:formula="of:=[.C116]" office:value-type="float" office:value="0.277811006042102">
            <text:p>0.277811006</text:p>
          </table:table-cell>
        </table:table-row>
        <table:table-row table:style-name="ro1">
          <table:table-cell table:formula="of:=RAND()" office:value-type="float" office:value="0.829925537109375">
            <text:p>0.8299255371</text:p>
          </table:table-cell>
          <table:table-cell table:formula="of:=RAND()" office:value-type="float" office:value="0.737030029296875">
            <text:p>0.7370300293</text:p>
          </table:table-cell>
          <table:table-cell table:formula="of:=SQRT(1 - [.A117])" office:value-type="float" office:value="0.412400852194349">
            <text:p>0.4124008522</text:p>
          </table:table-cell>
          <table:table-cell table:formula="of:=SQRT(1 - (1 - [.A117]))" office:value-type="float" office:value="0.911002490177373">
            <text:p>0.9110024902</text:p>
          </table:table-cell>
          <table:table-cell table:formula="of:=COS(2 * PI() * [.B117])" office:value-type="float" office:value="-0.0814025595515387">
            <text:p>-0.0814025596</text:p>
          </table:table-cell>
          <table:table-cell table:formula="of:=SIN(2 * PI() * [.B117])" office:value-type="float" office:value="-0.996681304780248">
            <text:p>-0.9966813048</text:p>
          </table:table-cell>
          <table:table-cell table:formula="of:=[.D117]*[.E117]" office:value-type="float" office:value="-0.0741579344582636">
            <text:p>-0.0741579345</text:p>
          </table:table-cell>
          <table:table-cell table:formula="of:=[.D117]*[.F117]" office:value-type="float" office:value="-0.90797915056804">
            <text:p>-0.9079791506</text:p>
          </table:table-cell>
          <table:table-cell table:formula="of:=[.C117]" office:value-type="float" office:value="0.412400852194349">
            <text:p>0.4124008522</text:p>
          </table:table-cell>
        </table:table-row>
        <table:table-row table:style-name="ro1">
          <table:table-cell table:formula="of:=RAND()" office:value-type="float" office:value="0.362274169921875">
            <text:p>0.3622741699</text:p>
          </table:table-cell>
          <table:table-cell table:formula="of:=RAND()" office:value-type="float" office:value="0.01434326171875">
            <text:p>0.0143432617</text:p>
          </table:table-cell>
          <table:table-cell table:formula="of:=SQRT(1 - [.A118])" office:value-type="float" office:value="0.798577378892068">
            <text:p>0.7985773789</text:p>
          </table:table-cell>
          <table:table-cell table:formula="of:=SQRT(1 - (1 - [.A118]))" office:value-type="float" office:value="0.601892158049825">
            <text:p>0.601892158</text:p>
          </table:table-cell>
          <table:table-cell table:formula="of:=COS(2 * PI() * [.B118])" office:value-type="float" office:value="0.995941817001031">
            <text:p>0.995941817</text:p>
          </table:table-cell>
          <table:table-cell table:formula="of:=SIN(2 * PI() * [.B118])" office:value-type="float" office:value="0.0899994286019873">
            <text:p>0.0899994286</text:p>
          </table:table-cell>
          <table:table-cell table:formula="of:=[.D118]*[.E118]" office:value-type="float" office:value="0.599449569526814">
            <text:p>0.5994495695</text:p>
          </table:table-cell>
          <table:table-cell table:formula="of:=[.D118]*[.F118]" office:value-type="float" office:value="0.0541699503045013">
            <text:p>0.0541699503</text:p>
          </table:table-cell>
          <table:table-cell table:formula="of:=[.C118]" office:value-type="float" office:value="0.798577378892068">
            <text:p>0.7985773789</text:p>
          </table:table-cell>
        </table:table-row>
        <table:table-row table:style-name="ro1">
          <table:table-cell table:formula="of:=RAND()" office:value-type="float" office:value="0.43988037109375">
            <text:p>0.4398803711</text:p>
          </table:table-cell>
          <table:table-cell table:formula="of:=RAND()" office:value-type="float" office:value="0.243438720703125">
            <text:p>0.2434387207</text:p>
          </table:table-cell>
          <table:table-cell table:formula="of:=SQRT(1 - [.A119])" office:value-type="float" office:value="0.748411403511631">
            <text:p>0.7484114035</text:p>
          </table:table-cell>
          <table:table-cell table:formula="of:=SQRT(1 - (1 - [.A119]))" office:value-type="float" office:value="0.66323477826012">
            <text:p>0.6632347783</text:p>
          </table:table-cell>
          <table:table-cell table:formula="of:=COS(2 * PI() * [.B119])" office:value-type="float" office:value="0.0412140570577316">
            <text:p>0.0412140571</text:p>
          </table:table-cell>
          <table:table-cell table:formula="of:=SIN(2 * PI() * [.B119])" office:value-type="float" office:value="0.999150339789184">
            <text:p>0.9991503398</text:p>
          </table:table-cell>
          <table:table-cell table:formula="of:=[.D119]*[.E119]" office:value-type="float" office:value="0.0273345959938845">
            <text:p>0.027334596</text:p>
          </table:table-cell>
          <table:table-cell table:formula="of:=[.D119]*[.F119]" office:value-type="float" office:value="0.662671254058603">
            <text:p>0.6626712541</text:p>
          </table:table-cell>
          <table:table-cell table:formula="of:=[.C119]" office:value-type="float" office:value="0.748411403511631">
            <text:p>0.7484114035</text:p>
          </table:table-cell>
        </table:table-row>
        <table:table-row table:style-name="ro1">
          <table:table-cell table:formula="of:=RAND()" office:value-type="float" office:value="0.472137451171875">
            <text:p>0.4721374512</text:p>
          </table:table-cell>
          <table:table-cell table:formula="of:=RAND()" office:value-type="float" office:value="0.986358642578125">
            <text:p>0.9863586426</text:p>
          </table:table-cell>
          <table:table-cell table:formula="of:=SQRT(1 - [.A120])" office:value-type="float" office:value="0.726541498352382">
            <text:p>0.7265414984</text:p>
          </table:table-cell>
          <table:table-cell table:formula="of:=SQRT(1 - (1 - [.A120]))" office:value-type="float" office:value="0.687122588168862">
            <text:p>0.6871225882</text:p>
          </table:table-cell>
          <table:table-cell table:formula="of:=COS(2 * PI() * [.B120])" office:value-type="float" office:value="0.996329045295492">
            <text:p>0.9963290453</text:p>
          </table:table-cell>
          <table:table-cell table:formula="of:=SIN(2 * PI() * [.B120])" office:value-type="float" office:value="-0.0856062702176224">
            <text:p>-0.0856062702</text:p>
          </table:table-cell>
          <table:table-cell table:formula="of:=[.D120]*[.E120]" office:value-type="float" office:value="0.68460019227125">
            <text:p>0.6846001923</text:p>
          </table:table-cell>
          <table:table-cell table:formula="of:=[.D120]*[.F120]" office:value-type="float" office:value="-0.0588220019554156">
            <text:p>-0.058822002</text:p>
          </table:table-cell>
          <table:table-cell table:formula="of:=[.C120]" office:value-type="float" office:value="0.726541498352382">
            <text:p>0.7265414984</text:p>
          </table:table-cell>
        </table:table-row>
        <table:table-row table:style-name="ro1">
          <table:table-cell table:formula="of:=RAND()" office:value-type="float" office:value="0.549774169921875">
            <text:p>0.5497741699</text:p>
          </table:table-cell>
          <table:table-cell table:formula="of:=RAND()" office:value-type="float" office:value="0.541107177734375">
            <text:p>0.5411071777</text:p>
          </table:table-cell>
          <table:table-cell table:formula="of:=SQRT(1 - [.A121])" office:value-type="float" office:value="0.670988695939153">
            <text:p>0.6709886959</text:p>
          </table:table-cell>
          <table:table-cell table:formula="of:=SQRT(1 - (1 - [.A121]))" office:value-type="float" office:value="0.741467578469804">
            <text:p>0.7414675785</text:p>
          </table:table-cell>
          <table:table-cell table:formula="of:=COS(2 * PI() * [.B121])" office:value-type="float" office:value="-0.966829701430122">
            <text:p>-0.9668297014</text:p>
          </table:table-cell>
          <table:table-cell table:formula="of:=SIN(2 * PI() * [.B121])" office:value-type="float" office:value="-0.255421863654115">
            <text:p>-0.2554218637</text:p>
          </table:table-cell>
          <table:table-cell table:formula="of:=[.D121]*[.E121]" office:value-type="float" office:value="-0.716872877512076">
            <text:p>-0.7168728775</text:p>
          </table:table-cell>
          <table:table-cell table:formula="of:=[.D121]*[.F121]" office:value-type="float" office:value="-0.189387030731861">
            <text:p>-0.1893870307</text:p>
          </table:table-cell>
          <table:table-cell table:formula="of:=[.C121]" office:value-type="float" office:value="0.670988695939153">
            <text:p>0.6709886959</text:p>
          </table:table-cell>
        </table:table-row>
        <table:table-row table:style-name="ro1">
          <table:table-cell table:formula="of:=RAND()" office:value-type="float" office:value="0.4013671875">
            <text:p>0.4013671875</text:p>
          </table:table-cell>
          <table:table-cell table:formula="of:=RAND()" office:value-type="float" office:value="0.99383544921875">
            <text:p>0.9938354492</text:p>
          </table:table-cell>
          <table:table-cell table:formula="of:=SQRT(1 - [.A122])" office:value-type="float" office:value="0.773713650196247">
            <text:p>0.7737136502</text:p>
          </table:table-cell>
          <table:table-cell table:formula="of:=SQRT(1 - (1 - [.A122]))" office:value-type="float" office:value="0.63353546664729">
            <text:p>0.6335354666</text:p>
          </table:table-cell>
          <table:table-cell table:formula="of:=COS(2 * PI() * [.B122])" office:value-type="float" office:value="0.999249970554724">
            <text:p>0.9992499706</text:p>
          </table:table-cell>
          <table:table-cell table:formula="of:=SIN(2 * PI() * [.B122])" office:value-type="float" office:value="-0.0387233307759337">
            <text:p>-0.0387233308</text:p>
          </table:table-cell>
          <table:table-cell table:formula="of:=[.D122]*[.E122]" office:value-type="float" office:value="0.633060296392679">
            <text:p>0.6330602964</text:p>
          </table:table-cell>
          <table:table-cell table:formula="of:=[.D122]*[.F122]" office:value-type="float" office:value="-0.0245326034332686">
            <text:p>-0.0245326034</text:p>
          </table:table-cell>
          <table:table-cell table:formula="of:=[.C122]" office:value-type="float" office:value="0.773713650196247">
            <text:p>0.7737136502</text:p>
          </table:table-cell>
        </table:table-row>
        <table:table-row table:style-name="ro1">
          <table:table-cell table:formula="of:=RAND()" office:value-type="float" office:value="0.03997802734375">
            <text:p>0.0399780273</text:p>
          </table:table-cell>
          <table:table-cell table:formula="of:=RAND()" office:value-type="float" office:value="0.0098876953125">
            <text:p>0.0098876953</text:p>
          </table:table-cell>
          <table:table-cell table:formula="of:=SQRT(1 - [.A123])" office:value-type="float" office:value="0.9798071099233">
            <text:p>0.9798071099</text:p>
          </table:table-cell>
          <table:table-cell table:formula="of:=SQRT(1 - (1 - [.A123]))" office:value-type="float" office:value="0.199945060813589">
            <text:p>0.1999450608</text:p>
          </table:table-cell>
          <table:table-cell table:formula="of:=COS(2 * PI() * [.B123])" office:value-type="float" office:value="0.998070786905482">
            <text:p>0.9980707869</text:p>
          </table:table-cell>
          <table:table-cell table:formula="of:=SIN(2 * PI() * [.B123])" office:value-type="float" office:value="0.0620862651950601">
            <text:p>0.0620862652</text:p>
          </table:table-cell>
          <table:table-cell table:formula="of:=[.D123]*[.E123]" office:value-type="float" office:value="0.199559324184084">
            <text:p>0.1995593242</text:p>
          </table:table-cell>
          <table:table-cell table:formula="of:=[.D123]*[.F123]" office:value-type="float" office:value="0.0124138420701149">
            <text:p>0.0124138421</text:p>
          </table:table-cell>
          <table:table-cell table:formula="of:=[.C123]" office:value-type="float" office:value="0.9798071099233">
            <text:p>0.9798071099</text:p>
          </table:table-cell>
        </table:table-row>
        <table:table-row table:style-name="ro1">
          <table:table-cell table:formula="of:=RAND()" office:value-type="float" office:value="0.93414306640625">
            <text:p>0.9341430664</text:p>
          </table:table-cell>
          <table:table-cell table:formula="of:=RAND()" office:value-type="float" office:value="0.83538818359375">
            <text:p>0.8353881836</text:p>
          </table:table-cell>
          <table:table-cell table:formula="of:=SQRT(1 - [.A124])" office:value-type="float" office:value="0.256626057900888">
            <text:p>0.2566260579</text:p>
          </table:table-cell>
          <table:table-cell table:formula="of:=SQRT(1 - (1 - [.A124]))" office:value-type="float" office:value="0.966510768903404">
            <text:p>0.9665107689</text:p>
          </table:table-cell>
          <table:table-cell table:formula="of:=COS(2 * PI() * [.B124])" office:value-type="float" office:value="0.511139274715464">
            <text:p>0.5111392747</text:p>
          </table:table-cell>
          <table:table-cell table:formula="of:=SIN(2 * PI() * [.B124])" office:value-type="float" office:value="-0.859497901011602">
            <text:p>-0.859497901</text:p>
          </table:table-cell>
          <table:table-cell table:formula="of:=[.D124]*[.E124]" office:value-type="float" office:value="0.494021613421972">
            <text:p>0.4940216134</text:p>
          </table:table-cell>
          <table:table-cell table:formula="of:=[.D124]*[.F124]" office:value-type="float" office:value="-0.830713977177585">
            <text:p>-0.8307139772</text:p>
          </table:table-cell>
          <table:table-cell table:formula="of:=[.C124]" office:value-type="float" office:value="0.256626057900888">
            <text:p>0.2566260579</text:p>
          </table:table-cell>
        </table:table-row>
        <table:table-row table:style-name="ro1">
          <table:table-cell table:formula="of:=RAND()" office:value-type="float" office:value="0.711456298828125">
            <text:p>0.7114562988</text:p>
          </table:table-cell>
          <table:table-cell table:formula="of:=RAND()" office:value-type="float" office:value="0.256683349609375">
            <text:p>0.2566833496</text:p>
          </table:table-cell>
          <table:table-cell table:formula="of:=SQRT(1 - [.A125])" office:value-type="float" office:value="0.537162639404375">
            <text:p>0.5371626394</text:p>
          </table:table-cell>
          <table:table-cell table:formula="of:=SQRT(1 - (1 - [.A125]))" office:value-type="float" office:value="0.843478689018356">
            <text:p>0.843478689</text:p>
          </table:table-cell>
          <table:table-cell table:formula="of:=COS(2 * PI() * [.B125])" office:value-type="float" office:value="-0.0419803835727344">
            <text:p>-0.0419803836</text:p>
          </table:table-cell>
          <table:table-cell table:formula="of:=SIN(2 * PI() * [.B125])" office:value-type="float" office:value="0.999118435119224">
            <text:p>0.9991184351</text:p>
          </table:table-cell>
          <table:table-cell table:formula="of:=[.D125]*[.E125]" office:value-type="float" office:value="-0.0354095589004177">
            <text:p>-0.0354095589</text:p>
          </table:table-cell>
          <table:table-cell table:formula="of:=[.D125]*[.F125]" office:value-type="float" office:value="0.842735107828434">
            <text:p>0.8427351078</text:p>
          </table:table-cell>
          <table:table-cell table:formula="of:=[.C125]" office:value-type="float" office:value="0.537162639404375">
            <text:p>0.5371626394</text:p>
          </table:table-cell>
        </table:table-row>
        <table:table-row table:style-name="ro1">
          <table:table-cell table:formula="of:=RAND()" office:value-type="float" office:value="0.96710205078125">
            <text:p>0.9671020508</text:p>
          </table:table-cell>
          <table:table-cell table:formula="of:=RAND()" office:value-type="float" office:value="0.74359130859375">
            <text:p>0.7435913086</text:p>
          </table:table-cell>
          <table:table-cell table:formula="of:=SQRT(1 - [.A126])" office:value-type="float" office:value="0.181377918222561">
            <text:p>0.1813779182</text:p>
          </table:table-cell>
          <table:table-cell table:formula="of:=SQRT(1 - (1 - [.A126]))" office:value-type="float" office:value="0.983413468883384">
            <text:p>0.9834134689</text:p>
          </table:table-cell>
          <table:table-cell table:formula="of:=COS(2 * PI() * [.B126])" office:value-type="float" office:value="-0.0402561148720415">
            <text:p>-0.0402561149</text:p>
          </table:table-cell>
          <table:table-cell table:formula="of:=SIN(2 * PI() * [.B126])" office:value-type="float" office:value="-0.999189394066715">
            <text:p>-0.9991893941</text:p>
          </table:table-cell>
          <table:table-cell table:formula="of:=[.D126]*[.E126]" office:value-type="float" office:value="-0.0395884055700823">
            <text:p>-0.0395884056</text:p>
          </table:table-cell>
          <table:table-cell table:formula="of:=[.D126]*[.F126]" office:value-type="float" office:value="-0.982616308090634">
            <text:p>-0.9826163081</text:p>
          </table:table-cell>
          <table:table-cell table:formula="of:=[.C126]" office:value-type="float" office:value="0.181377918222561">
            <text:p>0.1813779182</text:p>
          </table:table-cell>
        </table:table-row>
        <table:table-row table:style-name="ro1">
          <table:table-cell table:formula="of:=RAND()" office:value-type="float" office:value="0.830108642578125">
            <text:p>0.8301086426</text:p>
          </table:table-cell>
          <table:table-cell table:formula="of:=RAND()" office:value-type="float" office:value="0.30889892578125">
            <text:p>0.3088989258</text:p>
          </table:table-cell>
          <table:table-cell table:formula="of:=SQRT(1 - [.A127])" office:value-type="float" office:value="0.412178793027826">
            <text:p>0.412178793</text:p>
          </table:table-cell>
          <table:table-cell table:formula="of:=SQRT(1 - (1 - [.A127]))" office:value-type="float" office:value="0.911102981324353">
            <text:p>0.9111029813</text:p>
          </table:table-cell>
          <table:table-cell table:formula="of:=COS(2 * PI() * [.B127])" office:value-type="float" office:value="-0.361683365109146">
            <text:p>-0.3616833651</text:p>
          </table:table-cell>
          <table:table-cell table:formula="of:=SIN(2 * PI() * [.B127])" office:value-type="float" office:value="0.932300993994603">
            <text:p>0.932300994</text:p>
          </table:table-cell>
          <table:table-cell table:formula="of:=[.D127]*[.E127]" office:value-type="float" office:value="-0.329530792246367">
            <text:p>-0.3295307922</text:p>
          </table:table-cell>
          <table:table-cell table:formula="of:=[.D127]*[.F127]" office:value-type="float" office:value="0.849422215120141">
            <text:p>0.8494222151</text:p>
          </table:table-cell>
          <table:table-cell table:formula="of:=[.C127]" office:value-type="float" office:value="0.412178793027826">
            <text:p>0.412178793</text:p>
          </table:table-cell>
        </table:table-row>
        <table:table-row table:style-name="ro1">
          <table:table-cell table:formula="of:=RAND()" office:value-type="float" office:value="0.6602783203125">
            <text:p>0.6602783203</text:p>
          </table:table-cell>
          <table:table-cell table:formula="of:=RAND()" office:value-type="float" office:value="0.376190185546875">
            <text:p>0.3761901855</text:p>
          </table:table-cell>
          <table:table-cell table:formula="of:=SQRT(1 - [.A128])" office:value-type="float" office:value="0.582856482924828">
            <text:p>0.5828564829</text:p>
          </table:table-cell>
          <table:table-cell table:formula="of:=SQRT(1 - (1 - [.A128]))" office:value-type="float" office:value="0.812575116719987">
            <text:p>0.8125751167</text:p>
          </table:table-cell>
          <table:table-cell table:formula="of:=COS(2 * PI() * [.B128])" office:value-type="float" office:value="-0.712374815349561">
            <text:p>-0.7123748153</text:p>
          </table:table-cell>
          <table:table-cell table:formula="of:=SIN(2 * PI() * [.B128])" office:value-type="float" office:value="0.701799203800972">
            <text:p>0.7017992038</text:p>
          </table:table-cell>
          <table:table-cell table:formula="of:=[.D128]*[.E128]" office:value-type="float" office:value="-0.578858048731049">
            <text:p>-0.5788580487</text:p>
          </table:table-cell>
          <table:table-cell table:formula="of:=[.D128]*[.F128]" office:value-type="float" office:value="0.570264569942569">
            <text:p>0.5702645699</text:p>
          </table:table-cell>
          <table:table-cell table:formula="of:=[.C128]" office:value-type="float" office:value="0.582856482924828">
            <text:p>0.5828564829</text:p>
          </table:table-cell>
        </table:table-row>
        <table:table-row table:style-name="ro1">
          <table:table-cell table:formula="of:=RAND()" office:value-type="float" office:value="0.735931396484375">
            <text:p>0.7359313965</text:p>
          </table:table-cell>
          <table:table-cell table:formula="of:=RAND()" office:value-type="float" office:value="0.78643798828125">
            <text:p>0.7864379883</text:p>
          </table:table-cell>
          <table:table-cell table:formula="of:=SQRT(1 - [.A129])" office:value-type="float" office:value="0.513876058515694">
            <text:p>0.5138760585</text:p>
          </table:table-cell>
          <table:table-cell table:formula="of:=SQRT(1 - (1 - [.A129]))" office:value-type="float" office:value="0.85786443945671">
            <text:p>0.8578644395</text:p>
          </table:table-cell>
          <table:table-cell table:formula="of:=COS(2 * PI() * [.B129])" office:value-type="float" office:value="0.22695176879806">
            <text:p>0.2269517688</text:p>
          </table:table-cell>
          <table:table-cell table:formula="of:=SIN(2 * PI() * [.B129])" office:value-type="float" office:value="-0.97390599887229">
            <text:p>-0.9739059989</text:p>
          </table:table-cell>
          <table:table-cell table:formula="of:=[.D129]*[.E129]" office:value-type="float" office:value="0.194693851923657">
            <text:p>0.1946938519</text:p>
          </table:table-cell>
          <table:table-cell table:formula="of:=[.D129]*[.F129]" office:value-type="float" office:value="-0.835479323806104">
            <text:p>-0.8354793238</text:p>
          </table:table-cell>
          <table:table-cell table:formula="of:=[.C129]" office:value-type="float" office:value="0.513876058515694">
            <text:p>0.5138760585</text:p>
          </table:table-cell>
        </table:table-row>
        <table:table-row table:style-name="ro1">
          <table:table-cell table:formula="of:=RAND()" office:value-type="float" office:value="0.168304443359375">
            <text:p>0.1683044434</text:p>
          </table:table-cell>
          <table:table-cell table:formula="of:=RAND()" office:value-type="float" office:value="0.6141357421875">
            <text:p>0.6141357422</text:p>
          </table:table-cell>
          <table:table-cell table:formula="of:=SQRT(1 - [.A130])" office:value-type="float" office:value="0.911973440753965">
            <text:p>0.9119734408</text:p>
          </table:table-cell>
          <table:table-cell table:formula="of:=SQRT(1 - (1 - [.A130]))" office:value-type="float" office:value="0.410249245409879">
            <text:p>0.4102492454</text:p>
          </table:table-cell>
          <table:table-cell table:formula="of:=COS(2 * PI() * [.B130])" office:value-type="float" office:value="-0.753691108868781">
            <text:p>-0.7536911089</text:p>
          </table:table-cell>
          <table:table-cell table:formula="of:=SIN(2 * PI() * [.B130])" office:value-type="float" office:value="-0.657228812828642">
            <text:p>-0.6572288128</text:p>
          </table:table-cell>
          <table:table-cell table:formula="of:=[.D130]*[.E130]" office:value-type="float" office:value="-0.309201208685552">
            <text:p>-0.3092012087</text:p>
          </table:table-cell>
          <table:table-cell table:formula="of:=[.D130]*[.F130]" office:value-type="float" office:value="-0.269627624524581">
            <text:p>-0.2696276245</text:p>
          </table:table-cell>
          <table:table-cell table:formula="of:=[.C130]" office:value-type="float" office:value="0.911973440753965">
            <text:p>0.9119734408</text:p>
          </table:table-cell>
        </table:table-row>
        <table:table-row table:style-name="ro1">
          <table:table-cell table:formula="of:=RAND()" office:value-type="float" office:value="0.672637939453125">
            <text:p>0.6726379395</text:p>
          </table:table-cell>
          <table:table-cell table:formula="of:=RAND()" office:value-type="float" office:value="0.33349609375">
            <text:p>0.3334960938</text:p>
          </table:table-cell>
          <table:table-cell table:formula="of:=SQRT(1 - [.A131])" office:value-type="float" office:value="0.572155626160291">
            <text:p>0.5721556262</text:p>
          </table:table-cell>
          <table:table-cell table:formula="of:=SQRT(1 - (1 - [.A131]))" office:value-type="float" office:value="0.820145072199501">
            <text:p>0.8201450722</text:p>
          </table:table-cell>
          <table:table-cell table:formula="of:=COS(2 * PI() * [.B131])" office:value-type="float" office:value="-0.500885382611241">
            <text:p>-0.5008853826</text:p>
          </table:table-cell>
          <table:table-cell table:formula="of:=SIN(2 * PI() * [.B131])" office:value-type="float" office:value="0.865513624090569">
            <text:p>0.8655136241</text:p>
          </table:table-cell>
          <table:table-cell table:formula="of:=[.D131]*[.E131]" office:value-type="float" office:value="-0.410798678285371">
            <text:p>-0.4107986783</text:p>
          </table:table-cell>
          <table:table-cell table:formula="of:=[.D131]*[.F131]" office:value-type="float" office:value="0.709846733719412">
            <text:p>0.7098467337</text:p>
          </table:table-cell>
          <table:table-cell table:formula="of:=[.C131]" office:value-type="float" office:value="0.572155626160291">
            <text:p>0.5721556262</text:p>
          </table:table-cell>
        </table:table-row>
        <table:table-row table:style-name="ro1">
          <table:table-cell table:formula="of:=RAND()" office:value-type="float" office:value="0.35760498046875">
            <text:p>0.3576049805</text:p>
          </table:table-cell>
          <table:table-cell table:formula="of:=RAND()" office:value-type="float" office:value="0.69732666015625">
            <text:p>0.6973266602</text:p>
          </table:table-cell>
          <table:table-cell table:formula="of:=SQRT(1 - [.A132])" office:value-type="float" office:value="0.801495489401687">
            <text:p>0.8014954894</text:p>
          </table:table-cell>
          <table:table-cell table:formula="of:=SQRT(1 - (1 - [.A132]))" office:value-type="float" office:value="0.598000819789363">
            <text:p>0.5980008198</text:p>
          </table:table-cell>
          <table:table-cell table:formula="of:=COS(2 * PI() * [.B132])" office:value-type="float" office:value="-0.324947632382189">
            <text:p>-0.3249476324</text:p>
          </table:table-cell>
          <table:table-cell table:formula="of:=SIN(2 * PI() * [.B132])" office:value-type="float" office:value="-0.945732010777477">
            <text:p>-0.9457320108</text:p>
          </table:table-cell>
          <table:table-cell table:formula="of:=[.D132]*[.E132]" office:value-type="float" office:value="-0.194318950553161">
            <text:p>-0.1943189506</text:p>
          </table:table-cell>
          <table:table-cell table:formula="of:=[.D132]*[.F132]" office:value-type="float" office:value="-0.565548517745974">
            <text:p>-0.5655485177</text:p>
          </table:table-cell>
          <table:table-cell table:formula="of:=[.C132]" office:value-type="float" office:value="0.801495489401687">
            <text:p>0.8014954894</text:p>
          </table:table-cell>
        </table:table-row>
        <table:table-row table:style-name="ro1">
          <table:table-cell table:formula="of:=RAND()" office:value-type="float" office:value="0.49444580078125">
            <text:p>0.4944458008</text:p>
          </table:table-cell>
          <table:table-cell table:formula="of:=RAND()" office:value-type="float" office:value="0.09124755859375">
            <text:p>0.0912475586</text:p>
          </table:table-cell>
          <table:table-cell table:formula="of:=SQRT(1 - [.A133])" office:value-type="float" office:value="0.711023346465325">
            <text:p>0.7110233465</text:p>
          </table:table-cell>
          <table:table-cell table:formula="of:=SQRT(1 - (1 - [.A133]))" office:value-type="float" office:value="0.703168401438268">
            <text:p>0.7031684014</text:p>
          </table:table-cell>
          <table:table-cell table:formula="of:=COS(2 * PI() * [.B133])" office:value-type="float" office:value="0.840101874749058">
            <text:p>0.8401018747</text:p>
          </table:table-cell>
          <table:table-cell table:formula="of:=SIN(2 * PI() * [.B133])" office:value-type="float" office:value="0.542428649725581">
            <text:p>0.5424286497</text:p>
          </table:table-cell>
          <table:table-cell table:formula="of:=[.D133]*[.E133]" office:value-type="float" office:value="0.590733092312588">
            <text:p>0.5907330923</text:p>
          </table:table-cell>
          <table:table-cell table:formula="of:=[.D133]*[.F133]" office:value-type="float" office:value="0.381418686521855">
            <text:p>0.3814186865</text:p>
          </table:table-cell>
          <table:table-cell table:formula="of:=[.C133]" office:value-type="float" office:value="0.711023346465325">
            <text:p>0.7110233465</text:p>
          </table:table-cell>
        </table:table-row>
        <table:table-row table:style-name="ro1">
          <table:table-cell table:formula="of:=RAND()" office:value-type="float" office:value="0.416656494140625">
            <text:p>0.4166564941</text:p>
          </table:table-cell>
          <table:table-cell table:formula="of:=RAND()" office:value-type="float" office:value="0.7298583984375">
            <text:p>0.7298583984</text:p>
          </table:table-cell>
          <table:table-cell table:formula="of:=SQRT(1 - [.A134])" office:value-type="float" office:value="0.763769275278454">
            <text:p>0.7637692753</text:p>
          </table:table-cell>
          <table:table-cell table:formula="of:=SQRT(1 - (1 - [.A134]))" office:value-type="float" office:value="0.645489344715019">
            <text:p>0.6454893447</text:p>
          </table:table-cell>
          <table:table-cell table:formula="of:=COS(2 * PI() * [.B134])" office:value-type="float" office:value="-0.126215877078991">
            <text:p>-0.1262158771</text:p>
          </table:table-cell>
          <table:table-cell table:formula="of:=SIN(2 * PI() * [.B134])" office:value-type="float" office:value="-0.992002798571244">
            <text:p>-0.9920027986</text:p>
          </table:table-cell>
          <table:table-cell table:formula="of:=[.D134]*[.E134]" office:value-type="float" office:value="-0.0814710037883493">
            <text:p>-0.0814710038</text:p>
          </table:table-cell>
          <table:table-cell table:formula="of:=[.D134]*[.F134]" office:value-type="float" office:value="-0.640327236405218">
            <text:p>-0.6403272364</text:p>
          </table:table-cell>
          <table:table-cell table:formula="of:=[.C134]" office:value-type="float" office:value="0.763769275278454">
            <text:p>0.7637692753</text:p>
          </table:table-cell>
        </table:table-row>
        <table:table-row table:style-name="ro1">
          <table:table-cell table:formula="of:=RAND()" office:value-type="float" office:value="0.40576171875">
            <text:p>0.4057617188</text:p>
          </table:table-cell>
          <table:table-cell table:formula="of:=RAND()" office:value-type="float" office:value="0.493072509765625">
            <text:p>0.4930725098</text:p>
          </table:table-cell>
          <table:table-cell table:formula="of:=SQRT(1 - [.A135])" office:value-type="float" office:value="0.770868523971501">
            <text:p>0.770868524</text:p>
          </table:table-cell>
          <table:table-cell table:formula="of:=SQRT(1 - (1 - [.A135]))" office:value-type="float" office:value="0.636994284707485">
            <text:p>0.6369942847</text:p>
          </table:table-cell>
          <table:table-cell table:formula="of:=COS(2 * PI() * [.B135])" office:value-type="float" office:value="-0.999052862531516">
            <text:p>-0.9990528625</text:p>
          </table:table-cell>
          <table:table-cell table:formula="of:=SIN(2 * PI() * [.B135])" office:value-type="float" office:value="0.0435129620640104">
            <text:p>0.0435129621</text:p>
          </table:table-cell>
          <table:table-cell table:formula="of:=[.D135]*[.E135]" office:value-type="float" office:value="-0.636390963553228">
            <text:p>-0.6363909636</text:p>
          </table:table-cell>
          <table:table-cell table:formula="of:=[.D135]*[.F135]" office:value-type="float" office:value="0.0277175081454682">
            <text:p>0.0277175081</text:p>
          </table:table-cell>
          <table:table-cell table:formula="of:=[.C135]" office:value-type="float" office:value="0.770868523971501">
            <text:p>0.770868524</text:p>
          </table:table-cell>
        </table:table-row>
        <table:table-row table:style-name="ro1">
          <table:table-cell table:formula="of:=RAND()" office:value-type="float" office:value="0.764556884765625">
            <text:p>0.7645568848</text:p>
          </table:table-cell>
          <table:table-cell table:formula="of:=RAND()" office:value-type="float" office:value="0.085174560546875">
            <text:p>0.0851745605</text:p>
          </table:table-cell>
          <table:table-cell table:formula="of:=SQRT(1 - [.A136])" office:value-type="float" office:value="0.485224808964232">
            <text:p>0.485224809</text:p>
          </table:table-cell>
          <table:table-cell table:formula="of:=SQRT(1 - (1 - [.A136]))" office:value-type="float" office:value="0.87438943541515">
            <text:p>0.8743894354</text:p>
          </table:table-cell>
          <table:table-cell table:formula="of:=COS(2 * PI() * [.B136])" office:value-type="float" office:value="0.860183194673261">
            <text:p>0.8601831947</text:p>
          </table:table-cell>
          <table:table-cell table:formula="of:=SIN(2 * PI() * [.B136])" office:value-type="float" office:value="0.509985168021289">
            <text:p>0.509985168</text:p>
          </table:table-cell>
          <table:table-cell table:formula="of:=[.D136]*[.E136]" office:value-type="float" office:value="0.752135097943953">
            <text:p>0.7521350979</text:p>
          </table:table-cell>
          <table:table-cell table:formula="of:=[.D136]*[.F136]" office:value-type="float" office:value="0.445925643136236">
            <text:p>0.4459256431</text:p>
          </table:table-cell>
          <table:table-cell table:formula="of:=[.C136]" office:value-type="float" office:value="0.485224808964232">
            <text:p>0.485224809</text:p>
          </table:table-cell>
        </table:table-row>
        <table:table-row table:style-name="ro1">
          <table:table-cell table:formula="of:=RAND()" office:value-type="float" office:value="0.390625">
            <text:p>0.390625</text:p>
          </table:table-cell>
          <table:table-cell table:formula="of:=RAND()" office:value-type="float" office:value="0.162872314453125">
            <text:p>0.1628723145</text:p>
          </table:table-cell>
          <table:table-cell table:formula="of:=SQRT(1 - [.A137])" office:value-type="float" office:value="0.7806247497998">
            <text:p>0.7806247498</text:p>
          </table:table-cell>
          <table:table-cell table:formula="of:=SQRT(1 - (1 - [.A137]))" office:value-type="float" office:value="0.625">
            <text:p>0.625</text:p>
          </table:table-cell>
          <table:table-cell table:formula="of:=COS(2 * PI() * [.B137])" office:value-type="float" office:value="0.52050253808224">
            <text:p>0.5205025381</text:p>
          </table:table-cell>
          <table:table-cell table:formula="of:=SIN(2 * PI() * [.B137])" office:value-type="float" office:value="0.853860121946181">
            <text:p>0.8538601219</text:p>
          </table:table-cell>
          <table:table-cell table:formula="of:=[.D137]*[.E137]" office:value-type="float" office:value="0.3253140863014">
            <text:p>0.3253140863</text:p>
          </table:table-cell>
          <table:table-cell table:formula="of:=[.D137]*[.F137]" office:value-type="float" office:value="0.533662576216363">
            <text:p>0.5336625762</text:p>
          </table:table-cell>
          <table:table-cell table:formula="of:=[.C137]" office:value-type="float" office:value="0.7806247497998">
            <text:p>0.7806247498</text:p>
          </table:table-cell>
        </table:table-row>
        <table:table-row table:style-name="ro1">
          <table:table-cell table:formula="of:=RAND()" office:value-type="float" office:value="0.165008544921875">
            <text:p>0.1650085449</text:p>
          </table:table-cell>
          <table:table-cell table:formula="of:=RAND()" office:value-type="float" office:value="0.743255615234375">
            <text:p>0.7432556152</text:p>
          </table:table-cell>
          <table:table-cell table:formula="of:=SQRT(1 - [.A138])" office:value-type="float" office:value="0.913778668539666">
            <text:p>0.9137786685</text:p>
          </table:table-cell>
          <table:table-cell table:formula="of:=SQRT(1 - (1 - [.A138]))" office:value-type="float" office:value="0.406212438167365">
            <text:p>0.4062124382</text:p>
          </table:table-cell>
          <table:table-cell table:formula="of:=COS(2 * PI() * [.B138])" office:value-type="float" office:value="-0.0423635375974194">
            <text:p>-0.0423635376</text:p>
          </table:table-cell>
          <table:table-cell table:formula="of:=SIN(2 * PI() * [.B138])" office:value-type="float" office:value="-0.999102262374694">
            <text:p>-0.9991022624</text:p>
          </table:table-cell>
          <table:table-cell table:formula="of:=[.D138]*[.E138]" office:value-type="float" office:value="-0.0172085958968425">
            <text:p>-0.0172085959</text:p>
          </table:table-cell>
          <table:table-cell table:formula="of:=[.D138]*[.F138]" office:value-type="float" office:value="-0.405847765977754">
            <text:p>-0.405847766</text:p>
          </table:table-cell>
          <table:table-cell table:formula="of:=[.C138]" office:value-type="float" office:value="0.913778668539666">
            <text:p>0.9137786685</text:p>
          </table:table-cell>
        </table:table-row>
        <table:table-row table:style-name="ro1">
          <table:table-cell table:formula="of:=RAND()" office:value-type="float" office:value="0.48779296875">
            <text:p>0.4877929688</text:p>
          </table:table-cell>
          <table:table-cell table:formula="of:=RAND()" office:value-type="float" office:value="0.198638916015625">
            <text:p>0.198638916</text:p>
          </table:table-cell>
          <table:table-cell table:formula="of:=SQRT(1 - [.A139])" office:value-type="float" office:value="0.715686405662424">
            <text:p>0.7156864057</text:p>
          </table:table-cell>
          <table:table-cell table:formula="of:=SQRT(1 - (1 - [.A139]))" office:value-type="float" office:value="0.698421769957094">
            <text:p>0.69842177</text:p>
          </table:table-cell>
          <table:table-cell table:formula="of:=COS(2 * PI() * [.B139])" office:value-type="float" office:value="0.317138976227612">
            <text:p>0.3171389762</text:p>
          </table:table-cell>
          <table:table-cell table:formula="of:=SIN(2 * PI() * [.B139])" office:value-type="float" office:value="0.948379074925898">
            <text:p>0.9483790749</text:p>
          </table:table-cell>
          <table:table-cell table:formula="of:=[.D139]*[.E139]" office:value-type="float" office:value="0.221496765099269">
            <text:p>0.2214967651</text:p>
          </table:table-cell>
          <table:table-cell table:formula="of:=[.D139]*[.F139]" office:value-type="float" office:value="0.662368592100017">
            <text:p>0.6623685921</text:p>
          </table:table-cell>
          <table:table-cell table:formula="of:=[.C139]" office:value-type="float" office:value="0.715686405662424">
            <text:p>0.7156864057</text:p>
          </table:table-cell>
        </table:table-row>
        <table:table-row table:style-name="ro1">
          <table:table-cell table:formula="of:=RAND()" office:value-type="float" office:value="0.45166015625">
            <text:p>0.4516601563</text:p>
          </table:table-cell>
          <table:table-cell table:formula="of:=RAND()" office:value-type="float" office:value="0.0904541015625">
            <text:p>0.0904541016</text:p>
          </table:table-cell>
          <table:table-cell table:formula="of:=SQRT(1 - [.A140])" office:value-type="float" office:value="0.740499725692049">
            <text:p>0.7404997257</text:p>
          </table:table-cell>
          <table:table-cell table:formula="of:=SQRT(1 - (1 - [.A140]))" office:value-type="float" office:value="0.672056661487705">
            <text:p>0.6720566615</text:p>
          </table:table-cell>
          <table:table-cell table:formula="of:=COS(2 * PI() * [.B140])" office:value-type="float" office:value="0.842795667540004">
            <text:p>0.8427956675</text:p>
          </table:table-cell>
          <table:table-cell table:formula="of:=SIN(2 * PI() * [.B140])" office:value-type="float" office:value="0.538233650727822">
            <text:p>0.5382336507</text:p>
          </table:table-cell>
          <table:table-cell table:formula="of:=[.D140]*[.E140]" office:value-type="float" office:value="0.566406442643237">
            <text:p>0.5664064426</text:p>
          </table:table-cell>
          <table:table-cell table:formula="of:=[.D140]*[.F140]" office:value-type="float" office:value="0.361723510408479">
            <text:p>0.3617235104</text:p>
          </table:table-cell>
          <table:table-cell table:formula="of:=[.C140]" office:value-type="float" office:value="0.740499725692049">
            <text:p>0.7404997257</text:p>
          </table:table-cell>
        </table:table-row>
        <table:table-row table:style-name="ro1">
          <table:table-cell table:formula="of:=RAND()" office:value-type="float" office:value="0.5675048828125">
            <text:p>0.5675048828</text:p>
          </table:table-cell>
          <table:table-cell table:formula="of:=RAND()" office:value-type="float" office:value="0.621612548828125">
            <text:p>0.6216125488</text:p>
          </table:table-cell>
          <table:table-cell table:formula="of:=SQRT(1 - [.A141])" office:value-type="float" office:value="0.657643609554217">
            <text:p>0.6576436096</text:p>
          </table:table-cell>
          <table:table-cell table:formula="of:=SQRT(1 - (1 - [.A141]))" office:value-type="float" office:value="0.753329199495479">
            <text:p>0.7533291995</text:p>
          </table:table-cell>
          <table:table-cell table:formula="of:=COS(2 * PI() * [.B141])" office:value-type="float" office:value="-0.721995537478212">
            <text:p>-0.7219955375</text:p>
          </table:table-cell>
          <table:table-cell table:formula="of:=SIN(2 * PI() * [.B141])" office:value-type="float" office:value="-0.691897711993289">
            <text:p>-0.691897712</text:p>
          </table:table-cell>
          <table:table-cell table:formula="of:=[.D141]*[.E141]" office:value-type="float" office:value="-0.54390032028777">
            <text:p>-0.5439003203</text:p>
          </table:table-cell>
          <table:table-cell table:formula="of:=[.D141]*[.F141]" office:value-type="float" office:value="-0.521226749508658">
            <text:p>-0.5212267495</text:p>
          </table:table-cell>
          <table:table-cell table:formula="of:=[.C141]" office:value-type="float" office:value="0.657643609554217">
            <text:p>0.6576436096</text:p>
          </table:table-cell>
        </table:table-row>
        <table:table-row table:style-name="ro1">
          <table:table-cell table:formula="of:=RAND()" office:value-type="float" office:value="0.7706298828125">
            <text:p>0.7706298828</text:p>
          </table:table-cell>
          <table:table-cell table:formula="of:=RAND()" office:value-type="float" office:value="0.213623046875">
            <text:p>0.2136230469</text:p>
          </table:table-cell>
          <table:table-cell table:formula="of:=SQRT(1 - [.A142])" office:value-type="float" office:value="0.478926003874816">
            <text:p>0.4789260039</text:p>
          </table:table-cell>
          <table:table-cell table:formula="of:=SQRT(1 - (1 - [.A142]))" office:value-type="float" office:value="0.877855274411733">
            <text:p>0.8778552744</text:p>
          </table:table-cell>
          <table:table-cell table:formula="of:=COS(2 * PI() * [.B142])" office:value-type="float" office:value="0.22657826384561">
            <text:p>0.2265782638</text:p>
          </table:table-cell>
          <table:table-cell table:formula="of:=SIN(2 * PI() * [.B142])" office:value-type="float" office:value="0.973992962167956">
            <text:p>0.9739929622</text:p>
          </table:table-cell>
          <table:table-cell table:formula="of:=[.D142]*[.E142]" office:value-type="float" office:value="0.198902923983922">
            <text:p>0.198902924</text:p>
          </table:table-cell>
          <table:table-cell table:formula="of:=[.D142]*[.F142]" office:value-type="float" office:value="0.855024859079048">
            <text:p>0.8550248591</text:p>
          </table:table-cell>
          <table:table-cell table:formula="of:=[.C142]" office:value-type="float" office:value="0.478926003874816">
            <text:p>0.4789260039</text:p>
          </table:table-cell>
        </table:table-row>
        <table:table-row table:style-name="ro1">
          <table:table-cell table:formula="of:=RAND()" office:value-type="float" office:value="0.766876220703125">
            <text:p>0.7668762207</text:p>
          </table:table-cell>
          <table:table-cell table:formula="of:=RAND()" office:value-type="float" office:value="0.272979736328125">
            <text:p>0.2729797363</text:p>
          </table:table-cell>
          <table:table-cell table:formula="of:=SQRT(1 - [.A143])" office:value-type="float" office:value="0.482828933781805">
            <text:p>0.4828289338</text:p>
          </table:table-cell>
          <table:table-cell table:formula="of:=SQRT(1 - (1 - [.A143]))" office:value-type="float" office:value="0.875714691382487">
            <text:p>0.8757146914</text:p>
          </table:table-cell>
          <table:table-cell table:formula="of:=COS(2 * PI() * [.B143])" office:value-type="float" office:value="-0.143884788152761">
            <text:p>-0.1438847882</text:p>
          </table:table-cell>
          <table:table-cell table:formula="of:=SIN(2 * PI() * [.B143])" office:value-type="float" office:value="0.989594446093062">
            <text:p>0.9895944461</text:p>
          </table:table-cell>
          <table:table-cell table:formula="of:=[.D143]*[.E143]" office:value-type="float" office:value="-0.12600202285183">
            <text:p>-0.1260020229</text:p>
          </table:table-cell>
          <table:table-cell table:formula="of:=[.D143]*[.F143]" office:value-type="float" office:value="0.86660239495421">
            <text:p>0.866602395</text:p>
          </table:table-cell>
          <table:table-cell table:formula="of:=[.C143]" office:value-type="float" office:value="0.482828933781805">
            <text:p>0.4828289338</text:p>
          </table:table-cell>
        </table:table-row>
        <table:table-row table:style-name="ro1">
          <table:table-cell table:formula="of:=RAND()" office:value-type="float" office:value="0.747467041015625">
            <text:p>0.747467041</text:p>
          </table:table-cell>
          <table:table-cell table:formula="of:=RAND()" office:value-type="float" office:value="0.21954345703125">
            <text:p>0.219543457</text:p>
          </table:table-cell>
          <table:table-cell table:formula="of:=SQRT(1 - [.A144])" office:value-type="float" office:value="0.502526575401117">
            <text:p>0.5025265754</text:p>
          </table:table-cell>
          <table:table-cell table:formula="of:=SQRT(1 - (1 - [.A144]))" office:value-type="float" office:value="0.864561762406611">
            <text:p>0.8645617624</text:p>
          </table:table-cell>
          <table:table-cell table:formula="of:=COS(2 * PI() * [.B144])" office:value-type="float" office:value="0.190198274055548">
            <text:p>0.1901982741</text:p>
          </table:table-cell>
          <table:table-cell table:formula="of:=SIN(2 * PI() * [.B144])" office:value-type="float" office:value="0.981745698511733">
            <text:p>0.9817456985</text:p>
          </table:table-cell>
          <table:table-cell table:formula="of:=[.D144]*[.E144]" office:value-type="float" office:value="0.16443815502416">
            <text:p>0.164438155</text:p>
          </table:table-cell>
          <table:table-cell table:formula="of:=[.D144]*[.F144]" office:value-type="float" office:value="0.848779791340413">
            <text:p>0.8487797913</text:p>
          </table:table-cell>
          <table:table-cell table:formula="of:=[.C144]" office:value-type="float" office:value="0.502526575401117">
            <text:p>0.5025265754</text:p>
          </table:table-cell>
        </table:table-row>
        <table:table-row table:style-name="ro1">
          <table:table-cell table:formula="of:=RAND()" office:value-type="float" office:value="0.239410400390625">
            <text:p>0.2394104004</text:p>
          </table:table-cell>
          <table:table-cell table:formula="of:=RAND()" office:value-type="float" office:value="0.93896484375">
            <text:p>0.9389648438</text:p>
          </table:table-cell>
          <table:table-cell table:formula="of:=SQRT(1 - [.A145])" office:value-type="float" office:value="0.872117881716328">
            <text:p>0.8721178817</text:p>
          </table:table-cell>
          <table:table-cell table:formula="of:=SQRT(1 - (1 - [.A145]))" office:value-type="float" office:value="0.489295820941304">
            <text:p>0.4892958209</text:p>
          </table:table-cell>
          <table:table-cell table:formula="of:=COS(2 * PI() * [.B145])" office:value-type="float" office:value="0.927362525650401">
            <text:p>0.9273625257</text:p>
          </table:table-cell>
          <table:table-cell table:formula="of:=SIN(2 * PI() * [.B145])" office:value-type="float" office:value="-0.374164062971459">
            <text:p>-0.374164063</text:p>
          </table:table-cell>
          <table:table-cell table:formula="of:=[.D145]*[.E145]" office:value-type="float" office:value="0.453754608298314">
            <text:p>0.4537546083</text:p>
          </table:table-cell>
          <table:table-cell table:formula="of:=[.D145]*[.F145]" office:value-type="float" office:value="-0.183076912358354">
            <text:p>-0.1830769124</text:p>
          </table:table-cell>
          <table:table-cell table:formula="of:=[.C145]" office:value-type="float" office:value="0.872117881716328">
            <text:p>0.8721178817</text:p>
          </table:table-cell>
        </table:table-row>
        <table:table-row table:style-name="ro1">
          <table:table-cell table:formula="of:=RAND()" office:value-type="float" office:value="0.483489990234375">
            <text:p>0.4834899902</text:p>
          </table:table-cell>
          <table:table-cell table:formula="of:=RAND()" office:value-type="float" office:value="0.61102294921875">
            <text:p>0.6110229492</text:p>
          </table:table-cell>
          <table:table-cell table:formula="of:=SQRT(1 - [.A146])" office:value-type="float" office:value="0.718686308319301">
            <text:p>0.7186863083</text:p>
          </table:table-cell>
          <table:table-cell table:formula="of:=SQRT(1 - (1 - [.A146]))" office:value-type="float" office:value="0.695334444878416">
            <text:p>0.6953344449</text:p>
          </table:table-cell>
          <table:table-cell table:formula="of:=COS(2 * PI() * [.B146])" office:value-type="float" office:value="-0.766400389737514">
            <text:p>-0.7664003897</text:p>
          </table:table-cell>
          <table:table-cell table:formula="of:=SIN(2 * PI() * [.B146])" office:value-type="float" office:value="-0.642363170340724">
            <text:p>-0.6423631703</text:p>
          </table:table-cell>
          <table:table-cell table:formula="of:=[.D146]*[.E146]" office:value-type="float" office:value="-0.532904589552736">
            <text:p>-0.5329045896</text:p>
          </table:table-cell>
          <table:table-cell table:formula="of:=[.D146]*[.F146]" office:value-type="float" office:value="-0.446657238459207">
            <text:p>-0.4466572385</text:p>
          </table:table-cell>
          <table:table-cell table:formula="of:=[.C146]" office:value-type="float" office:value="0.718686308319301">
            <text:p>0.7186863083</text:p>
          </table:table-cell>
        </table:table-row>
        <table:table-row table:style-name="ro1">
          <table:table-cell table:formula="of:=RAND()" office:value-type="float" office:value="0.37542724609375">
            <text:p>0.3754272461</text:p>
          </table:table-cell>
          <table:table-cell table:formula="of:=RAND()" office:value-type="float" office:value="0.985748291015625">
            <text:p>0.985748291</text:p>
          </table:table-cell>
          <table:table-cell table:formula="of:=SQRT(1 - [.A147])" office:value-type="float" office:value="0.790299154691595">
            <text:p>0.7902991547</text:p>
          </table:table-cell>
          <table:table-cell table:formula="of:=SQRT(1 - (1 - [.A147]))" office:value-type="float" office:value="0.61272118136535">
            <text:p>0.6127211814</text:p>
          </table:table-cell>
          <table:table-cell table:formula="of:=COS(2 * PI() * [.B147])" office:value-type="float" office:value="0.995993423740377">
            <text:p>0.9959934237</text:p>
          </table:table-cell>
          <table:table-cell table:formula="of:=SIN(2 * PI() * [.B147])" office:value-type="float" office:value="-0.0894265053880626">
            <text:p>-0.0894265054</text:p>
          </table:table-cell>
          <table:table-cell table:formula="of:=[.D147]*[.E147]" office:value-type="float" office:value="0.610266267226324">
            <text:p>0.6102662672</text:p>
          </table:table-cell>
          <table:table-cell table:formula="of:=[.D147]*[.F147]" office:value-type="float" office:value="-0.0547935140267486">
            <text:p>-0.054793514</text:p>
          </table:table-cell>
          <table:table-cell table:formula="of:=[.C147]" office:value-type="float" office:value="0.790299154691595">
            <text:p>0.7902991547</text:p>
          </table:table-cell>
        </table:table-row>
        <table:table-row table:style-name="ro1">
          <table:table-cell table:formula="of:=RAND()" office:value-type="float" office:value="0.7891845703125">
            <text:p>0.7891845703</text:p>
          </table:table-cell>
          <table:table-cell table:formula="of:=RAND()" office:value-type="float" office:value="0.25091552734375">
            <text:p>0.2509155273</text:p>
          </table:table-cell>
          <table:table-cell table:formula="of:=SQRT(1 - [.A148])" office:value-type="float" office:value="0.459146414216097">
            <text:p>0.4591464142</text:p>
          </table:table-cell>
          <table:table-cell table:formula="of:=SQRT(1 - (1 - [.A148]))" office:value-type="float" office:value="0.888360608262489">
            <text:p>0.8883606083</text:p>
          </table:table-cell>
          <table:table-cell table:formula="of:=COS(2 * PI() * [.B148])" office:value-type="float" office:value="-0.00575239622957361">
            <text:p>-0.0057523962</text:p>
          </table:table-cell>
          <table:table-cell table:formula="of:=SIN(2 * PI() * [.B148])" office:value-type="float" office:value="0.999983454831938">
            <text:p>0.9999834548</text:p>
          </table:table-cell>
          <table:table-cell table:formula="of:=[.D148]*[.E148]" office:value-type="float" office:value="-0.00511020221347087">
            <text:p>-0.0051102022</text:p>
          </table:table-cell>
          <table:table-cell table:formula="of:=[.D148]*[.F148]" office:value-type="float" office:value="0.888345910186926">
            <text:p>0.8883459102</text:p>
          </table:table-cell>
          <table:table-cell table:formula="of:=[.C148]" office:value-type="float" office:value="0.459146414216097">
            <text:p>0.4591464142</text:p>
          </table:table-cell>
        </table:table-row>
        <table:table-row table:style-name="ro1">
          <table:table-cell table:formula="of:=RAND()" office:value-type="float" office:value="0.149261474609375">
            <text:p>0.1492614746</text:p>
          </table:table-cell>
          <table:table-cell table:formula="of:=RAND()" office:value-type="float" office:value="0.285308837890625">
            <text:p>0.2853088379</text:p>
          </table:table-cell>
          <table:table-cell table:formula="of:=SQRT(1 - [.A149])" office:value-type="float" office:value="0.922354880396166">
            <text:p>0.9223548804</text:p>
          </table:table-cell>
          <table:table-cell table:formula="of:=SQRT(1 - (1 - [.A149]))" office:value-type="float" office:value="0.386343725986815">
            <text:p>0.386343726</text:p>
          </table:table-cell>
          <table:table-cell table:formula="of:=COS(2 * PI() * [.B149])" office:value-type="float" office:value="-0.220036582018353">
            <text:p>-0.220036582</text:p>
          </table:table-cell>
          <table:table-cell table:formula="of:=SIN(2 * PI() * [.B149])" office:value-type="float" office:value="0.975491620965388">
            <text:p>0.975491621</text:p>
          </table:table-cell>
          <table:table-cell table:formula="of:=[.D149]*[.E149]" office:value-type="float" office:value="-0.085009752950374">
            <text:p>-0.085009753</text:p>
          </table:table-cell>
          <table:table-cell table:formula="of:=[.D149]*[.F149]" office:value-type="float" office:value="0.376875067512686">
            <text:p>0.3768750675</text:p>
          </table:table-cell>
          <table:table-cell table:formula="of:=[.C149]" office:value-type="float" office:value="0.922354880396166">
            <text:p>0.9223548804</text:p>
          </table:table-cell>
        </table:table-row>
        <table:table-row table:style-name="ro1">
          <table:table-cell table:formula="of:=RAND()" office:value-type="float" office:value="0.55950927734375">
            <text:p>0.5595092773</text:p>
          </table:table-cell>
          <table:table-cell table:formula="of:=RAND()" office:value-type="float" office:value="0.9451904296875">
            <text:p>0.9451904297</text:p>
          </table:table-cell>
          <table:table-cell table:formula="of:=SQRT(1 - [.A150])" office:value-type="float" office:value="0.663694751113982">
            <text:p>0.6636947511</text:p>
          </table:table-cell>
          <table:table-cell table:formula="of:=SQRT(1 - (1 - [.A150]))" office:value-type="float" office:value="0.748003527627878">
            <text:p>0.7480035276</text:p>
          </table:table-cell>
          <table:table-cell table:formula="of:=COS(2 * PI() * [.B150])" office:value-type="float" office:value="0.941285396983928">
            <text:p>0.941285397</text:p>
          </table:table-cell>
          <table:table-cell table:formula="of:=SIN(2 * PI() * [.B150])" office:value-type="float" office:value="-0.337611909483075">
            <text:p>-0.3376119095</text:p>
          </table:table-cell>
          <table:table-cell table:formula="of:=[.D150]*[.E150]" office:value-type="float" office:value="0.704084797448586">
            <text:p>0.7040847974</text:p>
          </table:table-cell>
          <table:table-cell table:formula="of:=[.D150]*[.F150]" office:value-type="float" office:value="-0.252534899262524">
            <text:p>-0.2525348993</text:p>
          </table:table-cell>
          <table:table-cell table:formula="of:=[.C150]" office:value-type="float" office:value="0.663694751113982">
            <text:p>0.6636947511</text:p>
          </table:table-cell>
        </table:table-row>
        <table:table-row table:style-name="ro1">
          <table:table-cell table:formula="of:=RAND()" office:value-type="float" office:value="0.749755859375">
            <text:p>0.7497558594</text:p>
          </table:table-cell>
          <table:table-cell table:formula="of:=RAND()" office:value-type="float" office:value="0.713653564453125">
            <text:p>0.7136535645</text:p>
          </table:table-cell>
          <table:table-cell table:formula="of:=SQRT(1 - [.A151])" office:value-type="float" office:value="0.500244081049441">
            <text:p>0.500244081</text:p>
          </table:table-cell>
          <table:table-cell table:formula="of:=SQRT(1 - (1 - [.A151]))" office:value-type="float" office:value="0.865884437656088">
            <text:p>0.8658844377</text:p>
          </table:table-cell>
          <table:table-cell table:formula="of:=COS(2 * PI() * [.B151])" office:value-type="float" office:value="-0.22639149887">
            <text:p>-0.2263914989</text:p>
          </table:table-cell>
          <table:table-cell table:formula="of:=SIN(2 * PI() * [.B151])" office:value-type="float" office:value="-0.974036390100182">
            <text:p>-0.9740363901</text:p>
          </table:table-cell>
          <table:table-cell table:formula="of:=[.D151]*[.E151]" office:value-type="float" office:value="-0.196028875689169">
            <text:p>-0.1960288757</text:p>
          </table:table-cell>
          <table:table-cell table:formula="of:=[.D151]*[.F151]" office:value-type="float" office:value="-0.843402951898463">
            <text:p>-0.8434029519</text:p>
          </table:table-cell>
          <table:table-cell table:formula="of:=[.C151]" office:value-type="float" office:value="0.500244081049441">
            <text:p>0.500244081</text:p>
          </table:table-cell>
        </table:table-row>
        <table:table-row table:style-name="ro1">
          <table:table-cell table:formula="of:=RAND()" office:value-type="float" office:value="0.698516845703125">
            <text:p>0.6985168457</text:p>
          </table:table-cell>
          <table:table-cell table:formula="of:=RAND()" office:value-type="float" office:value="0.176544189453125">
            <text:p>0.1765441895</text:p>
          </table:table-cell>
          <table:table-cell table:formula="of:=SQRT(1 - [.A152])" office:value-type="float" office:value="0.549074816666067">
            <text:p>0.5490748167</text:p>
          </table:table-cell>
          <table:table-cell table:formula="of:=SQRT(1 - (1 - [.A152]))" office:value-type="float" office:value="0.835773202312161">
            <text:p>0.8357732023</text:p>
          </table:table-cell>
          <table:table-cell table:formula="of:=COS(2 * PI() * [.B152])" office:value-type="float" office:value="0.445324339783404">
            <text:p>0.4453243398</text:p>
          </table:table-cell>
          <table:table-cell table:formula="of:=SIN(2 * PI() * [.B152])" office:value-type="float" office:value="0.89536932737082">
            <text:p>0.8953693274</text:p>
          </table:table-cell>
          <table:table-cell table:formula="of:=[.D152]*[.E152]" office:value-type="float" office:value="0.372190149528325">
            <text:p>0.3721901495</text:p>
          </table:table-cell>
          <table:table-cell table:formula="of:=[.D152]*[.F152]" office:value-type="float" office:value="0.748325689988796">
            <text:p>0.74832569</text:p>
          </table:table-cell>
          <table:table-cell table:formula="of:=[.C152]" office:value-type="float" office:value="0.549074816666067">
            <text:p>0.5490748167</text:p>
          </table:table-cell>
        </table:table-row>
        <table:table-row table:style-name="ro1">
          <table:table-cell table:formula="of:=RAND()" office:value-type="float" office:value="0.15032958984375">
            <text:p>0.1503295898</text:p>
          </table:table-cell>
          <table:table-cell table:formula="of:=RAND()" office:value-type="float" office:value="0.002471923828125">
            <text:p>0.0024719238</text:p>
          </table:table-cell>
          <table:table-cell table:formula="of:=SQRT(1 - [.A153])" office:value-type="float" office:value="0.921775683209451">
            <text:p>0.9217756832</text:p>
          </table:table-cell>
          <table:table-cell table:formula="of:=SQRT(1 - (1 - [.A153]))" office:value-type="float" office:value="0.387723599802424">
            <text:p>0.3877235998</text:p>
          </table:table-cell>
          <table:table-cell table:formula="of:=COS(2 * PI() * [.B153])" office:value-type="float" office:value="0.999879387816855">
            <text:p>0.9998793878</text:p>
          </table:table-cell>
          <table:table-cell table:formula="of:=SIN(2 * PI() * [.B153])" office:value-type="float" office:value="0.0155309310407164">
            <text:p>0.015530931</text:p>
          </table:table-cell>
          <table:table-cell table:formula="of:=[.D153]*[.E153]" office:value-type="float" office:value="0.387676835612595">
            <text:p>0.3876768356</text:p>
          </table:table-cell>
          <table:table-cell table:formula="of:=[.D153]*[.F153]" office:value-type="float" office:value="0.00602170849138978">
            <text:p>0.0060217085</text:p>
          </table:table-cell>
          <table:table-cell table:formula="of:=[.C153]" office:value-type="float" office:value="0.921775683209451">
            <text:p>0.9217756832</text:p>
          </table:table-cell>
        </table:table-row>
        <table:table-row table:style-name="ro1">
          <table:table-cell table:formula="of:=RAND()" office:value-type="float" office:value="0.498870849609375">
            <text:p>0.4988708496</text:p>
          </table:table-cell>
          <table:table-cell table:formula="of:=RAND()" office:value-type="float" office:value="0.019439697265625">
            <text:p>0.0194396973</text:p>
          </table:table-cell>
          <table:table-cell table:formula="of:=SQRT(1 - [.A154])" office:value-type="float" office:value="0.707904760819296">
            <text:p>0.7079047608</text:p>
          </table:table-cell>
          <table:table-cell table:formula="of:=SQRT(1 - (1 - [.A154]))" office:value-type="float" office:value="0.706307900004931">
            <text:p>0.7063079</text:p>
          </table:table-cell>
          <table:table-cell table:formula="of:=COS(2 * PI() * [.B154])" office:value-type="float" office:value="0.992549786245967">
            <text:p>0.9925497862</text:p>
          </table:table-cell>
          <table:table-cell table:formula="of:=SIN(2 * PI() * [.B154])" office:value-type="float" office:value="0.121839738275679">
            <text:p>0.1218397383</text:p>
          </table:table-cell>
          <table:table-cell table:formula="of:=[.D154]*[.E154]" office:value-type="float" office:value="0.701045755173731">
            <text:p>0.7010457552</text:p>
          </table:table-cell>
          <table:table-cell table:formula="of:=[.D154]*[.F154]" office:value-type="float" office:value="0.0860563696786451">
            <text:p>0.0860563697</text:p>
          </table:table-cell>
          <table:table-cell table:formula="of:=[.C154]" office:value-type="float" office:value="0.707904760819296">
            <text:p>0.7079047608</text:p>
          </table:table-cell>
        </table:table-row>
        <table:table-row table:style-name="ro1">
          <table:table-cell table:formula="of:=RAND()" office:value-type="float" office:value="0.77447509765625">
            <text:p>0.7744750977</text:p>
          </table:table-cell>
          <table:table-cell table:formula="of:=RAND()" office:value-type="float" office:value="0.2255859375">
            <text:p>0.2255859375</text:p>
          </table:table-cell>
          <table:table-cell table:formula="of:=SQRT(1 - [.A155])" office:value-type="float" office:value="0.47489462235716">
            <text:p>0.4748946224</text:p>
          </table:table-cell>
          <table:table-cell table:formula="of:=SQRT(1 - (1 - [.A155]))" office:value-type="float" office:value="0.880042668088457">
            <text:p>0.8800426681</text:p>
          </table:table-cell>
          <table:table-cell table:formula="of:=COS(2 * PI() * [.B155])" office:value-type="float" office:value="0.152797185258443">
            <text:p>0.1527971853</text:p>
          </table:table-cell>
          <table:table-cell table:formula="of:=SIN(2 * PI() * [.B155])" office:value-type="float" office:value="0.988257567730749">
            <text:p>0.9882575677</text:p>
          </table:table-cell>
          <table:table-cell table:formula="of:=[.D155]*[.E155]" office:value-type="float" office:value="0.134468042591247">
            <text:p>0.1344680426</text:p>
          </table:table-cell>
          <table:table-cell table:formula="of:=[.D155]*[.F155]" office:value-type="float" office:value="0.869708826664378">
            <text:p>0.8697088267</text:p>
          </table:table-cell>
          <table:table-cell table:formula="of:=[.C155]" office:value-type="float" office:value="0.47489462235716">
            <text:p>0.4748946224</text:p>
          </table:table-cell>
        </table:table-row>
        <table:table-row table:style-name="ro1">
          <table:table-cell table:formula="of:=RAND()" office:value-type="float" office:value="0.882537841796875">
            <text:p>0.8825378418</text:p>
          </table:table-cell>
          <table:table-cell table:formula="of:=RAND()" office:value-type="float" office:value="0.768310546875">
            <text:p>0.7683105469</text:p>
          </table:table-cell>
          <table:table-cell table:formula="of:=SQRT(1 - [.A156])" office:value-type="float" office:value="0.34272752764131">
            <text:p>0.3427275276</text:p>
          </table:table-cell>
          <table:table-cell table:formula="of:=SQRT(1 - (1 - [.A156]))" office:value-type="float" office:value="0.939434852343086">
            <text:p>0.9394348523</text:p>
          </table:table-cell>
          <table:table-cell table:formula="of:=COS(2 * PI() * [.B156])" office:value-type="float" office:value="0.11479492660651">
            <text:p>0.1147949266</text:p>
          </table:table-cell>
          <table:table-cell table:formula="of:=SIN(2 * PI() * [.B156])" office:value-type="float" office:value="-0.993389211148081">
            <text:p>-0.9933892111</text:p>
          </table:table-cell>
          <table:table-cell table:formula="of:=[.D156]*[.E156]" office:value-type="float" office:value="0.107842354926322">
            <text:p>0.1078423549</text:p>
          </table:table-cell>
          <table:table-cell table:formula="of:=[.D156]*[.F156]" office:value-type="float" office:value="-0.933224446894111">
            <text:p>-0.9332244469</text:p>
          </table:table-cell>
          <table:table-cell table:formula="of:=[.C156]" office:value-type="float" office:value="0.34272752764131">
            <text:p>0.3427275276</text:p>
          </table:table-cell>
        </table:table-row>
        <table:table-row table:style-name="ro1">
          <table:table-cell table:formula="of:=RAND()" office:value-type="float" office:value="0.913482666015625">
            <text:p>0.913482666</text:p>
          </table:table-cell>
          <table:table-cell table:formula="of:=RAND()" office:value-type="float" office:value="0.70147705078125">
            <text:p>0.7014770508</text:p>
          </table:table-cell>
          <table:table-cell table:formula="of:=SQRT(1 - [.A157])" office:value-type="float" office:value="0.294138290578386">
            <text:p>0.2941382906</text:p>
          </table:table-cell>
          <table:table-cell table:formula="of:=SQRT(1 - (1 - [.A157]))" office:value-type="float" office:value="0.955762871226762">
            <text:p>0.9557628712</text:p>
          </table:table-cell>
          <table:table-cell table:formula="of:=COS(2 * PI() * [.B157])" office:value-type="float" office:value="-0.300177453806162">
            <text:p>-0.3001774538</text:p>
          </table:table-cell>
          <table:table-cell table:formula="of:=SIN(2 * PI() * [.B157])" office:value-type="float" office:value="-0.953883376638072">
            <text:p>-0.9538833766</text:p>
          </table:table-cell>
          <table:table-cell table:formula="of:=[.D157]*[.E157]" office:value-type="float" office:value="-0.286898465127316">
            <text:p>-0.2868984651</text:p>
          </table:table-cell>
          <table:table-cell table:formula="of:=[.D157]*[.F157]" office:value-type="float" office:value="-0.911686314871083">
            <text:p>-0.9116863149</text:p>
          </table:table-cell>
          <table:table-cell table:formula="of:=[.C157]" office:value-type="float" office:value="0.294138290578386">
            <text:p>0.2941382906</text:p>
          </table:table-cell>
        </table:table-row>
        <table:table-row table:style-name="ro1">
          <table:table-cell table:formula="of:=RAND()" office:value-type="float" office:value="0.40936279296875">
            <text:p>0.409362793</text:p>
          </table:table-cell>
          <table:table-cell table:formula="of:=RAND()" office:value-type="float" office:value="0.3095703125">
            <text:p>0.3095703125</text:p>
          </table:table-cell>
          <table:table-cell table:formula="of:=SQRT(1 - [.A158])" office:value-type="float" office:value="0.768529249301059">
            <text:p>0.7685292493</text:p>
          </table:table-cell>
          <table:table-cell table:formula="of:=SQRT(1 - (1 - [.A158]))" office:value-type="float" office:value="0.639814655168784">
            <text:p>0.6398146552</text:p>
          </table:table-cell>
          <table:table-cell table:formula="of:=COS(2 * PI() * [.B158])" office:value-type="float" office:value="-0.365612997804774">
            <text:p>-0.3656129978</text:p>
          </table:table-cell>
          <table:table-cell table:formula="of:=SIN(2 * PI() * [.B158])" office:value-type="float" office:value="0.930766961078984">
            <text:p>0.9307669611</text:p>
          </table:table-cell>
          <table:table-cell table:formula="of:=[.D158]*[.E158]" office:value-type="float" office:value="-0.233924554115687">
            <text:p>-0.2339245541</text:p>
          </table:table-cell>
          <table:table-cell table:formula="of:=[.D158]*[.F158]" office:value-type="float" office:value="0.595518342245247">
            <text:p>0.5955183422</text:p>
          </table:table-cell>
          <table:table-cell table:formula="of:=[.C158]" office:value-type="float" office:value="0.768529249301059">
            <text:p>0.7685292493</text:p>
          </table:table-cell>
        </table:table-row>
        <table:table-row table:style-name="ro1">
          <table:table-cell table:formula="of:=RAND()" office:value-type="float" office:value="0.0521240234375">
            <text:p>0.0521240234</text:p>
          </table:table-cell>
          <table:table-cell table:formula="of:=RAND()" office:value-type="float" office:value="0.5928955078125">
            <text:p>0.5928955078</text:p>
          </table:table-cell>
          <table:table-cell table:formula="of:=SQRT(1 - [.A159])" office:value-type="float" office:value="0.973589223729649">
            <text:p>0.9735892237</text:p>
          </table:table-cell>
          <table:table-cell table:formula="of:=SQRT(1 - (1 - [.A159]))" office:value-type="float" office:value="0.228306862440663">
            <text:p>0.2283068624</text:p>
          </table:table-cell>
          <table:table-cell table:formula="of:=COS(2 * PI() * [.B159])" office:value-type="float" office:value="-0.834440433486103">
            <text:p>-0.8344404335</text:p>
          </table:table-cell>
          <table:table-cell table:formula="of:=SIN(2 * PI() * [.B159])" office:value-type="float" office:value="-0.551098142769075">
            <text:p>-0.5510981428</text:p>
          </table:table-cell>
          <table:table-cell table:formula="of:=[.D159]*[.E159]" office:value-type="float" office:value="-0.190508477262839">
            <text:p>-0.1905084773</text:p>
          </table:table-cell>
          <table:table-cell table:formula="of:=[.D159]*[.F159]" office:value-type="float" office:value="-0.125819487872484">
            <text:p>-0.1258194879</text:p>
          </table:table-cell>
          <table:table-cell table:formula="of:=[.C159]" office:value-type="float" office:value="0.973589223729649">
            <text:p>0.9735892237</text:p>
          </table:table-cell>
        </table:table-row>
        <table:table-row table:style-name="ro1">
          <table:table-cell table:formula="of:=RAND()" office:value-type="float" office:value="0.459228515625">
            <text:p>0.4592285156</text:p>
          </table:table-cell>
          <table:table-cell table:formula="of:=RAND()" office:value-type="float" office:value="0.7694091796875">
            <text:p>0.7694091797</text:p>
          </table:table-cell>
          <table:table-cell table:formula="of:=SQRT(1 - [.A160])" office:value-type="float" office:value="0.735371664109381">
            <text:p>0.7353716641</text:p>
          </table:table-cell>
          <table:table-cell table:formula="of:=SQRT(1 - (1 - [.A160]))" office:value-type="float" office:value="0.677664013818795">
            <text:p>0.6776640138</text:p>
          </table:table-cell>
          <table:table-cell table:formula="of:=COS(2 * PI() * [.B160])" office:value-type="float" office:value="0.121649416999105">
            <text:p>0.121649417</text:p>
          </table:table-cell>
          <table:table-cell table:formula="of:=SIN(2 * PI() * [.B160])" office:value-type="float" office:value="-0.992573130476429">
            <text:p>-0.9925731305</text:p>
          </table:table-cell>
          <table:table-cell table:formula="of:=[.D160]*[.E160]" office:value-type="float" office:value="0.08243743220233">
            <text:p>0.0824374322</text:p>
          </table:table-cell>
          <table:table-cell table:formula="of:=[.D160]*[.F160]" office:value-type="float" office:value="-0.672631091607343">
            <text:p>-0.6726310916</text:p>
          </table:table-cell>
          <table:table-cell table:formula="of:=[.C160]" office:value-type="float" office:value="0.735371664109381">
            <text:p>0.7353716641</text:p>
          </table:table-cell>
        </table:table-row>
        <table:table-row table:style-name="ro1">
          <table:table-cell table:formula="of:=RAND()" office:value-type="float" office:value="0.759033203125">
            <text:p>0.7590332031</text:p>
          </table:table-cell>
          <table:table-cell table:formula="of:=RAND()" office:value-type="float" office:value="0.985198974609375">
            <text:p>0.9851989746</text:p>
          </table:table-cell>
          <table:table-cell table:formula="of:=SQRT(1 - [.A161])" office:value-type="float" office:value="0.490883689762657">
            <text:p>0.4908836898</text:p>
          </table:table-cell>
          <table:table-cell table:formula="of:=SQRT(1 - (1 - [.A161]))" office:value-type="float" office:value="0.871225116215665">
            <text:p>0.8712251162</text:p>
          </table:table-cell>
          <table:table-cell table:formula="of:=COS(2 * PI() * [.B161])" office:value-type="float" office:value="0.995678840228737">
            <text:p>0.9956788402</text:p>
          </table:table-cell>
          <table:table-cell table:formula="of:=SIN(2 * PI() * [.B161])" office:value-type="float" office:value="-0.0928635941623851">
            <text:p>-0.0928635942</text:p>
          </table:table-cell>
          <table:table-cell table:formula="of:=[.D161]*[.E161]" office:value-type="float" office:value="0.867460413291761">
            <text:p>0.8674604133</text:p>
          </table:table-cell>
          <table:table-cell table:formula="of:=[.D161]*[.F161]" office:value-type="float" office:value="-0.0809050956163284">
            <text:p>-0.0809050956</text:p>
          </table:table-cell>
          <table:table-cell table:formula="of:=[.C161]" office:value-type="float" office:value="0.490883689762657">
            <text:p>0.4908836898</text:p>
          </table:table-cell>
        </table:table-row>
        <table:table-row table:style-name="ro1">
          <table:table-cell table:formula="of:=RAND()" office:value-type="float" office:value="0.4945068359375">
            <text:p>0.4945068359</text:p>
          </table:table-cell>
          <table:table-cell table:formula="of:=RAND()" office:value-type="float" office:value="0.467803955078125">
            <text:p>0.4678039551</text:p>
          </table:table-cell>
          <table:table-cell table:formula="of:=SQRT(1 - [.A162])" office:value-type="float" office:value="0.710980424528341">
            <text:p>0.7109804245</text:p>
          </table:table-cell>
          <table:table-cell table:formula="of:=SQRT(1 - (1 - [.A162]))" office:value-type="float" office:value="0.703211800197849">
            <text:p>0.7032118002</text:p>
          </table:table-cell>
          <table:table-cell table:formula="of:=COS(2 * PI() * [.B162])" office:value-type="float" office:value="-0.97960830900799">
            <text:p>-0.979608309</text:p>
          </table:table-cell>
          <table:table-cell table:formula="of:=SIN(2 * PI() * [.B162])" office:value-type="float" office:value="0.200916800996102">
            <text:p>0.200916801</text:p>
          </table:table-cell>
          <table:table-cell table:formula="of:=[.D162]*[.E162]" office:value-type="float" office:value="-0.688872122466279">
            <text:p>-0.6888721225</text:p>
          </table:table-cell>
          <table:table-cell table:formula="of:=[.D162]*[.F162]" office:value-type="float" office:value="0.141287065318462">
            <text:p>0.1412870653</text:p>
          </table:table-cell>
          <table:table-cell table:formula="of:=[.C162]" office:value-type="float" office:value="0.710980424528341">
            <text:p>0.7109804245</text:p>
          </table:table-cell>
        </table:table-row>
        <table:table-row table:style-name="ro1">
          <table:table-cell table:formula="of:=RAND()" office:value-type="float" office:value="0.297607421875">
            <text:p>0.2976074219</text:p>
          </table:table-cell>
          <table:table-cell table:formula="of:=RAND()" office:value-type="float" office:value="0.724365234375">
            <text:p>0.7243652344</text:p>
          </table:table-cell>
          <table:table-cell table:formula="of:=SQRT(1 - [.A163])" office:value-type="float" office:value="0.838088645743993">
            <text:p>0.8380886457</text:p>
          </table:table-cell>
          <table:table-cell table:formula="of:=SQRT(1 - (1 - [.A163]))" office:value-type="float" office:value="0.545534070315503">
            <text:p>0.5455340703</text:p>
          </table:table-cell>
          <table:table-cell table:formula="of:=COS(2 * PI() * [.B163])" office:value-type="float" office:value="-0.160372457242929">
            <text:p>-0.1603724572</text:p>
          </table:table-cell>
          <table:table-cell table:formula="of:=SIN(2 * PI() * [.B163])" office:value-type="float" office:value="-0.987056571305751">
            <text:p>-0.9870565713</text:p>
          </table:table-cell>
          <table:table-cell table:formula="of:=[.D163]*[.E163]" office:value-type="float" office:value="-0.0874886393662337">
            <text:p>-0.0874886394</text:p>
          </table:table-cell>
          <table:table-cell table:formula="of:=[.D163]*[.F163]" office:value-type="float" office:value="-0.538472988976091">
            <text:p>-0.538472989</text:p>
          </table:table-cell>
          <table:table-cell table:formula="of:=[.C163]" office:value-type="float" office:value="0.838088645743993">
            <text:p>0.8380886457</text:p>
          </table:table-cell>
        </table:table-row>
        <table:table-row table:style-name="ro1">
          <table:table-cell table:formula="of:=RAND()" office:value-type="float" office:value="0.80853271484375">
            <text:p>0.8085327148</text:p>
          </table:table-cell>
          <table:table-cell table:formula="of:=RAND()" office:value-type="float" office:value="0.71075439453125">
            <text:p>0.7107543945</text:p>
          </table:table-cell>
          <table:table-cell table:formula="of:=SQRT(1 - [.A164])" office:value-type="float" office:value="0.437569748904389">
            <text:p>0.4375697489</text:p>
          </table:table-cell>
          <table:table-cell table:formula="of:=SQRT(1 - (1 - [.A164]))" office:value-type="float" office:value="0.899184472087764">
            <text:p>0.8991844721</text:p>
          </table:table-cell>
          <table:table-cell table:formula="of:=COS(2 * PI() * [.B164])" office:value-type="float" office:value="-0.244096025830264">
            <text:p>-0.2440960258</text:p>
          </table:table-cell>
          <table:table-cell table:formula="of:=SIN(2 * PI() * [.B164])" office:value-type="float" office:value="-0.969751066085452">
            <text:p>-0.9697510661</text:p>
          </table:table-cell>
          <table:table-cell table:formula="of:=[.D164]*[.E164]" office:value-type="float" office:value="-0.219487356124907">
            <text:p>-0.2194873561</text:p>
          </table:table-cell>
          <table:table-cell table:formula="of:=[.D164]*[.F164]" office:value-type="float" office:value="-0.871985100414593">
            <text:p>-0.8719851004</text:p>
          </table:table-cell>
          <table:table-cell table:formula="of:=[.C164]" office:value-type="float" office:value="0.437569748904389">
            <text:p>0.4375697489</text:p>
          </table:table-cell>
        </table:table-row>
        <table:table-row table:style-name="ro1">
          <table:table-cell table:formula="of:=RAND()" office:value-type="float" office:value="0.61395263671875">
            <text:p>0.6139526367</text:p>
          </table:table-cell>
          <table:table-cell table:formula="of:=RAND()" office:value-type="float" office:value="0.795989990234375">
            <text:p>0.7959899902</text:p>
          </table:table-cell>
          <table:table-cell table:formula="of:=SQRT(1 - [.A165])" office:value-type="float" office:value="0.621327098460424">
            <text:p>0.6213270985</text:p>
          </table:table-cell>
          <table:table-cell table:formula="of:=SQRT(1 - (1 - [.A165]))" office:value-type="float" office:value="0.783551298077382">
            <text:p>0.7835512981</text:p>
          </table:table-cell>
          <table:table-cell table:formula="of:=COS(2 * PI() * [.B165])" office:value-type="float" office:value="0.284958977391937">
            <text:p>0.2849589774</text:p>
          </table:table-cell>
          <table:table-cell table:formula="of:=SIN(2 * PI() * [.B165])" office:value-type="float" office:value="-0.958539712898606">
            <text:p>-0.9585397129</text:p>
          </table:table-cell>
          <table:table-cell table:formula="of:=[.D165]*[.E165]" office:value-type="float" office:value="0.223279976634255">
            <text:p>0.2232799766</text:p>
          </table:table-cell>
          <table:table-cell table:formula="of:=[.D165]*[.F165]" office:value-type="float" office:value="-0.751065036300423">
            <text:p>-0.7510650363</text:p>
          </table:table-cell>
          <table:table-cell table:formula="of:=[.C165]" office:value-type="float" office:value="0.621327098460424">
            <text:p>0.6213270985</text:p>
          </table:table-cell>
        </table:table-row>
        <table:table-row table:style-name="ro1">
          <table:table-cell table:formula="of:=RAND()" office:value-type="float" office:value="0.667022705078125">
            <text:p>0.6670227051</text:p>
          </table:table-cell>
          <table:table-cell table:formula="of:=RAND()" office:value-type="float" office:value="0.45159912109375">
            <text:p>0.4515991211</text:p>
          </table:table-cell>
          <table:table-cell table:formula="of:=SQRT(1 - [.A166])" office:value-type="float" office:value="0.577041848501367">
            <text:p>0.5770418485</text:p>
          </table:table-cell>
          <table:table-cell table:formula="of:=SQRT(1 - (1 - [.A166]))" office:value-type="float" office:value="0.81671457993483">
            <text:p>0.8167145799</text:p>
          </table:table-cell>
          <table:table-cell table:formula="of:=COS(2 * PI() * [.B166])" office:value-type="float" office:value="-0.954113329266539">
            <text:p>-0.9541133293</text:p>
          </table:table-cell>
          <table:table-cell table:formula="of:=SIN(2 * PI() * [.B166])" office:value-type="float" office:value="0.29944574619774">
            <text:p>0.2994457462</text:p>
          </table:table-cell>
          <table:table-cell table:formula="of:=[.D166]*[.E166]" office:value-type="float" office:value="-0.779238266922143">
            <text:p>-0.7792382669</text:p>
          </table:table-cell>
          <table:table-cell table:formula="of:=[.D166]*[.F166]" office:value-type="float" office:value="0.244561706819159">
            <text:p>0.2445617068</text:p>
          </table:table-cell>
          <table:table-cell table:formula="of:=[.C166]" office:value-type="float" office:value="0.577041848501367">
            <text:p>0.5770418485</text:p>
          </table:table-cell>
        </table:table-row>
        <table:table-row table:style-name="ro1">
          <table:table-cell table:formula="of:=RAND()" office:value-type="float" office:value="0.85791015625">
            <text:p>0.8579101563</text:p>
          </table:table-cell>
          <table:table-cell table:formula="of:=RAND()" office:value-type="float" office:value="0.526519775390625">
            <text:p>0.5265197754</text:p>
          </table:table-cell>
          <table:table-cell table:formula="of:=SQRT(1 - [.A167])" office:value-type="float" office:value="0.376948065056713">
            <text:p>0.3769480651</text:p>
          </table:table-cell>
          <table:table-cell table:formula="of:=SQRT(1 - (1 - [.A167]))" office:value-type="float" office:value="0.926234395954933">
            <text:p>0.926234396</text:p>
          </table:table-cell>
          <table:table-cell table:formula="of:=COS(2 * PI() * [.B167])" office:value-type="float" office:value="-0.986149535498174">
            <text:p>-0.9861495355</text:p>
          </table:table-cell>
          <table:table-cell table:formula="of:=SIN(2 * PI() * [.B167])" office:value-type="float" office:value="-0.165858655597879">
            <text:p>-0.1658586556</text:p>
          </table:table-cell>
          <table:table-cell table:formula="of:=[.D167]*[.E167]" office:value-type="float" office:value="-0.913405619333389">
            <text:p>-0.9134056193</text:p>
          </table:table-cell>
          <table:table-cell table:formula="of:=[.D167]*[.F167]" office:value-type="float" office:value="-0.153623991681599">
            <text:p>-0.1536239917</text:p>
          </table:table-cell>
          <table:table-cell table:formula="of:=[.C167]" office:value-type="float" office:value="0.376948065056713">
            <text:p>0.3769480651</text:p>
          </table:table-cell>
        </table:table-row>
        <table:table-row table:style-name="ro1">
          <table:table-cell table:formula="of:=RAND()" office:value-type="float" office:value="0.24798583984375">
            <text:p>0.2479858398</text:p>
          </table:table-cell>
          <table:table-cell table:formula="of:=RAND()" office:value-type="float" office:value="0.352447509765625">
            <text:p>0.3524475098</text:p>
          </table:table-cell>
          <table:table-cell table:formula="of:=SQRT(1 - [.A168])" office:value-type="float" office:value="0.8671875">
            <text:p>0.8671875</text:p>
          </table:table-cell>
          <table:table-cell table:formula="of:=SQRT(1 - (1 - [.A168]))" office:value-type="float" office:value="0.497981766577603">
            <text:p>0.4979817666</text:p>
          </table:table-cell>
          <table:table-cell table:formula="of:=COS(2 * PI() * [.B168])" office:value-type="float" office:value="-0.600156451982203">
            <text:p>-0.600156452</text:p>
          </table:table-cell>
          <table:table-cell table:formula="of:=SIN(2 * PI() * [.B168])" office:value-type="float" office:value="0.799882637106303">
            <text:p>0.7998826371</text:p>
          </table:table-cell>
          <table:table-cell table:formula="of:=[.D168]*[.E168]" office:value-type="float" office:value="-0.298866970181044">
            <text:p>-0.2988669702</text:p>
          </table:table-cell>
          <table:table-cell table:formula="of:=[.D168]*[.F168]" office:value-type="float" office:value="0.398326968680948">
            <text:p>0.3983269687</text:p>
          </table:table-cell>
          <table:table-cell table:formula="of:=[.C168]" office:value-type="float" office:value="0.8671875">
            <text:p>0.8671875</text:p>
          </table:table-cell>
        </table:table-row>
        <table:table-row table:style-name="ro1">
          <table:table-cell table:formula="of:=RAND()" office:value-type="float" office:value="0.09375">
            <text:p>0.09375</text:p>
          </table:table-cell>
          <table:table-cell table:formula="of:=RAND()" office:value-type="float" office:value="0.38824462890625">
            <text:p>0.3882446289</text:p>
          </table:table-cell>
          <table:table-cell table:formula="of:=SQRT(1 - [.A169])" office:value-type="float" office:value="0.951971638232989">
            <text:p>0.9519716382</text:p>
          </table:table-cell>
          <table:table-cell table:formula="of:=SQRT(1 - (1 - [.A169]))" office:value-type="float" office:value="0.306186217847897">
            <text:p>0.3061862178</text:p>
          </table:table-cell>
          <table:table-cell table:formula="of:=COS(2 * PI() * [.B169])" office:value-type="float" office:value="-0.763436166534172">
            <text:p>-0.7634361665</text:p>
          </table:table-cell>
          <table:table-cell table:formula="of:=SIN(2 * PI() * [.B169])" office:value-type="float" office:value="0.645883286381996">
            <text:p>0.6458832864</text:p>
          </table:table-cell>
          <table:table-cell table:formula="of:=[.D169]*[.E169]" office:value-type="float" office:value="-0.233753632399396">
            <text:p>-0.2337536324</text:p>
          </table:table-cell>
          <table:table-cell table:formula="of:=[.D169]*[.F169]" office:value-type="float" office:value="0.197760560628474">
            <text:p>0.1977605606</text:p>
          </table:table-cell>
          <table:table-cell table:formula="of:=[.C169]" office:value-type="float" office:value="0.951971638232989">
            <text:p>0.9519716382</text:p>
          </table:table-cell>
        </table:table-row>
        <table:table-row table:style-name="ro1">
          <table:table-cell table:formula="of:=RAND()" office:value-type="float" office:value="0.286956787109375">
            <text:p>0.2869567871</text:p>
          </table:table-cell>
          <table:table-cell table:formula="of:=RAND()" office:value-type="float" office:value="0.27764892578125">
            <text:p>0.2776489258</text:p>
          </table:table-cell>
          <table:table-cell table:formula="of:=SQRT(1 - [.A170])" office:value-type="float" office:value="0.844418861046237">
            <text:p>0.844418861</text:p>
          </table:table-cell>
          <table:table-cell table:formula="of:=SQRT(1 - (1 - [.A170]))" office:value-type="float" office:value="0.535683476606638">
            <text:p>0.5356834766</text:p>
          </table:table-cell>
          <table:table-cell table:formula="of:=COS(2 * PI() * [.B170])" office:value-type="float" office:value="-0.172850819531394">
            <text:p>-0.1728508195</text:p>
          </table:table-cell>
          <table:table-cell table:formula="of:=SIN(2 * PI() * [.B170])" office:value-type="float" office:value="0.984948015982227">
            <text:p>0.984948016</text:p>
          </table:table-cell>
          <table:table-cell table:formula="of:=[.D170]*[.E170]" office:value-type="float" office:value="-0.0925933279408838">
            <text:p>-0.0925933279</text:p>
          </table:table-cell>
          <table:table-cell table:formula="of:=[.D170]*[.F170]" office:value-type="float" office:value="0.52762037747817">
            <text:p>0.5276203775</text:p>
          </table:table-cell>
          <table:table-cell table:formula="of:=[.C170]" office:value-type="float" office:value="0.844418861046237">
            <text:p>0.844418861</text:p>
          </table:table-cell>
        </table:table-row>
        <table:table-row table:style-name="ro1">
          <table:table-cell table:formula="of:=RAND()" office:value-type="float" office:value="0.35638427734375">
            <text:p>0.3563842773</text:p>
          </table:table-cell>
          <table:table-cell table:formula="of:=RAND()" office:value-type="float" office:value="0.68865966796875">
            <text:p>0.688659668</text:p>
          </table:table-cell>
          <table:table-cell table:formula="of:=SQRT(1 - [.A171])" office:value-type="float" office:value="0.802256643884144">
            <text:p>0.8022566439</text:p>
          </table:table-cell>
          <table:table-cell table:formula="of:=SQRT(1 - (1 - [.A171]))" office:value-type="float" office:value="0.596979293898666">
            <text:p>0.5969792939</text:p>
          </table:table-cell>
          <table:table-cell table:formula="of:=COS(2 * PI() * [.B171])" office:value-type="float" office:value="-0.375941569407055">
            <text:p>-0.3759415694</text:p>
          </table:table-cell>
          <table:table-cell table:formula="of:=SIN(2 * PI() * [.B171])" office:value-type="float" office:value="-0.926643370661961">
            <text:p>-0.9266433707</text:p>
          </table:table-cell>
          <table:table-cell table:formula="of:=[.D171]*[.E171]" office:value-type="float" office:value="-0.22442933265178">
            <text:p>-0.2244293327</text:p>
          </table:table-cell>
          <table:table-cell table:formula="of:=[.D171]*[.F171]" office:value-type="float" office:value="-0.553186905113658">
            <text:p>-0.5531869051</text:p>
          </table:table-cell>
          <table:table-cell table:formula="of:=[.C171]" office:value-type="float" office:value="0.802256643884144">
            <text:p>0.8022566439</text:p>
          </table:table-cell>
        </table:table-row>
        <table:table-row table:style-name="ro1">
          <table:table-cell table:formula="of:=RAND()" office:value-type="float" office:value="0.833465576171875">
            <text:p>0.8334655762</text:p>
          </table:table-cell>
          <table:table-cell table:formula="of:=RAND()" office:value-type="float" office:value="0.75">
            <text:p>0.75</text:p>
          </table:table-cell>
          <table:table-cell table:formula="of:=SQRT(1 - [.A172])" office:value-type="float" office:value="0.408086294585012">
            <text:p>0.4080862946</text:p>
          </table:table-cell>
          <table:table-cell table:formula="of:=SQRT(1 - (1 - [.A172]))" office:value-type="float" office:value="0.912943358687643">
            <text:p>0.9129433587</text:p>
          </table:table-cell>
          <table:table-cell table:formula="of:=COS(2 * PI() * [.B172])" office:value-type="float" office:value="-1.83697019872103E-016">
            <text:p>-1.83697019872103E-016</text:p>
          </table:table-cell>
          <table:table-cell table:formula="of:=SIN(2 * PI() * [.B172])" office:value-type="float" office:value="-1">
            <text:p>-1</text:p>
          </table:table-cell>
          <table:table-cell table:formula="of:=[.D172]*[.E172]" office:value-type="float" office:value="-1.67704974302948E-016">
            <text:p>-1.67704974302948E-016</text:p>
          </table:table-cell>
          <table:table-cell table:formula="of:=[.D172]*[.F172]" office:value-type="float" office:value="-0.912943358687643">
            <text:p>-0.9129433587</text:p>
          </table:table-cell>
          <table:table-cell table:formula="of:=[.C172]" office:value-type="float" office:value="0.408086294585012">
            <text:p>0.4080862946</text:p>
          </table:table-cell>
        </table:table-row>
        <table:table-row table:style-name="ro1">
          <table:table-cell table:formula="of:=RAND()" office:value-type="float" office:value="0.709564208984375">
            <text:p>0.709564209</text:p>
          </table:table-cell>
          <table:table-cell table:formula="of:=RAND()" office:value-type="float" office:value="0.926239013671875">
            <text:p>0.9262390137</text:p>
          </table:table-cell>
          <table:table-cell table:formula="of:=SQRT(1 - [.A173])" office:value-type="float" office:value="0.538920950618572">
            <text:p>0.5389209506</text:p>
          </table:table-cell>
          <table:table-cell table:formula="of:=SQRT(1 - (1 - [.A173]))" office:value-type="float" office:value="0.842356343232705">
            <text:p>0.8423563432</text:p>
          </table:table-cell>
          <table:table-cell table:formula="of:=COS(2 * PI() * [.B173])" office:value-type="float" office:value="0.894513783159036">
            <text:p>0.8945137832</text:p>
          </table:table-cell>
          <table:table-cell table:formula="of:=SIN(2 * PI() * [.B173])" office:value-type="float" office:value="-0.447040369249254">
            <text:p>-0.4470403692</text:p>
          </table:table-cell>
          <table:table-cell table:formula="of:=[.D173]*[.E173]" office:value-type="float" office:value="0.753499359353098">
            <text:p>0.7534993594</text:p>
          </table:table-cell>
          <table:table-cell table:formula="of:=[.D173]*[.F173]" office:value-type="float" office:value="-0.3765672907182">
            <text:p>-0.3765672907</text:p>
          </table:table-cell>
          <table:table-cell table:formula="of:=[.C173]" office:value-type="float" office:value="0.538920950618572">
            <text:p>0.5389209506</text:p>
          </table:table-cell>
        </table:table-row>
        <table:table-row table:style-name="ro1">
          <table:table-cell table:formula="of:=RAND()" office:value-type="float" office:value="0.025054931640625">
            <text:p>0.0250549316</text:p>
          </table:table-cell>
          <table:table-cell table:formula="of:=RAND()" office:value-type="float" office:value="0.40081787109375">
            <text:p>0.4008178711</text:p>
          </table:table-cell>
          <table:table-cell table:formula="of:=SQRT(1 - [.A174])" office:value-type="float" office:value="0.987393066797299">
            <text:p>0.9873930668</text:p>
          </table:table-cell>
          <table:table-cell table:formula="of:=SQRT(1 - (1 - [.A174]))" office:value-type="float" office:value="0.158287496791834">
            <text:p>0.1582874968</text:p>
          </table:table-cell>
          <table:table-cell table:formula="of:=COS(2 * PI() * [.B174])" office:value-type="float" office:value="-0.81202683079567">
            <text:p>-0.8120268308</text:p>
          </table:table-cell>
          <table:table-cell table:formula="of:=SIN(2 * PI() * [.B174])" office:value-type="float" office:value="0.583620104235573">
            <text:p>0.5836201042</text:p>
          </table:table-cell>
          <table:table-cell table:formula="of:=[.D174]*[.E174]" office:value-type="float" office:value="-0.128533694374453">
            <text:p>-0.1285336944</text:p>
          </table:table-cell>
          <table:table-cell table:formula="of:=[.D174]*[.F174]" office:value-type="float" office:value="0.0923797653768383">
            <text:p>0.0923797654</text:p>
          </table:table-cell>
          <table:table-cell table:formula="of:=[.C174]" office:value-type="float" office:value="0.987393066797299">
            <text:p>0.9873930668</text:p>
          </table:table-cell>
        </table:table-row>
        <table:table-row table:style-name="ro1">
          <table:table-cell table:formula="of:=RAND()" office:value-type="float" office:value="0.46246337890625">
            <text:p>0.4624633789</text:p>
          </table:table-cell>
          <table:table-cell table:formula="of:=RAND()" office:value-type="float" office:value="0.0931396484375">
            <text:p>0.0931396484</text:p>
          </table:table-cell>
          <table:table-cell table:formula="of:=SQRT(1 - [.A175])" office:value-type="float" office:value="0.733168889884009">
            <text:p>0.7331688899</text:p>
          </table:table-cell>
          <table:table-cell table:formula="of:=SQRT(1 - (1 - [.A175]))" office:value-type="float" office:value="0.680046600540176">
            <text:p>0.6800466005</text:p>
          </table:table-cell>
          <table:table-cell table:formula="of:=COS(2 * PI() * [.B175])" office:value-type="float" office:value="0.833594078094925">
            <text:p>0.8335940781</text:p>
          </table:table-cell>
          <table:table-cell table:formula="of:=SIN(2 * PI() * [.B175])" office:value-type="float" office:value="0.552377509467096">
            <text:p>0.5523775095</text:p>
          </table:table-cell>
          <table:table-cell table:formula="of:=[.D175]*[.E175]" office:value-type="float" office:value="0.566882819038876">
            <text:p>0.566882819</text:p>
          </table:table-cell>
          <table:table-cell table:formula="of:=[.D175]*[.F175]" office:value-type="float" office:value="0.375642447527948">
            <text:p>0.3756424475</text:p>
          </table:table-cell>
          <table:table-cell table:formula="of:=[.C175]" office:value-type="float" office:value="0.733168889884009">
            <text:p>0.7331688899</text:p>
          </table:table-cell>
        </table:table-row>
        <table:table-row table:style-name="ro1">
          <table:table-cell table:formula="of:=RAND()" office:value-type="float" office:value="0.28515625">
            <text:p>0.28515625</text:p>
          </table:table-cell>
          <table:table-cell table:formula="of:=RAND()" office:value-type="float" office:value="0.9459228515625">
            <text:p>0.9459228516</text:p>
          </table:table-cell>
          <table:table-cell table:formula="of:=SQRT(1 - [.A176])" office:value-type="float" office:value="0.845484328654293">
            <text:p>0.8454843287</text:p>
          </table:table-cell>
          <table:table-cell table:formula="of:=SQRT(1 - (1 - [.A176]))" office:value-type="float" office:value="0.534000234082346">
            <text:p>0.5340002341</text:p>
          </table:table-cell>
          <table:table-cell table:formula="of:=COS(2 * PI() * [.B176])" office:value-type="float" office:value="0.942829094854803">
            <text:p>0.9428290949</text:p>
          </table:table-cell>
          <table:table-cell table:formula="of:=SIN(2 * PI() * [.B176])" office:value-type="float" office:value="-0.333276608683048">
            <text:p>-0.3332766087</text:p>
          </table:table-cell>
          <table:table-cell table:formula="of:=[.D176]*[.E176]" office:value-type="float" office:value="0.503470957352111">
            <text:p>0.5034709574</text:p>
          </table:table-cell>
          <table:table-cell table:formula="of:=[.D176]*[.F176]" office:value-type="float" office:value="-0.177969787050918">
            <text:p>-0.1779697871</text:p>
          </table:table-cell>
          <table:table-cell table:formula="of:=[.C176]" office:value-type="float" office:value="0.845484328654293">
            <text:p>0.8454843287</text:p>
          </table:table-cell>
        </table:table-row>
        <table:table-row table:style-name="ro1">
          <table:table-cell table:formula="of:=RAND()" office:value-type="float" office:value="0.200286865234375">
            <text:p>0.2002868652</text:p>
          </table:table-cell>
          <table:table-cell table:formula="of:=RAND()" office:value-type="float" office:value="0.7066650390625">
            <text:p>0.7066650391</text:p>
          </table:table-cell>
          <table:table-cell table:formula="of:=SQRT(1 - [.A177])" office:value-type="float" office:value="0.894266814080465">
            <text:p>0.8942668141</text:p>
          </table:table-cell>
          <table:table-cell table:formula="of:=SQRT(1 - (1 - [.A177]))" office:value-type="float" office:value="0.447534205658489">
            <text:p>0.4475342057</text:p>
          </table:table-cell>
          <table:table-cell table:formula="of:=COS(2 * PI() * [.B177])" office:value-type="float" office:value="-0.268929670420357">
            <text:p>-0.2689296704</text:p>
          </table:table-cell>
          <table:table-cell table:formula="of:=SIN(2 * PI() * [.B177])" office:value-type="float" office:value="-0.963159816628371">
            <text:p>-0.9631598166</text:p>
          </table:table-cell>
          <table:table-cell table:formula="of:=[.D177]*[.E177]" office:value-type="float" office:value="-0.120355226429574">
            <text:p>-0.1203552264</text:p>
          </table:table-cell>
          <table:table-cell table:formula="of:=[.D177]*[.F177]" office:value-type="float" office:value="-0.431046963456954">
            <text:p>-0.4310469635</text:p>
          </table:table-cell>
          <table:table-cell table:formula="of:=[.C177]" office:value-type="float" office:value="0.894266814080465">
            <text:p>0.8942668141</text:p>
          </table:table-cell>
        </table:table-row>
        <table:table-row table:style-name="ro1">
          <table:table-cell table:formula="of:=RAND()" office:value-type="float" office:value="0.85101318359375">
            <text:p>0.8510131836</text:p>
          </table:table-cell>
          <table:table-cell table:formula="of:=RAND()" office:value-type="float" office:value="0.717864990234375">
            <text:p>0.7178649902</text:p>
          </table:table-cell>
          <table:table-cell table:formula="of:=SQRT(1 - [.A178])" office:value-type="float" office:value="0.385988103969863">
            <text:p>0.385988104</text:p>
          </table:table-cell>
          <table:table-cell table:formula="of:=SQRT(1 - (1 - [.A178]))" office:value-type="float" office:value="0.922503758037738">
            <text:p>0.922503758</text:p>
          </table:table-cell>
          <table:table-cell table:formula="of:=COS(2 * PI() * [.B178])" office:value-type="float" office:value="-0.20054111114962">
            <text:p>-0.2005411111</text:p>
          </table:table-cell>
          <table:table-cell table:formula="of:=SIN(2 * PI() * [.B178])" office:value-type="float" office:value="-0.97968528759948">
            <text:p>-0.9796852876</text:p>
          </table:table-cell>
          <table:table-cell table:formula="of:=[.D178]*[.E178]" office:value-type="float" office:value="-0.184999928676588">
            <text:p>-0.1849999287</text:p>
          </table:table-cell>
          <table:table-cell table:formula="of:=[.D178]*[.F178]" office:value-type="float" office:value="-0.903763359504803">
            <text:p>-0.9037633595</text:p>
          </table:table-cell>
          <table:table-cell table:formula="of:=[.C178]" office:value-type="float" office:value="0.385988103969863">
            <text:p>0.385988104</text:p>
          </table:table-cell>
        </table:table-row>
        <table:table-row table:style-name="ro1">
          <table:table-cell table:formula="of:=RAND()" office:value-type="float" office:value="0.786102294921875">
            <text:p>0.7861022949</text:p>
          </table:table-cell>
          <table:table-cell table:formula="of:=RAND()" office:value-type="float" office:value="0.85040283203125">
            <text:p>0.850402832</text:p>
          </table:table-cell>
          <table:table-cell table:formula="of:=SQRT(1 - [.A179])" office:value-type="float" office:value="0.462490762154365">
            <text:p>0.4624907622</text:p>
          </table:table-cell>
          <table:table-cell table:formula="of:=SQRT(1 - (1 - [.A179]))" office:value-type="float" office:value="0.886624100124667">
            <text:p>0.8866241001</text:p>
          </table:table-cell>
          <table:table-cell table:formula="of:=COS(2 * PI() * [.B179])" office:value-type="float" office:value="0.589831044609459">
            <text:p>0.5898310446</text:p>
          </table:table-cell>
          <table:table-cell table:formula="of:=SIN(2 * PI() * [.B179])" office:value-type="float" office:value="-0.807526679939997">
            <text:p>-0.8075266799</text:p>
          </table:table-cell>
          <table:table-cell table:formula="of:=[.D179]*[.E179]" office:value-type="float" office:value="0.522958419152453">
            <text:p>0.5229584192</text:p>
          </table:table-cell>
          <table:table-cell table:formula="of:=[.D179]*[.F179]" office:value-type="float" office:value="-0.71597261592846">
            <text:p>-0.7159726159</text:p>
          </table:table-cell>
          <table:table-cell table:formula="of:=[.C179]" office:value-type="float" office:value="0.462490762154365">
            <text:p>0.4624907622</text:p>
          </table:table-cell>
        </table:table-row>
        <table:table-row table:style-name="ro1">
          <table:table-cell table:formula="of:=RAND()" office:value-type="float" office:value="0.038055419921875">
            <text:p>0.0380554199</text:p>
          </table:table-cell>
          <table:table-cell table:formula="of:=RAND()" office:value-type="float" office:value="0.2861328125">
            <text:p>0.2861328125</text:p>
          </table:table-cell>
          <table:table-cell table:formula="of:=SQRT(1 - [.A180])" office:value-type="float" office:value="0.98078773446558">
            <text:p>0.9807877345</text:p>
          </table:table-cell>
          <table:table-cell table:formula="of:=SQRT(1 - (1 - [.A180]))" office:value-type="float" office:value="0.195077984205996">
            <text:p>0.1950779842</text:p>
          </table:table-cell>
          <table:table-cell table:formula="of:=COS(2 * PI() * [.B180])" office:value-type="float" office:value="-0.225083911359793">
            <text:p>-0.2250839114</text:p>
          </table:table-cell>
          <table:table-cell table:formula="of:=SIN(2 * PI() * [.B180])" office:value-type="float" office:value="0.974339382785576">
            <text:p>0.9743393828</text:p>
          </table:table-cell>
          <table:table-cell table:formula="of:=[.D180]*[.E180]" office:value-type="float" office:value="-0.0439089157052695">
            <text:p>-0.0439089157</text:p>
          </table:table-cell>
          <table:table-cell table:formula="of:=[.D180]*[.F180]" office:value-type="float" office:value="0.190072162726325">
            <text:p>0.1900721627</text:p>
          </table:table-cell>
          <table:table-cell table:formula="of:=[.C180]" office:value-type="float" office:value="0.98078773446558">
            <text:p>0.9807877345</text:p>
          </table:table-cell>
        </table:table-row>
        <table:table-row table:style-name="ro1">
          <table:table-cell table:formula="of:=RAND()" office:value-type="float" office:value="0.989349365234375">
            <text:p>0.9893493652</text:p>
          </table:table-cell>
          <table:table-cell table:formula="of:=RAND()" office:value-type="float" office:value="0.00634765625">
            <text:p>0.0063476563</text:p>
          </table:table-cell>
          <table:table-cell table:formula="of:=SQRT(1 - [.A181])" office:value-type="float" office:value="0.103201912606429">
            <text:p>0.1032019126</text:p>
          </table:table-cell>
          <table:table-cell table:formula="of:=SQRT(1 - (1 - [.A181]))" office:value-type="float" office:value="0.994660427097799">
            <text:p>0.9946604271</text:p>
          </table:table-cell>
          <table:table-cell table:formula="of:=COS(2 * PI() * [.B181])" office:value-type="float" office:value="0.999204758618364">
            <text:p>0.9992047586</text:p>
          </table:table-cell>
          <table:table-cell table:formula="of:=SIN(2 * PI() * [.B181])" office:value-type="float" office:value="0.0398729275877398">
            <text:p>0.0398729276</text:p>
          </table:table-cell>
          <table:table-cell table:formula="of:=[.D181]*[.E181]" office:value-type="float" office:value="0.993869431965494">
            <text:p>0.993869432</text:p>
          </table:table-cell>
          <table:table-cell table:formula="of:=[.D181]*[.F181]" office:value-type="float" office:value="0.0396600231840609">
            <text:p>0.0396600232</text:p>
          </table:table-cell>
          <table:table-cell table:formula="of:=[.C181]" office:value-type="float" office:value="0.103201912606429">
            <text:p>0.1032019126</text:p>
          </table:table-cell>
        </table:table-row>
        <table:table-row table:style-name="ro1">
          <table:table-cell table:formula="of:=RAND()" office:value-type="float" office:value="0.146697998046875">
            <text:p>0.146697998</text:p>
          </table:table-cell>
          <table:table-cell table:formula="of:=RAND()" office:value-type="float" office:value="0.196563720703125">
            <text:p>0.1965637207</text:p>
          </table:table-cell>
          <table:table-cell table:formula="of:=SQRT(1 - [.A182])" office:value-type="float" office:value="0.923743471940736">
            <text:p>0.9237434719</text:p>
          </table:table-cell>
          <table:table-cell table:formula="of:=SQRT(1 - (1 - [.A182]))" office:value-type="float" office:value="0.383011746617352">
            <text:p>0.3830117466</text:p>
          </table:table-cell>
          <table:table-cell table:formula="of:=COS(2 * PI() * [.B182])" office:value-type="float" office:value="0.329477427512102">
            <text:p>0.3294774275</text:p>
          </table:table-cell>
          <table:table-cell table:formula="of:=SIN(2 * PI() * [.B182])" office:value-type="float" office:value="0.944163452353462">
            <text:p>0.9441634524</text:p>
          </table:table-cell>
          <table:table-cell table:formula="of:=[.D182]*[.E182]" office:value-type="float" office:value="0.126193724982402">
            <text:p>0.126193725</text:p>
          </table:table-cell>
          <table:table-cell table:formula="of:=[.D182]*[.F182]" office:value-type="float" office:value="0.361625692978169">
            <text:p>0.361625693</text:p>
          </table:table-cell>
          <table:table-cell table:formula="of:=[.C182]" office:value-type="float" office:value="0.923743471940736">
            <text:p>0.9237434719</text:p>
          </table:table-cell>
        </table:table-row>
        <table:table-row table:style-name="ro1">
          <table:table-cell table:formula="of:=RAND()" office:value-type="float" office:value="0.89739990234375">
            <text:p>0.8973999023</text:p>
          </table:table-cell>
          <table:table-cell table:formula="of:=RAND()" office:value-type="float" office:value="0.95928955078125">
            <text:p>0.9592895508</text:p>
          </table:table-cell>
          <table:table-cell table:formula="of:=SQRT(1 - [.A183])" office:value-type="float" office:value="0.3203125">
            <text:p>0.3203125</text:p>
          </table:table-cell>
          <table:table-cell table:formula="of:=SQRT(1 - (1 - [.A183]))" office:value-type="float" office:value="0.947311935079333">
            <text:p>0.9473119351</text:p>
          </table:table-cell>
          <table:table-cell table:formula="of:=COS(2 * PI() * [.B183])" office:value-type="float" office:value="0.967463391879547">
            <text:p>0.9674633919</text:p>
          </table:table-cell>
          <table:table-cell table:formula="of:=SIN(2 * PI() * [.B183])" office:value-type="float" office:value="-0.253011038045618">
            <text:p>-0.253011038</text:p>
          </table:table-cell>
          <table:table-cell table:formula="of:=[.D183]*[.E183]" office:value-type="float" office:value="0.916489617879829">
            <text:p>0.9164896179</text:p>
          </table:table-cell>
          <table:table-cell table:formula="of:=[.D183]*[.F183]" office:value-type="float" office:value="-0.239680376047425">
            <text:p>-0.239680376</text:p>
          </table:table-cell>
          <table:table-cell table:formula="of:=[.C183]" office:value-type="float" office:value="0.3203125">
            <text:p>0.3203125</text:p>
          </table:table-cell>
        </table:table-row>
        <table:table-row table:style-name="ro1">
          <table:table-cell table:formula="of:=RAND()" office:value-type="float" office:value="0.41802978515625">
            <text:p>0.4180297852</text:p>
          </table:table-cell>
          <table:table-cell table:formula="of:=RAND()" office:value-type="float" office:value="0.361175537109375">
            <text:p>0.3611755371</text:p>
          </table:table-cell>
          <table:table-cell table:formula="of:=SQRT(1 - [.A184])" office:value-type="float" office:value="0.762869723375984">
            <text:p>0.7628697234</text:p>
          </table:table-cell>
          <table:table-cell table:formula="of:=SQRT(1 - (1 - [.A184]))" office:value-type="float" office:value="0.646552229256268">
            <text:p>0.6465522293</text:p>
          </table:table-cell>
          <table:table-cell table:formula="of:=COS(2 * PI() * [.B184])" office:value-type="float" office:value="-0.643097652176015">
            <text:p>-0.6430976522</text:p>
          </table:table-cell>
          <table:table-cell table:formula="of:=SIN(2 * PI() * [.B184])" office:value-type="float" office:value="0.765784179626151">
            <text:p>0.7657841796</text:p>
          </table:table-cell>
          <table:table-cell table:formula="of:=[.D184]*[.E184]" office:value-type="float" office:value="-0.415796220643875">
            <text:p>-0.4157962206</text:p>
          </table:table-cell>
          <table:table-cell table:formula="of:=[.D184]*[.F184]" office:value-type="float" office:value="0.49511946846647">
            <text:p>0.4951194685</text:p>
          </table:table-cell>
          <table:table-cell table:formula="of:=[.C184]" office:value-type="float" office:value="0.762869723375984">
            <text:p>0.7628697234</text:p>
          </table:table-cell>
        </table:table-row>
        <table:table-row table:style-name="ro1">
          <table:table-cell table:formula="of:=RAND()" office:value-type="float" office:value="0.766998291015625">
            <text:p>0.766998291</text:p>
          </table:table-cell>
          <table:table-cell table:formula="of:=RAND()" office:value-type="float" office:value="0.5548095703125">
            <text:p>0.5548095703</text:p>
          </table:table-cell>
          <table:table-cell table:formula="of:=SQRT(1 - [.A185])" office:value-type="float" office:value="0.482702505674432">
            <text:p>0.4827025057</text:p>
          </table:table-cell>
          <table:table-cell table:formula="of:=SQRT(1 - (1 - [.A185]))" office:value-type="float" office:value="0.875784386145143">
            <text:p>0.8757843861</text:p>
          </table:table-cell>
          <table:table-cell table:formula="of:=COS(2 * PI() * [.B185])" office:value-type="float" office:value="-0.941285396983929">
            <text:p>-0.941285397</text:p>
          </table:table-cell>
          <table:table-cell table:formula="of:=SIN(2 * PI() * [.B185])" office:value-type="float" office:value="-0.337611909483074">
            <text:p>-0.3376119095</text:p>
          </table:table-cell>
          <table:table-cell table:formula="of:=[.D185]*[.E185]" office:value-type="float" office:value="-0.824363053584957">
            <text:p>-0.8243630536</text:p>
          </table:table-cell>
          <table:table-cell table:formula="of:=[.D185]*[.F185]" office:value-type="float" office:value="-0.295675238901924">
            <text:p>-0.2956752389</text:p>
          </table:table-cell>
          <table:table-cell table:formula="of:=[.C185]" office:value-type="float" office:value="0.482702505674432">
            <text:p>0.4827025057</text:p>
          </table:table-cell>
        </table:table-row>
        <table:table-row table:style-name="ro1">
          <table:table-cell table:formula="of:=RAND()" office:value-type="float" office:value="0.944580078125">
            <text:p>0.9445800781</text:p>
          </table:table-cell>
          <table:table-cell table:formula="of:=RAND()" office:value-type="float" office:value="0.1295166015625">
            <text:p>0.1295166016</text:p>
          </table:table-cell>
          <table:table-cell table:formula="of:=SQRT(1 - [.A186])" office:value-type="float" office:value="0.235414362083115">
            <text:p>0.2354143621</text:p>
          </table:table-cell>
          <table:table-cell table:formula="of:=SQRT(1 - (1 - [.A186]))" office:value-type="float" office:value="0.971895096255249">
            <text:p>0.9718950963</text:p>
          </table:table-cell>
          <table:table-cell table:formula="of:=COS(2 * PI() * [.B186])" office:value-type="float" office:value="0.686758028286926">
            <text:p>0.6867580283</text:p>
          </table:table-cell>
          <table:table-cell table:formula="of:=SIN(2 * PI() * [.B186])" office:value-type="float" office:value="0.726886105647545">
            <text:p>0.7268861056</text:p>
          </table:table-cell>
          <table:table-cell table:formula="of:=[.D186]*[.E186]" office:value-type="float" office:value="0.667456760005987">
            <text:p>0.66745676</text:p>
          </table:table-cell>
          <table:table-cell table:formula="of:=[.D186]*[.F186]" office:value-type="float" office:value="0.706457041614924">
            <text:p>0.7064570416</text:p>
          </table:table-cell>
          <table:table-cell table:formula="of:=[.C186]" office:value-type="float" office:value="0.235414362083115">
            <text:p>0.2354143621</text:p>
          </table:table-cell>
        </table:table-row>
        <table:table-row table:style-name="ro1">
          <table:table-cell table:formula="of:=RAND()" office:value-type="float" office:value="0.47100830078125">
            <text:p>0.4710083008</text:p>
          </table:table-cell>
          <table:table-cell table:formula="of:=RAND()" office:value-type="float" office:value="0.59197998046875">
            <text:p>0.5919799805</text:p>
          </table:table-cell>
          <table:table-cell table:formula="of:=SQRT(1 - [.A187])" office:value-type="float" office:value="0.727318155430448">
            <text:p>0.7273181554</text:p>
          </table:table-cell>
          <table:table-cell table:formula="of:=SQRT(1 - (1 - [.A187]))" office:value-type="float" office:value="0.686300444981096">
            <text:p>0.686300445</text:p>
          </table:table-cell>
          <table:table-cell table:formula="of:=COS(2 * PI() * [.B187])" office:value-type="float" office:value="-0.837596762407483">
            <text:p>-0.8375967624</text:p>
          </table:table-cell>
          <table:table-cell table:formula="of:=SIN(2 * PI() * [.B187])" office:value-type="float" office:value="-0.546288992754295">
            <text:p>-0.5462889928</text:p>
          </table:table-cell>
          <table:table-cell table:formula="of:=[.D187]*[.E187]" office:value-type="float" office:value="-0.574843030754981">
            <text:p>-0.5748430308</text:p>
          </table:table-cell>
          <table:table-cell table:formula="of:=[.D187]*[.F187]" office:value-type="float" office:value="-0.374918378815547">
            <text:p>-0.3749183788</text:p>
          </table:table-cell>
          <table:table-cell table:formula="of:=[.C187]" office:value-type="float" office:value="0.727318155430448">
            <text:p>0.7273181554</text:p>
          </table:table-cell>
        </table:table-row>
        <table:table-row table:style-name="ro1">
          <table:table-cell table:formula="of:=RAND()" office:value-type="float" office:value="0.94244384765625">
            <text:p>0.9424438477</text:p>
          </table:table-cell>
          <table:table-cell table:formula="of:=RAND()" office:value-type="float" office:value="0.5728759765625">
            <text:p>0.5728759766</text:p>
          </table:table-cell>
          <table:table-cell table:formula="of:=SQRT(1 - [.A188])" office:value-type="float" office:value="0.239908633324751">
            <text:p>0.2399086333</text:p>
          </table:table-cell>
          <table:table-cell table:formula="of:=SQRT(1 - (1 - [.A188]))" office:value-type="float" office:value="0.970795471588249">
            <text:p>0.9707954716</text:p>
          </table:table-cell>
          <table:table-cell table:formula="of:=COS(2 * PI() * [.B188])" office:value-type="float" office:value="-0.896985789278864">
            <text:p>-0.8969857893</text:p>
          </table:table-cell>
          <table:table-cell table:formula="of:=SIN(2 * PI() * [.B188])" office:value-type="float" office:value="-0.442059378174215">
            <text:p>-0.4420593782</text:p>
          </table:table-cell>
          <table:table-cell table:formula="of:=[.D188]*[.E188]" office:value-type="float" office:value="-0.870789742310932">
            <text:p>-0.8707897423</text:p>
          </table:table-cell>
          <table:table-cell table:formula="of:=[.D188]*[.F188]" office:value-type="float" office:value="-0.429149242504645">
            <text:p>-0.4291492425</text:p>
          </table:table-cell>
          <table:table-cell table:formula="of:=[.C188]" office:value-type="float" office:value="0.239908633324751">
            <text:p>0.2399086333</text:p>
          </table:table-cell>
        </table:table-row>
        <table:table-row table:style-name="ro1">
          <table:table-cell table:formula="of:=RAND()" office:value-type="float" office:value="0.197296142578125">
            <text:p>0.1972961426</text:p>
          </table:table-cell>
          <table:table-cell table:formula="of:=RAND()" office:value-type="float" office:value="0.632049560546875">
            <text:p>0.6320495605</text:p>
          </table:table-cell>
          <table:table-cell table:formula="of:=SQRT(1 - [.A189])" office:value-type="float" office:value="0.895937418250781">
            <text:p>0.8959374183</text:p>
          </table:table-cell>
          <table:table-cell table:formula="of:=SQRT(1 - (1 - [.A189]))" office:value-type="float" office:value="0.444180304131245">
            <text:p>0.4441803041</text:p>
          </table:table-cell>
          <table:table-cell table:formula="of:=COS(2 * PI() * [.B189])" office:value-type="float" office:value="-0.675103115198212">
            <text:p>-0.6751031152</text:p>
          </table:table-cell>
          <table:table-cell table:formula="of:=SIN(2 * PI() * [.B189])" office:value-type="float" office:value="-0.73772337895018">
            <text:p>-0.737723379</text:p>
          </table:table-cell>
          <table:table-cell table:formula="of:=[.D189]*[.E189]" office:value-type="float" office:value="-0.299867507028692">
            <text:p>-0.299867507</text:p>
          </table:table-cell>
          <table:table-cell table:formula="of:=[.D189]*[.F189]" office:value-type="float" office:value="-0.32768219482682">
            <text:p>-0.3276821948</text:p>
          </table:table-cell>
          <table:table-cell table:formula="of:=[.C189]" office:value-type="float" office:value="0.895937418250781">
            <text:p>0.8959374183</text:p>
          </table:table-cell>
        </table:table-row>
        <table:table-row table:style-name="ro1">
          <table:table-cell table:formula="of:=RAND()" office:value-type="float" office:value="0.2908935546875">
            <text:p>0.2908935547</text:p>
          </table:table-cell>
          <table:table-cell table:formula="of:=RAND()" office:value-type="float" office:value="0.012969970703125">
            <text:p>0.0129699707</text:p>
          </table:table-cell>
          <table:table-cell table:formula="of:=SQRT(1 - [.A190])" office:value-type="float" office:value="0.842084583229321">
            <text:p>0.8420845832</text:p>
          </table:table-cell>
          <table:table-cell table:formula="of:=SQRT(1 - (1 - [.A190]))" office:value-type="float" office:value="0.539345487315413">
            <text:p>0.5393454873</text:p>
          </table:table-cell>
          <table:table-cell table:formula="of:=COS(2 * PI() * [.B190])" office:value-type="float" office:value="0.996681304780248">
            <text:p>0.9966813048</text:p>
          </table:table-cell>
          <table:table-cell table:formula="of:=SIN(2 * PI() * [.B190])" office:value-type="float" office:value="0.0814025595515382">
            <text:p>0.0814025596</text:p>
          </table:table-cell>
          <table:table-cell table:formula="of:=[.D190]*[.E190]" office:value-type="float" office:value="0.537555564024864">
            <text:p>0.537555564</text:p>
          </table:table-cell>
          <table:table-cell table:formula="of:=[.D190]*[.F190]" office:value-type="float" office:value="0.0439041031500463">
            <text:p>0.0439041032</text:p>
          </table:table-cell>
          <table:table-cell table:formula="of:=[.C190]" office:value-type="float" office:value="0.842084583229321">
            <text:p>0.8420845832</text:p>
          </table:table-cell>
        </table:table-row>
        <table:table-row table:style-name="ro1">
          <table:table-cell table:formula="of:=RAND()" office:value-type="float" office:value="0.555755615234375">
            <text:p>0.5557556152</text:p>
          </table:table-cell>
          <table:table-cell table:formula="of:=RAND()" office:value-type="float" office:value="0.00439453125">
            <text:p>0.0043945313</text:p>
          </table:table-cell>
          <table:table-cell table:formula="of:=SQRT(1 - [.A191])" office:value-type="float" office:value="0.666516605018678">
            <text:p>0.666516605</text:p>
          </table:table-cell>
          <table:table-cell table:formula="of:=SQRT(1 - (1 - [.A191]))" office:value-type="float" office:value="0.74549018453255">
            <text:p>0.7454901845</text:p>
          </table:table-cell>
          <table:table-cell table:formula="of:=COS(2 * PI() * [.B191])" office:value-type="float" office:value="0.999618822495179">
            <text:p>0.9996188225</text:p>
          </table:table-cell>
          <table:table-cell table:formula="of:=SIN(2 * PI() * [.B191])" office:value-type="float" office:value="0.0276081457789657">
            <text:p>0.0276081458</text:p>
          </table:table-cell>
          <table:table-cell table:formula="of:=[.D191]*[.E191]" office:value-type="float" office:value="0.745206020444141">
            <text:p>0.7452060204</text:p>
          </table:table-cell>
          <table:table-cell table:formula="of:=[.D191]*[.F191]" office:value-type="float" office:value="0.0205816016913627">
            <text:p>0.0205816017</text:p>
          </table:table-cell>
          <table:table-cell table:formula="of:=[.C191]" office:value-type="float" office:value="0.666516605018678">
            <text:p>0.666516605</text:p>
          </table:table-cell>
        </table:table-row>
        <table:table-row table:style-name="ro1">
          <table:table-cell table:formula="of:=RAND()" office:value-type="float" office:value="0.74591064453125">
            <text:p>0.7459106445</text:p>
          </table:table-cell>
          <table:table-cell table:formula="of:=RAND()" office:value-type="float" office:value="0.325531005859375">
            <text:p>0.3255310059</text:p>
          </table:table-cell>
          <table:table-cell table:formula="of:=SQRT(1 - [.A192])" office:value-type="float" office:value="0.504072768029329">
            <text:p>0.504072768</text:p>
          </table:table-cell>
          <table:table-cell table:formula="of:=SQRT(1 - (1 - [.A192]))" office:value-type="float" office:value="0.863661186190076">
            <text:p>0.8636611862</text:p>
          </table:table-cell>
          <table:table-cell table:formula="of:=COS(2 * PI() * [.B192])" office:value-type="float" office:value="-0.456960728887527">
            <text:p>-0.4569607289</text:p>
          </table:table-cell>
          <table:table-cell table:formula="of:=SIN(2 * PI() * [.B192])" office:value-type="float" office:value="0.88948687019797">
            <text:p>0.8894868702</text:p>
          </table:table-cell>
          <table:table-cell table:formula="of:=[.D192]*[.E192]" office:value-type="float" office:value="-0.394659245153283">
            <text:p>-0.3946592452</text:p>
          </table:table-cell>
          <table:table-cell table:formula="of:=[.D192]*[.F192]" office:value-type="float" office:value="0.768215285415677">
            <text:p>0.7682152854</text:p>
          </table:table-cell>
          <table:table-cell table:formula="of:=[.C192]" office:value-type="float" office:value="0.504072768029329">
            <text:p>0.504072768</text:p>
          </table:table-cell>
        </table:table-row>
        <table:table-row table:style-name="ro1">
          <table:table-cell table:formula="of:=RAND()" office:value-type="float" office:value="0.749908447265625">
            <text:p>0.7499084473</text:p>
          </table:table-cell>
          <table:table-cell table:formula="of:=RAND()" office:value-type="float" office:value="0.79107666015625">
            <text:p>0.7910766602</text:p>
          </table:table-cell>
          <table:table-cell table:formula="of:=SQRT(1 - [.A193])" office:value-type="float" office:value="0.500091544354006">
            <text:p>0.5000915444</text:p>
          </table:table-cell>
          <table:table-cell table:formula="of:=SQRT(1 - (1 - [.A193]))" office:value-type="float" office:value="0.865972544175406">
            <text:p>0.8659725442</text:p>
          </table:table-cell>
          <table:table-cell table:formula="of:=COS(2 * PI() * [.B193])" office:value-type="float" office:value="0.255236471686291">
            <text:p>0.2552364717</text:p>
          </table:table-cell>
          <table:table-cell table:formula="of:=SIN(2 * PI() * [.B193])" office:value-type="float" office:value="-0.966878660184996">
            <text:p>-0.9668786602</text:p>
          </table:table-cell>
          <table:table-cell table:formula="of:=[.D193]*[.E193]" office:value-type="float" office:value="0.221027776752532">
            <text:p>0.2210277768</text:p>
          </table:table-cell>
          <table:table-cell table:formula="of:=[.D193]*[.F193]" office:value-type="float" office:value="-0.837290373269309">
            <text:p>-0.8372903733</text:p>
          </table:table-cell>
          <table:table-cell table:formula="of:=[.C193]" office:value-type="float" office:value="0.500091544354006">
            <text:p>0.5000915444</text:p>
          </table:table-cell>
        </table:table-row>
        <table:table-row table:style-name="ro1">
          <table:table-cell table:formula="of:=RAND()" office:value-type="float" office:value="0.73388671875">
            <text:p>0.7338867188</text:p>
          </table:table-cell>
          <table:table-cell table:formula="of:=RAND()" office:value-type="float" office:value="0.050933837890625">
            <text:p>0.0509338379</text:p>
          </table:table-cell>
          <table:table-cell table:formula="of:=SQRT(1 - [.A194])" office:value-type="float" office:value="0.515861688100599">
            <text:p>0.5158616881</text:p>
          </table:table-cell>
          <table:table-cell table:formula="of:=SQRT(1 - (1 - [.A194]))" office:value-type="float" office:value="0.85667188511705">
            <text:p>0.8566718851</text:p>
          </table:table-cell>
          <table:table-cell table:formula="of:=COS(2 * PI() * [.B194])" office:value-type="float" office:value="0.949227005644128">
            <text:p>0.9492270056</text:p>
          </table:table-cell>
          <table:table-cell table:formula="of:=SIN(2 * PI() * [.B194])" office:value-type="float" office:value="0.314591944836295">
            <text:p>0.3145919448</text:p>
          </table:table-cell>
          <table:table-cell table:formula="of:=[.D194]*[.E194]" office:value-type="float" office:value="0.813176088329168">
            <text:p>0.8131760883</text:p>
          </table:table-cell>
          <table:table-cell table:formula="of:=[.D194]*[.F194]" office:value-type="float" office:value="0.269502074425547">
            <text:p>0.2695020744</text:p>
          </table:table-cell>
          <table:table-cell table:formula="of:=[.C194]" office:value-type="float" office:value="0.515861688100599">
            <text:p>0.5158616881</text:p>
          </table:table-cell>
        </table:table-row>
        <table:table-row table:style-name="ro1">
          <table:table-cell table:formula="of:=RAND()" office:value-type="float" office:value="0.969085693359375">
            <text:p>0.9690856934</text:p>
          </table:table-cell>
          <table:table-cell table:formula="of:=RAND()" office:value-type="float" office:value="0.07110595703125">
            <text:p>0.071105957</text:p>
          </table:table-cell>
          <table:table-cell table:formula="of:=SQRT(1 - [.A195])" office:value-type="float" office:value="0.175824647420733">
            <text:p>0.1758246474</text:p>
          </table:table-cell>
          <table:table-cell table:formula="of:=SQRT(1 - (1 - [.A195]))" office:value-type="float" office:value="0.984421501877816">
            <text:p>0.9844215019</text:p>
          </table:table-cell>
          <table:table-cell table:formula="of:=COS(2 * PI() * [.B195])" office:value-type="float" office:value="0.901846518613902">
            <text:p>0.9018465186</text:p>
          </table:table-cell>
          <table:table-cell table:formula="of:=SIN(2 * PI() * [.B195])" office:value-type="float" office:value="0.432056543595841">
            <text:p>0.4320565436</text:p>
          </table:table-cell>
          <table:table-cell table:formula="of:=[.D195]*[.E195]" office:value-type="float" office:value="0.887797104317177">
            <text:p>0.8877971043</text:p>
          </table:table-cell>
          <table:table-cell table:formula="of:=[.D195]*[.F195]" office:value-type="float" office:value="0.425325751542756">
            <text:p>0.4253257515</text:p>
          </table:table-cell>
          <table:table-cell table:formula="of:=[.C195]" office:value-type="float" office:value="0.175824647420733">
            <text:p>0.1758246474</text:p>
          </table:table-cell>
        </table:table-row>
        <table:table-row table:style-name="ro1">
          <table:table-cell table:formula="of:=RAND()" office:value-type="float" office:value="0.131256103515625">
            <text:p>0.1312561035</text:p>
          </table:table-cell>
          <table:table-cell table:formula="of:=RAND()" office:value-type="float" office:value="0.84246826171875">
            <text:p>0.8424682617</text:p>
          </table:table-cell>
          <table:table-cell table:formula="of:=SQRT(1 - [.A196])" office:value-type="float" office:value="0.932064319928821">
            <text:p>0.9320643199</text:p>
          </table:table-cell>
          <table:table-cell table:formula="of:=SQRT(1 - (1 - [.A196]))" office:value-type="float" office:value="0.362292842208654">
            <text:p>0.3622928422</text:p>
          </table:table-cell>
          <table:table-cell table:formula="of:=COS(2 * PI() * [.B196])" office:value-type="float" office:value="0.548856132466135">
            <text:p>0.5488561325</text:p>
          </table:table-cell>
          <table:table-cell table:formula="of:=SIN(2 * PI() * [.B196])" office:value-type="float" office:value="-0.835916829507767">
            <text:p>-0.8359168295</text:p>
          </table:table-cell>
          <table:table-cell table:formula="of:=[.D196]*[.E196]" office:value-type="float" office:value="0.198846648194806">
            <text:p>0.1988466482</text:p>
          </table:table-cell>
          <table:table-cell table:formula="of:=[.D196]*[.F196]" office:value-type="float" office:value="-0.302846684012416">
            <text:p>-0.302846684</text:p>
          </table:table-cell>
          <table:table-cell table:formula="of:=[.C196]" office:value-type="float" office:value="0.932064319928821">
            <text:p>0.9320643199</text:p>
          </table:table-cell>
        </table:table-row>
        <table:table-row table:style-name="ro1">
          <table:table-cell table:formula="of:=RAND()" office:value-type="float" office:value="0.65753173828125">
            <text:p>0.6575317383</text:p>
          </table:table-cell>
          <table:table-cell table:formula="of:=RAND()" office:value-type="float" office:value="0.2056884765625">
            <text:p>0.2056884766</text:p>
          </table:table-cell>
          <table:table-cell table:formula="of:=SQRT(1 - [.A197])" office:value-type="float" office:value="0.585207879064141">
            <text:p>0.5852078791</text:p>
          </table:table-cell>
          <table:table-cell table:formula="of:=SQRT(1 - (1 - [.A197]))" office:value-type="float" office:value="0.81088330743779">
            <text:p>0.8108833074</text:p>
          </table:table-cell>
          <table:table-cell table:formula="of:=COS(2 * PI() * [.B197])" office:value-type="float" office:value="0.274834445428844">
            <text:p>0.2748344454</text:p>
          </table:table-cell>
          <table:table-cell table:formula="of:=SIN(2 * PI() * [.B197])" office:value-type="float" office:value="0.961491563980579">
            <text:p>0.961491564</text:p>
          </table:table-cell>
          <table:table-cell table:formula="of:=[.D197]*[.E197]" office:value-type="float" office:value="0.222858664107172">
            <text:p>0.2228586641</text:p>
          </table:table-cell>
          <table:table-cell table:formula="of:=[.D197]*[.F197]" office:value-type="float" office:value="0.779657459474106">
            <text:p>0.7796574595</text:p>
          </table:table-cell>
          <table:table-cell table:formula="of:=[.C197]" office:value-type="float" office:value="0.585207879064141">
            <text:p>0.5852078791</text:p>
          </table:table-cell>
        </table:table-row>
        <table:table-row table:style-name="ro1">
          <table:table-cell table:formula="of:=RAND()" office:value-type="float" office:value="0.937255859375">
            <text:p>0.9372558594</text:p>
          </table:table-cell>
          <table:table-cell table:formula="of:=RAND()" office:value-type="float" office:value="0.283905029296875">
            <text:p>0.2839050293</text:p>
          </table:table-cell>
          <table:table-cell table:formula="of:=SQRT(1 - [.A198])" office:value-type="float" office:value="0.250487805341897">
            <text:p>0.2504878053</text:p>
          </table:table-cell>
          <table:table-cell table:formula="of:=SQRT(1 - (1 - [.A198]))" office:value-type="float" office:value="0.968119754666229">
            <text:p>0.9681197547</text:p>
          </table:table-cell>
          <table:table-cell table:formula="of:=COS(2 * PI() * [.B198])" office:value-type="float" office:value="-0.211423918216981">
            <text:p>-0.2114239182</text:p>
          </table:table-cell>
          <table:table-cell table:formula="of:=SIN(2 * PI() * [.B198])" office:value-type="float" office:value="0.977394458141532">
            <text:p>0.9773944581</text:p>
          </table:table-cell>
          <table:table-cell table:formula="of:=[.D198]*[.E198]" office:value-type="float" office:value="-0.204683671834796">
            <text:p>-0.2046836718</text:p>
          </table:table-cell>
          <table:table-cell table:formula="of:=[.D198]*[.F198]" office:value-type="float" office:value="0.946234883028112">
            <text:p>0.946234883</text:p>
          </table:table-cell>
          <table:table-cell table:formula="of:=[.C198]" office:value-type="float" office:value="0.250487805341897">
            <text:p>0.2504878053</text:p>
          </table:table-cell>
        </table:table-row>
        <table:table-row table:style-name="ro1">
          <table:table-cell table:formula="of:=RAND()" office:value-type="float" office:value="0.8167724609375">
            <text:p>0.8167724609</text:p>
          </table:table-cell>
          <table:table-cell table:formula="of:=RAND()" office:value-type="float" office:value="0.445770263671875">
            <text:p>0.4457702637</text:p>
          </table:table-cell>
          <table:table-cell table:formula="of:=SQRT(1 - [.A199])" office:value-type="float" office:value="0.428050860368835">
            <text:p>0.4280508604</text:p>
          </table:table-cell>
          <table:table-cell table:formula="of:=SQRT(1 - (1 - [.A199]))" office:value-type="float" office:value="0.903754646426507">
            <text:p>0.9037546464</text:p>
          </table:table-cell>
          <table:table-cell table:formula="of:=COS(2 * PI() * [.B199])" office:value-type="float" office:value="-0.942509136642919">
            <text:p>-0.9425091366</text:p>
          </table:table-cell>
          <table:table-cell table:formula="of:=SIN(2 * PI() * [.B199])" office:value-type="float" office:value="0.334180381447833">
            <text:p>0.3341803814</text:p>
          </table:table-cell>
          <table:table-cell table:formula="of:=[.D199]*[.E199]" office:value-type="float" office:value="-0.851797011540474">
            <text:p>-0.8517970115</text:p>
          </table:table-cell>
          <table:table-cell table:formula="of:=[.D199]*[.F199]" office:value-type="float" office:value="0.302017072478061">
            <text:p>0.3020170725</text:p>
          </table:table-cell>
          <table:table-cell table:formula="of:=[.C199]" office:value-type="float" office:value="0.428050860368835">
            <text:p>0.4280508604</text:p>
          </table:table-cell>
        </table:table-row>
        <table:table-row table:style-name="ro1">
          <table:table-cell table:formula="of:=RAND()" office:value-type="float" office:value="0.24505615234375">
            <text:p>0.2450561523</text:p>
          </table:table-cell>
          <table:table-cell table:formula="of:=RAND()" office:value-type="float" office:value="0.607330322265625">
            <text:p>0.6073303223</text:p>
          </table:table-cell>
          <table:table-cell table:formula="of:=SQRT(1 - [.A200])" office:value-type="float" office:value="0.868875047205437">
            <text:p>0.8688750472</text:p>
          </table:table-cell>
          <table:table-cell table:formula="of:=SQRT(1 - (1 - [.A200]))" office:value-type="float" office:value="0.495031466013778">
            <text:p>0.495031466</text:p>
          </table:table-cell>
          <table:table-cell table:formula="of:=COS(2 * PI() * [.B200])" office:value-type="float" office:value="-0.781096545296359">
            <text:p>-0.7810965453</text:p>
          </table:table-cell>
          <table:table-cell table:formula="of:=SIN(2 * PI() * [.B200])" office:value-type="float" office:value="-0.624410271316939">
            <text:p>-0.6244102713</text:p>
          </table:table-cell>
          <table:table-cell table:formula="of:=[.D200]*[.E200]" office:value-type="float" office:value="-0.386667367916354">
            <text:p>-0.3866673679</text:p>
          </table:table-cell>
          <table:table-cell table:formula="of:=[.D200]*[.F200]" office:value-type="float" office:value="-0.309102732004085">
            <text:p>-0.309102732</text:p>
          </table:table-cell>
          <table:table-cell table:formula="of:=[.C200]" office:value-type="float" office:value="0.868875047205437">
            <text:p>0.8688750472</text:p>
          </table:table-cell>
        </table:table-row>
        <table:table-row table:style-name="ro1">
          <table:table-cell table:formula="of:=RAND()" office:value-type="float" office:value="0.997528076171875">
            <text:p>0.9975280762</text:p>
          </table:table-cell>
          <table:table-cell table:formula="of:=RAND()" office:value-type="float" office:value="0.643035888671875">
            <text:p>0.6430358887</text:p>
          </table:table-cell>
          <table:table-cell table:formula="of:=SQRT(1 - [.A201])" office:value-type="float" office:value="0.0497184455521791">
            <text:p>0.0497184456</text:p>
          </table:table-cell>
          <table:table-cell table:formula="of:=SQRT(1 - (1 - [.A201]))" office:value-type="float" office:value="0.998763273339521">
            <text:p>0.9987632733</text:p>
          </table:table-cell>
          <table:table-cell table:formula="of:=COS(2 * PI() * [.B201])" office:value-type="float" office:value="-0.622611339302438">
            <text:p>-0.6226113393</text:p>
          </table:table-cell>
          <table:table-cell table:formula="of:=SIN(2 * PI() * [.B201])" office:value-type="float" office:value="-0.782531226323924">
            <text:p>-0.7825312263</text:p>
          </table:table-cell>
          <table:table-cell table:formula="of:=[.D201]*[.E201]" office:value-type="float" office:value="-0.621841339260006">
            <text:p>-0.6218413393</text:p>
          </table:table-cell>
          <table:table-cell table:formula="of:=[.D201]*[.F201]" office:value-type="float" office:value="-0.781563449093672">
            <text:p>-0.7815634491</text:p>
          </table:table-cell>
          <table:table-cell table:formula="of:=[.C201]" office:value-type="float" office:value="0.0497184455521791">
            <text:p>0.0497184456</text:p>
          </table:table-cell>
        </table:table-row>
        <table:table-row table:style-name="ro1">
          <table:table-cell table:formula="of:=RAND()" office:value-type="float" office:value="0.41827392578125">
            <text:p>0.4182739258</text:p>
          </table:table-cell>
          <table:table-cell table:formula="of:=RAND()" office:value-type="float" office:value="0.342803955078125">
            <text:p>0.3428039551</text:p>
          </table:table-cell>
          <table:table-cell table:formula="of:=SQRT(1 - [.A202])" office:value-type="float" office:value="0.762709691965921">
            <text:p>0.762709692</text:p>
          </table:table-cell>
          <table:table-cell table:formula="of:=SQRT(1 - (1 - [.A202]))" office:value-type="float" office:value="0.646741003633796">
            <text:p>0.6467410036</text:p>
          </table:table-cell>
          <table:table-cell table:formula="of:=COS(2 * PI() * [.B202])" office:value-type="float" office:value="-0.550618045767584">
            <text:p>-0.5506180458</text:p>
          </table:table-cell>
          <table:table-cell table:formula="of:=SIN(2 * PI() * [.B202])" office:value-type="float" office:value="0.834757310644888">
            <text:p>0.8347573106</text:p>
          </table:table-cell>
          <table:table-cell table:formula="of:=[.D202]*[.E202]" office:value-type="float" office:value="-0.356107267538607">
            <text:p>-0.3561072675</text:p>
          </table:table-cell>
          <table:table-cell table:formula="of:=[.D202]*[.F202]" office:value-type="float" office:value="0.539871780877124">
            <text:p>0.5398717809</text:p>
          </table:table-cell>
          <table:table-cell table:formula="of:=[.C202]" office:value-type="float" office:value="0.762709691965921">
            <text:p>0.762709692</text:p>
          </table:table-cell>
        </table:table-row>
        <table:table-row table:style-name="ro1">
          <table:table-cell table:formula="of:=RAND()" office:value-type="float" office:value="0.13720703125">
            <text:p>0.1372070313</text:p>
          </table:table-cell>
          <table:table-cell table:formula="of:=RAND()" office:value-type="float" office:value="0.345947265625">
            <text:p>0.3459472656</text:p>
          </table:table-cell>
          <table:table-cell table:formula="of:=SQRT(1 - [.A203])" office:value-type="float" office:value="0.928866496731366">
            <text:p>0.9288664967</text:p>
          </table:table-cell>
          <table:table-cell table:formula="of:=SQRT(1 - (1 - [.A203]))" office:value-type="float" office:value="0.370414674722803">
            <text:p>0.3704146747</text:p>
          </table:table-cell>
          <table:table-cell table:formula="of:=COS(2 * PI() * [.B203])" office:value-type="float" office:value="-0.566996048825108">
            <text:p>-0.5669960488</text:p>
          </table:table-cell>
          <table:table-cell table:formula="of:=SIN(2 * PI() * [.B203])" office:value-type="float" office:value="0.823720511227391">
            <text:p>0.8237205112</text:p>
          </table:table-cell>
          <table:table-cell table:formula="of:=[.D203]*[.E203]" office:value-type="float" office:value="-0.210023656994667">
            <text:p>-0.210023657</text:p>
          </table:table-cell>
          <table:table-cell table:formula="of:=[.D203]*[.F203]" office:value-type="float" office:value="0.305118165228795">
            <text:p>0.3051181652</text:p>
          </table:table-cell>
          <table:table-cell table:formula="of:=[.C203]" office:value-type="float" office:value="0.928866496731366">
            <text:p>0.9288664967</text:p>
          </table:table-cell>
        </table:table-row>
        <table:table-row table:style-name="ro1">
          <table:table-cell table:formula="of:=RAND()" office:value-type="float" office:value="0.87860107421875">
            <text:p>0.8786010742</text:p>
          </table:table-cell>
          <table:table-cell table:formula="of:=RAND()" office:value-type="float" office:value="0.43060302734375">
            <text:p>0.4306030273</text:p>
          </table:table-cell>
          <table:table-cell table:formula="of:=SQRT(1 - [.A204])" office:value-type="float" office:value="0.348423486265277">
            <text:p>0.3484234863</text:p>
          </table:table-cell>
          <table:table-cell table:formula="of:=SQRT(1 - (1 - [.A204]))" office:value-type="float" office:value="0.937337225452371">
            <text:p>0.9373372255</text:p>
          </table:table-cell>
          <table:table-cell table:formula="of:=COS(2 * PI() * [.B204])" office:value-type="float" office:value="-0.906433802776045">
            <text:p>-0.9064338028</text:p>
          </table:table-cell>
          <table:table-cell table:formula="of:=SIN(2 * PI() * [.B204])" office:value-type="float" office:value="0.422347914858067">
            <text:p>0.4223479149</text:p>
          </table:table-cell>
          <table:table-cell table:formula="of:=[.D204]*[.E204]" office:value-type="float" office:value="-0.849634145750341">
            <text:p>-0.8496341458</text:p>
          </table:table-cell>
          <table:table-cell table:formula="of:=[.D204]*[.F204]" office:value-type="float" office:value="0.395882422688655">
            <text:p>0.3958824227</text:p>
          </table:table-cell>
          <table:table-cell table:formula="of:=[.C204]" office:value-type="float" office:value="0.348423486265277">
            <text:p>0.3484234863</text:p>
          </table:table-cell>
        </table:table-row>
        <table:table-row table:style-name="ro1">
          <table:table-cell table:formula="of:=RAND()" office:value-type="float" office:value="0.8992919921875">
            <text:p>0.8992919922</text:p>
          </table:table-cell>
          <table:table-cell table:formula="of:=RAND()" office:value-type="float" office:value="0.06134033203125">
            <text:p>0.061340332</text:p>
          </table:table-cell>
          <table:table-cell table:formula="of:=SQRT(1 - [.A205])" office:value-type="float" office:value="0.317345250181092">
            <text:p>0.3173452502</text:p>
          </table:table-cell>
          <table:table-cell table:formula="of:=SQRT(1 - (1 - [.A205]))" office:value-type="float" office:value="0.948310071752641">
            <text:p>0.9483100718</text:p>
          </table:table-cell>
          <table:table-cell table:formula="of:=COS(2 * PI() * [.B205])" office:value-type="float" office:value="0.926643370661961">
            <text:p>0.9266433707</text:p>
          </table:table-cell>
          <table:table-cell table:formula="of:=SIN(2 * PI() * [.B205])" office:value-type="float" office:value="0.375941569407054">
            <text:p>0.3759415694</text:p>
          </table:table-cell>
          <table:table-cell table:formula="of:=[.D205]*[.E205]" office:value-type="float" office:value="0.878745241321554">
            <text:p>0.8787452413</text:p>
          </table:table-cell>
          <table:table-cell table:formula="of:=[.D205]*[.F205]" office:value-type="float" office:value="0.356509176659204">
            <text:p>0.3565091767</text:p>
          </table:table-cell>
          <table:table-cell table:formula="of:=[.C205]" office:value-type="float" office:value="0.317345250181092">
            <text:p>0.3173452502</text:p>
          </table:table-cell>
        </table:table-row>
        <table:table-row table:style-name="ro1">
          <table:table-cell table:formula="of:=RAND()" office:value-type="float" office:value="0.4111328125">
            <text:p>0.4111328125</text:p>
          </table:table-cell>
          <table:table-cell table:formula="of:=RAND()" office:value-type="float" office:value="0.82794189453125">
            <text:p>0.8279418945</text:p>
          </table:table-cell>
          <table:table-cell table:formula="of:=SQRT(1 - [.A206])" office:value-type="float" office:value="0.767376822363042">
            <text:p>0.7673768224</text:p>
          </table:table-cell>
          <table:table-cell table:formula="of:=SQRT(1 - (1 - [.A206]))" office:value-type="float" office:value="0.64119639152135">
            <text:p>0.6411963915</text:p>
          </table:table-cell>
          <table:table-cell table:formula="of:=COS(2 * PI() * [.B206])" office:value-type="float" office:value="0.470381787368521">
            <text:p>0.4703817874</text:p>
          </table:table-cell>
          <table:table-cell table:formula="of:=SIN(2 * PI() * [.B206])" office:value-type="float" office:value="-0.88246301571907">
            <text:p>-0.8824630157</text:p>
          </table:table-cell>
          <table:table-cell table:formula="of:=[.D206]*[.E206]" office:value-type="float" office:value="0.301607104698058">
            <text:p>0.3016071047</text:p>
          </table:table-cell>
          <table:table-cell table:formula="of:=[.D206]*[.F206]" office:value-type="float" office:value="-0.565832101330116">
            <text:p>-0.5658321013</text:p>
          </table:table-cell>
          <table:table-cell table:formula="of:=[.C206]" office:value-type="float" office:value="0.767376822363042">
            <text:p>0.7673768224</text:p>
          </table:table-cell>
        </table:table-row>
        <table:table-row table:style-name="ro1">
          <table:table-cell table:formula="of:=RAND()" office:value-type="float" office:value="0.671112060546875">
            <text:p>0.6711120605</text:p>
          </table:table-cell>
          <table:table-cell table:formula="of:=RAND()" office:value-type="float" office:value="0.963623046875">
            <text:p>0.9636230469</text:p>
          </table:table-cell>
          <table:table-cell table:formula="of:=SQRT(1 - [.A207])" office:value-type="float" office:value="0.573487523363085">
            <text:p>0.5734875234</text:p>
          </table:table-cell>
          <table:table-cell table:formula="of:=SQRT(1 - (1 - [.A207]))" office:value-type="float" office:value="0.819214294642662">
            <text:p>0.8192142946</text:p>
          </table:table-cell>
          <table:table-cell table:formula="of:=COS(2 * PI() * [.B207])" office:value-type="float" office:value="0.973992962167956">
            <text:p>0.9739929622</text:p>
          </table:table-cell>
          <table:table-cell table:formula="of:=SIN(2 * PI() * [.B207])" office:value-type="float" office:value="-0.22657826384561">
            <text:p>-0.2265782638</text:p>
          </table:table-cell>
          <table:table-cell table:formula="of:=[.D207]*[.E207]" office:value-type="float" office:value="0.797908957489339">
            <text:p>0.7979089575</text:p>
          </table:table-cell>
          <table:table-cell table:formula="of:=[.D207]*[.F207]" office:value-type="float" office:value="-0.185616152597641">
            <text:p>-0.1856161526</text:p>
          </table:table-cell>
          <table:table-cell table:formula="of:=[.C207]" office:value-type="float" office:value="0.573487523363085">
            <text:p>0.5734875234</text:p>
          </table:table-cell>
        </table:table-row>
        <table:table-row table:style-name="ro1">
          <table:table-cell table:formula="of:=RAND()" office:value-type="float" office:value="0.393585205078125">
            <text:p>0.3935852051</text:p>
          </table:table-cell>
          <table:table-cell table:formula="of:=RAND()" office:value-type="float" office:value="0.140899658203125">
            <text:p>0.1408996582</text:p>
          </table:table-cell>
          <table:table-cell table:formula="of:=SQRT(1 - [.A208])" office:value-type="float" office:value="0.778726392850451">
            <text:p>0.7787263929</text:p>
          </table:table-cell>
          <table:table-cell table:formula="of:=SQRT(1 - (1 - [.A208]))" office:value-type="float" office:value="0.627363694421446">
            <text:p>0.6273636944</text:p>
          </table:table-cell>
          <table:table-cell table:formula="of:=COS(2 * PI() * [.B208])" office:value-type="float" office:value="0.633058334088172">
            <text:p>0.6330583341</text:p>
          </table:table-cell>
          <table:table-cell table:formula="of:=SIN(2 * PI() * [.B208])" office:value-type="float" office:value="0.774104092252139">
            <text:p>0.7741040923</text:p>
          </table:table-cell>
          <table:table-cell table:formula="of:=[.D208]*[.E208]" office:value-type="float" office:value="0.397157815257841">
            <text:p>0.3971578153</text:p>
          </table:table-cell>
          <table:table-cell table:formula="of:=[.D208]*[.F208]" office:value-type="float" office:value="0.485644803182061">
            <text:p>0.4856448032</text:p>
          </table:table-cell>
          <table:table-cell table:formula="of:=[.C208]" office:value-type="float" office:value="0.778726392850451">
            <text:p>0.7787263929</text:p>
          </table:table-cell>
        </table:table-row>
        <table:table-row table:style-name="ro1">
          <table:table-cell table:formula="of:=RAND()" office:value-type="float" office:value="0.8759765625">
            <text:p>0.8759765625</text:p>
          </table:table-cell>
          <table:table-cell table:formula="of:=RAND()" office:value-type="float" office:value="0.832427978515625">
            <text:p>0.8324279785</text:p>
          </table:table-cell>
          <table:table-cell table:formula="of:=SQRT(1 - [.A209])" office:value-type="float" office:value="0.35216961467452">
            <text:p>0.3521696147</text:p>
          </table:table-cell>
          <table:table-cell table:formula="of:=SQRT(1 - (1 - [.A209]))" office:value-type="float" office:value="0.935936195741996">
            <text:p>0.9359361957</text:p>
          </table:table-cell>
          <table:table-cell table:formula="of:=COS(2 * PI() * [.B209])" office:value-type="float" office:value="0.495065540820044">
            <text:p>0.4950655408</text:p>
          </table:table-cell>
          <table:table-cell table:formula="of:=SIN(2 * PI() * [.B209])" office:value-type="float" office:value="-0.868855632595288">
            <text:p>-0.8688556326</text:p>
          </table:table-cell>
          <table:table-cell table:formula="of:=[.D209]*[.E209]" office:value-type="float" office:value="0.463349758918066">
            <text:p>0.4633497589</text:p>
          </table:table-cell>
          <table:table-cell table:formula="of:=[.D209]*[.F209]" office:value-type="float" office:value="-0.813193435420239">
            <text:p>-0.8131934354</text:p>
          </table:table-cell>
          <table:table-cell table:formula="of:=[.C209]" office:value-type="float" office:value="0.35216961467452">
            <text:p>0.3521696147</text:p>
          </table:table-cell>
        </table:table-row>
        <table:table-row table:style-name="ro1">
          <table:table-cell table:formula="of:=RAND()" office:value-type="float" office:value="0.85528564453125">
            <text:p>0.8552856445</text:p>
          </table:table-cell>
          <table:table-cell table:formula="of:=RAND()" office:value-type="float" office:value="0.312957763671875">
            <text:p>0.3129577637</text:p>
          </table:table-cell>
          <table:table-cell table:formula="of:=SQRT(1 - [.A210])" office:value-type="float" office:value="0.38041340074812">
            <text:p>0.3804134007</text:p>
          </table:table-cell>
          <table:table-cell table:formula="of:=SQRT(1 - (1 - [.A210]))" office:value-type="float" office:value="0.924816546419478">
            <text:p>0.9248165464</text:p>
          </table:table-cell>
          <table:table-cell table:formula="of:=COS(2 * PI() * [.B210])" office:value-type="float" office:value="-0.385339121032363">
            <text:p>-0.385339121</text:p>
          </table:table-cell>
          <table:table-cell table:formula="of:=SIN(2 * PI() * [.B210])" office:value-type="float" office:value="0.922775033148387">
            <text:p>0.9227750331</text:p>
          </table:table-cell>
          <table:table-cell table:formula="of:=[.D210]*[.E210]" office:value-type="float" office:value="-0.356367995113467">
            <text:p>-0.3563679951</text:p>
          </table:table-cell>
          <table:table-cell table:formula="of:=[.D210]*[.F210]" office:value-type="float" office:value="0.85339761927841">
            <text:p>0.8533976193</text:p>
          </table:table-cell>
          <table:table-cell table:formula="of:=[.C210]" office:value-type="float" office:value="0.38041340074812">
            <text:p>0.3804134007</text:p>
          </table:table-cell>
        </table:table-row>
        <table:table-row table:style-name="ro1">
          <table:table-cell table:formula="of:=RAND()" office:value-type="float" office:value="0.756011962890625">
            <text:p>0.7560119629</text:p>
          </table:table-cell>
          <table:table-cell table:formula="of:=RAND()" office:value-type="float" office:value="0.500030517578125">
            <text:p>0.5000305176</text:p>
          </table:table-cell>
          <table:table-cell table:formula="of:=SQRT(1 - [.A211])" office:value-type="float" office:value="0.493951452178628">
            <text:p>0.4939514522</text:p>
          </table:table-cell>
          <table:table-cell table:formula="of:=SQRT(1 - (1 - [.A211]))" office:value-type="float" office:value="0.869489484059828">
            <text:p>0.8694894841</text:p>
          </table:table-cell>
          <table:table-cell table:formula="of:=COS(2 * PI() * [.B211])" office:value-type="float" office:value="-0.999999981616429">
            <text:p>-0.9999999816</text:p>
          </table:table-cell>
          <table:table-cell table:formula="of:=SIN(2 * PI() * [.B211])" office:value-type="float" office:value="-0.000191747597310712">
            <text:p>-0.0001917476</text:p>
          </table:table-cell>
          <table:table-cell table:formula="of:=[.D211]*[.E211]" office:value-type="float" office:value="-0.869489468075506">
            <text:p>-0.8694894681</text:p>
          </table:table-cell>
          <table:table-cell table:formula="of:=[.D211]*[.F211]" office:value-type="float" office:value="-0.000166722519455403">
            <text:p>-0.0001667225</text:p>
          </table:table-cell>
          <table:table-cell table:formula="of:=[.C211]" office:value-type="float" office:value="0.493951452178628">
            <text:p>0.4939514522</text:p>
          </table:table-cell>
        </table:table-row>
        <table:table-row table:style-name="ro1">
          <table:table-cell table:formula="of:=RAND()" office:value-type="float" office:value="0.77294921875">
            <text:p>0.7729492188</text:p>
          </table:table-cell>
          <table:table-cell table:formula="of:=RAND()" office:value-type="float" office:value="0.901519775390625">
            <text:p>0.9015197754</text:p>
          </table:table-cell>
          <table:table-cell table:formula="of:=SQRT(1 - [.A212])" office:value-type="float" office:value="0.476498458811778">
            <text:p>0.4764984588</text:p>
          </table:table-cell>
          <table:table-cell table:formula="of:=SQRT(1 - (1 - [.A212]))" office:value-type="float" office:value="0.8791753060397">
            <text:p>0.879175306</text:p>
          </table:table-cell>
          <table:table-cell table:formula="of:=COS(2 * PI() * [.B212])" office:value-type="float" office:value="0.814592803906467">
            <text:p>0.8145928039</text:p>
          </table:table-cell>
          <table:table-cell table:formula="of:=SIN(2 * PI() * [.B212])" office:value-type="float" office:value="-0.580033243722978">
            <text:p>-0.5800332437</text:p>
          </table:table-cell>
          <table:table-cell table:formula="of:=[.D212]*[.E212]" office:value-type="float" office:value="0.716169877672205">
            <text:p>0.7161698777</text:p>
          </table:table-cell>
          <table:table-cell table:formula="of:=[.D212]*[.F212]" office:value-type="float" office:value="-0.509950904563349">
            <text:p>-0.5099509046</text:p>
          </table:table-cell>
          <table:table-cell table:formula="of:=[.C212]" office:value-type="float" office:value="0.476498458811778">
            <text:p>0.4764984588</text:p>
          </table:table-cell>
        </table:table-row>
        <table:table-row table:style-name="ro1">
          <table:table-cell table:formula="of:=RAND()" office:value-type="float" office:value="0.281829833984375">
            <text:p>0.281829834</text:p>
          </table:table-cell>
          <table:table-cell table:formula="of:=RAND()" office:value-type="float" office:value="0.589599609375">
            <text:p>0.5895996094</text:p>
          </table:table-cell>
          <table:table-cell table:formula="of:=SQRT(1 - [.A213])" office:value-type="float" office:value="0.847449211466755">
            <text:p>0.8474492115</text:p>
          </table:table-cell>
          <table:table-cell table:formula="of:=SQRT(1 - (1 - [.A213]))" office:value-type="float" office:value="0.530876477143577">
            <text:p>0.5308764771</text:p>
          </table:table-cell>
          <table:table-cell table:formula="of:=COS(2 * PI() * [.B213])" office:value-type="float" office:value="-0.845673246987299">
            <text:p>-0.845673247</text:p>
          </table:table-cell>
          <table:table-cell table:formula="of:=SIN(2 * PI() * [.B213])" office:value-type="float" office:value="-0.533701001807153">
            <text:p>-0.5337010018</text:p>
          </table:table-cell>
          <table:table-cell table:formula="of:=[.D213]*[.E213]" office:value-type="float" office:value="-0.448948034175188">
            <text:p>-0.4489480342</text:p>
          </table:table-cell>
          <table:table-cell table:formula="of:=[.D213]*[.F213]" office:value-type="float" office:value="-0.283329307687379">
            <text:p>-0.2833293077</text:p>
          </table:table-cell>
          <table:table-cell table:formula="of:=[.C213]" office:value-type="float" office:value="0.847449211466755">
            <text:p>0.8474492115</text:p>
          </table:table-cell>
        </table:table-row>
        <table:table-row table:style-name="ro1">
          <table:table-cell table:formula="of:=RAND()" office:value-type="float" office:value="0.508636474609375">
            <text:p>0.5086364746</text:p>
          </table:table-cell>
          <table:table-cell table:formula="of:=RAND()" office:value-type="float" office:value="0.97357177734375">
            <text:p>0.9735717773</text:p>
          </table:table-cell>
          <table:table-cell table:formula="of:=SQRT(1 - [.A214])" office:value-type="float" office:value="0.700973270097102">
            <text:p>0.7009732701</text:p>
          </table:table-cell>
          <table:table-cell table:formula="of:=SQRT(1 - (1 - [.A214]))" office:value-type="float" office:value="0.713187545186661">
            <text:p>0.7131875452</text:p>
          </table:table-cell>
          <table:table-cell table:formula="of:=COS(2 * PI() * [.B214])" office:value-type="float" office:value="0.986244781329065">
            <text:p>0.9862447813</text:p>
          </table:table-cell>
          <table:table-cell table:formula="of:=SIN(2 * PI() * [.B214])" office:value-type="float" office:value="-0.165291352771958">
            <text:p>-0.1652913528</text:p>
          </table:table-cell>
          <table:table-cell table:formula="of:=[.D214]*[.E214]" office:value-type="float" office:value="0.703377494549231">
            <text:p>0.7033774945</text:p>
          </table:table-cell>
          <table:table-cell table:formula="of:=[.D214]*[.F214]" office:value-type="float" office:value="-0.117883734124015">
            <text:p>-0.1178837341</text:p>
          </table:table-cell>
          <table:table-cell table:formula="of:=[.C214]" office:value-type="float" office:value="0.700973270097102">
            <text:p>0.7009732701</text:p>
          </table:table-cell>
        </table:table-row>
        <table:table-row table:style-name="ro1">
          <table:table-cell table:formula="of:=RAND()" office:value-type="float" office:value="0.345733642578125">
            <text:p>0.3457336426</text:p>
          </table:table-cell>
          <table:table-cell table:formula="of:=RAND()" office:value-type="float" office:value="0.8260498046875">
            <text:p>0.8260498047</text:p>
          </table:table-cell>
          <table:table-cell table:formula="of:=SQRT(1 - [.A215])" office:value-type="float" office:value="0.80886732992616">
            <text:p>0.8088673299</text:p>
          </table:table-cell>
          <table:table-cell table:formula="of:=SQRT(1 - (1 - [.A215]))" office:value-type="float" office:value="0.587991192602513">
            <text:p>0.5879911926</text:p>
          </table:table-cell>
          <table:table-cell table:formula="of:=COS(2 * PI() * [.B215])" office:value-type="float" office:value="0.459857764501329">
            <text:p>0.4598577645</text:p>
          </table:table-cell>
          <table:table-cell table:formula="of:=SIN(2 * PI() * [.B215])" office:value-type="float" office:value="-0.887992588047806">
            <text:p>-0.887992588</text:p>
          </table:table-cell>
          <table:table-cell table:formula="of:=[.D215]*[.E215]" office:value-type="float" office:value="0.270392315376662">
            <text:p>0.2703923154</text:p>
          </table:table-cell>
          <table:table-cell table:formula="of:=[.D215]*[.F215]" office:value-type="float" office:value="-0.522131820868421">
            <text:p>-0.5221318209</text:p>
          </table:table-cell>
          <table:table-cell table:formula="of:=[.C215]" office:value-type="float" office:value="0.80886732992616">
            <text:p>0.8088673299</text:p>
          </table:table-cell>
        </table:table-row>
        <table:table-row table:style-name="ro1">
          <table:table-cell table:formula="of:=RAND()" office:value-type="float" office:value="0.796661376953125">
            <text:p>0.796661377</text:p>
          </table:table-cell>
          <table:table-cell table:formula="of:=RAND()" office:value-type="float" office:value="0.151641845703125">
            <text:p>0.1516418457</text:p>
          </table:table-cell>
          <table:table-cell table:formula="of:=SQRT(1 - [.A216])" office:value-type="float" office:value="0.450930840647294">
            <text:p>0.4509308406</text:p>
          </table:table-cell>
          <table:table-cell table:formula="of:=SQRT(1 - (1 - [.A216]))" office:value-type="float" office:value="0.892558892708557">
            <text:p>0.8925588927</text:p>
          </table:table-cell>
          <table:table-cell table:formula="of:=COS(2 * PI() * [.B216])" office:value-type="float" office:value="0.579408288319358">
            <text:p>0.5794082883</text:p>
          </table:table-cell>
          <table:table-cell table:formula="of:=SIN(2 * PI() * [.B216])" office:value-type="float" office:value="0.815037444186972">
            <text:p>0.8150374442</text:p>
          </table:table-cell>
          <table:table-cell table:formula="of:=[.D216]*[.E216]" office:value-type="float" office:value="0.517156020248486">
            <text:p>0.5171560202</text:p>
          </table:table-cell>
          <table:table-cell table:formula="of:=[.D216]*[.F216]" office:value-type="float" office:value="0.727468918699536">
            <text:p>0.7274689187</text:p>
          </table:table-cell>
          <table:table-cell table:formula="of:=[.C216]" office:value-type="float" office:value="0.450930840647294">
            <text:p>0.4509308406</text:p>
          </table:table-cell>
        </table:table-row>
        <table:table-row table:style-name="ro1">
          <table:table-cell table:formula="of:=RAND()" office:value-type="float" office:value="0.893951416015625">
            <text:p>0.893951416</text:p>
          </table:table-cell>
          <table:table-cell table:formula="of:=RAND()" office:value-type="float" office:value="0.7000732421875">
            <text:p>0.7000732422</text:p>
          </table:table-cell>
          <table:table-cell table:formula="of:=SQRT(1 - [.A217])" office:value-type="float" office:value="0.325651015635411">
            <text:p>0.3256510156</text:p>
          </table:table-cell>
          <table:table-cell table:formula="of:=SQRT(1 - (1 - [.A217]))" office:value-type="float" office:value="0.94549004014618">
            <text:p>0.9454900401</text:p>
          </table:table-cell>
          <table:table-cell table:formula="of:=COS(2 * PI() * [.B217])" office:value-type="float" office:value="-0.308579290941525">
            <text:p>-0.3085792909</text:p>
          </table:table-cell>
          <table:table-cell table:formula="of:=SIN(2 * PI() * [.B217])" office:value-type="float" office:value="-0.951198623423113">
            <text:p>-0.9511986234</text:p>
          </table:table-cell>
          <table:table-cell table:formula="of:=[.D217]*[.E217]" office:value-type="float" office:value="-0.291758646180582">
            <text:p>-0.2917586462</text:p>
          </table:table-cell>
          <table:table-cell table:formula="of:=[.D217]*[.F217]" office:value-type="float" office:value="-0.899348824647311">
            <text:p>-0.8993488246</text:p>
          </table:table-cell>
          <table:table-cell table:formula="of:=[.C217]" office:value-type="float" office:value="0.325651015635411">
            <text:p>0.3256510156</text:p>
          </table:table-cell>
        </table:table-row>
        <table:table-row table:style-name="ro1">
          <table:table-cell table:formula="of:=RAND()" office:value-type="float" office:value="0.185791015625">
            <text:p>0.1857910156</text:p>
          </table:table-cell>
          <table:table-cell table:formula="of:=RAND()" office:value-type="float" office:value="0.841583251953125">
            <text:p>0.841583252</text:p>
          </table:table-cell>
          <table:table-cell table:formula="of:=SQRT(1 - [.A218])" office:value-type="float" office:value="0.902335294873807">
            <text:p>0.9023352949</text:p>
          </table:table-cell>
          <table:table-cell table:formula="of:=SQRT(1 - (1 - [.A218]))" office:value-type="float" office:value="0.431034819504179">
            <text:p>0.4310348195</text:p>
          </table:table-cell>
          <table:table-cell table:formula="of:=COS(2 * PI() * [.B218])" office:value-type="float" office:value="0.54419940451397">
            <text:p>0.5441994045</text:p>
          </table:table-cell>
          <table:table-cell table:formula="of:=SIN(2 * PI() * [.B218])" office:value-type="float" office:value="-0.838955903565044">
            <text:p>-0.8389559036</text:p>
          </table:table-cell>
          <table:table-cell table:formula="of:=[.D218]*[.E218]" office:value-type="float" office:value="0.234568892098961">
            <text:p>0.2345688921</text:p>
          </table:table-cell>
          <table:table-cell table:formula="of:=[.D218]*[.F218]" office:value-type="float" office:value="-0.361619206465124">
            <text:p>-0.3616192065</text:p>
          </table:table-cell>
          <table:table-cell table:formula="of:=[.C218]" office:value-type="float" office:value="0.902335294873807">
            <text:p>0.9023352949</text:p>
          </table:table-cell>
        </table:table-row>
        <table:table-row table:style-name="ro1">
          <table:table-cell table:formula="of:=RAND()" office:value-type="float" office:value="0.154998779296875">
            <text:p>0.1549987793</text:p>
          </table:table-cell>
          <table:table-cell table:formula="of:=RAND()" office:value-type="float" office:value="0.767242431640625">
            <text:p>0.7672424316</text:p>
          </table:table-cell>
          <table:table-cell table:formula="of:=SQRT(1 - [.A219])" office:value-type="float" office:value="0.919239479517239">
            <text:p>0.9192394795</text:p>
          </table:table-cell>
          <table:table-cell table:formula="of:=SQRT(1 - (1 - [.A219]))" office:value-type="float" office:value="0.393698843403019">
            <text:p>0.3936988434</text:p>
          </table:table-cell>
          <table:table-cell table:formula="of:=COS(2 * PI() * [.B219])" office:value-type="float" office:value="0.108125591647987">
            <text:p>0.1081255916</text:p>
          </table:table-cell>
          <table:table-cell table:formula="of:=SIN(2 * PI() * [.B219])" office:value-type="float" office:value="-0.994137242251176">
            <text:p>-0.9941372423</text:p>
          </table:table-cell>
          <table:table-cell table:formula="of:=[.D219]*[.E219]" office:value-type="float" office:value="0.0425689203740795">
            <text:p>0.0425689204</text:p>
          </table:table-cell>
          <table:table-cell table:formula="of:=[.D219]*[.F219]" office:value-type="float" office:value="-0.391390682458155">
            <text:p>-0.3913906825</text:p>
          </table:table-cell>
          <table:table-cell table:formula="of:=[.C219]" office:value-type="float" office:value="0.919239479517239">
            <text:p>0.9192394795</text:p>
          </table:table-cell>
        </table:table-row>
        <table:table-row table:style-name="ro1">
          <table:table-cell table:formula="of:=RAND()" office:value-type="float" office:value="0.342376708984375">
            <text:p>0.342376709</text:p>
          </table:table-cell>
          <table:table-cell table:formula="of:=RAND()" office:value-type="float" office:value="0.1729736328125">
            <text:p>0.1729736328</text:p>
          </table:table-cell>
          <table:table-cell table:formula="of:=SQRT(1 - [.A220])" office:value-type="float" office:value="0.810939757944833">
            <text:p>0.8109397579</text:p>
          </table:table-cell>
          <table:table-cell table:formula="of:=SQRT(1 - (1 - [.A220]))" office:value-type="float" office:value="0.585129651431523">
            <text:p>0.5851296514</text:p>
          </table:table-cell>
          <table:table-cell table:formula="of:=COS(2 * PI() * [.B220])" office:value-type="float" office:value="0.465297727898435">
            <text:p>0.4652977279</text:p>
          </table:table-cell>
          <table:table-cell table:formula="of:=SIN(2 * PI() * [.B220])" office:value-type="float" office:value="0.885154237640285">
            <text:p>0.8851542376</text:p>
          </table:table-cell>
          <table:table-cell table:formula="of:=[.D220]*[.E220]" office:value-type="float" office:value="0.27225949733709">
            <text:p>0.2722594973</text:p>
          </table:table-cell>
          <table:table-cell table:formula="of:=[.D220]*[.F220]" office:value-type="float" office:value="0.517929990533595">
            <text:p>0.5179299905</text:p>
          </table:table-cell>
          <table:table-cell table:formula="of:=[.C220]" office:value-type="float" office:value="0.810939757944833">
            <text:p>0.8109397579</text:p>
          </table:table-cell>
        </table:table-row>
        <table:table-row table:style-name="ro1">
          <table:table-cell table:formula="of:=RAND()" office:value-type="float" office:value="0.619537353515625">
            <text:p>0.6195373535</text:p>
          </table:table-cell>
          <table:table-cell table:formula="of:=RAND()" office:value-type="float" office:value="0.36279296875">
            <text:p>0.3627929688</text:p>
          </table:table-cell>
          <table:table-cell table:formula="of:=SQRT(1 - [.A221])" office:value-type="float" office:value="0.616816541999625">
            <text:p>0.616816542</text:p>
          </table:table-cell>
          <table:table-cell table:formula="of:=SQRT(1 - (1 - [.A221]))" office:value-type="float" office:value="0.78710695176426">
            <text:p>0.7871069518</text:p>
          </table:table-cell>
          <table:table-cell table:formula="of:=COS(2 * PI() * [.B221])" office:value-type="float" office:value="-0.650846684996381">
            <text:p>-0.650846685</text:p>
          </table:table-cell>
          <table:table-cell table:formula="of:=SIN(2 * PI() * [.B221])" office:value-type="float" office:value="0.759209188978388">
            <text:p>0.759209189</text:p>
          </table:table-cell>
          <table:table-cell table:formula="of:=[.D221]*[.E221]" office:value-type="float" office:value="-0.512285950293375">
            <text:p>-0.5122859503</text:p>
          </table:table-cell>
          <table:table-cell table:formula="of:=[.D221]*[.F221]" office:value-type="float" office:value="0.597578830488195">
            <text:p>0.5975788305</text:p>
          </table:table-cell>
          <table:table-cell table:formula="of:=[.C221]" office:value-type="float" office:value="0.616816541999625">
            <text:p>0.616816542</text:p>
          </table:table-cell>
        </table:table-row>
        <table:table-row table:style-name="ro1">
          <table:table-cell table:formula="of:=RAND()" office:value-type="float" office:value="0.1214599609375">
            <text:p>0.1214599609</text:p>
          </table:table-cell>
          <table:table-cell table:formula="of:=RAND()" office:value-type="float" office:value="0.683868408203125">
            <text:p>0.6838684082</text:p>
          </table:table-cell>
          <table:table-cell table:formula="of:=SQRT(1 - [.A222])" office:value-type="float" office:value="0.937304667150708">
            <text:p>0.9373046672</text:p>
          </table:table-cell>
          <table:table-cell table:formula="of:=SQRT(1 - (1 - [.A222]))" office:value-type="float" office:value="0.348511062862429">
            <text:p>0.3485110629</text:p>
          </table:table-cell>
          <table:table-cell table:formula="of:=COS(2 * PI() * [.B222])" office:value-type="float" office:value="-0.403663033629343">
            <text:p>-0.4036630336</text:p>
          </table:table-cell>
          <table:table-cell table:formula="of:=SIN(2 * PI() * [.B222])" office:value-type="float" office:value="-0.914907730474039">
            <text:p>-0.9149077305</text:p>
          </table:table-cell>
          <table:table-cell table:formula="of:=[.D222]*[.E222]" office:value-type="float" office:value="-0.140681032888435">
            <text:p>-0.1406810329</text:p>
          </table:table-cell>
          <table:table-cell table:formula="of:=[.D222]*[.F222]" office:value-type="float" office:value="-0.31885546556856">
            <text:p>-0.3188554656</text:p>
          </table:table-cell>
          <table:table-cell table:formula="of:=[.C222]" office:value-type="float" office:value="0.937304667150708">
            <text:p>0.9373046672</text:p>
          </table:table-cell>
        </table:table-row>
        <table:table-row table:style-name="ro1">
          <table:table-cell table:formula="of:=RAND()" office:value-type="float" office:value="0.92889404296875">
            <text:p>0.928894043</text:p>
          </table:table-cell>
          <table:table-cell table:formula="of:=RAND()" office:value-type="float" office:value="0.0140380859375">
            <text:p>0.0140380859</text:p>
          </table:table-cell>
          <table:table-cell table:formula="of:=SQRT(1 - [.A223])" office:value-type="float" office:value="0.266657002591813">
            <text:p>0.2666570026</text:p>
          </table:table-cell>
          <table:table-cell table:formula="of:=SQRT(1 - (1 - [.A223]))" office:value-type="float" office:value="0.963791493513379">
            <text:p>0.9637914935</text:p>
          </table:table-cell>
          <table:table-cell table:formula="of:=COS(2 * PI() * [.B223])" office:value-type="float" office:value="0.996112557742151">
            <text:p>0.9961125577</text:p>
          </table:table-cell>
          <table:table-cell table:formula="of:=SIN(2 * PI() * [.B223])" office:value-type="float" office:value="0.0880895698047705">
            <text:p>0.0880895698</text:p>
          </table:table-cell>
          <table:table-cell table:formula="of:=[.D223]*[.E223]" office:value-type="float" office:value="0.96004480973374">
            <text:p>0.9600448097</text:p>
          </table:table-cell>
          <table:table-cell table:formula="of:=[.D223]*[.F223]" office:value-type="float" office:value="0.0848999780450908">
            <text:p>0.084899978</text:p>
          </table:table-cell>
          <table:table-cell table:formula="of:=[.C223]" office:value-type="float" office:value="0.266657002591813">
            <text:p>0.2666570026</text:p>
          </table:table-cell>
        </table:table-row>
        <table:table-row table:style-name="ro1">
          <table:table-cell table:formula="of:=RAND()" office:value-type="float" office:value="0.811370849609375">
            <text:p>0.8113708496</text:p>
          </table:table-cell>
          <table:table-cell table:formula="of:=RAND()" office:value-type="float" office:value="0.28094482421875">
            <text:p>0.2809448242</text:p>
          </table:table-cell>
          <table:table-cell table:formula="of:=SQRT(1 - [.A224])" office:value-type="float" office:value="0.434314575383586">
            <text:p>0.4343145754</text:p>
          </table:table-cell>
          <table:table-cell table:formula="of:=SQRT(1 - (1 - [.A224]))" office:value-type="float" office:value="0.900761261161566">
            <text:p>0.9007612612</text:p>
          </table:table-cell>
          <table:table-cell table:formula="of:=COS(2 * PI() * [.B224])" office:value-type="float" office:value="-0.193209332301514">
            <text:p>-0.1932093323</text:p>
          </table:table-cell>
          <table:table-cell table:formula="of:=SIN(2 * PI() * [.B224])" office:value-type="float" office:value="0.981157558148335">
            <text:p>0.9811575581</text:p>
          </table:table-cell>
          <table:table-cell table:formula="of:=[.D224]*[.E224]" office:value-type="float" office:value="-0.174035481832096">
            <text:p>-0.1740354818</text:p>
          </table:table-cell>
          <table:table-cell table:formula="of:=[.D224]*[.F224]" office:value-type="float" office:value="0.883788719475897">
            <text:p>0.8837887195</text:p>
          </table:table-cell>
          <table:table-cell table:formula="of:=[.C224]" office:value-type="float" office:value="0.434314575383586">
            <text:p>0.4343145754</text:p>
          </table:table-cell>
        </table:table-row>
        <table:table-row table:style-name="ro1">
          <table:table-cell table:formula="of:=RAND()" office:value-type="float" office:value="0.327728271484375">
            <text:p>0.3277282715</text:p>
          </table:table-cell>
          <table:table-cell table:formula="of:=RAND()" office:value-type="float" office:value="0.33099365234375">
            <text:p>0.3309936523</text:p>
          </table:table-cell>
          <table:table-cell table:formula="of:=SQRT(1 - [.A225])" office:value-type="float" office:value="0.819921781949733">
            <text:p>0.8199217819</text:p>
          </table:table-cell>
          <table:table-cell table:formula="of:=SQRT(1 - (1 - [.A225]))" office:value-type="float" office:value="0.572475564093678">
            <text:p>0.5724755641</text:p>
          </table:table-cell>
          <table:table-cell table:formula="of:=COS(2 * PI() * [.B225])" office:value-type="float" office:value="-0.487215296574269">
            <text:p>-0.4872152966</text:p>
          </table:table-cell>
          <table:table-cell table:formula="of:=SIN(2 * PI() * [.B225])" office:value-type="float" office:value="0.873281887355994">
            <text:p>0.8732818874</text:p>
          </table:table-cell>
          <table:table-cell table:formula="of:=[.D225]*[.E225]" office:value-type="float" office:value="-0.278918851741423">
            <text:p>-0.2789188517</text:p>
          </table:table-cell>
          <table:table-cell table:formula="of:=[.D225]*[.F225]" office:value-type="float" office:value="0.499932541076915">
            <text:p>0.4999325411</text:p>
          </table:table-cell>
          <table:table-cell table:formula="of:=[.C225]" office:value-type="float" office:value="0.819921781949733">
            <text:p>0.8199217819</text:p>
          </table:table-cell>
        </table:table-row>
        <table:table-row table:style-name="ro1">
          <table:table-cell table:formula="of:=RAND()" office:value-type="float" office:value="0.45867919921875">
            <text:p>0.4586791992</text:p>
          </table:table-cell>
          <table:table-cell table:formula="of:=RAND()" office:value-type="float" office:value="0.506134033203125">
            <text:p>0.5061340332</text:p>
          </table:table-cell>
          <table:table-cell table:formula="of:=SQRT(1 - [.A226])" office:value-type="float" office:value="0.735745065074344">
            <text:p>0.7357450651</text:p>
          </table:table-cell>
          <table:table-cell table:formula="of:=SQRT(1 - (1 - [.A226]))" office:value-type="float" office:value="0.677258591099995">
            <text:p>0.6772585911</text:p>
          </table:table-cell>
          <table:table-cell table:formula="of:=COS(2 * PI() * [.B226])" office:value-type="float" office:value="-0.999257377290578">
            <text:p>-0.9992573773</text:p>
          </table:table-cell>
          <table:table-cell table:formula="of:=SIN(2 * PI() * [.B226])" office:value-type="float" office:value="-0.0385317262830939">
            <text:p>-0.0385317263</text:p>
          </table:table-cell>
          <table:table-cell table:formula="of:=[.D226]*[.E226]" office:value-type="float" office:value="-0.676755643490093">
            <text:p>-0.6767556435</text:p>
          </table:table-cell>
          <table:table-cell table:formula="of:=[.D226]*[.F226]" office:value-type="float" office:value="-0.0260959426551388">
            <text:p>-0.0260959427</text:p>
          </table:table-cell>
          <table:table-cell table:formula="of:=[.C226]" office:value-type="float" office:value="0.735745065074344">
            <text:p>0.7357450651</text:p>
          </table:table-cell>
        </table:table-row>
        <table:table-row table:style-name="ro1">
          <table:table-cell table:formula="of:=RAND()" office:value-type="float" office:value="0.837493896484375">
            <text:p>0.8374938965</text:p>
          </table:table-cell>
          <table:table-cell table:formula="of:=RAND()" office:value-type="float" office:value="0.65692138671875">
            <text:p>0.6569213867</text:p>
          </table:table-cell>
          <table:table-cell table:formula="of:=SQRT(1 - [.A227])" office:value-type="float" office:value="0.403120457823248">
            <text:p>0.4031204578</text:p>
          </table:table-cell>
          <table:table-cell table:formula="of:=SQRT(1 - (1 - [.A227]))" office:value-type="float" office:value="0.915146926173265">
            <text:p>0.9151469262</text:p>
          </table:table-cell>
          <table:table-cell table:formula="of:=COS(2 * PI() * [.B227])" office:value-type="float" office:value="-0.552057789531075">
            <text:p>-0.5520577895</text:p>
          </table:table-cell>
          <table:table-cell table:formula="of:=SIN(2 * PI() * [.B227])" office:value-type="float" office:value="-0.833805850913786">
            <text:p>-0.8338058509</text:p>
          </table:table-cell>
          <table:table-cell table:formula="of:=[.D227]*[.E227]" office:value-type="float" office:value="-0.50521398915937">
            <text:p>-0.5052139892</text:p>
          </table:table-cell>
          <table:table-cell table:formula="of:=[.D227]*[.F227]" office:value-type="float" office:value="-0.763054861489035">
            <text:p>-0.7630548615</text:p>
          </table:table-cell>
          <table:table-cell table:formula="of:=[.C227]" office:value-type="float" office:value="0.403120457823248">
            <text:p>0.4031204578</text:p>
          </table:table-cell>
        </table:table-row>
        <table:table-row table:style-name="ro1">
          <table:table-cell table:formula="of:=RAND()" office:value-type="float" office:value="0.67926025390625">
            <text:p>0.6792602539</text:p>
          </table:table-cell>
          <table:table-cell table:formula="of:=RAND()" office:value-type="float" office:value="0.641265869140625">
            <text:p>0.6412658691</text:p>
          </table:table-cell>
          <table:table-cell table:formula="of:=SQRT(1 - [.A228])" office:value-type="float" office:value="0.566338896857482">
            <text:p>0.5663388969</text:p>
          </table:table-cell>
          <table:table-cell table:formula="of:=SQRT(1 - (1 - [.A228]))" office:value-type="float" office:value="0.824172466117529">
            <text:p>0.8241724661</text:p>
          </table:table-cell>
          <table:table-cell table:formula="of:=COS(2 * PI() * [.B228])" office:value-type="float" office:value="-0.631275468598981">
            <text:p>-0.6312754686</text:p>
          </table:table-cell>
          <table:table-cell table:formula="of:=SIN(2 * PI() * [.B228])" office:value-type="float" office:value="-0.775558690716014">
            <text:p>-0.7755586907</text:p>
          </table:table-cell>
          <table:table-cell table:formula="of:=[.D228]*[.E228]" office:value-type="float" office:value="-0.520279859754721">
            <text:p>-0.5202798598</text:p>
          </table:table-cell>
          <table:table-cell table:formula="of:=[.D228]*[.F228]" office:value-type="float" office:value="-0.639194118746299">
            <text:p>-0.6391941187</text:p>
          </table:table-cell>
          <table:table-cell table:formula="of:=[.C228]" office:value-type="float" office:value="0.566338896857482">
            <text:p>0.5663388969</text:p>
          </table:table-cell>
        </table:table-row>
        <table:table-row table:style-name="ro1">
          <table:table-cell table:formula="of:=RAND()" office:value-type="float" office:value="0.80682373046875">
            <text:p>0.8068237305</text:p>
          </table:table-cell>
          <table:table-cell table:formula="of:=RAND()" office:value-type="float" office:value="0.259857177734375">
            <text:p>0.2598571777</text:p>
          </table:table-cell>
          <table:table-cell table:formula="of:=SQRT(1 - [.A229])" office:value-type="float" office:value="0.43951822434485">
            <text:p>0.4395182243</text:p>
          </table:table-cell>
          <table:table-cell table:formula="of:=SQRT(1 - (1 - [.A229]))" office:value-type="float" office:value="0.898233672531124">
            <text:p>0.8982336725</text:p>
          </table:table-cell>
          <table:table-cell table:formula="of:=COS(2 * PI() * [.B229])" office:value-type="float" office:value="-0.0618948863783576">
            <text:p>-0.0618948864</text:p>
          </table:table-cell>
          <table:table-cell table:formula="of:=SIN(2 * PI() * [.B229])" office:value-type="float" office:value="0.998082673449555">
            <text:p>0.9980826734</text:p>
          </table:table-cell>
          <table:table-cell table:formula="of:=[.D229]*[.E229]" office:value-type="float" office:value="-0.0555960711025288">
            <text:p>-0.0555960711</text:p>
          </table:table-cell>
          <table:table-cell table:formula="of:=[.D229]*[.F229]" office:value-type="float" office:value="0.896511465262276">
            <text:p>0.8965114653</text:p>
          </table:table-cell>
          <table:table-cell table:formula="of:=[.C229]" office:value-type="float" office:value="0.43951822434485">
            <text:p>0.4395182243</text:p>
          </table:table-cell>
        </table:table-row>
        <table:table-row table:style-name="ro1">
          <table:table-cell table:formula="of:=RAND()" office:value-type="float" office:value="0.862060546875">
            <text:p>0.8620605469</text:p>
          </table:table-cell>
          <table:table-cell table:formula="of:=RAND()" office:value-type="float" office:value="0.681854248046875">
            <text:p>0.681854248</text:p>
          </table:table-cell>
          <table:table-cell table:formula="of:=SQRT(1 - [.A230])" office:value-type="float" office:value="0.371402010125147">
            <text:p>0.3714020101</text:p>
          </table:table-cell>
          <table:table-cell table:formula="of:=SQRT(1 - (1 - [.A230]))" office:value-type="float" office:value="0.928472157296599">
            <text:p>0.9284721573</text:p>
          </table:table-cell>
          <table:table-cell table:formula="of:=COS(2 * PI() * [.B230])" office:value-type="float" office:value="-0.415208869904816">
            <text:p>-0.4152088699</text:p>
          </table:table-cell>
          <table:table-cell table:formula="of:=SIN(2 * PI() * [.B230])" office:value-type="float" office:value="-0.90972610952548">
            <text:p>-0.9097261095</text:p>
          </table:table-cell>
          <table:table-cell table:formula="of:=[.D230]*[.E230]" office:value-type="float" office:value="-0.385509875169207">
            <text:p>-0.3855098752</text:p>
          </table:table-cell>
          <table:table-cell table:formula="of:=[.D230]*[.F230]" office:value-type="float" office:value="-0.844655363460164">
            <text:p>-0.8446553635</text:p>
          </table:table-cell>
          <table:table-cell table:formula="of:=[.C230]" office:value-type="float" office:value="0.371402010125147">
            <text:p>0.3714020101</text:p>
          </table:table-cell>
        </table:table-row>
        <table:table-row table:style-name="ro1">
          <table:table-cell table:formula="of:=RAND()" office:value-type="float" office:value="0.9952392578125">
            <text:p>0.9952392578</text:p>
          </table:table-cell>
          <table:table-cell table:formula="of:=RAND()" office:value-type="float" office:value="0.346466064453125">
            <text:p>0.3464660645</text:p>
          </table:table-cell>
          <table:table-cell table:formula="of:=SQRT(1 - [.A231])" office:value-type="float" office:value="0.0689981317681863">
            <text:p>0.0689981318</text:p>
          </table:table-cell>
          <table:table-cell table:formula="of:=SQRT(1 - (1 - [.A231]))" office:value-type="float" office:value="0.997616789059055">
            <text:p>0.9976167891</text:p>
          </table:table-cell>
          <table:table-cell table:formula="of:=COS(2 * PI() * [.B231])" office:value-type="float" office:value="-0.569678121014025">
            <text:p>-0.569678121</text:p>
          </table:table-cell>
          <table:table-cell table:formula="of:=SIN(2 * PI() * [.B231])" office:value-type="float" office:value="0.821867895977163">
            <text:p>0.821867896</text:p>
          </table:table-cell>
          <table:table-cell table:formula="of:=[.D231]*[.E231]" office:value-type="float" office:value="-0.568320457883208">
            <text:p>-0.5683204579</text:p>
          </table:table-cell>
          <table:table-cell table:formula="of:=[.D231]*[.F231]" office:value-type="float" office:value="0.81990921141546">
            <text:p>0.8199092114</text:p>
          </table:table-cell>
          <table:table-cell table:formula="of:=[.C231]" office:value-type="float" office:value="0.0689981317681863">
            <text:p>0.0689981318</text:p>
          </table:table-cell>
        </table:table-row>
        <table:table-row table:style-name="ro1">
          <table:table-cell table:formula="of:=RAND()" office:value-type="float" office:value="0.1717529296875">
            <text:p>0.1717529297</text:p>
          </table:table-cell>
          <table:table-cell table:formula="of:=RAND()" office:value-type="float" office:value="0.711212158203125">
            <text:p>0.7112121582</text:p>
          </table:table-cell>
          <table:table-cell table:formula="of:=SQRT(1 - [.A232])" office:value-type="float" office:value="0.910080804276466">
            <text:p>0.9100808043</text:p>
          </table:table-cell>
          <table:table-cell table:formula="of:=SQRT(1 - (1 - [.A232]))" office:value-type="float" office:value="0.414430850308589">
            <text:p>0.4144308503</text:p>
          </table:table-cell>
          <table:table-cell table:formula="of:=COS(2 * PI() * [.B232])" office:value-type="float" office:value="-0.241305808450645">
            <text:p>-0.2413058085</text:p>
          </table:table-cell>
          <table:table-cell table:formula="of:=SIN(2 * PI() * [.B232])" office:value-type="float" office:value="-0.970449126336863">
            <text:p>-0.9704491263</text:p>
          </table:table-cell>
          <table:table-cell table:formula="of:=[.D232]*[.E232]" office:value-type="float" office:value="-0.100004571380602">
            <text:p>-0.1000045714</text:p>
          </table:table-cell>
          <table:table-cell table:formula="of:=[.D232]*[.F232]" office:value-type="float" office:value="-0.402184056609013">
            <text:p>-0.4021840566</text:p>
          </table:table-cell>
          <table:table-cell table:formula="of:=[.C232]" office:value-type="float" office:value="0.910080804276466">
            <text:p>0.9100808043</text:p>
          </table:table-cell>
        </table:table-row>
        <table:table-row table:style-name="ro1">
          <table:table-cell table:formula="of:=RAND()" office:value-type="float" office:value="0.846160888671875">
            <text:p>0.8461608887</text:p>
          </table:table-cell>
          <table:table-cell table:formula="of:=RAND()" office:value-type="float" office:value="0.67926025390625">
            <text:p>0.6792602539</text:p>
          </table:table-cell>
          <table:table-cell table:formula="of:=SQRT(1 - [.A233])" office:value-type="float" office:value="0.392223292689413">
            <text:p>0.3922232927</text:p>
          </table:table-cell>
          <table:table-cell table:formula="of:=SQRT(1 - (1 - [.A233]))" office:value-type="float" office:value="0.919870039011965">
            <text:p>0.919870039</text:p>
          </table:table-cell>
          <table:table-cell table:formula="of:=COS(2 * PI() * [.B233])" office:value-type="float" office:value="-0.429980278822841">
            <text:p>-0.4299802788</text:p>
          </table:table-cell>
          <table:table-cell table:formula="of:=SIN(2 * PI() * [.B233])" office:value-type="float" office:value="-0.902838279994503">
            <text:p>-0.90283828</text:p>
          </table:table-cell>
          <table:table-cell table:formula="of:=[.D233]*[.E233]" office:value-type="float" office:value="-0.395525975855143">
            <text:p>-0.3955259759</text:p>
          </table:table-cell>
          <table:table-cell table:formula="of:=[.D233]*[.F233]" office:value-type="float" office:value="-0.830493883840039">
            <text:p>-0.8304938838</text:p>
          </table:table-cell>
          <table:table-cell table:formula="of:=[.C233]" office:value-type="float" office:value="0.392223292689413">
            <text:p>0.3922232927</text:p>
          </table:table-cell>
        </table:table-row>
        <table:table-row table:style-name="ro1">
          <table:table-cell table:formula="of:=RAND()" office:value-type="float" office:value="0.25616455078125">
            <text:p>0.2561645508</text:p>
          </table:table-cell>
          <table:table-cell table:formula="of:=RAND()" office:value-type="float" office:value="0.70623779296875">
            <text:p>0.706237793</text:p>
          </table:table-cell>
          <table:table-cell table:formula="of:=SQRT(1 - [.A234])" office:value-type="float" office:value="0.862458955092212">
            <text:p>0.8624589551</text:p>
          </table:table-cell>
          <table:table-cell table:formula="of:=SQRT(1 - (1 - [.A234]))" office:value-type="float" office:value="0.506127010523297">
            <text:p>0.5061270105</text:p>
          </table:table-cell>
          <table:table-cell table:formula="of:=COS(2 * PI() * [.B234])" office:value-type="float" office:value="-0.271514268458691">
            <text:p>-0.2715142685</text:p>
          </table:table-cell>
          <table:table-cell table:formula="of:=SIN(2 * PI() * [.B234])" office:value-type="float" office:value="-0.962434414400972">
            <text:p>-0.9624344144</text:p>
          </table:table-cell>
          <table:table-cell table:formula="of:=[.D234]*[.E234]" office:value-type="float" office:value="-0.137420705009417">
            <text:p>-0.137420705</text:p>
          </table:table-cell>
          <table:table-cell table:formula="of:=[.D234]*[.F234]" office:value-type="float" office:value="-0.487114052985504">
            <text:p>-0.487114053</text:p>
          </table:table-cell>
          <table:table-cell table:formula="of:=[.C234]" office:value-type="float" office:value="0.862458955092212">
            <text:p>0.8624589551</text:p>
          </table:table-cell>
        </table:table-row>
        <table:table-row table:style-name="ro1">
          <table:table-cell table:formula="of:=RAND()" office:value-type="float" office:value="0.10565185546875">
            <text:p>0.1056518555</text:p>
          </table:table-cell>
          <table:table-cell table:formula="of:=RAND()" office:value-type="float" office:value="0.0787353515625">
            <text:p>0.0787353516</text:p>
          </table:table-cell>
          <table:table-cell table:formula="of:=SQRT(1 - [.A235])" office:value-type="float" office:value="0.945699817347582">
            <text:p>0.9456998173</text:p>
          </table:table-cell>
          <table:table-cell table:formula="of:=SQRT(1 - (1 - [.A235]))" office:value-type="float" office:value="0.325041313479917">
            <text:p>0.3250413135</text:p>
          </table:table-cell>
          <table:table-cell table:formula="of:=COS(2 * PI() * [.B235])" office:value-type="float" office:value="0.88010699979824">
            <text:p>0.8801069998</text:p>
          </table:table-cell>
          <table:table-cell table:formula="of:=SIN(2 * PI() * [.B235])" office:value-type="float" office:value="0.474775387847917">
            <text:p>0.4747753878</text:p>
          </table:table-cell>
          <table:table-cell table:formula="of:=[.D235]*[.E235]" office:value-type="float" office:value="0.28607113521729">
            <text:p>0.2860711352</text:p>
          </table:table-cell>
          <table:table-cell table:formula="of:=[.D235]*[.F235]" office:value-type="float" office:value="0.154321615674024">
            <text:p>0.1543216157</text:p>
          </table:table-cell>
          <table:table-cell table:formula="of:=[.C235]" office:value-type="float" office:value="0.945699817347582">
            <text:p>0.9456998173</text:p>
          </table:table-cell>
        </table:table-row>
        <table:table-row table:style-name="ro1">
          <table:table-cell table:formula="of:=RAND()" office:value-type="float" office:value="0.06549072265625">
            <text:p>0.0654907227</text:p>
          </table:table-cell>
          <table:table-cell table:formula="of:=RAND()" office:value-type="float" office:value="0.306121826171875">
            <text:p>0.3061218262</text:p>
          </table:table-cell>
          <table:table-cell table:formula="of:=SQRT(1 - [.A236])" office:value-type="float" office:value="0.966700200343286">
            <text:p>0.9667002003</text:p>
          </table:table-cell>
          <table:table-cell table:formula="of:=SQRT(1 - (1 - [.A236]))" office:value-type="float" office:value="0.255911552408737">
            <text:p>0.2559115524</text:p>
          </table:table-cell>
          <table:table-cell table:formula="of:=COS(2 * PI() * [.B236])" office:value-type="float" office:value="-0.345361381988741">
            <text:p>-0.345361382</text:p>
          </table:table-cell>
          <table:table-cell table:formula="of:=SIN(2 * PI() * [.B236])" office:value-type="float" office:value="0.938469773530734">
            <text:p>0.9384697735</text:p>
          </table:table-cell>
          <table:table-cell table:formula="of:=[.D236]*[.E236]" office:value-type="float" office:value="-0.0883819674067657">
            <text:p>-0.0883819674</text:p>
          </table:table-cell>
          <table:table-cell table:formula="of:=[.D236]*[.F236]" office:value-type="float" office:value="0.240165256632926">
            <text:p>0.2401652566</text:p>
          </table:table-cell>
          <table:table-cell table:formula="of:=[.C236]" office:value-type="float" office:value="0.966700200343286">
            <text:p>0.9667002003</text:p>
          </table:table-cell>
        </table:table-row>
        <table:table-row table:style-name="ro1">
          <table:table-cell table:formula="of:=RAND()" office:value-type="float" office:value="0.4432373046875">
            <text:p>0.4432373047</text:p>
          </table:table-cell>
          <table:table-cell table:formula="of:=RAND()" office:value-type="float" office:value="0.59136962890625">
            <text:p>0.5913696289</text:p>
          </table:table-cell>
          <table:table-cell table:formula="of:=SQRT(1 - [.A237])" office:value-type="float" office:value="0.746165327063983">
            <text:p>0.7461653271</text:p>
          </table:table-cell>
          <table:table-cell table:formula="of:=SQRT(1 - (1 - [.A237]))" office:value-type="float" office:value="0.665760696262178">
            <text:p>0.6657606963</text:p>
          </table:table-cell>
          <table:table-cell table:formula="of:=COS(2 * PI() * [.B237])" office:value-type="float" office:value="-0.839685590120966">
            <text:p>-0.8396855901</text:p>
          </table:table-cell>
          <table:table-cell table:formula="of:=SIN(2 * PI() * [.B237])" office:value-type="float" office:value="-0.543072840181872">
            <text:p>-0.5430728402</text:p>
          </table:table-cell>
          <table:table-cell table:formula="of:=[.D237]*[.E237]" office:value-type="float" office:value="-0.559029663120252">
            <text:p>-0.5590296631</text:p>
          </table:table-cell>
          <table:table-cell table:formula="of:=[.D237]*[.F237]" office:value-type="float" office:value="-0.361556552200561">
            <text:p>-0.3615565522</text:p>
          </table:table-cell>
          <table:table-cell table:formula="of:=[.C237]" office:value-type="float" office:value="0.746165327063983">
            <text:p>0.7461653271</text:p>
          </table:table-cell>
        </table:table-row>
        <table:table-row table:style-name="ro1">
          <table:table-cell table:formula="of:=RAND()" office:value-type="float" office:value="0.68865966796875">
            <text:p>0.688659668</text:p>
          </table:table-cell>
          <table:table-cell table:formula="of:=RAND()" office:value-type="float" office:value="0.57513427734375">
            <text:p>0.5751342773</text:p>
          </table:table-cell>
          <table:table-cell table:formula="of:=SQRT(1 - [.A238])" office:value-type="float" office:value="0.557978791739659">
            <text:p>0.5579787917</text:p>
          </table:table-cell>
          <table:table-cell table:formula="of:=SQRT(1 - (1 - [.A238]))" office:value-type="float" office:value="0.829855209038752">
            <text:p>0.829855209</text:p>
          </table:table-cell>
          <table:table-cell table:formula="of:=COS(2 * PI() * [.B238])" office:value-type="float" office:value="-0.890623180131856">
            <text:p>-0.8906231801</text:p>
          </table:table-cell>
          <table:table-cell table:formula="of:=SIN(2 * PI() * [.B238])" office:value-type="float" office:value="-0.454742070861955">
            <text:p>-0.4547420709</text:p>
          </table:table-cell>
          <table:table-cell table:formula="of:=[.D238]*[.E238]" office:value-type="float" office:value="-0.739088285323079">
            <text:p>-0.7390882853</text:p>
          </table:table-cell>
          <table:table-cell table:formula="of:=[.D238]*[.F238]" office:value-type="float" office:value="-0.377370076273863">
            <text:p>-0.3773700763</text:p>
          </table:table-cell>
          <table:table-cell table:formula="of:=[.C238]" office:value-type="float" office:value="0.557978791739659">
            <text:p>0.5579787917</text:p>
          </table:table-cell>
        </table:table-row>
        <table:table-row table:style-name="ro1">
          <table:table-cell table:formula="of:=RAND()" office:value-type="float" office:value="0.230712890625">
            <text:p>0.2307128906</text:p>
          </table:table-cell>
          <table:table-cell table:formula="of:=RAND()" office:value-type="float" office:value="0.605133056640625">
            <text:p>0.6051330566</text:p>
          </table:table-cell>
          <table:table-cell table:formula="of:=SQRT(1 - [.A239])" office:value-type="float" office:value="0.877090137542887">
            <text:p>0.8770901375</text:p>
          </table:table-cell>
          <table:table-cell table:formula="of:=SQRT(1 - (1 - [.A239]))" office:value-type="float" office:value="0.480325817154356">
            <text:p>0.4803258172</text:p>
          </table:table-cell>
          <table:table-cell table:formula="of:=COS(2 * PI() * [.B239])" office:value-type="float" office:value="-0.789642334037846">
            <text:p>-0.789642334</text:p>
          </table:table-cell>
          <table:table-cell table:formula="of:=SIN(2 * PI() * [.B239])" office:value-type="float" office:value="-0.613567424408485">
            <text:p>-0.6135674244</text:p>
          </table:table-cell>
          <table:table-cell table:formula="of:=[.D239]*[.E239]" office:value-type="float" office:value="-0.379285599356402">
            <text:p>-0.3792855994</text:p>
          </table:table-cell>
          <table:table-cell table:formula="of:=[.D239]*[.F239]" office:value-type="float" office:value="-0.294712274508299">
            <text:p>-0.2947122745</text:p>
          </table:table-cell>
          <table:table-cell table:formula="of:=[.C239]" office:value-type="float" office:value="0.877090137542887">
            <text:p>0.8770901375</text:p>
          </table:table-cell>
        </table:table-row>
        <table:table-row table:style-name="ro1">
          <table:table-cell table:formula="of:=RAND()" office:value-type="float" office:value="0.61376953125">
            <text:p>0.6137695313</text:p>
          </table:table-cell>
          <table:table-cell table:formula="of:=RAND()" office:value-type="float" office:value="0.29083251953125">
            <text:p>0.2908325195</text:p>
          </table:table-cell>
          <table:table-cell table:formula="of:=SQRT(1 - [.A240])" office:value-type="float" office:value="0.621474431292229">
            <text:p>0.6214744313</text:p>
          </table:table-cell>
          <table:table-cell table:formula="of:=SQRT(1 - (1 - [.A240]))" office:value-type="float" office:value="0.783434446045105">
            <text:p>0.783434446</text:p>
          </table:table-cell>
          <table:table-cell table:formula="of:=COS(2 * PI() * [.B240])" office:value-type="float" office:value="-0.25375299868099">
            <text:p>-0.2537529987</text:p>
          </table:table-cell>
          <table:table-cell table:formula="of:=SIN(2 * PI() * [.B240])" office:value-type="float" office:value="0.967269050295938">
            <text:p>0.9672690503</text:p>
          </table:table-cell>
          <table:table-cell table:formula="of:=[.D240]*[.E240]" office:value-type="float" office:value="-0.198798839953925">
            <text:p>-0.19879884</text:p>
          </table:table-cell>
          <table:table-cell table:formula="of:=[.D240]*[.F240]" office:value-type="float" office:value="0.757791892595173">
            <text:p>0.7577918926</text:p>
          </table:table-cell>
          <table:table-cell table:formula="of:=[.C240]" office:value-type="float" office:value="0.621474431292229">
            <text:p>0.6214744313</text:p>
          </table:table-cell>
        </table:table-row>
        <table:table-row table:style-name="ro1">
          <table:table-cell table:formula="of:=RAND()" office:value-type="float" office:value="0.13568115234375">
            <text:p>0.1356811523</text:p>
          </table:table-cell>
          <table:table-cell table:formula="of:=RAND()" office:value-type="float" office:value="0.6932373046875">
            <text:p>0.6932373047</text:p>
          </table:table-cell>
          <table:table-cell table:formula="of:=SQRT(1 - [.A241])" office:value-type="float" office:value="0.9296875">
            <text:p>0.9296875</text:p>
          </table:table-cell>
          <table:table-cell table:formula="of:=SQRT(1 - (1 - [.A241]))" office:value-type="float" office:value="0.368349226066446">
            <text:p>0.3683492261</text:p>
          </table:table-cell>
          <table:table-cell table:formula="of:=COS(2 * PI() * [.B241])" office:value-type="float" office:value="-0.349137507714085">
            <text:p>-0.3491375077</text:p>
          </table:table-cell>
          <table:table-cell table:formula="of:=SIN(2 * PI() * [.B241])" office:value-type="float" office:value="-0.937071502451759">
            <text:p>-0.9370715025</text:p>
          </table:table-cell>
          <table:table-cell table:formula="of:=[.D241]*[.E241]" office:value-type="float" office:value="-0.128604530757251">
            <text:p>-0.1286045308</text:p>
          </table:table-cell>
          <table:table-cell table:formula="of:=[.D241]*[.F241]" office:value-type="float" office:value="-0.345169562697028">
            <text:p>-0.3451695627</text:p>
          </table:table-cell>
          <table:table-cell table:formula="of:=[.C241]" office:value-type="float" office:value="0.9296875">
            <text:p>0.9296875</text:p>
          </table:table-cell>
        </table:table-row>
        <table:table-row table:style-name="ro1">
          <table:table-cell table:formula="of:=RAND()" office:value-type="float" office:value="0.31866455078125">
            <text:p>0.3186645508</text:p>
          </table:table-cell>
          <table:table-cell table:formula="of:=RAND()" office:value-type="float" office:value="0.78887939453125">
            <text:p>0.7888793945</text:p>
          </table:table-cell>
          <table:table-cell table:formula="of:=SQRT(1 - [.A242])" office:value-type="float" office:value="0.825430462982043">
            <text:p>0.825430463</text:p>
          </table:table-cell>
          <table:table-cell table:formula="of:=SQRT(1 - (1 - [.A242]))" office:value-type="float" office:value="0.564503809359379">
            <text:p>0.5645038094</text:p>
          </table:table-cell>
          <table:table-cell table:formula="of:=COS(2 * PI() * [.B242])" office:value-type="float" office:value="0.241864012363579">
            <text:p>0.2418640124</text:p>
          </table:table-cell>
          <table:table-cell table:formula="of:=SIN(2 * PI() * [.B242])" office:value-type="float" office:value="-0.970310156353828">
            <text:p>-0.9703101564</text:p>
          </table:table-cell>
          <table:table-cell table:formula="of:=[.D242]*[.E242]" office:value-type="float" office:value="0.136533156326184">
            <text:p>0.1365331563</text:p>
          </table:table-cell>
          <table:table-cell table:formula="of:=[.D242]*[.F242]" office:value-type="float" office:value="-0.54774377952183">
            <text:p>-0.5477437795</text:p>
          </table:table-cell>
          <table:table-cell table:formula="of:=[.C242]" office:value-type="float" office:value="0.825430462982043">
            <text:p>0.825430463</text:p>
          </table:table-cell>
        </table:table-row>
        <table:table-row table:style-name="ro1">
          <table:table-cell table:formula="of:=RAND()" office:value-type="float" office:value="0.68548583984375">
            <text:p>0.6854858398</text:p>
          </table:table-cell>
          <table:table-cell table:formula="of:=RAND()" office:value-type="float" office:value="0.467803955078125">
            <text:p>0.4678039551</text:p>
          </table:table-cell>
          <table:table-cell table:formula="of:=SQRT(1 - [.A243])" office:value-type="float" office:value="0.560815620463847">
            <text:p>0.5608156205</text:p>
          </table:table-cell>
          <table:table-cell table:formula="of:=SQRT(1 - (1 - [.A243]))" office:value-type="float" office:value="0.827940722421448">
            <text:p>0.8279407224</text:p>
          </table:table-cell>
          <table:table-cell table:formula="of:=COS(2 * PI() * [.B243])" office:value-type="float" office:value="-0.97960830900799">
            <text:p>-0.979608309</text:p>
          </table:table-cell>
          <table:table-cell table:formula="of:=SIN(2 * PI() * [.B243])" office:value-type="float" office:value="0.200916800996102">
            <text:p>0.200916801</text:p>
          </table:table-cell>
          <table:table-cell table:formula="of:=[.D243]*[.E243]" office:value-type="float" office:value="-0.811057611050128">
            <text:p>-0.8110576111</text:p>
          </table:table-cell>
          <table:table-cell table:formula="of:=[.D243]*[.F243]" office:value-type="float" office:value="0.166347201363319">
            <text:p>0.1663472014</text:p>
          </table:table-cell>
          <table:table-cell table:formula="of:=[.C243]" office:value-type="float" office:value="0.560815620463847">
            <text:p>0.5608156205</text:p>
          </table:table-cell>
        </table:table-row>
        <table:table-row table:style-name="ro1">
          <table:table-cell table:formula="of:=RAND()" office:value-type="float" office:value="0.597412109375">
            <text:p>0.5974121094</text:p>
          </table:table-cell>
          <table:table-cell table:formula="of:=RAND()" office:value-type="float" office:value="0.895904541015625">
            <text:p>0.895904541</text:p>
          </table:table-cell>
          <table:table-cell table:formula="of:=SQRT(1 - [.A244])" office:value-type="float" office:value="0.634498140757717">
            <text:p>0.6344981408</text:p>
          </table:table-cell>
          <table:table-cell table:formula="of:=SQRT(1 - (1 - [.A244]))" office:value-type="float" office:value="0.772924387876977">
            <text:p>0.7729243879</text:p>
          </table:table-cell>
          <table:table-cell table:formula="of:=COS(2 * PI() * [.B244])" office:value-type="float" office:value="0.793625627474886">
            <text:p>0.7936256275</text:p>
          </table:table-cell>
          <table:table-cell table:formula="of:=SIN(2 * PI() * [.B244])" office:value-type="float" office:value="-0.60840641302923">
            <text:p>-0.608406413</text:p>
          </table:table-cell>
          <table:table-cell table:formula="of:=[.D244]*[.E244]" office:value-type="float" office:value="0.613412602319508">
            <text:p>0.6134126023</text:p>
          </table:table-cell>
          <table:table-cell table:formula="of:=[.D244]*[.F244]" office:value-type="float" office:value="-0.470252154371045">
            <text:p>-0.4702521544</text:p>
          </table:table-cell>
          <table:table-cell table:formula="of:=[.C244]" office:value-type="float" office:value="0.634498140757717">
            <text:p>0.6344981408</text:p>
          </table:table-cell>
        </table:table-row>
        <table:table-row table:style-name="ro1">
          <table:table-cell table:formula="of:=RAND()" office:value-type="float" office:value="0.458343505859375">
            <text:p>0.4583435059</text:p>
          </table:table-cell>
          <table:table-cell table:formula="of:=RAND()" office:value-type="float" office:value="0.22454833984375">
            <text:p>0.2245483398</text:p>
          </table:table-cell>
          <table:table-cell table:formula="of:=SQRT(1 - [.A245])" office:value-type="float" office:value="0.735973161290971">
            <text:p>0.7359731613</text:p>
          </table:table-cell>
          <table:table-cell table:formula="of:=SQRT(1 - (1 - [.A245]))" office:value-type="float" office:value="0.677010713253029">
            <text:p>0.6770107133</text:p>
          </table:table-cell>
          <table:table-cell table:formula="of:=COS(2 * PI() * [.B245])" office:value-type="float" office:value="0.159236756994888">
            <text:p>0.159236757</text:p>
          </table:table-cell>
          <table:table-cell table:formula="of:=SIN(2 * PI() * [.B245])" office:value-type="float" office:value="0.987240424223882">
            <text:p>0.9872404242</text:p>
          </table:table-cell>
          <table:table-cell table:formula="of:=[.D245]*[.E245]" office:value-type="float" office:value="0.107804990429208">
            <text:p>0.1078049904</text:p>
          </table:table-cell>
          <table:table-cell table:formula="of:=[.D245]*[.F245]" office:value-type="float" office:value="0.668372343756033">
            <text:p>0.6683723438</text:p>
          </table:table-cell>
          <table:table-cell table:formula="of:=[.C245]" office:value-type="float" office:value="0.735973161290971">
            <text:p>0.7359731613</text:p>
          </table:table-cell>
        </table:table-row>
        <table:table-row table:style-name="ro1">
          <table:table-cell table:formula="of:=RAND()" office:value-type="float" office:value="0.530029296875">
            <text:p>0.5300292969</text:p>
          </table:table-cell>
          <table:table-cell table:formula="of:=RAND()" office:value-type="float" office:value="0.981231689453125">
            <text:p>0.9812316895</text:p>
          </table:table-cell>
          <table:table-cell table:formula="of:=SQRT(1 - [.A246])" office:value-type="float" office:value="0.685544092765009">
            <text:p>0.6855440928</text:p>
          </table:table-cell>
          <table:table-cell table:formula="of:=SQRT(1 - (1 - [.A246]))" office:value-type="float" office:value="0.728031109826359">
            <text:p>0.7280311098</text:p>
          </table:table-cell>
          <table:table-cell table:formula="of:=COS(2 * PI() * [.B246])" office:value-type="float" office:value="0.993054927874527">
            <text:p>0.9930549279</text:p>
          </table:table-cell>
          <table:table-cell table:formula="of:=SIN(2 * PI() * [.B246])" office:value-type="float" office:value="-0.117651647774765">
            <text:p>-0.1176516478</text:p>
          </table:table-cell>
          <table:table-cell table:formula="of:=[.D246]*[.E246]" office:value-type="float" office:value="0.722974881259027">
            <text:p>0.7229748813</text:p>
          </table:table-cell>
          <table:table-cell table:formula="of:=[.D246]*[.F246]" office:value-type="float" office:value="-0.0856540597023623">
            <text:p>-0.0856540597</text:p>
          </table:table-cell>
          <table:table-cell table:formula="of:=[.C246]" office:value-type="float" office:value="0.685544092765009">
            <text:p>0.6855440928</text:p>
          </table:table-cell>
        </table:table-row>
        <table:table-row table:style-name="ro1">
          <table:table-cell table:formula="of:=RAND()" office:value-type="float" office:value="0.057586669921875">
            <text:p>0.0575866699</text:p>
          </table:table-cell>
          <table:table-cell table:formula="of:=RAND()" office:value-type="float" office:value="0.659637451171875">
            <text:p>0.6596374512</text:p>
          </table:table-cell>
          <table:table-cell table:formula="of:=SQRT(1 - [.A247])" office:value-type="float" office:value="0.970779753640405">
            <text:p>0.9707797536</text:p>
          </table:table-cell>
          <table:table-cell table:formula="of:=SQRT(1 - (1 - [.A247]))" office:value-type="float" office:value="0.239972227396995">
            <text:p>0.2399722274</text:p>
          </table:table-cell>
          <table:table-cell table:formula="of:=COS(2 * PI() * [.B247])" office:value-type="float" office:value="-0.537748749566859">
            <text:p>-0.5377487496</text:p>
          </table:table-cell>
          <table:table-cell table:formula="of:=SIN(2 * PI() * [.B247])" office:value-type="float" office:value="-0.843105143110442">
            <text:p>-0.8431051431</text:p>
          </table:table-cell>
          <table:table-cell table:formula="of:=[.D247]*[.E247]" office:value-type="float" office:value="-0.129044765213508">
            <text:p>-0.1290447652</text:p>
          </table:table-cell>
          <table:table-cell table:formula="of:=[.D247]*[.F247]" office:value-type="float" office:value="-0.202321819122075">
            <text:p>-0.2023218191</text:p>
          </table:table-cell>
          <table:table-cell table:formula="of:=[.C247]" office:value-type="float" office:value="0.970779753640405">
            <text:p>0.9707797536</text:p>
          </table:table-cell>
        </table:table-row>
        <table:table-row table:style-name="ro1">
          <table:table-cell table:formula="of:=RAND()" office:value-type="float" office:value="0.50042724609375">
            <text:p>0.5004272461</text:p>
          </table:table-cell>
          <table:table-cell table:formula="of:=RAND()" office:value-type="float" office:value="0.659271240234375">
            <text:p>0.6592712402</text:p>
          </table:table-cell>
          <table:table-cell table:formula="of:=SQRT(1 - [.A248])" office:value-type="float" office:value="0.706804608011472">
            <text:p>0.706804608</text:p>
          </table:table-cell>
          <table:table-cell table:formula="of:=SQRT(1 - (1 - [.A248]))" office:value-type="float" office:value="0.70740882528687">
            <text:p>0.7074088253</text:p>
          </table:table-cell>
          <table:table-cell table:formula="of:=COS(2 * PI() * [.B248])" office:value-type="float" office:value="-0.539687284946317">
            <text:p>-0.5396872849</text:p>
          </table:table-cell>
          <table:table-cell table:formula="of:=SIN(2 * PI() * [.B248])" office:value-type="float" office:value="-0.841865567930695">
            <text:p>-0.8418655679</text:p>
          </table:table-cell>
          <table:table-cell table:formula="of:=[.D248]*[.E248]" office:value-type="float" office:value="-0.381779548266135">
            <text:p>-0.3817795483</text:p>
          </table:table-cell>
          <table:table-cell table:formula="of:=[.D248]*[.F248]" office:value-type="float" office:value="-0.595543132459317">
            <text:p>-0.5955431325</text:p>
          </table:table-cell>
          <table:table-cell table:formula="of:=[.C248]" office:value-type="float" office:value="0.706804608011472">
            <text:p>0.706804608</text:p>
          </table:table-cell>
        </table:table-row>
        <table:table-row table:style-name="ro1">
          <table:table-cell table:formula="of:=RAND()" office:value-type="float" office:value="0.525299072265625">
            <text:p>0.5252990723</text:p>
          </table:table-cell>
          <table:table-cell table:formula="of:=RAND()" office:value-type="float" office:value="0.44024658203125">
            <text:p>0.440246582</text:p>
          </table:table-cell>
          <table:table-cell table:formula="of:=SQRT(1 - [.A249])" office:value-type="float" office:value="0.688985433615526">
            <text:p>0.6889854336</text:p>
          </table:table-cell>
          <table:table-cell table:formula="of:=SQRT(1 - (1 - [.A249]))" office:value-type="float" office:value="0.724775187396495">
            <text:p>0.7247751874</text:p>
          </table:table-cell>
          <table:table-cell table:formula="of:=COS(2 * PI() * [.B249])" office:value-type="float" office:value="-0.930345712696488">
            <text:p>-0.9303457127</text:p>
          </table:table-cell>
          <table:table-cell table:formula="of:=SIN(2 * PI() * [.B249])" office:value-type="float" office:value="0.366683589579985">
            <text:p>0.3666835896</text:p>
          </table:table-cell>
          <table:table-cell table:formula="of:=[.D249]*[.E249]" office:value-type="float" office:value="-0.674291488263123">
            <text:p>-0.6742914883</text:p>
          </table:table-cell>
          <table:table-cell table:formula="of:=[.D249]*[.F249]" office:value-type="float" office:value="0.265763167353053">
            <text:p>0.2657631674</text:p>
          </table:table-cell>
          <table:table-cell table:formula="of:=[.C249]" office:value-type="float" office:value="0.688985433615526">
            <text:p>0.6889854336</text:p>
          </table:table-cell>
        </table:table-row>
        <table:table-row table:style-name="ro1">
          <table:table-cell table:formula="of:=RAND()" office:value-type="float" office:value="0.169708251953125">
            <text:p>0.169708252</text:p>
          </table:table-cell>
          <table:table-cell table:formula="of:=RAND()" office:value-type="float" office:value="0.173309326171875">
            <text:p>0.1733093262</text:p>
          </table:table-cell>
          <table:table-cell table:formula="of:=SQRT(1 - [.A250])" office:value-type="float" office:value="0.91120346138877">
            <text:p>0.9112034614</text:p>
          </table:table-cell>
          <table:table-cell table:formula="of:=SQRT(1 - (1 - [.A250]))" office:value-type="float" office:value="0.411956614163585">
            <text:p>0.4119566142</text:p>
          </table:table-cell>
          <table:table-cell table:formula="of:=COS(2 * PI() * [.B250])" office:value-type="float" office:value="0.46342970607633">
            <text:p>0.4634297061</text:p>
          </table:table-cell>
          <table:table-cell table:formula="of:=SIN(2 * PI() * [.B250])" office:value-type="float" office:value="0.886133684906519">
            <text:p>0.8861336849</text:p>
          </table:table-cell>
          <table:table-cell table:formula="of:=[.D250]*[.E250]" office:value-type="float" office:value="0.19091293261803">
            <text:p>0.1909129326</text:p>
          </table:table-cell>
          <table:table-cell table:formula="of:=[.D250]*[.F250]" office:value-type="float" office:value="0.365048632530391">
            <text:p>0.3650486325</text:p>
          </table:table-cell>
          <table:table-cell table:formula="of:=[.C250]" office:value-type="float" office:value="0.91120346138877">
            <text:p>0.9112034614</text:p>
          </table:table-cell>
        </table:table-row>
        <table:table-row table:style-name="ro1">
          <table:table-cell table:formula="of:=RAND()" office:value-type="float" office:value="0.351776123046875">
            <text:p>0.351776123</text:p>
          </table:table-cell>
          <table:table-cell table:formula="of:=RAND()" office:value-type="float" office:value="0.909576416015625">
            <text:p>0.909576416</text:p>
          </table:table-cell>
          <table:table-cell table:formula="of:=SQRT(1 - [.A251])" office:value-type="float" office:value="0.80512351658185">
            <text:p>0.8051235166</text:p>
          </table:table-cell>
          <table:table-cell table:formula="of:=SQRT(1 - (1 - [.A251]))" office:value-type="float" office:value="0.593107176694798">
            <text:p>0.5931071767</text:p>
          </table:table-cell>
          <table:table-cell table:formula="of:=COS(2 * PI() * [.B251])" office:value-type="float" office:value="0.842898857055729">
            <text:p>0.8428988571</text:p>
          </table:table-cell>
          <table:table-cell table:formula="of:=SIN(2 * PI() * [.B251])" office:value-type="float" office:value="-0.538072036788891">
            <text:p>-0.5380720368</text:p>
          </table:table-cell>
          <table:table-cell table:formula="of:=[.D251]*[.E251]" office:value-type="float" office:value="0.499929361347596">
            <text:p>0.4999293613</text:p>
          </table:table-cell>
          <table:table-cell table:formula="of:=[.D251]*[.F251]" office:value-type="float" office:value="-0.319134386598279">
            <text:p>-0.3191343866</text:p>
          </table:table-cell>
          <table:table-cell table:formula="of:=[.C251]" office:value-type="float" office:value="0.80512351658185">
            <text:p>0.8051235166</text:p>
          </table:table-cell>
        </table:table-row>
        <table:table-row table:style-name="ro1">
          <table:table-cell table:formula="of:=RAND()" office:value-type="float" office:value="0.81085205078125">
            <text:p>0.8108520508</text:p>
          </table:table-cell>
          <table:table-cell table:formula="of:=RAND()" office:value-type="float" office:value="0.992401123046875">
            <text:p>0.992401123</text:p>
          </table:table-cell>
          <table:table-cell table:formula="of:=SQRT(1 - [.A252])" office:value-type="float" office:value="0.434911426866149">
            <text:p>0.4349114269</text:p>
          </table:table-cell>
          <table:table-cell table:formula="of:=SQRT(1 - (1 - [.A252]))" office:value-type="float" office:value="0.900473237126596">
            <text:p>0.9004732371</text:p>
          </table:table-cell>
          <table:table-cell table:formula="of:=COS(2 * PI() * [.B252])" office:value-type="float" office:value="0.998860416736621">
            <text:p>0.9988604167</text:p>
          </table:table-cell>
          <table:table-cell table:formula="of:=SIN(2 * PI() * [.B252])" office:value-type="float" office:value="-0.0477270141193107">
            <text:p>-0.0477270141</text:p>
          </table:table-cell>
          <table:table-cell table:formula="of:=[.D252]*[.E252]" office:value-type="float" office:value="0.899447072896445">
            <text:p>0.8994470729</text:p>
          </table:table-cell>
          <table:table-cell table:formula="of:=[.D252]*[.F252]" office:value-type="float" office:value="-0.0429768989024025">
            <text:p>-0.0429768989</text:p>
          </table:table-cell>
          <table:table-cell table:formula="of:=[.C252]" office:value-type="float" office:value="0.434911426866149">
            <text:p>0.4349114269</text:p>
          </table:table-cell>
        </table:table-row>
        <table:table-row table:style-name="ro1">
          <table:table-cell table:formula="of:=RAND()" office:value-type="float" office:value="0.736846923828125">
            <text:p>0.7368469238</text:p>
          </table:table-cell>
          <table:table-cell table:formula="of:=RAND()" office:value-type="float" office:value="0.708221435546875">
            <text:p>0.7082214355</text:p>
          </table:table-cell>
          <table:table-cell table:formula="of:=SQRT(1 - [.A253])" office:value-type="float" office:value="0.512984479464901">
            <text:p>0.5129844795</text:p>
          </table:table-cell>
          <table:table-cell table:formula="of:=SQRT(1 - (1 - [.A253]))" office:value-type="float" office:value="0.858397882003518">
            <text:p>0.858397882</text:p>
          </table:table-cell>
          <table:table-cell table:formula="of:=COS(2 * PI() * [.B253])" office:value-type="float" office:value="-0.259498098921852">
            <text:p>-0.2594980989</text:p>
          </table:table-cell>
          <table:table-cell table:formula="of:=SIN(2 * PI() * [.B253])" office:value-type="float" office:value="-0.965743618490925">
            <text:p>-0.9657436185</text:p>
          </table:table-cell>
          <table:table-cell table:formula="of:=[.D253]*[.E253]" office:value-type="float" office:value="-0.222752618498457">
            <text:p>-0.2227526185</text:p>
          </table:table-cell>
          <table:table-cell table:formula="of:=[.D253]*[.F253]" office:value-type="float" office:value="-0.828992276671023">
            <text:p>-0.8289922767</text:p>
          </table:table-cell>
          <table:table-cell table:formula="of:=[.C253]" office:value-type="float" office:value="0.512984479464901">
            <text:p>0.5129844795</text:p>
          </table:table-cell>
        </table:table-row>
        <table:table-row table:style-name="ro1">
          <table:table-cell table:formula="of:=RAND()" office:value-type="float" office:value="0.91082763671875">
            <text:p>0.9108276367</text:p>
          </table:table-cell>
          <table:table-cell table:formula="of:=RAND()" office:value-type="float" office:value="0.652374267578125">
            <text:p>0.6523742676</text:p>
          </table:table-cell>
          <table:table-cell table:formula="of:=SQRT(1 - [.A254])" office:value-type="float" office:value="0.298617419587756">
            <text:p>0.2986174196</text:p>
          </table:table-cell>
          <table:table-cell table:formula="of:=SQRT(1 - (1 - [.A254]))" office:value-type="float" office:value="0.954372902338887">
            <text:p>0.9543729023</text:p>
          </table:table-cell>
          <table:table-cell table:formula="of:=COS(2 * PI() * [.B254])" office:value-type="float" office:value="-0.575651410908915">
            <text:p>-0.5756514109</text:p>
          </table:table-cell>
          <table:table-cell table:formula="of:=SIN(2 * PI() * [.B254])" office:value-type="float" office:value="-0.817695207958672">
            <text:p>-0.817695208</text:p>
          </table:table-cell>
          <table:table-cell table:formula="of:=[.D254]*[.E254]" office:value-type="float" office:value="-0.549386107764617">
            <text:p>-0.5493861078</text:p>
          </table:table-cell>
          <table:table-cell table:formula="of:=[.D254]*[.F254]" office:value-type="float" office:value="-0.780386148848117">
            <text:p>-0.7803861488</text:p>
          </table:table-cell>
          <table:table-cell table:formula="of:=[.C254]" office:value-type="float" office:value="0.298617419587756">
            <text:p>0.2986174196</text:p>
          </table:table-cell>
        </table:table-row>
        <table:table-row table:style-name="ro1">
          <table:table-cell table:formula="of:=RAND()" office:value-type="float" office:value="0.25946044921875">
            <text:p>0.2594604492</text:p>
          </table:table-cell>
          <table:table-cell table:formula="of:=RAND()" office:value-type="float" office:value="0.59259033203125">
            <text:p>0.592590332</text:p>
          </table:table-cell>
          <table:table-cell table:formula="of:=SQRT(1 - [.A255])" office:value-type="float" office:value="0.860546077082018">
            <text:p>0.8605460771</text:p>
          </table:table-cell>
          <table:table-cell table:formula="of:=SQRT(1 - (1 - [.A255]))" office:value-type="float" office:value="0.50937260352197">
            <text:p>0.5093726035</text:p>
          </table:table-cell>
          <table:table-cell table:formula="of:=COS(2 * PI() * [.B255])" office:value-type="float" office:value="-0.835495616293615">
            <text:p>-0.8354956163</text:p>
          </table:table-cell>
          <table:table-cell table:formula="of:=SIN(2 * PI() * [.B255])" office:value-type="float" office:value="-0.549497111142681">
            <text:p>-0.5494971111</text:p>
          </table:table-cell>
          <table:table-cell table:formula="of:=[.D255]*[.E255]" office:value-type="float" office:value="-0.425578577302672">
            <text:p>-0.4255785773</text:p>
          </table:table-cell>
          <table:table-cell table:formula="of:=[.D255]*[.F255]" office:value-type="float" office:value="-0.279898774130549">
            <text:p>-0.2798987741</text:p>
          </table:table-cell>
          <table:table-cell table:formula="of:=[.C255]" office:value-type="float" office:value="0.860546077082018">
            <text:p>0.8605460771</text:p>
          </table:table-cell>
        </table:table-row>
        <table:table-row table:style-name="ro1">
          <table:table-cell table:formula="of:=RAND()" office:value-type="float" office:value="0.44659423828125">
            <text:p>0.4465942383</text:p>
          </table:table-cell>
          <table:table-cell table:formula="of:=RAND()" office:value-type="float" office:value="0.3719482421875">
            <text:p>0.3719482422</text:p>
          </table:table-cell>
          <table:table-cell table:formula="of:=SQRT(1 - [.A256])" office:value-type="float" office:value="0.743912469124392">
            <text:p>0.7439124691</text:p>
          </table:table-cell>
          <table:table-cell table:formula="of:=SQRT(1 - (1 - [.A256]))" office:value-type="float" office:value="0.66827706700234">
            <text:p>0.668277067</text:p>
          </table:table-cell>
          <table:table-cell table:formula="of:=COS(2 * PI() * [.B256])" office:value-type="float" office:value="-0.693419021813812">
            <text:p>-0.6934190218</text:p>
          </table:table-cell>
          <table:table-cell table:formula="of:=SIN(2 * PI() * [.B256])" office:value-type="float" office:value="0.720534565573905">
            <text:p>0.7205345656</text:p>
          </table:table-cell>
          <table:table-cell table:formula="of:=[.D256]*[.E256]" office:value-type="float" office:value="-0.463396030101366">
            <text:p>-0.4633960301</text:p>
          </table:table-cell>
          <table:table-cell table:formula="of:=[.D256]*[.F256]" office:value-type="float" office:value="0.481516726155535">
            <text:p>0.4815167262</text:p>
          </table:table-cell>
          <table:table-cell table:formula="of:=[.C256]" office:value-type="float" office:value="0.743912469124392">
            <text:p>0.7439124691</text:p>
          </table:table-cell>
        </table:table-row>
        <table:table-row table:style-name="ro1">
          <table:table-cell table:formula="of:=RAND()" office:value-type="float" office:value="0.611602783203125">
            <text:p>0.6116027832</text:p>
          </table:table-cell>
          <table:table-cell table:formula="of:=RAND()" office:value-type="float" office:value="0.231903076171875">
            <text:p>0.2319030762</text:p>
          </table:table-cell>
          <table:table-cell table:formula="of:=SQRT(1 - [.A257])" office:value-type="float" office:value="0.623215225100346">
            <text:p>0.6232152251</text:p>
          </table:table-cell>
          <table:table-cell table:formula="of:=SQRT(1 - (1 - [.A257]))" office:value-type="float" office:value="0.782050371269732">
            <text:p>0.7820503713</text:p>
          </table:table-cell>
          <table:table-cell table:formula="of:=COS(2 * PI() * [.B257])" office:value-type="float" office:value="0.113461463631">
            <text:p>0.1134614636</text:p>
          </table:table-cell>
          <table:table-cell table:formula="of:=SIN(2 * PI() * [.B257])" office:value-type="float" office:value="0.993542397822414">
            <text:p>0.9935423978</text:p>
          </table:table-cell>
          <table:table-cell table:formula="of:=[.D257]*[.E257]" office:value-type="float" office:value="0.0887325797574308">
            <text:p>0.0887325798</text:p>
          </table:table-cell>
          <table:table-cell table:formula="of:=[.D257]*[.F257]" office:value-type="float" office:value="0.777000201089238">
            <text:p>0.7770002011</text:p>
          </table:table-cell>
          <table:table-cell table:formula="of:=[.C257]" office:value-type="float" office:value="0.623215225100346">
            <text:p>0.6232152251</text:p>
          </table:table-cell>
        </table:table-row>
        <table:table-row table:style-name="ro1">
          <table:table-cell table:formula="of:=RAND()" office:value-type="float" office:value="0.74114990234375">
            <text:p>0.7411499023</text:p>
          </table:table-cell>
          <table:table-cell table:formula="of:=RAND()" office:value-type="float" office:value="0.4759521484375">
            <text:p>0.4759521484</text:p>
          </table:table-cell>
          <table:table-cell table:formula="of:=SQRT(1 - [.A258])" office:value-type="float" office:value="0.508773129848904">
            <text:p>0.5087731298</text:p>
          </table:table-cell>
          <table:table-cell table:formula="of:=SQRT(1 - (1 - [.A258]))" office:value-type="float" office:value="0.860900634419414">
            <text:p>0.8609006344</text:p>
          </table:table-cell>
          <table:table-cell table:formula="of:=COS(2 * PI() * [.B258])" office:value-type="float" office:value="-0.988606533192387">
            <text:p>-0.9886065332</text:p>
          </table:table-cell>
          <table:table-cell table:formula="of:=SIN(2 * PI() * [.B258])" office:value-type="float" office:value="0.150522830591677">
            <text:p>0.1505228306</text:p>
          </table:table-cell>
          <table:table-cell table:formula="of:=[.D258]*[.E258]" office:value-type="float" office:value="-0.851091991616503">
            <text:p>-0.8510919916</text:p>
          </table:table-cell>
          <table:table-cell table:formula="of:=[.D258]*[.F258]" office:value-type="float" office:value="0.129585200350981">
            <text:p>0.1295852004</text:p>
          </table:table-cell>
          <table:table-cell table:formula="of:=[.C258]" office:value-type="float" office:value="0.508773129848904">
            <text:p>0.5087731298</text:p>
          </table:table-cell>
        </table:table-row>
        <table:table-row table:style-name="ro1">
          <table:table-cell table:formula="of:=RAND()" office:value-type="float" office:value="0.55316162109375">
            <text:p>0.5531616211</text:p>
          </table:table-cell>
          <table:table-cell table:formula="of:=RAND()" office:value-type="float" office:value="0.26495361328125">
            <text:p>0.2649536133</text:p>
          </table:table-cell>
          <table:table-cell table:formula="of:=SQRT(1 - [.A259])" office:value-type="float" office:value="0.668459706269757">
            <text:p>0.6684597063</text:p>
          </table:table-cell>
          <table:table-cell table:formula="of:=SQRT(1 - (1 - [.A259]))" office:value-type="float" office:value="0.743748358716676">
            <text:p>0.7437483587</text:p>
          </table:table-cell>
          <table:table-cell table:formula="of:=COS(2 * PI() * [.B259])" office:value-type="float" office:value="-0.0938181464694204">
            <text:p>-0.0938181465</text:p>
          </table:table-cell>
          <table:table-cell table:formula="of:=SIN(2 * PI() * [.B259])" office:value-type="float" office:value="0.995589350783265">
            <text:p>0.9955893508</text:p>
          </table:table-cell>
          <table:table-cell table:formula="of:=[.D259]*[.E259]" office:value-type="float" office:value="-0.0697770924544722">
            <text:p>-0.0697770925</text:p>
          </table:table-cell>
          <table:table-cell table:formula="of:=[.D259]*[.F259]" office:value-type="float" office:value="0.740467945600854">
            <text:p>0.7404679456</text:p>
          </table:table-cell>
          <table:table-cell table:formula="of:=[.C259]" office:value-type="float" office:value="0.668459706269757">
            <text:p>0.6684597063</text:p>
          </table:table-cell>
        </table:table-row>
        <table:table-row table:style-name="ro1">
          <table:table-cell table:formula="of:=RAND()" office:value-type="float" office:value="0.306060791015625">
            <text:p>0.306060791</text:p>
          </table:table-cell>
          <table:table-cell table:formula="of:=RAND()" office:value-type="float" office:value="0.155975341796875">
            <text:p>0.1559753418</text:p>
          </table:table-cell>
          <table:table-cell table:formula="of:=SQRT(1 - [.A260])" office:value-type="float" office:value="0.833030136900445">
            <text:p>0.8330301369</text:p>
          </table:table-cell>
          <table:table-cell table:formula="of:=SQRT(1 - (1 - [.A260]))" office:value-type="float" office:value="0.553227612304036">
            <text:p>0.5532276123</text:p>
          </table:table-cell>
          <table:table-cell table:formula="of:=COS(2 * PI() * [.B260])" office:value-type="float" office:value="0.557004295737406">
            <text:p>0.5570042957</text:p>
          </table:table-cell>
          <table:table-cell table:formula="of:=SIN(2 * PI() * [.B260])" office:value-type="float" office:value="0.830509611341179">
            <text:p>0.8305096113</text:p>
          </table:table-cell>
          <table:table-cell table:formula="of:=[.D260]*[.E260]" office:value-type="float" office:value="0.308150156573896">
            <text:p>0.3081501566</text:p>
          </table:table-cell>
          <table:table-cell table:formula="of:=[.D260]*[.F260]" office:value-type="float" office:value="0.459460849277834">
            <text:p>0.4594608493</text:p>
          </table:table-cell>
          <table:table-cell table:formula="of:=[.C260]" office:value-type="float" office:value="0.833030136900445">
            <text:p>0.8330301369</text:p>
          </table:table-cell>
        </table:table-row>
        <table:table-row table:style-name="ro1">
          <table:table-cell table:formula="of:=RAND()" office:value-type="float" office:value="0.743499755859375">
            <text:p>0.7434997559</text:p>
          </table:table-cell>
          <table:table-cell table:formula="of:=RAND()" office:value-type="float" office:value="0.397918701171875">
            <text:p>0.3979187012</text:p>
          </table:table-cell>
          <table:table-cell table:formula="of:=SQRT(1 - [.A261])" office:value-type="float" office:value="0.506458531511342">
            <text:p>0.5064585315</text:p>
          </table:table-cell>
          <table:table-cell table:formula="of:=SQRT(1 - (1 - [.A261]))" office:value-type="float" office:value="0.862264319022523">
            <text:p>0.862264319</text:p>
          </table:table-cell>
          <table:table-cell table:formula="of:=COS(2 * PI() * [.B261])" office:value-type="float" office:value="-0.801261461112612">
            <text:p>-0.8012614611</text:p>
          </table:table-cell>
          <table:table-cell table:formula="of:=SIN(2 * PI() * [.B261])" office:value-type="float" office:value="0.598314357955483">
            <text:p>0.598314358</text:p>
          </table:table-cell>
          <table:table-cell table:formula="of:=[.D261]*[.E261]" office:value-type="float" office:value="-0.690899168125258">
            <text:p>-0.6908991681</text:p>
          </table:table-cell>
          <table:table-cell table:formula="of:=[.D261]*[.F261]" office:value-type="float" office:value="0.515905122423882">
            <text:p>0.5159051224</text:p>
          </table:table-cell>
          <table:table-cell table:formula="of:=[.C261]" office:value-type="float" office:value="0.506458531511342">
            <text:p>0.5064585315</text:p>
          </table:table-cell>
        </table:table-row>
        <table:table-row table:style-name="ro1">
          <table:table-cell table:formula="of:=RAND()" office:value-type="float" office:value="0.576263427734375">
            <text:p>0.5762634277</text:p>
          </table:table-cell>
          <table:table-cell table:formula="of:=RAND()" office:value-type="float" office:value="0.60052490234375">
            <text:p>0.6005249023</text:p>
          </table:table-cell>
          <table:table-cell table:formula="of:=SQRT(1 - [.A262])" office:value-type="float" office:value="0.650950514452232">
            <text:p>0.6509505145</text:p>
          </table:table-cell>
          <table:table-cell table:formula="of:=SQRT(1 - (1 - [.A262]))" office:value-type="float" office:value="0.759120166860541">
            <text:p>0.7591201669</text:p>
          </table:table-cell>
          <table:table-cell table:formula="of:=COS(2 * PI() * [.B262])" office:value-type="float" office:value="-0.807074047715518">
            <text:p>-0.8070740477</text:p>
          </table:table-cell>
          <table:table-cell table:formula="of:=SIN(2 * PI() * [.B262])" office:value-type="float" office:value="-0.590450236263896">
            <text:p>-0.5904502363</text:p>
          </table:table-cell>
          <table:table-cell table:formula="of:=[.D262]*[.E262]" office:value-type="float" office:value="-0.612666185770616">
            <text:p>-0.6126661858</text:p>
          </table:table-cell>
          <table:table-cell table:formula="of:=[.D262]*[.F262]" office:value-type="float" office:value="-0.448222681875494">
            <text:p>-0.4482226819</text:p>
          </table:table-cell>
          <table:table-cell table:formula="of:=[.C262]" office:value-type="float" office:value="0.650950514452232">
            <text:p>0.6509505145</text:p>
          </table:table-cell>
        </table:table-row>
        <table:table-row table:style-name="ro1">
          <table:table-cell table:formula="of:=RAND()" office:value-type="float" office:value="0.606231689453125">
            <text:p>0.6062316895</text:p>
          </table:table-cell>
          <table:table-cell table:formula="of:=RAND()" office:value-type="float" office:value="0.824371337890625">
            <text:p>0.8243713379</text:p>
          </table:table-cell>
          <table:table-cell table:formula="of:=SQRT(1 - [.A263])" office:value-type="float" office:value="0.627509609923924">
            <text:p>0.6275096099</text:p>
          </table:table-cell>
          <table:table-cell table:formula="of:=SQRT(1 - (1 - [.A263]))" office:value-type="float" office:value="0.778608816706519">
            <text:p>0.7786088167</text:p>
          </table:table-cell>
          <table:table-cell table:formula="of:=COS(2 * PI() * [.B263])" office:value-type="float" office:value="0.450467490960204">
            <text:p>0.450467491</text:p>
          </table:table-cell>
          <table:table-cell table:formula="of:=SIN(2 * PI() * [.B263])" office:value-type="float" office:value="-0.892792831281714">
            <text:p>-0.8927928313</text:p>
          </table:table-cell>
          <table:table-cell table:formula="of:=[.D263]*[.E263]" office:value-type="float" office:value="0.350737960101279">
            <text:p>0.3507379601</text:p>
          </table:table-cell>
          <table:table-cell table:formula="of:=[.D263]*[.F263]" office:value-type="float" office:value="-0.695136369928318">
            <text:p>-0.6951363699</text:p>
          </table:table-cell>
          <table:table-cell table:formula="of:=[.C263]" office:value-type="float" office:value="0.627509609923924">
            <text:p>0.6275096099</text:p>
          </table:table-cell>
        </table:table-row>
        <table:table-row table:style-name="ro1">
          <table:table-cell table:formula="of:=RAND()" office:value-type="float" office:value="0.944091796875">
            <text:p>0.9440917969</text:p>
          </table:table-cell>
          <table:table-cell table:formula="of:=RAND()" office:value-type="float" office:value="0.025390625">
            <text:p>0.025390625</text:p>
          </table:table-cell>
          <table:table-cell table:formula="of:=SQRT(1 - [.A264])" office:value-type="float" office:value="0.236449155475337">
            <text:p>0.2364491555</text:p>
          </table:table-cell>
          <table:table-cell table:formula="of:=SQRT(1 - (1 - [.A264]))" office:value-type="float" office:value="0.971643863190109">
            <text:p>0.9716438632</text:p>
          </table:table-cell>
          <table:table-cell table:formula="of:=COS(2 * PI() * [.B264])" office:value-type="float" office:value="0.987301418157858">
            <text:p>0.9873014182</text:p>
          </table:table-cell>
          <table:table-cell table:formula="of:=SIN(2 * PI() * [.B264])" office:value-type="float" office:value="0.158858143333861">
            <text:p>0.1588581433</text:p>
          </table:table-cell>
          <table:table-cell table:formula="of:=[.D264]*[.E264]" office:value-type="float" office:value="0.959305364071975">
            <text:p>0.9593053641</text:p>
          </table:table-cell>
          <table:table-cell table:formula="of:=[.D264]*[.F264]" office:value-type="float" office:value="0.154353540088121">
            <text:p>0.1543535401</text:p>
          </table:table-cell>
          <table:table-cell table:formula="of:=[.C264]" office:value-type="float" office:value="0.236449155475337">
            <text:p>0.2364491555</text:p>
          </table:table-cell>
        </table:table-row>
        <table:table-row table:style-name="ro1">
          <table:table-cell table:formula="of:=RAND()" office:value-type="float" office:value="0.883758544921875">
            <text:p>0.8837585449</text:p>
          </table:table-cell>
          <table:table-cell table:formula="of:=RAND()" office:value-type="float" office:value="0.748870849609375">
            <text:p>0.7488708496</text:p>
          </table:table-cell>
          <table:table-cell table:formula="of:=SQRT(1 - [.A265])" office:value-type="float" office:value="0.340942011312958">
            <text:p>0.3409420113</text:p>
          </table:table-cell>
          <table:table-cell table:formula="of:=SQRT(1 - (1 - [.A265]))" office:value-type="float" office:value="0.940084328622637">
            <text:p>0.9400843286</text:p>
          </table:table-cell>
          <table:table-cell table:formula="of:=COS(2 * PI() * [.B265])" office:value-type="float" office:value="-0.0070946016267524">
            <text:p>-0.0070946016</text:p>
          </table:table-cell>
          <table:table-cell table:formula="of:=SIN(2 * PI() * [.B265])" office:value-type="float" office:value="-0.99997483299719">
            <text:p>-0.999974833</text:p>
          </table:table-cell>
          <table:table-cell table:formula="of:=[.D265]*[.E265]" office:value-type="float" office:value="-0.0066695238071306">
            <text:p>-0.0066695238</text:p>
          </table:table-cell>
          <table:table-cell table:formula="of:=[.D265]*[.F265]" office:value-type="float" office:value="-0.940060669517697">
            <text:p>-0.9400606695</text:p>
          </table:table-cell>
          <table:table-cell table:formula="of:=[.C265]" office:value-type="float" office:value="0.340942011312958">
            <text:p>0.3409420113</text:p>
          </table:table-cell>
        </table:table-row>
        <table:table-row table:style-name="ro1">
          <table:table-cell table:formula="of:=RAND()" office:value-type="float" office:value="0.997955322265625">
            <text:p>0.9979553223</text:p>
          </table:table-cell>
          <table:table-cell table:formula="of:=RAND()" office:value-type="float" office:value="0.635589599609375">
            <text:p>0.6355895996</text:p>
          </table:table-cell>
          <table:table-cell table:formula="of:=SQRT(1 - [.A266])" office:value-type="float" office:value="0.0452181129015243">
            <text:p>0.0452181129</text:p>
          </table:table-cell>
          <table:table-cell table:formula="of:=SQRT(1 - (1 - [.A266]))" office:value-type="float" office:value="0.998977138009487">
            <text:p>0.998977138</text:p>
          </table:table-cell>
          <table:table-cell table:formula="of:=COS(2 * PI() * [.B266])" office:value-type="float" office:value="-0.658528499665219">
            <text:p>-0.6585284997</text:p>
          </table:table-cell>
          <table:table-cell table:formula="of:=SIN(2 * PI() * [.B266])" office:value-type="float" office:value="-0.752555788715146">
            <text:p>-0.7525557887</text:p>
          </table:table-cell>
          <table:table-cell table:formula="of:=[.D266]*[.E266]" office:value-type="float" office:value="-0.657854915893242">
            <text:p>-0.6578549159</text:p>
          </table:table-cell>
          <table:table-cell table:formula="of:=[.D266]*[.F266]" office:value-type="float" office:value="-0.751786028003129">
            <text:p>-0.751786028</text:p>
          </table:table-cell>
          <table:table-cell table:formula="of:=[.C266]" office:value-type="float" office:value="0.0452181129015243">
            <text:p>0.0452181129</text:p>
          </table:table-cell>
        </table:table-row>
        <table:table-row table:style-name="ro1">
          <table:table-cell table:formula="of:=RAND()" office:value-type="float" office:value="0.037139892578125">
            <text:p>0.0371398926</text:p>
          </table:table-cell>
          <table:table-cell table:formula="of:=RAND()" office:value-type="float" office:value="0.295196533203125">
            <text:p>0.2951965332</text:p>
          </table:table-cell>
          <table:table-cell table:formula="of:=SQRT(1 - [.A267])" office:value-type="float" office:value="0.981254354090658">
            <text:p>0.9812543541</text:p>
          </table:table-cell>
          <table:table-cell table:formula="of:=SQRT(1 - (1 - [.A267]))" office:value-type="float" office:value="0.192717130992875">
            <text:p>0.192717131</text:p>
          </table:table-cell>
          <table:table-cell table:formula="of:=COS(2 * PI() * [.B267])" office:value-type="float" office:value="-0.280176716037867">
            <text:p>-0.280176716</text:p>
          </table:table-cell>
          <table:table-cell table:formula="of:=SIN(2 * PI() * [.B267])" office:value-type="float" office:value="0.959948440172823">
            <text:p>0.9599484402</text:p>
          </table:table-cell>
          <table:table-cell table:formula="of:=[.D267]*[.E267]" office:value-type="float" office:value="-0.0539948528858232">
            <text:p>-0.0539948529</text:p>
          </table:table-cell>
          <table:table-cell table:formula="of:=[.D267]*[.F267]" office:value-type="float" office:value="0.184998509291192">
            <text:p>0.1849985093</text:p>
          </table:table-cell>
          <table:table-cell table:formula="of:=[.C267]" office:value-type="float" office:value="0.981254354090658">
            <text:p>0.9812543541</text:p>
          </table:table-cell>
        </table:table-row>
        <table:table-row table:style-name="ro1">
          <table:table-cell table:formula="of:=RAND()" office:value-type="float" office:value="0.3726806640625">
            <text:p>0.3726806641</text:p>
          </table:table-cell>
          <table:table-cell table:formula="of:=RAND()" office:value-type="float" office:value="0.0504150390625">
            <text:p>0.0504150391</text:p>
          </table:table-cell>
          <table:table-cell table:formula="of:=SQRT(1 - [.A268])" office:value-type="float" office:value="0.792034933533553">
            <text:p>0.7920349335</text:p>
          </table:table-cell>
          <table:table-cell table:formula="of:=SQRT(1 - (1 - [.A268]))" office:value-type="float" office:value="0.610475768612072">
            <text:p>0.6104757686</text:p>
          </table:table-cell>
          <table:table-cell table:formula="of:=COS(2 * PI() * [.B268])" office:value-type="float" office:value="0.950247438978705">
            <text:p>0.950247439</text:p>
          </table:table-cell>
          <table:table-cell table:formula="of:=SIN(2 * PI() * [.B268])" office:value-type="float" office:value="0.311496074958276">
            <text:p>0.311496075</text:p>
          </table:table-cell>
          <table:table-cell table:formula="of:=[.D268]*[.E268]" office:value-type="float" office:value="0.580103035682178">
            <text:p>0.5801030357</text:p>
          </table:table-cell>
          <table:table-cell table:formula="of:=[.D268]*[.F268]" office:value-type="float" office:value="0.190160805779797">
            <text:p>0.1901608058</text:p>
          </table:table-cell>
          <table:table-cell table:formula="of:=[.C268]" office:value-type="float" office:value="0.792034933533553">
            <text:p>0.7920349335</text:p>
          </table:table-cell>
        </table:table-row>
        <table:table-row table:style-name="ro1">
          <table:table-cell table:formula="of:=RAND()" office:value-type="float" office:value="0.148101806640625">
            <text:p>0.1481018066</text:p>
          </table:table-cell>
          <table:table-cell table:formula="of:=RAND()" office:value-type="float" office:value="0.580780029296875">
            <text:p>0.5807800293</text:p>
          </table:table-cell>
          <table:table-cell table:formula="of:=SQRT(1 - [.A269])" office:value-type="float" office:value="0.922983311528098">
            <text:p>0.9229833115</text:p>
          </table:table-cell>
          <table:table-cell table:formula="of:=SQRT(1 - (1 - [.A269]))" office:value-type="float" office:value="0.384839975367197">
            <text:p>0.3848399754</text:p>
          </table:table-cell>
          <table:table-cell table:formula="of:=COS(2 * PI() * [.B269])" office:value-type="float" office:value="-0.873935057053268">
            <text:p>-0.8739350571</text:p>
          </table:table-cell>
          <table:table-cell table:formula="of:=SIN(2 * PI() * [.B269])" office:value-type="float" office:value="-0.486042710112291">
            <text:p>-0.4860427101</text:p>
          </table:table-cell>
          <table:table-cell table:formula="of:=[.D269]*[.E269]" office:value-type="float" office:value="-0.33632514582891">
            <text:p>-0.3363251458</text:p>
          </table:table-cell>
          <table:table-cell table:formula="of:=[.D269]*[.F269]" office:value-type="float" office:value="-0.18704866458702">
            <text:p>-0.1870486646</text:p>
          </table:table-cell>
          <table:table-cell table:formula="of:=[.C269]" office:value-type="float" office:value="0.922983311528098">
            <text:p>0.9229833115</text:p>
          </table:table-cell>
        </table:table-row>
        <table:table-row table:style-name="ro1">
          <table:table-cell table:formula="of:=RAND()" office:value-type="float" office:value="0.117340087890625">
            <text:p>0.1173400879</text:p>
          </table:table-cell>
          <table:table-cell table:formula="of:=RAND()" office:value-type="float" office:value="0.222442626953125">
            <text:p>0.222442627</text:p>
          </table:table-cell>
          <table:table-cell table:formula="of:=SQRT(1 - [.A270])" office:value-type="float" office:value="0.939499820175275">
            <text:p>0.9394998202</text:p>
          </table:table-cell>
          <table:table-cell table:formula="of:=SQRT(1 - (1 - [.A270]))" office:value-type="float" office:value="0.342549394818652">
            <text:p>0.3425493948</text:p>
          </table:table-cell>
          <table:table-cell table:formula="of:=COS(2 * PI() * [.B270])" office:value-type="float" office:value="0.172284206714011">
            <text:p>0.1722842067</text:p>
          </table:table-cell>
          <table:table-cell table:formula="of:=SIN(2 * PI() * [.B270])" office:value-type="float" office:value="0.985047284203618">
            <text:p>0.9850472842</text:p>
          </table:table-cell>
          <table:table-cell table:formula="of:=[.D270]*[.E270]" office:value-type="float" office:value="0.0590158507466962">
            <text:p>0.0590158507</text:p>
          </table:table-cell>
          <table:table-cell table:formula="of:=[.D270]*[.F270]" office:value-type="float" office:value="0.337427351071706">
            <text:p>0.3374273511</text:p>
          </table:table-cell>
          <table:table-cell table:formula="of:=[.C270]" office:value-type="float" office:value="0.939499820175275">
            <text:p>0.9394998202</text:p>
          </table:table-cell>
        </table:table-row>
        <table:table-row table:style-name="ro1">
          <table:table-cell table:formula="of:=RAND()" office:value-type="float" office:value="0.47918701171875">
            <text:p>0.4791870117</text:p>
          </table:table-cell>
          <table:table-cell table:formula="of:=RAND()" office:value-type="float" office:value="0.238372802734375">
            <text:p>0.2383728027</text:p>
          </table:table-cell>
          <table:table-cell table:formula="of:=SQRT(1 - [.A271])" office:value-type="float" office:value="0.721673740883822">
            <text:p>0.7216737409</text:p>
          </table:table-cell>
          <table:table-cell table:formula="of:=SQRT(1 - (1 - [.A271]))" office:value-type="float" office:value="0.692233350625893">
            <text:p>0.6922333506</text:p>
          </table:table-cell>
          <table:table-cell table:formula="of:=COS(2 * PI() * [.B271])" office:value-type="float" office:value="0.0729908673097101">
            <text:p>0.0729908673</text:p>
          </table:table-cell>
          <table:table-cell table:formula="of:=SIN(2 * PI() * [.B271])" office:value-type="float" office:value="0.997332609157735">
            <text:p>0.9973326092</text:p>
          </table:table-cell>
          <table:table-cell table:formula="of:=[.D271]*[.E271]" office:value-type="float" office:value="0.0505267126428906">
            <text:p>0.0505267126</text:p>
          </table:table-cell>
          <table:table-cell table:formula="of:=[.D271]*[.F271]" office:value-type="float" office:value="0.690386893725723">
            <text:p>0.6903868937</text:p>
          </table:table-cell>
          <table:table-cell table:formula="of:=[.C271]" office:value-type="float" office:value="0.721673740883822">
            <text:p>0.7216737409</text:p>
          </table:table-cell>
        </table:table-row>
        <table:table-row table:style-name="ro1">
          <table:table-cell table:formula="of:=RAND()" office:value-type="float" office:value="0.98675537109375">
            <text:p>0.9867553711</text:p>
          </table:table-cell>
          <table:table-cell table:formula="of:=RAND()" office:value-type="float" office:value="0.38201904296875">
            <text:p>0.382019043</text:p>
          </table:table-cell>
          <table:table-cell table:formula="of:=SQRT(1 - [.A272])" office:value-type="float" office:value="0.115085311427002">
            <text:p>0.1150853114</text:p>
          </table:table-cell>
          <table:table-cell table:formula="of:=SQRT(1 - (1 - [.A272]))" office:value-type="float" office:value="0.993355611598258">
            <text:p>0.9933556116</text:p>
          </table:table-cell>
          <table:table-cell table:formula="of:=COS(2 * PI() * [.B272])" office:value-type="float" office:value="-0.737593915987913">
            <text:p>-0.737593916</text:p>
          </table:table-cell>
          <table:table-cell table:formula="of:=SIN(2 * PI() * [.B272])" office:value-type="float" office:value="0.675244559472799">
            <text:p>0.6752445595</text:p>
          </table:table-cell>
          <table:table-cell table:formula="of:=[.D272]*[.E272]" office:value-type="float" office:value="-0.732693055527328">
            <text:p>-0.7326930555</text:p>
          </table:table-cell>
          <table:table-cell table:formula="of:=[.D272]*[.F272]" office:value-type="float" office:value="0.670757972353499">
            <text:p>0.6707579724</text:p>
          </table:table-cell>
          <table:table-cell table:formula="of:=[.C272]" office:value-type="float" office:value="0.115085311427002">
            <text:p>0.1150853114</text:p>
          </table:table-cell>
        </table:table-row>
        <table:table-row table:style-name="ro1">
          <table:table-cell table:formula="of:=RAND()" office:value-type="float" office:value="0.3485107421875">
            <text:p>0.3485107422</text:p>
          </table:table-cell>
          <table:table-cell table:formula="of:=RAND()" office:value-type="float" office:value="0.165985107421875">
            <text:p>0.1659851074</text:p>
          </table:table-cell>
          <table:table-cell table:formula="of:=SQRT(1 - [.A273])" office:value-type="float" office:value="0.807148844893245">
            <text:p>0.8071488449</text:p>
          </table:table-cell>
          <table:table-cell table:formula="of:=SQRT(1 - (1 - [.A273]))" office:value-type="float" office:value="0.590347983978517">
            <text:p>0.590347984</text:p>
          </table:table-cell>
          <table:table-cell table:formula="of:=COS(2 * PI() * [.B273])" office:value-type="float" office:value="0.503704039188187">
            <text:p>0.5037040392</text:p>
          </table:table-cell>
          <table:table-cell table:formula="of:=SIN(2 * PI() * [.B273])" office:value-type="float" office:value="0.863876287963448">
            <text:p>0.863876288</text:p>
          </table:table-cell>
          <table:table-cell table:formula="of:=[.D273]*[.E273]" office:value-type="float" office:value="0.297360664056582">
            <text:p>0.2973606641</text:p>
          </table:table-cell>
          <table:table-cell table:formula="of:=[.D273]*[.F273]" office:value-type="float" office:value="0.509987625006067">
            <text:p>0.509987625</text:p>
          </table:table-cell>
          <table:table-cell table:formula="of:=[.C273]" office:value-type="float" office:value="0.807148844893245">
            <text:p>0.8071488449</text:p>
          </table:table-cell>
        </table:table-row>
        <table:table-row table:style-name="ro1">
          <table:table-cell table:formula="of:=RAND()" office:value-type="float" office:value="0.563323974609375">
            <text:p>0.5633239746</text:p>
          </table:table-cell>
          <table:table-cell table:formula="of:=RAND()" office:value-type="float" office:value="0.038238525390625">
            <text:p>0.0382385254</text:p>
          </table:table-cell>
          <table:table-cell table:formula="of:=SQRT(1 - [.A274])" office:value-type="float" office:value="0.660814667959652">
            <text:p>0.660814668</text:p>
          </table:table-cell>
          <table:table-cell table:formula="of:=SQRT(1 - (1 - [.A274]))" office:value-type="float" office:value="0.750549115387777">
            <text:p>0.7505491154</text:p>
          </table:table-cell>
          <table:table-cell table:formula="of:=COS(2 * PI() * [.B274])" office:value-type="float" office:value="0.971276200992167">
            <text:p>0.971276201</text:p>
          </table:table-cell>
          <table:table-cell table:formula="of:=SIN(2 * PI() * [.B274])" office:value-type="float" office:value="0.237954914608261">
            <text:p>0.2379549146</text:p>
          </table:table-cell>
          <table:table-cell table:formula="of:=[.D274]*[.E274]" office:value-type="float" office:value="0.728990493451872">
            <text:p>0.7289904935</text:p>
          </table:table-cell>
          <table:table-cell table:formula="of:=[.D274]*[.F274]" office:value-type="float" office:value="0.178596850661404">
            <text:p>0.1785968507</text:p>
          </table:table-cell>
          <table:table-cell table:formula="of:=[.C274]" office:value-type="float" office:value="0.660814667959652">
            <text:p>0.660814668</text:p>
          </table:table-cell>
        </table:table-row>
        <table:table-row table:style-name="ro1">
          <table:table-cell table:formula="of:=RAND()" office:value-type="float" office:value="0.4749755859375">
            <text:p>0.4749755859</text:p>
          </table:table-cell>
          <table:table-cell table:formula="of:=RAND()" office:value-type="float" office:value="0.78692626953125">
            <text:p>0.7869262695</text:p>
          </table:table-cell>
          <table:table-cell table:formula="of:=SQRT(1 - [.A275])" office:value-type="float" office:value="0.724585684417309">
            <text:p>0.7245856844</text:p>
          </table:table-cell>
          <table:table-cell table:formula="of:=SQRT(1 - (1 - [.A275]))" office:value-type="float" office:value="0.689184725554405">
            <text:p>0.6891847256</text:p>
          </table:table-cell>
          <table:table-cell table:formula="of:=COS(2 * PI() * [.B275])" office:value-type="float" office:value="0.229938602215552">
            <text:p>0.2299386022</text:p>
          </table:table-cell>
          <table:table-cell table:formula="of:=SIN(2 * PI() * [.B275])" office:value-type="float" office:value="-0.973205137271253">
            <text:p>-0.9732051373</text:p>
          </table:table-cell>
          <table:table-cell table:formula="of:=[.D275]*[.E275]" office:value-type="float" office:value="0.158470172462288">
            <text:p>0.1584701725</text:p>
          </table:table-cell>
          <table:table-cell table:formula="of:=[.D275]*[.F275]" office:value-type="float" office:value="-0.670718115438425">
            <text:p>-0.6707181154</text:p>
          </table:table-cell>
          <table:table-cell table:formula="of:=[.C275]" office:value-type="float" office:value="0.724585684417309">
            <text:p>0.7245856844</text:p>
          </table:table-cell>
        </table:table-row>
        <table:table-row table:style-name="ro1">
          <table:table-cell table:formula="of:=RAND()" office:value-type="float" office:value="0.61492919921875">
            <text:p>0.6149291992</text:p>
          </table:table-cell>
          <table:table-cell table:formula="of:=RAND()" office:value-type="float" office:value="0.568145751953125">
            <text:p>0.568145752</text:p>
          </table:table-cell>
          <table:table-cell table:formula="of:=SQRT(1 - [.A276])" office:value-type="float" office:value="0.620540732572206">
            <text:p>0.6205407326</text:p>
          </table:table-cell>
          <table:table-cell table:formula="of:=SQRT(1 - (1 - [.A276]))" office:value-type="float" office:value="0.784174214839247">
            <text:p>0.7841742148</text:p>
          </table:table-cell>
          <table:table-cell table:formula="of:=COS(2 * PI() * [.B276])" office:value-type="float" office:value="-0.90972610952548">
            <text:p>-0.9097261095</text:p>
          </table:table-cell>
          <table:table-cell table:formula="of:=SIN(2 * PI() * [.B276])" office:value-type="float" office:value="-0.415208869904815">
            <text:p>-0.4152088699</text:p>
          </table:table-cell>
          <table:table-cell table:formula="of:=[.D276]*[.E276]" office:value-type="float" office:value="-0.713383757655907">
            <text:p>-0.7133837577</text:p>
          </table:table-cell>
          <table:table-cell table:formula="of:=[.D276]*[.F276]" office:value-type="float" office:value="-0.3255960895519">
            <text:p>-0.3255960896</text:p>
          </table:table-cell>
          <table:table-cell table:formula="of:=[.C276]" office:value-type="float" office:value="0.620540732572206">
            <text:p>0.6205407326</text:p>
          </table:table-cell>
        </table:table-row>
        <table:table-row table:style-name="ro1">
          <table:table-cell table:formula="of:=RAND()" office:value-type="float" office:value="0.4505615234375">
            <text:p>0.4505615234</text:p>
          </table:table-cell>
          <table:table-cell table:formula="of:=RAND()" office:value-type="float" office:value="0.6005859375">
            <text:p>0.6005859375</text:p>
          </table:table-cell>
          <table:table-cell table:formula="of:=SQRT(1 - [.A277])" office:value-type="float" office:value="0.741241173008151">
            <text:p>0.741241173</text:p>
          </table:table-cell>
          <table:table-cell table:formula="of:=SQRT(1 - (1 - [.A277]))" office:value-type="float" office:value="0.671238797625331">
            <text:p>0.6712387976</text:p>
          </table:table-cell>
          <table:table-cell table:formula="of:=COS(2 * PI() * [.B277])" office:value-type="float" office:value="-0.806847553543799">
            <text:p>-0.8068475535</text:p>
          </table:table-cell>
          <table:table-cell table:formula="of:=SIN(2 * PI() * [.B277])" office:value-type="float" office:value="-0.590759701858874">
            <text:p>-0.5907597019</text:p>
          </table:table-cell>
          <table:table-cell table:formula="of:=[.D277]*[.E277]" office:value-type="float" office:value="-0.54158738170768">
            <text:p>-0.5415873817</text:p>
          </table:table-cell>
          <table:table-cell table:formula="of:=[.D277]*[.F277]" office:value-type="float" office:value="-0.396540831961249">
            <text:p>-0.396540832</text:p>
          </table:table-cell>
          <table:table-cell table:formula="of:=[.C277]" office:value-type="float" office:value="0.741241173008151">
            <text:p>0.741241173</text:p>
          </table:table-cell>
        </table:table-row>
        <table:table-row table:style-name="ro1">
          <table:table-cell table:formula="of:=RAND()" office:value-type="float" office:value="0.595733642578125">
            <text:p>0.5957336426</text:p>
          </table:table-cell>
          <table:table-cell table:formula="of:=RAND()" office:value-type="float" office:value="0.4246826171875">
            <text:p>0.4246826172</text:p>
          </table:table-cell>
          <table:table-cell table:formula="of:=SQRT(1 - [.A278])" office:value-type="float" office:value="0.635819437750903">
            <text:p>0.6358194378</text:p>
          </table:table-cell>
          <table:table-cell table:formula="of:=SQRT(1 - (1 - [.A278]))" office:value-type="float" office:value="0.771837834378521">
            <text:p>0.7718378344</text:p>
          </table:table-cell>
          <table:table-cell table:formula="of:=COS(2 * PI() * [.B278])" office:value-type="float" office:value="-0.890099416625192">
            <text:p>-0.8900994166</text:p>
          </table:table-cell>
          <table:table-cell table:formula="of:=SIN(2 * PI() * [.B278])" office:value-type="float" office:value="0.455766418819435">
            <text:p>0.4557664188</text:p>
          </table:table-cell>
          <table:table-cell table:formula="of:=[.D278]*[.E278]" office:value-type="float" office:value="-0.687012406109573">
            <text:p>-0.6870124061</text:p>
          </table:table-cell>
          <table:table-cell table:formula="of:=[.D278]*[.F278]" office:value-type="float" office:value="0.351777765684046">
            <text:p>0.3517777657</text:p>
          </table:table-cell>
          <table:table-cell table:formula="of:=[.C278]" office:value-type="float" office:value="0.635819437750903">
            <text:p>0.6358194378</text:p>
          </table:table-cell>
        </table:table-row>
        <table:table-row table:style-name="ro1">
          <table:table-cell table:formula="of:=RAND()" office:value-type="float" office:value="0.49591064453125">
            <text:p>0.4959106445</text:p>
          </table:table-cell>
          <table:table-cell table:formula="of:=RAND()" office:value-type="float" office:value="0.3057861328125">
            <text:p>0.3057861328</text:p>
          </table:table-cell>
          <table:table-cell table:formula="of:=SQRT(1 - [.A279])" office:value-type="float" office:value="0.70999250381166">
            <text:p>0.7099925038</text:p>
          </table:table-cell>
          <table:table-cell table:formula="of:=SQRT(1 - (1 - [.A279]))" office:value-type="float" office:value="0.70420923348906">
            <text:p>0.7042092335</text:p>
          </table:table-cell>
          <table:table-cell table:formula="of:=COS(2 * PI() * [.B279])" office:value-type="float" office:value="-0.343381172652115">
            <text:p>-0.3433811727</text:p>
          </table:table-cell>
          <table:table-cell table:formula="of:=SIN(2 * PI() * [.B279])" office:value-type="float" office:value="0.93919612981957">
            <text:p>0.9391961298</text:p>
          </table:table-cell>
          <table:table-cell table:formula="of:=[.D279]*[.E279]" office:value-type="float" office:value="-0.241812192387921">
            <text:p>-0.2418121924</text:p>
          </table:table-cell>
          <table:table-cell table:formula="of:=[.D279]*[.F279]" office:value-type="float" office:value="0.661390586676131">
            <text:p>0.6613905867</text:p>
          </table:table-cell>
          <table:table-cell table:formula="of:=[.C279]" office:value-type="float" office:value="0.70999250381166">
            <text:p>0.7099925038</text:p>
          </table:table-cell>
        </table:table-row>
        <table:table-row table:style-name="ro1">
          <table:table-cell table:formula="of:=RAND()" office:value-type="float" office:value="0.695343017578125">
            <text:p>0.6953430176</text:p>
          </table:table-cell>
          <table:table-cell table:formula="of:=RAND()" office:value-type="float" office:value="0.495330810546875">
            <text:p>0.4953308105</text:p>
          </table:table-cell>
          <table:table-cell table:formula="of:=SQRT(1 - [.A280])" office:value-type="float" office:value="0.551957409970982">
            <text:p>0.55195741</text:p>
          </table:table-cell>
          <table:table-cell table:formula="of:=SQRT(1 - (1 - [.A280]))" office:value-type="float" office:value="0.833872302920612">
            <text:p>0.8338723029</text:p>
          </table:table-cell>
          <table:table-cell table:formula="of:=COS(2 * PI() * [.B280])" office:value-type="float" office:value="-0.999569689856699">
            <text:p>-0.9995696899</text:p>
          </table:table-cell>
          <table:table-cell table:formula="of:=SIN(2 * PI() * [.B280])" office:value-type="float" office:value="0.029333174389817">
            <text:p>0.0293331744</text:p>
          </table:table-cell>
          <table:table-cell table:formula="of:=[.D280]*[.E280]" office:value-type="float" office:value="-0.833513479210447">
            <text:p>-0.8335134792</text:p>
          </table:table-cell>
          <table:table-cell table:formula="of:=[.D280]*[.F280]" office:value-type="float" office:value="0.0244601216804087">
            <text:p>0.0244601217</text:p>
          </table:table-cell>
          <table:table-cell table:formula="of:=[.C280]" office:value-type="float" office:value="0.551957409970982">
            <text:p>0.55195741</text:p>
          </table:table-cell>
        </table:table-row>
        <table:table-row table:style-name="ro1">
          <table:table-cell table:formula="of:=RAND()" office:value-type="float" office:value="0.155181884765625">
            <text:p>0.1551818848</text:p>
          </table:table-cell>
          <table:table-cell table:formula="of:=RAND()" office:value-type="float" office:value="0.277252197265625">
            <text:p>0.2772521973</text:p>
          </table:table-cell>
          <table:table-cell table:formula="of:=SQRT(1 - [.A281])" office:value-type="float" office:value="0.91913987794806">
            <text:p>0.9191398779</text:p>
          </table:table-cell>
          <table:table-cell table:formula="of:=SQRT(1 - (1 - [.A281]))" office:value-type="float" office:value="0.39393131985871">
            <text:p>0.3939313199</text:p>
          </table:table-cell>
          <table:table-cell table:formula="of:=COS(2 * PI() * [.B281])" office:value-type="float" office:value="-0.170395086640241">
            <text:p>-0.1703950866</text:p>
          </table:table-cell>
          <table:table-cell table:formula="of:=SIN(2 * PI() * [.B281])" office:value-type="float" office:value="0.985375823962038">
            <text:p>0.985375824</text:p>
          </table:table-cell>
          <table:table-cell table:formula="of:=[.D281]*[.E281]" office:value-type="float" office:value="-0.0671239613776292">
            <text:p>-0.0671239614</text:p>
          </table:table-cell>
          <table:table-cell table:formula="of:=[.D281]*[.F281]" office:value-type="float" office:value="0.388170398890229">
            <text:p>0.3881703989</text:p>
          </table:table-cell>
          <table:table-cell table:formula="of:=[.C281]" office:value-type="float" office:value="0.91913987794806">
            <text:p>0.9191398779</text:p>
          </table:table-cell>
        </table:table-row>
        <table:table-row table:style-name="ro1">
          <table:table-cell table:formula="of:=RAND()" office:value-type="float" office:value="0.343658447265625">
            <text:p>0.3436584473</text:p>
          </table:table-cell>
          <table:table-cell table:formula="of:=RAND()" office:value-type="float" office:value="0.642181396484375">
            <text:p>0.6421813965</text:p>
          </table:table-cell>
          <table:table-cell table:formula="of:=SQRT(1 - [.A282])" office:value-type="float" office:value="0.810149092904741">
            <text:p>0.8101490929</text:p>
          </table:table-cell>
          <table:table-cell table:formula="of:=SQRT(1 - (1 - [.A282]))" office:value-type="float" office:value="0.586223888344398">
            <text:p>0.5862238883</text:p>
          </table:table-cell>
          <table:table-cell table:formula="of:=COS(2 * PI() * [.B282])" office:value-type="float" office:value="-0.626803703151972">
            <text:p>-0.6268037032</text:p>
          </table:table-cell>
          <table:table-cell table:formula="of:=SIN(2 * PI() * [.B282])" office:value-type="float" office:value="-0.779177205592524">
            <text:p>-0.7791772056</text:p>
          </table:table-cell>
          <table:table-cell table:formula="of:=[.D282]*[.E282]" office:value-type="float" office:value="-0.367447304090417">
            <text:p>-0.3674473041</text:p>
          </table:table-cell>
          <table:table-cell table:formula="of:=[.D282]*[.F282]" office:value-type="float" office:value="-0.456772291171772">
            <text:p>-0.4567722912</text:p>
          </table:table-cell>
          <table:table-cell table:formula="of:=[.C282]" office:value-type="float" office:value="0.810149092904741">
            <text:p>0.8101490929</text:p>
          </table:table-cell>
        </table:table-row>
        <table:table-row table:style-name="ro1">
          <table:table-cell table:formula="of:=RAND()" office:value-type="float" office:value="0.0867919921875">
            <text:p>0.0867919922</text:p>
          </table:table-cell>
          <table:table-cell table:formula="of:=RAND()" office:value-type="float" office:value="0.67718505859375">
            <text:p>0.6771850586</text:p>
          </table:table-cell>
          <table:table-cell table:formula="of:=SQRT(1 - [.A283])" office:value-type="float" office:value="0.955619175096701">
            <text:p>0.9556191751</text:p>
          </table:table-cell>
          <table:table-cell table:formula="of:=SQRT(1 - (1 - [.A283]))" office:value-type="float" office:value="0.294604806796325">
            <text:p>0.2946048068</text:p>
          </table:table-cell>
          <table:table-cell table:formula="of:=COS(2 * PI() * [.B283])" office:value-type="float" office:value="-0.441715355934188">
            <text:p>-0.4417153559</text:p>
          </table:table-cell>
          <table:table-cell table:formula="of:=SIN(2 * PI() * [.B283])" office:value-type="float" office:value="-0.897155250963808">
            <text:p>-0.897155251</text:p>
          </table:table-cell>
          <table:table-cell table:formula="of:=[.D283]*[.E283]" office:value-type="float" office:value="-0.130131467093961">
            <text:p>-0.1301314671</text:p>
          </table:table-cell>
          <table:table-cell table:formula="of:=[.D283]*[.F283]" office:value-type="float" office:value="-0.264306249376501">
            <text:p>-0.2643062494</text:p>
          </table:table-cell>
          <table:table-cell table:formula="of:=[.C283]" office:value-type="float" office:value="0.955619175096701">
            <text:p>0.9556191751</text:p>
          </table:table-cell>
        </table:table-row>
        <table:table-row table:style-name="ro1">
          <table:table-cell table:formula="of:=RAND()" office:value-type="float" office:value="0.576416015625">
            <text:p>0.5764160156</text:p>
          </table:table-cell>
          <table:table-cell table:formula="of:=RAND()" office:value-type="float" office:value="0.95501708984375">
            <text:p>0.9550170898</text:p>
          </table:table-cell>
          <table:table-cell table:formula="of:=SQRT(1 - [.A284])" office:value-type="float" office:value="0.650833299989329">
            <text:p>0.6508333</text:p>
          </table:table-cell>
          <table:table-cell table:formula="of:=SQRT(1 - (1 - [.A284]))" office:value-type="float" office:value="0.759220663328521">
            <text:p>0.7592206633</text:p>
          </table:table-cell>
          <table:table-cell table:formula="of:=COS(2 * PI() * [.B284])" office:value-type="float" office:value="0.960323637830474">
            <text:p>0.9603236378</text:p>
          </table:table-cell>
          <table:table-cell table:formula="of:=SIN(2 * PI() * [.B284])" office:value-type="float" office:value="-0.2788879893865">
            <text:p>-0.2788879894</text:p>
          </table:table-cell>
          <table:table-cell table:formula="of:=[.D284]*[.E284]" office:value-type="float" office:value="0.729097549323711">
            <text:p>0.7290975493</text:p>
          </table:table-cell>
          <table:table-cell table:formula="of:=[.D284]*[.F284]" office:value-type="float" office:value="-0.211737524296376">
            <text:p>-0.2117375243</text:p>
          </table:table-cell>
          <table:table-cell table:formula="of:=[.C284]" office:value-type="float" office:value="0.650833299989329">
            <text:p>0.6508333</text:p>
          </table:table-cell>
        </table:table-row>
        <table:table-row table:style-name="ro1">
          <table:table-cell table:formula="of:=RAND()" office:value-type="float" office:value="0.60589599609375">
            <text:p>0.6058959961</text:p>
          </table:table-cell>
          <table:table-cell table:formula="of:=RAND()" office:value-type="float" office:value="0.982757568359375">
            <text:p>0.9827575684</text:p>
          </table:table-cell>
          <table:table-cell table:formula="of:=SQRT(1 - [.A285])" office:value-type="float" office:value="0.627777033592541">
            <text:p>0.6277770336</text:p>
          </table:table-cell>
          <table:table-cell table:formula="of:=SQRT(1 - (1 - [.A285]))" office:value-type="float" office:value="0.778393214316357">
            <text:p>0.7783932143</text:p>
          </table:table-cell>
          <table:table-cell table:formula="of:=COS(2 * PI() * [.B285])" office:value-type="float" office:value="0.994137242251176">
            <text:p>0.9941372423</text:p>
          </table:table-cell>
          <table:table-cell table:formula="of:=SIN(2 * PI() * [.B285])" office:value-type="float" office:value="-0.108125591647987">
            <text:p>-0.1081255916</text:p>
          </table:table-cell>
          <table:table-cell table:formula="of:=[.D285]*[.E285]" office:value-type="float" office:value="0.773829683467492">
            <text:p>0.7738296835</text:p>
          </table:table-cell>
          <table:table-cell table:formula="of:=[.D285]*[.F285]" office:value-type="float" office:value="-0.0841642268327345">
            <text:p>-0.0841642268</text:p>
          </table:table-cell>
          <table:table-cell table:formula="of:=[.C285]" office:value-type="float" office:value="0.627777033592541">
            <text:p>0.6277770336</text:p>
          </table:table-cell>
        </table:table-row>
        <table:table-row table:style-name="ro1">
          <table:table-cell table:formula="of:=RAND()" office:value-type="float" office:value="0.168792724609375">
            <text:p>0.1687927246</text:p>
          </table:table-cell>
          <table:table-cell table:formula="of:=RAND()" office:value-type="float" office:value="0.74853515625">
            <text:p>0.7485351563</text:p>
          </table:table-cell>
          <table:table-cell table:formula="of:=SQRT(1 - [.A286])" office:value-type="float" office:value="0.911705695600628">
            <text:p>0.9117056956</text:p>
          </table:table-cell>
          <table:table-cell table:formula="of:=SQRT(1 - (1 - [.A286]))" office:value-type="float" office:value="0.410843917576219">
            <text:p>0.4108439176</text:p>
          </table:table-cell>
          <table:table-cell table:formula="of:=COS(2 * PI() * [.B286])" office:value-type="float" office:value="-0.00920375478206008">
            <text:p>-0.0092037548</text:p>
          </table:table-cell>
          <table:table-cell table:formula="of:=SIN(2 * PI() * [.B286])" office:value-type="float" office:value="-0.999957644551964">
            <text:p>-0.9999576446</text:p>
          </table:table-cell>
          <table:table-cell table:formula="of:=[.D286]*[.E286]" office:value-type="float" office:value="-0.00378130667107242">
            <text:p>-0.0037813067</text:p>
          </table:table-cell>
          <table:table-cell table:formula="of:=[.D286]*[.F286]" office:value-type="float" office:value="-0.410826516098017">
            <text:p>-0.4108265161</text:p>
          </table:table-cell>
          <table:table-cell table:formula="of:=[.C286]" office:value-type="float" office:value="0.911705695600628">
            <text:p>0.9117056956</text:p>
          </table:table-cell>
        </table:table-row>
        <table:table-row table:style-name="ro1">
          <table:table-cell table:formula="of:=RAND()" office:value-type="float" office:value="0.13531494140625">
            <text:p>0.1353149414</text:p>
          </table:table-cell>
          <table:table-cell table:formula="of:=RAND()" office:value-type="float" office:value="0.210723876953125">
            <text:p>0.210723877</text:p>
          </table:table-cell>
          <table:table-cell table:formula="of:=SQRT(1 - [.A287])" office:value-type="float" office:value="0.929884432923656">
            <text:p>0.9298844329</text:p>
          </table:table-cell>
          <table:table-cell table:formula="of:=SQRT(1 - (1 - [.A287]))" office:value-type="float" office:value="0.367851792718549">
            <text:p>0.3678517927</text:p>
          </table:table-cell>
          <table:table-cell table:formula="of:=COS(2 * PI() * [.B287])" office:value-type="float" office:value="0.244281968779819">
            <text:p>0.2442819688</text:p>
          </table:table-cell>
          <table:table-cell table:formula="of:=SIN(2 * PI() * [.B287])" office:value-type="float" office:value="0.969704243431499">
            <text:p>0.9697042434</text:p>
          </table:table-cell>
          <table:table-cell table:formula="of:=[.D287]*[.E287]" office:value-type="float" office:value="0.089859560144473">
            <text:p>0.0898595601</text:p>
          </table:table-cell>
          <table:table-cell table:formula="of:=[.D287]*[.F287]" office:value-type="float" office:value="0.356707444353061">
            <text:p>0.3567074444</text:p>
          </table:table-cell>
          <table:table-cell table:formula="of:=[.C287]" office:value-type="float" office:value="0.929884432923656">
            <text:p>0.9298844329</text:p>
          </table:table-cell>
        </table:table-row>
        <table:table-row table:style-name="ro1">
          <table:table-cell table:formula="of:=RAND()" office:value-type="float" office:value="0.94256591796875">
            <text:p>0.942565918</text:p>
          </table:table-cell>
          <table:table-cell table:formula="of:=RAND()" office:value-type="float" office:value="0.83489990234375">
            <text:p>0.8348999023</text:p>
          </table:table-cell>
          <table:table-cell table:formula="of:=SQRT(1 - [.A288])" office:value-type="float" office:value="0.239654088284031">
            <text:p>0.2396540883</text:p>
          </table:table-cell>
          <table:table-cell table:formula="of:=SQRT(1 - (1 - [.A288]))" office:value-type="float" office:value="0.970858340834928">
            <text:p>0.9708583408</text:p>
          </table:table-cell>
          <table:table-cell table:formula="of:=COS(2 * PI() * [.B288])" office:value-type="float" office:value="0.508499966798541">
            <text:p>0.5084999668</text:p>
          </table:table-cell>
          <table:table-cell table:formula="of:=SIN(2 * PI() * [.B288])" office:value-type="float" office:value="-0.861062009245492">
            <text:p>-0.8610620092</text:p>
          </table:table-cell>
          <table:table-cell table:formula="of:=[.D288]*[.E288]" office:value-type="float" office:value="0.493681434080647">
            <text:p>0.4936814341</text:p>
          </table:table-cell>
          <table:table-cell table:formula="of:=[.D288]*[.F288]" office:value-type="float" office:value="-0.835969233652068">
            <text:p>-0.8359692337</text:p>
          </table:table-cell>
          <table:table-cell table:formula="of:=[.C288]" office:value-type="float" office:value="0.239654088284031">
            <text:p>0.2396540883</text:p>
          </table:table-cell>
        </table:table-row>
        <table:table-row table:style-name="ro1">
          <table:table-cell table:formula="of:=RAND()" office:value-type="float" office:value="0.220672607421875">
            <text:p>0.2206726074</text:p>
          </table:table-cell>
          <table:table-cell table:formula="of:=RAND()" office:value-type="float" office:value="0.620758056640625">
            <text:p>0.6207580566</text:p>
          </table:table-cell>
          <table:table-cell table:formula="of:=SQRT(1 - [.A289])" office:value-type="float" office:value="0.88279521553876">
            <text:p>0.8827952155</text:p>
          </table:table-cell>
          <table:table-cell table:formula="of:=SQRT(1 - (1 - [.A289]))" office:value-type="float" office:value="0.469758030715681">
            <text:p>0.4697580307</text:p>
          </table:table-cell>
          <table:table-cell table:formula="of:=COS(2 * PI() * [.B289])" office:value-type="float" office:value="-0.725699866028356">
            <text:p>-0.725699866</text:p>
          </table:table-cell>
          <table:table-cell table:formula="of:=SIN(2 * PI() * [.B289])" office:value-type="float" office:value="-0.688011413020472">
            <text:p>-0.688011413</text:p>
          </table:table-cell>
          <table:table-cell table:formula="of:=[.D289]*[.E289]" office:value-type="float" office:value="-0.340903339956114">
            <text:p>-0.34090334</text:p>
          </table:table-cell>
          <table:table-cell table:formula="of:=[.D289]*[.F289]" office:value-type="float" office:value="-0.32319888649041">
            <text:p>-0.3231988865</text:p>
          </table:table-cell>
          <table:table-cell table:formula="of:=[.C289]" office:value-type="float" office:value="0.88279521553876">
            <text:p>0.8827952155</text:p>
          </table:table-cell>
        </table:table-row>
        <table:table-row table:style-name="ro1">
          <table:table-cell table:formula="of:=RAND()" office:value-type="float" office:value="0.153564453125">
            <text:p>0.1535644531</text:p>
          </table:table-cell>
          <table:table-cell table:formula="of:=RAND()" office:value-type="float" office:value="0.10296630859375">
            <text:p>0.1029663086</text:p>
          </table:table-cell>
          <table:table-cell table:formula="of:=SQRT(1 - [.A290])" office:value-type="float" office:value="0.92001931875097">
            <text:p>0.9200193188</text:p>
          </table:table-cell>
          <table:table-cell table:formula="of:=SQRT(1 - (1 - [.A290]))" office:value-type="float" office:value="0.391873006374514">
            <text:p>0.3918730064</text:p>
          </table:table-cell>
          <table:table-cell table:formula="of:=COS(2 * PI() * [.B290])" office:value-type="float" office:value="0.797922055424093">
            <text:p>0.7979220554</text:p>
          </table:table-cell>
          <table:table-cell table:formula="of:=SIN(2 * PI() * [.B290])" office:value-type="float" office:value="0.602760643595607">
            <text:p>0.6027606436</text:p>
          </table:table-cell>
          <table:table-cell table:formula="of:=[.D290]*[.E290]" office:value-type="float" office:value="0.312684114711571">
            <text:p>0.3126841147</text:p>
          </table:table-cell>
          <table:table-cell table:formula="of:=[.D290]*[.F290]" office:value-type="float" office:value="0.236205625530048">
            <text:p>0.2362056255</text:p>
          </table:table-cell>
          <table:table-cell table:formula="of:=[.C290]" office:value-type="float" office:value="0.92001931875097">
            <text:p>0.9200193188</text:p>
          </table:table-cell>
        </table:table-row>
        <table:table-row table:style-name="ro1">
          <table:table-cell table:formula="of:=RAND()" office:value-type="float" office:value="0.26654052734375">
            <text:p>0.2665405273</text:p>
          </table:table-cell>
          <table:table-cell table:formula="of:=RAND()" office:value-type="float" office:value="0.178466796875">
            <text:p>0.1784667969</text:p>
          </table:table-cell>
          <table:table-cell table:formula="of:=SQRT(1 - [.A291])" office:value-type="float" office:value="0.85642248490815">
            <text:p>0.8564224849</text:p>
          </table:table-cell>
          <table:table-cell table:formula="of:=SQRT(1 - (1 - [.A291]))" office:value-type="float" office:value="0.516275631173649">
            <text:p>0.5162756312</text:p>
          </table:table-cell>
          <table:table-cell table:formula="of:=COS(2 * PI() * [.B291])" office:value-type="float" office:value="0.434475960569656">
            <text:p>0.4344759606</text:p>
          </table:table-cell>
          <table:table-cell table:formula="of:=SIN(2 * PI() * [.B291])" office:value-type="float" office:value="0.900683429228647">
            <text:p>0.9006834292</text:p>
          </table:table-cell>
          <table:table-cell table:formula="of:=[.D291]*[.E291]" office:value-type="float" office:value="0.224309350772877">
            <text:p>0.2243093508</text:p>
          </table:table-cell>
          <table:table-cell table:formula="of:=[.D291]*[.F291]" office:value-type="float" office:value="0.465000905912667">
            <text:p>0.4650009059</text:p>
          </table:table-cell>
          <table:table-cell table:formula="of:=[.C291]" office:value-type="float" office:value="0.85642248490815">
            <text:p>0.8564224849</text:p>
          </table:table-cell>
        </table:table-row>
        <table:table-row table:style-name="ro1">
          <table:table-cell table:formula="of:=RAND()" office:value-type="float" office:value="0.36517333984375">
            <text:p>0.3651733398</text:p>
          </table:table-cell>
          <table:table-cell table:formula="of:=RAND()" office:value-type="float" office:value="0.9354248046875">
            <text:p>0.9354248047</text:p>
          </table:table-cell>
          <table:table-cell table:formula="of:=SQRT(1 - [.A292])" office:value-type="float" office:value="0.796760102010794">
            <text:p>0.796760102</text:p>
          </table:table-cell>
          <table:table-cell table:formula="of:=SQRT(1 - (1 - [.A292]))" office:value-type="float" office:value="0.604295738727115">
            <text:p>0.6042957387</text:p>
          </table:table-cell>
          <table:table-cell table:formula="of:=COS(2 * PI() * [.B292])" office:value-type="float" office:value="0.91881139326417">
            <text:p>0.9188113933</text:p>
          </table:table-cell>
          <table:table-cell table:formula="of:=SIN(2 * PI() * [.B292])" office:value-type="float" office:value="-0.394696875599433">
            <text:p>-0.3946968756</text:p>
          </table:table-cell>
          <table:table-cell table:formula="of:=[.D292]*[.E292]" office:value-type="float" office:value="0.555233809643462">
            <text:p>0.5552338096</text:p>
          </table:table-cell>
          <table:table-cell table:formula="of:=[.D292]*[.F292]" office:value-type="float" office:value="-0.238513640013644">
            <text:p>-0.23851364</text:p>
          </table:table-cell>
          <table:table-cell table:formula="of:=[.C292]" office:value-type="float" office:value="0.796760102010794">
            <text:p>0.796760102</text:p>
          </table:table-cell>
        </table:table-row>
        <table:table-row table:style-name="ro1">
          <table:table-cell table:formula="of:=RAND()" office:value-type="float" office:value="0.649139404296875">
            <text:p>0.6491394043</text:p>
          </table:table-cell>
          <table:table-cell table:formula="of:=RAND()" office:value-type="float" office:value="0.559356689453125">
            <text:p>0.5593566895</text:p>
          </table:table-cell>
          <table:table-cell table:formula="of:=SQRT(1 - [.A293])" office:value-type="float" office:value="0.592334867877221">
            <text:p>0.5923348679</text:p>
          </table:table-cell>
          <table:table-cell table:formula="of:=SQRT(1 - (1 - [.A293]))" office:value-type="float" office:value="0.805691879254641">
            <text:p>0.8056918793</text:p>
          </table:table-cell>
          <table:table-cell table:formula="of:=COS(2 * PI() * [.B293])" office:value-type="float" office:value="-0.931256860401694">
            <text:p>-0.9312568604</text:p>
          </table:table-cell>
          <table:table-cell table:formula="of:=SIN(2 * PI() * [.B293])" office:value-type="float" office:value="-0.36436336253084">
            <text:p>-0.3643633625</text:p>
          </table:table-cell>
          <table:table-cell table:formula="of:=[.D293]*[.E293]" office:value-type="float" office:value="-0.750306089925817">
            <text:p>-0.7503060899</text:p>
          </table:table-cell>
          <table:table-cell table:formula="of:=[.D293]*[.F293]" office:value-type="float" office:value="-0.293564602289013">
            <text:p>-0.2935646023</text:p>
          </table:table-cell>
          <table:table-cell table:formula="of:=[.C293]" office:value-type="float" office:value="0.592334867877221">
            <text:p>0.5923348679</text:p>
          </table:table-cell>
        </table:table-row>
        <table:table-row table:style-name="ro1">
          <table:table-cell table:formula="of:=RAND()" office:value-type="float" office:value="0.714599609375">
            <text:p>0.7145996094</text:p>
          </table:table-cell>
          <table:table-cell table:formula="of:=RAND()" office:value-type="float" office:value="0.495025634765625">
            <text:p>0.4950256348</text:p>
          </table:table-cell>
          <table:table-cell table:formula="of:=SQRT(1 - [.A294])" office:value-type="float" office:value="0.534228781164961">
            <text:p>0.5342287812</text:p>
          </table:table-cell>
          <table:table-cell table:formula="of:=SQRT(1 - (1 - [.A294]))" office:value-type="float" office:value="0.845339937170249">
            <text:p>0.8453399372</text:p>
          </table:table-cell>
          <table:table-cell table:formula="of:=COS(2 * PI() * [.B294])" office:value-type="float" office:value="-0.999511606668263">
            <text:p>-0.9995116067</text:p>
          </table:table-cell>
          <table:table-cell table:formula="of:=SIN(2 * PI() * [.B294])" office:value-type="float" office:value="0.03124977016598">
            <text:p>0.0312497702</text:p>
          </table:table-cell>
          <table:table-cell table:formula="of:=[.D294]*[.E294]" office:value-type="float" office:value="-0.844927078781884">
            <text:p>-0.8449270788</text:p>
          </table:table-cell>
          <table:table-cell table:formula="of:=[.D294]*[.F294]" office:value-type="float" office:value="0.0264166787486943">
            <text:p>0.0264166787</text:p>
          </table:table-cell>
          <table:table-cell table:formula="of:=[.C294]" office:value-type="float" office:value="0.534228781164961">
            <text:p>0.5342287812</text:p>
          </table:table-cell>
        </table:table-row>
        <table:table-row table:style-name="ro1">
          <table:table-cell table:formula="of:=RAND()" office:value-type="float" office:value="0.36260986328125">
            <text:p>0.3626098633</text:p>
          </table:table-cell>
          <table:table-cell table:formula="of:=RAND()" office:value-type="float" office:value="0.975189208984375">
            <text:p>0.975189209</text:p>
          </table:table-cell>
          <table:table-cell table:formula="of:=SQRT(1 - [.A295])" office:value-type="float" office:value="0.798367169113779">
            <text:p>0.7983671691</text:p>
          </table:table-cell>
          <table:table-cell table:formula="of:=SQRT(1 - (1 - [.A295]))" office:value-type="float" office:value="0.602170958516973">
            <text:p>0.6021709585</text:p>
          </table:table-cell>
          <table:table-cell table:formula="of:=COS(2 * PI() * [.B295])" office:value-type="float" office:value="0.987873617371714">
            <text:p>0.9878736174</text:p>
          </table:table-cell>
          <table:table-cell table:formula="of:=SIN(2 * PI() * [.B295])" office:value-type="float" office:value="-0.155260156192514">
            <text:p>-0.1552601562</text:p>
          </table:table-cell>
          <table:table-cell table:formula="of:=[.D295]*[.E295]" office:value-type="float" office:value="0.594868803066355">
            <text:p>0.5948688031</text:p>
          </table:table-cell>
          <table:table-cell table:formula="of:=[.D295]*[.F295]" office:value-type="float" office:value="-0.0934931570739412">
            <text:p>-0.0934931571</text:p>
          </table:table-cell>
          <table:table-cell table:formula="of:=[.C295]" office:value-type="float" office:value="0.798367169113779">
            <text:p>0.7983671691</text:p>
          </table:table-cell>
        </table:table-row>
        <table:table-row table:style-name="ro1">
          <table:table-cell table:formula="of:=RAND()" office:value-type="float" office:value="0.97808837890625">
            <text:p>0.9780883789</text:p>
          </table:table-cell>
          <table:table-cell table:formula="of:=RAND()" office:value-type="float" office:value="0.41119384765625">
            <text:p>0.4111938477</text:p>
          </table:table-cell>
          <table:table-cell table:formula="of:=SQRT(1 - [.A296])" office:value-type="float" office:value="0.148025744699191">
            <text:p>0.1480257447</text:p>
          </table:table-cell>
          <table:table-cell table:formula="of:=SQRT(1 - (1 - [.A296]))" office:value-type="float" office:value="0.988983507904075">
            <text:p>0.9889835079</text:p>
          </table:table-cell>
          <table:table-cell table:formula="of:=COS(2 * PI() * [.B296])" office:value-type="float" office:value="-0.848323459577802">
            <text:p>-0.8483234596</text:p>
          </table:table-cell>
          <table:table-cell table:formula="of:=SIN(2 * PI() * [.B296])" office:value-type="float" office:value="0.529478335656852">
            <text:p>0.5294783357</text:p>
          </table:table-cell>
          <table:table-cell table:formula="of:=[.D296]*[.E296]" office:value-type="float" office:value="-0.838977910890575">
            <text:p>-0.8389779109</text:p>
          </table:table-cell>
          <table:table-cell table:formula="of:=[.D296]*[.F296]" office:value-type="float" office:value="0.523645341757125">
            <text:p>0.5236453418</text:p>
          </table:table-cell>
          <table:table-cell table:formula="of:=[.C296]" office:value-type="float" office:value="0.148025744699191">
            <text:p>0.1480257447</text:p>
          </table:table-cell>
        </table:table-row>
        <table:table-row table:style-name="ro1">
          <table:table-cell table:formula="of:=RAND()" office:value-type="float" office:value="0.8544921875">
            <text:p>0.8544921875</text:p>
          </table:table-cell>
          <table:table-cell table:formula="of:=RAND()" office:value-type="float" office:value="0.603759765625">
            <text:p>0.6037597656</text:p>
          </table:table-cell>
          <table:table-cell table:formula="of:=SQRT(1 - [.A297])" office:value-type="float" office:value="0.381454862991678">
            <text:p>0.381454863</text:p>
          </table:table-cell>
          <table:table-cell table:formula="of:=SQRT(1 - (1 - [.A297]))" office:value-type="float" office:value="0.924387466109315">
            <text:p>0.9243874661</text:p>
          </table:table-cell>
          <table:table-cell table:formula="of:=COS(2 * PI() * [.B297])" office:value-type="float" office:value="-0.794907126328237">
            <text:p>-0.7949071263</text:p>
          </table:table-cell>
          <table:table-cell table:formula="of:=SIN(2 * PI() * [.B297])" office:value-type="float" office:value="-0.606731127034524">
            <text:p>-0.606731127</text:p>
          </table:table-cell>
          <table:table-cell table:formula="of:=[.D297]*[.E297]" office:value-type="float" office:value="-0.734802184298796">
            <text:p>-0.7348021843</text:p>
          </table:table-cell>
          <table:table-cell table:formula="of:=[.D297]*[.F297]" office:value-type="float" office:value="-0.560854649129093">
            <text:p>-0.5608546491</text:p>
          </table:table-cell>
          <table:table-cell table:formula="of:=[.C297]" office:value-type="float" office:value="0.381454862991678">
            <text:p>0.381454863</text:p>
          </table:table-cell>
        </table:table-row>
        <table:table-row table:style-name="ro1">
          <table:table-cell table:formula="of:=RAND()" office:value-type="float" office:value="0.34088134765625">
            <text:p>0.3408813477</text:p>
          </table:table-cell>
          <table:table-cell table:formula="of:=RAND()" office:value-type="float" office:value="0.898406982421875">
            <text:p>0.8984069824</text:p>
          </table:table-cell>
          <table:table-cell table:formula="of:=SQRT(1 - [.A298])" office:value-type="float" office:value="0.81186122726963">
            <text:p>0.8118612273</text:p>
          </table:table-cell>
          <table:table-cell table:formula="of:=SQRT(1 - (1 - [.A298]))" office:value-type="float" office:value="0.583850449735418">
            <text:p>0.5838504497</text:p>
          </table:table-cell>
          <table:table-cell table:formula="of:=COS(2 * PI() * [.B298])" office:value-type="float" office:value="0.803093292804466">
            <text:p>0.8030932928</text:p>
          </table:table-cell>
          <table:table-cell table:formula="of:=SIN(2 * PI() * [.B298])" office:value-type="float" office:value="-0.595853306655657">
            <text:p>-0.5958533067</text:p>
          </table:table-cell>
          <table:table-cell table:formula="of:=[.D298]*[.E298]" office:value-type="float" office:value="0.468886380183385">
            <text:p>0.4688863802</text:p>
          </table:table-cell>
          <table:table-cell table:formula="of:=[.D298]*[.F298]" office:value-type="float" office:value="-0.347889221067241">
            <text:p>-0.3478892211</text:p>
          </table:table-cell>
          <table:table-cell table:formula="of:=[.C298]" office:value-type="float" office:value="0.81186122726963">
            <text:p>0.8118612273</text:p>
          </table:table-cell>
        </table:table-row>
        <table:table-row table:style-name="ro1">
          <table:table-cell table:formula="of:=RAND()" office:value-type="float" office:value="0.20703125">
            <text:p>0.20703125</text:p>
          </table:table-cell>
          <table:table-cell table:formula="of:=RAND()" office:value-type="float" office:value="0.903533935546875">
            <text:p>0.9035339355</text:p>
          </table:table-cell>
          <table:table-cell table:formula="of:=SQRT(1 - [.A299])" office:value-type="float" office:value="0.890487928048438">
            <text:p>0.890487928</text:p>
          </table:table-cell>
          <table:table-cell table:formula="of:=SQRT(1 - (1 - [.A299]))" office:value-type="float" office:value="0.455006868080032">
            <text:p>0.4550068681</text:p>
          </table:table-cell>
          <table:table-cell table:formula="of:=COS(2 * PI() * [.B299])" office:value-type="float" office:value="0.821867895977163">
            <text:p>0.821867896</text:p>
          </table:table-cell>
          <table:table-cell table:formula="of:=SIN(2 * PI() * [.B299])" office:value-type="float" office:value="-0.569678121014026">
            <text:p>-0.569678121</text:p>
          </table:table-cell>
          <table:table-cell table:formula="of:=[.D299]*[.E299]" office:value-type="float" office:value="0.373955537324095">
            <text:p>0.3739555373</text:p>
          </table:table-cell>
          <table:table-cell table:formula="of:=[.D299]*[.F299]" office:value-type="float" office:value="-0.25920745765631">
            <text:p>-0.2592074577</text:p>
          </table:table-cell>
          <table:table-cell table:formula="of:=[.C299]" office:value-type="float" office:value="0.890487928048438">
            <text:p>0.890487928</text:p>
          </table:table-cell>
        </table:table-row>
        <table:table-row table:style-name="ro1">
          <table:table-cell table:formula="of:=RAND()" office:value-type="float" office:value="0.278717041015625">
            <text:p>0.278717041</text:p>
          </table:table-cell>
          <table:table-cell table:formula="of:=RAND()" office:value-type="float" office:value="0.8372802734375">
            <text:p>0.8372802734</text:p>
          </table:table-cell>
          <table:table-cell table:formula="of:=SQRT(1 - [.A300])" office:value-type="float" office:value="0.84928379178245">
            <text:p>0.8492837918</text:p>
          </table:table-cell>
          <table:table-cell table:formula="of:=SQRT(1 - (1 - [.A300]))" office:value-type="float" office:value="0.527936588063022">
            <text:p>0.5279365881</text:p>
          </table:table-cell>
          <table:table-cell table:formula="of:=COS(2 * PI() * [.B300])" office:value-type="float" office:value="0.521320926878596">
            <text:p>0.5213209269</text:p>
          </table:table-cell>
          <table:table-cell table:formula="of:=SIN(2 * PI() * [.B300])" office:value-type="float" office:value="-0.853360704039295">
            <text:p>-0.853360704</text:p>
          </table:table-cell>
          <table:table-cell table:formula="of:=[.D300]*[.E300]" office:value-type="float" office:value="0.275224391422138">
            <text:p>0.2752243914</text:p>
          </table:table-cell>
          <table:table-cell table:formula="of:=[.D300]*[.F300]" office:value-type="float" office:value="-0.450520338477564">
            <text:p>-0.4505203385</text:p>
          </table:table-cell>
          <table:table-cell table:formula="of:=[.C300]" office:value-type="float" office:value="0.84928379178245">
            <text:p>0.8492837918</text:p>
          </table:table-cell>
        </table:table-row>
        <table:table-row table:style-name="ro1">
          <table:table-cell table:formula="of:=RAND()" office:value-type="float" office:value="0.320465087890625">
            <text:p>0.3204650879</text:p>
          </table:table-cell>
          <table:table-cell table:formula="of:=RAND()" office:value-type="float" office:value="0.59405517578125">
            <text:p>0.5940551758</text:p>
          </table:table-cell>
          <table:table-cell table:formula="of:=SQRT(1 - [.A301])" office:value-type="float" office:value="0.824339075932577">
            <text:p>0.8243390759</text:p>
          </table:table-cell>
          <table:table-cell table:formula="of:=SQRT(1 - (1 - [.A301]))" office:value-type="float" office:value="0.566096359192165">
            <text:p>0.5660963592</text:p>
          </table:table-cell>
          <table:table-cell table:formula="of:=COS(2 * PI() * [.B301])" office:value-type="float" office:value="-0.830402791838047">
            <text:p>-0.8304027918</text:p>
          </table:table-cell>
          <table:table-cell table:formula="of:=SIN(2 * PI() * [.B301])" office:value-type="float" office:value="-0.557163533720196">
            <text:p>-0.5571635337</text:p>
          </table:table-cell>
          <table:table-cell table:formula="of:=[.D301]*[.E301]" office:value-type="float" office:value="-0.470087997122528">
            <text:p>-0.4700879971</text:p>
          </table:table-cell>
          <table:table-cell table:formula="of:=[.D301]*[.F301]" office:value-type="float" office:value="-0.315408247913644">
            <text:p>-0.3154082479</text:p>
          </table:table-cell>
          <table:table-cell table:formula="of:=[.C301]" office:value-type="float" office:value="0.824339075932577">
            <text:p>0.8243390759</text:p>
          </table:table-cell>
        </table:table-row>
        <table:table-row table:style-name="ro1">
          <table:table-cell table:formula="of:=RAND()" office:value-type="float" office:value="0.457000732421875">
            <text:p>0.4570007324</text:p>
          </table:table-cell>
          <table:table-cell table:formula="of:=RAND()" office:value-type="float" office:value="0.8499755859375">
            <text:p>0.8499755859</text:p>
          </table:table-cell>
          <table:table-cell table:formula="of:=SQRT(1 - [.A302])" office:value-type="float" office:value="0.736884840106054">
            <text:p>0.7368848401</text:p>
          </table:table-cell>
          <table:table-cell table:formula="of:=SQRT(1 - (1 - [.A302]))" office:value-type="float" office:value="0.676018292963937">
            <text:p>0.676018293</text:p>
          </table:table-cell>
          <table:table-cell table:formula="of:=COS(2 * PI() * [.B302])" office:value-type="float" office:value="0.587661143724736">
            <text:p>0.5876611437</text:p>
          </table:table-cell>
          <table:table-cell table:formula="of:=SIN(2 * PI() * [.B302])" office:value-type="float" office:value="-0.809107149984558">
            <text:p>-0.80910715</text:p>
          </table:table-cell>
          <table:table-cell table:formula="of:=[.D302]*[.E302]" office:value-type="float" office:value="0.397269683222031">
            <text:p>0.3972696832</text:p>
          </table:table-cell>
          <table:table-cell table:formula="of:=[.D302]*[.F302]" office:value-type="float" office:value="-0.546971234357477">
            <text:p>-0.5469712344</text:p>
          </table:table-cell>
          <table:table-cell table:formula="of:=[.C302]" office:value-type="float" office:value="0.736884840106054">
            <text:p>0.7368848401</text:p>
          </table:table-cell>
        </table:table-row>
        <table:table-row table:style-name="ro1">
          <table:table-cell table:formula="of:=RAND()" office:value-type="float" office:value="0.25439453125">
            <text:p>0.2543945313</text:p>
          </table:table-cell>
          <table:table-cell table:formula="of:=RAND()" office:value-type="float" office:value="0.584075927734375">
            <text:p>0.5840759277</text:p>
          </table:table-cell>
          <table:table-cell table:formula="of:=SQRT(1 - [.A303])" office:value-type="float" office:value="0.863484492478006">
            <text:p>0.8634844925</text:p>
          </table:table-cell>
          <table:table-cell table:formula="of:=SQRT(1 - (1 - [.A303]))" office:value-type="float" office:value="0.50437538723653">
            <text:p>0.5043753872</text:p>
          </table:table-cell>
          <table:table-cell table:formula="of:=COS(2 * PI() * [.B303])" office:value-type="float" office:value="-0.863683056363936">
            <text:p>-0.8636830564</text:p>
          </table:table-cell>
          <table:table-cell table:formula="of:=SIN(2 * PI() * [.B303])" office:value-type="float" office:value="-0.504035294547763">
            <text:p>-0.5040352945</text:p>
          </table:table-cell>
          <table:table-cell table:formula="of:=[.D303]*[.E303]" office:value-type="float" office:value="-0.43562047600319">
            <text:p>-0.435620476</text:p>
          </table:table-cell>
          <table:table-cell table:formula="of:=[.D303]*[.F303]" office:value-type="float" office:value="-0.254222996868407">
            <text:p>-0.2542229969</text:p>
          </table:table-cell>
          <table:table-cell table:formula="of:=[.C303]" office:value-type="float" office:value="0.863484492478006">
            <text:p>0.8634844925</text:p>
          </table:table-cell>
        </table:table-row>
        <table:table-row table:style-name="ro1">
          <table:table-cell table:formula="of:=RAND()" office:value-type="float" office:value="0.05352783203125">
            <text:p>0.053527832</text:p>
          </table:table-cell>
          <table:table-cell table:formula="of:=RAND()" office:value-type="float" office:value="0.900787353515625">
            <text:p>0.9007873535</text:p>
          </table:table-cell>
          <table:table-cell table:formula="of:=SQRT(1 - [.A304])" office:value-type="float" office:value="0.972868011586746">
            <text:p>0.9728680116</text:p>
          </table:table-cell>
          <table:table-cell table:formula="of:=SQRT(1 - (1 - [.A304]))" office:value-type="float" office:value="0.231360826483763">
            <text:p>0.2313608265</text:p>
          </table:table-cell>
          <table:table-cell table:formula="of:=COS(2 * PI() * [.B304])" office:value-type="float" office:value="0.811914908114988">
            <text:p>0.8119149081</text:p>
          </table:table-cell>
          <table:table-cell table:formula="of:=SIN(2 * PI() * [.B304])" office:value-type="float" office:value="-0.583775797700308">
            <text:p>-0.5837757977</text:p>
          </table:table-cell>
          <table:table-cell table:formula="of:=[.D304]*[.E304]" office:value-type="float" office:value="0.187845304175972">
            <text:p>0.1878453042</text:p>
          </table:table-cell>
          <table:table-cell table:formula="of:=[.D304]*[.F304]" office:value-type="float" office:value="-0.135062851037161">
            <text:p>-0.135062851</text:p>
          </table:table-cell>
          <table:table-cell table:formula="of:=[.C304]" office:value-type="float" office:value="0.972868011586746">
            <text:p>0.9728680116</text:p>
          </table:table-cell>
        </table:table-row>
        <table:table-row table:style-name="ro1">
          <table:table-cell table:formula="of:=RAND()" office:value-type="float" office:value="0.383636474609375">
            <text:p>0.3836364746</text:p>
          </table:table-cell>
          <table:table-cell table:formula="of:=RAND()" office:value-type="float" office:value="0.627685546875">
            <text:p>0.6276855469</text:p>
          </table:table-cell>
          <table:table-cell table:formula="of:=SQRT(1 - [.A305])" office:value-type="float" office:value="0.785088227774831">
            <text:p>0.7850882278</text:p>
          </table:table-cell>
          <table:table-cell table:formula="of:=SQRT(1 - (1 - [.A305]))" office:value-type="float" office:value="0.619383947652323">
            <text:p>0.6193839477</text:p>
          </table:table-cell>
          <table:table-cell table:formula="of:=COS(2 * PI() * [.B305])" office:value-type="float" office:value="-0.695075113980001">
            <text:p>-0.695075114</text:p>
          </table:table-cell>
          <table:table-cell table:formula="of:=SIN(2 * PI() * [.B305])" office:value-type="float" office:value="-0.718937122372804">
            <text:p>-0.7189371224</text:p>
          </table:table-cell>
          <table:table-cell table:formula="of:=[.D305]*[.E305]" office:value-type="float" office:value="-0.430518368011821">
            <text:p>-0.430518368</text:p>
          </table:table-cell>
          <table:table-cell table:formula="of:=[.D305]*[.F305]" office:value-type="float" office:value="-0.445298112969068">
            <text:p>-0.445298113</text:p>
          </table:table-cell>
          <table:table-cell table:formula="of:=[.C305]" office:value-type="float" office:value="0.785088227774831">
            <text:p>0.7850882278</text:p>
          </table:table-cell>
        </table:table-row>
        <table:table-row table:style-name="ro1">
          <table:table-cell table:formula="of:=RAND()" office:value-type="float" office:value="0.41156005859375">
            <text:p>0.4115600586</text:p>
          </table:table-cell>
          <table:table-cell table:formula="of:=RAND()" office:value-type="float" office:value="0.453582763671875">
            <text:p>0.4535827637</text:p>
          </table:table-cell>
          <table:table-cell table:formula="of:=SQRT(1 - [.A306])" office:value-type="float" office:value="0.767098390955326">
            <text:p>0.767098391</text:p>
          </table:table-cell>
          <table:table-cell table:formula="of:=SQRT(1 - (1 - [.A306]))" office:value-type="float" office:value="0.641529468219309">
            <text:p>0.6415294682</text:p>
          </table:table-cell>
          <table:table-cell table:formula="of:=COS(2 * PI() * [.B306])" office:value-type="float" office:value="-0.957771297234302">
            <text:p>-0.9577712972</text:p>
          </table:table-cell>
          <table:table-cell table:formula="of:=SIN(2 * PI() * [.B306])" office:value-type="float" office:value="0.287531115175596">
            <text:p>0.2875311152</text:p>
          </table:table-cell>
          <table:table-cell table:formula="of:=[.D306]*[.E306]" office:value-type="float" office:value="-0.61443851099044">
            <text:p>-0.614438511</text:p>
          </table:table-cell>
          <table:table-cell table:formula="of:=[.D306]*[.F306]" office:value-type="float" office:value="0.184459683415105">
            <text:p>0.1844596834</text:p>
          </table:table-cell>
          <table:table-cell table:formula="of:=[.C306]" office:value-type="float" office:value="0.767098390955326">
            <text:p>0.767098391</text:p>
          </table:table-cell>
        </table:table-row>
        <table:table-row table:style-name="ro1">
          <table:table-cell table:formula="of:=RAND()" office:value-type="float" office:value="0.52484130859375">
            <text:p>0.5248413086</text:p>
          </table:table-cell>
          <table:table-cell table:formula="of:=RAND()" office:value-type="float" office:value="0.9906005859375">
            <text:p>0.9906005859</text:p>
          </table:table-cell>
          <table:table-cell table:formula="of:=SQRT(1 - [.A307])" office:value-type="float" office:value="0.689317554836847">
            <text:p>0.6893175548</text:p>
          </table:table-cell>
          <table:table-cell table:formula="of:=SQRT(1 - (1 - [.A307]))" office:value-type="float" office:value="0.724459321559016">
            <text:p>0.7244593216</text:p>
          </table:table-cell>
          <table:table-cell table:formula="of:=COS(2 * PI() * [.B307])" office:value-type="float" office:value="0.998256567771495">
            <text:p>0.9982565678</text:p>
          </table:table-cell>
          <table:table-cell table:formula="of:=SIN(2 * PI() * [.B307])" office:value-type="float" office:value="-0.0590239349846686">
            <text:p>-0.059023935</text:p>
          </table:table-cell>
          <table:table-cell table:formula="of:=[.D307]*[.E307]" office:value-type="float" office:value="0.723196275829569">
            <text:p>0.7231962758</text:p>
          </table:table-cell>
          <table:table-cell table:formula="of:=[.D307]*[.F307]" office:value-type="float" office:value="-0.0427604398947365">
            <text:p>-0.0427604399</text:p>
          </table:table-cell>
          <table:table-cell table:formula="of:=[.C307]" office:value-type="float" office:value="0.689317554836847">
            <text:p>0.6893175548</text:p>
          </table:table-cell>
        </table:table-row>
        <table:table-row table:style-name="ro1">
          <table:table-cell table:formula="of:=RAND()" office:value-type="float" office:value="0.429046630859375">
            <text:p>0.4290466309</text:p>
          </table:table-cell>
          <table:table-cell table:formula="of:=RAND()" office:value-type="float" office:value="0.717041015625">
            <text:p>0.7170410156</text:p>
          </table:table-cell>
          <table:table-cell table:formula="of:=SQRT(1 - [.A308])" office:value-type="float" office:value="0.755614563875409">
            <text:p>0.7556145639</text:p>
          </table:table-cell>
          <table:table-cell table:formula="of:=SQRT(1 - (1 - [.A308]))" office:value-type="float" office:value="0.655016511898269">
            <text:p>0.6550165119</text:p>
          </table:table-cell>
          <table:table-cell table:formula="of:=COS(2 * PI() * [.B308])" office:value-type="float" office:value="-0.205610413053099">
            <text:p>-0.2056104131</text:p>
          </table:table-cell>
          <table:table-cell table:formula="of:=SIN(2 * PI() * [.B308])" office:value-type="float" office:value="-0.978633924429423">
            <text:p>-0.9786339244</text:p>
          </table:table-cell>
          <table:table-cell table:formula="of:=[.D308]*[.E308]" office:value-type="float" office:value="-0.134678215568003">
            <text:p>-0.1346782156</text:p>
          </table:table-cell>
          <table:table-cell table:formula="of:=[.D308]*[.F308]" office:value-type="float" office:value="-0.641021379605075">
            <text:p>-0.6410213796</text:p>
          </table:table-cell>
          <table:table-cell table:formula="of:=[.C308]" office:value-type="float" office:value="0.755614563875409">
            <text:p>0.7556145639</text:p>
          </table:table-cell>
        </table:table-row>
        <table:table-row table:style-name="ro1">
          <table:table-cell table:formula="of:=RAND()" office:value-type="float" office:value="0.690093994140625">
            <text:p>0.6900939941</text:p>
          </table:table-cell>
          <table:table-cell table:formula="of:=RAND()" office:value-type="float" office:value="0.9072265625">
            <text:p>0.9072265625</text:p>
          </table:table-cell>
          <table:table-cell table:formula="of:=SQRT(1 - [.A309])" office:value-type="float" office:value="0.556692020653588">
            <text:p>0.5566920207</text:p>
          </table:table-cell>
          <table:table-cell table:formula="of:=SQRT(1 - (1 - [.A309]))" office:value-type="float" office:value="0.830718962189154">
            <text:p>0.8307189622</text:p>
          </table:table-cell>
          <table:table-cell table:formula="of:=COS(2 * PI() * [.B309])" office:value-type="float" office:value="0.83486287498638">
            <text:p>0.834862875</text:p>
          </table:table-cell>
          <table:table-cell table:formula="of:=SIN(2 * PI() * [.B309])" office:value-type="float" office:value="-0.550457972936605">
            <text:p>-0.5504579729</text:p>
          </table:table-cell>
          <table:table-cell table:formula="of:=[.D309]*[.E309]" office:value-type="float" office:value="0.693536421078939">
            <text:p>0.6935364211</text:p>
          </table:table-cell>
          <table:table-cell table:formula="of:=[.D309]*[.F309]" office:value-type="float" office:value="-0.457275876006642">
            <text:p>-0.457275876</text:p>
          </table:table-cell>
          <table:table-cell table:formula="of:=[.C309]" office:value-type="float" office:value="0.556692020653588">
            <text:p>0.5566920207</text:p>
          </table:table-cell>
        </table:table-row>
        <table:table-row table:style-name="ro1">
          <table:table-cell table:formula="of:=RAND()" office:value-type="float" office:value="0.590423583984375">
            <text:p>0.590423584</text:p>
          </table:table-cell>
          <table:table-cell table:formula="of:=RAND()" office:value-type="float" office:value="0.009002685546875">
            <text:p>0.0090026855</text:p>
          </table:table-cell>
          <table:table-cell table:formula="of:=SQRT(1 - [.A310])" office:value-type="float" office:value="0.63998157474698">
            <text:p>0.6399815747</text:p>
          </table:table-cell>
          <table:table-cell table:formula="of:=SQRT(1 - (1 - [.A310]))" office:value-type="float" office:value="0.76839025500352">
            <text:p>0.768390255</text:p>
          </table:table-cell>
          <table:table-cell table:formula="of:=COS(2 * PI() * [.B310])" office:value-type="float" office:value="0.998400596285034">
            <text:p>0.9984005963</text:p>
          </table:table-cell>
          <table:table-cell table:formula="of:=SIN(2 * PI() * [.B310])" office:value-type="float" office:value="0.0565353812907387">
            <text:p>0.0565353813</text:p>
          </table:table-cell>
          <table:table-cell table:formula="of:=[.D310]*[.E310]" office:value-type="float" office:value="0.767161288775124">
            <text:p>0.7671612888</text:p>
          </table:table-cell>
          <table:table-cell table:formula="of:=[.D310]*[.F310]" office:value-type="float" office:value="0.043441236046712">
            <text:p>0.043441236</text:p>
          </table:table-cell>
          <table:table-cell table:formula="of:=[.C310]" office:value-type="float" office:value="0.63998157474698">
            <text:p>0.6399815747</text:p>
          </table:table-cell>
        </table:table-row>
        <table:table-row table:style-name="ro1">
          <table:table-cell table:formula="of:=RAND()" office:value-type="float" office:value="0.623565673828125">
            <text:p>0.6235656738</text:p>
          </table:table-cell>
          <table:table-cell table:formula="of:=RAND()" office:value-type="float" office:value="0.11016845703125">
            <text:p>0.110168457</text:p>
          </table:table-cell>
          <table:table-cell table:formula="of:=SQRT(1 - [.A311])" office:value-type="float" office:value="0.613542440399908">
            <text:p>0.6135424404</text:p>
          </table:table-cell>
          <table:table-cell table:formula="of:=SQRT(1 - (1 - [.A311]))" office:value-type="float" office:value="0.789661746463715">
            <text:p>0.7896617465</text:p>
          </table:table-cell>
          <table:table-cell table:formula="of:=COS(2 * PI() * [.B311])" office:value-type="float" office:value="0.76983813194888">
            <text:p>0.7698381319</text:p>
          </table:table-cell>
          <table:table-cell table:formula="of:=SIN(2 * PI() * [.B311])" office:value-type="float" office:value="0.638239179773115">
            <text:p>0.6382391798</text:p>
          </table:table-cell>
          <table:table-cell table:formula="of:=[.D311]*[.E311]" office:value-type="float" office:value="0.607911723769117">
            <text:p>0.6079117238</text:p>
          </table:table-cell>
          <table:table-cell table:formula="of:=[.D311]*[.F311]" office:value-type="float" office:value="0.503993065361207">
            <text:p>0.5039930654</text:p>
          </table:table-cell>
          <table:table-cell table:formula="of:=[.C311]" office:value-type="float" office:value="0.613542440399908">
            <text:p>0.6135424404</text:p>
          </table:table-cell>
        </table:table-row>
        <table:table-row table:style-name="ro1">
          <table:table-cell table:formula="of:=RAND()" office:value-type="float" office:value="0.047454833984375">
            <text:p>0.047454834</text:p>
          </table:table-cell>
          <table:table-cell table:formula="of:=RAND()" office:value-type="float" office:value="0.771209716796875">
            <text:p>0.7712097168</text:p>
          </table:table-cell>
          <table:table-cell table:formula="of:=SQRT(1 - [.A312])" office:value-type="float" office:value="0.975984203773619">
            <text:p>0.9759842038</text:p>
          </table:table-cell>
          <table:table-cell table:formula="of:=SQRT(1 - (1 - [.A312]))" office:value-type="float" office:value="0.217841304587479">
            <text:p>0.2178413046</text:p>
          </table:table-cell>
          <table:table-cell table:formula="of:=COS(2 * PI() * [.B312])" office:value-type="float" office:value="0.132870480149879">
            <text:p>0.1328704801</text:p>
          </table:table-cell>
          <table:table-cell table:formula="of:=SIN(2 * PI() * [.B312])" office:value-type="float" office:value="-0.99113340953917">
            <text:p>-0.9911334095</text:p>
          </table:table-cell>
          <table:table-cell table:formula="of:=[.D312]*[.E312]" office:value-type="float" office:value="0.0289446787370145">
            <text:p>0.0289446787</text:p>
          </table:table-cell>
          <table:table-cell table:formula="of:=[.D312]*[.F312]" office:value-type="float" office:value="-0.215909794954249">
            <text:p>-0.215909795</text:p>
          </table:table-cell>
          <table:table-cell table:formula="of:=[.C312]" office:value-type="float" office:value="0.975984203773619">
            <text:p>0.9759842038</text:p>
          </table:table-cell>
        </table:table-row>
        <table:table-row table:style-name="ro1">
          <table:table-cell table:formula="of:=RAND()" office:value-type="float" office:value="0.77777099609375">
            <text:p>0.7777709961</text:p>
          </table:table-cell>
          <table:table-cell table:formula="of:=RAND()" office:value-type="float" office:value="0.213043212890625">
            <text:p>0.2130432129</text:p>
          </table:table-cell>
          <table:table-cell table:formula="of:=SQRT(1 - [.A313])" office:value-type="float" office:value="0.4714117137983">
            <text:p>0.4714117138</text:p>
          </table:table-cell>
          <table:table-cell table:formula="of:=SQRT(1 - (1 - [.A313]))" office:value-type="float" office:value="0.881913258826371">
            <text:p>0.8819132588</text:p>
          </table:table-cell>
          <table:table-cell table:formula="of:=COS(2 * PI() * [.B313])" office:value-type="float" office:value="0.230125207735222">
            <text:p>0.2301252077</text:p>
          </table:table-cell>
          <table:table-cell table:formula="of:=SIN(2 * PI() * [.B313])" office:value-type="float" office:value="0.973161029205764">
            <text:p>0.9731610292</text:p>
          </table:table-cell>
          <table:table-cell table:formula="of:=[.D313]*[.E313]" office:value-type="float" office:value="0.202950471891865">
            <text:p>0.2029504719</text:p>
          </table:table-cell>
          <table:table-cell table:formula="of:=[.D313]*[.F313]" office:value-type="float" office:value="0.85824361462968">
            <text:p>0.8582436146</text:p>
          </table:table-cell>
          <table:table-cell table:formula="of:=[.C313]" office:value-type="float" office:value="0.4714117137983">
            <text:p>0.4714117138</text:p>
          </table:table-cell>
        </table:table-row>
        <table:table-row table:style-name="ro1">
          <table:table-cell table:formula="of:=RAND()" office:value-type="float" office:value="0.654876708984375">
            <text:p>0.654876709</text:p>
          </table:table-cell>
          <table:table-cell table:formula="of:=RAND()" office:value-type="float" office:value="0.265838623046875">
            <text:p>0.265838623</text:p>
          </table:table-cell>
          <table:table-cell table:formula="of:=SQRT(1 - [.A314])" office:value-type="float" office:value="0.587471949130871">
            <text:p>0.5874719491</text:p>
          </table:table-cell>
          <table:table-cell table:formula="of:=SQRT(1 - (1 - [.A314]))" office:value-type="float" office:value="0.809244529783412">
            <text:p>0.8092445298</text:p>
          </table:table-cell>
          <table:table-cell table:formula="of:=COS(2 * PI() * [.B314])" office:value-type="float" office:value="-0.0993528216048654">
            <text:p>-0.0993528216</text:p>
          </table:table-cell>
          <table:table-cell table:formula="of:=SIN(2 * PI() * [.B314])" office:value-type="float" office:value="0.995052268395561">
            <text:p>0.9950522684</text:p>
          </table:table-cell>
          <table:table-cell table:formula="of:=[.D314]*[.E314]" office:value-type="float" office:value="-0.0804007274022845">
            <text:p>-0.0804007274</text:p>
          </table:table-cell>
          <table:table-cell table:formula="of:=[.D314]*[.F314]" office:value-type="float" office:value="0.805240605047683">
            <text:p>0.805240605</text:p>
          </table:table-cell>
          <table:table-cell table:formula="of:=[.C314]" office:value-type="float" office:value="0.587471949130871">
            <text:p>0.5874719491</text:p>
          </table:table-cell>
        </table:table-row>
        <table:table-row table:style-name="ro1">
          <table:table-cell table:formula="of:=RAND()" office:value-type="float" office:value="0.885406494140625">
            <text:p>0.8854064941</text:p>
          </table:table-cell>
          <table:table-cell table:formula="of:=RAND()" office:value-type="float" office:value="0.228302001953125">
            <text:p>0.228302002</text:p>
          </table:table-cell>
          <table:table-cell table:formula="of:=SQRT(1 - [.A315])" office:value-type="float" office:value="0.338516625676458">
            <text:p>0.3385166257</text:p>
          </table:table-cell>
          <table:table-cell table:formula="of:=SQRT(1 - (1 - [.A315]))" office:value-type="float" office:value="0.940960410506534">
            <text:p>0.9409604105</text:p>
          </table:table-cell>
          <table:table-cell table:formula="of:=COS(2 * PI() * [.B315])" office:value-type="float" office:value="0.135910609282895">
            <text:p>0.1359106093</text:p>
          </table:table-cell>
          <table:table-cell table:formula="of:=SIN(2 * PI() * [.B315])" office:value-type="float" office:value="0.990721104188435">
            <text:p>0.9907211042</text:p>
          </table:table-cell>
          <table:table-cell table:formula="of:=[.D315]*[.E315]" office:value-type="float" office:value="0.127886502703026">
            <text:p>0.1278865027</text:p>
          </table:table-cell>
          <table:table-cell table:formula="of:=[.D315]*[.F315]" office:value-type="float" office:value="0.932229336894637">
            <text:p>0.9322293369</text:p>
          </table:table-cell>
          <table:table-cell table:formula="of:=[.C315]" office:value-type="float" office:value="0.338516625676458">
            <text:p>0.3385166257</text:p>
          </table:table-cell>
        </table:table-row>
        <table:table-row table:style-name="ro1">
          <table:table-cell table:formula="of:=RAND()" office:value-type="float" office:value="0.3675537109375">
            <text:p>0.3675537109</text:p>
          </table:table-cell>
          <table:table-cell table:formula="of:=RAND()" office:value-type="float" office:value="0.484619140625">
            <text:p>0.4846191406</text:p>
          </table:table-cell>
          <table:table-cell table:formula="of:=SQRT(1 - [.A316])" office:value-type="float" office:value="0.795264917535346">
            <text:p>0.7952649175</text:p>
          </table:table-cell>
          <table:table-cell table:formula="of:=SQRT(1 - (1 - [.A316]))" office:value-type="float" office:value="0.606262081065194">
            <text:p>0.6062620811</text:p>
          </table:table-cell>
          <table:table-cell table:formula="of:=COS(2 * PI() * [.B316])" office:value-type="float" office:value="-0.995333912140482">
            <text:p>-0.9953339121</text:p>
          </table:table-cell>
          <table:table-cell table:formula="of:=SIN(2 * PI() * [.B316])" office:value-type="float" office:value="0.0964904313552527">
            <text:p>0.0964904314</text:p>
          </table:table-cell>
          <table:table-cell table:formula="of:=[.D316]*[.E316]" office:value-type="float" office:value="-0.60343320892905">
            <text:p>-0.6034332089</text:p>
          </table:table-cell>
          <table:table-cell table:formula="of:=[.D316]*[.F316]" office:value-type="float" office:value="0.0584984897163137">
            <text:p>0.0584984897</text:p>
          </table:table-cell>
          <table:table-cell table:formula="of:=[.C316]" office:value-type="float" office:value="0.795264917535346">
            <text:p>0.7952649175</text:p>
          </table:table-cell>
        </table:table-row>
        <table:table-row table:style-name="ro1">
          <table:table-cell table:formula="of:=RAND()" office:value-type="float" office:value="0.783294677734375">
            <text:p>0.7832946777</text:p>
          </table:table-cell>
          <table:table-cell table:formula="of:=RAND()" office:value-type="float" office:value="0.0008544921875">
            <text:p>0.0008544922</text:p>
          </table:table-cell>
          <table:table-cell table:formula="of:=SQRT(1 - [.A317])" office:value-type="float" office:value="0.465516189047841">
            <text:p>0.465516189</text:p>
          </table:table-cell>
          <table:table-cell table:formula="of:=SQRT(1 - (1 - [.A317]))" office:value-type="float" office:value="0.885039365076139">
            <text:p>0.8850393651</text:p>
          </table:table-cell>
          <table:table-cell table:formula="of:=COS(2 * PI() * [.B317])" office:value-type="float" office:value="0.999985587315143">
            <text:p>0.9999855873</text:p>
          </table:table-cell>
          <table:table-cell table:formula="of:=SIN(2 * PI() * [.B317])" office:value-type="float" office:value="0.00536890696399634">
            <text:p>0.005368907</text:p>
          </table:table-cell>
          <table:table-cell table:formula="of:=[.D317]*[.E317]" office:value-type="float" office:value="0.885026609282684">
            <text:p>0.8850266093</text:p>
          </table:table-cell>
          <table:table-cell table:formula="of:=[.D317]*[.F317]" office:value-type="float" office:value="0.00475169401056818">
            <text:p>0.004751694</text:p>
          </table:table-cell>
          <table:table-cell table:formula="of:=[.C317]" office:value-type="float" office:value="0.465516189047841">
            <text:p>0.465516189</text:p>
          </table:table-cell>
        </table:table-row>
        <table:table-row table:style-name="ro1">
          <table:table-cell table:formula="of:=RAND()" office:value-type="float" office:value="0.90509033203125">
            <text:p>0.905090332</text:p>
          </table:table-cell>
          <table:table-cell table:formula="of:=RAND()" office:value-type="float" office:value="0.30242919921875">
            <text:p>0.3024291992</text:p>
          </table:table-cell>
          <table:table-cell table:formula="of:=SQRT(1 - [.A318])" office:value-type="float" office:value="0.308074127392662">
            <text:p>0.3080741274</text:p>
          </table:table-cell>
          <table:table-cell table:formula="of:=SQRT(1 - (1 - [.A318]))" office:value-type="float" office:value="0.951362355798909">
            <text:p>0.9513623558</text:p>
          </table:table-cell>
          <table:table-cell table:formula="of:=COS(2 * PI() * [.B318])" office:value-type="float" office:value="-0.323496515899537">
            <text:p>-0.3234965159</text:p>
          </table:table-cell>
          <table:table-cell table:formula="of:=SIN(2 * PI() * [.B318])" office:value-type="float" office:value="0.946229361307744">
            <text:p>0.9462293613</text:p>
          </table:table-cell>
          <table:table-cell table:formula="of:=[.D318]*[.E318]" office:value-type="float" office:value="-0.307762407458922">
            <text:p>-0.3077624075</text:p>
          </table:table-cell>
          <table:table-cell table:formula="of:=[.D318]*[.F318]" office:value-type="float" office:value="0.900206994299832">
            <text:p>0.9002069943</text:p>
          </table:table-cell>
          <table:table-cell table:formula="of:=[.C318]" office:value-type="float" office:value="0.308074127392662">
            <text:p>0.3080741274</text:p>
          </table:table-cell>
        </table:table-row>
        <table:table-row table:style-name="ro1">
          <table:table-cell table:formula="of:=RAND()" office:value-type="float" office:value="0.64434814453125">
            <text:p>0.6443481445</text:p>
          </table:table-cell>
          <table:table-cell table:formula="of:=RAND()" office:value-type="float" office:value="0.839141845703125">
            <text:p>0.8391418457</text:p>
          </table:table-cell>
          <table:table-cell table:formula="of:=SQRT(1 - [.A319])" office:value-type="float" office:value="0.596365538465084">
            <text:p>0.5963655385</text:p>
          </table:table-cell>
          <table:table-cell table:formula="of:=SQRT(1 - (1 - [.A319]))" office:value-type="float" office:value="0.802712990134861">
            <text:p>0.8027129901</text:p>
          </table:table-cell>
          <table:table-cell table:formula="of:=COS(2 * PI() * [.B319])" office:value-type="float" office:value="0.53126646039982">
            <text:p>0.5312664604</text:p>
          </table:table-cell>
          <table:table-cell table:formula="of:=SIN(2 * PI() * [.B319])" office:value-type="float" office:value="-0.847204785193194">
            <text:p>-0.8472047852</text:p>
          </table:table-cell>
          <table:table-cell table:formula="of:=[.D319]*[.E319]" office:value-type="float" office:value="0.426454488985904">
            <text:p>0.426454489</text:p>
          </table:table-cell>
          <table:table-cell table:formula="of:=[.D319]*[.F319]" office:value-type="float" office:value="-0.680062286378992">
            <text:p>-0.6800622864</text:p>
          </table:table-cell>
          <table:table-cell table:formula="of:=[.C319]" office:value-type="float" office:value="0.596365538465084">
            <text:p>0.5963655385</text:p>
          </table:table-cell>
        </table:table-row>
        <table:table-row table:style-name="ro1">
          <table:table-cell table:formula="of:=RAND()" office:value-type="float" office:value="0.09039306640625">
            <text:p>0.0903930664</text:p>
          </table:table-cell>
          <table:table-cell table:formula="of:=RAND()" office:value-type="float" office:value="0.40606689453125">
            <text:p>0.4060668945</text:p>
          </table:table-cell>
          <table:table-cell table:formula="of:=SQRT(1 - [.A320])" office:value-type="float" office:value="0.953733156387965">
            <text:p>0.9537331564</text:p>
          </table:table-cell>
          <table:table-cell table:formula="of:=SQRT(1 - (1 - [.A320]))" office:value-type="float" office:value="0.300654396951466">
            <text:p>0.300654397</text:p>
          </table:table-cell>
          <table:table-cell table:formula="of:=COS(2 * PI() * [.B320])" office:value-type="float" office:value="-0.830829886622083">
            <text:p>-0.8308298866</text:p>
          </table:table-cell>
          <table:table-cell table:formula="of:=SIN(2 * PI() * [.B320])" office:value-type="float" office:value="0.556526458935724">
            <text:p>0.5565264589</text:p>
          </table:table-cell>
          <table:table-cell table:formula="of:=[.D320]*[.E320]" office:value-type="float" office:value="-0.249792658531618">
            <text:p>-0.2497926585</text:p>
          </table:table-cell>
          <table:table-cell table:formula="of:=[.D320]*[.F320]" office:value-type="float" office:value="0.167322126898855">
            <text:p>0.1673221269</text:p>
          </table:table-cell>
          <table:table-cell table:formula="of:=[.C320]" office:value-type="float" office:value="0.953733156387965">
            <text:p>0.9537331564</text:p>
          </table:table-cell>
        </table:table-row>
        <table:table-row table:style-name="ro1">
          <table:table-cell table:formula="of:=RAND()" office:value-type="float" office:value="0.27410888671875">
            <text:p>0.2741088867</text:p>
          </table:table-cell>
          <table:table-cell table:formula="of:=RAND()" office:value-type="float" office:value="0.12451171875">
            <text:p>0.1245117188</text:p>
          </table:table-cell>
          <table:table-cell table:formula="of:=SQRT(1 - [.A321])" office:value-type="float" office:value="0.851992437338061">
            <text:p>0.8519924373</text:p>
          </table:table-cell>
          <table:table-cell table:formula="of:=SQRT(1 - (1 - [.A321]))" office:value-type="float" office:value="0.523554091492703">
            <text:p>0.5235540915</text:p>
          </table:table-cell>
          <table:table-cell table:formula="of:=COS(2 * PI() * [.B321])" office:value-type="float" office:value="0.709272826438866">
            <text:p>0.7092728264</text:p>
          </table:table-cell>
          <table:table-cell table:formula="of:=SIN(2 * PI() * [.B321])" office:value-type="float" office:value="0.704934080375905">
            <text:p>0.7049340804</text:p>
          </table:table-cell>
          <table:table-cell table:formula="of:=[.D321]*[.E321]" office:value-type="float" office:value="0.371342690266662">
            <text:p>0.3713426903</text:p>
          </table:table-cell>
          <table:table-cell table:formula="of:=[.D321]*[.F321]" office:value-type="float" office:value="0.369071122013451">
            <text:p>0.369071122</text:p>
          </table:table-cell>
          <table:table-cell table:formula="of:=[.C321]" office:value-type="float" office:value="0.851992437338061">
            <text:p>0.8519924373</text:p>
          </table:table-cell>
        </table:table-row>
        <table:table-row table:style-name="ro1">
          <table:table-cell table:formula="of:=RAND()" office:value-type="float" office:value="0.768218994140625">
            <text:p>0.7682189941</text:p>
          </table:table-cell>
          <table:table-cell table:formula="of:=RAND()" office:value-type="float" office:value="0.029754638671875">
            <text:p>0.0297546387</text:p>
          </table:table-cell>
          <table:table-cell table:formula="of:=SQRT(1 - [.A322])" office:value-type="float" office:value="0.481436398560988">
            <text:p>0.4814363986</text:p>
          </table:table-cell>
          <table:table-cell table:formula="of:=SQRT(1 - (1 - [.A322]))" office:value-type="float" office:value="0.876481028967898">
            <text:p>0.876481029</text:p>
          </table:table-cell>
          <table:table-cell table:formula="of:=COS(2 * PI() * [.B322])" office:value-type="float" office:value="0.982574959853159">
            <text:p>0.9825749599</text:p>
          </table:table-cell>
          <table:table-cell table:formula="of:=SIN(2 * PI() * [.B322])" office:value-type="float" office:value="0.185866748692612">
            <text:p>0.1858667487</text:p>
          </table:table-cell>
          <table:table-cell table:formula="of:=[.D322]*[.E322]" office:value-type="float" office:value="0.861208311850188">
            <text:p>0.8612083119</text:p>
          </table:table-cell>
          <table:table-cell table:formula="of:=[.D322]*[.F322]" office:value-type="float" office:value="0.162908679145018">
            <text:p>0.1629086791</text:p>
          </table:table-cell>
          <table:table-cell table:formula="of:=[.C322]" office:value-type="float" office:value="0.481436398560988">
            <text:p>0.4814363986</text:p>
          </table:table-cell>
        </table:table-row>
        <table:table-row table:style-name="ro1">
          <table:table-cell table:formula="of:=RAND()" office:value-type="float" office:value="0.628021240234375">
            <text:p>0.6280212402</text:p>
          </table:table-cell>
          <table:table-cell table:formula="of:=RAND()" office:value-type="float" office:value="0.180633544921875">
            <text:p>0.1806335449</text:p>
          </table:table-cell>
          <table:table-cell table:formula="of:=SQRT(1 - [.A323])" office:value-type="float" office:value="0.609900614662442">
            <text:p>0.6099006147</text:p>
          </table:table-cell>
          <table:table-cell table:formula="of:=SQRT(1 - (1 - [.A323]))" office:value-type="float" office:value="0.792477911511971">
            <text:p>0.7924779115</text:p>
          </table:table-cell>
          <table:table-cell table:formula="of:=COS(2 * PI() * [.B323])" office:value-type="float" office:value="0.422174100590001">
            <text:p>0.4221741006</text:p>
          </table:table-cell>
          <table:table-cell table:formula="of:=SIN(2 * PI() * [.B323])" office:value-type="float" office:value="0.906514770310459">
            <text:p>0.9065147703</text:p>
          </table:table-cell>
          <table:table-cell table:formula="of:=[.D323]*[.E323]" office:value-type="float" office:value="0.334563649530008">
            <text:p>0.3345636495</text:p>
          </table:table-cell>
          <table:table-cell table:formula="of:=[.D323]*[.F323]" office:value-type="float" office:value="0.718392931930386">
            <text:p>0.7183929319</text:p>
          </table:table-cell>
          <table:table-cell table:formula="of:=[.C323]" office:value-type="float" office:value="0.609900614662442">
            <text:p>0.6099006147</text:p>
          </table:table-cell>
        </table:table-row>
        <table:table-row table:style-name="ro1">
          <table:table-cell table:formula="of:=RAND()" office:value-type="float" office:value="0.710113525390625">
            <text:p>0.7101135254</text:p>
          </table:table-cell>
          <table:table-cell table:formula="of:=RAND()" office:value-type="float" office:value="0.028472900390625">
            <text:p>0.0284729004</text:p>
          </table:table-cell>
          <table:table-cell table:formula="of:=SQRT(1 - [.A324])" office:value-type="float" office:value="0.538411064716704">
            <text:p>0.5384110647</text:p>
          </table:table-cell>
          <table:table-cell table:formula="of:=SQRT(1 - (1 - [.A324]))" office:value-type="float" office:value="0.84268233955069">
            <text:p>0.8426823396</text:p>
          </table:table-cell>
          <table:table-cell table:formula="of:=COS(2 * PI() * [.B324])" office:value-type="float" office:value="0.984039939409635">
            <text:p>0.9840399394</text:p>
          </table:table-cell>
          <table:table-cell table:formula="of:=SIN(2 * PI() * [.B324])" office:value-type="float" office:value="0.177947738526462">
            <text:p>0.1779477385</text:p>
          </table:table-cell>
          <table:table-cell table:formula="of:=[.D324]*[.E324]" office:value-type="float" office:value="0.829233078353031">
            <text:p>0.8292330784</text:p>
          </table:table-cell>
          <table:table-cell table:formula="of:=[.D324]*[.F324]" office:value-type="float" office:value="0.149953416619233">
            <text:p>0.1499534166</text:p>
          </table:table-cell>
          <table:table-cell table:formula="of:=[.C324]" office:value-type="float" office:value="0.538411064716704">
            <text:p>0.5384110647</text:p>
          </table:table-cell>
        </table:table-row>
        <table:table-row table:style-name="ro1">
          <table:table-cell table:formula="of:=RAND()" office:value-type="float" office:value="0.205474853515625">
            <text:p>0.2054748535</text:p>
          </table:table-cell>
          <table:table-cell table:formula="of:=RAND()" office:value-type="float" office:value="0.183563232421875">
            <text:p>0.1835632324</text:p>
          </table:table-cell>
          <table:table-cell table:formula="of:=SQRT(1 - [.A325])" office:value-type="float" office:value="0.891361400602682">
            <text:p>0.8913614006</text:p>
          </table:table-cell>
          <table:table-cell table:formula="of:=SQRT(1 - (1 - [.A325]))" office:value-type="float" office:value="0.453293341574333">
            <text:p>0.4532933416</text:p>
          </table:table-cell>
          <table:table-cell table:formula="of:=COS(2 * PI() * [.B325])" office:value-type="float" office:value="0.405416604079302">
            <text:p>0.4054166041</text:p>
          </table:table-cell>
          <table:table-cell table:formula="of:=SIN(2 * PI() * [.B325])" office:value-type="float" office:value="0.914132034848799">
            <text:p>0.9141320348</text:p>
          </table:table-cell>
          <table:table-cell table:formula="of:=[.D325]*[.E325]" office:value-type="float" office:value="0.183772647192825">
            <text:p>0.1837726472</text:p>
          </table:table-cell>
          <table:table-cell table:formula="of:=[.D325]*[.F325]" office:value-type="float" office:value="0.414369964716757">
            <text:p>0.4143699647</text:p>
          </table:table-cell>
          <table:table-cell table:formula="of:=[.C325]" office:value-type="float" office:value="0.891361400602682">
            <text:p>0.8913614006</text:p>
          </table:table-cell>
        </table:table-row>
        <table:table-row table:style-name="ro1">
          <table:table-cell table:formula="of:=RAND()" office:value-type="float" office:value="0.411865234375">
            <text:p>0.4118652344</text:p>
          </table:table-cell>
          <table:table-cell table:formula="of:=RAND()" office:value-type="float" office:value="0.32037353515625">
            <text:p>0.3203735352</text:p>
          </table:table-cell>
          <table:table-cell table:formula="of:=SQRT(1 - [.A326])" office:value-type="float" office:value="0.766899449488002">
            <text:p>0.7668994495</text:p>
          </table:table-cell>
          <table:table-cell table:formula="of:=SQRT(1 - (1 - [.A326]))" office:value-type="float" office:value="0.641767274309777">
            <text:p>0.6417672743</text:p>
          </table:table-cell>
          <table:table-cell table:formula="of:=COS(2 * PI() * [.B326])" office:value-type="float" office:value="-0.427901737533854">
            <text:p>-0.4279017375</text:p>
          </table:table-cell>
          <table:table-cell table:formula="of:=SIN(2 * PI() * [.B326])" office:value-type="float" office:value="0.903825261328487">
            <text:p>0.9038252613</text:p>
          </table:table-cell>
          <table:table-cell table:formula="of:=[.D326]*[.E326]" office:value-type="float" office:value="-0.274613331769519">
            <text:p>-0.2746133318</text:p>
          </table:table-cell>
          <table:table-cell table:formula="of:=[.D326]*[.F326]" office:value-type="float" office:value="0.580045474415105">
            <text:p>0.5800454744</text:p>
          </table:table-cell>
          <table:table-cell table:formula="of:=[.C326]" office:value-type="float" office:value="0.766899449488002">
            <text:p>0.7668994495</text:p>
          </table:table-cell>
        </table:table-row>
        <table:table-row table:style-name="ro1">
          <table:table-cell table:formula="of:=RAND()" office:value-type="float" office:value="0.477264404296875">
            <text:p>0.4772644043</text:p>
          </table:table-cell>
          <table:table-cell table:formula="of:=RAND()" office:value-type="float" office:value="0.394561767578125">
            <text:p>0.3945617676</text:p>
          </table:table-cell>
          <table:table-cell table:formula="of:=SQRT(1 - [.A327])" office:value-type="float" office:value="0.723004561329405">
            <text:p>0.7230045613</text:p>
          </table:table-cell>
          <table:table-cell table:formula="of:=SQRT(1 - (1 - [.A327]))" office:value-type="float" office:value="0.69084325595382">
            <text:p>0.690843256</text:p>
          </table:table-cell>
          <table:table-cell table:formula="of:=COS(2 * PI() * [.B327])" office:value-type="float" office:value="-0.788464382313267">
            <text:p>-0.7884643823</text:p>
          </table:table-cell>
          <table:table-cell table:formula="of:=SIN(2 * PI() * [.B327])" office:value-type="float" office:value="0.615080415737127">
            <text:p>0.6150804157</text:p>
          </table:table-cell>
          <table:table-cell table:formula="of:=[.D327]*[.E327]" office:value-type="float" office:value="-0.544705301080915">
            <text:p>-0.5447053011</text:p>
          </table:table-cell>
          <table:table-cell table:formula="of:=[.D327]*[.F327]" office:value-type="float" office:value="0.424924157081266">
            <text:p>0.4249241571</text:p>
          </table:table-cell>
          <table:table-cell table:formula="of:=[.C327]" office:value-type="float" office:value="0.723004561329405">
            <text:p>0.7230045613</text:p>
          </table:table-cell>
        </table:table-row>
        <table:table-row table:style-name="ro1">
          <table:table-cell table:formula="of:=RAND()" office:value-type="float" office:value="0.189788818359375">
            <text:p>0.1897888184</text:p>
          </table:table-cell>
          <table:table-cell table:formula="of:=RAND()" office:value-type="float" office:value="0.229949951171875">
            <text:p>0.2299499512</text:p>
          </table:table-cell>
          <table:table-cell table:formula="of:=SQRT(1 - [.A328])" office:value-type="float" office:value="0.900117315487612">
            <text:p>0.9001173155</text:p>
          </table:table-cell>
          <table:table-cell table:formula="of:=SQRT(1 - (1 - [.A328]))" office:value-type="float" office:value="0.435647585049401">
            <text:p>0.435647585</text:p>
          </table:table-cell>
          <table:table-cell table:formula="of:=COS(2 * PI() * [.B328])" office:value-type="float" office:value="0.125645213764824">
            <text:p>0.1256452138</text:p>
          </table:table-cell>
          <table:table-cell table:formula="of:=SIN(2 * PI() * [.B328])" office:value-type="float" office:value="0.992075239212224">
            <text:p>0.9920752392</text:p>
          </table:table-cell>
          <table:table-cell table:formula="of:=[.D328]*[.E328]" office:value-type="float" office:value="0.0547370339496615">
            <text:p>0.0547370339</text:p>
          </table:table-cell>
          <table:table-cell table:formula="of:=[.D328]*[.F328]" office:value-type="float" office:value="0.432195182150112">
            <text:p>0.4321951822</text:p>
          </table:table-cell>
          <table:table-cell table:formula="of:=[.C328]" office:value-type="float" office:value="0.900117315487612">
            <text:p>0.9001173155</text:p>
          </table:table-cell>
        </table:table-row>
        <table:table-row table:style-name="ro1">
          <table:table-cell table:formula="of:=RAND()" office:value-type="float" office:value="0.00244140625">
            <text:p>0.0024414063</text:p>
          </table:table-cell>
          <table:table-cell table:formula="of:=RAND()" office:value-type="float" office:value="0.495941162109375">
            <text:p>0.4959411621</text:p>
          </table:table-cell>
          <table:table-cell table:formula="of:=SQRT(1 - [.A329])" office:value-type="float" office:value="0.998778550906055">
            <text:p>0.9987785509</text:p>
          </table:table-cell>
          <table:table-cell table:formula="of:=SQRT(1 - (1 - [.A329]))" office:value-type="float" office:value="0.0494105884401309">
            <text:p>0.0494105884</text:p>
          </table:table-cell>
          <table:table-cell table:formula="of:=COS(2 * PI() * [.B329])" office:value-type="float" office:value="-0.999674830640829">
            <text:p>-0.9996748306</text:p>
          </table:table-cell>
          <table:table-cell table:formula="of:=SIN(2 * PI() * [.B329])" office:value-type="float" office:value="0.0254996663356671">
            <text:p>0.0254996663</text:p>
          </table:table-cell>
          <table:table-cell table:formula="of:=[.D329]*[.E329]" office:value-type="float" office:value="-0.0493945216307516">
            <text:p>-0.0493945216</text:p>
          </table:table-cell>
          <table:table-cell table:formula="of:=[.D329]*[.F329]" office:value-type="float" office:value="0.00125995351867231">
            <text:p>0.0012599535</text:p>
          </table:table-cell>
          <table:table-cell table:formula="of:=[.C329]" office:value-type="float" office:value="0.998778550906055">
            <text:p>0.9987785509</text:p>
          </table:table-cell>
        </table:table-row>
        <table:table-row table:style-name="ro1">
          <table:table-cell table:formula="of:=RAND()" office:value-type="float" office:value="0.482208251953125">
            <text:p>0.482208252</text:p>
          </table:table-cell>
          <table:table-cell table:formula="of:=RAND()" office:value-type="float" office:value="0.76226806640625">
            <text:p>0.7622680664</text:p>
          </table:table-cell>
          <table:table-cell table:formula="of:=SQRT(1 - [.A330])" office:value-type="float" office:value="0.719577478835236">
            <text:p>0.7195774788</text:p>
          </table:table-cell>
          <table:table-cell table:formula="of:=SQRT(1 - (1 - [.A330]))" office:value-type="float" office:value="0.694412162878161">
            <text:p>0.6944121629</text:p>
          </table:table-cell>
          <table:table-cell table:formula="of:=COS(2 * PI() * [.B330])" office:value-type="float" office:value="0.0770062234962458">
            <text:p>0.0770062235</text:p>
          </table:table-cell>
          <table:table-cell table:formula="of:=SIN(2 * PI() * [.B330])" office:value-type="float" office:value="-0.99703061213929">
            <text:p>-0.9970306121</text:p>
          </table:table-cell>
          <table:table-cell table:formula="of:=[.D330]*[.E330]" office:value-type="float" office:value="0.0534740582131071">
            <text:p>0.0534740582</text:p>
          </table:table-cell>
          <table:table-cell table:formula="of:=[.D330]*[.F330]" office:value-type="float" office:value="-0.69235018383138">
            <text:p>-0.6923501838</text:p>
          </table:table-cell>
          <table:table-cell table:formula="of:=[.C330]" office:value-type="float" office:value="0.719577478835236">
            <text:p>0.7195774788</text:p>
          </table:table-cell>
        </table:table-row>
        <table:table-row table:style-name="ro1">
          <table:table-cell table:formula="of:=RAND()" office:value-type="float" office:value="0.390716552734375">
            <text:p>0.3907165527</text:p>
          </table:table-cell>
          <table:table-cell table:formula="of:=RAND()" office:value-type="float" office:value="0.31195068359375">
            <text:p>0.3119506836</text:p>
          </table:table-cell>
          <table:table-cell table:formula="of:=SQRT(1 - [.A331])" office:value-type="float" office:value="0.78056610691576">
            <text:p>0.7805661069</text:p>
          </table:table-cell>
          <table:table-cell table:formula="of:=SQRT(1 - (1 - [.A331]))" office:value-type="float" office:value="0.625073237896468">
            <text:p>0.6250732379</text:p>
          </table:table-cell>
          <table:table-cell table:formula="of:=COS(2 * PI() * [.B331])" office:value-type="float" office:value="-0.379492429060153">
            <text:p>-0.3794924291</text:p>
          </table:table-cell>
          <table:table-cell table:formula="of:=SIN(2 * PI() * [.B331])" office:value-type="float" office:value="0.925194842336481">
            <text:p>0.9251948423</text:p>
          </table:table-cell>
          <table:table-cell table:formula="of:=[.D331]*[.E331]" office:value-type="float" office:value="-0.237210561389825">
            <text:p>-0.2372105614</text:p>
          </table:table-cell>
          <table:table-cell table:formula="of:=[.D331]*[.F331]" office:value-type="float" office:value="0.578314535784376">
            <text:p>0.5783145358</text:p>
          </table:table-cell>
          <table:table-cell table:formula="of:=[.C331]" office:value-type="float" office:value="0.78056610691576">
            <text:p>0.7805661069</text:p>
          </table:table-cell>
        </table:table-row>
        <table:table-row table:style-name="ro1">
          <table:table-cell table:formula="of:=RAND()" office:value-type="float" office:value="0.7620849609375">
            <text:p>0.7620849609</text:p>
          </table:table-cell>
          <table:table-cell table:formula="of:=RAND()" office:value-type="float" office:value="0.340576171875">
            <text:p>0.3405761719</text:p>
          </table:table-cell>
          <table:table-cell table:formula="of:=SQRT(1 - [.A332])" office:value-type="float" office:value="0.487765352462124">
            <text:p>0.4877653525</text:p>
          </table:table-cell>
          <table:table-cell table:formula="of:=SQRT(1 - (1 - [.A332]))" office:value-type="float" office:value="0.872974776804863">
            <text:p>0.8729747768</text:p>
          </table:table-cell>
          <table:table-cell table:formula="of:=COS(2 * PI() * [.B332])" office:value-type="float" office:value="-0.538879908531008">
            <text:p>-0.5388799085</text:p>
          </table:table-cell>
          <table:table-cell table:formula="of:=SIN(2 * PI() * [.B332])" office:value-type="float" office:value="0.842382599643186">
            <text:p>0.8423825996</text:p>
          </table:table-cell>
          <table:table-cell table:formula="of:=[.D332]*[.E332]" office:value-type="float" office:value="-0.470428567874482">
            <text:p>-0.4704285679</text:p>
          </table:table-cell>
          <table:table-cell table:formula="of:=[.D332]*[.F332]" office:value-type="float" office:value="0.73537876190781">
            <text:p>0.7353787619</text:p>
          </table:table-cell>
          <table:table-cell table:formula="of:=[.C332]" office:value-type="float" office:value="0.487765352462124">
            <text:p>0.4877653525</text:p>
          </table:table-cell>
        </table:table-row>
        <table:table-row table:style-name="ro1">
          <table:table-cell table:formula="of:=RAND()" office:value-type="float" office:value="0.767059326171875">
            <text:p>0.7670593262</text:p>
          </table:table-cell>
          <table:table-cell table:formula="of:=RAND()" office:value-type="float" office:value="0.69561767578125">
            <text:p>0.6956176758</text:p>
          </table:table-cell>
          <table:table-cell table:formula="of:=SQRT(1 - [.A333])" office:value-type="float" office:value="0.482639279201481">
            <text:p>0.4826392792</text:p>
          </table:table-cell>
          <table:table-cell table:formula="of:=SQRT(1 - (1 - [.A333]))" office:value-type="float" office:value="0.875819231446692">
            <text:p>0.8758192314</text:p>
          </table:table-cell>
          <table:table-cell table:formula="of:=COS(2 * PI() * [.B333])" office:value-type="float" office:value="-0.335083847041207">
            <text:p>-0.335083847</text:p>
          </table:table-cell>
          <table:table-cell table:formula="of:=SIN(2 * PI() * [.B333])" office:value-type="float" office:value="-0.942188312096932">
            <text:p>-0.9421883121</text:p>
          </table:table-cell>
          <table:table-cell table:formula="of:=[.D333]*[.E333]" office:value-type="float" office:value="-0.293472877385831">
            <text:p>-0.2934728774</text:p>
          </table:table-cell>
          <table:table-cell table:formula="of:=[.D333]*[.F333]" office:value-type="float" office:value="-0.825186643378791">
            <text:p>-0.8251866434</text:p>
          </table:table-cell>
          <table:table-cell table:formula="of:=[.C333]" office:value-type="float" office:value="0.482639279201481">
            <text:p>0.4826392792</text:p>
          </table:table-cell>
        </table:table-row>
        <table:table-row table:style-name="ro1">
          <table:table-cell table:formula="of:=RAND()" office:value-type="float" office:value="0.967376708984375">
            <text:p>0.967376709</text:p>
          </table:table-cell>
          <table:table-cell table:formula="of:=RAND()" office:value-type="float" office:value="0.03778076171875">
            <text:p>0.0377807617</text:p>
          </table:table-cell>
          <table:table-cell table:formula="of:=SQRT(1 - [.A334])" office:value-type="float" office:value="0.180619187839014">
            <text:p>0.1806191878</text:p>
          </table:table-cell>
          <table:table-cell table:formula="of:=SQRT(1 - (1 - [.A334]))" office:value-type="float" office:value="0.983553104303156">
            <text:p>0.9835531043</text:p>
          </table:table-cell>
          <table:table-cell table:formula="of:=COS(2 * PI() * [.B334])" office:value-type="float" office:value="0.971956591809582">
            <text:p>0.9719565918</text:p>
          </table:table-cell>
          <table:table-cell table:formula="of:=SIN(2 * PI() * [.B334])" office:value-type="float" office:value="0.235160336021835">
            <text:p>0.235160336</text:p>
          </table:table-cell>
          <table:table-cell table:formula="of:=[.D334]*[.E334]" office:value-type="float" office:value="0.95597092312223">
            <text:p>0.9559709231</text:p>
          </table:table-cell>
          <table:table-cell table:formula="of:=[.D334]*[.F334]" office:value-type="float" office:value="0.231292678503249">
            <text:p>0.2312926785</text:p>
          </table:table-cell>
          <table:table-cell table:formula="of:=[.C334]" office:value-type="float" office:value="0.180619187839014">
            <text:p>0.1806191878</text:p>
          </table:table-cell>
        </table:table-row>
        <table:table-row table:style-name="ro1">
          <table:table-cell table:formula="of:=RAND()" office:value-type="float" office:value="0.89422607421875">
            <text:p>0.8942260742</text:p>
          </table:table-cell>
          <table:table-cell table:formula="of:=RAND()" office:value-type="float" office:value="0.8629150390625">
            <text:p>0.8629150391</text:p>
          </table:table-cell>
          <table:table-cell table:formula="of:=SQRT(1 - [.A335])" office:value-type="float" office:value="0.325229035882791">
            <text:p>0.3252290359</text:p>
          </table:table-cell>
          <table:table-cell table:formula="of:=SQRT(1 - (1 - [.A335]))" office:value-type="float" office:value="0.945635275472922">
            <text:p>0.9456352755</text:p>
          </table:table-cell>
          <table:table-cell table:formula="of:=COS(2 * PI() * [.B335])" office:value-type="float" office:value="0.651428799656059">
            <text:p>0.6514287997</text:p>
          </table:table-cell>
          <table:table-cell table:formula="of:=SIN(2 * PI() * [.B335])" office:value-type="float" office:value="-0.758709772560408">
            <text:p>-0.7587097726</text:p>
          </table:table-cell>
          <table:table-cell table:formula="of:=[.D335]*[.E335]" office:value-type="float" office:value="0.616014052413753">
            <text:p>0.6160140524</text:p>
          </table:table-cell>
          <table:table-cell table:formula="of:=[.D335]*[.F335]" office:value-type="float" office:value="-0.71746272477916">
            <text:p>-0.7174627248</text:p>
          </table:table-cell>
          <table:table-cell table:formula="of:=[.C335]" office:value-type="float" office:value="0.325229035882791">
            <text:p>0.3252290359</text:p>
          </table:table-cell>
        </table:table-row>
        <table:table-row table:style-name="ro1">
          <table:table-cell table:formula="of:=RAND()" office:value-type="float" office:value="0.855133056640625">
            <text:p>0.8551330566</text:p>
          </table:table-cell>
          <table:table-cell table:formula="of:=RAND()" office:value-type="float" office:value="0.833465576171875">
            <text:p>0.8334655762</text:p>
          </table:table-cell>
          <table:table-cell table:formula="of:=SQRT(1 - [.A336])" office:value-type="float" office:value="0.380613903265993">
            <text:p>0.3806139033</text:p>
          </table:table-cell>
          <table:table-cell table:formula="of:=SQRT(1 - (1 - [.A336]))" office:value-type="float" office:value="0.924734046437474">
            <text:p>0.9247340464</text:p>
          </table:table-cell>
          <table:table-cell table:formula="of:=COS(2 * PI() * [.B336])" office:value-type="float" office:value="0.50071941324532">
            <text:p>0.5007194132</text:p>
          </table:table-cell>
          <table:table-cell table:formula="of:=SIN(2 * PI() * [.B336])" office:value-type="float" office:value="-0.865609651747982">
            <text:p>-0.8656096517</text:p>
          </table:table-cell>
          <table:table-cell table:formula="of:=[.D336]*[.E336]" office:value-type="float" office:value="0.463032289140143">
            <text:p>0.4630322891</text:p>
          </table:table-cell>
          <table:table-cell table:formula="of:=[.D336]*[.F336]" office:value-type="float" office:value="-0.800458715896244">
            <text:p>-0.8004587159</text:p>
          </table:table-cell>
          <table:table-cell table:formula="of:=[.C336]" office:value-type="float" office:value="0.380613903265993">
            <text:p>0.3806139033</text:p>
          </table:table-cell>
        </table:table-row>
        <table:table-row table:style-name="ro1">
          <table:table-cell table:formula="of:=RAND()" office:value-type="float" office:value="0.610137939453125">
            <text:p>0.6101379395</text:p>
          </table:table-cell>
          <table:table-cell table:formula="of:=RAND()" office:value-type="float" office:value="0.95526123046875">
            <text:p>0.9552612305</text:p>
          </table:table-cell>
          <table:table-cell table:formula="of:=SQRT(1 - [.A337])" office:value-type="float" office:value="0.624389350122882">
            <text:p>0.6243893501</text:p>
          </table:table-cell>
          <table:table-cell table:formula="of:=SQRT(1 - (1 - [.A337]))" office:value-type="float" office:value="0.781113269285015">
            <text:p>0.7811132693</text:p>
          </table:table-cell>
          <table:table-cell table:formula="of:=COS(2 * PI() * [.B337])" office:value-type="float" office:value="0.960750316613244">
            <text:p>0.9607503166</text:p>
          </table:table-cell>
          <table:table-cell table:formula="of:=SIN(2 * PI() * [.B337])" office:value-type="float" office:value="-0.277414543828458">
            <text:p>-0.2774145438</text:p>
          </table:table-cell>
          <table:table-cell table:formula="of:=[.D337]*[.E337]" office:value-type="float" office:value="0.750454820776385">
            <text:p>0.7504548208</text:p>
          </table:table-cell>
          <table:table-cell table:formula="of:=[.D337]*[.F337]" office:value-type="float" office:value="-0.216692181277058">
            <text:p>-0.2166921813</text:p>
          </table:table-cell>
          <table:table-cell table:formula="of:=[.C337]" office:value-type="float" office:value="0.624389350122882">
            <text:p>0.6243893501</text:p>
          </table:table-cell>
        </table:table-row>
        <table:table-row table:style-name="ro1">
          <table:table-cell table:formula="of:=RAND()" office:value-type="float" office:value="0.1856689453125">
            <text:p>0.1856689453</text:p>
          </table:table-cell>
          <table:table-cell table:formula="of:=RAND()" office:value-type="float" office:value="0.927490234375">
            <text:p>0.9274902344</text:p>
          </table:table-cell>
          <table:table-cell table:formula="of:=SQRT(1 - [.A338])" office:value-type="float" office:value="0.902402933665167">
            <text:p>0.9024029337</text:p>
          </table:table-cell>
          <table:table-cell table:formula="of:=SQRT(1 - (1 - [.A338]))" office:value-type="float" office:value="0.430893194785552">
            <text:p>0.4308931948</text:p>
          </table:table-cell>
          <table:table-cell table:formula="of:=COS(2 * PI() * [.B338])" office:value-type="float" office:value="0.89800057974074">
            <text:p>0.8980005797</text:p>
          </table:table-cell>
          <table:table-cell table:formula="of:=SIN(2 * PI() * [.B338])" office:value-type="float" office:value="-0.439994271309633">
            <text:p>-0.4399942713</text:p>
          </table:table-cell>
          <table:table-cell table:formula="of:=[.D338]*[.E338]" office:value-type="float" office:value="0.386942338723765">
            <text:p>0.3869423387</text:p>
          </table:table-cell>
          <table:table-cell table:formula="of:=[.D338]*[.F338]" office:value-type="float" office:value="-0.189590537251949">
            <text:p>-0.1895905373</text:p>
          </table:table-cell>
          <table:table-cell table:formula="of:=[.C338]" office:value-type="float" office:value="0.902402933665167">
            <text:p>0.9024029337</text:p>
          </table:table-cell>
        </table:table-row>
        <table:table-row table:style-name="ro1">
          <table:table-cell table:formula="of:=RAND()" office:value-type="float" office:value="0.7354736328125">
            <text:p>0.7354736328</text:p>
          </table:table-cell>
          <table:table-cell table:formula="of:=RAND()" office:value-type="float" office:value="0.112060546875">
            <text:p>0.1120605469</text:p>
          </table:table-cell>
          <table:table-cell table:formula="of:=SQRT(1 - [.A339])" office:value-type="float" office:value="0.514321268457275">
            <text:p>0.5143212685</text:p>
          </table:table-cell>
          <table:table-cell table:formula="of:=SQRT(1 - (1 - [.A339]))" office:value-type="float" office:value="0.857597593753912">
            <text:p>0.8575975938</text:p>
          </table:table-cell>
          <table:table-cell table:formula="of:=COS(2 * PI() * [.B339])" office:value-type="float" office:value="0.762196298134579">
            <text:p>0.7621962981</text:p>
          </table:table-cell>
          <table:table-cell table:formula="of:=SIN(2 * PI() * [.B339])" office:value-type="float" office:value="0.647345968636512">
            <text:p>0.6473459686</text:p>
          </table:table-cell>
          <table:table-cell table:formula="of:=[.D339]*[.E339]" office:value-type="float" office:value="0.653657711248354">
            <text:p>0.6536577112</text:p>
          </table:table-cell>
          <table:table-cell table:formula="of:=[.D339]*[.F339]" office:value-type="float" office:value="0.555162345028968">
            <text:p>0.555162345</text:p>
          </table:table-cell>
          <table:table-cell table:formula="of:=[.C339]" office:value-type="float" office:value="0.514321268457275">
            <text:p>0.5143212685</text:p>
          </table:table-cell>
        </table:table-row>
        <table:table-row table:style-name="ro1">
          <table:table-cell table:formula="of:=RAND()" office:value-type="float" office:value="0.143218994140625">
            <text:p>0.1432189941</text:p>
          </table:table-cell>
          <table:table-cell table:formula="of:=RAND()" office:value-type="float" office:value="0.64141845703125">
            <text:p>0.641418457</text:p>
          </table:table-cell>
          <table:table-cell table:formula="of:=SQRT(1 - [.A340])" office:value-type="float" office:value="0.925624657115061">
            <text:p>0.9256246571</text:p>
          </table:table-cell>
          <table:table-cell table:formula="of:=SQRT(1 - (1 - [.A340]))" office:value-type="float" office:value="0.378442854524464">
            <text:p>0.3784428545</text:p>
          </table:table-cell>
          <table:table-cell table:formula="of:=COS(2 * PI() * [.B340])" office:value-type="float" office:value="-0.630531621003334">
            <text:p>-0.630531621</text:p>
          </table:table-cell>
          <table:table-cell table:formula="of:=SIN(2 * PI() * [.B340])" office:value-type="float" office:value="-0.776163561960305">
            <text:p>-0.776163562</text:p>
          </table:table-cell>
          <table:table-cell table:formula="of:=[.D340]*[.E340]" office:value-type="float" office:value="-0.23862018652044">
            <text:p>-0.2386201865</text:p>
          </table:table-cell>
          <table:table-cell table:formula="of:=[.D340]*[.F340]" office:value-type="float" office:value="-0.293733553966134">
            <text:p>-0.293733554</text:p>
          </table:table-cell>
          <table:table-cell table:formula="of:=[.C340]" office:value-type="float" office:value="0.925624657115061">
            <text:p>0.9256246571</text:p>
          </table:table-cell>
        </table:table-row>
        <table:table-row table:style-name="ro1">
          <table:table-cell table:formula="of:=RAND()" office:value-type="float" office:value="0.10858154296875">
            <text:p>0.108581543</text:p>
          </table:table-cell>
          <table:table-cell table:formula="of:=RAND()" office:value-type="float" office:value="0.83392333984375">
            <text:p>0.8339233398</text:p>
          </table:table-cell>
          <table:table-cell table:formula="of:=SQRT(1 - [.A341])" office:value-type="float" office:value="0.94414959462537">
            <text:p>0.9441495946</text:p>
          </table:table-cell>
          <table:table-cell table:formula="of:=SQRT(1 - (1 - [.A341]))" office:value-type="float" office:value="0.329517136077549">
            <text:p>0.3295171361</text:p>
          </table:table-cell>
          <table:table-cell table:formula="of:=COS(2 * PI() * [.B341])" office:value-type="float" office:value="0.503207017265869">
            <text:p>0.5032070173</text:p>
          </table:table-cell>
          <table:table-cell table:formula="of:=SIN(2 * PI() * [.B341])" office:value-type="float" office:value="-0.864165897136879">
            <text:p>-0.8641658971</text:p>
          </table:table-cell>
          <table:table-cell table:formula="of:=[.D341]*[.E341]" office:value-type="float" office:value="0.165815335183575">
            <text:p>0.1658153352</text:p>
          </table:table-cell>
          <table:table-cell table:formula="of:=[.D341]*[.F341]" office:value-type="float" office:value="-0.28475747152043">
            <text:p>-0.2847574715</text:p>
          </table:table-cell>
          <table:table-cell table:formula="of:=[.C341]" office:value-type="float" office:value="0.94414959462537">
            <text:p>0.9441495946</text:p>
          </table:table-cell>
        </table:table-row>
        <table:table-row table:style-name="ro1">
          <table:table-cell table:formula="of:=RAND()" office:value-type="float" office:value="0.89892578125">
            <text:p>0.8989257813</text:p>
          </table:table-cell>
          <table:table-cell table:formula="of:=RAND()" office:value-type="float" office:value="0.939208984375">
            <text:p>0.9392089844</text:p>
          </table:table-cell>
          <table:table-cell table:formula="of:=SQRT(1 - [.A342])" office:value-type="float" office:value="0.317921717958997">
            <text:p>0.317921718</text:p>
          </table:table-cell>
          <table:table-cell table:formula="of:=SQRT(1 - (1 - [.A342]))" office:value-type="float" office:value="0.948116966017379">
            <text:p>0.948116966</text:p>
          </table:table-cell>
          <table:table-cell table:formula="of:=COS(2 * PI() * [.B342])" office:value-type="float" office:value="0.927935394822618">
            <text:p>0.9279353948</text:p>
          </table:table-cell>
          <table:table-cell table:formula="of:=SIN(2 * PI() * [.B342])" office:value-type="float" office:value="-0.372741067009516">
            <text:p>-0.372741067</text:p>
          </table:table-cell>
          <table:table-cell table:formula="of:=[.D342]*[.E342]" office:value-type="float" office:value="0.879791291199359">
            <text:p>0.8797912912</text:p>
          </table:table-cell>
          <table:table-cell table:formula="of:=[.D342]*[.F342]" office:value-type="float" office:value="-0.353402129563143">
            <text:p>-0.3534021296</text:p>
          </table:table-cell>
          <table:table-cell table:formula="of:=[.C342]" office:value-type="float" office:value="0.317921717958997">
            <text:p>0.317921718</text:p>
          </table:table-cell>
        </table:table-row>
        <table:table-row table:style-name="ro1">
          <table:table-cell table:formula="of:=RAND()" office:value-type="float" office:value="0.9034423828125">
            <text:p>0.9034423828</text:p>
          </table:table-cell>
          <table:table-cell table:formula="of:=RAND()" office:value-type="float" office:value="0.918487548828125">
            <text:p>0.9184875488</text:p>
          </table:table-cell>
          <table:table-cell table:formula="of:=SQRT(1 - [.A343])" office:value-type="float" office:value="0.310737215646115">
            <text:p>0.3107372156</text:p>
          </table:table-cell>
          <table:table-cell table:formula="of:=SQRT(1 - (1 - [.A343]))" office:value-type="float" office:value="0.950495861544121">
            <text:p>0.9504958615</text:p>
          </table:table-cell>
          <table:table-cell table:formula="of:=COS(2 * PI() * [.B343])" office:value-type="float" office:value="0.87168907038323">
            <text:p>0.8716890704</text:p>
          </table:table-cell>
          <table:table-cell table:formula="of:=SIN(2 * PI() * [.B343])" office:value-type="float" office:value="-0.490059348012484">
            <text:p>-0.490059348</text:p>
          </table:table-cell>
          <table:table-cell table:formula="of:=[.D343]*[.E343]" office:value-type="float" office:value="0.828536853952501">
            <text:p>0.828536854</text:p>
          </table:table-cell>
          <table:table-cell table:formula="of:=[.D343]*[.F343]" office:value-type="float" office:value="-0.465799382196876">
            <text:p>-0.4657993822</text:p>
          </table:table-cell>
          <table:table-cell table:formula="of:=[.C343]" office:value-type="float" office:value="0.310737215646115">
            <text:p>0.3107372156</text:p>
          </table:table-cell>
        </table:table-row>
        <table:table-row table:style-name="ro1">
          <table:table-cell table:formula="of:=RAND()" office:value-type="float" office:value="0.722747802734375">
            <text:p>0.7227478027</text:p>
          </table:table-cell>
          <table:table-cell table:formula="of:=RAND()" office:value-type="float" office:value="0.09820556640625">
            <text:p>0.0982055664</text:p>
          </table:table-cell>
          <table:table-cell table:formula="of:=SQRT(1 - [.A344])" office:value-type="float" office:value="0.526547431164207">
            <text:p>0.5265474312</text:p>
          </table:table-cell>
          <table:table-cell table:formula="of:=SQRT(1 - (1 - [.A344]))" office:value-type="float" office:value="0.850145753817765">
            <text:p>0.8501457538</text:p>
          </table:table-cell>
          <table:table-cell table:formula="of:=COS(2 * PI() * [.B344])" office:value-type="float" office:value="0.815592570258577">
            <text:p>0.8155925703</text:p>
          </table:table-cell>
          <table:table-cell table:formula="of:=SIN(2 * PI() * [.B344])" office:value-type="float" office:value="0.578626614786261">
            <text:p>0.5786266148</text:p>
          </table:table-cell>
          <table:table-cell table:formula="of:=[.D344]*[.E344]" office:value-type="float" office:value="0.693372560450646">
            <text:p>0.6933725605</text:p>
          </table:table-cell>
          <table:table-cell table:formula="of:=[.D344]*[.F344]" office:value-type="float" office:value="0.491916959606487">
            <text:p>0.4919169596</text:p>
          </table:table-cell>
          <table:table-cell table:formula="of:=[.C344]" office:value-type="float" office:value="0.526547431164207">
            <text:p>0.5265474312</text:p>
          </table:table-cell>
        </table:table-row>
        <table:table-row table:style-name="ro1">
          <table:table-cell table:formula="of:=RAND()" office:value-type="float" office:value="0.887176513671875">
            <text:p>0.8871765137</text:p>
          </table:table-cell>
          <table:table-cell table:formula="of:=RAND()" office:value-type="float" office:value="0.749603271484375">
            <text:p>0.7496032715</text:p>
          </table:table-cell>
          <table:table-cell table:formula="of:=SQRT(1 - [.A345])" office:value-type="float" office:value="0.335892075417276">
            <text:p>0.3358920754</text:p>
          </table:table-cell>
          <table:table-cell table:formula="of:=SQRT(1 - (1 - [.A345]))" office:value-type="float" office:value="0.941900479706787">
            <text:p>0.9419004797</text:p>
          </table:table-cell>
          <table:table-cell table:formula="of:=COS(2 * PI() * [.B345])" office:value-type="float" office:value="-0.00249271619883646">
            <text:p>-0.0024927162</text:p>
          </table:table-cell>
          <table:table-cell table:formula="of:=SIN(2 * PI() * [.B345])" office:value-type="float" office:value="-0.99999689317815">
            <text:p>-0.9999968932</text:p>
          </table:table-cell>
          <table:table-cell table:formula="of:=[.D345]*[.E345]" office:value-type="float" office:value="-0.00234789058345694">
            <text:p>-0.0023478906</text:p>
          </table:table-cell>
          <table:table-cell table:formula="of:=[.D345]*[.F345]" office:value-type="float" office:value="-0.941897553389796">
            <text:p>-0.9418975534</text:p>
          </table:table-cell>
          <table:table-cell table:formula="of:=[.C345]" office:value-type="float" office:value="0.335892075417276">
            <text:p>0.3358920754</text:p>
          </table:table-cell>
        </table:table-row>
        <table:table-row table:style-name="ro1">
          <table:table-cell table:formula="of:=RAND()" office:value-type="float" office:value="0.550628662109375">
            <text:p>0.5506286621</text:p>
          </table:table-cell>
          <table:table-cell table:formula="of:=RAND()" office:value-type="float" office:value="0.561798095703125">
            <text:p>0.5617980957</text:p>
          </table:table-cell>
          <table:table-cell table:formula="of:=SQRT(1 - [.A346])" office:value-type="float" office:value="0.670351652411348">
            <text:p>0.6703516524</text:p>
          </table:table-cell>
          <table:table-cell table:formula="of:=SQRT(1 - (1 - [.A346]))" office:value-type="float" office:value="0.742043571570683">
            <text:p>0.7420435716</text:p>
          </table:table-cell>
          <table:table-cell table:formula="of:=COS(2 * PI() * [.B346])" office:value-type="float" office:value="-0.925558250880733">
            <text:p>-0.9255582509</text:p>
          </table:table-cell>
          <table:table-cell table:formula="of:=SIN(2 * PI() * [.B346])" office:value-type="float" office:value="-0.378605235339659">
            <text:p>-0.3786052353</text:p>
          </table:table-cell>
          <table:table-cell table:formula="of:=[.D346]*[.E346]" office:value-type="float" office:value="-0.686804550180253">
            <text:p>-0.6868045502</text:p>
          </table:table-cell>
          <table:table-cell table:formula="of:=[.D346]*[.F346]" office:value-type="float" office:value="-0.2809415810468">
            <text:p>-0.280941581</text:p>
          </table:table-cell>
          <table:table-cell table:formula="of:=[.C346]" office:value-type="float" office:value="0.670351652411348">
            <text:p>0.6703516524</text:p>
          </table:table-cell>
        </table:table-row>
        <table:table-row table:style-name="ro1">
          <table:table-cell table:formula="of:=RAND()" office:value-type="float" office:value="0.77301025390625">
            <text:p>0.7730102539</text:p>
          </table:table-cell>
          <table:table-cell table:formula="of:=RAND()" office:value-type="float" office:value="0.221099853515625">
            <text:p>0.2210998535</text:p>
          </table:table-cell>
          <table:table-cell table:formula="of:=SQRT(1 - [.A347])" office:value-type="float" office:value="0.476434409015291">
            <text:p>0.476434409</text:p>
          </table:table-cell>
          <table:table-cell table:formula="of:=SQRT(1 - (1 - [.A347]))" office:value-type="float" office:value="0.879210016950586">
            <text:p>0.879210017</text:p>
          </table:table-cell>
          <table:table-cell table:formula="of:=COS(2 * PI() * [.B347])" office:value-type="float" office:value="0.180588716309133">
            <text:p>0.1805887163</text:p>
          </table:table-cell>
          <table:table-cell table:formula="of:=SIN(2 * PI() * [.B347])" office:value-type="float" office:value="0.983558699591346">
            <text:p>0.9835586996</text:p>
          </table:table-cell>
          <table:table-cell table:formula="of:=[.D347]*[.E347]" office:value-type="float" office:value="0.158775408327238">
            <text:p>0.1587754083</text:p>
          </table:table-cell>
          <table:table-cell table:formula="of:=[.D347]*[.F347]" office:value-type="float" office:value="0.864754660939604">
            <text:p>0.8647546609</text:p>
          </table:table-cell>
          <table:table-cell table:formula="of:=[.C347]" office:value-type="float" office:value="0.476434409015291">
            <text:p>0.476434409</text:p>
          </table:table-cell>
        </table:table-row>
        <table:table-row table:style-name="ro1">
          <table:table-cell table:formula="of:=RAND()" office:value-type="float" office:value="0.41278076171875">
            <text:p>0.4127807617</text:p>
          </table:table-cell>
          <table:table-cell table:formula="of:=RAND()" office:value-type="float" office:value="0.505035400390625">
            <text:p>0.5050354004</text:p>
          </table:table-cell>
          <table:table-cell table:formula="of:=SQRT(1 - [.A348])" office:value-type="float" office:value="0.766302315200241">
            <text:p>0.7663023152</text:p>
          </table:table-cell>
          <table:table-cell table:formula="of:=SQRT(1 - (1 - [.A348]))" office:value-type="float" office:value="0.642480164455487">
            <text:p>0.6424801645</text:p>
          </table:table-cell>
          <table:table-cell table:formula="of:=COS(2 * PI() * [.B348])" office:value-type="float" office:value="-0.999499549033424">
            <text:p>-0.999499549</text:p>
          </table:table-cell>
          <table:table-cell table:formula="of:=SIN(2 * PI() * [.B348])" office:value-type="float" office:value="-0.0316330757591292">
            <text:p>-0.0316330758</text:p>
          </table:table-cell>
          <table:table-cell table:formula="of:=[.D348]*[.E348]" office:value-type="float" office:value="-0.642158634636179">
            <text:p>-0.6421586346</text:p>
          </table:table-cell>
          <table:table-cell table:formula="of:=[.D348]*[.F348]" office:value-type="float" office:value="-0.0203236237159582">
            <text:p>-0.0203236237</text:p>
          </table:table-cell>
          <table:table-cell table:formula="of:=[.C348]" office:value-type="float" office:value="0.766302315200241">
            <text:p>0.7663023152</text:p>
          </table:table-cell>
        </table:table-row>
        <table:table-row table:style-name="ro1">
          <table:table-cell table:formula="of:=RAND()" office:value-type="float" office:value="0.32568359375">
            <text:p>0.3256835938</text:p>
          </table:table-cell>
          <table:table-cell table:formula="of:=RAND()" office:value-type="float" office:value="0.076995849609375">
            <text:p>0.0769958496</text:p>
          </table:table-cell>
          <table:table-cell table:formula="of:=SQRT(1 - [.A349])" office:value-type="float" office:value="0.821167708966932">
            <text:p>0.821167709</text:p>
          </table:table-cell>
          <table:table-cell table:formula="of:=SQRT(1 - (1 - [.A349]))" office:value-type="float" office:value="0.570686948992177">
            <text:p>0.570686949</text:p>
          </table:table-cell>
          <table:table-cell table:formula="of:=COS(2 * PI() * [.B349])" office:value-type="float" office:value="0.885243441089348">
            <text:p>0.8852434411</text:p>
          </table:table-cell>
          <table:table-cell table:formula="of:=SIN(2 * PI() * [.B349])" office:value-type="float" office:value="0.465127993146284">
            <text:p>0.4651279931</text:p>
          </table:table-cell>
          <table:table-cell table:formula="of:=[.D349]*[.E349]" office:value-type="float" office:value="0.505196878510616">
            <text:p>0.5051968785</text:p>
          </table:table-cell>
          <table:table-cell table:formula="of:=[.D349]*[.F349]" office:value-type="float" office:value="0.265442475299507">
            <text:p>0.2654424753</text:p>
          </table:table-cell>
          <table:table-cell table:formula="of:=[.C349]" office:value-type="float" office:value="0.821167708966932">
            <text:p>0.821167709</text:p>
          </table:table-cell>
        </table:table-row>
        <table:table-row table:style-name="ro1">
          <table:table-cell table:formula="of:=RAND()" office:value-type="float" office:value="0.629486083984375">
            <text:p>0.629486084</text:p>
          </table:table-cell>
          <table:table-cell table:formula="of:=RAND()" office:value-type="float" office:value="0.144134521484375">
            <text:p>0.1441345215</text:p>
          </table:table-cell>
          <table:table-cell table:formula="of:=SQRT(1 - [.A350])" office:value-type="float" office:value="0.608698542807213">
            <text:p>0.6086985428</text:p>
          </table:table-cell>
          <table:table-cell table:formula="of:=SQRT(1 - (1 - [.A350]))" office:value-type="float" office:value="0.793401590611195">
            <text:p>0.7934015906</text:p>
          </table:table-cell>
          <table:table-cell table:formula="of:=COS(2 * PI() * [.B350])" office:value-type="float" office:value="0.617194803076118">
            <text:p>0.6171948031</text:p>
          </table:table-cell>
          <table:table-cell table:formula="of:=SIN(2 * PI() * [.B350])" office:value-type="float" office:value="0.786810380622824">
            <text:p>0.7868103806</text:p>
          </table:table-cell>
          <table:table-cell table:formula="of:=[.D350]*[.E350]" office:value-type="float" office:value="0.489683338477555">
            <text:p>0.4896833385</text:p>
          </table:table-cell>
          <table:table-cell table:formula="of:=[.D350]*[.F350]" office:value-type="float" office:value="0.624256607495548">
            <text:p>0.6242566075</text:p>
          </table:table-cell>
          <table:table-cell table:formula="of:=[.C350]" office:value-type="float" office:value="0.608698542807213">
            <text:p>0.6086985428</text:p>
          </table:table-cell>
        </table:table-row>
        <table:table-row table:style-name="ro1">
          <table:table-cell table:formula="of:=RAND()" office:value-type="float" office:value="0.37445068359375">
            <text:p>0.3744506836</text:p>
          </table:table-cell>
          <table:table-cell table:formula="of:=RAND()" office:value-type="float" office:value="0.948577880859375">
            <text:p>0.9485778809</text:p>
          </table:table-cell>
          <table:table-cell table:formula="of:=SQRT(1 - [.A351])" office:value-type="float" office:value="0.790916756938586">
            <text:p>0.7909167569</text:p>
          </table:table-cell>
          <table:table-cell table:formula="of:=SQRT(1 - (1 - [.A351]))" office:value-type="float" office:value="0.611923756356746">
            <text:p>0.6119237564</text:p>
          </table:table-cell>
          <table:table-cell table:formula="of:=COS(2 * PI() * [.B351])" office:value-type="float" office:value="0.948257383916349">
            <text:p>0.9482573839</text:p>
          </table:table-cell>
          <table:table-cell table:formula="of:=SIN(2 * PI() * [.B351])" office:value-type="float" office:value="-0.317502651718253">
            <text:p>-0.3175026517</text:p>
          </table:table-cell>
          <table:table-cell table:formula="of:=[.D351]*[.E351]" office:value-type="float" office:value="0.580261220359113">
            <text:p>0.5802612204</text:p>
          </table:table-cell>
          <table:table-cell table:formula="of:=[.D351]*[.F351]" office:value-type="float" office:value="-0.194287415292661">
            <text:p>-0.1942874153</text:p>
          </table:table-cell>
          <table:table-cell table:formula="of:=[.C351]" office:value-type="float" office:value="0.790916756938586">
            <text:p>0.7909167569</text:p>
          </table:table-cell>
        </table:table-row>
        <table:table-row table:style-name="ro1">
          <table:table-cell table:formula="of:=RAND()" office:value-type="float" office:value="0.180999755859375">
            <text:p>0.1809997559</text:p>
          </table:table-cell>
          <table:table-cell table:formula="of:=RAND()" office:value-type="float" office:value="0.32183837890625">
            <text:p>0.3218383789</text:p>
          </table:table-cell>
          <table:table-cell table:formula="of:=SQRT(1 - [.A352])" office:value-type="float" office:value="0.904986322626273">
            <text:p>0.9049863226</text:p>
          </table:table-cell>
          <table:table-cell table:formula="of:=SQRT(1 - (1 - [.A352]))" office:value-type="float" office:value="0.425440660796985">
            <text:p>0.4254406608</text:p>
          </table:table-cell>
          <table:table-cell table:formula="of:=COS(2 * PI() * [.B352])" office:value-type="float" office:value="-0.436202199635144">
            <text:p>-0.4362021996</text:p>
          </table:table-cell>
          <table:table-cell table:formula="of:=SIN(2 * PI() * [.B352])" office:value-type="float" office:value="0.899848676741519">
            <text:p>0.8998486767</text:p>
          </table:table-cell>
          <table:table-cell table:formula="of:=[.D352]*[.E352]" office:value-type="float" office:value="-0.185578152053874">
            <text:p>-0.1855781521</text:p>
          </table:table-cell>
          <table:table-cell table:formula="of:=[.D352]*[.F352]" office:value-type="float" office:value="0.382832215650204">
            <text:p>0.3828322157</text:p>
          </table:table-cell>
          <table:table-cell table:formula="of:=[.C352]" office:value-type="float" office:value="0.904986322626273">
            <text:p>0.9049863226</text:p>
          </table:table-cell>
        </table:table-row>
        <table:table-row table:style-name="ro1">
          <table:table-cell table:formula="of:=RAND()" office:value-type="float" office:value="0.391021728515625">
            <text:p>0.3910217285</text:p>
          </table:table-cell>
          <table:table-cell table:formula="of:=RAND()" office:value-type="float" office:value="0.870147705078125">
            <text:p>0.8701477051</text:p>
          </table:table-cell>
          <table:table-cell table:formula="of:=SQRT(1 - [.A353])" office:value-type="float" office:value="0.780370598808268">
            <text:p>0.7803705988</text:p>
          </table:table-cell>
          <table:table-cell table:formula="of:=SQRT(1 - (1 - [.A353]))" office:value-type="float" office:value="0.625317302267917">
            <text:p>0.6253173023</text:p>
          </table:table-cell>
          <table:table-cell table:formula="of:=COS(2 * PI() * [.B353])" office:value-type="float" office:value="0.685223336475011">
            <text:p>0.6852233365</text:p>
          </table:table-cell>
          <table:table-cell table:formula="of:=SIN(2 * PI() * [.B353])" office:value-type="float" office:value="-0.728333013909196">
            <text:p>-0.7283330139</text:p>
          </table:table-cell>
          <table:table-cell table:formula="of:=[.D353]*[.E353]" office:value-type="float" office:value="0.428482008215575">
            <text:p>0.4284820082</text:p>
          </table:table-cell>
          <table:table-cell table:formula="of:=[.D353]*[.F353]" office:value-type="float" office:value="-0.45543923541036">
            <text:p>-0.4554392354</text:p>
          </table:table-cell>
          <table:table-cell table:formula="of:=[.C353]" office:value-type="float" office:value="0.780370598808268">
            <text:p>0.7803705988</text:p>
          </table:table-cell>
        </table:table-row>
        <table:table-row table:style-name="ro1">
          <table:table-cell table:formula="of:=RAND()" office:value-type="float" office:value="0.1573486328125">
            <text:p>0.1573486328</text:p>
          </table:table-cell>
          <table:table-cell table:formula="of:=RAND()" office:value-type="float" office:value="0.39892578125">
            <text:p>0.3989257813</text:p>
          </table:table-cell>
          <table:table-cell table:formula="of:=SQRT(1 - [.A354])" office:value-type="float" office:value="0.917960438792163">
            <text:p>0.9179604388</text:p>
          </table:table-cell>
          <table:table-cell table:formula="of:=SQRT(1 - (1 - [.A354]))" office:value-type="float" office:value="0.396671946087066">
            <text:p>0.3966719461</text:p>
          </table:table-cell>
          <table:table-cell table:formula="of:=COS(2 * PI() * [.B354])" office:value-type="float" office:value="-0.805031331142963">
            <text:p>-0.8050313311</text:p>
          </table:table-cell>
          <table:table-cell table:formula="of:=SIN(2 * PI() * [.B354])" office:value-type="float" office:value="0.5932322950398">
            <text:p>0.593232295</text:p>
          </table:table-cell>
          <table:table-cell table:formula="of:=[.D354]*[.E354]" office:value-type="float" office:value="-0.31933334478554">
            <text:p>-0.3193333448</text:p>
          </table:table-cell>
          <table:table-cell table:formula="of:=[.D354]*[.F354]" office:value-type="float" office:value="0.235318608955134">
            <text:p>0.235318609</text:p>
          </table:table-cell>
          <table:table-cell table:formula="of:=[.C354]" office:value-type="float" office:value="0.917960438792163">
            <text:p>0.9179604388</text:p>
          </table:table-cell>
        </table:table-row>
        <table:table-row table:style-name="ro1">
          <table:table-cell table:formula="of:=RAND()" office:value-type="float" office:value="0.787933349609375">
            <text:p>0.7879333496</text:p>
          </table:table-cell>
          <table:table-cell table:formula="of:=RAND()" office:value-type="float" office:value="0.554656982421875">
            <text:p>0.5546569824</text:p>
          </table:table-cell>
          <table:table-cell table:formula="of:=SQRT(1 - [.A355])" office:value-type="float" office:value="0.460506949340208">
            <text:p>0.4605069493</text:p>
          </table:table-cell>
          <table:table-cell table:formula="of:=SQRT(1 - (1 - [.A355]))" office:value-type="float" office:value="0.887656098728204">
            <text:p>0.8876560987</text:p>
          </table:table-cell>
          <table:table-cell table:formula="of:=COS(2 * PI() * [.B355])" office:value-type="float" office:value="-0.941608645694025">
            <text:p>-0.9416086457</text:p>
          </table:table-cell>
          <table:table-cell table:formula="of:=SIN(2 * PI() * [.B355])" office:value-type="float" office:value="-0.336709308386721">
            <text:p>-0.3367093084</text:p>
          </table:table-cell>
          <table:table-cell table:formula="of:=[.D355]*[.E355]" office:value-type="float" office:value="-0.835824656965506">
            <text:p>-0.835824657</text:p>
          </table:table-cell>
          <table:table-cell table:formula="of:=[.D355]*[.F355]" office:value-type="float" office:value="-0.298882071088028">
            <text:p>-0.2988820711</text:p>
          </table:table-cell>
          <table:table-cell table:formula="of:=[.C355]" office:value-type="float" office:value="0.460506949340208">
            <text:p>0.4605069493</text:p>
          </table:table-cell>
        </table:table-row>
        <table:table-row table:style-name="ro1">
          <table:table-cell table:formula="of:=RAND()" office:value-type="float" office:value="0.694427490234375">
            <text:p>0.6944274902</text:p>
          </table:table-cell>
          <table:table-cell table:formula="of:=RAND()" office:value-type="float" office:value="0.98388671875">
            <text:p>0.9838867188</text:p>
          </table:table-cell>
          <table:table-cell table:formula="of:=SQRT(1 - [.A356])" office:value-type="float" office:value="0.552786133839865">
            <text:p>0.5527861338</text:p>
          </table:table-cell>
          <table:table-cell table:formula="of:=SQRT(1 - (1 - [.A356]))" office:value-type="float" office:value="0.833323160745203">
            <text:p>0.8333231607</text:p>
          </table:table-cell>
          <table:table-cell table:formula="of:=COS(2 * PI() * [.B356])" office:value-type="float" office:value="0.994879330794806">
            <text:p>0.9948793308</text:p>
          </table:table-cell>
          <table:table-cell table:formula="of:=SIN(2 * PI() * [.B356])" office:value-type="float" office:value="-0.101069862754828">
            <text:p>-0.1010698628</text:p>
          </table:table-cell>
          <table:table-cell table:formula="of:=[.D356]*[.E356]" office:value-type="float" office:value="0.829055988498">
            <text:p>0.8290559885</text:p>
          </table:table-cell>
          <table:table-cell table:formula="of:=[.D356]*[.F356]" office:value-type="float" office:value="-0.0842238574869372">
            <text:p>-0.0842238575</text:p>
          </table:table-cell>
          <table:table-cell table:formula="of:=[.C356]" office:value-type="float" office:value="0.552786133839865">
            <text:p>0.5527861338</text:p>
          </table:table-cell>
        </table:table-row>
        <table:table-row table:style-name="ro1">
          <table:table-cell table:formula="of:=RAND()" office:value-type="float" office:value="0.59405517578125">
            <text:p>0.5940551758</text:p>
          </table:table-cell>
          <table:table-cell table:formula="of:=RAND()" office:value-type="float" office:value="0.210052490234375">
            <text:p>0.2100524902</text:p>
          </table:table-cell>
          <table:table-cell table:formula="of:=SQRT(1 - [.A357])" office:value-type="float" office:value="0.637137994643821">
            <text:p>0.6371379946</text:p>
          </table:table-cell>
          <table:table-cell table:formula="of:=SQRT(1 - (1 - [.A357]))" office:value-type="float" office:value="0.770749749128243">
            <text:p>0.7707497491</text:p>
          </table:table-cell>
          <table:table-cell table:formula="of:=COS(2 * PI() * [.B357])" office:value-type="float" office:value="0.248370429233871">
            <text:p>0.2483704292</text:p>
          </table:table-cell>
          <table:table-cell table:formula="of:=SIN(2 * PI() * [.B357])" office:value-type="float" office:value="0.96866512783427">
            <text:p>0.9686651278</text:p>
          </table:table-cell>
          <table:table-cell table:formula="of:=[.D357]*[.E357]" office:value-type="float" office:value="0.19143144602288">
            <text:p>0.191431446</text:p>
          </table:table-cell>
          <table:table-cell table:formula="of:=[.D357]*[.F357]" office:value-type="float" office:value="0.746598404267541">
            <text:p>0.7465984043</text:p>
          </table:table-cell>
          <table:table-cell table:formula="of:=[.C357]" office:value-type="float" office:value="0.637137994643821">
            <text:p>0.6371379946</text:p>
          </table:table-cell>
        </table:table-row>
        <table:table-row table:style-name="ro1">
          <table:table-cell table:formula="of:=RAND()" office:value-type="float" office:value="0.30279541015625">
            <text:p>0.3027954102</text:p>
          </table:table-cell>
          <table:table-cell table:formula="of:=RAND()" office:value-type="float" office:value="0.53173828125">
            <text:p>0.5317382813</text:p>
          </table:table-cell>
          <table:table-cell table:formula="of:=SQRT(1 - [.A358])" office:value-type="float" office:value="0.834987778260107">
            <text:p>0.8349877783</text:p>
          </table:table-cell>
          <table:table-cell table:formula="of:=SQRT(1 - (1 - [.A358]))" office:value-type="float" office:value="0.550268489154385">
            <text:p>0.5502684892</text:p>
          </table:table-cell>
          <table:table-cell table:formula="of:=COS(2 * PI() * [.B358])" office:value-type="float" office:value="-0.980182135968117">
            <text:p>-0.980182136</text:p>
          </table:table-cell>
          <table:table-cell table:formula="of:=SIN(2 * PI() * [.B358])" office:value-type="float" office:value="-0.198098410717954">
            <text:p>-0.1980984107</text:p>
          </table:table-cell>
          <table:table-cell table:formula="of:=[.D358]*[.E358]" office:value-type="float" office:value="-0.539363343055294">
            <text:p>-0.5393633431</text:p>
          </table:table-cell>
          <table:table-cell table:formula="of:=[.D358]*[.F358]" office:value-type="float" office:value="-0.109007313169653">
            <text:p>-0.1090073132</text:p>
          </table:table-cell>
          <table:table-cell table:formula="of:=[.C358]" office:value-type="float" office:value="0.834987778260107">
            <text:p>0.8349877783</text:p>
          </table:table-cell>
        </table:table-row>
        <table:table-row table:style-name="ro1">
          <table:table-cell table:formula="of:=RAND()" office:value-type="float" office:value="0.663116455078125">
            <text:p>0.6631164551</text:p>
          </table:table-cell>
          <table:table-cell table:formula="of:=RAND()" office:value-type="float" office:value="0.178253173828125">
            <text:p>0.1782531738</text:p>
          </table:table-cell>
          <table:table-cell table:formula="of:=SQRT(1 - [.A359])" office:value-type="float" office:value="0.580416699382327">
            <text:p>0.5804166994</text:p>
          </table:table-cell>
          <table:table-cell table:formula="of:=SQRT(1 - (1 - [.A359]))" office:value-type="float" office:value="0.814319627098675">
            <text:p>0.8143196271</text:p>
          </table:table-cell>
          <table:table-cell table:formula="of:=COS(2 * PI() * [.B359])" office:value-type="float" office:value="0.435684496024811">
            <text:p>0.435684496</text:p>
          </table:table-cell>
          <table:table-cell table:formula="of:=SIN(2 * PI() * [.B359])" office:value-type="float" office:value="0.9000994500185">
            <text:p>0.90009945</text:p>
          </table:table-cell>
          <table:table-cell table:formula="of:=[.D359]*[.E359]" office:value-type="float" office:value="0.354786436335598">
            <text:p>0.3547864363</text:p>
          </table:table-cell>
          <table:table-cell table:formula="of:=[.D359]*[.F359]" office:value-type="float" office:value="0.732968648490788">
            <text:p>0.7329686485</text:p>
          </table:table-cell>
          <table:table-cell table:formula="of:=[.C359]" office:value-type="float" office:value="0.580416699382327">
            <text:p>0.5804166994</text:p>
          </table:table-cell>
        </table:table-row>
        <table:table-row table:style-name="ro1">
          <table:table-cell table:formula="of:=RAND()" office:value-type="float" office:value="0.99517822265625">
            <text:p>0.9951782227</text:p>
          </table:table-cell>
          <table:table-cell table:formula="of:=RAND()" office:value-type="float" office:value="0.343017578125">
            <text:p>0.3430175781</text:p>
          </table:table-cell>
          <table:table-cell table:formula="of:=SQRT(1 - [.A360])" office:value-type="float" office:value="0.069439018885278">
            <text:p>0.0694390189</text:p>
          </table:table-cell>
          <table:table-cell table:formula="of:=SQRT(1 - (1 - [.A360]))" office:value-type="float" office:value="0.997586198108339">
            <text:p>0.9975861981</text:p>
          </table:table-cell>
          <table:table-cell table:formula="of:=COS(2 * PI() * [.B360])" office:value-type="float" office:value="-0.551737988404707">
            <text:p>-0.5517379884</text:p>
          </table:table-cell>
          <table:table-cell table:formula="of:=SIN(2 * PI() * [.B360])" office:value-type="float" office:value="0.834017501106018">
            <text:p>0.8340175011</text:p>
          </table:table-cell>
          <table:table-cell table:formula="of:=[.D360]*[.E360]" office:value-type="float" office:value="-0.550406202204595">
            <text:p>-0.5504062022</text:p>
          </table:table-cell>
          <table:table-cell table:formula="of:=[.D360]*[.F360]" office:value-type="float" office:value="0.83200434808417">
            <text:p>0.8320043481</text:p>
          </table:table-cell>
          <table:table-cell table:formula="of:=[.C360]" office:value-type="float" office:value="0.069439018885278">
            <text:p>0.0694390189</text:p>
          </table:table-cell>
        </table:table-row>
        <table:table-row table:style-name="ro1">
          <table:table-cell table:formula="of:=RAND()" office:value-type="float" office:value="0.071807861328125">
            <text:p>0.0718078613</text:p>
          </table:table-cell>
          <table:table-cell table:formula="of:=RAND()" office:value-type="float" office:value="0.177337646484375">
            <text:p>0.1773376465</text:p>
          </table:table-cell>
          <table:table-cell table:formula="of:=SQRT(1 - [.A361])" office:value-type="float" office:value="0.9634272876932">
            <text:p>0.9634272877</text:p>
          </table:table-cell>
          <table:table-cell table:formula="of:=SQRT(1 - (1 - [.A361]))" office:value-type="float" office:value="0.267969888845976">
            <text:p>0.2679698888</text:p>
          </table:table-cell>
          <table:table-cell table:formula="of:=COS(2 * PI() * [.B361])" office:value-type="float" office:value="0.440855016234129">
            <text:p>0.4408550162</text:p>
          </table:table-cell>
          <table:table-cell table:formula="of:=SIN(2 * PI() * [.B361])" office:value-type="float" office:value="0.89757832786961">
            <text:p>0.8975783279</text:p>
          </table:table-cell>
          <table:table-cell table:formula="of:=[.D361]*[.E361]" office:value-type="float" office:value="0.118135869697451">
            <text:p>0.1181358697</text:p>
          </table:table-cell>
          <table:table-cell table:formula="of:=[.D361]*[.F361]" office:value-type="float" office:value="0.240523964749777">
            <text:p>0.2405239647</text:p>
          </table:table-cell>
          <table:table-cell table:formula="of:=[.C361]" office:value-type="float" office:value="0.9634272876932">
            <text:p>0.9634272877</text:p>
          </table:table-cell>
        </table:table-row>
        <table:table-row table:style-name="ro1">
          <table:table-cell table:formula="of:=RAND()" office:value-type="float" office:value="0.119232177734375">
            <text:p>0.1192321777</text:p>
          </table:table-cell>
          <table:table-cell table:formula="of:=RAND()" office:value-type="float" office:value="0.994781494140625">
            <text:p>0.9947814941</text:p>
          </table:table-cell>
          <table:table-cell table:formula="of:=SQRT(1 - [.A362])" office:value-type="float" office:value="0.938492313375888">
            <text:p>0.9384923134</text:p>
          </table:table-cell>
          <table:table-cell table:formula="of:=SQRT(1 - (1 - [.A362]))" office:value-type="float" office:value="0.345300127040774">
            <text:p>0.345300127</text:p>
          </table:table-cell>
          <table:table-cell table:formula="of:=COS(2 * PI() * [.B362])" office:value-type="float" office:value="0.999462494166323">
            <text:p>0.9994624942</text:p>
          </table:table-cell>
          <table:table-cell table:formula="of:=SIN(2 * PI() * [.B362])" office:value-type="float" office:value="-0.0327829643997068">
            <text:p>-0.0327829644</text:p>
          </table:table-cell>
          <table:table-cell table:formula="of:=[.D362]*[.E362]" office:value-type="float" office:value="0.345114526208121">
            <text:p>0.3451145262</text:p>
          </table:table-cell>
          <table:table-cell table:formula="of:=[.D362]*[.F362]" office:value-type="float" office:value="-0.0113199617719919">
            <text:p>-0.0113199618</text:p>
          </table:table-cell>
          <table:table-cell table:formula="of:=[.C362]" office:value-type="float" office:value="0.938492313375888">
            <text:p>0.9384923134</text:p>
          </table:table-cell>
        </table:table-row>
        <table:table-row table:style-name="ro1">
          <table:table-cell table:formula="of:=RAND()" office:value-type="float" office:value="0.863616943359375">
            <text:p>0.8636169434</text:p>
          </table:table-cell>
          <table:table-cell table:formula="of:=RAND()" office:value-type="float" office:value="0.42864990234375">
            <text:p>0.4286499023</text:p>
          </table:table-cell>
          <table:table-cell table:formula="of:=SQRT(1 - [.A363])" office:value-type="float" office:value="0.369300767181203">
            <text:p>0.3693007672</text:p>
          </table:table-cell>
          <table:table-cell table:formula="of:=SQRT(1 - (1 - [.A363]))" office:value-type="float" office:value="0.929309928581082">
            <text:p>0.9293099286</text:p>
          </table:table-cell>
          <table:table-cell table:formula="of:=COS(2 * PI() * [.B363])" office:value-type="float" office:value="-0.901182691370684">
            <text:p>-0.9011826914</text:p>
          </table:table-cell>
          <table:table-cell table:formula="of:=SIN(2 * PI() * [.B363])" office:value-type="float" office:value="0.433439449951074">
            <text:p>0.43343945</text:p>
          </table:table-cell>
          <table:table-cell table:formula="of:=[.D363]*[.E363]" office:value-type="float" office:value="-0.837478022556198">
            <text:p>-0.8374780226</text:p>
          </table:table-cell>
          <table:table-cell table:formula="of:=[.D363]*[.F363]" office:value-type="float" office:value="0.402799584278256">
            <text:p>0.4027995843</text:p>
          </table:table-cell>
          <table:table-cell table:formula="of:=[.C363]" office:value-type="float" office:value="0.369300767181203">
            <text:p>0.3693007672</text:p>
          </table:table-cell>
        </table:table-row>
        <table:table-row table:style-name="ro1">
          <table:table-cell table:formula="of:=RAND()" office:value-type="float" office:value="0.301300048828125">
            <text:p>0.3013000488</text:p>
          </table:table-cell>
          <table:table-cell table:formula="of:=RAND()" office:value-type="float" office:value="0.73406982421875">
            <text:p>0.7340698242</text:p>
          </table:table-cell>
          <table:table-cell table:formula="of:=SQRT(1 - [.A364])" office:value-type="float" office:value="0.83588273769224">
            <text:p>0.8358827377</text:p>
          </table:table-cell>
          <table:table-cell table:formula="of:=SQRT(1 - (1 - [.A364]))" office:value-type="float" office:value="0.548908051342049">
            <text:p>0.5489080513</text:p>
          </table:table-cell>
          <table:table-cell table:formula="of:=COS(2 * PI() * [.B364])" office:value-type="float" office:value="-0.0999252017836593">
            <text:p>-0.0999252018</text:p>
          </table:table-cell>
          <table:table-cell table:formula="of:=SIN(2 * PI() * [.B364])" office:value-type="float" office:value="-0.994994951770357">
            <text:p>-0.9949949518</text:p>
          </table:table-cell>
          <table:table-cell table:formula="of:=[.D364]*[.E364]" office:value-type="float" office:value="-0.0548497477910295">
            <text:p>-0.0548497478</text:p>
          </table:table-cell>
          <table:table-cell table:formula="of:=[.D364]*[.F364]" office:value-type="float" office:value="-0.546160740071442">
            <text:p>-0.5461607401</text:p>
          </table:table-cell>
          <table:table-cell table:formula="of:=[.C364]" office:value-type="float" office:value="0.83588273769224">
            <text:p>0.8358827377</text:p>
          </table:table-cell>
        </table:table-row>
        <table:table-row table:style-name="ro1">
          <table:table-cell table:formula="of:=RAND()" office:value-type="float" office:value="0.79443359375">
            <text:p>0.7944335938</text:p>
          </table:table-cell>
          <table:table-cell table:formula="of:=RAND()" office:value-type="float" office:value="0.449920654296875">
            <text:p>0.4499206543</text:p>
          </table:table-cell>
          <table:table-cell table:formula="of:=SQRT(1 - [.A365])" office:value-type="float" office:value="0.453394316517091">
            <text:p>0.4533943165</text:p>
          </table:table-cell>
          <table:table-cell table:formula="of:=SQRT(1 - (1 - [.A365]))" office:value-type="float" office:value="0.891310043559479">
            <text:p>0.8913100436</text:p>
          </table:table-cell>
          <table:table-cell table:formula="of:=COS(2 * PI() * [.B365])" office:value-type="float" office:value="-0.950902339617887">
            <text:p>-0.9509023396</text:p>
          </table:table-cell>
          <table:table-cell table:formula="of:=SIN(2 * PI() * [.B365])" office:value-type="float" office:value="0.309491099240719">
            <text:p>0.3094910992</text:p>
          </table:table-cell>
          <table:table-cell table:formula="of:=[.D365]*[.E365]" office:value-type="float" office:value="-0.847548805745629">
            <text:p>-0.8475488057</text:p>
          </table:table-cell>
          <table:table-cell table:formula="of:=[.D365]*[.F365]" office:value-type="float" office:value="0.275852525145516">
            <text:p>0.2758525251</text:p>
          </table:table-cell>
          <table:table-cell table:formula="of:=[.C365]" office:value-type="float" office:value="0.453394316517091">
            <text:p>0.4533943165</text:p>
          </table:table-cell>
        </table:table-row>
        <table:table-row table:style-name="ro1">
          <table:table-cell table:formula="of:=RAND()" office:value-type="float" office:value="0.408233642578125">
            <text:p>0.4082336426</text:p>
          </table:table-cell>
          <table:table-cell table:formula="of:=RAND()" office:value-type="float" office:value="0.86590576171875">
            <text:p>0.8659057617</text:p>
          </table:table-cell>
          <table:table-cell table:formula="of:=SQRT(1 - [.A366])" office:value-type="float" office:value="0.769263516242565">
            <text:p>0.7692635162</text:p>
          </table:table-cell>
          <table:table-cell table:formula="of:=SQRT(1 - (1 - [.A366]))" office:value-type="float" office:value="0.638931641553402">
            <text:p>0.6389316416</text:p>
          </table:table-cell>
          <table:table-cell table:formula="of:=COS(2 * PI() * [.B366])" office:value-type="float" office:value="0.665570066584515">
            <text:p>0.6655700666</text:p>
          </table:table-cell>
          <table:table-cell table:formula="of:=SIN(2 * PI() * [.B366])" office:value-type="float" office:value="-0.746335371308826">
            <text:p>-0.7463353713</text:p>
          </table:table-cell>
          <table:table-cell table:formula="of:=[.D366]*[.E366]" office:value-type="float" office:value="0.425253775211651">
            <text:p>0.4252537752</text:p>
          </table:table-cell>
          <table:table-cell table:formula="of:=[.D366]*[.F366]" office:value-type="float" office:value="-0.476857283939716">
            <text:p>-0.4768572839</text:p>
          </table:table-cell>
          <table:table-cell table:formula="of:=[.C366]" office:value-type="float" office:value="0.769263516242565">
            <text:p>0.7692635162</text:p>
          </table:table-cell>
        </table:table-row>
        <table:table-row table:style-name="ro1">
          <table:table-cell table:formula="of:=RAND()" office:value-type="float" office:value="0.236602783203125">
            <text:p>0.2366027832</text:p>
          </table:table-cell>
          <table:table-cell table:formula="of:=RAND()" office:value-type="float" office:value="0.79559326171875">
            <text:p>0.7955932617</text:p>
          </table:table-cell>
          <table:table-cell table:formula="of:=SQRT(1 - [.A367])" office:value-type="float" office:value="0.873726053632874">
            <text:p>0.8737260536</text:p>
          </table:table-cell>
          <table:table-cell table:formula="of:=SQRT(1 - (1 - [.A367]))" office:value-type="float" office:value="0.486418321204213">
            <text:p>0.4864183212</text:p>
          </table:table-cell>
          <table:table-cell table:formula="of:=COS(2 * PI() * [.B367])" office:value-type="float" office:value="0.282568724605589">
            <text:p>0.2825687246</text:p>
          </table:table-cell>
          <table:table-cell table:formula="of:=SIN(2 * PI() * [.B367])" office:value-type="float" office:value="-0.95924705674543">
            <text:p>-0.9592470567</text:p>
          </table:table-cell>
          <table:table-cell table:formula="of:=[.D367]*[.E367]" office:value-type="float" office:value="0.137446604647466">
            <text:p>0.1374466046</text:p>
          </table:table-cell>
          <table:table-cell table:formula="of:=[.D367]*[.F367]" office:value-type="float" office:value="-0.466595342962195">
            <text:p>-0.466595343</text:p>
          </table:table-cell>
          <table:table-cell table:formula="of:=[.C367]" office:value-type="float" office:value="0.873726053632874">
            <text:p>0.8737260536</text:p>
          </table:table-cell>
        </table:table-row>
        <table:table-row table:style-name="ro1">
          <table:table-cell table:formula="of:=RAND()" office:value-type="float" office:value="0.932525634765625">
            <text:p>0.9325256348</text:p>
          </table:table-cell>
          <table:table-cell table:formula="of:=RAND()" office:value-type="float" office:value="0.6663818359375">
            <text:p>0.6663818359</text:p>
          </table:table-cell>
          <table:table-cell table:formula="of:=SQRT(1 - [.A368])" office:value-type="float" office:value="0.259758282321036">
            <text:p>0.2597582823</text:p>
          </table:table-cell>
          <table:table-cell table:formula="of:=SQRT(1 - (1 - [.A368]))" office:value-type="float" office:value="0.965673668878688">
            <text:p>0.9656736689</text:p>
          </table:table-cell>
          <table:table-cell table:formula="of:=COS(2 * PI() * [.B368])" office:value-type="float" office:value="-0.501549075852675">
            <text:p>-0.5015490759</text:p>
          </table:table-cell>
          <table:table-cell table:formula="of:=SIN(2 * PI() * [.B368])" office:value-type="float" office:value="-0.865129195271624">
            <text:p>-0.8651291953</text:p>
          </table:table-cell>
          <table:table-cell table:formula="of:=[.D368]*[.E368]" office:value-type="float" office:value="-0.484332736201368">
            <text:p>-0.4843327362</text:p>
          </table:table-cell>
          <table:table-cell table:formula="of:=[.D368]*[.F368]" office:value-type="float" office:value="-0.835432484052015">
            <text:p>-0.8354324841</text:p>
          </table:table-cell>
          <table:table-cell table:formula="of:=[.C368]" office:value-type="float" office:value="0.259758282321036">
            <text:p>0.2597582823</text:p>
          </table:table-cell>
        </table:table-row>
        <table:table-row table:style-name="ro1">
          <table:table-cell table:formula="of:=RAND()" office:value-type="float" office:value="0.897216796875">
            <text:p>0.8972167969</text:p>
          </table:table-cell>
          <table:table-cell table:formula="of:=RAND()" office:value-type="float" office:value="0.52569580078125">
            <text:p>0.5256958008</text:p>
          </table:table-cell>
          <table:table-cell table:formula="of:=SQRT(1 - [.A369])" office:value-type="float" office:value="0.320598195760675">
            <text:p>0.3205981958</text:p>
          </table:table-cell>
          <table:table-cell table:formula="of:=SQRT(1 - (1 - [.A369]))" office:value-type="float" office:value="0.94721528538923">
            <text:p>0.9472152854</text:p>
          </table:table-cell>
          <table:table-cell table:formula="of:=COS(2 * PI() * [.B369])" office:value-type="float" office:value="-0.986994996657683">
            <text:p>-0.9869949967</text:p>
          </table:table-cell>
          <table:table-cell table:formula="of:=SIN(2 * PI() * [.B369])" office:value-type="float" office:value="-0.160750976895011">
            <text:p>-0.1607509769</text:p>
          </table:table-cell>
          <table:table-cell table:formula="of:=[.D369]*[.E369]" office:value-type="float" office:value="-0.934896747436849">
            <text:p>-0.9348967474</text:p>
          </table:table-cell>
          <table:table-cell table:formula="of:=[.D369]*[.F369]" office:value-type="float" office:value="-0.152265782456205">
            <text:p>-0.1522657825</text:p>
          </table:table-cell>
          <table:table-cell table:formula="of:=[.C369]" office:value-type="float" office:value="0.320598195760675">
            <text:p>0.3205981958</text:p>
          </table:table-cell>
        </table:table-row>
        <table:table-row table:style-name="ro1">
          <table:table-cell table:formula="of:=RAND()" office:value-type="float" office:value="0.7078857421875">
            <text:p>0.7078857422</text:p>
          </table:table-cell>
          <table:table-cell table:formula="of:=RAND()" office:value-type="float" office:value="0.8525390625">
            <text:p>0.8525390625</text:p>
          </table:table-cell>
          <table:table-cell table:formula="of:=SQRT(1 - [.A370])" office:value-type="float" office:value="0.540475954888374">
            <text:p>0.5404759549</text:p>
          </table:table-cell>
          <table:table-cell table:formula="of:=SQRT(1 - (1 - [.A370]))" office:value-type="float" office:value="0.841359460746416">
            <text:p>0.8413594607</text:p>
          </table:table-cell>
          <table:table-cell table:formula="of:=COS(2 * PI() * [.B370])" office:value-type="float" office:value="0.600616479383869">
            <text:p>0.6006164794</text:p>
          </table:table-cell>
          <table:table-cell table:formula="of:=SIN(2 * PI() * [.B370])" office:value-type="float" office:value="-0.799537269107905">
            <text:p>-0.7995372691</text:p>
          </table:table-cell>
          <table:table-cell table:formula="of:=[.D370]*[.E370]" office:value-type="float" office:value="0.505334357209823">
            <text:p>0.5053343572</text:p>
          </table:table-cell>
          <table:table-cell table:formula="of:=[.D370]*[.F370]" office:value-type="float" office:value="-0.672698245583289">
            <text:p>-0.6726982456</text:p>
          </table:table-cell>
          <table:table-cell table:formula="of:=[.C370]" office:value-type="float" office:value="0.540475954888374">
            <text:p>0.5404759549</text:p>
          </table:table-cell>
        </table:table-row>
        <table:table-row table:style-name="ro1">
          <table:table-cell table:formula="of:=RAND()" office:value-type="float" office:value="0.507293701171875">
            <text:p>0.5072937012</text:p>
          </table:table-cell>
          <table:table-cell table:formula="of:=RAND()" office:value-type="float" office:value="0.6844482421875">
            <text:p>0.6844482422</text:p>
          </table:table-cell>
          <table:table-cell table:formula="of:=SQRT(1 - [.A371])" office:value-type="float" office:value="0.701930408821363">
            <text:p>0.7019304088</text:p>
          </table:table-cell>
          <table:table-cell table:formula="of:=SQRT(1 - (1 - [.A371]))" office:value-type="float" office:value="0.712245534329191">
            <text:p>0.7122455343</text:p>
          </table:table-cell>
          <table:table-cell table:formula="of:=COS(2 * PI() * [.B371])" office:value-type="float" office:value="-0.40032716626569">
            <text:p>-0.4003271663</text:p>
          </table:table-cell>
          <table:table-cell table:formula="of:=SIN(2 * PI() * [.B371])" office:value-type="float" office:value="-0.916372282399289">
            <text:p>-0.9163722824</text:p>
          </table:table-cell>
          <table:table-cell table:formula="of:=[.D371]*[.E371]" office:value-type="float" office:value="-0.285131236443398">
            <text:p>-0.2851312364</text:p>
          </table:table-cell>
          <table:table-cell table:formula="of:=[.D371]*[.F371]" office:value-type="float" office:value="-0.652682065921942">
            <text:p>-0.6526820659</text:p>
          </table:table-cell>
          <table:table-cell table:formula="of:=[.C371]" office:value-type="float" office:value="0.701930408821363">
            <text:p>0.7019304088</text:p>
          </table:table-cell>
        </table:table-row>
        <table:table-row table:style-name="ro1">
          <table:table-cell table:formula="of:=RAND()" office:value-type="float" office:value="0.36102294921875">
            <text:p>0.3610229492</text:p>
          </table:table-cell>
          <table:table-cell table:formula="of:=RAND()" office:value-type="float" office:value="0.140106201171875">
            <text:p>0.1401062012</text:p>
          </table:table-cell>
          <table:table-cell table:formula="of:=SQRT(1 - [.A372])" office:value-type="float" office:value="0.799360401059028">
            <text:p>0.7993604011</text:p>
          </table:table-cell>
          <table:table-cell table:formula="of:=SQRT(1 - (1 - [.A372]))" office:value-type="float" office:value="0.600851852971055">
            <text:p>0.600851853</text:p>
          </table:table-cell>
          <table:table-cell table:formula="of:=COS(2 * PI() * [.B372])" office:value-type="float" office:value="0.636909698533236">
            <text:p>0.6369096985</text:p>
          </table:table-cell>
          <table:table-cell table:formula="of:=SIN(2 * PI() * [.B372])" office:value-type="float" office:value="0.770938412530017">
            <text:p>0.7709384125</text:p>
          </table:table-cell>
          <table:table-cell table:formula="of:=[.D372]*[.E372]" office:value-type="float" office:value="0.382688372538931">
            <text:p>0.3826883725</text:p>
          </table:table-cell>
          <table:table-cell table:formula="of:=[.D372]*[.F372]" office:value-type="float" office:value="0.463219773695224">
            <text:p>0.4632197737</text:p>
          </table:table-cell>
          <table:table-cell table:formula="of:=[.C372]" office:value-type="float" office:value="0.799360401059028">
            <text:p>0.7993604011</text:p>
          </table:table-cell>
        </table:table-row>
        <table:table-row table:style-name="ro1">
          <table:table-cell table:formula="of:=RAND()" office:value-type="float" office:value="0.1376953125">
            <text:p>0.1376953125</text:p>
          </table:table-cell>
          <table:table-cell table:formula="of:=RAND()" office:value-type="float" office:value="0.570068359375">
            <text:p>0.5700683594</text:p>
          </table:table-cell>
          <table:table-cell table:formula="of:=SQRT(1 - [.A373])" office:value-type="float" office:value="0.928603622381477">
            <text:p>0.9286036224</text:p>
          </table:table-cell>
          <table:table-cell table:formula="of:=SQRT(1 - (1 - [.A373]))" office:value-type="float" office:value="0.371073190219935">
            <text:p>0.3710731902</text:p>
          </table:table-cell>
          <table:table-cell table:formula="of:=COS(2 * PI() * [.B373])" office:value-type="float" office:value="-0.904644090578246">
            <text:p>-0.9046440906</text:p>
          </table:table-cell>
          <table:table-cell table:formula="of:=SIN(2 * PI() * [.B373])" office:value-type="float" office:value="-0.4261678887268">
            <text:p>-0.4261678887</text:p>
          </table:table-cell>
          <table:table-cell table:formula="of:=[.D373]*[.E373]" office:value-type="float" office:value="-0.335689168704482">
            <text:p>-0.3356891687</text:p>
          </table:table-cell>
          <table:table-cell table:formula="of:=[.D373]*[.F373]" office:value-type="float" office:value="-0.158139478039148">
            <text:p>-0.158139478</text:p>
          </table:table-cell>
          <table:table-cell table:formula="of:=[.C373]" office:value-type="float" office:value="0.928603622381477">
            <text:p>0.9286036224</text:p>
          </table:table-cell>
        </table:table-row>
        <table:table-row table:style-name="ro1">
          <table:table-cell table:formula="of:=RAND()" office:value-type="float" office:value="0.40594482421875">
            <text:p>0.4059448242</text:p>
          </table:table-cell>
          <table:table-cell table:formula="of:=RAND()" office:value-type="float" office:value="0.920440673828125">
            <text:p>0.9204406738</text:p>
          </table:table-cell>
          <table:table-cell table:formula="of:=SQRT(1 - [.A374])" office:value-type="float" office:value="0.770749749128243">
            <text:p>0.7707497491</text:p>
          </table:table-cell>
          <table:table-cell table:formula="of:=SQRT(1 - (1 - [.A374]))" office:value-type="float" office:value="0.637137994643821">
            <text:p>0.6371379946</text:p>
          </table:table-cell>
          <table:table-cell table:formula="of:=COS(2 * PI() * [.B374])" office:value-type="float" office:value="0.877637215850802">
            <text:p>0.8776372159</text:p>
          </table:table-cell>
          <table:table-cell table:formula="of:=SIN(2 * PI() * [.B374])" office:value-type="float" office:value="-0.479325481644417">
            <text:p>-0.4793254816</text:p>
          </table:table-cell>
          <table:table-cell table:formula="of:=[.D374]*[.E374]" office:value-type="float" office:value="0.559176015731967">
            <text:p>0.5591760157</text:p>
          </table:table-cell>
          <table:table-cell table:formula="of:=[.D374]*[.F374]" office:value-type="float" office:value="-0.305396476156608">
            <text:p>-0.3053964762</text:p>
          </table:table-cell>
          <table:table-cell table:formula="of:=[.C374]" office:value-type="float" office:value="0.770749749128243">
            <text:p>0.7707497491</text:p>
          </table:table-cell>
        </table:table-row>
        <table:table-row table:style-name="ro1">
          <table:table-cell table:formula="of:=RAND()" office:value-type="float" office:value="0.2984619140625">
            <text:p>0.2984619141</text:p>
          </table:table-cell>
          <table:table-cell table:formula="of:=RAND()" office:value-type="float" office:value="0.07647705078125">
            <text:p>0.0764770508</text:p>
          </table:table-cell>
          <table:table-cell table:formula="of:=SQRT(1 - [.A375])" office:value-type="float" office:value="0.837578704324256">
            <text:p>0.8375787043</text:p>
          </table:table-cell>
          <table:table-cell table:formula="of:=SQRT(1 - (1 - [.A375]))" office:value-type="float" office:value="0.546316679282722">
            <text:p>0.5463166793</text:p>
          </table:table-cell>
          <table:table-cell table:formula="of:=COS(2 * PI() * [.B375])" office:value-type="float" office:value="0.886754917227551">
            <text:p>0.8867549172</text:p>
          </table:table-cell>
          <table:table-cell table:formula="of:=SIN(2 * PI() * [.B375])" office:value-type="float" office:value="0.462239890936253">
            <text:p>0.4622398909</text:p>
          </table:table-cell>
          <table:table-cell table:formula="of:=[.D375]*[.E375]" office:value-type="float" office:value="0.48444900171738">
            <text:p>0.4844490017</text:p>
          </table:table-cell>
          <table:table-cell table:formula="of:=[.D375]*[.F375]" office:value-type="float" office:value="0.252529362248301">
            <text:p>0.2525293622</text:p>
          </table:table-cell>
          <table:table-cell table:formula="of:=[.C375]" office:value-type="float" office:value="0.837578704324256">
            <text:p>0.8375787043</text:p>
          </table:table-cell>
        </table:table-row>
        <table:table-row table:style-name="ro1">
          <table:table-cell table:formula="of:=RAND()" office:value-type="float" office:value="0.387237548828125">
            <text:p>0.3872375488</text:p>
          </table:table-cell>
          <table:table-cell table:formula="of:=RAND()" office:value-type="float" office:value="0.587646484375">
            <text:p>0.5876464844</text:p>
          </table:table-cell>
          <table:table-cell table:formula="of:=SQRT(1 - [.A376])" office:value-type="float" office:value="0.782791448070222">
            <text:p>0.7827914481</text:p>
          </table:table-cell>
          <table:table-cell table:formula="of:=SQRT(1 - (1 - [.A376]))" office:value-type="float" office:value="0.62228413833885">
            <text:p>0.6222841383</text:p>
          </table:table-cell>
          <table:table-cell table:formula="of:=COS(2 * PI() * [.B376])" office:value-type="float" office:value="-0.85215890162392">
            <text:p>-0.8521589016</text:p>
          </table:table-cell>
          <table:table-cell table:formula="of:=SIN(2 * PI() * [.B376])" office:value-type="float" office:value="-0.523283103475656">
            <text:p>-0.5232831035</text:p>
          </table:table-cell>
          <table:table-cell table:formula="of:=[.D376]*[.E376]" office:value-type="float" office:value="-0.530284967824822">
            <text:p>-0.5302849678</text:p>
          </table:table-cell>
          <table:table-cell table:formula="of:=[.D376]*[.F376]" office:value-type="float" office:value="-0.325630775153628">
            <text:p>-0.3256307752</text:p>
          </table:table-cell>
          <table:table-cell table:formula="of:=[.C376]" office:value-type="float" office:value="0.782791448070222">
            <text:p>0.7827914481</text:p>
          </table:table-cell>
        </table:table-row>
        <table:table-row table:style-name="ro1">
          <table:table-cell table:formula="of:=RAND()" office:value-type="float" office:value="0.477508544921875">
            <text:p>0.4775085449</text:p>
          </table:table-cell>
          <table:table-cell table:formula="of:=RAND()" office:value-type="float" office:value="0.888824462890625">
            <text:p>0.8888244629</text:p>
          </table:table-cell>
          <table:table-cell table:formula="of:=SQRT(1 - [.A377])" office:value-type="float" office:value="0.722835704069829">
            <text:p>0.7228357041</text:p>
          </table:table-cell>
          <table:table-cell table:formula="of:=SQRT(1 - (1 - [.A377]))" office:value-type="float" office:value="0.691019930915075">
            <text:p>0.6910199309</text:p>
          </table:table-cell>
          <table:table-cell table:formula="of:=COS(2 * PI() * [.B377])" office:value-type="float" office:value="0.765784179626151">
            <text:p>0.7657841796</text:p>
          </table:table-cell>
          <table:table-cell table:formula="of:=SIN(2 * PI() * [.B377])" office:value-type="float" office:value="-0.643097652176015">
            <text:p>-0.6430976522</text:p>
          </table:table-cell>
          <table:table-cell table:formula="of:=[.D377]*[.E377]" office:value-type="float" office:value="0.52917213090112">
            <text:p>0.5291721309</text:p>
          </table:table-cell>
          <table:table-cell table:formula="of:=[.D377]*[.F377]" office:value-type="float" office:value="-0.444393295178317">
            <text:p>-0.4443932952</text:p>
          </table:table-cell>
          <table:table-cell table:formula="of:=[.C377]" office:value-type="float" office:value="0.722835704069829">
            <text:p>0.7228357041</text:p>
          </table:table-cell>
        </table:table-row>
        <table:table-row table:style-name="ro1">
          <table:table-cell table:formula="of:=RAND()" office:value-type="float" office:value="0.97821044921875">
            <text:p>0.9782104492</text:p>
          </table:table-cell>
          <table:table-cell table:formula="of:=RAND()" office:value-type="float" office:value="0.5477294921875">
            <text:p>0.5477294922</text:p>
          </table:table-cell>
          <table:table-cell table:formula="of:=SQRT(1 - [.A378])" office:value-type="float" office:value="0.147612840841337">
            <text:p>0.1476128408</text:p>
          </table:table-cell>
          <table:table-cell table:formula="of:=SQRT(1 - (1 - [.A378]))" office:value-type="float" office:value="0.989045221018104">
            <text:p>0.989045221</text:p>
          </table:table-cell>
          <table:table-cell table:formula="of:=COS(2 * PI() * [.B378])" office:value-type="float" office:value="-0.95536803222747">
            <text:p>-0.9553680322</text:p>
          </table:table-cell>
          <table:table-cell table:formula="of:=SIN(2 * PI() * [.B378])" office:value-type="float" office:value="-0.295418217105532">
            <text:p>-0.2954182171</text:p>
          </table:table-cell>
          <table:table-cell table:formula="of:=[.D378]*[.E378]" office:value-type="float" office:value="-0.944902186588049">
            <text:p>-0.9449021866</text:p>
          </table:table-cell>
          <table:table-cell table:formula="of:=[.D378]*[.F378]" office:value-type="float" office:value="-0.292181975829915">
            <text:p>-0.2921819758</text:p>
          </table:table-cell>
          <table:table-cell table:formula="of:=[.C378]" office:value-type="float" office:value="0.147612840841337">
            <text:p>0.1476128408</text:p>
          </table:table-cell>
        </table:table-row>
        <table:table-row table:style-name="ro1">
          <table:table-cell table:formula="of:=RAND()" office:value-type="float" office:value="0.2750244140625">
            <text:p>0.2750244141</text:p>
          </table:table-cell>
          <table:table-cell table:formula="of:=RAND()" office:value-type="float" office:value="0.81378173828125">
            <text:p>0.8137817383</text:p>
          </table:table-cell>
          <table:table-cell table:formula="of:=SQRT(1 - [.A379])" office:value-type="float" office:value="0.851454981744484">
            <text:p>0.8514549817</text:p>
          </table:table-cell>
          <table:table-cell table:formula="of:=SQRT(1 - (1 - [.A379]))" office:value-type="float" office:value="0.5244277014637">
            <text:p>0.5244277015</text:p>
          </table:table-cell>
          <table:table-cell table:formula="of:=COS(2 * PI() * [.B379])" office:value-type="float" office:value="0.390111312739546">
            <text:p>0.3901113127</text:p>
          </table:table-cell>
          <table:table-cell table:formula="of:=SIN(2 * PI() * [.B379])" office:value-type="float" office:value="-0.920767703426129">
            <text:p>-0.9207677034</text:p>
          </table:table-cell>
          <table:table-cell table:formula="of:=[.D379]*[.E379]" office:value-type="float" office:value="0.204585179054987">
            <text:p>0.2045851791</text:p>
          </table:table-cell>
          <table:table-cell table:formula="of:=[.D379]*[.F379]" office:value-type="float" office:value="-0.482876090289775">
            <text:p>-0.4828760903</text:p>
          </table:table-cell>
          <table:table-cell table:formula="of:=[.C379]" office:value-type="float" office:value="0.851454981744484">
            <text:p>0.8514549817</text:p>
          </table:table-cell>
        </table:table-row>
        <table:table-row table:style-name="ro1">
          <table:table-cell table:formula="of:=RAND()" office:value-type="float" office:value="0.44061279296875">
            <text:p>0.440612793</text:p>
          </table:table-cell>
          <table:table-cell table:formula="of:=RAND()" office:value-type="float" office:value="0.440093994140625">
            <text:p>0.4400939941</text:p>
          </table:table-cell>
          <table:table-cell table:formula="of:=SQRT(1 - [.A380])" office:value-type="float" office:value="0.747921925759133">
            <text:p>0.7479219258</text:p>
          </table:table-cell>
          <table:table-cell table:formula="of:=SQRT(1 - (1 - [.A380]))" office:value-type="float" office:value="0.663786707436018">
            <text:p>0.6637867074</text:p>
          </table:table-cell>
          <table:table-cell table:formula="of:=COS(2 * PI() * [.B380])" office:value-type="float" office:value="-0.929993731684941">
            <text:p>-0.9299937317</text:p>
          </table:table-cell>
          <table:table-cell table:formula="of:=SIN(2 * PI() * [.B380])" office:value-type="float" office:value="0.367575378700365">
            <text:p>0.3675753787</text:p>
          </table:table-cell>
          <table:table-cell table:formula="of:=[.D380]*[.E380]" office:value-type="float" office:value="-0.617317477091283">
            <text:p>-0.6173174771</text:p>
          </table:table-cell>
          <table:table-cell table:formula="of:=[.D380]*[.F380]" office:value-type="float" office:value="0.243991650362063">
            <text:p>0.2439916504</text:p>
          </table:table-cell>
          <table:table-cell table:formula="of:=[.C380]" office:value-type="float" office:value="0.747921925759133">
            <text:p>0.7479219258</text:p>
          </table:table-cell>
        </table:table-row>
        <table:table-row table:style-name="ro1">
          <table:table-cell table:formula="of:=RAND()" office:value-type="float" office:value="0.78973388671875">
            <text:p>0.7897338867</text:p>
          </table:table-cell>
          <table:table-cell table:formula="of:=RAND()" office:value-type="float" office:value="0.025604248046875">
            <text:p>0.025604248</text:p>
          </table:table-cell>
          <table:table-cell table:formula="of:=SQRT(1 - [.A381])" office:value-type="float" office:value="0.458547830963412">
            <text:p>0.458547831</text:p>
          </table:table-cell>
          <table:table-cell table:formula="of:=SQRT(1 - (1 - [.A381]))" office:value-type="float" office:value="0.888669728706199">
            <text:p>0.8886697287</text:p>
          </table:table-cell>
          <table:table-cell table:formula="of:=COS(2 * PI() * [.B381])" office:value-type="float" office:value="0.987087304193478">
            <text:p>0.9870873042</text:p>
          </table:table-cell>
          <table:table-cell table:formula="of:=SIN(2 * PI() * [.B381])" office:value-type="float" office:value="0.160183188568752">
            <text:p>0.1601831886</text:p>
          </table:table-cell>
          <table:table-cell table:formula="of:=[.D381]*[.E381]" office:value-type="float" office:value="0.877194606826952">
            <text:p>0.8771946068</text:p>
          </table:table-cell>
          <table:table-cell table:formula="of:=[.D381]*[.F381]" office:value-type="float" office:value="0.142349950728687">
            <text:p>0.1423499507</text:p>
          </table:table-cell>
          <table:table-cell table:formula="of:=[.C381]" office:value-type="float" office:value="0.458547830963412">
            <text:p>0.458547831</text:p>
          </table:table-cell>
        </table:table-row>
        <table:table-row table:style-name="ro1">
          <table:table-cell table:formula="of:=RAND()" office:value-type="float" office:value="0.35174560546875">
            <text:p>0.3517456055</text:p>
          </table:table-cell>
          <table:table-cell table:formula="of:=RAND()" office:value-type="float" office:value="0.603759765625">
            <text:p>0.6037597656</text:p>
          </table:table-cell>
          <table:table-cell table:formula="of:=SQRT(1 - [.A382])" office:value-type="float" office:value="0.805142468468314">
            <text:p>0.8051424685</text:p>
          </table:table-cell>
          <table:table-cell table:formula="of:=SQRT(1 - (1 - [.A382]))" office:value-type="float" office:value="0.593081449270461">
            <text:p>0.5930814493</text:p>
          </table:table-cell>
          <table:table-cell table:formula="of:=COS(2 * PI() * [.B382])" office:value-type="float" office:value="-0.794907126328237">
            <text:p>-0.7949071263</text:p>
          </table:table-cell>
          <table:table-cell table:formula="of:=SIN(2 * PI() * [.B382])" office:value-type="float" office:value="-0.606731127034524">
            <text:p>-0.606731127</text:p>
          </table:table-cell>
          <table:table-cell table:formula="of:=[.D382]*[.E382]" office:value-type="float" office:value="-0.471444670518168">
            <text:p>-0.4714446705</text:p>
          </table:table-cell>
          <table:table-cell table:formula="of:=[.D382]*[.F382]" office:value-type="float" office:value="-0.359840976139136">
            <text:p>-0.3598409761</text:p>
          </table:table-cell>
          <table:table-cell table:formula="of:=[.C382]" office:value-type="float" office:value="0.805142468468314">
            <text:p>0.8051424685</text:p>
          </table:table-cell>
        </table:table-row>
        <table:table-row table:style-name="ro1">
          <table:table-cell table:formula="of:=RAND()" office:value-type="float" office:value="0.413543701171875">
            <text:p>0.4135437012</text:p>
          </table:table-cell>
          <table:table-cell table:formula="of:=RAND()" office:value-type="float" office:value="0.50970458984375">
            <text:p>0.5097045898</text:p>
          </table:table-cell>
          <table:table-cell table:formula="of:=SQRT(1 - [.A383])" office:value-type="float" office:value="0.765804347616364">
            <text:p>0.7658043476</text:p>
          </table:table-cell>
          <table:table-cell table:formula="of:=SQRT(1 - (1 - [.A383]))" office:value-type="float" office:value="0.643073635886183">
            <text:p>0.6430736359</text:p>
          </table:table-cell>
          <table:table-cell table:formula="of:=COS(2 * PI() * [.B383])" office:value-type="float" office:value="-0.99814155571152">
            <text:p>-0.9981415557</text:p>
          </table:table-cell>
          <table:table-cell table:formula="of:=SIN(2 * PI() * [.B383])" office:value-type="float" office:value="-0.0609379583001071">
            <text:p>-0.0609379583</text:p>
          </table:table-cell>
          <table:table-cell table:formula="of:=[.D383]*[.E383]" office:value-type="float" office:value="-0.641878519360499">
            <text:p>-0.6418785194</text:p>
          </table:table-cell>
          <table:table-cell table:formula="of:=[.D383]*[.F383]" office:value-type="float" office:value="-0.0391875944075304">
            <text:p>-0.0391875944</text:p>
          </table:table-cell>
          <table:table-cell table:formula="of:=[.C383]" office:value-type="float" office:value="0.765804347616364">
            <text:p>0.7658043476</text:p>
          </table:table-cell>
        </table:table-row>
        <table:table-row table:style-name="ro1">
          <table:table-cell table:formula="of:=RAND()" office:value-type="float" office:value="0.005462646484375">
            <text:p>0.0054626465</text:p>
          </table:table-cell>
          <table:table-cell table:formula="of:=RAND()" office:value-type="float" office:value="0.318511962890625">
            <text:p>0.3185119629</text:p>
          </table:table-cell>
          <table:table-cell table:formula="of:=SQRT(1 - [.A384])" office:value-type="float" office:value="0.99726493647156">
            <text:p>0.9972649365</text:p>
          </table:table-cell>
          <table:table-cell table:formula="of:=SQRT(1 - (1 - [.A384]))" office:value-type="float" office:value="0.0739097184704082">
            <text:p>0.0739097185</text:p>
          </table:table-cell>
          <table:table-cell table:formula="of:=COS(2 * PI() * [.B384])" office:value-type="float" office:value="-0.417301022464449">
            <text:p>-0.4173010225</text:p>
          </table:table-cell>
          <table:table-cell table:formula="of:=SIN(2 * PI() * [.B384])" office:value-type="float" office:value="0.908768318467433">
            <text:p>0.9087683185</text:p>
          </table:table-cell>
          <table:table-cell table:formula="of:=[.D384]*[.E384]" office:value-type="float" office:value="-0.0308426010877609">
            <text:p>-0.0308426011</text:p>
          </table:table-cell>
          <table:table-cell table:formula="of:=[.D384]*[.F384]" office:value-type="float" office:value="0.0671668105727542">
            <text:p>0.0671668106</text:p>
          </table:table-cell>
          <table:table-cell table:formula="of:=[.C384]" office:value-type="float" office:value="0.99726493647156">
            <text:p>0.9972649365</text:p>
          </table:table-cell>
        </table:table-row>
        <table:table-row table:style-name="ro1">
          <table:table-cell table:formula="of:=RAND()" office:value-type="float" office:value="0.6905517578125">
            <text:p>0.6905517578</text:p>
          </table:table-cell>
          <table:table-cell table:formula="of:=RAND()" office:value-type="float" office:value="0.484588623046875">
            <text:p>0.484588623</text:p>
          </table:table-cell>
          <table:table-cell table:formula="of:=SQRT(1 - [.A385])" office:value-type="float" office:value="0.556280722466184">
            <text:p>0.5562807225</text:p>
          </table:table-cell>
          <table:table-cell table:formula="of:=SQRT(1 - (1 - [.A385]))" office:value-type="float" office:value="0.830994439098421">
            <text:p>0.8309944391</text:p>
          </table:table-cell>
          <table:table-cell table:formula="of:=COS(2 * PI() * [.B385])" office:value-type="float" office:value="-0.995315392034315">
            <text:p>-0.995315392</text:p>
          </table:table-cell>
          <table:table-cell table:formula="of:=SIN(2 * PI() * [.B385])" office:value-type="float" office:value="0.0966812824675889">
            <text:p>0.0966812825</text:p>
          </table:table-cell>
          <table:table-cell table:formula="of:=[.D385]*[.E385]" office:value-type="float" office:value="-0.827101555929581">
            <text:p>-0.8271015559</text:p>
          </table:table-cell>
          <table:table-cell table:formula="of:=[.D385]*[.F385]" office:value-type="float" office:value="0.0803416080954701">
            <text:p>0.0803416081</text:p>
          </table:table-cell>
          <table:table-cell table:formula="of:=[.C385]" office:value-type="float" office:value="0.556280722466184">
            <text:p>0.5562807225</text:p>
          </table:table-cell>
        </table:table-row>
        <table:table-row table:style-name="ro1">
          <table:table-cell table:formula="of:=RAND()" office:value-type="float" office:value="0.393218994140625">
            <text:p>0.3932189941</text:p>
          </table:table-cell>
          <table:table-cell table:formula="of:=RAND()" office:value-type="float" office:value="0.85302734375">
            <text:p>0.8530273438</text:p>
          </table:table-cell>
          <table:table-cell table:formula="of:=SQRT(1 - [.A386])" office:value-type="float" office:value="0.778961491897626">
            <text:p>0.7789614919</text:p>
          </table:table-cell>
          <table:table-cell table:formula="of:=SQRT(1 - (1 - [.A386]))" office:value-type="float" office:value="0.627071761555745">
            <text:p>0.6270717616</text:p>
          </table:table-cell>
          <table:table-cell table:formula="of:=COS(2 * PI() * [.B386])" office:value-type="float" office:value="0.603066598540348">
            <text:p>0.6030665985</text:p>
          </table:table-cell>
          <table:table-cell table:formula="of:=SIN(2 * PI() * [.B386])" office:value-type="float" office:value="-0.797690840943391">
            <text:p>-0.7976908409</text:p>
          </table:table-cell>
          <table:table-cell table:formula="of:=[.D386]*[.E386]" office:value-type="float" office:value="0.378166034282127">
            <text:p>0.3781660343</text:p>
          </table:table-cell>
          <table:table-cell table:formula="of:=[.D386]*[.F386]" office:value-type="float" office:value="-0.500209400807256">
            <text:p>-0.5002094008</text:p>
          </table:table-cell>
          <table:table-cell table:formula="of:=[.C386]" office:value-type="float" office:value="0.778961491897626">
            <text:p>0.7789614919</text:p>
          </table:table-cell>
        </table:table-row>
        <table:table-row table:style-name="ro1">
          <table:table-cell table:formula="of:=RAND()" office:value-type="float" office:value="0.396728515625">
            <text:p>0.3967285156</text:p>
          </table:table-cell>
          <table:table-cell table:formula="of:=RAND()" office:value-type="float" office:value="0.083740234375">
            <text:p>0.0837402344</text:p>
          </table:table-cell>
          <table:table-cell table:formula="of:=SQRT(1 - [.A387])" office:value-type="float" office:value="0.776705532602285">
            <text:p>0.7767055326</text:p>
          </table:table-cell>
          <table:table-cell table:formula="of:=SQRT(1 - (1 - [.A387]))" office:value-type="float" office:value="0.629863886585824">
            <text:p>0.6298638866</text:p>
          </table:table-cell>
          <table:table-cell table:formula="of:=COS(2 * PI() * [.B387])" office:value-type="float" office:value="0.864744257519462">
            <text:p>0.8647442575</text:p>
          </table:table-cell>
          <table:table-cell table:formula="of:=SIN(2 * PI() * [.B387])" office:value-type="float" office:value="0.502212474045711">
            <text:p>0.502212474</text:p>
          </table:table-cell>
          <table:table-cell table:formula="of:=[.D387]*[.E387]" office:value-type="float" office:value="0.544671178943981">
            <text:p>0.5446711789</text:p>
          </table:table-cell>
          <table:table-cell table:formula="of:=[.D387]*[.F387]" office:value-type="float" office:value="0.316325500794314">
            <text:p>0.3163255008</text:p>
          </table:table-cell>
          <table:table-cell table:formula="of:=[.C387]" office:value-type="float" office:value="0.776705532602285">
            <text:p>0.7767055326</text:p>
          </table:table-cell>
        </table:table-row>
        <table:table-row table:style-name="ro1">
          <table:table-cell table:formula="of:=RAND()" office:value-type="float" office:value="0.171600341796875">
            <text:p>0.1716003418</text:p>
          </table:table-cell>
          <table:table-cell table:formula="of:=RAND()" office:value-type="float" office:value="0.850555419921875">
            <text:p>0.8505554199</text:p>
          </table:table-cell>
          <table:table-cell table:formula="of:=SQRT(1 - [.A388])" office:value-type="float" office:value="0.910164632472129">
            <text:p>0.9101646325</text:p>
          </table:table-cell>
          <table:table-cell table:formula="of:=SQRT(1 - (1 - [.A388]))" office:value-type="float" office:value="0.41424671609667">
            <text:p>0.4142467161</text:p>
          </table:table-cell>
          <table:table-cell table:formula="of:=COS(2 * PI() * [.B388])" office:value-type="float" office:value="0.590604979918813">
            <text:p>0.5906049799</text:p>
          </table:table-cell>
          <table:table-cell table:formula="of:=SIN(2 * PI() * [.B388])" office:value-type="float" office:value="-0.80696081546448">
            <text:p>-0.8069608155</text:p>
          </table:table-cell>
          <table:table-cell table:formula="of:=[.D388]*[.E388]" office:value-type="float" office:value="0.244656173441708">
            <text:p>0.2446561734</text:p>
          </table:table-cell>
          <table:table-cell table:formula="of:=[.D388]*[.F388]" office:value-type="float" office:value="-0.334280867824851">
            <text:p>-0.3342808678</text:p>
          </table:table-cell>
          <table:table-cell table:formula="of:=[.C388]" office:value-type="float" office:value="0.910164632472129">
            <text:p>0.9101646325</text:p>
          </table:table-cell>
        </table:table-row>
        <table:table-row table:style-name="ro1">
          <table:table-cell table:formula="of:=RAND()" office:value-type="float" office:value="0.496551513671875">
            <text:p>0.4965515137</text:p>
          </table:table-cell>
          <table:table-cell table:formula="of:=RAND()" office:value-type="float" office:value="0.0782470703125">
            <text:p>0.0782470703</text:p>
          </table:table-cell>
          <table:table-cell table:formula="of:=SQRT(1 - [.A389])" office:value-type="float" office:value="0.709541039213466">
            <text:p>0.7095410392</text:p>
          </table:table-cell>
          <table:table-cell table:formula="of:=SQRT(1 - (1 - [.A389]))" office:value-type="float" office:value="0.704664114079804">
            <text:p>0.7046641141</text:p>
          </table:table-cell>
          <table:table-cell table:formula="of:=COS(2 * PI() * [.B389])" office:value-type="float" office:value="0.881559448209144">
            <text:p>0.8815594482</text:p>
          </table:table-cell>
          <table:table-cell table:formula="of:=SIN(2 * PI() * [.B389])" office:value-type="float" office:value="0.472073023242369">
            <text:p>0.4720730232</text:p>
          </table:table-cell>
          <table:table-cell table:formula="of:=[.D389]*[.E389]" office:value-type="float" office:value="0.621203307580977">
            <text:p>0.6212033076</text:p>
          </table:table-cell>
          <table:table-cell table:formula="of:=[.D389]*[.F389]" office:value-type="float" office:value="0.332652918704058">
            <text:p>0.3326529187</text:p>
          </table:table-cell>
          <table:table-cell table:formula="of:=[.C389]" office:value-type="float" office:value="0.709541039213466">
            <text:p>0.7095410392</text:p>
          </table:table-cell>
        </table:table-row>
        <table:table-row table:style-name="ro1">
          <table:table-cell table:formula="of:=RAND()" office:value-type="float" office:value="0.52215576171875">
            <text:p>0.5221557617</text:p>
          </table:table-cell>
          <table:table-cell table:formula="of:=RAND()" office:value-type="float" office:value="0.0841064453125">
            <text:p>0.0841064453</text:p>
          </table:table-cell>
          <table:table-cell table:formula="of:=SQRT(1 - [.A390])" office:value-type="float" office:value="0.691262785256989">
            <text:p>0.6912627853</text:p>
          </table:table-cell>
          <table:table-cell table:formula="of:=SQRT(1 - (1 - [.A390]))" office:value-type="float" office:value="0.722603460909751">
            <text:p>0.7226034609</text:p>
          </table:table-cell>
          <table:table-cell table:formula="of:=COS(2 * PI() * [.B390])" office:value-type="float" office:value="0.863586392929668">
            <text:p>0.8635863929</text:p>
          </table:table-cell>
          <table:table-cell table:formula="of:=SIN(2 * PI() * [.B390])" office:value-type="float" office:value="0.50420089443269">
            <text:p>0.5042008944</text:p>
          </table:table-cell>
          <table:table-cell table:formula="of:=[.D390]*[.E390]" office:value-type="float" office:value="0.624030516325546">
            <text:p>0.6240305163</text:p>
          </table:table-cell>
          <table:table-cell table:formula="of:=[.D390]*[.F390]" office:value-type="float" office:value="0.364337311310854">
            <text:p>0.3643373113</text:p>
          </table:table-cell>
          <table:table-cell table:formula="of:=[.C390]" office:value-type="float" office:value="0.691262785256989">
            <text:p>0.6912627853</text:p>
          </table:table-cell>
        </table:table-row>
        <table:table-row table:style-name="ro1">
          <table:table-cell table:formula="of:=RAND()" office:value-type="float" office:value="0.13299560546875">
            <text:p>0.1329956055</text:p>
          </table:table-cell>
          <table:table-cell table:formula="of:=RAND()" office:value-type="float" office:value="0.92193603515625">
            <text:p>0.9219360352</text:p>
          </table:table-cell>
          <table:table-cell table:formula="of:=SQRT(1 - [.A391])" office:value-type="float" office:value="0.931130707543925">
            <text:p>0.9311307075</text:p>
          </table:table-cell>
          <table:table-cell table:formula="of:=SQRT(1 - (1 - [.A391]))" office:value-type="float" office:value="0.364685625530744">
            <text:p>0.3646856255</text:p>
          </table:table-cell>
          <table:table-cell table:formula="of:=COS(2 * PI() * [.B391])" office:value-type="float" office:value="0.882101977876918">
            <text:p>0.8821019779</text:p>
          </table:table-cell>
          <table:table-cell table:formula="of:=SIN(2 * PI() * [.B391])" office:value-type="float" office:value="-0.471058489601483">
            <text:p>-0.4710584896</text:p>
          </table:table-cell>
          <table:table-cell table:formula="of:=[.D391]*[.E391]" office:value-type="float" office:value="0.32168991158395">
            <text:p>0.3216899116</text:p>
          </table:table-cell>
          <table:table-cell table:formula="of:=[.D391]*[.F391]" office:value-type="float" office:value="-0.171788259941884">
            <text:p>-0.1717882599</text:p>
          </table:table-cell>
          <table:table-cell table:formula="of:=[.C391]" office:value-type="float" office:value="0.931130707543925">
            <text:p>0.9311307075</text:p>
          </table:table-cell>
        </table:table-row>
        <table:table-row table:style-name="ro1">
          <table:table-cell table:formula="of:=RAND()" office:value-type="float" office:value="0.310272216796875">
            <text:p>0.3102722168</text:p>
          </table:table-cell>
          <table:table-cell table:formula="of:=RAND()" office:value-type="float" office:value="0.1116943359375">
            <text:p>0.1116943359</text:p>
          </table:table-cell>
          <table:table-cell table:formula="of:=SQRT(1 - [.A392])" office:value-type="float" office:value="0.830498514871113">
            <text:p>0.8304985149</text:p>
          </table:table-cell>
          <table:table-cell table:formula="of:=SQRT(1 - (1 - [.A392]))" office:value-type="float" office:value="0.557020840540886">
            <text:p>0.5570208405</text:p>
          </table:table-cell>
          <table:table-cell table:formula="of:=COS(2 * PI() * [.B392])" office:value-type="float" office:value="0.763683803527502">
            <text:p>0.7636838035</text:p>
          </table:table-cell>
          <table:table-cell table:formula="of:=SIN(2 * PI() * [.B392])" office:value-type="float" office:value="0.645590464791549">
            <text:p>0.6455904648</text:p>
          </table:table-cell>
          <table:table-cell table:formula="of:=[.D392]*[.E392]" office:value-type="float" office:value="0.42538779414835">
            <text:p>0.4253877941</text:p>
          </table:table-cell>
          <table:table-cell table:formula="of:=[.D392]*[.F392]" office:value-type="float" office:value="0.35960734334337">
            <text:p>0.3596073433</text:p>
          </table:table-cell>
          <table:table-cell table:formula="of:=[.C392]" office:value-type="float" office:value="0.830498514871113">
            <text:p>0.8304985149</text:p>
          </table:table-cell>
        </table:table-row>
        <table:table-row table:style-name="ro1">
          <table:table-cell table:formula="of:=RAND()" office:value-type="float" office:value="0.30670166015625">
            <text:p>0.3067016602</text:p>
          </table:table-cell>
          <table:table-cell table:formula="of:=RAND()" office:value-type="float" office:value="0.89990234375">
            <text:p>0.8999023438</text:p>
          </table:table-cell>
          <table:table-cell table:formula="of:=SQRT(1 - [.A393])" office:value-type="float" office:value="0.832645386610501">
            <text:p>0.8326453866</text:p>
          </table:table-cell>
          <table:table-cell table:formula="of:=SQRT(1 - (1 - [.A393]))" office:value-type="float" office:value="0.553806518701478">
            <text:p>0.5538065187</text:p>
          </table:table-cell>
          <table:table-cell table:formula="of:=COS(2 * PI() * [.B393])" office:value-type="float" office:value="0.808656181588175">
            <text:p>0.8086561816</text:p>
          </table:table-cell>
          <table:table-cell table:formula="of:=SIN(2 * PI() * [.B393])" office:value-type="float" office:value="-0.588281548222646">
            <text:p>-0.5882815482</text:p>
          </table:table-cell>
          <table:table-cell table:formula="of:=[.D393]*[.E393]" office:value-type="float" office:value="0.447839064751777">
            <text:p>0.4478390648</text:p>
          </table:table-cell>
          <table:table-cell table:formula="of:=[.D393]*[.F393]" office:value-type="float" office:value="-0.325794156237499">
            <text:p>-0.3257941562</text:p>
          </table:table-cell>
          <table:table-cell table:formula="of:=[.C393]" office:value-type="float" office:value="0.832645386610501">
            <text:p>0.8326453866</text:p>
          </table:table-cell>
        </table:table-row>
        <table:table-row table:style-name="ro1">
          <table:table-cell table:formula="of:=RAND()" office:value-type="float" office:value="0.44915771484375">
            <text:p>0.4491577148</text:p>
          </table:table-cell>
          <table:table-cell table:formula="of:=RAND()" office:value-type="float" office:value="0.86346435546875">
            <text:p>0.8634643555</text:p>
          </table:table-cell>
          <table:table-cell table:formula="of:=SQRT(1 - [.A394])" office:value-type="float" office:value="0.7421875">
            <text:p>0.7421875</text:p>
          </table:table-cell>
          <table:table-cell table:formula="of:=SQRT(1 - (1 - [.A394]))" office:value-type="float" office:value="0.670192296914662">
            <text:p>0.6701922969</text:p>
          </table:table-cell>
          <table:table-cell table:formula="of:=COS(2 * PI() * [.B394])" office:value-type="float" office:value="0.654043568353493">
            <text:p>0.6540435684</text:p>
          </table:table-cell>
          <table:table-cell table:formula="of:=SIN(2 * PI() * [.B394])" office:value-type="float" office:value="-0.756456879600834">
            <text:p>-0.7564568796</text:p>
          </table:table-cell>
          <table:table-cell table:formula="of:=[.D394]*[.E394]" office:value-type="float" office:value="0.438334961357089">
            <text:p>0.4383349614</text:p>
          </table:table-cell>
          <table:table-cell table:formula="of:=[.D394]*[.F394]" office:value-type="float" office:value="-0.50697157365658">
            <text:p>-0.5069715737</text:p>
          </table:table-cell>
          <table:table-cell table:formula="of:=[.C394]" office:value-type="float" office:value="0.7421875">
            <text:p>0.7421875</text:p>
          </table:table-cell>
        </table:table-row>
        <table:table-row table:style-name="ro1">
          <table:table-cell table:formula="of:=RAND()" office:value-type="float" office:value="0.40106201171875">
            <text:p>0.4010620117</text:p>
          </table:table-cell>
          <table:table-cell table:formula="of:=RAND()" office:value-type="float" office:value="0.661865234375">
            <text:p>0.6618652344</text:p>
          </table:table-cell>
          <table:table-cell table:formula="of:=SQRT(1 - [.A395])" office:value-type="float" office:value="0.773910840007588">
            <text:p>0.77391084</text:p>
          </table:table-cell>
          <table:table-cell table:formula="of:=SQRT(1 - (1 - [.A395]))" office:value-type="float" office:value="0.633294569468861">
            <text:p>0.6332945695</text:p>
          </table:table-cell>
          <table:table-cell table:formula="of:=COS(2 * PI() * [.B395])" office:value-type="float" office:value="-0.525895027471085">
            <text:p>-0.5258950275</text:p>
          </table:table-cell>
          <table:table-cell table:formula="of:=SIN(2 * PI() * [.B395])" office:value-type="float" office:value="-0.850549481265604">
            <text:p>-0.8505494813</text:p>
          </table:table-cell>
          <table:table-cell table:formula="of:=[.D395]*[.E395]" office:value-type="float" office:value="-0.333046465008115">
            <text:p>-0.333046465</text:p>
          </table:table-cell>
          <table:table-cell table:formula="of:=[.D395]*[.F395]" office:value-type="float" office:value="-0.538648367550064">
            <text:p>-0.5386483676</text:p>
          </table:table-cell>
          <table:table-cell table:formula="of:=[.C395]" office:value-type="float" office:value="0.773910840007588">
            <text:p>0.77391084</text:p>
          </table:table-cell>
        </table:table-row>
        <table:table-row table:style-name="ro1">
          <table:table-cell table:formula="of:=RAND()" office:value-type="float" office:value="0.874908447265625">
            <text:p>0.8749084473</text:p>
          </table:table-cell>
          <table:table-cell table:formula="of:=RAND()" office:value-type="float" office:value="0.691650390625">
            <text:p>0.6916503906</text:p>
          </table:table-cell>
          <table:table-cell table:formula="of:=SQRT(1 - [.A396])" office:value-type="float" office:value="0.353682842012975">
            <text:p>0.353682842</text:p>
          </table:table-cell>
          <table:table-cell table:formula="of:=SQRT(1 - (1 - [.A396]))" office:value-type="float" office:value="0.935365408418349">
            <text:p>0.9353654084</text:p>
          </table:table-cell>
          <table:table-cell table:formula="of:=COS(2 * PI() * [.B396])" office:value-type="float" office:value="-0.358463420633737">
            <text:p>-0.3584634206</text:p>
          </table:table-cell>
          <table:table-cell table:formula="of:=SIN(2 * PI() * [.B396])" office:value-type="float" office:value="-0.933543772978836">
            <text:p>-0.933543773</text:p>
          </table:table-cell>
          <table:table-cell table:formula="of:=[.D396]*[.E396]" office:value-type="float" office:value="-0.335294283844114">
            <text:p>-0.3352942838</text:p>
          </table:table-cell>
          <table:table-cell table:formula="of:=[.D396]*[.F396]" office:value-type="float" office:value="-0.873204552488756">
            <text:p>-0.8732045525</text:p>
          </table:table-cell>
          <table:table-cell table:formula="of:=[.C396]" office:value-type="float" office:value="0.353682842012975">
            <text:p>0.353682842</text:p>
          </table:table-cell>
        </table:table-row>
        <table:table-row table:style-name="ro1">
          <table:table-cell table:formula="of:=RAND()" office:value-type="float" office:value="0.20928955078125">
            <text:p>0.2092895508</text:p>
          </table:table-cell>
          <table:table-cell table:formula="of:=RAND()" office:value-type="float" office:value="0.92144775390625">
            <text:p>0.9214477539</text:p>
          </table:table-cell>
          <table:table-cell table:formula="of:=SQRT(1 - [.A397])" office:value-type="float" office:value="0.889219010828463">
            <text:p>0.8892190108</text:p>
          </table:table-cell>
          <table:table-cell table:formula="of:=SQRT(1 - (1 - [.A397]))" office:value-type="float" office:value="0.457481749123667">
            <text:p>0.4574817491</text:p>
          </table:table-cell>
          <table:table-cell table:formula="of:=COS(2 * PI() * [.B397])" office:value-type="float" office:value="0.880652639458111">
            <text:p>0.8806526395</text:p>
          </table:table-cell>
          <table:table-cell table:formula="of:=SIN(2 * PI() * [.B397])" office:value-type="float" office:value="-0.473762523439183">
            <text:p>-0.4737625234</text:p>
          </table:table-cell>
          <table:table-cell table:formula="of:=[.D397]*[.E397]" office:value-type="float" office:value="0.402882509869671">
            <text:p>0.4028825099</text:p>
          </table:table-cell>
          <table:table-cell table:formula="of:=[.D397]*[.F397]" office:value-type="float" office:value="-0.2167377078922">
            <text:p>-0.2167377079</text:p>
          </table:table-cell>
          <table:table-cell table:formula="of:=[.C397]" office:value-type="float" office:value="0.889219010828463">
            <text:p>0.8892190108</text:p>
          </table:table-cell>
        </table:table-row>
        <table:table-row table:style-name="ro1">
          <table:table-cell table:formula="of:=RAND()" office:value-type="float" office:value="0.03936767578125">
            <text:p>0.0393676758</text:p>
          </table:table-cell>
          <table:table-cell table:formula="of:=RAND()" office:value-type="float" office:value="0.914520263671875">
            <text:p>0.9145202637</text:p>
          </table:table-cell>
          <table:table-cell table:formula="of:=SQRT(1 - [.A398])" office:value-type="float" office:value="0.98011852559716">
            <text:p>0.9801185256</text:p>
          </table:table-cell>
          <table:table-cell table:formula="of:=SQRT(1 - (1 - [.A398]))" office:value-type="float" office:value="0.198412892175005">
            <text:p>0.1984128922</text:p>
          </table:table-cell>
          <table:table-cell table:formula="of:=COS(2 * PI() * [.B398])" office:value-type="float" office:value="0.859203729636802">
            <text:p>0.8592037296</text:p>
          </table:table-cell>
          <table:table-cell table:formula="of:=SIN(2 * PI() * [.B398])" office:value-type="float" office:value="-0.511633610094382">
            <text:p>-0.5116336101</text:p>
          </table:table-cell>
          <table:table-cell table:formula="of:=[.D398]*[.E398]" office:value-type="float" office:value="0.170477096964789">
            <text:p>0.170477097</text:p>
          </table:table-cell>
          <table:table-cell table:formula="of:=[.D398]*[.F398]" office:value-type="float" office:value="-0.101514704312765">
            <text:p>-0.1015147043</text:p>
          </table:table-cell>
          <table:table-cell table:formula="of:=[.C398]" office:value-type="float" office:value="0.98011852559716">
            <text:p>0.9801185256</text:p>
          </table:table-cell>
        </table:table-row>
        <table:table-row table:style-name="ro1">
          <table:table-cell table:formula="of:=RAND()" office:value-type="float" office:value="0.619384765625">
            <text:p>0.6193847656</text:p>
          </table:table-cell>
          <table:table-cell table:formula="of:=RAND()" office:value-type="float" office:value="0.602813720703125">
            <text:p>0.6028137207</text:p>
          </table:table-cell>
          <table:table-cell table:formula="of:=SQRT(1 - [.A399])" office:value-type="float" office:value="0.616940219449989">
            <text:p>0.6169402194</text:p>
          </table:table-cell>
          <table:table-cell table:formula="of:=SQRT(1 - (1 - [.A399]))" office:value-type="float" office:value="0.787010016216439">
            <text:p>0.7870100162</text:p>
          </table:table-cell>
          <table:table-cell table:formula="of:=COS(2 * PI() * [.B399])" office:value-type="float" office:value="-0.798499578148532">
            <text:p>-0.7984995781</text:p>
          </table:table-cell>
          <table:table-cell table:formula="of:=SIN(2 * PI() * [.B399])" office:value-type="float" office:value="-0.601995368500968">
            <text:p>-0.6019953685</text:p>
          </table:table-cell>
          <table:table-cell table:formula="of:=[.D399]*[.E399]" office:value-type="float" office:value="-0.628427165947496">
            <text:p>-0.6284271659</text:p>
          </table:table-cell>
          <table:table-cell table:formula="of:=[.D399]*[.F399]" office:value-type="float" office:value="-0.473776384726168">
            <text:p>-0.4737763847</text:p>
          </table:table-cell>
          <table:table-cell table:formula="of:=[.C399]" office:value-type="float" office:value="0.616940219449989">
            <text:p>0.6169402194</text:p>
          </table:table-cell>
        </table:table-row>
        <table:table-row table:style-name="ro1">
          <table:table-cell table:formula="of:=RAND()" office:value-type="float" office:value="0.3267822265625">
            <text:p>0.3267822266</text:p>
          </table:table-cell>
          <table:table-cell table:formula="of:=RAND()" office:value-type="float" office:value="0.385894775390625">
            <text:p>0.3858947754</text:p>
          </table:table-cell>
          <table:table-cell table:formula="of:=SQRT(1 - [.A400])" office:value-type="float" office:value="0.820498490819758">
            <text:p>0.8204984908</text:p>
          </table:table-cell>
          <table:table-cell table:formula="of:=SQRT(1 - (1 - [.A400]))" office:value-type="float" office:value="0.57164869156021">
            <text:p>0.5716486916</text:p>
          </table:table-cell>
          <table:table-cell table:formula="of:=COS(2 * PI() * [.B400])" office:value-type="float" office:value="-0.753817117058991">
            <text:p>-0.7538171171</text:p>
          </table:table-cell>
          <table:table-cell table:formula="of:=SIN(2 * PI() * [.B400])" office:value-type="float" office:value="0.65708428228719">
            <text:p>0.6570842823</text:p>
          </table:table-cell>
          <table:table-cell table:formula="of:=[.D400]*[.E400]" office:value-type="float" office:value="-0.430918568642462">
            <text:p>-0.4309185686</text:p>
          </table:table-cell>
          <table:table-cell table:formula="of:=[.D400]*[.F400]" office:value-type="float" office:value="0.375621370214252">
            <text:p>0.3756213702</text:p>
          </table:table-cell>
          <table:table-cell table:formula="of:=[.C400]" office:value-type="float" office:value="0.820498490819758">
            <text:p>0.8204984908</text:p>
          </table:table-cell>
        </table:table-row>
        <table:table-row table:style-name="ro1">
          <table:table-cell table:formula="of:=RAND()" office:value-type="float" office:value="0.613983154296875">
            <text:p>0.6139831543</text:p>
          </table:table-cell>
          <table:table-cell table:formula="of:=RAND()" office:value-type="float" office:value="0.21588134765625">
            <text:p>0.2158813477</text:p>
          </table:table-cell>
          <table:table-cell table:formula="of:=SQRT(1 - [.A401])" office:value-type="float" office:value="0.621302539591723">
            <text:p>0.6213025396</text:p>
          </table:table-cell>
          <table:table-cell table:formula="of:=SQRT(1 - (1 - [.A401]))" office:value-type="float" office:value="0.783570771721913">
            <text:p>0.7835707717</text:p>
          </table:table-cell>
          <table:table-cell table:formula="of:=COS(2 * PI() * [.B401])" office:value-type="float" office:value="0.212735618654346">
            <text:p>0.2127356187</text:p>
          </table:table-cell>
          <table:table-cell table:formula="of:=SIN(2 * PI() * [.B401])" office:value-type="float" office:value="0.977109797594801">
            <text:p>0.9771097976</text:p>
          </table:table-cell>
          <table:table-cell table:formula="of:=[.D401]*[.E401]" office:value-type="float" office:value="0.166693412881724">
            <text:p>0.1666934129</text:p>
          </table:table-cell>
          <table:table-cell table:formula="of:=[.D401]*[.F401]" office:value-type="float" office:value="0.765634678158401">
            <text:p>0.7656346782</text:p>
          </table:table-cell>
          <table:table-cell table:formula="of:=[.C401]" office:value-type="float" office:value="0.621302539591723">
            <text:p>0.6213025396</text:p>
          </table:table-cell>
        </table:table-row>
        <table:table-row table:style-name="ro1">
          <table:table-cell table:formula="of:=RAND()" office:value-type="float" office:value="0.300506591796875">
            <text:p>0.3005065918</text:p>
          </table:table-cell>
          <table:table-cell table:formula="of:=RAND()" office:value-type="float" office:value="0.121337890625">
            <text:p>0.1213378906</text:p>
          </table:table-cell>
          <table:table-cell table:formula="of:=SQRT(1 - [.A402])" office:value-type="float" office:value="0.836357225235201">
            <text:p>0.8363572252</text:p>
          </table:table-cell>
          <table:table-cell table:formula="of:=SQRT(1 - (1 - [.A402]))" office:value-type="float" office:value="0.548184815365106">
            <text:p>0.5481848154</text:p>
          </table:table-cell>
          <table:table-cell table:formula="of:=COS(2 * PI() * [.B402])" office:value-type="float" office:value="0.723188489306527">
            <text:p>0.7231884893</text:p>
          </table:table-cell>
          <table:table-cell table:formula="of:=SIN(2 * PI() * [.B402])" office:value-type="float" office:value="0.690650714134535">
            <text:p>0.6906507141</text:p>
          </table:table-cell>
          <table:table-cell table:formula="of:=[.D402]*[.E402]" office:value-type="float" office:value="0.396440948484668">
            <text:p>0.3964409485</text:p>
          </table:table-cell>
          <table:table-cell table:formula="of:=[.D402]*[.F402]" office:value-type="float" office:value="0.378604234209618">
            <text:p>0.3786042342</text:p>
          </table:table-cell>
          <table:table-cell table:formula="of:=[.C402]" office:value-type="float" office:value="0.836357225235201">
            <text:p>0.8363572252</text:p>
          </table:table-cell>
        </table:table-row>
        <table:table-row table:style-name="ro1">
          <table:table-cell table:formula="of:=RAND()" office:value-type="float" office:value="0.74066162109375">
            <text:p>0.7406616211</text:p>
          </table:table-cell>
          <table:table-cell table:formula="of:=RAND()" office:value-type="float" office:value="0.74102783203125">
            <text:p>0.741027832</text:p>
          </table:table-cell>
          <table:table-cell table:formula="of:=SQRT(1 - [.A403])" office:value-type="float" office:value="0.509252765241633">
            <text:p>0.5092527652</text:p>
          </table:table-cell>
          <table:table-cell table:formula="of:=SQRT(1 - (1 - [.A403]))" office:value-type="float" office:value="0.860617000235151">
            <text:p>0.8606170002</text:p>
          </table:table-cell>
          <table:table-cell table:formula="of:=COS(2 * PI() * [.B403])" office:value-type="float" office:value="-0.0563439393359259">
            <text:p>-0.0563439393</text:p>
          </table:table-cell>
          <table:table-cell table:formula="of:=SIN(2 * PI() * [.B403])" office:value-type="float" office:value="-0.998411418454391">
            <text:p>-0.9984114185</text:p>
          </table:table-cell>
          <table:table-cell table:formula="of:=[.D403]*[.E403]" office:value-type="float" office:value="-0.0484905520527158">
            <text:p>-0.0484905521</text:p>
          </table:table-cell>
          <table:table-cell table:formula="of:=[.D403]*[.F403]" office:value-type="float" office:value="-0.85924983995074">
            <text:p>-0.85924984</text:p>
          </table:table-cell>
          <table:table-cell table:formula="of:=[.C403]" office:value-type="float" office:value="0.509252765241633">
            <text:p>0.5092527652</text:p>
          </table:table-cell>
        </table:table-row>
        <table:table-row table:style-name="ro1">
          <table:table-cell table:formula="of:=RAND()" office:value-type="float" office:value="0.185943603515625">
            <text:p>0.1859436035</text:p>
          </table:table-cell>
          <table:table-cell table:formula="of:=RAND()" office:value-type="float" office:value="0.511962890625">
            <text:p>0.5119628906</text:p>
          </table:table-cell>
          <table:table-cell table:formula="of:=SQRT(1 - [.A404])" office:value-type="float" office:value="0.902250739253992">
            <text:p>0.9022507393</text:p>
          </table:table-cell>
          <table:table-cell table:formula="of:=SQRT(1 - (1 - [.A404]))" office:value-type="float" office:value="0.43121178499158">
            <text:p>0.431211785</text:p>
          </table:table-cell>
          <table:table-cell table:formula="of:=COS(2 * PI() * [.B404])" office:value-type="float" office:value="-0.997176436735326">
            <text:p>-0.9971764367</text:p>
          </table:table-cell>
          <table:table-cell table:formula="of:=SIN(2 * PI() * [.B404])" office:value-type="float" office:value="-0.0750943008479211">
            <text:p>-0.0750943008</text:p>
          </table:table-cell>
          <table:table-cell table:formula="of:=[.D404]*[.E404]" office:value-type="float" office:value="-0.429994231236184">
            <text:p>-0.4299942312</text:p>
          </table:table-cell>
          <table:table-cell table:formula="of:=[.D404]*[.F404]" office:value-type="float" office:value="-0.0323815475113268">
            <text:p>-0.0323815475</text:p>
          </table:table-cell>
          <table:table-cell table:formula="of:=[.C404]" office:value-type="float" office:value="0.902250739253992">
            <text:p>0.9022507393</text:p>
          </table:table-cell>
        </table:table-row>
        <table:table-row table:style-name="ro1">
          <table:table-cell table:formula="of:=RAND()" office:value-type="float" office:value="0.709014892578125">
            <text:p>0.7090148926</text:p>
          </table:table-cell>
          <table:table-cell table:formula="of:=RAND()" office:value-type="float" office:value="0.80517578125">
            <text:p>0.8051757813</text:p>
          </table:table-cell>
          <table:table-cell table:formula="of:=SQRT(1 - [.A405])" office:value-type="float" office:value="0.539430354561064">
            <text:p>0.5394303546</text:p>
          </table:table-cell>
          <table:table-cell table:formula="of:=SQRT(1 - (1 - [.A405]))" office:value-type="float" office:value="0.842030220703583">
            <text:p>0.8420302207</text:p>
          </table:table-cell>
          <table:table-cell table:formula="of:=COS(2 * PI() * [.B405])" office:value-type="float" office:value="0.339776884406827">
            <text:p>0.3397768844</text:p>
          </table:table-cell>
          <table:table-cell table:formula="of:=SIN(2 * PI() * [.B405])" office:value-type="float" office:value="-0.940506070593268">
            <text:p>-0.9405060706</text:p>
          </table:table-cell>
          <table:table-cell table:formula="of:=[.D405]*[.E405]" office:value-type="float" office:value="0.286102404967056">
            <text:p>0.286102405</text:p>
          </table:table-cell>
          <table:table-cell table:formula="of:=[.D405]*[.F405]" office:value-type="float" office:value="-0.791934534194709">
            <text:p>-0.7919345342</text:p>
          </table:table-cell>
          <table:table-cell table:formula="of:=[.C405]" office:value-type="float" office:value="0.539430354561064">
            <text:p>0.5394303546</text:p>
          </table:table-cell>
        </table:table-row>
        <table:table-row table:style-name="ro1">
          <table:table-cell table:formula="of:=RAND()" office:value-type="float" office:value="0.496307373046875">
            <text:p>0.496307373</text:p>
          </table:table-cell>
          <table:table-cell table:formula="of:=RAND()" office:value-type="float" office:value="0.157745361328125">
            <text:p>0.1577453613</text:p>
          </table:table-cell>
          <table:table-cell table:formula="of:=SQRT(1 - [.A406])" office:value-type="float" office:value="0.709713059590371">
            <text:p>0.7097130596</text:p>
          </table:table-cell>
          <table:table-cell table:formula="of:=SQRT(1 - (1 - [.A406]))" office:value-type="float" office:value="0.704490860868241">
            <text:p>0.7044908609</text:p>
          </table:table-cell>
          <table:table-cell table:formula="of:=COS(2 * PI() * [.B406])" office:value-type="float" office:value="0.54773364308412">
            <text:p>0.5477336431</text:p>
          </table:table-cell>
          <table:table-cell table:formula="of:=SIN(2 * PI() * [.B406])" office:value-type="float" office:value="0.836652769214205">
            <text:p>0.8366527692</text:p>
          </table:table-cell>
          <table:table-cell table:formula="of:=[.D406]*[.E406]" office:value-type="float" office:value="0.38587334574283">
            <text:p>0.3858733457</text:p>
          </table:table-cell>
          <table:table-cell table:formula="of:=[.D406]*[.F406]" office:value-type="float" office:value="0.589414229631513">
            <text:p>0.5894142296</text:p>
          </table:table-cell>
          <table:table-cell table:formula="of:=[.C406]" office:value-type="float" office:value="0.709713059590371">
            <text:p>0.7097130596</text:p>
          </table:table-cell>
        </table:table-row>
        <table:table-row table:style-name="ro1">
          <table:table-cell table:formula="of:=RAND()" office:value-type="float" office:value="0.271484375">
            <text:p>0.271484375</text:p>
          </table:table-cell>
          <table:table-cell table:formula="of:=RAND()" office:value-type="float" office:value="0.429779052734375">
            <text:p>0.4297790527</text:p>
          </table:table-cell>
          <table:table-cell table:formula="of:=SQRT(1 - [.A407])" office:value-type="float" office:value="0.853531267734229">
            <text:p>0.8535312677</text:p>
          </table:table-cell>
          <table:table-cell table:formula="of:=SQRT(1 - (1 - [.A407]))" office:value-type="float" office:value="0.521041625016658">
            <text:p>0.521041625</text:p>
          </table:table-cell>
          <table:table-cell table:formula="of:=COS(2 * PI() * [.B407])" office:value-type="float" office:value="-0.90423509153008">
            <text:p>-0.9042350915</text:p>
          </table:table-cell>
          <table:table-cell table:formula="of:=SIN(2 * PI() * [.B407])" office:value-type="float" office:value="0.42703500939102">
            <text:p>0.4270350094</text:p>
          </table:table-cell>
          <table:table-cell table:formula="of:=[.D407]*[.E407]" office:value-type="float" office:value="-0.47114412148792">
            <text:p>-0.4711441215</text:p>
          </table:table-cell>
          <table:table-cell table:formula="of:=[.D407]*[.F407]" office:value-type="float" office:value="0.222503015232101">
            <text:p>0.2225030152</text:p>
          </table:table-cell>
          <table:table-cell table:formula="of:=[.C407]" office:value-type="float" office:value="0.853531267734229">
            <text:p>0.8535312677</text:p>
          </table:table-cell>
        </table:table-row>
        <table:table-row table:style-name="ro1">
          <table:table-cell table:formula="of:=RAND()" office:value-type="float" office:value="0.206939697265625">
            <text:p>0.2069396973</text:p>
          </table:table-cell>
          <table:table-cell table:formula="of:=RAND()" office:value-type="float" office:value="0.85089111328125">
            <text:p>0.8508911133</text:p>
          </table:table-cell>
          <table:table-cell table:formula="of:=SQRT(1 - [.A408])" office:value-type="float" office:value="0.890539332502711">
            <text:p>0.8905393325</text:p>
          </table:table-cell>
          <table:table-cell table:formula="of:=SQRT(1 - (1 - [.A408]))" office:value-type="float" office:value="0.454906251073367">
            <text:p>0.4549062511</text:p>
          </table:table-cell>
          <table:table-cell table:formula="of:=COS(2 * PI() * [.B408])" office:value-type="float" office:value="0.592305725691243">
            <text:p>0.5923057257</text:p>
          </table:table-cell>
          <table:table-cell table:formula="of:=SIN(2 * PI() * [.B408])" office:value-type="float" office:value="-0.805713303423352">
            <text:p>-0.8057133034</text:p>
          </table:table-cell>
          <table:table-cell table:formula="of:=[.D408]*[.E408]" office:value-type="float" office:value="0.269443577163493">
            <text:p>0.2694435772</text:p>
          </table:table-cell>
          <table:table-cell table:formula="of:=[.D408]*[.F408]" office:value-type="float" office:value="-0.366524018300255">
            <text:p>-0.3665240183</text:p>
          </table:table-cell>
          <table:table-cell table:formula="of:=[.C408]" office:value-type="float" office:value="0.890539332502711">
            <text:p>0.8905393325</text:p>
          </table:table-cell>
        </table:table-row>
        <table:table-row table:style-name="ro1">
          <table:table-cell table:formula="of:=RAND()" office:value-type="float" office:value="0.042999267578125">
            <text:p>0.0429992676</text:p>
          </table:table-cell>
          <table:table-cell table:formula="of:=RAND()" office:value-type="float" office:value="0.132720947265625">
            <text:p>0.1327209473</text:p>
          </table:table-cell>
          <table:table-cell table:formula="of:=SQRT(1 - [.A409])" office:value-type="float" office:value="0.978264142459425">
            <text:p>0.9782641425</text:p>
          </table:table-cell>
          <table:table-cell table:formula="of:=SQRT(1 - (1 - [.A409]))" office:value-type="float" office:value="0.207362647499797">
            <text:p>0.2073626475</text:p>
          </table:table-cell>
          <table:table-cell table:formula="of:=COS(2 * PI() * [.B409])" office:value-type="float" office:value="0.671985070509297">
            <text:p>0.6719850705</text:p>
          </table:table-cell>
          <table:table-cell table:formula="of:=SIN(2 * PI() * [.B409])" office:value-type="float" office:value="0.74056469333382">
            <text:p>0.7405646933</text:p>
          </table:table-cell>
          <table:table-cell table:formula="of:=[.D409]*[.E409]" office:value-type="float" office:value="0.139344603301145">
            <text:p>0.1393446033</text:p>
          </table:table-cell>
          <table:table-cell table:formula="of:=[.D409]*[.F409]" office:value-type="float" office:value="0.153565455454576">
            <text:p>0.1535654555</text:p>
          </table:table-cell>
          <table:table-cell table:formula="of:=[.C409]" office:value-type="float" office:value="0.978264142459425">
            <text:p>0.9782641425</text:p>
          </table:table-cell>
        </table:table-row>
        <table:table-row table:style-name="ro1">
          <table:table-cell table:formula="of:=RAND()" office:value-type="float" office:value="0.384857177734375">
            <text:p>0.3848571777</text:p>
          </table:table-cell>
          <table:table-cell table:formula="of:=RAND()" office:value-type="float" office:value="0.741119384765625">
            <text:p>0.7411193848</text:p>
          </table:table-cell>
          <table:table-cell table:formula="of:=SQRT(1 - [.A410])" office:value-type="float" office:value="0.784310411932434">
            <text:p>0.7843104119</text:p>
          </table:table-cell>
          <table:table-cell table:formula="of:=SQRT(1 - (1 - [.A410]))" office:value-type="float" office:value="0.620368582162552">
            <text:p>0.6203685822</text:p>
          </table:table-cell>
          <table:table-cell table:formula="of:=COS(2 * PI() * [.B410])" office:value-type="float" office:value="-0.0557696010700076">
            <text:p>-0.0557696011</text:p>
          </table:table-cell>
          <table:table-cell table:formula="of:=SIN(2 * PI() * [.B410])" office:value-type="float" office:value="-0.998443664708476">
            <text:p>-0.9984436647</text:p>
          </table:table-cell>
          <table:table-cell table:formula="of:=[.D410]*[.E410]" office:value-type="float" office:value="-0.0345977083435718">
            <text:p>-0.0345977083</text:p>
          </table:table-cell>
          <table:table-cell table:formula="of:=[.D410]*[.F410]" office:value-type="float" office:value="-0.61940308064438">
            <text:p>-0.6194030806</text:p>
          </table:table-cell>
          <table:table-cell table:formula="of:=[.C410]" office:value-type="float" office:value="0.784310411932434">
            <text:p>0.7843104119</text:p>
          </table:table-cell>
        </table:table-row>
        <table:table-row table:style-name="ro1">
          <table:table-cell table:formula="of:=RAND()" office:value-type="float" office:value="0.41680908203125">
            <text:p>0.416809082</text:p>
          </table:table-cell>
          <table:table-cell table:formula="of:=RAND()" office:value-type="float" office:value="0.66455078125">
            <text:p>0.6645507813</text:p>
          </table:table-cell>
          <table:table-cell table:formula="of:=SQRT(1 - [.A411])" office:value-type="float" office:value="0.763669377393614">
            <text:p>0.7636693774</text:p>
          </table:table-cell>
          <table:table-cell table:formula="of:=SQRT(1 - (1 - [.A411]))" office:value-type="float" office:value="0.645607529410283">
            <text:p>0.6456075294</text:p>
          </table:table-cell>
          <table:table-cell table:formula="of:=COS(2 * PI() * [.B411])" office:value-type="float" office:value="-0.51146885043797">
            <text:p>-0.5114688504</text:p>
          </table:table-cell>
          <table:table-cell table:formula="of:=SIN(2 * PI() * [.B411])" office:value-type="float" office:value="-0.859301818357008">
            <text:p>-0.8593018184</text:p>
          </table:table-cell>
          <table:table-cell table:formula="of:=[.D411]*[.E411]" office:value-type="float" office:value="-0.330208140901576">
            <text:p>-0.3302081409</text:p>
          </table:table-cell>
          <table:table-cell table:formula="of:=[.D411]*[.F411]" office:value-type="float" office:value="-0.554771723967232">
            <text:p>-0.554771724</text:p>
          </table:table-cell>
          <table:table-cell table:formula="of:=[.C411]" office:value-type="float" office:value="0.763669377393614">
            <text:p>0.7636693774</text:p>
          </table:table-cell>
        </table:table-row>
        <table:table-row table:style-name="ro1">
          <table:table-cell table:formula="of:=RAND()" office:value-type="float" office:value="0.679595947265625">
            <text:p>0.6795959473</text:p>
          </table:table-cell>
          <table:table-cell table:formula="of:=RAND()" office:value-type="float" office:value="0.213623046875">
            <text:p>0.2136230469</text:p>
          </table:table-cell>
          <table:table-cell table:formula="of:=SQRT(1 - [.A412])" office:value-type="float" office:value="0.566042447820281">
            <text:p>0.5660424478</text:p>
          </table:table-cell>
          <table:table-cell table:formula="of:=SQRT(1 - (1 - [.A412]))" office:value-type="float" office:value="0.824376095763108">
            <text:p>0.8243760958</text:p>
          </table:table-cell>
          <table:table-cell table:formula="of:=COS(2 * PI() * [.B412])" office:value-type="float" office:value="0.22657826384561">
            <text:p>0.2265782638</text:p>
          </table:table-cell>
          <table:table-cell table:formula="of:=SIN(2 * PI() * [.B412])" office:value-type="float" office:value="0.973992962167956">
            <text:p>0.9739929622</text:p>
          </table:table-cell>
          <table:table-cell table:formula="of:=[.D412]*[.E412]" office:value-type="float" office:value="0.186785704533827">
            <text:p>0.1867857045</text:p>
          </table:table-cell>
          <table:table-cell table:formula="of:=[.D412]*[.F412]" office:value-type="float" office:value="0.802936515452764">
            <text:p>0.8029365155</text:p>
          </table:table-cell>
          <table:table-cell table:formula="of:=[.C412]" office:value-type="float" office:value="0.566042447820281">
            <text:p>0.5660424478</text:p>
          </table:table-cell>
        </table:table-row>
        <table:table-row table:style-name="ro1">
          <table:table-cell table:formula="of:=RAND()" office:value-type="float" office:value="0.232025146484375">
            <text:p>0.2320251465</text:p>
          </table:table-cell>
          <table:table-cell table:formula="of:=RAND()" office:value-type="float" office:value="0.1611328125">
            <text:p>0.1611328125</text:p>
          </table:table-cell>
          <table:table-cell table:formula="of:=SQRT(1 - [.A413])" office:value-type="float" office:value="0.876341744706724">
            <text:p>0.8763417447</text:p>
          </table:table-cell>
          <table:table-cell table:formula="of:=SQRT(1 - (1 - [.A413]))" office:value-type="float" office:value="0.481689886217652">
            <text:p>0.4816898862</text:p>
          </table:table-cell>
          <table:table-cell table:formula="of:=COS(2 * PI() * [.B413])" office:value-type="float" office:value="0.529803624686295">
            <text:p>0.5298036247</text:p>
          </table:table-cell>
          <table:table-cell table:formula="of:=SIN(2 * PI() * [.B413])" office:value-type="float" office:value="0.848120344803297">
            <text:p>0.8481203448</text:p>
          </table:table-cell>
          <table:table-cell table:formula="of:=[.D413]*[.E413]" office:value-type="float" office:value="0.255201047692841">
            <text:p>0.2552010477</text:p>
          </table:table-cell>
          <table:table-cell table:formula="of:=[.D413]*[.F413]" office:value-type="float" office:value="0.408530992387176">
            <text:p>0.4085309924</text:p>
          </table:table-cell>
          <table:table-cell table:formula="of:=[.C413]" office:value-type="float" office:value="0.876341744706724">
            <text:p>0.8763417447</text:p>
          </table:table-cell>
        </table:table-row>
        <table:table-row table:style-name="ro1">
          <table:table-cell table:formula="of:=RAND()" office:value-type="float" office:value="0.5816650390625">
            <text:p>0.5816650391</text:p>
          </table:table-cell>
          <table:table-cell table:formula="of:=RAND()" office:value-type="float" office:value="0.511322021484375">
            <text:p>0.5113220215</text:p>
          </table:table-cell>
          <table:table-cell table:formula="of:=SQRT(1 - [.A414])" office:value-type="float" office:value="0.64678818861935">
            <text:p>0.6467881886</text:p>
          </table:table-cell>
          <table:table-cell table:formula="of:=SQRT(1 - (1 - [.A414]))" office:value-type="float" office:value="0.762669678866611">
            <text:p>0.7626696789</text:p>
          </table:table-cell>
          <table:table-cell table:formula="of:=COS(2 * PI() * [.B414])" office:value-type="float" office:value="-0.997470733854254">
            <text:p>-0.9974707339</text:p>
          </table:table-cell>
          <table:table-cell table:formula="of:=SIN(2 * PI() * [.B414])" office:value-type="float" office:value="-0.0710783729713661">
            <text:p>-0.071078373</text:p>
          </table:table-cell>
          <table:table-cell table:formula="of:=[.D414]*[.E414]" office:value-type="float" office:value="-0.760740684267467">
            <text:p>-0.7607406843</text:p>
          </table:table-cell>
          <table:table-cell table:formula="of:=[.D414]*[.F414]" office:value-type="float" office:value="-0.054209319888433">
            <text:p>-0.0542093199</text:p>
          </table:table-cell>
          <table:table-cell table:formula="of:=[.C414]" office:value-type="float" office:value="0.64678818861935">
            <text:p>0.6467881886</text:p>
          </table:table-cell>
        </table:table-row>
        <table:table-row table:style-name="ro1">
          <table:table-cell table:formula="of:=RAND()" office:value-type="float" office:value="0.3494873046875">
            <text:p>0.3494873047</text:p>
          </table:table-cell>
          <table:table-cell table:formula="of:=RAND()" office:value-type="float" office:value="0.99322509765625">
            <text:p>0.9932250977</text:p>
          </table:table-cell>
          <table:table-cell table:formula="of:=SQRT(1 - [.A415])" office:value-type="float" office:value="0.806543672290906">
            <text:p>0.8065436723</text:p>
          </table:table-cell>
          <table:table-cell table:formula="of:=SQRT(1 - (1 - [.A415]))" office:value-type="float" office:value="0.591174512887269">
            <text:p>0.5911745129</text:p>
          </table:table-cell>
          <table:table-cell table:formula="of:=COS(2 * PI() * [.B415])" office:value-type="float" office:value="0.999094120901079">
            <text:p>0.9990941209</text:p>
          </table:table-cell>
          <table:table-cell table:formula="of:=SIN(2 * PI() * [.B415])" office:value-type="float" office:value="-0.0425551122769041">
            <text:p>-0.0425551123</text:p>
          </table:table-cell>
          <table:table-cell table:formula="of:=[.D415]*[.E415]" office:value-type="float" office:value="0.59063898025223">
            <text:p>0.5906389803</text:p>
          </table:table-cell>
          <table:table-cell table:formula="of:=[.D415]*[.F415]" office:value-type="float" office:value="-0.0251574977711618">
            <text:p>-0.0251574978</text:p>
          </table:table-cell>
          <table:table-cell table:formula="of:=[.C415]" office:value-type="float" office:value="0.806543672290906">
            <text:p>0.8065436723</text:p>
          </table:table-cell>
        </table:table-row>
        <table:table-row table:style-name="ro1">
          <table:table-cell table:formula="of:=RAND()" office:value-type="float" office:value="0.854766845703125">
            <text:p>0.8547668457</text:p>
          </table:table-cell>
          <table:table-cell table:formula="of:=RAND()" office:value-type="float" office:value="0.6324462890625">
            <text:p>0.6324462891</text:p>
          </table:table-cell>
          <table:table-cell table:formula="of:=SQRT(1 - [.A416])" office:value-type="float" office:value="0.381094678914407">
            <text:p>0.3810946789</text:p>
          </table:table-cell>
          <table:table-cell table:formula="of:=SQRT(1 - (1 - [.A416]))" office:value-type="float" office:value="0.924536016444533">
            <text:p>0.9245360164</text:p>
          </table:table-cell>
          <table:table-cell table:formula="of:=COS(2 * PI() * [.B416])" office:value-type="float" office:value="-0.673262082756133">
            <text:p>-0.6732620828</text:p>
          </table:table-cell>
          <table:table-cell table:formula="of:=SIN(2 * PI() * [.B416])" office:value-type="float" office:value="-0.739403927446206">
            <text:p>-0.7394039274</text:p>
          </table:table-cell>
          <table:table-cell table:formula="of:=[.D416]*[.E416]" office:value-type="float" office:value="-0.622455044014504">
            <text:p>-0.622455044</text:p>
          </table:table-cell>
          <table:table-cell table:formula="of:=[.D416]*[.F416]" office:value-type="float" office:value="-0.683605561624557">
            <text:p>-0.6836055616</text:p>
          </table:table-cell>
          <table:table-cell table:formula="of:=[.C416]" office:value-type="float" office:value="0.381094678914407">
            <text:p>0.3810946789</text:p>
          </table:table-cell>
        </table:table-row>
        <table:table-row table:style-name="ro1">
          <table:table-cell table:formula="of:=RAND()" office:value-type="float" office:value="0.791839599609375">
            <text:p>0.7918395996</text:p>
          </table:table-cell>
          <table:table-cell table:formula="of:=RAND()" office:value-type="float" office:value="0.09478759765625">
            <text:p>0.0947875977</text:p>
          </table:table-cell>
          <table:table-cell table:formula="of:=SQRT(1 - [.A417])" office:value-type="float" office:value="0.456245986711801">
            <text:p>0.4562459867</text:p>
          </table:table-cell>
          <table:table-cell table:formula="of:=SQRT(1 - (1 - [.A417]))" office:value-type="float" office:value="0.889853695620452">
            <text:p>0.8898536956</text:p>
          </table:table-cell>
          <table:table-cell table:formula="of:=COS(2 * PI() * [.B417])" office:value-type="float" office:value="0.82782997335173">
            <text:p>0.8278299734</text:p>
          </table:table-cell>
          <table:table-cell table:formula="of:=SIN(2 * PI() * [.B417])" office:value-type="float" office:value="0.560979086259438">
            <text:p>0.5609790863</text:p>
          </table:table-cell>
          <table:table-cell table:formula="of:=[.D417]*[.E417]" office:value-type="float" office:value="0.736647561132417">
            <text:p>0.7366475611</text:p>
          </table:table-cell>
          <table:table-cell table:formula="of:=[.D417]*[.F417]" office:value-type="float" office:value="0.499189313073745">
            <text:p>0.4991893131</text:p>
          </table:table-cell>
          <table:table-cell table:formula="of:=[.C417]" office:value-type="float" office:value="0.456245986711801">
            <text:p>0.4562459867</text:p>
          </table:table-cell>
        </table:table-row>
        <table:table-row table:style-name="ro1">
          <table:table-cell table:formula="of:=RAND()" office:value-type="float" office:value="0.048126220703125">
            <text:p>0.0481262207</text:p>
          </table:table-cell>
          <table:table-cell table:formula="of:=RAND()" office:value-type="float" office:value="0.534637451171875">
            <text:p>0.5346374512</text:p>
          </table:table-cell>
          <table:table-cell table:formula="of:=SQRT(1 - [.A418])" office:value-type="float" office:value="0.975640189463757">
            <text:p>0.9756401895</text:p>
          </table:table-cell>
          <table:table-cell table:formula="of:=SQRT(1 - (1 - [.A418]))" office:value-type="float" office:value="0.219376891907796">
            <text:p>0.2193768919</text:p>
          </table:table-cell>
          <table:table-cell table:formula="of:=COS(2 * PI() * [.B418])" office:value-type="float" office:value="-0.976411151339961">
            <text:p>-0.9764111513</text:p>
          </table:table-cell>
          <table:table-cell table:formula="of:=SIN(2 * PI() * [.B418])" office:value-type="float" office:value="-0.215919576553335">
            <text:p>-0.2159195766</text:p>
          </table:table-cell>
          <table:table-cell table:formula="of:=[.D418]*[.E418]" office:value-type="float" office:value="-0.214202043605074">
            <text:p>-0.2142020436</text:p>
          </table:table-cell>
          <table:table-cell table:formula="of:=[.D418]*[.F418]" office:value-type="float" office:value="-0.0473677656063183">
            <text:p>-0.0473677656</text:p>
          </table:table-cell>
          <table:table-cell table:formula="of:=[.C418]" office:value-type="float" office:value="0.975640189463757">
            <text:p>0.9756401895</text:p>
          </table:table-cell>
        </table:table-row>
        <table:table-row table:style-name="ro1">
          <table:table-cell table:formula="of:=RAND()" office:value-type="float" office:value="0.604766845703125">
            <text:p>0.6047668457</text:p>
          </table:table-cell>
          <table:table-cell table:formula="of:=RAND()" office:value-type="float" office:value="0.051116943359375">
            <text:p>0.0511169434</text:p>
          </table:table-cell>
          <table:table-cell table:formula="of:=SQRT(1 - [.A419])" office:value-type="float" office:value="0.628675714734453">
            <text:p>0.6286757147</text:p>
          </table:table-cell>
          <table:table-cell table:formula="of:=SQRT(1 - (1 - [.A419]))" office:value-type="float" office:value="0.777667567604002">
            <text:p>0.7776675676</text:p>
          </table:table-cell>
          <table:table-cell table:formula="of:=COS(2 * PI() * [.B419])" office:value-type="float" office:value="0.948864444017943">
            <text:p>0.948864444</text:p>
          </table:table-cell>
          <table:table-cell table:formula="of:=SIN(2 * PI() * [.B419])" office:value-type="float" office:value="0.315683808388266">
            <text:p>0.3156838084</text:p>
          </table:table-cell>
          <table:table-cell table:formula="of:=[.D419]*[.E419]" office:value-type="float" office:value="0.737901104165358">
            <text:p>0.7379011042</text:p>
          </table:table-cell>
          <table:table-cell table:formula="of:=[.D419]*[.F419]" office:value-type="float" office:value="0.24549705940127">
            <text:p>0.2454970594</text:p>
          </table:table-cell>
          <table:table-cell table:formula="of:=[.C419]" office:value-type="float" office:value="0.628675714734453">
            <text:p>0.6286757147</text:p>
          </table:table-cell>
        </table:table-row>
        <table:table-row table:style-name="ro1">
          <table:table-cell table:formula="of:=RAND()" office:value-type="float" office:value="0.495147705078125">
            <text:p>0.4951477051</text:p>
          </table:table-cell>
          <table:table-cell table:formula="of:=RAND()" office:value-type="float" office:value="0.17730712890625">
            <text:p>0.1773071289</text:p>
          </table:table-cell>
          <table:table-cell table:formula="of:=SQRT(1 - [.A420])" office:value-type="float" office:value="0.710529587647042">
            <text:p>0.7105295876</text:p>
          </table:table-cell>
          <table:table-cell table:formula="of:=SQRT(1 - (1 - [.A420]))" office:value-type="float" office:value="0.703667325572337">
            <text:p>0.7036673256</text:p>
          </table:table-cell>
          <table:table-cell table:formula="of:=COS(2 * PI() * [.B420])" office:value-type="float" office:value="0.441027116617407">
            <text:p>0.4410271166</text:p>
          </table:table-cell>
          <table:table-cell table:formula="of:=SIN(2 * PI() * [.B420])" office:value-type="float" office:value="0.89749377847879">
            <text:p>0.8974937785</text:p>
          </table:table-cell>
          <table:table-cell table:formula="of:=[.D420]*[.E420]" office:value-type="float" office:value="0.31033637165505">
            <text:p>0.3103363717</text:p>
          </table:table-cell>
          <table:table-cell table:formula="of:=[.D420]*[.F420]" office:value-type="float" office:value="0.631537046819982">
            <text:p>0.6315370468</text:p>
          </table:table-cell>
          <table:table-cell table:formula="of:=[.C420]" office:value-type="float" office:value="0.710529587647042">
            <text:p>0.7105295876</text:p>
          </table:table-cell>
        </table:table-row>
        <table:table-row table:style-name="ro1">
          <table:table-cell table:formula="of:=RAND()" office:value-type="float" office:value="0.094635009765625">
            <text:p>0.0946350098</text:p>
          </table:table-cell>
          <table:table-cell table:formula="of:=RAND()" office:value-type="float" office:value="0.727630615234375">
            <text:p>0.7276306152</text:p>
          </table:table-cell>
          <table:table-cell table:formula="of:=SQRT(1 - [.A421])" office:value-type="float" office:value="0.951506694792199">
            <text:p>0.9515066948</text:p>
          </table:table-cell>
          <table:table-cell table:formula="of:=SQRT(1 - (1 - [.A421]))" office:value-type="float" office:value="0.307628038003081">
            <text:p>0.307628038</text:p>
          </table:table-cell>
          <table:table-cell table:formula="of:=COS(2 * PI() * [.B421])" office:value-type="float" office:value="-0.140088692239517">
            <text:p>-0.1400886922</text:p>
          </table:table-cell>
          <table:table-cell table:formula="of:=SIN(2 * PI() * [.B421])" office:value-type="float" office:value="-0.990138959089391">
            <text:p>-0.9901389591</text:p>
          </table:table-cell>
          <table:table-cell table:formula="of:=[.D421]*[.E421]" office:value-type="float" office:value="-0.0430952095400599">
            <text:p>-0.0430952095</text:p>
          </table:table-cell>
          <table:table-cell table:formula="of:=[.D421]*[.F421]" office:value-type="float" office:value="-0.304594505335082">
            <text:p>-0.3045945053</text:p>
          </table:table-cell>
          <table:table-cell table:formula="of:=[.C421]" office:value-type="float" office:value="0.951506694792199">
            <text:p>0.9515066948</text:p>
          </table:table-cell>
        </table:table-row>
        <table:table-row table:style-name="ro1">
          <table:table-cell table:formula="of:=RAND()" office:value-type="float" office:value="0.7047119140625">
            <text:p>0.7047119141</text:p>
          </table:table-cell>
          <table:table-cell table:formula="of:=RAND()" office:value-type="float" office:value="0.4326171875">
            <text:p>0.4326171875</text:p>
          </table:table-cell>
          <table:table-cell table:formula="of:=SQRT(1 - [.A422])" office:value-type="float" office:value="0.543404164446225">
            <text:p>0.5434041644</text:p>
          </table:table-cell>
          <table:table-cell table:formula="of:=SQRT(1 - (1 - [.A422]))" office:value-type="float" office:value="0.839471210978971">
            <text:p>0.839471211</text:p>
          </table:table-cell>
          <table:table-cell table:formula="of:=COS(2 * PI() * [.B422])" office:value-type="float" office:value="-0.91170603200543">
            <text:p>-0.911706032</text:p>
          </table:table-cell>
          <table:table-cell table:formula="of:=SIN(2 * PI() * [.B422])" office:value-type="float" office:value="0.410843171057904">
            <text:p>0.4108431711</text:p>
          </table:table-cell>
          <table:table-cell table:formula="of:=[.D422]*[.E422]" office:value-type="float" office:value="-0.765350966744431">
            <text:p>-0.7653509667</text:p>
          </table:table-cell>
          <table:table-cell table:formula="of:=[.D422]*[.F422]" office:value-type="float" office:value="0.344891014330419">
            <text:p>0.3448910143</text:p>
          </table:table-cell>
          <table:table-cell table:formula="of:=[.C422]" office:value-type="float" office:value="0.543404164446225">
            <text:p>0.5434041644</text:p>
          </table:table-cell>
        </table:table-row>
        <table:table-row table:style-name="ro1">
          <table:table-cell table:formula="of:=RAND()" office:value-type="float" office:value="0.599853515625">
            <text:p>0.5998535156</text:p>
          </table:table-cell>
          <table:table-cell table:formula="of:=RAND()" office:value-type="float" office:value="0.721343994140625">
            <text:p>0.7213439941</text:p>
          </table:table-cell>
          <table:table-cell table:formula="of:=SQRT(1 - [.A423])" office:value-type="float" office:value="0.632571327499911">
            <text:p>0.6325713275</text:p>
          </table:table-cell>
          <table:table-cell table:formula="of:=SQRT(1 - (1 - [.A423]))" office:value-type="float" office:value="0.774502108212108">
            <text:p>0.7745021082</text:p>
          </table:table-cell>
          <table:table-cell table:formula="of:=COS(2 * PI() * [.B423])" office:value-type="float" office:value="-0.179079744280566">
            <text:p>-0.1790797443</text:p>
          </table:table-cell>
          <table:table-cell table:formula="of:=SIN(2 * PI() * [.B423])" office:value-type="float" office:value="-0.983834561899717">
            <text:p>-0.9838345619</text:p>
          </table:table-cell>
          <table:table-cell table:formula="of:=[.D423]*[.E423]" office:value-type="float" office:value="-0.138697639483383">
            <text:p>-0.1386976395</text:p>
          </table:table-cell>
          <table:table-cell table:formula="of:=[.D423]*[.F423]" office:value-type="float" office:value="-0.761981942323266">
            <text:p>-0.7619819423</text:p>
          </table:table-cell>
          <table:table-cell table:formula="of:=[.C423]" office:value-type="float" office:value="0.632571327499911">
            <text:p>0.6325713275</text:p>
          </table:table-cell>
        </table:table-row>
        <table:table-row table:style-name="ro1">
          <table:table-cell table:formula="of:=RAND()" office:value-type="float" office:value="0.551116943359375">
            <text:p>0.5511169434</text:p>
          </table:table-cell>
          <table:table-cell table:formula="of:=RAND()" office:value-type="float" office:value="0.397308349609375">
            <text:p>0.3973083496</text:p>
          </table:table-cell>
          <table:table-cell table:formula="of:=SQRT(1 - [.A424])" office:value-type="float" office:value="0.669987355582645">
            <text:p>0.6699873556</text:p>
          </table:table-cell>
          <table:table-cell table:formula="of:=SQRT(1 - (1 - [.A424]))" office:value-type="float" office:value="0.742372509835443">
            <text:p>0.7423725098</text:p>
          </table:table-cell>
          <table:table-cell table:formula="of:=COS(2 * PI() * [.B424])" office:value-type="float" office:value="-0.798961067899736">
            <text:p>-0.7989610679</text:p>
          </table:table-cell>
          <table:table-cell table:formula="of:=SIN(2 * PI() * [.B424])" office:value-type="float" office:value="0.601382749985826">
            <text:p>0.60138275</text:p>
          </table:table-cell>
          <table:table-cell table:formula="of:=[.D424]*[.E424]" office:value-type="float" office:value="-0.593126733237533">
            <text:p>-0.5931267332</text:p>
          </table:table-cell>
          <table:table-cell table:formula="of:=[.D424]*[.F424]" office:value-type="float" office:value="0.446450021478718">
            <text:p>0.4464500215</text:p>
          </table:table-cell>
          <table:table-cell table:formula="of:=[.C424]" office:value-type="float" office:value="0.669987355582645">
            <text:p>0.6699873556</text:p>
          </table:table-cell>
        </table:table-row>
        <table:table-row table:style-name="ro1">
          <table:table-cell table:formula="of:=RAND()" office:value-type="float" office:value="0.451263427734375">
            <text:p>0.4512634277</text:p>
          </table:table-cell>
          <table:table-cell table:formula="of:=RAND()" office:value-type="float" office:value="0.415618896484375">
            <text:p>0.4156188965</text:p>
          </table:table-cell>
          <table:table-cell table:formula="of:=SQRT(1 - [.A425])" office:value-type="float" office:value="0.740767556164297">
            <text:p>0.7407675562</text:p>
          </table:table-cell>
          <table:table-cell table:formula="of:=SQRT(1 - (1 - [.A425]))" office:value-type="float" office:value="0.67176143662343">
            <text:p>0.6717614366</text:p>
          </table:table-cell>
          <table:table-cell table:formula="of:=COS(2 * PI() * [.B425])" office:value-type="float" office:value="-0.862714993625991">
            <text:p>-0.8627149936</text:p>
          </table:table-cell>
          <table:table-cell table:formula="of:=SIN(2 * PI() * [.B425])" office:value-type="float" office:value="0.505690458455473">
            <text:p>0.5056904585</text:p>
          </table:table-cell>
          <table:table-cell table:formula="of:=[.D425]*[.E425]" office:value-type="float" office:value="-0.579538663514769">
            <text:p>-0.5795386635</text:p>
          </table:table-cell>
          <table:table-cell table:formula="of:=[.D425]*[.F425]" office:value-type="float" office:value="0.33970334885881">
            <text:p>0.3397033489</text:p>
          </table:table-cell>
          <table:table-cell table:formula="of:=[.C425]" office:value-type="float" office:value="0.740767556164297">
            <text:p>0.7407675562</text:p>
          </table:table-cell>
        </table:table-row>
        <table:table-row table:style-name="ro1">
          <table:table-cell table:formula="of:=RAND()" office:value-type="float" office:value="0.1693115234375">
            <text:p>0.1693115234</text:p>
          </table:table-cell>
          <table:table-cell table:formula="of:=RAND()" office:value-type="float" office:value="0.135955810546875">
            <text:p>0.1359558105</text:p>
          </table:table-cell>
          <table:table-cell table:formula="of:=SQRT(1 - [.A426])" office:value-type="float" office:value="0.911421130193118">
            <text:p>0.9114211302</text:p>
          </table:table-cell>
          <table:table-cell table:formula="of:=SQRT(1 - (1 - [.A426]))" office:value-type="float" office:value="0.41147481507074">
            <text:p>0.4114748151</text:p>
          </table:table-cell>
          <table:table-cell table:formula="of:=COS(2 * PI() * [.B426])" office:value-type="float" office:value="0.656795148732268">
            <text:p>0.6567951487</text:p>
          </table:table-cell>
          <table:table-cell table:formula="of:=SIN(2 * PI() * [.B426])" office:value-type="float" office:value="0.754069050287676">
            <text:p>0.7540690503</text:p>
          </table:table-cell>
          <table:table-cell table:formula="of:=[.D426]*[.E426]" office:value-type="float" office:value="0.270254662363969">
            <text:p>0.2702546624</text:p>
          </table:table-cell>
          <table:table-cell table:formula="of:=[.D426]*[.F426]" office:value-type="float" office:value="0.31028042301769">
            <text:p>0.310280423</text:p>
          </table:table-cell>
          <table:table-cell table:formula="of:=[.C426]" office:value-type="float" office:value="0.911421130193118">
            <text:p>0.9114211302</text:p>
          </table:table-cell>
        </table:table-row>
        <table:table-row table:style-name="ro1">
          <table:table-cell table:formula="of:=RAND()" office:value-type="float" office:value="0.27850341796875">
            <text:p>0.278503418</text:p>
          </table:table-cell>
          <table:table-cell table:formula="of:=RAND()" office:value-type="float" office:value="0.919769287109375">
            <text:p>0.9197692871</text:p>
          </table:table-cell>
          <table:table-cell table:formula="of:=SQRT(1 - [.A427])" office:value-type="float" office:value="0.849409549058197">
            <text:p>0.8494095491</text:p>
          </table:table-cell>
          <table:table-cell table:formula="of:=SQRT(1 - (1 - [.A427]))" office:value-type="float" office:value="0.527734230431142">
            <text:p>0.5277342304</text:p>
          </table:table-cell>
          <table:table-cell table:formula="of:=COS(2 * PI() * [.B427])" office:value-type="float" office:value="0.875607403732219">
            <text:p>0.8756074037</text:p>
          </table:table-cell>
          <table:table-cell table:formula="of:=SIN(2 * PI() * [.B427])" office:value-type="float" office:value="-0.483023472027315">
            <text:p>-0.483023472</text:p>
          </table:table-cell>
          <table:table-cell table:formula="of:=[.D427]*[.E427]" office:value-type="float" office:value="0.462087999368433">
            <text:p>0.4620879994</text:p>
          </table:table-cell>
          <table:table-cell table:formula="of:=[.D427]*[.F427]" office:value-type="float" office:value="-0.254908020290513">
            <text:p>-0.2549080203</text:p>
          </table:table-cell>
          <table:table-cell table:formula="of:=[.C427]" office:value-type="float" office:value="0.849409549058197">
            <text:p>0.8494095491</text:p>
          </table:table-cell>
        </table:table-row>
        <table:table-row table:style-name="ro1">
          <table:table-cell table:formula="of:=RAND()" office:value-type="float" office:value="0.961395263671875">
            <text:p>0.9613952637</text:p>
          </table:table-cell>
          <table:table-cell table:formula="of:=RAND()" office:value-type="float" office:value="0.387115478515625">
            <text:p>0.3871154785</text:p>
          </table:table-cell>
          <table:table-cell table:formula="of:=SQRT(1 - [.A428])" office:value-type="float" office:value="0.196480880311864">
            <text:p>0.1964808803</text:p>
          </table:table-cell>
          <table:table-cell table:formula="of:=SQRT(1 - (1 - [.A428]))" office:value-type="float" office:value="0.980507656100591">
            <text:p>0.9805076561</text:p>
          </table:table-cell>
          <table:table-cell table:formula="of:=COS(2 * PI() * [.B428])" office:value-type="float" office:value="-0.758834668519766">
            <text:p>-0.7588346685</text:p>
          </table:table-cell>
          <table:table-cell table:formula="of:=SIN(2 * PI() * [.B428])" office:value-type="float" office:value="0.651283306904528">
            <text:p>0.6512833069</text:p>
          </table:table-cell>
          <table:table-cell table:formula="of:=[.D428]*[.E428]" office:value-type="float" office:value="-0.744043202198184">
            <text:p>-0.7440432022</text:p>
          </table:table-cell>
          <table:table-cell table:formula="of:=[.D428]*[.F428]" office:value-type="float" office:value="0.6385882687104">
            <text:p>0.6385882687</text:p>
          </table:table-cell>
          <table:table-cell table:formula="of:=[.C428]" office:value-type="float" office:value="0.196480880311864">
            <text:p>0.1964808803</text:p>
          </table:table-cell>
        </table:table-row>
        <table:table-row table:style-name="ro1">
          <table:table-cell table:formula="of:=RAND()" office:value-type="float" office:value="0.318206787109375">
            <text:p>0.3182067871</text:p>
          </table:table-cell>
          <table:table-cell table:formula="of:=RAND()" office:value-type="float" office:value="0.674591064453125">
            <text:p>0.6745910645</text:p>
          </table:table-cell>
          <table:table-cell table:formula="of:=SQRT(1 - [.A429])" office:value-type="float" office:value="0.825707704269874">
            <text:p>0.8257077043</text:p>
          </table:table-cell>
          <table:table-cell table:formula="of:=SQRT(1 - (1 - [.A429]))" office:value-type="float" office:value="0.56409820697231">
            <text:p>0.564098207</text:p>
          </table:table-cell>
          <table:table-cell table:formula="of:=COS(2 * PI() * [.B429])" office:value-type="float" office:value="-0.456278366660325">
            <text:p>-0.4562783667</text:p>
          </table:table-cell>
          <table:table-cell table:formula="of:=SIN(2 * PI() * [.B429])" office:value-type="float" office:value="-0.889837093021968">
            <text:p>-0.889837093</text:p>
          </table:table-cell>
          <table:table-cell table:formula="of:=[.D429]*[.E429]" office:value-type="float" office:value="-0.257385808513344">
            <text:p>-0.2573858085</text:p>
          </table:table-cell>
          <table:table-cell table:formula="of:=[.D429]*[.F429]" office:value-type="float" office:value="-0.501955508671145">
            <text:p>-0.5019555087</text:p>
          </table:table-cell>
          <table:table-cell table:formula="of:=[.C429]" office:value-type="float" office:value="0.825707704269874">
            <text:p>0.8257077043</text:p>
          </table:table-cell>
        </table:table-row>
        <table:table-row table:style-name="ro1">
          <table:table-cell table:formula="of:=RAND()" office:value-type="float" office:value="0.6204833984375">
            <text:p>0.6204833984</text:p>
          </table:table-cell>
          <table:table-cell table:formula="of:=RAND()" office:value-type="float" office:value="0.26361083984375">
            <text:p>0.2636108398</text:p>
          </table:table-cell>
          <table:table-cell table:formula="of:=SQRT(1 - [.A430])" office:value-type="float" office:value="0.616049187616135">
            <text:p>0.6160491876</text:p>
          </table:table-cell>
          <table:table-cell table:formula="of:=SQRT(1 - (1 - [.A430]))" office:value-type="float" office:value="0.787707685907342">
            <text:p>0.7877076859</text:p>
          </table:table-cell>
          <table:table-cell table:formula="of:=COS(2 * PI() * [.B430])" office:value-type="float" office:value="-0.0854152249433072">
            <text:p>-0.0854152249</text:p>
          </table:table-cell>
          <table:table-cell table:formula="of:=SIN(2 * PI() * [.B430])" office:value-type="float" office:value="0.996345441776036">
            <text:p>0.9963454418</text:p>
          </table:table-cell>
          <table:table-cell table:formula="of:=[.D430]*[.E430]" office:value-type="float" office:value="-0.0672822291813476">
            <text:p>-0.0672822292</text:p>
          </table:table-cell>
          <table:table-cell table:formula="of:=[.D430]*[.F430]" office:value-type="float" office:value="0.78482896230573">
            <text:p>0.7848289623</text:p>
          </table:table-cell>
          <table:table-cell table:formula="of:=[.C430]" office:value-type="float" office:value="0.616049187616135">
            <text:p>0.6160491876</text:p>
          </table:table-cell>
        </table:table-row>
        <table:table-row table:style-name="ro1">
          <table:table-cell table:formula="of:=RAND()" office:value-type="float" office:value="0.880462646484375">
            <text:p>0.8804626465</text:p>
          </table:table-cell>
          <table:table-cell table:formula="of:=RAND()" office:value-type="float" office:value="0.00531005859375">
            <text:p>0.0053100586</text:p>
          </table:table-cell>
          <table:table-cell table:formula="of:=SQRT(1 - [.A431])" office:value-type="float" office:value="0.345741743958731">
            <text:p>0.345741744</text:p>
          </table:table-cell>
          <table:table-cell table:formula="of:=SQRT(1 - (1 - [.A431]))" office:value-type="float" office:value="0.938329710967512">
            <text:p>0.938329711</text:p>
          </table:table-cell>
          <table:table-cell table:formula="of:=COS(2 * PI() * [.B431])" office:value-type="float" office:value="0.999443470640078">
            <text:p>0.9994434706</text:p>
          </table:table-cell>
          <table:table-cell table:formula="of:=SIN(2 * PI() * [.B431])" office:value-type="float" office:value="0.0333578925430861">
            <text:p>0.0333578925</text:p>
          </table:table-cell>
          <table:table-cell table:formula="of:=[.D431]*[.E431]" office:value-type="float" office:value="0.937807502934071">
            <text:p>0.9378075029</text:p>
          </table:table-cell>
          <table:table-cell table:formula="of:=[.D431]*[.F431]" office:value-type="float" office:value="0.0313007016684393">
            <text:p>0.0313007017</text:p>
          </table:table-cell>
          <table:table-cell table:formula="of:=[.C431]" office:value-type="float" office:value="0.345741743958731">
            <text:p>0.345741744</text:p>
          </table:table-cell>
        </table:table-row>
        <table:table-row table:style-name="ro1">
          <table:table-cell table:formula="of:=RAND()" office:value-type="float" office:value="0.578887939453125">
            <text:p>0.5788879395</text:p>
          </table:table-cell>
          <table:table-cell table:formula="of:=RAND()" office:value-type="float" office:value="0.478302001953125">
            <text:p>0.478302002</text:p>
          </table:table-cell>
          <table:table-cell table:formula="of:=SQRT(1 - [.A432])" office:value-type="float" office:value="0.648931476002571">
            <text:p>0.648931476</text:p>
          </table:table-cell>
          <table:table-cell table:formula="of:=SQRT(1 - (1 - [.A432]))" office:value-type="float" office:value="0.760846856767592">
            <text:p>0.7608468568</text:p>
          </table:table-cell>
          <table:table-cell table:formula="of:=COS(2 * PI() * [.B432])" office:value-type="float" office:value="-0.990721104188435">
            <text:p>-0.9907211042</text:p>
          </table:table-cell>
          <table:table-cell table:formula="of:=SIN(2 * PI() * [.B432])" office:value-type="float" office:value="0.135910609282895">
            <text:p>0.1359106093</text:p>
          </table:table-cell>
          <table:table-cell table:formula="of:=[.D432]*[.E432]" office:value-type="float" office:value="-0.753787038055089">
            <text:p>-0.7537870381</text:p>
          </table:table-cell>
          <table:table-cell table:formula="of:=[.D432]*[.F432]" office:value-type="float" office:value="0.103407159874259">
            <text:p>0.1034071599</text:p>
          </table:table-cell>
          <table:table-cell table:formula="of:=[.C432]" office:value-type="float" office:value="0.648931476002571">
            <text:p>0.648931476</text:p>
          </table:table-cell>
        </table:table-row>
        <table:table-row table:style-name="ro1">
          <table:table-cell table:formula="of:=RAND()" office:value-type="float" office:value="0.629608154296875">
            <text:p>0.6296081543</text:p>
          </table:table-cell>
          <table:table-cell table:formula="of:=RAND()" office:value-type="float" office:value="0.40283203125">
            <text:p>0.4028320313</text:p>
          </table:table-cell>
          <table:table-cell table:formula="of:=SQRT(1 - [.A433])" office:value-type="float" office:value="0.6085982629807">
            <text:p>0.608598263</text:p>
          </table:table-cell>
          <table:table-cell table:formula="of:=SQRT(1 - (1 - [.A433]))" office:value-type="float" office:value="0.793478515334142">
            <text:p>0.7934785153</text:p>
          </table:table-cell>
          <table:table-cell table:formula="of:=COS(2 * PI() * [.B433])" office:value-type="float" office:value="-0.819347520076797">
            <text:p>-0.8193475201</text:p>
          </table:table-cell>
          <table:table-cell table:formula="of:=SIN(2 * PI() * [.B433])" office:value-type="float" office:value="0.573297166698042">
            <text:p>0.5732971667</text:p>
          </table:table-cell>
          <table:table-cell table:formula="of:=[.D433]*[.E433]" office:value-type="float" office:value="-0.650134653773248">
            <text:p>-0.6501346538</text:p>
          </table:table-cell>
          <table:table-cell table:formula="of:=[.D433]*[.F433]" office:value-type="float" office:value="0.454898984676833">
            <text:p>0.4548989847</text:p>
          </table:table-cell>
          <table:table-cell table:formula="of:=[.C433]" office:value-type="float" office:value="0.6085982629807">
            <text:p>0.608598263</text:p>
          </table:table-cell>
        </table:table-row>
        <table:table-row table:style-name="ro1">
          <table:table-cell table:formula="of:=RAND()" office:value-type="float" office:value="0.785736083984375">
            <text:p>0.785736084</text:p>
          </table:table-cell>
          <table:table-cell table:formula="of:=RAND()" office:value-type="float" office:value="0.126434326171875">
            <text:p>0.1264343262</text:p>
          </table:table-cell>
          <table:table-cell table:formula="of:=SQRT(1 - [.A434])" office:value-type="float" office:value="0.462886504464782">
            <text:p>0.4628865045</text:p>
          </table:table-cell>
          <table:table-cell table:formula="of:=SQRT(1 - (1 - [.A434]))" office:value-type="float" office:value="0.886417556225267">
            <text:p>0.8864175562</text:p>
          </table:table-cell>
          <table:table-cell table:formula="of:=COS(2 * PI() * [.B434])" office:value-type="float" office:value="0.700705609248358">
            <text:p>0.7007056092</text:p>
          </table:table-cell>
          <table:table-cell table:formula="of:=SIN(2 * PI() * [.B434])" office:value-type="float" office:value="0.713450523279566">
            <text:p>0.7134505233</text:p>
          </table:table-cell>
          <table:table-cell table:formula="of:=[.D434]*[.E434]" office:value-type="float" office:value="0.621117753783267">
            <text:p>0.6211177538</text:p>
          </table:table-cell>
          <table:table-cell table:formula="of:=[.D434]*[.F434]" office:value-type="float" office:value="0.632415069333111">
            <text:p>0.6324150693</text:p>
          </table:table-cell>
          <table:table-cell table:formula="of:=[.C434]" office:value-type="float" office:value="0.462886504464782">
            <text:p>0.4628865045</text:p>
          </table:table-cell>
        </table:table-row>
        <table:table-row table:style-name="ro1">
          <table:table-cell table:formula="of:=RAND()" office:value-type="float" office:value="0.835968017578125">
            <text:p>0.8359680176</text:p>
          </table:table-cell>
          <table:table-cell table:formula="of:=RAND()" office:value-type="float" office:value="0.81500244140625">
            <text:p>0.8150024414</text:p>
          </table:table-cell>
          <table:table-cell table:formula="of:=SQRT(1 - [.A435])" office:value-type="float" office:value="0.405008620182182">
            <text:p>0.4050086202</text:p>
          </table:table-cell>
          <table:table-cell table:formula="of:=SQRT(1 - (1 - [.A435]))" office:value-type="float" office:value="0.914312866352719">
            <text:p>0.9143128664</text:p>
          </table:table-cell>
          <table:table-cell table:formula="of:=COS(2 * PI() * [.B435])" office:value-type="float" office:value="0.397161968767691">
            <text:p>0.3971619688</text:p>
          </table:table-cell>
          <table:table-cell table:formula="of:=SIN(2 * PI() * [.B435])" office:value-type="float" office:value="-0.917748533403661">
            <text:p>-0.9177485334</text:p>
          </table:table-cell>
          <table:table-cell table:formula="of:=[.D435]*[.E435]" office:value-type="float" office:value="0.363130298070277">
            <text:p>0.3631302981</text:p>
          </table:table-cell>
          <table:table-cell table:formula="of:=[.D435]*[.F435]" office:value-type="float" office:value="-0.839109292167306">
            <text:p>-0.8391092922</text:p>
          </table:table-cell>
          <table:table-cell table:formula="of:=[.C435]" office:value-type="float" office:value="0.405008620182182">
            <text:p>0.4050086202</text:p>
          </table:table-cell>
        </table:table-row>
        <table:table-row table:style-name="ro1">
          <table:table-cell table:formula="of:=RAND()" office:value-type="float" office:value="0.221527099609375">
            <text:p>0.2215270996</text:p>
          </table:table-cell>
          <table:table-cell table:formula="of:=RAND()" office:value-type="float" office:value="0.5557861328125">
            <text:p>0.5557861328</text:p>
          </table:table-cell>
          <table:table-cell table:formula="of:=SQRT(1 - [.A436])" office:value-type="float" office:value="0.882311113151492">
            <text:p>0.8823111132</text:p>
          </table:table-cell>
          <table:table-cell table:formula="of:=SQRT(1 - (1 - [.A436]))" office:value-type="float" office:value="0.470666654448108">
            <text:p>0.4706666544</text:p>
          </table:table-cell>
          <table:table-cell table:formula="of:=COS(2 * PI() * [.B436])" office:value-type="float" office:value="-0.93919612981957">
            <text:p>-0.9391961298</text:p>
          </table:table-cell>
          <table:table-cell table:formula="of:=SIN(2 * PI() * [.B436])" office:value-type="float" office:value="-0.343381172652115">
            <text:p>-0.3433811727</text:p>
          </table:table-cell>
          <table:table-cell table:formula="of:=[.D436]*[.E436]" office:value-type="float" office:value="-0.442048300292788">
            <text:p>-0.4420483003</text:p>
          </table:table-cell>
          <table:table-cell table:formula="of:=[.D436]*[.F436]" office:value-type="float" office:value="-0.161618067732639">
            <text:p>-0.1616180677</text:p>
          </table:table-cell>
          <table:table-cell table:formula="of:=[.C436]" office:value-type="float" office:value="0.882311113151492">
            <text:p>0.8823111132</text:p>
          </table:table-cell>
        </table:table-row>
        <table:table-row table:style-name="ro1">
          <table:table-cell table:formula="of:=RAND()" office:value-type="float" office:value="0.254241943359375">
            <text:p>0.2542419434</text:p>
          </table:table-cell>
          <table:table-cell table:formula="of:=RAND()" office:value-type="float" office:value="0.728668212890625">
            <text:p>0.7286682129</text:p>
          </table:table-cell>
          <table:table-cell table:formula="of:=SQRT(1 - [.A437])" office:value-type="float" office:value="0.863572843853155">
            <text:p>0.8635728439</text:p>
          </table:table-cell>
          <table:table-cell table:formula="of:=SQRT(1 - (1 - [.A437]))" office:value-type="float" office:value="0.504224100335729">
            <text:p>0.5042241003</text:p>
          </table:table-cell>
          <table:table-cell table:formula="of:=COS(2 * PI() * [.B437])" office:value-type="float" office:value="-0.133630630797438">
            <text:p>-0.1336306308</text:p>
          </table:table-cell>
          <table:table-cell table:formula="of:=SIN(2 * PI() * [.B437])" office:value-type="float" office:value="-0.991031207638124">
            <text:p>-0.9910312076</text:p>
          </table:table-cell>
          <table:table-cell table:formula="of:=[.D437]*[.E437]" office:value-type="float" office:value="-0.0673797845911342">
            <text:p>-0.0673797846</text:p>
          </table:table-cell>
          <table:table-cell table:formula="of:=[.D437]*[.F437]" office:value-type="float" office:value="-0.499701819075964">
            <text:p>-0.4997018191</text:p>
          </table:table-cell>
          <table:table-cell table:formula="of:=[.C437]" office:value-type="float" office:value="0.863572843853155">
            <text:p>0.8635728439</text:p>
          </table:table-cell>
        </table:table-row>
        <table:table-row table:style-name="ro1">
          <table:table-cell table:formula="of:=RAND()" office:value-type="float" office:value="0.054779052734375">
            <text:p>0.0547790527</text:p>
          </table:table-cell>
          <table:table-cell table:formula="of:=RAND()" office:value-type="float" office:value="0.356201171875">
            <text:p>0.3562011719</text:p>
          </table:table-cell>
          <table:table-cell table:formula="of:=SQRT(1 - [.A438])" office:value-type="float" office:value="0.972224741130169">
            <text:p>0.9722247411</text:p>
          </table:table-cell>
          <table:table-cell table:formula="of:=SQRT(1 - (1 - [.A438]))" office:value-type="float" office:value="0.234049252796019">
            <text:p>0.2340492528</text:p>
          </table:table-cell>
          <table:table-cell table:formula="of:=COS(2 * PI() * [.B438])" office:value-type="float" office:value="-0.618852987960976">
            <text:p>-0.618852988</text:p>
          </table:table-cell>
          <table:table-cell table:formula="of:=SIN(2 * PI() * [.B438])" office:value-type="float" office:value="0.785506829564054">
            <text:p>0.7855068296</text:p>
          </table:table-cell>
          <table:table-cell table:formula="of:=[.D438]*[.E438]" office:value-type="float" office:value="-0.14484207942285">
            <text:p>-0.1448420794</text:p>
          </table:table-cell>
          <table:table-cell table:formula="of:=[.D438]*[.F438]" office:value-type="float" office:value="0.183847286525637">
            <text:p>0.1838472865</text:p>
          </table:table-cell>
          <table:table-cell table:formula="of:=[.C438]" office:value-type="float" office:value="0.972224741130169">
            <text:p>0.9722247411</text:p>
          </table:table-cell>
        </table:table-row>
        <table:table-row table:style-name="ro1">
          <table:table-cell table:formula="of:=RAND()" office:value-type="float" office:value="0.785400390625">
            <text:p>0.7854003906</text:p>
          </table:table-cell>
          <table:table-cell table:formula="of:=RAND()" office:value-type="float" office:value="0.32415771484375">
            <text:p>0.3241577148</text:p>
          </table:table-cell>
          <table:table-cell table:formula="of:=SQRT(1 - [.A439])" office:value-type="float" office:value="0.463248971261675">
            <text:p>0.4632489713</text:p>
          </table:table-cell>
          <table:table-cell table:formula="of:=SQRT(1 - (1 - [.A439]))" office:value-type="float" office:value="0.886228182030452">
            <text:p>0.886228182</text:p>
          </table:table-cell>
          <table:table-cell table:formula="of:=COS(2 * PI() * [.B439])" office:value-type="float" office:value="-0.44926874937183">
            <text:p>-0.4492687494</text:p>
          </table:table-cell>
          <table:table-cell table:formula="of:=SIN(2 * PI() * [.B439])" office:value-type="float" office:value="0.893396659294108">
            <text:p>0.8933966593</text:p>
          </table:table-cell>
          <table:table-cell table:formula="of:=[.D439]*[.E439]" office:value-type="float" office:value="-0.398154626998891">
            <text:p>-0.398154627</text:p>
          </table:table-cell>
          <table:table-cell table:formula="of:=[.D439]*[.F439]" office:value-type="float" office:value="0.791753297198296">
            <text:p>0.7917532972</text:p>
          </table:table-cell>
          <table:table-cell table:formula="of:=[.C439]" office:value-type="float" office:value="0.463248971261675">
            <text:p>0.4632489713</text:p>
          </table:table-cell>
        </table:table-row>
        <table:table-row table:style-name="ro1">
          <table:table-cell table:formula="of:=RAND()" office:value-type="float" office:value="0.847900390625">
            <text:p>0.8479003906</text:p>
          </table:table-cell>
          <table:table-cell table:formula="of:=RAND()" office:value-type="float" office:value="0.999237060546875">
            <text:p>0.9992370605</text:p>
          </table:table-cell>
          <table:table-cell table:formula="of:=SQRT(1 - [.A440])" office:value-type="float" office:value="0.389999499198396">
            <text:p>0.3899994992</text:p>
          </table:table-cell>
          <table:table-cell table:formula="of:=SQRT(1 - (1 - [.A440]))" office:value-type="float" office:value="0.920815068634848">
            <text:p>0.9208150686</text:p>
          </table:table-cell>
          <table:table-cell table:formula="of:=COS(2 * PI() * [.B440])" office:value-type="float" office:value="0.999988510290276">
            <text:p>0.9999885103</text:p>
          </table:table-cell>
          <table:table-cell table:formula="of:=SIN(2 * PI() * [.B440])" office:value-type="float" office:value="-0.00479367160276026">
            <text:p>-0.0047936716</text:p>
          </table:table-cell>
          <table:table-cell table:formula="of:=[.D440]*[.E440]" office:value-type="float" office:value="0.920804488737">
            <text:p>0.9208044887</text:p>
          </table:table-cell>
          <table:table-cell table:formula="of:=[.D440]*[.F440]" office:value-type="float" office:value="-0.00441408504590861">
            <text:p>-0.004414085</text:p>
          </table:table-cell>
          <table:table-cell table:formula="of:=[.C440]" office:value-type="float" office:value="0.389999499198396">
            <text:p>0.3899994992</text:p>
          </table:table-cell>
        </table:table-row>
        <table:table-row table:style-name="ro1">
          <table:table-cell table:formula="of:=RAND()" office:value-type="float" office:value="0.57769775390625">
            <text:p>0.5776977539</text:p>
          </table:table-cell>
          <table:table-cell table:formula="of:=RAND()" office:value-type="float" office:value="0.48321533203125">
            <text:p>0.483215332</text:p>
          </table:table-cell>
          <table:table-cell table:formula="of:=SQRT(1 - [.A441])" office:value-type="float" office:value="0.649847863806407">
            <text:p>0.6498478638</text:p>
          </table:table-cell>
          <table:table-cell table:formula="of:=SQRT(1 - (1 - [.A441]))" office:value-type="float" office:value="0.760064309059602">
            <text:p>0.7600643091</text:p>
          </table:table-cell>
          <table:table-cell table:formula="of:=COS(2 * PI() * [.B441])" office:value-type="float" office:value="-0.994444122109948">
            <text:p>-0.9944441221</text:p>
          </table:table-cell>
          <table:table-cell table:formula="of:=SIN(2 * PI() * [.B441])" office:value-type="float" office:value="0.105265796918918">
            <text:p>0.1052657969</text:p>
          </table:table-cell>
          <table:table-cell table:formula="of:=[.D441]*[.E441]" office:value-type="float" office:value="-0.75584148456988">
            <text:p>-0.7558414846</text:p>
          </table:table-cell>
          <table:table-cell table:formula="of:=[.D441]*[.F441]" office:value-type="float" office:value="0.0800087752027857">
            <text:p>0.0800087752</text:p>
          </table:table-cell>
          <table:table-cell table:formula="of:=[.C441]" office:value-type="float" office:value="0.649847863806407">
            <text:p>0.6498478638</text:p>
          </table:table-cell>
        </table:table-row>
        <table:table-row table:style-name="ro1">
          <table:table-cell table:formula="of:=RAND()" office:value-type="float" office:value="0.71783447265625">
            <text:p>0.7178344727</text:p>
          </table:table-cell>
          <table:table-cell table:formula="of:=RAND()" office:value-type="float" office:value="0.15960693359375">
            <text:p>0.1596069336</text:p>
          </table:table-cell>
          <table:table-cell table:formula="of:=SQRT(1 - [.A442])" office:value-type="float" office:value="0.531192552040924">
            <text:p>0.531192552</text:p>
          </table:table-cell>
          <table:table-cell table:formula="of:=SQRT(1 - (1 - [.A442]))" office:value-type="float" office:value="0.847251127267618">
            <text:p>0.8472511273</text:p>
          </table:table-cell>
          <table:table-cell table:formula="of:=COS(2 * PI() * [.B442])" office:value-type="float" office:value="0.537910403066589">
            <text:p>0.5379104031</text:p>
          </table:table-cell>
          <table:table-cell table:formula="of:=SIN(2 * PI() * [.B442])" office:value-type="float" office:value="0.843002015580473">
            <text:p>0.8430020156</text:p>
          </table:table-cell>
          <table:table-cell table:formula="of:=[.D442]*[.E442]" office:value-type="float" office:value="0.455745195367147">
            <text:p>0.4557451954</text:p>
          </table:table-cell>
          <table:table-cell table:formula="of:=[.D442]*[.F442]" office:value-type="float" office:value="0.71423440798943">
            <text:p>0.714234408</text:p>
          </table:table-cell>
          <table:table-cell table:formula="of:=[.C442]" office:value-type="float" office:value="0.531192552040924">
            <text:p>0.531192552</text:p>
          </table:table-cell>
        </table:table-row>
        <table:table-row table:style-name="ro1">
          <table:table-cell table:formula="of:=RAND()" office:value-type="float" office:value="0.7237548828125">
            <text:p>0.7237548828</text:p>
          </table:table-cell>
          <table:table-cell table:formula="of:=RAND()" office:value-type="float" office:value="0.931640625">
            <text:p>0.931640625</text:p>
          </table:table-cell>
          <table:table-cell table:formula="of:=SQRT(1 - [.A443])" office:value-type="float" office:value="0.525590255986068">
            <text:p>0.525590256</text:p>
          </table:table-cell>
          <table:table-cell table:formula="of:=SQRT(1 - (1 - [.A443]))" office:value-type="float" office:value="0.850737846115065">
            <text:p>0.8507378461</text:p>
          </table:table-cell>
          <table:table-cell table:formula="of:=COS(2 * PI() * [.B443])" office:value-type="float" office:value="0.909167983090522">
            <text:p>0.9091679831</text:p>
          </table:table-cell>
          <table:table-cell table:formula="of:=SIN(2 * PI() * [.B443])" office:value-type="float" office:value="-0.416429560097637">
            <text:p>-0.4164295601</text:p>
          </table:table-cell>
          <table:table-cell table:formula="of:=[.D443]*[.E443]" office:value-type="float" office:value="0.773463611691209">
            <text:p>0.7734636117</text:p>
          </table:table-cell>
          <table:table-cell table:formula="of:=[.D443]*[.F443]" office:value-type="float" office:value="-0.354272387016108">
            <text:p>-0.354272387</text:p>
          </table:table-cell>
          <table:table-cell table:formula="of:=[.C443]" office:value-type="float" office:value="0.525590255986068">
            <text:p>0.525590256</text:p>
          </table:table-cell>
        </table:table-row>
        <table:table-row table:style-name="ro1">
          <table:table-cell table:formula="of:=RAND()" office:value-type="float" office:value="0.85821533203125">
            <text:p>0.858215332</text:p>
          </table:table-cell>
          <table:table-cell table:formula="of:=RAND()" office:value-type="float" office:value="0.249481201171875">
            <text:p>0.2494812012</text:p>
          </table:table-cell>
          <table:table-cell table:formula="of:=SQRT(1 - [.A444])" office:value-type="float" office:value="0.376543049290184">
            <text:p>0.3765430493</text:p>
          </table:table-cell>
          <table:table-cell table:formula="of:=SQRT(1 - (1 - [.A444]))" office:value-type="float" office:value="0.926399121346329">
            <text:p>0.9263991213</text:p>
          </table:table-cell>
          <table:table-cell table:formula="of:=COS(2 * PI() * [.B444])" office:value-type="float" office:value="0.00325970340147604">
            <text:p>0.0032597034</text:p>
          </table:table-cell>
          <table:table-cell table:formula="of:=SIN(2 * PI() * [.B444])" office:value-type="float" office:value="0.999994687152754">
            <text:p>0.9999946872</text:p>
          </table:table-cell>
          <table:table-cell table:formula="of:=[.D444]*[.E444]" office:value-type="float" office:value="0.00301978636697705">
            <text:p>0.0030197864</text:p>
          </table:table-cell>
          <table:table-cell table:formula="of:=[.D444]*[.F444]" office:value-type="float" office:value="0.926394199529308">
            <text:p>0.9263941995</text:p>
          </table:table-cell>
          <table:table-cell table:formula="of:=[.C444]" office:value-type="float" office:value="0.376543049290184">
            <text:p>0.3765430493</text:p>
          </table:table-cell>
        </table:table-row>
        <table:table-row table:style-name="ro1">
          <table:table-cell table:formula="of:=RAND()" office:value-type="float" office:value="0.209259033203125">
            <text:p>0.2092590332</text:p>
          </table:table-cell>
          <table:table-cell table:formula="of:=RAND()" office:value-type="float" office:value="0.29803466796875">
            <text:p>0.298034668</text:p>
          </table:table-cell>
          <table:table-cell table:formula="of:=SQRT(1 - [.A445])" office:value-type="float" office:value="0.889236170427674">
            <text:p>0.8892361704</text:p>
          </table:table-cell>
          <table:table-cell table:formula="of:=SQRT(1 - (1 - [.A445]))" office:value-type="float" office:value="0.457448394032731">
            <text:p>0.457448394</text:p>
          </table:table-cell>
          <table:table-cell table:formula="of:=COS(2 * PI() * [.B445])" office:value-type="float" office:value="-0.297249568157466">
            <text:p>-0.2972495682</text:p>
          </table:table-cell>
          <table:table-cell table:formula="of:=SIN(2 * PI() * [.B445])" office:value-type="float" office:value="0.954799818930754">
            <text:p>0.9547998189</text:p>
          </table:table-cell>
          <table:table-cell table:formula="of:=[.D445]*[.E445]" office:value-type="float" office:value="-0.135976337580556">
            <text:p>-0.1359763376</text:p>
          </table:table-cell>
          <table:table-cell table:formula="of:=[.D445]*[.F445]" office:value-type="float" office:value="0.436771643792616">
            <text:p>0.4367716438</text:p>
          </table:table-cell>
          <table:table-cell table:formula="of:=[.C445]" office:value-type="float" office:value="0.889236170427674">
            <text:p>0.8892361704</text:p>
          </table:table-cell>
        </table:table-row>
        <table:table-row table:style-name="ro1">
          <table:table-cell table:formula="of:=RAND()" office:value-type="float" office:value="0.3289794921875">
            <text:p>0.3289794922</text:p>
          </table:table-cell>
          <table:table-cell table:formula="of:=RAND()" office:value-type="float" office:value="0.19696044921875">
            <text:p>0.1969604492</text:p>
          </table:table-cell>
          <table:table-cell table:formula="of:=SQRT(1 - [.A446])" office:value-type="float" office:value="0.819158414357382">
            <text:p>0.8191584144</text:p>
          </table:table-cell>
          <table:table-cell table:formula="of:=SQRT(1 - (1 - [.A446]))" office:value-type="float" office:value="0.573567338843052">
            <text:p>0.5735673388</text:p>
          </table:table-cell>
          <table:table-cell table:formula="of:=COS(2 * PI() * [.B446])" office:value-type="float" office:value="0.3271228723524">
            <text:p>0.3271228724</text:p>
          </table:table-cell>
          <table:table-cell table:formula="of:=SIN(2 * PI() * [.B446])" office:value-type="float" office:value="0.944981812726528">
            <text:p>0.9449818127</text:p>
          </table:table-cell>
          <table:table-cell table:formula="of:=[.D446]*[.E446]" office:value-type="float" office:value="0.187626995369862">
            <text:p>0.1876269954</text:p>
          </table:table-cell>
          <table:table-cell table:formula="of:=[.D446]*[.F446]" office:value-type="float" office:value="0.542010703580638">
            <text:p>0.5420107036</text:p>
          </table:table-cell>
          <table:table-cell table:formula="of:=[.C446]" office:value-type="float" office:value="0.819158414357382">
            <text:p>0.8191584144</text:p>
          </table:table-cell>
        </table:table-row>
        <table:table-row table:style-name="ro1">
          <table:table-cell table:formula="of:=RAND()" office:value-type="float" office:value="0.270172119140625">
            <text:p>0.2701721191</text:p>
          </table:table-cell>
          <table:table-cell table:formula="of:=RAND()" office:value-type="float" office:value="0.369842529296875">
            <text:p>0.3698425293</text:p>
          </table:table-cell>
          <table:table-cell table:formula="of:=SQRT(1 - [.A447])" office:value-type="float" office:value="0.854299643485455">
            <text:p>0.8542996435</text:p>
          </table:table-cell>
          <table:table-cell table:formula="of:=SQRT(1 - (1 - [.A447]))" office:value-type="float" office:value="0.519780837604297">
            <text:p>0.5197808376</text:p>
          </table:table-cell>
          <table:table-cell table:formula="of:=COS(2 * PI() * [.B447])" office:value-type="float" office:value="-0.683825516582871">
            <text:p>-0.6838255166</text:p>
          </table:table-cell>
          <table:table-cell table:formula="of:=SIN(2 * PI() * [.B447])" office:value-type="float" office:value="0.729645573460273">
            <text:p>0.7296455735</text:p>
          </table:table-cell>
          <table:table-cell table:formula="of:=[.D447]*[.E447]" office:value-type="float" office:value="-0.355439399784636">
            <text:p>-0.3554393998</text:p>
          </table:table-cell>
          <table:table-cell table:formula="of:=[.D447]*[.F447]" office:value-type="float" office:value="0.379255787327448">
            <text:p>0.3792557873</text:p>
          </table:table-cell>
          <table:table-cell table:formula="of:=[.C447]" office:value-type="float" office:value="0.854299643485455">
            <text:p>0.8542996435</text:p>
          </table:table-cell>
        </table:table-row>
        <table:table-row table:style-name="ro1">
          <table:table-cell table:formula="of:=RAND()" office:value-type="float" office:value="0.519927978515625">
            <text:p>0.5199279785</text:p>
          </table:table-cell>
          <table:table-cell table:formula="of:=RAND()" office:value-type="float" office:value="0.999908447265625">
            <text:p>0.9999084473</text:p>
          </table:table-cell>
          <table:table-cell table:formula="of:=SQRT(1 - [.A448])" office:value-type="float" office:value="0.692872298107216">
            <text:p>0.6928722981</text:p>
          </table:table-cell>
          <table:table-cell table:formula="of:=SQRT(1 - (1 - [.A448]))" office:value-type="float" office:value="0.721060315449148">
            <text:p>0.7210603154</text:p>
          </table:table-cell>
          <table:table-cell table:formula="of:=COS(2 * PI() * [.B448])" office:value-type="float" office:value="0.999999834547868">
            <text:p>0.9999998345</text:p>
          </table:table-cell>
          <table:table-cell table:formula="of:=SIN(2 * PI() * [.B448])" office:value-type="float" office:value="-0.00057524276373226">
            <text:p>-0.0005752428</text:p>
          </table:table-cell>
          <table:table-cell table:formula="of:=[.D448]*[.E448]" office:value-type="float" office:value="0.721060196148181">
            <text:p>0.7210601961</text:p>
          </table:table-cell>
          <table:table-cell table:formula="of:=[.D448]*[.F448]" office:value-type="float" office:value="-0.000414784728676624">
            <text:p>-0.0004147847</text:p>
          </table:table-cell>
          <table:table-cell table:formula="of:=[.C448]" office:value-type="float" office:value="0.692872298107216">
            <text:p>0.6928722981</text:p>
          </table:table-cell>
        </table:table-row>
        <table:table-row table:style-name="ro1">
          <table:table-cell table:formula="of:=RAND()" office:value-type="float" office:value="0.814056396484375">
            <text:p>0.8140563965</text:p>
          </table:table-cell>
          <table:table-cell table:formula="of:=RAND()" office:value-type="float" office:value="0.327728271484375">
            <text:p>0.3277282715</text:p>
          </table:table-cell>
          <table:table-cell table:formula="of:=SQRT(1 - [.A449])" office:value-type="float" office:value="0.43121178499158">
            <text:p>0.431211785</text:p>
          </table:table-cell>
          <table:table-cell table:formula="of:=SQRT(1 - (1 - [.A449]))" office:value-type="float" office:value="0.902250739253992">
            <text:p>0.9022507393</text:p>
          </table:table-cell>
          <table:table-cell table:formula="of:=COS(2 * PI() * [.B449])" office:value-type="float" office:value="-0.469196892858577">
            <text:p>-0.4691968929</text:p>
          </table:table-cell>
          <table:table-cell table:formula="of:=SIN(2 * PI() * [.B449])" office:value-type="float" office:value="0.883093582658065">
            <text:p>0.8830935827</text:p>
          </table:table-cell>
          <table:table-cell table:formula="of:=[.D449]*[.E449]" office:value-type="float" office:value="-0.423333243437327">
            <text:p>-0.4233332434</text:p>
          </table:table-cell>
          <table:table-cell table:formula="of:=[.D449]*[.F449]" office:value-type="float" office:value="0.796771837783696">
            <text:p>0.7967718378</text:p>
          </table:table-cell>
          <table:table-cell table:formula="of:=[.C449]" office:value-type="float" office:value="0.43121178499158">
            <text:p>0.431211785</text:p>
          </table:table-cell>
        </table:table-row>
        <table:table-row table:style-name="ro1">
          <table:table-cell table:formula="of:=RAND()" office:value-type="float" office:value="0.19427490234375">
            <text:p>0.1942749023</text:p>
          </table:table-cell>
          <table:table-cell table:formula="of:=RAND()" office:value-type="float" office:value="0.08636474609375">
            <text:p>0.0863647461</text:p>
          </table:table-cell>
          <table:table-cell table:formula="of:=SQRT(1 - [.A450])" office:value-type="float" office:value="0.897621912419839">
            <text:p>0.8976219124</text:p>
          </table:table-cell>
          <table:table-cell table:formula="of:=SQRT(1 - (1 - [.A450]))" office:value-type="float" office:value="0.440766267248017">
            <text:p>0.4407662672</text:p>
          </table:table-cell>
          <table:table-cell table:formula="of:=COS(2 * PI() * [.B450])" office:value-type="float" office:value="0.856345429577204">
            <text:p>0.8563454296</text:p>
          </table:table-cell>
          <table:table-cell table:formula="of:=SIN(2 * PI() * [.B450])" office:value-type="float" office:value="0.516403432639864">
            <text:p>0.5164034326</text:p>
          </table:table-cell>
          <table:table-cell table:formula="of:=[.D450]*[.E450]" office:value-type="float" office:value="0.377448178469643">
            <text:p>0.3774481785</text:p>
          </table:table-cell>
          <table:table-cell table:formula="of:=[.D450]*[.F450]" office:value-type="float" office:value="0.227613213398735">
            <text:p>0.2276132134</text:p>
          </table:table-cell>
          <table:table-cell table:formula="of:=[.C450]" office:value-type="float" office:value="0.897621912419839">
            <text:p>0.8976219124</text:p>
          </table:table-cell>
        </table:table-row>
        <table:table-row table:style-name="ro1">
          <table:table-cell table:formula="of:=RAND()" office:value-type="float" office:value="0.06243896484375">
            <text:p>0.0624389648</text:p>
          </table:table-cell>
          <table:table-cell table:formula="of:=RAND()" office:value-type="float" office:value="0.239959716796875">
            <text:p>0.2399597168</text:p>
          </table:table-cell>
          <table:table-cell table:formula="of:=SQRT(1 - [.A451])" office:value-type="float" office:value="0.968277354458034">
            <text:p>0.9682773545</text:p>
          </table:table-cell>
          <table:table-cell table:formula="of:=SQRT(1 - (1 - [.A451]))" office:value-type="float" office:value="0.249877899870617">
            <text:p>0.2498778999</text:p>
          </table:table-cell>
          <table:table-cell table:formula="of:=COS(2 * PI() * [.B451])" office:value-type="float" office:value="0.0630431248968286">
            <text:p>0.0630431249</text:p>
          </table:table-cell>
          <table:table-cell table:formula="of:=SIN(2 * PI() * [.B451])" office:value-type="float" office:value="0.998010803750762">
            <text:p>0.9980108038</text:p>
          </table:table-cell>
          <table:table-cell table:formula="of:=[.D451]*[.E451]" office:value-type="float" office:value="0.0157530836505005">
            <text:p>0.0157530837</text:p>
          </table:table-cell>
          <table:table-cell table:formula="of:=[.D451]*[.F451]" office:value-type="float" office:value="0.249380843689427">
            <text:p>0.2493808437</text:p>
          </table:table-cell>
          <table:table-cell table:formula="of:=[.C451]" office:value-type="float" office:value="0.968277354458034">
            <text:p>0.9682773545</text:p>
          </table:table-cell>
        </table:table-row>
        <table:table-row table:style-name="ro1">
          <table:table-cell table:formula="of:=RAND()" office:value-type="float" office:value="0.51861572265625">
            <text:p>0.5186157227</text:p>
          </table:table-cell>
          <table:table-cell table:formula="of:=RAND()" office:value-type="float" office:value="0.012908935546875">
            <text:p>0.0129089355</text:p>
          </table:table-cell>
          <table:table-cell table:formula="of:=SQRT(1 - [.A452])" office:value-type="float" office:value="0.693818619917158">
            <text:p>0.6938186199</text:p>
          </table:table-cell>
          <table:table-cell table:formula="of:=SQRT(1 - (1 - [.A452]))" office:value-type="float" office:value="0.720149791818515">
            <text:p>0.7201497918</text:p>
          </table:table-cell>
          <table:table-cell table:formula="of:=COS(2 * PI() * [.B452])" office:value-type="float" office:value="0.996712448979848">
            <text:p>0.996712449</text:p>
          </table:table-cell>
          <table:table-cell table:formula="of:=SIN(2 * PI() * [.B452])" office:value-type="float" office:value="0.0810203310817339">
            <text:p>0.0810203311</text:p>
          </table:table-cell>
          <table:table-cell table:formula="of:=[.D452]*[.E452]" office:value-type="float" office:value="0.71778226263576">
            <text:p>0.7177822626</text:p>
          </table:table-cell>
          <table:table-cell table:formula="of:=[.D452]*[.F452]" office:value-type="float" office:value="0.0583467745615778">
            <text:p>0.0583467746</text:p>
          </table:table-cell>
          <table:table-cell table:formula="of:=[.C452]" office:value-type="float" office:value="0.693818619917158">
            <text:p>0.6938186199</text:p>
          </table:table-cell>
        </table:table-row>
        <table:table-row table:style-name="ro1">
          <table:table-cell table:formula="of:=RAND()" office:value-type="float" office:value="0.069915771484375">
            <text:p>0.0699157715</text:p>
          </table:table-cell>
          <table:table-cell table:formula="of:=RAND()" office:value-type="float" office:value="0.59759521484375">
            <text:p>0.5975952148</text:p>
          </table:table-cell>
          <table:table-cell table:formula="of:=SQRT(1 - [.A453])" office:value-type="float" office:value="0.964408745561562">
            <text:p>0.9644087456</text:p>
          </table:table-cell>
          <table:table-cell table:formula="of:=SQRT(1 - (1 - [.A453]))" office:value-type="float" office:value="0.264415906262038">
            <text:p>0.2644159063</text:p>
          </table:table-cell>
          <table:table-cell table:formula="of:=COS(2 * PI() * [.B453])" office:value-type="float" office:value="-0.817805572701444">
            <text:p>-0.8178055727</text:p>
          </table:table-cell>
          <table:table-cell table:formula="of:=SIN(2 * PI() * [.B453])" office:value-type="float" office:value="-0.575494609234928">
            <text:p>-0.5754946092</text:p>
          </table:table-cell>
          <table:table-cell table:formula="of:=[.D453]*[.E453]" office:value-type="float" office:value="-0.216240801651998">
            <text:p>-0.2162408017</text:p>
          </table:table-cell>
          <table:table-cell table:formula="of:=[.D453]*[.F453]" office:value-type="float" office:value="-0.152169928649771">
            <text:p>-0.1521699286</text:p>
          </table:table-cell>
          <table:table-cell table:formula="of:=[.C453]" office:value-type="float" office:value="0.964408745561562">
            <text:p>0.9644087456</text:p>
          </table:table-cell>
        </table:table-row>
        <table:table-row table:style-name="ro1">
          <table:table-cell table:formula="of:=RAND()" office:value-type="float" office:value="0.9852294921875">
            <text:p>0.9852294922</text:p>
          </table:table-cell>
          <table:table-cell table:formula="of:=RAND()" office:value-type="float" office:value="0.53228759765625">
            <text:p>0.5322875977</text:p>
          </table:table-cell>
          <table:table-cell table:formula="of:=SQRT(1 - [.A454])" office:value-type="float" office:value="0.121533978016438">
            <text:p>0.121533978</text:p>
          </table:table-cell>
          <table:table-cell table:formula="of:=SQRT(1 - (1 - [.A454]))" office:value-type="float" office:value="0.992587271824246">
            <text:p>0.9925872718</text:p>
          </table:table-cell>
          <table:table-cell table:formula="of:=COS(2 * PI() * [.B454])" office:value-type="float" office:value="-0.979492570993821">
            <text:p>-0.979492571</text:p>
          </table:table-cell>
          <table:table-cell table:formula="of:=SIN(2 * PI() * [.B454])" office:value-type="float" office:value="-0.201480280345037">
            <text:p>-0.2014802803</text:p>
          </table:table-cell>
          <table:table-cell table:formula="of:=[.D454]*[.E454]" office:value-type="float" office:value="-0.972231858814873">
            <text:p>-0.9722318588</text:p>
          </table:table-cell>
          <table:table-cell table:formula="of:=[.D454]*[.F454]" office:value-type="float" office:value="-0.199986761794065">
            <text:p>-0.1999867618</text:p>
          </table:table-cell>
          <table:table-cell table:formula="of:=[.C454]" office:value-type="float" office:value="0.121533978016438">
            <text:p>0.121533978</text:p>
          </table:table-cell>
        </table:table-row>
        <table:table-row table:style-name="ro1">
          <table:table-cell table:formula="of:=RAND()" office:value-type="float" office:value="0.27655029296875">
            <text:p>0.276550293</text:p>
          </table:table-cell>
          <table:table-cell table:formula="of:=RAND()" office:value-type="float" office:value="0.172119140625">
            <text:p>0.1721191406</text:p>
          </table:table-cell>
          <table:table-cell table:formula="of:=SQRT(1 - [.A455])" office:value-type="float" office:value="0.850558467732377">
            <text:p>0.8505584677</text:p>
          </table:table-cell>
          <table:table-cell table:formula="of:=SQRT(1 - (1 - [.A455]))" office:value-type="float" office:value="0.525880493048326">
            <text:p>0.525880493</text:p>
          </table:table-cell>
          <table:table-cell table:formula="of:=COS(2 * PI() * [.B455])" office:value-type="float" office:value="0.470043332459596">
            <text:p>0.4700433325</text:p>
          </table:table-cell>
          <table:table-cell table:formula="of:=SIN(2 * PI() * [.B455])" office:value-type="float" office:value="0.882643339979563">
            <text:p>0.88264334</text:p>
          </table:table-cell>
          <table:table-cell table:formula="of:=[.D455]*[.E455]" office:value-type="float" office:value="0.24718661942793">
            <text:p>0.2471866194</text:p>
          </table:table-cell>
          <table:table-cell table:formula="of:=[.D455]*[.F455]" office:value-type="float" office:value="0.464164914814273">
            <text:p>0.4641649148</text:p>
          </table:table-cell>
          <table:table-cell table:formula="of:=[.C455]" office:value-type="float" office:value="0.850558467732377">
            <text:p>0.8505584677</text:p>
          </table:table-cell>
        </table:table-row>
        <table:table-row table:style-name="ro1">
          <table:table-cell table:formula="of:=RAND()" office:value-type="float" office:value="0.633697509765625">
            <text:p>0.6336975098</text:p>
          </table:table-cell>
          <table:table-cell table:formula="of:=RAND()" office:value-type="float" office:value="0.561187744140625">
            <text:p>0.5611877441</text:p>
          </table:table-cell>
          <table:table-cell table:formula="of:=SQRT(1 - [.A456])" office:value-type="float" office:value="0.605229287323717">
            <text:p>0.6052292873</text:p>
          </table:table-cell>
          <table:table-cell table:formula="of:=SQRT(1 - (1 - [.A456]))" office:value-type="float" office:value="0.796051197955022">
            <text:p>0.796051198</text:p>
          </table:table-cell>
          <table:table-cell table:formula="of:=COS(2 * PI() * [.B456])" office:value-type="float" office:value="-0.927003374196952">
            <text:p>-0.9270033742</text:p>
          </table:table-cell>
          <table:table-cell table:formula="of:=SIN(2 * PI() * [.B456])" office:value-type="float" office:value="-0.375052988559572">
            <text:p>-0.3750529886</text:p>
          </table:table-cell>
          <table:table-cell table:formula="of:=[.D456]*[.E456]" office:value-type="float" office:value="-0.737942146537831">
            <text:p>-0.7379421465</text:p>
          </table:table-cell>
          <table:table-cell table:formula="of:=[.D456]*[.F456]" office:value-type="float" office:value="-0.298561380839458">
            <text:p>-0.2985613808</text:p>
          </table:table-cell>
          <table:table-cell table:formula="of:=[.C456]" office:value-type="float" office:value="0.605229287323717">
            <text:p>0.6052292873</text:p>
          </table:table-cell>
        </table:table-row>
        <table:table-row table:style-name="ro1">
          <table:table-cell table:formula="of:=RAND()" office:value-type="float" office:value="0.749664306640625">
            <text:p>0.7496643066</text:p>
          </table:table-cell>
          <table:table-cell table:formula="of:=RAND()" office:value-type="float" office:value="0.976409912109375">
            <text:p>0.9764099121</text:p>
          </table:table-cell>
          <table:table-cell table:formula="of:=SQRT(1 - [.A457])" office:value-type="float" office:value="0.500335580744939">
            <text:p>0.5003355807</text:p>
          </table:table-cell>
          <table:table-cell table:formula="of:=SQRT(1 - (1 - [.A457]))" office:value-type="float" office:value="0.865831569440977">
            <text:p>0.8658315694</text:p>
          </table:table-cell>
          <table:table-cell table:formula="of:=COS(2 * PI() * [.B457])" office:value-type="float" office:value="0.98903537929095">
            <text:p>0.9890353793</text:p>
          </table:table-cell>
          <table:table-cell table:formula="of:=SIN(2 * PI() * [.B457])" office:value-type="float" office:value="-0.147678767975651">
            <text:p>-0.147678768</text:p>
          </table:table-cell>
          <table:table-cell table:formula="of:=[.D457]*[.E457]" office:value-type="float" office:value="0.856338054684135">
            <text:p>0.8563380547</text:p>
          </table:table-cell>
          <table:table-cell table:formula="of:=[.D457]*[.F457]" office:value-type="float" office:value="-0.127864939449468">
            <text:p>-0.1278649394</text:p>
          </table:table-cell>
          <table:table-cell table:formula="of:=[.C457]" office:value-type="float" office:value="0.500335580744939">
            <text:p>0.5003355807</text:p>
          </table:table-cell>
        </table:table-row>
        <table:table-row table:style-name="ro1">
          <table:table-cell table:formula="of:=RAND()" office:value-type="float" office:value="0.476959228515625">
            <text:p>0.4769592285</text:p>
          </table:table-cell>
          <table:table-cell table:formula="of:=RAND()" office:value-type="float" office:value="0.079833984375">
            <text:p>0.0798339844</text:p>
          </table:table-cell>
          <table:table-cell table:formula="of:=SQRT(1 - [.A458])" office:value-type="float" office:value="0.723215577462471">
            <text:p>0.7232155775</text:p>
          </table:table-cell>
          <table:table-cell table:formula="of:=SQRT(1 - (1 - [.A458]))" office:value-type="float" office:value="0.690622348694006">
            <text:p>0.6906223487</text:p>
          </table:table-cell>
          <table:table-cell table:formula="of:=COS(2 * PI() * [.B458])" office:value-type="float" office:value="0.876808723809146">
            <text:p>0.8768087238</text:p>
          </table:table-cell>
          <table:table-cell table:formula="of:=SIN(2 * PI() * [.B458])" office:value-type="float" office:value="0.480839330600334">
            <text:p>0.4808393306</text:p>
          </table:table-cell>
          <table:table-cell table:formula="of:=[.D458]*[.E458]" office:value-type="float" office:value="0.605543700192466">
            <text:p>0.6055437002</text:p>
          </table:table-cell>
          <table:table-cell table:formula="of:=[.D458]*[.F458]" office:value-type="float" office:value="0.332078387843656">
            <text:p>0.3320783878</text:p>
          </table:table-cell>
          <table:table-cell table:formula="of:=[.C458]" office:value-type="float" office:value="0.723215577462471">
            <text:p>0.7232155775</text:p>
          </table:table-cell>
        </table:table-row>
        <table:table-row table:style-name="ro1">
          <table:table-cell table:formula="of:=RAND()" office:value-type="float" office:value="0.271331787109375">
            <text:p>0.2713317871</text:p>
          </table:table-cell>
          <table:table-cell table:formula="of:=RAND()" office:value-type="float" office:value="0.610565185546875">
            <text:p>0.6105651855</text:p>
          </table:table-cell>
          <table:table-cell table:formula="of:=SQRT(1 - [.A459])" office:value-type="float" office:value="0.853620649287858">
            <text:p>0.8536206493</text:p>
          </table:table-cell>
          <table:table-cell table:formula="of:=SQRT(1 - (1 - [.A459]))" office:value-type="float" office:value="0.520895178619821">
            <text:p>0.5208951786</text:p>
          </table:table-cell>
          <table:table-cell table:formula="of:=COS(2 * PI() * [.B459])" office:value-type="float" office:value="-0.768244791056798">
            <text:p>-0.7682447911</text:p>
          </table:table-cell>
          <table:table-cell table:formula="of:=SIN(2 * PI() * [.B459])" office:value-type="float" office:value="-0.640156184859676">
            <text:p>-0.6401561849</text:p>
          </table:table-cell>
          <table:table-cell table:formula="of:=[.D459]*[.E459]" office:value-type="float" office:value="-0.400175007661278">
            <text:p>-0.4001750077</text:p>
          </table:table-cell>
          <table:table-cell table:formula="of:=[.D459]*[.F459]" office:value-type="float" office:value="-0.333454270257064">
            <text:p>-0.3334542703</text:p>
          </table:table-cell>
          <table:table-cell table:formula="of:=[.C459]" office:value-type="float" office:value="0.853620649287858">
            <text:p>0.8536206493</text:p>
          </table:table-cell>
        </table:table-row>
        <table:table-row table:style-name="ro1">
          <table:table-cell table:formula="of:=RAND()" office:value-type="float" office:value="0.539276123046875">
            <text:p>0.539276123</text:p>
          </table:table-cell>
          <table:table-cell table:formula="of:=RAND()" office:value-type="float" office:value="0.494293212890625">
            <text:p>0.4942932129</text:p>
          </table:table-cell>
          <table:table-cell table:formula="of:=SQRT(1 - [.A460])" office:value-type="float" office:value="0.678766437703813">
            <text:p>0.6787664377</text:p>
          </table:table-cell>
          <table:table-cell table:formula="of:=SQRT(1 - (1 - [.A460]))" office:value-type="float" office:value="0.734354221780521">
            <text:p>0.7343542218</text:p>
          </table:table-cell>
          <table:table-cell table:formula="of:=COS(2 * PI() * [.B460])" office:value-type="float" office:value="-0.999357213788164">
            <text:p>-0.9993572138</text:p>
          </table:table-cell>
          <table:table-cell table:formula="of:=SIN(2 * PI() * [.B460])" office:value-type="float" office:value="0.0358491178351422">
            <text:p>0.0358491178</text:p>
          </table:table-cell>
          <table:table-cell table:formula="of:=[.D460]*[.E460]" office:value-type="float" office:value="-0.733882189012157">
            <text:p>-0.733882189</text:p>
          </table:table-cell>
          <table:table-cell table:formula="of:=[.D460]*[.F460]" office:value-type="float" office:value="0.0263259510293441">
            <text:p>0.026325951</text:p>
          </table:table-cell>
          <table:table-cell table:formula="of:=[.C460]" office:value-type="float" office:value="0.678766437703813">
            <text:p>0.6787664377</text:p>
          </table:table-cell>
        </table:table-row>
        <table:table-row table:style-name="ro1">
          <table:table-cell table:formula="of:=RAND()" office:value-type="float" office:value="0.92791748046875">
            <text:p>0.9279174805</text:p>
          </table:table-cell>
          <table:table-cell table:formula="of:=RAND()" office:value-type="float" office:value="0.77386474609375">
            <text:p>0.7738647461</text:p>
          </table:table-cell>
          <table:table-cell table:formula="of:=SQRT(1 - [.A461])" office:value-type="float" office:value="0.268481879334993">
            <text:p>0.2684818793</text:p>
          </table:table-cell>
          <table:table-cell table:formula="of:=SQRT(1 - (1 - [.A461]))" office:value-type="float" office:value="0.963284734888262">
            <text:p>0.9632847349</text:p>
          </table:table-cell>
          <table:table-cell table:formula="of:=COS(2 * PI() * [.B461])" office:value-type="float" office:value="0.149385353653779">
            <text:p>0.1493853537</text:p>
          </table:table-cell>
          <table:table-cell table:formula="of:=SIN(2 * PI() * [.B461])" office:value-type="float" office:value="-0.988779053233702">
            <text:p>-0.9887790532</text:p>
          </table:table-cell>
          <table:table-cell table:formula="of:=[.D461]*[.E461]" office:value-type="float" office:value="0.14390063079057">
            <text:p>0.1439006308</text:p>
          </table:table-cell>
          <table:table-cell table:formula="of:=[.D461]*[.F461]" office:value-type="float" office:value="-0.952475768157293">
            <text:p>-0.9524757682</text:p>
          </table:table-cell>
          <table:table-cell table:formula="of:=[.C461]" office:value-type="float" office:value="0.268481879334993">
            <text:p>0.2684818793</text:p>
          </table:table-cell>
        </table:table-row>
        <table:table-row table:style-name="ro1">
          <table:table-cell table:formula="of:=RAND()" office:value-type="float" office:value="0.41143798828125">
            <text:p>0.4114379883</text:p>
          </table:table-cell>
          <table:table-cell table:formula="of:=RAND()" office:value-type="float" office:value="0.493316650390625">
            <text:p>0.4933166504</text:p>
          </table:table-cell>
          <table:table-cell table:formula="of:=SQRT(1 - [.A462])" office:value-type="float" office:value="0.767177953097422">
            <text:p>0.7671779531</text:p>
          </table:table-cell>
          <table:table-cell table:formula="of:=SQRT(1 - (1 - [.A462]))" office:value-type="float" office:value="0.641434321097063">
            <text:p>0.6414343211</text:p>
          </table:table-cell>
          <table:table-cell table:formula="of:=COS(2 * PI() * [.B462])" office:value-type="float" office:value="-0.999118435119224">
            <text:p>-0.9991184351</text:p>
          </table:table-cell>
          <table:table-cell table:formula="of:=SIN(2 * PI() * [.B462])" office:value-type="float" office:value="0.0419803835727343">
            <text:p>0.0419803836</text:p>
          </table:table-cell>
          <table:table-cell table:formula="of:=[.D462]*[.E462]" office:value-type="float" office:value="-0.640868855126259">
            <text:p>-0.6408688551</text:p>
          </table:table-cell>
          <table:table-cell table:formula="of:=[.D462]*[.F462]" office:value-type="float" office:value="0.0269276588363711">
            <text:p>0.0269276588</text:p>
          </table:table-cell>
          <table:table-cell table:formula="of:=[.C462]" office:value-type="float" office:value="0.767177953097422">
            <text:p>0.7671779531</text:p>
          </table:table-cell>
        </table:table-row>
        <table:table-row table:style-name="ro1">
          <table:table-cell table:formula="of:=RAND()" office:value-type="float" office:value="0.35772705078125">
            <text:p>0.3577270508</text:p>
          </table:table-cell>
          <table:table-cell table:formula="of:=RAND()" office:value-type="float" office:value="0.2237548828125">
            <text:p>0.2237548828</text:p>
          </table:table-cell>
          <table:table-cell table:formula="of:=SQRT(1 - [.A463])" office:value-type="float" office:value="0.801419334193249">
            <text:p>0.8014193342</text:p>
          </table:table-cell>
          <table:table-cell table:formula="of:=SQRT(1 - (1 - [.A463]))" office:value-type="float" office:value="0.598102876419475">
            <text:p>0.5981028764</text:p>
          </table:table-cell>
          <table:table-cell table:formula="of:=COS(2 * PI() * [.B463])" office:value-type="float" office:value="0.164156583221016">
            <text:p>0.1641565832</text:p>
          </table:table-cell>
          <table:table-cell table:formula="of:=SIN(2 * PI() * [.B463])" office:value-type="float" office:value="0.986434293901627">
            <text:p>0.9864342939</text:p>
          </table:table-cell>
          <table:table-cell table:formula="of:=[.D463]*[.E463]" office:value-type="float" office:value="0.0981825246076826">
            <text:p>0.0981825246</text:p>
          </table:table-cell>
          <table:table-cell table:formula="of:=[.D463]*[.F463]" office:value-type="float" office:value="0.589989188581377">
            <text:p>0.5899891886</text:p>
          </table:table-cell>
          <table:table-cell table:formula="of:=[.C463]" office:value-type="float" office:value="0.801419334193249">
            <text:p>0.8014193342</text:p>
          </table:table-cell>
        </table:table-row>
        <table:table-row table:style-name="ro1">
          <table:table-cell table:formula="of:=RAND()" office:value-type="float" office:value="0.7298583984375">
            <text:p>0.7298583984</text:p>
          </table:table-cell>
          <table:table-cell table:formula="of:=RAND()" office:value-type="float" office:value="0.929931640625">
            <text:p>0.9299316406</text:p>
          </table:table-cell>
          <table:table-cell table:formula="of:=SQRT(1 - [.A464])" office:value-type="float" office:value="0.519751480577497">
            <text:p>0.5197514806</text:p>
          </table:table-cell>
          <table:table-cell table:formula="of:=SQRT(1 - (1 - [.A464]))" office:value-type="float" office:value="0.854317504466284">
            <text:p>0.8543175045</text:p>
          </table:table-cell>
          <table:table-cell table:formula="of:=COS(2 * PI() * [.B464])" office:value-type="float" office:value="0.904644090578246">
            <text:p>0.9046440906</text:p>
          </table:table-cell>
          <table:table-cell table:formula="of:=SIN(2 * PI() * [.B464])" office:value-type="float" office:value="-0.4261678887268">
            <text:p>-0.4261678887</text:p>
          </table:table-cell>
          <table:table-cell table:formula="of:=[.D464]*[.E464]" office:value-type="float" office:value="0.772853281892979">
            <text:p>0.7728532819</text:p>
          </table:table-cell>
          <table:table-cell table:formula="of:=[.D464]*[.F464]" office:value-type="float" office:value="-0.364082687180745">
            <text:p>-0.3640826872</text:p>
          </table:table-cell>
          <table:table-cell table:formula="of:=[.C464]" office:value-type="float" office:value="0.519751480577497">
            <text:p>0.5197514806</text:p>
          </table:table-cell>
        </table:table-row>
        <table:table-row table:style-name="ro1">
          <table:table-cell table:formula="of:=RAND()" office:value-type="float" office:value="0.31317138671875">
            <text:p>0.3131713867</text:p>
          </table:table-cell>
          <table:table-cell table:formula="of:=RAND()" office:value-type="float" office:value="0.963470458984375">
            <text:p>0.963470459</text:p>
          </table:table-cell>
          <table:table-cell table:formula="of:=SQRT(1 - [.A465])" office:value-type="float" office:value="0.828751237272832">
            <text:p>0.8287512373</text:p>
          </table:table-cell>
          <table:table-cell table:formula="of:=SQRT(1 - (1 - [.A465]))" office:value-type="float" office:value="0.559617178720194">
            <text:p>0.5596171787</text:p>
          </table:table-cell>
          <table:table-cell table:formula="of:=COS(2 * PI() * [.B465])" office:value-type="float" office:value="0.973775285374748">
            <text:p>0.9737752854</text:p>
          </table:table-cell>
          <table:table-cell table:formula="of:=SIN(2 * PI() * [.B465])" office:value-type="float" office:value="-0.227511963626813">
            <text:p>-0.2275119636</text:p>
          </table:table-cell>
          <table:table-cell table:formula="of:=[.D465]*[.E465]" office:value-type="float" office:value="0.544941377908869">
            <text:p>0.5449413779</text:p>
          </table:table-cell>
          <table:table-cell table:formula="of:=[.D465]*[.F465]" office:value-type="float" office:value="-0.127319603209928">
            <text:p>-0.1273196032</text:p>
          </table:table-cell>
          <table:table-cell table:formula="of:=[.C465]" office:value-type="float" office:value="0.828751237272832">
            <text:p>0.8287512373</text:p>
          </table:table-cell>
        </table:table-row>
        <table:table-row table:style-name="ro1">
          <table:table-cell table:formula="of:=RAND()" office:value-type="float" office:value="0.48590087890625">
            <text:p>0.4859008789</text:p>
          </table:table-cell>
          <table:table-cell table:formula="of:=RAND()" office:value-type="float" office:value="0.760406494140625">
            <text:p>0.7604064941</text:p>
          </table:table-cell>
          <table:table-cell table:formula="of:=SQRT(1 - [.A466])" office:value-type="float" office:value="0.717007057910694">
            <text:p>0.7170070579</text:p>
          </table:table-cell>
          <table:table-cell table:formula="of:=SQRT(1 - (1 - [.A466]))" office:value-type="float" office:value="0.697065907146699">
            <text:p>0.6970659071</text:p>
          </table:table-cell>
          <table:table-cell table:formula="of:=COS(2 * PI() * [.B466])" office:value-type="float" office:value="0.0653393500792063">
            <text:p>0.0653393501</text:p>
          </table:table-cell>
          <table:table-cell table:formula="of:=SIN(2 * PI() * [.B466])" office:value-type="float" office:value="-0.99786310149801">
            <text:p>-0.9978631015</text:p>
          </table:table-cell>
          <table:table-cell table:formula="of:=[.D466]*[.E466]" office:value-type="float" office:value="0.0455458333353377">
            <text:p>0.0455458333</text:p>
          </table:table-cell>
          <table:table-cell table:formula="of:=[.D466]*[.F466]" office:value-type="float" office:value="-0.695576348053928">
            <text:p>-0.6955763481</text:p>
          </table:table-cell>
          <table:table-cell table:formula="of:=[.C466]" office:value-type="float" office:value="0.717007057910694">
            <text:p>0.7170070579</text:p>
          </table:table-cell>
        </table:table-row>
        <table:table-row table:style-name="ro1">
          <table:table-cell table:formula="of:=RAND()" office:value-type="float" office:value="0.693603515625">
            <text:p>0.6936035156</text:p>
          </table:table-cell>
          <table:table-cell table:formula="of:=RAND()" office:value-type="float" office:value="0.93951416015625">
            <text:p>0.9395141602</text:p>
          </table:table-cell>
          <table:table-cell table:formula="of:=SQRT(1 - [.A467])" office:value-type="float" office:value="0.553530924497448">
            <text:p>0.5535309245</text:p>
          </table:table-cell>
          <table:table-cell table:formula="of:=SQRT(1 - (1 - [.A467]))" office:value-type="float" office:value="0.832828623202277">
            <text:p>0.8328286232</text:p>
          </table:table-cell>
          <table:table-cell table:formula="of:=COS(2 * PI() * [.B467])" office:value-type="float" office:value="0.92864841055313">
            <text:p>0.9286484106</text:p>
          </table:table-cell>
          <table:table-cell table:formula="of:=SIN(2 * PI() * [.B467])" office:value-type="float" office:value="-0.370961089033802">
            <text:p>-0.370961089</text:p>
          </table:table-cell>
          <table:table-cell table:formula="of:=[.D467]*[.E467]" office:value-type="float" office:value="0.773404977199946">
            <text:p>0.7734049772</text:p>
          </table:table-cell>
          <table:table-cell table:formula="of:=[.D467]*[.F467]" office:value-type="float" office:value="-0.308947013041639">
            <text:p>-0.308947013</text:p>
          </table:table-cell>
          <table:table-cell table:formula="of:=[.C467]" office:value-type="float" office:value="0.553530924497448">
            <text:p>0.5535309245</text:p>
          </table:table-cell>
        </table:table-row>
        <table:table-row table:style-name="ro1">
          <table:table-cell table:formula="of:=RAND()" office:value-type="float" office:value="0.57122802734375">
            <text:p>0.5712280273</text:p>
          </table:table-cell>
          <table:table-cell table:formula="of:=RAND()" office:value-type="float" office:value="0.570404052734375">
            <text:p>0.5704040527</text:p>
          </table:table-cell>
          <table:table-cell table:formula="of:=SQRT(1 - [.A468])" office:value-type="float" office:value="0.654806820868758">
            <text:p>0.6548068209</text:p>
          </table:table-cell>
          <table:table-cell table:formula="of:=SQRT(1 - (1 - [.A468]))" office:value-type="float" office:value="0.75579628693435">
            <text:p>0.7557962869</text:p>
          </table:table-cell>
          <table:table-cell table:formula="of:=COS(2 * PI() * [.B468])" office:value-type="float" office:value="-0.903743195582895">
            <text:p>-0.9037431956</text:p>
          </table:table-cell>
          <table:table-cell table:formula="of:=SIN(2 * PI() * [.B468])" office:value-type="float" office:value="-0.42807503598974">
            <text:p>-0.428075036</text:p>
          </table:table-cell>
          <table:table-cell table:formula="of:=[.D468]*[.E468]" office:value-type="float" office:value="-0.683045751563736">
            <text:p>-0.6830457516</text:p>
          </table:table-cell>
          <table:table-cell table:formula="of:=[.D468]*[.F468]" office:value-type="float" office:value="-0.323537522730334">
            <text:p>-0.3235375227</text:p>
          </table:table-cell>
          <table:table-cell table:formula="of:=[.C468]" office:value-type="float" office:value="0.654806820868758">
            <text:p>0.6548068209</text:p>
          </table:table-cell>
        </table:table-row>
        <table:table-row table:style-name="ro1">
          <table:table-cell table:formula="of:=RAND()" office:value-type="float" office:value="0.704986572265625">
            <text:p>0.7049865723</text:p>
          </table:table-cell>
          <table:table-cell table:formula="of:=RAND()" office:value-type="float" office:value="0.029998779296875">
            <text:p>0.0299987793</text:p>
          </table:table-cell>
          <table:table-cell table:formula="of:=SQRT(1 - [.A469])" office:value-type="float" office:value="0.543151385650792">
            <text:p>0.5431513857</text:p>
          </table:table-cell>
          <table:table-cell table:formula="of:=SQRT(1 - (1 - [.A469]))" office:value-type="float" office:value="0.839634785049801">
            <text:p>0.839634785</text:p>
          </table:table-cell>
          <table:table-cell table:formula="of:=COS(2 * PI() * [.B469])" office:value-type="float" office:value="0.982288687896479">
            <text:p>0.9822886879</text:p>
          </table:table-cell>
          <table:table-cell table:formula="of:=SIN(2 * PI() * [.B469])" office:value-type="float" office:value="0.187373780531359">
            <text:p>0.1873737805</text:p>
          </table:table-cell>
          <table:table-cell table:formula="of:=[.D469]*[.E469]" office:value-type="float" office:value="0.824763751318811">
            <text:p>0.8247637513</text:p>
          </table:table-cell>
          <table:table-cell table:formula="of:=[.D469]*[.F469]" office:value-type="float" office:value="0.157325543940416">
            <text:p>0.1573255439</text:p>
          </table:table-cell>
          <table:table-cell table:formula="of:=[.C469]" office:value-type="float" office:value="0.543151385650792">
            <text:p>0.5431513857</text:p>
          </table:table-cell>
        </table:table-row>
        <table:table-row table:style-name="ro1">
          <table:table-cell table:formula="of:=RAND()" office:value-type="float" office:value="0.466064453125">
            <text:p>0.4660644531</text:p>
          </table:table-cell>
          <table:table-cell table:formula="of:=RAND()" office:value-type="float" office:value="0.72088623046875">
            <text:p>0.7208862305</text:p>
          </table:table-cell>
          <table:table-cell table:formula="of:=SQRT(1 - [.A470])" office:value-type="float" office:value="0.73070893444312">
            <text:p>0.7307089344</text:p>
          </table:table-cell>
          <table:table-cell table:formula="of:=SQRT(1 - (1 - [.A470]))" office:value-type="float" office:value="0.682689133592296">
            <text:p>0.6826891336</text:p>
          </table:table-cell>
          <table:table-cell table:formula="of:=COS(2 * PI() * [.B470])" office:value-type="float" office:value="-0.181908718369666">
            <text:p>-0.1819087184</text:p>
          </table:table-cell>
          <table:table-cell table:formula="of:=SIN(2 * PI() * [.B470])" office:value-type="float" office:value="-0.983315421510873">
            <text:p>-0.9833154215</text:p>
          </table:table-cell>
          <table:table-cell table:formula="of:=[.D470]*[.E470]" office:value-type="float" office:value="-0.124187105336672">
            <text:p>-0.1241871053</text:p>
          </table:table-cell>
          <table:table-cell table:formula="of:=[.D470]*[.F470]" office:value-type="float" office:value="-0.671298753159201">
            <text:p>-0.6712987532</text:p>
          </table:table-cell>
          <table:table-cell table:formula="of:=[.C470]" office:value-type="float" office:value="0.73070893444312">
            <text:p>0.7307089344</text:p>
          </table:table-cell>
        </table:table-row>
        <table:table-row table:style-name="ro1">
          <table:table-cell table:formula="of:=RAND()" office:value-type="float" office:value="0.3031005859375">
            <text:p>0.3031005859</text:p>
          </table:table-cell>
          <table:table-cell table:formula="of:=RAND()" office:value-type="float" office:value="0.605316162109375">
            <text:p>0.6053161621</text:p>
          </table:table-cell>
          <table:table-cell table:formula="of:=SQRT(1 - [.A471])" office:value-type="float" office:value="0.834805015594959">
            <text:p>0.8348050156</text:p>
          </table:table-cell>
          <table:table-cell table:formula="of:=SQRT(1 - (1 - [.A471]))" office:value-type="float" office:value="0.550545716482746">
            <text:p>0.5505457165</text:p>
          </table:table-cell>
          <table:table-cell table:formula="of:=COS(2 * PI() * [.B471])" office:value-type="float" office:value="-0.788935911120745">
            <text:p>-0.7889359111</text:p>
          </table:table-cell>
          <table:table-cell table:formula="of:=SIN(2 * PI() * [.B471])" office:value-type="float" office:value="-0.614475490271239">
            <text:p>-0.6144754903</text:p>
          </table:table-cell>
          <table:table-cell table:formula="of:=[.D471]*[.E471]" office:value-type="float" office:value="-0.434345286446939">
            <text:p>-0.4343452864</text:p>
          </table:table-cell>
          <table:table-cell table:formula="of:=[.D471]*[.F471]" office:value-type="float" office:value="-0.338296849052466">
            <text:p>-0.3382968491</text:p>
          </table:table-cell>
          <table:table-cell table:formula="of:=[.C471]" office:value-type="float" office:value="0.834805015594959">
            <text:p>0.8348050156</text:p>
          </table:table-cell>
        </table:table-row>
        <table:table-row table:style-name="ro1">
          <table:table-cell table:formula="of:=RAND()" office:value-type="float" office:value="0.476104736328125">
            <text:p>0.4761047363</text:p>
          </table:table-cell>
          <table:table-cell table:formula="of:=RAND()" office:value-type="float" office:value="0.644012451171875">
            <text:p>0.6440124512</text:p>
          </table:table-cell>
          <table:table-cell table:formula="of:=SQRT(1 - [.A472])" office:value-type="float" office:value="0.723806095354187">
            <text:p>0.7238060954</text:p>
          </table:table-cell>
          <table:table-cell table:formula="of:=SQRT(1 - (1 - [.A472]))" office:value-type="float" office:value="0.690003432113294">
            <text:p>0.6900034321</text:p>
          </table:table-cell>
          <table:table-cell table:formula="of:=COS(2 * PI() * [.B472])" office:value-type="float" office:value="-0.617798097480842">
            <text:p>-0.6177980975</text:p>
          </table:table-cell>
          <table:table-cell table:formula="of:=SIN(2 * PI() * [.B472])" office:value-type="float" office:value="-0.786336766753948">
            <text:p>-0.7863367668</text:p>
          </table:table-cell>
          <table:table-cell table:formula="of:=[.D472]*[.E472]" office:value-type="float" office:value="-0.426282807614844">
            <text:p>-0.4262828076</text:p>
          </table:table-cell>
          <table:table-cell table:formula="of:=[.D472]*[.F472]" office:value-type="float" office:value="-0.542575067857095">
            <text:p>-0.5425750679</text:p>
          </table:table-cell>
          <table:table-cell table:formula="of:=[.C472]" office:value-type="float" office:value="0.723806095354187">
            <text:p>0.7238060954</text:p>
          </table:table-cell>
        </table:table-row>
        <table:table-row table:style-name="ro1">
          <table:table-cell table:formula="of:=RAND()" office:value-type="float" office:value="0.5758056640625">
            <text:p>0.5758056641</text:p>
          </table:table-cell>
          <table:table-cell table:formula="of:=RAND()" office:value-type="float" office:value="0.442291259765625">
            <text:p>0.4422912598</text:p>
          </table:table-cell>
          <table:table-cell table:formula="of:=SQRT(1 - [.A473])" office:value-type="float" office:value="0.651302031270823">
            <text:p>0.6513020313</text:p>
          </table:table-cell>
          <table:table-cell table:formula="of:=SQRT(1 - (1 - [.A473]))" office:value-type="float" office:value="0.758818597599255">
            <text:p>0.7588185976</text:p>
          </table:table-cell>
          <table:table-cell table:formula="of:=COS(2 * PI() * [.B473])" office:value-type="float" office:value="-0.934979625205666">
            <text:p>-0.9349796252</text:p>
          </table:table-cell>
          <table:table-cell table:formula="of:=SIN(2 * PI() * [.B473])" office:value-type="float" office:value="0.354701424370234">
            <text:p>0.3547014244</text:p>
          </table:table-cell>
          <table:table-cell table:formula="of:=[.D473]*[.E473]" office:value-type="float" office:value="-0.70947992798244">
            <text:p>-0.709479928</text:p>
          </table:table-cell>
          <table:table-cell table:formula="of:=[.D473]*[.F473]" office:value-type="float" office:value="0.269154037407079">
            <text:p>0.2691540374</text:p>
          </table:table-cell>
          <table:table-cell table:formula="of:=[.C473]" office:value-type="float" office:value="0.651302031270823">
            <text:p>0.6513020313</text:p>
          </table:table-cell>
        </table:table-row>
        <table:table-row table:style-name="ro1">
          <table:table-cell table:formula="of:=RAND()" office:value-type="float" office:value="0.424407958984375">
            <text:p>0.424407959</text:p>
          </table:table-cell>
          <table:table-cell table:formula="of:=RAND()" office:value-type="float" office:value="0.320709228515625">
            <text:p>0.3207092285</text:p>
          </table:table-cell>
          <table:table-cell table:formula="of:=SQRT(1 - [.A474])" office:value-type="float" office:value="0.758677824254555">
            <text:p>0.7586778243</text:p>
          </table:table-cell>
          <table:table-cell table:formula="of:=SQRT(1 - (1 - [.A474]))" office:value-type="float" office:value="0.651466007543275">
            <text:p>0.6514660075</text:p>
          </table:table-cell>
          <table:table-cell table:formula="of:=COS(2 * PI() * [.B474])" office:value-type="float" office:value="-0.429807153847319">
            <text:p>-0.4298071538</text:p>
          </table:table-cell>
          <table:table-cell table:formula="of:=SIN(2 * PI() * [.B474])" office:value-type="float" office:value="0.902920711082467">
            <text:p>0.9029207111</text:p>
          </table:table-cell>
          <table:table-cell table:formula="of:=[.D474]*[.E474]" office:value-type="float" office:value="-0.280004750530451">
            <text:p>-0.2800047505</text:p>
          </table:table-cell>
          <table:table-cell table:formula="of:=[.D474]*[.F474]" office:value-type="float" office:value="0.58822215077703">
            <text:p>0.5882221508</text:p>
          </table:table-cell>
          <table:table-cell table:formula="of:=[.C474]" office:value-type="float" office:value="0.758677824254555">
            <text:p>0.7586778243</text:p>
          </table:table-cell>
        </table:table-row>
        <table:table-row table:style-name="ro1">
          <table:table-cell table:formula="of:=RAND()" office:value-type="float" office:value="0.22125244140625">
            <text:p>0.2212524414</text:p>
          </table:table-cell>
          <table:table-cell table:formula="of:=RAND()" office:value-type="float" office:value="0.273223876953125">
            <text:p>0.273223877</text:p>
          </table:table-cell>
          <table:table-cell table:formula="of:=SQRT(1 - [.A475])" office:value-type="float" office:value="0.882466746452097">
            <text:p>0.8824667465</text:p>
          </table:table-cell>
          <table:table-cell table:formula="of:=SQRT(1 - (1 - [.A475]))" office:value-type="float" office:value="0.470374788234074">
            <text:p>0.4703747882</text:p>
          </table:table-cell>
          <table:table-cell table:formula="of:=COS(2 * PI() * [.B475])" office:value-type="float" office:value="-0.145402637138122">
            <text:p>-0.1454026371</text:p>
          </table:table-cell>
          <table:table-cell table:formula="of:=SIN(2 * PI() * [.B475])" office:value-type="float" office:value="0.989372565373267">
            <text:p>0.9893725654</text:p>
          </table:table-cell>
          <table:table-cell table:formula="of:=[.D475]*[.E475]" office:value-type="float" office:value="-0.0683937346525202">
            <text:p>-0.0683937347</text:p>
          </table:table-cell>
          <table:table-cell table:formula="of:=[.D475]*[.F475]" office:value-type="float" office:value="0.465375910922053">
            <text:p>0.4653759109</text:p>
          </table:table-cell>
          <table:table-cell table:formula="of:=[.C475]" office:value-type="float" office:value="0.882466746452097">
            <text:p>0.8824667465</text:p>
          </table:table-cell>
        </table:table-row>
        <table:table-row table:style-name="ro1">
          <table:table-cell table:formula="of:=RAND()" office:value-type="float" office:value="0.204986572265625">
            <text:p>0.2049865723</text:p>
          </table:table-cell>
          <table:table-cell table:formula="of:=RAND()" office:value-type="float" office:value="0.471466064453125">
            <text:p>0.4714660645</text:p>
          </table:table-cell>
          <table:table-cell table:formula="of:=SQRT(1 - [.A476])" office:value-type="float" office:value="0.891635254874085">
            <text:p>0.8916352549</text:p>
          </table:table-cell>
          <table:table-cell table:formula="of:=SQRT(1 - (1 - [.A476]))" office:value-type="float" office:value="0.452754428212055">
            <text:p>0.4527544282</text:p>
          </table:table-cell>
          <table:table-cell table:formula="of:=COS(2 * PI() * [.B476])" office:value-type="float" office:value="-0.9839716249476">
            <text:p>-0.9839716249</text:p>
          </table:table-cell>
          <table:table-cell table:formula="of:=SIN(2 * PI() * [.B476])" office:value-type="float" office:value="0.178325100022344">
            <text:p>0.1783251</text:p>
          </table:table-cell>
          <table:table-cell table:formula="of:=[.D476]*[.E476]" office:value-type="float" office:value="-0.445497510430038">
            <text:p>-0.4454975104</text:p>
          </table:table-cell>
          <table:table-cell table:formula="of:=[.D476]*[.F476]" office:value-type="float" office:value="0.080737478696474">
            <text:p>0.0807374787</text:p>
          </table:table-cell>
          <table:table-cell table:formula="of:=[.C476]" office:value-type="float" office:value="0.891635254874085">
            <text:p>0.8916352549</text:p>
          </table:table-cell>
        </table:table-row>
        <table:table-row table:style-name="ro1">
          <table:table-cell table:formula="of:=RAND()" office:value-type="float" office:value="0.778076171875">
            <text:p>0.7780761719</text:p>
          </table:table-cell>
          <table:table-cell table:formula="of:=RAND()" office:value-type="float" office:value="0.75079345703125">
            <text:p>0.750793457</text:p>
          </table:table-cell>
          <table:table-cell table:formula="of:=SQRT(1 - [.A477])" office:value-type="float" office:value="0.471087919740042">
            <text:p>0.4710879197</text:p>
          </table:table-cell>
          <table:table-cell table:formula="of:=SQRT(1 - (1 - [.A477]))" office:value-type="float" office:value="0.882086261017028">
            <text:p>0.882086261</text:p>
          </table:table-cell>
          <table:table-cell table:formula="of:=COS(2 * PI() * [.B477])" office:value-type="float" office:value="0.00498541690882118">
            <text:p>0.0049854169</text:p>
          </table:table-cell>
          <table:table-cell table:formula="of:=SIN(2 * PI() * [.B477])" office:value-type="float" office:value="-0.999987572731904">
            <text:p>-0.9999875727</text:p>
          </table:table-cell>
          <table:table-cell table:formula="of:=[.D477]*[.E477]" office:value-type="float" office:value="0.00439756776071315">
            <text:p>0.0043975678</text:p>
          </table:table-cell>
          <table:table-cell table:formula="of:=[.D477]*[.F477]" office:value-type="float" office:value="-0.882075299094578">
            <text:p>-0.8820752991</text:p>
          </table:table-cell>
          <table:table-cell table:formula="of:=[.C477]" office:value-type="float" office:value="0.471087919740042">
            <text:p>0.4710879197</text:p>
          </table:table-cell>
        </table:table-row>
        <table:table-row table:style-name="ro1">
          <table:table-cell table:formula="of:=RAND()" office:value-type="float" office:value="0.10345458984375">
            <text:p>0.1034545898</text:p>
          </table:table-cell>
          <table:table-cell table:formula="of:=RAND()" office:value-type="float" office:value="0.490753173828125">
            <text:p>0.4907531738</text:p>
          </table:table-cell>
          <table:table-cell table:formula="of:=SQRT(1 - [.A478])" office:value-type="float" office:value="0.946860818788194">
            <text:p>0.9468608188</text:p>
          </table:table-cell>
          <table:table-cell table:formula="of:=SQRT(1 - (1 - [.A478]))" office:value-type="float" office:value="0.321643575784983">
            <text:p>0.3216435758</text:p>
          </table:table-cell>
          <table:table-cell table:formula="of:=COS(2 * PI() * [.B478])" office:value-type="float" office:value="-0.998312697463787">
            <text:p>-0.9983126975</text:p>
          </table:table-cell>
          <table:table-cell table:formula="of:=SIN(2 * PI() * [.B478])" office:value-type="float" office:value="0.0580668415068081">
            <text:p>0.0580668415</text:p>
          </table:table-cell>
          <table:table-cell table:formula="of:=[.D478]*[.E478]" office:value-type="float" office:value="-0.321100865763804">
            <text:p>-0.3211008658</text:p>
          </table:table-cell>
          <table:table-cell table:formula="of:=[.D478]*[.F478]" office:value-type="float" office:value="0.0186768265367896">
            <text:p>0.0186768265</text:p>
          </table:table-cell>
          <table:table-cell table:formula="of:=[.C478]" office:value-type="float" office:value="0.946860818788194">
            <text:p>0.9468608188</text:p>
          </table:table-cell>
        </table:table-row>
        <table:table-row table:style-name="ro1">
          <table:table-cell table:formula="of:=RAND()" office:value-type="float" office:value="0.76348876953125">
            <text:p>0.7634887695</text:p>
          </table:table-cell>
          <table:table-cell table:formula="of:=RAND()" office:value-type="float" office:value="0.110260009765625">
            <text:p>0.1102600098</text:p>
          </table:table-cell>
          <table:table-cell table:formula="of:=SQRT(1 - [.A479])" office:value-type="float" office:value="0.486324203046435">
            <text:p>0.486324203</text:p>
          </table:table-cell>
          <table:table-cell table:formula="of:=SQRT(1 - (1 - [.A479]))" office:value-type="float" office:value="0.873778444190087">
            <text:p>0.8737784442</text:p>
          </table:table-cell>
          <table:table-cell table:formula="of:=COS(2 * PI() * [.B479])" office:value-type="float" office:value="0.769470862107825">
            <text:p>0.7694708621</text:p>
          </table:table-cell>
          <table:table-cell table:formula="of:=SIN(2 * PI() * [.B479])" office:value-type="float" office:value="0.638681917989731">
            <text:p>0.638681918</text:p>
          </table:table-cell>
          <table:table-cell table:formula="of:=[.D479]*[.E479]" office:value-type="float" office:value="0.67234705274218">
            <text:p>0.6723470527</text:p>
          </table:table-cell>
          <table:table-cell table:formula="of:=[.D479]*[.F479]" office:value-type="float" office:value="0.558066492633408">
            <text:p>0.5580664926</text:p>
          </table:table-cell>
          <table:table-cell table:formula="of:=[.C479]" office:value-type="float" office:value="0.486324203046435">
            <text:p>0.486324203</text:p>
          </table:table-cell>
        </table:table-row>
        <table:table-row table:style-name="ro1">
          <table:table-cell table:formula="of:=RAND()" office:value-type="float" office:value="0.291961669921875">
            <text:p>0.2919616699</text:p>
          </table:table-cell>
          <table:table-cell table:formula="of:=RAND()" office:value-type="float" office:value="0.65728759765625">
            <text:p>0.6572875977</text:p>
          </table:table-cell>
          <table:table-cell table:formula="of:=SQRT(1 - [.A480])" office:value-type="float" office:value="0.841450135229727">
            <text:p>0.8414501352</text:p>
          </table:table-cell>
          <table:table-cell table:formula="of:=SQRT(1 - (1 - [.A480]))" office:value-type="float" office:value="0.540334775784305">
            <text:p>0.5403347758</text:p>
          </table:table-cell>
          <table:table-cell table:formula="of:=COS(2 * PI() * [.B480])" office:value-type="float" office:value="-0.550137766564234">
            <text:p>-0.5501377666</text:p>
          </table:table-cell>
          <table:table-cell table:formula="of:=SIN(2 * PI() * [.B480])" office:value-type="float" office:value="-0.835073911578919">
            <text:p>-0.8350739116</text:p>
          </table:table-cell>
          <table:table-cell table:formula="of:=[.D480]*[.E480]" office:value-type="float" office:value="-0.297258566746963">
            <text:p>-0.2972585667</text:p>
          </table:table-cell>
          <table:table-cell table:formula="of:=[.D480]*[.F480]" office:value-type="float" office:value="-0.451219474776318">
            <text:p>-0.4512194748</text:p>
          </table:table-cell>
          <table:table-cell table:formula="of:=[.C480]" office:value-type="float" office:value="0.841450135229727">
            <text:p>0.8414501352</text:p>
          </table:table-cell>
        </table:table-row>
        <table:table-row table:style-name="ro1">
          <table:table-cell table:formula="of:=RAND()" office:value-type="float" office:value="0.37628173828125">
            <text:p>0.3762817383</text:p>
          </table:table-cell>
          <table:table-cell table:formula="of:=RAND()" office:value-type="float" office:value="0.310333251953125">
            <text:p>0.310333252</text:p>
          </table:table-cell>
          <table:table-cell table:formula="of:=SQRT(1 - [.A481])" office:value-type="float" office:value="0.789758356536194">
            <text:p>0.7897583565</text:p>
          </table:table-cell>
          <table:table-cell table:formula="of:=SQRT(1 - (1 - [.A481]))" office:value-type="float" office:value="0.613418077889175">
            <text:p>0.6134180779</text:p>
          </table:table-cell>
          <table:table-cell table:formula="of:=COS(2 * PI() * [.B481])" office:value-type="float" office:value="-0.370070588167669">
            <text:p>-0.3700705882</text:p>
          </table:table-cell>
          <table:table-cell table:formula="of:=SIN(2 * PI() * [.B481])" office:value-type="float" office:value="0.929003638191603">
            <text:p>0.9290036382</text:p>
          </table:table-cell>
          <table:table-cell table:formula="of:=[.D481]*[.E481]" office:value-type="float" office:value="-0.227007988877128">
            <text:p>-0.2270079889</text:p>
          </table:table-cell>
          <table:table-cell table:formula="of:=[.D481]*[.F481]" office:value-type="float" office:value="0.569867626091544">
            <text:p>0.5698676261</text:p>
          </table:table-cell>
          <table:table-cell table:formula="of:=[.C481]" office:value-type="float" office:value="0.789758356536194">
            <text:p>0.7897583565</text:p>
          </table:table-cell>
        </table:table-row>
        <table:table-row table:style-name="ro1">
          <table:table-cell table:formula="of:=RAND()" office:value-type="float" office:value="0.40399169921875">
            <text:p>0.4039916992</text:p>
          </table:table-cell>
          <table:table-cell table:formula="of:=RAND()" office:value-type="float" office:value="0.650726318359375">
            <text:p>0.6507263184</text:p>
          </table:table-cell>
          <table:table-cell table:formula="of:=SQRT(1 - [.A482])" office:value-type="float" office:value="0.772015738687528">
            <text:p>0.7720157387</text:p>
          </table:table-cell>
          <table:table-cell table:formula="of:=SQRT(1 - (1 - [.A482]))" office:value-type="float" office:value="0.635603413473173">
            <text:p>0.6356034135</text:p>
          </table:table-cell>
          <table:table-cell table:formula="of:=COS(2 * PI() * [.B482])" office:value-type="float" office:value="-0.584087120232754">
            <text:p>-0.5840871202</text:p>
          </table:table-cell>
          <table:table-cell table:formula="of:=SIN(2 * PI() * [.B482])" office:value-type="float" office:value="-0.811690973202369">
            <text:p>-0.8116909732</text:p>
          </table:table-cell>
          <table:table-cell table:formula="of:=[.D482]*[.E482]" office:value-type="float" office:value="-0.371247767385654">
            <text:p>-0.3712477674</text:p>
          </table:table-cell>
          <table:table-cell table:formula="of:=[.D482]*[.F482]" office:value-type="float" office:value="-0.515913553252788">
            <text:p>-0.5159135533</text:p>
          </table:table-cell>
          <table:table-cell table:formula="of:=[.C482]" office:value-type="float" office:value="0.772015738687528">
            <text:p>0.7720157387</text:p>
          </table:table-cell>
        </table:table-row>
        <table:table-row table:style-name="ro1">
          <table:table-cell table:formula="of:=RAND()" office:value-type="float" office:value="0.920135498046875">
            <text:p>0.920135498</text:p>
          </table:table-cell>
          <table:table-cell table:formula="of:=RAND()" office:value-type="float" office:value="0.9334716796875">
            <text:p>0.9334716797</text:p>
          </table:table-cell>
          <table:table-cell table:formula="of:=SQRT(1 - [.A483])" office:value-type="float" office:value="0.282603081995092">
            <text:p>0.282603082</text:p>
          </table:table-cell>
          <table:table-cell table:formula="of:=SQRT(1 - (1 - [.A483]))" office:value-type="float" office:value="0.959236935301636">
            <text:p>0.9592369353</text:p>
          </table:table-cell>
          <table:table-cell table:formula="of:=COS(2 * PI() * [.B483])" office:value-type="float" office:value="0.913898670635911">
            <text:p>0.9138986706</text:p>
          </table:table-cell>
          <table:table-cell table:formula="of:=SIN(2 * PI() * [.B483])" office:value-type="float" office:value="-0.405942384840403">
            <text:p>-0.4059423848</text:p>
          </table:table-cell>
          <table:table-cell table:formula="of:=[.D483]*[.E483]" office:value-type="float" office:value="0.876645359997031">
            <text:p>0.87664536</text:p>
          </table:table-cell>
          <table:table-cell table:formula="of:=[.D483]*[.F483]" office:value-type="float" office:value="-0.389394929143345">
            <text:p>-0.3893949291</text:p>
          </table:table-cell>
          <table:table-cell table:formula="of:=[.C483]" office:value-type="float" office:value="0.282603081995092">
            <text:p>0.282603082</text:p>
          </table:table-cell>
        </table:table-row>
        <table:table-row table:style-name="ro1">
          <table:table-cell table:formula="of:=RAND()" office:value-type="float" office:value="0.595458984375">
            <text:p>0.5954589844</text:p>
          </table:table-cell>
          <table:table-cell table:formula="of:=RAND()" office:value-type="float" office:value="0.90625">
            <text:p>0.90625</text:p>
          </table:table-cell>
          <table:table-cell table:formula="of:=SQRT(1 - [.A484])" office:value-type="float" office:value="0.636035388657738">
            <text:p>0.6360353887</text:p>
          </table:table-cell>
          <table:table-cell table:formula="of:=SQRT(1 - (1 - [.A484]))" office:value-type="float" office:value="0.771659889054109">
            <text:p>0.7716598891</text:p>
          </table:table-cell>
          <table:table-cell table:formula="of:=COS(2 * PI() * [.B484])" office:value-type="float" office:value="0.831469612302545">
            <text:p>0.8314696123</text:p>
          </table:table-cell>
          <table:table-cell table:formula="of:=SIN(2 * PI() * [.B484])" office:value-type="float" office:value="-0.555570233019602">
            <text:p>-0.555570233</text:p>
          </table:table-cell>
          <table:table-cell table:formula="of:=[.D484]*[.E484]" office:value-type="float" office:value="0.641611748781245">
            <text:p>0.6416117488</text:p>
          </table:table-cell>
          <table:table-cell table:formula="of:=[.D484]*[.F484]" office:value-type="float" office:value="-0.428711264373672">
            <text:p>-0.4287112644</text:p>
          </table:table-cell>
          <table:table-cell table:formula="of:=[.C484]" office:value-type="float" office:value="0.636035388657738">
            <text:p>0.6360353887</text:p>
          </table:table-cell>
        </table:table-row>
        <table:table-row table:style-name="ro1">
          <table:table-cell table:formula="of:=RAND()" office:value-type="float" office:value="0.60406494140625">
            <text:p>0.6040649414</text:p>
          </table:table-cell>
          <table:table-cell table:formula="of:=RAND()" office:value-type="float" office:value="0.627655029296875">
            <text:p>0.6276550293</text:p>
          </table:table-cell>
          <table:table-cell table:formula="of:=SQRT(1 - [.A485])" office:value-type="float" office:value="0.629233707451969">
            <text:p>0.6292337075</text:p>
          </table:table-cell>
          <table:table-cell table:formula="of:=SQRT(1 - (1 - [.A485]))" office:value-type="float" office:value="0.777216148446653">
            <text:p>0.7772161484</text:p>
          </table:table-cell>
          <table:table-cell table:formula="of:=COS(2 * PI() * [.B485])" office:value-type="float" office:value="-0.695212955667871">
            <text:p>-0.6952129557</text:p>
          </table:table-cell>
          <table:table-cell table:formula="of:=SIN(2 * PI() * [.B485])" office:value-type="float" office:value="-0.718803830173117">
            <text:p>-0.7188038302</text:p>
          </table:table-cell>
          <table:table-cell table:formula="of:=[.D485]*[.E485]" office:value-type="float" office:value="-0.540330735754397">
            <text:p>-0.5403307358</text:p>
          </table:table-cell>
          <table:table-cell table:formula="of:=[.D485]*[.F485]" office:value-type="float" office:value="-0.558665944375852">
            <text:p>-0.5586659444</text:p>
          </table:table-cell>
          <table:table-cell table:formula="of:=[.C485]" office:value-type="float" office:value="0.629233707451969">
            <text:p>0.6292337075</text:p>
          </table:table-cell>
        </table:table-row>
        <table:table-row table:style-name="ro1">
          <table:table-cell table:formula="of:=RAND()" office:value-type="float" office:value="0.998504638671875">
            <text:p>0.9985046387</text:p>
          </table:table-cell>
          <table:table-cell table:formula="of:=RAND()" office:value-type="float" office:value="0.8382568359375">
            <text:p>0.8382568359</text:p>
          </table:table-cell>
          <table:table-cell table:formula="of:=SQRT(1 - [.A486])" office:value-type="float" office:value="0.0386699020961393">
            <text:p>0.0386699021</text:p>
          </table:table-cell>
          <table:table-cell table:formula="of:=SQRT(1 - (1 - [.A486]))" office:value-type="float" office:value="0.999252039613568">
            <text:p>0.9992520396</text:p>
          </table:table-cell>
          <table:table-cell table:formula="of:=COS(2 * PI() * [.B486])" office:value-type="float" office:value="0.526547236003579">
            <text:p>0.526547236</text:p>
          </table:table-cell>
          <table:table-cell table:formula="of:=SIN(2 * PI() * [.B486])" office:value-type="float" office:value="-0.850145874692685">
            <text:p>-0.8501458747</text:p>
          </table:table-cell>
          <table:table-cell table:formula="of:=[.D486]*[.E486]" office:value-type="float" office:value="0.526153399529463">
            <text:p>0.5261533995</text:p>
          </table:table-cell>
          <table:table-cell table:formula="of:=[.D486]*[.F486]" office:value-type="float" office:value="-0.849509999255726">
            <text:p>-0.8495099993</text:p>
          </table:table-cell>
          <table:table-cell table:formula="of:=[.C486]" office:value-type="float" office:value="0.0386699020961393">
            <text:p>0.0386699021</text:p>
          </table:table-cell>
        </table:table-row>
        <table:table-row table:style-name="ro1">
          <table:table-cell table:formula="of:=RAND()" office:value-type="float" office:value="0.876007080078125">
            <text:p>0.8760070801</text:p>
          </table:table-cell>
          <table:table-cell table:formula="of:=RAND()" office:value-type="float" office:value="0.370025634765625">
            <text:p>0.3700256348</text:p>
          </table:table-cell>
          <table:table-cell table:formula="of:=SQRT(1 - [.A487])" office:value-type="float" office:value="0.352126284054279">
            <text:p>0.3521262841</text:p>
          </table:table-cell>
          <table:table-cell table:formula="of:=SQRT(1 - (1 - [.A487]))" office:value-type="float" office:value="0.935952498836413">
            <text:p>0.9359524988</text:p>
          </table:table-cell>
          <table:table-cell table:formula="of:=COS(2 * PI() * [.B487])" office:value-type="float" office:value="-0.684664510554905">
            <text:p>-0.6846645106</text:p>
          </table:table-cell>
          <table:table-cell table:formula="of:=SIN(2 * PI() * [.B487])" office:value-type="float" office:value="0.728858359344676">
            <text:p>0.7288583593</text:p>
          </table:table-cell>
          <table:table-cell table:formula="of:=[.D487]*[.E487]" office:value-type="float" office:value="-0.640813459518473">
            <text:p>-0.6408134595</text:p>
          </table:table-cell>
          <table:table-cell table:formula="of:=[.D487]*[.F487]" office:value-type="float" office:value="0.682176802726457">
            <text:p>0.6821768027</text:p>
          </table:table-cell>
          <table:table-cell table:formula="of:=[.C487]" office:value-type="float" office:value="0.352126284054279">
            <text:p>0.3521262841</text:p>
          </table:table-cell>
        </table:table-row>
        <table:table-row table:style-name="ro1">
          <table:table-cell table:formula="of:=RAND()" office:value-type="float" office:value="0.974029541015625">
            <text:p>0.974029541</text:p>
          </table:table-cell>
          <table:table-cell table:formula="of:=RAND()" office:value-type="float" office:value="0.464691162109375">
            <text:p>0.4646911621</text:p>
          </table:table-cell>
          <table:table-cell table:formula="of:=SQRT(1 - [.A488])" office:value-type="float" office:value="0.161153526130752">
            <text:p>0.1611535261</text:p>
          </table:table-cell>
          <table:table-cell table:formula="of:=SQRT(1 - (1 - [.A488]))" office:value-type="float" office:value="0.986929349556302">
            <text:p>0.9869293496</text:p>
          </table:table-cell>
          <table:table-cell table:formula="of:=COS(2 * PI() * [.B488])" office:value-type="float" office:value="-0.975491620965388">
            <text:p>-0.975491621</text:p>
          </table:table-cell>
          <table:table-cell table:formula="of:=SIN(2 * PI() * [.B488])" office:value-type="float" office:value="0.220036582018354">
            <text:p>0.220036582</text:p>
          </table:table-cell>
          <table:table-cell table:formula="of:=[.D488]*[.E488]" office:value-type="float" office:value="-0.962741310976993">
            <text:p>-0.962741311</text:p>
          </table:table-cell>
          <table:table-cell table:formula="of:=[.D488]*[.F488]" office:value-type="float" office:value="0.217160560769966">
            <text:p>0.2171605608</text:p>
          </table:table-cell>
          <table:table-cell table:formula="of:=[.C488]" office:value-type="float" office:value="0.161153526130752">
            <text:p>0.1611535261</text:p>
          </table:table-cell>
        </table:table-row>
        <table:table-row table:style-name="ro1">
          <table:table-cell table:formula="of:=RAND()" office:value-type="float" office:value="0.946014404296875">
            <text:p>0.9460144043</text:p>
          </table:table-cell>
          <table:table-cell table:formula="of:=RAND()" office:value-type="float" office:value="0.334228515625">
            <text:p>0.3342285156</text:p>
          </table:table-cell>
          <table:table-cell table:formula="of:=SQRT(1 - [.A489])" office:value-type="float" office:value="0.232348005593173">
            <text:p>0.2323480056</text:p>
          </table:table-cell>
          <table:table-cell table:formula="of:=SQRT(1 - (1 - [.A489]))" office:value-type="float" office:value="0.972632718088835">
            <text:p>0.9726327181</text:p>
          </table:table-cell>
          <table:table-cell table:formula="of:=COS(2 * PI() * [.B489])" office:value-type="float" office:value="-0.504863108531268">
            <text:p>-0.5048631085</text:p>
          </table:table-cell>
          <table:table-cell table:formula="of:=SIN(2 * PI() * [.B489])" office:value-type="float" office:value="0.863199421712124">
            <text:p>0.8631994217</text:p>
          </table:table-cell>
          <table:table-cell table:formula="of:=[.D489]*[.E489]" office:value-type="float" office:value="-0.491046377513545">
            <text:p>-0.4910463775</text:p>
          </table:table-cell>
          <table:table-cell table:formula="of:=[.D489]*[.F489]" office:value-type="float" office:value="0.839575999792574">
            <text:p>0.8395759998</text:p>
          </table:table-cell>
          <table:table-cell table:formula="of:=[.C489]" office:value-type="float" office:value="0.232348005593173">
            <text:p>0.2323480056</text:p>
          </table:table-cell>
        </table:table-row>
        <table:table-row table:style-name="ro1">
          <table:table-cell table:formula="of:=RAND()" office:value-type="float" office:value="0.069305419921875">
            <text:p>0.0693054199</text:p>
          </table:table-cell>
          <table:table-cell table:formula="of:=RAND()" office:value-type="float" office:value="0.462615966796875">
            <text:p>0.4626159668</text:p>
          </table:table-cell>
          <table:table-cell table:formula="of:=SQRT(1 - [.A490])" office:value-type="float" office:value="0.96472513187857">
            <text:p>0.9647251319</text:p>
          </table:table-cell>
          <table:table-cell table:formula="of:=SQRT(1 - (1 - [.A490]))" office:value-type="float" office:value="0.263259225710848">
            <text:p>0.2632592257</text:p>
          </table:table-cell>
          <table:table-cell table:formula="of:=COS(2 * PI() * [.B490])" office:value-type="float" office:value="-0.97253976009253">
            <text:p>-0.9725397601</text:p>
          </table:table-cell>
          <table:table-cell table:formula="of:=SIN(2 * PI() * [.B490])" office:value-type="float" office:value="0.232736793479595">
            <text:p>0.2327367935</text:p>
          </table:table-cell>
          <table:table-cell table:formula="of:=[.D490]*[.E490]" office:value-type="float" office:value="-0.256030064214973">
            <text:p>-0.2560300642</text:p>
          </table:table-cell>
          <table:table-cell table:formula="of:=[.D490]*[.F490]" office:value-type="float" office:value="0.0612701080458638">
            <text:p>0.061270108</text:p>
          </table:table-cell>
          <table:table-cell table:formula="of:=[.C490]" office:value-type="float" office:value="0.96472513187857">
            <text:p>0.9647251319</text:p>
          </table:table-cell>
        </table:table-row>
        <table:table-row table:style-name="ro1">
          <table:table-cell table:formula="of:=RAND()" office:value-type="float" office:value="0.654876708984375">
            <text:p>0.654876709</text:p>
          </table:table-cell>
          <table:table-cell table:formula="of:=RAND()" office:value-type="float" office:value="0.642486572265625">
            <text:p>0.6424865723</text:p>
          </table:table-cell>
          <table:table-cell table:formula="of:=SQRT(1 - [.A491])" office:value-type="float" office:value="0.587471949130871">
            <text:p>0.5874719491</text:p>
          </table:table-cell>
          <table:table-cell table:formula="of:=SQRT(1 - (1 - [.A491]))" office:value-type="float" office:value="0.809244529783412">
            <text:p>0.8092445298</text:p>
          </table:table-cell>
          <table:table-cell table:formula="of:=COS(2 * PI() * [.B491])" office:value-type="float" office:value="-0.625308498199164">
            <text:p>-0.6253084982</text:p>
          </table:table-cell>
          <table:table-cell table:formula="of:=SIN(2 * PI() * [.B491])" office:value-type="float" office:value="-0.780377653498552">
            <text:p>-0.7803776535</text:p>
          </table:table-cell>
          <table:table-cell table:formula="of:=[.D491]*[.E491]" office:value-type="float" office:value="-0.506027481594754">
            <text:p>-0.5060274816</text:p>
          </table:table-cell>
          <table:table-cell table:formula="of:=[.D491]*[.F491]" office:value-type="float" office:value="-0.631516347258918">
            <text:p>-0.6315163473</text:p>
          </table:table-cell>
          <table:table-cell table:formula="of:=[.C491]" office:value-type="float" office:value="0.587471949130871">
            <text:p>0.5874719491</text:p>
          </table:table-cell>
        </table:table-row>
        <table:table-row table:style-name="ro1">
          <table:table-cell table:formula="of:=RAND()" office:value-type="float" office:value="0.087066650390625">
            <text:p>0.0870666504</text:p>
          </table:table-cell>
          <table:table-cell table:formula="of:=RAND()" office:value-type="float" office:value="0.187042236328125">
            <text:p>0.1870422363</text:p>
          </table:table-cell>
          <table:table-cell table:formula="of:=SQRT(1 - [.A492])" office:value-type="float" office:value="0.955475457355852">
            <text:p>0.9554754574</text:p>
          </table:table-cell>
          <table:table-cell table:formula="of:=SQRT(1 - (1 - [.A492]))" office:value-type="float" office:value="0.295070585437832">
            <text:p>0.2950705854</text:p>
          </table:table-cell>
          <table:table-cell table:formula="of:=COS(2 * PI() * [.B492])" office:value-type="float" office:value="0.385339121032363">
            <text:p>0.385339121</text:p>
          </table:table-cell>
          <table:table-cell table:formula="of:=SIN(2 * PI() * [.B492])" office:value-type="float" office:value="0.922775033148386">
            <text:p>0.9227750331</text:p>
          </table:table-cell>
          <table:table-cell table:formula="of:=[.D492]*[.E492]" office:value-type="float" office:value="0.113702240035119">
            <text:p>0.11370224</text:p>
          </table:table-cell>
          <table:table-cell table:formula="of:=[.D492]*[.F492]" office:value-type="float" office:value="0.272283769258509">
            <text:p>0.2722837693</text:p>
          </table:table-cell>
          <table:table-cell table:formula="of:=[.C492]" office:value-type="float" office:value="0.955475457355852">
            <text:p>0.9554754574</text:p>
          </table:table-cell>
        </table:table-row>
        <table:table-row table:style-name="ro1">
          <table:table-cell table:formula="of:=RAND()" office:value-type="float" office:value="0.344970703125">
            <text:p>0.3449707031</text:p>
          </table:table-cell>
          <table:table-cell table:formula="of:=RAND()" office:value-type="float" office:value="0.783721923828125">
            <text:p>0.7837219238</text:p>
          </table:table-cell>
          <table:table-cell table:formula="of:=SQRT(1 - [.A493])" office:value-type="float" office:value="0.809338802279367">
            <text:p>0.8093388023</text:p>
          </table:table-cell>
          <table:table-cell table:formula="of:=SQRT(1 - (1 - [.A493]))" office:value-type="float" office:value="0.587342066537891">
            <text:p>0.5873420665</text:p>
          </table:table-cell>
          <table:table-cell table:formula="of:=COS(2 * PI() * [.B493])" office:value-type="float" office:value="0.210299300302171">
            <text:p>0.2102993003</text:p>
          </table:table-cell>
          <table:table-cell table:formula="of:=SIN(2 * PI() * [.B493])" office:value-type="float" office:value="-0.977637051411421">
            <text:p>-0.9776370514</text:p>
          </table:table-cell>
          <table:table-cell table:formula="of:=[.D493]*[.E493]" office:value-type="float" office:value="0.12351762563095">
            <text:p>0.1235176256</text:p>
          </table:table-cell>
          <table:table-cell table:formula="of:=[.D493]*[.F493]" office:value-type="float" office:value="-0.574207366099994">
            <text:p>-0.5742073661</text:p>
          </table:table-cell>
          <table:table-cell table:formula="of:=[.C493]" office:value-type="float" office:value="0.809338802279367">
            <text:p>0.8093388023</text:p>
          </table:table-cell>
        </table:table-row>
        <table:table-row table:style-name="ro1">
          <table:table-cell table:formula="of:=RAND()" office:value-type="float" office:value="0.171905517578125">
            <text:p>0.1719055176</text:p>
          </table:table-cell>
          <table:table-cell table:formula="of:=RAND()" office:value-type="float" office:value="0.683685302734375">
            <text:p>0.6836853027</text:p>
          </table:table-cell>
          <table:table-cell table:formula="of:=SQRT(1 - [.A494])" office:value-type="float" office:value="0.909996968358618">
            <text:p>0.9099969684</text:p>
          </table:table-cell>
          <table:table-cell table:formula="of:=SQRT(1 - (1 - [.A494]))" office:value-type="float" office:value="0.414614902744854">
            <text:p>0.4146149027</text:p>
          </table:table-cell>
          <table:table-cell table:formula="of:=COS(2 * PI() * [.B494])" office:value-type="float" office:value="-0.404715354410449">
            <text:p>-0.4047153544</text:p>
          </table:table-cell>
          <table:table-cell table:formula="of:=SIN(2 * PI() * [.B494])" office:value-type="float" office:value="-0.914442716579024">
            <text:p>-0.9144427166</text:p>
          </table:table-cell>
          <table:table-cell table:formula="of:=[.D494]*[.E494]" office:value-type="float" office:value="-0.167801017308238">
            <text:p>-0.1678010173</text:p>
          </table:table-cell>
          <table:table-cell table:formula="of:=[.D494]*[.F494]" office:value-type="float" office:value="-0.379141578000152">
            <text:p>-0.379141578</text:p>
          </table:table-cell>
          <table:table-cell table:formula="of:=[.C494]" office:value-type="float" office:value="0.909996968358618">
            <text:p>0.9099969684</text:p>
          </table:table-cell>
        </table:table-row>
        <table:table-row table:style-name="ro1">
          <table:table-cell table:formula="of:=RAND()" office:value-type="float" office:value="0.889068603515625">
            <text:p>0.8890686035</text:p>
          </table:table-cell>
          <table:table-cell table:formula="of:=RAND()" office:value-type="float" office:value="0.978851318359375">
            <text:p>0.9788513184</text:p>
          </table:table-cell>
          <table:table-cell table:formula="of:=SQRT(1 - [.A495])" office:value-type="float" office:value="0.333063652301441">
            <text:p>0.3330636523</text:p>
          </table:table-cell>
          <table:table-cell table:formula="of:=SQRT(1 - (1 - [.A495]))" office:value-type="float" office:value="0.942904344838661">
            <text:p>0.9429043448</text:p>
          </table:table-cell>
          <table:table-cell table:formula="of:=COS(2 * PI() * [.B495])" office:value-type="float" office:value="0.991184291846594">
            <text:p>0.9911842918</text:p>
          </table:table-cell>
          <table:table-cell table:formula="of:=SIN(2 * PI() * [.B495])" office:value-type="float" office:value="-0.132490375486545">
            <text:p>-0.1324903755</text:p>
          </table:table-cell>
          <table:table-cell table:formula="of:=[.D495]*[.E495]" office:value-type="float" office:value="0.934591975317985">
            <text:p>0.9345919753</text:p>
          </table:table-cell>
          <table:table-cell table:formula="of:=[.D495]*[.F495]" office:value-type="float" office:value="-0.124925750695569">
            <text:p>-0.1249257507</text:p>
          </table:table-cell>
          <table:table-cell table:formula="of:=[.C495]" office:value-type="float" office:value="0.333063652301441">
            <text:p>0.3330636523</text:p>
          </table:table-cell>
        </table:table-row>
        <table:table-row table:style-name="ro1">
          <table:table-cell table:formula="of:=RAND()" office:value-type="float" office:value="0.32073974609375">
            <text:p>0.3207397461</text:p>
          </table:table-cell>
          <table:table-cell table:formula="of:=RAND()" office:value-type="float" office:value="0.227142333984375">
            <text:p>0.227142334</text:p>
          </table:table-cell>
          <table:table-cell table:formula="of:=SQRT(1 - [.A496])" office:value-type="float" office:value="0.824172466117529">
            <text:p>0.8241724661</text:p>
          </table:table-cell>
          <table:table-cell table:formula="of:=SQRT(1 - (1 - [.A496]))" office:value-type="float" office:value="0.566338896857482">
            <text:p>0.5663388969</text:p>
          </table:table-cell>
          <table:table-cell table:formula="of:=COS(2 * PI() * [.B496])" office:value-type="float" office:value="0.143125736471269">
            <text:p>0.1431257365</text:p>
          </table:table-cell>
          <table:table-cell table:formula="of:=SIN(2 * PI() * [.B496])" office:value-type="float" office:value="0.989704513256132">
            <text:p>0.9897045133</text:p>
          </table:table-cell>
          <table:table-cell table:formula="of:=[.D496]*[.E496]" office:value-type="float" office:value="0.0810576717050533">
            <text:p>0.0810576717</text:p>
          </table:table-cell>
          <table:table-cell table:formula="of:=[.D496]*[.F496]" office:value-type="float" office:value="0.560508162252349">
            <text:p>0.5605081623</text:p>
          </table:table-cell>
          <table:table-cell table:formula="of:=[.C496]" office:value-type="float" office:value="0.824172466117529">
            <text:p>0.8241724661</text:p>
          </table:table-cell>
        </table:table-row>
        <table:table-row table:style-name="ro1">
          <table:table-cell table:formula="of:=RAND()" office:value-type="float" office:value="0.53387451171875">
            <text:p>0.5338745117</text:p>
          </table:table-cell>
          <table:table-cell table:formula="of:=RAND()" office:value-type="float" office:value="0.274749755859375">
            <text:p>0.2747497559</text:p>
          </table:table-cell>
          <table:table-cell table:formula="of:=SQRT(1 - [.A497])" office:value-type="float" office:value="0.682733834141278">
            <text:p>0.6827338341</text:p>
          </table:table-cell>
          <table:table-cell table:formula="of:=SQRT(1 - (1 - [.A497]))" office:value-type="float" office:value="0.730667168907123">
            <text:p>0.7306671689</text:p>
          </table:table-cell>
          <table:table-cell table:formula="of:=COS(2 * PI() * [.B497])" office:value-type="float" office:value="-0.154881299997379">
            <text:p>-0.1548813</text:p>
          </table:table-cell>
          <table:table-cell table:formula="of:=SIN(2 * PI() * [.B497])" office:value-type="float" office:value="0.987933086251858">
            <text:p>0.9879330863</text:p>
          </table:table-cell>
          <table:table-cell table:formula="of:=[.D497]*[.E497]" office:value-type="float" office:value="-0.11316668098574">
            <text:p>-0.113166681</text:p>
          </table:table-cell>
          <table:table-cell table:formula="of:=[.D497]*[.F497]" office:value-type="float" office:value="0.721850271201322">
            <text:p>0.7218502712</text:p>
          </table:table-cell>
          <table:table-cell table:formula="of:=[.C497]" office:value-type="float" office:value="0.682733834141278">
            <text:p>0.6827338341</text:p>
          </table:table-cell>
        </table:table-row>
        <table:table-row table:style-name="ro1">
          <table:table-cell table:formula="of:=RAND()" office:value-type="float" office:value="0.223236083984375">
            <text:p>0.223236084</text:p>
          </table:table-cell>
          <table:table-cell table:formula="of:=RAND()" office:value-type="float" office:value="0.41583251953125">
            <text:p>0.4158325195</text:p>
          </table:table-cell>
          <table:table-cell table:formula="of:=SQRT(1 - [.A498])" office:value-type="float" office:value="0.88134211065603">
            <text:p>0.8813421107</text:p>
          </table:table-cell>
          <table:table-cell table:formula="of:=SQRT(1 - (1 - [.A498]))" office:value-type="float" office:value="0.472478659819018">
            <text:p>0.4724786598</text:p>
          </table:table-cell>
          <table:table-cell table:formula="of:=COS(2 * PI() * [.B498])" office:value-type="float" office:value="-0.863392970809878">
            <text:p>-0.8633929708</text:p>
          </table:table-cell>
          <table:table-cell table:formula="of:=SIN(2 * PI() * [.B498])" office:value-type="float" office:value="0.50453203858238">
            <text:p>0.5045320386</text:p>
          </table:table-cell>
          <table:table-cell table:formula="of:=[.D498]*[.E498]" office:value-type="float" office:value="-0.407934753745412">
            <text:p>-0.4079347537</text:p>
          </table:table-cell>
          <table:table-cell table:formula="of:=[.D498]*[.F498]" office:value-type="float" office:value="0.23838062142516">
            <text:p>0.2383806214</text:p>
          </table:table-cell>
          <table:table-cell table:formula="of:=[.C498]" office:value-type="float" office:value="0.88134211065603">
            <text:p>0.8813421107</text:p>
          </table:table-cell>
        </table:table-row>
        <table:table-row table:style-name="ro1">
          <table:table-cell table:formula="of:=RAND()" office:value-type="float" office:value="0.713958740234375">
            <text:p>0.7139587402</text:p>
          </table:table-cell>
          <table:table-cell table:formula="of:=RAND()" office:value-type="float" office:value="0.6478271484375">
            <text:p>0.6478271484</text:p>
          </table:table-cell>
          <table:table-cell table:formula="of:=SQRT(1 - [.A499])" office:value-type="float" office:value="0.534828252587338">
            <text:p>0.5348282526</text:p>
          </table:table-cell>
          <table:table-cell table:formula="of:=SQRT(1 - (1 - [.A499]))" office:value-type="float" office:value="0.844960792128472">
            <text:p>0.8449607921</text:p>
          </table:table-cell>
          <table:table-cell table:formula="of:=COS(2 * PI() * [.B499])" office:value-type="float" office:value="-0.598775178820458">
            <text:p>-0.5987751788</text:p>
          </table:table-cell>
          <table:table-cell table:formula="of:=SIN(2 * PI() * [.B499])" office:value-type="float" office:value="-0.800917152537344">
            <text:p>-0.8009171525</text:p>
          </table:table-cell>
          <table:table-cell table:formula="of:=[.D499]*[.E499]" office:value-type="float" office:value="-0.505941549403002">
            <text:p>-0.5059415494</text:p>
          </table:table-cell>
          <table:table-cell table:formula="of:=[.D499]*[.F499]" office:value-type="float" office:value="-0.676743591637235">
            <text:p>-0.6767435916</text:p>
          </table:table-cell>
          <table:table-cell table:formula="of:=[.C499]" office:value-type="float" office:value="0.534828252587338">
            <text:p>0.5348282526</text:p>
          </table:table-cell>
        </table:table-row>
        <table:table-row table:style-name="ro1">
          <table:table-cell table:formula="of:=RAND()" office:value-type="float" office:value="0.838623046875">
            <text:p>0.8386230469</text:p>
          </table:table-cell>
          <table:table-cell table:formula="of:=RAND()" office:value-type="float" office:value="0.354644775390625">
            <text:p>0.3546447754</text:p>
          </table:table-cell>
          <table:table-cell table:formula="of:=SQRT(1 - [.A500])" office:value-type="float" office:value="0.401717504130701">
            <text:p>0.4017175041</text:p>
          </table:table-cell>
          <table:table-cell table:formula="of:=SQRT(1 - (1 - [.A500]))" office:value-type="float" office:value="0.915763641380788">
            <text:p>0.9157636414</text:p>
          </table:table-cell>
          <table:table-cell table:formula="of:=COS(2 * PI() * [.B500])" office:value-type="float" office:value="-0.611141948304312">
            <text:p>-0.6111419483</text:p>
          </table:table-cell>
          <table:table-cell table:formula="of:=SIN(2 * PI() * [.B500])" office:value-type="float" office:value="0.791521016159905">
            <text:p>0.7915210162</text:p>
          </table:table-cell>
          <table:table-cell table:formula="of:=[.D500]*[.E500]" office:value-type="float" office:value="-0.559661575979706">
            <text:p>-0.559661576</text:p>
          </table:table-cell>
          <table:table-cell table:formula="of:=[.D500]*[.F500]" office:value-type="float" office:value="0.724846167988016">
            <text:p>0.724846168</text:p>
          </table:table-cell>
          <table:table-cell table:formula="of:=[.C500]" office:value-type="float" office:value="0.401717504130701">
            <text:p>0.4017175041</text:p>
          </table:table-cell>
        </table:table-row>
        <table:table-row table:style-name="ro1">
          <table:table-cell table:formula="of:=RAND()" office:value-type="float" office:value="0.492919921875">
            <text:p>0.4929199219</text:p>
          </table:table-cell>
          <table:table-cell table:formula="of:=RAND()" office:value-type="float" office:value="0.898651123046875">
            <text:p>0.898651123</text:p>
          </table:table-cell>
          <table:table-cell table:formula="of:=SQRT(1 - [.A501])" office:value-type="float" office:value="0.712095554069115">
            <text:p>0.7120955541</text:p>
          </table:table-cell>
          <table:table-cell table:formula="of:=SQRT(1 - (1 - [.A501]))" office:value-type="float" office:value="0.702082560583155">
            <text:p>0.7020825606</text:p>
          </table:table-cell>
          <table:table-cell table:formula="of:=COS(2 * PI() * [.B501])" office:value-type="float" office:value="0.804006375092761">
            <text:p>0.8040063751</text:p>
          </table:table-cell>
          <table:table-cell table:formula="of:=SIN(2 * PI() * [.B501])" office:value-type="float" office:value="-0.594620676406562">
            <text:p>-0.5946206764</text:p>
          </table:table-cell>
          <table:table-cell table:formula="of:=[.D501]*[.E501]" office:value-type="float" office:value="0.564478854550307">
            <text:p>0.5644788546</text:p>
          </table:table-cell>
          <table:table-cell table:formula="of:=[.D501]*[.F501]" office:value-type="float" office:value="-0.417472807067207">
            <text:p>-0.4174728071</text:p>
          </table:table-cell>
          <table:table-cell table:formula="of:=[.C501]" office:value-type="float" office:value="0.712095554069115">
            <text:p>0.7120955541</text:p>
          </table:table-cell>
        </table:table-row>
        <table:table-row table:style-name="ro1">
          <table:table-cell table:formula="of:=RAND()" office:value-type="float" office:value="0.614990234375">
            <text:p>0.6149902344</text:p>
          </table:table-cell>
          <table:table-cell table:formula="of:=RAND()" office:value-type="float" office:value="0.9569091796875">
            <text:p>0.9569091797</text:p>
          </table:table-cell>
          <table:table-cell table:formula="of:=SQRT(1 - [.A502])" office:value-type="float" office:value="0.620491551614524">
            <text:p>0.6204915516</text:p>
          </table:table-cell>
          <table:table-cell table:formula="of:=SQRT(1 - (1 - [.A502]))" office:value-type="float" office:value="0.7842131307081">
            <text:p>0.7842131307</text:p>
          </table:table-cell>
          <table:table-cell table:formula="of:=COS(2 * PI() * [.B502])" office:value-type="float" office:value="0.963571216210257">
            <text:p>0.9635712162</text:p>
          </table:table-cell>
          <table:table-cell table:formula="of:=SIN(2 * PI() * [.B502])" office:value-type="float" office:value="-0.267451885936677">
            <text:p>-0.2674518859</text:p>
          </table:table-cell>
          <table:table-cell table:formula="of:=[.D502]*[.E502]" office:value-type="float" office:value="0.755645200124458">
            <text:p>0.7556452001</text:p>
          </table:table-cell>
          <table:table-cell table:formula="of:=[.D502]*[.F502]" office:value-type="float" office:value="-0.209739280784188">
            <text:p>-0.2097392808</text:p>
          </table:table-cell>
          <table:table-cell table:formula="of:=[.C502]" office:value-type="float" office:value="0.620491551614524">
            <text:p>0.6204915516</text:p>
          </table:table-cell>
        </table:table-row>
        <table:table-row table:style-name="ro1">
          <table:table-cell table:formula="of:=RAND()" office:value-type="float" office:value="0.787506103515625">
            <text:p>0.7875061035</text:p>
          </table:table-cell>
          <table:table-cell table:formula="of:=RAND()" office:value-type="float" office:value="0.618896484375">
            <text:p>0.6188964844</text:p>
          </table:table-cell>
          <table:table-cell table:formula="of:=SQRT(1 - [.A503])" office:value-type="float" office:value="0.460970602624913">
            <text:p>0.4609706026</text:p>
          </table:table-cell>
          <table:table-cell table:formula="of:=SQRT(1 - (1 - [.A503]))" office:value-type="float" office:value="0.887415406399745">
            <text:p>0.8874154064</text:p>
          </table:table-cell>
          <table:table-cell table:formula="of:=COS(2 * PI() * [.B503])" office:value-type="float" office:value="-0.73369743811466">
            <text:p>-0.7336974381</text:p>
          </table:table-cell>
          <table:table-cell table:formula="of:=SIN(2 * PI() * [.B503])" office:value-type="float" office:value="-0.679476319899365">
            <text:p>-0.6794763199</text:p>
          </table:table-cell>
          <table:table-cell table:formula="of:=[.D503]*[.E503]" office:value-type="float" office:value="-0.651094410218973">
            <text:p>-0.6510944102</text:p>
          </table:table-cell>
          <table:table-cell table:formula="of:=[.D503]*[.F503]" office:value-type="float" office:value="-0.602977754562498">
            <text:p>-0.6029777546</text:p>
          </table:table-cell>
          <table:table-cell table:formula="of:=[.C503]" office:value-type="float" office:value="0.460970602624913">
            <text:p>0.4609706026</text:p>
          </table:table-cell>
        </table:table-row>
        <table:table-row table:style-name="ro1">
          <table:table-cell table:formula="of:=RAND()" office:value-type="float" office:value="0.757568359375">
            <text:p>0.7575683594</text:p>
          </table:table-cell>
          <table:table-cell table:formula="of:=RAND()" office:value-type="float" office:value="0.89654541015625">
            <text:p>0.8965454102</text:p>
          </table:table-cell>
          <table:table-cell table:formula="of:=SQRT(1 - [.A504])" office:value-type="float" office:value="0.492373476768398">
            <text:p>0.4923734768</text:p>
          </table:table-cell>
          <table:table-cell table:formula="of:=SQRT(1 - (1 - [.A504]))" office:value-type="float" office:value="0.870384029825341">
            <text:p>0.8703840298</text:p>
          </table:table-cell>
          <table:table-cell table:formula="of:=COS(2 * PI() * [.B504])" office:value-type="float" office:value="0.796069056657988">
            <text:p>0.7960690567</text:p>
          </table:table-cell>
          <table:table-cell table:formula="of:=SIN(2 * PI() * [.B504])" office:value-type="float" office:value="-0.605205797255497">
            <text:p>-0.6052057973</text:p>
          </table:table-cell>
          <table:table-cell table:formula="of:=[.D504]*[.E504]" office:value-type="float" office:value="0.692885793553237">
            <text:p>0.6928857936</text:p>
          </table:table-cell>
          <table:table-cell table:formula="of:=[.D504]*[.F504]" office:value-type="float" office:value="-0.526761460688897">
            <text:p>-0.5267614607</text:p>
          </table:table-cell>
          <table:table-cell table:formula="of:=[.C504]" office:value-type="float" office:value="0.492373476768398">
            <text:p>0.4923734768</text:p>
          </table:table-cell>
        </table:table-row>
        <table:table-row table:style-name="ro1">
          <table:table-cell table:formula="of:=RAND()" office:value-type="float" office:value="0.03143310546875">
            <text:p>0.0314331055</text:p>
          </table:table-cell>
          <table:table-cell table:formula="of:=RAND()" office:value-type="float" office:value="0.0118408203125">
            <text:p>0.0118408203</text:p>
          </table:table-cell>
          <table:table-cell table:formula="of:=SQRT(1 - [.A505])" office:value-type="float" office:value="0.984157962184552">
            <text:p>0.9841579622</text:p>
          </table:table-cell>
          <table:table-cell table:formula="of:=SQRT(1 - (1 - [.A505]))" office:value-type="float" office:value="0.177293839342347">
            <text:p>0.1772938393</text:p>
          </table:table-cell>
          <table:table-cell table:formula="of:=COS(2 * PI() * [.B505])" office:value-type="float" office:value="0.997233740030466">
            <text:p>0.99723374</text:p>
          </table:table-cell>
          <table:table-cell table:formula="of:=SIN(2 * PI() * [.B505])" office:value-type="float" office:value="0.0743294540868458">
            <text:p>0.0743294541</text:p>
          </table:table-cell>
          <table:table-cell table:formula="of:=[.D505]*[.E505]" office:value-type="float" office:value="0.176803398491729">
            <text:p>0.1768033985</text:p>
          </table:table-cell>
          <table:table-cell table:formula="of:=[.D505]*[.F505]" office:value-type="float" office:value="0.0131781542912776">
            <text:p>0.0131781543</text:p>
          </table:table-cell>
          <table:table-cell table:formula="of:=[.C505]" office:value-type="float" office:value="0.984157962184552">
            <text:p>0.9841579622</text:p>
          </table:table-cell>
        </table:table-row>
        <table:table-row table:style-name="ro1">
          <table:table-cell table:formula="of:=RAND()" office:value-type="float" office:value="0.451873779296875">
            <text:p>0.4518737793</text:p>
          </table:table-cell>
          <table:table-cell table:formula="of:=RAND()" office:value-type="float" office:value="0.242095947265625">
            <text:p>0.2420959473</text:p>
          </table:table-cell>
          <table:table-cell table:formula="of:=SQRT(1 - [.A506])" office:value-type="float" office:value="0.740355469151897">
            <text:p>0.7403554692</text:p>
          </table:table-cell>
          <table:table-cell table:formula="of:=SQRT(1 - (1 - [.A506]))" office:value-type="float" office:value="0.67221557501807">
            <text:p>0.672215575</text:p>
          </table:table-cell>
          <table:table-cell table:formula="of:=COS(2 * PI() * [.B506])" office:value-type="float" office:value="0.0496422160676972">
            <text:p>0.0496422161</text:p>
          </table:table-cell>
          <table:table-cell table:formula="of:=SIN(2 * PI() * [.B506])" office:value-type="float" office:value="0.998767065127744">
            <text:p>0.9987670651</text:p>
          </table:table-cell>
          <table:table-cell table:formula="of:=[.D506]*[.E506]" office:value-type="float" office:value="0.0333702708191184">
            <text:p>0.0333702708</text:p>
          </table:table-cell>
          <table:table-cell table:formula="of:=[.D506]*[.F506]" office:value-type="float" office:value="0.671386776993957">
            <text:p>0.671386777</text:p>
          </table:table-cell>
          <table:table-cell table:formula="of:=[.C506]" office:value-type="float" office:value="0.740355469151897">
            <text:p>0.7403554692</text:p>
          </table:table-cell>
        </table:table-row>
        <table:table-row table:style-name="ro1">
          <table:table-cell table:formula="of:=RAND()" office:value-type="float" office:value="0.434722900390625">
            <text:p>0.4347229004</text:p>
          </table:table-cell>
          <table:table-cell table:formula="of:=RAND()" office:value-type="float" office:value="0.847503662109375">
            <text:p>0.8475036621</text:p>
          </table:table-cell>
          <table:table-cell table:formula="of:=SQRT(1 - [.A507])" office:value-type="float" office:value="0.751849120242469">
            <text:p>0.7518491202</text:p>
          </table:table-cell>
          <table:table-cell table:formula="of:=SQRT(1 - (1 - [.A507]))" office:value-type="float" office:value="0.65933519577725">
            <text:p>0.6593351958</text:p>
          </table:table-cell>
          <table:table-cell table:formula="of:=COS(2 * PI() * [.B507])" office:value-type="float" office:value="0.575024077280282">
            <text:p>0.5750240773</text:p>
          </table:table-cell>
          <table:table-cell table:formula="of:=SIN(2 * PI() * [.B507])" office:value-type="float" office:value="-0.818136486503298">
            <text:p>-0.8181364865</text:p>
          </table:table-cell>
          <table:table-cell table:formula="of:=[.D507]*[.E507]" office:value-type="float" office:value="0.379133612570227">
            <text:p>0.3791336126</text:p>
          </table:table-cell>
          <table:table-cell table:formula="of:=[.D507]*[.F507]" office:value-type="float" office:value="-0.539426180501163">
            <text:p>-0.5394261805</text:p>
          </table:table-cell>
          <table:table-cell table:formula="of:=[.C507]" office:value-type="float" office:value="0.751849120242469">
            <text:p>0.7518491202</text:p>
          </table:table-cell>
        </table:table-row>
        <table:table-row table:style-name="ro1">
          <table:table-cell table:formula="of:=RAND()" office:value-type="float" office:value="0.44842529296875">
            <text:p>0.448425293</text:p>
          </table:table-cell>
          <table:table-cell table:formula="of:=RAND()" office:value-type="float" office:value="0.30340576171875">
            <text:p>0.3034057617</text:p>
          </table:table-cell>
          <table:table-cell table:formula="of:=SQRT(1 - [.A508])" office:value-type="float" office:value="0.742680757143505">
            <text:p>0.7426807571</text:p>
          </table:table-cell>
          <table:table-cell table:formula="of:=SQRT(1 - (1 - [.A508]))" office:value-type="float" office:value="0.669645647315616">
            <text:p>0.6696456473</text:p>
          </table:table-cell>
          <table:table-cell table:formula="of:=COS(2 * PI() * [.B508])" office:value-type="float" office:value="-0.329296380381673">
            <text:p>-0.3292963804</text:p>
          </table:table-cell>
          <table:table-cell table:formula="of:=SIN(2 * PI() * [.B508])" office:value-type="float" office:value="0.94422661150146">
            <text:p>0.9442266115</text:p>
          </table:table-cell>
          <table:table-cell table:formula="of:=[.D508]*[.E508]" office:value-type="float" office:value="-0.220511887799374">
            <text:p>-0.2205118878</text:p>
          </table:table-cell>
          <table:table-cell table:formula="of:=[.D508]*[.F508]" office:value-type="float" office:value="0.632297240471525">
            <text:p>0.6322972405</text:p>
          </table:table-cell>
          <table:table-cell table:formula="of:=[.C508]" office:value-type="float" office:value="0.742680757143505">
            <text:p>0.7426807571</text:p>
          </table:table-cell>
        </table:table-row>
        <table:table-row table:style-name="ro1">
          <table:table-cell table:formula="of:=RAND()" office:value-type="float" office:value="0.49505615234375">
            <text:p>0.4950561523</text:p>
          </table:table-cell>
          <table:table-cell table:formula="of:=RAND()" office:value-type="float" office:value="0.333831787109375">
            <text:p>0.3338317871</text:p>
          </table:table-cell>
          <table:table-cell table:formula="of:=SQRT(1 - [.A509])" office:value-type="float" office:value="0.710594010428071">
            <text:p>0.7105940104</text:p>
          </table:table-cell>
          <table:table-cell table:formula="of:=SQRT(1 - (1 - [.A509]))" office:value-type="float" office:value="0.703602268574903">
            <text:p>0.7036022686</text:p>
          </table:table-cell>
          <table:table-cell table:formula="of:=COS(2 * PI() * [.B509])" office:value-type="float" office:value="-0.502709828830203">
            <text:p>-0.5027098288</text:p>
          </table:table-cell>
          <table:table-cell table:formula="of:=SIN(2 * PI() * [.B509])" office:value-type="float" office:value="0.86445522035413">
            <text:p>0.8644552204</text:p>
          </table:table-cell>
          <table:table-cell table:formula="of:=[.D509]*[.E509]" office:value-type="float" office:value="-0.353707775999832">
            <text:p>-0.353707776</text:p>
          </table:table-cell>
          <table:table-cell table:formula="of:=[.D509]*[.F509]" office:value-type="float" office:value="0.608232654122584">
            <text:p>0.6082326541</text:p>
          </table:table-cell>
          <table:table-cell table:formula="of:=[.C509]" office:value-type="float" office:value="0.710594010428071">
            <text:p>0.7105940104</text:p>
          </table:table-cell>
        </table:table-row>
        <table:table-row table:style-name="ro1">
          <table:table-cell table:formula="of:=RAND()" office:value-type="float" office:value="0.91485595703125">
            <text:p>0.914855957</text:p>
          </table:table-cell>
          <table:table-cell table:formula="of:=RAND()" office:value-type="float" office:value="0.72271728515625">
            <text:p>0.7227172852</text:p>
          </table:table-cell>
          <table:table-cell table:formula="of:=SQRT(1 - [.A510])" office:value-type="float" office:value="0.291794521827861">
            <text:p>0.2917945218</text:p>
          </table:table-cell>
          <table:table-cell table:formula="of:=SQRT(1 - (1 - [.A510]))" office:value-type="float" office:value="0.956481028056098">
            <text:p>0.9564810281</text:p>
          </table:table-cell>
          <table:table-cell table:formula="of:=COS(2 * PI() * [.B510])" office:value-type="float" office:value="-0.170584026954464">
            <text:p>-0.170584027</text:p>
          </table:table-cell>
          <table:table-cell table:formula="of:=SIN(2 * PI() * [.B510])" office:value-type="float" office:value="-0.985343132998855">
            <text:p>-0.985343133</text:p>
          </table:table-cell>
          <table:table-cell table:formula="of:=[.D510]*[.E510]" office:value-type="float" office:value="-0.163160385471355">
            <text:p>-0.1631603855</text:p>
          </table:table-cell>
          <table:table-cell table:formula="of:=[.D510]*[.F510]" office:value-type="float" office:value="-0.942462012838761">
            <text:p>-0.9424620128</text:p>
          </table:table-cell>
          <table:table-cell table:formula="of:=[.C510]" office:value-type="float" office:value="0.291794521827861">
            <text:p>0.2917945218</text:p>
          </table:table-cell>
        </table:table-row>
        <table:table-row table:style-name="ro1">
          <table:table-cell table:formula="of:=RAND()" office:value-type="float" office:value="0.9173583984375">
            <text:p>0.9173583984</text:p>
          </table:table-cell>
          <table:table-cell table:formula="of:=RAND()" office:value-type="float" office:value="0.185211181640625">
            <text:p>0.1852111816</text:p>
          </table:table-cell>
          <table:table-cell table:formula="of:=SQRT(1 - [.A511])" office:value-type="float" office:value="0.28747452332772">
            <text:p>0.2874745233</text:p>
          </table:table-cell>
          <table:table-cell table:formula="of:=SQRT(1 - (1 - [.A511]))" office:value-type="float" office:value="0.957788284767307">
            <text:p>0.9577882848</text:p>
          </table:table-cell>
          <table:table-cell table:formula="of:=COS(2 * PI() * [.B511])" office:value-type="float" office:value="0.395929778835061">
            <text:p>0.3959297788</text:p>
          </table:table-cell>
          <table:table-cell table:formula="of:=SIN(2 * PI() * [.B511])" office:value-type="float" office:value="0.918280790516506">
            <text:p>0.9182807905</text:p>
          </table:table-cell>
          <table:table-cell table:formula="of:=[.D511]*[.E511]" office:value-type="float" office:value="0.379216903758733">
            <text:p>0.3792169038</text:p>
          </table:table-cell>
          <table:table-cell table:formula="of:=[.D511]*[.F511]" office:value-type="float" office:value="0.879518583283571">
            <text:p>0.8795185833</text:p>
          </table:table-cell>
          <table:table-cell table:formula="of:=[.C511]" office:value-type="float" office:value="0.28747452332772">
            <text:p>0.2874745233</text:p>
          </table:table-cell>
        </table:table-row>
        <table:table-row table:style-name="ro1">
          <table:table-cell table:formula="of:=RAND()" office:value-type="float" office:value="0.9619140625">
            <text:p>0.9619140625</text:p>
          </table:table-cell>
          <table:table-cell table:formula="of:=RAND()" office:value-type="float" office:value="0.34088134765625">
            <text:p>0.3408813477</text:p>
          </table:table-cell>
          <table:table-cell table:formula="of:=SQRT(1 - [.A512])" office:value-type="float" office:value="0.19515618744995">
            <text:p>0.1951561874</text:p>
          </table:table-cell>
          <table:table-cell table:formula="of:=SQRT(1 - (1 - [.A512]))" office:value-type="float" office:value="0.980772176654701">
            <text:p>0.9807721767</text:p>
          </table:table-cell>
          <table:table-cell table:formula="of:=COS(2 * PI() * [.B512])" office:value-type="float" office:value="-0.540494165292695">
            <text:p>-0.5404941653</text:p>
          </table:table-cell>
          <table:table-cell table:formula="of:=SIN(2 * PI() * [.B512])" office:value-type="float" office:value="0.841347762393502">
            <text:p>0.8413477624</text:p>
          </table:table-cell>
          <table:table-cell table:formula="of:=[.D512]*[.E512]" office:value-type="float" office:value="-0.530101638963282">
            <text:p>-0.530101639</text:p>
          </table:table-cell>
          <table:table-cell table:formula="of:=[.D512]*[.F512]" office:value-type="float" office:value="0.825170476246237">
            <text:p>0.8251704762</text:p>
          </table:table-cell>
          <table:table-cell table:formula="of:=[.C512]" office:value-type="float" office:value="0.19515618744995">
            <text:p>0.1951561874</text:p>
          </table:table-cell>
        </table:table-row>
        <table:table-row table:style-name="ro1">
          <table:table-cell table:formula="of:=RAND()" office:value-type="float" office:value="0.59771728515625">
            <text:p>0.5977172852</text:p>
          </table:table-cell>
          <table:table-cell table:formula="of:=RAND()" office:value-type="float" office:value="0.6695556640625">
            <text:p>0.6695556641</text:p>
          </table:table-cell>
          <table:table-cell table:formula="of:=SQRT(1 - [.A513])" office:value-type="float" office:value="0.634257609212337">
            <text:p>0.6342576092</text:p>
          </table:table-cell>
          <table:table-cell table:formula="of:=SQRT(1 - (1 - [.A513]))" office:value-type="float" office:value="0.773121778994907">
            <text:p>0.773121779</text:p>
          </table:table-cell>
          <table:table-cell table:formula="of:=COS(2 * PI() * [.B513])" office:value-type="float" office:value="-0.484198305887549">
            <text:p>-0.4841983059</text:p>
          </table:table-cell>
          <table:table-cell table:formula="of:=SIN(2 * PI() * [.B513])" office:value-type="float" office:value="-0.874958285048851">
            <text:p>-0.874958285</text:p>
          </table:table-cell>
          <table:table-cell table:formula="of:=[.D513]*[.E513]" office:value-type="float" office:value="-0.374344255634102">
            <text:p>-0.3743442556</text:p>
          </table:table-cell>
          <table:table-cell table:formula="of:=[.D513]*[.F513]" office:value-type="float" office:value="-0.676449305883301">
            <text:p>-0.6764493059</text:p>
          </table:table-cell>
          <table:table-cell table:formula="of:=[.C513]" office:value-type="float" office:value="0.634257609212337">
            <text:p>0.6342576092</text:p>
          </table:table-cell>
        </table:table-row>
        <table:table-row table:style-name="ro1">
          <table:table-cell table:formula="of:=RAND()" office:value-type="float" office:value="0.74951171875">
            <text:p>0.7495117188</text:p>
          </table:table-cell>
          <table:table-cell table:formula="of:=RAND()" office:value-type="float" office:value="0.870361328125">
            <text:p>0.8703613281</text:p>
          </table:table-cell>
          <table:table-cell table:formula="of:=SQRT(1 - [.A514])" office:value-type="float" office:value="0.500488043063968">
            <text:p>0.5004880431</text:p>
          </table:table-cell>
          <table:table-cell table:formula="of:=SQRT(1 - (1 - [.A514]))" office:value-type="float" office:value="0.865743448574692">
            <text:p>0.8657434486</text:p>
          </table:table-cell>
          <table:table-cell table:formula="of:=COS(2 * PI() * [.B514])" office:value-type="float" office:value="0.686200311680038">
            <text:p>0.6862003117</text:p>
          </table:table-cell>
          <table:table-cell table:formula="of:=SIN(2 * PI() * [.B514])" office:value-type="float" office:value="-0.727412628602376">
            <text:p>-0.7274126286</text:p>
          </table:table-cell>
          <table:table-cell table:formula="of:=[.D514]*[.E514]" office:value-type="float" office:value="0.594073424246905">
            <text:p>0.5940734242</text:p>
          </table:table-cell>
          <table:table-cell table:formula="of:=[.D514]*[.F514]" office:value-type="float" office:value="-0.629752717623003">
            <text:p>-0.6297527176</text:p>
          </table:table-cell>
          <table:table-cell table:formula="of:=[.C514]" office:value-type="float" office:value="0.500488043063968">
            <text:p>0.5004880431</text:p>
          </table:table-cell>
        </table:table-row>
        <table:table-row table:style-name="ro1">
          <table:table-cell table:formula="of:=RAND()" office:value-type="float" office:value="0.828277587890625">
            <text:p>0.8282775879</text:p>
          </table:table-cell>
          <table:table-cell table:formula="of:=RAND()" office:value-type="float" office:value="0.914886474609375">
            <text:p>0.9148864746</text:p>
          </table:table-cell>
          <table:table-cell table:formula="of:=SQRT(1 - [.A515])" office:value-type="float" office:value="0.414394030011745">
            <text:p>0.41439403</text:p>
          </table:table-cell>
          <table:table-cell table:formula="of:=SQRT(1 - (1 - [.A515]))" office:value-type="float" office:value="0.910097570533305">
            <text:p>0.9100975705</text:p>
          </table:table-cell>
          <table:table-cell table:formula="of:=COS(2 * PI() * [.B515])" office:value-type="float" office:value="0.860378708277976">
            <text:p>0.8603787083</text:p>
          </table:table-cell>
          <table:table-cell table:formula="of:=SIN(2 * PI() * [.B515])" office:value-type="float" office:value="-0.50965525440431">
            <text:p>-0.5096552544</text:p>
          </table:table-cell>
          <table:table-cell table:formula="of:=[.D515]*[.E515]" office:value-type="float" office:value="0.783028572142369">
            <text:p>0.7830285721</text:p>
          </table:table-cell>
          <table:table-cell table:formula="of:=[.D515]*[.F515]" office:value-type="float" office:value="-0.463836008842896">
            <text:p>-0.4638360088</text:p>
          </table:table-cell>
          <table:table-cell table:formula="of:=[.C515]" office:value-type="float" office:value="0.414394030011745">
            <text:p>0.41439403</text:p>
          </table:table-cell>
        </table:table-row>
        <table:table-row table:style-name="ro1">
          <table:table-cell table:formula="of:=RAND()" office:value-type="float" office:value="0.579254150390625">
            <text:p>0.5792541504</text:p>
          </table:table-cell>
          <table:table-cell table:formula="of:=RAND()" office:value-type="float" office:value="0.9061279296875">
            <text:p>0.9061279297</text:p>
          </table:table-cell>
          <table:table-cell table:formula="of:=SQRT(1 - [.A516])" office:value-type="float" office:value="0.648649250064605">
            <text:p>0.6486492501</text:p>
          </table:table-cell>
          <table:table-cell table:formula="of:=SQRT(1 - (1 - [.A516]))" office:value-type="float" office:value="0.761087478802946">
            <text:p>0.7610874788</text:p>
          </table:table-cell>
          <table:table-cell table:formula="of:=COS(2 * PI() * [.B516])" office:value-type="float" office:value="0.831043250746362">
            <text:p>0.8310432507</text:p>
          </table:table-cell>
          <table:table-cell table:formula="of:=SIN(2 * PI() * [.B516])" office:value-type="float" office:value="-0.55620779874874">
            <text:p>-0.5562077987</text:p>
          </table:table-cell>
          <table:table-cell table:formula="of:=[.D516]*[.E516]" office:value-type="float" office:value="0.632496612486753">
            <text:p>0.6324966125</text:p>
          </table:table-cell>
          <table:table-cell table:formula="of:=[.D516]*[.F516]" office:value-type="float" office:value="-0.423322791240215">
            <text:p>-0.4233227912</text:p>
          </table:table-cell>
          <table:table-cell table:formula="of:=[.C516]" office:value-type="float" office:value="0.648649250064605">
            <text:p>0.6486492501</text:p>
          </table:table-cell>
        </table:table-row>
        <table:table-row table:style-name="ro1">
          <table:table-cell table:formula="of:=RAND()" office:value-type="float" office:value="0.378662109375">
            <text:p>0.3786621094</text:p>
          </table:table-cell>
          <table:table-cell table:formula="of:=RAND()" office:value-type="float" office:value="0.257232666015625">
            <text:p>0.257232666</text:p>
          </table:table-cell>
          <table:table-cell table:formula="of:=SQRT(1 - [.A517])" office:value-type="float" office:value="0.78824989097684">
            <text:p>0.788249891</text:p>
          </table:table-cell>
          <table:table-cell table:formula="of:=SQRT(1 - (1 - [.A517]))" office:value-type="float" office:value="0.615355270859851">
            <text:p>0.6153552709</text:p>
          </table:table-cell>
          <table:table-cell table:formula="of:=COS(2 * PI() * [.B517])" office:value-type="float" office:value="-0.0454285407692911">
            <text:p>-0.0454285408</text:p>
          </table:table-cell>
          <table:table-cell table:formula="of:=SIN(2 * PI() * [.B517])" office:value-type="float" office:value="0.998967590907519">
            <text:p>0.9989675909</text:p>
          </table:table-cell>
          <table:table-cell table:formula="of:=[.D517]*[.E517]" office:value-type="float" office:value="-0.0279546920098549">
            <text:p>-0.027954692</text:p>
          </table:table-cell>
          <table:table-cell table:formula="of:=[.D517]*[.F517]" office:value-type="float" office:value="0.614719972483109">
            <text:p>0.6147199725</text:p>
          </table:table-cell>
          <table:table-cell table:formula="of:=[.C517]" office:value-type="float" office:value="0.78824989097684">
            <text:p>0.788249891</text:p>
          </table:table-cell>
        </table:table-row>
        <table:table-row table:style-name="ro1">
          <table:table-cell table:formula="of:=RAND()" office:value-type="float" office:value="0.8792724609375">
            <text:p>0.8792724609</text:p>
          </table:table-cell>
          <table:table-cell table:formula="of:=RAND()" office:value-type="float" office:value="0.30560302734375">
            <text:p>0.3056030273</text:p>
          </table:table-cell>
          <table:table-cell table:formula="of:=SQRT(1 - [.A518])" office:value-type="float" office:value="0.347458686842767">
            <text:p>0.3474586868</text:p>
          </table:table-cell>
          <table:table-cell table:formula="of:=SQRT(1 - (1 - [.A518]))" office:value-type="float" office:value="0.937695292159185">
            <text:p>0.9376952922</text:p>
          </table:table-cell>
          <table:table-cell table:formula="of:=COS(2 * PI() * [.B518])" office:value-type="float" office:value="-0.342300414023514">
            <text:p>-0.342300414</text:p>
          </table:table-cell>
          <table:table-cell table:formula="of:=SIN(2 * PI() * [.B518])" office:value-type="float" office:value="0.939590563255789">
            <text:p>0.9395905633</text:p>
          </table:table-cell>
          <table:table-cell table:formula="of:=[.D518]*[.E518]" office:value-type="float" office:value="-0.320973486733989">
            <text:p>-0.3209734867</text:p>
          </table:table-cell>
          <table:table-cell table:formula="of:=[.D518]*[.F518]" office:value-type="float" office:value="0.881049647722151">
            <text:p>0.8810496477</text:p>
          </table:table-cell>
          <table:table-cell table:formula="of:=[.C518]" office:value-type="float" office:value="0.347458686842767">
            <text:p>0.3474586868</text:p>
          </table:table-cell>
        </table:table-row>
        <table:table-row table:style-name="ro1">
          <table:table-cell table:formula="of:=RAND()" office:value-type="float" office:value="0.611083984375">
            <text:p>0.6110839844</text:p>
          </table:table-cell>
          <table:table-cell table:formula="of:=RAND()" office:value-type="float" office:value="0.910736083984375">
            <text:p>0.910736084</text:p>
          </table:table-cell>
          <table:table-cell table:formula="of:=SQRT(1 - [.A519])" office:value-type="float" office:value="0.623631313858597">
            <text:p>0.6236313139</text:p>
          </table:table-cell>
          <table:table-cell table:formula="of:=SQRT(1 - (1 - [.A519]))" office:value-type="float" office:value="0.781718609459312">
            <text:p>0.7817186095</text:p>
          </table:table-cell>
          <table:table-cell table:formula="of:=COS(2 * PI() * [.B519])" office:value-type="float" office:value="0.846797059767021">
            <text:p>0.8467970598</text:p>
          </table:table-cell>
          <table:table-cell table:formula="of:=SIN(2 * PI() * [.B519])" office:value-type="float" office:value="-0.531916102002871">
            <text:p>-0.531916102</text:p>
          </table:table-cell>
          <table:table-cell table:formula="of:=[.D519]*[.E519]" office:value-type="float" office:value="0.661957020055309">
            <text:p>0.6619570201</text:p>
          </table:table-cell>
          <table:table-cell table:formula="of:=[.D519]*[.F519]" office:value-type="float" office:value="-0.415808715606701">
            <text:p>-0.4158087156</text:p>
          </table:table-cell>
          <table:table-cell table:formula="of:=[.C519]" office:value-type="float" office:value="0.623631313858597">
            <text:p>0.6236313139</text:p>
          </table:table-cell>
        </table:table-row>
        <table:table-row table:style-name="ro1">
          <table:table-cell table:formula="of:=RAND()" office:value-type="float" office:value="0.488128662109375">
            <text:p>0.4881286621</text:p>
          </table:table-cell>
          <table:table-cell table:formula="of:=RAND()" office:value-type="float" office:value="0.4691162109375">
            <text:p>0.4691162109</text:p>
          </table:table-cell>
          <table:table-cell table:formula="of:=SQRT(1 - [.A520])" office:value-type="float" office:value="0.71545184176898">
            <text:p>0.7154518418</text:p>
          </table:table-cell>
          <table:table-cell table:formula="of:=SQRT(1 - (1 - [.A520]))" office:value-type="float" office:value="0.698662051430715">
            <text:p>0.6986620514</text:p>
          </table:table-cell>
          <table:table-cell table:formula="of:=COS(2 * PI() * [.B520])" office:value-type="float" office:value="-0.98123158084875">
            <text:p>-0.9812315808</text:p>
          </table:table-cell>
          <table:table-cell table:formula="of:=SIN(2 * PI() * [.B520])" office:value-type="float" office:value="0.192833048892205">
            <text:p>0.1928330489</text:p>
          </table:table-cell>
          <table:table-cell table:formula="of:=[.D520]*[.E520]" office:value-type="float" office:value="-0.685549269204391">
            <text:p>-0.6855492692</text:p>
          </table:table-cell>
          <table:table-cell table:formula="of:=[.D520]*[.F520]" office:value-type="float" office:value="0.134725133522668">
            <text:p>0.1347251335</text:p>
          </table:table-cell>
          <table:table-cell table:formula="of:=[.C520]" office:value-type="float" office:value="0.71545184176898">
            <text:p>0.7154518418</text:p>
          </table:table-cell>
        </table:table-row>
        <table:table-row table:style-name="ro1">
          <table:table-cell table:formula="of:=RAND()" office:value-type="float" office:value="0.284454345703125">
            <text:p>0.2844543457</text:p>
          </table:table-cell>
          <table:table-cell table:formula="of:=RAND()" office:value-type="float" office:value="0.74102783203125">
            <text:p>0.741027832</text:p>
          </table:table-cell>
          <table:table-cell table:formula="of:=SQRT(1 - [.A521])" office:value-type="float" office:value="0.845899316879305">
            <text:p>0.8458993169</text:p>
          </table:table-cell>
          <table:table-cell table:formula="of:=SQRT(1 - (1 - [.A521]))" office:value-type="float" office:value="0.533342615682569">
            <text:p>0.5333426157</text:p>
          </table:table-cell>
          <table:table-cell table:formula="of:=COS(2 * PI() * [.B521])" office:value-type="float" office:value="-0.0563439393359259">
            <text:p>-0.0563439393</text:p>
          </table:table-cell>
          <table:table-cell table:formula="of:=SIN(2 * PI() * [.B521])" office:value-type="float" office:value="-0.998411418454391">
            <text:p>-0.9984114185</text:p>
          </table:table-cell>
          <table:table-cell table:formula="of:=[.D521]*[.E521]" office:value-type="float" office:value="-0.0300506239832827">
            <text:p>-0.030050624</text:p>
          </table:table-cell>
          <table:table-cell table:formula="of:=[.D521]*[.F521]" office:value-type="float" office:value="-0.532495357445809">
            <text:p>-0.5324953574</text:p>
          </table:table-cell>
          <table:table-cell table:formula="of:=[.C521]" office:value-type="float" office:value="0.845899316879305">
            <text:p>0.8458993169</text:p>
          </table:table-cell>
        </table:table-row>
        <table:table-row table:style-name="ro1">
          <table:table-cell table:formula="of:=RAND()" office:value-type="float" office:value="0.1436767578125">
            <text:p>0.1436767578</text:p>
          </table:table-cell>
          <table:table-cell table:formula="of:=RAND()" office:value-type="float" office:value="0.55194091796875">
            <text:p>0.551940918</text:p>
          </table:table-cell>
          <table:table-cell table:formula="of:=SQRT(1 - [.A522])" office:value-type="float" office:value="0.925377351239752">
            <text:p>0.9253773512</text:p>
          </table:table-cell>
          <table:table-cell table:formula="of:=SQRT(1 - (1 - [.A522]))" office:value-type="float" office:value="0.379047170959631">
            <text:p>0.379047171</text:p>
          </table:table-cell>
          <table:table-cell table:formula="of:=COS(2 * PI() * [.B522])" office:value-type="float" office:value="-0.947217381495935">
            <text:p>-0.9472173815</text:p>
          </table:table-cell>
          <table:table-cell table:formula="of:=SIN(2 * PI() * [.B522])" office:value-type="float" office:value="-0.32059200269499">
            <text:p>-0.3205920027</text:p>
          </table:table-cell>
          <table:table-cell table:formula="of:=[.D522]*[.E522]" office:value-type="float" office:value="-0.359040068739824">
            <text:p>-0.3590400687</text:p>
          </table:table-cell>
          <table:table-cell table:formula="of:=[.D522]*[.F522]" office:value-type="float" office:value="-0.121519491653819">
            <text:p>-0.1215194917</text:p>
          </table:table-cell>
          <table:table-cell table:formula="of:=[.C522]" office:value-type="float" office:value="0.925377351239752">
            <text:p>0.9253773512</text:p>
          </table:table-cell>
        </table:table-row>
        <table:table-row table:style-name="ro1">
          <table:table-cell table:formula="of:=RAND()" office:value-type="float" office:value="0.20458984375">
            <text:p>0.2045898438</text:p>
          </table:table-cell>
          <table:table-cell table:formula="of:=RAND()" office:value-type="float" office:value="0.4237060546875">
            <text:p>0.4237060547</text:p>
          </table:table-cell>
          <table:table-cell table:formula="of:=SQRT(1 - [.A523])" office:value-type="float" office:value="0.891857699551896">
            <text:p>0.8918576996</text:p>
          </table:table-cell>
          <table:table-cell table:formula="of:=SQRT(1 - (1 - [.A523]))" office:value-type="float" office:value="0.452316088316567">
            <text:p>0.4523160883</text:p>
          </table:table-cell>
          <table:table-cell table:formula="of:=COS(2 * PI() * [.B523])" office:value-type="float" office:value="-0.887286130582383">
            <text:p>-0.8872861306</text:p>
          </table:table-cell>
          <table:table-cell table:formula="of:=SIN(2 * PI() * [.B523])" office:value-type="float" office:value="0.461219386492092">
            <text:p>0.4612193865</text:p>
          </table:table-cell>
          <table:table-cell table:formula="of:=[.D523]*[.E523]" office:value-type="float" office:value="-0.401333791802566">
            <text:p>-0.4013337918</text:p>
          </table:table-cell>
          <table:table-cell table:formula="of:=[.D523]*[.F523]" office:value-type="float" office:value="0.20861694875387">
            <text:p>0.2086169488</text:p>
          </table:table-cell>
          <table:table-cell table:formula="of:=[.C523]" office:value-type="float" office:value="0.891857699551896">
            <text:p>0.8918576996</text:p>
          </table:table-cell>
        </table:table-row>
        <table:table-row table:style-name="ro1">
          <table:table-cell table:formula="of:=RAND()" office:value-type="float" office:value="0.583282470703125">
            <text:p>0.5832824707</text:p>
          </table:table-cell>
          <table:table-cell table:formula="of:=RAND()" office:value-type="float" office:value="0.13916015625">
            <text:p>0.1391601563</text:p>
          </table:table-cell>
          <table:table-cell table:formula="of:=SQRT(1 - [.A524])" office:value-type="float" office:value="0.645536621189592">
            <text:p>0.6455366212</text:p>
          </table:table-cell>
          <table:table-cell table:formula="of:=SQRT(1 - (1 - [.A524]))" office:value-type="float" office:value="0.763729317692548">
            <text:p>0.7637293177</text:p>
          </table:table-cell>
          <table:table-cell table:formula="of:=COS(2 * PI() * [.B524])" office:value-type="float" office:value="0.641481012808583">
            <text:p>0.6414810128</text:p>
          </table:table-cell>
          <table:table-cell table:formula="of:=SIN(2 * PI() * [.B524])" office:value-type="float" office:value="0.76713891193582">
            <text:p>0.7671389119</text:p>
          </table:table-cell>
          <table:table-cell table:formula="of:=[.D524]*[.E524]" office:value-type="float" office:value="0.489917856225024">
            <text:p>0.4899178562</text:p>
          </table:table-cell>
          <table:table-cell table:formula="of:=[.D524]*[.F524]" office:value-type="float" office:value="0.585886477788148">
            <text:p>0.5858864778</text:p>
          </table:table-cell>
          <table:table-cell table:formula="of:=[.C524]" office:value-type="float" office:value="0.645536621189592">
            <text:p>0.6455366212</text:p>
          </table:table-cell>
        </table:table-row>
        <table:table-row table:style-name="ro1">
          <table:table-cell table:formula="of:=RAND()" office:value-type="float" office:value="0.37603759765625">
            <text:p>0.3760375977</text:p>
          </table:table-cell>
          <table:table-cell table:formula="of:=RAND()" office:value-type="float" office:value="0.7685546875">
            <text:p>0.7685546875</text:p>
          </table:table-cell>
          <table:table-cell table:formula="of:=SQRT(1 - [.A525])" office:value-type="float" office:value="0.789912908075156">
            <text:p>0.7899129081</text:p>
          </table:table-cell>
          <table:table-cell table:formula="of:=SQRT(1 - (1 - [.A525]))" office:value-type="float" office:value="0.6132190454122">
            <text:p>0.6132190454</text:p>
          </table:table-cell>
          <table:table-cell table:formula="of:=COS(2 * PI() * [.B525])" office:value-type="float" office:value="0.116318630911904">
            <text:p>0.1163186309</text:p>
          </table:table-cell>
          <table:table-cell table:formula="of:=SIN(2 * PI() * [.B525])" office:value-type="float" office:value="-0.993211949234795">
            <text:p>-0.9932119492</text:p>
          </table:table-cell>
          <table:table-cell table:formula="of:=[.D525]*[.E525]" office:value-type="float" office:value="0.0713287998114521">
            <text:p>0.0713287998</text:p>
          </table:table-cell>
          <table:table-cell table:formula="of:=[.D525]*[.F525]" office:value-type="float" office:value="-0.609056483401751">
            <text:p>-0.6090564834</text:p>
          </table:table-cell>
          <table:table-cell table:formula="of:=[.C525]" office:value-type="float" office:value="0.789912908075156">
            <text:p>0.7899129081</text:p>
          </table:table-cell>
        </table:table-row>
        <table:table-row table:style-name="ro1">
          <table:table-cell table:formula="of:=RAND()" office:value-type="float" office:value="0.16168212890625">
            <text:p>0.1616821289</text:p>
          </table:table-cell>
          <table:table-cell table:formula="of:=RAND()" office:value-type="float" office:value="0.414794921875">
            <text:p>0.4147949219</text:p>
          </table:table-cell>
          <table:table-cell table:formula="of:=SQRT(1 - [.A526])" office:value-type="float" office:value="0.915597002558303">
            <text:p>0.9155970026</text:p>
          </table:table-cell>
          <table:table-cell table:formula="of:=SQRT(1 - (1 - [.A526]))" office:value-type="float" office:value="0.402097163514305">
            <text:p>0.4020971635</text:p>
          </table:table-cell>
          <table:table-cell table:formula="of:=COS(2 * PI() * [.B526])" office:value-type="float" office:value="-0.86008539042939">
            <text:p>-0.8600853904</text:p>
          </table:table-cell>
          <table:table-cell table:formula="of:=SIN(2 * PI() * [.B526])" office:value-type="float" office:value="0.510150096706767">
            <text:p>0.5101500967</text:p>
          </table:table-cell>
          <table:table-cell table:formula="of:=[.D526]*[.E526]" office:value-type="float" office:value="-0.345837895871752">
            <text:p>-0.3458378959</text:p>
          </table:table-cell>
          <table:table-cell table:formula="of:=[.D526]*[.F526]" office:value-type="float" office:value="0.205129906852339">
            <text:p>0.2051299069</text:p>
          </table:table-cell>
          <table:table-cell table:formula="of:=[.C526]" office:value-type="float" office:value="0.915597002558303">
            <text:p>0.9155970026</text:p>
          </table:table-cell>
        </table:table-row>
        <table:table-row table:style-name="ro1">
          <table:table-cell table:formula="of:=RAND()" office:value-type="float" office:value="0.812408447265625">
            <text:p>0.8124084473</text:p>
          </table:table-cell>
          <table:table-cell table:formula="of:=RAND()" office:value-type="float" office:value="0.4913330078125">
            <text:p>0.4913330078</text:p>
          </table:table-cell>
          <table:table-cell table:formula="of:=SQRT(1 - [.A527])" office:value-type="float" office:value="0.433118404982258">
            <text:p>0.433118405</text:p>
          </table:table-cell>
          <table:table-cell table:formula="of:=SQRT(1 - (1 - [.A527]))" office:value-type="float" office:value="0.901337033115596">
            <text:p>0.9013370331</text:p>
          </table:table-cell>
          <table:table-cell table:formula="of:=COS(2 * PI() * [.B527])" office:value-type="float" office:value="-0.998517621102622">
            <text:p>-0.9985176211</text:p>
          </table:table-cell>
          <table:table-cell table:formula="of:=SIN(2 * PI() * [.B527])" office:value-type="float" office:value="0.0544294070109192">
            <text:p>0.054429407</text:p>
          </table:table-cell>
          <table:table-cell table:formula="of:=[.D527]*[.E527]" office:value-type="float" office:value="-0.90000091011828">
            <text:p>-0.9000009101</text:p>
          </table:table-cell>
          <table:table-cell table:formula="of:=[.D527]*[.F527]" office:value-type="float" office:value="0.0490592402294631">
            <text:p>0.0490592402</text:p>
          </table:table-cell>
          <table:table-cell table:formula="of:=[.C527]" office:value-type="float" office:value="0.433118404982258">
            <text:p>0.433118405</text:p>
          </table:table-cell>
        </table:table-row>
        <table:table-row table:style-name="ro1">
          <table:table-cell table:formula="of:=RAND()" office:value-type="float" office:value="0.39251708984375">
            <text:p>0.3925170898</text:p>
          </table:table-cell>
          <table:table-cell table:formula="of:=RAND()" office:value-type="float" office:value="0.356231689453125">
            <text:p>0.3562316895</text:p>
          </table:table-cell>
          <table:table-cell table:formula="of:=SQRT(1 - [.A528])" office:value-type="float" office:value="0.779411900189014">
            <text:p>0.7794119002</text:p>
          </table:table-cell>
          <table:table-cell table:formula="of:=SQRT(1 - (1 - [.A528]))" office:value-type="float" office:value="0.626511843338775">
            <text:p>0.6265118433</text:p>
          </table:table-cell>
          <table:table-cell table:formula="of:=COS(2 * PI() * [.B528])" office:value-type="float" office:value="-0.619003595631489">
            <text:p>-0.6190035956</text:p>
          </table:table-cell>
          <table:table-cell table:formula="of:=SIN(2 * PI() * [.B528])" office:value-type="float" office:value="0.785388151550104">
            <text:p>0.7853881516</text:p>
          </table:table-cell>
          <table:table-cell table:formula="of:=[.D528]*[.E528]" office:value-type="float" office:value="-0.387813083732414">
            <text:p>-0.3878130837</text:p>
          </table:table-cell>
          <table:table-cell table:formula="of:=[.D528]*[.F528]" office:value-type="float" office:value="0.492054978564089">
            <text:p>0.4920549786</text:p>
          </table:table-cell>
          <table:table-cell table:formula="of:=[.C528]" office:value-type="float" office:value="0.779411900189014">
            <text:p>0.7794119002</text:p>
          </table:table-cell>
        </table:table-row>
        <table:table-row table:style-name="ro1">
          <table:table-cell table:formula="of:=RAND()" office:value-type="float" office:value="0.66082763671875">
            <text:p>0.6608276367</text:p>
          </table:table-cell>
          <table:table-cell table:formula="of:=RAND()" office:value-type="float" office:value="0.213653564453125">
            <text:p>0.2136535645</text:p>
          </table:table-cell>
          <table:table-cell table:formula="of:=SQRT(1 - [.A529])" office:value-type="float" office:value="0.582385064438684">
            <text:p>0.5823850644</text:p>
          </table:table-cell>
          <table:table-cell table:formula="of:=SQRT(1 - (1 - [.A529]))" office:value-type="float" office:value="0.812913056063654">
            <text:p>0.8129130561</text:p>
          </table:table-cell>
          <table:table-cell table:formula="of:=COS(2 * PI() * [.B529])" office:value-type="float" office:value="0.226391498869999">
            <text:p>0.2263914989</text:p>
          </table:table-cell>
          <table:table-cell table:formula="of:=SIN(2 * PI() * [.B529])" office:value-type="float" office:value="0.974036390100183">
            <text:p>0.9740363901</text:p>
          </table:table-cell>
          <table:table-cell table:formula="of:=[.D529]*[.E529]" office:value-type="float" office:value="0.184036605213242">
            <text:p>0.1840366052</text:p>
          </table:table-cell>
          <table:table-cell table:formula="of:=[.D529]*[.F529]" office:value-type="float" office:value="0.791806898593549">
            <text:p>0.7918068986</text:p>
          </table:table-cell>
          <table:table-cell table:formula="of:=[.C529]" office:value-type="float" office:value="0.582385064438684">
            <text:p>0.5823850644</text:p>
          </table:table-cell>
        </table:table-row>
        <table:table-row table:style-name="ro1">
          <table:table-cell table:formula="of:=RAND()" office:value-type="float" office:value="0.32000732421875">
            <text:p>0.3200073242</text:p>
          </table:table-cell>
          <table:table-cell table:formula="of:=RAND()" office:value-type="float" office:value="0.98529052734375">
            <text:p>0.9852905273</text:p>
          </table:table-cell>
          <table:table-cell table:formula="of:=SQRT(1 - [.A530])" office:value-type="float" office:value="0.824616684151643">
            <text:p>0.8246166842</text:p>
          </table:table-cell>
          <table:table-cell table:formula="of:=SQRT(1 - (1 - [.A530]))" office:value-type="float" office:value="0.565691898668127">
            <text:p>0.5656918987</text:p>
          </table:table-cell>
          <table:table-cell table:formula="of:=COS(2 * PI() * [.B530])" office:value-type="float" office:value="0.995732094602106">
            <text:p>0.9957320946</text:p>
          </table:table-cell>
          <table:table-cell table:formula="of:=SIN(2 * PI() * [.B530])" office:value-type="float" office:value="-0.0922908217500628">
            <text:p>-0.0922908218</text:p>
          </table:table-cell>
          <table:table-cell table:formula="of:=[.D530]*[.E530]" office:value-type="float" office:value="0.563277579160256">
            <text:p>0.5632775792</text:p>
          </table:table-cell>
          <table:table-cell table:formula="of:=[.D530]*[.F530]" office:value-type="float" office:value="-0.0522081701854346">
            <text:p>-0.0522081702</text:p>
          </table:table-cell>
          <table:table-cell table:formula="of:=[.C530]" office:value-type="float" office:value="0.824616684151643">
            <text:p>0.8246166842</text:p>
          </table:table-cell>
        </table:table-row>
        <table:table-row table:style-name="ro1">
          <table:table-cell table:formula="of:=RAND()" office:value-type="float" office:value="0.797454833984375">
            <text:p>0.797454834</text:p>
          </table:table-cell>
          <table:table-cell table:formula="of:=RAND()" office:value-type="float" office:value="0.973114013671875">
            <text:p>0.9731140137</text:p>
          </table:table-cell>
          <table:table-cell table:formula="of:=SQRT(1 - [.A531])" office:value-type="float" office:value="0.450050181663806">
            <text:p>0.4500501817</text:p>
          </table:table-cell>
          <table:table-cell table:formula="of:=SQRT(1 - (1 - [.A531]))" office:value-type="float" office:value="0.893003266502634">
            <text:p>0.8930032665</text:p>
          </table:table-cell>
          <table:table-cell table:formula="of:=COS(2 * PI() * [.B531])" office:value-type="float" office:value="0.985765289280531">
            <text:p>0.9857652893</text:p>
          </table:table-cell>
          <table:table-cell table:formula="of:=SIN(2 * PI() * [.B531])" office:value-type="float" office:value="-0.168127316191243">
            <text:p>-0.1681273162</text:p>
          </table:table-cell>
          <table:table-cell table:formula="of:=[.D531]*[.E531]" office:value-type="float" office:value="0.880291623332429">
            <text:p>0.8802916233</text:p>
          </table:table-cell>
          <table:table-cell table:formula="of:=[.D531]*[.F531]" office:value-type="float" office:value="-0.150138242547102">
            <text:p>-0.1501382425</text:p>
          </table:table-cell>
          <table:table-cell table:formula="of:=[.C531]" office:value-type="float" office:value="0.450050181663806">
            <text:p>0.4500501817</text:p>
          </table:table-cell>
        </table:table-row>
        <table:table-row table:style-name="ro1">
          <table:table-cell table:formula="of:=RAND()" office:value-type="float" office:value="0.127197265625">
            <text:p>0.1271972656</text:p>
          </table:table-cell>
          <table:table-cell table:formula="of:=RAND()" office:value-type="float" office:value="0.207366943359375">
            <text:p>0.2073669434</text:p>
          </table:table-cell>
          <table:table-cell table:formula="of:=SQRT(1 - [.A532])" office:value-type="float" office:value="0.934239120554797">
            <text:p>0.9342391206</text:p>
          </table:table-cell>
          <table:table-cell table:formula="of:=SQRT(1 - (1 - [.A532]))" office:value-type="float" office:value="0.356647256578541">
            <text:p>0.3566472566</text:p>
          </table:table-cell>
          <table:table-cell table:formula="of:=COS(2 * PI() * [.B532])" office:value-type="float" office:value="0.264679346496282">
            <text:p>0.2646793465</text:p>
          </table:table-cell>
          <table:table-cell table:formula="of:=SIN(2 * PI() * [.B532])" office:value-type="float" office:value="0.964336478382054">
            <text:p>0.9643364784</text:p>
          </table:table-cell>
          <table:table-cell table:formula="of:=[.D532]*[.E532]" office:value-type="float" office:value="0.0943971628009002">
            <text:p>0.0943971628</text:p>
          </table:table-cell>
          <table:table-cell table:formula="of:=[.D532]*[.F532]" office:value-type="float" office:value="0.343927959433571">
            <text:p>0.3439279594</text:p>
          </table:table-cell>
          <table:table-cell table:formula="of:=[.C532]" office:value-type="float" office:value="0.934239120554797">
            <text:p>0.9342391206</text:p>
          </table:table-cell>
        </table:table-row>
        <table:table-row table:style-name="ro1">
          <table:table-cell table:formula="of:=RAND()" office:value-type="float" office:value="0.54962158203125">
            <text:p>0.549621582</text:p>
          </table:table-cell>
          <table:table-cell table:formula="of:=RAND()" office:value-type="float" office:value="0.024017333984375">
            <text:p>0.024017334</text:p>
          </table:table-cell>
          <table:table-cell table:formula="of:=SQRT(1 - [.A533])" office:value-type="float" office:value="0.671102390078258">
            <text:p>0.6711023901</text:p>
          </table:table-cell>
          <table:table-cell table:formula="of:=SQRT(1 - (1 - [.A533]))" office:value-type="float" office:value="0.741364675467647">
            <text:p>0.7413646755</text:p>
          </table:table-cell>
          <table:table-cell table:formula="of:=COS(2 * PI() * [.B533])" office:value-type="float" office:value="0.988635377409375">
            <text:p>0.9886353774</text:p>
          </table:table-cell>
          <table:table-cell table:formula="of:=SIN(2 * PI() * [.B533])" office:value-type="float" office:value="0.150333264897105">
            <text:p>0.1503332649</text:p>
          </table:table-cell>
          <table:table-cell table:formula="of:=[.D533]*[.E533]" office:value-type="float" office:value="0.732939345728936">
            <text:p>0.7329393457</text:p>
          </table:table-cell>
          <table:table-cell table:formula="of:=[.D533]*[.F533]" office:value-type="float" office:value="0.111451772142434">
            <text:p>0.1114517721</text:p>
          </table:table-cell>
          <table:table-cell table:formula="of:=[.C533]" office:value-type="float" office:value="0.671102390078258">
            <text:p>0.6711023901</text:p>
          </table:table-cell>
        </table:table-row>
        <table:table-row table:style-name="ro1">
          <table:table-cell table:formula="of:=RAND()" office:value-type="float" office:value="0.88629150390625">
            <text:p>0.8862915039</text:p>
          </table:table-cell>
          <table:table-cell table:formula="of:=RAND()" office:value-type="float" office:value="0.269317626953125">
            <text:p>0.269317627</text:p>
          </table:table-cell>
          <table:table-cell table:formula="of:=SQRT(1 - [.A534])" office:value-type="float" office:value="0.337206903982926">
            <text:p>0.337206904</text:p>
          </table:table-cell>
          <table:table-cell table:formula="of:=SQRT(1 - (1 - [.A534]))" office:value-type="float" office:value="0.941430562445393">
            <text:p>0.9414305624</text:p>
          </table:table-cell>
          <table:table-cell table:formula="of:=COS(2 * PI() * [.B534])" office:value-type="float" office:value="-0.121078426361169">
            <text:p>-0.1210784264</text:p>
          </table:table-cell>
          <table:table-cell table:formula="of:=SIN(2 * PI() * [.B534])" office:value-type="float" office:value="0.992642944199929">
            <text:p>0.9926429442</text:p>
          </table:table-cell>
          <table:table-cell table:formula="of:=[.D534]*[.E534]" office:value-type="float" office:value="-0.113986931029198">
            <text:p>-0.113986931</text:p>
          </table:table-cell>
          <table:table-cell table:formula="of:=[.D534]*[.F534]" office:value-type="float" office:value="0.93450440526559">
            <text:p>0.9345044053</text:p>
          </table:table-cell>
          <table:table-cell table:formula="of:=[.C534]" office:value-type="float" office:value="0.337206903982926">
            <text:p>0.337206904</text:p>
          </table:table-cell>
        </table:table-row>
        <table:table-row table:style-name="ro1">
          <table:table-cell table:formula="of:=RAND()" office:value-type="float" office:value="0.70147705078125">
            <text:p>0.7014770508</text:p>
          </table:table-cell>
          <table:table-cell table:formula="of:=RAND()" office:value-type="float" office:value="0.210662841796875">
            <text:p>0.2106628418</text:p>
          </table:table-cell>
          <table:table-cell table:formula="of:=SQRT(1 - [.A535])" office:value-type="float" office:value="0.546372537028308">
            <text:p>0.546372537</text:p>
          </table:table-cell>
          <table:table-cell table:formula="of:=SQRT(1 - (1 - [.A535]))" office:value-type="float" office:value="0.837542268056514">
            <text:p>0.8375422681</text:p>
          </table:table-cell>
          <table:table-cell table:formula="of:=COS(2 * PI() * [.B535])" office:value-type="float" office:value="0.244653827727443">
            <text:p>0.2446538277</text:p>
          </table:table-cell>
          <table:table-cell table:formula="of:=SIN(2 * PI() * [.B535])" office:value-type="float" office:value="0.969610491165556">
            <text:p>0.9696104912</text:p>
          </table:table-cell>
          <table:table-cell table:formula="of:=[.D535]*[.E535]" office:value-type="float" office:value="0.204907921763551">
            <text:p>0.2049079218</text:p>
          </table:table-cell>
          <table:table-cell table:formula="of:=[.D535]*[.F535]" office:value-type="float" office:value="0.81208976990219">
            <text:p>0.8120897699</text:p>
          </table:table-cell>
          <table:table-cell table:formula="of:=[.C535]" office:value-type="float" office:value="0.546372537028308">
            <text:p>0.546372537</text:p>
          </table:table-cell>
        </table:table-row>
        <table:table-row table:style-name="ro1">
          <table:table-cell table:formula="of:=RAND()" office:value-type="float" office:value="0.858306884765625">
            <text:p>0.8583068848</text:p>
          </table:table-cell>
          <table:table-cell table:formula="of:=RAND()" office:value-type="float" office:value="0.368194580078125">
            <text:p>0.3681945801</text:p>
          </table:table-cell>
          <table:table-cell table:formula="of:=SQRT(1 - [.A536])" office:value-type="float" office:value="0.376421459582706">
            <text:p>0.3764214596</text:p>
          </table:table-cell>
          <table:table-cell table:formula="of:=SQRT(1 - (1 - [.A536]))" office:value-type="float" office:value="0.926448533252455">
            <text:p>0.9264485333</text:p>
          </table:table-cell>
          <table:table-cell table:formula="of:=COS(2 * PI() * [.B536])" office:value-type="float" office:value="-0.676233973953059">
            <text:p>-0.676233974</text:p>
          </table:table-cell>
          <table:table-cell table:formula="of:=SIN(2 * PI() * [.B536])" office:value-type="float" office:value="0.736686916180581">
            <text:p>0.7366869162</text:p>
          </table:table-cell>
          <table:table-cell table:formula="of:=[.D536]*[.E536]" office:value-type="float" office:value="-0.62649597330429">
            <text:p>-0.6264959733</text:p>
          </table:table-cell>
          <table:table-cell table:formula="of:=[.D536]*[.F536]" office:value-type="float" office:value="0.682502512961773">
            <text:p>0.682502513</text:p>
          </table:table-cell>
          <table:table-cell table:formula="of:=[.C536]" office:value-type="float" office:value="0.376421459582706">
            <text:p>0.3764214596</text:p>
          </table:table-cell>
        </table:table-row>
        <table:table-row table:style-name="ro1">
          <table:table-cell table:formula="of:=RAND()" office:value-type="float" office:value="0.438720703125">
            <text:p>0.4387207031</text:p>
          </table:table-cell>
          <table:table-cell table:formula="of:=RAND()" office:value-type="float" office:value="0.693878173828125">
            <text:p>0.6938781738</text:p>
          </table:table-cell>
          <table:table-cell table:formula="of:=SQRT(1 - [.A537])" office:value-type="float" office:value="0.749185755921053">
            <text:p>0.7491857559</text:p>
          </table:table-cell>
          <table:table-cell table:formula="of:=SQRT(1 - (1 - [.A537]))" office:value-type="float" office:value="0.662359949819583">
            <text:p>0.6623599498</text:p>
          </table:table-cell>
          <table:table-cell table:formula="of:=COS(2 * PI() * [.B537])" office:value-type="float" office:value="-0.345361381988741">
            <text:p>-0.345361382</text:p>
          </table:table-cell>
          <table:table-cell table:formula="of:=SIN(2 * PI() * [.B537])" office:value-type="float" office:value="-0.938469773530734">
            <text:p>-0.9384697735</text:p>
          </table:table-cell>
          <table:table-cell table:formula="of:=[.D537]*[.E537]" office:value-type="float" office:value="-0.228753547643684">
            <text:p>-0.2287535476</text:p>
          </table:table-cell>
          <table:table-cell table:formula="of:=[.D537]*[.F537]" office:value-type="float" office:value="-0.621604792103012">
            <text:p>-0.6216047921</text:p>
          </table:table-cell>
          <table:table-cell table:formula="of:=[.C537]" office:value-type="float" office:value="0.749185755921053">
            <text:p>0.7491857559</text:p>
          </table:table-cell>
        </table:table-row>
        <table:table-row table:style-name="ro1">
          <table:table-cell table:formula="of:=RAND()" office:value-type="float" office:value="0.247467041015625">
            <text:p>0.247467041</text:p>
          </table:table-cell>
          <table:table-cell table:formula="of:=RAND()" office:value-type="float" office:value="0.441253662109375">
            <text:p>0.4412536621</text:p>
          </table:table-cell>
          <table:table-cell table:formula="of:=SQRT(1 - [.A538])" office:value-type="float" office:value="0.867486575679633">
            <text:p>0.8674865757</text:p>
          </table:table-cell>
          <table:table-cell table:formula="of:=SQRT(1 - (1 - [.A538]))" office:value-type="float" office:value="0.497460592424792">
            <text:p>0.4974605924</text:p>
          </table:table-cell>
          <table:table-cell table:formula="of:=COS(2 * PI() * [.B538])" office:value-type="float" office:value="-0.93264732504934">
            <text:p>-0.932647325</text:p>
          </table:table-cell>
          <table:table-cell table:formula="of:=SIN(2 * PI() * [.B538])" office:value-type="float" office:value="0.360789366636976">
            <text:p>0.3607893666</text:p>
          </table:table-cell>
          <table:table-cell table:formula="of:=[.D538]*[.E538]" office:value-type="float" office:value="-0.463955290842442">
            <text:p>-0.4639552908</text:p>
          </table:table-cell>
          <table:table-cell table:formula="of:=[.D538]*[.F538]" office:value-type="float" office:value="0.179478492067795">
            <text:p>0.1794784921</text:p>
          </table:table-cell>
          <table:table-cell table:formula="of:=[.C538]" office:value-type="float" office:value="0.867486575679633">
            <text:p>0.8674865757</text:p>
          </table:table-cell>
        </table:table-row>
        <table:table-row table:style-name="ro1">
          <table:table-cell table:formula="of:=RAND()" office:value-type="float" office:value="0.3895263671875">
            <text:p>0.3895263672</text:p>
          </table:table-cell>
          <table:table-cell table:formula="of:=RAND()" office:value-type="float" office:value="0.31268310546875">
            <text:p>0.3126831055</text:p>
          </table:table-cell>
          <table:table-cell table:formula="of:=SQRT(1 - [.A539])" office:value-type="float" office:value="0.781328121094141">
            <text:p>0.7813281211</text:p>
          </table:table-cell>
          <table:table-cell table:formula="of:=SQRT(1 - (1 - [.A539]))" office:value-type="float" office:value="0.624120474898477">
            <text:p>0.6241204749</text:p>
          </table:table-cell>
          <table:table-cell table:formula="of:=COS(2 * PI() * [.B539])" office:value-type="float" office:value="-0.383746088957365">
            <text:p>-0.383746089</text:p>
          </table:table-cell>
          <table:table-cell table:formula="of:=SIN(2 * PI() * [.B539])" office:value-type="float" office:value="0.92343864940229">
            <text:p>0.9234386494</text:p>
          </table:table-cell>
          <table:table-cell table:formula="of:=[.D539]*[.E539]" office:value-type="float" office:value="-0.239503791280504">
            <text:p>-0.2395037913</text:p>
          </table:table-cell>
          <table:table-cell table:formula="of:=[.D539]*[.F539]" office:value-type="float" office:value="0.576336968404565">
            <text:p>0.5763369684</text:p>
          </table:table-cell>
          <table:table-cell table:formula="of:=[.C539]" office:value-type="float" office:value="0.781328121094141">
            <text:p>0.7813281211</text:p>
          </table:table-cell>
        </table:table-row>
        <table:table-row table:style-name="ro1">
          <table:table-cell table:formula="of:=RAND()" office:value-type="float" office:value="0.81707763671875">
            <text:p>0.8170776367</text:p>
          </table:table-cell>
          <table:table-cell table:formula="of:=RAND()" office:value-type="float" office:value="0.669158935546875">
            <text:p>0.6691589355</text:p>
          </table:table-cell>
          <table:table-cell table:formula="of:=SQRT(1 - [.A540])" office:value-type="float" office:value="0.427694240411594">
            <text:p>0.4276942404</text:p>
          </table:table-cell>
          <table:table-cell table:formula="of:=SQRT(1 - (1 - [.A540]))" office:value-type="float" office:value="0.903923468396938">
            <text:p>0.9039234684</text:p>
          </table:table-cell>
          <table:table-cell table:formula="of:=COS(2 * PI() * [.B540])" office:value-type="float" office:value="-0.486377824260119">
            <text:p>-0.4863778243</text:p>
          </table:table-cell>
          <table:table-cell table:formula="of:=SIN(2 * PI() * [.B540])" office:value-type="float" office:value="-0.873748597748799">
            <text:p>-0.8737485977</text:p>
          </table:table-cell>
          <table:table-cell table:formula="of:=[.D540]*[.E540]" office:value-type="float" office:value="-0.439648329856563">
            <text:p>-0.4396483299</text:p>
          </table:table-cell>
          <table:table-cell table:formula="of:=[.D540]*[.F540]" office:value-type="float" office:value="-0.789801862984055">
            <text:p>-0.789801863</text:p>
          </table:table-cell>
          <table:table-cell table:formula="of:=[.C540]" office:value-type="float" office:value="0.427694240411594">
            <text:p>0.4276942404</text:p>
          </table:table-cell>
        </table:table-row>
        <table:table-row table:style-name="ro1">
          <table:table-cell table:formula="of:=RAND()" office:value-type="float" office:value="0.416900634765625">
            <text:p>0.4169006348</text:p>
          </table:table-cell>
          <table:table-cell table:formula="of:=RAND()" office:value-type="float" office:value="0.361602783203125">
            <text:p>0.3616027832</text:p>
          </table:table-cell>
          <table:table-cell table:formula="of:=SQRT(1 - [.A541])" office:value-type="float" office:value="0.763609432389605">
            <text:p>0.7636094324</text:p>
          </table:table-cell>
          <table:table-cell table:formula="of:=SQRT(1 - (1 - [.A541]))" office:value-type="float" office:value="0.645678429843854">
            <text:p>0.6456784298</text:p>
          </table:table-cell>
          <table:table-cell table:formula="of:=COS(2 * PI() * [.B541])" office:value-type="float" office:value="-0.645151054395471">
            <text:p>-0.6451510544</text:p>
          </table:table-cell>
          <table:table-cell table:formula="of:=SIN(2 * PI() * [.B541])" office:value-type="float" office:value="0.764055048417594">
            <text:p>0.7640550484</text:p>
          </table:table-cell>
          <table:table-cell table:formula="of:=[.D541]*[.E541]" office:value-type="float" office:value="-0.416560119814175">
            <text:p>-0.4165601198</text:p>
          </table:table-cell>
          <table:table-cell table:formula="of:=[.D541]*[.F541]" office:value-type="float" office:value="0.493333863976542">
            <text:p>0.493333864</text:p>
          </table:table-cell>
          <table:table-cell table:formula="of:=[.C541]" office:value-type="float" office:value="0.763609432389605">
            <text:p>0.7636094324</text:p>
          </table:table-cell>
        </table:table-row>
        <table:table-row table:style-name="ro1">
          <table:table-cell table:formula="of:=RAND()" office:value-type="float" office:value="0.272979736328125">
            <text:p>0.2729797363</text:p>
          </table:table-cell>
          <table:table-cell table:formula="of:=RAND()" office:value-type="float" office:value="0.722991943359375">
            <text:p>0.7229919434</text:p>
          </table:table-cell>
          <table:table-cell table:formula="of:=SQRT(1 - [.A542])" office:value-type="float" office:value="0.852654832667871">
            <text:p>0.8526548327</text:p>
          </table:table-cell>
          <table:table-cell table:formula="of:=SQRT(1 - (1 - [.A542]))" office:value-type="float" office:value="0.522474627449147">
            <text:p>0.5224746274</text:p>
          </table:table-cell>
          <table:table-cell table:formula="of:=COS(2 * PI() * [.B542])" office:value-type="float" office:value="-0.16888333917219">
            <text:p>-0.1688833392</text:p>
          </table:table-cell>
          <table:table-cell table:formula="of:=SIN(2 * PI() * [.B542])" office:value-type="float" office:value="-0.985636047306535">
            <text:p>-0.9856360473</text:p>
          </table:table-cell>
          <table:table-cell table:formula="of:=[.D542]*[.E542]" office:value-type="float" office:value="-0.0882372597163581">
            <text:p>-0.0882372597</text:p>
          </table:table-cell>
          <table:table-cell table:formula="of:=[.D542]*[.F542]" office:value-type="float" office:value="-0.514969826616932">
            <text:p>-0.5149698266</text:p>
          </table:table-cell>
          <table:table-cell table:formula="of:=[.C542]" office:value-type="float" office:value="0.852654832667871">
            <text:p>0.8526548327</text:p>
          </table:table-cell>
        </table:table-row>
        <table:table-row table:style-name="ro1">
          <table:table-cell table:formula="of:=RAND()" office:value-type="float" office:value="0.31964111328125">
            <text:p>0.3196411133</text:p>
          </table:table-cell>
          <table:table-cell table:formula="of:=RAND()" office:value-type="float" office:value="0.06536865234375">
            <text:p>0.0653686523</text:p>
          </table:table-cell>
          <table:table-cell table:formula="of:=SQRT(1 - [.A543])" office:value-type="float" office:value="0.824838703455863">
            <text:p>0.8248387035</text:p>
          </table:table-cell>
          <table:table-cell table:formula="of:=SQRT(1 - (1 - [.A543]))" office:value-type="float" office:value="0.565368121918145">
            <text:p>0.5653681219</text:p>
          </table:table-cell>
          <table:table-cell table:formula="of:=COS(2 * PI() * [.B543])" office:value-type="float" office:value="0.916832246471184">
            <text:p>0.9168322465</text:p>
          </table:table-cell>
          <table:table-cell table:formula="of:=SIN(2 * PI() * [.B543])" office:value-type="float" office:value="0.399272628451541">
            <text:p>0.3992726285</text:p>
          </table:table-cell>
          <table:table-cell table:formula="of:=[.D543]*[.E543]" office:value-type="float" office:value="0.518347725301407">
            <text:p>0.5183477253</text:p>
          </table:table-cell>
          <table:table-cell table:formula="of:=[.D543]*[.F543]" office:value-type="float" office:value="0.225736016080969">
            <text:p>0.2257360161</text:p>
          </table:table-cell>
          <table:table-cell table:formula="of:=[.C543]" office:value-type="float" office:value="0.824838703455863">
            <text:p>0.8248387035</text:p>
          </table:table-cell>
        </table:table-row>
        <table:table-row table:style-name="ro1">
          <table:table-cell table:formula="of:=RAND()" office:value-type="float" office:value="0.820770263671875">
            <text:p>0.8207702637</text:p>
          </table:table-cell>
          <table:table-cell table:formula="of:=RAND()" office:value-type="float" office:value="0.28704833984375">
            <text:p>0.2870483398</text:p>
          </table:table-cell>
          <table:table-cell table:formula="of:=SQRT(1 - [.A544])" office:value-type="float" office:value="0.42335533104961">
            <text:p>0.423355331</text:p>
          </table:table-cell>
          <table:table-cell table:formula="of:=SQRT(1 - (1 - [.A544]))" office:value-type="float" office:value="0.905963720946857">
            <text:p>0.9059637209</text:p>
          </table:table-cell>
          <table:table-cell table:formula="of:=COS(2 * PI() * [.B544])" office:value-type="float" office:value="-0.230684973500512">
            <text:p>-0.2306849735</text:p>
          </table:table-cell>
          <table:table-cell table:formula="of:=SIN(2 * PI() * [.B544])" office:value-type="float" office:value="0.973028490333694">
            <text:p>0.9730284903</text:p>
          </table:table-cell>
          <table:table-cell table:formula="of:=[.D544]*[.E544]" office:value-type="float" office:value="-0.208992216959051">
            <text:p>-0.208992217</text:p>
          </table:table-cell>
          <table:table-cell table:formula="of:=[.D544]*[.F544]" office:value-type="float" office:value="0.881528511690017">
            <text:p>0.8815285117</text:p>
          </table:table-cell>
          <table:table-cell table:formula="of:=[.C544]" office:value-type="float" office:value="0.42335533104961">
            <text:p>0.423355331</text:p>
          </table:table-cell>
        </table:table-row>
        <table:table-row table:style-name="ro1">
          <table:table-cell table:formula="of:=RAND()" office:value-type="float" office:value="0.097503662109375">
            <text:p>0.0975036621</text:p>
          </table:table-cell>
          <table:table-cell table:formula="of:=RAND()" office:value-type="float" office:value="0.5323486328125">
            <text:p>0.5323486328</text:p>
          </table:table-cell>
          <table:table-cell table:formula="of:=SQRT(1 - [.A545])" office:value-type="float" office:value="0.949998072572058">
            <text:p>0.9499980726</text:p>
          </table:table-cell>
          <table:table-cell table:formula="of:=SQRT(1 - (1 - [.A545]))" office:value-type="float" office:value="0.31225576393299">
            <text:p>0.3122557639</text:p>
          </table:table-cell>
          <table:table-cell table:formula="of:=COS(2 * PI() * [.B545])" office:value-type="float" office:value="-0.979415232249635">
            <text:p>-0.9794152322</text:p>
          </table:table-cell>
          <table:table-cell table:formula="of:=SIN(2 * PI() * [.B545])" office:value-type="float" office:value="-0.201855896216568">
            <text:p>-0.2018558962</text:p>
          </table:table-cell>
          <table:table-cell table:formula="of:=[.D545]*[.E545]" office:value-type="float" office:value="-0.305828051553716">
            <text:p>-0.3058280516</text:p>
          </table:table-cell>
          <table:table-cell table:formula="of:=[.D545]*[.F545]" office:value-type="float" office:value="-0.0630306670774827">
            <text:p>-0.0630306671</text:p>
          </table:table-cell>
          <table:table-cell table:formula="of:=[.C545]" office:value-type="float" office:value="0.949998072572058">
            <text:p>0.9499980726</text:p>
          </table:table-cell>
        </table:table-row>
        <table:table-row table:style-name="ro1">
          <table:table-cell table:formula="of:=RAND()" office:value-type="float" office:value="0.803131103515625">
            <text:p>0.8031311035</text:p>
          </table:table-cell>
          <table:table-cell table:formula="of:=RAND()" office:value-type="float" office:value="0.8878173828125">
            <text:p>0.8878173828</text:p>
          </table:table-cell>
          <table:table-cell table:formula="of:=SQRT(1 - [.A546])" office:value-type="float" office:value="0.443699105796231">
            <text:p>0.4436991058</text:p>
          </table:table-cell>
          <table:table-cell table:formula="of:=SQRT(1 - (1 - [.A546]))" office:value-type="float" office:value="0.896175821764694">
            <text:p>0.8961758218</text:p>
          </table:table-cell>
          <table:table-cell table:formula="of:=COS(2 * PI() * [.B546])" office:value-type="float" office:value="0.761699565853535">
            <text:p>0.7616995659</text:p>
          </table:table-cell>
          <table:table-cell table:formula="of:=SIN(2 * PI() * [.B546])" office:value-type="float" office:value="-0.647930375409686">
            <text:p>-0.6479303754</text:p>
          </table:table-cell>
          <table:table-cell table:formula="of:=[.D546]*[.E546]" office:value-type="float" office:value="0.682616734366603">
            <text:p>0.6826167344</text:p>
          </table:table-cell>
          <table:table-cell table:formula="of:=[.D546]*[.F546]" office:value-type="float" office:value="-0.580659536629082">
            <text:p>-0.5806595366</text:p>
          </table:table-cell>
          <table:table-cell table:formula="of:=[.C546]" office:value-type="float" office:value="0.443699105796231">
            <text:p>0.4436991058</text:p>
          </table:table-cell>
        </table:table-row>
        <table:table-row table:style-name="ro1">
          <table:table-cell table:formula="of:=RAND()" office:value-type="float" office:value="0.937225341796875">
            <text:p>0.9372253418</text:p>
          </table:table-cell>
          <table:table-cell table:formula="of:=RAND()" office:value-type="float" office:value="0.46734619140625">
            <text:p>0.4673461914</text:p>
          </table:table-cell>
          <table:table-cell table:formula="of:=SQRT(1 - [.A547])" office:value-type="float" office:value="0.250548714231634">
            <text:p>0.2505487142</text:p>
          </table:table-cell>
          <table:table-cell table:formula="of:=SQRT(1 - (1 - [.A547]))" office:value-type="float" office:value="0.968103993275968">
            <text:p>0.9681039933</text:p>
          </table:table-cell>
          <table:table-cell table:formula="of:=COS(2 * PI() * [.B547])" office:value-type="float" office:value="-0.979026378139048">
            <text:p>-0.9790263781</text:p>
          </table:table-cell>
          <table:table-cell table:formula="of:=SIN(2 * PI() * [.B547])" office:value-type="float" office:value="0.203733529169694">
            <text:p>0.2037335292</text:p>
          </table:table-cell>
          <table:table-cell table:formula="of:=[.D547]*[.E547]" office:value-type="float" office:value="-0.94779934619892">
            <text:p>-0.9477993462</text:p>
          </table:table-cell>
          <table:table-cell table:formula="of:=[.D547]*[.F547]" office:value-type="float" office:value="0.197235243153387">
            <text:p>0.1972352432</text:p>
          </table:table-cell>
          <table:table-cell table:formula="of:=[.C547]" office:value-type="float" office:value="0.250548714231634">
            <text:p>0.2505487142</text:p>
          </table:table-cell>
        </table:table-row>
        <table:table-row table:style-name="ro1">
          <table:table-cell table:formula="of:=RAND()" office:value-type="float" office:value="0.823486328125">
            <text:p>0.8234863281</text:p>
          </table:table-cell>
          <table:table-cell table:formula="of:=RAND()" office:value-type="float" office:value="0.561370849609375">
            <text:p>0.5613708496</text:p>
          </table:table-cell>
          <table:table-cell table:formula="of:=SQRT(1 - [.A548])" office:value-type="float" office:value="0.420135301867149">
            <text:p>0.4201353019</text:p>
          </table:table-cell>
          <table:table-cell table:formula="of:=SQRT(1 - (1 - [.A548]))" office:value-type="float" office:value="0.907461474733225">
            <text:p>0.9074614747</text:p>
          </table:table-cell>
          <table:table-cell table:formula="of:=COS(2 * PI() * [.B548])" office:value-type="float" office:value="-0.926571267734284">
            <text:p>-0.9265712677</text:p>
          </table:table-cell>
          <table:table-cell table:formula="of:=SIN(2 * PI() * [.B548])" office:value-type="float" office:value="-0.376119244135794">
            <text:p>-0.3761192441</text:p>
          </table:table-cell>
          <table:table-cell table:formula="of:=[.D548]*[.E548]" office:value-type="float" office:value="-0.840827729063588">
            <text:p>-0.8408277291</text:p>
          </table:table-cell>
          <table:table-cell table:formula="of:=[.D548]*[.F548]" office:value-type="float" office:value="-0.341313723959014">
            <text:p>-0.341313724</text:p>
          </table:table-cell>
          <table:table-cell table:formula="of:=[.C548]" office:value-type="float" office:value="0.420135301867149">
            <text:p>0.4201353019</text:p>
          </table:table-cell>
        </table:table-row>
        <table:table-row table:style-name="ro1">
          <table:table-cell table:formula="of:=RAND()" office:value-type="float" office:value="0.575408935546875">
            <text:p>0.5754089355</text:p>
          </table:table-cell>
          <table:table-cell table:formula="of:=RAND()" office:value-type="float" office:value="0.425811767578125">
            <text:p>0.4258117676</text:p>
          </table:table-cell>
          <table:table-cell table:formula="of:=SQRT(1 - [.A549])" office:value-type="float" office:value="0.651606525790776">
            <text:p>0.6516065258</text:p>
          </table:table-cell>
          <table:table-cell table:formula="of:=SQRT(1 - (1 - [.A549]))" office:value-type="float" office:value="0.758557140594481">
            <text:p>0.7585571406</text:p>
          </table:table-cell>
          <table:table-cell table:formula="of:=COS(2 * PI() * [.B549])" office:value-type="float" office:value="-0.893310496667048">
            <text:p>-0.8933104967</text:p>
          </table:table-cell>
          <table:table-cell table:formula="of:=SIN(2 * PI() * [.B549])" office:value-type="float" office:value="0.449440047775531">
            <text:p>0.4494400478</text:p>
          </table:table-cell>
          <table:table-cell table:formula="of:=[.D549]*[.E549]" office:value-type="float" office:value="-0.677627056014792">
            <text:p>-0.677627056</text:p>
          </table:table-cell>
          <table:table-cell table:formula="of:=[.D549]*[.F549]" office:value-type="float" office:value="0.340925957509254">
            <text:p>0.3409259575</text:p>
          </table:table-cell>
          <table:table-cell table:formula="of:=[.C549]" office:value-type="float" office:value="0.651606525790776">
            <text:p>0.6516065258</text:p>
          </table:table-cell>
        </table:table-row>
        <table:table-row table:style-name="ro1">
          <table:table-cell table:formula="of:=RAND()" office:value-type="float" office:value="0.262298583984375">
            <text:p>0.262298584</text:p>
          </table:table-cell>
          <table:table-cell table:formula="of:=RAND()" office:value-type="float" office:value="0.38934326171875">
            <text:p>0.3893432617</text:p>
          </table:table-cell>
          <table:table-cell table:formula="of:=SQRT(1 - [.A550])" office:value-type="float" office:value="0.858895462798369">
            <text:p>0.8588954628</text:p>
          </table:table-cell>
          <table:table-cell table:formula="of:=SQRT(1 - (1 - [.A550]))" office:value-type="float" office:value="0.512150938673722">
            <text:p>0.5121509387</text:p>
          </table:table-cell>
          <table:table-cell table:formula="of:=COS(2 * PI() * [.B550])" office:value-type="float" office:value="-0.76787641873606">
            <text:p>-0.7678764187</text:p>
          </table:table-cell>
          <table:table-cell table:formula="of:=SIN(2 * PI() * [.B550])" office:value-type="float" office:value="0.640598006201301">
            <text:p>0.6405980062</text:p>
          </table:table-cell>
          <table:table-cell table:formula="of:=[.D550]*[.E550]" office:value-type="float" office:value="-0.39326862864109">
            <text:p>-0.3932686286</text:p>
          </table:table-cell>
          <table:table-cell table:formula="of:=[.D550]*[.F550]" office:value-type="float" office:value="0.328082870188511">
            <text:p>0.3280828702</text:p>
          </table:table-cell>
          <table:table-cell table:formula="of:=[.C550]" office:value-type="float" office:value="0.858895462798369">
            <text:p>0.8588954628</text:p>
          </table:table-cell>
        </table:table-row>
        <table:table-row table:style-name="ro1">
          <table:table-cell table:formula="of:=RAND()" office:value-type="float" office:value="0.194671630859375">
            <text:p>0.1946716309</text:p>
          </table:table-cell>
          <table:table-cell table:formula="of:=RAND()" office:value-type="float" office:value="0.889984130859375">
            <text:p>0.8899841309</text:p>
          </table:table-cell>
          <table:table-cell table:formula="of:=SQRT(1 - [.A551])" office:value-type="float" office:value="0.89740089655662">
            <text:p>0.8974008966</text:p>
          </table:table-cell>
          <table:table-cell table:formula="of:=SQRT(1 - (1 - [.A551]))" office:value-type="float" office:value="0.441216081823153">
            <text:p>0.4412160818</text:p>
          </table:table-cell>
          <table:table-cell table:formula="of:=COS(2 * PI() * [.B551])" office:value-type="float" office:value="0.770449682195726">
            <text:p>0.7704496822</text:p>
          </table:table-cell>
          <table:table-cell table:formula="of:=SIN(2 * PI() * [.B551])" office:value-type="float" office:value="-0.63750081349321">
            <text:p>-0.6375008135</text:p>
          </table:table-cell>
          <table:table-cell table:formula="of:=[.D551]*[.E551]" office:value-type="float" office:value="0.339934790020291">
            <text:p>0.33993479</text:p>
          </table:table-cell>
          <table:table-cell table:formula="of:=[.D551]*[.F551]" office:value-type="float" office:value="-0.281275611088547">
            <text:p>-0.2812756111</text:p>
          </table:table-cell>
          <table:table-cell table:formula="of:=[.C551]" office:value-type="float" office:value="0.89740089655662">
            <text:p>0.8974008966</text:p>
          </table:table-cell>
        </table:table-row>
        <table:table-row table:style-name="ro1">
          <table:table-cell table:formula="of:=RAND()" office:value-type="float" office:value="0.592010498046875">
            <text:p>0.592010498</text:p>
          </table:table-cell>
          <table:table-cell table:formula="of:=RAND()" office:value-type="float" office:value="0.435791015625">
            <text:p>0.4357910156</text:p>
          </table:table-cell>
          <table:table-cell table:formula="of:=SQRT(1 - [.A552])" office:value-type="float" office:value="0.638740559189038">
            <text:p>0.6387405592</text:p>
          </table:table-cell>
          <table:table-cell table:formula="of:=SQRT(1 - (1 - [.A552]))" office:value-type="float" office:value="0.769422184529972">
            <text:p>0.7694221845</text:p>
          </table:table-cell>
          <table:table-cell table:formula="of:=COS(2 * PI() * [.B552])" office:value-type="float" office:value="-0.919717146291227">
            <text:p>-0.9197171463</text:p>
          </table:table-cell>
          <table:table-cell table:formula="of:=SIN(2 * PI() * [.B552])" office:value-type="float" office:value="0.392581674072951">
            <text:p>0.3925816741</text:p>
          </table:table-cell>
          <table:table-cell table:formula="of:=[.D552]*[.E552]" office:value-type="float" office:value="-0.707650775849068">
            <text:p>-0.7076507758</text:p>
          </table:table-cell>
          <table:table-cell table:formula="of:=[.D552]*[.F552]" office:value-type="float" office:value="0.302061049271644">
            <text:p>0.3020610493</text:p>
          </table:table-cell>
          <table:table-cell table:formula="of:=[.C552]" office:value-type="float" office:value="0.638740559189038">
            <text:p>0.6387405592</text:p>
          </table:table-cell>
        </table:table-row>
        <table:table-row table:style-name="ro1">
          <table:table-cell table:formula="of:=RAND()" office:value-type="float" office:value="0.509124755859375">
            <text:p>0.5091247559</text:p>
          </table:table-cell>
          <table:table-cell table:formula="of:=RAND()" office:value-type="float" office:value="0.94879150390625">
            <text:p>0.9487915039</text:p>
          </table:table-cell>
          <table:table-cell table:formula="of:=SQRT(1 - [.A553])" office:value-type="float" office:value="0.700624895461634">
            <text:p>0.7006248955</text:p>
          </table:table-cell>
          <table:table-cell table:formula="of:=SQRT(1 - (1 - [.A553]))" office:value-type="float" office:value="0.713529786245378">
            <text:p>0.7135297862</text:p>
          </table:table-cell>
          <table:table-cell table:formula="of:=COS(2 * PI() * [.B553])" office:value-type="float" office:value="0.948682692199895">
            <text:p>0.9486826922</text:p>
          </table:table-cell>
          <table:table-cell table:formula="of:=SIN(2 * PI() * [.B553])" office:value-type="float" office:value="-0.31622958356289">
            <text:p>-0.3162295836</text:p>
          </table:table-cell>
          <table:table-cell table:formula="of:=[.D553]*[.E553]" office:value-type="float" office:value="0.676913358580081">
            <text:p>0.6769133586</text:p>
          </table:table-cell>
          <table:table-cell table:formula="of:=[.D553]*[.F553]" office:value-type="float" office:value="-0.225639227164094">
            <text:p>-0.2256392272</text:p>
          </table:table-cell>
          <table:table-cell table:formula="of:=[.C553]" office:value-type="float" office:value="0.700624895461634">
            <text:p>0.7006248955</text:p>
          </table:table-cell>
        </table:table-row>
        <table:table-row table:style-name="ro1">
          <table:table-cell table:formula="of:=RAND()" office:value-type="float" office:value="0.397308349609375">
            <text:p>0.3973083496</text:p>
          </table:table-cell>
          <table:table-cell table:formula="of:=RAND()" office:value-type="float" office:value="0.1153564453125">
            <text:p>0.1153564453</text:p>
          </table:table-cell>
          <table:table-cell table:formula="of:=SQRT(1 - [.A554])" office:value-type="float" office:value="0.776332177866295">
            <text:p>0.7763321779</text:p>
          </table:table-cell>
          <table:table-cell table:formula="of:=SQRT(1 - (1 - [.A554]))" office:value-type="float" office:value="0.630324003675392">
            <text:p>0.6303240037</text:p>
          </table:table-cell>
          <table:table-cell table:formula="of:=COS(2 * PI() * [.B554])" office:value-type="float" office:value="0.748628107686245">
            <text:p>0.7486281077</text:p>
          </table:table-cell>
          <table:table-cell table:formula="of:=SIN(2 * PI() * [.B554])" office:value-type="float" office:value="0.662990163111121">
            <text:p>0.6629901631</text:p>
          </table:table-cell>
          <table:table-cell table:formula="of:=[.D554]*[.E554]" office:value-type="float" office:value="0.471878266100726">
            <text:p>0.4718782661</text:p>
          </table:table-cell>
          <table:table-cell table:formula="of:=[.D554]*[.F554]" office:value-type="float" office:value="0.417898614009603">
            <text:p>0.417898614</text:p>
          </table:table-cell>
          <table:table-cell table:formula="of:=[.C554]" office:value-type="float" office:value="0.776332177866295">
            <text:p>0.7763321779</text:p>
          </table:table-cell>
        </table:table-row>
        <table:table-row table:style-name="ro1">
          <table:table-cell table:formula="of:=RAND()" office:value-type="float" office:value="0.195831298828125">
            <text:p>0.1958312988</text:p>
          </table:table-cell>
          <table:table-cell table:formula="of:=RAND()" office:value-type="float" office:value="0.8624267578125">
            <text:p>0.8624267578</text:p>
          </table:table-cell>
          <table:table-cell table:formula="of:=SQRT(1 - [.A555])" office:value-type="float" office:value="0.89675453785965">
            <text:p>0.8967545379</text:p>
          </table:table-cell>
          <table:table-cell table:formula="of:=SQRT(1 - (1 - [.A555]))" office:value-type="float" office:value="0.44252830285545">
            <text:p>0.4425283029</text:p>
          </table:table-cell>
          <table:table-cell table:formula="of:=COS(2 * PI() * [.B555])" office:value-type="float" office:value="0.649098045130226">
            <text:p>0.6490980451</text:p>
          </table:table-cell>
          <table:table-cell table:formula="of:=SIN(2 * PI() * [.B555])" office:value-type="float" office:value="-0.760704757319237">
            <text:p>-0.7607047573</text:p>
          </table:table-cell>
          <table:table-cell table:formula="of:=[.D555]*[.E555]" office:value-type="float" office:value="0.287244256298269">
            <text:p>0.2872442563</text:p>
          </table:table-cell>
          <table:table-cell table:formula="of:=[.D555]*[.F555]" office:value-type="float" office:value="-0.336633385230549">
            <text:p>-0.3366333852</text:p>
          </table:table-cell>
          <table:table-cell table:formula="of:=[.C555]" office:value-type="float" office:value="0.89675453785965">
            <text:p>0.8967545379</text:p>
          </table:table-cell>
        </table:table-row>
        <table:table-row table:style-name="ro1">
          <table:table-cell table:formula="of:=RAND()" office:value-type="float" office:value="0.5064697265625">
            <text:p>0.5064697266</text:p>
          </table:table-cell>
          <table:table-cell table:formula="of:=RAND()" office:value-type="float" office:value="0.52447509765625">
            <text:p>0.5244750977</text:p>
          </table:table-cell>
          <table:table-cell table:formula="of:=SQRT(1 - [.A556])" office:value-type="float" office:value="0.702517098323948">
            <text:p>0.7025170983</text:p>
          </table:table-cell>
          <table:table-cell table:formula="of:=SQRT(1 - (1 - [.A556]))" office:value-type="float" office:value="0.711666864876046">
            <text:p>0.7116668649</text:p>
          </table:table-cell>
          <table:table-cell table:formula="of:=COS(2 * PI() * [.B556])" office:value-type="float" office:value="-0.988198898074718">
            <text:p>-0.9881988981</text:p>
          </table:table-cell>
          <table:table-cell table:formula="of:=SIN(2 * PI() * [.B556])" office:value-type="float" office:value="-0.153176166043918">
            <text:p>-0.153176166</text:p>
          </table:table-cell>
          <table:table-cell table:formula="of:=[.D556]*[.E556]" office:value-type="float" office:value="-0.703268411666797">
            <text:p>-0.7032684117</text:p>
          </table:table-cell>
          <table:table-cell table:formula="of:=[.D556]*[.F556]" office:value-type="float" office:value="-0.109010401862208">
            <text:p>-0.1090104019</text:p>
          </table:table-cell>
          <table:table-cell table:formula="of:=[.C556]" office:value-type="float" office:value="0.702517098323948">
            <text:p>0.7025170983</text:p>
          </table:table-cell>
        </table:table-row>
        <table:table-row table:style-name="ro1">
          <table:table-cell table:formula="of:=RAND()" office:value-type="float" office:value="0.327789306640625">
            <text:p>0.3277893066</text:p>
          </table:table-cell>
          <table:table-cell table:formula="of:=RAND()" office:value-type="float" office:value="0.292877197265625">
            <text:p>0.2928771973</text:p>
          </table:table-cell>
          <table:table-cell table:formula="of:=SQRT(1 - [.A557])" office:value-type="float" office:value="0.819884560995861">
            <text:p>0.819884561</text:p>
          </table:table-cell>
          <table:table-cell table:formula="of:=SQRT(1 - (1 - [.A557]))" office:value-type="float" office:value="0.572528869700581">
            <text:p>0.5725288697</text:p>
          </table:table-cell>
          <table:table-cell table:formula="of:=COS(2 * PI() * [.B557])" office:value-type="float" office:value="-0.266158308138997">
            <text:p>-0.2661583081</text:p>
          </table:table-cell>
          <table:table-cell table:formula="of:=SIN(2 * PI() * [.B557])" office:value-type="float" office:value="0.963929330920367">
            <text:p>0.9639293309</text:p>
          </table:table-cell>
          <table:table-cell table:formula="of:=[.D557]*[.E557]" office:value-type="float" office:value="-0.152383315320239">
            <text:p>-0.1523833153</text:p>
          </table:table-cell>
          <table:table-cell table:formula="of:=[.D557]*[.F557]" office:value-type="float" office:value="0.551877370303075">
            <text:p>0.5518773703</text:p>
          </table:table-cell>
          <table:table-cell table:formula="of:=[.C557]" office:value-type="float" office:value="0.819884560995861">
            <text:p>0.819884561</text:p>
          </table:table-cell>
        </table:table-row>
        <table:table-row table:style-name="ro1">
          <table:table-cell table:formula="of:=RAND()" office:value-type="float" office:value="0.14056396484375">
            <text:p>0.1405639648</text:p>
          </table:table-cell>
          <table:table-cell table:formula="of:=RAND()" office:value-type="float" office:value="0.7667236328125">
            <text:p>0.7667236328</text:p>
          </table:table-cell>
          <table:table-cell table:formula="of:=SQRT(1 - [.A558])" office:value-type="float" office:value="0.927057730217622">
            <text:p>0.9270577302</text:p>
          </table:table-cell>
          <table:table-cell table:formula="of:=SQRT(1 - (1 - [.A558]))" office:value-type="float" office:value="0.374918610959432">
            <text:p>0.374918611</text:p>
          </table:table-cell>
          <table:table-cell table:formula="of:=COS(2 * PI() * [.B558])" office:value-type="float" office:value="0.104884424643135">
            <text:p>0.1048844246</text:p>
          </table:table-cell>
          <table:table-cell table:formula="of:=SIN(2 * PI() * [.B558])" office:value-type="float" office:value="-0.994484417910748">
            <text:p>-0.9944844179</text:p>
          </table:table-cell>
          <table:table-cell table:formula="of:=[.D558]*[.E558]" office:value-type="float" office:value="0.0393231227984833">
            <text:p>0.0393231228</text:p>
          </table:table-cell>
          <table:table-cell table:formula="of:=[.D558]*[.F558]" office:value-type="float" office:value="-0.372850716583897">
            <text:p>-0.3728507166</text:p>
          </table:table-cell>
          <table:table-cell table:formula="of:=[.C558]" office:value-type="float" office:value="0.927057730217622">
            <text:p>0.9270577302</text:p>
          </table:table-cell>
        </table:table-row>
        <table:table-row table:style-name="ro1">
          <table:table-cell table:formula="of:=RAND()" office:value-type="float" office:value="0.965606689453125">
            <text:p>0.9656066895</text:p>
          </table:table-cell>
          <table:table-cell table:formula="of:=RAND()" office:value-type="float" office:value="0.481842041015625">
            <text:p>0.481842041</text:p>
          </table:table-cell>
          <table:table-cell table:formula="of:=SQRT(1 - [.A559])" office:value-type="float" office:value="0.185454335476082">
            <text:p>0.1854543355</text:p>
          </table:table-cell>
          <table:table-cell table:formula="of:=SQRT(1 - (1 - [.A559]))" office:value-type="float" office:value="0.98265288350115">
            <text:p>0.9826528835</text:p>
          </table:table-cell>
          <table:table-cell table:formula="of:=COS(2 * PI() * [.B559])" office:value-type="float" office:value="-0.993498812837709">
            <text:p>-0.9934988128</text:p>
          </table:table-cell>
          <table:table-cell table:formula="of:=SIN(2 * PI() * [.B559])" office:value-type="float" office:value="0.113842474015906">
            <text:p>0.113842474</text:p>
          </table:table-cell>
          <table:table-cell table:formula="of:=[.D559]*[.E559]" office:value-type="float" office:value="-0.976264473189945">
            <text:p>-0.9762644732</text:p>
          </table:table-cell>
          <table:table-cell table:formula="of:=[.D559]*[.F559]" office:value-type="float" office:value="0.111867635356635">
            <text:p>0.1118676354</text:p>
          </table:table-cell>
          <table:table-cell table:formula="of:=[.C559]" office:value-type="float" office:value="0.185454335476082">
            <text:p>0.1854543355</text:p>
          </table:table-cell>
        </table:table-row>
        <table:table-row table:style-name="ro1">
          <table:table-cell table:formula="of:=RAND()" office:value-type="float" office:value="0.4862060546875">
            <text:p>0.4862060547</text:p>
          </table:table-cell>
          <table:table-cell table:formula="of:=RAND()" office:value-type="float" office:value="0.80352783203125">
            <text:p>0.803527832</text:p>
          </table:table-cell>
          <table:table-cell table:formula="of:=SQRT(1 - [.A560])" office:value-type="float" office:value="0.716794214061818">
            <text:p>0.7167942141</text:p>
          </table:table-cell>
          <table:table-cell table:formula="of:=SQRT(1 - (1 - [.A560]))" office:value-type="float" office:value="0.697284773021396">
            <text:p>0.697284773</text:p>
          </table:table-cell>
          <table:table-cell table:formula="of:=COS(2 * PI() * [.B560])" office:value-type="float" office:value="0.330020496193105">
            <text:p>0.3300204962</text:p>
          </table:table-cell>
          <table:table-cell table:formula="of:=SIN(2 * PI() * [.B560])" office:value-type="float" office:value="-0.943973766633616">
            <text:p>-0.9439737666</text:p>
          </table:table-cell>
          <table:table-cell table:formula="of:=[.D560]*[.E560]" office:value-type="float" office:value="0.230118266780418">
            <text:p>0.2301182668</text:p>
          </table:table-cell>
          <table:table-cell table:formula="of:=[.D560]*[.F560]" office:value-type="float" office:value="-0.658218533605273">
            <text:p>-0.6582185336</text:p>
          </table:table-cell>
          <table:table-cell table:formula="of:=[.C560]" office:value-type="float" office:value="0.716794214061818">
            <text:p>0.7167942141</text:p>
          </table:table-cell>
        </table:table-row>
        <table:table-row table:style-name="ro1">
          <table:table-cell table:formula="of:=RAND()" office:value-type="float" office:value="0.563201904296875">
            <text:p>0.5632019043</text:p>
          </table:table-cell>
          <table:table-cell table:formula="of:=RAND()" office:value-type="float" office:value="0.1571044921875">
            <text:p>0.1571044922</text:p>
          </table:table-cell>
          <table:table-cell table:formula="of:=SQRT(1 - [.A561])" office:value-type="float" office:value="0.660907025006638">
            <text:p>0.660907025</text:p>
          </table:table-cell>
          <table:table-cell table:formula="of:=SQRT(1 - (1 - [.A561]))" office:value-type="float" office:value="0.750467790312732">
            <text:p>0.7504677903</text:p>
          </table:table-cell>
          <table:table-cell table:formula="of:=COS(2 * PI() * [.B561])" office:value-type="float" office:value="0.551098142769075">
            <text:p>0.5510981428</text:p>
          </table:table-cell>
          <table:table-cell table:formula="of:=SIN(2 * PI() * [.B561])" office:value-type="float" office:value="0.834440433486103">
            <text:p>0.8344404335</text:p>
          </table:table-cell>
          <table:table-cell table:formula="of:=[.D561]*[.E561]" office:value-type="float" office:value="0.413581405449359">
            <text:p>0.4135814054</text:p>
          </table:table-cell>
          <table:table-cell table:formula="of:=[.D561]*[.F561]" office:value-type="float" office:value="0.626220668265914">
            <text:p>0.6262206683</text:p>
          </table:table-cell>
          <table:table-cell table:formula="of:=[.C561]" office:value-type="float" office:value="0.660907025006638">
            <text:p>0.660907025</text:p>
          </table:table-cell>
        </table:table-row>
        <table:table-row table:style-name="ro1">
          <table:table-cell table:formula="of:=RAND()" office:value-type="float" office:value="0.5985107421875">
            <text:p>0.5985107422</text:p>
          </table:table-cell>
          <table:table-cell table:formula="of:=RAND()" office:value-type="float" office:value="0.86138916015625">
            <text:p>0.8613891602</text:p>
          </table:table-cell>
          <table:table-cell table:formula="of:=SQRT(1 - [.A562])" office:value-type="float" office:value="0.633631799874738">
            <text:p>0.6336317999</text:p>
          </table:table-cell>
          <table:table-cell table:formula="of:=SQRT(1 - (1 - [.A562]))" office:value-type="float" office:value="0.773634760198571">
            <text:p>0.7736347602</text:p>
          </table:table-cell>
          <table:table-cell table:formula="of:=COS(2 * PI() * [.B562])" office:value-type="float" office:value="0.644124933510154">
            <text:p>0.6441249335</text:p>
          </table:table-cell>
          <table:table-cell table:formula="of:=SIN(2 * PI() * [.B562])" office:value-type="float" office:value="-0.764920303058129">
            <text:p>-0.7649203031</text:p>
          </table:table-cell>
          <table:table-cell table:formula="of:=[.D562]*[.E562]" office:value-type="float" office:value="0.498317438474049">
            <text:p>0.4983174385</text:p>
          </table:table-cell>
          <table:table-cell table:formula="of:=[.D562]*[.F562]" office:value-type="float" office:value="-0.591768935227393">
            <text:p>-0.5917689352</text:p>
          </table:table-cell>
          <table:table-cell table:formula="of:=[.C562]" office:value-type="float" office:value="0.633631799874738">
            <text:p>0.6336317999</text:p>
          </table:table-cell>
        </table:table-row>
        <table:table-row table:style-name="ro1">
          <table:table-cell table:formula="of:=RAND()" office:value-type="float" office:value="0.344451904296875">
            <text:p>0.3444519043</text:p>
          </table:table-cell>
          <table:table-cell table:formula="of:=RAND()" office:value-type="float" office:value="0.4486083984375">
            <text:p>0.4486083984</text:p>
          </table:table-cell>
          <table:table-cell table:formula="of:=SQRT(1 - [.A563])" office:value-type="float" office:value="0.809659246660671">
            <text:p>0.8096592467</text:p>
          </table:table-cell>
          <table:table-cell table:formula="of:=SQRT(1 - (1 - [.A563]))" office:value-type="float" office:value="0.586900250721428">
            <text:p>0.5869002507</text:p>
          </table:table-cell>
          <table:table-cell table:formula="of:=COS(2 * PI() * [.B563])" office:value-type="float" office:value="-0.948318246854599">
            <text:p>-0.9483182469</text:p>
          </table:table-cell>
          <table:table-cell table:formula="of:=SIN(2 * PI() * [.B563])" office:value-type="float" office:value="0.317320819806422">
            <text:p>0.3173208198</text:p>
          </table:table-cell>
          <table:table-cell table:formula="of:=[.D563]*[.E563]" office:value-type="float" office:value="-0.556568216842669">
            <text:p>-0.5565682168</text:p>
          </table:table-cell>
          <table:table-cell table:formula="of:=[.D563]*[.F563]" office:value-type="float" office:value="0.186235668703518">
            <text:p>0.1862356687</text:p>
          </table:table-cell>
          <table:table-cell table:formula="of:=[.C563]" office:value-type="float" office:value="0.809659246660671">
            <text:p>0.8096592467</text:p>
          </table:table-cell>
        </table:table-row>
        <table:table-row table:style-name="ro1">
          <table:table-cell table:formula="of:=RAND()" office:value-type="float" office:value="0.04046630859375">
            <text:p>0.0404663086</text:p>
          </table:table-cell>
          <table:table-cell table:formula="of:=RAND()" office:value-type="float" office:value="0.9273681640625">
            <text:p>0.9273681641</text:p>
          </table:table-cell>
          <table:table-cell table:formula="of:=SQRT(1 - [.A564])" office:value-type="float" office:value="0.97955790610165">
            <text:p>0.9795579061</text:p>
          </table:table-cell>
          <table:table-cell table:formula="of:=SQRT(1 - (1 - [.A564]))" office:value-type="float" office:value="0.201162393587246">
            <text:p>0.2011623936</text:p>
          </table:table-cell>
          <table:table-cell table:formula="of:=COS(2 * PI() * [.B564])" office:value-type="float" office:value="0.897662844259041">
            <text:p>0.8976628443</text:p>
          </table:table-cell>
          <table:table-cell table:formula="of:=SIN(2 * PI() * [.B564])" office:value-type="float" office:value="-0.440682899641873">
            <text:p>-0.4406828996</text:p>
          </table:table-cell>
          <table:table-cell table:formula="of:=[.D564]*[.E564]" office:value-type="float" office:value="0.180576006385484">
            <text:p>0.1805760064</text:p>
          </table:table-cell>
          <table:table-cell table:formula="of:=[.D564]*[.F564]" office:value-type="float" office:value="-0.0886488269049272">
            <text:p>-0.0886488269</text:p>
          </table:table-cell>
          <table:table-cell table:formula="of:=[.C564]" office:value-type="float" office:value="0.97955790610165">
            <text:p>0.9795579061</text:p>
          </table:table-cell>
        </table:table-row>
        <table:table-row table:style-name="ro1">
          <table:table-cell table:formula="of:=RAND()" office:value-type="float" office:value="0.306793212890625">
            <text:p>0.3067932129</text:p>
          </table:table-cell>
          <table:table-cell table:formula="of:=RAND()" office:value-type="float" office:value="0.59564208984375">
            <text:p>0.5956420898</text:p>
          </table:table-cell>
          <table:table-cell table:formula="of:=SQRT(1 - [.A565])" office:value-type="float" office:value="0.832590407769255">
            <text:p>0.8325904078</text:p>
          </table:table-cell>
          <table:table-cell table:formula="of:=SQRT(1 - (1 - [.A565]))" office:value-type="float" office:value="0.553889170223272">
            <text:p>0.5538891702</text:p>
          </table:table-cell>
          <table:table-cell table:formula="of:=COS(2 * PI() * [.B565])" office:value-type="float" office:value="-0.824806197576335">
            <text:p>-0.8248061976</text:p>
          </table:table-cell>
          <table:table-cell table:formula="of:=SIN(2 * PI() * [.B565])" office:value-type="float" office:value="-0.56541554315359">
            <text:p>-0.5654155432</text:p>
          </table:table-cell>
          <table:table-cell table:formula="of:=[.D565]*[.E565]" office:value-type="float" office:value="-0.456851220370568">
            <text:p>-0.4568512204</text:p>
          </table:table-cell>
          <table:table-cell table:formula="of:=[.D565]*[.F565]" office:value-type="float" office:value="-0.313177546028682">
            <text:p>-0.313177546</text:p>
          </table:table-cell>
          <table:table-cell table:formula="of:=[.C565]" office:value-type="float" office:value="0.832590407769255">
            <text:p>0.8325904078</text:p>
          </table:table-cell>
        </table:table-row>
        <table:table-row table:style-name="ro1">
          <table:table-cell table:formula="of:=RAND()" office:value-type="float" office:value="0.164764404296875">
            <text:p>0.1647644043</text:p>
          </table:table-cell>
          <table:table-cell table:formula="of:=RAND()" office:value-type="float" office:value="0.363189697265625">
            <text:p>0.3631896973</text:p>
          </table:table-cell>
          <table:table-cell table:formula="of:=SQRT(1 - [.A566])" office:value-type="float" office:value="0.913912247266183">
            <text:p>0.9139122473</text:p>
          </table:table-cell>
          <table:table-cell table:formula="of:=SQRT(1 - (1 - [.A566]))" office:value-type="float" office:value="0.405911818375463">
            <text:p>0.4059118184</text:p>
          </table:table-cell>
          <table:table-cell table:formula="of:=COS(2 * PI() * [.B566])" office:value-type="float" office:value="-0.65273715597535">
            <text:p>-0.652737156</text:p>
          </table:table-cell>
          <table:table-cell table:formula="of:=SIN(2 * PI() * [.B566])" office:value-type="float" office:value="0.757584454176042">
            <text:p>0.7575844542</text:p>
          </table:table-cell>
          <table:table-cell table:formula="of:=[.D566]*[.E566]" office:value-type="float" office:value="-0.264953725903183">
            <text:p>-0.2649537259</text:p>
          </table:table-cell>
          <table:table-cell table:formula="of:=[.D566]*[.F566]" office:value-type="float" office:value="0.30751248336758">
            <text:p>0.3075124834</text:p>
          </table:table-cell>
          <table:table-cell table:formula="of:=[.C566]" office:value-type="float" office:value="0.913912247266183">
            <text:p>0.9139122473</text:p>
          </table:table-cell>
        </table:table-row>
        <table:table-row table:style-name="ro1">
          <table:table-cell table:formula="of:=RAND()" office:value-type="float" office:value="0.007904052734375">
            <text:p>0.0079040527</text:p>
          </table:table-cell>
          <table:table-cell table:formula="of:=RAND()" office:value-type="float" office:value="0.726287841796875">
            <text:p>0.7262878418</text:p>
          </table:table-cell>
          <table:table-cell table:formula="of:=SQRT(1 - [.A567])" office:value-type="float" office:value="0.996040133360913">
            <text:p>0.9960401334</text:p>
          </table:table-cell>
          <table:table-cell table:formula="of:=SQRT(1 - (1 - [.A567]))" office:value-type="float" office:value="0.0889047396620394">
            <text:p>0.0889047397</text:p>
          </table:table-cell>
          <table:table-cell table:formula="of:=COS(2 * PI() * [.B567])" office:value-type="float" office:value="-0.148437305098654">
            <text:p>-0.1484373051</text:p>
          </table:table-cell>
          <table:table-cell table:formula="of:=SIN(2 * PI() * [.B567])" office:value-type="float" office:value="-0.988921820193613">
            <text:p>-0.9889218202</text:p>
          </table:table-cell>
          <table:table-cell table:formula="of:=[.D567]*[.E567]" office:value-type="float" office:value="-0.0131967799659306">
            <text:p>-0.01319678</text:p>
          </table:table-cell>
          <table:table-cell table:formula="of:=[.D567]*[.F567]" office:value-type="float" office:value="-0.0879198369704233">
            <text:p>-0.087919837</text:p>
          </table:table-cell>
          <table:table-cell table:formula="of:=[.C567]" office:value-type="float" office:value="0.996040133360913">
            <text:p>0.9960401334</text:p>
          </table:table-cell>
        </table:table-row>
        <table:table-row table:style-name="ro1">
          <table:table-cell table:formula="of:=RAND()" office:value-type="float" office:value="0.444366455078125">
            <text:p>0.4443664551</text:p>
          </table:table-cell>
          <table:table-cell table:formula="of:=RAND()" office:value-type="float" office:value="0.170257568359375">
            <text:p>0.1702575684</text:p>
          </table:table-cell>
          <table:table-cell table:formula="of:=SQRT(1 - [.A568])" office:value-type="float" office:value="0.745408307521371">
            <text:p>0.7454083075</text:p>
          </table:table-cell>
          <table:table-cell table:formula="of:=SQRT(1 - (1 - [.A568]))" office:value-type="float" office:value="0.666608172075714">
            <text:p>0.6666081721</text:p>
          </table:table-cell>
          <table:table-cell table:formula="of:=COS(2 * PI() * [.B568])" office:value-type="float" office:value="0.480334873170893">
            <text:p>0.4803348732</text:p>
          </table:table-cell>
          <table:table-cell table:formula="of:=SIN(2 * PI() * [.B568])" office:value-type="float" office:value="0.877085178084718">
            <text:p>0.8770851781</text:p>
          </table:table-cell>
          <table:table-cell table:formula="of:=[.D568]*[.E568]" office:value-type="float" office:value="0.320195151788669">
            <text:p>0.3201951518</text:p>
          </table:table-cell>
          <table:table-cell table:formula="of:=[.D568]*[.F568]" office:value-type="float" office:value="0.584672147317756">
            <text:p>0.5846721473</text:p>
          </table:table-cell>
          <table:table-cell table:formula="of:=[.C568]" office:value-type="float" office:value="0.745408307521371">
            <text:p>0.7454083075</text:p>
          </table:table-cell>
        </table:table-row>
        <table:table-row table:style-name="ro1">
          <table:table-cell table:formula="of:=RAND()" office:value-type="float" office:value="0.79180908203125">
            <text:p>0.791809082</text:p>
          </table:table-cell>
          <table:table-cell table:formula="of:=RAND()" office:value-type="float" office:value="0.4903564453125">
            <text:p>0.4903564453</text:p>
          </table:table-cell>
          <table:table-cell table:formula="of:=SQRT(1 - [.A569])" office:value-type="float" office:value="0.456279429701526">
            <text:p>0.4562794297</text:p>
          </table:table-cell>
          <table:table-cell table:formula="of:=SQRT(1 - (1 - [.A569]))" office:value-type="float" office:value="0.88983654792959">
            <text:p>0.8898365479</text:p>
          </table:table-cell>
          <table:table-cell table:formula="of:=COS(2 * PI() * [.B569])" office:value-type="float" office:value="-0.998164851727646">
            <text:p>-0.9981648517</text:p>
          </table:table-cell>
          <table:table-cell table:formula="of:=SIN(2 * PI() * [.B569])" office:value-type="float" office:value="0.0605551713359481">
            <text:p>0.0605551713</text:p>
          </table:table-cell>
          <table:table-cell table:formula="of:=[.D569]*[.E569]" office:value-type="float" office:value="-0.88820356592598">
            <text:p>-0.8882035659</text:p>
          </table:table-cell>
          <table:table-cell table:formula="of:=[.D569]*[.F569]" office:value-type="float" office:value="0.0538842046208649">
            <text:p>0.0538842046</text:p>
          </table:table-cell>
          <table:table-cell table:formula="of:=[.C569]" office:value-type="float" office:value="0.456279429701526">
            <text:p>0.4562794297</text:p>
          </table:table-cell>
        </table:table-row>
        <table:table-row table:style-name="ro1">
          <table:table-cell table:formula="of:=RAND()" office:value-type="float" office:value="0.758453369140625">
            <text:p>0.7584533691</text:p>
          </table:table-cell>
          <table:table-cell table:formula="of:=RAND()" office:value-type="float" office:value="0.935821533203125">
            <text:p>0.9358215332</text:p>
          </table:table-cell>
          <table:table-cell table:formula="of:=SQRT(1 - [.A570])" office:value-type="float" office:value="0.491473937110988">
            <text:p>0.4914739371</text:p>
          </table:table-cell>
          <table:table-cell table:formula="of:=SQRT(1 - (1 - [.A570]))" office:value-type="float" office:value="0.870892283316728">
            <text:p>0.8708922833</text:p>
          </table:table-cell>
          <table:table-cell table:formula="of:=COS(2 * PI() * [.B570])" office:value-type="float" office:value="0.919792405976294">
            <text:p>0.919792406</text:p>
          </table:table-cell>
          <table:table-cell table:formula="of:=SIN(2 * PI() * [.B570])" office:value-type="float" office:value="-0.392405313302892">
            <text:p>-0.3924053133</text:p>
          </table:table-cell>
          <table:table-cell table:formula="of:=[.D570]*[.E570]" office:value-type="float" office:value="0.801040108618082">
            <text:p>0.8010401086</text:p>
          </table:table-cell>
          <table:table-cell table:formula="of:=[.D570]*[.F570]" office:value-type="float" office:value="-0.341742759287972">
            <text:p>-0.3417427593</text:p>
          </table:table-cell>
          <table:table-cell table:formula="of:=[.C570]" office:value-type="float" office:value="0.491473937110988">
            <text:p>0.4914739371</text:p>
          </table:table-cell>
        </table:table-row>
        <table:table-row table:style-name="ro1">
          <table:table-cell table:formula="of:=RAND()" office:value-type="float" office:value="0.611053466796875">
            <text:p>0.6110534668</text:p>
          </table:table-cell>
          <table:table-cell table:formula="of:=RAND()" office:value-type="float" office:value="0.826995849609375">
            <text:p>0.8269958496</text:p>
          </table:table-cell>
          <table:table-cell table:formula="of:=SQRT(1 - [.A571])" office:value-type="float" office:value="0.623655781022773">
            <text:p>0.623655781</text:p>
          </table:table-cell>
          <table:table-cell table:formula="of:=SQRT(1 - (1 - [.A571]))" office:value-type="float" office:value="0.781699089673818">
            <text:p>0.7816990897</text:p>
          </table:table-cell>
          <table:table-cell table:formula="of:=COS(2 * PI() * [.B571])" office:value-type="float" office:value="0.465127993146284">
            <text:p>0.4651279931</text:p>
          </table:table-cell>
          <table:table-cell table:formula="of:=SIN(2 * PI() * [.B571])" office:value-type="float" office:value="-0.885243441089348">
            <text:p>-0.8852434411</text:p>
          </table:table-cell>
          <table:table-cell table:formula="of:=[.D571]*[.E571]" office:value-type="float" office:value="0.36359012882426">
            <text:p>0.3635901288</text:p>
          </table:table-cell>
          <table:table-cell table:formula="of:=[.D571]*[.F571]" office:value-type="float" office:value="-0.691993992039261">
            <text:p>-0.691993992</text:p>
          </table:table-cell>
          <table:table-cell table:formula="of:=[.C571]" office:value-type="float" office:value="0.623655781022773">
            <text:p>0.623655781</text:p>
          </table:table-cell>
        </table:table-row>
        <table:table-row table:style-name="ro1">
          <table:table-cell table:formula="of:=RAND()" office:value-type="float" office:value="0.0394287109375">
            <text:p>0.0394287109</text:p>
          </table:table-cell>
          <table:table-cell table:formula="of:=RAND()" office:value-type="float" office:value="0.99249267578125">
            <text:p>0.9924926758</text:p>
          </table:table-cell>
          <table:table-cell table:formula="of:=SQRT(1 - [.A572])" office:value-type="float" office:value="0.980087388482527">
            <text:p>0.9800873885</text:p>
          </table:table-cell>
          <table:table-cell table:formula="of:=SQRT(1 - (1 - [.A572]))" office:value-type="float" office:value="0.198566641049044">
            <text:p>0.198566641</text:p>
          </table:table-cell>
          <table:table-cell table:formula="of:=COS(2 * PI() * [.B572])" office:value-type="float" office:value="0.998887706092541">
            <text:p>0.9988877061</text:p>
          </table:table-cell>
          <table:table-cell table:formula="of:=SIN(2 * PI() * [.B572])" office:value-type="float" office:value="-0.0471524189960684">
            <text:p>-0.047152419</text:p>
          </table:table-cell>
          <table:table-cell table:formula="of:=[.D572]*[.E572]" office:value-type="float" office:value="0.198345776583981">
            <text:p>0.1983457766</text:p>
          </table:table-cell>
          <table:table-cell table:formula="of:=[.D572]*[.F572]" office:value-type="float" office:value="-0.00936289745738645">
            <text:p>-0.0093628975</text:p>
          </table:table-cell>
          <table:table-cell table:formula="of:=[.C572]" office:value-type="float" office:value="0.980087388482527">
            <text:p>0.9800873885</text:p>
          </table:table-cell>
        </table:table-row>
        <table:table-row table:style-name="ro1">
          <table:table-cell table:formula="of:=RAND()" office:value-type="float" office:value="0.1002197265625">
            <text:p>0.1002197266</text:p>
          </table:table-cell>
          <table:table-cell table:formula="of:=RAND()" office:value-type="float" office:value="0.6485595703125">
            <text:p>0.6485595703</text:p>
          </table:table-cell>
          <table:table-cell table:formula="of:=SQRT(1 - [.A573])" office:value-type="float" office:value="0.948567484914753">
            <text:p>0.9485674849</text:p>
          </table:table-cell>
          <table:table-cell table:formula="of:=SQRT(1 - (1 - [.A573]))" office:value-type="float" office:value="0.316574993583669">
            <text:p>0.3165749936</text:p>
          </table:table-cell>
          <table:table-cell table:formula="of:=COS(2 * PI() * [.B573])" office:value-type="float" office:value="-0.59508307687457">
            <text:p>-0.5950830769</text:p>
          </table:table-cell>
          <table:table-cell table:formula="of:=SIN(2 * PI() * [.B573])" office:value-type="float" office:value="-0.803664190826924">
            <text:p>-0.8036641908</text:p>
          </table:table-cell>
          <table:table-cell table:formula="of:=[.D573]*[.E573]" office:value-type="float" office:value="-0.188388421243317">
            <text:p>-0.1883884212</text:p>
          </table:table-cell>
          <table:table-cell table:formula="of:=[.D573]*[.F573]" office:value-type="float" office:value="-0.254419986054458">
            <text:p>-0.2544199861</text:p>
          </table:table-cell>
          <table:table-cell table:formula="of:=[.C573]" office:value-type="float" office:value="0.948567484914753">
            <text:p>0.9485674849</text:p>
          </table:table-cell>
        </table:table-row>
        <table:table-row table:style-name="ro1">
          <table:table-cell table:formula="of:=RAND()" office:value-type="float" office:value="0.18756103515625">
            <text:p>0.1875610352</text:p>
          </table:table-cell>
          <table:table-cell table:formula="of:=RAND()" office:value-type="float" office:value="0.821624755859375">
            <text:p>0.8216247559</text:p>
          </table:table-cell>
          <table:table-cell table:formula="of:=SQRT(1 - [.A574])" office:value-type="float" office:value="0.901353962017004">
            <text:p>0.901353962</text:p>
          </table:table-cell>
          <table:table-cell table:formula="of:=SQRT(1 - (1 - [.A574]))" office:value-type="float" office:value="0.433083173485475">
            <text:p>0.4330831735</text:p>
          </table:table-cell>
          <table:table-cell table:formula="of:=COS(2 * PI() * [.B574])" office:value-type="float" office:value="0.434994000309759">
            <text:p>0.4349940003</text:p>
          </table:table-cell>
          <table:table-cell table:formula="of:=SIN(2 * PI() * [.B574])" office:value-type="float" office:value="-0.90043335105632">
            <text:p>-0.9004333511</text:p>
          </table:table-cell>
          <table:table-cell table:formula="of:=[.D574]*[.E574]" office:value-type="float" office:value="0.188388582101292">
            <text:p>0.1883885821</text:p>
          </table:table-cell>
          <table:table-cell table:formula="of:=[.D574]*[.F574]" office:value-type="float" office:value="-0.389962533187632">
            <text:p>-0.3899625332</text:p>
          </table:table-cell>
          <table:table-cell table:formula="of:=[.C574]" office:value-type="float" office:value="0.901353962017004">
            <text:p>0.901353962</text:p>
          </table:table-cell>
        </table:table-row>
        <table:table-row table:style-name="ro1">
          <table:table-cell table:formula="of:=RAND()" office:value-type="float" office:value="0.0582275390625">
            <text:p>0.0582275391</text:p>
          </table:table-cell>
          <table:table-cell table:formula="of:=RAND()" office:value-type="float" office:value="0.721435546875">
            <text:p>0.7214355469</text:p>
          </table:table-cell>
          <table:table-cell table:formula="of:=SQRT(1 - [.A575])" office:value-type="float" office:value="0.970449617928463">
            <text:p>0.9704496179</text:p>
          </table:table-cell>
          <table:table-cell table:formula="of:=SQRT(1 - (1 - [.A575]))" office:value-type="float" office:value="0.241303831429383">
            <text:p>0.2413038314</text:p>
          </table:table-cell>
          <table:table-cell table:formula="of:=COS(2 * PI() * [.B575])" office:value-type="float" office:value="-0.178513770938998">
            <text:p>-0.1785137709</text:p>
          </table:table-cell>
          <table:table-cell table:formula="of:=SIN(2 * PI() * [.B575])" office:value-type="float" office:value="-0.983937413449219">
            <text:p>-0.9839374134</text:p>
          </table:table-cell>
          <table:table-cell table:formula="of:=[.D575]*[.E575]" office:value-type="float" office:value="-0.0430760568904874">
            <text:p>-0.0430760569</text:p>
          </table:table-cell>
          <table:table-cell table:formula="of:=[.D575]*[.F575]" office:value-type="float" office:value="-0.237427867752013">
            <text:p>-0.2374278678</text:p>
          </table:table-cell>
          <table:table-cell table:formula="of:=[.C575]" office:value-type="float" office:value="0.970449617928463">
            <text:p>0.9704496179</text:p>
          </table:table-cell>
        </table:table-row>
        <table:table-row table:style-name="ro1">
          <table:table-cell table:formula="of:=RAND()" office:value-type="float" office:value="0.6595458984375">
            <text:p>0.6595458984</text:p>
          </table:table-cell>
          <table:table-cell table:formula="of:=RAND()" office:value-type="float" office:value="0.2320556640625">
            <text:p>0.2320556641</text:p>
          </table:table-cell>
          <table:table-cell table:formula="of:=SQRT(1 - [.A576])" office:value-type="float" office:value="0.583484448432433">
            <text:p>0.5834844484</text:p>
          </table:table-cell>
          <table:table-cell table:formula="of:=SQRT(1 - (1 - [.A576]))" office:value-type="float" office:value="0.812124312182255">
            <text:p>0.8121243122</text:p>
          </table:table-cell>
          <table:table-cell table:formula="of:=COS(2 * PI() * [.B576])" office:value-type="float" office:value="0.112508864787379">
            <text:p>0.1125088648</text:p>
          </table:table-cell>
          <table:table-cell table:formula="of:=SIN(2 * PI() * [.B576])" office:value-type="float" office:value="0.993650721000219">
            <text:p>0.993650721</text:p>
          </table:table-cell>
          <table:table-cell table:formula="of:=[.D576]*[.E576]" office:value-type="float" office:value="0.0913711844298563">
            <text:p>0.0913711844</text:p>
          </table:table-cell>
          <table:table-cell table:formula="of:=[.D576]*[.F576]" office:value-type="float" office:value="0.806967908341704">
            <text:p>0.8069679083</text:p>
          </table:table-cell>
          <table:table-cell table:formula="of:=[.C576]" office:value-type="float" office:value="0.583484448432433">
            <text:p>0.5834844484</text:p>
          </table:table-cell>
        </table:table-row>
        <table:table-row table:style-name="ro1">
          <table:table-cell table:formula="of:=RAND()" office:value-type="float" office:value="0.994720458984375">
            <text:p>0.994720459</text:p>
          </table:table-cell>
          <table:table-cell table:formula="of:=RAND()" office:value-type="float" office:value="0.525665283203125">
            <text:p>0.5256652832</text:p>
          </table:table-cell>
          <table:table-cell table:formula="of:=SQRT(1 - [.A577])" office:value-type="float" office:value="0.0726604501474151">
            <text:p>0.0726604501</text:p>
          </table:table-cell>
          <table:table-cell table:formula="of:=SQRT(1 - (1 - [.A577]))" office:value-type="float" office:value="0.997356736070086">
            <text:p>0.9973567361</text:p>
          </table:table-cell>
          <table:table-cell table:formula="of:=COS(2 * PI() * [.B577])" office:value-type="float" office:value="-0.987025802126776">
            <text:p>-0.9870258021</text:p>
          </table:table-cell>
          <table:table-cell table:formula="of:=SIN(2 * PI() * [.B577])" office:value-type="float" office:value="-0.160561720020668">
            <text:p>-0.16056172</text:p>
          </table:table-cell>
          <table:table-cell table:formula="of:=[.D577]*[.E577]" office:value-type="float" office:value="-0.984416832426119">
            <text:p>-0.9844168324</text:p>
          </table:table-cell>
          <table:table-cell table:formula="of:=[.D577]*[.F577]" office:value-type="float" office:value="-0.160137313017612">
            <text:p>-0.160137313</text:p>
          </table:table-cell>
          <table:table-cell table:formula="of:=[.C577]" office:value-type="float" office:value="0.0726604501474151">
            <text:p>0.0726604501</text:p>
          </table:table-cell>
        </table:table-row>
        <table:table-row table:style-name="ro1">
          <table:table-cell table:formula="of:=RAND()" office:value-type="float" office:value="0.637054443359375">
            <text:p>0.6370544434</text:p>
          </table:table-cell>
          <table:table-cell table:formula="of:=RAND()" office:value-type="float" office:value="0.345703125">
            <text:p>0.345703125</text:p>
          </table:table-cell>
          <table:table-cell table:formula="of:=SQRT(1 - [.A578])" office:value-type="float" office:value="0.602449629961398">
            <text:p>0.60244963</text:p>
          </table:table-cell>
          <table:table-cell table:formula="of:=SQRT(1 - (1 - [.A578]))" office:value-type="float" office:value="0.798156903972756">
            <text:p>0.798156904</text:p>
          </table:table-cell>
          <table:table-cell table:formula="of:=COS(2 * PI() * [.B578])" office:value-type="float" office:value="-0.565731810783613">
            <text:p>-0.5657318108</text:p>
          </table:table-cell>
          <table:table-cell table:formula="of:=SIN(2 * PI() * [.B578])" office:value-type="float" office:value="0.824589302785025">
            <text:p>0.8245893028</text:p>
          </table:table-cell>
          <table:table-cell table:formula="of:=[.D578]*[.E578]" office:value-type="float" office:value="-0.45154275057395">
            <text:p>-0.4515427506</text:p>
          </table:table-cell>
          <table:table-cell table:formula="of:=[.D578]*[.F578]" office:value-type="float" office:value="0.658151644959949">
            <text:p>0.658151645</text:p>
          </table:table-cell>
          <table:table-cell table:formula="of:=[.C578]" office:value-type="float" office:value="0.602449629961398">
            <text:p>0.60244963</text:p>
          </table:table-cell>
        </table:table-row>
        <table:table-row table:style-name="ro1">
          <table:table-cell table:formula="of:=RAND()" office:value-type="float" office:value="0.897369384765625">
            <text:p>0.8973693848</text:p>
          </table:table-cell>
          <table:table-cell table:formula="of:=RAND()" office:value-type="float" office:value="0.374114990234375">
            <text:p>0.3741149902</text:p>
          </table:table-cell>
          <table:table-cell table:formula="of:=SQRT(1 - [.A579])" office:value-type="float" office:value="0.320360133653323">
            <text:p>0.3203601337</text:p>
          </table:table-cell>
          <table:table-cell table:formula="of:=SQRT(1 - (1 - [.A579]))" office:value-type="float" office:value="0.947295827482432">
            <text:p>0.9472958275</text:p>
          </table:table-cell>
          <table:table-cell table:formula="of:=COS(2 * PI() * [.B579])" office:value-type="float" office:value="-0.703163874407443">
            <text:p>-0.7031638744</text:p>
          </table:table-cell>
          <table:table-cell table:formula="of:=SIN(2 * PI() * [.B579])" office:value-type="float" office:value="0.711027823455815">
            <text:p>0.7110278235</text:p>
          </table:table-cell>
          <table:table-cell table:formula="of:=[.D579]*[.E579]" office:value-type="float" office:value="-0.666104204262551">
            <text:p>-0.6661042043</text:p>
          </table:table-cell>
          <table:table-cell table:formula="of:=[.D579]*[.F579]" office:value-type="float" office:value="0.673553690383609">
            <text:p>0.6735536904</text:p>
          </table:table-cell>
          <table:table-cell table:formula="of:=[.C579]" office:value-type="float" office:value="0.320360133653323">
            <text:p>0.3203601337</text:p>
          </table:table-cell>
        </table:table-row>
        <table:table-row table:style-name="ro1">
          <table:table-cell table:formula="of:=RAND()" office:value-type="float" office:value="0.18170166015625">
            <text:p>0.1817016602</text:p>
          </table:table-cell>
          <table:table-cell table:formula="of:=RAND()" office:value-type="float" office:value="0.92083740234375">
            <text:p>0.9208374023</text:p>
          </table:table-cell>
          <table:table-cell table:formula="of:=SQRT(1 - [.A580])" office:value-type="float" office:value="0.904598441212315">
            <text:p>0.9045984412</text:p>
          </table:table-cell>
          <table:table-cell table:formula="of:=SQRT(1 - (1 - [.A580]))" office:value-type="float" office:value="0.426264777053242">
            <text:p>0.4262647771</text:p>
          </table:table-cell>
          <table:table-cell table:formula="of:=COS(2 * PI() * [.B580])" office:value-type="float" office:value="0.878829311580933">
            <text:p>0.8788293116</text:p>
          </table:table-cell>
          <table:table-cell table:formula="of:=SIN(2 * PI() * [.B580])" office:value-type="float" office:value="-0.477136291960885">
            <text:p>-0.477136292</text:p>
          </table:table-cell>
          <table:table-cell table:formula="of:=[.D580]*[.E580]" office:value-type="float" office:value="0.374613980568901">
            <text:p>0.3746139806</text:p>
          </table:table-cell>
          <table:table-cell table:formula="of:=[.D580]*[.F580]" office:value-type="float" office:value="-0.203386395116717">
            <text:p>-0.2033863951</text:p>
          </table:table-cell>
          <table:table-cell table:formula="of:=[.C580]" office:value-type="float" office:value="0.904598441212315">
            <text:p>0.9045984412</text:p>
          </table:table-cell>
        </table:table-row>
        <table:table-row table:style-name="ro1">
          <table:table-cell table:formula="of:=RAND()" office:value-type="float" office:value="0.87591552734375">
            <text:p>0.8759155273</text:p>
          </table:table-cell>
          <table:table-cell table:formula="of:=RAND()" office:value-type="float" office:value="0.57281494140625">
            <text:p>0.5728149414</text:p>
          </table:table-cell>
          <table:table-cell table:formula="of:=SQRT(1 - [.A581])" office:value-type="float" office:value="0.352256259924859">
            <text:p>0.3522562599</text:p>
          </table:table-cell>
          <table:table-cell table:formula="of:=SQRT(1 - (1 - [.A581]))" office:value-type="float" office:value="0.935903588701181">
            <text:p>0.9359035887</text:p>
          </table:table-cell>
          <table:table-cell table:formula="of:=COS(2 * PI() * [.B581])" office:value-type="float" office:value="-0.897155250963809">
            <text:p>-0.897155251</text:p>
          </table:table-cell>
          <table:table-cell table:formula="of:=SIN(2 * PI() * [.B581])" office:value-type="float" office:value="-0.441715355934187">
            <text:p>-0.4417153559</text:p>
          </table:table-cell>
          <table:table-cell table:formula="of:=[.D581]*[.E581]" office:value-type="float" office:value="-0.839650818999137">
            <text:p>-0.839650819</text:p>
          </table:table-cell>
          <table:table-cell table:formula="of:=[.D581]*[.F581]" office:value-type="float" office:value="-0.413402986803225">
            <text:p>-0.4134029868</text:p>
          </table:table-cell>
          <table:table-cell table:formula="of:=[.C581]" office:value-type="float" office:value="0.352256259924859">
            <text:p>0.3522562599</text:p>
          </table:table-cell>
        </table:table-row>
        <table:table-row table:style-name="ro1">
          <table:table-cell table:formula="of:=RAND()" office:value-type="float" office:value="0.282379150390625">
            <text:p>0.2823791504</text:p>
          </table:table-cell>
          <table:table-cell table:formula="of:=RAND()" office:value-type="float" office:value="0.04461669921875">
            <text:p>0.0446166992</text:p>
          </table:table-cell>
          <table:table-cell table:formula="of:=SQRT(1 - [.A582])" office:value-type="float" office:value="0.847125049570236">
            <text:p>0.8471250496</text:p>
          </table:table-cell>
          <table:table-cell table:formula="of:=SQRT(1 - (1 - [.A582]))" office:value-type="float" office:value="0.531393592726357">
            <text:p>0.5313935927</text:p>
          </table:table-cell>
          <table:table-cell table:formula="of:=COS(2 * PI() * [.B582])" office:value-type="float" office:value="0.96096280829031">
            <text:p>0.9609628083</text:p>
          </table:table-cell>
          <table:table-cell table:formula="of:=SIN(2 * PI() * [.B582])" office:value-type="float" office:value="0.276677576038972">
            <text:p>0.276677576</text:p>
          </table:table-cell>
          <table:table-cell table:formula="of:=[.D582]*[.E582]" office:value-type="float" office:value="0.510649479173797">
            <text:p>0.5106494792</text:p>
          </table:table-cell>
          <table:table-cell table:formula="of:=[.D582]*[.F582]" office:value-type="float" office:value="0.147024691158169">
            <text:p>0.1470246912</text:p>
          </table:table-cell>
          <table:table-cell table:formula="of:=[.C582]" office:value-type="float" office:value="0.847125049570236">
            <text:p>0.8471250496</text:p>
          </table:table-cell>
        </table:table-row>
        <table:table-row table:style-name="ro1">
          <table:table-cell table:formula="of:=RAND()" office:value-type="float" office:value="0.83966064453125">
            <text:p>0.8396606445</text:p>
          </table:table-cell>
          <table:table-cell table:formula="of:=RAND()" office:value-type="float" office:value="0.903411865234375">
            <text:p>0.9034118652</text:p>
          </table:table-cell>
          <table:table-cell table:formula="of:=SQRT(1 - [.A583])" office:value-type="float" office:value="0.400423969648109">
            <text:p>0.4004239696</text:p>
          </table:table-cell>
          <table:table-cell table:formula="of:=SQRT(1 - (1 - [.A583]))" office:value-type="float" office:value="0.916329986703071">
            <text:p>0.9163299867</text:p>
          </table:table-cell>
          <table:table-cell table:formula="of:=COS(2 * PI() * [.B583])" office:value-type="float" office:value="0.821430716631692">
            <text:p>0.8214307166</text:p>
          </table:table-cell>
          <table:table-cell table:formula="of:=SIN(2 * PI() * [.B583])" office:value-type="float" office:value="-0.570308318170045">
            <text:p>-0.5703083182</text:p>
          </table:table-cell>
          <table:table-cell table:formula="of:=[.D583]*[.E583]" office:value-type="float" office:value="0.752701597648612">
            <text:p>0.7527015976</text:p>
          </table:table-cell>
          <table:table-cell table:formula="of:=[.D583]*[.F583]" office:value-type="float" office:value="-0.522590613605408">
            <text:p>-0.5225906136</text:p>
          </table:table-cell>
          <table:table-cell table:formula="of:=[.C583]" office:value-type="float" office:value="0.400423969648109">
            <text:p>0.4004239696</text:p>
          </table:table-cell>
        </table:table-row>
        <table:table-row table:style-name="ro1">
          <table:table-cell table:formula="of:=RAND()" office:value-type="float" office:value="0.20172119140625">
            <text:p>0.2017211914</text:p>
          </table:table-cell>
          <table:table-cell table:formula="of:=RAND()" office:value-type="float" office:value="0.72607421875">
            <text:p>0.7260742188</text:p>
          </table:table-cell>
          <table:table-cell table:formula="of:=SQRT(1 - [.A584])" office:value-type="float" office:value="0.893464497668346">
            <text:p>0.8934644977</text:p>
          </table:table-cell>
          <table:table-cell table:formula="of:=SQRT(1 - (1 - [.A584]))" office:value-type="float" office:value="0.4491338234939">
            <text:p>0.4491338235</text:p>
          </table:table-cell>
          <table:table-cell table:formula="of:=COS(2 * PI() * [.B584])" office:value-type="float" office:value="-0.149764534677322">
            <text:p>-0.1497645347</text:p>
          </table:table-cell>
          <table:table-cell table:formula="of:=SIN(2 * PI() * [.B584])" office:value-type="float" office:value="-0.988721691960324">
            <text:p>-0.988721692</text:p>
          </table:table-cell>
          <table:table-cell table:formula="of:=[.D584]*[.E584]" office:value-type="float" office:value="-0.0672643180834102">
            <text:p>-0.0672643181</text:p>
          </table:table-cell>
          <table:table-cell table:formula="of:=[.D584]*[.F584]" office:value-type="float" office:value="-0.444068353881498">
            <text:p>-0.4440683539</text:p>
          </table:table-cell>
          <table:table-cell table:formula="of:=[.C584]" office:value-type="float" office:value="0.893464497668346">
            <text:p>0.8934644977</text:p>
          </table:table-cell>
        </table:table-row>
        <table:table-row table:style-name="ro1">
          <table:table-cell table:formula="of:=RAND()" office:value-type="float" office:value="0.86419677734375">
            <text:p>0.8641967773</text:p>
          </table:table-cell>
          <table:table-cell table:formula="of:=RAND()" office:value-type="float" office:value="0.209442138671875">
            <text:p>0.2094421387</text:p>
          </table:table-cell>
          <table:table-cell table:formula="of:=SQRT(1 - [.A585])" office:value-type="float" office:value="0.368514887970961">
            <text:p>0.368514888</text:p>
          </table:table-cell>
          <table:table-cell table:formula="of:=SQRT(1 - (1 - [.A585]))" office:value-type="float" office:value="0.929621846421301">
            <text:p>0.9296218464</text:p>
          </table:table-cell>
          <table:table-cell table:formula="of:=COS(2 * PI() * [.B585])" office:value-type="float" office:value="0.252083377996487">
            <text:p>0.252083378</text:p>
          </table:table-cell>
          <table:table-cell table:formula="of:=SIN(2 * PI() * [.B585])" office:value-type="float" office:value="0.967705518501306">
            <text:p>0.9677055185</text:p>
          </table:table-cell>
          <table:table-cell table:formula="of:=[.D585]*[.E585]" office:value-type="float" office:value="0.234342215305213">
            <text:p>0.2343422153</text:p>
          </table:table-cell>
          <table:table-cell table:formula="of:=[.D585]*[.F585]" office:value-type="float" office:value="0.899600190901266">
            <text:p>0.8996001909</text:p>
          </table:table-cell>
          <table:table-cell table:formula="of:=[.C585]" office:value-type="float" office:value="0.368514887970961">
            <text:p>0.368514888</text:p>
          </table:table-cell>
        </table:table-row>
        <table:table-row table:style-name="ro1">
          <table:table-cell table:formula="of:=RAND()" office:value-type="float" office:value="0.0274658203125">
            <text:p>0.0274658203</text:p>
          </table:table-cell>
          <table:table-cell table:formula="of:=RAND()" office:value-type="float" office:value="0.420440673828125">
            <text:p>0.4204406738</text:p>
          </table:table-cell>
          <table:table-cell table:formula="of:=SQRT(1 - [.A586])" office:value-type="float" office:value="0.986171475803017">
            <text:p>0.9861714758</text:p>
          </table:table-cell>
          <table:table-cell table:formula="of:=SQRT(1 - (1 - [.A586]))" office:value-type="float" office:value="0.165728151840597">
            <text:p>0.1657281518</text:p>
          </table:table-cell>
          <table:table-cell table:formula="of:=COS(2 * PI() * [.B586])" office:value-type="float" office:value="-0.877637215850802">
            <text:p>-0.8776372159</text:p>
          </table:table-cell>
          <table:table-cell table:formula="of:=SIN(2 * PI() * [.B586])" office:value-type="float" office:value="0.479325481644417">
            <text:p>0.4793254816</text:p>
          </table:table-cell>
          <table:table-cell table:formula="of:=[.D586]*[.E586]" office:value-type="float" office:value="-0.145449193769481">
            <text:p>-0.1454491938</text:p>
          </table:table-cell>
          <table:table-cell table:formula="of:=[.D586]*[.F586]" office:value-type="float" office:value="0.0794377262030333">
            <text:p>0.0794377262</text:p>
          </table:table-cell>
          <table:table-cell table:formula="of:=[.C586]" office:value-type="float" office:value="0.986171475803017">
            <text:p>0.9861714758</text:p>
          </table:table-cell>
        </table:table-row>
        <table:table-row table:style-name="ro1">
          <table:table-cell table:formula="of:=RAND()" office:value-type="float" office:value="0.40399169921875">
            <text:p>0.4039916992</text:p>
          </table:table-cell>
          <table:table-cell table:formula="of:=RAND()" office:value-type="float" office:value="0.366851806640625">
            <text:p>0.3668518066</text:p>
          </table:table-cell>
          <table:table-cell table:formula="of:=SQRT(1 - [.A587])" office:value-type="float" office:value="0.772015738687528">
            <text:p>0.7720157387</text:p>
          </table:table-cell>
          <table:table-cell table:formula="of:=SQRT(1 - (1 - [.A587]))" office:value-type="float" office:value="0.635603413473173">
            <text:p>0.6356034135</text:p>
          </table:table-cell>
          <table:table-cell table:formula="of:=COS(2 * PI() * [.B587])" office:value-type="float" office:value="-0.669994630594823">
            <text:p>-0.6699946306</text:p>
          </table:table-cell>
          <table:table-cell table:formula="of:=SIN(2 * PI() * [.B587])" office:value-type="float" office:value="0.742365944109848">
            <text:p>0.7423659441</text:p>
          </table:table-cell>
          <table:table-cell table:formula="of:=[.D587]*[.E587]" office:value-type="float" office:value="-0.425850874214767">
            <text:p>-0.4258508742</text:p>
          </table:table-cell>
          <table:table-cell table:formula="of:=[.D587]*[.F587]" office:value-type="float" office:value="0.471850328122455">
            <text:p>0.4718503281</text:p>
          </table:table-cell>
          <table:table-cell table:formula="of:=[.C587]" office:value-type="float" office:value="0.772015738687528">
            <text:p>0.7720157387</text:p>
          </table:table-cell>
        </table:table-row>
        <table:table-row table:style-name="ro1">
          <table:table-cell table:formula="of:=RAND()" office:value-type="float" office:value="0.835113525390625">
            <text:p>0.8351135254</text:p>
          </table:table-cell>
          <table:table-cell table:formula="of:=RAND()" office:value-type="float" office:value="0.016815185546875">
            <text:p>0.0168151855</text:p>
          </table:table-cell>
          <table:table-cell table:formula="of:=SQRT(1 - [.A588])" office:value-type="float" office:value="0.406062156091127">
            <text:p>0.4060621561</text:p>
          </table:table-cell>
          <table:table-cell table:formula="of:=SQRT(1 - (1 - [.A588]))" office:value-type="float" office:value="0.91384546034361">
            <text:p>0.9138454603</text:p>
          </table:table-cell>
          <table:table-cell table:formula="of:=COS(2 * PI() * [.B588])" office:value-type="float" office:value="0.994423919364876">
            <text:p>0.9944239194</text:p>
          </table:table-cell>
          <table:table-cell table:formula="of:=SIN(2 * PI() * [.B588])" office:value-type="float" office:value="0.105456477254831">
            <text:p>0.1054564773</text:p>
          </table:table-cell>
          <table:table-cell table:formula="of:=[.D588]*[.E588]" office:value-type="float" office:value="0.908749784368692">
            <text:p>0.9087497844</text:p>
          </table:table-cell>
          <table:table-cell table:formula="of:=[.D588]*[.F588]" office:value-type="float" office:value="0.0963709230031562">
            <text:p>0.096370923</text:p>
          </table:table-cell>
          <table:table-cell table:formula="of:=[.C588]" office:value-type="float" office:value="0.406062156091127">
            <text:p>0.4060621561</text:p>
          </table:table-cell>
        </table:table-row>
        <table:table-row table:style-name="ro1">
          <table:table-cell table:formula="of:=RAND()" office:value-type="float" office:value="0.0068359375">
            <text:p>0.0068359375</text:p>
          </table:table-cell>
          <table:table-cell table:formula="of:=RAND()" office:value-type="float" office:value="0.421112060546875">
            <text:p>0.4211120605</text:p>
          </table:table-cell>
          <table:table-cell table:formula="of:=SQRT(1 - [.A589])" office:value-type="float" office:value="0.996576169943873">
            <text:p>0.9965761699</text:p>
          </table:table-cell>
          <table:table-cell table:formula="of:=SQRT(1 - (1 - [.A589]))" office:value-type="float" office:value="0.0826797284707685">
            <text:p>0.0826797285</text:p>
          </table:table-cell>
          <table:table-cell table:formula="of:=COS(2 * PI() * [.B589])" office:value-type="float" office:value="-0.879651410178072">
            <text:p>-0.8796514102</text:p>
          </table:table-cell>
          <table:table-cell table:formula="of:=SIN(2 * PI() * [.B589])" office:value-type="float" office:value="0.475618961535103">
            <text:p>0.4756189615</text:p>
          </table:table-cell>
          <table:table-cell table:formula="of:=[.D589]*[.E589]" office:value-type="float" office:value="-0.0727293397424515">
            <text:p>-0.0727293397</text:p>
          </table:table-cell>
          <table:table-cell table:formula="of:=[.D589]*[.F589]" office:value-type="float" office:value="0.0393240465952712">
            <text:p>0.0393240466</text:p>
          </table:table-cell>
          <table:table-cell table:formula="of:=[.C589]" office:value-type="float" office:value="0.996576169943873">
            <text:p>0.9965761699</text:p>
          </table:table-cell>
        </table:table-row>
        <table:table-row table:style-name="ro1">
          <table:table-cell table:formula="of:=RAND()" office:value-type="float" office:value="0.3682861328125">
            <text:p>0.3682861328</text:p>
          </table:table-cell>
          <table:table-cell table:formula="of:=RAND()" office:value-type="float" office:value="0.319580078125">
            <text:p>0.3195800781</text:p>
          </table:table-cell>
          <table:table-cell table:formula="of:=SQRT(1 - [.A590])" office:value-type="float" office:value="0.794804294897492">
            <text:p>0.7948042949</text:p>
          </table:table-cell>
          <table:table-cell table:formula="of:=SQRT(1 - (1 - [.A590]))" office:value-type="float" office:value="0.606865827685577">
            <text:p>0.6068658277</text:p>
          </table:table-cell>
          <table:table-cell table:formula="of:=COS(2 * PI() * [.B590])" office:value-type="float" office:value="-0.423390474143796">
            <text:p>-0.4233904741</text:p>
          </table:table-cell>
          <table:table-cell table:formula="of:=SIN(2 * PI() * [.B590])" office:value-type="float" office:value="0.905947297807269">
            <text:p>0.9059472978</text:p>
          </table:table-cell>
          <table:table-cell table:formula="of:=[.D590]*[.E590]" office:value-type="float" office:value="-0.256941210525463">
            <text:p>-0.2569412105</text:p>
          </table:table-cell>
          <table:table-cell table:formula="of:=[.D590]*[.F590]" office:value-type="float" office:value="0.54978845672332">
            <text:p>0.5497884567</text:p>
          </table:table-cell>
          <table:table-cell table:formula="of:=[.C590]" office:value-type="float" office:value="0.794804294897492">
            <text:p>0.7948042949</text:p>
          </table:table-cell>
        </table:table-row>
        <table:table-row table:style-name="ro1">
          <table:table-cell table:formula="of:=RAND()" office:value-type="float" office:value="0.686553955078125">
            <text:p>0.6865539551</text:p>
          </table:table-cell>
          <table:table-cell table:formula="of:=RAND()" office:value-type="float" office:value="0.171142578125">
            <text:p>0.1711425781</text:p>
          </table:table-cell>
          <table:table-cell table:formula="of:=SQRT(1 - [.A591])" office:value-type="float" office:value="0.559862523233941">
            <text:p>0.5598625232</text:p>
          </table:table-cell>
          <table:table-cell table:formula="of:=SQRT(1 - (1 - [.A591]))" office:value-type="float" office:value="0.828585514644158">
            <text:p>0.8285855146</text:p>
          </table:table-cell>
          <table:table-cell table:formula="of:=COS(2 * PI() * [.B591])" office:value-type="float" office:value="0.475450281747156">
            <text:p>0.4754502817</text:p>
          </table:table-cell>
          <table:table-cell table:formula="of:=SIN(2 * PI() * [.B591])" office:value-type="float" office:value="0.879742592800047">
            <text:p>0.8797425928</text:p>
          </table:table-cell>
          <table:table-cell table:formula="of:=[.D591]*[.E591]" office:value-type="float" office:value="0.393951216389177">
            <text:p>0.3939512164</text:p>
          </table:table-cell>
          <table:table-cell table:formula="of:=[.D591]*[.F591]" office:value-type="float" office:value="0.728941969009614">
            <text:p>0.728941969</text:p>
          </table:table-cell>
          <table:table-cell table:formula="of:=[.C591]" office:value-type="float" office:value="0.559862523233941">
            <text:p>0.5598625232</text:p>
          </table:table-cell>
        </table:table-row>
        <table:table-row table:style-name="ro1">
          <table:table-cell table:formula="of:=RAND()" office:value-type="float" office:value="0.642822265625">
            <text:p>0.6428222656</text:p>
          </table:table-cell>
          <table:table-cell table:formula="of:=RAND()" office:value-type="float" office:value="0.55535888671875">
            <text:p>0.5553588867</text:p>
          </table:table-cell>
          <table:table-cell table:formula="of:=SQRT(1 - [.A592])" office:value-type="float" office:value="0.59764348434079">
            <text:p>0.5976434843</text:p>
          </table:table-cell>
          <table:table-cell table:formula="of:=SQRT(1 - (1 - [.A592]))" office:value-type="float" office:value="0.801761975666719">
            <text:p>0.8017619757</text:p>
          </table:table-cell>
          <table:table-cell table:formula="of:=COS(2 * PI() * [.B592])" office:value-type="float" office:value="-0.94011453983498">
            <text:p>-0.9401145398</text:p>
          </table:table-cell>
          <table:table-cell table:formula="of:=SIN(2 * PI() * [.B592])" office:value-type="float" office:value="-0.340858697983289">
            <text:p>-0.340858698</text:p>
          </table:table-cell>
          <table:table-cell table:formula="of:=[.D592]*[.E592]" office:value-type="float" office:value="-0.753748090811102">
            <text:p>-0.7537480908</text:p>
          </table:table-cell>
          <table:table-cell table:formula="of:=[.D592]*[.F592]" office:value-type="float" office:value="-0.273287543118267">
            <text:p>-0.2732875431</text:p>
          </table:table-cell>
          <table:table-cell table:formula="of:=[.C592]" office:value-type="float" office:value="0.59764348434079">
            <text:p>0.5976434843</text:p>
          </table:table-cell>
        </table:table-row>
        <table:table-row table:style-name="ro1">
          <table:table-cell table:formula="of:=RAND()" office:value-type="float" office:value="0.610107421875">
            <text:p>0.6101074219</text:p>
          </table:table-cell>
          <table:table-cell table:formula="of:=RAND()" office:value-type="float" office:value="0.9820556640625">
            <text:p>0.9820556641</text:p>
          </table:table-cell>
          <table:table-cell table:formula="of:=SQRT(1 - [.A593])" office:value-type="float" office:value="0.624413787584003">
            <text:p>0.6244137876</text:p>
          </table:table-cell>
          <table:table-cell table:formula="of:=SQRT(1 - (1 - [.A593]))" office:value-type="float" office:value="0.781093734371874">
            <text:p>0.7810937344</text:p>
          </table:table-cell>
          <table:table-cell table:formula="of:=COS(2 * PI() * [.B593])" office:value-type="float" office:value="0.993650721000219">
            <text:p>0.993650721</text:p>
          </table:table-cell>
          <table:table-cell table:formula="of:=SIN(2 * PI() * [.B593])" office:value-type="float" office:value="-0.112508864787379">
            <text:p>-0.1125088648</text:p>
          </table:table-cell>
          <table:table-cell table:formula="of:=[.D593]*[.E593]" office:value-type="float" office:value="0.776134352327366">
            <text:p>0.7761343523</text:p>
          </table:table-cell>
          <table:table-cell table:formula="of:=[.D593]*[.F593]" office:value-type="float" office:value="-0.087879969346714">
            <text:p>-0.0878799693</text:p>
          </table:table-cell>
          <table:table-cell table:formula="of:=[.C593]" office:value-type="float" office:value="0.624413787584003">
            <text:p>0.6244137876</text:p>
          </table:table-cell>
        </table:table-row>
        <table:table-row table:style-name="ro1">
          <table:table-cell table:formula="of:=RAND()" office:value-type="float" office:value="0.3809814453125">
            <text:p>0.3809814453</text:p>
          </table:table-cell>
          <table:table-cell table:formula="of:=RAND()" office:value-type="float" office:value="0.936676025390625">
            <text:p>0.9366760254</text:p>
          </table:table-cell>
          <table:table-cell table:formula="of:=SQRT(1 - [.A594])" office:value-type="float" office:value="0.786777322174133">
            <text:p>0.7867773222</text:p>
          </table:table-cell>
          <table:table-cell table:formula="of:=SQRT(1 - (1 - [.A594]))" office:value-type="float" office:value="0.61723694422199">
            <text:p>0.6172369442</text:p>
          </table:table-cell>
          <table:table-cell table:formula="of:=COS(2 * PI() * [.B594])" office:value-type="float" office:value="0.921885936917514">
            <text:p>0.9218859369</text:p>
          </table:table-cell>
          <table:table-cell table:formula="of:=SIN(2 * PI() * [.B594])" office:value-type="float" office:value="-0.387461377834898">
            <text:p>-0.3874613778</text:p>
          </table:table-cell>
          <table:table-cell table:formula="of:=[.D594]*[.E594]" office:value-type="float" office:value="0.569022058624193">
            <text:p>0.5690220586</text:p>
          </table:table-cell>
          <table:table-cell table:formula="of:=[.D594]*[.F594]" office:value-type="float" office:value="-0.239155476858854">
            <text:p>-0.2391554769</text:p>
          </table:table-cell>
          <table:table-cell table:formula="of:=[.C594]" office:value-type="float" office:value="0.786777322174133">
            <text:p>0.7867773222</text:p>
          </table:table-cell>
        </table:table-row>
        <table:table-row table:style-name="ro1">
          <table:table-cell table:formula="of:=RAND()" office:value-type="float" office:value="0.25537109375">
            <text:p>0.2553710938</text:p>
          </table:table-cell>
          <table:table-cell table:formula="of:=RAND()" office:value-type="float" office:value="0.107452392578125">
            <text:p>0.1074523926</text:p>
          </table:table-cell>
          <table:table-cell table:formula="of:=SQRT(1 - [.A595])" office:value-type="float" office:value="0.862918829467755">
            <text:p>0.8629188295</text:p>
          </table:table-cell>
          <table:table-cell table:formula="of:=SQRT(1 - (1 - [.A595]))" office:value-type="float" office:value="0.505342550899882">
            <text:p>0.5053425509</text:p>
          </table:table-cell>
          <table:table-cell table:formula="of:=COS(2 * PI() * [.B595])" office:value-type="float" office:value="0.780617398913848">
            <text:p>0.7806173989</text:p>
          </table:table-cell>
          <table:table-cell table:formula="of:=SIN(2 * PI() * [.B595])" office:value-type="float" office:value="0.625009181142947">
            <text:p>0.6250091811</text:p>
          </table:table-cell>
          <table:table-cell table:formula="of:=[.D595]*[.E595]" office:value-type="float" office:value="0.394479187643955">
            <text:p>0.3944791876</text:p>
          </table:table-cell>
          <table:table-cell table:formula="of:=[.D595]*[.F595]" office:value-type="float" office:value="0.315843733934624">
            <text:p>0.3158437339</text:p>
          </table:table-cell>
          <table:table-cell table:formula="of:=[.C595]" office:value-type="float" office:value="0.862918829467755">
            <text:p>0.8629188295</text:p>
          </table:table-cell>
        </table:table-row>
        <table:table-row table:style-name="ro1">
          <table:table-cell table:formula="of:=RAND()" office:value-type="float" office:value="0.681976318359375">
            <text:p>0.6819763184</text:p>
          </table:table-cell>
          <table:table-cell table:formula="of:=RAND()" office:value-type="float" office:value="0.8134765625">
            <text:p>0.8134765625</text:p>
          </table:table-cell>
          <table:table-cell table:formula="of:=SQRT(1 - [.A596])" office:value-type="float" office:value="0.563935884334935">
            <text:p>0.5639358843</text:p>
          </table:table-cell>
          <table:table-cell table:formula="of:=SQRT(1 - (1 - [.A596]))" office:value-type="float" office:value="0.825818574724119">
            <text:p>0.8258185747</text:p>
          </table:table-cell>
          <table:table-cell table:formula="of:=COS(2 * PI() * [.B596])" office:value-type="float" office:value="0.388345046698826">
            <text:p>0.3883450467</text:p>
          </table:table-cell>
          <table:table-cell table:formula="of:=SIN(2 * PI() * [.B596])" office:value-type="float" office:value="-0.921514039342042">
            <text:p>-0.9215140393</text:p>
          </table:table-cell>
          <table:table-cell table:formula="of:=[.D596]*[.E596]" office:value-type="float" office:value="0.320702552965996">
            <text:p>0.320702553</text:p>
          </table:table-cell>
          <table:table-cell table:formula="of:=[.D596]*[.F596]" office:value-type="float" office:value="-0.761003410557711">
            <text:p>-0.7610034106</text:p>
          </table:table-cell>
          <table:table-cell table:formula="of:=[.C596]" office:value-type="float" office:value="0.563935884334935">
            <text:p>0.5639358843</text:p>
          </table:table-cell>
        </table:table-row>
        <table:table-row table:style-name="ro1">
          <table:table-cell table:formula="of:=RAND()" office:value-type="float" office:value="0.696075439453125">
            <text:p>0.6960754395</text:p>
          </table:table-cell>
          <table:table-cell table:formula="of:=RAND()" office:value-type="float" office:value="0.302886962890625">
            <text:p>0.3028869629</text:p>
          </table:table-cell>
          <table:table-cell table:formula="of:=SQRT(1 - [.A597])" office:value-type="float" office:value="0.551293533924419">
            <text:p>0.5512935339</text:p>
          </table:table-cell>
          <table:table-cell table:formula="of:=SQRT(1 - (1 - [.A597]))" office:value-type="float" office:value="0.834311356421046">
            <text:p>0.8343113564</text:p>
          </table:table-cell>
          <table:table-cell table:formula="of:=COS(2 * PI() * [.B597])" office:value-type="float" office:value="-0.32621673218303">
            <text:p>-0.3262167322</text:p>
          </table:table-cell>
          <table:table-cell table:formula="of:=SIN(2 * PI() * [.B597])" office:value-type="float" office:value="0.945295003500931">
            <text:p>0.9452950035</text:p>
          </table:table-cell>
          <table:table-cell table:formula="of:=[.D597]*[.E597]" office:value-type="float" office:value="-0.272166324314864">
            <text:p>-0.2721663243</text:p>
          </table:table-cell>
          <table:table-cell table:formula="of:=[.D597]*[.F597]" office:value-type="float" office:value="0.788670356588899">
            <text:p>0.7886703566</text:p>
          </table:table-cell>
          <table:table-cell table:formula="of:=[.C597]" office:value-type="float" office:value="0.551293533924419">
            <text:p>0.5512935339</text:p>
          </table:table-cell>
        </table:table-row>
        <table:table-row table:style-name="ro1">
          <table:table-cell table:formula="of:=RAND()" office:value-type="float" office:value="0.835113525390625">
            <text:p>0.8351135254</text:p>
          </table:table-cell>
          <table:table-cell table:formula="of:=RAND()" office:value-type="float" office:value="0.443634033203125">
            <text:p>0.4436340332</text:p>
          </table:table-cell>
          <table:table-cell table:formula="of:=SQRT(1 - [.A598])" office:value-type="float" office:value="0.406062156091127">
            <text:p>0.4060621561</text:p>
          </table:table-cell>
          <table:table-cell table:formula="of:=SQRT(1 - (1 - [.A598]))" office:value-type="float" office:value="0.91384546034361">
            <text:p>0.9138454603</text:p>
          </table:table-cell>
          <table:table-cell table:formula="of:=COS(2 * PI() * [.B598])" office:value-type="float" office:value="-0.93793889185864">
            <text:p>-0.9379388919</text:p>
          </table:table-cell>
          <table:table-cell table:formula="of:=SIN(2 * PI() * [.B598])" office:value-type="float" office:value="0.346800569692418">
            <text:p>0.3468005697</text:p>
          </table:table-cell>
          <table:table-cell table:formula="of:=[.D598]*[.E598]" office:value-type="float" office:value="-0.857131198404735">
            <text:p>-0.8571311984</text:p>
          </table:table-cell>
          <table:table-cell table:formula="of:=[.D598]*[.F598]" office:value-type="float" office:value="0.316922126257994">
            <text:p>0.3169221263</text:p>
          </table:table-cell>
          <table:table-cell table:formula="of:=[.C598]" office:value-type="float" office:value="0.406062156091127">
            <text:p>0.4060621561</text:p>
          </table:table-cell>
        </table:table-row>
        <table:table-row table:style-name="ro1">
          <table:table-cell table:formula="of:=RAND()" office:value-type="float" office:value="0.169677734375">
            <text:p>0.1696777344</text:p>
          </table:table-cell>
          <table:table-cell table:formula="of:=RAND()" office:value-type="float" office:value="0.011474609375">
            <text:p>0.0114746094</text:p>
          </table:table-cell>
          <table:table-cell table:formula="of:=SQRT(1 - [.A599])" office:value-type="float" office:value="0.911220206988958">
            <text:p>0.911220207</text:p>
          </table:table-cell>
          <table:table-cell table:formula="of:=SQRT(1 - (1 - [.A599]))" office:value-type="float" office:value="0.411919572702002">
            <text:p>0.4119195727</text:p>
          </table:table-cell>
          <table:table-cell table:formula="of:=COS(2 * PI() * [.B599])" office:value-type="float" office:value="0.997402129901275">
            <text:p>0.9974021299</text:p>
          </table:table-cell>
          <table:table-cell table:formula="of:=SIN(2 * PI() * [.B599])" office:value-type="float" office:value="0.0720346532468893">
            <text:p>0.0720346532</text:p>
          </table:table-cell>
          <table:table-cell table:formula="of:=[.D599]*[.E599]" office:value-type="float" office:value="0.410849459161">
            <text:p>0.4108494592</text:p>
          </table:table-cell>
          <table:table-cell table:formula="of:=[.D599]*[.F599]" office:value-type="float" office:value="0.0296724835851955">
            <text:p>0.0296724836</text:p>
          </table:table-cell>
          <table:table-cell table:formula="of:=[.C599]" office:value-type="float" office:value="0.911220206988958">
            <text:p>0.911220207</text:p>
          </table:table-cell>
        </table:table-row>
        <table:table-row table:style-name="ro1">
          <table:table-cell table:formula="of:=RAND()" office:value-type="float" office:value="0.681732177734375">
            <text:p>0.6817321777</text:p>
          </table:table-cell>
          <table:table-cell table:formula="of:=RAND()" office:value-type="float" office:value="0.9140625">
            <text:p>0.9140625</text:p>
          </table:table-cell>
          <table:table-cell table:formula="of:=SQRT(1 - [.A600])" office:value-type="float" office:value="0.56415230413925">
            <text:p>0.5641523041</text:p>
          </table:table-cell>
          <table:table-cell table:formula="of:=SQRT(1 - (1 - [.A600]))" office:value-type="float" office:value="0.825670744143436">
            <text:p>0.8256707441</text:p>
          </table:table-cell>
          <table:table-cell table:formula="of:=COS(2 * PI() * [.B600])" office:value-type="float" office:value="0.857728610000272">
            <text:p>0.85772861</text:p>
          </table:table-cell>
          <table:table-cell table:formula="of:=SIN(2 * PI() * [.B600])" office:value-type="float" office:value="-0.514102744193222">
            <text:p>-0.5141027442</text:p>
          </table:table-cell>
          <table:table-cell table:formula="of:=[.D600]*[.E600]" office:value-type="float" office:value="0.708201419692039">
            <text:p>0.7082014197</text:p>
          </table:table-cell>
          <table:table-cell table:formula="of:=[.D600]*[.F600]" office:value-type="float" office:value="-0.4244795953642">
            <text:p>-0.4244795954</text:p>
          </table:table-cell>
          <table:table-cell table:formula="of:=[.C600]" office:value-type="float" office:value="0.56415230413925">
            <text:p>0.5641523041</text:p>
          </table:table-cell>
        </table:table-row>
        <table:table-row table:style-name="ro1">
          <table:table-cell table:formula="of:=RAND()" office:value-type="float" office:value="0.584869384765625">
            <text:p>0.5848693848</text:p>
          </table:table-cell>
          <table:table-cell table:formula="of:=RAND()" office:value-type="float" office:value="0.903167724609375">
            <text:p>0.9031677246</text:p>
          </table:table-cell>
          <table:table-cell table:formula="of:=SQRT(1 - [.A601])" office:value-type="float" office:value="0.644306305443595">
            <text:p>0.6443063054</text:p>
          </table:table-cell>
          <table:table-cell table:formula="of:=SQRT(1 - (1 - [.A601]))" office:value-type="float" office:value="0.764767536422425">
            <text:p>0.7647675364</text:p>
          </table:table-cell>
          <table:table-cell table:formula="of:=COS(2 * PI() * [.B601])" office:value-type="float" office:value="0.820554908518634">
            <text:p>0.8205549085</text:p>
          </table:table-cell>
          <table:table-cell table:formula="of:=SIN(2 * PI() * [.B601])" office:value-type="float" office:value="-0.571567705618483">
            <text:p>-0.5715677056</text:p>
          </table:table-cell>
          <table:table-cell table:formula="of:=[.D601]*[.E601]" office:value-type="float" office:value="0.627533755887124">
            <text:p>0.6275337559</text:p>
          </table:table-cell>
          <table:table-cell table:formula="of:=[.D601]*[.F601]" office:value-type="float" office:value="-0.437116426124465">
            <text:p>-0.4371164261</text:p>
          </table:table-cell>
          <table:table-cell table:formula="of:=[.C601]" office:value-type="float" office:value="0.644306305443595">
            <text:p>0.6443063054</text:p>
          </table:table-cell>
        </table:table-row>
        <table:table-row table:style-name="ro1">
          <table:table-cell table:formula="of:=RAND()" office:value-type="float" office:value="0.432098388671875">
            <text:p>0.4320983887</text:p>
          </table:table-cell>
          <table:table-cell table:formula="of:=RAND()" office:value-type="float" office:value="0.243316650390625">
            <text:p>0.2433166504</text:p>
          </table:table-cell>
          <table:table-cell table:formula="of:=SQRT(1 - [.A602])" office:value-type="float" office:value="0.7535924703234">
            <text:p>0.7535924703</text:p>
          </table:table-cell>
          <table:table-cell table:formula="of:=SQRT(1 - (1 - [.A602]))" office:value-type="float" office:value="0.657341911543662">
            <text:p>0.6573419115</text:p>
          </table:table-cell>
          <table:table-cell table:formula="of:=COS(2 * PI() * [.B602])" office:value-type="float" office:value="0.0419803835727345">
            <text:p>0.0419803836</text:p>
          </table:table-cell>
          <table:table-cell table:formula="of:=SIN(2 * PI() * [.B602])" office:value-type="float" office:value="0.999118435119224">
            <text:p>0.9991184351</text:p>
          </table:table-cell>
          <table:table-cell table:formula="of:=[.D602]*[.E602]" office:value-type="float" office:value="0.0275954655850374">
            <text:p>0.0275954656</text:p>
          </table:table-cell>
          <table:table-cell table:formula="of:=[.D602]*[.F602]" office:value-type="float" office:value="0.656762421999782">
            <text:p>0.656762422</text:p>
          </table:table-cell>
          <table:table-cell table:formula="of:=[.C602]" office:value-type="float" office:value="0.7535924703234">
            <text:p>0.7535924703</text:p>
          </table:table-cell>
        </table:table-row>
        <table:table-row table:style-name="ro1">
          <table:table-cell table:formula="of:=RAND()" office:value-type="float" office:value="0.12469482421875">
            <text:p>0.1246948242</text:p>
          </table:table-cell>
          <table:table-cell table:formula="of:=RAND()" office:value-type="float" office:value="0.048614501953125">
            <text:p>0.048614502</text:p>
          </table:table-cell>
          <table:table-cell table:formula="of:=SQRT(1 - [.A603])" office:value-type="float" office:value="0.935577455789338">
            <text:p>0.9355774558</text:p>
          </table:table-cell>
          <table:table-cell table:formula="of:=SQRT(1 - (1 - [.A603]))" office:value-type="float" office:value="0.353121543124673">
            <text:p>0.3531215431</text:p>
          </table:table-cell>
          <table:table-cell table:formula="of:=COS(2 * PI() * [.B603])" office:value-type="float" office:value="0.953710543907896">
            <text:p>0.9537105439</text:p>
          </table:table-cell>
          <table:table-cell table:formula="of:=SIN(2 * PI() * [.B603])" office:value-type="float" office:value="0.300726118651017">
            <text:p>0.3007261187</text:p>
          </table:table-cell>
          <table:table-cell table:formula="of:=[.D603]*[.E603]" office:value-type="float" office:value="0.336775738959027">
            <text:p>0.336775739</text:p>
          </table:table-cell>
          <table:table-cell table:formula="of:=[.D603]*[.F603]" office:value-type="float" office:value="0.106192871075941">
            <text:p>0.1061928711</text:p>
          </table:table-cell>
          <table:table-cell table:formula="of:=[.C603]" office:value-type="float" office:value="0.935577455789338">
            <text:p>0.9355774558</text:p>
          </table:table-cell>
        </table:table-row>
        <table:table-row table:style-name="ro1">
          <table:table-cell table:formula="of:=RAND()" office:value-type="float" office:value="0.343994140625">
            <text:p>0.3439941406</text:p>
          </table:table-cell>
          <table:table-cell table:formula="of:=RAND()" office:value-type="float" office:value="0.197296142578125">
            <text:p>0.1972961426</text:p>
          </table:table-cell>
          <table:table-cell table:formula="of:=SQRT(1 - [.A604])" office:value-type="float" office:value="0.809941886418402">
            <text:p>0.8099418864</text:p>
          </table:table-cell>
          <table:table-cell table:formula="of:=SQRT(1 - (1 - [.A604]))" office:value-type="float" office:value="0.586510136847608">
            <text:p>0.5865101368</text:p>
          </table:table-cell>
          <table:table-cell table:formula="of:=COS(2 * PI() * [.B604])" office:value-type="float" office:value="0.325128968249257">
            <text:p>0.3251289682</text:p>
          </table:table-cell>
          <table:table-cell table:formula="of:=SIN(2 * PI() * [.B604])" office:value-type="float" office:value="0.945669685463785">
            <text:p>0.9456696855</text:p>
          </table:table-cell>
          <table:table-cell table:formula="of:=[.D604]*[.E604]" office:value-type="float" office:value="0.190691435660993">
            <text:p>0.1906914357</text:p>
          </table:table-cell>
          <table:table-cell table:formula="of:=[.D604]*[.F604]" office:value-type="float" office:value="0.554644856633999">
            <text:p>0.5546448566</text:p>
          </table:table-cell>
          <table:table-cell table:formula="of:=[.C604]" office:value-type="float" office:value="0.809941886418402">
            <text:p>0.8099418864</text:p>
          </table:table-cell>
        </table:table-row>
        <table:table-row table:style-name="ro1">
          <table:table-cell table:formula="of:=RAND()" office:value-type="float" office:value="0.601654052734375">
            <text:p>0.6016540527</text:p>
          </table:table-cell>
          <table:table-cell table:formula="of:=RAND()" office:value-type="float" office:value="0.509185791015625">
            <text:p>0.509185791</text:p>
          </table:table-cell>
          <table:table-cell table:formula="of:=SQRT(1 - [.A605])" office:value-type="float" office:value="0.631146533909222">
            <text:p>0.6311465339</text:p>
          </table:table-cell>
          <table:table-cell table:formula="of:=SQRT(1 - (1 - [.A605]))" office:value-type="float" office:value="0.775663620865627">
            <text:p>0.7756636209</text:p>
          </table:table-cell>
          <table:table-cell table:formula="of:=COS(2 * PI() * [.B605])" office:value-type="float" office:value="-0.998334892407855">
            <text:p>-0.9983348924</text:p>
          </table:table-cell>
          <table:table-cell table:formula="of:=SIN(2 * PI() * [.B605])" office:value-type="float" office:value="-0.0576839891217358">
            <text:p>-0.0576839891</text:p>
          </table:table-cell>
          <table:table-cell table:formula="of:=[.D605]*[.E605]" office:value-type="float" office:value="-0.774372057481573">
            <text:p>-0.7743720575</text:p>
          </table:table-cell>
          <table:table-cell table:formula="of:=[.D605]*[.F605]" office:value-type="float" office:value="-0.044743371868139">
            <text:p>-0.0447433719</text:p>
          </table:table-cell>
          <table:table-cell table:formula="of:=[.C605]" office:value-type="float" office:value="0.631146533909222">
            <text:p>0.6311465339</text:p>
          </table:table-cell>
        </table:table-row>
        <table:table-row table:style-name="ro1">
          <table:table-cell table:formula="of:=RAND()" office:value-type="float" office:value="0.168365478515625">
            <text:p>0.1683654785</text:p>
          </table:table-cell>
          <table:table-cell table:formula="of:=RAND()" office:value-type="float" office:value="0.84869384765625">
            <text:p>0.8486938477</text:p>
          </table:table-cell>
          <table:table-cell table:formula="of:=SQRT(1 - [.A606])" office:value-type="float" office:value="0.911939976908774">
            <text:p>0.9119399769</text:p>
          </table:table-cell>
          <table:table-cell table:formula="of:=SQRT(1 - (1 - [.A606]))" office:value-type="float" office:value="0.410323626562772">
            <text:p>0.4103236266</text:p>
          </table:table-cell>
          <table:table-cell table:formula="of:=COS(2 * PI() * [.B606])" office:value-type="float" office:value="0.581126094400977">
            <text:p>0.5811260944</text:p>
          </table:table-cell>
          <table:table-cell table:formula="of:=SIN(2 * PI() * [.B606])" office:value-type="float" office:value="-0.813813530488567">
            <text:p>-0.8138135305</text:p>
          </table:table-cell>
          <table:table-cell table:formula="of:=[.D606]*[.E606]" office:value-type="float" office:value="0.238449766544869">
            <text:p>0.2384497665</text:p>
          </table:table-cell>
          <table:table-cell table:formula="of:=[.D606]*[.F606]" office:value-type="float" office:value="-0.333926919175922">
            <text:p>-0.3339269192</text:p>
          </table:table-cell>
          <table:table-cell table:formula="of:=[.C606]" office:value-type="float" office:value="0.911939976908774">
            <text:p>0.9119399769</text:p>
          </table:table-cell>
        </table:table-row>
        <table:table-row table:style-name="ro1">
          <table:table-cell table:formula="of:=RAND()" office:value-type="float" office:value="0.72100830078125">
            <text:p>0.7210083008</text:p>
          </table:table-cell>
          <table:table-cell table:formula="of:=RAND()" office:value-type="float" office:value="0.6241455078125">
            <text:p>0.6241455078</text:p>
          </table:table-cell>
          <table:table-cell table:formula="of:=SQRT(1 - [.A607])" office:value-type="float" office:value="0.528196648246418">
            <text:p>0.5281966482</text:p>
          </table:table-cell>
          <table:table-cell table:formula="of:=SQRT(1 - (1 - [.A607]))" office:value-type="float" office:value="0.849122076489152">
            <text:p>0.8491220765</text:p>
          </table:table-cell>
          <table:table-cell table:formula="of:=COS(2 * PI() * [.B607])" office:value-type="float" office:value="-0.710892980401152">
            <text:p>-0.7108929804</text:p>
          </table:table-cell>
          <table:table-cell table:formula="of:=SIN(2 * PI() * [.B607])" office:value-type="float" office:value="-0.703300199357548">
            <text:p>-0.7033001994</text:p>
          </table:table-cell>
          <table:table-cell table:formula="of:=[.D607]*[.E607]" office:value-type="float" office:value="-0.603634923679788">
            <text:p>-0.6036349237</text:p>
          </table:table-cell>
          <table:table-cell table:formula="of:=[.D607]*[.F607]" office:value-type="float" office:value="-0.597187725673716">
            <text:p>-0.5971877257</text:p>
          </table:table-cell>
          <table:table-cell table:formula="of:=[.C607]" office:value-type="float" office:value="0.528196648246418">
            <text:p>0.5281966482</text:p>
          </table:table-cell>
        </table:table-row>
        <table:table-row table:style-name="ro1">
          <table:table-cell table:formula="of:=RAND()" office:value-type="float" office:value="0.769256591796875">
            <text:p>0.7692565918</text:p>
          </table:table-cell>
          <table:table-cell table:formula="of:=RAND()" office:value-type="float" office:value="0.41229248046875">
            <text:p>0.4122924805</text:p>
          </table:table-cell>
          <table:table-cell table:formula="of:=SQRT(1 - [.A608])" office:value-type="float" office:value="0.48035758368441">
            <text:p>0.4803575837</text:p>
          </table:table-cell>
          <table:table-cell table:formula="of:=SQRT(1 - (1 - [.A608]))" office:value-type="float" office:value="0.87707274031113">
            <text:p>0.8770727403</text:p>
          </table:table-cell>
          <table:table-cell table:formula="of:=COS(2 * PI() * [.B608])" office:value-type="float" office:value="-0.851958162409106">
            <text:p>-0.8519581624</text:p>
          </table:table-cell>
          <table:table-cell table:formula="of:=SIN(2 * PI() * [.B608])" office:value-type="float" office:value="0.523609863834228">
            <text:p>0.5236098638</text:p>
          </table:table-cell>
          <table:table-cell table:formula="of:=[.D608]*[.E608]" office:value-type="float" office:value="-0.74722928013459">
            <text:p>-0.7472292801</text:p>
          </table:table-cell>
          <table:table-cell table:formula="of:=[.D608]*[.F608]" office:value-type="float" office:value="0.459243938127024">
            <text:p>0.4592439381</text:p>
          </table:table-cell>
          <table:table-cell table:formula="of:=[.C608]" office:value-type="float" office:value="0.48035758368441">
            <text:p>0.4803575837</text:p>
          </table:table-cell>
        </table:table-row>
        <table:table-row table:style-name="ro1">
          <table:table-cell table:formula="of:=RAND()" office:value-type="float" office:value="0.9085693359375">
            <text:p>0.9085693359</text:p>
          </table:table-cell>
          <table:table-cell table:formula="of:=RAND()" office:value-type="float" office:value="0.7764892578125">
            <text:p>0.7764892578</text:p>
          </table:table-cell>
          <table:table-cell table:formula="of:=SQRT(1 - [.A609])" office:value-type="float" office:value="0.302375038755682">
            <text:p>0.3023750388</text:p>
          </table:table-cell>
          <table:table-cell table:formula="of:=SQRT(1 - (1 - [.A609]))" office:value-type="float" office:value="0.953189034734192">
            <text:p>0.9531890347</text:p>
          </table:table-cell>
          <table:table-cell table:formula="of:=COS(2 * PI() * [.B609])" office:value-type="float" office:value="0.165669560744784">
            <text:p>0.1656695607</text:p>
          </table:table-cell>
          <table:table-cell table:formula="of:=SIN(2 * PI() * [.B609])" office:value-type="float" office:value="-0.986181320367928">
            <text:p>-0.9861813204</text:p>
          </table:table-cell>
          <table:table-cell table:formula="of:=[.D609]*[.E609]" office:value-type="float" office:value="0.157914408691158">
            <text:p>0.1579144087</text:p>
          </table:table-cell>
          <table:table-cell table:formula="of:=[.D609]*[.F609]" office:value-type="float" office:value="-0.940017220834396">
            <text:p>-0.9400172208</text:p>
          </table:table-cell>
          <table:table-cell table:formula="of:=[.C609]" office:value-type="float" office:value="0.302375038755682">
            <text:p>0.3023750388</text:p>
          </table:table-cell>
        </table:table-row>
        <table:table-row table:style-name="ro1">
          <table:table-cell table:formula="of:=RAND()" office:value-type="float" office:value="0.8236083984375">
            <text:p>0.8236083984</text:p>
          </table:table-cell>
          <table:table-cell table:formula="of:=RAND()" office:value-type="float" office:value="0.386566162109375">
            <text:p>0.3865661621</text:p>
          </table:table-cell>
          <table:table-cell table:formula="of:=SQRT(1 - [.A610])" office:value-type="float" office:value="0.419990001741113">
            <text:p>0.4199900017</text:p>
          </table:table-cell>
          <table:table-cell table:formula="of:=SQRT(1 - (1 - [.A610]))" office:value-type="float" office:value="0.907528731466668">
            <text:p>0.9075287315</text:p>
          </table:table-cell>
          <table:table-cell table:formula="of:=COS(2 * PI() * [.B610])" office:value-type="float" office:value="-0.756582276977223">
            <text:p>-0.756582277</text:p>
          </table:table-cell>
          <table:table-cell table:formula="of:=SIN(2 * PI() * [.B610])" office:value-type="float" office:value="0.653898507540704">
            <text:p>0.6538985075</text:p>
          </table:table-cell>
          <table:table-cell table:formula="of:=[.D610]*[.E610]" office:value-type="float" office:value="-0.686620154075303">
            <text:p>-0.6866201541</text:p>
          </table:table-cell>
          <table:table-cell table:formula="of:=[.D610]*[.F610]" office:value-type="float" office:value="0.593431683056363">
            <text:p>0.5934316831</text:p>
          </table:table-cell>
          <table:table-cell table:formula="of:=[.C610]" office:value-type="float" office:value="0.419990001741113">
            <text:p>0.4199900017</text:p>
          </table:table-cell>
        </table:table-row>
        <table:table-row table:style-name="ro1">
          <table:table-cell table:formula="of:=RAND()" office:value-type="float" office:value="0.859100341796875">
            <text:p>0.8591003418</text:p>
          </table:table-cell>
          <table:table-cell table:formula="of:=RAND()" office:value-type="float" office:value="0.918365478515625">
            <text:p>0.9183654785</text:p>
          </table:table-cell>
          <table:table-cell table:formula="of:=SQRT(1 - [.A611])" office:value-type="float" office:value="0.375366032297976">
            <text:p>0.3753660323</text:p>
          </table:table-cell>
          <table:table-cell table:formula="of:=SQRT(1 - (1 - [.A611]))" office:value-type="float" office:value="0.926876659430409">
            <text:p>0.9268766594</text:p>
          </table:table-cell>
          <table:table-cell table:formula="of:=COS(2 * PI() * [.B611])" office:value-type="float" office:value="0.871312943211584">
            <text:p>0.8713129432</text:p>
          </table:table-cell>
          <table:table-cell table:formula="of:=SIN(2 * PI() * [.B611])" office:value-type="float" office:value="-0.490727780945777">
            <text:p>-0.4907277809</text:p>
          </table:table-cell>
          <table:table-cell table:formula="of:=[.D611]*[.E611]" office:value-type="float" office:value="0.807599630122431">
            <text:p>0.8075996301</text:p>
          </table:table-cell>
          <table:table-cell table:formula="of:=[.D611]*[.F611]" office:value-type="float" office:value="-0.45484412629272">
            <text:p>-0.4548441263</text:p>
          </table:table-cell>
          <table:table-cell table:formula="of:=[.C611]" office:value-type="float" office:value="0.375366032297976">
            <text:p>0.3753660323</text:p>
          </table:table-cell>
        </table:table-row>
        <table:table-row table:style-name="ro1">
          <table:table-cell table:formula="of:=RAND()" office:value-type="float" office:value="0.00738525390625">
            <text:p>0.0073852539</text:p>
          </table:table-cell>
          <table:table-cell table:formula="of:=RAND()" office:value-type="float" office:value="0.533294677734375">
            <text:p>0.5332946777</text:p>
          </table:table-cell>
          <table:table-cell table:formula="of:=SQRT(1 - [.A612])" office:value-type="float" office:value="0.996300530007763">
            <text:p>0.99630053</text:p>
          </table:table-cell>
          <table:table-cell table:formula="of:=SQRT(1 - (1 - [.A612]))" office:value-type="float" office:value="0.0859375">
            <text:p>0.0859375</text:p>
          </table:table-cell>
          <table:table-cell table:formula="of:=COS(2 * PI() * [.B612])" office:value-type="float" office:value="-0.978198069534491">
            <text:p>-0.9781980695</text:p>
          </table:table-cell>
          <table:table-cell table:formula="of:=SIN(2 * PI() * [.B612])" office:value-type="float" office:value="-0.20767411191334">
            <text:p>-0.2076741119</text:p>
          </table:table-cell>
          <table:table-cell table:formula="of:=[.D612]*[.E612]" office:value-type="float" office:value="-0.0840638966006204">
            <text:p>-0.0840638966</text:p>
          </table:table-cell>
          <table:table-cell table:formula="of:=[.D612]*[.F612]" office:value-type="float" office:value="-0.0178469939925526">
            <text:p>-0.017846994</text:p>
          </table:table-cell>
          <table:table-cell table:formula="of:=[.C612]" office:value-type="float" office:value="0.996300530007763">
            <text:p>0.99630053</text:p>
          </table:table-cell>
        </table:table-row>
        <table:table-row table:style-name="ro1">
          <table:table-cell table:formula="of:=RAND()" office:value-type="float" office:value="0.461822509765625">
            <text:p>0.4618225098</text:p>
          </table:table-cell>
          <table:table-cell table:formula="of:=RAND()" office:value-type="float" office:value="0.637664794921875">
            <text:p>0.6376647949</text:p>
          </table:table-cell>
          <table:table-cell table:formula="of:=SQRT(1 - [.A613])" office:value-type="float" office:value="0.733605813931688">
            <text:p>0.7336058139</text:p>
          </table:table-cell>
          <table:table-cell table:formula="of:=SQRT(1 - (1 - [.A613]))" office:value-type="float" office:value="0.679575242166476">
            <text:p>0.6795752422</text:p>
          </table:table-cell>
          <table:table-cell table:formula="of:=COS(2 * PI() * [.B613])" office:value-type="float" office:value="-0.648660347828586">
            <text:p>-0.6486603478</text:p>
          </table:table-cell>
          <table:table-cell table:formula="of:=SIN(2 * PI() * [.B613])" office:value-type="float" office:value="-0.761078020412426">
            <text:p>-0.7610780204</text:p>
          </table:table-cell>
          <table:table-cell table:formula="of:=[.D613]*[.E613]" office:value-type="float" office:value="-0.440813512959402">
            <text:p>-0.440813513</text:p>
          </table:table-cell>
          <table:table-cell table:formula="of:=[.D613]*[.F613]" office:value-type="float" office:value="-0.517209780029357">
            <text:p>-0.51720978</text:p>
          </table:table-cell>
          <table:table-cell table:formula="of:=[.C613]" office:value-type="float" office:value="0.733605813931688">
            <text:p>0.7336058139</text:p>
          </table:table-cell>
        </table:table-row>
        <table:table-row table:style-name="ro1">
          <table:table-cell table:formula="of:=RAND()" office:value-type="float" office:value="0.57421875">
            <text:p>0.57421875</text:p>
          </table:table-cell>
          <table:table-cell table:formula="of:=RAND()" office:value-type="float" office:value="0.726470947265625">
            <text:p>0.7264709473</text:p>
          </table:table-cell>
          <table:table-cell table:formula="of:=SQRT(1 - [.A614])" office:value-type="float" office:value="0.652519156806909">
            <text:p>0.6525191568</text:p>
          </table:table-cell>
          <table:table-cell table:formula="of:=SQRT(1 - (1 - [.A614]))" office:value-type="float" office:value="0.757772228311384">
            <text:p>0.7577722283</text:p>
          </table:table-cell>
          <table:table-cell table:formula="of:=COS(2 * PI() * [.B614])" office:value-type="float" office:value="-0.147299466807903">
            <text:p>-0.1472994668</text:p>
          </table:table-cell>
          <table:table-cell table:formula="of:=SIN(2 * PI() * [.B614])" office:value-type="float" office:value="-0.989091940659769">
            <text:p>-0.9890919407</text:p>
          </table:table-cell>
          <table:table-cell table:formula="of:=[.D614]*[.E614]" office:value-type="float" office:value="-0.111619445192104">
            <text:p>-0.1116194452</text:p>
          </table:table-cell>
          <table:table-cell table:formula="of:=[.D614]*[.F614]" office:value-type="float" office:value="-0.749506403878584">
            <text:p>-0.7495064039</text:p>
          </table:table-cell>
          <table:table-cell table:formula="of:=[.C614]" office:value-type="float" office:value="0.652519156806909">
            <text:p>0.6525191568</text:p>
          </table:table-cell>
        </table:table-row>
        <table:table-row table:style-name="ro1">
          <table:table-cell table:formula="of:=RAND()" office:value-type="float" office:value="0.258941650390625">
            <text:p>0.2589416504</text:p>
          </table:table-cell>
          <table:table-cell table:formula="of:=RAND()" office:value-type="float" office:value="0.046783447265625">
            <text:p>0.0467834473</text:p>
          </table:table-cell>
          <table:table-cell table:formula="of:=SQRT(1 - [.A615])" office:value-type="float" office:value="0.860847460128317">
            <text:p>0.8608474601</text:p>
          </table:table-cell>
          <table:table-cell table:formula="of:=SQRT(1 - (1 - [.A615]))" office:value-type="float" office:value="0.508863095921315">
            <text:p>0.5088630959</text:p>
          </table:table-cell>
          <table:table-cell table:formula="of:=COS(2 * PI() * [.B615])" office:value-type="float" office:value="0.957107161564403">
            <text:p>0.9571071616</text:p>
          </table:table-cell>
          <table:table-cell table:formula="of:=SIN(2 * PI() * [.B615])" office:value-type="float" office:value="0.28973415622279">
            <text:p>0.2897341562</text:p>
          </table:table-cell>
          <table:table-cell table:formula="of:=[.D615]*[.E615]" office:value-type="float" office:value="0.487036513362124">
            <text:p>0.4870365134</text:p>
          </table:table-cell>
          <table:table-cell table:formula="of:=[.D615]*[.F615]" office:value-type="float" office:value="0.147435019729679">
            <text:p>0.1474350197</text:p>
          </table:table-cell>
          <table:table-cell table:formula="of:=[.C615]" office:value-type="float" office:value="0.860847460128317">
            <text:p>0.8608474601</text:p>
          </table:table-cell>
        </table:table-row>
        <table:table-row table:style-name="ro1">
          <table:table-cell table:formula="of:=RAND()" office:value-type="float" office:value="0.733245849609375">
            <text:p>0.7332458496</text:p>
          </table:table-cell>
          <table:table-cell table:formula="of:=RAND()" office:value-type="float" office:value="0.20123291015625">
            <text:p>0.2012329102</text:p>
          </table:table-cell>
          <table:table-cell table:formula="of:=SQRT(1 - [.A616])" office:value-type="float" office:value="0.516482478299724">
            <text:p>0.5164824783</text:p>
          </table:table-cell>
          <table:table-cell table:formula="of:=SQRT(1 - (1 - [.A616]))" office:value-type="float" office:value="0.85629775756414">
            <text:p>0.8562977576</text:p>
          </table:table-cell>
          <table:table-cell table:formula="of:=COS(2 * PI() * [.B616])" office:value-type="float" office:value="0.301640338832679">
            <text:p>0.3016403388</text:p>
          </table:table-cell>
          <table:table-cell table:formula="of:=SIN(2 * PI() * [.B616])" office:value-type="float" office:value="0.9534217880817">
            <text:p>0.9534217881</text:p>
          </table:table-cell>
          <table:table-cell table:formula="of:=[.D616]*[.E616]" office:value-type="float" office:value="0.25829394573331">
            <text:p>0.2582939457</text:p>
          </table:table-cell>
          <table:table-cell table:formula="of:=[.D616]*[.F616]" office:value-type="float" office:value="0.816412939147153">
            <text:p>0.8164129391</text:p>
          </table:table-cell>
          <table:table-cell table:formula="of:=[.C616]" office:value-type="float" office:value="0.516482478299724">
            <text:p>0.5164824783</text:p>
          </table:table-cell>
        </table:table-row>
        <table:table-row table:style-name="ro1">
          <table:table-cell table:formula="of:=RAND()" office:value-type="float" office:value="0.093780517578125">
            <text:p>0.0937805176</text:p>
          </table:table-cell>
          <table:table-cell table:formula="of:=RAND()" office:value-type="float" office:value="0.274932861328125">
            <text:p>0.2749328613</text:p>
          </table:table-cell>
          <table:table-cell table:formula="of:=SQRT(1 - [.A617])" office:value-type="float" office:value="0.951955609480755">
            <text:p>0.9519556095</text:p>
          </table:table-cell>
          <table:table-cell table:formula="of:=SQRT(1 - (1 - [.A617]))" office:value-type="float" office:value="0.306236048789369">
            <text:p>0.3062360488</text:p>
          </table:table-cell>
          <table:table-cell table:formula="of:=COS(2 * PI() * [.B617])" office:value-type="float" office:value="-0.156017800025405">
            <text:p>-0.1560178</text:p>
          </table:table-cell>
          <table:table-cell table:formula="of:=SIN(2 * PI() * [.B617])" office:value-type="float" office:value="0.987754243764729">
            <text:p>0.9877542438</text:p>
          </table:table-cell>
          <table:table-cell table:formula="of:=[.D617]*[.E617]" office:value-type="float" office:value="-0.0477782746205899">
            <text:p>-0.0477782746</text:p>
          </table:table-cell>
          <table:table-cell table:formula="of:=[.D617]*[.F617]" office:value-type="float" office:value="0.302485956785442">
            <text:p>0.3024859568</text:p>
          </table:table-cell>
          <table:table-cell table:formula="of:=[.C617]" office:value-type="float" office:value="0.951955609480755">
            <text:p>0.9519556095</text:p>
          </table:table-cell>
        </table:table-row>
        <table:table-row table:style-name="ro1">
          <table:table-cell table:formula="of:=RAND()" office:value-type="float" office:value="0.7314453125">
            <text:p>0.7314453125</text:p>
          </table:table-cell>
          <table:table-cell table:formula="of:=RAND()" office:value-type="float" office:value="0.23480224609375">
            <text:p>0.2348022461</text:p>
          </table:table-cell>
          <table:table-cell table:formula="of:=SQRT(1 - [.A618])" office:value-type="float" office:value="0.518222623493031">
            <text:p>0.5182226235</text:p>
          </table:table-cell>
          <table:table-cell table:formula="of:=SQRT(1 - (1 - [.A618]))" office:value-type="float" office:value="0.855245761462751">
            <text:p>0.8552457615</text:p>
          </table:table-cell>
          <table:table-cell table:formula="of:=COS(2 * PI() * [.B618])" office:value-type="float" office:value="0.0953452504256177">
            <text:p>0.0953452504</text:p>
          </table:table-cell>
          <table:table-cell table:formula="of:=SIN(2 * PI() * [.B618])" office:value-type="float" office:value="0.99544426424651">
            <text:p>0.9954442642</text:p>
          </table:table-cell>
          <table:table-cell table:formula="of:=[.D618]*[.E618]" office:value-type="float" office:value="0.0815436213021141">
            <text:p>0.0815436213</text:p>
          </table:table-cell>
          <table:table-cell table:formula="of:=[.D618]*[.F618]" office:value-type="float" office:value="0.851349487769234">
            <text:p>0.8513494878</text:p>
          </table:table-cell>
          <table:table-cell table:formula="of:=[.C618]" office:value-type="float" office:value="0.518222623493031">
            <text:p>0.5182226235</text:p>
          </table:table-cell>
        </table:table-row>
        <table:table-row table:style-name="ro1">
          <table:table-cell table:formula="of:=RAND()" office:value-type="float" office:value="0.1044921875">
            <text:p>0.1044921875</text:p>
          </table:table-cell>
          <table:table-cell table:formula="of:=RAND()" office:value-type="float" office:value="0.845184326171875">
            <text:p>0.8451843262</text:p>
          </table:table-cell>
          <table:table-cell table:formula="of:=SQRT(1 - [.A619])" office:value-type="float" office:value="0.94631274560792">
            <text:p>0.9463127456</text:p>
          </table:table-cell>
          <table:table-cell table:formula="of:=SQRT(1 - (1 - [.A619]))" office:value-type="float" office:value="0.323252513524644">
            <text:p>0.3232525135</text:p>
          </table:table-cell>
          <table:table-cell table:formula="of:=COS(2 * PI() * [.B619])" office:value-type="float" office:value="0.563040888581811">
            <text:p>0.5630408886</text:p>
          </table:table-cell>
          <table:table-cell table:formula="of:=SIN(2 * PI() * [.B619])" office:value-type="float" office:value="-0.826429039775953">
            <text:p>-0.8264290398</text:p>
          </table:table-cell>
          <table:table-cell table:formula="of:=[.D619]*[.E619]" office:value-type="float" office:value="0.182004382451219">
            <text:p>0.1820043825</text:p>
          </table:table-cell>
          <table:table-cell table:formula="of:=[.D619]*[.F619]" office:value-type="float" office:value="-0.267145264357335">
            <text:p>-0.2671452644</text:p>
          </table:table-cell>
          <table:table-cell table:formula="of:=[.C619]" office:value-type="float" office:value="0.94631274560792">
            <text:p>0.9463127456</text:p>
          </table:table-cell>
        </table:table-row>
        <table:table-row table:style-name="ro1">
          <table:table-cell table:formula="of:=RAND()" office:value-type="float" office:value="0.0477294921875">
            <text:p>0.0477294922</text:p>
          </table:table-cell>
          <table:table-cell table:formula="of:=RAND()" office:value-type="float" office:value="0.7900390625">
            <text:p>0.7900390625</text:p>
          </table:table-cell>
          <table:table-cell table:formula="of:=SQRT(1 - [.A620])" office:value-type="float" office:value="0.975843485305149">
            <text:p>0.9758434853</text:p>
          </table:table-cell>
          <table:table-cell table:formula="of:=SQRT(1 - (1 - [.A620]))" office:value-type="float" office:value="0.218470803970462">
            <text:p>0.218470804</text:p>
          </table:table-cell>
          <table:table-cell table:formula="of:=COS(2 * PI() * [.B620])" office:value-type="float" office:value="0.24892760574572">
            <text:p>0.2489276057</text:p>
          </table:table-cell>
          <table:table-cell table:formula="of:=SIN(2 * PI() * [.B620])" office:value-type="float" office:value="-0.968522094274417">
            <text:p>-0.9685220943</text:p>
          </table:table-cell>
          <table:table-cell table:formula="of:=[.D620]*[.E620]" office:value-type="float" office:value="0.0543834141577096">
            <text:p>0.0543834142</text:p>
          </table:table-cell>
          <table:table-cell table:formula="of:=[.D620]*[.F620]" office:value-type="float" office:value="-0.211593800599287">
            <text:p>-0.2115938006</text:p>
          </table:table-cell>
          <table:table-cell table:formula="of:=[.C620]" office:value-type="float" office:value="0.975843485305149">
            <text:p>0.9758434853</text:p>
          </table:table-cell>
        </table:table-row>
        <table:table-row table:style-name="ro1">
          <table:table-cell table:formula="of:=RAND()" office:value-type="float" office:value="0.7198486328125">
            <text:p>0.7198486328</text:p>
          </table:table-cell>
          <table:table-cell table:formula="of:=RAND()" office:value-type="float" office:value="0.71771240234375">
            <text:p>0.7177124023</text:p>
          </table:table-cell>
          <table:table-cell table:formula="of:=SQRT(1 - [.A621])" office:value-type="float" office:value="0.529293271436073">
            <text:p>0.5292932714</text:p>
          </table:table-cell>
          <table:table-cell table:formula="of:=SQRT(1 - (1 - [.A621]))" office:value-type="float" office:value="0.848438938764894">
            <text:p>0.8484389388</text:p>
          </table:table-cell>
          <table:table-cell table:formula="of:=COS(2 * PI() * [.B621])" office:value-type="float" office:value="-0.201480280345038">
            <text:p>-0.2014802803</text:p>
          </table:table-cell>
          <table:table-cell table:formula="of:=SIN(2 * PI() * [.B621])" office:value-type="float" office:value="-0.979492570993821">
            <text:p>-0.979492571</text:p>
          </table:table-cell>
          <table:table-cell table:formula="of:=[.D621]*[.E621]" office:value-type="float" office:value="-0.170943715237998">
            <text:p>-0.1709437152</text:p>
          </table:table-cell>
          <table:table-cell table:formula="of:=[.D621]*[.F621]" office:value-type="float" office:value="-0.831039637462095">
            <text:p>-0.8310396375</text:p>
          </table:table-cell>
          <table:table-cell table:formula="of:=[.C621]" office:value-type="float" office:value="0.529293271436073">
            <text:p>0.5292932714</text:p>
          </table:table-cell>
        </table:table-row>
        <table:table-row table:style-name="ro1">
          <table:table-cell table:formula="of:=RAND()" office:value-type="float" office:value="0.6046142578125">
            <text:p>0.6046142578</text:p>
          </table:table-cell>
          <table:table-cell table:formula="of:=RAND()" office:value-type="float" office:value="0.153411865234375">
            <text:p>0.1534118652</text:p>
          </table:table-cell>
          <table:table-cell table:formula="of:=SQRT(1 - [.A622])" office:value-type="float" office:value="0.62879705962059">
            <text:p>0.6287970596</text:p>
          </table:table-cell>
          <table:table-cell table:formula="of:=SQRT(1 - (1 - [.A622]))" office:value-type="float" office:value="0.777569455298046">
            <text:p>0.7775694553</text:p>
          </table:table-cell>
          <table:table-cell table:formula="of:=COS(2 * PI() * [.B622])" office:value-type="float" office:value="0.570308318170045">
            <text:p>0.5703083182</text:p>
          </table:table-cell>
          <table:table-cell table:formula="of:=SIN(2 * PI() * [.B622])" office:value-type="float" office:value="0.821430716631692">
            <text:p>0.8214307166</text:p>
          </table:table-cell>
          <table:table-cell table:formula="of:=[.D622]*[.E622]" office:value-type="float" office:value="0.443454328311427">
            <text:p>0.4434543283</text:p>
          </table:table-cell>
          <table:table-cell table:formula="of:=[.D622]*[.F622]" office:value-type="float" office:value="0.638719434896388">
            <text:p>0.6387194349</text:p>
          </table:table-cell>
          <table:table-cell table:formula="of:=[.C622]" office:value-type="float" office:value="0.62879705962059">
            <text:p>0.6287970596</text:p>
          </table:table-cell>
        </table:table-row>
        <table:table-row table:style-name="ro1">
          <table:table-cell table:formula="of:=RAND()" office:value-type="float" office:value="0.81317138671875">
            <text:p>0.8131713867</text:p>
          </table:table-cell>
          <table:table-cell table:formula="of:=RAND()" office:value-type="float" office:value="0.2799072265625">
            <text:p>0.2799072266</text:p>
          </table:table-cell>
          <table:table-cell table:formula="of:=SQRT(1 - [.A623])" office:value-type="float" office:value="0.43223675605072">
            <text:p>0.4322367561</text:p>
          </table:table-cell>
          <table:table-cell table:formula="of:=SQRT(1 - (1 - [.A623]))" office:value-type="float" office:value="0.901760160308022">
            <text:p>0.9017601603</text:p>
          </table:table-cell>
          <table:table-cell table:formula="of:=COS(2 * PI() * [.B623])" office:value-type="float" office:value="-0.186808695070359">
            <text:p>-0.1868086951</text:p>
          </table:table-cell>
          <table:table-cell table:formula="of:=SIN(2 * PI() * [.B623])" office:value-type="float" office:value="0.982396310786085">
            <text:p>0.9823963108</text:p>
          </table:table-cell>
          <table:table-cell table:formula="of:=[.D623]*[.E623]" office:value-type="float" office:value="-0.16845663881358">
            <text:p>-0.1684566388</text:p>
          </table:table-cell>
          <table:table-cell table:formula="of:=[.D623]*[.F623]" office:value-type="float" office:value="0.885885854700469">
            <text:p>0.8858858547</text:p>
          </table:table-cell>
          <table:table-cell table:formula="of:=[.C623]" office:value-type="float" office:value="0.43223675605072">
            <text:p>0.4322367561</text:p>
          </table:table-cell>
        </table:table-row>
        <table:table-row table:style-name="ro1">
          <table:table-cell table:formula="of:=RAND()" office:value-type="float" office:value="0.40338134765625">
            <text:p>0.4033813477</text:p>
          </table:table-cell>
          <table:table-cell table:formula="of:=RAND()" office:value-type="float" office:value="0.098052978515625">
            <text:p>0.0980529785</text:p>
          </table:table-cell>
          <table:table-cell table:formula="of:=SQRT(1 - [.A624])" office:value-type="float" office:value="0.772410934893953">
            <text:p>0.7724109349</text:p>
          </table:table-cell>
          <table:table-cell table:formula="of:=SQRT(1 - (1 - [.A624]))" office:value-type="float" office:value="0.635123096459458">
            <text:p>0.6351230965</text:p>
          </table:table-cell>
          <table:table-cell table:formula="of:=COS(2 * PI() * [.B624])" office:value-type="float" office:value="0.816146946655052">
            <text:p>0.8161469467</text:p>
          </table:table-cell>
          <table:table-cell table:formula="of:=SIN(2 * PI() * [.B624])" office:value-type="float" office:value="0.57784440939204">
            <text:p>0.5778444094</text:p>
          </table:table-cell>
          <table:table-cell table:formula="of:=[.D624]*[.E624]" office:value-type="float" office:value="0.518353775925489">
            <text:p>0.5183537759</text:p>
          </table:table-cell>
          <table:table-cell table:formula="of:=[.D624]*[.F624]" office:value-type="float" office:value="0.367002330564859">
            <text:p>0.3670023306</text:p>
          </table:table-cell>
          <table:table-cell table:formula="of:=[.C624]" office:value-type="float" office:value="0.772410934893953">
            <text:p>0.7724109349</text:p>
          </table:table-cell>
        </table:table-row>
        <table:table-row table:style-name="ro1">
          <table:table-cell table:formula="of:=RAND()" office:value-type="float" office:value="0.670654296875">
            <text:p>0.6706542969</text:p>
          </table:table-cell>
          <table:table-cell table:formula="of:=RAND()" office:value-type="float" office:value="0.065460205078125">
            <text:p>0.0654602051</text:p>
          </table:table-cell>
          <table:table-cell table:formula="of:=SQRT(1 - [.A625])" office:value-type="float" office:value="0.573886489756467">
            <text:p>0.5738864898</text:p>
          </table:table-cell>
          <table:table-cell table:formula="of:=SQRT(1 - (1 - [.A625]))" office:value-type="float" office:value="0.818934855086166">
            <text:p>0.8189348551</text:p>
          </table:table-cell>
          <table:table-cell table:formula="of:=COS(2 * PI() * [.B625])" office:value-type="float" office:value="0.916602416089061">
            <text:p>0.9166024161</text:p>
          </table:table-cell>
          <table:table-cell table:formula="of:=SIN(2 * PI() * [.B625])" office:value-type="float" office:value="0.399799963506372">
            <text:p>0.3997999635</text:p>
          </table:table-cell>
          <table:table-cell table:formula="of:=[.D625]*[.E625]" office:value-type="float" office:value="0.750637666791525">
            <text:p>0.7506376668</text:p>
          </table:table-cell>
          <table:table-cell table:formula="of:=[.D625]*[.F625]" office:value-type="float" office:value="0.327410125177545">
            <text:p>0.3274101252</text:p>
          </table:table-cell>
          <table:table-cell table:formula="of:=[.C625]" office:value-type="float" office:value="0.573886489756467">
            <text:p>0.5738864898</text:p>
          </table:table-cell>
        </table:table-row>
        <table:table-row table:style-name="ro1">
          <table:table-cell table:formula="of:=RAND()" office:value-type="float" office:value="0.48968505859375">
            <text:p>0.4896850586</text:p>
          </table:table-cell>
          <table:table-cell table:formula="of:=RAND()" office:value-type="float" office:value="0.603759765625">
            <text:p>0.6037597656</text:p>
          </table:table-cell>
          <table:table-cell table:formula="of:=SQRT(1 - [.A626])" office:value-type="float" office:value="0.714363311912258">
            <text:p>0.7143633119</text:p>
          </table:table-cell>
          <table:table-cell table:formula="of:=SQRT(1 - (1 - [.A626]))" office:value-type="float" office:value="0.699775005693794">
            <text:p>0.6997750057</text:p>
          </table:table-cell>
          <table:table-cell table:formula="of:=COS(2 * PI() * [.B626])" office:value-type="float" office:value="-0.794907126328237">
            <text:p>-0.7949071263</text:p>
          </table:table-cell>
          <table:table-cell table:formula="of:=SIN(2 * PI() * [.B626])" office:value-type="float" office:value="-0.606731127034524">
            <text:p>-0.606731127</text:p>
          </table:table-cell>
          <table:table-cell table:formula="of:=[.D626]*[.E626]" office:value-type="float" office:value="-0.55625613885238">
            <text:p>-0.5562561389</text:p>
          </table:table-cell>
          <table:table-cell table:formula="of:=[.D626]*[.F626]" office:value-type="float" office:value="-0.424575277875187">
            <text:p>-0.4245752779</text:p>
          </table:table-cell>
          <table:table-cell table:formula="of:=[.C626]" office:value-type="float" office:value="0.714363311912258">
            <text:p>0.7143633119</text:p>
          </table:table-cell>
        </table:table-row>
        <table:table-row table:style-name="ro1">
          <table:table-cell table:formula="of:=RAND()" office:value-type="float" office:value="0.9305419921875">
            <text:p>0.9305419922</text:p>
          </table:table-cell>
          <table:table-cell table:formula="of:=RAND()" office:value-type="float" office:value="0.48291015625">
            <text:p>0.4829101563</text:p>
          </table:table-cell>
          <table:table-cell table:formula="of:=SQRT(1 - [.A627])" office:value-type="float" office:value="0.263548871772391">
            <text:p>0.2635488718</text:p>
          </table:table-cell>
          <table:table-cell table:formula="of:=SQRT(1 - (1 - [.A627]))" office:value-type="float" office:value="0.964646045027657">
            <text:p>0.964646045</text:p>
          </table:table-cell>
          <table:table-cell table:formula="of:=COS(2 * PI() * [.B627])" office:value-type="float" office:value="-0.994240449453188">
            <text:p>-0.9942404495</text:p>
          </table:table-cell>
          <table:table-cell table:formula="of:=SIN(2 * PI() * [.B627])" office:value-type="float" office:value="0.107172424956809">
            <text:p>0.107172425</text:p>
          </table:table-cell>
          <table:table-cell table:formula="of:=[.D627]*[.E627]" office:value-type="float" office:value="-0.959090117371538">
            <text:p>-0.9590901174</text:p>
          </table:table-cell>
          <table:table-cell table:formula="of:=[.D627]*[.F627]" office:value-type="float" office:value="0.103383455870609">
            <text:p>0.1033834559</text:p>
          </table:table-cell>
          <table:table-cell table:formula="of:=[.C627]" office:value-type="float" office:value="0.263548871772391">
            <text:p>0.2635488718</text:p>
          </table:table-cell>
        </table:table-row>
        <table:table-row table:style-name="ro1">
          <table:table-cell table:formula="of:=RAND()" office:value-type="float" office:value="0.65521240234375">
            <text:p>0.6552124023</text:p>
          </table:table-cell>
          <table:table-cell table:formula="of:=RAND()" office:value-type="float" office:value="0.66455078125">
            <text:p>0.6645507813</text:p>
          </table:table-cell>
          <table:table-cell table:formula="of:=SQRT(1 - [.A628])" office:value-type="float" office:value="0.587186169503549">
            <text:p>0.5871861695</text:p>
          </table:table-cell>
          <table:table-cell table:formula="of:=SQRT(1 - (1 - [.A628]))" office:value-type="float" office:value="0.809451914781694">
            <text:p>0.8094519148</text:p>
          </table:table-cell>
          <table:table-cell table:formula="of:=COS(2 * PI() * [.B628])" office:value-type="float" office:value="-0.51146885043797">
            <text:p>-0.5114688504</text:p>
          </table:table-cell>
          <table:table-cell table:formula="of:=SIN(2 * PI() * [.B628])" office:value-type="float" office:value="-0.859301818357008">
            <text:p>-0.8593018184</text:p>
          </table:table-cell>
          <table:table-cell table:formula="of:=[.D628]*[.E628]" office:value-type="float" office:value="-0.414009440338207">
            <text:p>-0.4140094403</text:p>
          </table:table-cell>
          <table:table-cell table:formula="of:=[.D628]*[.F628]" office:value-type="float" office:value="-0.695563502244471">
            <text:p>-0.6955635022</text:p>
          </table:table-cell>
          <table:table-cell table:formula="of:=[.C628]" office:value-type="float" office:value="0.587186169503549">
            <text:p>0.5871861695</text:p>
          </table:table-cell>
        </table:table-row>
        <table:table-row table:style-name="ro1">
          <table:table-cell table:formula="of:=RAND()" office:value-type="float" office:value="0.1490478515625">
            <text:p>0.1490478516</text:p>
          </table:table-cell>
          <table:table-cell table:formula="of:=RAND()" office:value-type="float" office:value="0.335235595703125">
            <text:p>0.3352355957</text:p>
          </table:table-cell>
          <table:table-cell table:formula="of:=SQRT(1 - [.A629])" office:value-type="float" office:value="0.922470676193829">
            <text:p>0.9224706762</text:p>
          </table:table-cell>
          <table:table-cell table:formula="of:=SQRT(1 - (1 - [.A629]))" office:value-type="float" office:value="0.386067159393932">
            <text:p>0.3860671594</text:p>
          </table:table-cell>
          <table:table-cell table:formula="of:=COS(2 * PI() * [.B629])" office:value-type="float" office:value="-0.510315006635483">
            <text:p>-0.5103150066</text:p>
          </table:table-cell>
          <table:table-cell table:formula="of:=SIN(2 * PI() * [.B629])" office:value-type="float" office:value="0.859987554562638">
            <text:p>0.8599875546</text:p>
          </table:table-cell>
          <table:table-cell table:formula="of:=[.D629]*[.E629]" office:value-type="float" office:value="-0.197015865007857">
            <text:p>-0.197015865</text:p>
          </table:table-cell>
          <table:table-cell table:formula="of:=[.D629]*[.F629]" office:value-type="float" office:value="0.332012952304132">
            <text:p>0.3320129523</text:p>
          </table:table-cell>
          <table:table-cell table:formula="of:=[.C629]" office:value-type="float" office:value="0.922470676193829">
            <text:p>0.9224706762</text:p>
          </table:table-cell>
        </table:table-row>
        <table:table-row table:style-name="ro1">
          <table:table-cell table:formula="of:=RAND()" office:value-type="float" office:value="0.78216552734375">
            <text:p>0.7821655273</text:p>
          </table:table-cell>
          <table:table-cell table:formula="of:=RAND()" office:value-type="float" office:value="0.2156982421875">
            <text:p>0.2156982422</text:p>
          </table:table-cell>
          <table:table-cell table:formula="of:=SQRT(1 - [.A630])" office:value-type="float" office:value="0.46672740722637">
            <text:p>0.4667274072</text:p>
          </table:table-cell>
          <table:table-cell table:formula="of:=SQRT(1 - (1 - [.A630]))" office:value-type="float" office:value="0.88440122531787">
            <text:p>0.8844012253</text:p>
          </table:table-cell>
          <table:table-cell table:formula="of:=COS(2 * PI() * [.B630])" office:value-type="float" office:value="0.213859628358994">
            <text:p>0.2138596284</text:p>
          </table:table-cell>
          <table:table-cell table:formula="of:=SIN(2 * PI() * [.B630])" office:value-type="float" office:value="0.976864401725313">
            <text:p>0.9768644017</text:p>
          </table:table-cell>
          <table:table-cell table:formula="of:=[.D630]*[.E630]" office:value-type="float" office:value="0.189137717366718">
            <text:p>0.1891377174</text:p>
          </table:table-cell>
          <table:table-cell table:formula="of:=[.D630]*[.F630]" office:value-type="float" office:value="0.863940073855275">
            <text:p>0.8639400739</text:p>
          </table:table-cell>
          <table:table-cell table:formula="of:=[.C630]" office:value-type="float" office:value="0.46672740722637">
            <text:p>0.4667274072</text:p>
          </table:table-cell>
        </table:table-row>
        <table:table-row table:style-name="ro1">
          <table:table-cell table:formula="of:=RAND()" office:value-type="float" office:value="0.149688720703125">
            <text:p>0.1496887207</text:p>
          </table:table-cell>
          <table:table-cell table:formula="of:=RAND()" office:value-type="float" office:value="0.411956787109375">
            <text:p>0.4119567871</text:p>
          </table:table-cell>
          <table:table-cell table:formula="of:=SQRT(1 - [.A631])" office:value-type="float" office:value="0.922123245177604">
            <text:p>0.9221232452</text:p>
          </table:table-cell>
          <table:table-cell table:formula="of:=SQRT(1 - (1 - [.A631]))" office:value-type="float" office:value="0.386896266075449">
            <text:p>0.3868962661</text:p>
          </table:table-cell>
          <table:table-cell table:formula="of:=COS(2 * PI() * [.B631])" office:value-type="float" office:value="-0.850851857849413">
            <text:p>-0.8508518578</text:p>
          </table:table-cell>
          <table:table-cell table:formula="of:=SIN(2 * PI() * [.B631])" office:value-type="float" office:value="0.525405668026337">
            <text:p>0.525405668</text:p>
          </table:table-cell>
          <table:table-cell table:formula="of:=[.D631]*[.E631]" office:value-type="float" office:value="-0.329191406785297">
            <text:p>-0.3291914068</text:p>
          </table:table-cell>
          <table:table-cell table:formula="of:=[.D631]*[.F631]" office:value-type="float" office:value="0.203277491134267">
            <text:p>0.2032774911</text:p>
          </table:table-cell>
          <table:table-cell table:formula="of:=[.C631]" office:value-type="float" office:value="0.922123245177604">
            <text:p>0.9221232452</text:p>
          </table:table-cell>
        </table:table-row>
        <table:table-row table:style-name="ro1">
          <table:table-cell table:formula="of:=RAND()" office:value-type="float" office:value="0.236419677734375">
            <text:p>0.2364196777</text:p>
          </table:table-cell>
          <table:table-cell table:formula="of:=RAND()" office:value-type="float" office:value="0.7109375">
            <text:p>0.7109375</text:p>
          </table:table-cell>
          <table:table-cell table:formula="of:=SQRT(1 - [.A632])" office:value-type="float" office:value="0.873830831606224">
            <text:p>0.8738308316</text:p>
          </table:table-cell>
          <table:table-cell table:formula="of:=SQRT(1 - (1 - [.A632]))" office:value-type="float" office:value="0.486230066670476">
            <text:p>0.4862300667</text:p>
          </table:table-cell>
          <table:table-cell table:formula="of:=COS(2 * PI() * [.B632])" office:value-type="float" office:value="-0.242980179903264">
            <text:p>-0.2429801799</text:p>
          </table:table-cell>
          <table:table-cell table:formula="of:=SIN(2 * PI() * [.B632])" office:value-type="float" office:value="-0.970031253194544">
            <text:p>-0.9700312532</text:p>
          </table:table-cell>
          <table:table-cell table:formula="of:=[.D632]*[.E632]" office:value-type="float" office:value="-0.118144269073968">
            <text:p>-0.1181442691</text:p>
          </table:table-cell>
          <table:table-cell table:formula="of:=[.D632]*[.F632]" office:value-type="float" office:value="-0.471658360913228">
            <text:p>-0.4716583609</text:p>
          </table:table-cell>
          <table:table-cell table:formula="of:=[.C632]" office:value-type="float" office:value="0.873830831606224">
            <text:p>0.8738308316</text:p>
          </table:table-cell>
        </table:table-row>
        <table:table-row table:style-name="ro1">
          <table:table-cell table:formula="of:=RAND()" office:value-type="float" office:value="0.81201171875">
            <text:p>0.8120117188</text:p>
          </table:table-cell>
          <table:table-cell table:formula="of:=RAND()" office:value-type="float" office:value="0.934326171875">
            <text:p>0.9343261719</text:p>
          </table:table-cell>
          <table:table-cell table:formula="of:=SQRT(1 - [.A633])" office:value-type="float" office:value="0.433576153922238">
            <text:p>0.4335761539</text:p>
          </table:table-cell>
          <table:table-cell table:formula="of:=SQRT(1 - (1 - [.A633]))" office:value-type="float" office:value="0.901116928456013">
            <text:p>0.9011169285</text:p>
          </table:table-cell>
          <table:table-cell table:formula="of:=COS(2 * PI() * [.B633])" office:value-type="float" office:value="0.916064965799332">
            <text:p>0.9160649658</text:p>
          </table:table-cell>
          <table:table-cell table:formula="of:=SIN(2 * PI() * [.B633])" office:value-type="float" office:value="-0.401029897183576">
            <text:p>-0.4010298972</text:p>
          </table:table-cell>
          <table:table-cell table:formula="of:=[.D633]*[.E633]" office:value-type="float" office:value="0.825481648247257">
            <text:p>0.8254816482</text:p>
          </table:table-cell>
          <table:table-cell table:formula="of:=[.D633]*[.F633]" office:value-type="float" office:value="-0.361374829169095">
            <text:p>-0.3613748292</text:p>
          </table:table-cell>
          <table:table-cell table:formula="of:=[.C633]" office:value-type="float" office:value="0.433576153922238">
            <text:p>0.4335761539</text:p>
          </table:table-cell>
        </table:table-row>
        <table:table-row table:style-name="ro1">
          <table:table-cell table:formula="of:=RAND()" office:value-type="float" office:value="0.2156982421875">
            <text:p>0.2156982422</text:p>
          </table:table-cell>
          <table:table-cell table:formula="of:=RAND()" office:value-type="float" office:value="0.38140869140625">
            <text:p>0.3814086914</text:p>
          </table:table-cell>
          <table:table-cell table:formula="of:=SQRT(1 - [.A634])" office:value-type="float" office:value="0.885608128808956">
            <text:p>0.8856081288</text:p>
          </table:table-cell>
          <table:table-cell table:formula="of:=SQRT(1 - (1 - [.A634]))" office:value-type="float" office:value="0.464433248365683">
            <text:p>0.4644332484</text:p>
          </table:table-cell>
          <table:table-cell table:formula="of:=COS(2 * PI() * [.B634])" office:value-type="float" office:value="-0.734998968044497">
            <text:p>-0.734998968</text:p>
          </table:table-cell>
          <table:table-cell table:formula="of:=SIN(2 * PI() * [.B634])" office:value-type="float" office:value="0.678068224424007">
            <text:p>0.6780682244</text:p>
          </table:table-cell>
          <table:table-cell table:formula="of:=[.D634]*[.E634]" office:value-type="float" office:value="-0.34135795827433">
            <text:p>-0.3413579583</text:p>
          </table:table-cell>
          <table:table-cell table:formula="of:=[.D634]*[.F634]" office:value-type="float" office:value="0.314917428082792">
            <text:p>0.3149174281</text:p>
          </table:table-cell>
          <table:table-cell table:formula="of:=[.C634]" office:value-type="float" office:value="0.885608128808956">
            <text:p>0.8856081288</text:p>
          </table:table-cell>
        </table:table-row>
        <table:table-row table:style-name="ro1">
          <table:table-cell table:formula="of:=RAND()" office:value-type="float" office:value="0.45587158203125">
            <text:p>0.455871582</text:p>
          </table:table-cell>
          <table:table-cell table:formula="of:=RAND()" office:value-type="float" office:value="0.1357421875">
            <text:p>0.1357421875</text:p>
          </table:table-cell>
          <table:table-cell table:formula="of:=SQRT(1 - [.A635])" office:value-type="float" office:value="0.737650606973756">
            <text:p>0.737650607</text:p>
          </table:table-cell>
          <table:table-cell table:formula="of:=SQRT(1 - (1 - [.A635]))" office:value-type="float" office:value="0.67518262865039">
            <text:p>0.6751826287</text:p>
          </table:table-cell>
          <table:table-cell table:formula="of:=COS(2 * PI() * [.B635])" office:value-type="float" office:value="0.657806693297079">
            <text:p>0.6578066933</text:p>
          </table:table-cell>
          <table:table-cell table:formula="of:=SIN(2 * PI() * [.B635])" office:value-type="float" office:value="0.753186799043612">
            <text:p>0.753186799</text:p>
          </table:table-cell>
          <table:table-cell table:formula="of:=[.D635]*[.E635]" office:value-type="float" office:value="0.444139652324142">
            <text:p>0.4441396523</text:p>
          </table:table-cell>
          <table:table-cell table:formula="of:=[.D635]*[.F635]" office:value-type="float" office:value="0.508538642843039">
            <text:p>0.5085386428</text:p>
          </table:table-cell>
          <table:table-cell table:formula="of:=[.C635]" office:value-type="float" office:value="0.737650606973756">
            <text:p>0.737650607</text:p>
          </table:table-cell>
        </table:table-row>
        <table:table-row table:style-name="ro1">
          <table:table-cell table:formula="of:=RAND()" office:value-type="float" office:value="0.45928955078125">
            <text:p>0.4592895508</text:p>
          </table:table-cell>
          <table:table-cell table:formula="of:=RAND()" office:value-type="float" office:value="0.707366943359375">
            <text:p>0.7073669434</text:p>
          </table:table-cell>
          <table:table-cell table:formula="of:=SQRT(1 - [.A636])" office:value-type="float" office:value="0.735330163408757">
            <text:p>0.7353301634</text:p>
          </table:table-cell>
          <table:table-cell table:formula="of:=SQRT(1 - (1 - [.A636]))" office:value-type="float" office:value="0.677709045816308">
            <text:p>0.6777090458</text:p>
          </table:table-cell>
          <table:table-cell table:formula="of:=COS(2 * PI() * [.B636])" office:value-type="float" office:value="-0.264679346496282">
            <text:p>-0.2646793465</text:p>
          </table:table-cell>
          <table:table-cell table:formula="of:=SIN(2 * PI() * [.B636])" office:value-type="float" office:value="-0.964336478382054">
            <text:p>-0.9643364784</text:p>
          </table:table-cell>
          <table:table-cell table:formula="of:=[.D636]*[.E636]" office:value-type="float" office:value="-0.179375587361279">
            <text:p>-0.1793755874</text:p>
          </table:table-cell>
          <table:table-cell table:formula="of:=[.D636]*[.F636]" office:value-type="float" office:value="-0.65353955461016">
            <text:p>-0.6535395546</text:p>
          </table:table-cell>
          <table:table-cell table:formula="of:=[.C636]" office:value-type="float" office:value="0.735330163408757">
            <text:p>0.7353301634</text:p>
          </table:table-cell>
        </table:table-row>
        <table:table-row table:style-name="ro1">
          <table:table-cell table:formula="of:=RAND()" office:value-type="float" office:value="0.477874755859375">
            <text:p>0.4778747559</text:p>
          </table:table-cell>
          <table:table-cell table:formula="of:=RAND()" office:value-type="float" office:value="0.757904052734375">
            <text:p>0.7579040527</text:p>
          </table:table-cell>
          <table:table-cell table:formula="of:=SQRT(1 - [.A637])" office:value-type="float" office:value="0.722582344193812">
            <text:p>0.7225823442</text:p>
          </table:table-cell>
          <table:table-cell table:formula="of:=SQRT(1 - (1 - [.A637]))" office:value-type="float" office:value="0.691284858693849">
            <text:p>0.6912848587</text:p>
          </table:table-cell>
          <table:table-cell table:formula="of:=COS(2 * PI() * [.B637])" office:value-type="float" office:value="0.0496422160676968">
            <text:p>0.0496422161</text:p>
          </table:table-cell>
          <table:table-cell table:formula="of:=SIN(2 * PI() * [.B637])" office:value-type="float" office:value="-0.998767065127744">
            <text:p>-0.9987670651</text:p>
          </table:table-cell>
          <table:table-cell table:formula="of:=[.D637]*[.E637]" office:value-type="float" office:value="0.0343169123196073">
            <text:p>0.0343169123</text:p>
          </table:table-cell>
          <table:table-cell table:formula="of:=[.D637]*[.F637]" office:value-type="float" office:value="-0.690432549484903">
            <text:p>-0.6904325495</text:p>
          </table:table-cell>
          <table:table-cell table:formula="of:=[.C637]" office:value-type="float" office:value="0.722582344193812">
            <text:p>0.7225823442</text:p>
          </table:table-cell>
        </table:table-row>
        <table:table-row table:style-name="ro1">
          <table:table-cell table:formula="of:=RAND()" office:value-type="float" office:value="0.22515869140625">
            <text:p>0.2251586914</text:p>
          </table:table-cell>
          <table:table-cell table:formula="of:=RAND()" office:value-type="float" office:value="0.134307861328125">
            <text:p>0.1343078613</text:p>
          </table:table-cell>
          <table:table-cell table:formula="of:=SQRT(1 - [.A638])" office:value-type="float" office:value="0.880250707806446">
            <text:p>0.8802507078</text:p>
          </table:table-cell>
          <table:table-cell table:formula="of:=SQRT(1 - (1 - [.A638]))" office:value-type="float" office:value="0.474508894970632">
            <text:p>0.474508895</text:p>
          </table:table-cell>
          <table:table-cell table:formula="of:=COS(2 * PI() * [.B638])" office:value-type="float" office:value="0.664567711237438">
            <text:p>0.6645677112</text:p>
          </table:table-cell>
          <table:table-cell table:formula="of:=SIN(2 * PI() * [.B638])" office:value-type="float" office:value="0.74722804897878">
            <text:p>0.747228049</text:p>
          </table:table-cell>
          <table:table-cell table:formula="of:=[.D638]*[.E638]" office:value-type="float" office:value="0.315343290292438">
            <text:p>0.3153432903</text:p>
          </table:table-cell>
          <table:table-cell table:formula="of:=[.D638]*[.F638]" office:value-type="float" office:value="0.354566355811982">
            <text:p>0.3545663558</text:p>
          </table:table-cell>
          <table:table-cell table:formula="of:=[.C638]" office:value-type="float" office:value="0.880250707806446">
            <text:p>0.8802507078</text:p>
          </table:table-cell>
        </table:table-row>
        <table:table-row table:style-name="ro1">
          <table:table-cell table:formula="of:=RAND()" office:value-type="float" office:value="0.395904541015625">
            <text:p>0.395904541</text:p>
          </table:table-cell>
          <table:table-cell table:formula="of:=RAND()" office:value-type="float" office:value="0.744171142578125">
            <text:p>0.7441711426</text:p>
          </table:table-cell>
          <table:table-cell table:formula="of:=SQRT(1 - [.A639])" office:value-type="float" office:value="0.777235780818392">
            <text:p>0.7772357808</text:p>
          </table:table-cell>
          <table:table-cell table:formula="of:=SQRT(1 - (1 - [.A639]))" office:value-type="float" office:value="0.629209457188642">
            <text:p>0.6292094572</text:p>
          </table:table-cell>
          <table:table-cell table:formula="of:=COS(2 * PI() * [.B639])" office:value-type="float" office:value="-0.036615604598527">
            <text:p>-0.0366156046</text:p>
          </table:table-cell>
          <table:table-cell table:formula="of:=SIN(2 * PI() * [.B639])" office:value-type="float" office:value="-0.999329423913798">
            <text:p>-0.9993294239</text:p>
          </table:table-cell>
          <table:table-cell table:formula="of:=[.D639]*[.E639]" office:value-type="float" office:value="-0.0230388846940731">
            <text:p>-0.0230388847</text:p>
          </table:table-cell>
          <table:table-cell table:formula="of:=[.D639]*[.F639]" office:value-type="float" office:value="-0.628787524373439">
            <text:p>-0.6287875244</text:p>
          </table:table-cell>
          <table:table-cell table:formula="of:=[.C639]" office:value-type="float" office:value="0.777235780818392">
            <text:p>0.7772357808</text:p>
          </table:table-cell>
        </table:table-row>
        <table:table-row table:style-name="ro1">
          <table:table-cell table:formula="of:=RAND()" office:value-type="float" office:value="0.940948486328125">
            <text:p>0.9409484863</text:p>
          </table:table-cell>
          <table:table-cell table:formula="of:=RAND()" office:value-type="float" office:value="0.564056396484375">
            <text:p>0.5640563965</text:p>
          </table:table-cell>
          <table:table-cell table:formula="of:=SQRT(1 - [.A640])" office:value-type="float" office:value="0.243005172109309">
            <text:p>0.2430051721</text:p>
          </table:table-cell>
          <table:table-cell table:formula="of:=SQRT(1 - (1 - [.A640]))" office:value-type="float" office:value="0.970024992630667">
            <text:p>0.9700249926</text:p>
          </table:table-cell>
          <table:table-cell table:formula="of:=COS(2 * PI() * [.B640])" office:value-type="float" office:value="-0.920093106507533">
            <text:p>-0.9200931065</text:p>
          </table:table-cell>
          <table:table-cell table:formula="of:=SIN(2 * PI() * [.B640])" office:value-type="float" office:value="-0.391699726011287">
            <text:p>-0.391699726</text:p>
          </table:table-cell>
          <table:table-cell table:formula="of:=[.D640]*[.E640]" office:value-type="float" office:value="-0.892513308859497">
            <text:p>-0.8925133089</text:p>
          </table:table-cell>
          <table:table-cell table:formula="of:=[.D640]*[.F640]" office:value-type="float" office:value="-0.379958523837533">
            <text:p>-0.3799585238</text:p>
          </table:table-cell>
          <table:table-cell table:formula="of:=[.C640]" office:value-type="float" office:value="0.243005172109309">
            <text:p>0.2430051721</text:p>
          </table:table-cell>
        </table:table-row>
        <table:table-row table:style-name="ro1">
          <table:table-cell table:formula="of:=RAND()" office:value-type="float" office:value="0.958160400390625">
            <text:p>0.9581604004</text:p>
          </table:table-cell>
          <table:table-cell table:formula="of:=RAND()" office:value-type="float" office:value="0.9117431640625">
            <text:p>0.9117431641</text:p>
          </table:table-cell>
          <table:table-cell table:formula="of:=SQRT(1 - [.A641])" office:value-type="float" office:value="0.204547304087282">
            <text:p>0.2045473041</text:p>
          </table:table-cell>
          <table:table-cell table:formula="of:=SQRT(1 - (1 - [.A641]))" office:value-type="float" office:value="0.978856680209429">
            <text:p>0.9788566802</text:p>
          </table:table-cell>
          <table:table-cell table:formula="of:=COS(2 * PI() * [.B641])" office:value-type="float" office:value="0.850145874692685">
            <text:p>0.8501458747</text:p>
          </table:table-cell>
          <table:table-cell table:formula="of:=SIN(2 * PI() * [.B641])" office:value-type="float" office:value="-0.52654723600358">
            <text:p>-0.526547236</text:p>
          </table:table-cell>
          <table:table-cell table:formula="of:=[.D641]*[.E641]" office:value-type="float" office:value="0.832170968595423">
            <text:p>0.8321709686</text:p>
          </table:table-cell>
          <table:table-cell table:formula="of:=[.D641]*[.F641]" office:value-type="float" office:value="-0.515414279407915">
            <text:p>-0.5154142794</text:p>
          </table:table-cell>
          <table:table-cell table:formula="of:=[.C641]" office:value-type="float" office:value="0.204547304087282">
            <text:p>0.2045473041</text:p>
          </table:table-cell>
        </table:table-row>
        <table:table-row table:style-name="ro1">
          <table:table-cell table:formula="of:=RAND()" office:value-type="float" office:value="0.43505859375">
            <text:p>0.4350585938</text:p>
          </table:table-cell>
          <table:table-cell table:formula="of:=RAND()" office:value-type="float" office:value="0.652984619140625">
            <text:p>0.6529846191</text:p>
          </table:table-cell>
          <table:table-cell table:formula="of:=SQRT(1 - [.A642])" office:value-type="float" office:value="0.751625841925356">
            <text:p>0.7516258419</text:p>
          </table:table-cell>
          <table:table-cell table:formula="of:=SQRT(1 - (1 - [.A642]))" office:value-type="float" office:value="0.65958971622517">
            <text:p>0.6595897162</text:p>
          </table:table-cell>
          <table:table-cell table:formula="of:=COS(2 * PI() * [.B642])" office:value-type="float" office:value="-0.572511363740679">
            <text:p>-0.5725113637</text:p>
          </table:table-cell>
          <table:table-cell table:formula="of:=SIN(2 * PI() * [.B642])" office:value-type="float" office:value="-0.81989678520396">
            <text:p>-0.8198967852</text:p>
          </table:table-cell>
          <table:table-cell table:formula="of:=[.D642]*[.E642]" office:value-type="float" office:value="-0.377622607945399">
            <text:p>-0.3776226079</text:p>
          </table:table-cell>
          <table:table-cell table:formula="of:=[.D642]*[.F642]" office:value-type="float" office:value="-0.540795487886609">
            <text:p>-0.5407954879</text:p>
          </table:table-cell>
          <table:table-cell table:formula="of:=[.C642]" office:value-type="float" office:value="0.751625841925356">
            <text:p>0.7516258419</text:p>
          </table:table-cell>
        </table:table-row>
        <table:table-row table:style-name="ro1">
          <table:table-cell table:formula="of:=RAND()" office:value-type="float" office:value="0.47283935546875">
            <text:p>0.4728393555</text:p>
          </table:table-cell>
          <table:table-cell table:formula="of:=RAND()" office:value-type="float" office:value="0.883331298828125">
            <text:p>0.8833312988</text:p>
          </table:table-cell>
          <table:table-cell table:formula="of:=SQRT(1 - [.A643])" office:value-type="float" office:value="0.72605829279146">
            <text:p>0.7260582928</text:p>
          </table:table-cell>
          <table:table-cell table:formula="of:=SQRT(1 - (1 - [.A643]))" office:value-type="float" office:value="0.687633154718961">
            <text:p>0.6876331547</text:p>
          </table:table-cell>
          <table:table-cell table:formula="of:=COS(2 * PI() * [.B643])" office:value-type="float" office:value="0.74313627180422">
            <text:p>0.7431362718</text:p>
          </table:table-cell>
          <table:table-cell table:formula="of:=SIN(2 * PI() * [.B643])" office:value-type="float" office:value="-0.669140106053228">
            <text:p>-0.6691401061</text:p>
          </table:table-cell>
          <table:table-cell table:formula="of:=[.D643]*[.E643]" office:value-type="float" office:value="0.511005138966822">
            <text:p>0.511005139</text:p>
          </table:table-cell>
          <table:table-cell table:formula="of:=[.D643]*[.F643]" office:value-type="float" office:value="-0.460122922074361">
            <text:p>-0.4601229221</text:p>
          </table:table-cell>
          <table:table-cell table:formula="of:=[.C643]" office:value-type="float" office:value="0.72605829279146">
            <text:p>0.7260582928</text:p>
          </table:table-cell>
        </table:table-row>
        <table:table-row table:style-name="ro1">
          <table:table-cell table:formula="of:=RAND()" office:value-type="float" office:value="0.154022216796875">
            <text:p>0.1540222168</text:p>
          </table:table-cell>
          <table:table-cell table:formula="of:=RAND()" office:value-type="float" office:value="0.4476318359375">
            <text:p>0.4476318359</text:p>
          </table:table-cell>
          <table:table-cell table:formula="of:=SQRT(1 - [.A644])" office:value-type="float" office:value="0.919770505725817">
            <text:p>0.9197705057</text:p>
          </table:table-cell>
          <table:table-cell table:formula="of:=SQRT(1 - (1 - [.A644]))" office:value-type="float" office:value="0.39245664320645">
            <text:p>0.3924566432</text:p>
          </table:table-cell>
          <table:table-cell table:formula="of:=COS(2 * PI() * [.B644])" office:value-type="float" office:value="-0.946353351084491">
            <text:p>-0.9463533511</text:p>
          </table:table-cell>
          <table:table-cell table:formula="of:=SIN(2 * PI() * [.B644])" office:value-type="float" office:value="0.323133617705052">
            <text:p>0.3231336177</text:p>
          </table:table-cell>
          <table:table-cell table:formula="of:=[.D644]*[.E644]" office:value-type="float" office:value="-0.371402659453794">
            <text:p>-0.3714026595</text:p>
          </table:table-cell>
          <table:table-cell table:formula="of:=[.D644]*[.F644]" office:value-type="float" office:value="0.126815934911681">
            <text:p>0.1268159349</text:p>
          </table:table-cell>
          <table:table-cell table:formula="of:=[.C644]" office:value-type="float" office:value="0.919770505725817">
            <text:p>0.9197705057</text:p>
          </table:table-cell>
        </table:table-row>
        <table:table-row table:style-name="ro1">
          <table:table-cell table:formula="of:=RAND()" office:value-type="float" office:value="0.014801025390625">
            <text:p>0.0148010254</text:p>
          </table:table-cell>
          <table:table-cell table:formula="of:=RAND()" office:value-type="float" office:value="0.059906005859375">
            <text:p>0.0599060059</text:p>
          </table:table-cell>
          <table:table-cell table:formula="of:=SQRT(1 - [.A645])" office:value-type="float" office:value="0.992571898962173">
            <text:p>0.992571899</text:p>
          </table:table-cell>
          <table:table-cell table:formula="of:=SQRT(1 - (1 - [.A645]))" office:value-type="float" office:value="0.12165946486248">
            <text:p>0.1216594649</text:p>
          </table:table-cell>
          <table:table-cell table:formula="of:=COS(2 * PI() * [.B645])" office:value-type="float" office:value="0.929993731684941">
            <text:p>0.9299937317</text:p>
          </table:table-cell>
          <table:table-cell table:formula="of:=SIN(2 * PI() * [.B645])" office:value-type="float" office:value="0.367575378700365">
            <text:p>0.3675753787</text:p>
          </table:table-cell>
          <table:table-cell table:formula="of:=[.D645]*[.E645]" office:value-type="float" office:value="0.113142539722251">
            <text:p>0.1131425397</text:p>
          </table:table-cell>
          <table:table-cell table:formula="of:=[.D645]*[.F645]" office:value-type="float" office:value="0.0447190238693099">
            <text:p>0.0447190239</text:p>
          </table:table-cell>
          <table:table-cell table:formula="of:=[.C645]" office:value-type="float" office:value="0.992571898962173">
            <text:p>0.992571899</text:p>
          </table:table-cell>
        </table:table-row>
        <table:table-row table:style-name="ro1">
          <table:table-cell table:formula="of:=RAND()" office:value-type="float" office:value="0.27264404296875">
            <text:p>0.272644043</text:p>
          </table:table-cell>
          <table:table-cell table:formula="of:=RAND()" office:value-type="float" office:value="0.3900146484375">
            <text:p>0.3900146484</text:p>
          </table:table-cell>
          <table:table-cell table:formula="of:=SQRT(1 - [.A646])" office:value-type="float" office:value="0.852851661797789">
            <text:p>0.8528516618</text:p>
          </table:table-cell>
          <table:table-cell table:formula="of:=SQRT(1 - (1 - [.A646]))" office:value-type="float" office:value="0.522153275359592">
            <text:p>0.5221532754</text:p>
          </table:table-cell>
          <table:table-cell table:formula="of:=COS(2 * PI() * [.B646])" office:value-type="float" office:value="-0.770571907281381">
            <text:p>-0.7705719073</text:p>
          </table:table-cell>
          <table:table-cell table:formula="of:=SIN(2 * PI() * [.B646])" office:value-type="float" office:value="0.637353069898259">
            <text:p>0.6373530699</text:p>
          </table:table-cell>
          <table:table-cell table:formula="of:=[.D646]*[.E646]" office:value-type="float" office:value="-0.402356645287061">
            <text:p>-0.4023566453</text:p>
          </table:table-cell>
          <table:table-cell table:formula="of:=[.D646]*[.F646]" office:value-type="float" office:value="0.332795993007867">
            <text:p>0.332795993</text:p>
          </table:table-cell>
          <table:table-cell table:formula="of:=[.C646]" office:value-type="float" office:value="0.852851661797789">
            <text:p>0.8528516618</text:p>
          </table:table-cell>
        </table:table-row>
        <table:table-row table:style-name="ro1">
          <table:table-cell table:formula="of:=RAND()" office:value-type="float" office:value="0.665435791015625">
            <text:p>0.665435791</text:p>
          </table:table-cell>
          <table:table-cell table:formula="of:=RAND()" office:value-type="float" office:value="0.915771484375">
            <text:p>0.9157714844</text:p>
          </table:table-cell>
          <table:table-cell table:formula="of:=SQRT(1 - [.A647])" office:value-type="float" office:value="0.57841525652802">
            <text:p>0.5784152565</text:p>
          </table:table-cell>
          <table:table-cell table:formula="of:=SQRT(1 - (1 - [.A647]))" office:value-type="float" office:value="0.815742478369016">
            <text:p>0.8157424784</text:p>
          </table:table-cell>
          <table:table-cell table:formula="of:=COS(2 * PI() * [.B647])" office:value-type="float" office:value="0.863199421712124">
            <text:p>0.8631994217</text:p>
          </table:table-cell>
          <table:table-cell table:formula="of:=SIN(2 * PI() * [.B647])" office:value-type="float" office:value="-0.504863108531267">
            <text:p>-0.5048631085</text:p>
          </table:table-cell>
          <table:table-cell table:formula="of:=[.D647]*[.E647]" office:value-type="float" office:value="0.70414843559415">
            <text:p>0.7041484356</text:p>
          </table:table-cell>
          <table:table-cell table:formula="of:=[.D647]*[.F647]" office:value-type="float" office:value="-0.411838283390382">
            <text:p>-0.4118382834</text:p>
          </table:table-cell>
          <table:table-cell table:formula="of:=[.C647]" office:value-type="float" office:value="0.57841525652802">
            <text:p>0.5784152565</text:p>
          </table:table-cell>
        </table:table-row>
        <table:table-row table:style-name="ro1">
          <table:table-cell table:formula="of:=RAND()" office:value-type="float" office:value="0.10260009765625">
            <text:p>0.1026000977</text:p>
          </table:table-cell>
          <table:table-cell table:formula="of:=RAND()" office:value-type="float" office:value="0.22265625">
            <text:p>0.22265625</text:p>
          </table:table-cell>
          <table:table-cell table:formula="of:=SQRT(1 - [.A648])" office:value-type="float" office:value="0.947311935079333">
            <text:p>0.9473119351</text:p>
          </table:table-cell>
          <table:table-cell table:formula="of:=SQRT(1 - (1 - [.A648]))" office:value-type="float" office:value="0.3203125">
            <text:p>0.3203125</text:p>
          </table:table-cell>
          <table:table-cell table:formula="of:=COS(2 * PI() * [.B648])" office:value-type="float" office:value="0.170961888760301">
            <text:p>0.1709618888</text:p>
          </table:table-cell>
          <table:table-cell table:formula="of:=SIN(2 * PI() * [.B648])" office:value-type="float" office:value="0.985277642388941">
            <text:p>0.9852776424</text:p>
          </table:table-cell>
          <table:table-cell table:formula="of:=[.D648]*[.E648]" office:value-type="float" office:value="0.054761229993534">
            <text:p>0.05476123</text:p>
          </table:table-cell>
          <table:table-cell table:formula="of:=[.D648]*[.F648]" office:value-type="float" office:value="0.315596744827708">
            <text:p>0.3155967448</text:p>
          </table:table-cell>
          <table:table-cell table:formula="of:=[.C648]" office:value-type="float" office:value="0.947311935079333">
            <text:p>0.9473119351</text:p>
          </table:table-cell>
        </table:table-row>
        <table:table-row table:style-name="ro1">
          <table:table-cell table:formula="of:=RAND()" office:value-type="float" office:value="0.4420166015625">
            <text:p>0.4420166016</text:p>
          </table:table-cell>
          <table:table-cell table:formula="of:=RAND()" office:value-type="float" office:value="0.397216796875">
            <text:p>0.3972167969</text:p>
          </table:table-cell>
          <table:table-cell table:formula="of:=SQRT(1 - [.A649])" office:value-type="float" office:value="0.746982863550095">
            <text:p>0.7469828636</text:p>
          </table:table-cell>
          <table:table-cell table:formula="of:=SQRT(1 - (1 - [.A649]))" office:value-type="float" office:value="0.66484329098104">
            <text:p>0.664843291</text:p>
          </table:table-cell>
          <table:table-cell table:formula="of:=COS(2 * PI() * [.B649])" office:value-type="float" office:value="-0.798614994634761">
            <text:p>-0.7986149946</text:p>
          </table:table-cell>
          <table:table-cell table:formula="of:=SIN(2 * PI() * [.B649])" office:value-type="float" office:value="0.60184224705858">
            <text:p>0.6018422471</text:p>
          </table:table-cell>
          <table:table-cell table:formula="of:=[.D649]*[.E649]" office:value-type="float" office:value="-0.53095382125978">
            <text:p>-0.5309538213</text:p>
          </table:table-cell>
          <table:table-cell table:formula="of:=[.D649]*[.F649]" office:value-type="float" office:value="0.400130780185851">
            <text:p>0.4001307802</text:p>
          </table:table-cell>
          <table:table-cell table:formula="of:=[.C649]" office:value-type="float" office:value="0.746982863550095">
            <text:p>0.7469828636</text:p>
          </table:table-cell>
        </table:table-row>
        <table:table-row table:style-name="ro1">
          <table:table-cell table:formula="of:=RAND()" office:value-type="float" office:value="0.706451416015625">
            <text:p>0.706451416</text:p>
          </table:table-cell>
          <table:table-cell table:formula="of:=RAND()" office:value-type="float" office:value="0.825958251953125">
            <text:p>0.825958252</text:p>
          </table:table-cell>
          <table:table-cell table:formula="of:=SQRT(1 - [.A650])" office:value-type="float" office:value="0.541801240294238">
            <text:p>0.5418012403</text:p>
          </table:table-cell>
          <table:table-cell table:formula="of:=SQRT(1 - (1 - [.A650]))" office:value-type="float" office:value="0.840506642457765">
            <text:p>0.8405066425</text:p>
          </table:table-cell>
          <table:table-cell table:formula="of:=COS(2 * PI() * [.B650])" office:value-type="float" office:value="0.45934687710636">
            <text:p>0.4593468771</text:p>
          </table:table-cell>
          <table:table-cell table:formula="of:=SIN(2 * PI() * [.B650])" office:value-type="float" office:value="-0.888256970978914">
            <text:p>-0.888256971</text:p>
          </table:table-cell>
          <table:table-cell table:formula="of:=[.D650]*[.E650]" office:value-type="float" office:value="0.386084101400126">
            <text:p>0.3860841014</text:p>
          </table:table-cell>
          <table:table-cell table:formula="of:=[.D650]*[.F650]" office:value-type="float" office:value="-0.746585884317191">
            <text:p>-0.7465858843</text:p>
          </table:table-cell>
          <table:table-cell table:formula="of:=[.C650]" office:value-type="float" office:value="0.541801240294238">
            <text:p>0.5418012403</text:p>
          </table:table-cell>
        </table:table-row>
        <table:table-row table:style-name="ro1">
          <table:table-cell table:formula="of:=RAND()" office:value-type="float" office:value="0.072662353515625">
            <text:p>0.0726623535</text:p>
          </table:table-cell>
          <table:table-cell table:formula="of:=RAND()" office:value-type="float" office:value="0.705657958984375">
            <text:p>0.705657959</text:p>
          </table:table-cell>
          <table:table-cell table:formula="of:=SQRT(1 - [.A651])" office:value-type="float" office:value="0.962983720778485">
            <text:p>0.9629837208</text:p>
          </table:table-cell>
          <table:table-cell table:formula="of:=SQRT(1 - (1 - [.A651]))" office:value-type="float" office:value="0.269559554673221">
            <text:p>0.2695595547</text:p>
          </table:table-cell>
          <table:table-cell table:formula="of:=COS(2 * PI() * [.B651])" office:value-type="float" office:value="-0.275018804073633">
            <text:p>-0.2750188041</text:p>
          </table:table-cell>
          <table:table-cell table:formula="of:=SIN(2 * PI() * [.B651])" office:value-type="float" office:value="-0.961438847460362">
            <text:p>-0.9614388475</text:p>
          </table:table-cell>
          <table:table-cell table:formula="of:=[.D651]*[.E651]" office:value-type="float" office:value="-0.0741339463528503">
            <text:p>-0.0741339464</text:p>
          </table:table-cell>
          <table:table-cell table:formula="of:=[.D651]*[.F651]" office:value-type="float" office:value="-0.259165027566949">
            <text:p>-0.2591650276</text:p>
          </table:table-cell>
          <table:table-cell table:formula="of:=[.C651]" office:value-type="float" office:value="0.962983720778485">
            <text:p>0.9629837208</text:p>
          </table:table-cell>
        </table:table-row>
        <table:table-row table:style-name="ro1">
          <table:table-cell table:formula="of:=RAND()" office:value-type="float" office:value="0.12286376953125">
            <text:p>0.1228637695</text:p>
          </table:table-cell>
          <table:table-cell table:formula="of:=RAND()" office:value-type="float" office:value="0.5179443359375">
            <text:p>0.5179443359</text:p>
          </table:table-cell>
          <table:table-cell table:formula="of:=SQRT(1 - [.A652])" office:value-type="float" office:value="0.936555513821124">
            <text:p>0.9365555138</text:p>
          </table:table-cell>
          <table:table-cell table:formula="of:=SQRT(1 - (1 - [.A652]))" office:value-type="float" office:value="0.350519285533977">
            <text:p>0.3505192855</text:p>
          </table:table-cell>
          <table:table-cell table:formula="of:=COS(2 * PI() * [.B652])" office:value-type="float" office:value="-0.993650721000219">
            <text:p>-0.993650721</text:p>
          </table:table-cell>
          <table:table-cell table:formula="of:=SIN(2 * PI() * [.B652])" office:value-type="float" office:value="-0.112508864787378">
            <text:p>-0.1125088648</text:p>
          </table:table-cell>
          <table:table-cell table:formula="of:=[.D652]*[.E652]" office:value-type="float" office:value="-0.348293740795318">
            <text:p>-0.3482937408</text:p>
          </table:table-cell>
          <table:table-cell table:formula="of:=[.D652]*[.F652]" office:value-type="float" office:value="-0.0394365269015108">
            <text:p>-0.0394365269</text:p>
          </table:table-cell>
          <table:table-cell table:formula="of:=[.C652]" office:value-type="float" office:value="0.936555513821124">
            <text:p>0.9365555138</text:p>
          </table:table-cell>
        </table:table-row>
        <table:table-row table:style-name="ro1">
          <table:table-cell table:formula="of:=RAND()" office:value-type="float" office:value="0.273406982421875">
            <text:p>0.2734069824</text:p>
          </table:table-cell>
          <table:table-cell table:formula="of:=RAND()" office:value-type="float" office:value="0.24713134765625">
            <text:p>0.2471313477</text:p>
          </table:table-cell>
          <table:table-cell table:formula="of:=SQRT(1 - [.A653])" office:value-type="float" office:value="0.852404257132802">
            <text:p>0.8524042571</text:p>
          </table:table-cell>
          <table:table-cell table:formula="of:=SQRT(1 - (1 - [.A653]))" office:value-type="float" office:value="0.522883335383597">
            <text:p>0.5228833354</text:p>
          </table:table-cell>
          <table:table-cell table:formula="of:=COS(2 * PI() * [.B653])" office:value-type="float" office:value="0.0180232983357737">
            <text:p>0.0180232983</text:p>
          </table:table-cell>
          <table:table-cell table:formula="of:=SIN(2 * PI() * [.B653])" office:value-type="float" office:value="0.999837567166337">
            <text:p>0.9998375672</text:p>
          </table:table-cell>
          <table:table-cell table:formula="of:=[.D653]*[.E653]" office:value-type="float" office:value="0.00942408234842298">
            <text:p>0.0094240823</text:p>
          </table:table-cell>
          <table:table-cell table:formula="of:=[.D653]*[.F653]" office:value-type="float" office:value="0.522798401961755">
            <text:p>0.522798402</text:p>
          </table:table-cell>
          <table:table-cell table:formula="of:=[.C653]" office:value-type="float" office:value="0.852404257132802">
            <text:p>0.8524042571</text:p>
          </table:table-cell>
        </table:table-row>
        <table:table-row table:style-name="ro1">
          <table:table-cell table:formula="of:=RAND()" office:value-type="float" office:value="0.109344482421875">
            <text:p>0.1093444824</text:p>
          </table:table-cell>
          <table:table-cell table:formula="of:=RAND()" office:value-type="float" office:value="0.848297119140625">
            <text:p>0.8482971191</text:p>
          </table:table-cell>
          <table:table-cell table:formula="of:=SQRT(1 - [.A654])" office:value-type="float" office:value="0.943745472878215">
            <text:p>0.9437454729</text:p>
          </table:table-cell>
          <table:table-cell table:formula="of:=SQRT(1 - (1 - [.A654]))" office:value-type="float" office:value="0.330672772422942">
            <text:p>0.3306727724</text:p>
          </table:table-cell>
          <table:table-cell table:formula="of:=COS(2 * PI() * [.B654])" office:value-type="float" office:value="0.579095682775449">
            <text:p>0.5790956828</text:p>
          </table:table-cell>
          <table:table-cell table:formula="of:=SIN(2 * PI() * [.B654])" office:value-type="float" office:value="-0.815259584543988">
            <text:p>-0.8152595845</text:p>
          </table:table-cell>
          <table:table-cell table:formula="of:=[.D654]*[.E654]" office:value-type="float" office:value="0.191491174921514">
            <text:p>0.1914911749</text:p>
          </table:table-cell>
          <table:table-cell table:formula="of:=[.D654]*[.F654]" office:value-type="float" office:value="-0.269584147065537">
            <text:p>-0.2695841471</text:p>
          </table:table-cell>
          <table:table-cell table:formula="of:=[.C654]" office:value-type="float" office:value="0.943745472878215">
            <text:p>0.9437454729</text:p>
          </table:table-cell>
        </table:table-row>
        <table:table-row table:style-name="ro1">
          <table:table-cell table:formula="of:=RAND()" office:value-type="float" office:value="0.683319091796875">
            <text:p>0.6833190918</text:p>
          </table:table-cell>
          <table:table-cell table:formula="of:=RAND()" office:value-type="float" office:value="0.02886962890625">
            <text:p>0.0288696289</text:p>
          </table:table-cell>
          <table:table-cell table:formula="of:=SQRT(1 - [.A655])" office:value-type="float" office:value="0.562744087666077">
            <text:p>0.5627440877</text:p>
          </table:table-cell>
          <table:table-cell table:formula="of:=SQRT(1 - (1 - [.A655]))" office:value-type="float" office:value="0.826631170351611">
            <text:p>0.8266311704</text:p>
          </table:table-cell>
          <table:table-cell table:formula="of:=COS(2 * PI() * [.B655])" office:value-type="float" office:value="0.983593308962479">
            <text:p>0.983593309</text:p>
          </table:table-cell>
          <table:table-cell table:formula="of:=SIN(2 * PI() * [.B655])" office:value-type="float" office:value="0.180400117971807">
            <text:p>0.180400118</text:p>
          </table:table-cell>
          <table:table-cell table:formula="of:=[.D655]*[.E655]" office:value-type="float" office:value="0.813068888137668">
            <text:p>0.8130688881</text:p>
          </table:table-cell>
          <table:table-cell table:formula="of:=[.D655]*[.F655]" office:value-type="float" office:value="0.149124360650604">
            <text:p>0.1491243607</text:p>
          </table:table-cell>
          <table:table-cell table:formula="of:=[.C655]" office:value-type="float" office:value="0.562744087666077">
            <text:p>0.5627440877</text:p>
          </table:table-cell>
        </table:table-row>
        <table:table-row table:style-name="ro1">
          <table:table-cell table:formula="of:=RAND()" office:value-type="float" office:value="0.808929443359375">
            <text:p>0.8089294434</text:p>
          </table:table-cell>
          <table:table-cell table:formula="of:=RAND()" office:value-type="float" office:value="0.41796875">
            <text:p>0.41796875</text:p>
          </table:table-cell>
          <table:table-cell table:formula="of:=SQRT(1 - [.A656])" office:value-type="float" office:value="0.437116182085066">
            <text:p>0.4371161821</text:p>
          </table:table-cell>
          <table:table-cell table:formula="of:=SQRT(1 - (1 - [.A656]))" office:value-type="float" office:value="0.89940504966304">
            <text:p>0.8994050497</text:p>
          </table:table-cell>
          <table:table-cell table:formula="of:=COS(2 * PI() * [.B656])" office:value-type="float" office:value="-0.870086991108711">
            <text:p>-0.8700869911</text:p>
          </table:table-cell>
          <table:table-cell table:formula="of:=SIN(2 * PI() * [.B656])" office:value-type="float" office:value="0.492898192229784">
            <text:p>0.4928981922</text:p>
          </table:table-cell>
          <table:table-cell table:formula="of:=[.D656]*[.E656]" office:value-type="float" office:value="-0.782560633449295">
            <text:p>-0.7825606334</text:p>
          </table:table-cell>
          <table:table-cell table:formula="of:=[.D656]*[.F656]" office:value-type="float" office:value="0.443315123061252">
            <text:p>0.4433151231</text:p>
          </table:table-cell>
          <table:table-cell table:formula="of:=[.C656]" office:value-type="float" office:value="0.437116182085066">
            <text:p>0.4371161821</text:p>
          </table:table-cell>
        </table:table-row>
        <table:table-row table:style-name="ro1">
          <table:table-cell table:formula="of:=RAND()" office:value-type="float" office:value="0.11407470703125">
            <text:p>0.114074707</text:p>
          </table:table-cell>
          <table:table-cell table:formula="of:=RAND()" office:value-type="float" office:value="0.2843017578125">
            <text:p>0.2843017578</text:p>
          </table:table-cell>
          <table:table-cell table:formula="of:=SQRT(1 - [.A657])" office:value-type="float" office:value="0.941236045298282">
            <text:p>0.9412360453</text:p>
          </table:table-cell>
          <table:table-cell table:formula="of:=SQRT(1 - (1 - [.A657]))" office:value-type="float" office:value="0.33774947376902">
            <text:p>0.3377494738</text:p>
          </table:table-cell>
          <table:table-cell table:formula="of:=COS(2 * PI() * [.B657])" office:value-type="float" office:value="-0.213859628358994">
            <text:p>-0.2138596284</text:p>
          </table:table-cell>
          <table:table-cell table:formula="of:=SIN(2 * PI() * [.B657])" office:value-type="float" office:value="0.976864401725313">
            <text:p>0.9768644017</text:p>
          </table:table-cell>
          <table:table-cell table:formula="of:=[.D657]*[.E657]" office:value-type="float" office:value="-0.0722309769386883">
            <text:p>-0.0722309769</text:p>
          </table:table-cell>
          <table:table-cell table:formula="of:=[.D657]*[.F657]" office:value-type="float" office:value="0.329935437626413">
            <text:p>0.3299354376</text:p>
          </table:table-cell>
          <table:table-cell table:formula="of:=[.C657]" office:value-type="float" office:value="0.941236045298282">
            <text:p>0.9412360453</text:p>
          </table:table-cell>
        </table:table-row>
        <table:table-row table:style-name="ro1">
          <table:table-cell table:formula="of:=RAND()" office:value-type="float" office:value="0.24688720703125">
            <text:p>0.246887207</text:p>
          </table:table-cell>
          <table:table-cell table:formula="of:=RAND()" office:value-type="float" office:value="0.755157470703125">
            <text:p>0.7551574707</text:p>
          </table:table-cell>
          <table:table-cell table:formula="of:=SQRT(1 - [.A658])" office:value-type="float" office:value="0.867820714761263">
            <text:p>0.8678207148</text:p>
          </table:table-cell>
          <table:table-cell table:formula="of:=SQRT(1 - (1 - [.A658]))" office:value-type="float" office:value="0.496877456754933">
            <text:p>0.4968774568</text:p>
          </table:table-cell>
          <table:table-cell table:formula="of:=COS(2 * PI() * [.B658])" office:value-type="float" office:value="0.0323996729323643">
            <text:p>0.0323996729</text:p>
          </table:table-cell>
          <table:table-cell table:formula="of:=SIN(2 * PI() * [.B658])" office:value-type="float" office:value="-0.999474992780648">
            <text:p>-0.9994749928</text:p>
          </table:table-cell>
          <table:table-cell table:formula="of:=[.D658]*[.E658]" office:value-type="float" office:value="0.0160986670863248">
            <text:p>0.0160986671</text:p>
          </table:table-cell>
          <table:table-cell table:formula="of:=[.D658]*[.F658]" office:value-type="float" office:value="-0.496616592503003">
            <text:p>-0.4966165925</text:p>
          </table:table-cell>
          <table:table-cell table:formula="of:=[.C658]" office:value-type="float" office:value="0.867820714761263">
            <text:p>0.8678207148</text:p>
          </table:table-cell>
        </table:table-row>
        <table:table-row table:style-name="ro1">
          <table:table-cell table:formula="of:=RAND()" office:value-type="float" office:value="0.270416259765625">
            <text:p>0.2704162598</text:p>
          </table:table-cell>
          <table:table-cell table:formula="of:=RAND()" office:value-type="float" office:value="0.608154296875">
            <text:p>0.6081542969</text:p>
          </table:table-cell>
          <table:table-cell table:formula="of:=SQRT(1 - [.A659])" office:value-type="float" office:value="0.854156742193361">
            <text:p>0.8541567422</text:p>
          </table:table-cell>
          <table:table-cell table:formula="of:=SQRT(1 - (1 - [.A659]))" office:value-type="float" office:value="0.520015634154998">
            <text:p>0.5200156342</text:p>
          </table:table-cell>
          <table:table-cell table:formula="of:=COS(2 * PI() * [.B659])" office:value-type="float" office:value="-0.777853404209453">
            <text:p>-0.7778534042</text:p>
          </table:table-cell>
          <table:table-cell table:formula="of:=SIN(2 * PI() * [.B659])" office:value-type="float" office:value="-0.628445766601833">
            <text:p>-0.6284457666</text:p>
          </table:table-cell>
          <table:table-cell table:formula="of:=[.D659]*[.E659]" office:value-type="float" office:value="-0.404495931269603">
            <text:p>-0.4044959313</text:p>
          </table:table-cell>
          <table:table-cell table:formula="of:=[.D659]*[.F659]" office:value-type="float" office:value="-0.326801623851476">
            <text:p>-0.3268016239</text:p>
          </table:table-cell>
          <table:table-cell table:formula="of:=[.C659]" office:value-type="float" office:value="0.854156742193361">
            <text:p>0.8541567422</text:p>
          </table:table-cell>
        </table:table-row>
        <table:table-row table:style-name="ro1">
          <table:table-cell table:formula="of:=RAND()" office:value-type="float" office:value="0.063690185546875">
            <text:p>0.0636901855</text:p>
          </table:table-cell>
          <table:table-cell table:formula="of:=RAND()" office:value-type="float" office:value="0.77935791015625">
            <text:p>0.7793579102</text:p>
          </table:table-cell>
          <table:table-cell table:formula="of:=SQRT(1 - [.A660])" office:value-type="float" office:value="0.967631032187954">
            <text:p>0.9676310322</text:p>
          </table:table-cell>
          <table:table-cell table:formula="of:=SQRT(1 - (1 - [.A660]))" office:value-type="float" office:value="0.252369145393955">
            <text:p>0.2523691454</text:p>
          </table:table-cell>
          <table:table-cell table:formula="of:=COS(2 * PI() * [.B660])" office:value-type="float" office:value="0.183416890718739">
            <text:p>0.1834168907</text:p>
          </table:table-cell>
          <table:table-cell table:formula="of:=SIN(2 * PI() * [.B660])" office:value-type="float" office:value="-0.983035220223096">
            <text:p>-0.9830352202</text:p>
          </table:table-cell>
          <table:table-cell table:formula="of:=[.D660]*[.E660]" office:value-type="float" office:value="0.0462887639615045">
            <text:p>0.046288764</text:p>
          </table:table-cell>
          <table:table-cell table:formula="of:=[.D660]*[.F660]" office:value-type="float" office:value="-0.248087758419861">
            <text:p>-0.2480877584</text:p>
          </table:table-cell>
          <table:table-cell table:formula="of:=[.C660]" office:value-type="float" office:value="0.967631032187954">
            <text:p>0.9676310322</text:p>
          </table:table-cell>
        </table:table-row>
        <table:table-row table:style-name="ro1">
          <table:table-cell table:formula="of:=RAND()" office:value-type="float" office:value="0.597412109375">
            <text:p>0.5974121094</text:p>
          </table:table-cell>
          <table:table-cell table:formula="of:=RAND()" office:value-type="float" office:value="0.382171630859375">
            <text:p>0.3821716309</text:p>
          </table:table-cell>
          <table:table-cell table:formula="of:=SQRT(1 - [.A661])" office:value-type="float" office:value="0.634498140757717">
            <text:p>0.6344981408</text:p>
          </table:table-cell>
          <table:table-cell table:formula="of:=SQRT(1 - (1 - [.A661]))" office:value-type="float" office:value="0.772924387876977">
            <text:p>0.7729243879</text:p>
          </table:table-cell>
          <table:table-cell table:formula="of:=COS(2 * PI() * [.B661])" office:value-type="float" office:value="-0.738240959511861">
            <text:p>-0.7382409595</text:p>
          </table:table-cell>
          <table:table-cell table:formula="of:=SIN(2 * PI() * [.B661])" office:value-type="float" office:value="0.674537089935762">
            <text:p>0.6745370899</text:p>
          </table:table-cell>
          <table:table-cell table:formula="of:=[.D661]*[.E661]" office:value-type="float" office:value="-0.570604441736418">
            <text:p>-0.5706044417</text:p>
          </table:table-cell>
          <table:table-cell table:formula="of:=[.D661]*[.F661]" office:value-type="float" office:value="0.521366167338916">
            <text:p>0.5213661673</text:p>
          </table:table-cell>
          <table:table-cell table:formula="of:=[.C661]" office:value-type="float" office:value="0.634498140757717">
            <text:p>0.6344981408</text:p>
          </table:table-cell>
        </table:table-row>
        <table:table-row table:style-name="ro1">
          <table:table-cell table:formula="of:=RAND()" office:value-type="float" office:value="0.390655517578125">
            <text:p>0.3906555176</text:p>
          </table:table-cell>
          <table:table-cell table:formula="of:=RAND()" office:value-type="float" office:value="0.88446044921875">
            <text:p>0.8844604492</text:p>
          </table:table-cell>
          <table:table-cell table:formula="of:=SQRT(1 - [.A662])" office:value-type="float" office:value="0.780605202661291">
            <text:p>0.7806052027</text:p>
          </table:table-cell>
          <table:table-cell table:formula="of:=SQRT(1 - (1 - [.A662]))" office:value-type="float" office:value="0.625024413585682">
            <text:p>0.6250244136</text:p>
          </table:table-cell>
          <table:table-cell table:formula="of:=COS(2 * PI() * [.B662])" office:value-type="float" office:value="0.747864851776509">
            <text:p>0.7478648518</text:p>
          </table:table-cell>
          <table:table-cell table:formula="of:=SIN(2 * PI() * [.B662])" office:value-type="float" office:value="-0.663851009999458">
            <text:p>-0.66385101</text:p>
          </table:table-cell>
          <table:table-cell table:formula="of:=[.D662]*[.E662]" office:value-type="float" office:value="0.467433790422955">
            <text:p>0.4674337904</text:p>
          </table:table-cell>
          <table:table-cell table:formula="of:=[.D662]*[.F662]" office:value-type="float" office:value="-0.414923088233173">
            <text:p>-0.4149230882</text:p>
          </table:table-cell>
          <table:table-cell table:formula="of:=[.C662]" office:value-type="float" office:value="0.780605202661291">
            <text:p>0.7806052027</text:p>
          </table:table-cell>
        </table:table-row>
        <table:table-row table:style-name="ro1">
          <table:table-cell table:formula="of:=RAND()" office:value-type="float" office:value="0.410858154296875">
            <text:p>0.4108581543</text:p>
          </table:table-cell>
          <table:table-cell table:formula="of:=RAND()" office:value-type="float" office:value="0.77337646484375">
            <text:p>0.7733764648</text:p>
          </table:table-cell>
          <table:table-cell table:formula="of:=SQRT(1 - [.A663])" office:value-type="float" office:value="0.767555760647476">
            <text:p>0.7675557606</text:p>
          </table:table-cell>
          <table:table-cell table:formula="of:=SQRT(1 - (1 - [.A663]))" office:value-type="float" office:value="0.64098217939103">
            <text:p>0.6409821794</text:p>
          </table:table-cell>
          <table:table-cell table:formula="of:=COS(2 * PI() * [.B663])" office:value-type="float" office:value="0.146351119234411">
            <text:p>0.1463511192</text:p>
          </table:table-cell>
          <table:table-cell table:formula="of:=SIN(2 * PI() * [.B663])" office:value-type="float" office:value="-0.98923270765722">
            <text:p>-0.9892327077</text:p>
          </table:table-cell>
          <table:table-cell table:formula="of:=[.D663]*[.E663]" office:value-type="float" office:value="0.0938084593631896">
            <text:p>0.0938084594</text:p>
          </table:table-cell>
          <table:table-cell table:formula="of:=[.D663]*[.F663]" office:value-type="float" office:value="-0.634080536879015">
            <text:p>-0.6340805369</text:p>
          </table:table-cell>
          <table:table-cell table:formula="of:=[.C663]" office:value-type="float" office:value="0.767555760647476">
            <text:p>0.7675557606</text:p>
          </table:table-cell>
        </table:table-row>
        <table:table-row table:style-name="ro1">
          <table:table-cell table:formula="of:=RAND()" office:value-type="float" office:value="0.274444580078125">
            <text:p>0.2744445801</text:p>
          </table:table-cell>
          <table:table-cell table:formula="of:=RAND()" office:value-type="float" office:value="0.172210693359375">
            <text:p>0.1722106934</text:p>
          </table:table-cell>
          <table:table-cell table:formula="of:=SQRT(1 - [.A664])" office:value-type="float" office:value="0.851795409662364">
            <text:p>0.8517954097</text:p>
          </table:table-cell>
          <table:table-cell table:formula="of:=SQRT(1 - (1 - [.A664]))" office:value-type="float" office:value="0.523874584302507">
            <text:p>0.5238745843</text:p>
          </table:table-cell>
          <table:table-cell table:formula="of:=COS(2 * PI() * [.B664])" office:value-type="float" office:value="0.469535520495645">
            <text:p>0.4695355205</text:p>
          </table:table-cell>
          <table:table-cell table:formula="of:=SIN(2 * PI() * [.B664])" office:value-type="float" office:value="0.882913582969978">
            <text:p>0.882913583</text:p>
          </table:table-cell>
          <table:table-cell table:formula="of:=[.D664]*[.E664]" office:value-type="float" office:value="0.245977725614917">
            <text:p>0.2459777256</text:p>
          </table:table-cell>
          <table:table-cell table:formula="of:=[.D664]*[.F664]" office:value-type="float" office:value="0.462535986253435">
            <text:p>0.4625359863</text:p>
          </table:table-cell>
          <table:table-cell table:formula="of:=[.C664]" office:value-type="float" office:value="0.851795409662364">
            <text:p>0.8517954097</text:p>
          </table:table-cell>
        </table:table-row>
        <table:table-row table:style-name="ro1">
          <table:table-cell table:formula="of:=RAND()" office:value-type="float" office:value="0.967376708984375">
            <text:p>0.967376709</text:p>
          </table:table-cell>
          <table:table-cell table:formula="of:=RAND()" office:value-type="float" office:value="0.08575439453125">
            <text:p>0.0857543945</text:p>
          </table:table-cell>
          <table:table-cell table:formula="of:=SQRT(1 - [.A665])" office:value-type="float" office:value="0.180619187839014">
            <text:p>0.1806191878</text:p>
          </table:table-cell>
          <table:table-cell table:formula="of:=SQRT(1 - (1 - [.A665]))" office:value-type="float" office:value="0.983553104303156">
            <text:p>0.9835531043</text:p>
          </table:table-cell>
          <table:table-cell table:formula="of:=COS(2 * PI() * [.B665])" office:value-type="float" office:value="0.858319510017173">
            <text:p>0.85831951</text:p>
          </table:table-cell>
          <table:table-cell table:formula="of:=SIN(2 * PI() * [.B665])" office:value-type="float" office:value="0.513115599766641">
            <text:p>0.5131155998</text:p>
          </table:table-cell>
          <table:table-cell table:formula="of:=[.D665]*[.E665]" office:value-type="float" office:value="0.844202818561355">
            <text:p>0.8442028186</text:p>
          </table:table-cell>
          <table:table-cell table:formula="of:=[.D665]*[.F665]" office:value-type="float" office:value="0.504676441016855">
            <text:p>0.504676441</text:p>
          </table:table-cell>
          <table:table-cell table:formula="of:=[.C665]" office:value-type="float" office:value="0.180619187839014">
            <text:p>0.1806191878</text:p>
          </table:table-cell>
        </table:table-row>
        <table:table-row table:style-name="ro1">
          <table:table-cell table:formula="of:=RAND()" office:value-type="float" office:value="0.556488037109375">
            <text:p>0.5564880371</text:p>
          </table:table-cell>
          <table:table-cell table:formula="of:=RAND()" office:value-type="float" office:value="0.867584228515625">
            <text:p>0.8675842285</text:p>
          </table:table-cell>
          <table:table-cell table:formula="of:=SQRT(1 - [.A666])" office:value-type="float" office:value="0.665966938286447">
            <text:p>0.6659669383</text:p>
          </table:table-cell>
          <table:table-cell table:formula="of:=SQRT(1 - (1 - [.A666]))" office:value-type="float" office:value="0.745981257880769">
            <text:p>0.7459812579</text:p>
          </table:table-cell>
          <table:table-cell table:formula="of:=COS(2 * PI() * [.B666])" office:value-type="float" office:value="0.673403849305701">
            <text:p>0.6734038493</text:p>
          </table:table-cell>
          <table:table-cell table:formula="of:=SIN(2 * PI() * [.B666])" office:value-type="float" office:value="-0.739274817466593">
            <text:p>-0.7392748175</text:p>
          </table:table-cell>
          <table:table-cell table:formula="of:=[.D666]*[.E666]" office:value-type="float" office:value="0.502346650566819">
            <text:p>0.5023466506</text:p>
          </table:table-cell>
          <table:table-cell table:formula="of:=[.D666]*[.F666]" office:value-type="float" office:value="-0.551485158253305">
            <text:p>-0.5514851583</text:p>
          </table:table-cell>
          <table:table-cell table:formula="of:=[.C666]" office:value-type="float" office:value="0.665966938286447">
            <text:p>0.6659669383</text:p>
          </table:table-cell>
        </table:table-row>
        <table:table-row table:style-name="ro1">
          <table:table-cell table:formula="of:=RAND()" office:value-type="float" office:value="0.62994384765625">
            <text:p>0.6299438477</text:p>
          </table:table-cell>
          <table:table-cell table:formula="of:=RAND()" office:value-type="float" office:value="0.74658203125">
            <text:p>0.7465820313</text:p>
          </table:table-cell>
          <table:table-cell table:formula="of:=SQRT(1 - [.A667])" office:value-type="float" office:value="0.608322408220961">
            <text:p>0.6083224082</text:p>
          </table:table-cell>
          <table:table-cell table:formula="of:=SQRT(1 - (1 - [.A667]))" office:value-type="float" office:value="0.793690019879455">
            <text:p>0.7936900199</text:p>
          </table:table-cell>
          <table:table-cell table:formula="of:=COS(2 * PI() * [.B667])" office:value-type="float" office:value="-0.0214740802754693">
            <text:p>-0.0214740803</text:p>
          </table:table-cell>
          <table:table-cell table:formula="of:=SIN(2 * PI() * [.B667])" office:value-type="float" office:value="-0.999769405351215">
            <text:p>-0.9997694054</text:p>
          </table:table-cell>
          <table:table-cell table:formula="of:=[.D667]*[.E667]" office:value-type="float" office:value="-0.0170437632007302">
            <text:p>-0.0170437632</text:p>
          </table:table-cell>
          <table:table-cell table:formula="of:=[.D667]*[.F667]" office:value-type="float" office:value="-0.793506999208077">
            <text:p>-0.7935069992</text:p>
          </table:table-cell>
          <table:table-cell table:formula="of:=[.C667]" office:value-type="float" office:value="0.608322408220961">
            <text:p>0.6083224082</text:p>
          </table:table-cell>
        </table:table-row>
        <table:table-row table:style-name="ro1">
          <table:table-cell table:formula="of:=RAND()" office:value-type="float" office:value="0.613861083984375">
            <text:p>0.613861084</text:p>
          </table:table-cell>
          <table:table-cell table:formula="of:=RAND()" office:value-type="float" office:value="0.446563720703125">
            <text:p>0.4465637207</text:p>
          </table:table-cell>
          <table:table-cell table:formula="of:=SQRT(1 - [.A668])" office:value-type="float" office:value="0.621400769242865">
            <text:p>0.6214007692</text:p>
          </table:table-cell>
          <table:table-cell table:formula="of:=SQRT(1 - (1 - [.A668]))" office:value-type="float" office:value="0.783492874239693">
            <text:p>0.7834928742</text:p>
          </table:table-cell>
          <table:table-cell table:formula="of:=COS(2 * PI() * [.B668])" office:value-type="float" office:value="-0.944163452353462">
            <text:p>-0.9441634524</text:p>
          </table:table-cell>
          <table:table-cell table:formula="of:=SIN(2 * PI() * [.B668])" office:value-type="float" office:value="0.329477427512102">
            <text:p>0.3294774275</text:p>
          </table:table-cell>
          <table:table-cell table:formula="of:=[.D668]*[.E668]" office:value-type="float" office:value="-0.739745337036485">
            <text:p>-0.739745337</text:p>
          </table:table-cell>
          <table:table-cell table:formula="of:=[.D668]*[.F668]" office:value-type="float" office:value="0.258143216678557">
            <text:p>0.2581432167</text:p>
          </table:table-cell>
          <table:table-cell table:formula="of:=[.C668]" office:value-type="float" office:value="0.621400769242865">
            <text:p>0.6214007692</text:p>
          </table:table-cell>
        </table:table-row>
        <table:table-row table:style-name="ro1">
          <table:table-cell table:formula="of:=RAND()" office:value-type="float" office:value="0.78546142578125">
            <text:p>0.7854614258</text:p>
          </table:table-cell>
          <table:table-cell table:formula="of:=RAND()" office:value-type="float" office:value="0.70916748046875">
            <text:p>0.7091674805</text:p>
          </table:table-cell>
          <table:table-cell table:formula="of:=SQRT(1 - [.A669])" office:value-type="float" office:value="0.463183089305676">
            <text:p>0.4631830893</text:p>
          </table:table-cell>
          <table:table-cell table:formula="of:=SQRT(1 - (1 - [.A669]))" office:value-type="float" office:value="0.886262616712027">
            <text:p>0.8862626167</text:p>
          </table:table-cell>
          <table:table-cell table:formula="of:=COS(2 * PI() * [.B669])" office:value-type="float" office:value="-0.25375299868099">
            <text:p>-0.2537529987</text:p>
          </table:table-cell>
          <table:table-cell table:formula="of:=SIN(2 * PI() * [.B669])" office:value-type="float" office:value="-0.967269050295938">
            <text:p>-0.9672690503</text:p>
          </table:table-cell>
          <table:table-cell table:formula="of:=[.D669]*[.E669]" office:value-type="float" office:value="-0.224891796609538">
            <text:p>-0.2248917966</text:p>
          </table:table-cell>
          <table:table-cell table:formula="of:=[.D669]*[.F669]" office:value-type="float" office:value="-0.857254399579836">
            <text:p>-0.8572543996</text:p>
          </table:table-cell>
          <table:table-cell table:formula="of:=[.C669]" office:value-type="float" office:value="0.463183089305676">
            <text:p>0.4631830893</text:p>
          </table:table-cell>
        </table:table-row>
        <table:table-row table:style-name="ro1">
          <table:table-cell table:formula="of:=RAND()" office:value-type="float" office:value="0.86773681640625">
            <text:p>0.8677368164</text:p>
          </table:table-cell>
          <table:table-cell table:formula="of:=RAND()" office:value-type="float" office:value="0.508514404296875">
            <text:p>0.5085144043</text:p>
          </table:table-cell>
          <table:table-cell table:formula="of:=SQRT(1 - [.A670])" office:value-type="float" office:value="0.363680056634606">
            <text:p>0.3636800566</text:p>
          </table:table-cell>
          <table:table-cell table:formula="of:=SQRT(1 - (1 - [.A670]))" office:value-type="float" office:value="0.931523921542678">
            <text:p>0.9315239215</text:p>
          </table:table-cell>
          <table:table-cell table:formula="of:=COS(2 * PI() * [.B670])" office:value-type="float" office:value="-0.998569345727086">
            <text:p>-0.9985693457</text:p>
          </table:table-cell>
          <table:table-cell table:formula="of:=SIN(2 * PI() * [.B670])" office:value-type="float" office:value="-0.0534720653629468">
            <text:p>-0.0534720654</text:p>
          </table:table-cell>
          <table:table-cell table:formula="of:=[.D670]*[.E670]" office:value-type="float" office:value="-0.930191232864002">
            <text:p>-0.9301912329</text:p>
          </table:table-cell>
          <table:table-cell table:formula="of:=[.D670]*[.F670]" office:value-type="float" office:value="-0.0498105080198786">
            <text:p>-0.049810508</text:p>
          </table:table-cell>
          <table:table-cell table:formula="of:=[.C670]" office:value-type="float" office:value="0.363680056634606">
            <text:p>0.3636800566</text:p>
          </table:table-cell>
        </table:table-row>
        <table:table-row table:style-name="ro1">
          <table:table-cell table:formula="of:=RAND()" office:value-type="float" office:value="0.6707763671875">
            <text:p>0.6707763672</text:p>
          </table:table-cell>
          <table:table-cell table:formula="of:=RAND()" office:value-type="float" office:value="0.552215576171875">
            <text:p>0.5522155762</text:p>
          </table:table-cell>
          <table:table-cell table:formula="of:=SQRT(1 - [.A671])" office:value-type="float" office:value="0.573780125843079">
            <text:p>0.5737801258</text:p>
          </table:table-cell>
          <table:table-cell table:formula="of:=SQRT(1 - (1 - [.A671]))" office:value-type="float" office:value="0.819009381623617">
            <text:p>0.8190093816</text:p>
          </table:table-cell>
          <table:table-cell table:formula="of:=COS(2 * PI() * [.B671])" office:value-type="float" office:value="-0.946662716579143">
            <text:p>-0.9466627166</text:p>
          </table:table-cell>
          <table:table-cell table:formula="of:=SIN(2 * PI() * [.B671])" office:value-type="float" office:value="-0.32222616442337">
            <text:p>-0.3222261644</text:p>
          </table:table-cell>
          <table:table-cell table:formula="of:=[.D671]*[.E671]" office:value-type="float" office:value="-0.775325646111618">
            <text:p>-0.7753256461</text:p>
          </table:table-cell>
          <table:table-cell table:formula="of:=[.D671]*[.F671]" office:value-type="float" office:value="-0.263906251667334">
            <text:p>-0.2639062517</text:p>
          </table:table-cell>
          <table:table-cell table:formula="of:=[.C671]" office:value-type="float" office:value="0.573780125843079">
            <text:p>0.5737801258</text:p>
          </table:table-cell>
        </table:table-row>
        <table:table-row table:style-name="ro1">
          <table:table-cell table:formula="of:=RAND()" office:value-type="float" office:value="0.465606689453125">
            <text:p>0.4656066895</text:p>
          </table:table-cell>
          <table:table-cell table:formula="of:=RAND()" office:value-type="float" office:value="0.9237060546875">
            <text:p>0.9237060547</text:p>
          </table:table-cell>
          <table:table-cell table:formula="of:=SQRT(1 - [.A672])" office:value-type="float" office:value="0.731022099903194">
            <text:p>0.7310220999</text:p>
          </table:table-cell>
          <table:table-cell table:formula="of:=SQRT(1 - (1 - [.A672]))" office:value-type="float" office:value="0.682353786135261">
            <text:p>0.6823537861</text:p>
          </table:table-cell>
          <table:table-cell table:formula="of:=COS(2 * PI() * [.B672])" office:value-type="float" office:value="0.887286130582383">
            <text:p>0.8872861306</text:p>
          </table:table-cell>
          <table:table-cell table:formula="of:=SIN(2 * PI() * [.B672])" office:value-type="float" office:value="-0.461219386492093">
            <text:p>-0.4612193865</text:p>
          </table:table-cell>
          <table:table-cell table:formula="of:=[.D672]*[.E672]" office:value-type="float" office:value="0.605443050588194">
            <text:p>0.6054430506</text:p>
          </table:table-cell>
          <table:table-cell table:formula="of:=[.D672]*[.F672]" office:value-type="float" office:value="-0.314714794611862">
            <text:p>-0.3147147946</text:p>
          </table:table-cell>
          <table:table-cell table:formula="of:=[.C672]" office:value-type="float" office:value="0.731022099903194">
            <text:p>0.7310220999</text:p>
          </table:table-cell>
        </table:table-row>
        <table:table-row table:style-name="ro1">
          <table:table-cell table:formula="of:=RAND()" office:value-type="float" office:value="0.76263427734375">
            <text:p>0.7626342773</text:p>
          </table:table-cell>
          <table:table-cell table:formula="of:=RAND()" office:value-type="float" office:value="0.058380126953125">
            <text:p>0.058380127</text:p>
          </table:table-cell>
          <table:table-cell table:formula="of:=SQRT(1 - [.A673])" office:value-type="float" office:value="0.487201932114652">
            <text:p>0.4872019321</text:p>
          </table:table-cell>
          <table:table-cell table:formula="of:=SQRT(1 - (1 - [.A673]))" office:value-type="float" office:value="0.873289343427337">
            <text:p>0.8732893434</text:p>
          </table:table-cell>
          <table:table-cell table:formula="of:=COS(2 * PI() * [.B673])" office:value-type="float" office:value="0.933475021317338">
            <text:p>0.9334750213</text:p>
          </table:table-cell>
          <table:table-cell table:formula="of:=SIN(2 * PI() * [.B673])" office:value-type="float" office:value="0.358642418819352">
            <text:p>0.3586424188</text:p>
          </table:table-cell>
          <table:table-cell table:formula="of:=[.D673]*[.E673]" office:value-type="float" office:value="0.815193788472038">
            <text:p>0.8151937885</text:p>
          </table:table-cell>
          <table:table-cell table:formula="of:=[.D673]*[.F673]" office:value-type="float" office:value="0.313198602455944">
            <text:p>0.3131986025</text:p>
          </table:table-cell>
          <table:table-cell table:formula="of:=[.C673]" office:value-type="float" office:value="0.487201932114652">
            <text:p>0.4872019321</text:p>
          </table:table-cell>
        </table:table-row>
        <table:table-row table:style-name="ro1">
          <table:table-cell table:formula="of:=RAND()" office:value-type="float" office:value="0.043609619140625">
            <text:p>0.0436096191</text:p>
          </table:table-cell>
          <table:table-cell table:formula="of:=RAND()" office:value-type="float" office:value="0.28753662109375">
            <text:p>0.2875366211</text:p>
          </table:table-cell>
          <table:table-cell table:formula="of:=SQRT(1 - [.A674])" office:value-type="float" office:value="0.977952136282433">
            <text:p>0.9779521363</text:p>
          </table:table-cell>
          <table:table-cell table:formula="of:=SQRT(1 - (1 - [.A674]))" office:value-type="float" office:value="0.208829162572245">
            <text:p>0.2088291626</text:p>
          </table:table-cell>
          <table:table-cell table:formula="of:=COS(2 * PI() * [.B674])" office:value-type="float" office:value="-0.233669097190577">
            <text:p>-0.2336690972</text:p>
          </table:table-cell>
          <table:table-cell table:formula="of:=SIN(2 * PI() * [.B674])" office:value-type="float" office:value="0.972316179551765">
            <text:p>0.9723161796</text:p>
          </table:table-cell>
          <table:table-cell table:formula="of:=[.D674]*[.E674]" office:value-type="float" office:value="-0.0487969218853206">
            <text:p>-0.0487969219</text:p>
          </table:table-cell>
          <table:table-cell table:formula="of:=[.D674]*[.F674]" office:value-type="float" office:value="0.203047973531239">
            <text:p>0.2030479735</text:p>
          </table:table-cell>
          <table:table-cell table:formula="of:=[.C674]" office:value-type="float" office:value="0.977952136282433">
            <text:p>0.9779521363</text:p>
          </table:table-cell>
        </table:table-row>
        <table:table-row table:style-name="ro1">
          <table:table-cell table:formula="of:=RAND()" office:value-type="float" office:value="0.888946533203125">
            <text:p>0.8889465332</text:p>
          </table:table-cell>
          <table:table-cell table:formula="of:=RAND()" office:value-type="float" office:value="0.55218505859375">
            <text:p>0.5521850586</text:p>
          </table:table-cell>
          <table:table-cell table:formula="of:=SQRT(1 - [.A675])" office:value-type="float" office:value="0.333246855644393">
            <text:p>0.3332468556</text:p>
          </table:table-cell>
          <table:table-cell table:formula="of:=SQRT(1 - (1 - [.A675]))" office:value-type="float" office:value="0.942839611600576">
            <text:p>0.9428396116</text:p>
          </table:table-cell>
          <table:table-cell table:formula="of:=COS(2 * PI() * [.B675])" office:value-type="float" office:value="-0.946724485268921">
            <text:p>-0.9467244853</text:p>
          </table:table-cell>
          <table:table-cell table:formula="of:=SIN(2 * PI() * [.B675])" office:value-type="float" office:value="-0.322044638198334">
            <text:p>-0.3220446382</text:p>
          </table:table-cell>
          <table:table-cell table:formula="of:=[.D675]*[.E675]" office:value-type="float" office:value="-0.892609345983705">
            <text:p>-0.892609346</text:p>
          </table:table-cell>
          <table:table-cell table:formula="of:=[.D675]*[.F675]" office:value-type="float" office:value="-0.303636441596966">
            <text:p>-0.3036364416</text:p>
          </table:table-cell>
          <table:table-cell table:formula="of:=[.C675]" office:value-type="float" office:value="0.333246855644393">
            <text:p>0.3332468556</text:p>
          </table:table-cell>
        </table:table-row>
        <table:table-row table:style-name="ro1">
          <table:table-cell table:formula="of:=RAND()" office:value-type="float" office:value="0.9752197265625">
            <text:p>0.9752197266</text:p>
          </table:table-cell>
          <table:table-cell table:formula="of:=RAND()" office:value-type="float" office:value="0.212677001953125">
            <text:p>0.212677002</text:p>
          </table:table-cell>
          <table:table-cell table:formula="of:=SQRT(1 - [.A676])" office:value-type="float" office:value="0.157417513121952">
            <text:p>0.1574175131</text:p>
          </table:table-cell>
          <table:table-cell table:formula="of:=SQRT(1 - (1 - [.A676]))" office:value-type="float" office:value="0.987532139508634">
            <text:p>0.9875321395</text:p>
          </table:table-cell>
          <table:table-cell table:formula="of:=COS(2 * PI() * [.B676])" office:value-type="float" office:value="0.232363812047745">
            <text:p>0.232363812</text:p>
          </table:table-cell>
          <table:table-cell table:formula="of:=SIN(2 * PI() * [.B676])" office:value-type="float" office:value="0.972628942017787">
            <text:p>0.972628942</text:p>
          </table:table-cell>
          <table:table-cell table:formula="of:=[.D676]*[.E676]" office:value-type="float" office:value="0.229466732455892">
            <text:p>0.2294667325</text:p>
          </table:table-cell>
          <table:table-cell table:formula="of:=[.D676]*[.F676]" office:value-type="float" office:value="0.960502340058845">
            <text:p>0.9605023401</text:p>
          </table:table-cell>
          <table:table-cell table:formula="of:=[.C676]" office:value-type="float" office:value="0.157417513121952">
            <text:p>0.1574175131</text:p>
          </table:table-cell>
        </table:table-row>
        <table:table-row table:style-name="ro1">
          <table:table-cell table:formula="of:=RAND()" office:value-type="float" office:value="0.716461181640625">
            <text:p>0.7164611816</text:p>
          </table:table-cell>
          <table:table-cell table:formula="of:=RAND()" office:value-type="float" office:value="0.778900146484375">
            <text:p>0.7789001465</text:p>
          </table:table-cell>
          <table:table-cell table:formula="of:=SQRT(1 - [.A677])" office:value-type="float" office:value="0.532483632010764">
            <text:p>0.532483632</text:p>
          </table:table-cell>
          <table:table-cell table:formula="of:=SQRT(1 - (1 - [.A677]))" office:value-type="float" office:value="0.846440300104281">
            <text:p>0.8464403001</text:p>
          </table:table-cell>
          <table:table-cell table:formula="of:=COS(2 * PI() * [.B677])" office:value-type="float" office:value="0.180588716309133">
            <text:p>0.1805887163</text:p>
          </table:table-cell>
          <table:table-cell table:formula="of:=SIN(2 * PI() * [.B677])" office:value-type="float" office:value="-0.983558699591346">
            <text:p>-0.9835586996</text:p>
          </table:table-cell>
          <table:table-cell table:formula="of:=[.D677]*[.E677]" office:value-type="float" office:value="0.15285756722815">
            <text:p>0.1528575672</text:p>
          </table:table-cell>
          <table:table-cell table:formula="of:=[.D677]*[.F677]" office:value-type="float" office:value="-0.832523720852275">
            <text:p>-0.8325237209</text:p>
          </table:table-cell>
          <table:table-cell table:formula="of:=[.C677]" office:value-type="float" office:value="0.532483632010764">
            <text:p>0.532483632</text:p>
          </table:table-cell>
        </table:table-row>
        <table:table-row table:style-name="ro1">
          <table:table-cell table:formula="of:=RAND()" office:value-type="float" office:value="0.012420654296875">
            <text:p>0.0124206543</text:p>
          </table:table-cell>
          <table:table-cell table:formula="of:=RAND()" office:value-type="float" office:value="0.490264892578125">
            <text:p>0.4902648926</text:p>
          </table:table-cell>
          <table:table-cell table:formula="of:=SQRT(1 - [.A678])" office:value-type="float" office:value="0.993770268071613">
            <text:p>0.9937702681</text:p>
          </table:table-cell>
          <table:table-cell table:formula="of:=SQRT(1 - (1 - [.A678]))" office:value-type="float" office:value="0.111447989200681">
            <text:p>0.1114479892</text:p>
          </table:table-cell>
          <table:table-cell table:formula="of:=COS(2 * PI() * [.B678])" office:value-type="float" office:value="-0.998129852655026">
            <text:p>-0.9981298527</text:p>
          </table:table-cell>
          <table:table-cell table:formula="of:=SIN(2 * PI() * [.B678])" office:value-type="float" office:value="0.0611293484249338">
            <text:p>0.0611293484</text:p>
          </table:table-cell>
          <table:table-cell table:formula="of:=[.D678]*[.E678]" office:value-type="float" office:value="-0.111239565039574">
            <text:p>-0.111239565</text:p>
          </table:table-cell>
          <table:table-cell table:formula="of:=[.D678]*[.F678]" office:value-type="float" office:value="0.00681274296310666">
            <text:p>0.006812743</text:p>
          </table:table-cell>
          <table:table-cell table:formula="of:=[.C678]" office:value-type="float" office:value="0.993770268071613">
            <text:p>0.9937702681</text:p>
          </table:table-cell>
        </table:table-row>
        <table:table-row table:style-name="ro1">
          <table:table-cell table:formula="of:=RAND()" office:value-type="float" office:value="0.772003173828125">
            <text:p>0.7720031738</text:p>
          </table:table-cell>
          <table:table-cell table:formula="of:=RAND()" office:value-type="float" office:value="0.606109619140625">
            <text:p>0.6061096191</text:p>
          </table:table-cell>
          <table:table-cell table:formula="of:=SQRT(1 - [.A679])" office:value-type="float" office:value="0.477490132015181">
            <text:p>0.477490132</text:p>
          </table:table-cell>
          <table:table-cell table:formula="of:=SQRT(1 - (1 - [.A679]))" office:value-type="float" office:value="0.87863711157003">
            <text:p>0.8786371116</text:p>
          </table:table-cell>
          <table:table-cell table:formula="of:=COS(2 * PI() * [.B679])" office:value-type="float" office:value="-0.785862690303413">
            <text:p>-0.7858626903</text:p>
          </table:table-cell>
          <table:table-cell table:formula="of:=SIN(2 * PI() * [.B679])" office:value-type="float" office:value="-0.618401028450861">
            <text:p>-0.6184010285</text:p>
          </table:table-cell>
          <table:table-cell table:formula="of:=[.D679]*[.E679]" office:value-type="float" office:value="-0.690488124298843">
            <text:p>-0.6904881243</text:p>
          </table:table-cell>
          <table:table-cell table:formula="of:=[.D679]*[.F679]" office:value-type="float" office:value="-0.54335009343">
            <text:p>-0.5433500934</text:p>
          </table:table-cell>
          <table:table-cell table:formula="of:=[.C679]" office:value-type="float" office:value="0.477490132015181">
            <text:p>0.477490132</text:p>
          </table:table-cell>
        </table:table-row>
        <table:table-row table:style-name="ro1">
          <table:table-cell table:formula="of:=RAND()" office:value-type="float" office:value="0.725830078125">
            <text:p>0.7258300781</text:p>
          </table:table-cell>
          <table:table-cell table:formula="of:=RAND()" office:value-type="float" office:value="0.651641845703125">
            <text:p>0.6516418457</text:p>
          </table:table-cell>
          <table:table-cell table:formula="of:=SQRT(1 - [.A680])" office:value-type="float" office:value="0.523612377503626">
            <text:p>0.5236123775</text:p>
          </table:table-cell>
          <table:table-cell table:formula="of:=SQRT(1 - (1 - [.A680]))" office:value-type="float" office:value="0.851956617513474">
            <text:p>0.8519566175</text:p>
          </table:table-cell>
          <table:table-cell table:formula="of:=COS(2 * PI() * [.B680])" office:value-type="float" office:value="-0.579408288319358">
            <text:p>-0.5794082883</text:p>
          </table:table-cell>
          <table:table-cell table:formula="of:=SIN(2 * PI() * [.B680])" office:value-type="float" office:value="-0.815037444186972">
            <text:p>-0.8150374442</text:p>
          </table:table-cell>
          <table:table-cell table:formula="of:=[.D680]*[.E680]" office:value-type="float" office:value="-0.493630725475832">
            <text:p>-0.4936307255</text:p>
          </table:table-cell>
          <table:table-cell table:formula="of:=[.D680]*[.F680]" office:value-type="float" office:value="-0.69437654409636">
            <text:p>-0.6943765441</text:p>
          </table:table-cell>
          <table:table-cell table:formula="of:=[.C680]" office:value-type="float" office:value="0.523612377503626">
            <text:p>0.5236123775</text:p>
          </table:table-cell>
        </table:table-row>
        <table:table-row table:style-name="ro1">
          <table:table-cell table:formula="of:=RAND()" office:value-type="float" office:value="0.653045654296875">
            <text:p>0.6530456543</text:p>
          </table:table-cell>
          <table:table-cell table:formula="of:=RAND()" office:value-type="float" office:value="0.3282470703125">
            <text:p>0.3282470703</text:p>
          </table:table-cell>
          <table:table-cell table:formula="of:=SQRT(1 - [.A681])" office:value-type="float" office:value="0.589028306368314">
            <text:p>0.5890283064</text:p>
          </table:table-cell>
          <table:table-cell table:formula="of:=SQRT(1 - (1 - [.A681]))" office:value-type="float" office:value="0.808112402018974">
            <text:p>0.808112402</text:p>
          </table:table-cell>
          <table:table-cell table:formula="of:=COS(2 * PI() * [.B681])" office:value-type="float" office:value="-0.472073023242369">
            <text:p>-0.4720730232</text:p>
          </table:table-cell>
          <table:table-cell table:formula="of:=SIN(2 * PI() * [.B681])" office:value-type="float" office:value="0.881559448209144">
            <text:p>0.8815594482</text:p>
          </table:table-cell>
          <table:table-cell table:formula="of:=[.D681]*[.E681]" office:value-type="float" office:value="-0.381488064740749">
            <text:p>-0.3814880647</text:p>
          </table:table-cell>
          <table:table-cell table:formula="of:=[.D681]*[.F681]" office:value-type="float" office:value="0.712399123214812">
            <text:p>0.7123991232</text:p>
          </table:table-cell>
          <table:table-cell table:formula="of:=[.C681]" office:value-type="float" office:value="0.589028306368314">
            <text:p>0.5890283064</text:p>
          </table:table-cell>
        </table:table-row>
        <table:table-row table:style-name="ro1">
          <table:table-cell table:formula="of:=RAND()" office:value-type="float" office:value="0.649810791015625">
            <text:p>0.649810791</text:p>
          </table:table-cell>
          <table:table-cell table:formula="of:=RAND()" office:value-type="float" office:value="0.9615478515625">
            <text:p>0.9615478516</text:p>
          </table:table-cell>
          <table:table-cell table:formula="of:=SQRT(1 - [.A682])" office:value-type="float" office:value="0.591767867482153">
            <text:p>0.5917678675</text:p>
          </table:table-cell>
          <table:table-cell table:formula="of:=SQRT(1 - (1 - [.A682]))" office:value-type="float" office:value="0.806108423858494">
            <text:p>0.8061084239</text:p>
          </table:table-cell>
          <table:table-cell table:formula="of:=COS(2 * PI() * [.B682])" office:value-type="float" office:value="0.970955935183518">
            <text:p>0.9709559352</text:p>
          </table:table-cell>
          <table:table-cell table:formula="of:=SIN(2 * PI() * [.B682])" office:value-type="float" office:value="-0.2392583790213">
            <text:p>-0.239258379</text:p>
          </table:table-cell>
          <table:table-cell table:formula="of:=[.D682]*[.E682]" office:value-type="float" office:value="0.782695758546836">
            <text:p>0.7826957585</text:p>
          </table:table-cell>
          <table:table-cell table:formula="of:=[.D682]*[.F682]" office:value-type="float" office:value="-0.192868194807799">
            <text:p>-0.1928681948</text:p>
          </table:table-cell>
          <table:table-cell table:formula="of:=[.C682]" office:value-type="float" office:value="0.591767867482153">
            <text:p>0.5917678675</text:p>
          </table:table-cell>
        </table:table-row>
        <table:table-row table:style-name="ro1">
          <table:table-cell table:formula="of:=RAND()" office:value-type="float" office:value="0.583953857421875">
            <text:p>0.5839538574</text:p>
          </table:table-cell>
          <table:table-cell table:formula="of:=RAND()" office:value-type="float" office:value="0.8564453125">
            <text:p>0.8564453125</text:p>
          </table:table-cell>
          <table:table-cell table:formula="of:=SQRT(1 - [.A683])" office:value-type="float" office:value="0.645016389387219">
            <text:p>0.6450163894</text:p>
          </table:table-cell>
          <table:table-cell table:formula="of:=SQRT(1 - (1 - [.A683]))" office:value-type="float" office:value="0.764168736223797">
            <text:p>0.7641687362</text:p>
          </table:table-cell>
          <table:table-cell table:formula="of:=COS(2 * PI() * [.B683])" office:value-type="float" office:value="0.620057211763289">
            <text:p>0.6200572118</text:p>
          </table:table-cell>
          <table:table-cell table:formula="of:=SIN(2 * PI() * [.B683])" office:value-type="float" office:value="-0.784556597155575">
            <text:p>-0.7845565972</text:p>
          </table:table-cell>
          <table:table-cell table:formula="of:=[.D683]*[.E683]" office:value-type="float" office:value="0.473828335899604">
            <text:p>0.4738283359</text:p>
          </table:table-cell>
          <table:table-cell table:formula="of:=[.D683]*[.F683]" office:value-type="float" office:value="-0.599533623344419">
            <text:p>-0.5995336233</text:p>
          </table:table-cell>
          <table:table-cell table:formula="of:=[.C683]" office:value-type="float" office:value="0.645016389387219">
            <text:p>0.6450163894</text:p>
          </table:table-cell>
        </table:table-row>
        <table:table-row table:style-name="ro1">
          <table:table-cell table:formula="of:=RAND()" office:value-type="float" office:value="0.53900146484375">
            <text:p>0.5390014648</text:p>
          </table:table-cell>
          <table:table-cell table:formula="of:=RAND()" office:value-type="float" office:value="0.374359130859375">
            <text:p>0.3743591309</text:p>
          </table:table-cell>
          <table:table-cell table:formula="of:=SQRT(1 - [.A684])" office:value-type="float" office:value="0.678968729144612">
            <text:p>0.6789687291</text:p>
          </table:table-cell>
          <table:table-cell table:formula="of:=SQRT(1 - (1 - [.A684]))" office:value-type="float" office:value="0.73416719134251">
            <text:p>0.7341671913</text:p>
          </table:table-cell>
          <table:table-cell table:formula="of:=COS(2 * PI() * [.B684])" office:value-type="float" office:value="-0.704253749694261">
            <text:p>-0.7042537497</text:p>
          </table:table-cell>
          <table:table-cell table:formula="of:=SIN(2 * PI() * [.B684])" office:value-type="float" office:value="0.709948347446188">
            <text:p>0.7099483474</text:p>
          </table:table-cell>
          <table:table-cell table:formula="of:=[.D684]*[.E684]" office:value-type="float" office:value="-0.517039997405467">
            <text:p>-0.5170399974</text:p>
          </table:table-cell>
          <table:table-cell table:formula="of:=[.D684]*[.F684]" office:value-type="float" office:value="0.521220784242824">
            <text:p>0.5212207842</text:p>
          </table:table-cell>
          <table:table-cell table:formula="of:=[.C684]" office:value-type="float" office:value="0.678968729144612">
            <text:p>0.6789687291</text:p>
          </table:table-cell>
        </table:table-row>
        <table:table-row table:style-name="ro1">
          <table:table-cell table:formula="of:=RAND()" office:value-type="float" office:value="0.974212646484375">
            <text:p>0.9742126465</text:p>
          </table:table-cell>
          <table:table-cell table:formula="of:=RAND()" office:value-type="float" office:value="0.5738525390625">
            <text:p>0.5738525391</text:p>
          </table:table-cell>
          <table:table-cell table:formula="of:=SQRT(1 - [.A685])" office:value-type="float" office:value="0.160584412430426">
            <text:p>0.1605844124</text:p>
          </table:table-cell>
          <table:table-cell table:formula="of:=SQRT(1 - (1 - [.A685]))" office:value-type="float" office:value="0.987022110433386">
            <text:p>0.9870221104</text:p>
          </table:table-cell>
          <table:table-cell table:formula="of:=COS(2 * PI() * [.B685])" office:value-type="float" office:value="-0.894256478422316">
            <text:p>-0.8942564784</text:p>
          </table:table-cell>
          <table:table-cell table:formula="of:=SIN(2 * PI() * [.B685])" office:value-type="float" office:value="-0.447554857866293">
            <text:p>-0.4475548579</text:p>
          </table:table-cell>
          <table:table-cell table:formula="of:=[.D685]*[.E685]" office:value-type="float" office:value="-0.882650916601122">
            <text:p>-0.8826509166</text:p>
          </table:table-cell>
          <table:table-cell table:formula="of:=[.D685]*[.F685]" office:value-type="float" office:value="-0.441746540345902">
            <text:p>-0.4417465403</text:p>
          </table:table-cell>
          <table:table-cell table:formula="of:=[.C685]" office:value-type="float" office:value="0.160584412430426">
            <text:p>0.1605844124</text:p>
          </table:table-cell>
        </table:table-row>
        <table:table-row table:style-name="ro1">
          <table:table-cell table:formula="of:=RAND()" office:value-type="float" office:value="0.6422119140625">
            <text:p>0.6422119141</text:p>
          </table:table-cell>
          <table:table-cell table:formula="of:=RAND()" office:value-type="float" office:value="0.48431396484375">
            <text:p>0.4843139648</text:p>
          </table:table-cell>
          <table:table-cell table:formula="of:=SQRT(1 - [.A686])" office:value-type="float" office:value="0.598153898204718">
            <text:p>0.5981538982</text:p>
          </table:table-cell>
          <table:table-cell table:formula="of:=SQRT(1 - (1 - [.A686]))" office:value-type="float" office:value="0.801381253875145">
            <text:p>0.8013812539</text:p>
          </table:table-cell>
          <table:table-cell table:formula="of:=COS(2 * PI() * [.B686])" office:value-type="float" office:value="-0.995147064390386">
            <text:p>-0.9951470644</text:p>
          </table:table-cell>
          <table:table-cell table:formula="of:=SIN(2 * PI() * [.B686])" office:value-type="float" office:value="0.0983987816753639">
            <text:p>0.0983987817</text:p>
          </table:table-cell>
          <table:table-cell table:formula="of:=[.D686]*[.E686]" office:value-type="float" office:value="-0.797492202251338">
            <text:p>-0.7974922023</text:p>
          </table:table-cell>
          <table:table-cell table:formula="of:=[.D686]*[.F686]" office:value-type="float" office:value="0.0788549390387898">
            <text:p>0.078854939</text:p>
          </table:table-cell>
          <table:table-cell table:formula="of:=[.C686]" office:value-type="float" office:value="0.598153898204718">
            <text:p>0.5981538982</text:p>
          </table:table-cell>
        </table:table-row>
        <table:table-row table:style-name="ro1">
          <table:table-cell table:formula="of:=RAND()" office:value-type="float" office:value="0.1348876953125">
            <text:p>0.1348876953</text:p>
          </table:table-cell>
          <table:table-cell table:formula="of:=RAND()" office:value-type="float" office:value="0.138671875">
            <text:p>0.138671875</text:p>
          </table:table-cell>
          <table:table-cell table:formula="of:=SQRT(1 - [.A687])" office:value-type="float" office:value="0.930114135301416">
            <text:p>0.9301141353</text:p>
          </table:table-cell>
          <table:table-cell table:formula="of:=SQRT(1 - (1 - [.A687]))" office:value-type="float" office:value="0.367270602298224">
            <text:p>0.3672706023</text:p>
          </table:table-cell>
          <table:table-cell table:formula="of:=COS(2 * PI() * [.B687])" office:value-type="float" office:value="0.643831542889792">
            <text:p>0.6438315429</text:p>
          </table:table-cell>
          <table:table-cell table:formula="of:=SIN(2 * PI() * [.B687])" office:value-type="float" office:value="0.765167265622459">
            <text:p>0.7651672656</text:p>
          </table:table-cell>
          <table:table-cell table:formula="of:=[.D687]*[.E687]" office:value-type="float" office:value="0.236460398535728">
            <text:p>0.2364603985</text:p>
          </table:table-cell>
          <table:table-cell table:formula="of:=[.D687]*[.F687]" office:value-type="float" office:value="0.281023442504045">
            <text:p>0.2810234425</text:p>
          </table:table-cell>
          <table:table-cell table:formula="of:=[.C687]" office:value-type="float" office:value="0.930114135301416">
            <text:p>0.9301141353</text:p>
          </table:table-cell>
        </table:table-row>
        <table:table-row table:style-name="ro1">
          <table:table-cell table:formula="of:=RAND()" office:value-type="float" office:value="0.40045166015625">
            <text:p>0.4004516602</text:p>
          </table:table-cell>
          <table:table-cell table:formula="of:=RAND()" office:value-type="float" office:value="0.00140380859375">
            <text:p>0.0014038086</text:p>
          </table:table-cell>
          <table:table-cell table:formula="of:=SQRT(1 - [.A688])" office:value-type="float" office:value="0.774305068977176">
            <text:p>0.774305069</text:p>
          </table:table-cell>
          <table:table-cell table:formula="of:=SQRT(1 - (1 - [.A688]))" office:value-type="float" office:value="0.6328125">
            <text:p>0.6328125</text:p>
          </table:table-cell>
          <table:table-cell table:formula="of:=COS(2 * PI() * [.B688])" office:value-type="float" office:value="0.999961100616463">
            <text:p>0.9999611006</text:p>
          </table:table-cell>
          <table:table-cell table:formula="of:=SIN(2 * PI() * [.B688])" office:value-type="float" office:value="0.00882027516080741">
            <text:p>0.0088202752</text:p>
          </table:table-cell>
          <table:table-cell table:formula="of:=[.D688]*[.E688]" office:value-type="float" office:value="0.632787883983855">
            <text:p>0.632787884</text:p>
          </table:table-cell>
          <table:table-cell table:formula="of:=[.D688]*[.F688]" office:value-type="float" office:value="0.00558158037519844">
            <text:p>0.0055815804</text:p>
          </table:table-cell>
          <table:table-cell table:formula="of:=[.C688]" office:value-type="float" office:value="0.774305068977176">
            <text:p>0.774305069</text:p>
          </table:table-cell>
        </table:table-row>
        <table:table-row table:style-name="ro1">
          <table:table-cell table:formula="of:=RAND()" office:value-type="float" office:value="0.809417724609375">
            <text:p>0.8094177246</text:p>
          </table:table-cell>
          <table:table-cell table:formula="of:=RAND()" office:value-type="float" office:value="0.0155029296875">
            <text:p>0.0155029297</text:p>
          </table:table-cell>
          <table:table-cell table:formula="of:=SQRT(1 - [.A689])" office:value-type="float" office:value="0.436557299092141">
            <text:p>0.4365572991</text:p>
          </table:table-cell>
          <table:table-cell table:formula="of:=SQRT(1 - (1 - [.A689]))" office:value-type="float" office:value="0.899676455515745">
            <text:p>0.8996764555</text:p>
          </table:table-cell>
          <table:table-cell table:formula="of:=COS(2 * PI() * [.B689])" office:value-type="float" office:value="0.995259612149133">
            <text:p>0.9952596121</text:p>
          </table:table-cell>
          <table:table-cell table:formula="of:=SIN(2 * PI() * [.B689])" office:value-type="float" office:value="0.0972538144483633">
            <text:p>0.0972538144</text:p>
          </table:table-cell>
          <table:table-cell table:formula="of:=[.D689]*[.E689]" office:value-type="float" office:value="0.895411640176308">
            <text:p>0.8954116402</text:p>
          </table:table-cell>
          <table:table-cell table:formula="of:=[.D689]*[.F689]" office:value-type="float" office:value="0.0874969670682895">
            <text:p>0.0874969671</text:p>
          </table:table-cell>
          <table:table-cell table:formula="of:=[.C689]" office:value-type="float" office:value="0.436557299092141">
            <text:p>0.4365572991</text:p>
          </table:table-cell>
        </table:table-row>
        <table:table-row table:style-name="ro1">
          <table:table-cell table:formula="of:=RAND()" office:value-type="float" office:value="0.474884033203125">
            <text:p>0.4748840332</text:p>
          </table:table-cell>
          <table:table-cell table:formula="of:=RAND()" office:value-type="float" office:value="0.78350830078125">
            <text:p>0.7835083008</text:p>
          </table:table-cell>
          <table:table-cell table:formula="of:=SQRT(1 - [.A690])" office:value-type="float" office:value="0.724648857583364">
            <text:p>0.7246488576</text:p>
          </table:table-cell>
          <table:table-cell table:formula="of:=SQRT(1 - (1 - [.A690]))" office:value-type="float" office:value="0.689118301311992">
            <text:p>0.6891183013</text:p>
          </table:table-cell>
          <table:table-cell table:formula="of:=COS(2 * PI() * [.B690])" office:value-type="float" office:value="0.20898689436207">
            <text:p>0.2089868944</text:p>
          </table:table-cell>
          <table:table-cell table:formula="of:=SIN(2 * PI() * [.B690])" office:value-type="float" office:value="-0.977918441376834">
            <text:p>-0.9779184414</text:p>
          </table:table-cell>
          <table:table-cell table:formula="of:=[.D690]*[.E690]" office:value-type="float" office:value="0.144016693639258">
            <text:p>0.1440166936</text:p>
          </table:table-cell>
          <table:table-cell table:formula="of:=[.D690]*[.F690]" office:value-type="float" office:value="-0.673901495143275">
            <text:p>-0.6739014951</text:p>
          </table:table-cell>
          <table:table-cell table:formula="of:=[.C690]" office:value-type="float" office:value="0.724648857583364">
            <text:p>0.7246488576</text:p>
          </table:table-cell>
        </table:table-row>
        <table:table-row table:style-name="ro1">
          <table:table-cell table:formula="of:=RAND()" office:value-type="float" office:value="0.67535400390625">
            <text:p>0.6753540039</text:p>
          </table:table-cell>
          <table:table-cell table:formula="of:=RAND()" office:value-type="float" office:value="0.016387939453125">
            <text:p>0.0163879395</text:p>
          </table:table-cell>
          <table:table-cell table:formula="of:=SQRT(1 - [.A691])" office:value-type="float" office:value="0.569777145991088">
            <text:p>0.569777146</text:p>
          </table:table-cell>
          <table:table-cell table:formula="of:=SQRT(1 - (1 - [.A691]))" office:value-type="float" office:value="0.821799247934829">
            <text:p>0.8217992479</text:p>
          </table:table-cell>
          <table:table-cell table:formula="of:=COS(2 * PI() * [.B691])" office:value-type="float" office:value="0.994703430306384">
            <text:p>0.9947034303</text:p>
          </table:table-cell>
          <table:table-cell table:formula="of:=SIN(2 * PI() * [.B691])" office:value-type="float" office:value="0.102786602904819">
            <text:p>0.1027866029</text:p>
          </table:table-cell>
          <table:table-cell table:formula="of:=[.D691]*[.E691]" office:value-type="float" office:value="0.81744653094398">
            <text:p>0.8174465309</text:p>
          </table:table-cell>
          <table:table-cell table:formula="of:=[.D691]*[.F691]" office:value-type="float" office:value="0.0844699529649562">
            <text:p>0.084469953</text:p>
          </table:table-cell>
          <table:table-cell table:formula="of:=[.C691]" office:value-type="float" office:value="0.569777145991088">
            <text:p>0.569777146</text:p>
          </table:table-cell>
        </table:table-row>
        <table:table-row table:style-name="ro1">
          <table:table-cell table:formula="of:=RAND()" office:value-type="float" office:value="0.51092529296875">
            <text:p>0.510925293</text:p>
          </table:table-cell>
          <table:table-cell table:formula="of:=RAND()" office:value-type="float" office:value="0.956787109375">
            <text:p>0.9567871094</text:p>
          </table:table-cell>
          <table:table-cell table:formula="of:=SQRT(1 - [.A692])" office:value-type="float" office:value="0.699338764141707">
            <text:p>0.6993387641</text:p>
          </table:table-cell>
          <table:table-cell table:formula="of:=SQRT(1 - (1 - [.A692]))" office:value-type="float" office:value="0.714790383936962">
            <text:p>0.7147903839</text:p>
          </table:table-cell>
          <table:table-cell table:formula="of:=COS(2 * PI() * [.B692])" office:value-type="float" office:value="0.963365799780954">
            <text:p>0.9633657998</text:p>
          </table:table-cell>
          <table:table-cell table:formula="of:=SIN(2 * PI() * [.B692])" office:value-type="float" office:value="-0.268190857063404">
            <text:p>-0.2681908571</text:p>
          </table:table-cell>
          <table:table-cell table:formula="of:=[.D692]*[.E692]" office:value-type="float" office:value="0.688604609897167">
            <text:p>0.6886046099</text:p>
          </table:table-cell>
          <table:table-cell table:formula="of:=[.D692]*[.F692]" office:value-type="float" office:value="-0.191700245688733">
            <text:p>-0.1917002457</text:p>
          </table:table-cell>
          <table:table-cell table:formula="of:=[.C692]" office:value-type="float" office:value="0.699338764141707">
            <text:p>0.6993387641</text:p>
          </table:table-cell>
        </table:table-row>
        <table:table-row table:style-name="ro1">
          <table:table-cell table:formula="of:=RAND()" office:value-type="float" office:value="0.4727783203125">
            <text:p>0.4727783203</text:p>
          </table:table-cell>
          <table:table-cell table:formula="of:=RAND()" office:value-type="float" office:value="0.63311767578125">
            <text:p>0.6331176758</text:p>
          </table:table-cell>
          <table:table-cell table:formula="of:=SQRT(1 - [.A693])" office:value-type="float" office:value="0.726100323431618">
            <text:p>0.7261003234</text:p>
          </table:table-cell>
          <table:table-cell table:formula="of:=SQRT(1 - (1 - [.A693]))" office:value-type="float" office:value="0.687588772677754">
            <text:p>0.6875887727</text:p>
          </table:table-cell>
          <table:table-cell table:formula="of:=COS(2 * PI() * [.B693])" office:value-type="float" office:value="-0.670136965164038">
            <text:p>-0.6701369652</text:p>
          </table:table-cell>
          <table:table-cell table:formula="of:=SIN(2 * PI() * [.B693])" office:value-type="float" office:value="-0.742237460601884">
            <text:p>-0.7422374606</text:p>
          </table:table-cell>
          <table:table-cell table:formula="of:=[.D693]*[.E693]" office:value-type="float" office:value="-0.460778653403136">
            <text:p>-0.4607786534</text:p>
          </table:table-cell>
          <table:table-cell table:formula="of:=[.D693]*[.F693]" office:value-type="float" office:value="-0.510354144570702">
            <text:p>-0.5103541446</text:p>
          </table:table-cell>
          <table:table-cell table:formula="of:=[.C693]" office:value-type="float" office:value="0.726100323431618">
            <text:p>0.7261003234</text:p>
          </table:table-cell>
        </table:table-row>
        <table:table-row table:style-name="ro1">
          <table:table-cell table:formula="of:=RAND()" office:value-type="float" office:value="0.545379638671875">
            <text:p>0.5453796387</text:p>
          </table:table-cell>
          <table:table-cell table:formula="of:=RAND()" office:value-type="float" office:value="0.154998779296875">
            <text:p>0.1549987793</text:p>
          </table:table-cell>
          <table:table-cell table:formula="of:=SQRT(1 - [.A694])" office:value-type="float" office:value="0.674255412531575">
            <text:p>0.6742554125</text:p>
          </table:table-cell>
          <table:table-cell table:formula="of:=SQRT(1 - (1 - [.A694]))" office:value-type="float" office:value="0.738498232003215">
            <text:p>0.738498232</text:p>
          </table:table-cell>
          <table:table-cell table:formula="of:=COS(2 * PI() * [.B694])" office:value-type="float" office:value="0.562089721464152">
            <text:p>0.5620897215</text:p>
          </table:table-cell>
          <table:table-cell table:formula="of:=SIN(2 * PI() * [.B694])" office:value-type="float" office:value="0.82707626312472">
            <text:p>0.8270762631</text:p>
          </table:table-cell>
          <table:table-cell table:formula="of:=[.D694]*[.E694]" office:value-type="float" office:value="0.415102265528456">
            <text:p>0.4151022655</text:p>
          </table:table-cell>
          <table:table-cell table:formula="of:=[.D694]*[.F694]" office:value-type="float" office:value="0.610794358049432">
            <text:p>0.610794358</text:p>
          </table:table-cell>
          <table:table-cell table:formula="of:=[.C694]" office:value-type="float" office:value="0.674255412531575">
            <text:p>0.6742554125</text:p>
          </table:table-cell>
        </table:table-row>
        <table:table-row table:style-name="ro1">
          <table:table-cell table:formula="of:=RAND()" office:value-type="float" office:value="0.916046142578125">
            <text:p>0.9160461426</text:p>
          </table:table-cell>
          <table:table-cell table:formula="of:=RAND()" office:value-type="float" office:value="0.441497802734375">
            <text:p>0.4414978027</text:p>
          </table:table-cell>
          <table:table-cell table:formula="of:=SQRT(1 - [.A695])" office:value-type="float" office:value="0.289747920478948">
            <text:p>0.2897479205</text:p>
          </table:table-cell>
          <table:table-cell table:formula="of:=SQRT(1 - (1 - [.A695]))" office:value-type="float" office:value="0.957102994759772">
            <text:p>0.9571029948</text:p>
          </table:table-cell>
          <table:table-cell table:formula="of:=COS(2 * PI() * [.B695])" office:value-type="float" office:value="-0.933199671484561">
            <text:p>-0.9331996715</text:p>
          </table:table-cell>
          <table:table-cell table:formula="of:=SIN(2 * PI() * [.B695])" office:value-type="float" office:value="0.359358279633443">
            <text:p>0.3593582796</text:p>
          </table:table-cell>
          <table:table-cell table:formula="of:=[.D695]*[.E695]" office:value-type="float" office:value="-0.893168200286709">
            <text:p>-0.8931682003</text:p>
          </table:table-cell>
          <table:table-cell table:formula="of:=[.D695]*[.F695]" office:value-type="float" office:value="0.343942885628888">
            <text:p>0.3439428856</text:p>
          </table:table-cell>
          <table:table-cell table:formula="of:=[.C695]" office:value-type="float" office:value="0.289747920478948">
            <text:p>0.2897479205</text:p>
          </table:table-cell>
        </table:table-row>
        <table:table-row table:style-name="ro1">
          <table:table-cell table:formula="of:=RAND()" office:value-type="float" office:value="0.46185302734375">
            <text:p>0.4618530273</text:p>
          </table:table-cell>
          <table:table-cell table:formula="of:=RAND()" office:value-type="float" office:value="0.40924072265625">
            <text:p>0.4092407227</text:p>
          </table:table-cell>
          <table:table-cell table:formula="of:=SQRT(1 - [.A696])" office:value-type="float" office:value="0.733585013925619">
            <text:p>0.7335850139</text:p>
          </table:table-cell>
          <table:table-cell table:formula="of:=SQRT(1 - (1 - [.A696]))" office:value-type="float" office:value="0.679597695216626">
            <text:p>0.6795976952</text:p>
          </table:table-cell>
          <table:table-cell table:formula="of:=COS(2 * PI() * [.B696])" office:value-type="float" office:value="-0.841762068714013">
            <text:p>-0.8417620687</text:p>
          </table:table-cell>
          <table:table-cell table:formula="of:=SIN(2 * PI() * [.B696])" office:value-type="float" office:value="0.539848700724847">
            <text:p>0.5398487007</text:p>
          </table:table-cell>
          <table:table-cell table:formula="of:=[.D696]*[.E696]" office:value-type="float" office:value="-0.572059561818822">
            <text:p>-0.5720595618</text:p>
          </table:table-cell>
          <table:table-cell table:formula="of:=[.D696]*[.F696]" office:value-type="float" office:value="0.366879932778296">
            <text:p>0.3668799328</text:p>
          </table:table-cell>
          <table:table-cell table:formula="of:=[.C696]" office:value-type="float" office:value="0.733585013925619">
            <text:p>0.7335850139</text:p>
          </table:table-cell>
        </table:table-row>
        <table:table-row table:style-name="ro1">
          <table:table-cell table:formula="of:=RAND()" office:value-type="float" office:value="0.045135498046875">
            <text:p>0.045135498</text:p>
          </table:table-cell>
          <table:table-cell table:formula="of:=RAND()" office:value-type="float" office:value="0.359405517578125">
            <text:p>0.3594055176</text:p>
          </table:table-cell>
          <table:table-cell table:formula="of:=SQRT(1 - [.A697])" office:value-type="float" office:value="0.977171684993546">
            <text:p>0.977171685</text:p>
          </table:table-cell>
          <table:table-cell table:formula="of:=SQRT(1 - (1 - [.A697]))" office:value-type="float" office:value="0.212451166263862">
            <text:p>0.2124511663</text:p>
          </table:table-cell>
          <table:table-cell table:formula="of:=COS(2 * PI() * [.B697])" office:value-type="float" office:value="-0.63454149539836">
            <text:p>-0.6345414954</text:p>
          </table:table-cell>
          <table:table-cell table:formula="of:=SIN(2 * PI() * [.B697])" office:value-type="float" office:value="0.772888795764056">
            <text:p>0.7728887958</text:p>
          </table:table-cell>
          <table:table-cell table:formula="of:=[.D697]*[.E697]" office:value-type="float" office:value="-0.134809080740196">
            <text:p>-0.1348090807</text:p>
          </table:table-cell>
          <table:table-cell table:formula="of:=[.D697]*[.F697]" office:value-type="float" office:value="0.164201126052345">
            <text:p>0.1642011261</text:p>
          </table:table-cell>
          <table:table-cell table:formula="of:=[.C697]" office:value-type="float" office:value="0.977171684993546">
            <text:p>0.977171685</text:p>
          </table:table-cell>
        </table:table-row>
        <table:table-row table:style-name="ro1">
          <table:table-cell table:formula="of:=RAND()" office:value-type="float" office:value="0.4017333984375">
            <text:p>0.4017333984</text:p>
          </table:table-cell>
          <table:table-cell table:formula="of:=RAND()" office:value-type="float" office:value="0.719482421875">
            <text:p>0.7194824219</text:p>
          </table:table-cell>
          <table:table-cell table:formula="of:=SQRT(1 - [.A698])" office:value-type="float" office:value="0.773476956064303">
            <text:p>0.7734769561</text:p>
          </table:table-cell>
          <table:table-cell table:formula="of:=SQRT(1 - (1 - [.A698]))" office:value-type="float" office:value="0.633824422405369">
            <text:p>0.6338244224</text:p>
          </table:table-cell>
          <table:table-cell table:formula="of:=COS(2 * PI() * [.B698])" office:value-type="float" office:value="-0.190574754820253">
            <text:p>-0.1905747548</text:p>
          </table:table-cell>
          <table:table-cell table:formula="of:=SIN(2 * PI() * [.B698])" office:value-type="float" office:value="-0.981672686196983">
            <text:p>-0.9816726862</text:p>
          </table:table-cell>
          <table:table-cell table:formula="of:=[.D698]*[.E698]" office:value-type="float" office:value="-0.120790933898992">
            <text:p>-0.1207909339</text:p>
          </table:table-cell>
          <table:table-cell table:formula="of:=[.D698]*[.F698]" office:value-type="float" office:value="-0.62220812331993">
            <text:p>-0.6222081233</text:p>
          </table:table-cell>
          <table:table-cell table:formula="of:=[.C698]" office:value-type="float" office:value="0.773476956064303">
            <text:p>0.7734769561</text:p>
          </table:table-cell>
        </table:table-row>
        <table:table-row table:style-name="ro1">
          <table:table-cell table:formula="of:=RAND()" office:value-type="float" office:value="0.17230224609375">
            <text:p>0.1723022461</text:p>
          </table:table-cell>
          <table:table-cell table:formula="of:=RAND()" office:value-type="float" office:value="0.03936767578125">
            <text:p>0.0393676758</text:p>
          </table:table-cell>
          <table:table-cell table:formula="of:=SQRT(1 - [.A699])" office:value-type="float" office:value="0.909778958817058">
            <text:p>0.9097789588</text:p>
          </table:table-cell>
          <table:table-cell table:formula="of:=SQRT(1 - (1 - [.A699]))" office:value-type="float" office:value="0.415093057149538">
            <text:p>0.4150930571</text:p>
          </table:table-cell>
          <table:table-cell table:formula="of:=COS(2 * PI() * [.B699])" office:value-type="float" office:value="0.969563561557013">
            <text:p>0.9695635616</text:p>
          </table:table-cell>
          <table:table-cell table:formula="of:=SIN(2 * PI() * [.B699])" office:value-type="float" office:value="0.244839743711841">
            <text:p>0.2448397437</text:p>
          </table:table-cell>
          <table:table-cell table:formula="of:=[.D699]*[.E699]" office:value-type="float" office:value="0.402459102867495">
            <text:p>0.4024591029</text:p>
          </table:table-cell>
          <table:table-cell table:formula="of:=[.D699]*[.F699]" office:value-type="float" office:value="0.101631277729057">
            <text:p>0.1016312777</text:p>
          </table:table-cell>
          <table:table-cell table:formula="of:=[.C699]" office:value-type="float" office:value="0.909778958817058">
            <text:p>0.9097789588</text:p>
          </table:table-cell>
        </table:table-row>
        <table:table-row table:style-name="ro1">
          <table:table-cell table:formula="of:=RAND()" office:value-type="float" office:value="0.53619384765625">
            <text:p>0.5361938477</text:p>
          </table:table-cell>
          <table:table-cell table:formula="of:=RAND()" office:value-type="float" office:value="0.83868408203125">
            <text:p>0.838684082</text:p>
          </table:table-cell>
          <table:table-cell table:formula="of:=SQRT(1 - [.A700])" office:value-type="float" office:value="0.681033150693672">
            <text:p>0.6810331507</text:p>
          </table:table-cell>
          <table:table-cell table:formula="of:=SQRT(1 - (1 - [.A700]))" office:value-type="float" office:value="0.73225258460196">
            <text:p>0.7322525846</text:p>
          </table:table-cell>
          <table:table-cell table:formula="of:=COS(2 * PI() * [.B700])" office:value-type="float" office:value="0.528827524036962">
            <text:p>0.528827524</text:p>
          </table:table-cell>
          <table:table-cell table:formula="of:=SIN(2 * PI() * [.B700])" office:value-type="float" office:value="-0.848729314811817">
            <text:p>-0.8487293148</text:p>
          </table:table-cell>
          <table:table-cell table:formula="of:=[.D700]*[.E700]" office:value-type="float" office:value="0.38723532128472">
            <text:p>0.3872353213</text:p>
          </table:table-cell>
          <table:table-cell table:formula="of:=[.D700]*[.F700]" office:value-type="float" office:value="-0.621484234398403">
            <text:p>-0.6214842344</text:p>
          </table:table-cell>
          <table:table-cell table:formula="of:=[.C700]" office:value-type="float" office:value="0.681033150693672">
            <text:p>0.6810331507</text:p>
          </table:table-cell>
        </table:table-row>
        <table:table-row table:style-name="ro1">
          <table:table-cell table:formula="of:=RAND()" office:value-type="float" office:value="0.08111572265625">
            <text:p>0.0811157227</text:p>
          </table:table-cell>
          <table:table-cell table:formula="of:=RAND()" office:value-type="float" office:value="0.17742919921875">
            <text:p>0.1774291992</text:p>
          </table:table-cell>
          <table:table-cell table:formula="of:=SQRT(1 - [.A701])" office:value-type="float" office:value="0.958584517579827">
            <text:p>0.9585845176</text:p>
          </table:table-cell>
          <table:table-cell table:formula="of:=SQRT(1 - (1 - [.A701]))" office:value-type="float" office:value="0.284808220836847">
            <text:p>0.2848082208</text:p>
          </table:table-cell>
          <table:table-cell table:formula="of:=COS(2 * PI() * [.B701])" office:value-type="float" office:value="0.440338617855737">
            <text:p>0.4403386179</text:p>
          </table:table-cell>
          <table:table-cell table:formula="of:=SIN(2 * PI() * [.B701])" office:value-type="float" office:value="0.897831778021306">
            <text:p>0.897831778</text:p>
          </table:table-cell>
          <table:table-cell table:formula="of:=[.D701]*[.E701]" office:value-type="float" office:value="0.125412058317249">
            <text:p>0.1254120583</text:p>
          </table:table-cell>
          <table:table-cell table:formula="of:=[.D701]*[.F701]" office:value-type="float" office:value="0.255709871309031">
            <text:p>0.2557098713</text:p>
          </table:table-cell>
          <table:table-cell table:formula="of:=[.C701]" office:value-type="float" office:value="0.958584517579827">
            <text:p>0.9585845176</text:p>
          </table:table-cell>
        </table:table-row>
        <table:table-row table:style-name="ro1">
          <table:table-cell table:formula="of:=RAND()" office:value-type="float" office:value="0.1058349609375">
            <text:p>0.1058349609</text:p>
          </table:table-cell>
          <table:table-cell table:formula="of:=RAND()" office:value-type="float" office:value="0.3013916015625">
            <text:p>0.3013916016</text:p>
          </table:table-cell>
          <table:table-cell table:formula="of:=SQRT(1 - [.A702])" office:value-type="float" office:value="0.94560300288361">
            <text:p>0.9456030029</text:p>
          </table:table-cell>
          <table:table-cell table:formula="of:=SQRT(1 - (1 - [.A702]))" office:value-type="float" office:value="0.325322856463391">
            <text:p>0.3253228565</text:p>
          </table:table-cell>
          <table:table-cell table:formula="of:=COS(2 * PI() * [.B702])" office:value-type="float" office:value="-0.317320819806422">
            <text:p>-0.3173208198</text:p>
          </table:table-cell>
          <table:table-cell table:formula="of:=SIN(2 * PI() * [.B702])" office:value-type="float" office:value="0.948318246854599">
            <text:p>0.9483182469</text:p>
          </table:table-cell>
          <table:table-cell table:formula="of:=[.D702]*[.E702]" office:value-type="float" office:value="-0.10323171551473">
            <text:p>-0.1032317155</text:p>
          </table:table-cell>
          <table:table-cell table:formula="of:=[.D702]*[.F702]" office:value-type="float" office:value="0.308509600903093">
            <text:p>0.3085096009</text:p>
          </table:table-cell>
          <table:table-cell table:formula="of:=[.C702]" office:value-type="float" office:value="0.94560300288361">
            <text:p>0.9456030029</text:p>
          </table:table-cell>
        </table:table-row>
        <table:table-row table:style-name="ro1">
          <table:table-cell table:formula="of:=RAND()" office:value-type="float" office:value="0.633514404296875">
            <text:p>0.6335144043</text:p>
          </table:table-cell>
          <table:table-cell table:formula="of:=RAND()" office:value-type="float" office:value="0.01898193359375">
            <text:p>0.0189819336</text:p>
          </table:table-cell>
          <table:table-cell table:formula="of:=SQRT(1 - [.A703])" office:value-type="float" office:value="0.605380537928934">
            <text:p>0.6053805379</text:p>
          </table:table-cell>
          <table:table-cell table:formula="of:=SQRT(1 - (1 - [.A703]))" office:value-type="float" office:value="0.795936181045236">
            <text:p>0.795936181</text:p>
          </table:table-cell>
          <table:table-cell table:formula="of:=COS(2 * PI() * [.B703])" office:value-type="float" office:value="0.992896117436766">
            <text:p>0.9928961174</text:p>
          </table:table-cell>
          <table:table-cell table:formula="of:=SIN(2 * PI() * [.B703])" office:value-type="float" office:value="0.118984452677632">
            <text:p>0.1189844527</text:p>
          </table:table-cell>
          <table:table-cell table:formula="of:=[.D703]*[.E703]" office:value-type="float" office:value="0.790281943887262">
            <text:p>0.7902819439</text:p>
          </table:table-cell>
          <table:table-cell table:formula="of:=[.D703]*[.F703]" office:value-type="float" office:value="0.0947040308679923">
            <text:p>0.0947040309</text:p>
          </table:table-cell>
          <table:table-cell table:formula="of:=[.C703]" office:value-type="float" office:value="0.605380537928934">
            <text:p>0.6053805379</text:p>
          </table:table-cell>
        </table:table-row>
        <table:table-row table:style-name="ro1">
          <table:table-cell table:formula="of:=RAND()" office:value-type="float" office:value="0.134246826171875">
            <text:p>0.1342468262</text:p>
          </table:table-cell>
          <table:table-cell table:formula="of:=RAND()" office:value-type="float" office:value="0.227508544921875">
            <text:p>0.2275085449</text:p>
          </table:table-cell>
          <table:table-cell table:formula="of:=SQRT(1 - [.A704])" office:value-type="float" office:value="0.930458582543105">
            <text:p>0.9304585825</text:p>
          </table:table-cell>
          <table:table-cell table:formula="of:=SQRT(1 - (1 - [.A704]))" office:value-type="float" office:value="0.366397088105071">
            <text:p>0.3663970881</text:p>
          </table:table-cell>
          <table:table-cell table:formula="of:=COS(2 * PI() * [.B704])" office:value-type="float" office:value="0.140848078030064">
            <text:p>0.140848078</text:p>
          </table:table-cell>
          <table:table-cell table:formula="of:=SIN(2 * PI() * [.B704])" office:value-type="float" office:value="0.990031221182058">
            <text:p>0.9900312212</text:p>
          </table:table-cell>
          <table:table-cell table:formula="of:=[.D704]*[.E704]" office:value-type="float" office:value="0.0516063256554113">
            <text:p>0.0516063257</text:p>
          </table:table-cell>
          <table:table-cell table:formula="of:=[.D704]*[.F704]" office:value-type="float" office:value="0.362744556574213">
            <text:p>0.3627445566</text:p>
          </table:table-cell>
          <table:table-cell table:formula="of:=[.C704]" office:value-type="float" office:value="0.930458582543105">
            <text:p>0.9304585825</text:p>
          </table:table-cell>
        </table:table-row>
        <table:table-row table:style-name="ro1">
          <table:table-cell table:formula="of:=RAND()" office:value-type="float" office:value="0.441162109375">
            <text:p>0.4411621094</text:p>
          </table:table-cell>
          <table:table-cell table:formula="of:=RAND()" office:value-type="float" office:value="0.8433837890625">
            <text:p>0.8433837891</text:p>
          </table:table-cell>
          <table:table-cell table:formula="of:=SQRT(1 - [.A705])" office:value-type="float" office:value="0.747554607119105">
            <text:p>0.7475546071</text:p>
          </table:table-cell>
          <table:table-cell table:formula="of:=SQRT(1 - (1 - [.A705]))" office:value-type="float" office:value="0.664200353338509">
            <text:p>0.6642003533</text:p>
          </table:table-cell>
          <table:table-cell table:formula="of:=COS(2 * PI() * [.B705])" office:value-type="float" office:value="0.553655576367479">
            <text:p>0.5536555764</text:p>
          </table:table-cell>
          <table:table-cell table:formula="of:=SIN(2 * PI() * [.B705])" office:value-type="float" office:value="-0.83274576117636">
            <text:p>-0.8327457612</text:p>
          </table:table-cell>
          <table:table-cell table:formula="of:=[.D705]*[.E705]" office:value-type="float" office:value="0.367738229451115">
            <text:p>0.3677382295</text:p>
          </table:table-cell>
          <table:table-cell table:formula="of:=[.D705]*[.F705]" office:value-type="float" office:value="-0.553110028814483">
            <text:p>-0.5531100288</text:p>
          </table:table-cell>
          <table:table-cell table:formula="of:=[.C705]" office:value-type="float" office:value="0.747554607119105">
            <text:p>0.7475546071</text:p>
          </table:table-cell>
        </table:table-row>
        <table:table-row table:style-name="ro1">
          <table:table-cell table:formula="of:=RAND()" office:value-type="float" office:value="0.721588134765625">
            <text:p>0.7215881348</text:p>
          </table:table-cell>
          <table:table-cell table:formula="of:=RAND()" office:value-type="float" office:value="0.93280029296875">
            <text:p>0.932800293</text:p>
          </table:table-cell>
          <table:table-cell table:formula="of:=SQRT(1 - [.A706])" office:value-type="float" office:value="0.527647481974827">
            <text:p>0.527647482</text:p>
          </table:table-cell>
          <table:table-cell table:formula="of:=SQRT(1 - (1 - [.A706]))" office:value-type="float" office:value="0.849463439334281">
            <text:p>0.8494634393</text:p>
          </table:table-cell>
          <table:table-cell table:formula="of:=COS(2 * PI() * [.B706])" office:value-type="float" office:value="0.912178097674807">
            <text:p>0.9121780977</text:p>
          </table:table-cell>
          <table:table-cell table:formula="of:=SIN(2 * PI() * [.B706])" office:value-type="float" office:value="-0.409793994736832">
            <text:p>-0.4097939947</text:p>
          </table:table-cell>
          <table:table-cell table:formula="of:=[.D706]*[.E706]" office:value-type="float" office:value="0.774861944136243">
            <text:p>0.7748619441</text:p>
          </table:table-cell>
          <table:table-cell table:formula="of:=[.D706]*[.F706]" office:value-type="float" office:value="-0.348105016187683">
            <text:p>-0.3481050162</text:p>
          </table:table-cell>
          <table:table-cell table:formula="of:=[.C706]" office:value-type="float" office:value="0.527647481974827">
            <text:p>0.527647482</text:p>
          </table:table-cell>
        </table:table-row>
        <table:table-row table:style-name="ro1">
          <table:table-cell table:formula="of:=RAND()" office:value-type="float" office:value="0.7578125">
            <text:p>0.7578125</text:p>
          </table:table-cell>
          <table:table-cell table:formula="of:=RAND()" office:value-type="float" office:value="0.708099365234375">
            <text:p>0.7080993652</text:p>
          </table:table-cell>
          <table:table-cell table:formula="of:=SQRT(1 - [.A707])" office:value-type="float" office:value="0.492125492125738">
            <text:p>0.4921254921</text:p>
          </table:table-cell>
          <table:table-cell table:formula="of:=SQRT(1 - (1 - [.A707]))" office:value-type="float" office:value="0.870524267324007">
            <text:p>0.8705242673</text:p>
          </table:table-cell>
          <table:table-cell table:formula="of:=COS(2 * PI() * [.B707])" office:value-type="float" office:value="-0.260238738599599">
            <text:p>-0.2602387386</text:p>
          </table:table-cell>
          <table:table-cell table:formula="of:=SIN(2 * PI() * [.B707])" office:value-type="float" office:value="-0.965544301900275">
            <text:p>-0.9655443019</text:p>
          </table:table-cell>
          <table:table-cell table:formula="of:=[.D707]*[.E707]" office:value-type="float" office:value="-0.22654413724874">
            <text:p>-0.2265441372</text:p>
          </table:table-cell>
          <table:table-cell table:formula="of:=[.D707]*[.F707]" office:value-type="float" office:value="-0.840529745980607">
            <text:p>-0.840529746</text:p>
          </table:table-cell>
          <table:table-cell table:formula="of:=[.C707]" office:value-type="float" office:value="0.492125492125738">
            <text:p>0.4921254921</text:p>
          </table:table-cell>
        </table:table-row>
        <table:table-row table:style-name="ro1">
          <table:table-cell table:formula="of:=RAND()" office:value-type="float" office:value="0.32440185546875">
            <text:p>0.3244018555</text:p>
          </table:table-cell>
          <table:table-cell table:formula="of:=RAND()" office:value-type="float" office:value="0.877197265625">
            <text:p>0.8771972656</text:p>
          </table:table-cell>
          <table:table-cell table:formula="of:=SQRT(1 - [.A708])" office:value-type="float" office:value="0.821947774819818">
            <text:p>0.8219477748</text:p>
          </table:table-cell>
          <table:table-cell table:formula="of:=SQRT(1 - (1 - [.A708]))" office:value-type="float" office:value="0.569562863491599">
            <text:p>0.5695628635</text:p>
          </table:table-cell>
          <table:table-cell table:formula="of:=COS(2 * PI() * [.B708])" office:value-type="float" office:value="0.716801278521099">
            <text:p>0.7168012785</text:p>
          </table:table-cell>
          <table:table-cell table:formula="of:=SIN(2 * PI() * [.B708])" office:value-type="float" office:value="-0.697277510830887">
            <text:p>-0.6972775108</text:p>
          </table:table-cell>
          <table:table-cell table:formula="of:=[.D708]*[.E708]" office:value-type="float" office:value="0.408263388748916">
            <text:p>0.4082633887</text:p>
          </table:table-cell>
          <table:table-cell table:formula="of:=[.D708]*[.F708]" office:value-type="float" office:value="-0.397143375717134">
            <text:p>-0.3971433757</text:p>
          </table:table-cell>
          <table:table-cell table:formula="of:=[.C708]" office:value-type="float" office:value="0.821947774819818">
            <text:p>0.8219477748</text:p>
          </table:table-cell>
        </table:table-row>
        <table:table-row table:style-name="ro1">
          <table:table-cell table:formula="of:=RAND()" office:value-type="float" office:value="0.248443603515625">
            <text:p>0.2484436035</text:p>
          </table:table-cell>
          <table:table-cell table:formula="of:=RAND()" office:value-type="float" office:value="0.234161376953125">
            <text:p>0.234161377</text:p>
          </table:table-cell>
          <table:table-cell table:formula="of:=SQRT(1 - [.A709])" office:value-type="float" office:value="0.866923524011418">
            <text:p>0.866923524</text:p>
          </table:table-cell>
          <table:table-cell table:formula="of:=SQRT(1 - (1 - [.A709]))" office:value-type="float" office:value="0.498441173575804">
            <text:p>0.4984411736</text:p>
          </table:table-cell>
          <table:table-cell table:formula="of:=COS(2 * PI() * [.B709])" office:value-type="float" office:value="0.0993528216048655">
            <text:p>0.0993528216</text:p>
          </table:table-cell>
          <table:table-cell table:formula="of:=SIN(2 * PI() * [.B709])" office:value-type="float" office:value="0.995052268395561">
            <text:p>0.9950522684</text:p>
          </table:table-cell>
          <table:table-cell table:formula="of:=[.D709]*[.E709]" office:value-type="float" office:value="0.0495215369987967">
            <text:p>0.049521537</text:p>
          </table:table-cell>
          <table:table-cell table:formula="of:=[.D709]*[.F709]" office:value-type="float" office:value="0.49597502042835">
            <text:p>0.4959750204</text:p>
          </table:table-cell>
          <table:table-cell table:formula="of:=[.C709]" office:value-type="float" office:value="0.866923524011418">
            <text:p>0.866923524</text:p>
          </table:table-cell>
        </table:table-row>
        <table:table-row table:style-name="ro1">
          <table:table-cell table:formula="of:=RAND()" office:value-type="float" office:value="0.928253173828125">
            <text:p>0.9282531738</text:p>
          </table:table-cell>
          <table:table-cell table:formula="of:=RAND()" office:value-type="float" office:value="0.98236083984375">
            <text:p>0.9823608398</text:p>
          </table:table-cell>
          <table:table-cell table:formula="of:=SQRT(1 - [.A710])" office:value-type="float" office:value="0.267855980280215">
            <text:p>0.2678559803</text:p>
          </table:table-cell>
          <table:table-cell table:formula="of:=SQRT(1 - (1 - [.A710]))" office:value-type="float" office:value="0.963458963229947">
            <text:p>0.9634589632</text:p>
          </table:table-cell>
          <table:table-cell table:formula="of:=COS(2 * PI() * [.B710])" office:value-type="float" office:value="0.99386462723006">
            <text:p>0.9938646272</text:p>
          </table:table-cell>
          <table:table-cell table:formula="of:=SIN(2 * PI() * [.B710])" office:value-type="float" office:value="-0.110603357728662">
            <text:p>-0.1106033577</text:p>
          </table:table-cell>
          <table:table-cell table:formula="of:=[.D710]*[.E710]" office:value-type="float" office:value="0.957547783341991">
            <text:p>0.9575477833</text:p>
          </table:table-cell>
          <table:table-cell table:formula="of:=[.D710]*[.F710]" office:value-type="float" office:value="-0.106561796367008">
            <text:p>-0.1065617964</text:p>
          </table:table-cell>
          <table:table-cell table:formula="of:=[.C710]" office:value-type="float" office:value="0.267855980280215">
            <text:p>0.2678559803</text:p>
          </table:table-cell>
        </table:table-row>
        <table:table-row table:style-name="ro1">
          <table:table-cell table:formula="of:=RAND()" office:value-type="float" office:value="0.791534423828125">
            <text:p>0.7915344238</text:p>
          </table:table-cell>
          <table:table-cell table:formula="of:=RAND()" office:value-type="float" office:value="0.71343994140625">
            <text:p>0.7134399414</text:p>
          </table:table-cell>
          <table:table-cell table:formula="of:=SQRT(1 - [.A711])" office:value-type="float" office:value="0.456580306377613">
            <text:p>0.4565803064</text:p>
          </table:table-cell>
          <table:table-cell table:formula="of:=SQRT(1 - (1 - [.A711]))" office:value-type="float" office:value="0.889682203839171">
            <text:p>0.8896822038</text:p>
          </table:table-cell>
          <table:table-cell table:formula="of:=COS(2 * PI() * [.B711])" office:value-type="float" office:value="-0.227698678515621">
            <text:p>-0.2276986785</text:p>
          </table:table-cell>
          <table:table-cell table:formula="of:=SIN(2 * PI() * [.B711])" office:value-type="float" office:value="-0.973731642600896">
            <text:p>-0.9737316426</text:p>
          </table:table-cell>
          <table:table-cell table:formula="of:=[.D711]*[.E711]" office:value-type="float" office:value="-0.202579462113045">
            <text:p>-0.2025794621</text:p>
          </table:table-cell>
          <table:table-cell table:formula="of:=[.D711]*[.F711]" office:value-type="float" office:value="-0.866311713737102">
            <text:p>-0.8663117137</text:p>
          </table:table-cell>
          <table:table-cell table:formula="of:=[.C711]" office:value-type="float" office:value="0.456580306377613">
            <text:p>0.4565803064</text:p>
          </table:table-cell>
        </table:table-row>
        <table:table-row table:style-name="ro1">
          <table:table-cell table:formula="of:=RAND()" office:value-type="float" office:value="0.518890380859375">
            <text:p>0.5188903809</text:p>
          </table:table-cell>
          <table:table-cell table:formula="of:=RAND()" office:value-type="float" office:value="0.84954833984375">
            <text:p>0.8495483398</text:p>
          </table:table-cell>
          <table:table-cell table:formula="of:=SQRT(1 - [.A712])" office:value-type="float" office:value="0.693620659395772">
            <text:p>0.6936206594</text:p>
          </table:table-cell>
          <table:table-cell table:formula="of:=SQRT(1 - (1 - [.A712]))" office:value-type="float" office:value="0.720340461767472">
            <text:p>0.7203404618</text:p>
          </table:table-cell>
          <table:table-cell table:formula="of:=COS(2 * PI() * [.B712])" office:value-type="float" office:value="0.585487007944951">
            <text:p>0.5854870079</text:p>
          </table:table-cell>
          <table:table-cell table:formula="of:=SIN(2 * PI() * [.B712])" office:value-type="float" office:value="-0.810681789315431">
            <text:p>-0.8106817893</text:p>
          </table:table-cell>
          <table:table-cell table:formula="of:=[.D712]*[.E712]" office:value-type="float" office:value="0.421749981661922">
            <text:p>0.4217499817</text:p>
          </table:table-cell>
          <table:table-cell table:formula="of:=[.D712]*[.F712]" office:value-type="float" office:value="-0.583966894461958">
            <text:p>-0.5839668945</text:p>
          </table:table-cell>
          <table:table-cell table:formula="of:=[.C712]" office:value-type="float" office:value="0.693620659395772">
            <text:p>0.6936206594</text:p>
          </table:table-cell>
        </table:table-row>
        <table:table-row table:style-name="ro1">
          <table:table-cell table:formula="of:=RAND()" office:value-type="float" office:value="0.971038818359375">
            <text:p>0.9710388184</text:p>
          </table:table-cell>
          <table:table-cell table:formula="of:=RAND()" office:value-type="float" office:value="0.32000732421875">
            <text:p>0.3200073242</text:p>
          </table:table-cell>
          <table:table-cell table:formula="of:=SQRT(1 - [.A713])" office:value-type="float" office:value="0.170179850865562">
            <text:p>0.1701798509</text:p>
          </table:table-cell>
          <table:table-cell table:formula="of:=SQRT(1 - (1 - [.A713]))" office:value-type="float" office:value="0.985413019174891">
            <text:p>0.9854130192</text:p>
          </table:table-cell>
          <table:table-cell table:formula="of:=COS(2 * PI() * [.B713])" office:value-type="float" office:value="-0.425820930733648">
            <text:p>-0.4258209307</text:p>
          </table:table-cell>
          <table:table-cell table:formula="of:=SIN(2 * PI() * [.B713])" office:value-type="float" office:value="0.904807457390317">
            <text:p>0.9048074574</text:p>
          </table:table-cell>
          <table:table-cell table:formula="of:=[.D713]*[.E713]" office:value-type="float" office:value="-0.419609488982106">
            <text:p>-0.419609489</text:p>
          </table:table-cell>
          <table:table-cell table:formula="of:=[.D713]*[.F713]" office:value-type="float" office:value="0.891609048358949">
            <text:p>0.8916090484</text:p>
          </table:table-cell>
          <table:table-cell table:formula="of:=[.C713]" office:value-type="float" office:value="0.170179850865562">
            <text:p>0.1701798509</text:p>
          </table:table-cell>
        </table:table-row>
        <table:table-row table:style-name="ro1">
          <table:table-cell table:formula="of:=RAND()" office:value-type="float" office:value="0.758758544921875">
            <text:p>0.7587585449</text:p>
          </table:table-cell>
          <table:table-cell table:formula="of:=RAND()" office:value-type="float" office:value="0.909149169921875">
            <text:p>0.9091491699</text:p>
          </table:table-cell>
          <table:table-cell table:formula="of:=SQRT(1 - [.A714])" office:value-type="float" office:value="0.491163369031247">
            <text:p>0.491163369</text:p>
          </table:table-cell>
          <table:table-cell table:formula="of:=SQRT(1 - (1 - [.A714]))" office:value-type="float" office:value="0.871067474379497">
            <text:p>0.8710674744</text:p>
          </table:table-cell>
          <table:table-cell table:formula="of:=COS(2 * PI() * [.B714])" office:value-type="float" office:value="0.841451385384081">
            <text:p>0.8414513854</text:p>
          </table:table-cell>
          <table:table-cell table:formula="of:=SIN(2 * PI() * [.B714])" office:value-type="float" office:value="-0.540332828944541">
            <text:p>-0.5403328289</text:p>
          </table:table-cell>
          <table:table-cell table:formula="of:=[.D714]*[.E714]" office:value-type="float" office:value="0.73296093307964">
            <text:p>0.7329609331</text:p>
          </table:table-cell>
          <table:table-cell table:formula="of:=[.D714]*[.F714]" office:value-type="float" office:value="-0.47066635263305">
            <text:p>-0.4706663526</text:p>
          </table:table-cell>
          <table:table-cell table:formula="of:=[.C714]" office:value-type="float" office:value="0.491163369031247">
            <text:p>0.491163369</text:p>
          </table:table-cell>
        </table:table-row>
        <table:table-row table:style-name="ro1">
          <table:table-cell table:formula="of:=RAND()" office:value-type="float" office:value="0.413726806640625">
            <text:p>0.4137268066</text:p>
          </table:table-cell>
          <table:table-cell table:formula="of:=RAND()" office:value-type="float" office:value="0.70574951171875">
            <text:p>0.7057495117</text:p>
          </table:table-cell>
          <table:table-cell table:formula="of:=SQRT(1 - [.A715])" office:value-type="float" office:value="0.765684787206442">
            <text:p>0.7656847872</text:p>
          </table:table-cell>
          <table:table-cell table:formula="of:=SQRT(1 - (1 - [.A715]))" office:value-type="float" office:value="0.643215987550547">
            <text:p>0.6432159876</text:p>
          </table:table-cell>
          <table:table-cell table:formula="of:=COS(2 * PI() * [.B715])" office:value-type="float" office:value="-0.274465697831414">
            <text:p>-0.2744656978</text:p>
          </table:table-cell>
          <table:table-cell table:formula="of:=SIN(2 * PI() * [.B715])" office:value-type="float" office:value="-0.961596890965188">
            <text:p>-0.961596891</text:p>
          </table:table-cell>
          <table:table-cell table:formula="of:=[.D715]*[.E715]" office:value-type="float" office:value="-0.176540724879383">
            <text:p>-0.1765407249</text:p>
          </table:table-cell>
          <table:table-cell table:formula="of:=[.D715]*[.F715]" office:value-type="float" office:value="-0.618514493847709">
            <text:p>-0.6185144938</text:p>
          </table:table-cell>
          <table:table-cell table:formula="of:=[.C715]" office:value-type="float" office:value="0.765684787206442">
            <text:p>0.7656847872</text:p>
          </table:table-cell>
        </table:table-row>
        <table:table-row table:style-name="ro1">
          <table:table-cell table:formula="of:=RAND()" office:value-type="float" office:value="0.274658203125">
            <text:p>0.2746582031</text:p>
          </table:table-cell>
          <table:table-cell table:formula="of:=RAND()" office:value-type="float" office:value="0.033111572265625">
            <text:p>0.0331115723</text:p>
          </table:table-cell>
          <table:table-cell table:formula="of:=SQRT(1 - [.A716])" office:value-type="float" office:value="0.851670004681978">
            <text:p>0.8516700047</text:p>
          </table:table-cell>
          <table:table-cell table:formula="of:=SQRT(1 - (1 - [.A716]))" office:value-type="float" office:value="0.524078432226513">
            <text:p>0.5240784322</text:p>
          </table:table-cell>
          <table:table-cell table:formula="of:=COS(2 * PI() * [.B716])" office:value-type="float" office:value="0.978436348175374">
            <text:p>0.9784363482</text:p>
          </table:table-cell>
          <table:table-cell table:formula="of:=SIN(2 * PI() * [.B716])" office:value-type="float" office:value="0.20654857193706">
            <text:p>0.2065485719</text:p>
          </table:table-cell>
          <table:table-cell table:formula="of:=[.D716]*[.E716]" office:value-type="float" office:value="0.512777387385185">
            <text:p>0.5127773874</text:p>
          </table:table-cell>
          <table:table-cell table:formula="of:=[.D716]*[.F716]" office:value-type="float" office:value="0.1082476517594">
            <text:p>0.1082476518</text:p>
          </table:table-cell>
          <table:table-cell table:formula="of:=[.C716]" office:value-type="float" office:value="0.851670004681978">
            <text:p>0.8516700047</text:p>
          </table:table-cell>
        </table:table-row>
        <table:table-row table:style-name="ro1">
          <table:table-cell table:formula="of:=RAND()" office:value-type="float" office:value="0.628875732421875">
            <text:p>0.6288757324</text:p>
          </table:table-cell>
          <table:table-cell table:formula="of:=RAND()" office:value-type="float" office:value="0.762298583984375">
            <text:p>0.762298584</text:p>
          </table:table-cell>
          <table:table-cell table:formula="of:=SQRT(1 - [.A717])" office:value-type="float" office:value="0.60919969433522">
            <text:p>0.6091996943</text:p>
          </table:table-cell>
          <table:table-cell table:formula="of:=SQRT(1 - (1 - [.A717]))" office:value-type="float" office:value="0.793016855067958">
            <text:p>0.7930168551</text:p>
          </table:table-cell>
          <table:table-cell table:formula="of:=COS(2 * PI() * [.B717])" office:value-type="float" office:value="0.0771974003049191">
            <text:p>0.0771974003</text:p>
          </table:table-cell>
          <table:table-cell table:formula="of:=SIN(2 * PI() * [.B717])" office:value-type="float" office:value="-0.997015828051973">
            <text:p>-0.9970158281</text:p>
          </table:table-cell>
          <table:table-cell table:formula="of:=[.D717]*[.E717]" office:value-type="float" office:value="0.0612188396092291">
            <text:p>0.0612188396</text:p>
          </table:table-cell>
          <table:table-cell table:formula="of:=[.D717]*[.F717]" office:value-type="float" office:value="-0.790650356414752">
            <text:p>-0.7906503564</text:p>
          </table:table-cell>
          <table:table-cell table:formula="of:=[.C717]" office:value-type="float" office:value="0.60919969433522">
            <text:p>0.6091996943</text:p>
          </table:table-cell>
        </table:table-row>
        <table:table-row table:style-name="ro1">
          <table:table-cell table:formula="of:=RAND()" office:value-type="float" office:value="0.462982177734375">
            <text:p>0.4629821777</text:p>
          </table:table-cell>
          <table:table-cell table:formula="of:=RAND()" office:value-type="float" office:value="0.641571044921875">
            <text:p>0.6415710449</text:p>
          </table:table-cell>
          <table:table-cell table:formula="of:=SQRT(1 - [.A718])" office:value-type="float" office:value="0.732814998663118">
            <text:p>0.7328149987</text:p>
          </table:table-cell>
          <table:table-cell table:formula="of:=SQRT(1 - (1 - [.A718]))" office:value-type="float" office:value="0.680427937208912">
            <text:p>0.6804279372</text:p>
          </table:table-cell>
          <table:table-cell table:formula="of:=COS(2 * PI() * [.B718])" office:value-type="float" office:value="-0.6297871938366">
            <text:p>-0.6297871938</text:p>
          </table:table-cell>
          <table:table-cell table:formula="of:=SIN(2 * PI() * [.B718])" office:value-type="float" office:value="-0.776767719771761">
            <text:p>-0.7767677198</text:p>
          </table:table-cell>
          <table:table-cell table:formula="of:=[.D718]*[.E718]" office:value-type="float" office:value="-0.428524801182827">
            <text:p>-0.4285248012</text:p>
          </table:table-cell>
          <table:table-cell table:formula="of:=[.D718]*[.F718]" office:value-type="float" office:value="-0.52853445725477">
            <text:p>-0.5285344573</text:p>
          </table:table-cell>
          <table:table-cell table:formula="of:=[.C718]" office:value-type="float" office:value="0.732814998663118">
            <text:p>0.7328149987</text:p>
          </table:table-cell>
        </table:table-row>
        <table:table-row table:style-name="ro1">
          <table:table-cell table:formula="of:=RAND()" office:value-type="float" office:value="0.505767822265625">
            <text:p>0.5057678223</text:p>
          </table:table-cell>
          <table:table-cell table:formula="of:=RAND()" office:value-type="float" office:value="0.830078125">
            <text:p>0.830078125</text:p>
          </table:table-cell>
          <table:table-cell table:formula="of:=SQRT(1 - [.A719])" office:value-type="float" office:value="0.703016484681814">
            <text:p>0.7030164847</text:p>
          </table:table-cell>
          <table:table-cell table:formula="of:=SQRT(1 - (1 - [.A719]))" office:value-type="float" office:value="0.71117355284461">
            <text:p>0.7111735528</text:p>
          </table:table-cell>
          <table:table-cell table:formula="of:=COS(2 * PI() * [.B719])" office:value-type="float" office:value="0.482183772079122">
            <text:p>0.4821837721</text:p>
          </table:table-cell>
          <table:table-cell table:formula="of:=SIN(2 * PI() * [.B719])" office:value-type="float" office:value="-0.876070094195407">
            <text:p>-0.8760700942</text:p>
          </table:table-cell>
          <table:table-cell table:formula="of:=[.D719]*[.E719]" office:value-type="float" office:value="0.342916346313525">
            <text:p>0.3429163463</text:p>
          </table:table-cell>
          <table:table-cell table:formula="of:=[.D719]*[.F719]" office:value-type="float" office:value="-0.62303788142986">
            <text:p>-0.6230378814</text:p>
          </table:table-cell>
          <table:table-cell table:formula="of:=[.C719]" office:value-type="float" office:value="0.703016484681814">
            <text:p>0.7030164847</text:p>
          </table:table-cell>
        </table:table-row>
        <table:table-row table:style-name="ro1">
          <table:table-cell table:formula="of:=RAND()" office:value-type="float" office:value="0.218994140625">
            <text:p>0.2189941406</text:p>
          </table:table-cell>
          <table:table-cell table:formula="of:=RAND()" office:value-type="float" office:value="0.834686279296875">
            <text:p>0.8346862793</text:p>
          </table:table-cell>
          <table:table-cell table:formula="of:=SQRT(1 - [.A720])" office:value-type="float" office:value="0.883745358898704">
            <text:p>0.8837453589</text:p>
          </table:table-cell>
          <table:table-cell table:formula="of:=SQRT(1 - (1 - [.A720]))" office:value-type="float" office:value="0.467968097870998">
            <text:p>0.4679680979</text:p>
          </table:table-cell>
          <table:table-cell table:formula="of:=COS(2 * PI() * [.B720])" office:value-type="float" office:value="0.507343763084488">
            <text:p>0.5073437631</text:p>
          </table:table-cell>
          <table:table-cell table:formula="of:=SIN(2 * PI() * [.B720])" office:value-type="float" office:value="-0.861743758932591">
            <text:p>-0.8617437589</text:p>
          </table:table-cell>
          <table:table-cell table:formula="of:=[.D720]*[.E720]" office:value-type="float" office:value="0.237420695777362">
            <text:p>0.2374206958</text:p>
          </table:table-cell>
          <table:table-cell table:formula="of:=[.D720]*[.F720]" office:value-type="float" office:value="-0.403268587719888">
            <text:p>-0.4032685877</text:p>
          </table:table-cell>
          <table:table-cell table:formula="of:=[.C720]" office:value-type="float" office:value="0.883745358898704">
            <text:p>0.8837453589</text:p>
          </table:table-cell>
        </table:table-row>
        <table:table-row table:style-name="ro1">
          <table:table-cell table:formula="of:=RAND()" office:value-type="float" office:value="0.125885009765625">
            <text:p>0.1258850098</text:p>
          </table:table-cell>
          <table:table-cell table:formula="of:=RAND()" office:value-type="float" office:value="0.136016845703125">
            <text:p>0.1360168457</text:p>
          </table:table-cell>
          <table:table-cell table:formula="of:=SQRT(1 - [.A721])" office:value-type="float" office:value="0.934941169397506">
            <text:p>0.9349411694</text:p>
          </table:table-cell>
          <table:table-cell table:formula="of:=SQRT(1 - (1 - [.A721]))" office:value-type="float" office:value="0.3548027758708">
            <text:p>0.3548027759</text:p>
          </table:table-cell>
          <table:table-cell table:formula="of:=COS(2 * PI() * [.B721])" office:value-type="float" office:value="0.656505918583427">
            <text:p>0.6565059186</text:p>
          </table:table-cell>
          <table:table-cell table:formula="of:=SIN(2 * PI() * [.B721])" office:value-type="float" office:value="0.754320872616509">
            <text:p>0.7543208726</text:p>
          </table:table-cell>
          <table:table-cell table:formula="of:=[.D721]*[.E721]" office:value-type="float" office:value="0.232930122289009">
            <text:p>0.2329301223</text:p>
          </table:table-cell>
          <table:table-cell table:formula="of:=[.D721]*[.F721]" office:value-type="float" office:value="0.267635139501621">
            <text:p>0.2676351395</text:p>
          </table:table-cell>
          <table:table-cell table:formula="of:=[.C721]" office:value-type="float" office:value="0.934941169397506">
            <text:p>0.9349411694</text:p>
          </table:table-cell>
        </table:table-row>
        <table:table-row table:style-name="ro1">
          <table:table-cell table:formula="of:=RAND()" office:value-type="float" office:value="0.495880126953125">
            <text:p>0.495880127</text:p>
          </table:table-cell>
          <table:table-cell table:formula="of:=RAND()" office:value-type="float" office:value="0.58135986328125">
            <text:p>0.5813598633</text:p>
          </table:table-cell>
          <table:table-cell table:formula="of:=SQRT(1 - [.A722])" office:value-type="float" office:value="0.710013994965504">
            <text:p>0.710013995</text:p>
          </table:table-cell>
          <table:table-cell table:formula="of:=SQRT(1 - (1 - [.A722]))" office:value-type="float" office:value="0.704187565179282">
            <text:p>0.7041875652</text:p>
          </table:table-cell>
          <table:table-cell table:formula="of:=COS(2 * PI() * [.B722])" office:value-type="float" office:value="-0.872158508207825">
            <text:p>-0.8721585082</text:p>
          </table:table-cell>
          <table:table-cell table:formula="of:=SIN(2 * PI() * [.B722])" office:value-type="float" office:value="-0.489223401485152">
            <text:p>-0.4892234015</text:p>
          </table:table-cell>
          <table:table-cell table:formula="of:=[.D722]*[.E722]" office:value-type="float" office:value="-0.614163176345263">
            <text:p>-0.6141631763</text:p>
          </table:table-cell>
          <table:table-cell table:formula="of:=[.D722]*[.F722]" office:value-type="float" office:value="-0.344505035920555">
            <text:p>-0.3445050359</text:p>
          </table:table-cell>
          <table:table-cell table:formula="of:=[.C722]" office:value-type="float" office:value="0.710013994965504">
            <text:p>0.710013995</text:p>
          </table:table-cell>
        </table:table-row>
        <table:table-row table:style-name="ro1">
          <table:table-cell table:formula="of:=RAND()" office:value-type="float" office:value="0.045745849609375">
            <text:p>0.0457458496</text:p>
          </table:table-cell>
          <table:table-cell table:formula="of:=RAND()" office:value-type="float" office:value="0.7408447265625">
            <text:p>0.7408447266</text:p>
          </table:table-cell>
          <table:table-cell table:formula="of:=SQRT(1 - [.A723])" office:value-type="float" office:value="0.976859329888713">
            <text:p>0.9768593299</text:p>
          </table:table-cell>
          <table:table-cell table:formula="of:=SQRT(1 - (1 - [.A723]))" office:value-type="float" office:value="0.21388279409381">
            <text:p>0.2138827941</text:p>
          </table:table-cell>
          <table:table-cell table:formula="of:=COS(2 * PI() * [.B723])" office:value-type="float" office:value="-0.057492559744368">
            <text:p>-0.0574925597</text:p>
          </table:table-cell>
          <table:table-cell table:formula="of:=SIN(2 * PI() * [.B723])" office:value-type="float" office:value="-0.998345934821212">
            <text:p>-0.9983459348</text:p>
          </table:table-cell>
          <table:table-cell table:formula="of:=[.D723]*[.E723]" office:value-type="float" office:value="-0.0122966693177307">
            <text:p>-0.0122966693</text:p>
          </table:table-cell>
          <table:table-cell table:formula="of:=[.D723]*[.F723]" office:value-type="float" office:value="-0.213529018011757">
            <text:p>-0.213529018</text:p>
          </table:table-cell>
          <table:table-cell table:formula="of:=[.C723]" office:value-type="float" office:value="0.976859329888713">
            <text:p>0.9768593299</text:p>
          </table:table-cell>
        </table:table-row>
        <table:table-row table:style-name="ro1">
          <table:table-cell table:formula="of:=RAND()" office:value-type="float" office:value="0.1004638671875">
            <text:p>0.1004638672</text:p>
          </table:table-cell>
          <table:table-cell table:formula="of:=RAND()" office:value-type="float" office:value="0.495635986328125">
            <text:p>0.4956359863</text:p>
          </table:table-cell>
          <table:table-cell table:formula="of:=SQRT(1 - [.A724])" office:value-type="float" office:value="0.948438787066672">
            <text:p>0.9484387871</text:p>
          </table:table-cell>
          <table:table-cell table:formula="of:=SQRT(1 - (1 - [.A724]))" office:value-type="float" office:value="0.31696035586095">
            <text:p>0.3169603559</text:p>
          </table:table-cell>
          <table:table-cell table:formula="of:=COS(2 * PI() * [.B724])" office:value-type="float" office:value="-0.999624097914234">
            <text:p>-0.9996240979</text:p>
          </table:table-cell>
          <table:table-cell table:formula="of:=SIN(2 * PI() * [.B724])" office:value-type="float" office:value="0.0274164707639897">
            <text:p>0.0274164708</text:p>
          </table:table-cell>
          <table:table-cell table:formula="of:=[.D724]*[.E724]" office:value-type="float" office:value="-0.316841209802077">
            <text:p>-0.3168412098</text:p>
          </table:table-cell>
          <table:table-cell table:formula="of:=[.D724]*[.F724]" office:value-type="float" office:value="0.00868993432980549">
            <text:p>0.0086899343</text:p>
          </table:table-cell>
          <table:table-cell table:formula="of:=[.C724]" office:value-type="float" office:value="0.948438787066672">
            <text:p>0.9484387871</text:p>
          </table:table-cell>
        </table:table-row>
        <table:table-row table:style-name="ro1">
          <table:table-cell table:formula="of:=RAND()" office:value-type="float" office:value="0.706787109375">
            <text:p>0.7067871094</text:p>
          </table:table-cell>
          <table:table-cell table:formula="of:=RAND()" office:value-type="float" office:value="0.77752685546875">
            <text:p>0.7775268555</text:p>
          </table:table-cell>
          <table:table-cell table:formula="of:=SQRT(1 - [.A725])" office:value-type="float" office:value="0.541491357848858">
            <text:p>0.5414913578</text:p>
          </table:table-cell>
          <table:table-cell table:formula="of:=SQRT(1 - (1 - [.A725]))" office:value-type="float" office:value="0.840706315769663">
            <text:p>0.8407063158</text:p>
          </table:table-cell>
          <table:table-cell table:formula="of:=COS(2 * PI() * [.B725])" office:value-type="float" office:value="0.172095323096829">
            <text:p>0.1720953231</text:p>
          </table:table-cell>
          <table:table-cell table:formula="of:=SIN(2 * PI() * [.B725])" office:value-type="float" office:value="-0.985080301177624">
            <text:p>-0.9850803012</text:p>
          </table:table-cell>
          <table:table-cell table:formula="of:=[.D725]*[.E725]" office:value-type="float" office:value="0.144681625041925">
            <text:p>0.144681625</text:p>
          </table:table-cell>
          <table:table-cell table:formula="of:=[.D725]*[.F725]" office:value-type="float" office:value="-0.82816323074031">
            <text:p>-0.8281632307</text:p>
          </table:table-cell>
          <table:table-cell table:formula="of:=[.C725]" office:value-type="float" office:value="0.541491357848858">
            <text:p>0.5414913578</text:p>
          </table:table-cell>
        </table:table-row>
        <table:table-row table:style-name="ro1">
          <table:table-cell table:formula="of:=RAND()" office:value-type="float" office:value="0.63104248046875">
            <text:p>0.6310424805</text:p>
          </table:table-cell>
          <table:table-cell table:formula="of:=RAND()" office:value-type="float" office:value="0.232391357421875">
            <text:p>0.2323913574</text:p>
          </table:table-cell>
          <table:table-cell table:formula="of:=SQRT(1 - [.A726])" office:value-type="float" office:value="0.607418734919536">
            <text:p>0.6074187349</text:p>
          </table:table-cell>
          <table:table-cell table:formula="of:=SQRT(1 - (1 - [.A726]))" office:value-type="float" office:value="0.794381822846388">
            <text:p>0.7943818228</text:p>
          </table:table-cell>
          <table:table-cell table:formula="of:=COS(2 * PI() * [.B726])" office:value-type="float" office:value="0.110412784541054">
            <text:p>0.1104127845</text:p>
          </table:table-cell>
          <table:table-cell table:formula="of:=SIN(2 * PI() * [.B726])" office:value-type="float" office:value="0.993885816887378">
            <text:p>0.9938858169</text:p>
          </table:table-cell>
          <table:table-cell table:formula="of:=[.D726]*[.E726]" office:value-type="float" office:value="0.0877099090492677">
            <text:p>0.087709909</text:p>
          </table:table-cell>
          <table:table-cell table:formula="of:=[.D726]*[.F726]" office:value-type="float" office:value="0.789524826920167">
            <text:p>0.7895248269</text:p>
          </table:table-cell>
          <table:table-cell table:formula="of:=[.C726]" office:value-type="float" office:value="0.607418734919536">
            <text:p>0.6074187349</text:p>
          </table:table-cell>
        </table:table-row>
        <table:table-row table:style-name="ro1">
          <table:table-cell table:formula="of:=RAND()" office:value-type="float" office:value="0.128173828125">
            <text:p>0.1281738281</text:p>
          </table:table-cell>
          <table:table-cell table:formula="of:=RAND()" office:value-type="float" office:value="0.261993408203125">
            <text:p>0.2619934082</text:p>
          </table:table-cell>
          <table:table-cell table:formula="of:=SQRT(1 - [.A727])" office:value-type="float" office:value="0.933716323020541">
            <text:p>0.933716323</text:p>
          </table:table-cell>
          <table:table-cell table:formula="of:=SQRT(1 - (1 - [.A727]))" office:value-type="float" office:value="0.358013726168425">
            <text:p>0.3580137262</text:p>
          </table:table-cell>
          <table:table-cell table:formula="of:=COS(2 * PI() * [.B727])" office:value-type="float" office:value="-0.0752855056532588">
            <text:p>-0.0752855057</text:p>
          </table:table-cell>
          <table:table-cell table:formula="of:=SIN(2 * PI() * [.B727])" office:value-type="float" office:value="0.997162019251903">
            <text:p>0.9971620193</text:p>
          </table:table-cell>
          <table:table-cell table:formula="of:=[.D727]*[.E727]" office:value-type="float" office:value="-0.0269532444053972">
            <text:p>-0.0269532444</text:p>
          </table:table-cell>
          <table:table-cell table:formula="of:=[.D727]*[.F727]" office:value-type="float" office:value="0.356997690106005">
            <text:p>0.3569976901</text:p>
          </table:table-cell>
          <table:table-cell table:formula="of:=[.C727]" office:value-type="float" office:value="0.933716323020541">
            <text:p>0.933716323</text:p>
          </table:table-cell>
        </table:table-row>
        <table:table-row table:style-name="ro1">
          <table:table-cell table:formula="of:=RAND()" office:value-type="float" office:value="0.964630126953125">
            <text:p>0.964630127</text:p>
          </table:table-cell>
          <table:table-cell table:formula="of:=RAND()" office:value-type="float" office:value="0.0333251953125">
            <text:p>0.0333251953</text:p>
          </table:table-cell>
          <table:table-cell table:formula="of:=SQRT(1 - [.A728])" office:value-type="float" office:value="0.188068798706418">
            <text:p>0.1880687987</text:p>
          </table:table-cell>
          <table:table-cell table:formula="of:=SQRT(1 - (1 - [.A728]))" office:value-type="float" office:value="0.982155856752443">
            <text:p>0.9821558568</text:p>
          </table:table-cell>
          <table:table-cell table:formula="of:=COS(2 * PI() * [.B728])" office:value-type="float" office:value="0.978158230539735">
            <text:p>0.9781582305</text:p>
          </table:table-cell>
          <table:table-cell table:formula="of:=SIN(2 * PI() * [.B728])" office:value-type="float" office:value="0.207861675225075">
            <text:p>0.2078616752</text:p>
          </table:table-cell>
          <table:table-cell table:formula="of:=[.D728]*[.E728]" office:value-type="float" office:value="0.960703834955207">
            <text:p>0.960703835</text:p>
          </table:table-cell>
          <table:table-cell table:formula="of:=[.D728]*[.F728]" office:value-type="float" office:value="0.204152561716682">
            <text:p>0.2041525617</text:p>
          </table:table-cell>
          <table:table-cell table:formula="of:=[.C728]" office:value-type="float" office:value="0.188068798706418">
            <text:p>0.1880687987</text:p>
          </table:table-cell>
        </table:table-row>
        <table:table-row table:style-name="ro1">
          <table:table-cell table:formula="of:=RAND()" office:value-type="float" office:value="0.539398193359375">
            <text:p>0.5393981934</text:p>
          </table:table-cell>
          <table:table-cell table:formula="of:=RAND()" office:value-type="float" office:value="0.257232666015625">
            <text:p>0.257232666</text:p>
          </table:table-cell>
          <table:table-cell table:formula="of:=SQRT(1 - [.A729])" office:value-type="float" office:value="0.678676511042356">
            <text:p>0.678676511</text:p>
          </table:table-cell>
          <table:table-cell table:formula="of:=SQRT(1 - (1 - [.A729]))" office:value-type="float" office:value="0.734437331131374">
            <text:p>0.7344373311</text:p>
          </table:table-cell>
          <table:table-cell table:formula="of:=COS(2 * PI() * [.B729])" office:value-type="float" office:value="-0.0454285407692911">
            <text:p>-0.0454285408</text:p>
          </table:table-cell>
          <table:table-cell table:formula="of:=SIN(2 * PI() * [.B729])" office:value-type="float" office:value="0.998967590907519">
            <text:p>0.9989675909</text:p>
          </table:table-cell>
          <table:table-cell table:formula="of:=[.D729]*[.E729]" office:value-type="float" office:value="-0.033364416239791">
            <text:p>-0.0333644162</text:p>
          </table:table-cell>
          <table:table-cell table:formula="of:=[.D729]*[.F729]" office:value-type="float" office:value="0.733679091352856">
            <text:p>0.7336790914</text:p>
          </table:table-cell>
          <table:table-cell table:formula="of:=[.C729]" office:value-type="float" office:value="0.678676511042356">
            <text:p>0.678676511</text:p>
          </table:table-cell>
        </table:table-row>
        <table:table-row table:style-name="ro1">
          <table:table-cell table:formula="of:=RAND()" office:value-type="float" office:value="0.198699951171875">
            <text:p>0.1986999512</text:p>
          </table:table-cell>
          <table:table-cell table:formula="of:=RAND()" office:value-type="float" office:value="0.454620361328125">
            <text:p>0.4546203613</text:p>
          </table:table-cell>
          <table:table-cell table:formula="of:=SQRT(1 - [.A730])" office:value-type="float" office:value="0.895153645374985">
            <text:p>0.8951536454</text:p>
          </table:table-cell>
          <table:table-cell table:formula="of:=SQRT(1 - (1 - [.A730]))" office:value-type="float" office:value="0.445757726990655">
            <text:p>0.445757727</text:p>
          </table:table-cell>
          <table:table-cell table:formula="of:=COS(2 * PI() * [.B730])" office:value-type="float" office:value="-0.959625465667208">
            <text:p>-0.9596254657</text:p>
          </table:table-cell>
          <table:table-cell table:formula="of:=SIN(2 * PI() * [.B730])" office:value-type="float" office:value="0.281280937219346">
            <text:p>0.2812809372</text:p>
          </table:table-cell>
          <table:table-cell table:formula="of:=[.D730]*[.E730]" office:value-type="float" office:value="-0.427760466338163">
            <text:p>-0.4277604663</text:p>
          </table:table-cell>
          <table:table-cell table:formula="of:=[.D730]*[.F730]" office:value-type="float" office:value="0.125383151220697">
            <text:p>0.1253831512</text:p>
          </table:table-cell>
          <table:table-cell table:formula="of:=[.C730]" office:value-type="float" office:value="0.895153645374985">
            <text:p>0.8951536454</text:p>
          </table:table-cell>
        </table:table-row>
        <table:table-row table:style-name="ro1">
          <table:table-cell table:formula="of:=RAND()" office:value-type="float" office:value="0.10833740234375">
            <text:p>0.1083374023</text:p>
          </table:table-cell>
          <table:table-cell table:formula="of:=RAND()" office:value-type="float" office:value="0.672271728515625">
            <text:p>0.6722717285</text:p>
          </table:table-cell>
          <table:table-cell table:formula="of:=SQRT(1 - [.A731])" office:value-type="float" office:value="0.944278877057117">
            <text:p>0.9442788771</text:p>
          </table:table-cell>
          <table:table-cell table:formula="of:=SQRT(1 - (1 - [.A731]))" office:value-type="float" office:value="0.329146475514701">
            <text:p>0.3291464755</text:p>
          </table:table-cell>
          <table:table-cell table:formula="of:=COS(2 * PI() * [.B731])" office:value-type="float" office:value="-0.469196892858577">
            <text:p>-0.4691968929</text:p>
          </table:table-cell>
          <table:table-cell table:formula="of:=SIN(2 * PI() * [.B731])" office:value-type="float" office:value="-0.883093582658066">
            <text:p>-0.8830935827</text:p>
          </table:table-cell>
          <table:table-cell table:formula="of:=[.D731]*[.E731]" office:value-type="float" office:value="-0.154434503606849">
            <text:p>-0.1544345036</text:p>
          </table:table-cell>
          <table:table-cell table:formula="of:=[.D731]*[.F731]" office:value-type="float" office:value="-0.290667140281553">
            <text:p>-0.2906671403</text:p>
          </table:table-cell>
          <table:table-cell table:formula="of:=[.C731]" office:value-type="float" office:value="0.944278877057117">
            <text:p>0.9442788771</text:p>
          </table:table-cell>
        </table:table-row>
        <table:table-row table:style-name="ro1">
          <table:table-cell table:formula="of:=RAND()" office:value-type="float" office:value="0.454803466796875">
            <text:p>0.4548034668</text:p>
          </table:table-cell>
          <table:table-cell table:formula="of:=RAND()" office:value-type="float" office:value="0.807525634765625">
            <text:p>0.8075256348</text:p>
          </table:table-cell>
          <table:table-cell table:formula="of:=SQRT(1 - [.A732])" office:value-type="float" office:value="0.738374250094845">
            <text:p>0.7383742501</text:p>
          </table:table-cell>
          <table:table-cell table:formula="of:=SQRT(1 - (1 - [.A732]))" office:value-type="float" office:value="0.67439118232438">
            <text:p>0.6743911823</text:p>
          </table:table-cell>
          <table:table-cell table:formula="of:=COS(2 * PI() * [.B732])" office:value-type="float" office:value="0.353625509276526">
            <text:p>0.3536255093</text:p>
          </table:table-cell>
          <table:table-cell table:formula="of:=SIN(2 * PI() * [.B732])" office:value-type="float" office:value="-0.935387085216018">
            <text:p>-0.9353870852</text:p>
          </table:table-cell>
          <table:table-cell table:formula="of:=[.D732]*[.E732]" office:value-type="float" office:value="0.238481925301057">
            <text:p>0.2384819253</text:p>
          </table:table-cell>
          <table:table-cell table:formula="of:=[.D732]*[.F732]" office:value-type="float" office:value="-0.630816802329786">
            <text:p>-0.6308168023</text:p>
          </table:table-cell>
          <table:table-cell table:formula="of:=[.C732]" office:value-type="float" office:value="0.738374250094845">
            <text:p>0.7383742501</text:p>
          </table:table-cell>
        </table:table-row>
        <table:table-row table:style-name="ro1">
          <table:table-cell table:formula="of:=RAND()" office:value-type="float" office:value="0.421478271484375">
            <text:p>0.4214782715</text:p>
          </table:table-cell>
          <table:table-cell table:formula="of:=RAND()" office:value-type="float" office:value="0.4771728515625">
            <text:p>0.4771728516</text:p>
          </table:table-cell>
          <table:table-cell table:formula="of:=SQRT(1 - [.A733])" office:value-type="float" office:value="0.760606158610108">
            <text:p>0.7606061586</text:p>
          </table:table-cell>
          <table:table-cell table:formula="of:=SQRT(1 - (1 - [.A733]))" office:value-type="float" office:value="0.64921357925137">
            <text:p>0.6492135793</text:p>
          </table:table-cell>
          <table:table-cell table:formula="of:=COS(2 * PI() * [.B733])" office:value-type="float" office:value="-0.98973193907791">
            <text:p>-0.9897319391</text:p>
          </table:table-cell>
          <table:table-cell table:formula="of:=SIN(2 * PI() * [.B733])" office:value-type="float" office:value="0.142935960377643">
            <text:p>0.1429359604</text:p>
          </table:table-cell>
          <table:table-cell table:formula="of:=[.D733]*[.E733]" office:value-type="float" office:value="-0.642547414668169">
            <text:p>-0.6425474147</text:p>
          </table:table-cell>
          <table:table-cell table:formula="of:=[.D733]*[.F733]" office:value-type="float" office:value="0.0927959664405015">
            <text:p>0.0927959664</text:p>
          </table:table-cell>
          <table:table-cell table:formula="of:=[.C733]" office:value-type="float" office:value="0.760606158610108">
            <text:p>0.7606061586</text:p>
          </table:table-cell>
        </table:table-row>
        <table:table-row table:style-name="ro1">
          <table:table-cell table:formula="of:=RAND()" office:value-type="float" office:value="0.44921875">
            <text:p>0.44921875</text:p>
          </table:table-cell>
          <table:table-cell table:formula="of:=RAND()" office:value-type="float" office:value="0.343017578125">
            <text:p>0.3430175781</text:p>
          </table:table-cell>
          <table:table-cell table:formula="of:=SQRT(1 - [.A734])" office:value-type="float" office:value="0.74214638043987">
            <text:p>0.7421463804</text:p>
          </table:table-cell>
          <table:table-cell table:formula="of:=SQRT(1 - (1 - [.A734]))" office:value-type="float" office:value="0.670237830922726">
            <text:p>0.6702378309</text:p>
          </table:table-cell>
          <table:table-cell table:formula="of:=COS(2 * PI() * [.B734])" office:value-type="float" office:value="-0.551737988404707">
            <text:p>-0.5517379884</text:p>
          </table:table-cell>
          <table:table-cell table:formula="of:=SIN(2 * PI() * [.B734])" office:value-type="float" office:value="0.834017501106018">
            <text:p>0.8340175011</text:p>
          </table:table-cell>
          <table:table-cell table:formula="of:=[.D734]*[.E734]" office:value-type="float" office:value="-0.369795672586039">
            <text:p>-0.3697956726</text:p>
          </table:table-cell>
          <table:table-cell table:formula="of:=[.D734]*[.F734]" office:value-type="float" office:value="0.558990080892889">
            <text:p>0.5589900809</text:p>
          </table:table-cell>
          <table:table-cell table:formula="of:=[.C734]" office:value-type="float" office:value="0.74214638043987">
            <text:p>0.7421463804</text:p>
          </table:table-cell>
        </table:table-row>
        <table:table-row table:style-name="ro1">
          <table:table-cell table:formula="of:=RAND()" office:value-type="float" office:value="0.87200927734375">
            <text:p>0.8720092773</text:p>
          </table:table-cell>
          <table:table-cell table:formula="of:=RAND()" office:value-type="float" office:value="0.615203857421875">
            <text:p>0.6152038574</text:p>
          </table:table-cell>
          <table:table-cell table:formula="of:=SQRT(1 - [.A735])" office:value-type="float" office:value="0.357757910682978">
            <text:p>0.3577579107</text:p>
          </table:table-cell>
          <table:table-cell table:formula="of:=SQRT(1 - (1 - [.A735]))" office:value-type="float" office:value="0.93381436985289">
            <text:p>0.9338143699</text:p>
          </table:table-cell>
          <table:table-cell table:formula="of:=COS(2 * PI() * [.B735])" office:value-type="float" office:value="-0.749263397385431">
            <text:p>-0.7492633974</text:p>
          </table:table-cell>
          <table:table-cell table:formula="of:=SIN(2 * PI() * [.B735])" office:value-type="float" office:value="-0.662272120308897">
            <text:p>-0.6622721203</text:p>
          </table:table-cell>
          <table:table-cell table:formula="of:=[.D735]*[.E735]" office:value-type="float" office:value="-0.699672927283312">
            <text:p>-0.6996729273</text:p>
          </table:table-cell>
          <table:table-cell table:formula="of:=[.D735]*[.F735]" office:value-type="float" office:value="-0.61843922269739">
            <text:p>-0.6184392227</text:p>
          </table:table-cell>
          <table:table-cell table:formula="of:=[.C735]" office:value-type="float" office:value="0.357757910682978">
            <text:p>0.3577579107</text:p>
          </table:table-cell>
        </table:table-row>
        <table:table-row table:style-name="ro1">
          <table:table-cell table:formula="of:=RAND()" office:value-type="float" office:value="0.2379150390625">
            <text:p>0.2379150391</text:p>
          </table:table-cell>
          <table:table-cell table:formula="of:=RAND()" office:value-type="float" office:value="0.71185302734375">
            <text:p>0.7118530273</text:p>
          </table:table-cell>
          <table:table-cell table:formula="of:=SQRT(1 - [.A736])" office:value-type="float" office:value="0.872974776804863">
            <text:p>0.8729747768</text:p>
          </table:table-cell>
          <table:table-cell table:formula="of:=SQRT(1 - (1 - [.A736]))" office:value-type="float" office:value="0.487765352462124">
            <text:p>0.4877653525</text:p>
          </table:table-cell>
          <table:table-cell table:formula="of:=COS(2 * PI() * [.B736])" office:value-type="float" office:value="-0.237396155631906">
            <text:p>-0.2373961556</text:p>
          </table:table-cell>
          <table:table-cell table:formula="of:=SIN(2 * PI() * [.B736])" office:value-type="float" office:value="-0.971412922135171">
            <text:p>-0.9714129221</text:p>
          </table:table-cell>
          <table:table-cell table:formula="of:=[.D736]*[.E736]" office:value-type="float" office:value="-0.11579361952495">
            <text:p>-0.1157936195</text:p>
          </table:table-cell>
          <table:table-cell table:formula="of:=[.D736]*[.F736]" office:value-type="float" office:value="-0.473821566351523">
            <text:p>-0.4738215664</text:p>
          </table:table-cell>
          <table:table-cell table:formula="of:=[.C736]" office:value-type="float" office:value="0.872974776804863">
            <text:p>0.8729747768</text:p>
          </table:table-cell>
        </table:table-row>
        <table:table-row table:style-name="ro1">
          <table:table-cell table:formula="of:=RAND()" office:value-type="float" office:value="0.61285400390625">
            <text:p>0.6128540039</text:p>
          </table:table-cell>
          <table:table-cell table:formula="of:=RAND()" office:value-type="float" office:value="0.3936767578125">
            <text:p>0.3936767578</text:p>
          </table:table-cell>
          <table:table-cell table:formula="of:=SQRT(1 - [.A737])" office:value-type="float" office:value="0.62221057214881">
            <text:p>0.6222105721</text:p>
          </table:table-cell>
          <table:table-cell table:formula="of:=SQRT(1 - (1 - [.A737]))" office:value-type="float" office:value="0.782849924255122">
            <text:p>0.7828499243</text:p>
          </table:table-cell>
          <table:table-cell table:formula="of:=COS(2 * PI() * [.B737])" office:value-type="float" office:value="-0.785031944266848">
            <text:p>-0.7850319443</text:p>
          </table:table-cell>
          <table:table-cell table:formula="of:=SIN(2 * PI() * [.B737])" office:value-type="float" office:value="0.619455282066924">
            <text:p>0.6194552821</text:p>
          </table:table-cell>
          <table:table-cell table:formula="of:=[.D737]*[.E737]" office:value-type="float" office:value="-0.614562198107153">
            <text:p>-0.6145621981</text:p>
          </table:table-cell>
          <table:table-cell table:formula="of:=[.D737]*[.F737]" office:value-type="float" office:value="0.484940520645527">
            <text:p>0.4849405206</text:p>
          </table:table-cell>
          <table:table-cell table:formula="of:=[.C737]" office:value-type="float" office:value="0.62221057214881">
            <text:p>0.6222105721</text:p>
          </table:table-cell>
        </table:table-row>
        <table:table-row table:style-name="ro1">
          <table:table-cell table:formula="of:=RAND()" office:value-type="float" office:value="0.041229248046875">
            <text:p>0.041229248</text:p>
          </table:table-cell>
          <table:table-cell table:formula="of:=RAND()" office:value-type="float" office:value="0.73138427734375">
            <text:p>0.7313842773</text:p>
          </table:table-cell>
          <table:table-cell table:formula="of:=SQRT(1 - [.A738])" office:value-type="float" office:value="0.97916839815893">
            <text:p>0.9791683982</text:p>
          </table:table-cell>
          <table:table-cell table:formula="of:=SQRT(1 - (1 - [.A738]))" office:value-type="float" office:value="0.203049865911985">
            <text:p>0.2030498659</text:p>
          </table:table-cell>
          <table:table-cell table:formula="of:=COS(2 * PI() * [.B738])" office:value-type="float" office:value="-0.116699514361268">
            <text:p>-0.1166995144</text:p>
          </table:table-cell>
          <table:table-cell table:formula="of:=SIN(2 * PI() * [.B738])" office:value-type="float" office:value="-0.993167268564487">
            <text:p>-0.9931672686</text:p>
          </table:table-cell>
          <table:table-cell table:formula="of:=[.D738]*[.E738]" office:value-type="float" office:value="-0.0236958207430492">
            <text:p>-0.0236958207</text:p>
          </table:table-cell>
          <table:table-cell table:formula="of:=[.D738]*[.F738]" office:value-type="float" office:value="-0.201662480710191">
            <text:p>-0.2016624807</text:p>
          </table:table-cell>
          <table:table-cell table:formula="of:=[.C738]" office:value-type="float" office:value="0.97916839815893">
            <text:p>0.9791683982</text:p>
          </table:table-cell>
        </table:table-row>
        <table:table-row table:style-name="ro1">
          <table:table-cell table:formula="of:=RAND()" office:value-type="float" office:value="0.229827880859375">
            <text:p>0.2298278809</text:p>
          </table:table-cell>
          <table:table-cell table:formula="of:=RAND()" office:value-type="float" office:value="0.634368896484375">
            <text:p>0.6343688965</text:p>
          </table:table-cell>
          <table:table-cell table:formula="of:=SQRT(1 - [.A739])" office:value-type="float" office:value="0.877594507241599">
            <text:p>0.8775945072</text:p>
          </table:table-cell>
          <table:table-cell table:formula="of:=SQRT(1 - (1 - [.A739]))" office:value-type="float" office:value="0.479403672137975">
            <text:p>0.4794036721</text:p>
          </table:table-cell>
          <table:table-cell table:formula="of:=COS(2 * PI() * [.B739])" office:value-type="float" office:value="-0.664281104008126">
            <text:p>-0.664281104</text:p>
          </table:table-cell>
          <table:table-cell table:formula="of:=SIN(2 * PI() * [.B739])" office:value-type="float" office:value="-0.747482852550976">
            <text:p>-0.7474828526</text:p>
          </table:table-cell>
          <table:table-cell table:formula="of:=[.D739]*[.E739]" office:value-type="float" office:value="-0.318458800593364">
            <text:p>-0.3184588006</text:p>
          </table:table-cell>
          <table:table-cell table:formula="of:=[.D739]*[.F739]" office:value-type="float" office:value="-0.358346024373107">
            <text:p>-0.3583460244</text:p>
          </table:table-cell>
          <table:table-cell table:formula="of:=[.C739]" office:value-type="float" office:value="0.877594507241599">
            <text:p>0.8775945072</text:p>
          </table:table-cell>
        </table:table-row>
        <table:table-row table:style-name="ro1">
          <table:table-cell table:formula="of:=RAND()" office:value-type="float" office:value="0.555145263671875">
            <text:p>0.5551452637</text:p>
          </table:table-cell>
          <table:table-cell table:formula="of:=RAND()" office:value-type="float" office:value="0.990081787109375">
            <text:p>0.9900817871</text:p>
          </table:table-cell>
          <table:table-cell table:formula="of:=SQRT(1 - [.A740])" office:value-type="float" office:value="0.666974314593992">
            <text:p>0.6669743146</text:p>
          </table:table-cell>
          <table:table-cell table:formula="of:=SQRT(1 - (1 - [.A740]))" office:value-type="float" office:value="0.745080709501914">
            <text:p>0.7450807095</text:p>
          </table:table-cell>
          <table:table-cell table:formula="of:=COS(2 * PI() * [.B740])" office:value-type="float" office:value="0.9980588636652">
            <text:p>0.9980588637</text:p>
          </table:table-cell>
          <table:table-cell table:formula="of:=SIN(2 * PI() * [.B740])" office:value-type="float" office:value="-0.0622776417290278">
            <text:p>-0.0622776417</text:p>
          </table:table-cell>
          <table:table-cell table:formula="of:=[.D740]*[.E740]" office:value-type="float" office:value="0.743634406264341">
            <text:p>0.7436344063</text:p>
          </table:table-cell>
          <table:table-cell table:formula="of:=[.D740]*[.F740]" office:value-type="float" office:value="-0.04640186948557">
            <text:p>-0.0464018695</text:p>
          </table:table-cell>
          <table:table-cell table:formula="of:=[.C740]" office:value-type="float" office:value="0.666974314593992">
            <text:p>0.6669743146</text:p>
          </table:table-cell>
        </table:table-row>
        <table:table-row table:style-name="ro1">
          <table:table-cell table:formula="of:=RAND()" office:value-type="float" office:value="0.792388916015625">
            <text:p>0.792388916</text:p>
          </table:table-cell>
          <table:table-cell table:formula="of:=RAND()" office:value-type="float" office:value="0.3651123046875">
            <text:p>0.3651123047</text:p>
          </table:table-cell>
          <table:table-cell table:formula="of:=SQRT(1 - [.A741])" office:value-type="float" office:value="0.45564359315629">
            <text:p>0.4556435932</text:p>
          </table:table-cell>
          <table:table-cell table:formula="of:=SQRT(1 - (1 - [.A741]))" office:value-type="float" office:value="0.890162297570294">
            <text:p>0.8901622976</text:p>
          </table:table-cell>
          <table:table-cell table:formula="of:=COS(2 * PI() * [.B741])" office:value-type="float" office:value="-0.661841002387087">
            <text:p>-0.6618410024</text:p>
          </table:table-cell>
          <table:table-cell table:formula="of:=SIN(2 * PI() * [.B741])" office:value-type="float" office:value="0.749644240663034">
            <text:p>0.7496442407</text:p>
          </table:table-cell>
          <table:table-cell table:formula="of:=[.D741]*[.E741]" office:value-type="float" office:value="-0.589145907311116">
            <text:p>-0.5891459073</text:p>
          </table:table-cell>
          <table:table-cell table:formula="of:=[.D741]*[.F741]" office:value-type="float" office:value="0.667305039628945">
            <text:p>0.6673050396</text:p>
          </table:table-cell>
          <table:table-cell table:formula="of:=[.C741]" office:value-type="float" office:value="0.45564359315629">
            <text:p>0.4556435932</text:p>
          </table:table-cell>
        </table:table-row>
        <table:table-row table:style-name="ro1">
          <table:table-cell table:formula="of:=RAND()" office:value-type="float" office:value="0.65496826171875">
            <text:p>0.6549682617</text:p>
          </table:table-cell>
          <table:table-cell table:formula="of:=RAND()" office:value-type="float" office:value="0.32135009765625">
            <text:p>0.3213500977</text:p>
          </table:table-cell>
          <table:table-cell table:formula="of:=SQRT(1 - [.A742])" office:value-type="float" office:value="0.587394023021387">
            <text:p>0.587394023</text:p>
          </table:table-cell>
          <table:table-cell table:formula="of:=SQRT(1 - (1 - [.A742]))" office:value-type="float" office:value="0.809301094598759">
            <text:p>0.8093010946</text:p>
          </table:table-cell>
          <table:table-cell table:formula="of:=COS(2 * PI() * [.B742])" office:value-type="float" office:value="-0.433439449951074">
            <text:p>-0.43343945</text:p>
          </table:table-cell>
          <table:table-cell table:formula="of:=SIN(2 * PI() * [.B742])" office:value-type="float" office:value="0.901182691370685">
            <text:p>0.9011826914</text:p>
          </table:table-cell>
          <table:table-cell table:formula="of:=[.D742]*[.E742]" office:value-type="float" office:value="-0.350783021287688">
            <text:p>-0.3507830213</text:p>
          </table:table-cell>
          <table:table-cell table:formula="of:=[.D742]*[.F742]" office:value-type="float" office:value="0.729328138559751">
            <text:p>0.7293281386</text:p>
          </table:table-cell>
          <table:table-cell table:formula="of:=[.C742]" office:value-type="float" office:value="0.587394023021387">
            <text:p>0.587394023</text:p>
          </table:table-cell>
        </table:table-row>
        <table:table-row table:style-name="ro1">
          <table:table-cell table:formula="of:=RAND()" office:value-type="float" office:value="0.436920166015625">
            <text:p>0.436920166</text:p>
          </table:table-cell>
          <table:table-cell table:formula="of:=RAND()" office:value-type="float" office:value="0.333526611328125">
            <text:p>0.3335266113</text:p>
          </table:table-cell>
          <table:table-cell table:formula="of:=SQRT(1 - [.A743])" office:value-type="float" office:value="0.750386456423872">
            <text:p>0.7503864564</text:p>
          </table:table-cell>
          <table:table-cell table:formula="of:=SQRT(1 - (1 - [.A743]))" office:value-type="float" office:value="0.660999369149188">
            <text:p>0.6609993691</text:p>
          </table:table-cell>
          <table:table-cell table:formula="of:=COS(2 * PI() * [.B743])" office:value-type="float" office:value="-0.501051333561038">
            <text:p>-0.5010513336</text:p>
          </table:table-cell>
          <table:table-cell table:formula="of:=SIN(2 * PI() * [.B743])" office:value-type="float" office:value="0.865417564610694">
            <text:p>0.8654175646</text:p>
          </table:table-cell>
          <table:table-cell table:formula="of:=[.D743]*[.E743]" office:value-type="float" office:value="-0.331194615395205">
            <text:p>-0.3311946154</text:p>
          </table:table-cell>
          <table:table-cell table:formula="of:=[.D743]*[.F743]" office:value-type="float" office:value="0.572040464258296">
            <text:p>0.5720404643</text:p>
          </table:table-cell>
          <table:table-cell table:formula="of:=[.C743]" office:value-type="float" office:value="0.750386456423872">
            <text:p>0.7503864564</text:p>
          </table:table-cell>
        </table:table-row>
        <table:table-row table:style-name="ro1">
          <table:table-cell table:formula="of:=RAND()" office:value-type="float" office:value="0.897857666015625">
            <text:p>0.897857666</text:p>
          </table:table-cell>
          <table:table-cell table:formula="of:=RAND()" office:value-type="float" office:value="0.677642822265625">
            <text:p>0.6776428223</text:p>
          </table:table-cell>
          <table:table-cell table:formula="of:=SQRT(1 - [.A744])" office:value-type="float" office:value="0.319597143266918">
            <text:p>0.3195971433</text:p>
          </table:table-cell>
          <table:table-cell table:formula="of:=SQRT(1 - (1 - [.A744]))" office:value-type="float" office:value="0.94755351617501">
            <text:p>0.9475535162</text:p>
          </table:table-cell>
          <table:table-cell table:formula="of:=COS(2 * PI() * [.B744])" office:value-type="float" office:value="-0.439133121951877">
            <text:p>-0.439133122</text:p>
          </table:table-cell>
          <table:table-cell table:formula="of:=SIN(2 * PI() * [.B744])" office:value-type="float" office:value="-0.898422006189073">
            <text:p>-0.8984220062</text:p>
          </table:table-cell>
          <table:table-cell table:formula="of:=[.D744]*[.E744]" office:value-type="float" office:value="-0.41610213377441">
            <text:p>-0.4161021338</text:p>
          </table:table-cell>
          <table:table-cell table:formula="of:=[.D744]*[.F744]" office:value-type="float" office:value="-0.851302930973462">
            <text:p>-0.851302931</text:p>
          </table:table-cell>
          <table:table-cell table:formula="of:=[.C744]" office:value-type="float" office:value="0.319597143266918">
            <text:p>0.3195971433</text:p>
          </table:table-cell>
        </table:table-row>
        <table:table-row table:style-name="ro1">
          <table:table-cell table:formula="of:=RAND()" office:value-type="float" office:value="0.14007568359375">
            <text:p>0.1400756836</text:p>
          </table:table-cell>
          <table:table-cell table:formula="of:=RAND()" office:value-type="float" office:value="0.124420166015625">
            <text:p>0.124420166</text:p>
          </table:table-cell>
          <table:table-cell table:formula="of:=SQRT(1 - [.A745])" office:value-type="float" office:value="0.927321042792759">
            <text:p>0.9273210428</text:p>
          </table:table-cell>
          <table:table-cell table:formula="of:=SQRT(1 - (1 - [.A745]))" office:value-type="float" office:value="0.374266861468859">
            <text:p>0.3742668615</text:p>
          </table:table-cell>
          <table:table-cell table:formula="of:=COS(2 * PI() * [.B745])" office:value-type="float" office:value="0.709678217316809">
            <text:p>0.7096782173</text:p>
          </table:table-cell>
          <table:table-cell table:formula="of:=SIN(2 * PI() * [.B745])" office:value-type="float" office:value="0.704525959682137">
            <text:p>0.7045259597</text:p>
          </table:table-cell>
          <table:table-cell table:formula="of:=[.D745]*[.E745]" office:value-type="float" office:value="0.265609039047977">
            <text:p>0.265609039</text:p>
          </table:table-cell>
          <table:table-cell table:formula="of:=[.D745]*[.F745]" office:value-type="float" office:value="0.263680719753569">
            <text:p>0.2636807198</text:p>
          </table:table-cell>
          <table:table-cell table:formula="of:=[.C745]" office:value-type="float" office:value="0.927321042792759">
            <text:p>0.9273210428</text:p>
          </table:table-cell>
        </table:table-row>
        <table:table-row table:style-name="ro1">
          <table:table-cell table:formula="of:=RAND()" office:value-type="float" office:value="0.7305908203125">
            <text:p>0.7305908203</text:p>
          </table:table-cell>
          <table:table-cell table:formula="of:=RAND()" office:value-type="float" office:value="0.436279296875">
            <text:p>0.4362792969</text:p>
          </table:table-cell>
          <table:table-cell table:formula="of:=SQRT(1 - [.A746])" office:value-type="float" office:value="0.519046413808534">
            <text:p>0.5190464138</text:p>
          </table:table-cell>
          <table:table-cell table:formula="of:=SQRT(1 - (1 - [.A746]))" office:value-type="float" office:value="0.854746056037991">
            <text:p>0.854746056</text:p>
          </table:table-cell>
          <table:table-cell table:formula="of:=COS(2 * PI() * [.B746])" office:value-type="float" office:value="-0.920917241529189">
            <text:p>-0.9209172415</text:p>
          </table:table-cell>
          <table:table-cell table:formula="of:=SIN(2 * PI() * [.B746])" office:value-type="float" office:value="0.389758174069856">
            <text:p>0.3897581741</text:p>
          </table:table-cell>
          <table:table-cell table:formula="of:=[.D746]*[.E746]" office:value-type="float" office:value="-0.78715038013446">
            <text:p>-0.7871503801</text:p>
          </table:table-cell>
          <table:table-cell table:formula="of:=[.D746]*[.F746]" office:value-type="float" office:value="0.333144262094778">
            <text:p>0.3331442621</text:p>
          </table:table-cell>
          <table:table-cell table:formula="of:=[.C746]" office:value-type="float" office:value="0.519046413808534">
            <text:p>0.5190464138</text:p>
          </table:table-cell>
        </table:table-row>
        <table:table-row table:style-name="ro1">
          <table:table-cell table:formula="of:=RAND()" office:value-type="float" office:value="0.83740234375">
            <text:p>0.8374023438</text:p>
          </table:table-cell>
          <table:table-cell table:formula="of:=RAND()" office:value-type="float" office:value="0.16180419921875">
            <text:p>0.1618041992</text:p>
          </table:table-cell>
          <table:table-cell table:formula="of:=SQRT(1 - [.A747])" office:value-type="float" office:value="0.403233996892623">
            <text:p>0.4032339969</text:p>
          </table:table-cell>
          <table:table-cell table:formula="of:=SQRT(1 - (1 - [.A747]))" office:value-type="float" office:value="0.915096904021645">
            <text:p>0.915096904</text:p>
          </table:table-cell>
          <table:table-cell table:formula="of:=COS(2 * PI() * [.B747])" office:value-type="float" office:value="0.526221170432628">
            <text:p>0.5262211704</text:p>
          </table:table-cell>
          <table:table-cell table:formula="of:=SIN(2 * PI() * [.B747])" office:value-type="float" office:value="0.850347740508855">
            <text:p>0.8503477405</text:p>
          </table:table-cell>
          <table:table-cell table:formula="of:=[.D747]*[.E747]" office:value-type="float" office:value="0.481543363893544">
            <text:p>0.4815433639</text:p>
          </table:table-cell>
          <table:table-cell table:formula="of:=[.D747]*[.F747]" office:value-type="float" office:value="0.778150584681455">
            <text:p>0.7781505847</text:p>
          </table:table-cell>
          <table:table-cell table:formula="of:=[.C747]" office:value-type="float" office:value="0.403233996892623">
            <text:p>0.4032339969</text:p>
          </table:table-cell>
        </table:table-row>
        <table:table-row table:style-name="ro1">
          <table:table-cell table:formula="of:=RAND()" office:value-type="float" office:value="0.808349609375">
            <text:p>0.8083496094</text:p>
          </table:table-cell>
          <table:table-cell table:formula="of:=RAND()" office:value-type="float" office:value="0.668060302734375">
            <text:p>0.6680603027</text:p>
          </table:table-cell>
          <table:table-cell table:formula="of:=SQRT(1 - [.A748])" office:value-type="float" office:value="0.437778928941309">
            <text:p>0.4377789289</text:p>
          </table:table-cell>
          <table:table-cell table:formula="of:=SQRT(1 - (1 - [.A748]))" office:value-type="float" office:value="0.899082648800988">
            <text:p>0.8990826488</text:p>
          </table:table-cell>
          <table:table-cell table:formula="of:=COS(2 * PI() * [.B748])" office:value-type="float" office:value="-0.492397599433275">
            <text:p>-0.4923975994</text:p>
          </table:table-cell>
          <table:table-cell table:formula="of:=SIN(2 * PI() * [.B748])" office:value-type="float" office:value="-0.8703703832693">
            <text:p>-0.8703703833</text:p>
          </table:table-cell>
          <table:table-cell table:formula="of:=[.D748]*[.E748]" office:value-type="float" office:value="-0.442706137961716">
            <text:p>-0.442706138</text:p>
          </table:table-cell>
          <table:table-cell table:formula="of:=[.D748]*[.F748]" office:value-type="float" office:value="-0.782534909627693">
            <text:p>-0.7825349096</text:p>
          </table:table-cell>
          <table:table-cell table:formula="of:=[.C748]" office:value-type="float" office:value="0.437778928941309">
            <text:p>0.4377789289</text:p>
          </table:table-cell>
        </table:table-row>
        <table:table-row table:style-name="ro1">
          <table:table-cell table:formula="of:=RAND()" office:value-type="float" office:value="0.5440673828125">
            <text:p>0.5440673828</text:p>
          </table:table-cell>
          <table:table-cell table:formula="of:=RAND()" office:value-type="float" office:value="0.376922607421875">
            <text:p>0.3769226074</text:p>
          </table:table-cell>
          <table:table-cell table:formula="of:=SQRT(1 - [.A749])" office:value-type="float" office:value="0.675227826135372">
            <text:p>0.6752278261</text:p>
          </table:table-cell>
          <table:table-cell table:formula="of:=SQRT(1 - (1 - [.A749]))" office:value-type="float" office:value="0.737609234495136">
            <text:p>0.7376092345</text:p>
          </table:table-cell>
          <table:table-cell table:formula="of:=COS(2 * PI() * [.B749])" office:value-type="float" office:value="-0.715596900158287">
            <text:p>-0.7155969002</text:p>
          </table:table-cell>
          <table:table-cell table:formula="of:=SIN(2 * PI() * [.B749])" office:value-type="float" office:value="0.698513476236393">
            <text:p>0.6985134762</text:p>
          </table:table-cell>
          <table:table-cell table:formula="of:=[.D749]*[.E749]" office:value-type="float" office:value="-0.527830881732846">
            <text:p>-0.5278308817</text:p>
          </table:table-cell>
          <table:table-cell table:formula="of:=[.D749]*[.F749]" office:value-type="float" office:value="0.515229990491262">
            <text:p>0.5152299905</text:p>
          </table:table-cell>
          <table:table-cell table:formula="of:=[.C749]" office:value-type="float" office:value="0.675227826135372">
            <text:p>0.6752278261</text:p>
          </table:table-cell>
        </table:table-row>
        <table:table-row table:style-name="ro1">
          <table:table-cell table:formula="of:=RAND()" office:value-type="float" office:value="0.3314208984375">
            <text:p>0.3314208984</text:p>
          </table:table-cell>
          <table:table-cell table:formula="of:=RAND()" office:value-type="float" office:value="0.400115966796875">
            <text:p>0.4001159668</text:p>
          </table:table-cell>
          <table:table-cell table:formula="of:=SQRT(1 - [.A750])" office:value-type="float" office:value="0.817666864659746">
            <text:p>0.8176668647</text:p>
          </table:table-cell>
          <table:table-cell table:formula="of:=SQRT(1 - (1 - [.A750]))" office:value-type="float" office:value="0.575691669591892">
            <text:p>0.5756916696</text:p>
          </table:table-cell>
          <table:table-cell table:formula="of:=COS(2 * PI() * [.B750])" office:value-type="float" office:value="-0.809445063936509">
            <text:p>-0.8094450639</text:p>
          </table:table-cell>
          <table:table-cell table:formula="of:=SIN(2 * PI() * [.B750])" office:value-type="float" office:value="0.587195613461835">
            <text:p>0.5871956135</text:p>
          </table:table-cell>
          <table:table-cell table:formula="of:=[.D750]*[.E750]" office:value-type="float" office:value="-0.465990780300525">
            <text:p>-0.4659907803</text:p>
          </table:table-cell>
          <table:table-cell table:formula="of:=[.D750]*[.F750]" office:value-type="float" office:value="0.338043623090879">
            <text:p>0.3380436231</text:p>
          </table:table-cell>
          <table:table-cell table:formula="of:=[.C750]" office:value-type="float" office:value="0.817666864659746">
            <text:p>0.8176668647</text:p>
          </table:table-cell>
        </table:table-row>
        <table:table-row table:style-name="ro1">
          <table:table-cell table:formula="of:=RAND()" office:value-type="float" office:value="0.63385009765625">
            <text:p>0.6338500977</text:p>
          </table:table-cell>
          <table:table-cell table:formula="of:=RAND()" office:value-type="float" office:value="0.823760986328125">
            <text:p>0.8237609863</text:p>
          </table:table-cell>
          <table:table-cell table:formula="of:=SQRT(1 - [.A751])" office:value-type="float" office:value="0.605103216272852">
            <text:p>0.6051032163</text:p>
          </table:table-cell>
          <table:table-cell table:formula="of:=SQRT(1 - (1 - [.A751]))" office:value-type="float" office:value="0.796147032686959">
            <text:p>0.7961470327</text:p>
          </table:table-cell>
          <table:table-cell table:formula="of:=COS(2 * PI() * [.B751])" office:value-type="float" office:value="0.447040369249254">
            <text:p>0.4470403692</text:p>
          </table:table-cell>
          <table:table-cell table:formula="of:=SIN(2 * PI() * [.B751])" office:value-type="float" office:value="-0.894513783159036">
            <text:p>-0.8945137832</text:p>
          </table:table-cell>
          <table:table-cell table:formula="of:=[.D751]*[.E751]" office:value-type="float" office:value="0.355909863469076">
            <text:p>0.3559098635</text:p>
          </table:table-cell>
          <table:table-cell table:formula="of:=[.D751]*[.F751]" office:value-type="float" office:value="-0.712164494159653">
            <text:p>-0.7121644942</text:p>
          </table:table-cell>
          <table:table-cell table:formula="of:=[.C751]" office:value-type="float" office:value="0.605103216272852">
            <text:p>0.6051032163</text:p>
          </table:table-cell>
        </table:table-row>
        <table:table-row table:style-name="ro1">
          <table:table-cell table:formula="of:=RAND()" office:value-type="float" office:value="0.805511474609375">
            <text:p>0.8055114746</text:p>
          </table:table-cell>
          <table:table-cell table:formula="of:=RAND()" office:value-type="float" office:value="0.4041748046875">
            <text:p>0.4041748047</text:p>
          </table:table-cell>
          <table:table-cell table:formula="of:=SQRT(1 - [.A752])" office:value-type="float" office:value="0.441008532106381">
            <text:p>0.4410085321</text:p>
          </table:table-cell>
          <table:table-cell table:formula="of:=SQRT(1 - (1 - [.A752]))" office:value-type="float" office:value="0.897502910641172">
            <text:p>0.8975029106</text:p>
          </table:table-cell>
          <table:table-cell table:formula="of:=COS(2 * PI() * [.B752])" office:value-type="float" office:value="-0.824155149420829">
            <text:p>-0.8241551494</text:p>
          </table:table-cell>
          <table:table-cell table:formula="of:=SIN(2 * PI() * [.B752])" office:value-type="float" office:value="0.566364096393064">
            <text:p>0.5663640964</text:p>
          </table:table-cell>
          <table:table-cell table:formula="of:=[.D752]*[.E752]" office:value-type="float" office:value="-0.739681645425103">
            <text:p>-0.7396816454</text:p>
          </table:table-cell>
          <table:table-cell table:formula="of:=[.D752]*[.F752]" office:value-type="float" office:value="0.508313424995432">
            <text:p>0.508313425</text:p>
          </table:table-cell>
          <table:table-cell table:formula="of:=[.C752]" office:value-type="float" office:value="0.441008532106381">
            <text:p>0.4410085321</text:p>
          </table:table-cell>
        </table:table-row>
        <table:table-row table:style-name="ro1">
          <table:table-cell table:formula="of:=RAND()" office:value-type="float" office:value="0.93255615234375">
            <text:p>0.9325561523</text:p>
          </table:table-cell>
          <table:table-cell table:formula="of:=RAND()" office:value-type="float" office:value="0.022796630859375">
            <text:p>0.0227966309</text:p>
          </table:table-cell>
          <table:table-cell table:formula="of:=SQRT(1 - [.A753])" office:value-type="float" office:value="0.259699533415542">
            <text:p>0.2596995334</text:p>
          </table:table-cell>
          <table:table-cell table:formula="of:=SQRT(1 - (1 - [.A753]))" office:value-type="float" office:value="0.965689469935212">
            <text:p>0.9656894699</text:p>
          </table:table-cell>
          <table:table-cell table:formula="of:=COS(2 * PI() * [.B753])" office:value-type="float" office:value="0.989759328510075">
            <text:p>0.9897593285</text:p>
          </table:table-cell>
          <table:table-cell table:formula="of:=SIN(2 * PI() * [.B753])" office:value-type="float" office:value="0.142746179028669">
            <text:p>0.142746179</text:p>
          </table:table-cell>
          <table:table-cell table:formula="of:=[.D753]*[.E753]" office:value-type="float" office:value="0.955800161312326">
            <text:p>0.9558001613</text:p>
          </table:table-cell>
          <table:table-cell table:formula="of:=[.D753]*[.F753]" office:value-type="float" office:value="0.137848481961473">
            <text:p>0.137848482</text:p>
          </table:table-cell>
          <table:table-cell table:formula="of:=[.C753]" office:value-type="float" office:value="0.259699533415542">
            <text:p>0.2596995334</text:p>
          </table:table-cell>
        </table:table-row>
        <table:table-row table:style-name="ro1">
          <table:table-cell table:formula="of:=RAND()" office:value-type="float" office:value="0.1322021484375">
            <text:p>0.1322021484</text:p>
          </table:table-cell>
          <table:table-cell table:formula="of:=RAND()" office:value-type="float" office:value="0.541290283203125">
            <text:p>0.5412902832</text:p>
          </table:table-cell>
          <table:table-cell table:formula="of:=SQRT(1 - [.A754])" office:value-type="float" office:value="0.931556681883878">
            <text:p>0.9315566819</text:p>
          </table:table-cell>
          <table:table-cell table:formula="of:=SQRT(1 - (1 - [.A754]))" office:value-type="float" office:value="0.363596133694378">
            <text:p>0.3635961337</text:p>
          </table:table-cell>
          <table:table-cell table:formula="of:=COS(2 * PI() * [.B754])" office:value-type="float" office:value="-0.96653520246512">
            <text:p>-0.9665352025</text:p>
          </table:table-cell>
          <table:table-cell table:formula="of:=SIN(2 * PI() * [.B754])" office:value-type="float" office:value="-0.256534018008743">
            <text:p>-0.256534018</text:p>
          </table:table-cell>
          <table:table-cell table:formula="of:=[.D754]*[.E754]" office:value-type="float" office:value="-0.35142846269583">
            <text:p>-0.3514284627</text:p>
          </table:table-cell>
          <table:table-cell table:formula="of:=[.D754]*[.F754]" office:value-type="float" office:value="-0.0932747771090628">
            <text:p>-0.0932747771</text:p>
          </table:table-cell>
          <table:table-cell table:formula="of:=[.C754]" office:value-type="float" office:value="0.931556681883878">
            <text:p>0.9315566819</text:p>
          </table:table-cell>
        </table:table-row>
        <table:table-row table:style-name="ro1">
          <table:table-cell table:formula="of:=RAND()" office:value-type="float" office:value="0.782012939453125">
            <text:p>0.7820129395</text:p>
          </table:table-cell>
          <table:table-cell table:formula="of:=RAND()" office:value-type="float" office:value="0.314697265625">
            <text:p>0.3146972656</text:p>
          </table:table-cell>
          <table:table-cell table:formula="of:=SQRT(1 - [.A755])" office:value-type="float" office:value="0.466890844359659">
            <text:p>0.4668908444</text:p>
          </table:table-cell>
          <table:table-cell table:formula="of:=SQRT(1 - (1 - [.A755]))" office:value-type="float" office:value="0.884314954896232">
            <text:p>0.8843149549</text:p>
          </table:table-cell>
          <table:table-cell table:formula="of:=COS(2 * PI() * [.B755])" office:value-type="float" office:value="-0.395401478947816">
            <text:p>-0.3954014789</text:p>
          </table:table-cell>
          <table:table-cell table:formula="of:=SIN(2 * PI() * [.B755])" office:value-type="float" office:value="0.918508394325212">
            <text:p>0.9185083943</text:p>
          </table:table-cell>
          <table:table-cell table:formula="of:=[.D755]*[.E755]" office:value-type="float" office:value="-0.349659441021641">
            <text:p>-0.349659441</text:p>
          </table:table-cell>
          <table:table-cell table:formula="of:=[.D755]*[.F755]" office:value-type="float" office:value="0.812250709299511">
            <text:p>0.8122507093</text:p>
          </table:table-cell>
          <table:table-cell table:formula="of:=[.C755]" office:value-type="float" office:value="0.466890844359659">
            <text:p>0.4668908444</text:p>
          </table:table-cell>
        </table:table-row>
        <table:table-row table:style-name="ro1">
          <table:table-cell table:formula="of:=RAND()" office:value-type="float" office:value="0.435791015625">
            <text:p>0.4357910156</text:p>
          </table:table-cell>
          <table:table-cell table:formula="of:=RAND()" office:value-type="float" office:value="0.19476318359375">
            <text:p>0.1947631836</text:p>
          </table:table-cell>
          <table:table-cell table:formula="of:=SQRT(1 - [.A756])" office:value-type="float" office:value="0.75113845885762">
            <text:p>0.7511384589</text:p>
          </table:table-cell>
          <table:table-cell table:formula="of:=SQRT(1 - (1 - [.A756]))" office:value-type="float" office:value="0.660144692946175">
            <text:p>0.6601446929</text:p>
          </table:table-cell>
          <table:table-cell table:formula="of:=COS(2 * PI() * [.B756])" office:value-type="float" office:value="0.340137538973532">
            <text:p>0.340137539</text:p>
          </table:table-cell>
          <table:table-cell table:formula="of:=SIN(2 * PI() * [.B756])" office:value-type="float" office:value="0.940375698633812">
            <text:p>0.9403756986</text:p>
          </table:table-cell>
          <table:table-cell table:formula="of:=[.D756]*[.E756]" office:value-type="float" office:value="0.22453999122515">
            <text:p>0.2245399912</text:p>
          </table:table-cell>
          <table:table-cell table:formula="of:=[.D756]*[.F756]" office:value-type="float" office:value="0.620784026828663">
            <text:p>0.6207840268</text:p>
          </table:table-cell>
          <table:table-cell table:formula="of:=[.C756]" office:value-type="float" office:value="0.75113845885762">
            <text:p>0.7511384589</text:p>
          </table:table-cell>
        </table:table-row>
        <table:table-row table:style-name="ro1">
          <table:table-cell table:formula="of:=RAND()" office:value-type="float" office:value="0.7310791015625">
            <text:p>0.7310791016</text:p>
          </table:table-cell>
          <table:table-cell table:formula="of:=RAND()" office:value-type="float" office:value="0.0048828125">
            <text:p>0.0048828125</text:p>
          </table:table-cell>
          <table:table-cell table:formula="of:=SQRT(1 - [.A757])" office:value-type="float" office:value="0.518575836727378">
            <text:p>0.5185758367</text:p>
          </table:table-cell>
          <table:table-cell table:formula="of:=SQRT(1 - (1 - [.A757]))" office:value-type="float" office:value="0.855031637755294">
            <text:p>0.8550316378</text:p>
          </table:table-cell>
          <table:table-cell table:formula="of:=COS(2 * PI() * [.B757])" office:value-type="float" office:value="0.999529417501093">
            <text:p>0.9995294175</text:p>
          </table:table-cell>
          <table:table-cell table:formula="of:=SIN(2 * PI() * [.B757])" office:value-type="float" office:value="0.0306748031766366">
            <text:p>0.0306748032</text:p>
          </table:table-cell>
          <table:table-cell table:formula="of:=[.D757]*[.E757]" office:value-type="float" office:value="0.854629274830555">
            <text:p>0.8546292748</text:p>
          </table:table-cell>
          <table:table-cell table:formula="of:=[.D757]*[.F757]" office:value-type="float" office:value="0.0262279271979409">
            <text:p>0.0262279272</text:p>
          </table:table-cell>
          <table:table-cell table:formula="of:=[.C757]" office:value-type="float" office:value="0.518575836727378">
            <text:p>0.5185758367</text:p>
          </table:table-cell>
        </table:table-row>
        <table:table-row table:style-name="ro1">
          <table:table-cell table:formula="of:=RAND()" office:value-type="float" office:value="0.532470703125">
            <text:p>0.5324707031</text:p>
          </table:table-cell>
          <table:table-cell table:formula="of:=RAND()" office:value-type="float" office:value="0.821746826171875">
            <text:p>0.8217468262</text:p>
          </table:table-cell>
          <table:table-cell table:formula="of:=SQRT(1 - [.A758])" office:value-type="float" office:value="0.683761140220033">
            <text:p>0.6837611402</text:p>
          </table:table-cell>
          <table:table-cell table:formula="of:=SQRT(1 - (1 - [.A758]))" office:value-type="float" office:value="0.729705901802226">
            <text:p>0.7297059018</text:p>
          </table:table-cell>
          <table:table-cell table:formula="of:=COS(2 * PI() * [.B758])" office:value-type="float" office:value="0.43568449602481">
            <text:p>0.435684496</text:p>
          </table:table-cell>
          <table:table-cell table:formula="of:=SIN(2 * PI() * [.B758])" office:value-type="float" office:value="-0.900099450018501">
            <text:p>-0.90009945</text:p>
          </table:table-cell>
          <table:table-cell table:formula="of:=[.D758]*[.E758]" office:value-type="float" office:value="0.317921548073032">
            <text:p>0.3179215481</text:p>
          </table:table-cell>
          <table:table-cell table:formula="of:=[.D758]*[.F758]" office:value-type="float" office:value="-0.656807880887438">
            <text:p>-0.6568078809</text:p>
          </table:table-cell>
          <table:table-cell table:formula="of:=[.C758]" office:value-type="float" office:value="0.683761140220033">
            <text:p>0.6837611402</text:p>
          </table:table-cell>
        </table:table-row>
        <table:table-row table:style-name="ro1">
          <table:table-cell table:formula="of:=RAND()" office:value-type="float" office:value="0.01007080078125">
            <text:p>0.0100708008</text:p>
          </table:table-cell>
          <table:table-cell table:formula="of:=RAND()" office:value-type="float" office:value="0.580596923828125">
            <text:p>0.5805969238</text:p>
          </table:table-cell>
          <table:table-cell table:formula="of:=SQRT(1 - [.A759])" office:value-type="float" office:value="0.994951857739233">
            <text:p>0.9949518577</text:p>
          </table:table-cell>
          <table:table-cell table:formula="of:=SQRT(1 - (1 - [.A759]))" office:value-type="float" office:value="0.100353379520821">
            <text:p>0.1003533795</text:p>
          </table:table-cell>
          <table:table-cell table:formula="of:=COS(2 * PI() * [.B759])" office:value-type="float" office:value="-0.874493663686837">
            <text:p>-0.8744936637</text:p>
          </table:table-cell>
          <table:table-cell table:formula="of:=SIN(2 * PI() * [.B759])" office:value-type="float" office:value="-0.485036938976377">
            <text:p>-0.485036939</text:p>
          </table:table-cell>
          <table:table-cell table:formula="of:=[.D759]*[.E759]" office:value-type="float" office:value="-0.0877583945205186">
            <text:p>-0.0877583945</text:p>
          </table:table-cell>
          <table:table-cell table:formula="of:=[.D759]*[.F759]" office:value-type="float" office:value="-0.0486750960187138">
            <text:p>-0.048675096</text:p>
          </table:table-cell>
          <table:table-cell table:formula="of:=[.C759]" office:value-type="float" office:value="0.994951857739233">
            <text:p>0.9949518577</text:p>
          </table:table-cell>
        </table:table-row>
        <table:table-row table:style-name="ro1">
          <table:table-cell table:formula="of:=RAND()" office:value-type="float" office:value="0.44879150390625">
            <text:p>0.4487915039</text:p>
          </table:table-cell>
          <table:table-cell table:formula="of:=RAND()" office:value-type="float" office:value="0.15582275390625">
            <text:p>0.1558227539</text:p>
          </table:table-cell>
          <table:table-cell table:formula="of:=SQRT(1 - [.A760])" office:value-type="float" office:value="0.742434169535421">
            <text:p>0.7424341695</text:p>
          </table:table-cell>
          <table:table-cell table:formula="of:=SQRT(1 - (1 - [.A760]))" office:value-type="float" office:value="0.669919027872959">
            <text:p>0.6699190279</text:p>
          </table:table-cell>
          <table:table-cell table:formula="of:=COS(2 * PI() * [.B760])" office:value-type="float" office:value="0.557800280739717">
            <text:p>0.5578002807</text:p>
          </table:table-cell>
          <table:table-cell table:formula="of:=SIN(2 * PI() * [.B760])" office:value-type="float" office:value="0.829975208549444">
            <text:p>0.8299752085</text:p>
          </table:table-cell>
          <table:table-cell table:formula="of:=[.D760]*[.E760]" office:value-type="float" office:value="0.373681021820415">
            <text:p>0.3736810218</text:p>
          </table:table-cell>
          <table:table-cell table:formula="of:=[.D760]*[.F760]" office:value-type="float" office:value="0.5560161848701">
            <text:p>0.5560161849</text:p>
          </table:table-cell>
          <table:table-cell table:formula="of:=[.C760]" office:value-type="float" office:value="0.742434169535421">
            <text:p>0.7424341695</text:p>
          </table:table-cell>
        </table:table-row>
        <table:table-row table:style-name="ro1">
          <table:table-cell table:formula="of:=RAND()" office:value-type="float" office:value="0.44427490234375">
            <text:p>0.4442749023</text:p>
          </table:table-cell>
          <table:table-cell table:formula="of:=RAND()" office:value-type="float" office:value="0.781219482421875">
            <text:p>0.7812194824</text:p>
          </table:table-cell>
          <table:table-cell table:formula="of:=SQRT(1 - [.A761])" office:value-type="float" office:value="0.745469716122828">
            <text:p>0.7454697161</text:p>
          </table:table-cell>
          <table:table-cell table:formula="of:=SQRT(1 - (1 - [.A761]))" office:value-type="float" office:value="0.666539497962236">
            <text:p>0.666539498</text:p>
          </table:table-cell>
          <table:table-cell table:formula="of:=COS(2 * PI() * [.B761])" office:value-type="float" office:value="0.194902255208676">
            <text:p>0.1949022552</text:p>
          </table:table-cell>
          <table:table-cell table:formula="of:=SIN(2 * PI() * [.B761])" office:value-type="float" office:value="-0.9808226704734">
            <text:p>-0.9808226705</text:p>
          </table:table-cell>
          <table:table-cell table:formula="of:=[.D761]*[.E761]" office:value-type="float" office:value="0.129910051338499">
            <text:p>0.1299100513</text:p>
          </table:table-cell>
          <table:table-cell table:formula="of:=[.D761]*[.F761]" office:value-type="float" office:value="-0.65375705036732">
            <text:p>-0.6537570504</text:p>
          </table:table-cell>
          <table:table-cell table:formula="of:=[.C761]" office:value-type="float" office:value="0.745469716122828">
            <text:p>0.7454697161</text:p>
          </table:table-cell>
        </table:table-row>
        <table:table-row table:style-name="ro1">
          <table:table-cell table:formula="of:=RAND()" office:value-type="float" office:value="0.894683837890625">
            <text:p>0.8946838379</text:p>
          </table:table-cell>
          <table:table-cell table:formula="of:=RAND()" office:value-type="float" office:value="0.090667724609375">
            <text:p>0.0906677246</text:p>
          </table:table-cell>
          <table:table-cell table:formula="of:=SQRT(1 - [.A762])" office:value-type="float" office:value="0.324524516961932">
            <text:p>0.324524517</text:p>
          </table:table-cell>
          <table:table-cell table:formula="of:=SQRT(1 - (1 - [.A762]))" office:value-type="float" office:value="0.945877284794716">
            <text:p>0.9458772848</text:p>
          </table:table-cell>
          <table:table-cell table:formula="of:=COS(2 * PI() * [.B762])" office:value-type="float" office:value="0.842072473501286">
            <text:p>0.8420724735</text:p>
          </table:table-cell>
          <table:table-cell table:formula="of:=SIN(2 * PI() * [.B762])" office:value-type="float" office:value="0.539364393866917">
            <text:p>0.5393643939</text:p>
          </table:table-cell>
          <table:table-cell table:formula="of:=[.D762]*[.E762]" office:value-type="float" office:value="0.796497224835767">
            <text:p>0.7964972248</text:p>
          </table:table-cell>
          <table:table-cell table:formula="of:=[.D762]*[.F762]" office:value-type="float" office:value="0.510172528385787">
            <text:p>0.5101725284</text:p>
          </table:table-cell>
          <table:table-cell table:formula="of:=[.C762]" office:value-type="float" office:value="0.324524516961932">
            <text:p>0.324524517</text:p>
          </table:table-cell>
        </table:table-row>
        <table:table-row table:style-name="ro1">
          <table:table-cell table:formula="of:=RAND()" office:value-type="float" office:value="0.963470458984375">
            <text:p>0.963470459</text:p>
          </table:table-cell>
          <table:table-cell table:formula="of:=RAND()" office:value-type="float" office:value="0.803497314453125">
            <text:p>0.8034973145</text:p>
          </table:table-cell>
          <table:table-cell table:formula="of:=SQRT(1 - [.A763])" office:value-type="float" office:value="0.191127028480079">
            <text:p>0.1911270285</text:p>
          </table:table-cell>
          <table:table-cell table:formula="of:=SQRT(1 - (1 - [.A763]))" office:value-type="float" office:value="0.981565310605654">
            <text:p>0.9815653106</text:p>
          </table:table-cell>
          <table:table-cell table:formula="of:=COS(2 * PI() * [.B763])" office:value-type="float" office:value="0.329839485424474">
            <text:p>0.3298394854</text:p>
          </table:table-cell>
          <table:table-cell table:formula="of:=SIN(2 * PI() * [.B763])" office:value-type="float" office:value="-0.944037029917216">
            <text:p>-0.9440370299</text:p>
          </table:table-cell>
          <table:table-cell table:formula="of:=[.D763]*[.E763]" office:value-type="float" office:value="0.323758996960683">
            <text:p>0.323758997</text:p>
          </table:table-cell>
          <table:table-cell table:formula="of:=[.D763]*[.F763]" office:value-type="float" office:value="-0.926634000493931">
            <text:p>-0.9266340005</text:p>
          </table:table-cell>
          <table:table-cell table:formula="of:=[.C763]" office:value-type="float" office:value="0.191127028480079">
            <text:p>0.1911270285</text:p>
          </table:table-cell>
        </table:table-row>
        <table:table-row table:style-name="ro1">
          <table:table-cell table:formula="of:=RAND()" office:value-type="float" office:value="0.09820556640625">
            <text:p>0.0982055664</text:p>
          </table:table-cell>
          <table:table-cell table:formula="of:=RAND()" office:value-type="float" office:value="0.777008056640625">
            <text:p>0.7770080566</text:p>
          </table:table-cell>
          <table:table-cell table:formula="of:=SQRT(1 - [.A764])" office:value-type="float" office:value="0.949628576651814">
            <text:p>0.9496285767</text:p>
          </table:table-cell>
          <table:table-cell table:formula="of:=SQRT(1 - (1 - [.A764]))" office:value-type="float" office:value="0.313377673752056">
            <text:p>0.3133776738</text:p>
          </table:table-cell>
          <table:table-cell table:formula="of:=COS(2 * PI() * [.B764])" office:value-type="float" office:value="0.16888333917219">
            <text:p>0.1688833392</text:p>
          </table:table-cell>
          <table:table-cell table:formula="of:=SIN(2 * PI() * [.B764])" office:value-type="float" office:value="-0.985636047306535">
            <text:p>-0.9856360473</text:p>
          </table:table-cell>
          <table:table-cell table:formula="of:=[.D764]*[.E764]" office:value-type="float" office:value="0.0529242679652604">
            <text:p>0.052924268</text:p>
          </table:table-cell>
          <table:table-cell table:formula="of:=[.D764]*[.F764]" office:value-type="float" office:value="-0.308876331671093">
            <text:p>-0.3088763317</text:p>
          </table:table-cell>
          <table:table-cell table:formula="of:=[.C764]" office:value-type="float" office:value="0.949628576651814">
            <text:p>0.9496285767</text:p>
          </table:table-cell>
        </table:table-row>
        <table:table-row table:style-name="ro1">
          <table:table-cell table:formula="of:=RAND()" office:value-type="float" office:value="0.363128662109375">
            <text:p>0.3631286621</text:p>
          </table:table-cell>
          <table:table-cell table:formula="of:=RAND()" office:value-type="float" office:value="0.42279052734375">
            <text:p>0.4227905273</text:p>
          </table:table-cell>
          <table:table-cell table:formula="of:=SQRT(1 - [.A765])" office:value-type="float" office:value="0.798042190545478">
            <text:p>0.7980421905</text:p>
          </table:table-cell>
          <table:table-cell table:formula="of:=SQRT(1 - (1 - [.A765]))" office:value-type="float" office:value="0.602601578249987">
            <text:p>0.6026015782</text:p>
          </table:table-cell>
          <table:table-cell table:formula="of:=COS(2 * PI() * [.B765])" office:value-type="float" office:value="-0.88461833362437">
            <text:p>-0.8846183336</text:p>
          </table:table-cell>
          <table:table-cell table:formula="of:=SIN(2 * PI() * [.B765])" office:value-type="float" office:value="0.466315776931945">
            <text:p>0.4663157769</text:p>
          </table:table-cell>
          <table:table-cell table:formula="of:=[.D765]*[.E765]" office:value-type="float" office:value="-0.533072403990919">
            <text:p>-0.533072404</text:p>
          </table:table-cell>
          <table:table-cell table:formula="of:=[.D765]*[.F765]" office:value-type="float" office:value="0.281002623142059">
            <text:p>0.2810026231</text:p>
          </table:table-cell>
          <table:table-cell table:formula="of:=[.C765]" office:value-type="float" office:value="0.798042190545478">
            <text:p>0.7980421905</text:p>
          </table:table-cell>
        </table:table-row>
        <table:table-row table:style-name="ro1">
          <table:table-cell table:formula="of:=RAND()" office:value-type="float" office:value="0.907684326171875">
            <text:p>0.9076843262</text:p>
          </table:table-cell>
          <table:table-cell table:formula="of:=RAND()" office:value-type="float" office:value="0.9635009765625">
            <text:p>0.9635009766</text:p>
          </table:table-cell>
          <table:table-cell table:formula="of:=SQRT(1 - [.A766])" office:value-type="float" office:value="0.303834945041095">
            <text:p>0.303834945</text:p>
          </table:table-cell>
          <table:table-cell table:formula="of:=SQRT(1 - (1 - [.A766]))" office:value-type="float" office:value="0.952724685400706">
            <text:p>0.9527246854</text:p>
          </table:table-cell>
          <table:table-cell table:formula="of:=COS(2 * PI() * [.B766])" office:value-type="float" office:value="0.973818892345666">
            <text:p>0.9738188923</text:p>
          </table:table-cell>
          <table:table-cell table:formula="of:=SIN(2 * PI() * [.B766])" office:value-type="float" office:value="-0.227325240373039">
            <text:p>-0.2273252404</text:p>
          </table:table-cell>
          <table:table-cell table:formula="of:=[.D766]*[.E766]" office:value-type="float" office:value="0.927781297847289">
            <text:p>0.9277812978</text:p>
          </table:table-cell>
          <table:table-cell table:formula="of:=[.D766]*[.F766]" office:value-type="float" office:value="-0.216578368118043">
            <text:p>-0.2165783681</text:p>
          </table:table-cell>
          <table:table-cell table:formula="of:=[.C766]" office:value-type="float" office:value="0.303834945041095">
            <text:p>0.303834945</text:p>
          </table:table-cell>
        </table:table-row>
        <table:table-row table:style-name="ro1">
          <table:table-cell table:formula="of:=RAND()" office:value-type="float" office:value="0.47418212890625">
            <text:p>0.4741821289</text:p>
          </table:table-cell>
          <table:table-cell table:formula="of:=RAND()" office:value-type="float" office:value="0.3115234375">
            <text:p>0.3115234375</text:p>
          </table:table-cell>
          <table:table-cell table:formula="of:=SQRT(1 - [.A767])" office:value-type="float" office:value="0.725133002347673">
            <text:p>0.7251330023</text:p>
          </table:table-cell>
          <table:table-cell table:formula="of:=SQRT(1 - (1 - [.A767]))" office:value-type="float" office:value="0.688608835919385">
            <text:p>0.6886088359</text:p>
          </table:table-cell>
          <table:table-cell table:formula="of:=COS(2 * PI() * [.B767])" office:value-type="float" office:value="-0.377007410216418">
            <text:p>-0.3770074102</text:p>
          </table:table-cell>
          <table:table-cell table:formula="of:=SIN(2 * PI() * [.B767])" office:value-type="float" office:value="0.926210242138311">
            <text:p>0.9262102421</text:p>
          </table:table-cell>
          <table:table-cell table:formula="of:=[.D767]*[.E767]" office:value-type="float" office:value="-0.25961063388211">
            <text:p>-0.2596106339</text:p>
          </table:table-cell>
          <table:table-cell table:formula="of:=[.D767]*[.F767]" office:value-type="float" office:value="0.637796556655474">
            <text:p>0.6377965567</text:p>
          </table:table-cell>
          <table:table-cell table:formula="of:=[.C767]" office:value-type="float" office:value="0.725133002347673">
            <text:p>0.7251330023</text:p>
          </table:table-cell>
        </table:table-row>
        <table:table-row table:style-name="ro1">
          <table:table-cell table:formula="of:=RAND()" office:value-type="float" office:value="0.56756591796875">
            <text:p>0.567565918</text:p>
          </table:table-cell>
          <table:table-cell table:formula="of:=RAND()" office:value-type="float" office:value="0.113037109375">
            <text:p>0.1130371094</text:p>
          </table:table-cell>
          <table:table-cell table:formula="of:=SQRT(1 - [.A768])" office:value-type="float" office:value="0.657597203484968">
            <text:p>0.6575972035</text:p>
          </table:table-cell>
          <table:table-cell table:formula="of:=SQRT(1 - (1 - [.A768]))" office:value-type="float" office:value="0.753369708688072">
            <text:p>0.7533697087</text:p>
          </table:table-cell>
          <table:table-cell table:formula="of:=COS(2 * PI() * [.B768])" office:value-type="float" office:value="0.758209909813015">
            <text:p>0.7582099098</text:p>
          </table:table-cell>
          <table:table-cell table:formula="of:=SIN(2 * PI() * [.B768])" office:value-type="float" office:value="0.65201053109696">
            <text:p>0.6520105311</text:p>
          </table:table-cell>
          <table:table-cell table:formula="of:=[.D768]*[.E768]" office:value-type="float" office:value="0.57121237888024">
            <text:p>0.5712123789</text:p>
          </table:table-cell>
          <table:table-cell table:formula="of:=[.D768]*[.F768]" office:value-type="float" office:value="0.491204983874071">
            <text:p>0.4912049839</text:p>
          </table:table-cell>
          <table:table-cell table:formula="of:=[.C768]" office:value-type="float" office:value="0.657597203484968">
            <text:p>0.6575972035</text:p>
          </table:table-cell>
        </table:table-row>
        <table:table-row table:style-name="ro1">
          <table:table-cell table:formula="of:=RAND()" office:value-type="float" office:value="0.3968505859375">
            <text:p>0.3968505859</text:p>
          </table:table-cell>
          <table:table-cell table:formula="of:=RAND()" office:value-type="float" office:value="0.336212158203125">
            <text:p>0.3362121582</text:p>
          </table:table-cell>
          <table:table-cell table:formula="of:=SQRT(1 - [.A769])" office:value-type="float" office:value="0.776626946520979">
            <text:p>0.7766269465</text:p>
          </table:table-cell>
          <table:table-cell table:formula="of:=SQRT(1 - (1 - [.A769]))" office:value-type="float" office:value="0.629960781269358">
            <text:p>0.6299607813</text:p>
          </table:table-cell>
          <table:table-cell table:formula="of:=COS(2 * PI() * [.B769])" office:value-type="float" office:value="-0.515582184534203">
            <text:p>-0.5155821845</text:p>
          </table:table-cell>
          <table:table-cell table:formula="of:=SIN(2 * PI() * [.B769])" office:value-type="float" office:value="0.856840131524509">
            <text:p>0.8568401315</text:p>
          </table:table-cell>
          <table:table-cell table:formula="of:=[.D769]*[.E769]" office:value-type="float" office:value="-0.324796555777729">
            <text:p>-0.3247965558</text:p>
          </table:table-cell>
          <table:table-cell table:formula="of:=[.D769]*[.F769]" office:value-type="float" office:value="0.539775678678119">
            <text:p>0.5397756787</text:p>
          </table:table-cell>
          <table:table-cell table:formula="of:=[.C769]" office:value-type="float" office:value="0.776626946520979">
            <text:p>0.7766269465</text:p>
          </table:table-cell>
        </table:table-row>
        <table:table-row table:style-name="ro1">
          <table:table-cell table:formula="of:=RAND()" office:value-type="float" office:value="0.074798583984375">
            <text:p>0.074798584</text:p>
          </table:table-cell>
          <table:table-cell table:formula="of:=RAND()" office:value-type="float" office:value="0.325836181640625">
            <text:p>0.3258361816</text:p>
          </table:table-cell>
          <table:table-cell table:formula="of:=SQRT(1 - [.A770])" office:value-type="float" office:value="0.961873908584501">
            <text:p>0.9618739086</text:p>
          </table:table-cell>
          <table:table-cell table:formula="of:=SQRT(1 - (1 - [.A770]))" office:value-type="float" office:value="0.273493297878348">
            <text:p>0.2734932979</text:p>
          </table:table-cell>
          <table:table-cell table:formula="of:=COS(2 * PI() * [.B770])" office:value-type="float" office:value="-0.458665457498097">
            <text:p>-0.4586654575</text:p>
          </table:table-cell>
          <table:table-cell table:formula="of:=SIN(2 * PI() * [.B770])" office:value-type="float" office:value="0.888609024317254">
            <text:p>0.8886090243</text:p>
          </table:table-cell>
          <table:table-cell table:formula="of:=[.D770]*[.E770]" office:value-type="float" office:value="-0.125441928594036">
            <text:p>-0.1254419286</text:p>
          </table:table-cell>
          <table:table-cell table:formula="of:=[.D770]*[.F770]" office:value-type="float" office:value="0.243028612584987">
            <text:p>0.2430286126</text:p>
          </table:table-cell>
          <table:table-cell table:formula="of:=[.C770]" office:value-type="float" office:value="0.961873908584501">
            <text:p>0.9618739086</text:p>
          </table:table-cell>
        </table:table-row>
        <table:table-row table:style-name="ro1">
          <table:table-cell table:formula="of:=RAND()" office:value-type="float" office:value="0.955413818359375">
            <text:p>0.9554138184</text:p>
          </table:table-cell>
          <table:table-cell table:formula="of:=RAND()" office:value-type="float" office:value="0.114105224609375">
            <text:p>0.1141052246</text:p>
          </table:table-cell>
          <table:table-cell table:formula="of:=SQRT(1 - [.A771])" office:value-type="float" office:value="0.211154402370931">
            <text:p>0.2111544024</text:p>
          </table:table-cell>
          <table:table-cell table:formula="of:=SQRT(1 - (1 - [.A771]))" office:value-type="float" office:value="0.977452719244964">
            <text:p>0.9774527192</text:p>
          </table:table-cell>
          <table:table-cell table:formula="of:=COS(2 * PI() * [.B771])" office:value-type="float" office:value="0.753817117058991">
            <text:p>0.7538171171</text:p>
          </table:table-cell>
          <table:table-cell table:formula="of:=SIN(2 * PI() * [.B771])" office:value-type="float" office:value="0.65708428228719">
            <text:p>0.6570842823</text:p>
          </table:table-cell>
          <table:table-cell table:formula="of:=[.D771]*[.E771]" office:value-type="float" office:value="0.73682059088271">
            <text:p>0.7368205909</text:p>
          </table:table-cell>
          <table:table-cell table:formula="of:=[.D771]*[.F771]" office:value-type="float" office:value="0.64226881849474">
            <text:p>0.6422688185</text:p>
          </table:table-cell>
          <table:table-cell table:formula="of:=[.C771]" office:value-type="float" office:value="0.211154402370931">
            <text:p>0.2111544024</text:p>
          </table:table-cell>
        </table:table-row>
        <table:table-row table:style-name="ro1">
          <table:table-cell table:formula="of:=RAND()" office:value-type="float" office:value="0.52093505859375">
            <text:p>0.5209350586</text:p>
          </table:table-cell>
          <table:table-cell table:formula="of:=RAND()" office:value-type="float" office:value="0.600128173828125">
            <text:p>0.6001281738</text:p>
          </table:table-cell>
          <table:table-cell table:formula="of:=SQRT(1 - [.A772])" office:value-type="float" office:value="0.692145173649466">
            <text:p>0.6921451736</text:p>
          </table:table-cell>
          <table:table-cell table:formula="of:=SQRT(1 - (1 - [.A772]))" office:value-type="float" office:value="0.721758310373874">
            <text:p>0.7217583104</text:p>
          </table:table-cell>
          <table:table-cell table:formula="of:=COS(2 * PI() * [.B772])" office:value-type="float" office:value="-0.808543365148773">
            <text:p>-0.8085433651</text:p>
          </table:table-cell>
          <table:table-cell table:formula="of:=SIN(2 * PI() * [.B772])" office:value-type="float" office:value="-0.5884365952878">
            <text:p>-0.5884365953</text:p>
          </table:table-cell>
          <table:table-cell table:formula="of:=[.D772]*[.E772]" office:value-type="float" office:value="-0.583572893093785">
            <text:p>-0.5835728931</text:p>
          </table:table-cell>
          <table:table-cell table:formula="of:=[.D772]*[.F772]" office:value-type="float" office:value="-0.424709002777078">
            <text:p>-0.4247090028</text:p>
          </table:table-cell>
          <table:table-cell table:formula="of:=[.C772]" office:value-type="float" office:value="0.692145173649466">
            <text:p>0.6921451736</text:p>
          </table:table-cell>
        </table:table-row>
        <table:table-row table:style-name="ro1">
          <table:table-cell table:formula="of:=RAND()" office:value-type="float" office:value="0.029937744140625">
            <text:p>0.0299377441</text:p>
          </table:table-cell>
          <table:table-cell table:formula="of:=RAND()" office:value-type="float" office:value="0.6112060546875">
            <text:p>0.6112060547</text:p>
          </table:table-cell>
          <table:table-cell table:formula="of:=SQRT(1 - [.A773])" office:value-type="float" office:value="0.984917385296541">
            <text:p>0.9849173853</text:p>
          </table:table-cell>
          <table:table-cell table:formula="of:=SQRT(1 - (1 - [.A773]))" office:value-type="float" office:value="0.17302527023711">
            <text:p>0.1730252702</text:p>
          </table:table-cell>
          <table:table-cell table:formula="of:=COS(2 * PI() * [.B773])" office:value-type="float" office:value="-0.765660853118662">
            <text:p>-0.7656608531</text:p>
          </table:table-cell>
          <table:table-cell table:formula="of:=SIN(2 * PI() * [.B773])" office:value-type="float" office:value="-0.643244477630086">
            <text:p>-0.6432444776</text:p>
          </table:table-cell>
          <table:table-cell table:formula="of:=[.D773]*[.E773]" office:value-type="float" office:value="-0.132478676020833">
            <text:p>-0.132478676</text:p>
          </table:table-cell>
          <table:table-cell table:formula="of:=[.D773]*[.F773]" office:value-type="float" office:value="-0.111297549570474">
            <text:p>-0.1112975496</text:p>
          </table:table-cell>
          <table:table-cell table:formula="of:=[.C773]" office:value-type="float" office:value="0.984917385296541">
            <text:p>0.9849173853</text:p>
          </table:table-cell>
        </table:table-row>
        <table:table-row table:style-name="ro1">
          <table:table-cell table:formula="of:=RAND()" office:value-type="float" office:value="0.327301025390625">
            <text:p>0.3273010254</text:p>
          </table:table-cell>
          <table:table-cell table:formula="of:=RAND()" office:value-type="float" office:value="0.46234130859375">
            <text:p>0.4623413086</text:p>
          </table:table-cell>
          <table:table-cell table:formula="of:=SQRT(1 - [.A774])" office:value-type="float" office:value="0.820182281331031">
            <text:p>0.8201822813</text:p>
          </table:table-cell>
          <table:table-cell table:formula="of:=SQRT(1 - (1 - [.A774]))" office:value-type="float" office:value="0.572102285776438">
            <text:p>0.5721022858</text:p>
          </table:table-cell>
          <table:table-cell table:formula="of:=COS(2 * PI() * [.B774])" office:value-type="float" office:value="-0.972136671622152">
            <text:p>-0.9721366716</text:p>
          </table:table-cell>
          <table:table-cell table:formula="of:=SIN(2 * PI() * [.B774])" office:value-type="float" office:value="0.234414785556295">
            <text:p>0.2344147856</text:p>
          </table:table-cell>
          <table:table-cell table:formula="of:=[.D774]*[.E774]" office:value-type="float" office:value="-0.556161611922132">
            <text:p>-0.5561616119</text:p>
          </table:table-cell>
          <table:table-cell table:formula="of:=[.D774]*[.F774]" office:value-type="float" office:value="0.13410923463655">
            <text:p>0.1341092346</text:p>
          </table:table-cell>
          <table:table-cell table:formula="of:=[.C774]" office:value-type="float" office:value="0.820182281331031">
            <text:p>0.8201822813</text:p>
          </table:table-cell>
        </table:table-row>
        <table:table-row table:style-name="ro1">
          <table:table-cell table:formula="of:=RAND()" office:value-type="float" office:value="0.92108154296875">
            <text:p>0.921081543</text:p>
          </table:table-cell>
          <table:table-cell table:formula="of:=RAND()" office:value-type="float" office:value="0.062042236328125">
            <text:p>0.0620422363</text:p>
          </table:table-cell>
          <table:table-cell table:formula="of:=SQRT(1 - [.A775])" office:value-type="float" office:value="0.280924290568206">
            <text:p>0.2809242906</text:p>
          </table:table-cell>
          <table:table-cell table:formula="of:=SQRT(1 - (1 - [.A775]))" office:value-type="float" office:value="0.959729932308433">
            <text:p>0.9597299323</text:p>
          </table:table-cell>
          <table:table-cell table:formula="of:=COS(2 * PI() * [.B775])" office:value-type="float" office:value="0.924976388987313">
            <text:p>0.924976389</text:p>
          </table:table-cell>
          <table:table-cell table:formula="of:=SIN(2 * PI() * [.B775])" office:value-type="float" office:value="0.380024577910417">
            <text:p>0.3800245779</text:p>
          </table:table-cell>
          <table:table-cell table:formula="of:=[.D775]*[.E775]" office:value-type="float" office:value="0.887727527189693">
            <text:p>0.8877275272</text:p>
          </table:table-cell>
          <table:table-cell table:formula="of:=[.D775]*[.F775]" office:value-type="float" office:value="0.364720962433506">
            <text:p>0.3647209624</text:p>
          </table:table-cell>
          <table:table-cell table:formula="of:=[.C775]" office:value-type="float" office:value="0.280924290568206">
            <text:p>0.2809242906</text:p>
          </table:table-cell>
        </table:table-row>
        <table:table-row table:style-name="ro1">
          <table:table-cell table:formula="of:=RAND()" office:value-type="float" office:value="0.77874755859375">
            <text:p>0.7787475586</text:p>
          </table:table-cell>
          <table:table-cell table:formula="of:=RAND()" office:value-type="float" office:value="0.497314453125">
            <text:p>0.4973144531</text:p>
          </table:table-cell>
          <table:table-cell table:formula="of:=SQRT(1 - [.A776])" office:value-type="float" office:value="0.470374788234074">
            <text:p>0.4703747882</text:p>
          </table:table-cell>
          <table:table-cell table:formula="of:=SQRT(1 - (1 - [.A776]))" office:value-type="float" office:value="0.882466746452097">
            <text:p>0.8824667465</text:p>
          </table:table-cell>
          <table:table-cell table:formula="of:=COS(2 * PI() * [.B776])" office:value-type="float" office:value="-0.999857641005824">
            <text:p>-0.999857641</text:p>
          </table:table-cell>
          <table:table-cell table:formula="of:=SIN(2 * PI() * [.B776])" office:value-type="float" office:value="0.0168729879472818">
            <text:p>0.0168729879</text:p>
          </table:table-cell>
          <table:table-cell table:formula="of:=[.D776]*[.E776]" office:value-type="float" office:value="-0.882341119373678">
            <text:p>-0.8823411194</text:p>
          </table:table-cell>
          <table:table-cell table:formula="of:=[.D776]*[.F776]" office:value-type="float" office:value="0.0148898507767633">
            <text:p>0.0148898508</text:p>
          </table:table-cell>
          <table:table-cell table:formula="of:=[.C776]" office:value-type="float" office:value="0.470374788234074">
            <text:p>0.4703747882</text:p>
          </table:table-cell>
        </table:table-row>
        <table:table-row table:style-name="ro1">
          <table:table-cell table:formula="of:=RAND()" office:value-type="float" office:value="0.404388427734375">
            <text:p>0.4043884277</text:p>
          </table:table-cell>
          <table:table-cell table:formula="of:=RAND()" office:value-type="float" office:value="0.99346923828125">
            <text:p>0.9934692383</text:p>
          </table:table-cell>
          <table:table-cell table:formula="of:=SQRT(1 - [.A777])" office:value-type="float" office:value="0.771758752632988">
            <text:p>0.7717587526</text:p>
          </table:table-cell>
          <table:table-cell table:formula="of:=SQRT(1 - (1 - [.A777]))" office:value-type="float" office:value="0.63591542498541">
            <text:p>0.635915425</text:p>
          </table:table-cell>
          <table:table-cell table:formula="of:=COS(2 * PI() * [.B777])" office:value-type="float" office:value="0.999158224117649">
            <text:p>0.9991582241</text:p>
          </table:table-cell>
          <table:table-cell table:formula="of:=SIN(2 * PI() * [.B777])" office:value-type="float" office:value="-0.0410224716230631">
            <text:p>-0.0410224716</text:p>
          </table:table-cell>
          <table:table-cell table:formula="of:=[.D777]*[.E777]" office:value-type="float" office:value="0.635380126717443">
            <text:p>0.6353801267</text:p>
          </table:table-cell>
          <table:table-cell table:formula="of:=[.D777]*[.F777]" office:value-type="float" office:value="-0.0260868224761321">
            <text:p>-0.0260868225</text:p>
          </table:table-cell>
          <table:table-cell table:formula="of:=[.C777]" office:value-type="float" office:value="0.771758752632988">
            <text:p>0.7717587526</text:p>
          </table:table-cell>
        </table:table-row>
        <table:table-row table:style-name="ro1">
          <table:table-cell table:formula="of:=RAND()" office:value-type="float" office:value="0.762542724609375">
            <text:p>0.7625427246</text:p>
          </table:table-cell>
          <table:table-cell table:formula="of:=RAND()" office:value-type="float" office:value="0.810577392578125">
            <text:p>0.8105773926</text:p>
          </table:table-cell>
          <table:table-cell table:formula="of:=SQRT(1 - [.A778])" office:value-type="float" office:value="0.487295880744569">
            <text:p>0.4872958807</text:p>
          </table:table-cell>
          <table:table-cell table:formula="of:=SQRT(1 - (1 - [.A778]))" office:value-type="float" office:value="0.873236923526127">
            <text:p>0.8732369235</text:p>
          </table:table-cell>
          <table:table-cell table:formula="of:=COS(2 * PI() * [.B778])" office:value-type="float" office:value="0.37149522593572">
            <text:p>0.3714952259</text:p>
          </table:table-cell>
          <table:table-cell table:formula="of:=SIN(2 * PI() * [.B778])" office:value-type="float" office:value="-0.928434864224178">
            <text:p>-0.9284348642</text:p>
          </table:table-cell>
          <table:table-cell table:formula="of:=[.D778]*[.E778]" office:value-type="float" office:value="0.324403348200752">
            <text:p>0.3244033482</text:p>
          </table:table-cell>
          <table:table-cell table:formula="of:=[.D778]*[.F778]" office:value-type="float" office:value="-0.810743604529519">
            <text:p>-0.8107436045</text:p>
          </table:table-cell>
          <table:table-cell table:formula="of:=[.C778]" office:value-type="float" office:value="0.487295880744569">
            <text:p>0.4872958807</text:p>
          </table:table-cell>
        </table:table-row>
        <table:table-row table:style-name="ro1">
          <table:table-cell table:formula="of:=RAND()" office:value-type="float" office:value="0.630340576171875">
            <text:p>0.6303405762</text:p>
          </table:table-cell>
          <table:table-cell table:formula="of:=RAND()" office:value-type="float" office:value="0.632781982421875">
            <text:p>0.6327819824</text:p>
          </table:table-cell>
          <table:table-cell table:formula="of:=SQRT(1 - [.A779])" office:value-type="float" office:value="0.607996236689114">
            <text:p>0.6079962367</text:p>
          </table:table-cell>
          <table:table-cell table:formula="of:=SQRT(1 - (1 - [.A779]))" office:value-type="float" office:value="0.793939907154109">
            <text:p>0.7939399072</text:p>
          </table:table-cell>
          <table:table-cell table:formula="of:=COS(2 * PI() * [.B779])" office:value-type="float" office:value="-0.671701018099378">
            <text:p>-0.6717010181</text:p>
          </table:table-cell>
          <table:table-cell table:formula="of:=SIN(2 * PI() * [.B779])" office:value-type="float" office:value="-0.740822341917587">
            <text:p>-0.7408223419</text:p>
          </table:table-cell>
          <table:table-cell table:formula="of:=[.D779]*[.E779]" office:value-type="float" office:value="-0.533290243945141">
            <text:p>-0.5332902439</text:p>
          </table:table-cell>
          <table:table-cell table:formula="of:=[.D779]*[.F779]" office:value-type="float" office:value="-0.588168421359739">
            <text:p>-0.5881684214</text:p>
          </table:table-cell>
          <table:table-cell table:formula="of:=[.C779]" office:value-type="float" office:value="0.607996236689114">
            <text:p>0.6079962367</text:p>
          </table:table-cell>
        </table:table-row>
        <table:table-row table:style-name="ro1">
          <table:table-cell table:formula="of:=RAND()" office:value-type="float" office:value="0.11859130859375">
            <text:p>0.1185913086</text:p>
          </table:table-cell>
          <table:table-cell table:formula="of:=RAND()" office:value-type="float" office:value="0.9530029296875">
            <text:p>0.9530029297</text:p>
          </table:table-cell>
          <table:table-cell table:formula="of:=SQRT(1 - [.A780])" office:value-type="float" office:value="0.938833686765792">
            <text:p>0.9388336868</text:p>
          </table:table-cell>
          <table:table-cell table:formula="of:=SQRT(1 - (1 - [.A780]))" office:value-type="float" office:value="0.344370888133347">
            <text:p>0.3443708881</text:p>
          </table:table-cell>
          <table:table-cell table:formula="of:=COS(2 * PI() * [.B780])" office:value-type="float" office:value="0.956717408723403">
            <text:p>0.9567174087</text:p>
          </table:table-cell>
          <table:table-cell table:formula="of:=SIN(2 * PI() * [.B780])" office:value-type="float" office:value="-0.291018555844086">
            <text:p>-0.2910185558</text:p>
          </table:table-cell>
          <table:table-cell table:formula="of:=[.D780]*[.E780]" office:value-type="float" office:value="0.329465623734712">
            <text:p>0.3294656237</text:p>
          </table:table-cell>
          <table:table-cell table:formula="of:=[.D780]*[.F780]" office:value-type="float" office:value="-0.100218318539312">
            <text:p>-0.1002183185</text:p>
          </table:table-cell>
          <table:table-cell table:formula="of:=[.C780]" office:value-type="float" office:value="0.938833686765792">
            <text:p>0.9388336868</text:p>
          </table:table-cell>
        </table:table-row>
        <table:table-row table:style-name="ro1">
          <table:table-cell table:formula="of:=RAND()" office:value-type="float" office:value="0.5263671875">
            <text:p>0.5263671875</text:p>
          </table:table-cell>
          <table:table-cell table:formula="of:=RAND()" office:value-type="float" office:value="0.482208251953125">
            <text:p>0.482208252</text:p>
          </table:table-cell>
          <table:table-cell table:formula="of:=SQRT(1 - [.A781])" office:value-type="float" office:value="0.688209860798289">
            <text:p>0.6882098608</text:p>
          </table:table-cell>
          <table:table-cell table:formula="of:=SQRT(1 - (1 - [.A781]))" office:value-type="float" office:value="0.725511672890244">
            <text:p>0.7255116729</text:p>
          </table:table-cell>
          <table:table-cell table:formula="of:=COS(2 * PI() * [.B781])" office:value-type="float" office:value="-0.993758130835677">
            <text:p>-0.9937581308</text:p>
          </table:table-cell>
          <table:table-cell table:formula="of:=SIN(2 * PI() * [.B781])" office:value-type="float" office:value="0.111556162528032">
            <text:p>0.1115561625</text:p>
          </table:table-cell>
          <table:table-cell table:formula="of:=[.D781]*[.E781]" office:value-type="float" office:value="-0.720983123950874">
            <text:p>-0.720983124</text:p>
          </table:table-cell>
          <table:table-cell table:formula="of:=[.D781]*[.F781]" office:value-type="float" office:value="0.0809352980969282">
            <text:p>0.0809352981</text:p>
          </table:table-cell>
          <table:table-cell table:formula="of:=[.C781]" office:value-type="float" office:value="0.688209860798289">
            <text:p>0.6882098608</text:p>
          </table:table-cell>
        </table:table-row>
        <table:table-row table:style-name="ro1">
          <table:table-cell table:formula="of:=RAND()" office:value-type="float" office:value="0.50732421875">
            <text:p>0.5073242188</text:p>
          </table:table-cell>
          <table:table-cell table:formula="of:=RAND()" office:value-type="float" office:value="0.34002685546875">
            <text:p>0.3400268555</text:p>
          </table:table-cell>
          <table:table-cell table:formula="of:=SQRT(1 - [.A782])" office:value-type="float" office:value="0.701908670163006">
            <text:p>0.7019086702</text:p>
          </table:table-cell>
          <table:table-cell table:formula="of:=SQRT(1 - (1 - [.A782]))" office:value-type="float" office:value="0.712266957502593">
            <text:p>0.7122669575</text:p>
          </table:table-cell>
          <table:table-cell table:formula="of:=COS(2 * PI() * [.B782])" office:value-type="float" office:value="-0.535969257459967">
            <text:p>-0.5359692575</text:p>
          </table:table-cell>
          <table:table-cell table:formula="of:=SIN(2 * PI() * [.B782])" office:value-type="float" office:value="0.844237499201387">
            <text:p>0.8442374992</text:p>
          </table:table-cell>
          <table:table-cell table:formula="of:=[.D782]*[.E782]" office:value-type="float" office:value="-0.381753192325934">
            <text:p>-0.3817531923</text:p>
          </table:table-cell>
          <table:table-cell table:formula="of:=[.D782]*[.F782]" office:value-type="float" office:value="0.601322474965769">
            <text:p>0.601322475</text:p>
          </table:table-cell>
          <table:table-cell table:formula="of:=[.C782]" office:value-type="float" office:value="0.701908670163006">
            <text:p>0.7019086702</text:p>
          </table:table-cell>
        </table:table-row>
        <table:table-row table:style-name="ro1">
          <table:table-cell table:formula="of:=RAND()" office:value-type="float" office:value="0.8570556640625">
            <text:p>0.8570556641</text:p>
          </table:table-cell>
          <table:table-cell table:formula="of:=RAND()" office:value-type="float" office:value="0.3404541015625">
            <text:p>0.3404541016</text:p>
          </table:table-cell>
          <table:table-cell table:formula="of:=SQRT(1 - [.A783])" office:value-type="float" office:value="0.378079801017589">
            <text:p>0.378079801</text:p>
          </table:table-cell>
          <table:table-cell table:formula="of:=SQRT(1 - (1 - [.A783]))" office:value-type="float" office:value="0.925773008929565">
            <text:p>0.9257730089</text:p>
          </table:table-cell>
          <table:table-cell table:formula="of:=COS(2 * PI() * [.B783])" office:value-type="float" office:value="-0.538233650727821">
            <text:p>-0.5382336507</text:p>
          </table:table-cell>
          <table:table-cell table:formula="of:=SIN(2 * PI() * [.B783])" office:value-type="float" office:value="0.842795667540004">
            <text:p>0.8427956675</text:p>
          </table:table-cell>
          <table:table-cell table:formula="of:=[.D783]*[.E783]" office:value-type="float" office:value="-0.49828218634144">
            <text:p>-0.4982821863</text:p>
          </table:table-cell>
          <table:table-cell table:formula="of:=[.D783]*[.F783]" office:value-type="float" office:value="0.780237481051311">
            <text:p>0.7802374811</text:p>
          </table:table-cell>
          <table:table-cell table:formula="of:=[.C783]" office:value-type="float" office:value="0.378079801017589">
            <text:p>0.378079801</text:p>
          </table:table-cell>
        </table:table-row>
        <table:table-row table:style-name="ro1">
          <table:table-cell table:formula="of:=RAND()" office:value-type="float" office:value="0.201080322265625">
            <text:p>0.2010803223</text:p>
          </table:table-cell>
          <table:table-cell table:formula="of:=RAND()" office:value-type="float" office:value="0.696136474609375">
            <text:p>0.6961364746</text:p>
          </table:table-cell>
          <table:table-cell table:formula="of:=SQRT(1 - [.A784])" office:value-type="float" office:value="0.893823068472936">
            <text:p>0.8938230685</text:p>
          </table:table-cell>
          <table:table-cell table:formula="of:=SQRT(1 - (1 - [.A784]))" office:value-type="float" office:value="0.448419805835586">
            <text:p>0.4484198058</text:p>
          </table:table-cell>
          <table:table-cell table:formula="of:=COS(2 * PI() * [.B784])" office:value-type="float" office:value="-0.33201081234614">
            <text:p>-0.3320108123</text:p>
          </table:table-cell>
          <table:table-cell table:formula="of:=SIN(2 * PI() * [.B784])" office:value-type="float" office:value="-0.943275580350332">
            <text:p>-0.9432755804</text:p>
          </table:table-cell>
          <table:table-cell table:formula="of:=[.D784]*[.E784]" office:value-type="float" office:value="-0.148880224007571">
            <text:p>-0.148880224</text:p>
          </table:table-cell>
          <table:table-cell table:formula="of:=[.D784]*[.F784]" office:value-type="float" office:value="-0.422983452590146">
            <text:p>-0.4229834526</text:p>
          </table:table-cell>
          <table:table-cell table:formula="of:=[.C784]" office:value-type="float" office:value="0.893823068472936">
            <text:p>0.8938230685</text:p>
          </table:table-cell>
        </table:table-row>
        <table:table-row table:style-name="ro1">
          <table:table-cell table:formula="of:=RAND()" office:value-type="float" office:value="0.598663330078125">
            <text:p>0.5986633301</text:p>
          </table:table-cell>
          <table:table-cell table:formula="of:=RAND()" office:value-type="float" office:value="0.552825927734375">
            <text:p>0.5528259277</text:p>
          </table:table-cell>
          <table:table-cell table:formula="of:=SQRT(1 - [.A785])" office:value-type="float" office:value="0.633511381051576">
            <text:p>0.6335113811</text:p>
          </table:table-cell>
          <table:table-cell table:formula="of:=SQRT(1 - (1 - [.A785]))" office:value-type="float" office:value="0.773733371438847">
            <text:p>0.7737333714</text:p>
          </table:table-cell>
          <table:table-cell table:formula="of:=COS(2 * PI() * [.B785])" office:value-type="float" office:value="-0.945420036536239">
            <text:p>-0.9454200365</text:p>
          </table:table-cell>
          <table:table-cell table:formula="of:=SIN(2 * PI() * [.B785])" office:value-type="float" office:value="-0.325854192110239">
            <text:p>-0.3258541921</text:p>
          </table:table-cell>
          <table:table-cell table:formula="of:=[.D785]*[.E785]" office:value-type="float" office:value="-0.731503032295022">
            <text:p>-0.7315030323</text:p>
          </table:table-cell>
          <table:table-cell table:formula="of:=[.D785]*[.F785]" office:value-type="float" office:value="-0.252124262658937">
            <text:p>-0.2521242627</text:p>
          </table:table-cell>
          <table:table-cell table:formula="of:=[.C785]" office:value-type="float" office:value="0.633511381051576">
            <text:p>0.6335113811</text:p>
          </table:table-cell>
        </table:table-row>
        <table:table-row table:style-name="ro1">
          <table:table-cell table:formula="of:=RAND()" office:value-type="float" office:value="0.70611572265625">
            <text:p>0.7061157227</text:p>
          </table:table-cell>
          <table:table-cell table:formula="of:=RAND()" office:value-type="float" office:value="0.555908203125">
            <text:p>0.5559082031</text:p>
          </table:table-cell>
          <table:table-cell table:formula="of:=SQRT(1 - [.A786])" office:value-type="float" office:value="0.54211094560408">
            <text:p>0.5421109456</text:p>
          </table:table-cell>
          <table:table-cell table:formula="of:=SQRT(1 - (1 - [.A786]))" office:value-type="float" office:value="0.840306921699595">
            <text:p>0.8403069217</text:p>
          </table:table-cell>
          <table:table-cell table:formula="of:=COS(2 * PI() * [.B786])" office:value-type="float" office:value="-0.938932483532065">
            <text:p>-0.9389324835</text:p>
          </table:table-cell>
          <table:table-cell table:formula="of:=SIN(2 * PI() * [.B786])" office:value-type="float" office:value="-0.344101425989939">
            <text:p>-0.344101426</text:p>
          </table:table-cell>
          <table:table-cell table:formula="of:=[.D786]*[.E786]" office:value-type="float" office:value="-0.788991464920585">
            <text:p>-0.7889914649</text:p>
          </table:table-cell>
          <table:table-cell table:formula="of:=[.D786]*[.F786]" office:value-type="float" office:value="-0.289150810026047">
            <text:p>-0.28915081</text:p>
          </table:table-cell>
          <table:table-cell table:formula="of:=[.C786]" office:value-type="float" office:value="0.54211094560408">
            <text:p>0.5421109456</text:p>
          </table:table-cell>
        </table:table-row>
        <table:table-row table:style-name="ro1">
          <table:table-cell table:formula="of:=RAND()" office:value-type="float" office:value="0.78448486328125">
            <text:p>0.7844848633</text:p>
          </table:table-cell>
          <table:table-cell table:formula="of:=RAND()" office:value-type="float" office:value="0.771148681640625">
            <text:p>0.7711486816</text:p>
          </table:table-cell>
          <table:table-cell table:formula="of:=SQRT(1 - [.A787])" office:value-type="float" office:value="0.464236078648299">
            <text:p>0.4642360786</text:p>
          </table:table-cell>
          <table:table-cell table:formula="of:=SQRT(1 - (1 - [.A787]))" office:value-type="float" office:value="0.885711501156697">
            <text:p>0.8857115012</text:p>
          </table:table-cell>
          <table:table-cell table:formula="of:=COS(2 * PI() * [.B787])" office:value-type="float" office:value="0.132490375486544">
            <text:p>0.1324903755</text:p>
          </table:table-cell>
          <table:table-cell table:formula="of:=SIN(2 * PI() * [.B787])" office:value-type="float" office:value="-0.991184291846594">
            <text:p>-0.9911842918</text:p>
          </table:table-cell>
          <table:table-cell table:formula="of:=[.D787]*[.E787]" office:value-type="float" office:value="0.117348249361002">
            <text:p>0.1173482494</text:p>
          </table:table-cell>
          <table:table-cell table:formula="of:=[.D787]*[.F787]" office:value-type="float" office:value="-0.877903327054385">
            <text:p>-0.8779033271</text:p>
          </table:table-cell>
          <table:table-cell table:formula="of:=[.C787]" office:value-type="float" office:value="0.464236078648299">
            <text:p>0.4642360786</text:p>
          </table:table-cell>
        </table:table-row>
        <table:table-row table:style-name="ro1">
          <table:table-cell table:formula="of:=RAND()" office:value-type="float" office:value="0.62042236328125">
            <text:p>0.6204223633</text:p>
          </table:table-cell>
          <table:table-cell table:formula="of:=RAND()" office:value-type="float" office:value="0.352935791015625">
            <text:p>0.352935791</text:p>
          </table:table-cell>
          <table:table-cell table:formula="of:=SQRT(1 - [.A788])" office:value-type="float" office:value="0.616098723191949">
            <text:p>0.6160987232</text:p>
          </table:table-cell>
          <table:table-cell table:formula="of:=SQRT(1 - (1 - [.A788]))" office:value-type="float" office:value="0.78766894269182">
            <text:p>0.7876689427</text:p>
          </table:table-cell>
          <table:table-cell table:formula="of:=COS(2 * PI() * [.B788])" office:value-type="float" office:value="-0.602607632877746">
            <text:p>-0.6026076329</text:p>
          </table:table-cell>
          <table:table-cell table:formula="of:=SIN(2 * PI() * [.B788])" office:value-type="float" office:value="0.798037618660599">
            <text:p>0.7980376187</text:p>
          </table:table-cell>
          <table:table-cell table:formula="of:=[.D788]*[.E788]" office:value-type="float" office:value="-0.474655317046834">
            <text:p>-0.474655317</text:p>
          </table:table-cell>
          <table:table-cell table:formula="of:=[.D788]*[.F788]" office:value-type="float" office:value="0.628589447318692">
            <text:p>0.6285894473</text:p>
          </table:table-cell>
          <table:table-cell table:formula="of:=[.C788]" office:value-type="float" office:value="0.616098723191949">
            <text:p>0.6160987232</text:p>
          </table:table-cell>
        </table:table-row>
        <table:table-row table:style-name="ro1">
          <table:table-cell table:formula="of:=RAND()" office:value-type="float" office:value="0.477325439453125">
            <text:p>0.4773254395</text:p>
          </table:table-cell>
          <table:table-cell table:formula="of:=RAND()" office:value-type="float" office:value="0.004608154296875">
            <text:p>0.0046081543</text:p>
          </table:table-cell>
          <table:table-cell table:formula="of:=SQRT(1 - [.A789])" office:value-type="float" office:value="0.722962350711899">
            <text:p>0.7229623507</text:p>
          </table:table-cell>
          <table:table-cell table:formula="of:=SQRT(1 - (1 - [.A789]))" office:value-type="float" office:value="0.690887428929724">
            <text:p>0.6908874289</text:p>
          </table:table-cell>
          <table:table-cell table:formula="of:=COS(2 * PI() * [.B789])" office:value-type="float" office:value="0.999580865485274">
            <text:p>0.9995808655</text:p>
          </table:table-cell>
          <table:table-cell table:formula="of:=SIN(2 * PI() * [.B789])" office:value-type="float" office:value="0.0289498420671206">
            <text:p>0.0289498421</text:p>
          </table:table-cell>
          <table:table-cell table:formula="of:=[.D789]*[.E789]" office:value-type="float" office:value="0.690597854162469">
            <text:p>0.6905978542</text:p>
          </table:table-cell>
          <table:table-cell table:formula="of:=[.D789]*[.F789]" office:value-type="float" office:value="0.0200010819536746">
            <text:p>0.020001082</text:p>
          </table:table-cell>
          <table:table-cell table:formula="of:=[.C789]" office:value-type="float" office:value="0.722962350711899">
            <text:p>0.7229623507</text:p>
          </table:table-cell>
        </table:table-row>
        <table:table-row table:style-name="ro1">
          <table:table-cell table:formula="of:=RAND()" office:value-type="float" office:value="0.6343994140625">
            <text:p>0.6343994141</text:p>
          </table:table-cell>
          <table:table-cell table:formula="of:=RAND()" office:value-type="float" office:value="0.12811279296875">
            <text:p>0.128112793</text:p>
          </table:table-cell>
          <table:table-cell table:formula="of:=SQRT(1 - [.A790])" office:value-type="float" office:value="0.604649142840292">
            <text:p>0.6046491428</text:p>
          </table:table-cell>
          <table:table-cell table:formula="of:=SQRT(1 - (1 - [.A790]))" office:value-type="float" office:value="0.796491942245808">
            <text:p>0.7964919422</text:p>
          </table:table-cell>
          <table:table-cell table:formula="of:=COS(2 * PI() * [.B790])" office:value-type="float" office:value="0.693142649285366">
            <text:p>0.6931426493</text:p>
          </table:table-cell>
          <table:table-cell table:formula="of:=SIN(2 * PI() * [.B790])" office:value-type="float" office:value="0.720800435447749">
            <text:p>0.7208004354</text:p>
          </table:table-cell>
          <table:table-cell table:formula="of:=[.D790]*[.E790]" office:value-type="float" office:value="0.552082534982706">
            <text:p>0.552082535</text:p>
          </table:table-cell>
          <table:table-cell table:formula="of:=[.D790]*[.F790]" office:value-type="float" office:value="0.574111738801402">
            <text:p>0.5741117388</text:p>
          </table:table-cell>
          <table:table-cell table:formula="of:=[.C790]" office:value-type="float" office:value="0.604649142840292">
            <text:p>0.6046491428</text:p>
          </table:table-cell>
        </table:table-row>
        <table:table-row table:style-name="ro1">
          <table:table-cell table:formula="of:=RAND()" office:value-type="float" office:value="0.024688720703125">
            <text:p>0.0246887207</text:p>
          </table:table-cell>
          <table:table-cell table:formula="of:=RAND()" office:value-type="float" office:value="0.24298095703125">
            <text:p>0.242980957</text:p>
          </table:table-cell>
          <table:table-cell table:formula="of:=SQRT(1 - [.A791])" office:value-type="float" office:value="0.98757849272697">
            <text:p>0.9875784927</text:p>
          </table:table-cell>
          <table:table-cell table:formula="of:=SQRT(1 - (1 - [.A791]))" office:value-type="float" office:value="0.15712644813374">
            <text:p>0.1571264481</text:p>
          </table:table-cell>
          <table:table-cell table:formula="of:=COS(2 * PI() * [.B791])" office:value-type="float" office:value="0.044087652794455">
            <text:p>0.0440876528</text:p>
          </table:table-cell>
          <table:table-cell table:formula="of:=SIN(2 * PI() * [.B791])" office:value-type="float" office:value="0.999027666719534">
            <text:p>0.9990276667</text:p>
          </table:table-cell>
          <table:table-cell table:formula="of:=[.D791]*[.E791]" office:value-type="float" office:value="0.00692733629014628">
            <text:p>0.0069273363</text:p>
          </table:table-cell>
          <table:table-cell table:formula="of:=[.D791]*[.F791]" office:value-type="float" office:value="0.156973668858978">
            <text:p>0.1569736689</text:p>
          </table:table-cell>
          <table:table-cell table:formula="of:=[.C791]" office:value-type="float" office:value="0.98757849272697">
            <text:p>0.9875784927</text:p>
          </table:table-cell>
        </table:table-row>
        <table:table-row table:style-name="ro1">
          <table:table-cell table:formula="of:=RAND()" office:value-type="float" office:value="0.080352783203125">
            <text:p>0.0803527832</text:p>
          </table:table-cell>
          <table:table-cell table:formula="of:=RAND()" office:value-type="float" office:value="0.38800048828125">
            <text:p>0.3880004883</text:p>
          </table:table-cell>
          <table:table-cell table:formula="of:=SQRT(1 - [.A792])" office:value-type="float" office:value="0.958982386072276">
            <text:p>0.9589823861</text:p>
          </table:table-cell>
          <table:table-cell table:formula="of:=SQRT(1 - (1 - [.A792]))" office:value-type="float" office:value="0.28346566494573">
            <text:p>0.2834656649</text:p>
          </table:table-cell>
          <table:table-cell table:formula="of:=COS(2 * PI() * [.B792])" office:value-type="float" office:value="-0.762444496150687">
            <text:p>-0.7624444962</text:p>
          </table:table-cell>
          <table:table-cell table:formula="of:=SIN(2 * PI() * [.B792])" office:value-type="float" office:value="0.647053622422072">
            <text:p>0.6470536224</text:p>
          </table:table-cell>
          <table:table-cell table:formula="of:=[.D792]*[.E792]" office:value-type="float" office:value="-0.216126836085567">
            <text:p>-0.2161268361</text:p>
          </table:table-cell>
          <table:table-cell table:formula="of:=[.D792]*[.F792]" office:value-type="float" office:value="0.183417485335416">
            <text:p>0.1834174853</text:p>
          </table:table-cell>
          <table:table-cell table:formula="of:=[.C792]" office:value-type="float" office:value="0.958982386072276">
            <text:p>0.9589823861</text:p>
          </table:table-cell>
        </table:table-row>
        <table:table-row table:style-name="ro1">
          <table:table-cell table:formula="of:=RAND()" office:value-type="float" office:value="0.253997802734375">
            <text:p>0.2539978027</text:p>
          </table:table-cell>
          <table:table-cell table:formula="of:=RAND()" office:value-type="float" office:value="0.43328857421875">
            <text:p>0.4332885742</text:p>
          </table:table-cell>
          <table:table-cell table:formula="of:=SQRT(1 - [.A793])" office:value-type="float" office:value="0.863714187255034">
            <text:p>0.8637141873</text:p>
          </table:table-cell>
          <table:table-cell table:formula="of:=SQRT(1 - (1 - [.A793]))" office:value-type="float" office:value="0.503981946833788">
            <text:p>0.5039819468</text:p>
          </table:table-cell>
          <table:table-cell table:formula="of:=COS(2 * PI() * [.B793])" office:value-type="float" office:value="-0.913431035048555">
            <text:p>-0.913431035</text:p>
          </table:table-cell>
          <table:table-cell table:formula="of:=SIN(2 * PI() * [.B793])" office:value-type="float" office:value="0.406993543204467">
            <text:p>0.4069935432</text:p>
          </table:table-cell>
          <table:table-cell table:formula="of:=[.D793]*[.E793]" office:value-type="float" office:value="-0.460352751342173">
            <text:p>-0.4603527513</text:p>
          </table:table-cell>
          <table:table-cell table:formula="of:=[.D793]*[.F793]" office:value-type="float" office:value="0.205117398252968">
            <text:p>0.2051173983</text:p>
          </table:table-cell>
          <table:table-cell table:formula="of:=[.C793]" office:value-type="float" office:value="0.863714187255034">
            <text:p>0.8637141873</text:p>
          </table:table-cell>
        </table:table-row>
        <table:table-row table:style-name="ro1">
          <table:table-cell table:formula="of:=RAND()" office:value-type="float" office:value="0.936920166015625">
            <text:p>0.936920166</text:p>
          </table:table-cell>
          <table:table-cell table:formula="of:=RAND()" office:value-type="float" office:value="0.145111083984375">
            <text:p>0.145111084</text:p>
          </table:table-cell>
          <table:table-cell table:formula="of:=SQRT(1 - [.A794])" office:value-type="float" office:value="0.251156990713727">
            <text:p>0.2511569907</text:p>
          </table:table-cell>
          <table:table-cell table:formula="of:=SQRT(1 - (1 - [.A794]))" office:value-type="float" office:value="0.967946365257717">
            <text:p>0.9679463653</text:p>
          </table:table-cell>
          <table:table-cell table:formula="of:=COS(2 * PI() * [.B794])" office:value-type="float" office:value="0.612355406822111">
            <text:p>0.6123554068</text:p>
          </table:table-cell>
          <table:table-cell table:formula="of:=SIN(2 * PI() * [.B794])" office:value-type="float" office:value="0.790582605257494">
            <text:p>0.7905826053</text:p>
          </table:table-cell>
          <table:table-cell table:formula="of:=[.D794]*[.E794]" office:value-type="float" office:value="0.592727190279372">
            <text:p>0.5927271903</text:p>
          </table:table-cell>
          <table:table-cell table:formula="of:=[.D794]*[.F794]" office:value-type="float" office:value="0.765241559194968">
            <text:p>0.7652415592</text:p>
          </table:table-cell>
          <table:table-cell table:formula="of:=[.C794]" office:value-type="float" office:value="0.251156990713727">
            <text:p>0.2511569907</text:p>
          </table:table-cell>
        </table:table-row>
        <table:table-row table:style-name="ro1">
          <table:table-cell table:formula="of:=RAND()" office:value-type="float" office:value="0.7630615234375">
            <text:p>0.7630615234</text:p>
          </table:table-cell>
          <table:table-cell table:formula="of:=RAND()" office:value-type="float" office:value="0.091278076171875">
            <text:p>0.0912780762</text:p>
          </table:table-cell>
          <table:table-cell table:formula="of:=SQRT(1 - [.A795])" office:value-type="float" office:value="0.486763265420163">
            <text:p>0.4867632654</text:p>
          </table:table-cell>
          <table:table-cell table:formula="of:=SQRT(1 - (1 - [.A795]))" office:value-type="float" office:value="0.873533928040291">
            <text:p>0.873533928</text:p>
          </table:table-cell>
          <table:table-cell table:formula="of:=COS(2 * PI() * [.B795])" office:value-type="float" office:value="0.839997849914689">
            <text:p>0.8399978499</text:p>
          </table:table-cell>
          <table:table-cell table:formula="of:=SIN(2 * PI() * [.B795])" office:value-type="float" office:value="0.542589727269785">
            <text:p>0.5425897273</text:p>
          </table:table-cell>
          <table:table-cell table:formula="of:=[.D795]*[.E795]" office:value-type="float" office:value="0.733766621381377">
            <text:p>0.7337666214</text:p>
          </table:table-cell>
          <table:table-cell table:formula="of:=[.D795]*[.F795]" office:value-type="float" office:value="0.473970535776286">
            <text:p>0.4739705358</text:p>
          </table:table-cell>
          <table:table-cell table:formula="of:=[.C795]" office:value-type="float" office:value="0.486763265420163">
            <text:p>0.4867632654</text:p>
          </table:table-cell>
        </table:table-row>
        <table:table-row table:style-name="ro1">
          <table:table-cell table:formula="of:=RAND()" office:value-type="float" office:value="0.6949462890625">
            <text:p>0.6949462891</text:p>
          </table:table-cell>
          <table:table-cell table:formula="of:=RAND()" office:value-type="float" office:value="0.670867919921875">
            <text:p>0.6708679199</text:p>
          </table:table-cell>
          <table:table-cell table:formula="of:=SQRT(1 - [.A796])" office:value-type="float" office:value="0.552316676316676">
            <text:p>0.5523166763</text:p>
          </table:table-cell>
          <table:table-cell table:formula="of:=SQRT(1 - (1 - [.A796]))" office:value-type="float" office:value="0.833634385724641">
            <text:p>0.8336343857</text:p>
          </table:table-cell>
          <table:table-cell table:formula="of:=COS(2 * PI() * [.B796])" office:value-type="float" office:value="-0.476967769780475">
            <text:p>-0.4769677698</text:p>
          </table:table-cell>
          <table:table-cell table:formula="of:=SIN(2 * PI() * [.B796])" office:value-type="float" office:value="-0.878920785162486">
            <text:p>-0.8789207852</text:p>
          </table:table-cell>
          <table:table-cell table:formula="of:=[.D796]*[.E796]" office:value-type="float" office:value="-0.397616733771398">
            <text:p>-0.3976167338</text:p>
          </table:table-cell>
          <table:table-cell table:formula="of:=[.D796]*[.F796]" office:value-type="float" office:value="-0.732698588839548">
            <text:p>-0.7326985888</text:p>
          </table:table-cell>
          <table:table-cell table:formula="of:=[.C796]" office:value-type="float" office:value="0.552316676316676">
            <text:p>0.5523166763</text:p>
          </table:table-cell>
        </table:table-row>
        <table:table-row table:style-name="ro1">
          <table:table-cell table:formula="of:=RAND()" office:value-type="float" office:value="0.9627685546875">
            <text:p>0.9627685547</text:p>
          </table:table-cell>
          <table:table-cell table:formula="of:=RAND()" office:value-type="float" office:value="0.32879638671875">
            <text:p>0.3287963867</text:p>
          </table:table-cell>
          <table:table-cell table:formula="of:=SQRT(1 - [.A797])" office:value-type="float" office:value="0.192954516175445">
            <text:p>0.1929545162</text:p>
          </table:table-cell>
          <table:table-cell table:formula="of:=SQRT(1 - (1 - [.A797]))" office:value-type="float" office:value="0.981207702113829">
            <text:p>0.9812077021</text:p>
          </table:table-cell>
          <table:table-cell table:formula="of:=COS(2 * PI() * [.B797])" office:value-type="float" office:value="-0.47511286973462">
            <text:p>-0.4751128697</text:p>
          </table:table-cell>
          <table:table-cell table:formula="of:=SIN(2 * PI() * [.B797])" office:value-type="float" office:value="0.879924861003787">
            <text:p>0.879924861</text:p>
          </table:table-cell>
          <table:table-cell table:formula="of:=[.D797]*[.E797]" office:value-type="float" office:value="-0.466184407157013">
            <text:p>-0.4661844072</text:p>
          </table:table-cell>
          <table:table-cell table:formula="of:=[.D797]*[.F797]" office:value-type="float" office:value="0.863389050898356">
            <text:p>0.8633890509</text:p>
          </table:table-cell>
          <table:table-cell table:formula="of:=[.C797]" office:value-type="float" office:value="0.192954516175445">
            <text:p>0.1929545162</text:p>
          </table:table-cell>
        </table:table-row>
        <table:table-row table:style-name="ro1">
          <table:table-cell table:formula="of:=RAND()" office:value-type="float" office:value="0.990936279296875">
            <text:p>0.9909362793</text:p>
          </table:table-cell>
          <table:table-cell table:formula="of:=RAND()" office:value-type="float" office:value="0.99285888671875">
            <text:p>0.9928588867</text:p>
          </table:table-cell>
          <table:table-cell table:formula="of:=SQRT(1 - [.A798])" office:value-type="float" office:value="0.0952035750543277">
            <text:p>0.0952035751</text:p>
          </table:table-cell>
          <table:table-cell table:formula="of:=SQRT(1 - (1 - [.A798]))" office:value-type="float" office:value="0.99545782396688">
            <text:p>0.995457824</text:p>
          </table:table-cell>
          <table:table-cell table:formula="of:=COS(2 * PI() * [.B798])" office:value-type="float" office:value="0.998993558065546">
            <text:p>0.9989935581</text:p>
          </table:table-cell>
          <table:table-cell table:formula="of:=SIN(2 * PI() * [.B798])" office:value-type="float" office:value="-0.0448538843751697">
            <text:p>-0.0448538844</text:p>
          </table:table-cell>
          <table:table-cell table:formula="of:=[.D798]*[.E798]" office:value-type="float" office:value="0.994455953468859">
            <text:p>0.9944559535</text:p>
          </table:table-cell>
          <table:table-cell table:formula="of:=[.D798]*[.F798]" office:value-type="float" office:value="-0.0446501501365684">
            <text:p>-0.0446501501</text:p>
          </table:table-cell>
          <table:table-cell table:formula="of:=[.C798]" office:value-type="float" office:value="0.0952035750543277">
            <text:p>0.0952035751</text:p>
          </table:table-cell>
        </table:table-row>
        <table:table-row table:style-name="ro1">
          <table:table-cell table:formula="of:=RAND()" office:value-type="float" office:value="0.02789306640625">
            <text:p>0.0278930664</text:p>
          </table:table-cell>
          <table:table-cell table:formula="of:=RAND()" office:value-type="float" office:value="0.5787353515625">
            <text:p>0.5787353516</text:p>
          </table:table-cell>
          <table:table-cell table:formula="of:=SQRT(1 - [.A799])" office:value-type="float" office:value="0.985954833445097">
            <text:p>0.9859548334</text:p>
          </table:table-cell>
          <table:table-cell table:formula="of:=SQRT(1 - (1 - [.A799]))" office:value-type="float" office:value="0.16701217442525">
            <text:p>0.1670121744</text:p>
          </table:table-cell>
          <table:table-cell table:formula="of:=COS(2 * PI() * [.B799])" office:value-type="float" office:value="-0.88010699979824">
            <text:p>-0.8801069998</text:p>
          </table:table-cell>
          <table:table-cell table:formula="of:=SIN(2 * PI() * [.B799])" office:value-type="float" office:value="-0.474775387847917">
            <text:p>-0.4747753878</text:p>
          </table:table-cell>
          <table:table-cell table:formula="of:=[.D799]*[.E799]" office:value-type="float" office:value="-0.146988583763187">
            <text:p>-0.1469885838</text:p>
          </table:table-cell>
          <table:table-cell table:formula="of:=[.D799]*[.F799]" office:value-type="float" office:value="-0.0792932698880719">
            <text:p>-0.0792932699</text:p>
          </table:table-cell>
          <table:table-cell table:formula="of:=[.C799]" office:value-type="float" office:value="0.985954833445097">
            <text:p>0.9859548334</text:p>
          </table:table-cell>
        </table:table-row>
        <table:table-row table:style-name="ro1">
          <table:table-cell table:formula="of:=RAND()" office:value-type="float" office:value="0.414276123046875">
            <text:p>0.414276123</text:p>
          </table:table-cell>
          <table:table-cell table:formula="of:=RAND()" office:value-type="float" office:value="0.667388916015625">
            <text:p>0.667388916</text:p>
          </table:table-cell>
          <table:table-cell table:formula="of:=SQRT(1 - [.A800])" office:value-type="float" office:value="0.765325993909213">
            <text:p>0.7653259939</text:p>
          </table:table-cell>
          <table:table-cell table:formula="of:=SQRT(1 - (1 - [.A800]))" office:value-type="float" office:value="0.643642853643909">
            <text:p>0.6436428536</text:p>
          </table:table-cell>
          <table:table-cell table:formula="of:=COS(2 * PI() * [.B800])" office:value-type="float" office:value="-0.496064818846843">
            <text:p>-0.4960648188</text:p>
          </table:table-cell>
          <table:table-cell table:formula="of:=SIN(2 * PI() * [.B800])" office:value-type="float" office:value="-0.868285491933643">
            <text:p>-0.8682854919</text:p>
          </table:table-cell>
          <table:table-cell table:formula="of:=[.D800]*[.E800]" office:value-type="float" office:value="-0.319288575594931">
            <text:p>-0.3192885756</text:p>
          </table:table-cell>
          <table:table-cell table:formula="of:=[.D800]*[.F800]" office:value-type="float" office:value="-0.558865751805776">
            <text:p>-0.5588657518</text:p>
          </table:table-cell>
          <table:table-cell table:formula="of:=[.C800]" office:value-type="float" office:value="0.765325993909213">
            <text:p>0.7653259939</text:p>
          </table:table-cell>
        </table:table-row>
        <table:table-row table:style-name="ro1">
          <table:table-cell table:formula="of:=RAND()" office:value-type="float" office:value="0.41229248046875">
            <text:p>0.4122924805</text:p>
          </table:table-cell>
          <table:table-cell table:formula="of:=RAND()" office:value-type="float" office:value="0.797943115234375">
            <text:p>0.7979431152</text:p>
          </table:table-cell>
          <table:table-cell table:formula="of:=SQRT(1 - [.A801])" office:value-type="float" office:value="0.766620844701767">
            <text:p>0.7666208447</text:p>
          </table:table-cell>
          <table:table-cell table:formula="of:=SQRT(1 - (1 - [.A801]))" office:value-type="float" office:value="0.642100054873654">
            <text:p>0.6421000549</text:p>
          </table:table-cell>
          <table:table-cell table:formula="of:=COS(2 * PI() * [.B801])" office:value-type="float" office:value="0.296700277290238">
            <text:p>0.2967002773</text:p>
          </table:table-cell>
          <table:table-cell table:formula="of:=SIN(2 * PI() * [.B801])" office:value-type="float" office:value="-0.954970651620193">
            <text:p>-0.9549706516</text:p>
          </table:table-cell>
          <table:table-cell table:formula="of:=[.D801]*[.E801]" office:value-type="float" office:value="0.19051126432909">
            <text:p>0.1905112643</text:p>
          </table:table-cell>
          <table:table-cell table:formula="of:=[.D801]*[.F801]" office:value-type="float" office:value="-0.613186707808055">
            <text:p>-0.6131867078</text:p>
          </table:table-cell>
          <table:table-cell table:formula="of:=[.C801]" office:value-type="float" office:value="0.766620844701767">
            <text:p>0.7666208447</text:p>
          </table:table-cell>
        </table:table-row>
        <table:table-row table:style-name="ro1">
          <table:table-cell table:formula="of:=RAND()" office:value-type="float" office:value="0.394561767578125">
            <text:p>0.3945617676</text:p>
          </table:table-cell>
          <table:table-cell table:formula="of:=RAND()" office:value-type="float" office:value="0.858734130859375">
            <text:p>0.8587341309</text:p>
          </table:table-cell>
          <table:table-cell table:formula="of:=SQRT(1 - [.A802])" office:value-type="float" office:value="0.778099114780293">
            <text:p>0.7780991148</text:p>
          </table:table-cell>
          <table:table-cell table:formula="of:=SQRT(1 - (1 - [.A802]))" office:value-type="float" office:value="0.628141518750452">
            <text:p>0.6281415188</text:p>
          </table:table-cell>
          <table:table-cell table:formula="of:=COS(2 * PI() * [.B802])" office:value-type="float" office:value="0.63127546859898">
            <text:p>0.6312754686</text:p>
          </table:table-cell>
          <table:table-cell table:formula="of:=SIN(2 * PI() * [.B802])" office:value-type="float" office:value="-0.775558690716014">
            <text:p>-0.7755586907</text:p>
          </table:table-cell>
          <table:table-cell table:formula="of:=[.D802]*[.E802]" office:value-type="float" office:value="0.396530331595667">
            <text:p>0.3965303316</text:p>
          </table:table-cell>
          <table:table-cell table:formula="of:=[.D802]*[.F802]" office:value-type="float" office:value="-0.487160613866469">
            <text:p>-0.4871606139</text:p>
          </table:table-cell>
          <table:table-cell table:formula="of:=[.C802]" office:value-type="float" office:value="0.778099114780293">
            <text:p>0.7780991148</text:p>
          </table:table-cell>
        </table:table-row>
        <table:table-row table:style-name="ro1">
          <table:table-cell table:formula="of:=RAND()" office:value-type="float" office:value="0.084930419921875">
            <text:p>0.0849304199</text:p>
          </table:table-cell>
          <table:table-cell table:formula="of:=RAND()" office:value-type="float" office:value="0.430572509765625">
            <text:p>0.4305725098</text:p>
          </table:table-cell>
          <table:table-cell table:formula="of:=SQRT(1 - [.A803])" office:value-type="float" office:value="0.95659269288351">
            <text:p>0.9565926929</text:p>
          </table:table-cell>
          <table:table-cell table:formula="of:=SQRT(1 - (1 - [.A803]))" office:value-type="float" office:value="0.291428241462414">
            <text:p>0.2914282415</text:p>
          </table:table-cell>
          <table:table-cell table:formula="of:=COS(2 * PI() * [.B803])" office:value-type="float" office:value="-0.906352801914652">
            <text:p>-0.9063528019</text:p>
          </table:table-cell>
          <table:table-cell table:formula="of:=SIN(2 * PI() * [.B803])" office:value-type="float" office:value="0.422521713597608">
            <text:p>0.4225217136</text:p>
          </table:table-cell>
          <table:table-cell table:formula="of:=[.D803]*[.E803]" office:value-type="float" office:value="-0.264136803206519">
            <text:p>-0.2641368032</text:p>
          </table:table-cell>
          <table:table-cell table:formula="of:=[.D803]*[.F803]" office:value-type="float" office:value="0.123134759973437">
            <text:p>0.12313476</text:p>
          </table:table-cell>
          <table:table-cell table:formula="of:=[.C803]" office:value-type="float" office:value="0.95659269288351">
            <text:p>0.9565926929</text:p>
          </table:table-cell>
        </table:table-row>
        <table:table-row table:style-name="ro1">
          <table:table-cell table:formula="of:=RAND()" office:value-type="float" office:value="0.575286865234375">
            <text:p>0.5752868652</text:p>
          </table:table-cell>
          <table:table-cell table:formula="of:=RAND()" office:value-type="float" office:value="0.25616455078125">
            <text:p>0.2561645508</text:p>
          </table:table-cell>
          <table:table-cell table:formula="of:=SQRT(1 - [.A804])" office:value-type="float" office:value="0.65170018779008">
            <text:p>0.6517001878</text:p>
          </table:table-cell>
          <table:table-cell table:formula="of:=SQRT(1 - (1 - [.A804]))" office:value-type="float" office:value="0.758476674153118">
            <text:p>0.7584766742</text:p>
          </table:table-cell>
          <table:table-cell table:formula="of:=COS(2 * PI() * [.B804])" office:value-type="float" office:value="-0.0387233307759336">
            <text:p>-0.0387233308</text:p>
          </table:table-cell>
          <table:table-cell table:formula="of:=SIN(2 * PI() * [.B804])" office:value-type="float" office:value="0.999249970554724">
            <text:p>0.9992499706</text:p>
          </table:table-cell>
          <table:table-cell table:formula="of:=[.D804]*[.E804]" office:value-type="float" office:value="-0.0293707431390612">
            <text:p>-0.0293707431</text:p>
          </table:table-cell>
          <table:table-cell table:formula="of:=[.D804]*[.F804]" office:value-type="float" office:value="0.757907794313948">
            <text:p>0.7579077943</text:p>
          </table:table-cell>
          <table:table-cell table:formula="of:=[.C804]" office:value-type="float" office:value="0.65170018779008">
            <text:p>0.6517001878</text:p>
          </table:table-cell>
        </table:table-row>
        <table:table-row table:style-name="ro1">
          <table:table-cell table:formula="of:=RAND()" office:value-type="float" office:value="0.14276123046875">
            <text:p>0.1427612305</text:p>
          </table:table-cell>
          <table:table-cell table:formula="of:=RAND()" office:value-type="float" office:value="0.911895751953125">
            <text:p>0.911895752</text:p>
          </table:table-cell>
          <table:table-cell table:formula="of:=SQRT(1 - [.A805])" office:value-type="float" office:value="0.925871896933507">
            <text:p>0.9258718969</text:p>
          </table:table-cell>
          <table:table-cell table:formula="of:=SQRT(1 - (1 - [.A805]))" office:value-type="float" office:value="0.377837571541992">
            <text:p>0.3778375715</text:p>
          </table:table-cell>
          <table:table-cell table:formula="of:=COS(2 * PI() * [.B805])" office:value-type="float" office:value="0.850650304737422">
            <text:p>0.8506503047</text:p>
          </table:table-cell>
          <table:table-cell table:formula="of:=SIN(2 * PI() * [.B805])" office:value-type="float" office:value="-0.52573192698383">
            <text:p>-0.525731927</text:p>
          </table:table-cell>
          <table:table-cell table:formula="of:=[.D805]*[.E805]" office:value-type="float" office:value="0.321407645373443">
            <text:p>0.3214076454</text:p>
          </table:table-cell>
          <table:table-cell table:formula="of:=[.D805]*[.F805]" office:value-type="float" office:value="-0.198641274573662">
            <text:p>-0.1986412746</text:p>
          </table:table-cell>
          <table:table-cell table:formula="of:=[.C805]" office:value-type="float" office:value="0.925871896933507">
            <text:p>0.9258718969</text:p>
          </table:table-cell>
        </table:table-row>
        <table:table-row table:style-name="ro1">
          <table:table-cell table:formula="of:=RAND()" office:value-type="float" office:value="0.58001708984375">
            <text:p>0.5800170898</text:p>
          </table:table-cell>
          <table:table-cell table:formula="of:=RAND()" office:value-type="float" office:value="0.8603515625">
            <text:p>0.8603515625</text:p>
          </table:table-cell>
          <table:table-cell table:formula="of:=SQRT(1 - [.A806])" office:value-type="float" office:value="0.648060884605953">
            <text:p>0.6480608846</text:p>
          </table:table-cell>
          <table:table-cell table:formula="of:=SQRT(1 - (1 - [.A806]))" office:value-type="float" office:value="0.761588530535847">
            <text:p>0.7615885305</text:p>
          </table:table-cell>
          <table:table-cell table:formula="of:=COS(2 * PI() * [.B806])" office:value-type="float" office:value="0.639124444863776">
            <text:p>0.6391244449</text:p>
          </table:table-cell>
          <table:table-cell table:formula="of:=SIN(2 * PI() * [.B806])" office:value-type="float" office:value="-0.76910333764558">
            <text:p>-0.7691033376</text:p>
          </table:table-cell>
          <table:table-cell table:formula="of:=[.D806]*[.E806]" office:value-type="float" office:value="0.486749846793342">
            <text:p>0.4867498468</text:p>
          </table:table-cell>
          <table:table-cell table:formula="of:=[.D806]*[.F806]" office:value-type="float" office:value="-0.585740280747712">
            <text:p>-0.5857402807</text:p>
          </table:table-cell>
          <table:table-cell table:formula="of:=[.C806]" office:value-type="float" office:value="0.648060884605953">
            <text:p>0.6480608846</text:p>
          </table:table-cell>
        </table:table-row>
        <table:table-row table:style-name="ro1">
          <table:table-cell table:formula="of:=RAND()" office:value-type="float" office:value="0.956878662109375">
            <text:p>0.9568786621</text:p>
          </table:table-cell>
          <table:table-cell table:formula="of:=RAND()" office:value-type="float" office:value="0.99468994140625">
            <text:p>0.9946899414</text:p>
          </table:table-cell>
          <table:table-cell table:formula="of:=SQRT(1 - [.A807])" office:value-type="float" office:value="0.207656779062531">
            <text:p>0.2076567791</text:p>
          </table:table-cell>
          <table:table-cell table:formula="of:=SQRT(1 - (1 - [.A807]))" office:value-type="float" office:value="0.978201749185399">
            <text:p>0.9782017492</text:p>
          </table:table-cell>
          <table:table-cell table:formula="of:=COS(2 * PI() * [.B807])" office:value-type="float" office:value="0.999443470640078">
            <text:p>0.9994434706</text:p>
          </table:table-cell>
          <table:table-cell table:formula="of:=SIN(2 * PI() * [.B807])" office:value-type="float" office:value="-0.0333578925430861">
            <text:p>-0.0333578925</text:p>
          </table:table-cell>
          <table:table-cell table:formula="of:=[.D807]*[.E807]" office:value-type="float" office:value="0.97765735119205">
            <text:p>0.9776573512</text:p>
          </table:table-cell>
          <table:table-cell table:formula="of:=[.D807]*[.F807]" office:value-type="float" office:value="-0.0326307488347854">
            <text:p>-0.0326307488</text:p>
          </table:table-cell>
          <table:table-cell table:formula="of:=[.C807]" office:value-type="float" office:value="0.207656779062531">
            <text:p>0.2076567791</text:p>
          </table:table-cell>
        </table:table-row>
        <table:table-row table:style-name="ro1">
          <table:table-cell table:formula="of:=RAND()" office:value-type="float" office:value="0.5775146484375">
            <text:p>0.5775146484</text:p>
          </table:table-cell>
          <table:table-cell table:formula="of:=RAND()" office:value-type="float" office:value="0.169891357421875">
            <text:p>0.1698913574</text:p>
          </table:table-cell>
          <table:table-cell table:formula="of:=SQRT(1 - [.A808])" office:value-type="float" office:value="0.649988731873484">
            <text:p>0.6499887319</text:p>
          </table:table-cell>
          <table:table-cell table:formula="of:=SQRT(1 - (1 - [.A808]))" office:value-type="float" office:value="0.759943845581698">
            <text:p>0.7599438456</text:p>
          </table:table-cell>
          <table:table-cell table:formula="of:=COS(2 * PI() * [.B808])" office:value-type="float" office:value="0.482351747550501">
            <text:p>0.4823517476</text:p>
          </table:table-cell>
          <table:table-cell table:formula="of:=SIN(2 * PI() * [.B808])" office:value-type="float" office:value="0.875977620510352">
            <text:p>0.8759776205</text:p>
          </table:table-cell>
          <table:table-cell table:formula="of:=[.D808]*[.E808]" office:value-type="float" office:value="0.36656024195658">
            <text:p>0.366560242</text:p>
          </table:table-cell>
          <table:table-cell table:formula="of:=[.D808]*[.F808]" office:value-type="float" office:value="0.665693801574142">
            <text:p>0.6656938016</text:p>
          </table:table-cell>
          <table:table-cell table:formula="of:=[.C808]" office:value-type="float" office:value="0.649988731873484">
            <text:p>0.6499887319</text:p>
          </table:table-cell>
        </table:table-row>
        <table:table-row table:style-name="ro1">
          <table:table-cell table:formula="of:=RAND()" office:value-type="float" office:value="0.508026123046875">
            <text:p>0.508026123</text:p>
          </table:table-cell>
          <table:table-cell table:formula="of:=RAND()" office:value-type="float" office:value="0.679046630859375">
            <text:p>0.6790466309</text:p>
          </table:table-cell>
          <table:table-cell table:formula="of:=SQRT(1 - [.A809])" office:value-type="float" office:value="0.701408495067692">
            <text:p>0.7014084951</text:p>
          </table:table-cell>
          <table:table-cell table:formula="of:=SQRT(1 - (1 - [.A809]))" office:value-type="float" office:value="0.712759512771927">
            <text:p>0.7127595128</text:p>
          </table:table-cell>
          <table:table-cell table:formula="of:=COS(2 * PI() * [.B809])" office:value-type="float" office:value="-0.43119171063903">
            <text:p>-0.4311917106</text:p>
          </table:table-cell>
          <table:table-cell table:formula="of:=SIN(2 * PI() * [.B809])" office:value-type="float" office:value="-0.902260333094715">
            <text:p>-0.9022603331</text:p>
          </table:table-cell>
          <table:table-cell table:formula="of:=[.D809]*[.E809]" office:value-type="float" office:value="-0.307335993586369">
            <text:p>-0.3073359936</text:p>
          </table:table-cell>
          <table:table-cell table:formula="of:=[.D809]*[.F809]" office:value-type="float" office:value="-0.643094635410026">
            <text:p>-0.6430946354</text:p>
          </table:table-cell>
          <table:table-cell table:formula="of:=[.C809]" office:value-type="float" office:value="0.701408495067692">
            <text:p>0.7014084951</text:p>
          </table:table-cell>
        </table:table-row>
        <table:table-row table:style-name="ro1">
          <table:table-cell table:formula="of:=RAND()" office:value-type="float" office:value="0.5518798828125">
            <text:p>0.5518798828</text:p>
          </table:table-cell>
          <table:table-cell table:formula="of:=RAND()" office:value-type="float" office:value="0.799591064453125">
            <text:p>0.7995910645</text:p>
          </table:table-cell>
          <table:table-cell table:formula="of:=SQRT(1 - [.A810])" office:value-type="float" office:value="0.669417744900372">
            <text:p>0.6694177449</text:p>
          </table:table-cell>
          <table:table-cell table:formula="of:=SQRT(1 - (1 - [.A810]))" office:value-type="float" office:value="0.742886184292385">
            <text:p>0.7428861843</text:p>
          </table:table-cell>
          <table:table-cell table:formula="of:=COS(2 * PI() * [.B810])" office:value-type="float" office:value="0.30657231545292">
            <text:p>0.3065723155</text:p>
          </table:table-cell>
          <table:table-cell table:formula="of:=SIN(2 * PI() * [.B810])" office:value-type="float" office:value="-0.951847369801396">
            <text:p>-0.9518473698</text:p>
          </table:table-cell>
          <table:table-cell table:formula="of:=[.D810]*[.E810]" office:value-type="float" office:value="0.227748337636501">
            <text:p>0.2277483376</text:p>
          </table:table-cell>
          <table:table-cell table:formula="of:=[.D810]*[.F810]" office:value-type="float" office:value="-0.707114260580502">
            <text:p>-0.7071142606</text:p>
          </table:table-cell>
          <table:table-cell table:formula="of:=[.C810]" office:value-type="float" office:value="0.669417744900372">
            <text:p>0.6694177449</text:p>
          </table:table-cell>
        </table:table-row>
        <table:table-row table:style-name="ro1">
          <table:table-cell table:formula="of:=RAND()" office:value-type="float" office:value="0.06793212890625">
            <text:p>0.0679321289</text:p>
          </table:table-cell>
          <table:table-cell table:formula="of:=RAND()" office:value-type="float" office:value="0.026885986328125">
            <text:p>0.0268859863</text:p>
          </table:table-cell>
          <table:table-cell table:formula="of:=SQRT(1 - [.A811])" office:value-type="float" office:value="0.9654366219974">
            <text:p>0.965436622</text:p>
          </table:table-cell>
          <table:table-cell table:formula="of:=SQRT(1 - (1 - [.A811]))" office:value-type="float" office:value="0.260637926837692">
            <text:p>0.2606379268</text:p>
          </table:table-cell>
          <table:table-cell table:formula="of:=COS(2 * PI() * [.B811])" office:value-type="float" office:value="0.985765289280531">
            <text:p>0.9857652893</text:p>
          </table:table-cell>
          <table:table-cell table:formula="of:=SIN(2 * PI() * [.B811])" office:value-type="float" office:value="0.168127316191243">
            <text:p>0.1681273162</text:p>
          </table:table-cell>
          <table:table-cell table:formula="of:=[.D811]*[.E811]" office:value-type="float" office:value="0.256927821346635">
            <text:p>0.2569278213</text:p>
          </table:table-cell>
          <table:table-cell table:formula="of:=[.D811]*[.F811]" office:value-type="float" office:value="0.0438203551368708">
            <text:p>0.0438203551</text:p>
          </table:table-cell>
          <table:table-cell table:formula="of:=[.C811]" office:value-type="float" office:value="0.9654366219974">
            <text:p>0.965436622</text:p>
          </table:table-cell>
        </table:table-row>
        <table:table-row table:style-name="ro1">
          <table:table-cell table:formula="of:=RAND()" office:value-type="float" office:value="0.683929443359375">
            <text:p>0.6839294434</text:p>
          </table:table-cell>
          <table:table-cell table:formula="of:=RAND()" office:value-type="float" office:value="0.061767578125">
            <text:p>0.0617675781</text:p>
          </table:table-cell>
          <table:table-cell table:formula="of:=SQRT(1 - [.A812])" office:value-type="float" office:value="0.562201526714954">
            <text:p>0.5622015267</text:p>
          </table:table-cell>
          <table:table-cell table:formula="of:=SQRT(1 - (1 - [.A812]))" office:value-type="float" office:value="0.827000268052783">
            <text:p>0.8270002681</text:p>
          </table:table-cell>
          <table:table-cell table:formula="of:=COS(2 * PI() * [.B812])" office:value-type="float" office:value="0.925630830509873">
            <text:p>0.9256308305</text:p>
          </table:table-cell>
          <table:table-cell table:formula="of:=SIN(2 * PI() * [.B812])" office:value-type="float" office:value="0.378427754808766">
            <text:p>0.3784277548</text:p>
          </table:table-cell>
          <table:table-cell table:formula="of:=[.D812]*[.E812]" office:value-type="float" office:value="0.765496944949585">
            <text:p>0.7654969449</text:p>
          </table:table-cell>
          <table:table-cell table:formula="of:=[.D812]*[.F812]" office:value-type="float" office:value="0.312959854665462">
            <text:p>0.3129598547</text:p>
          </table:table-cell>
          <table:table-cell table:formula="of:=[.C812]" office:value-type="float" office:value="0.562201526714954">
            <text:p>0.5622015267</text:p>
          </table:table-cell>
        </table:table-row>
        <table:table-row table:style-name="ro1">
          <table:table-cell table:formula="of:=RAND()" office:value-type="float" office:value="0.882476806640625">
            <text:p>0.8824768066</text:p>
          </table:table-cell>
          <table:table-cell table:formula="of:=RAND()" office:value-type="float" office:value="0.642547607421875">
            <text:p>0.6425476074</text:p>
          </table:table-cell>
          <table:table-cell table:formula="of:=SQRT(1 - [.A813])" office:value-type="float" office:value="0.34281655934242">
            <text:p>0.3428165593</text:p>
          </table:table-cell>
          <table:table-cell table:formula="of:=SQRT(1 - (1 - [.A813]))" office:value-type="float" office:value="0.939402366742082">
            <text:p>0.9394023667</text:p>
          </table:table-cell>
          <table:table-cell table:formula="of:=COS(2 * PI() * [.B813])" office:value-type="float" office:value="-0.625009181142947">
            <text:p>-0.6250091811</text:p>
          </table:table-cell>
          <table:table-cell table:formula="of:=SIN(2 * PI() * [.B813])" office:value-type="float" office:value="-0.780617398913849">
            <text:p>-0.7806173989</text:p>
          </table:table-cell>
          <table:table-cell table:formula="of:=[.D813]*[.E813]" office:value-type="float" office:value="-0.587135104001215">
            <text:p>-0.587135104</text:p>
          </table:table-cell>
          <table:table-cell table:formula="of:=[.D813]*[.F813]" office:value-type="float" office:value="-0.733313832059717">
            <text:p>-0.7333138321</text:p>
          </table:table-cell>
          <table:table-cell table:formula="of:=[.C813]" office:value-type="float" office:value="0.34281655934242">
            <text:p>0.3428165593</text:p>
          </table:table-cell>
        </table:table-row>
        <table:table-row table:style-name="ro1">
          <table:table-cell table:formula="of:=RAND()" office:value-type="float" office:value="0.750396728515625">
            <text:p>0.7503967285</text:p>
          </table:table-cell>
          <table:table-cell table:formula="of:=RAND()" office:value-type="float" office:value="0.5413818359375">
            <text:p>0.5413818359</text:p>
          </table:table-cell>
          <table:table-cell table:formula="of:=SQRT(1 - [.A814])" office:value-type="float" office:value="0.499603113965851">
            <text:p>0.499603114</text:p>
          </table:table-cell>
          <table:table-cell table:formula="of:=SQRT(1 - (1 - [.A814]))" office:value-type="float" office:value="0.866254424817343">
            <text:p>0.8662544248</text:p>
          </table:table-cell>
          <table:table-cell table:formula="of:=COS(2 * PI() * [.B814])" office:value-type="float" office:value="-0.966387473212299">
            <text:p>-0.9663874732</text:p>
          </table:table-cell>
          <table:table-cell table:formula="of:=SIN(2 * PI() * [.B814])" office:value-type="float" office:value="-0.257089967945753">
            <text:p>-0.2570899679</text:p>
          </table:table-cell>
          <table:table-cell table:formula="of:=[.D814]*[.E814]" office:value-type="float" office:value="-0.837137424758205">
            <text:p>-0.8371374248</text:p>
          </table:table-cell>
          <table:table-cell table:formula="of:=[.D814]*[.F814]" office:value-type="float" office:value="-0.222705322309157">
            <text:p>-0.2227053223</text:p>
          </table:table-cell>
          <table:table-cell table:formula="of:=[.C814]" office:value-type="float" office:value="0.499603113965851">
            <text:p>0.499603114</text:p>
          </table:table-cell>
        </table:table-row>
        <table:table-row table:style-name="ro1">
          <table:table-cell table:formula="of:=RAND()" office:value-type="float" office:value="0.01324462890625">
            <text:p>0.0132446289</text:p>
          </table:table-cell>
          <table:table-cell table:formula="of:=RAND()" office:value-type="float" office:value="0.100830078125">
            <text:p>0.1008300781</text:p>
          </table:table-cell>
          <table:table-cell table:formula="of:=SQRT(1 - [.A815])" office:value-type="float" office:value="0.993355611598258">
            <text:p>0.9933556116</text:p>
          </table:table-cell>
          <table:table-cell table:formula="of:=SQRT(1 - (1 - [.A815]))" office:value-type="float" office:value="0.115085311427002">
            <text:p>0.1150853114</text:p>
          </table:table-cell>
          <table:table-cell table:formula="of:=COS(2 * PI() * [.B815])" office:value-type="float" office:value="0.805940390571176">
            <text:p>0.8059403906</text:p>
          </table:table-cell>
          <table:table-cell table:formula="of:=SIN(2 * PI() * [.B815])" office:value-type="float" office:value="0.591996694962041">
            <text:p>0.591996695</text:p>
          </table:table-cell>
          <table:table-cell table:formula="of:=[.D815]*[.E815]" office:value-type="float" office:value="0.0927519008404833">
            <text:p>0.0927519008</text:p>
          </table:table-cell>
          <table:table-cell table:formula="of:=[.D815]*[.F815]" office:value-type="float" office:value="0.0681301240034623">
            <text:p>0.068130124</text:p>
          </table:table-cell>
          <table:table-cell table:formula="of:=[.C815]" office:value-type="float" office:value="0.993355611598258">
            <text:p>0.9933556116</text:p>
          </table:table-cell>
        </table:table-row>
        <table:table-row table:style-name="ro1">
          <table:table-cell table:formula="of:=RAND()" office:value-type="float" office:value="0.946685791015625">
            <text:p>0.946685791</text:p>
          </table:table-cell>
          <table:table-cell table:formula="of:=RAND()" office:value-type="float" office:value="0.19696044921875">
            <text:p>0.1969604492</text:p>
          </table:table-cell>
          <table:table-cell table:formula="of:=SQRT(1 - [.A816])" office:value-type="float" office:value="0.230898698533307">
            <text:p>0.2308986985</text:p>
          </table:table-cell>
          <table:table-cell table:formula="of:=SQRT(1 - (1 - [.A816]))" office:value-type="float" office:value="0.972977795746452">
            <text:p>0.9729777957</text:p>
          </table:table-cell>
          <table:table-cell table:formula="of:=COS(2 * PI() * [.B816])" office:value-type="float" office:value="0.3271228723524">
            <text:p>0.3271228724</text:p>
          </table:table-cell>
          <table:table-cell table:formula="of:=SIN(2 * PI() * [.B816])" office:value-type="float" office:value="0.944981812726528">
            <text:p>0.9449818127</text:p>
          </table:table-cell>
          <table:table-cell table:formula="of:=[.D816]*[.E816]" office:value-type="float" office:value="0.318283291279687">
            <text:p>0.3182832913</text:p>
          </table:table-cell>
          <table:table-cell table:formula="of:=[.D816]*[.F816]" office:value-type="float" office:value="0.919446321167144">
            <text:p>0.9194463212</text:p>
          </table:table-cell>
          <table:table-cell table:formula="of:=[.C816]" office:value-type="float" office:value="0.230898698533307">
            <text:p>0.2308986985</text:p>
          </table:table-cell>
        </table:table-row>
        <table:table-row table:style-name="ro1">
          <table:table-cell table:formula="of:=RAND()" office:value-type="float" office:value="0.993255615234375">
            <text:p>0.9932556152</text:p>
          </table:table-cell>
          <table:table-cell table:formula="of:=RAND()" office:value-type="float" office:value="0.10302734375">
            <text:p>0.1030273438</text:p>
          </table:table-cell>
          <table:table-cell table:formula="of:=SQRT(1 - [.A817])" office:value-type="float" office:value="0.0821242032876119">
            <text:p>0.0821242033</text:p>
          </table:table-cell>
          <table:table-cell table:formula="of:=SQRT(1 - (1 - [.A817]))" office:value-type="float" office:value="0.9966221025215">
            <text:p>0.9966221025</text:p>
          </table:table-cell>
          <table:table-cell table:formula="of:=COS(2 * PI() * [.B817])" office:value-type="float" office:value="0.797690840943391">
            <text:p>0.7976908409</text:p>
          </table:table-cell>
          <table:table-cell table:formula="of:=SIN(2 * PI() * [.B817])" office:value-type="float" office:value="0.603066598540348">
            <text:p>0.6030665985</text:p>
          </table:table-cell>
          <table:table-cell table:formula="of:=[.D817]*[.E817]" office:value-type="float" office:value="0.794996323063146">
            <text:p>0.7949963231</text:p>
          </table:table-cell>
          <table:table-cell table:formula="of:=[.D817]*[.F817]" office:value-type="float" office:value="0.601029501397771">
            <text:p>0.6010295014</text:p>
          </table:table-cell>
          <table:table-cell table:formula="of:=[.C817]" office:value-type="float" office:value="0.0821242032876119">
            <text:p>0.0821242033</text:p>
          </table:table-cell>
        </table:table-row>
        <table:table-row table:style-name="ro1">
          <table:table-cell table:formula="of:=RAND()" office:value-type="float" office:value="0.039825439453125">
            <text:p>0.0398254395</text:p>
          </table:table-cell>
          <table:table-cell table:formula="of:=RAND()" office:value-type="float" office:value="0.01776123046875">
            <text:p>0.0177612305</text:p>
          </table:table-cell>
          <table:table-cell table:formula="of:=SQRT(1 - [.A818])" office:value-type="float" office:value="0.979884973120251">
            <text:p>0.9798849731</text:p>
          </table:table-cell>
          <table:table-cell table:formula="of:=SQRT(1 - (1 - [.A818]))" office:value-type="float" office:value="0.1995631214757">
            <text:p>0.1995631215</text:p>
          </table:table-cell>
          <table:table-cell table:formula="of:=COS(2 * PI() * [.B818])" office:value-type="float" office:value="0.993779503192985">
            <text:p>0.9937795032</text:p>
          </table:table-cell>
          <table:table-cell table:formula="of:=SIN(2 * PI() * [.B818])" office:value-type="float" office:value="0.111365609743335">
            <text:p>0.1113656097</text:p>
          </table:table-cell>
          <table:table-cell table:formula="of:=[.D818]*[.E818]" office:value-type="float" office:value="0.198321739715762">
            <text:p>0.1983217397</text:p>
          </table:table-cell>
          <table:table-cell table:formula="of:=[.D818]*[.F818]" office:value-type="float" office:value="0.0222244687054246">
            <text:p>0.0222244687</text:p>
          </table:table-cell>
          <table:table-cell table:formula="of:=[.C818]" office:value-type="float" office:value="0.979884973120251">
            <text:p>0.9798849731</text:p>
          </table:table-cell>
        </table:table-row>
        <table:table-row table:style-name="ro1">
          <table:table-cell table:formula="of:=RAND()" office:value-type="float" office:value="0.453643798828125">
            <text:p>0.4536437988</text:p>
          </table:table-cell>
          <table:table-cell table:formula="of:=RAND()" office:value-type="float" office:value="0.643402099609375">
            <text:p>0.6434020996</text:p>
          </table:table-cell>
          <table:table-cell table:formula="of:=SQRT(1 - [.A819])" office:value-type="float" office:value="0.739159117627507">
            <text:p>0.7391591176</text:p>
          </table:table-cell>
          <table:table-cell table:formula="of:=SQRT(1 - (1 - [.A819]))" office:value-type="float" office:value="0.673530844748869">
            <text:p>0.6735308447</text:p>
          </table:table-cell>
          <table:table-cell table:formula="of:=COS(2 * PI() * [.B819])" office:value-type="float" office:value="-0.620809110893342">
            <text:p>-0.6208091109</text:p>
          </table:table-cell>
          <table:table-cell table:formula="of:=SIN(2 * PI() * [.B819])" office:value-type="float" office:value="-0.783961764266484">
            <text:p>-0.7839617643</text:p>
          </table:table-cell>
          <table:table-cell table:formula="of:=[.D819]*[.E819]" office:value-type="float" office:value="-0.418134084887787">
            <text:p>-0.4181340849</text:p>
          </table:table-cell>
          <table:table-cell table:formula="of:=[.D819]*[.F819]" office:value-type="float" office:value="-0.528022429337218">
            <text:p>-0.5280224293</text:p>
          </table:table-cell>
          <table:table-cell table:formula="of:=[.C819]" office:value-type="float" office:value="0.739159117627507">
            <text:p>0.7391591176</text:p>
          </table:table-cell>
        </table:table-row>
        <table:table-row table:style-name="ro1">
          <table:table-cell table:formula="of:=RAND()" office:value-type="float" office:value="0.25787353515625">
            <text:p>0.2578735352</text:p>
          </table:table-cell>
          <table:table-cell table:formula="of:=RAND()" office:value-type="float" office:value="0.76904296875">
            <text:p>0.7690429688</text:p>
          </table:table-cell>
          <table:table-cell table:formula="of:=SQRT(1 - [.A820])" office:value-type="float" office:value="0.861467622632302">
            <text:p>0.8614676226</text:p>
          </table:table-cell>
          <table:table-cell table:formula="of:=SQRT(1 - (1 - [.A820]))" office:value-type="float" office:value="0.5078125">
            <text:p>0.5078125</text:p>
          </table:table-cell>
          <table:table-cell table:formula="of:=COS(2 * PI() * [.B820])" office:value-type="float" office:value="0.119365214810991">
            <text:p>0.1193652148</text:p>
          </table:table-cell>
          <table:table-cell table:formula="of:=SIN(2 * PI() * [.B820])" office:value-type="float" office:value="-0.992850414459865">
            <text:p>-0.9928504145</text:p>
          </table:table-cell>
          <table:table-cell table:formula="of:=[.D820]*[.E820]" office:value-type="float" office:value="0.0606151481462065">
            <text:p>0.0606151481</text:p>
          </table:table-cell>
          <table:table-cell table:formula="of:=[.D820]*[.F820]" office:value-type="float" office:value="-0.5041818510929">
            <text:p>-0.5041818511</text:p>
          </table:table-cell>
          <table:table-cell table:formula="of:=[.C820]" office:value-type="float" office:value="0.861467622632302">
            <text:p>0.8614676226</text:p>
          </table:table-cell>
        </table:table-row>
        <table:table-row table:style-name="ro1">
          <table:table-cell table:formula="of:=RAND()" office:value-type="float" office:value="0.37713623046875">
            <text:p>0.3771362305</text:p>
          </table:table-cell>
          <table:table-cell table:formula="of:=RAND()" office:value-type="float" office:value="0.966156005859375">
            <text:p>0.9661560059</text:p>
          </table:table-cell>
          <table:table-cell table:formula="of:=SQRT(1 - [.A821])" office:value-type="float" office:value="0.789217187807799">
            <text:p>0.7892171878</text:p>
          </table:table-cell>
          <table:table-cell table:formula="of:=SQRT(1 - (1 - [.A821]))" office:value-type="float" office:value="0.61411418357562">
            <text:p>0.6141141836</text:p>
          </table:table-cell>
          <table:table-cell table:formula="of:=COS(2 * PI() * [.B821])" office:value-type="float" office:value="0.977475466324706">
            <text:p>0.9774754663</text:p>
          </table:table-cell>
          <table:table-cell table:formula="of:=SIN(2 * PI() * [.B821])" office:value-type="float" office:value="-0.211049076599019">
            <text:p>-0.2110490766</text:p>
          </table:table-cell>
          <table:table-cell table:formula="of:=[.D821]*[.E821]" office:value-type="float" office:value="0.600281547967195">
            <text:p>0.600281548</text:p>
          </table:table-cell>
          <table:table-cell table:formula="of:=[.D821]*[.F821]" office:value-type="float" office:value="-0.129608231369995">
            <text:p>-0.1296082314</text:p>
          </table:table-cell>
          <table:table-cell table:formula="of:=[.C821]" office:value-type="float" office:value="0.789217187807799">
            <text:p>0.7892171878</text:p>
          </table:table-cell>
        </table:table-row>
        <table:table-row table:style-name="ro1">
          <table:table-cell table:formula="of:=RAND()" office:value-type="float" office:value="0.82159423828125">
            <text:p>0.8215942383</text:p>
          </table:table-cell>
          <table:table-cell table:formula="of:=RAND()" office:value-type="float" office:value="0.8565673828125">
            <text:p>0.8565673828</text:p>
          </table:table-cell>
          <table:table-cell table:formula="of:=SQRT(1 - [.A822])" office:value-type="float" office:value="0.42238106221604">
            <text:p>0.4223810622</text:p>
          </table:table-cell>
          <table:table-cell table:formula="of:=SQRT(1 - (1 - [.A822]))" office:value-type="float" office:value="0.906418357206676">
            <text:p>0.9064183572</text:p>
          </table:table-cell>
          <table:table-cell table:formula="of:=COS(2 * PI() * [.B822])" office:value-type="float" office:value="0.620658776695972">
            <text:p>0.6206587767</text:p>
          </table:table-cell>
          <table:table-cell table:formula="of:=SIN(2 * PI() * [.B822])" office:value-type="float" office:value="-0.78408078850987">
            <text:p>-0.7840807885</text:p>
          </table:table-cell>
          <table:table-cell table:formula="of:=[.D822]*[.E822]" office:value-type="float" office:value="0.562576508758668">
            <text:p>0.5625765088</text:p>
          </table:table-cell>
          <table:table-cell table:formula="of:=[.D822]*[.F822]" office:value-type="float" office:value="-0.710705220238432">
            <text:p>-0.7107052202</text:p>
          </table:table-cell>
          <table:table-cell table:formula="of:=[.C822]" office:value-type="float" office:value="0.42238106221604">
            <text:p>0.4223810622</text:p>
          </table:table-cell>
        </table:table-row>
        <table:table-row table:style-name="ro1">
          <table:table-cell table:formula="of:=RAND()" office:value-type="float" office:value="0.1348876953125">
            <text:p>0.1348876953</text:p>
          </table:table-cell>
          <table:table-cell table:formula="of:=RAND()" office:value-type="float" office:value="0.5948486328125">
            <text:p>0.5948486328</text:p>
          </table:table-cell>
          <table:table-cell table:formula="of:=SQRT(1 - [.A823])" office:value-type="float" office:value="0.930114135301416">
            <text:p>0.9301141353</text:p>
          </table:table-cell>
          <table:table-cell table:formula="of:=SQRT(1 - (1 - [.A823]))" office:value-type="float" office:value="0.367270602298224">
            <text:p>0.3672706023</text:p>
          </table:table-cell>
          <table:table-cell table:formula="of:=COS(2 * PI() * [.B823])" office:value-type="float" office:value="-0.827614779697938">
            <text:p>-0.8276147797</text:p>
          </table:table-cell>
          <table:table-cell table:formula="of:=SIN(2 * PI() * [.B823])" office:value-type="float" office:value="-0.561296513819151">
            <text:p>-0.5612965138</text:p>
          </table:table-cell>
          <table:table-cell table:formula="of:=[.D823]*[.E823]" office:value-type="float" office:value="-0.303958578610574">
            <text:p>-0.3039585786</text:p>
          </table:table-cell>
          <table:table-cell table:formula="of:=[.D823]*[.F823]" office:value-type="float" office:value="-0.206147708698253">
            <text:p>-0.2061477087</text:p>
          </table:table-cell>
          <table:table-cell table:formula="of:=[.C823]" office:value-type="float" office:value="0.930114135301416">
            <text:p>0.9301141353</text:p>
          </table:table-cell>
        </table:table-row>
        <table:table-row table:style-name="ro1">
          <table:table-cell table:formula="of:=RAND()" office:value-type="float" office:value="0.525360107421875">
            <text:p>0.5253601074</text:p>
          </table:table-cell>
          <table:table-cell table:formula="of:=RAND()" office:value-type="float" office:value="0.84124755859375">
            <text:p>0.8412475586</text:p>
          </table:table-cell>
          <table:table-cell table:formula="of:=SQRT(1 - [.A824])" office:value-type="float" office:value="0.688941138689021">
            <text:p>0.6889411387</text:p>
          </table:table-cell>
          <table:table-cell table:formula="of:=SQRT(1 - (1 - [.A824]))" office:value-type="float" office:value="0.724817292441257">
            <text:p>0.7248172924</text:p>
          </table:table-cell>
          <table:table-cell table:formula="of:=COS(2 * PI() * [.B824])" office:value-type="float" office:value="0.542428649725581">
            <text:p>0.5424286497</text:p>
          </table:table-cell>
          <table:table-cell table:formula="of:=SIN(2 * PI() * [.B824])" office:value-type="float" office:value="-0.840101874749059">
            <text:p>-0.8401018747</text:p>
          </table:table-cell>
          <table:table-cell table:formula="of:=[.D824]*[.E824]" office:value-type="float" office:value="0.393161665236663">
            <text:p>0.3931616652</text:p>
          </table:table-cell>
          <table:table-cell table:formula="of:=[.D824]*[.F824]" office:value-type="float" office:value="-0.608920366230437">
            <text:p>-0.6089203662</text:p>
          </table:table-cell>
          <table:table-cell table:formula="of:=[.C824]" office:value-type="float" office:value="0.688941138689021">
            <text:p>0.6889411387</text:p>
          </table:table-cell>
        </table:table-row>
        <table:table-row table:style-name="ro1">
          <table:table-cell table:formula="of:=RAND()" office:value-type="float" office:value="0.962615966796875">
            <text:p>0.9626159668</text:p>
          </table:table-cell>
          <table:table-cell table:formula="of:=RAND()" office:value-type="float" office:value="0.21539306640625">
            <text:p>0.2153930664</text:p>
          </table:table-cell>
          <table:table-cell table:formula="of:=SQRT(1 - [.A825])" office:value-type="float" office:value="0.193349510480697">
            <text:p>0.1933495105</text:p>
          </table:table-cell>
          <table:table-cell table:formula="of:=SQRT(1 - (1 - [.A825]))" office:value-type="float" office:value="0.981129943889633">
            <text:p>0.9811299439</text:p>
          </table:table-cell>
          <table:table-cell table:formula="of:=COS(2 * PI() * [.B825])" office:value-type="float" office:value="0.215732348091706">
            <text:p>0.2157323481</text:p>
          </table:table-cell>
          <table:table-cell table:formula="of:=SIN(2 * PI() * [.B825])" office:value-type="float" office:value="0.976452535450054">
            <text:p>0.9764525355</text:p>
          </table:table-cell>
          <table:table-cell table:formula="of:=[.D825]*[.E825]" office:value-type="float" office:value="0.211661466578394">
            <text:p>0.2116614666</text:p>
          </table:table-cell>
          <table:table-cell table:formula="of:=[.D825]*[.F825]" office:value-type="float" office:value="0.958026821317002">
            <text:p>0.9580268213</text:p>
          </table:table-cell>
          <table:table-cell table:formula="of:=[.C825]" office:value-type="float" office:value="0.193349510480697">
            <text:p>0.1933495105</text:p>
          </table:table-cell>
        </table:table-row>
        <table:table-row table:style-name="ro1">
          <table:table-cell table:formula="of:=RAND()" office:value-type="float" office:value="0.272674560546875">
            <text:p>0.2726745605</text:p>
          </table:table-cell>
          <table:table-cell table:formula="of:=RAND()" office:value-type="float" office:value="0.635589599609375">
            <text:p>0.6355895996</text:p>
          </table:table-cell>
          <table:table-cell table:formula="of:=SQRT(1 - [.A826])" office:value-type="float" office:value="0.852833770117674">
            <text:p>0.8528337701</text:p>
          </table:table-cell>
          <table:table-cell table:formula="of:=SQRT(1 - (1 - [.A826]))" office:value-type="float" office:value="0.522182497357844">
            <text:p>0.5221824974</text:p>
          </table:table-cell>
          <table:table-cell table:formula="of:=COS(2 * PI() * [.B826])" office:value-type="float" office:value="-0.658528499665219">
            <text:p>-0.6585284997</text:p>
          </table:table-cell>
          <table:table-cell table:formula="of:=SIN(2 * PI() * [.B826])" office:value-type="float" office:value="-0.752555788715146">
            <text:p>-0.7525557887</text:p>
          </table:table-cell>
          <table:table-cell table:formula="of:=[.D826]*[.E826]" office:value-type="float" office:value="-0.343872056536498">
            <text:p>-0.3438720565</text:p>
          </table:table-cell>
          <table:table-cell table:formula="of:=[.D826]*[.F826]" office:value-type="float" office:value="-0.392971461152377">
            <text:p>-0.3929714612</text:p>
          </table:table-cell>
          <table:table-cell table:formula="of:=[.C826]" office:value-type="float" office:value="0.852833770117674">
            <text:p>0.8528337701</text:p>
          </table:table-cell>
        </table:table-row>
        <table:table-row table:style-name="ro1">
          <table:table-cell table:formula="of:=RAND()" office:value-type="float" office:value="0.032501220703125">
            <text:p>0.0325012207</text:p>
          </table:table-cell>
          <table:table-cell table:formula="of:=RAND()" office:value-type="float" office:value="0.693756103515625">
            <text:p>0.6937561035</text:p>
          </table:table-cell>
          <table:table-cell table:formula="of:=SQRT(1 - [.A827])" office:value-type="float" office:value="0.983615158126833">
            <text:p>0.9836151581</text:p>
          </table:table-cell>
          <table:table-cell table:formula="of:=SQRT(1 - (1 - [.A827]))" office:value-type="float" office:value="0.180280949362724">
            <text:p>0.1802809494</text:p>
          </table:table-cell>
          <table:table-cell table:formula="of:=COS(2 * PI() * [.B827])" office:value-type="float" office:value="-0.34608107763587">
            <text:p>-0.3460810776</text:p>
          </table:table-cell>
          <table:table-cell table:formula="of:=SIN(2 * PI() * [.B827])" office:value-type="float" office:value="-0.938204608655486">
            <text:p>-0.9382046087</text:p>
          </table:table-cell>
          <table:table-cell table:formula="of:=[.D827]*[.E827]" office:value-type="float" office:value="-0.0623918252326692">
            <text:p>-0.0623918252</text:p>
          </table:table-cell>
          <table:table-cell table:formula="of:=[.D827]*[.F827]" office:value-type="float" office:value="-0.169140417544894">
            <text:p>-0.1691404175</text:p>
          </table:table-cell>
          <table:table-cell table:formula="of:=[.C827]" office:value-type="float" office:value="0.983615158126833">
            <text:p>0.9836151581</text:p>
          </table:table-cell>
        </table:table-row>
        <table:table-row table:style-name="ro1">
          <table:table-cell table:formula="of:=RAND()" office:value-type="float" office:value="0.9735107421875">
            <text:p>0.9735107422</text:p>
          </table:table-cell>
          <table:table-cell table:formula="of:=RAND()" office:value-type="float" office:value="0.912994384765625">
            <text:p>0.9129943848</text:p>
          </table:table-cell>
          <table:table-cell table:formula="of:=SQRT(1 - [.A828])" office:value-type="float" office:value="0.162755208249997">
            <text:p>0.1627552082</text:p>
          </table:table-cell>
          <table:table-cell table:formula="of:=SQRT(1 - (1 - [.A828]))" office:value-type="float" office:value="0.986666479712116">
            <text:p>0.9866664797</text:p>
          </table:table-cell>
          <table:table-cell table:formula="of:=COS(2 * PI() * [.B828])" office:value-type="float" office:value="0.854259091201815">
            <text:p>0.8542590912</text:p>
          </table:table-cell>
          <table:table-cell table:formula="of:=SIN(2 * PI() * [.B828])" office:value-type="float" office:value="-0.51984748253603">
            <text:p>-0.5198474825</text:p>
          </table:table-cell>
          <table:table-cell table:formula="of:=[.D828]*[.E828]" office:value-type="float" office:value="0.842868810278167">
            <text:p>0.8428688103</text:p>
          </table:table-cell>
          <table:table-cell table:formula="of:=[.D828]*[.F828]" office:value-type="float" office:value="-0.512916085581031">
            <text:p>-0.5129160856</text:p>
          </table:table-cell>
          <table:table-cell table:formula="of:=[.C828]" office:value-type="float" office:value="0.162755208249997">
            <text:p>0.1627552082</text:p>
          </table:table-cell>
        </table:table-row>
        <table:table-row table:style-name="ro1">
          <table:table-cell table:formula="of:=RAND()" office:value-type="float" office:value="0.777008056640625">
            <text:p>0.7770080566</text:p>
          </table:table-cell>
          <table:table-cell table:formula="of:=RAND()" office:value-type="float" office:value="0.0096435546875">
            <text:p>0.0096435547</text:p>
          </table:table-cell>
          <table:table-cell table:formula="of:=SQRT(1 - [.A829])" office:value-type="float" office:value="0.47222022760506">
            <text:p>0.4722202276</text:p>
          </table:table-cell>
          <table:table-cell table:formula="of:=SQRT(1 - (1 - [.A829]))" office:value-type="float" office:value="0.881480604801163">
            <text:p>0.8814806048</text:p>
          </table:table-cell>
          <table:table-cell table:formula="of:=COS(2 * PI() * [.B829])" office:value-type="float" office:value="0.998164851727646">
            <text:p>0.9981648517</text:p>
          </table:table-cell>
          <table:table-cell table:formula="of:=SIN(2 * PI() * [.B829])" office:value-type="float" office:value="0.0605551713359478">
            <text:p>0.0605551713</text:p>
          </table:table-cell>
          <table:table-cell table:formula="of:=[.D829]*[.E829]" office:value-type="float" office:value="0.879862957192149">
            <text:p>0.8798629572</text:p>
          </table:table-cell>
          <table:table-cell table:formula="of:=[.D829]*[.F829]" office:value-type="float" office:value="0.0533782090530493">
            <text:p>0.0533782091</text:p>
          </table:table-cell>
          <table:table-cell table:formula="of:=[.C829]" office:value-type="float" office:value="0.47222022760506">
            <text:p>0.4722202276</text:p>
          </table:table-cell>
        </table:table-row>
        <table:table-row table:style-name="ro1">
          <table:table-cell table:formula="of:=RAND()" office:value-type="float" office:value="0.70880126953125">
            <text:p>0.7088012695</text:p>
          </table:table-cell>
          <table:table-cell table:formula="of:=RAND()" office:value-type="float" office:value="0.76123046875">
            <text:p>0.7612304688</text:p>
          </table:table-cell>
          <table:table-cell table:formula="of:=SQRT(1 - [.A830])" office:value-type="float" office:value="0.539628326229035">
            <text:p>0.5396283262</text:p>
          </table:table-cell>
          <table:table-cell table:formula="of:=SQRT(1 - (1 - [.A830]))" office:value-type="float" office:value="0.841903361159254">
            <text:p>0.8419033612</text:p>
          </table:table-cell>
          <table:table-cell table:formula="of:=COS(2 * PI() * [.B830])" office:value-type="float" office:value="0.070504573389614">
            <text:p>0.0705045734</text:p>
          </table:table-cell>
          <table:table-cell table:formula="of:=SIN(2 * PI() * [.B830])" office:value-type="float" office:value="-0.997511456140303">
            <text:p>-0.9975114561</text:p>
          </table:table-cell>
          <table:table-cell table:formula="of:=[.D830]*[.E830]" office:value-type="float" office:value="0.0593580373138154">
            <text:p>0.0593580373</text:p>
          </table:table-cell>
          <table:table-cell table:formula="of:=[.D830]*[.F830]" office:value-type="float" office:value="-0.839808247719384">
            <text:p>-0.8398082477</text:p>
          </table:table-cell>
          <table:table-cell table:formula="of:=[.C830]" office:value-type="float" office:value="0.539628326229035">
            <text:p>0.5396283262</text:p>
          </table:table-cell>
        </table:table-row>
        <table:table-row table:style-name="ro1">
          <table:table-cell table:formula="of:=RAND()" office:value-type="float" office:value="0.62103271484375">
            <text:p>0.6210327148</text:p>
          </table:table-cell>
          <table:table-cell table:formula="of:=RAND()" office:value-type="float" office:value="0.387451171875">
            <text:p>0.3874511719</text:p>
          </table:table-cell>
          <table:table-cell table:formula="of:=SQRT(1 - [.A831])" office:value-type="float" office:value="0.615603188065372">
            <text:p>0.6156031881</text:p>
          </table:table-cell>
          <table:table-cell table:formula="of:=SQRT(1 - (1 - [.A831]))" office:value-type="float" office:value="0.788056289134063">
            <text:p>0.7880562891</text:p>
          </table:table-cell>
          <table:table-cell table:formula="of:=COS(2 * PI() * [.B831])" office:value-type="float" office:value="-0.760206681651202">
            <text:p>-0.7602066817</text:p>
          </table:table-cell>
          <table:table-cell table:formula="of:=SIN(2 * PI() * [.B831])" office:value-type="float" office:value="0.649681307390683">
            <text:p>0.6496813074</text:p>
          </table:table-cell>
          <table:table-cell table:formula="of:=[.D831]*[.E831]" office:value-type="float" office:value="-0.599085656516966">
            <text:p>-0.5990856565</text:p>
          </table:table-cell>
          <table:table-cell table:formula="of:=[.D831]*[.F831]" office:value-type="float" office:value="0.511985440222069">
            <text:p>0.5119854402</text:p>
          </table:table-cell>
          <table:table-cell table:formula="of:=[.C831]" office:value-type="float" office:value="0.615603188065372">
            <text:p>0.6156031881</text:p>
          </table:table-cell>
        </table:table-row>
        <table:table-row table:style-name="ro1">
          <table:table-cell table:formula="of:=RAND()" office:value-type="float" office:value="0.56903076171875">
            <text:p>0.5690307617</text:p>
          </table:table-cell>
          <table:table-cell table:formula="of:=RAND()" office:value-type="float" office:value="0.11126708984375">
            <text:p>0.1112670898</text:p>
          </table:table-cell>
          <table:table-cell table:formula="of:=SQRT(1 - [.A832])" office:value-type="float" office:value="0.656482473704554">
            <text:p>0.6564824737</text:p>
          </table:table-cell>
          <table:table-cell table:formula="of:=SQRT(1 - (1 - [.A832]))" office:value-type="float" office:value="0.754341276690299">
            <text:p>0.7543412767</text:p>
          </table:table-cell>
          <table:table-cell table:formula="of:=COS(2 * PI() * [.B832])" office:value-type="float" office:value="0.765414115654738">
            <text:p>0.7654141157</text:p>
          </table:table-cell>
          <table:table-cell table:formula="of:=SIN(2 * PI() * [.B832])" office:value-type="float" office:value="0.643538057582048">
            <text:p>0.6435380576</text:p>
          </table:table-cell>
          <table:table-cell table:formula="of:=[.D832]*[.E832]" office:value-type="float" office:value="0.577383461199771">
            <text:p>0.5773834612</text:p>
          </table:table-cell>
          <table:table-cell table:formula="of:=[.D832]*[.F832]" office:value-type="float" office:value="0.485447319955237">
            <text:p>0.48544732</text:p>
          </table:table-cell>
          <table:table-cell table:formula="of:=[.C832]" office:value-type="float" office:value="0.656482473704554">
            <text:p>0.6564824737</text:p>
          </table:table-cell>
        </table:table-row>
        <table:table-row table:style-name="ro1">
          <table:table-cell table:formula="of:=RAND()" office:value-type="float" office:value="0.7783203125">
            <text:p>0.7783203125</text:p>
          </table:table-cell>
          <table:table-cell table:formula="of:=RAND()" office:value-type="float" office:value="0.40582275390625">
            <text:p>0.4058227539</text:p>
          </table:table-cell>
          <table:table-cell table:formula="of:=SQRT(1 - [.A833])" office:value-type="float" office:value="0.47082872416623">
            <text:p>0.4708287242</text:p>
          </table:table-cell>
          <table:table-cell table:formula="of:=SQRT(1 - (1 - [.A833]))" office:value-type="float" office:value="0.882224638343319">
            <text:p>0.8822246383</text:p>
          </table:table-cell>
          <table:table-cell table:formula="of:=COS(2 * PI() * [.B833])" office:value-type="float" office:value="-0.829975208549444">
            <text:p>-0.8299752085</text:p>
          </table:table-cell>
          <table:table-cell table:formula="of:=SIN(2 * PI() * [.B833])" office:value-type="float" office:value="0.557800280739717">
            <text:p>0.5578002807</text:p>
          </table:table-cell>
          <table:table-cell table:formula="of:=[.D833]*[.E833]" office:value-type="float" office:value="-0.732224578196454">
            <text:p>-0.7322245782</text:p>
          </table:table-cell>
          <table:table-cell table:formula="of:=[.D833]*[.F833]" office:value-type="float" office:value="0.492105150943399">
            <text:p>0.4921051509</text:p>
          </table:table-cell>
          <table:table-cell table:formula="of:=[.C833]" office:value-type="float" office:value="0.47082872416623">
            <text:p>0.4708287242</text:p>
          </table:table-cell>
        </table:table-row>
        <table:table-row table:style-name="ro1">
          <table:table-cell table:formula="of:=RAND()" office:value-type="float" office:value="0.07281494140625">
            <text:p>0.0728149414</text:p>
          </table:table-cell>
          <table:table-cell table:formula="of:=RAND()" office:value-type="float" office:value="0.97265625">
            <text:p>0.97265625</text:p>
          </table:table-cell>
          <table:table-cell table:formula="of:=SQRT(1 - [.A834])" office:value-type="float" office:value="0.962904490899149">
            <text:p>0.9629044909</text:p>
          </table:table-cell>
          <table:table-cell table:formula="of:=SQRT(1 - (1 - [.A834]))" office:value-type="float" office:value="0.26984243811204">
            <text:p>0.2698424381</text:p>
          </table:table-cell>
          <table:table-cell table:formula="of:=COS(2 * PI() * [.B834])" office:value-type="float" office:value="0.985277642388941">
            <text:p>0.9852776424</text:p>
          </table:table-cell>
          <table:table-cell table:formula="of:=SIN(2 * PI() * [.B834])" office:value-type="float" office:value="-0.170961888760302">
            <text:p>-0.1709618888</text:p>
          </table:table-cell>
          <table:table-cell table:formula="of:=[.D834]*[.E834]" office:value-type="float" office:value="0.265869721239514">
            <text:p>0.2658697212</text:p>
          </table:table-cell>
          <table:table-cell table:formula="of:=[.D834]*[.F834]" office:value-type="float" office:value="-0.0461327728873192">
            <text:p>-0.0461327729</text:p>
          </table:table-cell>
          <table:table-cell table:formula="of:=[.C834]" office:value-type="float" office:value="0.962904490899149">
            <text:p>0.9629044909</text:p>
          </table:table-cell>
        </table:table-row>
        <table:table-row table:style-name="ro1">
          <table:table-cell table:formula="of:=RAND()" office:value-type="float" office:value="0.268768310546875">
            <text:p>0.2687683105</text:p>
          </table:table-cell>
          <table:table-cell table:formula="of:=RAND()" office:value-type="float" office:value="0.366943359375">
            <text:p>0.3669433594</text:p>
          </table:table-cell>
          <table:table-cell table:formula="of:=SQRT(1 - [.A835])" office:value-type="float" office:value="0.855120862482682">
            <text:p>0.8551208625</text:p>
          </table:table-cell>
          <table:table-cell table:formula="of:=SQRT(1 - (1 - [.A835]))" office:value-type="float" office:value="0.518428693791996">
            <text:p>0.5184286938</text:p>
          </table:table-cell>
          <table:table-cell table:formula="of:=COS(2 * PI() * [.B835])" office:value-type="float" office:value="-0.670421560380173">
            <text:p>-0.6704215604</text:p>
          </table:table-cell>
          <table:table-cell table:formula="of:=SIN(2 * PI() * [.B835])" office:value-type="float" office:value="0.741980411720831">
            <text:p>0.7419804117</text:p>
          </table:table-cell>
          <table:table-cell table:formula="of:=[.D835]*[.E835]" office:value-type="float" office:value="-0.347565773837885">
            <text:p>-0.3475657738</text:p>
          </table:table-cell>
          <table:table-cell table:formula="of:=[.D835]*[.F835]" office:value-type="float" office:value="0.384663935667678">
            <text:p>0.3846639357</text:p>
          </table:table-cell>
          <table:table-cell table:formula="of:=[.C835]" office:value-type="float" office:value="0.855120862482682">
            <text:p>0.8551208625</text:p>
          </table:table-cell>
        </table:table-row>
        <table:table-row table:style-name="ro1">
          <table:table-cell table:formula="of:=RAND()" office:value-type="float" office:value="0.57171630859375">
            <text:p>0.5717163086</text:p>
          </table:table-cell>
          <table:table-cell table:formula="of:=RAND()" office:value-type="float" office:value="0.007049560546875">
            <text:p>0.0070495605</text:p>
          </table:table-cell>
          <table:table-cell table:formula="of:=SQRT(1 - [.A836])" office:value-type="float" office:value="0.654433870919171">
            <text:p>0.6544338709</text:p>
          </table:table-cell>
          <table:table-cell table:formula="of:=SQRT(1 - (1 - [.A836]))" office:value-type="float" office:value="0.756119242311522">
            <text:p>0.7561192423</text:p>
          </table:table-cell>
          <table:table-cell table:formula="of:=COS(2 * PI() * [.B836])" office:value-type="float" office:value="0.999019194652343">
            <text:p>0.9990191947</text:p>
          </table:table-cell>
          <table:table-cell table:formula="of:=SIN(2 * PI() * [.B836])" office:value-type="float" office:value="0.0442792131387068">
            <text:p>0.0442792131</text:p>
          </table:table-cell>
          <table:table-cell table:formula="of:=[.D836]*[.E836]" office:value-type="float" office:value="0.755377636515197">
            <text:p>0.7553776365</text:p>
          </table:table-cell>
          <table:table-cell table:formula="of:=[.D836]*[.F836]" office:value-type="float" office:value="0.0334803650885894">
            <text:p>0.0334803651</text:p>
          </table:table-cell>
          <table:table-cell table:formula="of:=[.C836]" office:value-type="float" office:value="0.654433870919171">
            <text:p>0.6544338709</text:p>
          </table:table-cell>
        </table:table-row>
        <table:table-row table:style-name="ro1">
          <table:table-cell table:formula="of:=RAND()" office:value-type="float" office:value="0.812469482421875">
            <text:p>0.8124694824</text:p>
          </table:table-cell>
          <table:table-cell table:formula="of:=RAND()" office:value-type="float" office:value="0.7066650390625">
            <text:p>0.7066650391</text:p>
          </table:table-cell>
          <table:table-cell table:formula="of:=SQRT(1 - [.A837])" office:value-type="float" office:value="0.433047939122362">
            <text:p>0.4330479391</text:p>
          </table:table-cell>
          <table:table-cell table:formula="of:=SQRT(1 - (1 - [.A837]))" office:value-type="float" office:value="0.901370890600465">
            <text:p>0.9013708906</text:p>
          </table:table-cell>
          <table:table-cell table:formula="of:=COS(2 * PI() * [.B837])" office:value-type="float" office:value="-0.268929670420357">
            <text:p>-0.2689296704</text:p>
          </table:table-cell>
          <table:table-cell table:formula="of:=SIN(2 * PI() * [.B837])" office:value-type="float" office:value="-0.963159816628371">
            <text:p>-0.9631598166</text:p>
          </table:table-cell>
          <table:table-cell table:formula="of:=[.D837]*[.E837]" office:value-type="float" office:value="-0.242405376535687">
            <text:p>-0.2424053765</text:p>
          </table:table-cell>
          <table:table-cell table:formula="of:=[.D837]*[.F837]" office:value-type="float" office:value="-0.868164221704895">
            <text:p>-0.8681642217</text:p>
          </table:table-cell>
          <table:table-cell table:formula="of:=[.C837]" office:value-type="float" office:value="0.433047939122362">
            <text:p>0.4330479391</text:p>
          </table:table-cell>
        </table:table-row>
        <table:table-row table:style-name="ro1">
          <table:table-cell table:formula="of:=RAND()" office:value-type="float" office:value="0.547882080078125">
            <text:p>0.5478820801</text:p>
          </table:table-cell>
          <table:table-cell table:formula="of:=RAND()" office:value-type="float" office:value="0.47052001953125">
            <text:p>0.4705200195</text:p>
          </table:table-cell>
          <table:table-cell table:formula="of:=SQRT(1 - [.A838])" office:value-type="float" office:value="0.672397144492654">
            <text:p>0.6723971445</text:p>
          </table:table-cell>
          <table:table-cell table:formula="of:=SQRT(1 - (1 - [.A838]))" office:value-type="float" office:value="0.740190570108891">
            <text:p>0.7401905701</text:p>
          </table:table-cell>
          <table:table-cell table:formula="of:=COS(2 * PI() * [.B838])" office:value-type="float" office:value="-0.982894252096474">
            <text:p>-0.9828942521</text:p>
          </table:table-cell>
          <table:table-cell table:formula="of:=SIN(2 * PI() * [.B838])" office:value-type="float" office:value="0.184170815265918">
            <text:p>0.1841708153</text:p>
          </table:table-cell>
          <table:table-cell table:formula="of:=[.D838]*[.E838]" office:value-type="float" office:value="-0.727529056816041">
            <text:p>-0.7275290568</text:p>
          </table:table-cell>
          <table:table-cell table:formula="of:=[.D838]*[.F838]" office:value-type="float" office:value="0.136321500749099">
            <text:p>0.1363215007</text:p>
          </table:table-cell>
          <table:table-cell table:formula="of:=[.C838]" office:value-type="float" office:value="0.672397144492654">
            <text:p>0.6723971445</text:p>
          </table:table-cell>
        </table:table-row>
        <table:table-row table:style-name="ro1">
          <table:table-cell table:formula="of:=RAND()" office:value-type="float" office:value="0.7572021484375">
            <text:p>0.7572021484</text:p>
          </table:table-cell>
          <table:table-cell table:formula="of:=RAND()" office:value-type="float" office:value="0.727203369140625">
            <text:p>0.7272033691</text:p>
          </table:table-cell>
          <table:table-cell table:formula="of:=SQRT(1 - [.A839])" office:value-type="float" office:value="0.492745219725671">
            <text:p>0.4927452197</text:p>
          </table:table-cell>
          <table:table-cell table:formula="of:=SQRT(1 - (1 - [.A839]))" office:value-type="float" office:value="0.87017363120098">
            <text:p>0.8701736312</text:p>
          </table:table-cell>
          <table:table-cell table:formula="of:=COS(2 * PI() * [.B839])" office:value-type="float" office:value="-0.14274617902867">
            <text:p>-0.142746179</text:p>
          </table:table-cell>
          <table:table-cell table:formula="of:=SIN(2 * PI() * [.B839])" office:value-type="float" office:value="-0.989759328510075">
            <text:p>-0.9897593285</text:p>
          </table:table-cell>
          <table:table-cell table:formula="of:=[.D839]*[.E839]" office:value-type="float" office:value="-0.124213960945443">
            <text:p>-0.1242139609</text:p>
          </table:table-cell>
          <table:table-cell table:formula="of:=[.D839]*[.F839]" office:value-type="float" office:value="-0.861262468904656">
            <text:p>-0.8612624689</text:p>
          </table:table-cell>
          <table:table-cell table:formula="of:=[.C839]" office:value-type="float" office:value="0.492745219725671">
            <text:p>0.4927452197</text:p>
          </table:table-cell>
        </table:table-row>
        <table:table-row table:style-name="ro1">
          <table:table-cell table:formula="of:=RAND()" office:value-type="float" office:value="0.210235595703125">
            <text:p>0.2102355957</text:p>
          </table:table-cell>
          <table:table-cell table:formula="of:=RAND()" office:value-type="float" office:value="0.056640625">
            <text:p>0.056640625</text:p>
          </table:table-cell>
          <table:table-cell table:formula="of:=SQRT(1 - [.A840])" office:value-type="float" office:value="0.888686898911464">
            <text:p>0.8886868989</text:p>
          </table:table-cell>
          <table:table-cell table:formula="of:=SQRT(1 - (1 - [.A840]))" office:value-type="float" office:value="0.458514553425652">
            <text:p>0.4585145534</text:p>
          </table:table-cell>
          <table:table-cell table:formula="of:=COS(2 * PI() * [.B840])" office:value-type="float" office:value="0.937339011912575">
            <text:p>0.9373390119</text:p>
          </table:table-cell>
          <table:table-cell table:formula="of:=SIN(2 * PI() * [.B840])" office:value-type="float" office:value="0.348418680249435">
            <text:p>0.3484186802</text:p>
          </table:table-cell>
          <table:table-cell table:formula="of:=[.D840]*[.E840]" office:value-type="float" office:value="0.429783578455536">
            <text:p>0.4297835785</text:p>
          </table:table-cell>
          <table:table-cell table:formula="of:=[.D840]*[.F840]" office:value-type="float" office:value="0.159755035579724">
            <text:p>0.1597550356</text:p>
          </table:table-cell>
          <table:table-cell table:formula="of:=[.C840]" office:value-type="float" office:value="0.888686898911464">
            <text:p>0.8886868989</text:p>
          </table:table-cell>
        </table:table-row>
        <table:table-row table:style-name="ro1">
          <table:table-cell table:formula="of:=RAND()" office:value-type="float" office:value="0.695159912109375">
            <text:p>0.6951599121</text:p>
          </table:table-cell>
          <table:table-cell table:formula="of:=RAND()" office:value-type="float" office:value="0.43316650390625">
            <text:p>0.4331665039</text:p>
          </table:table-cell>
          <table:table-cell table:formula="of:=SQRT(1 - [.A841])" office:value-type="float" office:value="0.552123254256353">
            <text:p>0.5521232543</text:p>
          </table:table-cell>
          <table:table-cell table:formula="of:=SQRT(1 - (1 - [.A841]))" office:value-type="float" office:value="0.833762503420114">
            <text:p>0.8337625034</text:p>
          </table:table-cell>
          <table:table-cell table:formula="of:=COS(2 * PI() * [.B841])" office:value-type="float" office:value="-0.913118606267154">
            <text:p>-0.9131186063</text:p>
          </table:table-cell>
          <table:table-cell table:formula="of:=SIN(2 * PI() * [.B841])" office:value-type="float" office:value="0.40769401625328">
            <text:p>0.4076940163</text:p>
          </table:table-cell>
          <table:table-cell table:formula="of:=[.D841]*[.E841]" office:value-type="float" office:value="-0.761324055080787">
            <text:p>-0.7613240551</text:p>
          </table:table-cell>
          <table:table-cell table:formula="of:=[.D841]*[.F841]" office:value-type="float" office:value="0.339919983620735">
            <text:p>0.3399199836</text:p>
          </table:table-cell>
          <table:table-cell table:formula="of:=[.C841]" office:value-type="float" office:value="0.552123254256353">
            <text:p>0.5521232543</text:p>
          </table:table-cell>
        </table:table-row>
        <table:table-row table:style-name="ro1">
          <table:table-cell table:formula="of:=RAND()" office:value-type="float" office:value="0.295867919921875">
            <text:p>0.2958679199</text:p>
          </table:table-cell>
          <table:table-cell table:formula="of:=RAND()" office:value-type="float" office:value="0.6708984375">
            <text:p>0.6708984375</text:p>
          </table:table-cell>
          <table:table-cell table:formula="of:=SQRT(1 - [.A842])" office:value-type="float" office:value="0.839125783228072">
            <text:p>0.8391257832</text:p>
          </table:table-cell>
          <table:table-cell table:formula="of:=SQRT(1 - (1 - [.A842]))" office:value-type="float" office:value="0.543937422799604">
            <text:p>0.5439374228</text:p>
          </table:table-cell>
          <table:table-cell table:formula="of:=COS(2 * PI() * [.B842])" office:value-type="float" office:value="-0.476799230063322">
            <text:p>-0.4767992301</text:p>
          </table:table-cell>
          <table:table-cell table:formula="of:=SIN(2 * PI() * [.B842])" office:value-type="float" office:value="-0.879012226428633">
            <text:p>-0.8790122264</text:p>
          </table:table-cell>
          <table:table-cell table:formula="of:=[.D842]*[.E842]" office:value-type="float" office:value="-0.259348944393479">
            <text:p>-0.2593489444</text:p>
          </table:table-cell>
          <table:table-cell table:formula="of:=[.D842]*[.F842]" office:value-type="float" office:value="-0.478127645052933">
            <text:p>-0.4781276451</text:p>
          </table:table-cell>
          <table:table-cell table:formula="of:=[.C842]" office:value-type="float" office:value="0.839125783228072">
            <text:p>0.8391257832</text:p>
          </table:table-cell>
        </table:table-row>
        <table:table-row table:style-name="ro1">
          <table:table-cell table:formula="of:=RAND()" office:value-type="float" office:value="0.925567626953125">
            <text:p>0.925567627</text:p>
          </table:table-cell>
          <table:table-cell table:formula="of:=RAND()" office:value-type="float" office:value="0.7523193359375">
            <text:p>0.7523193359</text:p>
          </table:table-cell>
          <table:table-cell table:formula="of:=SQRT(1 - [.A843])" office:value-type="float" office:value="0.27282297015991">
            <text:p>0.2728229702</text:p>
          </table:table-cell>
          <table:table-cell table:formula="of:=SQRT(1 - (1 - [.A843]))" office:value-type="float" office:value="0.962064253027377">
            <text:p>0.962064253</text:p>
          </table:table-cell>
          <table:table-cell table:formula="of:=COS(2 * PI() * [.B843])" office:value-type="float" office:value="0.0145723016927791">
            <text:p>0.0145723017</text:p>
          </table:table-cell>
          <table:table-cell table:formula="of:=SIN(2 * PI() * [.B843])" office:value-type="float" office:value="-0.999893818374419">
            <text:p>-0.9998938184</text:p>
          </table:table-cell>
          <table:table-cell table:formula="of:=[.D843]*[.E843]" office:value-type="float" office:value="0.0140194905429531">
            <text:p>0.0140194905</text:p>
          </table:table-cell>
          <table:table-cell table:formula="of:=[.D843]*[.F843]" office:value-type="float" office:value="-0.961962099481077">
            <text:p>-0.9619620995</text:p>
          </table:table-cell>
          <table:table-cell table:formula="of:=[.C843]" office:value-type="float" office:value="0.27282297015991">
            <text:p>0.2728229702</text:p>
          </table:table-cell>
        </table:table-row>
        <table:table-row table:style-name="ro1">
          <table:table-cell table:formula="of:=RAND()" office:value-type="float" office:value="0.48284912109375">
            <text:p>0.4828491211</text:p>
          </table:table-cell>
          <table:table-cell table:formula="of:=RAND()" office:value-type="float" office:value="0.668182373046875">
            <text:p>0.668182373</text:p>
          </table:table-cell>
          <table:table-cell table:formula="of:=SQRT(1 - [.A844])" office:value-type="float" office:value="0.719132031623018">
            <text:p>0.7191320316</text:p>
          </table:table-cell>
          <table:table-cell table:formula="of:=SQRT(1 - (1 - [.A844]))" office:value-type="float" office:value="0.694873456892512">
            <text:p>0.6948734569</text:p>
          </table:table-cell>
          <table:table-cell table:formula="of:=COS(2 * PI() * [.B844])" office:value-type="float" office:value="-0.491729888943176">
            <text:p>-0.4917298889</text:p>
          </table:table-cell>
          <table:table-cell table:formula="of:=SIN(2 * PI() * [.B844])" office:value-type="float" office:value="-0.870747791452801">
            <text:p>-0.8707477915</text:p>
          </table:table-cell>
          <table:table-cell table:formula="of:=[.D844]*[.E844]" office:value-type="float" office:value="-0.341690047787316">
            <text:p>-0.3416900478</text:p>
          </table:table-cell>
          <table:table-cell table:formula="of:=[.D844]*[.F844]" office:value-type="float" office:value="-0.605059527928329">
            <text:p>-0.6050595279</text:p>
          </table:table-cell>
          <table:table-cell table:formula="of:=[.C844]" office:value-type="float" office:value="0.719132031623018">
            <text:p>0.7191320316</text:p>
          </table:table-cell>
        </table:table-row>
        <table:table-row table:style-name="ro1">
          <table:table-cell table:formula="of:=RAND()" office:value-type="float" office:value="0.41900634765625">
            <text:p>0.4190063477</text:p>
          </table:table-cell>
          <table:table-cell table:formula="of:=RAND()" office:value-type="float" office:value="0.922454833984375">
            <text:p>0.922454834</text:p>
          </table:table-cell>
          <table:table-cell table:formula="of:=SQRT(1 - [.A845])" office:value-type="float" office:value="0.762229396142493">
            <text:p>0.7622293961</text:p>
          </table:table-cell>
          <table:table-cell table:formula="of:=SQRT(1 - (1 - [.A845]))" office:value-type="float" office:value="0.647306996452418">
            <text:p>0.6473069965</text:p>
          </table:table-cell>
          <table:table-cell table:formula="of:=COS(2 * PI() * [.B845])" office:value-type="float" office:value="0.883632802364702">
            <text:p>0.8836328024</text:p>
          </table:table-cell>
          <table:table-cell table:formula="of:=SIN(2 * PI() * [.B845])" office:value-type="float" office:value="-0.468180596121949">
            <text:p>-0.4681805961</text:p>
          </table:table-cell>
          <table:table-cell table:formula="of:=[.D845]*[.E845]" office:value-type="float" office:value="0.571981695265528">
            <text:p>0.5719816953</text:p>
          </table:table-cell>
          <table:table-cell table:formula="of:=[.D845]*[.F845]" office:value-type="float" office:value="-0.303056575473001">
            <text:p>-0.3030565755</text:p>
          </table:table-cell>
          <table:table-cell table:formula="of:=[.C845]" office:value-type="float" office:value="0.762229396142493">
            <text:p>0.7622293961</text:p>
          </table:table-cell>
        </table:table-row>
        <table:table-row table:style-name="ro1">
          <table:table-cell table:formula="of:=RAND()" office:value-type="float" office:value="0.320465087890625">
            <text:p>0.3204650879</text:p>
          </table:table-cell>
          <table:table-cell table:formula="of:=RAND()" office:value-type="float" office:value="0.58428955078125">
            <text:p>0.5842895508</text:p>
          </table:table-cell>
          <table:table-cell table:formula="of:=SQRT(1 - [.A846])" office:value-type="float" office:value="0.824339075932577">
            <text:p>0.8243390759</text:p>
          </table:table-cell>
          <table:table-cell table:formula="of:=SQRT(1 - (1 - [.A846]))" office:value-type="float" office:value="0.566096359192165">
            <text:p>0.5660963592</text:p>
          </table:table-cell>
          <table:table-cell table:formula="of:=COS(2 * PI() * [.B846])" office:value-type="float" office:value="-0.86300574566487">
            <text:p>-0.8630057457</text:p>
          </table:table-cell>
          <table:table-cell table:formula="of:=SIN(2 * PI() * [.B846])" office:value-type="float" office:value="-0.505194104230662">
            <text:p>-0.5051941042</text:p>
          </table:table-cell>
          <table:table-cell table:formula="of:=[.D846]*[.E846]" office:value-type="float" office:value="-0.488544410582803">
            <text:p>-0.4885444106</text:p>
          </table:table-cell>
          <table:table-cell table:formula="of:=[.D846]*[.F846]" office:value-type="float" office:value="-0.285988543090325">
            <text:p>-0.2859885431</text:p>
          </table:table-cell>
          <table:table-cell table:formula="of:=[.C846]" office:value-type="float" office:value="0.824339075932577">
            <text:p>0.8243390759</text:p>
          </table:table-cell>
        </table:table-row>
        <table:table-row table:style-name="ro1">
          <table:table-cell table:formula="of:=RAND()" office:value-type="float" office:value="0.4403076171875">
            <text:p>0.4403076172</text:p>
          </table:table-cell>
          <table:table-cell table:formula="of:=RAND()" office:value-type="float" office:value="0.3255615234375">
            <text:p>0.3255615234</text:p>
          </table:table-cell>
          <table:table-cell table:formula="of:=SQRT(1 - [.A847])" office:value-type="float" office:value="0.748125913742132">
            <text:p>0.7481259137</text:p>
          </table:table-cell>
          <table:table-cell table:formula="of:=SQRT(1 - (1 - [.A847]))" office:value-type="float" office:value="0.663556792737065">
            <text:p>0.6635567927</text:p>
          </table:table-cell>
          <table:table-cell table:formula="of:=COS(2 * PI() * [.B847])" office:value-type="float" office:value="-0.457131277457157">
            <text:p>-0.4571312775</text:p>
          </table:table-cell>
          <table:table-cell table:formula="of:=SIN(2 * PI() * [.B847])" office:value-type="float" office:value="0.889399232724196">
            <text:p>0.8893992327</text:p>
          </table:table-cell>
          <table:table-cell table:formula="of:=[.D847]*[.E847]" office:value-type="float" office:value="-0.303332564329268">
            <text:p>-0.3033325643</text:p>
          </table:table-cell>
          <table:table-cell table:formula="of:=[.D847]*[.F847]" office:value-type="float" office:value="0.590166902329274">
            <text:p>0.5901669023</text:p>
          </table:table-cell>
          <table:table-cell table:formula="of:=[.C847]" office:value-type="float" office:value="0.748125913742132">
            <text:p>0.7481259137</text:p>
          </table:table-cell>
        </table:table-row>
        <table:table-row table:style-name="ro1">
          <table:table-cell table:formula="of:=RAND()" office:value-type="float" office:value="0.083343505859375">
            <text:p>0.0833435059</text:p>
          </table:table-cell>
          <table:table-cell table:formula="of:=RAND()" office:value-type="float" office:value="0.892974853515625">
            <text:p>0.8929748535</text:p>
          </table:table-cell>
          <table:table-cell table:formula="of:=SQRT(1 - [.A848])" office:value-type="float" office:value="0.957421795313134">
            <text:p>0.9574217953</text:p>
          </table:table-cell>
          <table:table-cell table:formula="of:=SQRT(1 - (1 - [.A848]))" office:value-type="float" office:value="0.288692753389092">
            <text:p>0.2886927534</text:p>
          </table:table-cell>
          <table:table-cell table:formula="of:=COS(2 * PI() * [.B848])" office:value-type="float" office:value="0.782292400328702">
            <text:p>0.7822924003</text:p>
          </table:table-cell>
          <table:table-cell table:formula="of:=SIN(2 * PI() * [.B848])" office:value-type="float" office:value="-0.622911390478579">
            <text:p>-0.6229113905</text:p>
          </table:table-cell>
          <table:table-cell table:formula="of:=[.D848]*[.E848]" office:value-type="float" office:value="0.225842147006255">
            <text:p>0.225842147</text:p>
          </table:table-cell>
          <table:table-cell table:formula="of:=[.D848]*[.F848]" office:value-type="float" office:value="-0.179830004434689">
            <text:p>-0.1798300044</text:p>
          </table:table-cell>
          <table:table-cell table:formula="of:=[.C848]" office:value-type="float" office:value="0.957421795313134">
            <text:p>0.9574217953</text:p>
          </table:table-cell>
        </table:table-row>
        <table:table-row table:style-name="ro1">
          <table:table-cell table:formula="of:=RAND()" office:value-type="float" office:value="0.48553466796875">
            <text:p>0.485534668</text:p>
          </table:table-cell>
          <table:table-cell table:formula="of:=RAND()" office:value-type="float" office:value="0.55035400390625">
            <text:p>0.5503540039</text:p>
          </table:table-cell>
          <table:table-cell table:formula="of:=SQRT(1 - [.A849])" office:value-type="float" office:value="0.717262387157761">
            <text:p>0.7172623872</text:p>
          </table:table-cell>
          <table:table-cell table:formula="of:=SQRT(1 - (1 - [.A849]))" office:value-type="float" office:value="0.696803177352651">
            <text:p>0.6968031774</text:p>
          </table:table-cell>
          <table:table-cell table:formula="of:=COS(2 * PI() * [.B849])" office:value-type="float" office:value="-0.950366826348636">
            <text:p>-0.9503668263</text:p>
          </table:table-cell>
          <table:table-cell table:formula="of:=SIN(2 * PI() * [.B849])" office:value-type="float" office:value="-0.311131636732785">
            <text:p>-0.3111316367</text:p>
          </table:table-cell>
          <table:table-cell table:formula="of:=[.D849]*[.E849]" office:value-type="float" office:value="-0.662218624250285">
            <text:p>-0.6622186243</text:p>
          </table:table-cell>
          <table:table-cell table:formula="of:=[.D849]*[.F849]" office:value-type="float" office:value="-0.216797513050336">
            <text:p>-0.2167975131</text:p>
          </table:table-cell>
          <table:table-cell table:formula="of:=[.C849]" office:value-type="float" office:value="0.717262387157761">
            <text:p>0.7172623872</text:p>
          </table:table-cell>
        </table:table-row>
        <table:table-row table:style-name="ro1">
          <table:table-cell table:formula="of:=RAND()" office:value-type="float" office:value="0.455657958984375">
            <text:p>0.455657959</text:p>
          </table:table-cell>
          <table:table-cell table:formula="of:=RAND()" office:value-type="float" office:value="0.819427490234375">
            <text:p>0.8194274902</text:p>
          </table:table-cell>
          <table:table-cell table:formula="of:=SQRT(1 - [.A850])" office:value-type="float" office:value="0.737795392378961">
            <text:p>0.7377953924</text:p>
          </table:table-cell>
          <table:table-cell table:formula="of:=SQRT(1 - (1 - [.A850]))" office:value-type="float" office:value="0.675024413621">
            <text:p>0.6750244136</text:p>
          </table:table-cell>
          <table:table-cell table:formula="of:=COS(2 * PI() * [.B850])" office:value-type="float" office:value="0.422521713597607">
            <text:p>0.4225217136</text:p>
          </table:table-cell>
          <table:table-cell table:formula="of:=SIN(2 * PI() * [.B850])" office:value-type="float" office:value="-0.906352801914653">
            <text:p>-0.9063528019</text:p>
          </table:table-cell>
          <table:table-cell table:formula="of:=[.D850]*[.E850]" office:value-type="float" office:value="0.285212471963365">
            <text:p>0.285212472</text:p>
          </table:table-cell>
          <table:table-cell table:formula="of:=[.D850]*[.F850]" office:value-type="float" office:value="-0.611810268646189">
            <text:p>-0.6118102686</text:p>
          </table:table-cell>
          <table:table-cell table:formula="of:=[.C850]" office:value-type="float" office:value="0.737795392378961">
            <text:p>0.7377953924</text:p>
          </table:table-cell>
        </table:table-row>
        <table:table-row table:style-name="ro1">
          <table:table-cell table:formula="of:=RAND()" office:value-type="float" office:value="0.689788818359375">
            <text:p>0.6897888184</text:p>
          </table:table-cell>
          <table:table-cell table:formula="of:=RAND()" office:value-type="float" office:value="0.964691162109375">
            <text:p>0.9646911621</text:p>
          </table:table-cell>
          <table:table-cell table:formula="of:=SQRT(1 - [.A851])" office:value-type="float" office:value="0.556966050707424">
            <text:p>0.5569660507</text:p>
          </table:table-cell>
          <table:table-cell table:formula="of:=SQRT(1 - (1 - [.A851]))" office:value-type="float" office:value="0.830535260154182">
            <text:p>0.8305352602</text:p>
          </table:table-cell>
          <table:table-cell table:formula="of:=COS(2 * PI() * [.B851])" office:value-type="float" office:value="0.975491620965388">
            <text:p>0.975491621</text:p>
          </table:table-cell>
          <table:table-cell table:formula="of:=SIN(2 * PI() * [.B851])" office:value-type="float" office:value="-0.220036582018354">
            <text:p>-0.220036582</text:p>
          </table:table-cell>
          <table:table-cell table:formula="of:=[.D851]*[.E851]" office:value-type="float" office:value="0.810180187196713">
            <text:p>0.8101801872</text:p>
          </table:table-cell>
          <table:table-cell table:formula="of:=[.D851]*[.F851]" office:value-type="float" office:value="-0.182748139890051">
            <text:p>-0.1827481399</text:p>
          </table:table-cell>
          <table:table-cell table:formula="of:=[.C851]" office:value-type="float" office:value="0.556966050707424">
            <text:p>0.5569660507</text:p>
          </table:table-cell>
        </table:table-row>
        <table:table-row table:style-name="ro1">
          <table:table-cell table:formula="of:=RAND()" office:value-type="float" office:value="0.45166015625">
            <text:p>0.4516601563</text:p>
          </table:table-cell>
          <table:table-cell table:formula="of:=RAND()" office:value-type="float" office:value="0.74188232421875">
            <text:p>0.7418823242</text:p>
          </table:table-cell>
          <table:table-cell table:formula="of:=SQRT(1 - [.A852])" office:value-type="float" office:value="0.740499725692049">
            <text:p>0.7404997257</text:p>
          </table:table-cell>
          <table:table-cell table:formula="of:=SQRT(1 - (1 - [.A852]))" office:value-type="float" office:value="0.672056661487705">
            <text:p>0.6720566615</text:p>
          </table:table-cell>
          <table:table-cell table:formula="of:=COS(2 * PI() * [.B852])" office:value-type="float" office:value="-0.0509827492510112">
            <text:p>-0.0509827493</text:p>
          </table:table-cell>
          <table:table-cell table:formula="of:=SIN(2 * PI() * [.B852])" office:value-type="float" office:value="-0.998699534033539">
            <text:p>-0.998699534</text:p>
          </table:table-cell>
          <table:table-cell table:formula="of:=[.D852]*[.E852]" office:value-type="float" office:value="-0.0342632962550994">
            <text:p>-0.0342632963</text:p>
          </table:table-cell>
          <table:table-cell table:formula="of:=[.D852]*[.F852]" office:value-type="float" office:value="-0.671182674671907">
            <text:p>-0.6711826747</text:p>
          </table:table-cell>
          <table:table-cell table:formula="of:=[.C852]" office:value-type="float" office:value="0.740499725692049">
            <text:p>0.7404997257</text:p>
          </table:table-cell>
        </table:table-row>
        <table:table-row table:style-name="ro1">
          <table:table-cell table:formula="of:=RAND()" office:value-type="float" office:value="0.362152099609375">
            <text:p>0.3621520996</text:p>
          </table:table-cell>
          <table:table-cell table:formula="of:=RAND()" office:value-type="float" office:value="0.5789794921875">
            <text:p>0.5789794922</text:p>
          </table:table-cell>
          <table:table-cell table:formula="of:=SQRT(1 - [.A853])" office:value-type="float" office:value="0.798653805093687">
            <text:p>0.7986538051</text:p>
          </table:table-cell>
          <table:table-cell table:formula="of:=SQRT(1 - (1 - [.A853]))" office:value-type="float" office:value="0.601790744037639">
            <text:p>0.601790744</text:p>
          </table:table-cell>
          <table:table-cell table:formula="of:=COS(2 * PI() * [.B853])" office:value-type="float" office:value="-0.879377668271953">
            <text:p>-0.8793776683</text:p>
          </table:table-cell>
          <table:table-cell table:formula="of:=SIN(2 * PI() * [.B853])" office:value-type="float" office:value="-0.476124895951243">
            <text:p>-0.476124896</text:p>
          </table:table-cell>
          <table:table-cell table:formula="of:=[.D853]*[.E853]" office:value-type="float" office:value="-0.529201341279463">
            <text:p>-0.5292013413</text:p>
          </table:table-cell>
          <table:table-cell table:formula="of:=[.D853]*[.F853]" office:value-type="float" office:value="-0.286527555389342">
            <text:p>-0.2865275554</text:p>
          </table:table-cell>
          <table:table-cell table:formula="of:=[.C853]" office:value-type="float" office:value="0.798653805093687">
            <text:p>0.7986538051</text:p>
          </table:table-cell>
        </table:table-row>
        <table:table-row table:style-name="ro1">
          <table:table-cell table:formula="of:=RAND()" office:value-type="float" office:value="0.478851318359375">
            <text:p>0.4788513184</text:p>
          </table:table-cell>
          <table:table-cell table:formula="of:=RAND()" office:value-type="float" office:value="0.21221923828125">
            <text:p>0.2122192383</text:p>
          </table:table-cell>
          <table:table-cell table:formula="of:=SQRT(1 - [.A854])" office:value-type="float" office:value="0.721906283142504">
            <text:p>0.7219062831</text:p>
          </table:table-cell>
          <table:table-cell table:formula="of:=SQRT(1 - (1 - [.A854]))" office:value-type="float" office:value="0.6919908369042">
            <text:p>0.6919908369</text:p>
          </table:table-cell>
          <table:table-cell table:formula="of:=COS(2 * PI() * [.B854])" office:value-type="float" office:value="0.235160336021835">
            <text:p>0.235160336</text:p>
          </table:table-cell>
          <table:table-cell table:formula="of:=SIN(2 * PI() * [.B854])" office:value-type="float" office:value="0.971956591809582">
            <text:p>0.9719565918</text:p>
          </table:table-cell>
          <table:table-cell table:formula="of:=[.D854]*[.E854]" office:value-type="float" office:value="0.162728797730422">
            <text:p>0.1627287977</text:p>
          </table:table-cell>
          <table:table-cell table:formula="of:=[.D854]*[.F854]" office:value-type="float" office:value="0.672585055400866">
            <text:p>0.6725850554</text:p>
          </table:table-cell>
          <table:table-cell table:formula="of:=[.C854]" office:value-type="float" office:value="0.721906283142504">
            <text:p>0.7219062831</text:p>
          </table:table-cell>
        </table:table-row>
        <table:table-row table:style-name="ro1">
          <table:table-cell table:formula="of:=RAND()" office:value-type="float" office:value="0.803558349609375">
            <text:p>0.8035583496</text:p>
          </table:table-cell>
          <table:table-cell table:formula="of:=RAND()" office:value-type="float" office:value="0.481903076171875">
            <text:p>0.4819030762</text:p>
          </table:table-cell>
          <table:table-cell table:formula="of:=SQRT(1 - [.A855])" office:value-type="float" office:value="0.443217385027511">
            <text:p>0.443217385</text:p>
          </table:table-cell>
          <table:table-cell table:formula="of:=SQRT(1 - (1 - [.A855]))" office:value-type="float" office:value="0.896414161874619">
            <text:p>0.8964141619</text:p>
          </table:table-cell>
          <table:table-cell table:formula="of:=COS(2 * PI() * [.B855])" office:value-type="float" office:value="-0.993542397822414">
            <text:p>-0.9935423978</text:p>
          </table:table-cell>
          <table:table-cell table:formula="of:=SIN(2 * PI() * [.B855])" office:value-type="float" office:value="0.113461463631">
            <text:p>0.1134614636</text:p>
          </table:table-cell>
          <table:table-cell table:formula="of:=[.D855]*[.E855]" office:value-type="float" office:value="-0.890625475830878">
            <text:p>-0.8906254758</text:p>
          </table:table-cell>
          <table:table-cell table:formula="of:=[.D855]*[.F855]" office:value-type="float" office:value="0.101708462825851">
            <text:p>0.1017084628</text:p>
          </table:table-cell>
          <table:table-cell table:formula="of:=[.C855]" office:value-type="float" office:value="0.443217385027511">
            <text:p>0.443217385</text:p>
          </table:table-cell>
        </table:table-row>
        <table:table-row table:style-name="ro1">
          <table:table-cell table:formula="of:=RAND()" office:value-type="float" office:value="0.949798583984375">
            <text:p>0.949798584</text:p>
          </table:table-cell>
          <table:table-cell table:formula="of:=RAND()" office:value-type="float" office:value="0.126861572265625">
            <text:p>0.1268615723</text:p>
          </table:table-cell>
          <table:table-cell table:formula="of:=SQRT(1 - [.A856])" office:value-type="float" office:value="0.224056724995312">
            <text:p>0.224056725</text:p>
          </table:table-cell>
          <table:table-cell table:formula="of:=SQRT(1 - (1 - [.A856]))" office:value-type="float" office:value="0.974576104767798">
            <text:p>0.9745761048</text:p>
          </table:table-cell>
          <table:table-cell table:formula="of:=COS(2 * PI() * [.B856])" office:value-type="float" office:value="0.698787852839158">
            <text:p>0.6987878528</text:p>
          </table:table-cell>
          <table:table-cell table:formula="of:=SIN(2 * PI() * [.B856])" office:value-type="float" office:value="0.715328970980793">
            <text:p>0.715328971</text:p>
          </table:table-cell>
          <table:table-cell table:formula="of:=[.D856]*[.E856]" office:value-type="float" office:value="0.68102194367904">
            <text:p>0.6810219437</text:p>
          </table:table-cell>
          <table:table-cell table:formula="of:=[.D856]*[.F856]" office:value-type="float" office:value="0.697142522166018">
            <text:p>0.6971425222</text:p>
          </table:table-cell>
          <table:table-cell table:formula="of:=[.C856]" office:value-type="float" office:value="0.224056724995312">
            <text:p>0.224056725</text:p>
          </table:table-cell>
        </table:table-row>
        <table:table-row table:style-name="ro1">
          <table:table-cell table:formula="of:=RAND()" office:value-type="float" office:value="0.0643310546875">
            <text:p>0.0643310547</text:p>
          </table:table-cell>
          <table:table-cell table:formula="of:=RAND()" office:value-type="float" office:value="0.629486083984375">
            <text:p>0.629486084</text:p>
          </table:table-cell>
          <table:table-cell table:formula="of:=SQRT(1 - [.A857])" office:value-type="float" office:value="0.967299821830078">
            <text:p>0.9672998218</text:p>
          </table:table-cell>
          <table:table-cell table:formula="of:=SQRT(1 - (1 - [.A857]))" office:value-type="float" office:value="0.253635673136686">
            <text:p>0.2536356731</text:p>
          </table:table-cell>
          <table:table-cell table:formula="of:=COS(2 * PI() * [.B857])" office:value-type="float" office:value="-0.686897394326138">
            <text:p>-0.6868973943</text:p>
          </table:table-cell>
          <table:table-cell table:formula="of:=SIN(2 * PI() * [.B857])" office:value-type="float" office:value="-0.726754408082925">
            <text:p>-0.7267544081</text:p>
          </table:table-cell>
          <table:table-cell table:formula="of:=[.D857]*[.E857]" office:value-type="float" office:value="-0.174221682985746">
            <text:p>-0.174221683</text:p>
          </table:table-cell>
          <table:table-cell table:formula="of:=[.D857]*[.F857]" office:value-type="float" office:value="-0.184330843499167">
            <text:p>-0.1843308435</text:p>
          </table:table-cell>
          <table:table-cell table:formula="of:=[.C857]" office:value-type="float" office:value="0.967299821830078">
            <text:p>0.9672998218</text:p>
          </table:table-cell>
        </table:table-row>
        <table:table-row table:style-name="ro1">
          <table:table-cell table:formula="of:=RAND()" office:value-type="float" office:value="0.349212646484375">
            <text:p>0.3492126465</text:p>
          </table:table-cell>
          <table:table-cell table:formula="of:=RAND()" office:value-type="float" office:value="0.07965087890625">
            <text:p>0.0796508789</text:p>
          </table:table-cell>
          <table:table-cell table:formula="of:=SQRT(1 - [.A858])" office:value-type="float" office:value="0.806713922971226">
            <text:p>0.806713923</text:p>
          </table:table-cell>
          <table:table-cell table:formula="of:=SQRT(1 - (1 - [.A858]))" office:value-type="float" office:value="0.590942168477064">
            <text:p>0.5909421685</text:p>
          </table:table-cell>
          <table:table-cell table:formula="of:=COS(2 * PI() * [.B858])" office:value-type="float" office:value="0.877361342129065">
            <text:p>0.8773613421</text:p>
          </table:table-cell>
          <table:table-cell table:formula="of:=SIN(2 * PI() * [.B858])" office:value-type="float" office:value="0.479830256796594">
            <text:p>0.4798302568</text:p>
          </table:table-cell>
          <table:table-cell table:formula="of:=[.D858]*[.E858]" office:value-type="float" office:value="0.518469814055697">
            <text:p>0.5184698141</text:p>
          </table:table-cell>
          <table:table-cell table:formula="of:=[.D858]*[.F858]" office:value-type="float" office:value="0.283551932452286">
            <text:p>0.2835519325</text:p>
          </table:table-cell>
          <table:table-cell table:formula="of:=[.C858]" office:value-type="float" office:value="0.806713922971226">
            <text:p>0.806713923</text:p>
          </table:table-cell>
        </table:table-row>
        <table:table-row table:style-name="ro1">
          <table:table-cell table:formula="of:=RAND()" office:value-type="float" office:value="0.79718017578125">
            <text:p>0.7971801758</text:p>
          </table:table-cell>
          <table:table-cell table:formula="of:=RAND()" office:value-type="float" office:value="0.269195556640625">
            <text:p>0.2691955566</text:p>
          </table:table-cell>
          <table:table-cell table:formula="of:=SQRT(1 - [.A859])" office:value-type="float" office:value="0.450355220041636">
            <text:p>0.45035522</text:p>
          </table:table-cell>
          <table:table-cell table:formula="of:=SQRT(1 - (1 - [.A859]))" office:value-type="float" office:value="0.892849469833101">
            <text:p>0.8928494698</text:p>
          </table:table-cell>
          <table:table-cell table:formula="of:=COS(2 * PI() * [.B859])" office:value-type="float" office:value="-0.12031704321934">
            <text:p>-0.1203170432</text:p>
          </table:table-cell>
          <table:table-cell table:formula="of:=SIN(2 * PI() * [.B859])" office:value-type="float" office:value="0.992735518207622">
            <text:p>0.9927355182</text:p>
          </table:table-cell>
          <table:table-cell table:formula="of:=[.D859]*[.E859]" office:value-type="float" office:value="-0.107425008250274">
            <text:p>-0.1074250083</text:p>
          </table:table-cell>
          <table:table-cell table:formula="of:=[.D859]*[.F859]" office:value-type="float" office:value="0.886363381116164">
            <text:p>0.8863633811</text:p>
          </table:table-cell>
          <table:table-cell table:formula="of:=[.C859]" office:value-type="float" office:value="0.450355220041636">
            <text:p>0.45035522</text:p>
          </table:table-cell>
        </table:table-row>
        <table:table-row table:style-name="ro1">
          <table:table-cell table:formula="of:=RAND()" office:value-type="float" office:value="0.16241455078125">
            <text:p>0.1624145508</text:p>
          </table:table-cell>
          <table:table-cell table:formula="of:=RAND()" office:value-type="float" office:value="0.42718505859375">
            <text:p>0.4271850586</text:p>
          </table:table-cell>
          <table:table-cell table:formula="of:=SQRT(1 - [.A860])" office:value-type="float" office:value="0.915196945590811">
            <text:p>0.9151969456</text:p>
          </table:table-cell>
          <table:table-cell table:formula="of:=SQRT(1 - (1 - [.A860]))" office:value-type="float" office:value="0.403006886766529">
            <text:p>0.4030068868</text:p>
          </table:table-cell>
          <table:table-cell table:formula="of:=COS(2 * PI() * [.B860])" office:value-type="float" office:value="-0.897155250963808">
            <text:p>-0.897155251</text:p>
          </table:table-cell>
          <table:table-cell table:formula="of:=SIN(2 * PI() * [.B860])" office:value-type="float" office:value="0.441715355934187">
            <text:p>0.4417153559</text:p>
          </table:table-cell>
          <table:table-cell table:formula="of:=[.D860]*[.E860]" office:value-type="float" office:value="-0.361559744637168">
            <text:p>-0.3615597446</text:p>
          </table:table-cell>
          <table:table-cell table:formula="of:=[.D860]*[.F860]" office:value-type="float" office:value="0.178014330432006">
            <text:p>0.1780143304</text:p>
          </table:table-cell>
          <table:table-cell table:formula="of:=[.C860]" office:value-type="float" office:value="0.915196945590811">
            <text:p>0.9151969456</text:p>
          </table:table-cell>
        </table:table-row>
        <table:table-row table:style-name="ro1">
          <table:table-cell table:formula="of:=RAND()" office:value-type="float" office:value="0.86248779296875">
            <text:p>0.862487793</text:p>
          </table:table-cell>
          <table:table-cell table:formula="of:=RAND()" office:value-type="float" office:value="0.77972412109375">
            <text:p>0.7797241211</text:p>
          </table:table-cell>
          <table:table-cell table:formula="of:=SQRT(1 - [.A861])" office:value-type="float" office:value="0.370826383947057">
            <text:p>0.3708263839</text:p>
          </table:table-cell>
          <table:table-cell table:formula="of:=SQRT(1 - (1 - [.A861]))" office:value-type="float" office:value="0.928702208982379">
            <text:p>0.928702209</text:p>
          </table:table-cell>
          <table:table-cell table:formula="of:=COS(2 * PI() * [.B861])" office:value-type="float" office:value="0.185678338887987">
            <text:p>0.1856783389</text:p>
          </table:table-cell>
          <table:table-cell table:formula="of:=SIN(2 * PI() * [.B861])" office:value-type="float" office:value="-0.982610581292405">
            <text:p>-0.9826105813</text:p>
          </table:table-cell>
          <table:table-cell table:formula="of:=[.D861]*[.E861]" office:value-type="float" office:value="0.172439883485453">
            <text:p>0.1724398835</text:p>
          </table:table-cell>
          <table:table-cell table:formula="of:=[.D861]*[.F861]" office:value-type="float" office:value="-0.912552617415716">
            <text:p>-0.9125526174</text:p>
          </table:table-cell>
          <table:table-cell table:formula="of:=[.C861]" office:value-type="float" office:value="0.370826383947057">
            <text:p>0.3708263839</text:p>
          </table:table-cell>
        </table:table-row>
        <table:table-row table:style-name="ro1">
          <table:table-cell table:formula="of:=RAND()" office:value-type="float" office:value="0.571014404296875">
            <text:p>0.5710144043</text:p>
          </table:table-cell>
          <table:table-cell table:formula="of:=RAND()" office:value-type="float" office:value="0.09869384765625">
            <text:p>0.0986938477</text:p>
          </table:table-cell>
          <table:table-cell table:formula="of:=SQRT(1 - [.A862])" office:value-type="float" office:value="0.654969919693359">
            <text:p>0.6549699197</text:p>
          </table:table-cell>
          <table:table-cell table:formula="of:=SQRT(1 - (1 - [.A862]))" office:value-type="float" office:value="0.755654950554071">
            <text:p>0.7556549506</text:p>
          </table:table-cell>
          <table:table-cell table:formula="of:=COS(2 * PI() * [.B862])" office:value-type="float" office:value="0.813813530488567">
            <text:p>0.8138135305</text:p>
          </table:table-cell>
          <table:table-cell table:formula="of:=SIN(2 * PI() * [.B862])" office:value-type="float" office:value="0.581126094400978">
            <text:p>0.5811260944</text:p>
          </table:table-cell>
          <table:table-cell table:formula="of:=[.D862]*[.E862]" office:value-type="float" office:value="0.614962223141572">
            <text:p>0.6149622231</text:p>
          </table:table-cell>
          <table:table-cell table:formula="of:=[.D862]*[.F862]" office:value-type="float" office:value="0.439130810130251">
            <text:p>0.4391308101</text:p>
          </table:table-cell>
          <table:table-cell table:formula="of:=[.C862]" office:value-type="float" office:value="0.654969919693359">
            <text:p>0.6549699197</text:p>
          </table:table-cell>
        </table:table-row>
        <table:table-row table:style-name="ro1">
          <table:table-cell table:formula="of:=RAND()" office:value-type="float" office:value="0.84149169921875">
            <text:p>0.8414916992</text:p>
          </table:table-cell>
          <table:table-cell table:formula="of:=RAND()" office:value-type="float" office:value="0.208404541015625">
            <text:p>0.208404541</text:p>
          </table:table-cell>
          <table:table-cell table:formula="of:=SQRT(1 - [.A863])" office:value-type="float" office:value="0.398131009570028">
            <text:p>0.3981310096</text:p>
          </table:table-cell>
          <table:table-cell table:formula="of:=SQRT(1 - (1 - [.A863]))" office:value-type="float" office:value="0.917328566664502">
            <text:p>0.9173285667</text:p>
          </table:table-cell>
          <table:table-cell table:formula="of:=COS(2 * PI() * [.B863])" office:value-type="float" office:value="0.258386853311326">
            <text:p>0.2583868533</text:p>
          </table:table-cell>
          <table:table-cell table:formula="of:=SIN(2 * PI() * [.B863])" office:value-type="float" office:value="0.966041528111432">
            <text:p>0.9660415281</text:p>
          </table:table-cell>
          <table:table-cell table:formula="of:=[.D863]*[.E863]" office:value-type="float" office:value="0.237025641793029">
            <text:p>0.2370256418</text:p>
          </table:table-cell>
          <table:table-cell table:formula="of:=[.D863]*[.F863]" office:value-type="float" office:value="0.886177490320846">
            <text:p>0.8861774903</text:p>
          </table:table-cell>
          <table:table-cell table:formula="of:=[.C863]" office:value-type="float" office:value="0.398131009570028">
            <text:p>0.3981310096</text:p>
          </table:table-cell>
        </table:table-row>
        <table:table-row table:style-name="ro1">
          <table:table-cell table:formula="of:=RAND()" office:value-type="float" office:value="0.3228759765625">
            <text:p>0.3228759766</text:p>
          </table:table-cell>
          <table:table-cell table:formula="of:=RAND()" office:value-type="float" office:value="0.68096923828125">
            <text:p>0.6809692383</text:p>
          </table:table-cell>
          <table:table-cell table:formula="of:=SQRT(1 - [.A864])" office:value-type="float" office:value="0.822875460466224">
            <text:p>0.8228754605</text:p>
          </table:table-cell>
          <table:table-cell table:formula="of:=SQRT(1 - (1 - [.A864]))" office:value-type="float" office:value="0.568221767061506">
            <text:p>0.5682217671</text:p>
          </table:table-cell>
          <table:table-cell table:formula="of:=COS(2 * PI() * [.B864])" office:value-type="float" office:value="-0.420261120586723">
            <text:p>-0.4202611206</text:p>
          </table:table-cell>
          <table:table-cell table:formula="of:=SIN(2 * PI() * [.B864])" office:value-type="float" office:value="-0.907403212757808">
            <text:p>-0.9074032128</text:p>
          </table:table-cell>
          <table:table-cell table:formula="of:=[.D864]*[.E864]" office:value-type="float" office:value="-0.238801516567036">
            <text:p>-0.2388015166</text:p>
          </table:table-cell>
          <table:table-cell table:formula="of:=[.D864]*[.F864]" office:value-type="float" office:value="-0.515606256990529">
            <text:p>-0.515606257</text:p>
          </table:table-cell>
          <table:table-cell table:formula="of:=[.C864]" office:value-type="float" office:value="0.822875460466224">
            <text:p>0.8228754605</text:p>
          </table:table-cell>
        </table:table-row>
        <table:table-row table:style-name="ro1">
          <table:table-cell table:formula="of:=RAND()" office:value-type="float" office:value="0.114105224609375">
            <text:p>0.1141052246</text:p>
          </table:table-cell>
          <table:table-cell table:formula="of:=RAND()" office:value-type="float" office:value="0.286834716796875">
            <text:p>0.2868347168</text:p>
          </table:table-cell>
          <table:table-cell table:formula="of:=SQRT(1 - [.A865])" office:value-type="float" office:value="0.941219833721445">
            <text:p>0.9412198337</text:p>
          </table:table-cell>
          <table:table-cell table:formula="of:=SQRT(1 - (1 - [.A865]))" office:value-type="float" office:value="0.337794648580132">
            <text:p>0.3377946486</text:p>
          </table:table-cell>
          <table:table-cell table:formula="of:=COS(2 * PI() * [.B865])" office:value-type="float" office:value="-0.229378734958878">
            <text:p>-0.229378735</text:p>
          </table:table-cell>
          <table:table-cell table:formula="of:=SIN(2 * PI() * [.B865])" office:value-type="float" office:value="0.973337246769415">
            <text:p>0.9733372468</text:p>
          </table:table-cell>
          <table:table-cell table:formula="of:=[.D865]*[.E865]" office:value-type="float" office:value="-0.0774829091671895">
            <text:p>-0.0774829092</text:p>
          </table:table-cell>
          <table:table-cell table:formula="of:=[.D865]*[.F865]" office:value-type="float" office:value="0.328788113222428">
            <text:p>0.3287881132</text:p>
          </table:table-cell>
          <table:table-cell table:formula="of:=[.C865]" office:value-type="float" office:value="0.941219833721445">
            <text:p>0.9412198337</text:p>
          </table:table-cell>
        </table:table-row>
        <table:table-row table:style-name="ro1">
          <table:table-cell table:formula="of:=RAND()" office:value-type="float" office:value="0.681793212890625">
            <text:p>0.6817932129</text:p>
          </table:table-cell>
          <table:table-cell table:formula="of:=RAND()" office:value-type="float" office:value="0.810211181640625">
            <text:p>0.8102111816</text:p>
          </table:table-cell>
          <table:table-cell table:formula="of:=SQRT(1 - [.A866])" office:value-type="float" office:value="0.56409820697231">
            <text:p>0.564098207</text:p>
          </table:table-cell>
          <table:table-cell table:formula="of:=SQRT(1 - (1 - [.A866]))" office:value-type="float" office:value="0.825707704269874">
            <text:p>0.8257077043</text:p>
          </table:table-cell>
          <table:table-cell table:formula="of:=COS(2 * PI() * [.B866])" office:value-type="float" office:value="0.369357942519603">
            <text:p>0.3693579425</text:p>
          </table:table-cell>
          <table:table-cell table:formula="of:=SIN(2 * PI() * [.B866])" office:value-type="float" office:value="-0.929287205495527">
            <text:p>-0.9292872055</text:p>
          </table:table-cell>
          <table:table-cell table:formula="of:=[.D866]*[.E866]" office:value-type="float" office:value="0.304981698771705">
            <text:p>0.3049816988</text:p>
          </table:table-cell>
          <table:table-cell table:formula="of:=[.D866]*[.F866]" office:value-type="float" office:value="-0.767319605057078">
            <text:p>-0.7673196051</text:p>
          </table:table-cell>
          <table:table-cell table:formula="of:=[.C866]" office:value-type="float" office:value="0.56409820697231">
            <text:p>0.564098207</text:p>
          </table:table-cell>
        </table:table-row>
        <table:table-row table:style-name="ro1">
          <table:table-cell table:formula="of:=RAND()" office:value-type="float" office:value="0.6573486328125">
            <text:p>0.6573486328</text:p>
          </table:table-cell>
          <table:table-cell table:formula="of:=RAND()" office:value-type="float" office:value="0.2064208984375">
            <text:p>0.2064208984</text:p>
          </table:table-cell>
          <table:table-cell table:formula="of:=SQRT(1 - [.A867])" office:value-type="float" office:value="0.585364302966537">
            <text:p>0.585364303</text:p>
          </table:table-cell>
          <table:table-cell table:formula="of:=SQRT(1 - (1 - [.A867]))" office:value-type="float" office:value="0.810770394632475">
            <text:p>0.8107703946</text:p>
          </table:table-cell>
          <table:table-cell table:formula="of:=COS(2 * PI() * [.B867])" office:value-type="float" office:value="0.270406822086545">
            <text:p>0.2704068221</text:p>
          </table:table-cell>
          <table:table-cell table:formula="of:=SIN(2 * PI() * [.B867])" office:value-type="float" office:value="0.962746150638399">
            <text:p>0.9627461506</text:p>
          </table:table-cell>
          <table:table-cell table:formula="of:=[.D867]*[.E867]" office:value-type="float" office:value="0.219237845854422">
            <text:p>0.2192378459</text:p>
          </table:table-cell>
          <table:table-cell table:formula="of:=[.D867]*[.F867]" office:value-type="float" office:value="0.780566076483992">
            <text:p>0.7805660765</text:p>
          </table:table-cell>
          <table:table-cell table:formula="of:=[.C867]" office:value-type="float" office:value="0.585364302966537">
            <text:p>0.585364303</text:p>
          </table:table-cell>
        </table:table-row>
        <table:table-row table:style-name="ro1">
          <table:table-cell table:formula="of:=RAND()" office:value-type="float" office:value="0.86376953125">
            <text:p>0.8637695313</text:p>
          </table:table-cell>
          <table:table-cell table:formula="of:=RAND()" office:value-type="float" office:value="0.401580810546875">
            <text:p>0.4015808105</text:p>
          </table:table-cell>
          <table:table-cell table:formula="of:=SQRT(1 - [.A868])" office:value-type="float" office:value="0.369094119094304">
            <text:p>0.3690941191</text:p>
          </table:table-cell>
          <table:table-cell table:formula="of:=SQRT(1 - (1 - [.A868]))" office:value-type="float" office:value="0.929392022372691">
            <text:p>0.9293920224</text:p>
          </table:table-cell>
          <table:table-cell table:formula="of:=COS(2 * PI() * [.B868])" office:value-type="float" office:value="-0.81481518396357">
            <text:p>-0.814815184</text:p>
          </table:table-cell>
          <table:table-cell table:formula="of:=SIN(2 * PI() * [.B868])" office:value-type="float" office:value="0.579720808650521">
            <text:p>0.5797208087</text:p>
          </table:table-cell>
          <table:table-cell table:formula="of:=[.D868]*[.E868]" office:value-type="float" office:value="-0.757282731683878">
            <text:p>-0.7572827317</text:p>
          </table:table-cell>
          <table:table-cell table:formula="of:=[.D868]*[.F868]" office:value-type="float" office:value="0.53878789476324">
            <text:p>0.5387878948</text:p>
          </table:table-cell>
          <table:table-cell table:formula="of:=[.C868]" office:value-type="float" office:value="0.369094119094304">
            <text:p>0.3690941191</text:p>
          </table:table-cell>
        </table:table-row>
        <table:table-row table:style-name="ro1">
          <table:table-cell table:formula="of:=RAND()" office:value-type="float" office:value="0.220733642578125">
            <text:p>0.2207336426</text:p>
          </table:table-cell>
          <table:table-cell table:formula="of:=RAND()" office:value-type="float" office:value="0.9349365234375">
            <text:p>0.9349365234</text:p>
          </table:table-cell>
          <table:table-cell table:formula="of:=SQRT(1 - [.A869])" office:value-type="float" office:value="0.882760645600989">
            <text:p>0.8827606456</text:p>
          </table:table-cell>
          <table:table-cell table:formula="of:=SQRT(1 - (1 - [.A869]))" office:value-type="float" office:value="0.469822990687051">
            <text:p>0.4698229907</text:p>
          </table:table-cell>
          <table:table-cell table:formula="of:=COS(2 * PI() * [.B869])" office:value-type="float" office:value="0.917596156213973">
            <text:p>0.9175961562</text:p>
          </table:table-cell>
          <table:table-cell table:formula="of:=SIN(2 * PI() * [.B869])" office:value-type="float" office:value="-0.397513891708632">
            <text:p>-0.3975138917</text:p>
          </table:table-cell>
          <table:table-cell table:formula="of:=[.D869]*[.E869]" office:value-type="float" office:value="0.431107770355391">
            <text:p>0.4311077704</text:p>
          </table:table-cell>
          <table:table-cell table:formula="of:=[.D869]*[.F869]" office:value-type="float" office:value="-0.186761165442198">
            <text:p>-0.1867611654</text:p>
          </table:table-cell>
          <table:table-cell table:formula="of:=[.C869]" office:value-type="float" office:value="0.882760645600989">
            <text:p>0.8827606456</text:p>
          </table:table-cell>
        </table:table-row>
        <table:table-row table:style-name="ro1">
          <table:table-cell table:formula="of:=RAND()" office:value-type="float" office:value="0.865692138671875">
            <text:p>0.8656921387</text:p>
          </table:table-cell>
          <table:table-cell table:formula="of:=RAND()" office:value-type="float" office:value="0.747894287109375">
            <text:p>0.7478942871</text:p>
          </table:table-cell>
          <table:table-cell table:formula="of:=SQRT(1 - [.A870])" office:value-type="float" office:value="0.366480369635435">
            <text:p>0.3664803696</text:p>
          </table:table-cell>
          <table:table-cell table:formula="of:=SQRT(1 - (1 - [.A870]))" office:value-type="float" office:value="0.930425783537771">
            <text:p>0.9304257835</text:p>
          </table:table-cell>
          <table:table-cell table:formula="of:=COS(2 * PI() * [.B870])" office:value-type="float" office:value="-0.0132301983002097">
            <text:p>-0.0132301983</text:p>
          </table:table-cell>
          <table:table-cell table:formula="of:=SIN(2 * PI() * [.B870])" office:value-type="float" office:value="-0.999912477096339">
            <text:p>-0.9999124771</text:p>
          </table:table-cell>
          <table:table-cell table:formula="of:=[.D870]*[.E870]" office:value-type="float" office:value="-0.0123097176198327">
            <text:p>-0.0123097176</text:p>
          </table:table-cell>
          <table:table-cell table:formula="of:=[.D870]*[.F870]" office:value-type="float" office:value="-0.930344349971555">
            <text:p>-0.93034435</text:p>
          </table:table-cell>
          <table:table-cell table:formula="of:=[.C870]" office:value-type="float" office:value="0.366480369635435">
            <text:p>0.3664803696</text:p>
          </table:table-cell>
        </table:table-row>
        <table:table-row table:style-name="ro1">
          <table:table-cell table:formula="of:=RAND()" office:value-type="float" office:value="0.03497314453125">
            <text:p>0.0349731445</text:p>
          </table:table-cell>
          <table:table-cell table:formula="of:=RAND()" office:value-type="float" office:value="0.355255126953125">
            <text:p>0.355255127</text:p>
          </table:table-cell>
          <table:table-cell table:formula="of:=SQRT(1 - [.A871])" office:value-type="float" office:value="0.982357804198017">
            <text:p>0.9823578042</text:p>
          </table:table-cell>
          <table:table-cell table:formula="of:=SQRT(1 - (1 - [.A871]))" office:value-type="float" office:value="0.187011081306029">
            <text:p>0.1870110813</text:p>
          </table:table-cell>
          <table:table-cell table:formula="of:=COS(2 * PI() * [.B871])" office:value-type="float" office:value="-0.614172891961008">
            <text:p>-0.614172892</text:p>
          </table:table-cell>
          <table:table-cell table:formula="of:=SIN(2 * PI() * [.B871])" office:value-type="float" office:value="0.789171501500309">
            <text:p>0.7891715015</text:p>
          </table:table-cell>
          <table:table-cell table:formula="of:=[.D871]*[.E871]" office:value-type="float" office:value="-0.114857136634479">
            <text:p>-0.1148571366</text:p>
          </table:table-cell>
          <table:table-cell table:formula="of:=[.D871]*[.F871]" office:value-type="float" office:value="0.147583815831475">
            <text:p>0.1475838158</text:p>
          </table:table-cell>
          <table:table-cell table:formula="of:=[.C871]" office:value-type="float" office:value="0.982357804198017">
            <text:p>0.9823578042</text:p>
          </table:table-cell>
        </table:table-row>
        <table:table-row table:style-name="ro1">
          <table:table-cell table:formula="of:=RAND()" office:value-type="float" office:value="0.0928955078125">
            <text:p>0.0928955078</text:p>
          </table:table-cell>
          <table:table-cell table:formula="of:=RAND()" office:value-type="float" office:value="0.018951416015625">
            <text:p>0.018951416</text:p>
          </table:table-cell>
          <table:table-cell table:formula="of:=SQRT(1 - [.A872])" office:value-type="float" office:value="0.952420333774694">
            <text:p>0.9524203338</text:p>
          </table:table-cell>
          <table:table-cell table:formula="of:=SQRT(1 - (1 - [.A872]))" office:value-type="float" office:value="0.304787643798924">
            <text:p>0.3047876438</text:p>
          </table:table-cell>
          <table:table-cell table:formula="of:=COS(2 * PI() * [.B872])" office:value-type="float" office:value="0.992918914166708">
            <text:p>0.9929189142</text:p>
          </table:table-cell>
          <table:table-cell table:formula="of:=SIN(2 * PI() * [.B872])" office:value-type="float" office:value="0.118794065045376">
            <text:p>0.118794065</text:p>
          </table:table-cell>
          <table:table-cell table:formula="of:=[.D872]*[.E872]" office:value-type="float" office:value="0.302629416332257">
            <text:p>0.3026294163</text:p>
          </table:table-cell>
          <table:table-cell table:formula="of:=[.D872]*[.F872]" office:value-type="float" office:value="0.0362069631824762">
            <text:p>0.0362069632</text:p>
          </table:table-cell>
          <table:table-cell table:formula="of:=[.C872]" office:value-type="float" office:value="0.952420333774694">
            <text:p>0.9524203338</text:p>
          </table:table-cell>
        </table:table-row>
        <table:table-row table:style-name="ro1">
          <table:table-cell table:formula="of:=RAND()" office:value-type="float" office:value="0.7099609375">
            <text:p>0.7099609375</text:p>
          </table:table-cell>
          <table:table-cell table:formula="of:=RAND()" office:value-type="float" office:value="0.00775146484375">
            <text:p>0.0077514648</text:p>
          </table:table-cell>
          <table:table-cell table:formula="of:=SQRT(1 - [.A873])" office:value-type="float" office:value="0.53855274811294">
            <text:p>0.5385527481</text:p>
          </table:table-cell>
          <table:table-cell table:formula="of:=SQRT(1 - (1 - [.A873]))" office:value-type="float" office:value="0.842591797669548">
            <text:p>0.8425917977</text:p>
          </table:table-cell>
          <table:table-cell table:formula="of:=COS(2 * PI() * [.B873])" office:value-type="float" office:value="0.998814199976435">
            <text:p>0.9988142</text:p>
          </table:table-cell>
          <table:table-cell table:formula="of:=SIN(2 * PI() * [.B873])" office:value-type="float" office:value="0.0486846374684389">
            <text:p>0.0486846375</text:p>
          </table:table-cell>
          <table:table-cell table:formula="of:=[.D873]*[.E873]" office:value-type="float" office:value="0.841592652296016">
            <text:p>0.8415926523</text:p>
          </table:table-cell>
          <table:table-cell table:formula="of:=[.D873]*[.F873]" office:value-type="float" office:value="0.0410212762034222">
            <text:p>0.0410212762</text:p>
          </table:table-cell>
          <table:table-cell table:formula="of:=[.C873]" office:value-type="float" office:value="0.53855274811294">
            <text:p>0.5385527481</text:p>
          </table:table-cell>
        </table:table-row>
        <table:table-row table:style-name="ro1">
          <table:table-cell table:formula="of:=RAND()" office:value-type="float" office:value="0.6917724609375">
            <text:p>0.6917724609</text:p>
          </table:table-cell>
          <table:table-cell table:formula="of:=RAND()" office:value-type="float" office:value="0.192108154296875">
            <text:p>0.1921081543</text:p>
          </table:table-cell>
          <table:table-cell table:formula="of:=SQRT(1 - [.A874])" office:value-type="float" office:value="0.555182437638746">
            <text:p>0.5551824376</text:p>
          </table:table-cell>
          <table:table-cell table:formula="of:=SQRT(1 - (1 - [.A874]))" office:value-type="float" office:value="0.831728598124112">
            <text:p>0.8317285981</text:p>
          </table:table-cell>
          <table:table-cell table:formula="of:=COS(2 * PI() * [.B874])" office:value-type="float" office:value="0.355776869975125">
            <text:p>0.35577687</text:p>
          </table:table-cell>
          <table:table-cell table:formula="of:=SIN(2 * PI() * [.B874])" office:value-type="float" office:value="0.934570927640435">
            <text:p>0.9345709276</text:p>
          </table:table-cell>
          <table:table-cell table:formula="of:=[.D874]*[.E874]" office:value-type="float" office:value="0.295909797309395">
            <text:p>0.2959097973</text:p>
          </table:table-cell>
          <table:table-cell table:formula="of:=[.D874]*[.F874]" office:value-type="float" office:value="0.77730936749393">
            <text:p>0.7773093675</text:p>
          </table:table-cell>
          <table:table-cell table:formula="of:=[.C874]" office:value-type="float" office:value="0.555182437638746">
            <text:p>0.5551824376</text:p>
          </table:table-cell>
        </table:table-row>
        <table:table-row table:style-name="ro1">
          <table:table-cell table:formula="of:=RAND()" office:value-type="float" office:value="0.4786376953125">
            <text:p>0.4786376953</text:p>
          </table:table-cell>
          <table:table-cell table:formula="of:=RAND()" office:value-type="float" office:value="0.71728515625">
            <text:p>0.7172851563</text:p>
          </table:table-cell>
          <table:table-cell table:formula="of:=SQRT(1 - [.A875])" office:value-type="float" office:value="0.722054225586624">
            <text:p>0.7220542256</text:p>
          </table:table-cell>
          <table:table-cell table:formula="of:=SQRT(1 - (1 - [.A875]))" office:value-type="float" office:value="0.691836465729077">
            <text:p>0.6918364657</text:p>
          </table:table-cell>
          <table:table-cell table:formula="of:=COS(2 * PI() * [.B875])" office:value-type="float" office:value="-0.204108966092817">
            <text:p>-0.2041089661</text:p>
          </table:table-cell>
          <table:table-cell table:formula="of:=SIN(2 * PI() * [.B875])" office:value-type="float" office:value="-0.978948175319062">
            <text:p>-0.9789481753</text:p>
          </table:table-cell>
          <table:table-cell table:formula="of:=[.D875]*[.E875]" office:value-type="float" office:value="-0.141210025725271">
            <text:p>-0.1412100257</text:p>
          </table:table-cell>
          <table:table-cell table:formula="of:=[.D875]*[.F875]" office:value-type="float" office:value="-0.677272045744668">
            <text:p>-0.6772720457</text:p>
          </table:table-cell>
          <table:table-cell table:formula="of:=[.C875]" office:value-type="float" office:value="0.722054225586624">
            <text:p>0.7220542256</text:p>
          </table:table-cell>
        </table:table-row>
        <table:table-row table:style-name="ro1">
          <table:table-cell table:formula="of:=RAND()" office:value-type="float" office:value="0.993896484375">
            <text:p>0.9938964844</text:p>
          </table:table-cell>
          <table:table-cell table:formula="of:=RAND()" office:value-type="float" office:value="0.94610595703125">
            <text:p>0.946105957</text:p>
          </table:table-cell>
          <table:table-cell table:formula="of:=SQRT(1 - [.A876])" office:value-type="float" office:value="0.078125">
            <text:p>0.078125</text:p>
          </table:table-cell>
          <table:table-cell table:formula="of:=SQRT(1 - (1 - [.A876]))" office:value-type="float" office:value="0.996943571309329">
            <text:p>0.9969435713</text:p>
          </table:table-cell>
          <table:table-cell table:formula="of:=COS(2 * PI() * [.B876])" office:value-type="float" office:value="0.943211900734011">
            <text:p>0.9432119007</text:p>
          </table:table-cell>
          <table:table-cell table:formula="of:=SIN(2 * PI() * [.B876])" office:value-type="float" office:value="-0.332191677068729">
            <text:p>-0.3321916771</text:p>
          </table:table-cell>
          <table:table-cell table:formula="of:=[.D876]*[.E876]" office:value-type="float" office:value="0.940329040819225">
            <text:p>0.9403290408</text:p>
          </table:table-cell>
          <table:table-cell table:formula="of:=[.D876]*[.F876]" office:value-type="float" office:value="-0.331176356896134">
            <text:p>-0.3311763569</text:p>
          </table:table-cell>
          <table:table-cell table:formula="of:=[.C876]" office:value-type="float" office:value="0.078125">
            <text:p>0.078125</text:p>
          </table:table-cell>
        </table:table-row>
        <table:table-row table:style-name="ro1">
          <table:table-cell table:formula="of:=RAND()" office:value-type="float" office:value="0.442626953125">
            <text:p>0.4426269531</text:p>
          </table:table-cell>
          <table:table-cell table:formula="of:=RAND()" office:value-type="float" office:value="0.886383056640625">
            <text:p>0.8863830566</text:p>
          </table:table-cell>
          <table:table-cell table:formula="of:=SQRT(1 - [.A877])" office:value-type="float" office:value="0.746574207212518">
            <text:p>0.7465742072</text:p>
          </table:table-cell>
          <table:table-cell table:formula="of:=SQRT(1 - (1 - [.A877]))" office:value-type="float" office:value="0.665302151751368">
            <text:p>0.6653021518</text:p>
          </table:table-cell>
          <table:table-cell table:formula="of:=COS(2 * PI() * [.B877])" office:value-type="float" office:value="0.755829475619774">
            <text:p>0.7558294756</text:p>
          </table:table-cell>
          <table:table-cell table:formula="of:=SIN(2 * PI() * [.B877])" office:value-type="float" office:value="-0.654768511601113">
            <text:p>-0.6547685116</text:p>
          </table:table-cell>
          <table:table-cell table:formula="of:=[.D877]*[.E877]" office:value-type="float" office:value="0.502854976486944">
            <text:p>0.5028549765</text:p>
          </table:table-cell>
          <table:table-cell table:formula="of:=[.D877]*[.F877]" office:value-type="float" office:value="-0.435618899667261">
            <text:p>-0.4356188997</text:p>
          </table:table-cell>
          <table:table-cell table:formula="of:=[.C877]" office:value-type="float" office:value="0.746574207212518">
            <text:p>0.7465742072</text:p>
          </table:table-cell>
        </table:table-row>
        <table:table-row table:style-name="ro1">
          <table:table-cell table:formula="of:=RAND()" office:value-type="float" office:value="0.977294921875">
            <text:p>0.9772949219</text:p>
          </table:table-cell>
          <table:table-cell table:formula="of:=RAND()" office:value-type="float" office:value="0.548797607421875">
            <text:p>0.5487976074</text:p>
          </table:table-cell>
          <table:table-cell table:formula="of:=SQRT(1 - [.A878])" office:value-type="float" office:value="0.150682043140515">
            <text:p>0.1506820431</text:p>
          </table:table-cell>
          <table:table-cell table:formula="of:=SQRT(1 - (1 - [.A878]))" office:value-type="float" office:value="0.988582278758324">
            <text:p>0.9885822788</text:p>
          </table:table-cell>
          <table:table-cell table:formula="of:=COS(2 * PI() * [.B878])" office:value-type="float" office:value="-0.95336393174418">
            <text:p>-0.9533639317</text:p>
          </table:table-cell>
          <table:table-cell table:formula="of:=SIN(2 * PI() * [.B878])" office:value-type="float" office:value="-0.301823149624541">
            <text:p>-0.3018231496</text:p>
          </table:table-cell>
          <table:table-cell table:formula="of:=[.D878]*[.E878]" office:value-type="float" office:value="-0.942478688129657">
            <text:p>-0.9424786881</text:p>
          </table:table-cell>
          <table:table-cell table:formula="of:=[.D878]*[.F878]" office:value-type="float" office:value="-0.298377017037843">
            <text:p>-0.298377017</text:p>
          </table:table-cell>
          <table:table-cell table:formula="of:=[.C878]" office:value-type="float" office:value="0.150682043140515">
            <text:p>0.1506820431</text:p>
          </table:table-cell>
        </table:table-row>
        <table:table-row table:style-name="ro1">
          <table:table-cell table:formula="of:=RAND()" office:value-type="float" office:value="0.976165771484375">
            <text:p>0.9761657715</text:p>
          </table:table-cell>
          <table:table-cell table:formula="of:=RAND()" office:value-type="float" office:value="0.735443115234375">
            <text:p>0.7354431152</text:p>
          </table:table-cell>
          <table:table-cell table:formula="of:=SQRT(1 - [.A879])" office:value-type="float" office:value="0.154383381604449">
            <text:p>0.1543833816</text:p>
          </table:table-cell>
          <table:table-cell table:formula="of:=SQRT(1 - (1 - [.A879]))" office:value-type="float" office:value="0.988011017896245">
            <text:p>0.9880110179</text:p>
          </table:table-cell>
          <table:table-cell table:formula="of:=COS(2 * PI() * [.B879])" office:value-type="float" office:value="-0.0913361332910673">
            <text:p>-0.0913361333</text:p>
          </table:table-cell>
          <table:table-cell table:formula="of:=SIN(2 * PI() * [.B879])" office:value-type="float" office:value="-0.995820119677965">
            <text:p>-0.9958201197</text:p>
          </table:table-cell>
          <table:table-cell table:formula="of:=[.D879]*[.E879]" office:value-type="float" office:value="-0.0902411060236146">
            <text:p>-0.090241106</text:p>
          </table:table-cell>
          <table:table-cell table:formula="of:=[.D879]*[.F879]" office:value-type="float" office:value="-0.983881250084587">
            <text:p>-0.9838812501</text:p>
          </table:table-cell>
          <table:table-cell table:formula="of:=[.C879]" office:value-type="float" office:value="0.154383381604449">
            <text:p>0.1543833816</text:p>
          </table:table-cell>
        </table:table-row>
        <table:table-row table:style-name="ro1">
          <table:table-cell table:formula="of:=RAND()" office:value-type="float" office:value="0.152099609375">
            <text:p>0.1520996094</text:p>
          </table:table-cell>
          <table:table-cell table:formula="of:=RAND()" office:value-type="float" office:value="0.27044677734375">
            <text:p>0.2704467773</text:p>
          </table:table-cell>
          <table:table-cell table:formula="of:=SQRT(1 - [.A880])" office:value-type="float" office:value="0.920815068634848">
            <text:p>0.9208150686</text:p>
          </table:table-cell>
          <table:table-cell table:formula="of:=SQRT(1 - (1 - [.A880]))" office:value-type="float" office:value="0.389999499198396">
            <text:p>0.3899994992</text:p>
          </table:table-cell>
          <table:table-cell table:formula="of:=COS(2 * PI() * [.B880])" office:value-type="float" office:value="-0.128117785426777">
            <text:p>-0.1281177854</text:p>
          </table:table-cell>
          <table:table-cell table:formula="of:=SIN(2 * PI() * [.B880])" office:value-type="float" office:value="0.991758959151536">
            <text:p>0.9917589592</text:p>
          </table:table-cell>
          <table:table-cell table:formula="of:=[.D880]*[.E880]" office:value-type="float" office:value="-0.0499658721548506">
            <text:p>-0.0499658722</text:p>
          </table:table-cell>
          <table:table-cell table:formula="of:=[.D880]*[.F880]" office:value-type="float" office:value="0.386785497394622">
            <text:p>0.3867854974</text:p>
          </table:table-cell>
          <table:table-cell table:formula="of:=[.C880]" office:value-type="float" office:value="0.920815068634848">
            <text:p>0.9208150686</text:p>
          </table:table-cell>
        </table:table-row>
        <table:table-row table:style-name="ro1">
          <table:table-cell table:formula="of:=RAND()" office:value-type="float" office:value="0.944610595703125">
            <text:p>0.9446105957</text:p>
          </table:table-cell>
          <table:table-cell table:formula="of:=RAND()" office:value-type="float" office:value="0.271759033203125">
            <text:p>0.2717590332</text:p>
          </table:table-cell>
          <table:table-cell table:formula="of:=SQRT(1 - [.A881])" office:value-type="float" office:value="0.235349536428001">
            <text:p>0.2353495364</text:p>
          </table:table-cell>
          <table:table-cell table:formula="of:=SQRT(1 - (1 - [.A881]))" office:value-type="float" office:value="0.971910796165535">
            <text:p>0.9719107962</text:p>
          </table:table-cell>
          <table:table-cell table:formula="of:=COS(2 * PI() * [.B881])" office:value-type="float" office:value="-0.136290536064488">
            <text:p>-0.1362905361</text:p>
          </table:table-cell>
          <table:table-cell table:formula="of:=SIN(2 * PI() * [.B881])" office:value-type="float" office:value="0.99066891027187">
            <text:p>0.9906689103</text:p>
          </table:table-cell>
          <table:table-cell table:formula="of:=[.D881]*[.E881]" office:value-type="float" office:value="-0.132462243416264">
            <text:p>-0.1324622434</text:p>
          </table:table-cell>
          <table:table-cell table:formula="of:=[.D881]*[.F881]" office:value-type="float" office:value="0.962841809318777">
            <text:p>0.9628418093</text:p>
          </table:table-cell>
          <table:table-cell table:formula="of:=[.C881]" office:value-type="float" office:value="0.235349536428001">
            <text:p>0.2353495364</text:p>
          </table:table-cell>
        </table:table-row>
        <table:table-row table:style-name="ro1">
          <table:table-cell table:formula="of:=RAND()" office:value-type="float" office:value="0.775848388671875">
            <text:p>0.7758483887</text:p>
          </table:table-cell>
          <table:table-cell table:formula="of:=RAND()" office:value-type="float" office:value="0.353485107421875">
            <text:p>0.3534851074</text:p>
          </table:table-cell>
          <table:table-cell table:formula="of:=SQRT(1 - [.A882])" office:value-type="float" office:value="0.473446524253928">
            <text:p>0.4734465243</text:p>
          </table:table-cell>
          <table:table-cell table:formula="of:=SQRT(1 - (1 - [.A882]))" office:value-type="float" office:value="0.880822563670956">
            <text:p>0.8808225637</text:p>
          </table:table-cell>
          <table:table-cell table:formula="of:=COS(2 * PI() * [.B882])" office:value-type="float" office:value="-0.60535843045856">
            <text:p>-0.6053584305</text:p>
          </table:table-cell>
          <table:table-cell table:formula="of:=SIN(2 * PI() * [.B882])" office:value-type="float" office:value="0.795952995265894">
            <text:p>0.7959529953</text:p>
          </table:table-cell>
          <table:table-cell table:formula="of:=[.D882]*[.E882]" office:value-type="float" office:value="-0.533213364656335">
            <text:p>-0.5332133647</text:p>
          </table:table-cell>
          <table:table-cell table:formula="of:=[.D882]*[.F882]" office:value-type="float" office:value="0.701093357851681">
            <text:p>0.7010933579</text:p>
          </table:table-cell>
          <table:table-cell table:formula="of:=[.C882]" office:value-type="float" office:value="0.473446524253928">
            <text:p>0.4734465243</text:p>
          </table:table-cell>
        </table:table-row>
        <table:table-row table:style-name="ro1">
          <table:table-cell table:formula="of:=RAND()" office:value-type="float" office:value="0.893341064453125">
            <text:p>0.8933410645</text:p>
          </table:table-cell>
          <table:table-cell table:formula="of:=RAND()" office:value-type="float" office:value="0.2681884765625">
            <text:p>0.2681884766</text:p>
          </table:table-cell>
          <table:table-cell table:formula="of:=SQRT(1 - [.A883])" office:value-type="float" office:value="0.326586796344976">
            <text:p>0.3265867963</text:p>
          </table:table-cell>
          <table:table-cell table:formula="of:=SQRT(1 - (1 - [.A883]))" office:value-type="float" office:value="0.945167215075261">
            <text:p>0.9451672151</text:p>
          </table:table-cell>
          <table:table-cell table:formula="of:=COS(2 * PI() * [.B883])" office:value-type="float" office:value="-0.114032972933367">
            <text:p>-0.1140329729</text:p>
          </table:table-cell>
          <table:table-cell table:formula="of:=SIN(2 * PI() * [.B883])" office:value-type="float" office:value="0.993476965552789">
            <text:p>0.9934769656</text:p>
          </table:table-cell>
          <table:table-cell table:formula="of:=[.D883]*[.E883]" office:value-type="float" office:value="-0.107780227454183">
            <text:p>-0.1077802275</text:p>
          </table:table-cell>
          <table:table-cell table:formula="of:=[.D883]*[.F883]" office:value-type="float" office:value="0.939001856772951">
            <text:p>0.9390018568</text:p>
          </table:table-cell>
          <table:table-cell table:formula="of:=[.C883]" office:value-type="float" office:value="0.326586796344976">
            <text:p>0.3265867963</text:p>
          </table:table-cell>
        </table:table-row>
        <table:table-row table:style-name="ro1">
          <table:table-cell table:formula="of:=RAND()" office:value-type="float" office:value="0.805328369140625">
            <text:p>0.8053283691</text:p>
          </table:table-cell>
          <table:table-cell table:formula="of:=RAND()" office:value-type="float" office:value="0.0703125">
            <text:p>0.0703125</text:p>
          </table:table-cell>
          <table:table-cell table:formula="of:=SQRT(1 - [.A884])" office:value-type="float" office:value="0.441216081823153">
            <text:p>0.4412160818</text:p>
          </table:table-cell>
          <table:table-cell table:formula="of:=SQRT(1 - (1 - [.A884]))" office:value-type="float" office:value="0.89740089655662">
            <text:p>0.8974008966</text:p>
          </table:table-cell>
          <table:table-cell table:formula="of:=COS(2 * PI() * [.B884])" office:value-type="float" office:value="0.903989293123443">
            <text:p>0.9039892931</text:p>
          </table:table-cell>
          <table:table-cell table:formula="of:=SIN(2 * PI() * [.B884])" office:value-type="float" office:value="0.427555093430282">
            <text:p>0.4275550934</text:p>
          </table:table-cell>
          <table:table-cell table:formula="of:=[.D884]*[.E884]" office:value-type="float" office:value="0.811240802126563">
            <text:p>0.8112408021</text:p>
          </table:table-cell>
          <table:table-cell table:formula="of:=[.D884]*[.F884]" office:value-type="float" office:value="0.383688324171684">
            <text:p>0.3836883242</text:p>
          </table:table-cell>
          <table:table-cell table:formula="of:=[.C884]" office:value-type="float" office:value="0.441216081823153">
            <text:p>0.4412160818</text:p>
          </table:table-cell>
        </table:table-row>
        <table:table-row table:style-name="ro1">
          <table:table-cell table:formula="of:=RAND()" office:value-type="float" office:value="0.864013671875">
            <text:p>0.8640136719</text:p>
          </table:table-cell>
          <table:table-cell table:formula="of:=RAND()" office:value-type="float" office:value="0.032562255859375">
            <text:p>0.0325622559</text:p>
          </table:table-cell>
          <table:table-cell table:formula="of:=SQRT(1 - [.A885])" office:value-type="float" office:value="0.368763241287686">
            <text:p>0.3687632413</text:p>
          </table:table-cell>
          <table:table-cell table:formula="of:=SQRT(1 - (1 - [.A885]))" office:value-type="float" office:value="0.92952335735849">
            <text:p>0.9295233574</text:p>
          </table:table-cell>
          <table:table-cell table:formula="of:=COS(2 * PI() * [.B885])" office:value-type="float" office:value="0.97914341239543">
            <text:p>0.9791434124</text:p>
          </table:table-cell>
          <table:table-cell table:formula="of:=SIN(2 * PI() * [.B885])" office:value-type="float" office:value="0.20317031762202">
            <text:p>0.2031703176</text:p>
          </table:table-cell>
          <table:table-cell table:formula="of:=[.D885]*[.E885]" office:value-type="float" office:value="0.910136672025249">
            <text:p>0.910136672</text:p>
          </table:table-cell>
          <table:table-cell table:formula="of:=[.D885]*[.F885]" office:value-type="float" office:value="0.188851555751611">
            <text:p>0.1888515558</text:p>
          </table:table-cell>
          <table:table-cell table:formula="of:=[.C885]" office:value-type="float" office:value="0.368763241287686">
            <text:p>0.3687632413</text:p>
          </table:table-cell>
        </table:table-row>
        <table:table-row table:style-name="ro1">
          <table:table-cell table:formula="of:=RAND()" office:value-type="float" office:value="0.49090576171875">
            <text:p>0.4909057617</text:p>
          </table:table-cell>
          <table:table-cell table:formula="of:=RAND()" office:value-type="float" office:value="0.90008544921875">
            <text:p>0.9000854492</text:p>
          </table:table-cell>
          <table:table-cell table:formula="of:=SQRT(1 - [.A886])" office:value-type="float" office:value="0.713508400988559">
            <text:p>0.713508401</text:p>
          </table:table-cell>
          <table:table-cell table:formula="of:=SQRT(1 - (1 - [.A886]))" office:value-type="float" office:value="0.700646673951108">
            <text:p>0.700646674</text:p>
          </table:table-cell>
          <table:table-cell table:formula="of:=COS(2 * PI() * [.B886])" office:value-type="float" office:value="0.809332455707986">
            <text:p>0.8093324557</text:p>
          </table:table-cell>
          <table:table-cell table:formula="of:=SIN(2 * PI() * [.B886])" office:value-type="float" office:value="-0.587350811813248">
            <text:p>-0.5873508118</text:p>
          </table:table-cell>
          <table:table-cell table:formula="of:=[.D886]*[.E886]" office:value-type="float" office:value="0.567056093212483">
            <text:p>0.5670560932</text:p>
          </table:table-cell>
          <table:table-cell table:formula="of:=[.D886]*[.F886]" office:value-type="float" office:value="-0.411525392739435">
            <text:p>-0.4115253927</text:p>
          </table:table-cell>
          <table:table-cell table:formula="of:=[.C886]" office:value-type="float" office:value="0.713508400988559">
            <text:p>0.713508401</text:p>
          </table:table-cell>
        </table:table-row>
        <table:table-row table:style-name="ro1">
          <table:table-cell table:formula="of:=RAND()" office:value-type="float" office:value="0.993621826171875">
            <text:p>0.9936218262</text:p>
          </table:table-cell>
          <table:table-cell table:formula="of:=RAND()" office:value-type="float" office:value="0.249847412109375">
            <text:p>0.2498474121</text:p>
          </table:table-cell>
          <table:table-cell table:formula="of:=SQRT(1 - [.A887])" office:value-type="float" office:value="0.079863469922894">
            <text:p>0.0798634699</text:p>
          </table:table-cell>
          <table:table-cell table:formula="of:=SQRT(1 - (1 - [.A887]))" office:value-type="float" office:value="0.996805811666382">
            <text:p>0.9968058117</text:p>
          </table:table-cell>
          <table:table-cell table:formula="of:=COS(2 * PI() * [.B887])" office:value-type="float" office:value="0.000958737845553353">
            <text:p>0.0009587378</text:p>
          </table:table-cell>
          <table:table-cell table:formula="of:=SIN(2 * PI() * [.B887])" office:value-type="float" office:value="0.999999540410766">
            <text:p>0.9999995404</text:p>
          </table:table-cell>
          <table:table-cell table:formula="of:=[.D887]*[.E887]" office:value-type="float" office:value="0.000955675456312088">
            <text:p>0.0009556755</text:p>
          </table:table-cell>
          <table:table-cell table:formula="of:=[.D887]*[.F887]" office:value-type="float" office:value="0.996805353545163">
            <text:p>0.9968053535</text:p>
          </table:table-cell>
          <table:table-cell table:formula="of:=[.C887]" office:value-type="float" office:value="0.079863469922894">
            <text:p>0.0798634699</text:p>
          </table:table-cell>
        </table:table-row>
        <table:table-row table:style-name="ro1">
          <table:table-cell table:formula="of:=RAND()" office:value-type="float" office:value="0.019683837890625">
            <text:p>0.0196838379</text:p>
          </table:table-cell>
          <table:table-cell table:formula="of:=RAND()" office:value-type="float" office:value="0.356170654296875">
            <text:p>0.3561706543</text:p>
          </table:table-cell>
          <table:table-cell table:formula="of:=SQRT(1 - [.A888])" office:value-type="float" office:value="0.990109166763633">
            <text:p>0.9901091668</text:p>
          </table:table-cell>
          <table:table-cell table:formula="of:=SQRT(1 - (1 - [.A888]))" office:value-type="float" office:value="0.140299101531781">
            <text:p>0.1402991015</text:p>
          </table:table-cell>
          <table:table-cell table:formula="of:=COS(2 * PI() * [.B888])" office:value-type="float" office:value="-0.618702357537008">
            <text:p>-0.6187023575</text:p>
          </table:table-cell>
          <table:table-cell table:formula="of:=SIN(2 * PI() * [.B888])" office:value-type="float" office:value="0.785625478697164">
            <text:p>0.7856254787</text:p>
          </table:table-cell>
          <table:table-cell table:formula="of:=[.D888]*[.E888]" office:value-type="float" office:value="-0.086803384878037">
            <text:p>-0.0868033849</text:p>
          </table:table-cell>
          <table:table-cell table:formula="of:=[.D888]*[.F888]" office:value-type="float" office:value="0.110222548801687">
            <text:p>0.1102225488</text:p>
          </table:table-cell>
          <table:table-cell table:formula="of:=[.C888]" office:value-type="float" office:value="0.990109166763633">
            <text:p>0.9901091668</text:p>
          </table:table-cell>
        </table:table-row>
        <table:table-row table:style-name="ro1">
          <table:table-cell table:formula="of:=RAND()" office:value-type="float" office:value="0.553253173828125">
            <text:p>0.5532531738</text:p>
          </table:table-cell>
          <table:table-cell table:formula="of:=RAND()" office:value-type="float" office:value="0.67755126953125">
            <text:p>0.6775512695</text:p>
          </table:table-cell>
          <table:table-cell table:formula="of:=SQRT(1 - [.A889])" office:value-type="float" office:value="0.6683912223929">
            <text:p>0.6683912224</text:p>
          </table:table-cell>
          <table:table-cell table:formula="of:=SQRT(1 - (1 - [.A889]))" office:value-type="float" office:value="0.743809904362751">
            <text:p>0.7438099044</text:p>
          </table:table-cell>
          <table:table-cell table:formula="of:=COS(2 * PI() * [.B889])" office:value-type="float" office:value="-0.439649860054203">
            <text:p>-0.4396498601</text:p>
          </table:table-cell>
          <table:table-cell table:formula="of:=SIN(2 * PI() * [.B889])" office:value-type="float" office:value="-0.898169249392518">
            <text:p>-0.8981692494</text:p>
          </table:table-cell>
          <table:table-cell table:formula="of:=[.D889]*[.E889]" office:value-type="float" office:value="-0.327015920360014">
            <text:p>-0.3270159204</text:p>
          </table:table-cell>
          <table:table-cell table:formula="of:=[.D889]*[.F889]" office:value-type="float" office:value="-0.668067183492213">
            <text:p>-0.6680671835</text:p>
          </table:table-cell>
          <table:table-cell table:formula="of:=[.C889]" office:value-type="float" office:value="0.6683912223929">
            <text:p>0.6683912224</text:p>
          </table:table-cell>
        </table:table-row>
        <table:table-row table:style-name="ro1">
          <table:table-cell table:formula="of:=RAND()" office:value-type="float" office:value="0.11383056640625">
            <text:p>0.1138305664</text:p>
          </table:table-cell>
          <table:table-cell table:formula="of:=RAND()" office:value-type="float" office:value="0.494873046875">
            <text:p>0.4948730469</text:p>
          </table:table-cell>
          <table:table-cell table:formula="of:=SQRT(1 - [.A890])" office:value-type="float" office:value="0.941365727862317">
            <text:p>0.9413657279</text:p>
          </table:table-cell>
          <table:table-cell table:formula="of:=SQRT(1 - (1 - [.A890]))" office:value-type="float" office:value="0.337387857526393">
            <text:p>0.3373878575</text:p>
          </table:table-cell>
          <table:table-cell table:formula="of:=COS(2 * PI() * [.B890])" office:value-type="float" office:value="-0.999481186966167">
            <text:p>-0.999481187</text:p>
          </table:table-cell>
          <table:table-cell table:formula="of:=SIN(2 * PI() * [.B890])" office:value-type="float" office:value="0.0322080254083045">
            <text:p>0.0322080254</text:p>
          </table:table-cell>
          <table:table-cell table:formula="of:=[.D890]*[.E890]" office:value-type="float" office:value="-0.337212816308452">
            <text:p>-0.3372128163</text:p>
          </table:table-cell>
          <table:table-cell table:formula="of:=[.D890]*[.F890]" office:value-type="float" office:value="0.0108665966876635">
            <text:p>0.0108665967</text:p>
          </table:table-cell>
          <table:table-cell table:formula="of:=[.C890]" office:value-type="float" office:value="0.941365727862317">
            <text:p>0.9413657279</text:p>
          </table:table-cell>
        </table:table-row>
        <table:table-row table:style-name="ro1">
          <table:table-cell table:formula="of:=RAND()" office:value-type="float" office:value="0.58251953125">
            <text:p>0.5825195313</text:p>
          </table:table-cell>
          <table:table-cell table:formula="of:=RAND()" office:value-type="float" office:value="0.97576904296875">
            <text:p>0.975769043</text:p>
          </table:table-cell>
          <table:table-cell table:formula="of:=SQRT(1 - [.A891])" office:value-type="float" office:value="0.646127285254229">
            <text:p>0.6461272853</text:p>
          </table:table-cell>
          <table:table-cell table:formula="of:=SQRT(1 - (1 - [.A891]))" office:value-type="float" office:value="0.763229671363738">
            <text:p>0.7632296714</text:p>
          </table:table-cell>
          <table:table-cell table:formula="of:=COS(2 * PI() * [.B891])" office:value-type="float" office:value="0.988432704614708">
            <text:p>0.9884327046</text:p>
          </table:table-cell>
          <table:table-cell table:formula="of:=SIN(2 * PI() * [.B891])" office:value-type="float" office:value="-0.151660108295006">
            <text:p>-0.1516601083</text:p>
          </table:table-cell>
          <table:table-cell table:formula="of:=[.D891]*[.E891]" office:value-type="float" office:value="0.754401168308255">
            <text:p>0.7544011683</text:p>
          </table:table-cell>
          <table:table-cell table:formula="of:=[.D891]*[.F891]" office:value-type="float" office:value="-0.115751494612986">
            <text:p>-0.1157514946</text:p>
          </table:table-cell>
          <table:table-cell table:formula="of:=[.C891]" office:value-type="float" office:value="0.646127285254229">
            <text:p>0.6461272853</text:p>
          </table:table-cell>
        </table:table-row>
        <table:table-row table:style-name="ro1">
          <table:table-cell table:formula="of:=RAND()" office:value-type="float" office:value="0.99017333984375">
            <text:p>0.9901733398</text:p>
          </table:table-cell>
          <table:table-cell table:formula="of:=RAND()" office:value-type="float" office:value="0.63726806640625">
            <text:p>0.6372680664</text:p>
          </table:table-cell>
          <table:table-cell table:formula="of:=SQRT(1 - [.A892])" office:value-type="float" office:value="0.0991295120347619">
            <text:p>0.099129512</text:p>
          </table:table-cell>
          <table:table-cell table:formula="of:=SQRT(1 - (1 - [.A892]))" office:value-type="float" office:value="0.995074539842996">
            <text:p>0.9950745398</text:p>
          </table:table-cell>
          <table:table-cell table:formula="of:=COS(2 * PI() * [.B892])" office:value-type="float" office:value="-0.650555484066504">
            <text:p>-0.6505554841</text:p>
          </table:table-cell>
          <table:table-cell table:formula="of:=SIN(2 * PI() * [.B892])" office:value-type="float" office:value="-0.759458729722028">
            <text:p>-0.7594587297</text:p>
          </table:table-cell>
          <table:table-cell table:formula="of:=[.D892]*[.E892]" office:value-type="float" office:value="-0.647351198949814">
            <text:p>-0.6473511989</text:p>
          </table:table-cell>
          <table:table-cell table:formula="of:=[.D892]*[.F892]" office:value-type="float" office:value="-0.755718046007894">
            <text:p>-0.755718046</text:p>
          </table:table-cell>
          <table:table-cell table:formula="of:=[.C892]" office:value-type="float" office:value="0.0991295120347619">
            <text:p>0.099129512</text:p>
          </table:table-cell>
        </table:table-row>
        <table:table-row table:style-name="ro1">
          <table:table-cell table:formula="of:=RAND()" office:value-type="float" office:value="0.77587890625">
            <text:p>0.7758789063</text:p>
          </table:table-cell>
          <table:table-cell table:formula="of:=RAND()" office:value-type="float" office:value="0.45355224609375">
            <text:p>0.4535522461</text:p>
          </table:table-cell>
          <table:table-cell table:formula="of:=SQRT(1 - [.A893])" office:value-type="float" office:value="0.473414293985722">
            <text:p>0.473414294</text:p>
          </table:table-cell>
          <table:table-cell table:formula="of:=SQRT(1 - (1 - [.A893]))" office:value-type="float" office:value="0.880839886840963">
            <text:p>0.8808398868</text:p>
          </table:table-cell>
          <table:table-cell table:formula="of:=COS(2 * PI() * [.B893])" office:value-type="float" office:value="-0.957716146226559">
            <text:p>-0.9577161462</text:p>
          </table:table-cell>
          <table:table-cell table:formula="of:=SIN(2 * PI() * [.B893])" office:value-type="float" office:value="0.287714760234765">
            <text:p>0.2877147602</text:p>
          </table:table-cell>
          <table:table-cell table:formula="of:=[.D893]*[.E893]" office:value-type="float" office:value="-0.843594581867965">
            <text:p>-0.8435945819</text:p>
          </table:table-cell>
          <table:table-cell table:formula="of:=[.D893]*[.F893]" office:value-type="float" office:value="0.253430636847665">
            <text:p>0.2534306368</text:p>
          </table:table-cell>
          <table:table-cell table:formula="of:=[.C893]" office:value-type="float" office:value="0.473414293985722">
            <text:p>0.473414294</text:p>
          </table:table-cell>
        </table:table-row>
        <table:table-row table:style-name="ro1">
          <table:table-cell table:formula="of:=RAND()" office:value-type="float" office:value="0.587371826171875">
            <text:p>0.5873718262</text:p>
          </table:table-cell>
          <table:table-cell table:formula="of:=RAND()" office:value-type="float" office:value="0.33526611328125">
            <text:p>0.3352661133</text:p>
          </table:table-cell>
          <table:table-cell table:formula="of:=SQRT(1 - [.A894])" office:value-type="float" office:value="0.642361404373056">
            <text:p>0.6423614044</text:p>
          </table:table-cell>
          <table:table-cell table:formula="of:=SQRT(1 - (1 - [.A894]))" office:value-type="float" office:value="0.766401869890644">
            <text:p>0.7664018699</text:p>
          </table:table-cell>
          <table:table-cell table:formula="of:=COS(2 * PI() * [.B894])" office:value-type="float" office:value="-0.510479897801376">
            <text:p>-0.5104798978</text:p>
          </table:table-cell>
          <table:table-cell table:formula="of:=SIN(2 * PI() * [.B894])" office:value-type="float" office:value="0.859889687076602">
            <text:p>0.8598896871</text:p>
          </table:table-cell>
          <table:table-cell table:formula="of:=[.D894]*[.E894]" office:value-type="float" office:value="-0.391232748216559">
            <text:p>-0.3912327482</text:p>
          </table:table-cell>
          <table:table-cell table:formula="of:=[.D894]*[.F894]" office:value-type="float" office:value="0.659021064075188">
            <text:p>0.6590210641</text:p>
          </table:table-cell>
          <table:table-cell table:formula="of:=[.C894]" office:value-type="float" office:value="0.642361404373056">
            <text:p>0.6423614044</text:p>
          </table:table-cell>
        </table:table-row>
        <table:table-row table:style-name="ro1">
          <table:table-cell table:formula="of:=RAND()" office:value-type="float" office:value="0.777191162109375">
            <text:p>0.7771911621</text:p>
          </table:table-cell>
          <table:table-cell table:formula="of:=RAND()" office:value-type="float" office:value="0.0123291015625">
            <text:p>0.0123291016</text:p>
          </table:table-cell>
          <table:table-cell table:formula="of:=SQRT(1 - [.A895])" office:value-type="float" office:value="0.472026310591502">
            <text:p>0.4720263106</text:p>
          </table:table-cell>
          <table:table-cell table:formula="of:=SQRT(1 - (1 - [.A895]))" office:value-type="float" office:value="0.881584461131986">
            <text:p>0.8815844611</text:p>
          </table:table-cell>
          <table:table-cell table:formula="of:=COS(2 * PI() * [.B895])" office:value-type="float" office:value="0.997001007307235">
            <text:p>0.9970010073</text:p>
          </table:table-cell>
          <table:table-cell table:formula="of:=SIN(2 * PI() * [.B895])" office:value-type="float" office:value="0.077388574275265">
            <text:p>0.0773885743</text:p>
          </table:table-cell>
          <table:table-cell table:formula="of:=[.D895]*[.E895]" office:value-type="float" office:value="0.878940595774997">
            <text:p>0.8789405958</text:p>
          </table:table-cell>
          <table:table-cell table:formula="of:=[.D895]*[.F895]" office:value-type="float" office:value="0.0682245645502323">
            <text:p>0.0682245646</text:p>
          </table:table-cell>
          <table:table-cell table:formula="of:=[.C895]" office:value-type="float" office:value="0.472026310591502">
            <text:p>0.4720263106</text:p>
          </table:table-cell>
        </table:table-row>
        <table:table-row table:style-name="ro1">
          <table:table-cell table:formula="of:=RAND()" office:value-type="float" office:value="0.466766357421875">
            <text:p>0.4667663574</text:p>
          </table:table-cell>
          <table:table-cell table:formula="of:=RAND()" office:value-type="float" office:value="0.112823486328125">
            <text:p>0.1128234863</text:p>
          </table:table-cell>
          <table:table-cell table:formula="of:=SQRT(1 - [.A896])" office:value-type="float" office:value="0.730228486556177">
            <text:p>0.7302284866</text:p>
          </table:table-cell>
          <table:table-cell table:formula="of:=SQRT(1 - (1 - [.A896]))" office:value-type="float" office:value="0.683203013329036">
            <text:p>0.6832030133</text:p>
          </table:table-cell>
          <table:table-cell table:formula="of:=COS(2 * PI() * [.B896])" office:value-type="float" office:value="0.759084376733347">
            <text:p>0.7590843767</text:p>
          </table:table-cell>
          <table:table-cell table:formula="of:=SIN(2 * PI() * [.B896])" office:value-type="float" office:value="0.650992249569338">
            <text:p>0.6509922496</text:p>
          </table:table-cell>
          <table:table-cell table:formula="of:=[.D896]*[.E896]" office:value-type="float" office:value="0.518608733555215">
            <text:p>0.5186087336</text:p>
          </table:table-cell>
          <table:table-cell table:formula="of:=[.D896]*[.F896]" office:value-type="float" office:value="0.444759866559619">
            <text:p>0.4447598666</text:p>
          </table:table-cell>
          <table:table-cell table:formula="of:=[.C896]" office:value-type="float" office:value="0.730228486556177">
            <text:p>0.7302284866</text:p>
          </table:table-cell>
        </table:table-row>
        <table:table-row table:style-name="ro1">
          <table:table-cell table:formula="of:=RAND()" office:value-type="float" office:value="0.53875732421875">
            <text:p>0.5387573242</text:p>
          </table:table-cell>
          <table:table-cell table:formula="of:=RAND()" office:value-type="float" office:value="0.067901611328125">
            <text:p>0.0679016113</text:p>
          </table:table-cell>
          <table:table-cell table:formula="of:=SQRT(1 - [.A897])" office:value-type="float" office:value="0.679148493174541">
            <text:p>0.6791484932</text:p>
          </table:table-cell>
          <table:table-cell table:formula="of:=SQRT(1 - (1 - [.A897]))" office:value-type="float" office:value="0.734000902055815">
            <text:p>0.7340009021</text:p>
          </table:table-cell>
          <table:table-cell table:formula="of:=COS(2 * PI() * [.B897])" office:value-type="float" office:value="0.910361961368378">
            <text:p>0.9103619614</text:p>
          </table:table-cell>
          <table:table-cell table:formula="of:=SIN(2 * PI() * [.B897])" office:value-type="float" office:value="0.413812879564568">
            <text:p>0.4138128796</text:p>
          </table:table-cell>
          <table:table-cell table:formula="of:=[.D897]*[.E897]" office:value-type="float" office:value="0.66820650084169">
            <text:p>0.6682065008</text:p>
          </table:table-cell>
          <table:table-cell table:formula="of:=[.D897]*[.F897]" office:value-type="float" office:value="0.303739026882707">
            <text:p>0.3037390269</text:p>
          </table:table-cell>
          <table:table-cell table:formula="of:=[.C897]" office:value-type="float" office:value="0.679148493174541">
            <text:p>0.6791484932</text:p>
          </table:table-cell>
        </table:table-row>
        <table:table-row table:style-name="ro1">
          <table:table-cell table:formula="of:=RAND()" office:value-type="float" office:value="0.29376220703125">
            <text:p>0.293762207</text:p>
          </table:table-cell>
          <table:table-cell table:formula="of:=RAND()" office:value-type="float" office:value="0.013946533203125">
            <text:p>0.0139465332</text:p>
          </table:table-cell>
          <table:table-cell table:formula="of:=SQRT(1 - [.A898])" office:value-type="float" office:value="0.840379552921625">
            <text:p>0.8403795529</text:p>
          </table:table-cell>
          <table:table-cell table:formula="of:=SQRT(1 - (1 - [.A898]))" office:value-type="float" office:value="0.541998345967264">
            <text:p>0.541998346</text:p>
          </table:table-cell>
          <table:table-cell table:formula="of:=COS(2 * PI() * [.B898])" office:value-type="float" office:value="0.996163065820795">
            <text:p>0.9961630658</text:p>
          </table:table-cell>
          <table:table-cell table:formula="of:=SIN(2 * PI() * [.B898])" office:value-type="float" office:value="0.0875165486894595">
            <text:p>0.0875165487</text:p>
          </table:table-cell>
          <table:table-cell table:formula="of:=[.D898]*[.E898]" office:value-type="float" office:value="0.53991873398855">
            <text:p>0.539918734</text:p>
          </table:table-cell>
          <table:table-cell table:formula="of:=[.D898]*[.F898]" office:value-type="float" office:value="0.0474338246344506">
            <text:p>0.0474338246</text:p>
          </table:table-cell>
          <table:table-cell table:formula="of:=[.C898]" office:value-type="float" office:value="0.840379552921625">
            <text:p>0.8403795529</text:p>
          </table:table-cell>
        </table:table-row>
        <table:table-row table:style-name="ro1">
          <table:table-cell table:formula="of:=RAND()" office:value-type="float" office:value="0.9010009765625">
            <text:p>0.9010009766</text:p>
          </table:table-cell>
          <table:table-cell table:formula="of:=RAND()" office:value-type="float" office:value="0.732208251953125">
            <text:p>0.732208252</text:p>
          </table:table-cell>
          <table:table-cell table:formula="of:=SQRT(1 - [.A899])" office:value-type="float" office:value="0.314641102587535">
            <text:p>0.3146411026</text:p>
          </table:table-cell>
          <table:table-cell table:formula="of:=SQRT(1 - (1 - [.A899]))" office:value-type="float" office:value="0.94921071241453">
            <text:p>0.9492107124</text:p>
          </table:table-cell>
          <table:table-cell table:formula="of:=COS(2 * PI() * [.B899])" office:value-type="float" office:value="-0.111556162528031">
            <text:p>-0.1115561625</text:p>
          </table:table-cell>
          <table:table-cell table:formula="of:=SIN(2 * PI() * [.B899])" office:value-type="float" office:value="-0.993758130835677">
            <text:p>-0.9937581308</text:p>
          </table:table-cell>
          <table:table-cell table:formula="of:=[.D899]*[.E899]" office:value-type="float" office:value="-0.105890304507464">
            <text:p>-0.1058903045</text:p>
          </table:table-cell>
          <table:table-cell table:formula="of:=[.D899]*[.F899]" office:value-type="float" office:value="-0.943285863338265">
            <text:p>-0.9432858633</text:p>
          </table:table-cell>
          <table:table-cell table:formula="of:=[.C899]" office:value-type="float" office:value="0.314641102587535">
            <text:p>0.3146411026</text:p>
          </table:table-cell>
        </table:table-row>
        <table:table-row table:style-name="ro1">
          <table:table-cell table:formula="of:=RAND()" office:value-type="float" office:value="0.304931640625">
            <text:p>0.3049316406</text:p>
          </table:table-cell>
          <table:table-cell table:formula="of:=RAND()" office:value-type="float" office:value="0.48858642578125">
            <text:p>0.4885864258</text:p>
          </table:table-cell>
          <table:table-cell table:formula="of:=SQRT(1 - [.A900])" office:value-type="float" office:value="0.833707598247131">
            <text:p>0.8337075982</text:p>
          </table:table-cell>
          <table:table-cell table:formula="of:=SQRT(1 - (1 - [.A900]))" office:value-type="float" office:value="0.552206157721009">
            <text:p>0.5522061577</text:p>
          </table:table-cell>
          <table:table-cell table:formula="of:=COS(2 * PI() * [.B900])" office:value-type="float" office:value="-0.997429681500884">
            <text:p>-0.9974296815</text:p>
          </table:table-cell>
          <table:table-cell table:formula="of:=SIN(2 * PI() * [.B900])" office:value-type="float" office:value="0.0716521490329825">
            <text:p>0.071652149</text:p>
          </table:table-cell>
          <table:table-cell table:formula="of:=[.D900]*[.E900]" office:value-type="float" office:value="-0.550786812018493">
            <text:p>-0.550786812</text:p>
          </table:table-cell>
          <table:table-cell table:formula="of:=[.D900]*[.F900]" office:value-type="float" office:value="0.0395667579099564">
            <text:p>0.0395667579</text:p>
          </table:table-cell>
          <table:table-cell table:formula="of:=[.C900]" office:value-type="float" office:value="0.833707598247131">
            <text:p>0.8337075982</text:p>
          </table:table-cell>
        </table:table-row>
        <table:table-row table:style-name="ro1">
          <table:table-cell table:formula="of:=RAND()" office:value-type="float" office:value="0.04913330078125">
            <text:p>0.0491333008</text:p>
          </table:table-cell>
          <table:table-cell table:formula="of:=RAND()" office:value-type="float" office:value="0.036163330078125">
            <text:p>0.0361633301</text:p>
          </table:table-cell>
          <table:table-cell table:formula="of:=SQRT(1 - [.A901])" office:value-type="float" office:value="0.975123940439752">
            <text:p>0.9751239404</text:p>
          </table:table-cell>
          <table:table-cell table:formula="of:=SQRT(1 - (1 - [.A901]))" office:value-type="float" office:value="0.221660327486111">
            <text:p>0.2216603275</text:p>
          </table:table-cell>
          <table:table-cell table:formula="of:=COS(2 * PI() * [.B901])" office:value-type="float" office:value="0.974296205574542">
            <text:p>0.9742962056</text:p>
          </table:table-cell>
          <table:table-cell table:formula="of:=SIN(2 * PI() * [.B901])" office:value-type="float" office:value="0.225270734457561">
            <text:p>0.2252707345</text:p>
          </table:table-cell>
          <table:table-cell table:formula="of:=[.D901]*[.E901]" office:value-type="float" office:value="0.215962815996128">
            <text:p>0.215962816</text:p>
          </table:table-cell>
          <table:table-cell table:formula="of:=[.D901]*[.F901]" office:value-type="float" office:value="0.0499335847728998">
            <text:p>0.0499335848</text:p>
          </table:table-cell>
          <table:table-cell table:formula="of:=[.C901]" office:value-type="float" office:value="0.975123940439752">
            <text:p>0.9751239404</text:p>
          </table:table-cell>
        </table:table-row>
        <table:table-row table:style-name="ro1">
          <table:table-cell table:formula="of:=RAND()" office:value-type="float" office:value="0.668182373046875">
            <text:p>0.668182373</text:p>
          </table:table-cell>
          <table:table-cell table:formula="of:=RAND()" office:value-type="float" office:value="0.647552490234375">
            <text:p>0.6475524902</text:p>
          </table:table-cell>
          <table:table-cell table:formula="of:=SQRT(1 - [.A902])" office:value-type="float" office:value="0.57603613337457">
            <text:p>0.5760361334</text:p>
          </table:table-cell>
          <table:table-cell table:formula="of:=SQRT(1 - (1 - [.A902]))" office:value-type="float" office:value="0.817424230768134">
            <text:p>0.8174242308</text:p>
          </table:table-cell>
          <table:table-cell table:formula="of:=COS(2 * PI() * [.B902])" office:value-type="float" office:value="-0.600156451982204">
            <text:p>-0.600156452</text:p>
          </table:table-cell>
          <table:table-cell table:formula="of:=SIN(2 * PI() * [.B902])" office:value-type="float" office:value="-0.799882637106302">
            <text:p>-0.7998826371</text:p>
          </table:table-cell>
          <table:table-cell table:formula="of:=[.D902]*[.E902]" office:value-type="float" office:value="-0.490582426102085">
            <text:p>-0.4905824261</text:p>
          </table:table-cell>
          <table:table-cell table:formula="of:=[.D902]*[.F902]" office:value-type="float" office:value="-0.653843449341405">
            <text:p>-0.6538434493</text:p>
          </table:table-cell>
          <table:table-cell table:formula="of:=[.C902]" office:value-type="float" office:value="0.57603613337457">
            <text:p>0.5760361334</text:p>
          </table:table-cell>
        </table:table-row>
        <table:table-row table:style-name="ro1">
          <table:table-cell table:formula="of:=RAND()" office:value-type="float" office:value="0.003021240234375">
            <text:p>0.0030212402</text:p>
          </table:table-cell>
          <table:table-cell table:formula="of:=RAND()" office:value-type="float" office:value="0.47454833984375">
            <text:p>0.4745483398</text:p>
          </table:table-cell>
          <table:table-cell table:formula="of:=SQRT(1 - [.A903])" office:value-type="float" office:value="0.998488237169384">
            <text:p>0.9984882372</text:p>
          </table:table-cell>
          <table:table-cell table:formula="of:=SQRT(1 - (1 - [.A903]))" office:value-type="float" office:value="0.0549658096854308">
            <text:p>0.0549658097</text:p>
          </table:table-cell>
          <table:table-cell table:formula="of:=COS(2 * PI() * [.B903])" office:value-type="float" office:value="-0.987240424223882">
            <text:p>-0.9872404242</text:p>
          </table:table-cell>
          <table:table-cell table:formula="of:=SIN(2 * PI() * [.B903])" office:value-type="float" office:value="0.159236756994888">
            <text:p>0.159236757</text:p>
          </table:table-cell>
          <table:table-cell table:formula="of:=[.D903]*[.E903]" office:value-type="float" office:value="-0.0542644692716539">
            <text:p>-0.0542644693</text:p>
          </table:table-cell>
          <table:table-cell table:formula="of:=[.D903]*[.F903]" office:value-type="float" office:value="0.00875257727990622">
            <text:p>0.0087525773</text:p>
          </table:table-cell>
          <table:table-cell table:formula="of:=[.C903]" office:value-type="float" office:value="0.998488237169384">
            <text:p>0.9984882372</text:p>
          </table:table-cell>
        </table:table-row>
        <table:table-row table:style-name="ro1">
          <table:table-cell table:formula="of:=RAND()" office:value-type="float" office:value="0.141510009765625">
            <text:p>0.1415100098</text:p>
          </table:table-cell>
          <table:table-cell table:formula="of:=RAND()" office:value-type="float" office:value="0.418121337890625">
            <text:p>0.4181213379</text:p>
          </table:table-cell>
          <table:table-cell table:formula="of:=SQRT(1 - [.A904])" office:value-type="float" office:value="0.926547349159434">
            <text:p>0.9265473492</text:p>
          </table:table-cell>
          <table:table-cell table:formula="of:=SQRT(1 - (1 - [.A904]))" office:value-type="float" office:value="0.376178162265734">
            <text:p>0.3761781623</text:p>
          </table:table-cell>
          <table:table-cell table:formula="of:=COS(2 * PI() * [.B904])" office:value-type="float" office:value="-0.870559151376993">
            <text:p>-0.8705591514</text:p>
          </table:table-cell>
          <table:table-cell table:formula="of:=SIN(2 * PI() * [.B904])" office:value-type="float" office:value="0.492063780371782">
            <text:p>0.4920637804</text:p>
          </table:table-cell>
          <table:table-cell table:formula="of:=[.D904]*[.E904]" office:value-type="float" office:value="-0.327485341708614">
            <text:p>-0.3274853417</text:p>
          </table:table-cell>
          <table:table-cell table:formula="of:=[.D904]*[.F904]" office:value-type="float" office:value="0.185103648617787">
            <text:p>0.1851036486</text:p>
          </table:table-cell>
          <table:table-cell table:formula="of:=[.C904]" office:value-type="float" office:value="0.926547349159434">
            <text:p>0.9265473492</text:p>
          </table:table-cell>
        </table:table-row>
        <table:table-row table:style-name="ro1">
          <table:table-cell table:formula="of:=RAND()" office:value-type="float" office:value="0.796539306640625">
            <text:p>0.7965393066</text:p>
          </table:table-cell>
          <table:table-cell table:formula="of:=RAND()" office:value-type="float" office:value="0.654754638671875">
            <text:p>0.6547546387</text:p>
          </table:table-cell>
          <table:table-cell table:formula="of:=SQRT(1 - [.A905])" office:value-type="float" office:value="0.451066174035889">
            <text:p>0.451066174</text:p>
          </table:table-cell>
          <table:table-cell table:formula="of:=SQRT(1 - (1 - [.A905]))" office:value-type="float" office:value="0.892490507871442">
            <text:p>0.8924905079</text:p>
          </table:table-cell>
          <table:table-cell table:formula="of:=COS(2 * PI() * [.B905])" office:value-type="float" office:value="-0.563357778738628">
            <text:p>-0.5633577787</text:p>
          </table:table-cell>
          <table:table-cell table:formula="of:=SIN(2 * PI() * [.B905])" office:value-type="float" office:value="-0.82621305553391">
            <text:p>-0.8262130555</text:p>
          </table:table-cell>
          <table:table-cell table:formula="of:=[.D905]*[.E905]" office:value-type="float" office:value="-0.502791470059765">
            <text:p>-0.5027914701</text:p>
          </table:table-cell>
          <table:table-cell table:formula="of:=[.D905]*[.F905]" office:value-type="float" office:value="-0.737387309543475">
            <text:p>-0.7373873095</text:p>
          </table:table-cell>
          <table:table-cell table:formula="of:=[.C905]" office:value-type="float" office:value="0.451066174035889">
            <text:p>0.451066174</text:p>
          </table:table-cell>
        </table:table-row>
        <table:table-row table:style-name="ro1">
          <table:table-cell table:formula="of:=RAND()" office:value-type="float" office:value="0.9368896484375">
            <text:p>0.9368896484</text:p>
          </table:table-cell>
          <table:table-cell table:formula="of:=RAND()" office:value-type="float" office:value="0.6307373046875">
            <text:p>0.6307373047</text:p>
          </table:table-cell>
          <table:table-cell table:formula="of:=SQRT(1 - [.A906])" office:value-type="float" office:value="0.251217737356461">
            <text:p>0.2512177374</text:p>
          </table:table-cell>
          <table:table-cell table:formula="of:=SQRT(1 - (1 - [.A906]))" office:value-type="float" office:value="0.967930601044052">
            <text:p>0.967930601</text:p>
          </table:table-cell>
          <table:table-cell table:formula="of:=COS(2 * PI() * [.B906])" office:value-type="float" office:value="-0.681162736338796">
            <text:p>-0.6811627363</text:p>
          </table:table-cell>
          <table:table-cell table:formula="of:=SIN(2 * PI() * [.B906])" office:value-type="float" office:value="-0.732132041795361">
            <text:p>-0.7321320418</text:p>
          </table:table-cell>
          <table:table-cell table:formula="of:=[.D906]*[.E906]" office:value-type="float" office:value="-0.659318256793222">
            <text:p>-0.6593182568</text:p>
          </table:table-cell>
          <table:table-cell table:formula="of:=[.D906]*[.F906]" office:value-type="float" office:value="-0.708653007258593">
            <text:p>-0.7086530073</text:p>
          </table:table-cell>
          <table:table-cell table:formula="of:=[.C906]" office:value-type="float" office:value="0.251217737356461">
            <text:p>0.2512177374</text:p>
          </table:table-cell>
        </table:table-row>
        <table:table-row table:style-name="ro1">
          <table:table-cell table:formula="of:=RAND()" office:value-type="float" office:value="0.5025634765625">
            <text:p>0.5025634766</text:p>
          </table:table-cell>
          <table:table-cell table:formula="of:=RAND()" office:value-type="float" office:value="0.33001708984375">
            <text:p>0.3300170898</text:p>
          </table:table-cell>
          <table:table-cell table:formula="of:=SQRT(1 - [.A907])" office:value-type="float" office:value="0.705291800205773">
            <text:p>0.7052918002</text:p>
          </table:table-cell>
          <table:table-cell table:formula="of:=SQRT(1 - (1 - [.A907]))" office:value-type="float" office:value="0.708917115439104">
            <text:p>0.7089171154</text:p>
          </table:table-cell>
          <table:table-cell table:formula="of:=COS(2 * PI() * [.B907])" office:value-type="float" office:value="-0.481847767956986">
            <text:p>-0.481847768</text:p>
          </table:table-cell>
          <table:table-cell table:formula="of:=SIN(2 * PI() * [.B907])" office:value-type="float" office:value="0.876254944930339">
            <text:p>0.8762549449</text:p>
          </table:table-cell>
          <table:table-cell table:formula="of:=[.D907]*[.E907]" office:value-type="float" office:value="-0.341590129740837">
            <text:p>-0.3415901297</text:p>
          </table:table-cell>
          <table:table-cell table:formula="of:=[.D907]*[.F907]" office:value-type="float" office:value="0.621192127949267">
            <text:p>0.6211921279</text:p>
          </table:table-cell>
          <table:table-cell table:formula="of:=[.C907]" office:value-type="float" office:value="0.705291800205773">
            <text:p>0.7052918002</text:p>
          </table:table-cell>
        </table:table-row>
        <table:table-row table:style-name="ro1">
          <table:table-cell table:formula="of:=RAND()" office:value-type="float" office:value="0.195526123046875">
            <text:p>0.195526123</text:p>
          </table:table-cell>
          <table:table-cell table:formula="of:=RAND()" office:value-type="float" office:value="0.569305419921875">
            <text:p>0.5693054199</text:p>
          </table:table-cell>
          <table:table-cell table:formula="of:=SQRT(1 - [.A908])" office:value-type="float" office:value="0.896924677413396">
            <text:p>0.8969246774</text:p>
          </table:table-cell>
          <table:table-cell table:formula="of:=SQRT(1 - (1 - [.A908]))" office:value-type="float" office:value="0.442183359079551">
            <text:p>0.4421833591</text:p>
          </table:table-cell>
          <table:table-cell table:formula="of:=COS(2 * PI() * [.B908])" office:value-type="float" office:value="-0.90667660538644">
            <text:p>-0.9066766054</text:p>
          </table:table-cell>
          <table:table-cell table:formula="of:=SIN(2 * PI() * [.B908])" office:value-type="float" office:value="-0.421826425493855">
            <text:p>-0.4218264255</text:p>
          </table:table-cell>
          <table:table-cell table:formula="of:=[.D908]*[.E908]" office:value-type="float" office:value="-0.40091730696862">
            <text:p>-0.400917307</text:p>
          </table:table-cell>
          <table:table-cell table:formula="of:=[.D908]*[.F908]" office:value-type="float" office:value="-0.186524625773393">
            <text:p>-0.1865246258</text:p>
          </table:table-cell>
          <table:table-cell table:formula="of:=[.C908]" office:value-type="float" office:value="0.896924677413396">
            <text:p>0.8969246774</text:p>
          </table:table-cell>
        </table:table-row>
        <table:table-row table:style-name="ro1">
          <table:table-cell table:formula="of:=RAND()" office:value-type="float" office:value="0.759918212890625">
            <text:p>0.7599182129</text:p>
          </table:table-cell>
          <table:table-cell table:formula="of:=RAND()" office:value-type="float" office:value="0.598724365234375">
            <text:p>0.5987243652</text:p>
          </table:table-cell>
          <table:table-cell table:formula="of:=SQRT(1 - [.A909])" office:value-type="float" office:value="0.489981415065281">
            <text:p>0.4899814151</text:p>
          </table:table-cell>
          <table:table-cell table:formula="of:=SQRT(1 - (1 - [.A909]))" office:value-type="float" office:value="0.871732879321771">
            <text:p>0.8717328793</text:p>
          </table:table-cell>
          <table:table-cell table:formula="of:=COS(2 * PI() * [.B909])" office:value-type="float" office:value="-0.813702085995433">
            <text:p>-0.813702086</text:p>
          </table:table-cell>
          <table:table-cell table:formula="of:=SIN(2 * PI() * [.B909])" office:value-type="float" office:value="-0.581282130506935">
            <text:p>-0.5812821305</text:p>
          </table:table-cell>
          <table:table-cell table:formula="of:=[.D909]*[.E909]" office:value-type="float" office:value="-0.70933086233493">
            <text:p>-0.7093308623</text:p>
          </table:table-cell>
          <table:table-cell table:formula="of:=[.D909]*[.F909]" office:value-type="float" office:value="-0.506722745325104">
            <text:p>-0.5067227453</text:p>
          </table:table-cell>
          <table:table-cell table:formula="of:=[.C909]" office:value-type="float" office:value="0.489981415065281">
            <text:p>0.4899814151</text:p>
          </table:table-cell>
        </table:table-row>
        <table:table-row table:style-name="ro1">
          <table:table-cell table:formula="of:=RAND()" office:value-type="float" office:value="0.9805908203125">
            <text:p>0.9805908203</text:p>
          </table:table-cell>
          <table:table-cell table:formula="of:=RAND()" office:value-type="float" office:value="0.014984130859375">
            <text:p>0.0149841309</text:p>
          </table:table-cell>
          <table:table-cell table:formula="of:=SQRT(1 - [.A910])" office:value-type="float" office:value="0.139316832032242">
            <text:p>0.139316832</text:p>
          </table:table-cell>
          <table:table-cell table:formula="of:=SQRT(1 - (1 - [.A910]))" office:value-type="float" office:value="0.990247858019647">
            <text:p>0.990247858</text:p>
          </table:table-cell>
          <table:table-cell table:formula="of:=COS(2 * PI() * [.B910])" office:value-type="float" office:value="0.995571343076608">
            <text:p>0.9955713431</text:p>
          </table:table-cell>
          <table:table-cell table:formula="of:=SIN(2 * PI() * [.B910])" office:value-type="float" office:value="0.0940090466106288">
            <text:p>0.0940090466</text:p>
          </table:table-cell>
          <table:table-cell table:formula="of:=[.D910]*[.E910]" office:value-type="float" office:value="0.985862389987354">
            <text:p>0.98586239</text:p>
          </table:table-cell>
          <table:table-cell table:formula="of:=[.D910]*[.F910]" office:value-type="float" office:value="0.0930922570406444">
            <text:p>0.093092257</text:p>
          </table:table-cell>
          <table:table-cell table:formula="of:=[.C910]" office:value-type="float" office:value="0.139316832032242">
            <text:p>0.139316832</text:p>
          </table:table-cell>
        </table:table-row>
        <table:table-row table:style-name="ro1">
          <table:table-cell table:formula="of:=RAND()" office:value-type="float" office:value="0.95867919921875">
            <text:p>0.9586791992</text:p>
          </table:table-cell>
          <table:table-cell table:formula="of:=RAND()" office:value-type="float" office:value="0.55108642578125">
            <text:p>0.5510864258</text:p>
          </table:table-cell>
          <table:table-cell table:formula="of:=SQRT(1 - [.A911])" office:value-type="float" office:value="0.203275184863401">
            <text:p>0.2032751849</text:p>
          </table:table-cell>
          <table:table-cell table:formula="of:=SQRT(1 - (1 - [.A911]))" office:value-type="float" office:value="0.979121646793058">
            <text:p>0.9791216468</text:p>
          </table:table-cell>
          <table:table-cell table:formula="of:=COS(2 * PI() * [.B911])" office:value-type="float" office:value="-0.948924958186195">
            <text:p>-0.9489249582</text:p>
          </table:table-cell>
          <table:table-cell table:formula="of:=SIN(2 * PI() * [.B911])" office:value-type="float" office:value="-0.315501860107556">
            <text:p>-0.3155018601</text:p>
          </table:table-cell>
          <table:table-cell table:formula="of:=[.D911]*[.E911]" office:value-type="float" office:value="-0.929112967742301">
            <text:p>-0.9291129677</text:p>
          </table:table-cell>
          <table:table-cell table:formula="of:=[.D911]*[.F911]" office:value-type="float" office:value="-0.308914700834783">
            <text:p>-0.3089147008</text:p>
          </table:table-cell>
          <table:table-cell table:formula="of:=[.C911]" office:value-type="float" office:value="0.203275184863401">
            <text:p>0.2032751849</text:p>
          </table:table-cell>
        </table:table-row>
        <table:table-row table:style-name="ro1">
          <table:table-cell table:formula="of:=RAND()" office:value-type="float" office:value="0.193939208984375">
            <text:p>0.193939209</text:p>
          </table:table-cell>
          <table:table-cell table:formula="of:=RAND()" office:value-type="float" office:value="0.315765380859375">
            <text:p>0.3157653809</text:p>
          </table:table-cell>
          <table:table-cell table:formula="of:=SQRT(1 - [.A912])" office:value-type="float" office:value="0.897808883346353">
            <text:p>0.8978088833</text:p>
          </table:table-cell>
          <table:table-cell table:formula="of:=SQRT(1 - (1 - [.A912]))" office:value-type="float" office:value="0.440385296058321">
            <text:p>0.4403852961</text:p>
          </table:table-cell>
          <table:table-cell table:formula="of:=COS(2 * PI() * [.B912])" office:value-type="float" office:value="-0.401556790575009">
            <text:p>-0.4015567906</text:p>
          </table:table-cell>
          <table:table-cell table:formula="of:=SIN(2 * PI() * [.B912])" office:value-type="float" office:value="0.915834124688035">
            <text:p>0.9158341247</text:p>
          </table:table-cell>
          <table:table-cell table:formula="of:=[.D912]*[.E912]" office:value-type="float" office:value="-0.176839706101604">
            <text:p>-0.1768397061</text:p>
          </table:table-cell>
          <table:table-cell table:formula="of:=[.D912]*[.F912]" office:value-type="float" office:value="0.403319882141053">
            <text:p>0.4033198821</text:p>
          </table:table-cell>
          <table:table-cell table:formula="of:=[.C912]" office:value-type="float" office:value="0.897808883346353">
            <text:p>0.8978088833</text:p>
          </table:table-cell>
        </table:table-row>
        <table:table-row table:style-name="ro1">
          <table:table-cell table:formula="of:=RAND()" office:value-type="float" office:value="0.7396240234375">
            <text:p>0.7396240234</text:p>
          </table:table-cell>
          <table:table-cell table:formula="of:=RAND()" office:value-type="float" office:value="0.14422607421875">
            <text:p>0.1442260742</text:p>
          </table:table-cell>
          <table:table-cell table:formula="of:=SQRT(1 - [.A913])" office:value-type="float" office:value="0.510270493525248">
            <text:p>0.5102704935</text:p>
          </table:table-cell>
          <table:table-cell table:formula="of:=SQRT(1 - (1 - [.A913]))" office:value-type="float" office:value="0.860013967001409">
            <text:p>0.860013967</text:p>
          </table:table-cell>
          <table:table-cell table:formula="of:=COS(2 * PI() * [.B913])" office:value-type="float" office:value="0.616742093982039">
            <text:p>0.616742094</text:p>
          </table:table-cell>
          <table:table-cell table:formula="of:=SIN(2 * PI() * [.B913])" office:value-type="float" office:value="0.787165287287651">
            <text:p>0.7871652873</text:p>
          </table:table-cell>
          <table:table-cell table:formula="of:=[.D913]*[.E913]" office:value-type="float" office:value="0.530406814862249">
            <text:p>0.5304068149</text:p>
          </table:table-cell>
          <table:table-cell table:formula="of:=[.D913]*[.F913]" office:value-type="float" office:value="0.676973141406056">
            <text:p>0.6769731414</text:p>
          </table:table-cell>
          <table:table-cell table:formula="of:=[.C913]" office:value-type="float" office:value="0.510270493525248">
            <text:p>0.5102704935</text:p>
          </table:table-cell>
        </table:table-row>
        <table:table-row table:style-name="ro1">
          <table:table-cell table:formula="of:=RAND()" office:value-type="float" office:value="0.32269287109375">
            <text:p>0.3226928711</text:p>
          </table:table-cell>
          <table:table-cell table:formula="of:=RAND()" office:value-type="float" office:value="0.512542724609375">
            <text:p>0.5125427246</text:p>
          </table:table-cell>
          <table:table-cell table:formula="of:=SQRT(1 - [.A914])" office:value-type="float" office:value="0.822986712472474">
            <text:p>0.8229867125</text:p>
          </table:table-cell>
          <table:table-cell table:formula="of:=SQRT(1 - (1 - [.A914]))" office:value-type="float" office:value="0.568060622727672">
            <text:p>0.5680606227</text:p>
          </table:table-cell>
          <table:table-cell table:formula="of:=COS(2 * PI() * [.B914])" office:value-type="float" office:value="-0.996896235732197">
            <text:p>-0.9968962357</text:p>
          </table:table-cell>
          <table:table-cell table:formula="of:=SIN(2 * PI() * [.B914])" office:value-type="float" office:value="-0.0787267120040934">
            <text:p>-0.078726712</text:p>
          </table:table-cell>
          <table:table-cell table:formula="of:=[.D914]*[.E914]" office:value-type="float" office:value="-0.566297496464904">
            <text:p>-0.5662974965</text:p>
          </table:table-cell>
          <table:table-cell table:formula="of:=[.D914]*[.F914]" office:value-type="float" office:value="-0.0447215450463473">
            <text:p>-0.044721545</text:p>
          </table:table-cell>
          <table:table-cell table:formula="of:=[.C914]" office:value-type="float" office:value="0.822986712472474">
            <text:p>0.8229867125</text:p>
          </table:table-cell>
        </table:table-row>
        <table:table-row table:style-name="ro1">
          <table:table-cell table:formula="of:=RAND()" office:value-type="float" office:value="0.9647216796875">
            <text:p>0.9647216797</text:p>
          </table:table-cell>
          <table:table-cell table:formula="of:=RAND()" office:value-type="float" office:value="0.58709716796875">
            <text:p>0.587097168</text:p>
          </table:table-cell>
          <table:table-cell table:formula="of:=SQRT(1 - [.A915])" office:value-type="float" office:value="0.187825238752677">
            <text:p>0.1878252388</text:p>
          </table:table-cell>
          <table:table-cell table:formula="of:=SQRT(1 - (1 - [.A915]))" office:value-type="float" office:value="0.982202463694477">
            <text:p>0.9822024637</text:p>
          </table:table-cell>
          <table:table-cell table:formula="of:=COS(2 * PI() * [.B915])" office:value-type="float" office:value="-0.853959911360254">
            <text:p>-0.8539599114</text:p>
          </table:table-cell>
          <table:table-cell table:formula="of:=SIN(2 * PI() * [.B915])" office:value-type="float" office:value="-0.520338802886722">
            <text:p>-0.5203388029</text:p>
          </table:table-cell>
          <table:table-cell table:formula="of:=[.D915]*[.E915]" office:value-type="float" office:value="-0.838761528834359">
            <text:p>-0.8387615288</text:p>
          </table:table-cell>
          <table:table-cell table:formula="of:=[.D915]*[.F915]" office:value-type="float" office:value="-0.511078054151173">
            <text:p>-0.5110780542</text:p>
          </table:table-cell>
          <table:table-cell table:formula="of:=[.C915]" office:value-type="float" office:value="0.187825238752677">
            <text:p>0.1878252388</text:p>
          </table:table-cell>
        </table:table-row>
        <table:table-row table:style-name="ro1">
          <table:table-cell table:formula="of:=RAND()" office:value-type="float" office:value="0.42236328125">
            <text:p>0.4223632813</text:p>
          </table:table-cell>
          <table:table-cell table:formula="of:=RAND()" office:value-type="float" office:value="0.0531005859375">
            <text:p>0.0531005859</text:p>
          </table:table-cell>
          <table:table-cell table:formula="of:=SQRT(1 - [.A916])" office:value-type="float" office:value="0.760024156688457">
            <text:p>0.7600241567</text:p>
          </table:table-cell>
          <table:table-cell table:formula="of:=SQRT(1 - (1 - [.A916]))" office:value-type="float" office:value="0.649894823221419">
            <text:p>0.6498948232</text:p>
          </table:table-cell>
          <table:table-cell table:formula="of:=COS(2 * PI() * [.B916])" office:value-type="float" office:value="0.944856293190677">
            <text:p>0.9448562932</text:p>
          </table:table-cell>
          <table:table-cell table:formula="of:=SIN(2 * PI() * [.B916])" office:value-type="float" office:value="0.327485244275178">
            <text:p>0.3274852443</text:p>
          </table:table-cell>
          <table:table-cell table:formula="of:=[.D916]*[.E916]" office:value-type="float" office:value="0.614057213632801">
            <text:p>0.6140572136</text:p>
          </table:table-cell>
          <table:table-cell table:formula="of:=[.D916]*[.F916]" office:value-type="float" office:value="0.21283096493584">
            <text:p>0.2128309649</text:p>
          </table:table-cell>
          <table:table-cell table:formula="of:=[.C916]" office:value-type="float" office:value="0.760024156688457">
            <text:p>0.7600241567</text:p>
          </table:table-cell>
        </table:table-row>
        <table:table-row table:style-name="ro1">
          <table:table-cell table:formula="of:=RAND()" office:value-type="float" office:value="0.81439208984375">
            <text:p>0.8143920898</text:p>
          </table:table-cell>
          <table:table-cell table:formula="of:=RAND()" office:value-type="float" office:value="0.01629638671875">
            <text:p>0.0162963867</text:p>
          </table:table-cell>
          <table:table-cell table:formula="of:=SQRT(1 - [.A917])" office:value-type="float" office:value="0.43082236496757">
            <text:p>0.430822365</text:p>
          </table:table-cell>
          <table:table-cell table:formula="of:=SQRT(1 - (1 - [.A917]))" office:value-type="float" office:value="0.902436751159742">
            <text:p>0.9024367512</text:p>
          </table:table-cell>
          <table:table-cell table:formula="of:=COS(2 * PI() * [.B917])" office:value-type="float" office:value="0.99476239298011">
            <text:p>0.994762393</text:p>
          </table:table-cell>
          <table:table-cell table:formula="of:=SIN(2 * PI() * [.B917])" office:value-type="float" office:value="0.102214389948213">
            <text:p>0.1022143899</text:p>
          </table:table-cell>
          <table:table-cell table:formula="of:=[.D917]*[.E917]" office:value-type="float" office:value="0.897710142096861">
            <text:p>0.8977101421</text:p>
          </table:table-cell>
          <table:table-cell table:formula="of:=[.D917]*[.F917]" office:value-type="float" office:value="0.0922420219866405">
            <text:p>0.092242022</text:p>
          </table:table-cell>
          <table:table-cell table:formula="of:=[.C917]" office:value-type="float" office:value="0.43082236496757">
            <text:p>0.430822365</text:p>
          </table:table-cell>
        </table:table-row>
        <table:table-row table:style-name="ro1">
          <table:table-cell table:formula="of:=RAND()" office:value-type="float" office:value="0.242523193359375">
            <text:p>0.2425231934</text:p>
          </table:table-cell>
          <table:table-cell table:formula="of:=RAND()" office:value-type="float" office:value="0.12530517578125">
            <text:p>0.1253051758</text:p>
          </table:table-cell>
          <table:table-cell table:formula="of:=SQRT(1 - [.A918])" office:value-type="float" office:value="0.870331434937648">
            <text:p>0.8703314349</text:p>
          </table:table-cell>
          <table:table-cell table:formula="of:=SQRT(1 - (1 - [.A918]))" office:value-type="float" office:value="0.492466438815251">
            <text:p>0.4924664388</text:p>
          </table:table-cell>
          <table:table-cell table:formula="of:=COS(2 * PI() * [.B918])" office:value-type="float" office:value="0.705749621831388">
            <text:p>0.7057496218</text:p>
          </table:table-cell>
          <table:table-cell table:formula="of:=SIN(2 * PI() * [.B918])" office:value-type="float" office:value="0.708461340712994">
            <text:p>0.7084613407</text:p>
          </table:table-cell>
          <table:table-cell table:formula="of:=[.D918]*[.E918]" office:value-type="float" office:value="0.347558002958513">
            <text:p>0.347558003</text:p>
          </table:table-cell>
          <table:table-cell table:formula="of:=[.D918]*[.F918]" office:value-type="float" office:value="0.348893433499206">
            <text:p>0.3488934335</text:p>
          </table:table-cell>
          <table:table-cell table:formula="of:=[.C918]" office:value-type="float" office:value="0.870331434937648">
            <text:p>0.8703314349</text:p>
          </table:table-cell>
        </table:table-row>
        <table:table-row table:style-name="ro1">
          <table:table-cell table:formula="of:=RAND()" office:value-type="float" office:value="0.167938232421875">
            <text:p>0.1679382324</text:p>
          </table:table-cell>
          <table:table-cell table:formula="of:=RAND()" office:value-type="float" office:value="0.744415283203125">
            <text:p>0.7444152832</text:p>
          </table:table-cell>
          <table:table-cell table:formula="of:=SQRT(1 - [.A919])" office:value-type="float" office:value="0.912174198044499">
            <text:p>0.912174198</text:p>
          </table:table-cell>
          <table:table-cell table:formula="of:=SQRT(1 - (1 - [.A919]))" office:value-type="float" office:value="0.409802674981356">
            <text:p>0.409802675</text:p>
          </table:table-cell>
          <table:table-cell table:formula="of:=COS(2 * PI() * [.B919])" office:value-type="float" office:value="-0.0350826099826444">
            <text:p>-0.03508261</text:p>
          </table:table-cell>
          <table:table-cell table:formula="of:=SIN(2 * PI() * [.B919])" office:value-type="float" office:value="-0.999384415766428">
            <text:p>-0.9993844158</text:p>
          </table:table-cell>
          <table:table-cell table:formula="of:=[.D919]*[.E919]" office:value-type="float" office:value="-0.0143769474162153">
            <text:p>-0.0143769474</text:p>
          </table:table-cell>
          <table:table-cell table:formula="of:=[.D919]*[.F919]" office:value-type="float" office:value="-0.409550406915762">
            <text:p>-0.4095504069</text:p>
          </table:table-cell>
          <table:table-cell table:formula="of:=[.C919]" office:value-type="float" office:value="0.912174198044499">
            <text:p>0.912174198</text:p>
          </table:table-cell>
        </table:table-row>
        <table:table-row table:style-name="ro1">
          <table:table-cell table:formula="of:=RAND()" office:value-type="float" office:value="0.901031494140625">
            <text:p>0.9010314941</text:p>
          </table:table-cell>
          <table:table-cell table:formula="of:=RAND()" office:value-type="float" office:value="0.140533447265625">
            <text:p>0.1405334473</text:p>
          </table:table-cell>
          <table:table-cell table:formula="of:=SQRT(1 - [.A920])" office:value-type="float" office:value="0.314592602995326">
            <text:p>0.314592603</text:p>
          </table:table-cell>
          <table:table-cell table:formula="of:=SQRT(1 - (1 - [.A920]))" office:value-type="float" office:value="0.949226787517411">
            <text:p>0.9492267875</text:p>
          </table:table-cell>
          <table:table-cell table:formula="of:=COS(2 * PI() * [.B920])" office:value-type="float" office:value="0.63483784787151">
            <text:p>0.6348378479</text:p>
          </table:table-cell>
          <table:table-cell table:formula="of:=SIN(2 * PI() * [.B920])" office:value-type="float" office:value="0.772645395320434">
            <text:p>0.7726453953</text:p>
          </table:table-cell>
          <table:table-cell table:formula="of:=[.D920]*[.E920]" office:value-type="float" office:value="0.602605090929541">
            <text:p>0.6026050909</text:p>
          </table:table-cell>
          <table:table-cell table:formula="of:=[.D920]*[.F920]" office:value-type="float" office:value="0.733415706490136">
            <text:p>0.7334157065</text:p>
          </table:table-cell>
          <table:table-cell table:formula="of:=[.C920]" office:value-type="float" office:value="0.314592602995326">
            <text:p>0.314592603</text:p>
          </table:table-cell>
        </table:table-row>
        <table:table-row table:style-name="ro1">
          <table:table-cell table:formula="of:=RAND()" office:value-type="float" office:value="0.92352294921875">
            <text:p>0.9235229492</text:p>
          </table:table-cell>
          <table:table-cell table:formula="of:=RAND()" office:value-type="float" office:value="0.86151123046875">
            <text:p>0.8615112305</text:p>
          </table:table-cell>
          <table:table-cell table:formula="of:=SQRT(1 - [.A921])" office:value-type="float" office:value="0.276544844069185">
            <text:p>0.2765448441</text:p>
          </table:table-cell>
          <table:table-cell table:formula="of:=SQRT(1 - (1 - [.A921]))" office:value-type="float" office:value="0.961001014161145">
            <text:p>0.9610010142</text:p>
          </table:table-cell>
          <table:table-cell table:formula="of:=COS(2 * PI() * [.B921])" office:value-type="float" office:value="0.644711430516158">
            <text:p>0.6447114305</text:p>
          </table:table-cell>
          <table:table-cell table:formula="of:=SIN(2 * PI() * [.B921])" office:value-type="float" office:value="-0.764426040478612">
            <text:p>-0.7644260405</text:p>
          </table:table-cell>
          <table:table-cell table:formula="of:=[.D921]*[.E921]" office:value-type="float" office:value="0.619568338567311">
            <text:p>0.6195683386</text:p>
          </table:table-cell>
          <table:table-cell table:formula="of:=[.D921]*[.F921]" office:value-type="float" office:value="-0.734614200151135">
            <text:p>-0.7346142002</text:p>
          </table:table-cell>
          <table:table-cell table:formula="of:=[.C921]" office:value-type="float" office:value="0.276544844069185">
            <text:p>0.2765448441</text:p>
          </table:table-cell>
        </table:table-row>
        <table:table-row table:style-name="ro1">
          <table:table-cell table:formula="of:=RAND()" office:value-type="float" office:value="0.013763427734375">
            <text:p>0.0137634277</text:p>
          </table:table-cell>
          <table:table-cell table:formula="of:=RAND()" office:value-type="float" office:value="0.398834228515625">
            <text:p>0.3988342285</text:p>
          </table:table-cell>
          <table:table-cell table:formula="of:=SQRT(1 - [.A922])" office:value-type="float" office:value="0.993094442772501">
            <text:p>0.9930944428</text:p>
          </table:table-cell>
          <table:table-cell table:formula="of:=SQRT(1 - (1 - [.A922]))" office:value-type="float" office:value="0.117317636075634">
            <text:p>0.1173176361</text:p>
          </table:table-cell>
          <table:table-cell table:formula="of:=COS(2 * PI() * [.B922])" office:value-type="float" office:value="-0.804689945363879">
            <text:p>-0.8046899454</text:p>
          </table:table-cell>
          <table:table-cell table:formula="of:=SIN(2 * PI() * [.B922])" office:value-type="float" office:value="0.593695285336069">
            <text:p>0.5936952853</text:p>
          </table:table-cell>
          <table:table-cell table:formula="of:=[.D922]*[.E922]" office:value-type="float" office:value="-0.0944043221639218">
            <text:p>-0.0944043222</text:p>
          </table:table-cell>
          <table:table-cell table:formula="of:=[.D922]*[.F922]" office:value-type="float" office:value="0.0696509274248769">
            <text:p>0.0696509274</text:p>
          </table:table-cell>
          <table:table-cell table:formula="of:=[.C922]" office:value-type="float" office:value="0.993094442772501">
            <text:p>0.9930944428</text:p>
          </table:table-cell>
        </table:table-row>
        <table:table-row table:style-name="ro1">
          <table:table-cell table:formula="of:=RAND()" office:value-type="float" office:value="0.413848876953125">
            <text:p>0.413848877</text:p>
          </table:table-cell>
          <table:table-cell table:formula="of:=RAND()" office:value-type="float" office:value="0.471710205078125">
            <text:p>0.4717102051</text:p>
          </table:table-cell>
          <table:table-cell table:formula="of:=SQRT(1 - [.A923])" office:value-type="float" office:value="0.765605069893659">
            <text:p>0.7656050699</text:p>
          </table:table-cell>
          <table:table-cell table:formula="of:=SQRT(1 - (1 - [.A923]))" office:value-type="float" office:value="0.643310871160378">
            <text:p>0.6433108712</text:p>
          </table:table-cell>
          <table:table-cell table:formula="of:=COS(2 * PI() * [.B923])" office:value-type="float" office:value="-0.984244014427611">
            <text:p>-0.9842440144</text:p>
          </table:table-cell>
          <table:table-cell table:formula="of:=SIN(2 * PI() * [.B923])" office:value-type="float" office:value="0.176815497237715">
            <text:p>0.1768154972</text:p>
          </table:table-cell>
          <table:table-cell table:formula="of:=[.D923]*[.E923]" office:value-type="float" office:value="-0.633174874355815">
            <text:p>-0.6331748744</text:p>
          </table:table-cell>
          <table:table-cell table:formula="of:=[.D923]*[.F923]" office:value-type="float" office:value="0.11374733156265">
            <text:p>0.1137473316</text:p>
          </table:table-cell>
          <table:table-cell table:formula="of:=[.C923]" office:value-type="float" office:value="0.765605069893659">
            <text:p>0.7656050699</text:p>
          </table:table-cell>
        </table:table-row>
        <table:table-row table:style-name="ro1">
          <table:table-cell table:formula="of:=RAND()" office:value-type="float" office:value="0.685333251953125">
            <text:p>0.685333252</text:p>
          </table:table-cell>
          <table:table-cell table:formula="of:=RAND()" office:value-type="float" office:value="0.467071533203125">
            <text:p>0.4670715332</text:p>
          </table:table-cell>
          <table:table-cell table:formula="of:=SQRT(1 - [.A924])" office:value-type="float" office:value="0.56095164501664">
            <text:p>0.560951645</text:p>
          </table:table-cell>
          <table:table-cell table:formula="of:=SQRT(1 - (1 - [.A924]))" office:value-type="float" office:value="0.827848568249728">
            <text:p>0.8278485682</text:p>
          </table:table-cell>
          <table:table-cell table:formula="of:=COS(2 * PI() * [.B924])" office:value-type="float" office:value="-0.978673331741322">
            <text:p>-0.9786733317</text:p>
          </table:table-cell>
          <table:table-cell table:formula="of:=SIN(2 * PI() * [.B924])" office:value-type="float" office:value="0.20542275856959">
            <text:p>0.2054227586</text:p>
          </table:table-cell>
          <table:table-cell table:formula="of:=[.D924]*[.E924]" office:value-type="float" office:value="-0.810193316466245">
            <text:p>-0.8101933165</text:p>
          </table:table-cell>
          <table:table-cell table:formula="of:=[.D924]*[.F924]" office:value-type="float" office:value="0.170058936567744">
            <text:p>0.1700589366</text:p>
          </table:table-cell>
          <table:table-cell table:formula="of:=[.C924]" office:value-type="float" office:value="0.56095164501664">
            <text:p>0.560951645</text:p>
          </table:table-cell>
        </table:table-row>
        <table:table-row table:style-name="ro1">
          <table:table-cell table:formula="of:=RAND()" office:value-type="float" office:value="0.573760986328125">
            <text:p>0.5737609863</text:p>
          </table:table-cell>
          <table:table-cell table:formula="of:=RAND()" office:value-type="float" office:value="0.345550537109375">
            <text:p>0.3455505371</text:p>
          </table:table-cell>
          <table:table-cell table:formula="of:=SQRT(1 - [.A925])" office:value-type="float" office:value="0.652869829040885">
            <text:p>0.652869829</text:p>
          </table:table-cell>
          <table:table-cell table:formula="of:=SQRT(1 - (1 - [.A925]))" office:value-type="float" office:value="0.75747012239964">
            <text:p>0.7574701224</text:p>
          </table:table-cell>
          <table:table-cell table:formula="of:=COS(2 * PI() * [.B925])" office:value-type="float" office:value="-0.564940985807745">
            <text:p>-0.5649409858</text:p>
          </table:table-cell>
          <table:table-cell table:formula="of:=SIN(2 * PI() * [.B925])" office:value-type="float" office:value="0.825131312310091">
            <text:p>0.8251313123</text:p>
          </table:table-cell>
          <table:table-cell table:formula="of:=[.D925]*[.E925]" office:value-type="float" office:value="-0.427925917668366">
            <text:p>-0.4279259177</text:p>
          </table:table-cell>
          <table:table-cell table:formula="of:=[.D925]*[.F925]" office:value-type="float" office:value="0.6250123161313">
            <text:p>0.6250123161</text:p>
          </table:table-cell>
          <table:table-cell table:formula="of:=[.C925]" office:value-type="float" office:value="0.652869829040885">
            <text:p>0.652869829</text:p>
          </table:table-cell>
        </table:table-row>
        <table:table-row table:style-name="ro1">
          <table:table-cell table:formula="of:=RAND()" office:value-type="float" office:value="0.267578125">
            <text:p>0.267578125</text:p>
          </table:table-cell>
          <table:table-cell table:formula="of:=RAND()" office:value-type="float" office:value="0.30108642578125">
            <text:p>0.3010864258</text:p>
          </table:table-cell>
          <table:table-cell table:formula="of:=SQRT(1 - [.A926])" office:value-type="float" office:value="0.855816496101822">
            <text:p>0.8558164961</text:p>
          </table:table-cell>
          <table:table-cell table:formula="of:=SQRT(1 - (1 - [.A926]))" office:value-type="float" office:value="0.517279542413964">
            <text:p>0.5172795424</text:p>
          </table:table-cell>
          <table:table-cell table:formula="of:=COS(2 * PI() * [.B926])" office:value-type="float" office:value="-0.315501860107556">
            <text:p>-0.3155018601</text:p>
          </table:table-cell>
          <table:table-cell table:formula="of:=SIN(2 * PI() * [.B926])" office:value-type="float" office:value="0.948924958186195">
            <text:p>0.9489249582</text:p>
          </table:table-cell>
          <table:table-cell table:formula="of:=[.D926]*[.E926]" office:value-type="float" office:value="-0.163202657827191">
            <text:p>-0.1632026578</text:p>
          </table:table-cell>
          <table:table-cell table:formula="of:=[.D926]*[.F926]" office:value-type="float" office:value="0.490859468155745">
            <text:p>0.4908594682</text:p>
          </table:table-cell>
          <table:table-cell table:formula="of:=[.C926]" office:value-type="float" office:value="0.855816496101822">
            <text:p>0.8558164961</text:p>
          </table:table-cell>
        </table:table-row>
        <table:table-row table:style-name="ro1">
          <table:table-cell table:formula="of:=RAND()" office:value-type="float" office:value="0.0159912109375">
            <text:p>0.0159912109</text:p>
          </table:table-cell>
          <table:table-cell table:formula="of:=RAND()" office:value-type="float" office:value="0.2698974609375">
            <text:p>0.2698974609</text:p>
          </table:table-cell>
          <table:table-cell table:formula="of:=SQRT(1 - [.A927])" office:value-type="float" office:value="0.991972171516167">
            <text:p>0.9919721715</text:p>
          </table:table-cell>
          <table:table-cell table:formula="of:=SQRT(1 - (1 - [.A927]))" office:value-type="float" office:value="0.126456359814364">
            <text:p>0.1264563598</text:p>
          </table:table-cell>
          <table:table-cell table:formula="of:=COS(2 * PI() * [.B927])" office:value-type="float" office:value="-0.124694015942168">
            <text:p>-0.1246940159</text:p>
          </table:table-cell>
          <table:table-cell table:formula="of:=SIN(2 * PI() * [.B927])" office:value-type="float" office:value="0.992195244086674">
            <text:p>0.9921952441</text:p>
          </table:table-cell>
          <table:table-cell table:formula="of:=[.D927]*[.E927]" office:value-type="float" office:value="-0.0157683513466808">
            <text:p>-0.0157683513</text:p>
          </table:table-cell>
          <table:table-cell table:formula="of:=[.D927]*[.F927]" office:value-type="float" office:value="0.125469398792326">
            <text:p>0.1254693988</text:p>
          </table:table-cell>
          <table:table-cell table:formula="of:=[.C927]" office:value-type="float" office:value="0.991972171516167">
            <text:p>0.9919721715</text:p>
          </table:table-cell>
        </table:table-row>
        <table:table-row table:style-name="ro1">
          <table:table-cell table:formula="of:=RAND()" office:value-type="float" office:value="0.291778564453125">
            <text:p>0.2917785645</text:p>
          </table:table-cell>
          <table:table-cell table:formula="of:=RAND()" office:value-type="float" office:value="0.643157958984375">
            <text:p>0.643157959</text:p>
          </table:table-cell>
          <table:table-cell table:formula="of:=SQRT(1 - [.A928])" office:value-type="float" office:value="0.841558931713564">
            <text:p>0.8415589317</text:p>
          </table:table-cell>
          <table:table-cell table:formula="of:=SQRT(1 - (1 - [.A928]))" office:value-type="float" office:value="0.540165312152794">
            <text:p>0.5401653122</text:p>
          </table:table-cell>
          <table:table-cell table:formula="of:=COS(2 * PI() * [.B928])" office:value-type="float" office:value="-0.622010962294628">
            <text:p>-0.6220109623</text:p>
          </table:table-cell>
          <table:table-cell table:formula="of:=SIN(2 * PI() * [.B928])" office:value-type="float" office:value="-0.783008533022029">
            <text:p>-0.783008533</text:p>
          </table:table-cell>
          <table:table-cell table:formula="of:=[.D928]*[.E928]" office:value-type="float" office:value="-0.335988745610338">
            <text:p>-0.3359887456</text:p>
          </table:table-cell>
          <table:table-cell table:formula="of:=[.D928]*[.F928]" office:value-type="float" office:value="-0.422954048658145">
            <text:p>-0.4229540487</text:p>
          </table:table-cell>
          <table:table-cell table:formula="of:=[.C928]" office:value-type="float" office:value="0.841558931713564">
            <text:p>0.8415589317</text:p>
          </table:table-cell>
        </table:table-row>
        <table:table-row table:style-name="ro1">
          <table:table-cell table:formula="of:=RAND()" office:value-type="float" office:value="0.671417236328125">
            <text:p>0.6714172363</text:p>
          </table:table-cell>
          <table:table-cell table:formula="of:=RAND()" office:value-type="float" office:value="0.8759765625">
            <text:p>0.8759765625</text:p>
          </table:table-cell>
          <table:table-cell table:formula="of:=SQRT(1 - [.A929])" office:value-type="float" office:value="0.573221391498848">
            <text:p>0.5732213915</text:p>
          </table:table-cell>
          <table:table-cell table:formula="of:=SQRT(1 - (1 - [.A929]))" office:value-type="float" office:value="0.819400534737515">
            <text:p>0.8194005347</text:p>
          </table:table-cell>
          <table:table-cell table:formula="of:=COS(2 * PI() * [.B929])" office:value-type="float" office:value="0.711432195745216">
            <text:p>0.7114321957</text:p>
          </table:table-cell>
          <table:table-cell table:formula="of:=SIN(2 * PI() * [.B929])" office:value-type="float" office:value="-0.702754744457226">
            <text:p>-0.7027547445</text:p>
          </table:table-cell>
          <table:table-cell table:formula="of:=[.D929]*[.E929]" office:value-type="float" office:value="0.582947921623114">
            <text:p>0.5829479216</text:p>
          </table:table-cell>
          <table:table-cell table:formula="of:=[.D929]*[.F929]" office:value-type="float" office:value="-0.575837613397576">
            <text:p>-0.5758376134</text:p>
          </table:table-cell>
          <table:table-cell table:formula="of:=[.C929]" office:value-type="float" office:value="0.573221391498848">
            <text:p>0.5732213915</text:p>
          </table:table-cell>
        </table:table-row>
        <table:table-row table:style-name="ro1">
          <table:table-cell table:formula="of:=RAND()" office:value-type="float" office:value="0.48101806640625">
            <text:p>0.4810180664</text:p>
          </table:table-cell>
          <table:table-cell table:formula="of:=RAND()" office:value-type="float" office:value="0.7264404296875">
            <text:p>0.7264404297</text:p>
          </table:table-cell>
          <table:table-cell table:formula="of:=SQRT(1 - [.A930])" office:value-type="float" office:value="0.720404007202729">
            <text:p>0.7204040072</text:p>
          </table:table-cell>
          <table:table-cell table:formula="of:=SQRT(1 - (1 - [.A930]))" office:value-type="float" office:value="0.693554659998943">
            <text:p>0.69355466</text:p>
          </table:table-cell>
          <table:table-cell table:formula="of:=COS(2 * PI() * [.B930])" office:value-type="float" office:value="-0.147489120103154">
            <text:p>-0.1474891201</text:p>
          </table:table-cell>
          <table:table-cell table:formula="of:=SIN(2 * PI() * [.B930])" office:value-type="float" office:value="-0.989063678157882">
            <text:p>-0.9890636782</text:p>
          </table:table-cell>
          <table:table-cell table:formula="of:=[.D930]*[.E930]" office:value-type="float" office:value="-0.102291766546686">
            <text:p>-0.1022917665</text:p>
          </table:table-cell>
          <table:table-cell table:formula="of:=[.D930]*[.F930]" office:value-type="float" office:value="-0.685969723022094">
            <text:p>-0.685969723</text:p>
          </table:table-cell>
          <table:table-cell table:formula="of:=[.C930]" office:value-type="float" office:value="0.720404007202729">
            <text:p>0.7204040072</text:p>
          </table:table-cell>
        </table:table-row>
        <table:table-row table:style-name="ro1">
          <table:table-cell table:formula="of:=RAND()" office:value-type="float" office:value="0.150177001953125">
            <text:p>0.150177002</text:p>
          </table:table-cell>
          <table:table-cell table:formula="of:=RAND()" office:value-type="float" office:value="0.2275390625">
            <text:p>0.2275390625</text:p>
          </table:table-cell>
          <table:table-cell table:formula="of:=SQRT(1 - [.A931])" office:value-type="float" office:value="0.921858447944626">
            <text:p>0.9218584479</text:p>
          </table:table-cell>
          <table:table-cell table:formula="of:=SQRT(1 - (1 - [.A931]))" office:value-type="float" office:value="0.387526775788622">
            <text:p>0.3875267758</text:p>
          </table:table-cell>
          <table:table-cell table:formula="of:=COS(2 * PI() * [.B931])" office:value-type="float" office:value="0.140658239332849">
            <text:p>0.1406582393</text:p>
          </table:table-cell>
          <table:table-cell table:formula="of:=SIN(2 * PI() * [.B931])" office:value-type="float" office:value="0.990058210262297">
            <text:p>0.9900582103</text:p>
          </table:table-cell>
          <table:table-cell table:formula="of:=[.D931]*[.E931]" office:value-type="float" office:value="0.0545088339767634">
            <text:p>0.054508834</text:p>
          </table:table-cell>
          <table:table-cell table:formula="of:=[.D931]*[.F931]" office:value-type="float" office:value="0.383674066066002">
            <text:p>0.3836740661</text:p>
          </table:table-cell>
          <table:table-cell table:formula="of:=[.C931]" office:value-type="float" office:value="0.921858447944626">
            <text:p>0.9218584479</text:p>
          </table:table-cell>
        </table:table-row>
        <table:table-row table:style-name="ro1">
          <table:table-cell table:formula="of:=RAND()" office:value-type="float" office:value="0.24871826171875">
            <text:p>0.2487182617</text:p>
          </table:table-cell>
          <table:table-cell table:formula="of:=RAND()" office:value-type="float" office:value="0.81689453125">
            <text:p>0.8168945313</text:p>
          </table:table-cell>
          <table:table-cell table:formula="of:=SQRT(1 - [.A932])" office:value-type="float" office:value="0.866765099828812">
            <text:p>0.8667650998</text:p>
          </table:table-cell>
          <table:table-cell table:formula="of:=SQRT(1 - (1 - [.A932]))" office:value-type="float" office:value="0.49871661464077">
            <text:p>0.4987166146</text:p>
          </table:table-cell>
          <table:table-cell table:formula="of:=COS(2 * PI() * [.B932])" office:value-type="float" office:value="0.408044162864978">
            <text:p>0.4080441629</text:p>
          </table:table-cell>
          <table:table-cell table:formula="of:=SIN(2 * PI() * [.B932])" office:value-type="float" office:value="-0.912962190428398">
            <text:p>-0.9129621904</text:p>
          </table:table-cell>
          <table:table-cell table:formula="of:=[.D932]*[.E932]" office:value-type="float" office:value="0.203498403527949">
            <text:p>0.2034984035</text:p>
          </table:table-cell>
          <table:table-cell table:formula="of:=[.D932]*[.F932]" office:value-type="float" office:value="-0.455309412905473">
            <text:p>-0.4553094129</text:p>
          </table:table-cell>
          <table:table-cell table:formula="of:=[.C932]" office:value-type="float" office:value="0.866765099828812">
            <text:p>0.8667650998</text:p>
          </table:table-cell>
        </table:table-row>
        <table:table-row table:style-name="ro1">
          <table:table-cell table:formula="of:=RAND()" office:value-type="float" office:value="0.4793701171875">
            <text:p>0.4793701172</text:p>
          </table:table-cell>
          <table:table-cell table:formula="of:=RAND()" office:value-type="float" office:value="0.949798583984375">
            <text:p>0.949798584</text:p>
          </table:table-cell>
          <table:table-cell table:formula="of:=SQRT(1 - [.A933])" office:value-type="float" office:value="0.721546868063676">
            <text:p>0.7215468681</text:p>
          </table:table-cell>
          <table:table-cell table:formula="of:=SQRT(1 - (1 - [.A933]))" office:value-type="float" office:value="0.692365595034516">
            <text:p>0.692365595</text:p>
          </table:table-cell>
          <table:table-cell table:formula="of:=COS(2 * PI() * [.B933])" office:value-type="float" office:value="0.950664683245359">
            <text:p>0.9506646832</text:p>
          </table:table-cell>
          <table:table-cell table:formula="of:=SIN(2 * PI() * [.B933])" office:value-type="float" office:value="-0.310220341096456">
            <text:p>-0.3102203411</text:p>
          </table:table-cell>
          <table:table-cell table:formula="of:=[.D933]*[.E933]" office:value-type="float" office:value="0.658207519093473">
            <text:p>0.6582075191</text:p>
          </table:table-cell>
          <table:table-cell table:formula="of:=[.D933]*[.F933]" office:value-type="float" office:value="-0.214785891055059">
            <text:p>-0.2147858911</text:p>
          </table:table-cell>
          <table:table-cell table:formula="of:=[.C933]" office:value-type="float" office:value="0.721546868063676">
            <text:p>0.7215468681</text:p>
          </table:table-cell>
        </table:table-row>
        <table:table-row table:style-name="ro1">
          <table:table-cell table:formula="of:=RAND()" office:value-type="float" office:value="0.590118408203125">
            <text:p>0.5901184082</text:p>
          </table:table-cell>
          <table:table-cell table:formula="of:=RAND()" office:value-type="float" office:value="0.624603271484375">
            <text:p>0.6246032715</text:p>
          </table:table-cell>
          <table:table-cell table:formula="of:=SQRT(1 - [.A934])" office:value-type="float" office:value="0.640219955794003">
            <text:p>0.6402199558</text:p>
          </table:table-cell>
          <table:table-cell table:formula="of:=SQRT(1 - (1 - [.A934]))" office:value-type="float" office:value="0.768191648095138">
            <text:p>0.7681916481</text:p>
          </table:table-cell>
          <table:table-cell table:formula="of:=COS(2 * PI() * [.B934])" office:value-type="float" office:value="-0.70886720085952">
            <text:p>-0.7088672009</text:p>
          </table:table-cell>
          <table:table-cell table:formula="of:=SIN(2 * PI() * [.B934])" office:value-type="float" office:value="-0.705341967803979">
            <text:p>-0.7053419678</text:p>
          </table:table-cell>
          <table:table-cell table:formula="of:=[.D934]*[.E934]" office:value-type="float" office:value="-0.544545863308862">
            <text:p>-0.5445458633</text:p>
          </table:table-cell>
          <table:table-cell table:formula="of:=[.D934]*[.F934]" office:value-type="float" office:value="-0.541837808718007">
            <text:p>-0.5418378087</text:p>
          </table:table-cell>
          <table:table-cell table:formula="of:=[.C934]" office:value-type="float" office:value="0.640219955794003">
            <text:p>0.6402199558</text:p>
          </table:table-cell>
        </table:table-row>
        <table:table-row table:style-name="ro1">
          <table:table-cell table:formula="of:=RAND()" office:value-type="float" office:value="0.374298095703125">
            <text:p>0.3742980957</text:p>
          </table:table-cell>
          <table:table-cell table:formula="of:=RAND()" office:value-type="float" office:value="0.1807861328125">
            <text:p>0.1807861328</text:p>
          </table:table-cell>
          <table:table-cell table:formula="of:=SQRT(1 - [.A935])" office:value-type="float" office:value="0.791013213730893">
            <text:p>0.7910132137</text:p>
          </table:table-cell>
          <table:table-cell table:formula="of:=SQRT(1 - (1 - [.A935]))" office:value-type="float" office:value="0.6117990648106">
            <text:p>0.6117990648</text:p>
          </table:table-cell>
          <table:table-cell table:formula="of:=COS(2 * PI() * [.B935])" office:value-type="float" office:value="0.42130479654548">
            <text:p>0.4213047965</text:p>
          </table:table-cell>
          <table:table-cell table:formula="of:=SIN(2 * PI() * [.B935])" office:value-type="float" office:value="0.906919107973678">
            <text:p>0.906919108</text:p>
          </table:table-cell>
          <table:table-cell table:formula="of:=[.D935]*[.E935]" office:value-type="float" office:value="0.257753880526745">
            <text:p>0.2577538805</text:p>
          </table:table-cell>
          <table:table-cell table:formula="of:=[.D935]*[.F935]" office:value-type="float" office:value="0.55485226211716">
            <text:p>0.5548522621</text:p>
          </table:table-cell>
          <table:table-cell table:formula="of:=[.C935]" office:value-type="float" office:value="0.791013213730893">
            <text:p>0.7910132137</text:p>
          </table:table-cell>
        </table:table-row>
        <table:table-row table:style-name="ro1">
          <table:table-cell table:formula="of:=RAND()" office:value-type="float" office:value="0.772125244140625">
            <text:p>0.7721252441</text:p>
          </table:table-cell>
          <table:table-cell table:formula="of:=RAND()" office:value-type="float" office:value="0.115478515625">
            <text:p>0.1154785156</text:p>
          </table:table-cell>
          <table:table-cell table:formula="of:=SQRT(1 - [.A936])" office:value-type="float" office:value="0.477362289942738">
            <text:p>0.4773622899</text:p>
          </table:table-cell>
          <table:table-cell table:formula="of:=SQRT(1 - (1 - [.A936]))" office:value-type="float" office:value="0.878706574540458">
            <text:p>0.8787065745</text:p>
          </table:table-cell>
          <table:table-cell table:formula="of:=COS(2 * PI() * [.B936])" office:value-type="float" office:value="0.748119380450404">
            <text:p>0.7481193805</text:p>
          </table:table-cell>
          <table:table-cell table:formula="of:=SIN(2 * PI() * [.B936])" office:value-type="float" office:value="0.66356415861204">
            <text:p>0.6635641586</text:p>
          </table:table-cell>
          <table:table-cell table:formula="of:=[.D936]*[.E936]" office:value-type="float" office:value="0.657377418142904">
            <text:p>0.6573774181</text:p>
          </table:table-cell>
          <table:table-cell table:formula="of:=[.D936]*[.F936]" office:value-type="float" office:value="0.583078188801806">
            <text:p>0.5830781888</text:p>
          </table:table-cell>
          <table:table-cell table:formula="of:=[.C936]" office:value-type="float" office:value="0.477362289942738">
            <text:p>0.4773622899</text:p>
          </table:table-cell>
        </table:table-row>
        <table:table-row table:style-name="ro1">
          <table:table-cell table:formula="of:=RAND()" office:value-type="float" office:value="0.699066162109375">
            <text:p>0.6990661621</text:p>
          </table:table-cell>
          <table:table-cell table:formula="of:=RAND()" office:value-type="float" office:value="0.12615966796875">
            <text:p>0.126159668</text:p>
          </table:table-cell>
          <table:table-cell table:formula="of:=SQRT(1 - [.A937])" office:value-type="float" office:value="0.548574368605228">
            <text:p>0.5485743686</text:p>
          </table:table-cell>
          <table:table-cell table:formula="of:=SQRT(1 - (1 - [.A937]))" office:value-type="float" office:value="0.836101765402618">
            <text:p>0.8361017654</text:p>
          </table:table-cell>
          <table:table-cell table:formula="of:=COS(2 * PI() * [.B937])" office:value-type="float" office:value="0.701935787058624">
            <text:p>0.7019357871</text:p>
          </table:table-cell>
          <table:table-cell table:formula="of:=SIN(2 * PI() * [.B937])" office:value-type="float" office:value="0.712240233942446">
            <text:p>0.7122402339</text:p>
          </table:table-cell>
          <table:table-cell table:formula="of:=[.D937]*[.E937]" office:value-type="float" office:value="0.586889750758992">
            <text:p>0.5868897508</text:p>
          </table:table-cell>
          <table:table-cell table:formula="of:=[.D937]*[.F937]" office:value-type="float" office:value="0.595505316990052">
            <text:p>0.595505317</text:p>
          </table:table-cell>
          <table:table-cell table:formula="of:=[.C937]" office:value-type="float" office:value="0.548574368605228">
            <text:p>0.5485743686</text:p>
          </table:table-cell>
        </table:table-row>
        <table:table-row table:style-name="ro1">
          <table:table-cell table:formula="of:=RAND()" office:value-type="float" office:value="0.72845458984375">
            <text:p>0.7284545898</text:p>
          </table:table-cell>
          <table:table-cell table:formula="of:=RAND()" office:value-type="float" office:value="0.754425048828125">
            <text:p>0.7544250488</text:p>
          </table:table-cell>
          <table:table-cell table:formula="of:=SQRT(1 - [.A938])" office:value-type="float" office:value="0.521100192051634">
            <text:p>0.5211001921</text:p>
          </table:table-cell>
          <table:table-cell table:formula="of:=SQRT(1 - (1 - [.A938]))" office:value-type="float" office:value="0.853495512491864">
            <text:p>0.8534955125</text:p>
          </table:table-cell>
          <table:table-cell table:formula="of:=COS(2 * PI() * [.B938])" office:value-type="float" office:value="0.0277998197788692">
            <text:p>0.0277998198</text:p>
          </table:table-cell>
          <table:table-cell table:formula="of:=SIN(2 * PI() * [.B938])" office:value-type="float" office:value="-0.999613510322996">
            <text:p>-0.9996135103</text:p>
          </table:table-cell>
          <table:table-cell table:formula="of:=[.D938]*[.E938]" office:value-type="float" office:value="0.0237270214293474">
            <text:p>0.0237270214</text:p>
          </table:table-cell>
          <table:table-cell table:formula="of:=[.D938]*[.F938]" office:value-type="float" office:value="-0.853165645286917">
            <text:p>-0.8531656453</text:p>
          </table:table-cell>
          <table:table-cell table:formula="of:=[.C938]" office:value-type="float" office:value="0.521100192051634">
            <text:p>0.5211001921</text:p>
          </table:table-cell>
        </table:table-row>
        <table:table-row table:style-name="ro1">
          <table:table-cell table:formula="of:=RAND()" office:value-type="float" office:value="0.272705078125">
            <text:p>0.2727050781</text:p>
          </table:table-cell>
          <table:table-cell table:formula="of:=RAND()" office:value-type="float" office:value="0.498687744140625">
            <text:p>0.4986877441</text:p>
          </table:table-cell>
          <table:table-cell table:formula="of:=SQRT(1 - [.A939])" office:value-type="float" office:value="0.852815878062199">
            <text:p>0.8528158781</text:p>
          </table:table-cell>
          <table:table-cell table:formula="of:=SQRT(1 - (1 - [.A939]))" office:value-type="float" office:value="0.522211717720888">
            <text:p>0.5222117177</text:p>
          </table:table-cell>
          <table:table-cell table:formula="of:=COS(2 * PI() * [.B939])" office:value-type="float" office:value="-0.999966008970227">
            <text:p>-0.999966009</text:p>
          </table:table-cell>
          <table:table-cell table:formula="of:=SIN(2 * PI() * [.B939])" office:value-type="float" office:value="0.0082450533143309">
            <text:p>0.0082450533</text:p>
          </table:table-cell>
          <table:table-cell table:formula="of:=[.D939]*[.E939]" office:value-type="float" office:value="-0.522193967206843">
            <text:p>-0.5221939672</text:p>
          </table:table-cell>
          <table:table-cell table:formula="of:=[.D939]*[.F939]" office:value-type="float" office:value="0.00430566345397703">
            <text:p>0.0043056635</text:p>
          </table:table-cell>
          <table:table-cell table:formula="of:=[.C939]" office:value-type="float" office:value="0.852815878062199">
            <text:p>0.8528158781</text:p>
          </table:table-cell>
        </table:table-row>
        <table:table-row table:style-name="ro1">
          <table:table-cell table:formula="of:=RAND()" office:value-type="float" office:value="0.566314697265625">
            <text:p>0.5663146973</text:p>
          </table:table-cell>
          <table:table-cell table:formula="of:=RAND()" office:value-type="float" office:value="0.711669921875">
            <text:p>0.7116699219</text:p>
          </table:table-cell>
          <table:table-cell table:formula="of:=SQRT(1 - [.A940])" office:value-type="float" office:value="0.658547874291896">
            <text:p>0.6585478743</text:p>
          </table:table-cell>
          <table:table-cell table:formula="of:=SQRT(1 - (1 - [.A940]))" office:value-type="float" office:value="0.752538834390376">
            <text:p>0.7525388344</text:p>
          </table:table-cell>
          <table:table-cell table:formula="of:=COS(2 * PI() * [.B940])" office:value-type="float" office:value="-0.238513594844318">
            <text:p>-0.2385135948</text:p>
          </table:table-cell>
          <table:table-cell table:formula="of:=SIN(2 * PI() * [.B940])" office:value-type="float" office:value="-0.971139158449725">
            <text:p>-0.9711391584</text:p>
          </table:table-cell>
          <table:table-cell table:formula="of:=[.D940]*[.E940]" office:value-type="float" office:value="-0.179490742650401">
            <text:p>-0.1794907427</text:p>
          </table:table-cell>
          <table:table-cell table:formula="of:=[.D940]*[.F940]" office:value-type="float" office:value="-0.730819930330606">
            <text:p>-0.7308199303</text:p>
          </table:table-cell>
          <table:table-cell table:formula="of:=[.C940]" office:value-type="float" office:value="0.658547874291896">
            <text:p>0.6585478743</text:p>
          </table:table-cell>
        </table:table-row>
        <table:table-row table:style-name="ro1">
          <table:table-cell table:formula="of:=RAND()" office:value-type="float" office:value="0.677581787109375">
            <text:p>0.6775817871</text:p>
          </table:table-cell>
          <table:table-cell table:formula="of:=RAND()" office:value-type="float" office:value="0.623992919921875">
            <text:p>0.6239929199</text:p>
          </table:table-cell>
          <table:table-cell table:formula="of:=SQRT(1 - [.A941])" office:value-type="float" office:value="0.567818820479407">
            <text:p>0.5678188205</text:p>
          </table:table-cell>
          <table:table-cell table:formula="of:=SQRT(1 - (1 - [.A941]))" office:value-type="float" office:value="0.823153562289185">
            <text:p>0.8231535623</text:p>
          </table:table-cell>
          <table:table-cell table:formula="of:=COS(2 * PI() * [.B941])" office:value-type="float" office:value="-0.711566934200301">
            <text:p>-0.7115669342</text:p>
          </table:table-cell>
          <table:table-cell table:formula="of:=SIN(2 * PI() * [.B941])" office:value-type="float" office:value="-0.7026183161239">
            <text:p>-0.7026183161</text:p>
          </table:table-cell>
          <table:table-cell table:formula="of:=[.D941]*[.E941]" office:value-type="float" office:value="-0.585728856694172">
            <text:p>-0.5857288567</text:p>
          </table:table-cell>
          <table:table-cell table:formula="of:=[.D941]*[.F941]" office:value-type="float" office:value="-0.578362769847017">
            <text:p>-0.5783627698</text:p>
          </table:table-cell>
          <table:table-cell table:formula="of:=[.C941]" office:value-type="float" office:value="0.567818820479407">
            <text:p>0.5678188205</text:p>
          </table:table-cell>
        </table:table-row>
        <table:table-row table:style-name="ro1">
          <table:table-cell table:formula="of:=RAND()" office:value-type="float" office:value="0.090179443359375">
            <text:p>0.0901794434</text:p>
          </table:table-cell>
          <table:table-cell table:formula="of:=RAND()" office:value-type="float" office:value="0.062957763671875">
            <text:p>0.0629577637</text:p>
          </table:table-cell>
          <table:table-cell table:formula="of:=SQRT(1 - [.A942])" office:value-type="float" office:value="0.953845142903514">
            <text:p>0.9538451429</text:p>
          </table:table-cell>
          <table:table-cell table:formula="of:=SQRT(1 - (1 - [.A942]))" office:value-type="float" office:value="0.300298923340353">
            <text:p>0.3002989233</text:p>
          </table:table-cell>
          <table:table-cell table:formula="of:=COS(2 * PI() * [.B942])" office:value-type="float" office:value="0.922775033148386">
            <text:p>0.9227750331</text:p>
          </table:table-cell>
          <table:table-cell table:formula="of:=SIN(2 * PI() * [.B942])" office:value-type="float" office:value="0.385339121032363">
            <text:p>0.385339121</text:p>
          </table:table-cell>
          <table:table-cell table:formula="of:=[.D942]*[.E942]" office:value-type="float" office:value="0.277108348939819">
            <text:p>0.2771083489</text:p>
          </table:table-cell>
          <table:table-cell table:formula="of:=[.D942]*[.F942]" office:value-type="float" office:value="0.115716923166937">
            <text:p>0.1157169232</text:p>
          </table:table-cell>
          <table:table-cell table:formula="of:=[.C942]" office:value-type="float" office:value="0.953845142903514">
            <text:p>0.9538451429</text:p>
          </table:table-cell>
        </table:table-row>
        <table:table-row table:style-name="ro1">
          <table:table-cell table:formula="of:=RAND()" office:value-type="float" office:value="0.225738525390625">
            <text:p>0.2257385254</text:p>
          </table:table-cell>
          <table:table-cell table:formula="of:=RAND()" office:value-type="float" office:value="0.493255615234375">
            <text:p>0.4932556152</text:p>
          </table:table-cell>
          <table:table-cell table:formula="of:=SQRT(1 - [.A943])" office:value-type="float" office:value="0.879921288871553">
            <text:p>0.8799212889</text:p>
          </table:table-cell>
          <table:table-cell table:formula="of:=SQRT(1 - (1 - [.A943]))" office:value-type="float" office:value="0.475119485383019">
            <text:p>0.4751194854</text:p>
          </table:table-cell>
          <table:table-cell table:formula="of:=COS(2 * PI() * [.B943])" office:value-type="float" office:value="-0.999102262374694">
            <text:p>-0.9991022624</text:p>
          </table:table-cell>
          <table:table-cell table:formula="of:=SIN(2 * PI() * [.B943])" office:value-type="float" office:value="0.0423635375974193">
            <text:p>0.0423635376</text:p>
          </table:table-cell>
          <table:table-cell table:formula="of:=[.D943]*[.E943]" office:value-type="float" office:value="-0.474692952744475">
            <text:p>-0.4746929527</text:p>
          </table:table-cell>
          <table:table-cell table:formula="of:=[.D943]*[.F943]" office:value-type="float" office:value="0.02012774218229">
            <text:p>0.0201277422</text:p>
          </table:table-cell>
          <table:table-cell table:formula="of:=[.C943]" office:value-type="float" office:value="0.879921288871553">
            <text:p>0.8799212889</text:p>
          </table:table-cell>
        </table:table-row>
        <table:table-row table:style-name="ro1">
          <table:table-cell table:formula="of:=RAND()" office:value-type="float" office:value="0.7498779296875">
            <text:p>0.7498779297</text:p>
          </table:table-cell>
          <table:table-cell table:formula="of:=RAND()" office:value-type="float" office:value="0.515228271484375">
            <text:p>0.5152282715</text:p>
          </table:table-cell>
          <table:table-cell table:formula="of:=SQRT(1 - [.A944])" office:value-type="float" office:value="0.500122055414976">
            <text:p>0.5001220554</text:p>
          </table:table-cell>
          <table:table-cell table:formula="of:=SQRT(1 - (1 - [.A944]))" office:value-type="float" office:value="0.865954923588694">
            <text:p>0.8659549236</text:p>
          </table:table-cell>
          <table:table-cell table:formula="of:=COS(2 * PI() * [.B944])" office:value-type="float" office:value="-0.995425963724006">
            <text:p>-0.9954259637</text:p>
          </table:table-cell>
          <table:table-cell table:formula="of:=SIN(2 * PI() * [.B944])" office:value-type="float" office:value="-0.0955361227187575">
            <text:p>-0.0955361227</text:p>
          </table:table-cell>
          <table:table-cell table:formula="of:=[.D944]*[.E944]" office:value-type="float" office:value="-0.861994014354823">
            <text:p>-0.8619940144</text:p>
          </table:table-cell>
          <table:table-cell table:formula="of:=[.D944]*[.F944]" office:value-type="float" office:value="-0.0827299758488817">
            <text:p>-0.0827299758</text:p>
          </table:table-cell>
          <table:table-cell table:formula="of:=[.C944]" office:value-type="float" office:value="0.500122055414976">
            <text:p>0.5001220554</text:p>
          </table:table-cell>
        </table:table-row>
        <table:table-row table:style-name="ro1">
          <table:table-cell table:formula="of:=RAND()" office:value-type="float" office:value="0.739715576171875">
            <text:p>0.7397155762</text:p>
          </table:table-cell>
          <table:table-cell table:formula="of:=RAND()" office:value-type="float" office:value="0.544677734375">
            <text:p>0.5446777344</text:p>
          </table:table-cell>
          <table:table-cell table:formula="of:=SQRT(1 - [.A945])" office:value-type="float" office:value="0.510180775635583">
            <text:p>0.5101807756</text:p>
          </table:table-cell>
          <table:table-cell table:formula="of:=SQRT(1 - (1 - [.A945]))" office:value-type="float" office:value="0.860067192823837">
            <text:p>0.8600671928</text:p>
          </table:table-cell>
          <table:table-cell table:formula="of:=COS(2 * PI() * [.B945])" office:value-type="float" office:value="-0.960856633107679">
            <text:p>-0.9608566331</text:p>
          </table:table-cell>
          <table:table-cell table:formula="of:=SIN(2 * PI() * [.B945])" office:value-type="float" office:value="-0.2770460803061">
            <text:p>-0.2770460803</text:p>
          </table:table-cell>
          <table:table-cell table:formula="of:=[.D945]*[.E945]" office:value-type="float" office:value="-0.826401267143085">
            <text:p>-0.8264012671</text:p>
          </table:table-cell>
          <table:table-cell table:formula="of:=[.D945]*[.F945]" office:value-type="float" office:value="-0.238278244571715">
            <text:p>-0.2382782446</text:p>
          </table:table-cell>
          <table:table-cell table:formula="of:=[.C945]" office:value-type="float" office:value="0.510180775635583">
            <text:p>0.5101807756</text:p>
          </table:table-cell>
        </table:table-row>
        <table:table-row table:style-name="ro1">
          <table:table-cell table:formula="of:=RAND()" office:value-type="float" office:value="0.91839599609375">
            <text:p>0.9183959961</text:p>
          </table:table-cell>
          <table:table-cell table:formula="of:=RAND()" office:value-type="float" office:value="0.68914794921875">
            <text:p>0.6891479492</text:p>
          </table:table-cell>
          <table:table-cell table:formula="of:=SQRT(1 - [.A946])" office:value-type="float" office:value="0.285664145293472">
            <text:p>0.2856641453</text:p>
          </table:table-cell>
          <table:table-cell table:formula="of:=SQRT(1 - (1 - [.A946]))" office:value-type="float" office:value="0.958329795056874">
            <text:p>0.9583297951</text:p>
          </table:table-cell>
          <table:table-cell table:formula="of:=COS(2 * PI() * [.B946])" office:value-type="float" office:value="-0.37309689835856">
            <text:p>-0.3730968984</text:p>
          </table:table-cell>
          <table:table-cell table:formula="of:=SIN(2 * PI() * [.B946])" office:value-type="float" office:value="-0.927792382182146">
            <text:p>-0.9277923822</text:p>
          </table:table-cell>
          <table:table-cell table:formula="of:=[.D946]*[.E946]" office:value-type="float" office:value="-0.357549874140315">
            <text:p>-0.3575498741</text:p>
          </table:table-cell>
          <table:table-cell table:formula="of:=[.D946]*[.F946]" office:value-type="float" office:value="-0.889131083471945">
            <text:p>-0.8891310835</text:p>
          </table:table-cell>
          <table:table-cell table:formula="of:=[.C946]" office:value-type="float" office:value="0.285664145293472">
            <text:p>0.2856641453</text:p>
          </table:table-cell>
        </table:table-row>
        <table:table-row table:style-name="ro1">
          <table:table-cell table:formula="of:=RAND()" office:value-type="float" office:value="0.304290771484375">
            <text:p>0.3042907715</text:p>
          </table:table-cell>
          <table:table-cell table:formula="of:=RAND()" office:value-type="float" office:value="0.454620361328125">
            <text:p>0.4546203613</text:p>
          </table:table-cell>
          <table:table-cell table:formula="of:=SQRT(1 - [.A947])" office:value-type="float" office:value="0.83409185855973">
            <text:p>0.8340918586</text:p>
          </table:table-cell>
          <table:table-cell table:formula="of:=SQRT(1 - (1 - [.A947]))" office:value-type="float" office:value="0.551625571818761">
            <text:p>0.5516255718</text:p>
          </table:table-cell>
          <table:table-cell table:formula="of:=COS(2 * PI() * [.B947])" office:value-type="float" office:value="-0.959625465667208">
            <text:p>-0.9596254657</text:p>
          </table:table-cell>
          <table:table-cell table:formula="of:=SIN(2 * PI() * [.B947])" office:value-type="float" office:value="0.281280937219346">
            <text:p>0.2812809372</text:p>
          </table:table-cell>
          <table:table-cell table:formula="of:=[.D947]*[.E947]" office:value-type="float" office:value="-0.529353946230518">
            <text:p>-0.5293539462</text:p>
          </table:table-cell>
          <table:table-cell table:formula="of:=[.D947]*[.F947]" office:value-type="float" office:value="0.155161757835339">
            <text:p>0.1551617578</text:p>
          </table:table-cell>
          <table:table-cell table:formula="of:=[.C947]" office:value-type="float" office:value="0.83409185855973">
            <text:p>0.8340918586</text:p>
          </table:table-cell>
        </table:table-row>
        <table:table-row table:style-name="ro1">
          <table:table-cell table:formula="of:=RAND()" office:value-type="float" office:value="0.90631103515625">
            <text:p>0.9063110352</text:p>
          </table:table-cell>
          <table:table-cell table:formula="of:=RAND()" office:value-type="float" office:value="0.4891357421875">
            <text:p>0.4891357422</text:p>
          </table:table-cell>
          <table:table-cell table:formula="of:=SQRT(1 - [.A948])" office:value-type="float" office:value="0.306086531627496">
            <text:p>0.3060865316</text:p>
          </table:table-cell>
          <table:table-cell table:formula="of:=SQRT(1 - (1 - [.A948]))" office:value-type="float" office:value="0.952003694927835">
            <text:p>0.9520036949</text:p>
          </table:table-cell>
          <table:table-cell table:formula="of:=COS(2 * PI() * [.B948])" office:value-type="float" office:value="-0.997671044343441">
            <text:p>-0.9976710443</text:p>
          </table:table-cell>
          <table:table-cell table:formula="of:=SIN(2 * PI() * [.B948])" office:value-type="float" office:value="0.0682091436588065">
            <text:p>0.0682091437</text:p>
          </table:table-cell>
          <table:table-cell table:formula="of:=[.D948]*[.E948]" office:value-type="float" office:value="-0.949786520537467">
            <text:p>-0.9497865205</text:p>
          </table:table-cell>
          <table:table-cell table:formula="of:=[.D948]*[.F948]" office:value-type="float" office:value="0.0649353567910473">
            <text:p>0.0649353568</text:p>
          </table:table-cell>
          <table:table-cell table:formula="of:=[.C948]" office:value-type="float" office:value="0.306086531627496">
            <text:p>0.3060865316</text:p>
          </table:table-cell>
        </table:table-row>
        <table:table-row table:style-name="ro1">
          <table:table-cell table:formula="of:=RAND()" office:value-type="float" office:value="0.6448974609375">
            <text:p>0.6448974609</text:p>
          </table:table-cell>
          <table:table-cell table:formula="of:=RAND()" office:value-type="float" office:value="0.719696044921875">
            <text:p>0.7196960449</text:p>
          </table:table-cell>
          <table:table-cell table:formula="of:=SQRT(1 - [.A949])" office:value-type="float" office:value="0.595904807047653">
            <text:p>0.595904807</text:p>
          </table:table-cell>
          <table:table-cell table:formula="of:=SQRT(1 - (1 - [.A949]))" office:value-type="float" office:value="0.803055079641179">
            <text:p>0.8030550796</text:p>
          </table:table-cell>
          <table:table-cell table:formula="of:=COS(2 * PI() * [.B949])" office:value-type="float" office:value="-0.189256949886597">
            <text:p>-0.1892569499</text:p>
          </table:table-cell>
          <table:table-cell table:formula="of:=SIN(2 * PI() * [.B949])" office:value-type="float" office:value="-0.981927597595475">
            <text:p>-0.9819275976</text:p>
          </table:table-cell>
          <table:table-cell table:formula="of:=[.D949]*[.E949]" office:value-type="float" office:value="-0.151983754963828">
            <text:p>-0.151983755</text:p>
          </table:table-cell>
          <table:table-cell table:formula="of:=[.D949]*[.F949]" office:value-type="float" office:value="-0.788541945088906">
            <text:p>-0.7885419451</text:p>
          </table:table-cell>
          <table:table-cell table:formula="of:=[.C949]" office:value-type="float" office:value="0.595904807047653">
            <text:p>0.595904807</text:p>
          </table:table-cell>
        </table:table-row>
        <table:table-row table:style-name="ro1">
          <table:table-cell table:formula="of:=RAND()" office:value-type="float" office:value="0.61846923828125">
            <text:p>0.6184692383</text:p>
          </table:table-cell>
          <table:table-cell table:formula="of:=RAND()" office:value-type="float" office:value="0.59295654296875">
            <text:p>0.592956543</text:p>
          </table:table-cell>
          <table:table-cell table:formula="of:=SQRT(1 - [.A950])" office:value-type="float" office:value="0.617681764113811">
            <text:p>0.6176817641</text:p>
          </table:table-cell>
          <table:table-cell table:formula="of:=SQRT(1 - (1 - [.A950]))" office:value-type="float" office:value="0.786428152014696">
            <text:p>0.786428152</text:p>
          </table:table-cell>
          <table:table-cell table:formula="of:=COS(2 * PI() * [.B950])" office:value-type="float" office:value="-0.834229028640494">
            <text:p>-0.8342290286</text:p>
          </table:table-cell>
          <table:table-cell table:formula="of:=SIN(2 * PI() * [.B950])" office:value-type="float" office:value="-0.551418106135026">
            <text:p>-0.5514181061</text:p>
          </table:table-cell>
          <table:table-cell table:formula="of:=[.D950]*[.E950]" office:value-type="float" office:value="-0.656061193350758">
            <text:p>-0.6560611934</text:p>
          </table:table-cell>
          <table:table-cell table:formula="of:=[.D950]*[.F950]" office:value-type="float" office:value="-0.433650722195212">
            <text:p>-0.4336507222</text:p>
          </table:table-cell>
          <table:table-cell table:formula="of:=[.C950]" office:value-type="float" office:value="0.617681764113811">
            <text:p>0.6176817641</text:p>
          </table:table-cell>
        </table:table-row>
        <table:table-row table:style-name="ro1">
          <table:table-cell table:formula="of:=RAND()" office:value-type="float" office:value="0.289398193359375">
            <text:p>0.2893981934</text:p>
          </table:table-cell>
          <table:table-cell table:formula="of:=RAND()" office:value-type="float" office:value="0.311279296875">
            <text:p>0.3112792969</text:p>
          </table:table-cell>
          <table:table-cell table:formula="of:=SQRT(1 - [.A951])" office:value-type="float" office:value="0.842972008218912">
            <text:p>0.8429720082</text:p>
          </table:table-cell>
          <table:table-cell table:formula="of:=SQRT(1 - (1 - [.A951]))" office:value-type="float" office:value="0.537957427088218">
            <text:p>0.5379574271</text:p>
          </table:table-cell>
          <table:table-cell table:formula="of:=COS(2 * PI() * [.B951])" office:value-type="float" office:value="-0.375586178489217">
            <text:p>-0.3755861785</text:p>
          </table:table-cell>
          <table:table-cell table:formula="of:=SIN(2 * PI() * [.B951])" office:value-type="float" office:value="0.926787474304582">
            <text:p>0.9267874743</text:p>
          </table:table-cell>
          <table:table-cell table:formula="of:=[.D951]*[.E951]" office:value-type="float" office:value="-0.202049374229955">
            <text:p>-0.2020493742</text:p>
          </table:table-cell>
          <table:table-cell table:formula="of:=[.D951]*[.F951]" office:value-type="float" office:value="0.49857220513448">
            <text:p>0.4985722051</text:p>
          </table:table-cell>
          <table:table-cell table:formula="of:=[.C951]" office:value-type="float" office:value="0.842972008218912">
            <text:p>0.8429720082</text:p>
          </table:table-cell>
        </table:table-row>
        <table:table-row table:style-name="ro1">
          <table:table-cell table:formula="of:=RAND()" office:value-type="float" office:value="0.2598876953125">
            <text:p>0.2598876953</text:p>
          </table:table-cell>
          <table:table-cell table:formula="of:=RAND()" office:value-type="float" office:value="0.59124755859375">
            <text:p>0.5912475586</text:p>
          </table:table-cell>
          <table:table-cell table:formula="of:=SQRT(1 - [.A952])" office:value-type="float" office:value="0.860297800001546">
            <text:p>0.8602978</text:p>
          </table:table-cell>
          <table:table-cell table:formula="of:=SQRT(1 - (1 - [.A952]))" office:value-type="float" office:value="0.509791815658608">
            <text:p>0.5097918157</text:p>
          </table:table-cell>
          <table:table-cell table:formula="of:=COS(2 * PI() * [.B952])" office:value-type="float" office:value="-0.840101874749058">
            <text:p>-0.8401018747</text:p>
          </table:table-cell>
          <table:table-cell table:formula="of:=SIN(2 * PI() * [.B952])" office:value-type="float" office:value="-0.542428649725581">
            <text:p>-0.5424286497</text:p>
          </table:table-cell>
          <table:table-cell table:formula="of:=[.D952]*[.E952]" office:value-type="float" office:value="-0.428277060066523">
            <text:p>-0.4282770601</text:p>
          </table:table-cell>
          <table:table-cell table:formula="of:=[.D952]*[.F952]" office:value-type="float" office:value="-0.276525686208851">
            <text:p>-0.2765256862</text:p>
          </table:table-cell>
          <table:table-cell table:formula="of:=[.C952]" office:value-type="float" office:value="0.860297800001546">
            <text:p>0.8602978</text:p>
          </table:table-cell>
        </table:table-row>
        <table:table-row table:style-name="ro1">
          <table:table-cell table:formula="of:=RAND()" office:value-type="float" office:value="0.169281005859375">
            <text:p>0.1692810059</text:p>
          </table:table-cell>
          <table:table-cell table:formula="of:=RAND()" office:value-type="float" office:value="0.183319091796875">
            <text:p>0.1833190918</text:p>
          </table:table-cell>
          <table:table-cell table:formula="of:=SQRT(1 - [.A953])" office:value-type="float" office:value="0.911437871794137">
            <text:p>0.9114378718</text:p>
          </table:table-cell>
          <table:table-cell table:formula="of:=SQRT(1 - (1 - [.A953]))" office:value-type="float" office:value="0.411437730233112">
            <text:p>0.4114377302</text:p>
          </table:table-cell>
          <table:table-cell table:formula="of:=COS(2 * PI() * [.B953])" office:value-type="float" office:value="0.406818387516192">
            <text:p>0.4068183875</text:p>
          </table:table-cell>
          <table:table-cell table:formula="of:=SIN(2 * PI() * [.B953])" office:value-type="float" office:value="0.913509058290461">
            <text:p>0.9135090583</text:p>
          </table:table-cell>
          <table:table-cell table:formula="of:=[.D953]*[.E953]" office:value-type="float" office:value="0.167380433976757">
            <text:p>0.167380434</text:p>
          </table:table-cell>
          <table:table-cell table:formula="of:=[.D953]*[.F953]" office:value-type="float" office:value="0.375852093490415">
            <text:p>0.3758520935</text:p>
          </table:table-cell>
          <table:table-cell table:formula="of:=[.C953]" office:value-type="float" office:value="0.911437871794137">
            <text:p>0.9114378718</text:p>
          </table:table-cell>
        </table:table-row>
        <table:table-row table:style-name="ro1">
          <table:table-cell table:formula="of:=RAND()" office:value-type="float" office:value="0.99627685546875">
            <text:p>0.9962768555</text:p>
          </table:table-cell>
          <table:table-cell table:formula="of:=RAND()" office:value-type="float" office:value="0.80914306640625">
            <text:p>0.8091430664</text:p>
          </table:table-cell>
          <table:table-cell table:formula="of:=SQRT(1 - [.A954])" office:value-type="float" office:value="0.0610175755930207">
            <text:p>0.0610175756</text:p>
          </table:table-cell>
          <table:table-cell table:formula="of:=SQRT(1 - (1 - [.A954]))" office:value-type="float" office:value="0.998136691775605">
            <text:p>0.9981366918</text:p>
          </table:table-cell>
          <table:table-cell table:formula="of:=COS(2 * PI() * [.B954])" office:value-type="float" office:value="0.363113070823639">
            <text:p>0.3631130708</text:p>
          </table:table-cell>
          <table:table-cell table:formula="of:=SIN(2 * PI() * [.B954])" office:value-type="float" office:value="-0.931745081981669">
            <text:p>-0.931745082</text:p>
          </table:table-cell>
          <table:table-cell table:formula="of:=[.D954]*[.E954]" office:value-type="float" office:value="0.362436479252389">
            <text:p>0.3624364793</text:p>
          </table:table-cell>
          <table:table-cell table:formula="of:=[.D954]*[.F954]" office:value-type="float" office:value="-0.930008953707373">
            <text:p>-0.9300089537</text:p>
          </table:table-cell>
          <table:table-cell table:formula="of:=[.C954]" office:value-type="float" office:value="0.0610175755930207">
            <text:p>0.0610175756</text:p>
          </table:table-cell>
        </table:table-row>
        <table:table-row table:style-name="ro1">
          <table:table-cell table:formula="of:=RAND()" office:value-type="float" office:value="0.816650390625">
            <text:p>0.8166503906</text:p>
          </table:table-cell>
          <table:table-cell table:formula="of:=RAND()" office:value-type="float" office:value="0.9151611328125">
            <text:p>0.9151611328</text:p>
          </table:table-cell>
          <table:table-cell table:formula="of:=SQRT(1 - [.A955])" office:value-type="float" office:value="0.428193425188898">
            <text:p>0.4281934252</text:p>
          </table:table-cell>
          <table:table-cell table:formula="of:=SQRT(1 - (1 - [.A955]))" office:value-type="float" office:value="0.903687108807578">
            <text:p>0.9036871088</text:p>
          </table:table-cell>
          <table:table-cell table:formula="of:=COS(2 * PI() * [.B955])" office:value-type="float" office:value="0.861256953218062">
            <text:p>0.8612569532</text:p>
          </table:table-cell>
          <table:table-cell table:formula="of:=SIN(2 * PI() * [.B955])" office:value-type="float" office:value="-0.508169716269615">
            <text:p>-0.5081697163</text:p>
          </table:table-cell>
          <table:table-cell table:formula="of:=[.D955]*[.E955]" office:value-type="float" office:value="0.778306805994055">
            <text:p>0.778306806</text:p>
          </table:table-cell>
          <table:table-cell table:formula="of:=[.D955]*[.F955]" office:value-type="float" office:value="-0.459226421679255">
            <text:p>-0.4592264217</text:p>
          </table:table-cell>
          <table:table-cell table:formula="of:=[.C955]" office:value-type="float" office:value="0.428193425188898">
            <text:p>0.4281934252</text:p>
          </table:table-cell>
        </table:table-row>
        <table:table-row table:style-name="ro1">
          <table:table-cell table:formula="of:=RAND()" office:value-type="float" office:value="0.97637939453125">
            <text:p>0.9763793945</text:p>
          </table:table-cell>
          <table:table-cell table:formula="of:=RAND()" office:value-type="float" office:value="0.3404541015625">
            <text:p>0.3404541016</text:p>
          </table:table-cell>
          <table:table-cell table:formula="of:=SQRT(1 - [.A956])" office:value-type="float" office:value="0.153689965413328">
            <text:p>0.1536899654</text:p>
          </table:table-cell>
          <table:table-cell table:formula="of:=SQRT(1 - (1 - [.A956]))" office:value-type="float" office:value="0.988119119606159">
            <text:p>0.9881191196</text:p>
          </table:table-cell>
          <table:table-cell table:formula="of:=COS(2 * PI() * [.B956])" office:value-type="float" office:value="-0.538233650727821">
            <text:p>-0.5382336507</text:p>
          </table:table-cell>
          <table:table-cell table:formula="of:=SIN(2 * PI() * [.B956])" office:value-type="float" office:value="0.842795667540004">
            <text:p>0.8427956675</text:p>
          </table:table-cell>
          <table:table-cell table:formula="of:=[.D956]*[.E956]" office:value-type="float" office:value="-0.531838961099584">
            <text:p>-0.5318389611</text:p>
          </table:table-cell>
          <table:table-cell table:formula="of:=[.D956]*[.F956]" office:value-type="float" office:value="0.832782513017514">
            <text:p>0.832782513</text:p>
          </table:table-cell>
          <table:table-cell table:formula="of:=[.C956]" office:value-type="float" office:value="0.153689965413328">
            <text:p>0.1536899654</text:p>
          </table:table-cell>
        </table:table-row>
        <table:table-row table:style-name="ro1">
          <table:table-cell table:formula="of:=RAND()" office:value-type="float" office:value="0.812835693359375">
            <text:p>0.8128356934</text:p>
          </table:table-cell>
          <table:table-cell table:formula="of:=RAND()" office:value-type="float" office:value="0.27020263671875">
            <text:p>0.2702026367</text:p>
          </table:table-cell>
          <table:table-cell table:formula="of:=SQRT(1 - [.A957])" office:value-type="float" office:value="0.432624902936279">
            <text:p>0.4326249029</text:p>
          </table:table-cell>
          <table:table-cell table:formula="of:=SQRT(1 - (1 - [.A957]))" office:value-type="float" office:value="0.901574008808692">
            <text:p>0.9015740088</text:p>
          </table:table-cell>
          <table:table-cell table:formula="of:=COS(2 * PI() * [.B957])" office:value-type="float" office:value="-0.126596296097106">
            <text:p>-0.1265962961</text:p>
          </table:table-cell>
          <table:table-cell table:formula="of:=SIN(2 * PI() * [.B957])" office:value-type="float" office:value="0.991954322443576">
            <text:p>0.9919543224</text:p>
          </table:table-cell>
          <table:table-cell table:formula="of:=[.D957]*[.E957]" office:value-type="float" office:value="-0.1141359301726">
            <text:p>-0.1141359302</text:p>
          </table:table-cell>
          <table:table-cell table:formula="of:=[.D957]*[.F957]" office:value-type="float" office:value="0.894320235040564">
            <text:p>0.894320235</text:p>
          </table:table-cell>
          <table:table-cell table:formula="of:=[.C957]" office:value-type="float" office:value="0.432624902936279">
            <text:p>0.4326249029</text:p>
          </table:table-cell>
        </table:table-row>
        <table:table-row table:style-name="ro1">
          <table:table-cell table:formula="of:=RAND()" office:value-type="float" office:value="0.6214599609375">
            <text:p>0.6214599609</text:p>
          </table:table-cell>
          <table:table-cell table:formula="of:=RAND()" office:value-type="float" office:value="0.326202392578125">
            <text:p>0.3262023926</text:p>
          </table:table-cell>
          <table:table-cell table:formula="of:=SQRT(1 - [.A958])" office:value-type="float" office:value="0.615256076006162">
            <text:p>0.615256076</text:p>
          </table:table-cell>
          <table:table-cell table:formula="of:=SQRT(1 - (1 - [.A958]))" office:value-type="float" office:value="0.78832731840112">
            <text:p>0.7883273184</text:p>
          </table:table-cell>
          <table:table-cell table:formula="of:=COS(2 * PI() * [.B958])" office:value-type="float" office:value="-0.460708905256384">
            <text:p>-0.4607089053</text:p>
          </table:table-cell>
          <table:table-cell table:formula="of:=SIN(2 * PI() * [.B958])" office:value-type="float" office:value="0.887551296893573">
            <text:p>0.8875512969</text:p>
          </table:table-cell>
          <table:table-cell table:formula="of:=[.D958]*[.E958]" office:value-type="float" office:value="-0.36318941584428">
            <text:p>-0.3631894158</text:p>
          </table:table-cell>
          <table:table-cell table:formula="of:=[.D958]*[.F958]" office:value-type="float" office:value="0.699680933823547">
            <text:p>0.6996809338</text:p>
          </table:table-cell>
          <table:table-cell table:formula="of:=[.C958]" office:value-type="float" office:value="0.615256076006162">
            <text:p>0.615256076</text:p>
          </table:table-cell>
        </table:table-row>
        <table:table-row table:style-name="ro1">
          <table:table-cell table:formula="of:=RAND()" office:value-type="float" office:value="0.645782470703125">
            <text:p>0.6457824707</text:p>
          </table:table-cell>
          <table:table-cell table:formula="of:=RAND()" office:value-type="float" office:value="0.951812744140625">
            <text:p>0.9518127441</text:p>
          </table:table-cell>
          <table:table-cell table:formula="of:=SQRT(1 - [.A959])" office:value-type="float" office:value="0.595161767334626">
            <text:p>0.5951617673</text:p>
          </table:table-cell>
          <table:table-cell table:formula="of:=SQRT(1 - (1 - [.A959]))" office:value-type="float" office:value="0.803605917538643">
            <text:p>0.8036059175</text:p>
          </table:table-cell>
          <table:table-cell table:formula="of:=COS(2 * PI() * [.B959])" office:value-type="float" office:value="0.954514395704469">
            <text:p>0.9545143957</text:p>
          </table:table-cell>
          <table:table-cell table:formula="of:=SIN(2 * PI() * [.B959])" office:value-type="float" office:value="-0.298164834266101">
            <text:p>-0.2981648343</text:p>
          </table:table-cell>
          <table:table-cell table:formula="of:=[.D959]*[.E959]" office:value-type="float" office:value="0.767053416763934">
            <text:p>0.7670534168</text:p>
          </table:table-cell>
          <table:table-cell table:formula="of:=[.D959]*[.F959]" office:value-type="float" office:value="-0.239607025218168">
            <text:p>-0.2396070252</text:p>
          </table:table-cell>
          <table:table-cell table:formula="of:=[.C959]" office:value-type="float" office:value="0.595161767334626">
            <text:p>0.5951617673</text:p>
          </table:table-cell>
        </table:table-row>
        <table:table-row table:style-name="ro1">
          <table:table-cell table:formula="of:=RAND()" office:value-type="float" office:value="0.58892822265625">
            <text:p>0.5889282227</text:p>
          </table:table-cell>
          <table:table-cell table:formula="of:=RAND()" office:value-type="float" office:value="0.008331298828125">
            <text:p>0.0083312988</text:p>
          </table:table-cell>
          <table:table-cell table:formula="of:=SQRT(1 - [.A960])" office:value-type="float" office:value="0.64114879501076">
            <text:p>0.641148795</text:p>
          </table:table-cell>
          <table:table-cell table:formula="of:=SQRT(1 - (1 - [.A960]))" office:value-type="float" office:value="0.767416590031939">
            <text:p>0.76741659</text:p>
          </table:table-cell>
          <table:table-cell table:formula="of:=COS(2 * PI() * [.B960])" office:value-type="float" office:value="0.998630203692576">
            <text:p>0.9986302037</text:p>
          </table:table-cell>
          <table:table-cell table:formula="of:=SIN(2 * PI() * [.B960])" office:value-type="float" office:value="0.0523231905843304">
            <text:p>0.0523231906</text:p>
          </table:table-cell>
          <table:table-cell table:formula="of:=[.D960]*[.E960]" office:value-type="float" office:value="0.766365385620658">
            <text:p>0.7663653856</text:p>
          </table:table-cell>
          <table:table-cell table:formula="of:=[.D960]*[.F960]" office:value-type="float" office:value="0.0401536844978181">
            <text:p>0.0401536845</text:p>
          </table:table-cell>
          <table:table-cell table:formula="of:=[.C960]" office:value-type="float" office:value="0.64114879501076">
            <text:p>0.641148795</text:p>
          </table:table-cell>
        </table:table-row>
        <table:table-row table:style-name="ro1">
          <table:table-cell table:formula="of:=RAND()" office:value-type="float" office:value="0.631256103515625">
            <text:p>0.6312561035</text:p>
          </table:table-cell>
          <table:table-cell table:formula="of:=RAND()" office:value-type="float" office:value="0.338043212890625">
            <text:p>0.3380432129</text:p>
          </table:table-cell>
          <table:table-cell table:formula="of:=SQRT(1 - [.A961])" office:value-type="float" office:value="0.607242864498526">
            <text:p>0.6072428645</text:p>
          </table:table-cell>
          <table:table-cell table:formula="of:=SQRT(1 - (1 - [.A961]))" office:value-type="float" office:value="0.794516270139023">
            <text:p>0.7945162701</text:p>
          </table:table-cell>
          <table:table-cell table:formula="of:=COS(2 * PI() * [.B961])" office:value-type="float" office:value="-0.525405668026337">
            <text:p>-0.525405668</text:p>
          </table:table-cell>
          <table:table-cell table:formula="of:=SIN(2 * PI() * [.B961])" office:value-type="float" office:value="0.850851857849414">
            <text:p>0.8508518578</text:p>
          </table:table-cell>
          <table:table-cell table:formula="of:=[.D961]*[.E961]" office:value-type="float" office:value="-0.417443351670187">
            <text:p>-0.4174433517</text:p>
          </table:table-cell>
          <table:table-cell table:formula="of:=[.D961]*[.F961]" office:value-type="float" office:value="0.676015644539374">
            <text:p>0.6760156445</text:p>
          </table:table-cell>
          <table:table-cell table:formula="of:=[.C961]" office:value-type="float" office:value="0.607242864498526">
            <text:p>0.6072428645</text:p>
          </table:table-cell>
        </table:table-row>
        <table:table-row table:style-name="ro1">
          <table:table-cell table:formula="of:=RAND()" office:value-type="float" office:value="0.315765380859375">
            <text:p>0.3157653809</text:p>
          </table:table-cell>
          <table:table-cell table:formula="of:=RAND()" office:value-type="float" office:value="0.590301513671875">
            <text:p>0.5903015137</text:p>
          </table:table-cell>
          <table:table-cell table:formula="of:=SQRT(1 - [.A962])" office:value-type="float" office:value="0.827184755142782">
            <text:p>0.8271847551</text:p>
          </table:table-cell>
          <table:table-cell table:formula="of:=SQRT(1 - (1 - [.A962]))" office:value-type="float" office:value="0.561930049792121">
            <text:p>0.5619300498</text:p>
          </table:table-cell>
          <table:table-cell table:formula="of:=COS(2 * PI() * [.B962])" office:value-type="float" office:value="-0.843311305170892">
            <text:p>-0.8433113052</text:p>
          </table:table-cell>
          <table:table-cell table:formula="of:=SIN(2 * PI() * [.B962])" office:value-type="float" office:value="-0.537425383258891">
            <text:p>-0.5374253833</text:p>
          </table:table-cell>
          <table:table-cell table:formula="of:=[.D962]*[.E962]" office:value-type="float" office:value="-0.473881963704937">
            <text:p>-0.4738819637</text:p>
          </table:table-cell>
          <table:table-cell table:formula="of:=[.D962]*[.F962]" office:value-type="float" office:value="-0.301995472374218">
            <text:p>-0.3019954724</text:p>
          </table:table-cell>
          <table:table-cell table:formula="of:=[.C962]" office:value-type="float" office:value="0.827184755142782">
            <text:p>0.8271847551</text:p>
          </table:table-cell>
        </table:table-row>
        <table:table-row table:style-name="ro1">
          <table:table-cell table:formula="of:=RAND()" office:value-type="float" office:value="0.05523681640625">
            <text:p>0.0552368164</text:p>
          </table:table-cell>
          <table:table-cell table:formula="of:=RAND()" office:value-type="float" office:value="0.4755859375">
            <text:p>0.4755859375</text:p>
          </table:table-cell>
          <table:table-cell table:formula="of:=SQRT(1 - [.A963])" office:value-type="float" office:value="0.971989291913111">
            <text:p>0.9719892919</text:p>
          </table:table-cell>
          <table:table-cell table:formula="of:=SQRT(1 - (1 - [.A963]))" office:value-type="float" office:value="0.235025139945177">
            <text:p>0.2350251399</text:p>
          </table:table-cell>
          <table:table-cell table:formula="of:=COS(2 * PI() * [.B963])" office:value-type="float" office:value="-0.988257567730749">
            <text:p>-0.9882575677</text:p>
          </table:table-cell>
          <table:table-cell table:formula="of:=SIN(2 * PI() * [.B963])" office:value-type="float" office:value="0.152797185258444">
            <text:p>0.1527971853</text:p>
          </table:table-cell>
          <table:table-cell table:formula="of:=[.D963]*[.E963]" office:value-type="float" office:value="-0.2322653731578">
            <text:p>-0.2322653732</text:p>
          </table:table-cell>
          <table:table-cell table:formula="of:=[.D963]*[.F963]" office:value-type="float" office:value="0.0359111798485949">
            <text:p>0.0359111798</text:p>
          </table:table-cell>
          <table:table-cell table:formula="of:=[.C963]" office:value-type="float" office:value="0.971989291913111">
            <text:p>0.9719892919</text:p>
          </table:table-cell>
        </table:table-row>
        <table:table-row table:style-name="ro1">
          <table:table-cell table:formula="of:=RAND()" office:value-type="float" office:value="0.548675537109375">
            <text:p>0.5486755371</text:p>
          </table:table-cell>
          <table:table-cell table:formula="of:=RAND()" office:value-type="float" office:value="0.435333251953125">
            <text:p>0.435333252</text:p>
          </table:table-cell>
          <table:table-cell table:formula="of:=SQRT(1 - [.A964])" office:value-type="float" office:value="0.671806864277692">
            <text:p>0.6718068643</text:p>
          </table:table-cell>
          <table:table-cell table:formula="of:=SQRT(1 - (1 - [.A964]))" office:value-type="float" office:value="0.740726357779562">
            <text:p>0.7407263578</text:p>
          </table:table-cell>
          <table:table-cell table:formula="of:=COS(2 * PI() * [.B964])" office:value-type="float" office:value="-0.91858419472331">
            <text:p>-0.9185841947</text:p>
          </table:table-cell>
          <table:table-cell table:formula="of:=SIN(2 * PI() * [.B964])" office:value-type="float" office:value="0.395225349901204">
            <text:p>0.3952253499</text:p>
          </table:table-cell>
          <table:table-cell table:formula="of:=[.D964]*[.E964]" office:value-type="float" office:value="-0.680419524871269">
            <text:p>-0.6804195249</text:p>
          </table:table-cell>
          <table:table-cell table:formula="of:=[.D964]*[.F964]" office:value-type="float" office:value="0.292753833934471">
            <text:p>0.2927538339</text:p>
          </table:table-cell>
          <table:table-cell table:formula="of:=[.C964]" office:value-type="float" office:value="0.671806864277692">
            <text:p>0.6718068643</text:p>
          </table:table-cell>
        </table:table-row>
        <table:table-row table:style-name="ro1">
          <table:table-cell table:formula="of:=RAND()" office:value-type="float" office:value="0.19305419921875">
            <text:p>0.1930541992</text:p>
          </table:table-cell>
          <table:table-cell table:formula="of:=RAND()" office:value-type="float" office:value="0.115325927734375">
            <text:p>0.1153259277</text:p>
          </table:table-cell>
          <table:table-cell table:formula="of:=SQRT(1 - [.A965])" office:value-type="float" office:value="0.898301620159537">
            <text:p>0.8983016202</text:p>
          </table:table-cell>
          <table:table-cell table:formula="of:=SQRT(1 - (1 - [.A965]))" office:value-type="float" office:value="0.439379334082465">
            <text:p>0.4393793341</text:p>
          </table:table-cell>
          <table:table-cell table:formula="of:=COS(2 * PI() * [.B965])" office:value-type="float" office:value="0.748755220694605">
            <text:p>0.7487552207</text:p>
          </table:table-cell>
          <table:table-cell table:formula="of:=SIN(2 * PI() * [.B965])" office:value-type="float" office:value="0.662846603282067">
            <text:p>0.6628466033</text:p>
          </table:table-cell>
          <table:table-cell table:formula="of:=[.D965]*[.E965]" office:value-type="float" office:value="0.328987570259564">
            <text:p>0.3289875703</text:p>
          </table:table-cell>
          <table:table-cell table:formula="of:=[.D965]*[.F965]" office:value-type="float" office:value="0.291241099148898">
            <text:p>0.2912410991</text:p>
          </table:table-cell>
          <table:table-cell table:formula="of:=[.C965]" office:value-type="float" office:value="0.898301620159537">
            <text:p>0.8983016202</text:p>
          </table:table-cell>
        </table:table-row>
        <table:table-row table:style-name="ro1">
          <table:table-cell table:formula="of:=RAND()" office:value-type="float" office:value="0.76629638671875">
            <text:p>0.7662963867</text:p>
          </table:table-cell>
          <table:table-cell table:formula="of:=RAND()" office:value-type="float" office:value="0.63409423828125">
            <text:p>0.6340942383</text:p>
          </table:table-cell>
          <table:table-cell table:formula="of:=SQRT(1 - [.A966])" office:value-type="float" office:value="0.483429015762656">
            <text:p>0.4834290158</text:p>
          </table:table-cell>
          <table:table-cell table:formula="of:=SQRT(1 - (1 - [.A966]))" office:value-type="float" office:value="0.875383565483583">
            <text:p>0.8753835655</text:p>
          </table:table-cell>
          <table:table-cell table:formula="of:=COS(2 * PI() * [.B966])" office:value-type="float" office:value="-0.665570066584516">
            <text:p>-0.6655700666</text:p>
          </table:table-cell>
          <table:table-cell table:formula="of:=SIN(2 * PI() * [.B966])" office:value-type="float" office:value="-0.746335371308826">
            <text:p>-0.7463353713</text:p>
          </table:table-cell>
          <table:table-cell table:formula="of:=[.D966]*[.E966]" office:value-type="float" office:value="-0.582629097965899">
            <text:p>-0.582629098</text:p>
          </table:table-cell>
          <table:table-cell table:formula="of:=[.D966]*[.F966]" office:value-type="float" office:value="-0.653329718382834">
            <text:p>-0.6533297184</text:p>
          </table:table-cell>
          <table:table-cell table:formula="of:=[.C966]" office:value-type="float" office:value="0.483429015762656">
            <text:p>0.4834290158</text:p>
          </table:table-cell>
        </table:table-row>
        <table:table-row table:style-name="ro1">
          <table:table-cell table:formula="of:=RAND()" office:value-type="float" office:value="0.3616943359375">
            <text:p>0.3616943359</text:p>
          </table:table-cell>
          <table:table-cell table:formula="of:=RAND()" office:value-type="float" office:value="0.0697021484375">
            <text:p>0.0697021484</text:p>
          </table:table-cell>
          <table:table-cell table:formula="of:=SQRT(1 - [.A967])" office:value-type="float" office:value="0.798940338237155">
            <text:p>0.7989403382</text:p>
          </table:table-cell>
          <table:table-cell table:formula="of:=SQRT(1 - (1 - [.A967]))" office:value-type="float" office:value="0.601410289184929">
            <text:p>0.6014102892</text:p>
          </table:table-cell>
          <table:table-cell table:formula="of:=COS(2 * PI() * [.B967])" office:value-type="float" office:value="0.905622294939825">
            <text:p>0.9056222949</text:p>
          </table:table-cell>
          <table:table-cell table:formula="of:=SIN(2 * PI() * [.B967])" office:value-type="float" office:value="0.424085202415652">
            <text:p>0.4240852024</text:p>
          </table:table-cell>
          <table:table-cell table:formula="of:=[.D967]*[.E967]" office:value-type="float" office:value="0.54465056629208">
            <text:p>0.5446505663</text:p>
          </table:table-cell>
          <table:table-cell table:formula="of:=[.D967]*[.F967]" office:value-type="float" office:value="0.255049204223846">
            <text:p>0.2550492042</text:p>
          </table:table-cell>
          <table:table-cell table:formula="of:=[.C967]" office:value-type="float" office:value="0.798940338237155">
            <text:p>0.7989403382</text:p>
          </table:table-cell>
        </table:table-row>
        <table:table-row table:style-name="ro1">
          <table:table-cell table:formula="of:=RAND()" office:value-type="float" office:value="0.90069580078125">
            <text:p>0.9006958008</text:p>
          </table:table-cell>
          <table:table-cell table:formula="of:=RAND()" office:value-type="float" office:value="0.47235107421875">
            <text:p>0.4723510742</text:p>
          </table:table-cell>
          <table:table-cell table:formula="of:=SQRT(1 - [.A968])" office:value-type="float" office:value="0.315125687970292">
            <text:p>0.315125688</text:p>
          </table:table-cell>
          <table:table-cell table:formula="of:=SQRT(1 - (1 - [.A968]))" office:value-type="float" office:value="0.949049946410224">
            <text:p>0.9490499464</text:p>
          </table:table-cell>
          <table:table-cell table:formula="of:=COS(2 * PI() * [.B968])" office:value-type="float" office:value="-0.984948015982227">
            <text:p>-0.984948016</text:p>
          </table:table-cell>
          <table:table-cell table:formula="of:=SIN(2 * PI() * [.B968])" office:value-type="float" office:value="0.172850819531394">
            <text:p>0.1728508195</text:p>
          </table:table-cell>
          <table:table-cell table:formula="of:=[.D968]*[.E968]" office:value-type="float" office:value="-0.93476486178479">
            <text:p>-0.9347648618</text:p>
          </table:table-cell>
          <table:table-cell table:formula="of:=[.D968]*[.F968]" office:value-type="float" office:value="0.164044061013233">
            <text:p>0.164044061</text:p>
          </table:table-cell>
          <table:table-cell table:formula="of:=[.C968]" office:value-type="float" office:value="0.315125687970292">
            <text:p>0.315125688</text:p>
          </table:table-cell>
        </table:table-row>
        <table:table-row table:style-name="ro1">
          <table:table-cell table:formula="of:=RAND()" office:value-type="float" office:value="0.66162109375">
            <text:p>0.6616210938</text:p>
          </table:table-cell>
          <table:table-cell table:formula="of:=RAND()" office:value-type="float" office:value="0.67388916015625">
            <text:p>0.6738891602</text:p>
          </table:table-cell>
          <table:table-cell table:formula="of:=SQRT(1 - [.A969])" office:value-type="float" office:value="0.581703452155821">
            <text:p>0.5817034522</text:p>
          </table:table-cell>
          <table:table-cell table:formula="of:=SQRT(1 - (1 - [.A969]))" office:value-type="float" office:value="0.813400942801273">
            <text:p>0.8134009428</text:p>
          </table:table-cell>
          <table:table-cell table:formula="of:=COS(2 * PI() * [.B969])" office:value-type="float" office:value="-0.460198271570135">
            <text:p>-0.4601982716</text:p>
          </table:table-cell>
          <table:table-cell table:formula="of:=SIN(2 * PI() * [.B969])" office:value-type="float" office:value="-0.887816169510254">
            <text:p>-0.8878161695</text:p>
          </table:table-cell>
          <table:table-cell table:formula="of:=[.D969]*[.E969]" office:value-type="float" office:value="-0.374325707970664">
            <text:p>-0.374325708</text:p>
          </table:table-cell>
          <table:table-cell table:formula="of:=[.D969]*[.F969]" office:value-type="float" office:value="-0.722150509313856">
            <text:p>-0.7221505093</text:p>
          </table:table-cell>
          <table:table-cell table:formula="of:=[.C969]" office:value-type="float" office:value="0.581703452155821">
            <text:p>0.5817034522</text:p>
          </table:table-cell>
        </table:table-row>
        <table:table-row table:style-name="ro1">
          <table:table-cell table:formula="of:=RAND()" office:value-type="float" office:value="0.26373291015625">
            <text:p>0.2637329102</text:p>
          </table:table-cell>
          <table:table-cell table:formula="of:=RAND()" office:value-type="float" office:value="0.83074951171875">
            <text:p>0.8307495117</text:p>
          </table:table-cell>
          <table:table-cell table:formula="of:=SQRT(1 - [.A970])" office:value-type="float" office:value="0.858060073563471">
            <text:p>0.8580600736</text:p>
          </table:table-cell>
          <table:table-cell table:formula="of:=SQRT(1 - (1 - [.A970]))" office:value-type="float" office:value="0.513549325923275">
            <text:p>0.5135493259</text:p>
          </table:table-cell>
          <table:table-cell table:formula="of:=COS(2 * PI() * [.B970])" office:value-type="float" office:value="0.485875126229695">
            <text:p>0.4858751262</text:p>
          </table:table-cell>
          <table:table-cell table:formula="of:=SIN(2 * PI() * [.B970])" office:value-type="float" office:value="-0.874028238509076">
            <text:p>-0.8740282385</text:p>
          </table:table-cell>
          <table:table-cell table:formula="of:=[.D970]*[.E970]" office:value-type="float" office:value="0.249520843558146">
            <text:p>0.2495208436</text:p>
          </table:table-cell>
          <table:table-cell table:formula="of:=[.D970]*[.F970]" office:value-type="float" office:value="-0.448856612724243">
            <text:p>-0.4488566127</text:p>
          </table:table-cell>
          <table:table-cell table:formula="of:=[.C970]" office:value-type="float" office:value="0.858060073563471">
            <text:p>0.8580600736</text:p>
          </table:table-cell>
        </table:table-row>
        <table:table-row table:style-name="ro1">
          <table:table-cell table:formula="of:=RAND()" office:value-type="float" office:value="0.564453125">
            <text:p>0.564453125</text:p>
          </table:table-cell>
          <table:table-cell table:formula="of:=RAND()" office:value-type="float" office:value="0.631500244140625">
            <text:p>0.6315002441</text:p>
          </table:table-cell>
          <table:table-cell table:formula="of:=SQRT(1 - [.A971])" office:value-type="float" office:value="0.659959752560715">
            <text:p>0.6599597526</text:p>
          </table:table-cell>
          <table:table-cell table:formula="of:=SQRT(1 - (1 - [.A971]))" office:value-type="float" office:value="0.751300955010707">
            <text:p>0.751300955</text:p>
          </table:table-cell>
          <table:table-cell table:formula="of:=COS(2 * PI() * [.B971])" office:value-type="float" office:value="-0.677645309398455">
            <text:p>-0.6776453094</text:p>
          </table:table-cell>
          <table:table-cell table:formula="of:=SIN(2 * PI() * [.B971])" office:value-type="float" office:value="-0.735388900276767">
            <text:p>-0.7353889003</text:p>
          </table:table-cell>
          <table:table-cell table:formula="of:=[.D971]*[.E971]" office:value-type="float" office:value="-0.509115568109585">
            <text:p>-0.5091155681</text:p>
          </table:table-cell>
          <table:table-cell table:formula="of:=[.D971]*[.F971]" office:value-type="float" office:value="-0.552498383082208">
            <text:p>-0.5524983831</text:p>
          </table:table-cell>
          <table:table-cell table:formula="of:=[.C971]" office:value-type="float" office:value="0.659959752560715">
            <text:p>0.6599597526</text:p>
          </table:table-cell>
        </table:table-row>
        <table:table-row table:style-name="ro1">
          <table:table-cell table:formula="of:=RAND()" office:value-type="float" office:value="0.084747314453125">
            <text:p>0.0847473145</text:p>
          </table:table-cell>
          <table:table-cell table:formula="of:=RAND()" office:value-type="float" office:value="0.047027587890625">
            <text:p>0.0470275879</text:p>
          </table:table-cell>
          <table:table-cell table:formula="of:=SQRT(1 - [.A972])" office:value-type="float" office:value="0.956688395219089">
            <text:p>0.9566883952</text:p>
          </table:table-cell>
          <table:table-cell table:formula="of:=SQRT(1 - (1 - [.A972]))" office:value-type="float" office:value="0.29111392006073">
            <text:p>0.2911139201</text:p>
          </table:table-cell>
          <table:table-cell table:formula="of:=COS(2 * PI() * [.B972])" office:value-type="float" office:value="0.956661589026665">
            <text:p>0.956661589</text:p>
          </table:table-cell>
          <table:table-cell table:formula="of:=SIN(2 * PI() * [.B972])" office:value-type="float" office:value="0.291201998758553">
            <text:p>0.2912019988</text:p>
          </table:table-cell>
          <table:table-cell table:formula="of:=[.D972]*[.E972]" office:value-type="float" office:value="0.278497505353079">
            <text:p>0.2784975054</text:p>
          </table:table-cell>
          <table:table-cell table:formula="of:=[.D972]*[.F972]" office:value-type="float" office:value="0.0847729553881221">
            <text:p>0.0847729554</text:p>
          </table:table-cell>
          <table:table-cell table:formula="of:=[.C972]" office:value-type="float" office:value="0.956688395219089">
            <text:p>0.9566883952</text:p>
          </table:table-cell>
        </table:table-row>
        <table:table-row table:style-name="ro1">
          <table:table-cell table:formula="of:=RAND()" office:value-type="float" office:value="0.002227783203125">
            <text:p>0.0022277832</text:p>
          </table:table-cell>
          <table:table-cell table:formula="of:=RAND()" office:value-type="float" office:value="0.026611328125">
            <text:p>0.0266113281</text:p>
          </table:table-cell>
          <table:table-cell table:formula="of:=SQRT(1 - [.A973])" office:value-type="float" office:value="0.998885487329191">
            <text:p>0.9988854873</text:p>
          </table:table-cell>
          <table:table-cell table:formula="of:=SQRT(1 - (1 - [.A973]))" office:value-type="float" office:value="0.0471993983343538">
            <text:p>0.0471993983</text:p>
          </table:table-cell>
          <table:table-cell table:formula="of:=COS(2 * PI() * [.B973])" office:value-type="float" office:value="0.986053963346195">
            <text:p>0.9860539633</text:p>
          </table:table-cell>
          <table:table-cell table:formula="of:=SIN(2 * PI() * [.B973])" office:value-type="float" office:value="0.166425903540464">
            <text:p>0.1664259035</text:p>
          </table:table-cell>
          <table:table-cell table:formula="of:=[.D973]*[.E973]" office:value-type="float" office:value="0.0465411537951454">
            <text:p>0.0465411538</text:p>
          </table:table-cell>
          <table:table-cell table:formula="of:=[.D973]*[.F973]" office:value-type="float" office:value="0.00785520251436111">
            <text:p>0.0078552025</text:p>
          </table:table-cell>
          <table:table-cell table:formula="of:=[.C973]" office:value-type="float" office:value="0.998885487329191">
            <text:p>0.9988854873</text:p>
          </table:table-cell>
        </table:table-row>
        <table:table-row table:style-name="ro1">
          <table:table-cell table:formula="of:=RAND()" office:value-type="float" office:value="0.5657958984375">
            <text:p>0.5657958984</text:p>
          </table:table-cell>
          <table:table-cell table:formula="of:=RAND()" office:value-type="float" office:value="0.272735595703125">
            <text:p>0.2727355957</text:p>
          </table:table-cell>
          <table:table-cell table:formula="of:=SQRT(1 - [.A974])" office:value-type="float" office:value="0.658941652623736">
            <text:p>0.6589416526</text:p>
          </table:table-cell>
          <table:table-cell table:formula="of:=SQRT(1 - (1 - [.A974]))" office:value-type="float" office:value="0.752194056369432">
            <text:p>0.7521940564</text:p>
          </table:table-cell>
          <table:table-cell table:formula="of:=COS(2 * PI() * [.B974])" office:value-type="float" office:value="-0.142366600592594">
            <text:p>-0.1423666006</text:p>
          </table:table-cell>
          <table:table-cell table:formula="of:=SIN(2 * PI() * [.B974])" office:value-type="float" office:value="0.989813998201535">
            <text:p>0.9898139982</text:p>
          </table:table-cell>
          <table:table-cell table:formula="of:=[.D974]*[.E974]" office:value-type="float" office:value="-0.10708731079127">
            <text:p>-0.1070873108</text:p>
          </table:table-cell>
          <table:table-cell table:formula="of:=[.D974]*[.F974]" office:value-type="float" office:value="0.744532206358458">
            <text:p>0.7445322064</text:p>
          </table:table-cell>
          <table:table-cell table:formula="of:=[.C974]" office:value-type="float" office:value="0.658941652623736">
            <text:p>0.6589416526</text:p>
          </table:table-cell>
        </table:table-row>
        <table:table-row table:style-name="ro1">
          <table:table-cell table:formula="of:=RAND()" office:value-type="float" office:value="0.115234375">
            <text:p>0.115234375</text:p>
          </table:table-cell>
          <table:table-cell table:formula="of:=RAND()" office:value-type="float" office:value="0.782623291015625">
            <text:p>0.782623291</text:p>
          </table:table-cell>
          <table:table-cell table:formula="of:=SQRT(1 - [.A975])" office:value-type="float" office:value="0.940619808955776">
            <text:p>0.940619809</text:p>
          </table:table-cell>
          <table:table-cell table:formula="of:=SQRT(1 - (1 - [.A975]))" office:value-type="float" office:value="0.339461890350007">
            <text:p>0.3394618904</text:p>
          </table:table-cell>
          <table:table-cell table:formula="of:=COS(2 * PI() * [.B975])" office:value-type="float" office:value="0.203545799468632">
            <text:p>0.2035457995</text:p>
          </table:table-cell>
          <table:table-cell table:formula="of:=SIN(2 * PI() * [.B975])" office:value-type="float" office:value="-0.979065425555757">
            <text:p>-0.9790654256</text:p>
          </table:table-cell>
          <table:table-cell table:formula="of:=[.D975]*[.E975]" office:value-type="float" office:value="0.0690960418604253">
            <text:p>0.0690960419</text:p>
          </table:table-cell>
          <table:table-cell table:formula="of:=[.D975]*[.F975]" office:value-type="float" office:value="-0.332355400135491">
            <text:p>-0.3323554001</text:p>
          </table:table-cell>
          <table:table-cell table:formula="of:=[.C975]" office:value-type="float" office:value="0.940619808955776">
            <text:p>0.940619809</text:p>
          </table:table-cell>
        </table:table-row>
        <table:table-row table:style-name="ro1">
          <table:table-cell table:formula="of:=RAND()" office:value-type="float" office:value="0.860931396484375">
            <text:p>0.8609313965</text:p>
          </table:table-cell>
          <table:table-cell table:formula="of:=RAND()" office:value-type="float" office:value="0.85516357421875">
            <text:p>0.8551635742</text:p>
          </table:table-cell>
          <table:table-cell table:formula="of:=SQRT(1 - [.A976])" office:value-type="float" office:value="0.372919030776957">
            <text:p>0.3729190308</text:p>
          </table:table-cell>
          <table:table-cell table:formula="of:=SQRT(1 - (1 - [.A976]))" office:value-type="float" office:value="0.927863888986081">
            <text:p>0.927863889</text:p>
          </table:table-cell>
          <table:table-cell table:formula="of:=COS(2 * PI() * [.B976])" office:value-type="float" office:value="0.613718825149212">
            <text:p>0.6137188251</text:p>
          </table:table-cell>
          <table:table-cell table:formula="of:=SIN(2 * PI() * [.B976])" office:value-type="float" office:value="-0.789524669441982">
            <text:p>-0.7895246694</text:p>
          </table:table-cell>
          <table:table-cell table:formula="of:=[.D976]*[.E976]" office:value-type="float" office:value="0.569447535846916">
            <text:p>0.5694475358</text:p>
          </table:table-cell>
          <table:table-cell table:formula="of:=[.D976]*[.F976]" office:value-type="float" office:value="-0.732571430238888">
            <text:p>-0.7325714302</text:p>
          </table:table-cell>
          <table:table-cell table:formula="of:=[.C976]" office:value-type="float" office:value="0.372919030776957">
            <text:p>0.3729190308</text:p>
          </table:table-cell>
        </table:table-row>
        <table:table-row table:style-name="ro1">
          <table:table-cell table:formula="of:=RAND()" office:value-type="float" office:value="0.314056396484375">
            <text:p>0.3140563965</text:p>
          </table:table-cell>
          <table:table-cell table:formula="of:=RAND()" office:value-type="float" office:value="0.350067138671875">
            <text:p>0.3500671387</text:p>
          </table:table-cell>
          <table:table-cell table:formula="of:=SQRT(1 - [.A977])" office:value-type="float" office:value="0.828217123413677">
            <text:p>0.8282171234</text:p>
          </table:table-cell>
          <table:table-cell table:formula="of:=SQRT(1 - (1 - [.A977]))" office:value-type="float" office:value="0.560407348706613">
            <text:p>0.5604073487</text:p>
          </table:table-cell>
          <table:table-cell table:formula="of:=COS(2 * PI() * [.B977])" office:value-type="float" office:value="-0.58812647952806">
            <text:p>-0.5881264795</text:p>
          </table:table-cell>
          <table:table-cell table:formula="of:=SIN(2 * PI() * [.B977])" office:value-type="float" office:value="0.808768968295601">
            <text:p>0.8087689683</text:p>
          </table:table-cell>
          <table:table-cell table:formula="of:=[.D977]*[.E977]" office:value-type="float" office:value="-0.329590401096474">
            <text:p>-0.3295904011</text:p>
          </table:table-cell>
          <table:table-cell table:formula="of:=[.D977]*[.F977]" office:value-type="float" office:value="0.45324007323872">
            <text:p>0.4532400732</text:p>
          </table:table-cell>
          <table:table-cell table:formula="of:=[.C977]" office:value-type="float" office:value="0.828217123413677">
            <text:p>0.8282171234</text:p>
          </table:table-cell>
        </table:table-row>
        <table:table-row table:style-name="ro1">
          <table:table-cell table:formula="of:=RAND()" office:value-type="float" office:value="0.885284423828125">
            <text:p>0.8852844238</text:p>
          </table:table-cell>
          <table:table-cell table:formula="of:=RAND()" office:value-type="float" office:value="0.77587890625">
            <text:p>0.7758789063</text:p>
          </table:table-cell>
          <table:table-cell table:formula="of:=SQRT(1 - [.A978])" office:value-type="float" office:value="0.338696879483521">
            <text:p>0.3386968795</text:p>
          </table:table-cell>
          <table:table-cell table:formula="of:=SQRT(1 - (1 - [.A978]))" office:value-type="float" office:value="0.940895543526552">
            <text:p>0.9408955435</text:p>
          </table:table-cell>
          <table:table-cell table:formula="of:=COS(2 * PI() * [.B978])" office:value-type="float" office:value="0.161886393780112">
            <text:p>0.1618863938</text:p>
          </table:table-cell>
          <table:table-cell table:formula="of:=SIN(2 * PI() * [.B978])" office:value-type="float" office:value="-0.986809401814185">
            <text:p>-0.9868094018</text:p>
          </table:table-cell>
          <table:table-cell table:formula="of:=[.D978]*[.E978]" office:value-type="float" office:value="0.152318186465292">
            <text:p>0.1523181865</text:p>
          </table:table-cell>
          <table:table-cell table:formula="of:=[.D978]*[.F978]" office:value-type="float" office:value="-0.928484568477069">
            <text:p>-0.9284845685</text:p>
          </table:table-cell>
          <table:table-cell table:formula="of:=[.C978]" office:value-type="float" office:value="0.338696879483521">
            <text:p>0.3386968795</text:p>
          </table:table-cell>
        </table:table-row>
        <table:table-row table:style-name="ro1">
          <table:table-cell table:formula="of:=RAND()" office:value-type="float" office:value="0.81243896484375">
            <text:p>0.8124389648</text:p>
          </table:table-cell>
          <table:table-cell table:formula="of:=RAND()" office:value-type="float" office:value="0.903961181640625">
            <text:p>0.9039611816</text:p>
          </table:table-cell>
          <table:table-cell table:formula="of:=SQRT(1 - [.A979])" office:value-type="float" office:value="0.433083173485475">
            <text:p>0.4330831735</text:p>
          </table:table-cell>
          <table:table-cell table:formula="of:=SQRT(1 - (1 - [.A979]))" office:value-type="float" office:value="0.901353962017004">
            <text:p>0.901353962</text:p>
          </table:table-cell>
          <table:table-cell table:formula="of:=COS(2 * PI() * [.B979])" office:value-type="float" office:value="0.823394214566925">
            <text:p>0.8233942146</text:p>
          </table:table-cell>
          <table:table-cell table:formula="of:=SIN(2 * PI() * [.B979])" office:value-type="float" office:value="-0.567469794277825">
            <text:p>-0.5674697943</text:p>
          </table:table-cell>
          <table:table-cell table:formula="of:=[.D979]*[.E979]" office:value-type="float" office:value="0.742169637601776">
            <text:p>0.7421696376</text:p>
          </table:table-cell>
          <table:table-cell table:formula="of:=[.D979]*[.F979]" office:value-type="float" office:value="-0.511491147397292">
            <text:p>-0.5114911474</text:p>
          </table:table-cell>
          <table:table-cell table:formula="of:=[.C979]" office:value-type="float" office:value="0.433083173485475">
            <text:p>0.4330831735</text:p>
          </table:table-cell>
        </table:table-row>
        <table:table-row table:style-name="ro1">
          <table:table-cell table:formula="of:=RAND()" office:value-type="float" office:value="0.360626220703125">
            <text:p>0.3606262207</text:p>
          </table:table-cell>
          <table:table-cell table:formula="of:=RAND()" office:value-type="float" office:value="0.677215576171875">
            <text:p>0.6772155762</text:p>
          </table:table-cell>
          <table:table-cell table:formula="of:=SQRT(1 - [.A980])" office:value-type="float" office:value="0.799608516273354">
            <text:p>0.7996085163</text:p>
          </table:table-cell>
          <table:table-cell table:formula="of:=SQRT(1 - (1 - [.A980]))" office:value-type="float" office:value="0.600521623843076">
            <text:p>0.6005216238</text:p>
          </table:table-cell>
          <table:table-cell table:formula="of:=COS(2 * PI() * [.B980])" office:value-type="float" office:value="-0.441543320450095">
            <text:p>-0.4415433205</text:p>
          </table:table-cell>
          <table:table-cell table:formula="of:=SIN(2 * PI() * [.B980])" office:value-type="float" office:value="-0.897239932329087">
            <text:p>-0.8972399323</text:p>
          </table:table-cell>
          <table:table-cell table:formula="of:=[.D980]*[.E980]" office:value-type="float" office:value="-0.265156311793755">
            <text:p>-0.2651563118</text:p>
          </table:table-cell>
          <table:table-cell table:formula="of:=[.D980]*[.F980]" office:value-type="float" office:value="-0.538811981139115">
            <text:p>-0.5388119811</text:p>
          </table:table-cell>
          <table:table-cell table:formula="of:=[.C980]" office:value-type="float" office:value="0.799608516273354">
            <text:p>0.7996085163</text:p>
          </table:table-cell>
        </table:table-row>
        <table:table-row table:style-name="ro1">
          <table:table-cell table:formula="of:=RAND()" office:value-type="float" office:value="0.28717041015625">
            <text:p>0.2871704102</text:p>
          </table:table-cell>
          <table:table-cell table:formula="of:=RAND()" office:value-type="float" office:value="0.83221435546875">
            <text:p>0.8322143555</text:p>
          </table:table-cell>
          <table:table-cell table:formula="of:=SQRT(1 - [.A981])" office:value-type="float" office:value="0.844292360408259">
            <text:p>0.8442923604</text:p>
          </table:table-cell>
          <table:table-cell table:formula="of:=SQRT(1 - (1 - [.A981]))" office:value-type="float" office:value="0.535882832488829">
            <text:p>0.5358828325</text:p>
          </table:table-cell>
          <table:table-cell table:formula="of:=COS(2 * PI() * [.B981])" office:value-type="float" office:value="0.493898888350867">
            <text:p>0.4938988884</text:p>
          </table:table-cell>
          <table:table-cell table:formula="of:=SIN(2 * PI() * [.B981])" office:value-type="float" office:value="-0.869519343134917">
            <text:p>-0.8695193431</text:p>
          </table:table-cell>
          <table:table-cell table:formula="of:=[.D981]*[.E981]" office:value-type="float" office:value="0.264671935252546">
            <text:p>0.2646719353</text:p>
          </table:table-cell>
          <table:table-cell table:formula="of:=[.D981]*[.F981]" office:value-type="float" office:value="-0.465960488502965">
            <text:p>-0.4659604885</text:p>
          </table:table-cell>
          <table:table-cell table:formula="of:=[.C981]" office:value-type="float" office:value="0.844292360408259">
            <text:p>0.8442923604</text:p>
          </table:table-cell>
        </table:table-row>
        <table:table-row table:style-name="ro1">
          <table:table-cell table:formula="of:=RAND()" office:value-type="float" office:value="0.0035400390625">
            <text:p>0.0035400391</text:p>
          </table:table-cell>
          <table:table-cell table:formula="of:=RAND()" office:value-type="float" office:value="0.508056640625">
            <text:p>0.5080566406</text:p>
          </table:table-cell>
          <table:table-cell table:formula="of:=SQRT(1 - [.A982])" office:value-type="float" office:value="0.998228411205321">
            <text:p>0.9982284112</text:p>
          </table:table-cell>
          <table:table-cell table:formula="of:=SQRT(1 - (1 - [.A982]))" office:value-type="float" office:value="0.0594982273895618">
            <text:p>0.0594982274</text:p>
          </table:table-cell>
          <table:table-cell table:formula="of:=COS(2 * PI() * [.B982])" office:value-type="float" office:value="-0.998719012233873">
            <text:p>-0.9987190122</text:p>
          </table:table-cell>
          <table:table-cell table:formula="of:=SIN(2 * PI() * [.B982])" office:value-type="float" office:value="-0.0505997490368992">
            <text:p>-0.050599749</text:p>
          </table:table-cell>
          <table:table-cell table:formula="of:=[.D982]*[.E982]" office:value-type="float" office:value="-0.0594220108881695">
            <text:p>-0.0594220109</text:p>
          </table:table-cell>
          <table:table-cell table:formula="of:=[.D982]*[.F982]" office:value-type="float" office:value="-0.00301059537405219">
            <text:p>-0.0030105954</text:p>
          </table:table-cell>
          <table:table-cell table:formula="of:=[.C982]" office:value-type="float" office:value="0.998228411205321">
            <text:p>0.9982284112</text:p>
          </table:table-cell>
        </table:table-row>
        <table:table-row table:style-name="ro1">
          <table:table-cell table:formula="of:=RAND()" office:value-type="float" office:value="0.820892333984375">
            <text:p>0.820892334</text:p>
          </table:table-cell>
          <table:table-cell table:formula="of:=RAND()" office:value-type="float" office:value="0.796142578125">
            <text:p>0.7961425781</text:p>
          </table:table-cell>
          <table:table-cell table:formula="of:=SQRT(1 - [.A983])" office:value-type="float" office:value="0.423211136450383">
            <text:p>0.4232111365</text:p>
          </table:table-cell>
          <table:table-cell table:formula="of:=SQRT(1 - (1 - [.A983]))" office:value-type="float" office:value="0.906031088861952">
            <text:p>0.9060310889</text:p>
          </table:table-cell>
          <table:table-cell table:formula="of:=COS(2 * PI() * [.B983])" office:value-type="float" office:value="0.285877834727081">
            <text:p>0.2858778347</text:p>
          </table:table-cell>
          <table:table-cell table:formula="of:=SIN(2 * PI() * [.B983])" office:value-type="float" office:value="-0.958266071408018">
            <text:p>-0.9582660714</text:p>
          </table:table-cell>
          <table:table-cell table:formula="of:=[.D983]*[.E983]" office:value-type="float" office:value="0.259014205879274">
            <text:p>0.2590142059</text:p>
          </table:table-cell>
          <table:table-cell table:formula="of:=[.D983]*[.F983]" office:value-type="float" office:value="-0.868218852097272">
            <text:p>-0.8682188521</text:p>
          </table:table-cell>
          <table:table-cell table:formula="of:=[.C983]" office:value-type="float" office:value="0.423211136450383">
            <text:p>0.4232111365</text:p>
          </table:table-cell>
        </table:table-row>
        <table:table-row table:style-name="ro1">
          <table:table-cell table:formula="of:=RAND()" office:value-type="float" office:value="0.26220703125">
            <text:p>0.2622070313</text:p>
          </table:table-cell>
          <table:table-cell table:formula="of:=RAND()" office:value-type="float" office:value="0.31964111328125">
            <text:p>0.3196411133</text:p>
          </table:table-cell>
          <table:table-cell table:formula="of:=SQRT(1 - [.A984])" office:value-type="float" office:value="0.858948757930297">
            <text:p>0.8589487579</text:p>
          </table:table-cell>
          <table:table-cell table:formula="of:=SQRT(1 - (1 - [.A984]))" office:value-type="float" office:value="0.512061550255436">
            <text:p>0.5120615503</text:p>
          </table:table-cell>
          <table:table-cell table:formula="of:=COS(2 * PI() * [.B984])" office:value-type="float" office:value="-0.423737869438984">
            <text:p>-0.4237378694</text:p>
          </table:table-cell>
          <table:table-cell table:formula="of:=SIN(2 * PI() * [.B984])" office:value-type="float" office:value="0.905784862979787">
            <text:p>0.905784863</text:p>
          </table:table-cell>
          <table:table-cell table:formula="of:=[.D984]*[.E984]" office:value-type="float" office:value="-0.216979870326861">
            <text:p>-0.2169798703</text:p>
          </table:table-cell>
          <table:table-cell table:formula="of:=[.D984]*[.F984]" office:value-type="float" office:value="0.463817601135337">
            <text:p>0.4638176011</text:p>
          </table:table-cell>
          <table:table-cell table:formula="of:=[.C984]" office:value-type="float" office:value="0.858948757930297">
            <text:p>0.8589487579</text:p>
          </table:table-cell>
        </table:table-row>
        <table:table-row table:style-name="ro1">
          <table:table-cell table:formula="of:=RAND()" office:value-type="float" office:value="0.784698486328125">
            <text:p>0.7846984863</text:p>
          </table:table-cell>
          <table:table-cell table:formula="of:=RAND()" office:value-type="float" office:value="0.14495849609375">
            <text:p>0.1449584961</text:p>
          </table:table-cell>
          <table:table-cell table:formula="of:=SQRT(1 - [.A985])" office:value-type="float" office:value="0.464005941418723">
            <text:p>0.4640059414</text:p>
          </table:table-cell>
          <table:table-cell table:formula="of:=SQRT(1 - (1 - [.A985]))" office:value-type="float" office:value="0.8858320869827">
            <text:p>0.885832087</text:p>
          </table:table-cell>
          <table:table-cell table:formula="of:=COS(2 * PI() * [.B985])" office:value-type="float" office:value="0.613113086853855">
            <text:p>0.6131130869</text:p>
          </table:table-cell>
          <table:table-cell table:formula="of:=SIN(2 * PI() * [.B985])" office:value-type="float" office:value="0.789995153610791">
            <text:p>0.7899951536</text:p>
          </table:table-cell>
          <table:table-cell table:formula="of:=[.D985]*[.E985]" office:value-type="float" office:value="0.543115245284155">
            <text:p>0.5431152453</text:p>
          </table:table-cell>
          <table:table-cell table:formula="of:=[.D985]*[.F985]" office:value-type="float" office:value="0.699803055629265">
            <text:p>0.6998030556</text:p>
          </table:table-cell>
          <table:table-cell table:formula="of:=[.C985]" office:value-type="float" office:value="0.464005941418723">
            <text:p>0.4640059414</text:p>
          </table:table-cell>
        </table:table-row>
        <table:table-row table:style-name="ro1">
          <table:table-cell table:formula="of:=RAND()" office:value-type="float" office:value="0.508636474609375">
            <text:p>0.5086364746</text:p>
          </table:table-cell>
          <table:table-cell table:formula="of:=RAND()" office:value-type="float" office:value="0.24334716796875">
            <text:p>0.243347168</text:p>
          </table:table-cell>
          <table:table-cell table:formula="of:=SQRT(1 - [.A986])" office:value-type="float" office:value="0.700973270097102">
            <text:p>0.7009732701</text:p>
          </table:table-cell>
          <table:table-cell table:formula="of:=SQRT(1 - (1 - [.A986]))" office:value-type="float" office:value="0.713187545186661">
            <text:p>0.7131875452</text:p>
          </table:table-cell>
          <table:table-cell table:formula="of:=COS(2 * PI() * [.B986])" office:value-type="float" office:value="0.0417888042416221">
            <text:p>0.0417888042</text:p>
          </table:table-cell>
          <table:table-cell table:formula="of:=SIN(2 * PI() * [.B986])" office:value-type="float" office:value="0.999126466389543">
            <text:p>0.9991264664</text:p>
          </table:table-cell>
          <table:table-cell table:formula="of:=[.D986]*[.E986]" office:value-type="float" office:value="0.0298032547133684">
            <text:p>0.0298032547</text:p>
          </table:table-cell>
          <table:table-cell table:formula="of:=[.D986]*[.F986]" office:value-type="float" office:value="0.712564551895381">
            <text:p>0.7125645519</text:p>
          </table:table-cell>
          <table:table-cell table:formula="of:=[.C986]" office:value-type="float" office:value="0.700973270097102">
            <text:p>0.7009732701</text:p>
          </table:table-cell>
        </table:table-row>
        <table:table-row table:style-name="ro1">
          <table:table-cell table:formula="of:=RAND()" office:value-type="float" office:value="0.81622314453125">
            <text:p>0.8162231445</text:p>
          </table:table-cell>
          <table:table-cell table:formula="of:=RAND()" office:value-type="float" office:value="0.964385986328125">
            <text:p>0.9643859863</text:p>
          </table:table-cell>
          <table:table-cell table:formula="of:=SQRT(1 - [.A987])" office:value-type="float" office:value="0.428692028697467">
            <text:p>0.4286920287</text:p>
          </table:table-cell>
          <table:table-cell table:formula="of:=SQRT(1 - (1 - [.A987]))" office:value-type="float" office:value="0.903450687382134">
            <text:p>0.9034506874</text:p>
          </table:table-cell>
          <table:table-cell table:formula="of:=COS(2 * PI() * [.B987])" office:value-type="float" office:value="0.975067913060746">
            <text:p>0.9750679131</text:p>
          </table:table-cell>
          <table:table-cell table:formula="of:=SIN(2 * PI() * [.B987])" office:value-type="float" office:value="-0.221906658123096">
            <text:p>-0.2219066581</text:p>
          </table:table-cell>
          <table:table-cell table:formula="of:=[.D987]*[.E987]" office:value-type="float" office:value="0.880925776298994">
            <text:p>0.8809257763</text:p>
          </table:table-cell>
          <table:table-cell table:formula="of:=[.D987]*[.F987]" office:value-type="float" office:value="-0.200481722815983">
            <text:p>-0.2004817228</text:p>
          </table:table-cell>
          <table:table-cell table:formula="of:=[.C987]" office:value-type="float" office:value="0.428692028697467">
            <text:p>0.4286920287</text:p>
          </table:table-cell>
        </table:table-row>
        <table:table-row table:style-name="ro1">
          <table:table-cell table:formula="of:=RAND()" office:value-type="float" office:value="0.091827392578125">
            <text:p>0.0918273926</text:p>
          </table:table-cell>
          <table:table-cell table:formula="of:=RAND()" office:value-type="float" office:value="0.18121337890625">
            <text:p>0.1812133789</text:p>
          </table:table-cell>
          <table:table-cell table:formula="of:=SQRT(1 - [.A988])" office:value-type="float" office:value="0.952980906116106">
            <text:p>0.9529809061</text:p>
          </table:table-cell>
          <table:table-cell table:formula="of:=SQRT(1 - (1 - [.A988]))" office:value-type="float" office:value="0.303030349269054">
            <text:p>0.3030303493</text:p>
          </table:table-cell>
          <table:table-cell table:formula="of:=COS(2 * PI() * [.B988])" office:value-type="float" office:value="0.418868687579875">
            <text:p>0.4188686876</text:p>
          </table:table-cell>
          <table:table-cell table:formula="of:=SIN(2 * PI() * [.B988])" office:value-type="float" office:value="0.908046817386148">
            <text:p>0.9080468174</text:p>
          </table:table-cell>
          <table:table-cell table:formula="of:=[.D988]*[.E988]" office:value-type="float" office:value="0.1269299246952">
            <text:p>0.1269299247</text:p>
          </table:table-cell>
          <table:table-cell table:formula="of:=[.D988]*[.F988]" office:value-type="float" office:value="0.275165744225178">
            <text:p>0.2751657442</text:p>
          </table:table-cell>
          <table:table-cell table:formula="of:=[.C988]" office:value-type="float" office:value="0.952980906116106">
            <text:p>0.9529809061</text:p>
          </table:table-cell>
        </table:table-row>
        <table:table-row table:style-name="ro1">
          <table:table-cell table:formula="of:=RAND()" office:value-type="float" office:value="0.549713134765625">
            <text:p>0.5497131348</text:p>
          </table:table-cell>
          <table:table-cell table:formula="of:=RAND()" office:value-type="float" office:value="0.541900634765625">
            <text:p>0.5419006348</text:p>
          </table:table-cell>
          <table:table-cell table:formula="of:=SQRT(1 - [.A989])" office:value-type="float" office:value="0.671034175906395">
            <text:p>0.6710341759</text:p>
          </table:table-cell>
          <table:table-cell table:formula="of:=SQRT(1 - (1 - [.A989]))" office:value-type="float" office:value="0.741426418982777">
            <text:p>0.741426419</text:p>
          </table:table-cell>
          <table:table-cell table:formula="of:=COS(2 * PI() * [.B989])" office:value-type="float" office:value="-0.965544301900275">
            <text:p>-0.9655443019</text:p>
          </table:table-cell>
          <table:table-cell table:formula="of:=SIN(2 * PI() * [.B989])" office:value-type="float" office:value="-0.260238738599599">
            <text:p>-0.2602387386</text:p>
          </table:table-cell>
          <table:table-cell table:formula="of:=[.D989]*[.E989]" office:value-type="float" office:value="-0.715880054127147">
            <text:p>-0.7158800541</text:p>
          </table:table-cell>
          <table:table-cell table:formula="of:=[.D989]*[.F989]" office:value-type="float" office:value="-0.192947876040495">
            <text:p>-0.192947876</text:p>
          </table:table-cell>
          <table:table-cell table:formula="of:=[.C989]" office:value-type="float" office:value="0.671034175906395">
            <text:p>0.6710341759</text:p>
          </table:table-cell>
        </table:table-row>
        <table:table-row table:style-name="ro1">
          <table:table-cell table:formula="of:=RAND()" office:value-type="float" office:value="0.15875244140625">
            <text:p>0.1587524414</text:p>
          </table:table-cell>
          <table:table-cell table:formula="of:=RAND()" office:value-type="float" office:value="0.240692138671875">
            <text:p>0.2406921387</text:p>
          </table:table-cell>
          <table:table-cell table:formula="of:=SQRT(1 - [.A990])" office:value-type="float" office:value="0.917195485484828">
            <text:p>0.9171954855</text:p>
          </table:table-cell>
          <table:table-cell table:formula="of:=SQRT(1 - (1 - [.A990]))" office:value-type="float" office:value="0.3984375">
            <text:p>0.3984375</text:p>
          </table:table-cell>
          <table:table-cell table:formula="of:=COS(2 * PI() * [.B990])" office:value-type="float" office:value="0.0584496853520736">
            <text:p>0.0584496854</text:p>
          </table:table-cell>
          <table:table-cell table:formula="of:=SIN(2 * PI() * [.B990])" office:value-type="float" office:value="0.998290355699304">
            <text:p>0.9982903557</text:p>
          </table:table-cell>
          <table:table-cell table:formula="of:=[.D990]*[.E990]" office:value-type="float" office:value="0.0232885465074668">
            <text:p>0.0232885465</text:p>
          </table:table-cell>
          <table:table-cell table:formula="of:=[.D990]*[.F990]" office:value-type="float" office:value="0.397756313598942">
            <text:p>0.3977563136</text:p>
          </table:table-cell>
          <table:table-cell table:formula="of:=[.C990]" office:value-type="float" office:value="0.917195485484828">
            <text:p>0.9171954855</text:p>
          </table:table-cell>
        </table:table-row>
        <table:table-row table:style-name="ro1">
          <table:table-cell table:formula="of:=RAND()" office:value-type="float" office:value="0.25445556640625">
            <text:p>0.2544555664</text:p>
          </table:table-cell>
          <table:table-cell table:formula="of:=RAND()" office:value-type="float" office:value="0.52880859375">
            <text:p>0.5288085938</text:p>
          </table:table-cell>
          <table:table-cell table:formula="of:=SQRT(1 - [.A991])" office:value-type="float" office:value="0.863449149396622">
            <text:p>0.8634491494</text:p>
          </table:table-cell>
          <table:table-cell table:formula="of:=SQRT(1 - (1 - [.A991]))" office:value-type="float" office:value="0.504435889292435">
            <text:p>0.5044358893</text:p>
          </table:table-cell>
          <table:table-cell table:formula="of:=COS(2 * PI() * [.B991])" office:value-type="float" office:value="-0.98366241921173">
            <text:p>-0.9836624192</text:p>
          </table:table-cell>
          <table:table-cell table:formula="of:=SIN(2 * PI() * [.B991])" office:value-type="float" office:value="-0.180022901405699">
            <text:p>-0.1800229014</text:p>
          </table:table-cell>
          <table:table-cell table:formula="of:=[.D991]*[.E991]" office:value-type="float" office:value="-0.496194627198617">
            <text:p>-0.4961946272</text:p>
          </table:table-cell>
          <table:table-cell table:formula="of:=[.D991]*[.F991]" office:value-type="float" office:value="-0.0908100123635883">
            <text:p>-0.0908100124</text:p>
          </table:table-cell>
          <table:table-cell table:formula="of:=[.C991]" office:value-type="float" office:value="0.863449149396622">
            <text:p>0.8634491494</text:p>
          </table:table-cell>
        </table:table-row>
        <table:table-row table:style-name="ro1">
          <table:table-cell table:formula="of:=RAND()" office:value-type="float" office:value="0.649169921875">
            <text:p>0.6491699219</text:p>
          </table:table-cell>
          <table:table-cell table:formula="of:=RAND()" office:value-type="float" office:value="0.44464111328125">
            <text:p>0.4446411133</text:p>
          </table:table-cell>
          <table:table-cell table:formula="of:=SQRT(1 - [.A992])" office:value-type="float" office:value="0.592309106907027">
            <text:p>0.5923091069</text:p>
          </table:table-cell>
          <table:table-cell table:formula="of:=SQRT(1 - (1 - [.A992]))" office:value-type="float" office:value="0.805710817772109">
            <text:p>0.8057108178</text:p>
          </table:table-cell>
          <table:table-cell table:formula="of:=COS(2 * PI() * [.B992])" office:value-type="float" office:value="-0.94011453983498">
            <text:p>-0.9401145398</text:p>
          </table:table-cell>
          <table:table-cell table:formula="of:=SIN(2 * PI() * [.B992])" office:value-type="float" office:value="0.340858697983289">
            <text:p>0.340858698</text:p>
          </table:table-cell>
          <table:table-cell table:formula="of:=[.D992]*[.E992]" office:value-type="float" office:value="-0.757460454689892">
            <text:p>-0.7574604547</text:p>
          </table:table-cell>
          <table:table-cell table:formula="of:=[.D992]*[.F992]" office:value-type="float" office:value="0.274633540296852">
            <text:p>0.2746335403</text:p>
          </table:table-cell>
          <table:table-cell table:formula="of:=[.C992]" office:value-type="float" office:value="0.592309106907027">
            <text:p>0.5923091069</text:p>
          </table:table-cell>
        </table:table-row>
        <table:table-row table:style-name="ro1">
          <table:table-cell table:formula="of:=RAND()" office:value-type="float" office:value="0.037384033203125">
            <text:p>0.0373840332</text:p>
          </table:table-cell>
          <table:table-cell table:formula="of:=RAND()" office:value-type="float" office:value="0.581024169921875">
            <text:p>0.5810241699</text:p>
          </table:table-cell>
          <table:table-cell table:formula="of:=SQRT(1 - [.A993])" office:value-type="float" office:value="0.981129943889633">
            <text:p>0.9811299439</text:p>
          </table:table-cell>
          <table:table-cell table:formula="of:=SQRT(1 - (1 - [.A993]))" office:value-type="float" office:value="0.193349510480697">
            <text:p>0.1933495105</text:p>
          </table:table-cell>
          <table:table-cell table:formula="of:=COS(2 * PI() * [.B993])" office:value-type="float" office:value="-0.873188448939464">
            <text:p>-0.8731884489</text:p>
          </table:table-cell>
          <table:table-cell table:formula="of:=SIN(2 * PI() * [.B993])" office:value-type="float" office:value="-0.487382737321187">
            <text:p>-0.4873827373</text:p>
          </table:table-cell>
          <table:table-cell table:formula="of:=[.D993]*[.E993]" office:value-type="float" office:value="-0.168830559159844">
            <text:p>-0.1688305592</text:p>
          </table:table-cell>
          <table:table-cell table:formula="of:=[.D993]*[.F993]" office:value-type="float" office:value="-0.0942352136777935">
            <text:p>-0.0942352137</text:p>
          </table:table-cell>
          <table:table-cell table:formula="of:=[.C993]" office:value-type="float" office:value="0.981129943889633">
            <text:p>0.9811299439</text:p>
          </table:table-cell>
        </table:table-row>
        <table:table-row table:style-name="ro1">
          <table:table-cell table:formula="of:=RAND()" office:value-type="float" office:value="0.370330810546875">
            <text:p>0.3703308105</text:p>
          </table:table-cell>
          <table:table-cell table:formula="of:=RAND()" office:value-type="float" office:value="0.748046875">
            <text:p>0.748046875</text:p>
          </table:table-cell>
          <table:table-cell table:formula="of:=SQRT(1 - [.A994])" office:value-type="float" office:value="0.793516974899167">
            <text:p>0.7935169749</text:p>
          </table:table-cell>
          <table:table-cell table:formula="of:=SQRT(1 - (1 - [.A994]))" office:value-type="float" office:value="0.6085481168707">
            <text:p>0.6085481169</text:p>
          </table:table-cell>
          <table:table-cell table:formula="of:=COS(2 * PI() * [.B994])" office:value-type="float" office:value="-0.0122715382857205">
            <text:p>-0.0122715383</text:p>
          </table:table-cell>
          <table:table-cell table:formula="of:=SIN(2 * PI() * [.B994])" office:value-type="float" office:value="-0.999924701839145">
            <text:p>-0.9999247018</text:p>
          </table:table-cell>
          <table:table-cell table:formula="of:=[.D994]*[.E994]" office:value-type="float" office:value="-0.00746782151488191">
            <text:p>-0.0074678215</text:p>
          </table:table-cell>
          <table:table-cell table:formula="of:=[.D994]*[.F994]" office:value-type="float" office:value="-0.608502294316707">
            <text:p>-0.6085022943</text:p>
          </table:table-cell>
          <table:table-cell table:formula="of:=[.C994]" office:value-type="float" office:value="0.793516974899167">
            <text:p>0.7935169749</text:p>
          </table:table-cell>
        </table:table-row>
        <table:table-row table:style-name="ro1">
          <table:table-cell table:formula="of:=RAND()" office:value-type="float" office:value="0.7666015625">
            <text:p>0.7666015625</text:p>
          </table:table-cell>
          <table:table-cell table:formula="of:=RAND()" office:value-type="float" office:value="0.759552001953125">
            <text:p>0.759552002</text:p>
          </table:table-cell>
          <table:table-cell table:formula="of:=SQRT(1 - [.A995])" office:value-type="float" office:value="0.483113276054385">
            <text:p>0.4831132761</text:p>
          </table:table-cell>
          <table:table-cell table:formula="of:=SQRT(1 - (1 - [.A995]))" office:value-type="float" office:value="0.875557857882619">
            <text:p>0.8755578579</text:p>
          </table:table-cell>
          <table:table-cell table:formula="of:=COS(2 * PI() * [.B995])" office:value-type="float" office:value="0.0599809742089971">
            <text:p>0.0599809742</text:p>
          </table:table-cell>
          <table:table-cell table:formula="of:=SIN(2 * PI() * [.B995])" office:value-type="float" office:value="-0.998199520503261">
            <text:p>-0.9981995205</text:p>
          </table:table-cell>
          <table:table-cell table:formula="of:=[.D995]*[.E995]" office:value-type="float" office:value="0.0525168132921421">
            <text:p>0.0525168133</text:p>
          </table:table-cell>
          <table:table-cell table:formula="of:=[.D995]*[.F995]" office:value-type="float" office:value="-0.873981433911292">
            <text:p>-0.8739814339</text:p>
          </table:table-cell>
          <table:table-cell table:formula="of:=[.C995]" office:value-type="float" office:value="0.483113276054385">
            <text:p>0.4831132761</text:p>
          </table:table-cell>
        </table:table-row>
        <table:table-row table:style-name="ro1">
          <table:table-cell table:formula="of:=RAND()" office:value-type="float" office:value="0.558258056640625">
            <text:p>0.5582580566</text:p>
          </table:table-cell>
          <table:table-cell table:formula="of:=RAND()" office:value-type="float" office:value="0.89276123046875">
            <text:p>0.8927612305</text:p>
          </table:table-cell>
          <table:table-cell table:formula="of:=SQRT(1 - [.A996])" office:value-type="float" office:value="0.664636700280217">
            <text:p>0.6646367003</text:p>
          </table:table-cell>
          <table:table-cell table:formula="of:=SQRT(1 - (1 - [.A996]))" office:value-type="float" office:value="0.747166685981532">
            <text:p>0.747166686</text:p>
          </table:table-cell>
          <table:table-cell table:formula="of:=COS(2 * PI() * [.B996])" office:value-type="float" office:value="0.781455603552444">
            <text:p>0.7814556036</text:p>
          </table:table-cell>
          <table:table-cell table:formula="of:=SIN(2 * PI() * [.B996])" office:value-type="float" office:value="-0.623960847871471">
            <text:p>-0.6239608479</text:p>
          </table:table-cell>
          <table:table-cell table:formula="of:=[.D996]*[.E996]" office:value-type="float" office:value="0.583877593547978">
            <text:p>0.5838775935</text:p>
          </table:table-cell>
          <table:table-cell table:formula="of:=[.D996]*[.F996]" office:value-type="float" office:value="-0.466202758886354">
            <text:p>-0.4662027589</text:p>
          </table:table-cell>
          <table:table-cell table:formula="of:=[.C996]" office:value-type="float" office:value="0.664636700280217">
            <text:p>0.6646367003</text:p>
          </table:table-cell>
        </table:table-row>
        <table:table-row table:style-name="ro1">
          <table:table-cell table:formula="of:=RAND()" office:value-type="float" office:value="0.371826171875">
            <text:p>0.3718261719</text:p>
          </table:table-cell>
          <table:table-cell table:formula="of:=RAND()" office:value-type="float" office:value="0.47216796875">
            <text:p>0.4721679688</text:p>
          </table:table-cell>
          <table:table-cell table:formula="of:=SQRT(1 - [.A997])" office:value-type="float" office:value="0.792574178310775">
            <text:p>0.7925741783</text:p>
          </table:table-cell>
          <table:table-cell table:formula="of:=SQRT(1 - (1 - [.A997]))" office:value-type="float" office:value="0.609775509408996">
            <text:p>0.6097755094</text:p>
          </table:table-cell>
          <table:table-cell table:formula="of:=COS(2 * PI() * [.B997])" office:value-type="float" office:value="-0.984748501801904">
            <text:p>-0.9847485018</text:p>
          </table:table-cell>
          <table:table-cell table:formula="of:=SIN(2 * PI() * [.B997])" office:value-type="float" office:value="0.173983873387464">
            <text:p>0.1739838734</text:p>
          </table:table-cell>
          <table:table-cell table:formula="of:=[.D997]*[.E997]" office:value-type="float" office:value="-0.600475519326001">
            <text:p>-0.6004755193</text:p>
          </table:table-cell>
          <table:table-cell table:formula="of:=[.D997]*[.F997]" office:value-type="float" office:value="0.106091105023791">
            <text:p>0.106091105</text:p>
          </table:table-cell>
          <table:table-cell table:formula="of:=[.C997]" office:value-type="float" office:value="0.792574178310775">
            <text:p>0.7925741783</text:p>
          </table:table-cell>
        </table:table-row>
        <table:table-row table:style-name="ro1">
          <table:table-cell table:formula="of:=RAND()" office:value-type="float" office:value="0.8314208984375">
            <text:p>0.8314208984</text:p>
          </table:table-cell>
          <table:table-cell table:formula="of:=RAND()" office:value-type="float" office:value="0.131103515625">
            <text:p>0.1311035156</text:p>
          </table:table-cell>
          <table:table-cell table:formula="of:=SQRT(1 - [.A998])" office:value-type="float" office:value="0.410583854483466">
            <text:p>0.4105838545</text:p>
          </table:table-cell>
          <table:table-cell table:formula="of:=SQRT(1 - (1 - [.A998]))" office:value-type="float" office:value="0.911822843779152">
            <text:p>0.9118228438</text:p>
          </table:table-cell>
          <table:table-cell table:formula="of:=COS(2 * PI() * [.B998])" office:value-type="float" office:value="0.679476319899365">
            <text:p>0.6794763199</text:p>
          </table:table-cell>
          <table:table-cell table:formula="of:=SIN(2 * PI() * [.B998])" office:value-type="float" office:value="0.73369743811466">
            <text:p>0.7336974381</text:p>
          </table:table-cell>
          <table:table-cell table:formula="of:=[.D998]*[.E998]" office:value-type="float" office:value="0.619562030291232">
            <text:p>0.6195620303</text:p>
          </table:table-cell>
          <table:table-cell table:formula="of:=[.D998]*[.F998]" office:value-type="float" office:value="0.669002084495188">
            <text:p>0.6690020845</text:p>
          </table:table-cell>
          <table:table-cell table:formula="of:=[.C998]" office:value-type="float" office:value="0.410583854483466">
            <text:p>0.4105838545</text:p>
          </table:table-cell>
        </table:table-row>
        <table:table-row table:style-name="ro1">
          <table:table-cell table:formula="of:=RAND()" office:value-type="float" office:value="0.67803955078125">
            <text:p>0.6780395508</text:p>
          </table:table-cell>
          <table:table-cell table:formula="of:=RAND()" office:value-type="float" office:value="0.236968994140625">
            <text:p>0.2369689941</text:p>
          </table:table-cell>
          <table:table-cell table:formula="of:=SQRT(1 - [.A999])" office:value-type="float" office:value="0.56741558774742">
            <text:p>0.5674155877</text:p>
          </table:table-cell>
          <table:table-cell table:formula="of:=SQRT(1 - (1 - [.A999]))" office:value-type="float" office:value="0.823431570187377">
            <text:p>0.8234315702</text:p>
          </table:table-cell>
          <table:table-cell table:formula="of:=COS(2 * PI() * [.B999])" office:value-type="float" office:value="0.0817847760495852">
            <text:p>0.081784776</text:p>
          </table:table-cell>
          <table:table-cell table:formula="of:=SIN(2 * PI() * [.B999])" office:value-type="float" office:value="0.99665001400016">
            <text:p>0.996650014</text:p>
          </table:table-cell>
          <table:table-cell table:formula="of:=[.D999]*[.E999]" office:value-type="float" office:value="0.067344166559933">
            <text:p>0.0673441666</text:p>
          </table:table-cell>
          <table:table-cell table:formula="of:=[.D999]*[.F999]" office:value-type="float" office:value="0.820673085955423">
            <text:p>0.820673086</text:p>
          </table:table-cell>
          <table:table-cell table:formula="of:=[.C999]" office:value-type="float" office:value="0.56741558774742">
            <text:p>0.5674155877</text:p>
          </table:table-cell>
        </table:table-row>
        <table:table-row table:style-name="ro1">
          <table:table-cell table:formula="of:=RAND()" office:value-type="float" office:value="0.94329833984375">
            <text:p>0.9432983398</text:p>
          </table:table-cell>
          <table:table-cell table:formula="of:=RAND()" office:value-type="float" office:value="0.35009765625">
            <text:p>0.3500976563</text:p>
          </table:table-cell>
          <table:table-cell table:formula="of:=SQRT(1 - [.A1000])" office:value-type="float" office:value="0.238121103970753">
            <text:p>0.238121104</text:p>
          </table:table-cell>
          <table:table-cell table:formula="of:=SQRT(1 - (1 - [.A1000]))" office:value-type="float" office:value="0.971235470853361">
            <text:p>0.9712354709</text:p>
          </table:table-cell>
          <table:table-cell table:formula="of:=COS(2 * PI() * [.B1000])" office:value-type="float" office:value="-0.588281548222645">
            <text:p>-0.5882815482</text:p>
          </table:table-cell>
          <table:table-cell table:formula="of:=SIN(2 * PI() * [.B1000])" office:value-type="float" office:value="0.808656181588175">
            <text:p>0.8086561816</text:p>
          </table:table-cell>
          <table:table-cell table:formula="of:=[.D1000]*[.E1000]" office:value-type="float" office:value="-0.571359906482365">
            <text:p>-0.5713599065</text:p>
          </table:table-cell>
          <table:table-cell table:formula="of:=[.D1000]*[.F1000]" office:value-type="float" office:value="0.785395567283272">
            <text:p>0.7853955673</text:p>
          </table:table-cell>
          <table:table-cell table:formula="of:=[.C1000]" office:value-type="float" office:value="0.238121103970753">
            <text:p>0.238121104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E1:Sheet1.F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2011/06/19</text:date>, <text:time>16:05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16:09:48.51</meta:creation-date>
    <dc:date>2011-06-18T17:39:47.01</dc:date>
    <meta:editing-duration>PT5M</meta:editing-duration>
    <meta:editing-cycles>2</meta:editing-cycles>
    <meta:generator>OpenOffice.org/3.3$Win32 OpenOffice.org_project/330m20$Build-9567</meta:generator>
    <meta:document-statistic meta:table-count="3" meta:cell-count="9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05cm" chart:symbol-height="0.0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4.914cm" svg:height="14.407cm" xlink:href=".." xlink:type="simple" chart:class="chart:scatter" chart:style-name="ch1">
        <chart:plot-area chart:style-name="ch2" table:cell-range-address="Sheet1.G2:Sheet1.H1000 Sheet1.H1:Sheet1.H1" chart:data-source-has-labels="row" svg:x="0.748cm" svg:y="1.287cm" svg:width="13.57cm" svg:height="12.412cm">
          <chartooo:coordinate-region svg:x="0.894cm" svg:y="1.499cm" svg:width="13.33cm" svg:height="11.988cm"/>
          <chart:axis chart:dimension="x" chart:name="primary-x" chart:style-name="ch3"/>
          <chart:axis chart:dimension="y" chart:name="primary-y" chart:style-name="ch3"/>
          <chart:series chart:style-name="ch4" chart:values-cell-range-address="Sheet1.H2:Sheet1.H1000" chart:label-cell-address="Sheet1.H1:Sheet1.H1" chart:class="chart:scatter">
            <chart:domain table:cell-range-address="Sheet1.G2:Sheet1.G1000"/>
            <chart:data-point chart:repeated="999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y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6597342100022">
                <text:p>0.326597342100022</text:p>
                <draw:g>
                  <svg:desc>Sheet1.G2:Sheet1.G1000</svg:desc>
                </draw:g>
              </table:table-cell>
              <table:table-cell office:value-type="float" office:value="0.189424875755736">
                <text:p>0.189424875755736</text:p>
                <draw:g>
                  <svg:desc>Sheet1.H2:Sheet1.H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19684744824356">
                <text:p>-0.0219684744824356</text:p>
              </table:table-cell>
              <table:table-cell office:value-type="float" office:value="-0.221741935001681">
                <text:p>-0.221741935001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2340122616915">
                <text:p>0.172340122616915</text:p>
              </table:table-cell>
              <table:table-cell office:value-type="float" office:value="0.366927840780052">
                <text:p>0.36692784078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99320713217453">
                <text:p>-0.299320713217453</text:p>
              </table:table-cell>
              <table:table-cell office:value-type="float" office:value="-0.201330732288926">
                <text:p>-0.20133073228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0055386083801">
                <text:p>0.0470055386083801</text:p>
              </table:table-cell>
              <table:table-cell office:value-type="float" office:value="-0.589458132097935">
                <text:p>-0.58945813209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2418152309436">
                <text:p>-0.82418152309436</text:p>
              </table:table-cell>
              <table:table-cell office:value-type="float" office:value="-0.148387203971102">
                <text:p>-0.148387203971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52694699763606">
                <text:p>-0.152694699763606</text:p>
              </table:table-cell>
              <table:table-cell office:value-type="float" office:value="0.0995890116540338">
                <text:p>0.0995890116540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3043957658453">
                <text:p>0.043043957658453</text:p>
              </table:table-cell>
              <table:table-cell office:value-type="float" office:value="-0.350096249229726">
                <text:p>-0.350096249229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94461781062">
                <text:p>-0.494461781062</text:p>
              </table:table-cell>
              <table:table-cell office:value-type="float" office:value="-0.320334950735546">
                <text:p>-0.320334950735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002436101753">
                <text:p>0.263002436101753</text:p>
              </table:table-cell>
              <table:table-cell office:value-type="float" office:value="0.590875758483895">
                <text:p>0.590875758483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36076413492097">
                <text:p>-0.736076413492097</text:p>
              </table:table-cell>
              <table:table-cell office:value-type="float" office:value="0.511047971452399">
                <text:p>0.511047971452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25971060136579">
                <text:p>-0.0125971060136579</text:p>
              </table:table-cell>
              <table:table-cell office:value-type="float" office:value="-0.952064601946452">
                <text:p>-0.952064601946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060843375266">
                <text:p>0.0625060843375266</text:p>
              </table:table-cell>
              <table:table-cell office:value-type="float" office:value="0.402740818834104">
                <text:p>0.402740818834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2624966923989">
                <text:p>0.152624966923989</text:p>
              </table:table-cell>
              <table:table-cell office:value-type="float" office:value="0.351201626365933">
                <text:p>0.351201626365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6741698938035">
                <text:p>0.0796741698938035</text:p>
              </table:table-cell>
              <table:table-cell office:value-type="float" office:value="-0.102904239519606">
                <text:p>-0.102904239519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2633747249549">
                <text:p>-0.442633747249549</text:p>
              </table:table-cell>
              <table:table-cell office:value-type="float" office:value="-0.0800431681317785">
                <text:p>-0.0800431681317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46832554595">
                <text:p>0.24446832554595</text:p>
              </table:table-cell>
              <table:table-cell office:value-type="float" office:value="-0.0419365628629659">
                <text:p>-0.0419365628629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2328612865934">
                <text:p>0.202328612865934</text:p>
              </table:table-cell>
              <table:table-cell office:value-type="float" office:value="0.533330620145231">
                <text:p>0.533330620145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88551151110331">
                <text:p>-0.488551151110331</text:p>
              </table:table-cell>
              <table:table-cell office:value-type="float" office:value="-0.0924157623968764">
                <text:p>-0.0924157623968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4196891592069">
                <text:p>0.324196891592069</text:p>
              </table:table-cell>
              <table:table-cell office:value-type="float" office:value="0.151284824547244">
                <text:p>0.151284824547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60636885869112">
                <text:p>-0.360636885869112</text:p>
              </table:table-cell>
              <table:table-cell office:value-type="float" office:value="-0.746149537461328">
                <text:p>-0.746149537461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697964747913">
                <text:p>0.694697964747913</text:p>
              </table:table-cell>
              <table:table-cell office:value-type="float" office:value="0.064657764011622">
                <text:p>0.064657764011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46717825447089">
                <text:p>-0.946717825447089</text:p>
              </table:table-cell>
              <table:table-cell office:value-type="float" office:value="0.150466454409644">
                <text:p>0.150466454409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43110250036089">
                <text:p>-0.343110250036089</text:p>
              </table:table-cell>
              <table:table-cell office:value-type="float" office:value="0.851336675832216">
                <text:p>0.851336675832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2193085280761">
                <text:p>0.162193085280761</text:p>
              </table:table-cell>
              <table:table-cell office:value-type="float" office:value="-0.858326516511335">
                <text:p>-0.858326516511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4212959889586">
                <text:p>0.564212959889586</text:p>
              </table:table-cell>
              <table:table-cell office:value-type="float" office:value="0.236498021170649">
                <text:p>0.236498021170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1652995982332">
                <text:p>0.151652995982332</text:p>
              </table:table-cell>
              <table:table-cell office:value-type="float" office:value="-0.747419487499462">
                <text:p>-0.747419487499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25644080597589">
                <text:p>-0.925644080597589</text:p>
              </table:table-cell>
              <table:table-cell office:value-type="float" office:value="-0.0239665073909225">
                <text:p>-0.0239665073909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29222907202497">
                <text:p>-0.829222907202497</text:p>
              </table:table-cell>
              <table:table-cell office:value-type="float" office:value="0.293118445180466">
                <text:p>0.293118445180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13082376929236">
                <text:p>-0.913082376929236</text:p>
              </table:table-cell>
              <table:table-cell office:value-type="float" office:value="-0.387474869008471">
                <text:p>-0.387474869008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4116874722519">
                <text:p>0.574116874722519</text:p>
              </table:table-cell>
              <table:table-cell office:value-type="float" office:value="0.283214354861248">
                <text:p>0.283214354861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87083057948913">
                <text:p>-0.587083057948913</text:p>
              </table:table-cell>
              <table:table-cell office:value-type="float" office:value="0.56304139454893">
                <text:p>0.56304139454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9791532925645">
                <text:p>0.259791532925645</text:p>
              </table:table-cell>
              <table:table-cell office:value-type="float" office:value="0.804487117068706">
                <text:p>0.804487117068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52688347612431">
                <text:p>-0.252688347612431</text:p>
              </table:table-cell>
              <table:table-cell office:value-type="float" office:value="0.610043635859579">
                <text:p>0.610043635859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02718333074759">
                <text:p>-0.302718333074759</text:p>
              </table:table-cell>
              <table:table-cell office:value-type="float" office:value="0.347686676309201">
                <text:p>0.347686676309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8491753358813">
                <text:p>0.398491753358813</text:p>
              </table:table-cell>
              <table:table-cell office:value-type="float" office:value="0.811326963465189">
                <text:p>0.811326963465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865599108638">
                <text:p>0.60865599108638</text:p>
              </table:table-cell>
              <table:table-cell office:value-type="float" office:value="-0.254578281303672">
                <text:p>-0.254578281303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143166911644523">
                <text:p>-0.00143166911644523</text:p>
              </table:table-cell>
              <table:table-cell office:value-type="float" office:value="0.678764927848122">
                <text:p>0.678764927848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6287384190124">
                <text:p>0.706287384190124</text:p>
              </table:table-cell>
              <table:table-cell office:value-type="float" office:value="0.486761686585564">
                <text:p>0.486761686585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55693581755395">
                <text:p>-0.455693581755395</text:p>
              </table:table-cell>
              <table:table-cell office:value-type="float" office:value="-0.580009260580759">
                <text:p>-0.5800092605807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7513970124523">
                <text:p>0.367513970124523</text:p>
              </table:table-cell>
              <table:table-cell office:value-type="float" office:value="0.497526239224059">
                <text:p>0.497526239224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7005575518797">
                <text:p>0.187005575518797</text:p>
              </table:table-cell>
              <table:table-cell office:value-type="float" office:value="0.257993986648446">
                <text:p>0.257993986648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9111078340385">
                <text:p>0.0259111078340385</text:p>
              </table:table-cell>
              <table:table-cell office:value-type="float" office:value="0.0000347787697946635">
                <text:p>0.00003477876979466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88986430361292">
                <text:p>-0.888986430361292</text:p>
              </table:table-cell>
              <table:table-cell office:value-type="float" office:value="-0.265024139659463">
                <text:p>-0.2650241396594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3811608421669">
                <text:p>0.213811608421669</text:p>
              </table:table-cell>
              <table:table-cell office:value-type="float" office:value="-0.808697488158668">
                <text:p>-0.808697488158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83886171775449">
                <text:p>-0.783886171775449</text:p>
              </table:table-cell>
              <table:table-cell office:value-type="float" office:value="0.514908364659292">
                <text:p>0.514908364659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803422353600242">
                <text:p>-0.803422353600242</text:p>
              </table:table-cell>
              <table:table-cell office:value-type="float" office:value="0.0567862654043516">
                <text:p>0.0567862654043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1308772976567">
                <text:p>-0.671308772976567</text:p>
              </table:table-cell>
              <table:table-cell office:value-type="float" office:value="-0.0624808570409458">
                <text:p>-0.0624808570409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0091670080526">
                <text:p>0.190091670080526</text:p>
              </table:table-cell>
              <table:table-cell office:value-type="float" office:value="-0.665507010326804">
                <text:p>-0.6655070103268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1331587710527">
                <text:p>-0.121331587710527</text:p>
              </table:table-cell>
              <table:table-cell office:value-type="float" office:value="0.989979868464136">
                <text:p>0.989979868464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091855017407">
                <text:p>0.42091855017407</text:p>
              </table:table-cell>
              <table:table-cell office:value-type="float" office:value="0.496367848390922">
                <text:p>0.496367848390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989940877892">
                <text:p>0.58989940877892</text:p>
              </table:table-cell>
              <table:table-cell office:value-type="float" office:value="-0.423115521061218">
                <text:p>-0.423115521061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56058382589638">
                <text:p>0.0856058382589638</text:p>
              </table:table-cell>
              <table:table-cell office:value-type="float" office:value="-0.30211576486151">
                <text:p>-0.30211576486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18491042426355">
                <text:p>-0.0218491042426355</text:p>
              </table:table-cell>
              <table:table-cell office:value-type="float" office:value="-0.990684717957128">
                <text:p>-0.990684717957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56940173022726">
                <text:p>-0.356940173022726</text:p>
              </table:table-cell>
              <table:table-cell office:value-type="float" office:value="-0.45521308968782">
                <text:p>-0.45521308968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13700067984066">
                <text:p>-0.713700067984066</text:p>
              </table:table-cell>
              <table:table-cell office:value-type="float" office:value="0.641149660210208">
                <text:p>0.641149660210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90723439651524">
                <text:p>-0.690723439651524</text:p>
              </table:table-cell>
              <table:table-cell office:value-type="float" office:value="-0.696308631279329">
                <text:p>-0.6963086312793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0289022607715">
                <text:p>0.740289022607715</text:p>
              </table:table-cell>
              <table:table-cell office:value-type="float" office:value="-0.554556097920571">
                <text:p>-0.5545560979205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51412992184864">
                <text:p>-0.751412992184864</text:p>
              </table:table-cell>
              <table:table-cell office:value-type="float" office:value="0.627107851460408">
                <text:p>0.627107851460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3063894836656">
                <text:p>0.83063894836656</text:p>
              </table:table-cell>
              <table:table-cell office:value-type="float" office:value="0.369150169460539">
                <text:p>0.369150169460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6515019884529">
                <text:p>0.266515019884529</text:p>
              </table:table-cell>
              <table:table-cell office:value-type="float" office:value="0.889004154520143">
                <text:p>0.889004154520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365915983271349">
                <text:p>-0.0365915983271349</text:p>
              </table:table-cell>
              <table:table-cell office:value-type="float" office:value="-0.614862249761575">
                <text:p>-0.614862249761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2122323426899">
                <text:p>-0.62122323426899</text:p>
              </table:table-cell>
              <table:table-cell office:value-type="float" office:value="-0.6896545811138">
                <text:p>-0.68965458111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1520789200253">
                <text:p>0.231520789200253</text:p>
              </table:table-cell>
              <table:table-cell office:value-type="float" office:value="0.750255769635407">
                <text:p>0.7502557696354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4524418752054">
                <text:p>0.674524418752054</text:p>
              </table:table-cell>
              <table:table-cell office:value-type="float" office:value="0.106277394958097">
                <text:p>0.106277394958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4042141637417">
                <text:p>0.154042141637417</text:p>
              </table:table-cell>
              <table:table-cell office:value-type="float" office:value="-0.661032811571981">
                <text:p>-0.661032811571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90731730848438">
                <text:p>-0.190731730848438</text:p>
              </table:table-cell>
              <table:table-cell office:value-type="float" office:value="0.347324554704507">
                <text:p>0.347324554704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68352755837146">
                <text:p>-0.868352755837146</text:p>
              </table:table-cell>
              <table:table-cell office:value-type="float" office:value="-0.2169802635942">
                <text:p>-0.21698026359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86396900840202">
                <text:p>-0.286396900840202</text:p>
              </table:table-cell>
              <table:table-cell office:value-type="float" office:value="0.924309290658978">
                <text:p>0.9243092906589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9609201041804">
                <text:p>0.249609201041804</text:p>
              </table:table-cell>
              <table:table-cell office:value-type="float" office:value="0.77959586302513">
                <text:p>0.77959586302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79754919865077">
                <text:p>-0.379754919865077</text:p>
              </table:table-cell>
              <table:table-cell office:value-type="float" office:value="-0.173852458713614">
                <text:p>-0.1738524587136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79379083123662">
                <text:p>-0.0879379083123662</text:p>
              </table:table-cell>
              <table:table-cell office:value-type="float" office:value="0.319673647158936">
                <text:p>0.319673647158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68570391448822">
                <text:p>-0.268570391448822</text:p>
              </table:table-cell>
              <table:table-cell office:value-type="float" office:value="-0.766788862517432">
                <text:p>-0.766788862517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02094199423552">
                <text:p>-0.802094199423552</text:p>
              </table:table-cell>
              <table:table-cell office:value-type="float" office:value="-0.492328226644675">
                <text:p>-0.492328226644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28846446072419">
                <text:p>-0.328846446072419</text:p>
              </table:table-cell>
              <table:table-cell office:value-type="float" office:value="-0.394491372072844">
                <text:p>-0.394491372072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210080267774718">
                <text:p>-0.0210080267774718</text:p>
              </table:table-cell>
              <table:table-cell office:value-type="float" office:value="-0.836166335920397">
                <text:p>-0.8361663359203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239951977369298">
                <text:p>-0.0239951977369298</text:p>
              </table:table-cell>
              <table:table-cell office:value-type="float" office:value="-0.342287959022539">
                <text:p>-0.342287959022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04368662010202">
                <text:p>-0.204368662010202</text:p>
              </table:table-cell>
              <table:table-cell office:value-type="float" office:value="0.146824468660829">
                <text:p>0.146824468660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20661572524593">
                <text:p>-0.120661572524593</text:p>
              </table:table-cell>
              <table:table-cell office:value-type="float" office:value="-0.840051275961186">
                <text:p>-0.840051275961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84544370912544">
                <text:p>-0.684544370912544</text:p>
              </table:table-cell>
              <table:table-cell office:value-type="float" office:value="0.130714421971428">
                <text:p>0.1307144219714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2186013275535">
                <text:p>0.242186013275535</text:p>
              </table:table-cell>
              <table:table-cell office:value-type="float" office:value="-0.900626131707451">
                <text:p>-0.9006261317074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7472700389405">
                <text:p>0.357472700389405</text:p>
              </table:table-cell>
              <table:table-cell office:value-type="float" office:value="-0.048690237003243">
                <text:p>-0.0486902370032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8968215144953">
                <text:p>0.138968215144953</text:p>
              </table:table-cell>
              <table:table-cell office:value-type="float" office:value="0.903403040690824">
                <text:p>0.903403040690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4274615344315">
                <text:p>0.364274615344315</text:p>
              </table:table-cell>
              <table:table-cell office:value-type="float" office:value="0.683399919467548">
                <text:p>0.683399919467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58144191000115">
                <text:p>-0.258144191000115</text:p>
              </table:table-cell>
              <table:table-cell office:value-type="float" office:value="-0.776909664912303">
                <text:p>-0.7769096649123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04247055425376">
                <text:p>0.0204247055425376</text:p>
              </table:table-cell>
              <table:table-cell office:value-type="float" office:value="0.0670534225944182">
                <text:p>0.06705342259441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5911046783058">
                <text:p>-0.115911046783058</text:p>
              </table:table-cell>
              <table:table-cell office:value-type="float" office:value="-0.243741847490394">
                <text:p>-0.2437418474903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1465611960248">
                <text:p>0.481465611960248</text:p>
              </table:table-cell>
              <table:table-cell office:value-type="float" office:value="0.859873403908822">
                <text:p>0.8598734039088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19250463204955">
                <text:p>0.819250463204955</text:p>
              </table:table-cell>
              <table:table-cell office:value-type="float" office:value="0.183473875288737">
                <text:p>0.183473875288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6641585459027">
                <text:p>0.196641585459027</text:p>
              </table:table-cell>
              <table:table-cell office:value-type="float" office:value="-0.838742552449818">
                <text:p>-0.838742552449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57997427390406">
                <text:p>-0.357997427390406</text:p>
              </table:table-cell>
              <table:table-cell office:value-type="float" office:value="0.49052243174431">
                <text:p>0.490522431744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84910490025163">
                <text:p>-0.184910490025163</text:p>
              </table:table-cell>
              <table:table-cell office:value-type="float" office:value="0.0196093522146698">
                <text:p>0.0196093522146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2577729485816">
                <text:p>0.972577729485816</text:p>
              </table:table-cell>
              <table:table-cell office:value-type="float" office:value="-0.0920259790023491">
                <text:p>-0.09202597900234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2732982833445">
                <text:p>0.372732982833445</text:p>
              </table:table-cell>
              <table:table-cell office:value-type="float" office:value="0.814179937829675">
                <text:p>0.814179937829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29759718040329">
                <text:p>-0.629759718040329</text:p>
              </table:table-cell>
              <table:table-cell office:value-type="float" office:value="0.401842815918911">
                <text:p>0.4018428159189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82319708614183">
                <text:p>-0.682319708614183</text:p>
              </table:table-cell>
              <table:table-cell office:value-type="float" office:value="-0.30968083179365">
                <text:p>-0.309680831793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7455700016825">
                <text:p>0.47455700016825</text:p>
              </table:table-cell>
              <table:table-cell office:value-type="float" office:value="-0.676571159931227">
                <text:p>-0.6765711599312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9071685372795">
                <text:p>0.499071685372795</text:p>
              </table:table-cell>
              <table:table-cell office:value-type="float" office:value="0.441298755415233">
                <text:p>0.4412987554152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00991866770752">
                <text:p>0.0200991866770752</text:p>
              </table:table-cell>
              <table:table-cell office:value-type="float" office:value="-0.961521076475924">
                <text:p>-0.961521076475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53537328098864">
                <text:p>-0.453537328098864</text:p>
              </table:table-cell>
              <table:table-cell office:value-type="float" office:value="-0.641618654256322">
                <text:p>-0.6416186542563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7032426865677">
                <text:p>0.117032426865677</text:p>
              </table:table-cell>
              <table:table-cell office:value-type="float" office:value="0.194073426945331">
                <text:p>0.1940734269453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104919013640783">
                <text:p>-0.00104919013640783</text:p>
              </table:table-cell>
              <table:table-cell office:value-type="float" office:value="-0.497428811627913">
                <text:p>-0.4974288116279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880512735405761">
                <text:p>-0.880512735405761</text:p>
              </table:table-cell>
              <table:table-cell office:value-type="float" office:value="0.321543076027752">
                <text:p>0.3215430760277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74936929012859">
                <text:p>-0.174936929012859</text:p>
              </table:table-cell>
              <table:table-cell office:value-type="float" office:value="-0.783243612930022">
                <text:p>-0.7832436129300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10523045503549">
                <text:p>-0.910523045503549</text:p>
              </table:table-cell>
              <table:table-cell office:value-type="float" office:value="0.161590091978719">
                <text:p>0.161590091978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851642071633789">
                <text:p>-0.851642071633789</text:p>
              </table:table-cell>
              <table:table-cell office:value-type="float" office:value="0.17535182431916">
                <text:p>0.175351824319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3265416049877">
                <text:p>0.153265416049877</text:p>
              </table:table-cell>
              <table:table-cell office:value-type="float" office:value="-0.855036460603762">
                <text:p>-0.8550364606037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7711046953403">
                <text:p>0.707711046953403</text:p>
              </table:table-cell>
              <table:table-cell office:value-type="float" office:value="0.406849984585988">
                <text:p>0.4068499845859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42597288240429">
                <text:p>-0.242597288240429</text:p>
              </table:table-cell>
              <table:table-cell office:value-type="float" office:value="-0.573819757704578">
                <text:p>-0.5738197577045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00583725406626">
                <text:p>-0.100583725406626</text:p>
              </table:table-cell>
              <table:table-cell office:value-type="float" office:value="0.486151082607891">
                <text:p>0.4861510826078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9718806018995">
                <text:p>0.849718806018995</text:p>
              </table:table-cell>
              <table:table-cell office:value-type="float" office:value="-0.132211587323702">
                <text:p>-0.1322115873237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54701775368122">
                <text:p>-0.454701775368122</text:p>
              </table:table-cell>
              <table:table-cell office:value-type="float" office:value="-0.646153134792425">
                <text:p>-0.646153134792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1104210860058">
                <text:p>0.531104210860058</text:p>
              </table:table-cell>
              <table:table-cell office:value-type="float" office:value="0.385278849427386">
                <text:p>0.3852788494273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0721901848214">
                <text:p>0.550721901848214</text:p>
              </table:table-cell>
              <table:table-cell office:value-type="float" office:value="-0.565924960266651">
                <text:p>-0.5659249602666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0469593034293">
                <text:p>-0.960469593034293</text:p>
              </table:table-cell>
              <table:table-cell office:value-type="float" office:value="0.0178663308604376">
                <text:p>0.0178663308604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741579344582636">
                <text:p>-0.0741579344582636</text:p>
              </table:table-cell>
              <table:table-cell office:value-type="float" office:value="-0.90797915056804">
                <text:p>-0.907979150568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9449569526814">
                <text:p>0.599449569526814</text:p>
              </table:table-cell>
              <table:table-cell office:value-type="float" office:value="0.0541699503045013">
                <text:p>0.0541699503045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73345959938845">
                <text:p>0.0273345959938845</text:p>
              </table:table-cell>
              <table:table-cell office:value-type="float" office:value="0.662671254058603">
                <text:p>0.6626712540586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8460019227125">
                <text:p>0.68460019227125</text:p>
              </table:table-cell>
              <table:table-cell office:value-type="float" office:value="-0.0588220019554156">
                <text:p>-0.0588220019554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16872877512076">
                <text:p>-0.716872877512076</text:p>
              </table:table-cell>
              <table:table-cell office:value-type="float" office:value="-0.189387030731861">
                <text:p>-0.1893870307318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33060296392679">
                <text:p>0.633060296392679</text:p>
              </table:table-cell>
              <table:table-cell office:value-type="float" office:value="-0.0245326034332686">
                <text:p>-0.02453260343326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9559324184084">
                <text:p>0.199559324184084</text:p>
              </table:table-cell>
              <table:table-cell office:value-type="float" office:value="0.0124138420701149">
                <text:p>0.01241384207011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4021613421972">
                <text:p>0.494021613421972</text:p>
              </table:table-cell>
              <table:table-cell office:value-type="float" office:value="-0.830713977177585">
                <text:p>-0.830713977177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54095589004177">
                <text:p>-0.0354095589004177</text:p>
              </table:table-cell>
              <table:table-cell office:value-type="float" office:value="0.842735107828434">
                <text:p>0.8427351078284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95884055700823">
                <text:p>-0.0395884055700823</text:p>
              </table:table-cell>
              <table:table-cell office:value-type="float" office:value="-0.982616308090634">
                <text:p>-0.982616308090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29530792246367">
                <text:p>-0.329530792246367</text:p>
              </table:table-cell>
              <table:table-cell office:value-type="float" office:value="0.849422215120141">
                <text:p>0.8494222151201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78858048731049">
                <text:p>-0.578858048731049</text:p>
              </table:table-cell>
              <table:table-cell office:value-type="float" office:value="0.570264569942569">
                <text:p>0.5702645699425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4693851923657">
                <text:p>0.194693851923657</text:p>
              </table:table-cell>
              <table:table-cell office:value-type="float" office:value="-0.835479323806104">
                <text:p>-0.835479323806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09201208685552">
                <text:p>-0.309201208685552</text:p>
              </table:table-cell>
              <table:table-cell office:value-type="float" office:value="-0.269627624524581">
                <text:p>-0.2696276245245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10798678285371">
                <text:p>-0.410798678285371</text:p>
              </table:table-cell>
              <table:table-cell office:value-type="float" office:value="0.709846733719412">
                <text:p>0.7098467337194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94318950553161">
                <text:p>-0.194318950553161</text:p>
              </table:table-cell>
              <table:table-cell office:value-type="float" office:value="-0.565548517745974">
                <text:p>-0.5655485177459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0733092312588">
                <text:p>0.590733092312588</text:p>
              </table:table-cell>
              <table:table-cell office:value-type="float" office:value="0.381418686521855">
                <text:p>0.3814186865218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814710037883493">
                <text:p>-0.0814710037883493</text:p>
              </table:table-cell>
              <table:table-cell office:value-type="float" office:value="-0.640327236405218">
                <text:p>-0.6403272364052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36390963553228">
                <text:p>-0.636390963553228</text:p>
              </table:table-cell>
              <table:table-cell office:value-type="float" office:value="0.0277175081454682">
                <text:p>0.0277175081454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2135097943953">
                <text:p>0.752135097943953</text:p>
              </table:table-cell>
              <table:table-cell office:value-type="float" office:value="0.445925643136236">
                <text:p>0.4459256431362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53140863014">
                <text:p>0.3253140863014</text:p>
              </table:table-cell>
              <table:table-cell office:value-type="float" office:value="0.533662576216363">
                <text:p>0.5336625762163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172085958968425">
                <text:p>-0.0172085958968425</text:p>
              </table:table-cell>
              <table:table-cell office:value-type="float" office:value="-0.405847765977754">
                <text:p>-0.405847765977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1496765099269">
                <text:p>0.221496765099269</text:p>
              </table:table-cell>
              <table:table-cell office:value-type="float" office:value="0.662368592100017">
                <text:p>0.662368592100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6406442643237">
                <text:p>0.566406442643237</text:p>
              </table:table-cell>
              <table:table-cell office:value-type="float" office:value="0.361723510408479">
                <text:p>0.3617235104084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54390032028777">
                <text:p>-0.54390032028777</text:p>
              </table:table-cell>
              <table:table-cell office:value-type="float" office:value="-0.521226749508658">
                <text:p>-0.521226749508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8902923983922">
                <text:p>0.198902923983922</text:p>
              </table:table-cell>
              <table:table-cell office:value-type="float" office:value="0.855024859079048">
                <text:p>0.8550248590790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2600202285183">
                <text:p>-0.12600202285183</text:p>
              </table:table-cell>
              <table:table-cell office:value-type="float" office:value="0.86660239495421">
                <text:p>0.866602394954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6443815502416">
                <text:p>0.16443815502416</text:p>
              </table:table-cell>
              <table:table-cell office:value-type="float" office:value="0.848779791340413">
                <text:p>0.848779791340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3754608298314">
                <text:p>0.453754608298314</text:p>
              </table:table-cell>
              <table:table-cell office:value-type="float" office:value="-0.183076912358354">
                <text:p>-0.1830769123583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532904589552736">
                <text:p>-0.532904589552736</text:p>
              </table:table-cell>
              <table:table-cell office:value-type="float" office:value="-0.446657238459207">
                <text:p>-0.4466572384592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10266267226324">
                <text:p>0.610266267226324</text:p>
              </table:table-cell>
              <table:table-cell office:value-type="float" office:value="-0.0547935140267486">
                <text:p>-0.0547935140267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511020221347087">
                <text:p>-0.00511020221347087</text:p>
              </table:table-cell>
              <table:table-cell office:value-type="float" office:value="0.888345910186926">
                <text:p>0.8883459101869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85009752950374">
                <text:p>-0.085009752950374</text:p>
              </table:table-cell>
              <table:table-cell office:value-type="float" office:value="0.376875067512686">
                <text:p>0.3768750675126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04084797448586">
                <text:p>0.704084797448586</text:p>
              </table:table-cell>
              <table:table-cell office:value-type="float" office:value="-0.252534899262524">
                <text:p>-0.2525348992625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96028875689169">
                <text:p>-0.196028875689169</text:p>
              </table:table-cell>
              <table:table-cell office:value-type="float" office:value="-0.843402951898463">
                <text:p>-0.8434029518984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2190149528325">
                <text:p>0.372190149528325</text:p>
              </table:table-cell>
              <table:table-cell office:value-type="float" office:value="0.748325689988796">
                <text:p>0.748325689988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7676835612595">
                <text:p>0.387676835612595</text:p>
              </table:table-cell>
              <table:table-cell office:value-type="float" office:value="0.00602170849138978">
                <text:p>0.006021708491389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01045755173731">
                <text:p>0.701045755173731</text:p>
              </table:table-cell>
              <table:table-cell office:value-type="float" office:value="0.0860563696786451">
                <text:p>0.08605636967864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4468042591247">
                <text:p>0.134468042591247</text:p>
              </table:table-cell>
              <table:table-cell office:value-type="float" office:value="0.869708826664378">
                <text:p>0.8697088266643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07842354926322">
                <text:p>0.107842354926322</text:p>
              </table:table-cell>
              <table:table-cell office:value-type="float" office:value="-0.933224446894111">
                <text:p>-0.9332244468941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86898465127316">
                <text:p>-0.286898465127316</text:p>
              </table:table-cell>
              <table:table-cell office:value-type="float" office:value="-0.911686314871083">
                <text:p>-0.9116863148710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33924554115687">
                <text:p>-0.233924554115687</text:p>
              </table:table-cell>
              <table:table-cell office:value-type="float" office:value="0.595518342245247">
                <text:p>0.5955183422452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90508477262839">
                <text:p>-0.190508477262839</text:p>
              </table:table-cell>
              <table:table-cell office:value-type="float" office:value="-0.125819487872484">
                <text:p>-0.1258194878724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243743220233">
                <text:p>0.08243743220233</text:p>
              </table:table-cell>
              <table:table-cell office:value-type="float" office:value="-0.672631091607343">
                <text:p>-0.6726310916073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67460413291761">
                <text:p>0.867460413291761</text:p>
              </table:table-cell>
              <table:table-cell office:value-type="float" office:value="-0.0809050956163284">
                <text:p>-0.08090509561632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88872122466279">
                <text:p>-0.688872122466279</text:p>
              </table:table-cell>
              <table:table-cell office:value-type="float" office:value="0.141287065318462">
                <text:p>0.1412870653184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874886393662337">
                <text:p>-0.0874886393662337</text:p>
              </table:table-cell>
              <table:table-cell office:value-type="float" office:value="-0.538472988976091">
                <text:p>-0.5384729889760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219487356124907">
                <text:p>-0.219487356124907</text:p>
              </table:table-cell>
              <table:table-cell office:value-type="float" office:value="-0.871985100414593">
                <text:p>-0.8719851004145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3279976634255">
                <text:p>0.223279976634255</text:p>
              </table:table-cell>
              <table:table-cell office:value-type="float" office:value="-0.751065036300423">
                <text:p>-0.7510650363004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779238266922143">
                <text:p>-0.779238266922143</text:p>
              </table:table-cell>
              <table:table-cell office:value-type="float" office:value="0.244561706819159">
                <text:p>0.2445617068191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913405619333389">
                <text:p>-0.913405619333389</text:p>
              </table:table-cell>
              <table:table-cell office:value-type="float" office:value="-0.153623991681599">
                <text:p>-0.1536239916815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98866970181044">
                <text:p>-0.298866970181044</text:p>
              </table:table-cell>
              <table:table-cell office:value-type="float" office:value="0.398326968680948">
                <text:p>0.398326968680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33753632399396">
                <text:p>-0.233753632399396</text:p>
              </table:table-cell>
              <table:table-cell office:value-type="float" office:value="0.197760560628474">
                <text:p>0.1977605606284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925933279408838">
                <text:p>-0.0925933279408838</text:p>
              </table:table-cell>
              <table:table-cell office:value-type="float" office:value="0.52762037747817">
                <text:p>0.527620377478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22442933265178">
                <text:p>-0.22442933265178</text:p>
              </table:table-cell>
              <table:table-cell office:value-type="float" office:value="-0.553186905113658">
                <text:p>-0.5531869051136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67704974302948E-016">
                <text:p>-1.67704974302948E-016</text:p>
              </table:table-cell>
              <table:table-cell office:value-type="float" office:value="-0.912943358687643">
                <text:p>-0.9129433586876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53499359353098">
                <text:p>0.753499359353098</text:p>
              </table:table-cell>
              <table:table-cell office:value-type="float" office:value="-0.3765672907182">
                <text:p>-0.37656729071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28533694374453">
                <text:p>-0.128533694374453</text:p>
              </table:table-cell>
              <table:table-cell office:value-type="float" office:value="0.0923797653768383">
                <text:p>0.09237976537683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66882819038876">
                <text:p>0.566882819038876</text:p>
              </table:table-cell>
              <table:table-cell office:value-type="float" office:value="0.375642447527948">
                <text:p>0.3756424475279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03470957352111">
                <text:p>0.503470957352111</text:p>
              </table:table-cell>
              <table:table-cell office:value-type="float" office:value="-0.177969787050918">
                <text:p>-0.1779697870509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20355226429574">
                <text:p>-0.120355226429574</text:p>
              </table:table-cell>
              <table:table-cell office:value-type="float" office:value="-0.431046963456954">
                <text:p>-0.4310469634569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84999928676588">
                <text:p>-0.184999928676588</text:p>
              </table:table-cell>
              <table:table-cell office:value-type="float" office:value="-0.903763359504803">
                <text:p>-0.9037633595048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22958419152453">
                <text:p>0.522958419152453</text:p>
              </table:table-cell>
              <table:table-cell office:value-type="float" office:value="-0.71597261592846">
                <text:p>-0.715972615928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439089157052695">
                <text:p>-0.0439089157052695</text:p>
              </table:table-cell>
              <table:table-cell office:value-type="float" office:value="0.190072162726325">
                <text:p>0.190072162726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3869431965494">
                <text:p>0.993869431965494</text:p>
              </table:table-cell>
              <table:table-cell office:value-type="float" office:value="0.0396600231840609">
                <text:p>0.03966002318406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26193724982402">
                <text:p>0.126193724982402</text:p>
              </table:table-cell>
              <table:table-cell office:value-type="float" office:value="0.361625692978169">
                <text:p>0.361625692978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16489617879829">
                <text:p>0.916489617879829</text:p>
              </table:table-cell>
              <table:table-cell office:value-type="float" office:value="-0.239680376047425">
                <text:p>-0.2396803760474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415796220643875">
                <text:p>-0.415796220643875</text:p>
              </table:table-cell>
              <table:table-cell office:value-type="float" office:value="0.49511946846647">
                <text:p>0.495119468466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824363053584957">
                <text:p>-0.824363053584957</text:p>
              </table:table-cell>
              <table:table-cell office:value-type="float" office:value="-0.295675238901924">
                <text:p>-0.2956752389019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7456760005987">
                <text:p>0.667456760005987</text:p>
              </table:table-cell>
              <table:table-cell office:value-type="float" office:value="0.706457041614924">
                <text:p>0.706457041614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574843030754981">
                <text:p>-0.574843030754981</text:p>
              </table:table-cell>
              <table:table-cell office:value-type="float" office:value="-0.374918378815547">
                <text:p>-0.374918378815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870789742310932">
                <text:p>-0.870789742310932</text:p>
              </table:table-cell>
              <table:table-cell office:value-type="float" office:value="-0.429149242504645">
                <text:p>-0.4291492425046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99867507028692">
                <text:p>-0.299867507028692</text:p>
              </table:table-cell>
              <table:table-cell office:value-type="float" office:value="-0.32768219482682">
                <text:p>-0.32768219482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37555564024864">
                <text:p>0.537555564024864</text:p>
              </table:table-cell>
              <table:table-cell office:value-type="float" office:value="0.0439041031500463">
                <text:p>0.04390410315004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45206020444141">
                <text:p>0.745206020444141</text:p>
              </table:table-cell>
              <table:table-cell office:value-type="float" office:value="0.0205816016913627">
                <text:p>0.02058160169136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94659245153283">
                <text:p>-0.394659245153283</text:p>
              </table:table-cell>
              <table:table-cell office:value-type="float" office:value="0.768215285415677">
                <text:p>0.7682152854156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21027776752532">
                <text:p>0.221027776752532</text:p>
              </table:table-cell>
              <table:table-cell office:value-type="float" office:value="-0.837290373269309">
                <text:p>-0.837290373269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13176088329168">
                <text:p>0.813176088329168</text:p>
              </table:table-cell>
              <table:table-cell office:value-type="float" office:value="0.269502074425547">
                <text:p>0.2695020744255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7797104317177">
                <text:p>0.887797104317177</text:p>
              </table:table-cell>
              <table:table-cell office:value-type="float" office:value="0.425325751542756">
                <text:p>0.4253257515427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8846648194806">
                <text:p>0.198846648194806</text:p>
              </table:table-cell>
              <table:table-cell office:value-type="float" office:value="-0.302846684012416">
                <text:p>-0.3028466840124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22858664107172">
                <text:p>0.222858664107172</text:p>
              </table:table-cell>
              <table:table-cell office:value-type="float" office:value="0.779657459474106">
                <text:p>0.7796574594741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204683671834796">
                <text:p>-0.204683671834796</text:p>
              </table:table-cell>
              <table:table-cell office:value-type="float" office:value="0.946234883028112">
                <text:p>0.9462348830281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851797011540474">
                <text:p>-0.851797011540474</text:p>
              </table:table-cell>
              <table:table-cell office:value-type="float" office:value="0.302017072478061">
                <text:p>0.3020170724780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86667367916354">
                <text:p>-0.386667367916354</text:p>
              </table:table-cell>
              <table:table-cell office:value-type="float" office:value="-0.309102732004085">
                <text:p>-0.3091027320040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621841339260006">
                <text:p>-0.621841339260006</text:p>
              </table:table-cell>
              <table:table-cell office:value-type="float" office:value="-0.781563449093672">
                <text:p>-0.781563449093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56107267538607">
                <text:p>-0.356107267538607</text:p>
              </table:table-cell>
              <table:table-cell office:value-type="float" office:value="0.539871780877124">
                <text:p>0.5398717808771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210023656994667">
                <text:p>-0.210023656994667</text:p>
              </table:table-cell>
              <table:table-cell office:value-type="float" office:value="0.305118165228795">
                <text:p>0.3051181652287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849634145750341">
                <text:p>-0.849634145750341</text:p>
              </table:table-cell>
              <table:table-cell office:value-type="float" office:value="0.395882422688655">
                <text:p>0.3958824226886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78745241321554">
                <text:p>0.878745241321554</text:p>
              </table:table-cell>
              <table:table-cell office:value-type="float" office:value="0.356509176659204">
                <text:p>0.3565091766592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1607104698058">
                <text:p>0.301607104698058</text:p>
              </table:table-cell>
              <table:table-cell office:value-type="float" office:value="-0.565832101330116">
                <text:p>-0.565832101330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97908957489339">
                <text:p>0.797908957489339</text:p>
              </table:table-cell>
              <table:table-cell office:value-type="float" office:value="-0.185616152597641">
                <text:p>-0.1856161525976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7157815257841">
                <text:p>0.397157815257841</text:p>
              </table:table-cell>
              <table:table-cell office:value-type="float" office:value="0.485644803182061">
                <text:p>0.4856448031820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63349758918066">
                <text:p>0.463349758918066</text:p>
              </table:table-cell>
              <table:table-cell office:value-type="float" office:value="-0.813193435420239">
                <text:p>-0.8131934354202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356367995113467">
                <text:p>-0.356367995113467</text:p>
              </table:table-cell>
              <table:table-cell office:value-type="float" office:value="0.85339761927841">
                <text:p>0.853397619278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869489468075506">
                <text:p>-0.869489468075506</text:p>
              </table:table-cell>
              <table:table-cell office:value-type="float" office:value="-0.000166722519455403">
                <text:p>-0.0001667225194554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16169877672205">
                <text:p>0.716169877672205</text:p>
              </table:table-cell>
              <table:table-cell office:value-type="float" office:value="-0.509950904563349">
                <text:p>-0.5099509045633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48948034175188">
                <text:p>-0.448948034175188</text:p>
              </table:table-cell>
              <table:table-cell office:value-type="float" office:value="-0.283329307687379">
                <text:p>-0.2833293076873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03377494549231">
                <text:p>0.703377494549231</text:p>
              </table:table-cell>
              <table:table-cell office:value-type="float" office:value="-0.117883734124015">
                <text:p>-0.1178837341240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70392315376662">
                <text:p>0.270392315376662</text:p>
              </table:table-cell>
              <table:table-cell office:value-type="float" office:value="-0.522131820868421">
                <text:p>-0.5221318208684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17156020248486">
                <text:p>0.517156020248486</text:p>
              </table:table-cell>
              <table:table-cell office:value-type="float" office:value="0.727468918699536">
                <text:p>0.727468918699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291758646180582">
                <text:p>-0.291758646180582</text:p>
              </table:table-cell>
              <table:table-cell office:value-type="float" office:value="-0.899348824647311">
                <text:p>-0.8993488246473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34568892098961">
                <text:p>0.234568892098961</text:p>
              </table:table-cell>
              <table:table-cell office:value-type="float" office:value="-0.361619206465124">
                <text:p>-0.3616192064651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25689203740795">
                <text:p>0.0425689203740795</text:p>
              </table:table-cell>
              <table:table-cell office:value-type="float" office:value="-0.391390682458155">
                <text:p>-0.3913906824581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7225949733709">
                <text:p>0.27225949733709</text:p>
              </table:table-cell>
              <table:table-cell office:value-type="float" office:value="0.517929990533595">
                <text:p>0.5179299905335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512285950293375">
                <text:p>-0.512285950293375</text:p>
              </table:table-cell>
              <table:table-cell office:value-type="float" office:value="0.597578830488195">
                <text:p>0.5975788304881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140681032888435">
                <text:p>-0.140681032888435</text:p>
              </table:table-cell>
              <table:table-cell office:value-type="float" office:value="-0.31885546556856">
                <text:p>-0.318855465568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6004480973374">
                <text:p>0.96004480973374</text:p>
              </table:table-cell>
              <table:table-cell office:value-type="float" office:value="0.0848999780450908">
                <text:p>0.08489997804509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174035481832096">
                <text:p>-0.174035481832096</text:p>
              </table:table-cell>
              <table:table-cell office:value-type="float" office:value="0.883788719475897">
                <text:p>0.8837887194758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278918851741423">
                <text:p>-0.278918851741423</text:p>
              </table:table-cell>
              <table:table-cell office:value-type="float" office:value="0.499932541076915">
                <text:p>0.4999325410769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676755643490093">
                <text:p>-0.676755643490093</text:p>
              </table:table-cell>
              <table:table-cell office:value-type="float" office:value="-0.0260959426551388">
                <text:p>-0.02609594265513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50521398915937">
                <text:p>-0.50521398915937</text:p>
              </table:table-cell>
              <table:table-cell office:value-type="float" office:value="-0.763054861489035">
                <text:p>-0.7630548614890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520279859754721">
                <text:p>-0.520279859754721</text:p>
              </table:table-cell>
              <table:table-cell office:value-type="float" office:value="-0.639194118746299">
                <text:p>-0.6391941187462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555960711025288">
                <text:p>-0.0555960711025288</text:p>
              </table:table-cell>
              <table:table-cell office:value-type="float" office:value="0.896511465262276">
                <text:p>0.8965114652622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385509875169207">
                <text:p>-0.385509875169207</text:p>
              </table:table-cell>
              <table:table-cell office:value-type="float" office:value="-0.844655363460164">
                <text:p>-0.8446553634601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568320457883208">
                <text:p>-0.568320457883208</text:p>
              </table:table-cell>
              <table:table-cell office:value-type="float" office:value="0.81990921141546">
                <text:p>0.819909211415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00004571380602">
                <text:p>-0.100004571380602</text:p>
              </table:table-cell>
              <table:table-cell office:value-type="float" office:value="-0.402184056609013">
                <text:p>-0.4021840566090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395525975855143">
                <text:p>-0.395525975855143</text:p>
              </table:table-cell>
              <table:table-cell office:value-type="float" office:value="-0.830493883840039">
                <text:p>-0.8304938838400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37420705009417">
                <text:p>-0.137420705009417</text:p>
              </table:table-cell>
              <table:table-cell office:value-type="float" office:value="-0.487114052985504">
                <text:p>-0.4871140529855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8607113521729">
                <text:p>0.28607113521729</text:p>
              </table:table-cell>
              <table:table-cell office:value-type="float" office:value="0.154321615674024">
                <text:p>0.1543216156740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883819674067657">
                <text:p>-0.0883819674067657</text:p>
              </table:table-cell>
              <table:table-cell office:value-type="float" office:value="0.240165256632926">
                <text:p>0.2401652566329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59029663120252">
                <text:p>-0.559029663120252</text:p>
              </table:table-cell>
              <table:table-cell office:value-type="float" office:value="-0.361556552200561">
                <text:p>-0.3615565522005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739088285323079">
                <text:p>-0.739088285323079</text:p>
              </table:table-cell>
              <table:table-cell office:value-type="float" office:value="-0.377370076273863">
                <text:p>-0.3773700762738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379285599356402">
                <text:p>-0.379285599356402</text:p>
              </table:table-cell>
              <table:table-cell office:value-type="float" office:value="-0.294712274508299">
                <text:p>-0.294712274508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98798839953925">
                <text:p>-0.198798839953925</text:p>
              </table:table-cell>
              <table:table-cell office:value-type="float" office:value="0.757791892595173">
                <text:p>0.7577918925951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28604530757251">
                <text:p>-0.128604530757251</text:p>
              </table:table-cell>
              <table:table-cell office:value-type="float" office:value="-0.345169562697028">
                <text:p>-0.3451695626970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36533156326184">
                <text:p>0.136533156326184</text:p>
              </table:table-cell>
              <table:table-cell office:value-type="float" office:value="-0.54774377952183">
                <text:p>-0.547743779521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811057611050128">
                <text:p>-0.811057611050128</text:p>
              </table:table-cell>
              <table:table-cell office:value-type="float" office:value="0.166347201363319">
                <text:p>0.1663472013633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13412602319508">
                <text:p>0.613412602319508</text:p>
              </table:table-cell>
              <table:table-cell office:value-type="float" office:value="-0.470252154371045">
                <text:p>-0.4702521543710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7804990429208">
                <text:p>0.107804990429208</text:p>
              </table:table-cell>
              <table:table-cell office:value-type="float" office:value="0.668372343756033">
                <text:p>0.6683723437560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22974881259027">
                <text:p>0.722974881259027</text:p>
              </table:table-cell>
              <table:table-cell office:value-type="float" office:value="-0.0856540597023623">
                <text:p>-0.08565405970236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29044765213508">
                <text:p>-0.129044765213508</text:p>
              </table:table-cell>
              <table:table-cell office:value-type="float" office:value="-0.202321819122075">
                <text:p>-0.2023218191220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381779548266135">
                <text:p>-0.381779548266135</text:p>
              </table:table-cell>
              <table:table-cell office:value-type="float" office:value="-0.595543132459317">
                <text:p>-0.5955431324593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674291488263123">
                <text:p>-0.674291488263123</text:p>
              </table:table-cell>
              <table:table-cell office:value-type="float" office:value="0.265763167353053">
                <text:p>0.2657631673530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9091293261803">
                <text:p>0.19091293261803</text:p>
              </table:table-cell>
              <table:table-cell office:value-type="float" office:value="0.365048632530391">
                <text:p>0.3650486325303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9929361347596">
                <text:p>0.499929361347596</text:p>
              </table:table-cell>
              <table:table-cell office:value-type="float" office:value="-0.319134386598279">
                <text:p>-0.3191343865982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99447072896445">
                <text:p>0.899447072896445</text:p>
              </table:table-cell>
              <table:table-cell office:value-type="float" office:value="-0.0429768989024025">
                <text:p>-0.04297689890240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222752618498457">
                <text:p>-0.222752618498457</text:p>
              </table:table-cell>
              <table:table-cell office:value-type="float" office:value="-0.828992276671023">
                <text:p>-0.8289922766710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549386107764617">
                <text:p>-0.549386107764617</text:p>
              </table:table-cell>
              <table:table-cell office:value-type="float" office:value="-0.780386148848117">
                <text:p>-0.7803861488481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25578577302672">
                <text:p>-0.425578577302672</text:p>
              </table:table-cell>
              <table:table-cell office:value-type="float" office:value="-0.279898774130549">
                <text:p>-0.2798987741305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63396030101366">
                <text:p>-0.463396030101366</text:p>
              </table:table-cell>
              <table:table-cell office:value-type="float" office:value="0.481516726155535">
                <text:p>0.4815167261555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87325797574308">
                <text:p>0.0887325797574308</text:p>
              </table:table-cell>
              <table:table-cell office:value-type="float" office:value="0.777000201089238">
                <text:p>0.7770002010892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851091991616503">
                <text:p>-0.851091991616503</text:p>
              </table:table-cell>
              <table:table-cell office:value-type="float" office:value="0.129585200350981">
                <text:p>0.1295852003509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697770924544722">
                <text:p>-0.0697770924544722</text:p>
              </table:table-cell>
              <table:table-cell office:value-type="float" office:value="0.740467945600854">
                <text:p>0.7404679456008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08150156573896">
                <text:p>0.308150156573896</text:p>
              </table:table-cell>
              <table:table-cell office:value-type="float" office:value="0.459460849277834">
                <text:p>0.4594608492778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690899168125258">
                <text:p>-0.690899168125258</text:p>
              </table:table-cell>
              <table:table-cell office:value-type="float" office:value="0.515905122423882">
                <text:p>0.5159051224238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612666185770616">
                <text:p>-0.612666185770616</text:p>
              </table:table-cell>
              <table:table-cell office:value-type="float" office:value="-0.448222681875494">
                <text:p>-0.4482226818754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50737960101279">
                <text:p>0.350737960101279</text:p>
              </table:table-cell>
              <table:table-cell office:value-type="float" office:value="-0.695136369928318">
                <text:p>-0.6951363699283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59305364071975">
                <text:p>0.959305364071975</text:p>
              </table:table-cell>
              <table:table-cell office:value-type="float" office:value="0.154353540088121">
                <text:p>0.1543535400881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66695238071306">
                <text:p>-0.0066695238071306</text:p>
              </table:table-cell>
              <table:table-cell office:value-type="float" office:value="-0.940060669517697">
                <text:p>-0.9400606695176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657854915893242">
                <text:p>-0.657854915893242</text:p>
              </table:table-cell>
              <table:table-cell office:value-type="float" office:value="-0.751786028003129">
                <text:p>-0.7517860280031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539948528858232">
                <text:p>-0.0539948528858232</text:p>
              </table:table-cell>
              <table:table-cell office:value-type="float" office:value="0.184998509291192">
                <text:p>0.1849985092911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80103035682178">
                <text:p>0.580103035682178</text:p>
              </table:table-cell>
              <table:table-cell office:value-type="float" office:value="0.190160805779797">
                <text:p>0.1901608057797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33632514582891">
                <text:p>-0.33632514582891</text:p>
              </table:table-cell>
              <table:table-cell office:value-type="float" office:value="-0.18704866458702">
                <text:p>-0.187048664587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90158507466962">
                <text:p>0.0590158507466962</text:p>
              </table:table-cell>
              <table:table-cell office:value-type="float" office:value="0.337427351071706">
                <text:p>0.3374273510717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505267126428906">
                <text:p>0.0505267126428906</text:p>
              </table:table-cell>
              <table:table-cell office:value-type="float" office:value="0.690386893725723">
                <text:p>0.6903868937257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732693055527328">
                <text:p>-0.732693055527328</text:p>
              </table:table-cell>
              <table:table-cell office:value-type="float" office:value="0.670757972353499">
                <text:p>0.6707579723534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97360664056582">
                <text:p>0.297360664056582</text:p>
              </table:table-cell>
              <table:table-cell office:value-type="float" office:value="0.509987625006067">
                <text:p>0.5099876250060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28990493451872">
                <text:p>0.728990493451872</text:p>
              </table:table-cell>
              <table:table-cell office:value-type="float" office:value="0.178596850661404">
                <text:p>0.1785968506614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8470172462288">
                <text:p>0.158470172462288</text:p>
              </table:table-cell>
              <table:table-cell office:value-type="float" office:value="-0.670718115438425">
                <text:p>-0.6707181154384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13383757655907">
                <text:p>-0.713383757655907</text:p>
              </table:table-cell>
              <table:table-cell office:value-type="float" office:value="-0.3255960895519">
                <text:p>-0.32559608955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54158738170768">
                <text:p>-0.54158738170768</text:p>
              </table:table-cell>
              <table:table-cell office:value-type="float" office:value="-0.396540831961249">
                <text:p>-0.396540831961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87012406109573">
                <text:p>-0.687012406109573</text:p>
              </table:table-cell>
              <table:table-cell office:value-type="float" office:value="0.351777765684046">
                <text:p>0.3517777656840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241812192387921">
                <text:p>-0.241812192387921</text:p>
              </table:table-cell>
              <table:table-cell office:value-type="float" office:value="0.661390586676131">
                <text:p>0.6613905866761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833513479210447">
                <text:p>-0.833513479210447</text:p>
              </table:table-cell>
              <table:table-cell office:value-type="float" office:value="0.0244601216804087">
                <text:p>0.02446012168040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671239613776292">
                <text:p>-0.0671239613776292</text:p>
              </table:table-cell>
              <table:table-cell office:value-type="float" office:value="0.388170398890229">
                <text:p>0.3881703988902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367447304090417">
                <text:p>-0.367447304090417</text:p>
              </table:table-cell>
              <table:table-cell office:value-type="float" office:value="-0.456772291171772">
                <text:p>-0.4567722911717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30131467093961">
                <text:p>-0.130131467093961</text:p>
              </table:table-cell>
              <table:table-cell office:value-type="float" office:value="-0.264306249376501">
                <text:p>-0.2643062493765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29097549323711">
                <text:p>0.729097549323711</text:p>
              </table:table-cell>
              <table:table-cell office:value-type="float" office:value="-0.211737524296376">
                <text:p>-0.2117375242963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73829683467492">
                <text:p>0.773829683467492</text:p>
              </table:table-cell>
              <table:table-cell office:value-type="float" office:value="-0.0841642268327345">
                <text:p>-0.08416422683273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378130667107242">
                <text:p>-0.00378130667107242</text:p>
              </table:table-cell>
              <table:table-cell office:value-type="float" office:value="-0.410826516098017">
                <text:p>-0.4108265160980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89859560144473">
                <text:p>0.089859560144473</text:p>
              </table:table-cell>
              <table:table-cell office:value-type="float" office:value="0.356707444353061">
                <text:p>0.3567074443530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93681434080647">
                <text:p>0.493681434080647</text:p>
              </table:table-cell>
              <table:table-cell office:value-type="float" office:value="-0.835969233652068">
                <text:p>-0.8359692336520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340903339956114">
                <text:p>-0.340903339956114</text:p>
              </table:table-cell>
              <table:table-cell office:value-type="float" office:value="-0.32319888649041">
                <text:p>-0.323198886490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12684114711571">
                <text:p>0.312684114711571</text:p>
              </table:table-cell>
              <table:table-cell office:value-type="float" office:value="0.236205625530048">
                <text:p>0.2362056255300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24309350772877">
                <text:p>0.224309350772877</text:p>
              </table:table-cell>
              <table:table-cell office:value-type="float" office:value="0.465000905912667">
                <text:p>0.465000905912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5233809643462">
                <text:p>0.555233809643462</text:p>
              </table:table-cell>
              <table:table-cell office:value-type="float" office:value="-0.238513640013644">
                <text:p>-0.2385136400136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750306089925817">
                <text:p>-0.750306089925817</text:p>
              </table:table-cell>
              <table:table-cell office:value-type="float" office:value="-0.293564602289013">
                <text:p>-0.2935646022890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844927078781884">
                <text:p>-0.844927078781884</text:p>
              </table:table-cell>
              <table:table-cell office:value-type="float" office:value="0.0264166787486943">
                <text:p>0.02641667874869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94868803066355">
                <text:p>0.594868803066355</text:p>
              </table:table-cell>
              <table:table-cell office:value-type="float" office:value="-0.0934931570739412">
                <text:p>-0.09349315707394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838977910890575">
                <text:p>-0.838977910890575</text:p>
              </table:table-cell>
              <table:table-cell office:value-type="float" office:value="0.523645341757125">
                <text:p>0.523645341757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734802184298796">
                <text:p>-0.734802184298796</text:p>
              </table:table-cell>
              <table:table-cell office:value-type="float" office:value="-0.560854649129093">
                <text:p>-0.5608546491290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68886380183385">
                <text:p>0.468886380183385</text:p>
              </table:table-cell>
              <table:table-cell office:value-type="float" office:value="-0.347889221067241">
                <text:p>-0.3478892210672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73955537324095">
                <text:p>0.373955537324095</text:p>
              </table:table-cell>
              <table:table-cell office:value-type="float" office:value="-0.25920745765631">
                <text:p>-0.259207457656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75224391422138">
                <text:p>0.275224391422138</text:p>
              </table:table-cell>
              <table:table-cell office:value-type="float" office:value="-0.450520338477564">
                <text:p>-0.4505203384775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470087997122528">
                <text:p>-0.470087997122528</text:p>
              </table:table-cell>
              <table:table-cell office:value-type="float" office:value="-0.315408247913644">
                <text:p>-0.3154082479136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97269683222031">
                <text:p>0.397269683222031</text:p>
              </table:table-cell>
              <table:table-cell office:value-type="float" office:value="-0.546971234357477">
                <text:p>-0.5469712343574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3562047600319">
                <text:p>-0.43562047600319</text:p>
              </table:table-cell>
              <table:table-cell office:value-type="float" office:value="-0.254222996868407">
                <text:p>-0.2542229968684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87845304175972">
                <text:p>0.187845304175972</text:p>
              </table:table-cell>
              <table:table-cell office:value-type="float" office:value="-0.135062851037161">
                <text:p>-0.1350628510371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430518368011821">
                <text:p>-0.430518368011821</text:p>
              </table:table-cell>
              <table:table-cell office:value-type="float" office:value="-0.445298112969068">
                <text:p>-0.4452981129690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61443851099044">
                <text:p>-0.61443851099044</text:p>
              </table:table-cell>
              <table:table-cell office:value-type="float" office:value="0.184459683415105">
                <text:p>0.1844596834151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23196275829569">
                <text:p>0.723196275829569</text:p>
              </table:table-cell>
              <table:table-cell office:value-type="float" office:value="-0.0427604398947365">
                <text:p>-0.04276043989473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34678215568003">
                <text:p>-0.134678215568003</text:p>
              </table:table-cell>
              <table:table-cell office:value-type="float" office:value="-0.641021379605075">
                <text:p>-0.6410213796050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93536421078939">
                <text:p>0.693536421078939</text:p>
              </table:table-cell>
              <table:table-cell office:value-type="float" office:value="-0.457275876006642">
                <text:p>-0.4572758760066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67161288775124">
                <text:p>0.767161288775124</text:p>
              </table:table-cell>
              <table:table-cell office:value-type="float" office:value="0.043441236046712">
                <text:p>0.0434412360467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07911723769117">
                <text:p>0.607911723769117</text:p>
              </table:table-cell>
              <table:table-cell office:value-type="float" office:value="0.503993065361207">
                <text:p>0.5039930653612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89446787370145">
                <text:p>0.0289446787370145</text:p>
              </table:table-cell>
              <table:table-cell office:value-type="float" office:value="-0.215909794954249">
                <text:p>-0.2159097949542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02950471891865">
                <text:p>0.202950471891865</text:p>
              </table:table-cell>
              <table:table-cell office:value-type="float" office:value="0.85824361462968">
                <text:p>0.858243614629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804007274022845">
                <text:p>-0.0804007274022845</text:p>
              </table:table-cell>
              <table:table-cell office:value-type="float" office:value="0.805240605047683">
                <text:p>0.8052406050476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7886502703026">
                <text:p>0.127886502703026</text:p>
              </table:table-cell>
              <table:table-cell office:value-type="float" office:value="0.932229336894637">
                <text:p>0.9322293368946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60343320892905">
                <text:p>-0.60343320892905</text:p>
              </table:table-cell>
              <table:table-cell office:value-type="float" office:value="0.0584984897163137">
                <text:p>0.05849848971631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85026609282684">
                <text:p>0.885026609282684</text:p>
              </table:table-cell>
              <table:table-cell office:value-type="float" office:value="0.00475169401056818">
                <text:p>0.004751694010568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07762407458922">
                <text:p>-0.307762407458922</text:p>
              </table:table-cell>
              <table:table-cell office:value-type="float" office:value="0.900206994299832">
                <text:p>0.9002069942998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26454488985904">
                <text:p>0.426454488985904</text:p>
              </table:table-cell>
              <table:table-cell office:value-type="float" office:value="-0.680062286378992">
                <text:p>-0.6800622863789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249792658531618">
                <text:p>-0.249792658531618</text:p>
              </table:table-cell>
              <table:table-cell office:value-type="float" office:value="0.167322126898855">
                <text:p>0.1673221268988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71342690266662">
                <text:p>0.371342690266662</text:p>
              </table:table-cell>
              <table:table-cell office:value-type="float" office:value="0.369071122013451">
                <text:p>0.3690711220134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61208311850188">
                <text:p>0.861208311850188</text:p>
              </table:table-cell>
              <table:table-cell office:value-type="float" office:value="0.162908679145018">
                <text:p>0.1629086791450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34563649530008">
                <text:p>0.334563649530008</text:p>
              </table:table-cell>
              <table:table-cell office:value-type="float" office:value="0.718392931930386">
                <text:p>0.7183929319303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29233078353031">
                <text:p>0.829233078353031</text:p>
              </table:table-cell>
              <table:table-cell office:value-type="float" office:value="0.149953416619233">
                <text:p>0.1499534166192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83772647192825">
                <text:p>0.183772647192825</text:p>
              </table:table-cell>
              <table:table-cell office:value-type="float" office:value="0.414369964716757">
                <text:p>0.4143699647167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274613331769519">
                <text:p>-0.274613331769519</text:p>
              </table:table-cell>
              <table:table-cell office:value-type="float" office:value="0.580045474415105">
                <text:p>0.5800454744151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544705301080915">
                <text:p>-0.544705301080915</text:p>
              </table:table-cell>
              <table:table-cell office:value-type="float" office:value="0.424924157081266">
                <text:p>0.4249241570812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47370339496615">
                <text:p>0.0547370339496615</text:p>
              </table:table-cell>
              <table:table-cell office:value-type="float" office:value="0.432195182150112">
                <text:p>0.4321951821501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493945216307516">
                <text:p>-0.0493945216307516</text:p>
              </table:table-cell>
              <table:table-cell office:value-type="float" office:value="0.00125995351867231">
                <text:p>0.001259953518672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34740582131071">
                <text:p>0.0534740582131071</text:p>
              </table:table-cell>
              <table:table-cell office:value-type="float" office:value="-0.69235018383138">
                <text:p>-0.692350183831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237210561389825">
                <text:p>-0.237210561389825</text:p>
              </table:table-cell>
              <table:table-cell office:value-type="float" office:value="0.578314535784376">
                <text:p>0.5783145357843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470428567874482">
                <text:p>-0.470428567874482</text:p>
              </table:table-cell>
              <table:table-cell office:value-type="float" office:value="0.73537876190781">
                <text:p>0.735378761907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293472877385831">
                <text:p>-0.293472877385831</text:p>
              </table:table-cell>
              <table:table-cell office:value-type="float" office:value="-0.825186643378791">
                <text:p>-0.8251866433787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5597092312223">
                <text:p>0.95597092312223</text:p>
              </table:table-cell>
              <table:table-cell office:value-type="float" office:value="0.231292678503249">
                <text:p>0.2312926785032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16014052413753">
                <text:p>0.616014052413753</text:p>
              </table:table-cell>
              <table:table-cell office:value-type="float" office:value="-0.71746272477916">
                <text:p>-0.717462724779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63032289140143">
                <text:p>0.463032289140143</text:p>
              </table:table-cell>
              <table:table-cell office:value-type="float" office:value="-0.800458715896244">
                <text:p>-0.8004587158962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50454820776385">
                <text:p>0.750454820776385</text:p>
              </table:table-cell>
              <table:table-cell office:value-type="float" office:value="-0.216692181277058">
                <text:p>-0.216692181277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6942338723765">
                <text:p>0.386942338723765</text:p>
              </table:table-cell>
              <table:table-cell office:value-type="float" office:value="-0.189590537251949">
                <text:p>-0.1895905372519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53657711248354">
                <text:p>0.653657711248354</text:p>
              </table:table-cell>
              <table:table-cell office:value-type="float" office:value="0.555162345028968">
                <text:p>0.5551623450289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23862018652044">
                <text:p>-0.23862018652044</text:p>
              </table:table-cell>
              <table:table-cell office:value-type="float" office:value="-0.293733553966134">
                <text:p>-0.2937335539661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5815335183575">
                <text:p>0.165815335183575</text:p>
              </table:table-cell>
              <table:table-cell office:value-type="float" office:value="-0.28475747152043">
                <text:p>-0.284757471520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79791291199359">
                <text:p>0.879791291199359</text:p>
              </table:table-cell>
              <table:table-cell office:value-type="float" office:value="-0.353402129563143">
                <text:p>-0.3534021295631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28536853952501">
                <text:p>0.828536853952501</text:p>
              </table:table-cell>
              <table:table-cell office:value-type="float" office:value="-0.465799382196876">
                <text:p>-0.4657993821968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93372560450646">
                <text:p>0.693372560450646</text:p>
              </table:table-cell>
              <table:table-cell office:value-type="float" office:value="0.491916959606487">
                <text:p>0.4919169596064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0234789058345694">
                <text:p>-0.00234789058345694</text:p>
              </table:table-cell>
              <table:table-cell office:value-type="float" office:value="-0.941897553389796">
                <text:p>-0.9418975533897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686804550180253">
                <text:p>-0.686804550180253</text:p>
              </table:table-cell>
              <table:table-cell office:value-type="float" office:value="-0.2809415810468">
                <text:p>-0.28094158104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58775408327238">
                <text:p>0.158775408327238</text:p>
              </table:table-cell>
              <table:table-cell office:value-type="float" office:value="0.864754660939604">
                <text:p>0.8647546609396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642158634636179">
                <text:p>-0.642158634636179</text:p>
              </table:table-cell>
              <table:table-cell office:value-type="float" office:value="-0.0203236237159582">
                <text:p>-0.02032362371595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05196878510616">
                <text:p>0.505196878510616</text:p>
              </table:table-cell>
              <table:table-cell office:value-type="float" office:value="0.265442475299507">
                <text:p>0.2654424752995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89683338477555">
                <text:p>0.489683338477555</text:p>
              </table:table-cell>
              <table:table-cell office:value-type="float" office:value="0.624256607495548">
                <text:p>0.6242566074955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80261220359113">
                <text:p>0.580261220359113</text:p>
              </table:table-cell>
              <table:table-cell office:value-type="float" office:value="-0.194287415292661">
                <text:p>-0.1942874152926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85578152053874">
                <text:p>-0.185578152053874</text:p>
              </table:table-cell>
              <table:table-cell office:value-type="float" office:value="0.382832215650204">
                <text:p>0.3828322156502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28482008215575">
                <text:p>0.428482008215575</text:p>
              </table:table-cell>
              <table:table-cell office:value-type="float" office:value="-0.45543923541036">
                <text:p>-0.455439235410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31933334478554">
                <text:p>-0.31933334478554</text:p>
              </table:table-cell>
              <table:table-cell office:value-type="float" office:value="0.235318608955134">
                <text:p>0.2353186089551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835824656965506">
                <text:p>-0.835824656965506</text:p>
              </table:table-cell>
              <table:table-cell office:value-type="float" office:value="-0.298882071088028">
                <text:p>-0.298882071088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29055988498">
                <text:p>0.829055988498</text:p>
              </table:table-cell>
              <table:table-cell office:value-type="float" office:value="-0.0842238574869372">
                <text:p>-0.08422385748693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9143144602288">
                <text:p>0.19143144602288</text:p>
              </table:table-cell>
              <table:table-cell office:value-type="float" office:value="0.746598404267541">
                <text:p>0.7465984042675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539363343055294">
                <text:p>-0.539363343055294</text:p>
              </table:table-cell>
              <table:table-cell office:value-type="float" office:value="-0.109007313169653">
                <text:p>-0.1090073131696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4786436335598">
                <text:p>0.354786436335598</text:p>
              </table:table-cell>
              <table:table-cell office:value-type="float" office:value="0.732968648490788">
                <text:p>0.7329686484907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550406202204595">
                <text:p>-0.550406202204595</text:p>
              </table:table-cell>
              <table:table-cell office:value-type="float" office:value="0.83200434808417">
                <text:p>0.832004348084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18135869697451">
                <text:p>0.118135869697451</text:p>
              </table:table-cell>
              <table:table-cell office:value-type="float" office:value="0.240523964749777">
                <text:p>0.2405239647497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45114526208121">
                <text:p>0.345114526208121</text:p>
              </table:table-cell>
              <table:table-cell office:value-type="float" office:value="-0.0113199617719919">
                <text:p>-0.01131996177199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837478022556198">
                <text:p>-0.837478022556198</text:p>
              </table:table-cell>
              <table:table-cell office:value-type="float" office:value="0.402799584278256">
                <text:p>0.4027995842782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548497477910295">
                <text:p>-0.0548497477910295</text:p>
              </table:table-cell>
              <table:table-cell office:value-type="float" office:value="-0.546160740071442">
                <text:p>-0.5461607400714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847548805745629">
                <text:p>-0.847548805745629</text:p>
              </table:table-cell>
              <table:table-cell office:value-type="float" office:value="0.275852525145516">
                <text:p>0.2758525251455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25253775211651">
                <text:p>0.425253775211651</text:p>
              </table:table-cell>
              <table:table-cell office:value-type="float" office:value="-0.476857283939716">
                <text:p>-0.4768572839397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37446604647466">
                <text:p>0.137446604647466</text:p>
              </table:table-cell>
              <table:table-cell office:value-type="float" office:value="-0.466595342962195">
                <text:p>-0.4665953429621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484332736201368">
                <text:p>-0.484332736201368</text:p>
              </table:table-cell>
              <table:table-cell office:value-type="float" office:value="-0.835432484052015">
                <text:p>-0.8354324840520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934896747436849">
                <text:p>-0.934896747436849</text:p>
              </table:table-cell>
              <table:table-cell office:value-type="float" office:value="-0.152265782456205">
                <text:p>-0.1522657824562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05334357209823">
                <text:p>0.505334357209823</text:p>
              </table:table-cell>
              <table:table-cell office:value-type="float" office:value="-0.672698245583289">
                <text:p>-0.6726982455832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85131236443398">
                <text:p>-0.285131236443398</text:p>
              </table:table-cell>
              <table:table-cell office:value-type="float" office:value="-0.652682065921942">
                <text:p>-0.6526820659219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82688372538931">
                <text:p>0.382688372538931</text:p>
              </table:table-cell>
              <table:table-cell office:value-type="float" office:value="0.463219773695224">
                <text:p>0.4632197736952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335689168704482">
                <text:p>-0.335689168704482</text:p>
              </table:table-cell>
              <table:table-cell office:value-type="float" office:value="-0.158139478039148">
                <text:p>-0.1581394780391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59176015731967">
                <text:p>0.559176015731967</text:p>
              </table:table-cell>
              <table:table-cell office:value-type="float" office:value="-0.305396476156608">
                <text:p>-0.3053964761566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8444900171738">
                <text:p>0.48444900171738</text:p>
              </table:table-cell>
              <table:table-cell office:value-type="float" office:value="0.252529362248301">
                <text:p>0.2525293622483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530284967824822">
                <text:p>-0.530284967824822</text:p>
              </table:table-cell>
              <table:table-cell office:value-type="float" office:value="-0.325630775153628">
                <text:p>-0.3256307751536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2917213090112">
                <text:p>0.52917213090112</text:p>
              </table:table-cell>
              <table:table-cell office:value-type="float" office:value="-0.444393295178317">
                <text:p>-0.4443932951783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944902186588049">
                <text:p>-0.944902186588049</text:p>
              </table:table-cell>
              <table:table-cell office:value-type="float" office:value="-0.292181975829915">
                <text:p>-0.2921819758299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04585179054987">
                <text:p>0.204585179054987</text:p>
              </table:table-cell>
              <table:table-cell office:value-type="float" office:value="-0.482876090289775">
                <text:p>-0.4828760902897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617317477091283">
                <text:p>-0.617317477091283</text:p>
              </table:table-cell>
              <table:table-cell office:value-type="float" office:value="0.243991650362063">
                <text:p>0.2439916503620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77194606826952">
                <text:p>0.877194606826952</text:p>
              </table:table-cell>
              <table:table-cell office:value-type="float" office:value="0.142349950728687">
                <text:p>0.1423499507286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471444670518168">
                <text:p>-0.471444670518168</text:p>
              </table:table-cell>
              <table:table-cell office:value-type="float" office:value="-0.359840976139136">
                <text:p>-0.3598409761391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641878519360499">
                <text:p>-0.641878519360499</text:p>
              </table:table-cell>
              <table:table-cell office:value-type="float" office:value="-0.0391875944075304">
                <text:p>-0.03918759440753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308426010877609">
                <text:p>-0.0308426010877609</text:p>
              </table:table-cell>
              <table:table-cell office:value-type="float" office:value="0.0671668105727542">
                <text:p>0.06716681057275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827101555929581">
                <text:p>-0.827101555929581</text:p>
              </table:table-cell>
              <table:table-cell office:value-type="float" office:value="0.0803416080954701">
                <text:p>0.08034160809547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78166034282127">
                <text:p>0.378166034282127</text:p>
              </table:table-cell>
              <table:table-cell office:value-type="float" office:value="-0.500209400807256">
                <text:p>-0.5002094008072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44671178943981">
                <text:p>0.544671178943981</text:p>
              </table:table-cell>
              <table:table-cell office:value-type="float" office:value="0.316325500794314">
                <text:p>0.3163255007943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44656173441708">
                <text:p>0.244656173441708</text:p>
              </table:table-cell>
              <table:table-cell office:value-type="float" office:value="-0.334280867824851">
                <text:p>-0.3342808678248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21203307580977">
                <text:p>0.621203307580977</text:p>
              </table:table-cell>
              <table:table-cell office:value-type="float" office:value="0.332652918704058">
                <text:p>0.3326529187040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24030516325546">
                <text:p>0.624030516325546</text:p>
              </table:table-cell>
              <table:table-cell office:value-type="float" office:value="0.364337311310854">
                <text:p>0.3643373113108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2168991158395">
                <text:p>0.32168991158395</text:p>
              </table:table-cell>
              <table:table-cell office:value-type="float" office:value="-0.171788259941884">
                <text:p>-0.1717882599418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2538779414835">
                <text:p>0.42538779414835</text:p>
              </table:table-cell>
              <table:table-cell office:value-type="float" office:value="0.35960734334337">
                <text:p>0.359607343343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47839064751777">
                <text:p>0.447839064751777</text:p>
              </table:table-cell>
              <table:table-cell office:value-type="float" office:value="-0.325794156237499">
                <text:p>-0.3257941562374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38334961357089">
                <text:p>0.438334961357089</text:p>
              </table:table-cell>
              <table:table-cell office:value-type="float" office:value="-0.50697157365658">
                <text:p>-0.506971573656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333046465008115">
                <text:p>-0.333046465008115</text:p>
              </table:table-cell>
              <table:table-cell office:value-type="float" office:value="-0.538648367550064">
                <text:p>-0.5386483675500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335294283844114">
                <text:p>-0.335294283844114</text:p>
              </table:table-cell>
              <table:table-cell office:value-type="float" office:value="-0.873204552488756">
                <text:p>-0.8732045524887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02882509869671">
                <text:p>0.402882509869671</text:p>
              </table:table-cell>
              <table:table-cell office:value-type="float" office:value="-0.2167377078922">
                <text:p>-0.21673770789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70477096964789">
                <text:p>0.170477096964789</text:p>
              </table:table-cell>
              <table:table-cell office:value-type="float" office:value="-0.101514704312765">
                <text:p>-0.1015147043127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628427165947496">
                <text:p>-0.628427165947496</text:p>
              </table:table-cell>
              <table:table-cell office:value-type="float" office:value="-0.473776384726168">
                <text:p>-0.4737763847261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430918568642462">
                <text:p>-0.430918568642462</text:p>
              </table:table-cell>
              <table:table-cell office:value-type="float" office:value="0.375621370214252">
                <text:p>0.3756213702142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66693412881724">
                <text:p>0.166693412881724</text:p>
              </table:table-cell>
              <table:table-cell office:value-type="float" office:value="0.765634678158401">
                <text:p>0.7656346781584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6440948484668">
                <text:p>0.396440948484668</text:p>
              </table:table-cell>
              <table:table-cell office:value-type="float" office:value="0.378604234209618">
                <text:p>0.3786042342096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484905520527158">
                <text:p>-0.0484905520527158</text:p>
              </table:table-cell>
              <table:table-cell office:value-type="float" office:value="-0.85924983995074">
                <text:p>-0.859249839950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429994231236184">
                <text:p>-0.429994231236184</text:p>
              </table:table-cell>
              <table:table-cell office:value-type="float" office:value="-0.0323815475113268">
                <text:p>-0.03238154751132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86102404967056">
                <text:p>0.286102404967056</text:p>
              </table:table-cell>
              <table:table-cell office:value-type="float" office:value="-0.791934534194709">
                <text:p>-0.7919345341947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8587334574283">
                <text:p>0.38587334574283</text:p>
              </table:table-cell>
              <table:table-cell office:value-type="float" office:value="0.589414229631513">
                <text:p>0.5894142296315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47114412148792">
                <text:p>-0.47114412148792</text:p>
              </table:table-cell>
              <table:table-cell office:value-type="float" office:value="0.222503015232101">
                <text:p>0.2225030152321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69443577163493">
                <text:p>0.269443577163493</text:p>
              </table:table-cell>
              <table:table-cell office:value-type="float" office:value="-0.366524018300255">
                <text:p>-0.3665240183002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39344603301145">
                <text:p>0.139344603301145</text:p>
              </table:table-cell>
              <table:table-cell office:value-type="float" office:value="0.153565455454576">
                <text:p>0.1535654554545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345977083435718">
                <text:p>-0.0345977083435718</text:p>
              </table:table-cell>
              <table:table-cell office:value-type="float" office:value="-0.61940308064438">
                <text:p>-0.619403080644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330208140901576">
                <text:p>-0.330208140901576</text:p>
              </table:table-cell>
              <table:table-cell office:value-type="float" office:value="-0.554771723967232">
                <text:p>-0.5547717239672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86785704533827">
                <text:p>0.186785704533827</text:p>
              </table:table-cell>
              <table:table-cell office:value-type="float" office:value="0.802936515452764">
                <text:p>0.8029365154527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55201047692841">
                <text:p>0.255201047692841</text:p>
              </table:table-cell>
              <table:table-cell office:value-type="float" office:value="0.408530992387176">
                <text:p>0.408530992387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760740684267467">
                <text:p>-0.760740684267467</text:p>
              </table:table-cell>
              <table:table-cell office:value-type="float" office:value="-0.054209319888433">
                <text:p>-0.0542093198884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9063898025223">
                <text:p>0.59063898025223</text:p>
              </table:table-cell>
              <table:table-cell office:value-type="float" office:value="-0.0251574977711618">
                <text:p>-0.02515749777116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622455044014504">
                <text:p>-0.622455044014504</text:p>
              </table:table-cell>
              <table:table-cell office:value-type="float" office:value="-0.683605561624557">
                <text:p>-0.6836055616245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36647561132417">
                <text:p>0.736647561132417</text:p>
              </table:table-cell>
              <table:table-cell office:value-type="float" office:value="0.499189313073745">
                <text:p>0.4991893130737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214202043605074">
                <text:p>-0.214202043605074</text:p>
              </table:table-cell>
              <table:table-cell office:value-type="float" office:value="-0.0473677656063183">
                <text:p>-0.04736776560631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37901104165358">
                <text:p>0.737901104165358</text:p>
              </table:table-cell>
              <table:table-cell office:value-type="float" office:value="0.24549705940127">
                <text:p>0.245497059401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1033637165505">
                <text:p>0.31033637165505</text:p>
              </table:table-cell>
              <table:table-cell office:value-type="float" office:value="0.631537046819982">
                <text:p>0.6315370468199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430952095400599">
                <text:p>-0.0430952095400599</text:p>
              </table:table-cell>
              <table:table-cell office:value-type="float" office:value="-0.304594505335082">
                <text:p>-0.3045945053350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765350966744431">
                <text:p>-0.765350966744431</text:p>
              </table:table-cell>
              <table:table-cell office:value-type="float" office:value="0.344891014330419">
                <text:p>0.3448910143304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38697639483383">
                <text:p>-0.138697639483383</text:p>
              </table:table-cell>
              <table:table-cell office:value-type="float" office:value="-0.761981942323266">
                <text:p>-0.7619819423232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593126733237533">
                <text:p>-0.593126733237533</text:p>
              </table:table-cell>
              <table:table-cell office:value-type="float" office:value="0.446450021478718">
                <text:p>0.4464500214787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579538663514769">
                <text:p>-0.579538663514769</text:p>
              </table:table-cell>
              <table:table-cell office:value-type="float" office:value="0.33970334885881">
                <text:p>0.339703348858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70254662363969">
                <text:p>0.270254662363969</text:p>
              </table:table-cell>
              <table:table-cell office:value-type="float" office:value="0.31028042301769">
                <text:p>0.310280423017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62087999368433">
                <text:p>0.462087999368433</text:p>
              </table:table-cell>
              <table:table-cell office:value-type="float" office:value="-0.254908020290513">
                <text:p>-0.2549080202905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744043202198184">
                <text:p>-0.744043202198184</text:p>
              </table:table-cell>
              <table:table-cell office:value-type="float" office:value="0.6385882687104">
                <text:p>0.63858826871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257385808513344">
                <text:p>-0.257385808513344</text:p>
              </table:table-cell>
              <table:table-cell office:value-type="float" office:value="-0.501955508671145">
                <text:p>-0.5019555086711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672822291813476">
                <text:p>-0.0672822291813476</text:p>
              </table:table-cell>
              <table:table-cell office:value-type="float" office:value="0.78482896230573">
                <text:p>0.784828962305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37807502934071">
                <text:p>0.937807502934071</text:p>
              </table:table-cell>
              <table:table-cell office:value-type="float" office:value="0.0313007016684393">
                <text:p>0.03130070166843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753787038055089">
                <text:p>-0.753787038055089</text:p>
              </table:table-cell>
              <table:table-cell office:value-type="float" office:value="0.103407159874259">
                <text:p>0.1034071598742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650134653773248">
                <text:p>-0.650134653773248</text:p>
              </table:table-cell>
              <table:table-cell office:value-type="float" office:value="0.454898984676833">
                <text:p>0.4548989846768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21117753783267">
                <text:p>0.621117753783267</text:p>
              </table:table-cell>
              <table:table-cell office:value-type="float" office:value="0.632415069333111">
                <text:p>0.632415069333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63130298070277">
                <text:p>0.363130298070277</text:p>
              </table:table-cell>
              <table:table-cell office:value-type="float" office:value="-0.839109292167306">
                <text:p>-0.8391092921673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442048300292788">
                <text:p>-0.442048300292788</text:p>
              </table:table-cell>
              <table:table-cell office:value-type="float" office:value="-0.161618067732639">
                <text:p>-0.1616180677326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673797845911342">
                <text:p>-0.0673797845911342</text:p>
              </table:table-cell>
              <table:table-cell office:value-type="float" office:value="-0.499701819075964">
                <text:p>-0.4997018190759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4484207942285">
                <text:p>-0.14484207942285</text:p>
              </table:table-cell>
              <table:table-cell office:value-type="float" office:value="0.183847286525637">
                <text:p>0.1838472865256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398154626998891">
                <text:p>-0.398154626998891</text:p>
              </table:table-cell>
              <table:table-cell office:value-type="float" office:value="0.791753297198296">
                <text:p>0.7917532971982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20804488737">
                <text:p>0.920804488737</text:p>
              </table:table-cell>
              <table:table-cell office:value-type="float" office:value="-0.00441408504590861">
                <text:p>-0.004414085045908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75584148456988">
                <text:p>-0.75584148456988</text:p>
              </table:table-cell>
              <table:table-cell office:value-type="float" office:value="0.0800087752027857">
                <text:p>0.08000877520278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55745195367147">
                <text:p>0.455745195367147</text:p>
              </table:table-cell>
              <table:table-cell office:value-type="float" office:value="0.71423440798943">
                <text:p>0.714234407989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73463611691209">
                <text:p>0.773463611691209</text:p>
              </table:table-cell>
              <table:table-cell office:value-type="float" office:value="-0.354272387016108">
                <text:p>-0.3542723870161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01978636697705">
                <text:p>0.00301978636697705</text:p>
              </table:table-cell>
              <table:table-cell office:value-type="float" office:value="0.926394199529308">
                <text:p>0.926394199529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135976337580556">
                <text:p>-0.135976337580556</text:p>
              </table:table-cell>
              <table:table-cell office:value-type="float" office:value="0.436771643792616">
                <text:p>0.4367716437926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87626995369862">
                <text:p>0.187626995369862</text:p>
              </table:table-cell>
              <table:table-cell office:value-type="float" office:value="0.542010703580638">
                <text:p>0.5420107035806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355439399784636">
                <text:p>-0.355439399784636</text:p>
              </table:table-cell>
              <table:table-cell office:value-type="float" office:value="0.379255787327448">
                <text:p>0.3792557873274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21060196148181">
                <text:p>0.721060196148181</text:p>
              </table:table-cell>
              <table:table-cell office:value-type="float" office:value="-0.000414784728676624">
                <text:p>-0.0004147847286766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423333243437327">
                <text:p>-0.423333243437327</text:p>
              </table:table-cell>
              <table:table-cell office:value-type="float" office:value="0.796771837783696">
                <text:p>0.7967718377836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77448178469643">
                <text:p>0.377448178469643</text:p>
              </table:table-cell>
              <table:table-cell office:value-type="float" office:value="0.227613213398735">
                <text:p>0.2276132133987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57530836505005">
                <text:p>0.0157530836505005</text:p>
              </table:table-cell>
              <table:table-cell office:value-type="float" office:value="0.249380843689427">
                <text:p>0.2493808436894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1778226263576">
                <text:p>0.71778226263576</text:p>
              </table:table-cell>
              <table:table-cell office:value-type="float" office:value="0.0583467745615778">
                <text:p>0.05834677456157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216240801651998">
                <text:p>-0.216240801651998</text:p>
              </table:table-cell>
              <table:table-cell office:value-type="float" office:value="-0.152169928649771">
                <text:p>-0.1521699286497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972231858814873">
                <text:p>-0.972231858814873</text:p>
              </table:table-cell>
              <table:table-cell office:value-type="float" office:value="-0.199986761794065">
                <text:p>-0.1999867617940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4718661942793">
                <text:p>0.24718661942793</text:p>
              </table:table-cell>
              <table:table-cell office:value-type="float" office:value="0.464164914814273">
                <text:p>0.4641649148142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737942146537831">
                <text:p>-0.737942146537831</text:p>
              </table:table-cell>
              <table:table-cell office:value-type="float" office:value="-0.298561380839458">
                <text:p>-0.2985613808394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56338054684135">
                <text:p>0.856338054684135</text:p>
              </table:table-cell>
              <table:table-cell office:value-type="float" office:value="-0.127864939449468">
                <text:p>-0.1278649394494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05543700192466">
                <text:p>0.605543700192466</text:p>
              </table:table-cell>
              <table:table-cell office:value-type="float" office:value="0.332078387843656">
                <text:p>0.3320783878436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400175007661278">
                <text:p>-0.400175007661278</text:p>
              </table:table-cell>
              <table:table-cell office:value-type="float" office:value="-0.333454270257064">
                <text:p>-0.3334542702570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733882189012157">
                <text:p>-0.733882189012157</text:p>
              </table:table-cell>
              <table:table-cell office:value-type="float" office:value="0.0263259510293441">
                <text:p>0.02632595102934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4390063079057">
                <text:p>0.14390063079057</text:p>
              </table:table-cell>
              <table:table-cell office:value-type="float" office:value="-0.952475768157293">
                <text:p>-0.9524757681572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640868855126259">
                <text:p>-0.640868855126259</text:p>
              </table:table-cell>
              <table:table-cell office:value-type="float" office:value="0.0269276588363711">
                <text:p>0.02692765883637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81825246076826">
                <text:p>0.0981825246076826</text:p>
              </table:table-cell>
              <table:table-cell office:value-type="float" office:value="0.589989188581377">
                <text:p>0.5899891885813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72853281892979">
                <text:p>0.772853281892979</text:p>
              </table:table-cell>
              <table:table-cell office:value-type="float" office:value="-0.364082687180745">
                <text:p>-0.3640826871807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44941377908869">
                <text:p>0.544941377908869</text:p>
              </table:table-cell>
              <table:table-cell office:value-type="float" office:value="-0.127319603209928">
                <text:p>-0.1273196032099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55458333353377">
                <text:p>0.0455458333353377</text:p>
              </table:table-cell>
              <table:table-cell office:value-type="float" office:value="-0.695576348053928">
                <text:p>-0.6955763480539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73404977199946">
                <text:p>0.773404977199946</text:p>
              </table:table-cell>
              <table:table-cell office:value-type="float" office:value="-0.308947013041639">
                <text:p>-0.3089470130416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683045751563736">
                <text:p>-0.683045751563736</text:p>
              </table:table-cell>
              <table:table-cell office:value-type="float" office:value="-0.323537522730334">
                <text:p>-0.3235375227303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24763751318811">
                <text:p>0.824763751318811</text:p>
              </table:table-cell>
              <table:table-cell office:value-type="float" office:value="0.157325543940416">
                <text:p>0.1573255439404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124187105336672">
                <text:p>-0.124187105336672</text:p>
              </table:table-cell>
              <table:table-cell office:value-type="float" office:value="-0.671298753159201">
                <text:p>-0.6712987531592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434345286446939">
                <text:p>-0.434345286446939</text:p>
              </table:table-cell>
              <table:table-cell office:value-type="float" office:value="-0.338296849052466">
                <text:p>-0.3382968490524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426282807614844">
                <text:p>-0.426282807614844</text:p>
              </table:table-cell>
              <table:table-cell office:value-type="float" office:value="-0.542575067857095">
                <text:p>-0.5425750678570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70947992798244">
                <text:p>-0.70947992798244</text:p>
              </table:table-cell>
              <table:table-cell office:value-type="float" office:value="0.269154037407079">
                <text:p>0.2691540374070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280004750530451">
                <text:p>-0.280004750530451</text:p>
              </table:table-cell>
              <table:table-cell office:value-type="float" office:value="0.58822215077703">
                <text:p>0.588222150777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683937346525202">
                <text:p>-0.0683937346525202</text:p>
              </table:table-cell>
              <table:table-cell office:value-type="float" office:value="0.465375910922053">
                <text:p>0.4653759109220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45497510430038">
                <text:p>-0.445497510430038</text:p>
              </table:table-cell>
              <table:table-cell office:value-type="float" office:value="0.080737478696474">
                <text:p>0.0807374786964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439756776071315">
                <text:p>0.00439756776071315</text:p>
              </table:table-cell>
              <table:table-cell office:value-type="float" office:value="-0.882075299094578">
                <text:p>-0.8820752990945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321100865763804">
                <text:p>-0.321100865763804</text:p>
              </table:table-cell>
              <table:table-cell office:value-type="float" office:value="0.0186768265367896">
                <text:p>0.01867682653678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7234705274218">
                <text:p>0.67234705274218</text:p>
              </table:table-cell>
              <table:table-cell office:value-type="float" office:value="0.558066492633408">
                <text:p>0.5580664926334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297258566746963">
                <text:p>-0.297258566746963</text:p>
              </table:table-cell>
              <table:table-cell office:value-type="float" office:value="-0.451219474776318">
                <text:p>-0.4512194747763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227007988877128">
                <text:p>-0.227007988877128</text:p>
              </table:table-cell>
              <table:table-cell office:value-type="float" office:value="0.569867626091544">
                <text:p>0.5698676260915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371247767385654">
                <text:p>-0.371247767385654</text:p>
              </table:table-cell>
              <table:table-cell office:value-type="float" office:value="-0.515913553252788">
                <text:p>-0.5159135532527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76645359997031">
                <text:p>0.876645359997031</text:p>
              </table:table-cell>
              <table:table-cell office:value-type="float" office:value="-0.389394929143345">
                <text:p>-0.3893949291433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41611748781245">
                <text:p>0.641611748781245</text:p>
              </table:table-cell>
              <table:table-cell office:value-type="float" office:value="-0.428711264373672">
                <text:p>-0.4287112643736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540330735754397">
                <text:p>-0.540330735754397</text:p>
              </table:table-cell>
              <table:table-cell office:value-type="float" office:value="-0.558665944375852">
                <text:p>-0.5586659443758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26153399529463">
                <text:p>0.526153399529463</text:p>
              </table:table-cell>
              <table:table-cell office:value-type="float" office:value="-0.849509999255726">
                <text:p>-0.8495099992557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640813459518473">
                <text:p>-0.640813459518473</text:p>
              </table:table-cell>
              <table:table-cell office:value-type="float" office:value="0.682176802726457">
                <text:p>0.6821768027264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962741310976993">
                <text:p>-0.962741310976993</text:p>
              </table:table-cell>
              <table:table-cell office:value-type="float" office:value="0.217160560769966">
                <text:p>0.2171605607699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491046377513545">
                <text:p>-0.491046377513545</text:p>
              </table:table-cell>
              <table:table-cell office:value-type="float" office:value="0.839575999792574">
                <text:p>0.8395759997925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256030064214973">
                <text:p>-0.256030064214973</text:p>
              </table:table-cell>
              <table:table-cell office:value-type="float" office:value="0.0612701080458638">
                <text:p>0.06127010804586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506027481594754">
                <text:p>-0.506027481594754</text:p>
              </table:table-cell>
              <table:table-cell office:value-type="float" office:value="-0.631516347258918">
                <text:p>-0.6315163472589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13702240035119">
                <text:p>0.113702240035119</text:p>
              </table:table-cell>
              <table:table-cell office:value-type="float" office:value="0.272283769258509">
                <text:p>0.2722837692585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2351762563095">
                <text:p>0.12351762563095</text:p>
              </table:table-cell>
              <table:table-cell office:value-type="float" office:value="-0.574207366099994">
                <text:p>-0.5742073660999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167801017308238">
                <text:p>-0.167801017308238</text:p>
              </table:table-cell>
              <table:table-cell office:value-type="float" office:value="-0.379141578000152">
                <text:p>-0.3791415780001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34591975317985">
                <text:p>0.934591975317985</text:p>
              </table:table-cell>
              <table:table-cell office:value-type="float" office:value="-0.124925750695569">
                <text:p>-0.124925750695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810576717050533">
                <text:p>0.0810576717050533</text:p>
              </table:table-cell>
              <table:table-cell office:value-type="float" office:value="0.560508162252349">
                <text:p>0.5605081622523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11316668098574">
                <text:p>-0.11316668098574</text:p>
              </table:table-cell>
              <table:table-cell office:value-type="float" office:value="0.721850271201322">
                <text:p>0.7218502712013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407934753745412">
                <text:p>-0.407934753745412</text:p>
              </table:table-cell>
              <table:table-cell office:value-type="float" office:value="0.23838062142516">
                <text:p>0.238380621425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505941549403002">
                <text:p>-0.505941549403002</text:p>
              </table:table-cell>
              <table:table-cell office:value-type="float" office:value="-0.676743591637235">
                <text:p>-0.6767435916372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559661575979706">
                <text:p>-0.559661575979706</text:p>
              </table:table-cell>
              <table:table-cell office:value-type="float" office:value="0.724846167988016">
                <text:p>0.7248461679880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64478854550307">
                <text:p>0.564478854550307</text:p>
              </table:table-cell>
              <table:table-cell office:value-type="float" office:value="-0.417472807067207">
                <text:p>-0.4174728070672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55645200124458">
                <text:p>0.755645200124458</text:p>
              </table:table-cell>
              <table:table-cell office:value-type="float" office:value="-0.209739280784188">
                <text:p>-0.2097392807841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651094410218973">
                <text:p>-0.651094410218973</text:p>
              </table:table-cell>
              <table:table-cell office:value-type="float" office:value="-0.602977754562498">
                <text:p>-0.6029777545624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92885793553237">
                <text:p>0.692885793553237</text:p>
              </table:table-cell>
              <table:table-cell office:value-type="float" office:value="-0.526761460688897">
                <text:p>-0.5267614606888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76803398491729">
                <text:p>0.176803398491729</text:p>
              </table:table-cell>
              <table:table-cell office:value-type="float" office:value="0.0131781542912776">
                <text:p>0.01317815429127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33702708191184">
                <text:p>0.0333702708191184</text:p>
              </table:table-cell>
              <table:table-cell office:value-type="float" office:value="0.671386776993957">
                <text:p>0.6713867769939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79133612570227">
                <text:p>0.379133612570227</text:p>
              </table:table-cell>
              <table:table-cell office:value-type="float" office:value="-0.539426180501163">
                <text:p>-0.5394261805011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220511887799374">
                <text:p>-0.220511887799374</text:p>
              </table:table-cell>
              <table:table-cell office:value-type="float" office:value="0.632297240471525">
                <text:p>0.6322972404715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353707775999832">
                <text:p>-0.353707775999832</text:p>
              </table:table-cell>
              <table:table-cell office:value-type="float" office:value="0.608232654122584">
                <text:p>0.6082326541225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63160385471355">
                <text:p>-0.163160385471355</text:p>
              </table:table-cell>
              <table:table-cell office:value-type="float" office:value="-0.942462012838761">
                <text:p>-0.9424620128387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79216903758733">
                <text:p>0.379216903758733</text:p>
              </table:table-cell>
              <table:table-cell office:value-type="float" office:value="0.879518583283571">
                <text:p>0.8795185832835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530101638963282">
                <text:p>-0.530101638963282</text:p>
              </table:table-cell>
              <table:table-cell office:value-type="float" office:value="0.825170476246237">
                <text:p>0.8251704762462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374344255634102">
                <text:p>-0.374344255634102</text:p>
              </table:table-cell>
              <table:table-cell office:value-type="float" office:value="-0.676449305883301">
                <text:p>-0.6764493058833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94073424246905">
                <text:p>0.594073424246905</text:p>
              </table:table-cell>
              <table:table-cell office:value-type="float" office:value="-0.629752717623003">
                <text:p>-0.6297527176230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83028572142369">
                <text:p>0.783028572142369</text:p>
              </table:table-cell>
              <table:table-cell office:value-type="float" office:value="-0.463836008842896">
                <text:p>-0.4638360088428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32496612486753">
                <text:p>0.632496612486753</text:p>
              </table:table-cell>
              <table:table-cell office:value-type="float" office:value="-0.423322791240215">
                <text:p>-0.4233227912402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279546920098549">
                <text:p>-0.0279546920098549</text:p>
              </table:table-cell>
              <table:table-cell office:value-type="float" office:value="0.614719972483109">
                <text:p>0.6147199724831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320973486733989">
                <text:p>-0.320973486733989</text:p>
              </table:table-cell>
              <table:table-cell office:value-type="float" office:value="0.881049647722151">
                <text:p>0.8810496477221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61957020055309">
                <text:p>0.661957020055309</text:p>
              </table:table-cell>
              <table:table-cell office:value-type="float" office:value="-0.415808715606701">
                <text:p>-0.4158087156067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685549269204391">
                <text:p>-0.685549269204391</text:p>
              </table:table-cell>
              <table:table-cell office:value-type="float" office:value="0.134725133522668">
                <text:p>0.1347251335226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300506239832827">
                <text:p>-0.0300506239832827</text:p>
              </table:table-cell>
              <table:table-cell office:value-type="float" office:value="-0.532495357445809">
                <text:p>-0.5324953574458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359040068739824">
                <text:p>-0.359040068739824</text:p>
              </table:table-cell>
              <table:table-cell office:value-type="float" office:value="-0.121519491653819">
                <text:p>-0.1215194916538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401333791802566">
                <text:p>-0.401333791802566</text:p>
              </table:table-cell>
              <table:table-cell office:value-type="float" office:value="0.20861694875387">
                <text:p>0.208616948753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89917856225024">
                <text:p>0.489917856225024</text:p>
              </table:table-cell>
              <table:table-cell office:value-type="float" office:value="0.585886477788148">
                <text:p>0.5858864777881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713287998114521">
                <text:p>0.0713287998114521</text:p>
              </table:table-cell>
              <table:table-cell office:value-type="float" office:value="-0.609056483401751">
                <text:p>-0.6090564834017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345837895871752">
                <text:p>-0.345837895871752</text:p>
              </table:table-cell>
              <table:table-cell office:value-type="float" office:value="0.205129906852339">
                <text:p>0.2051299068523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90000091011828">
                <text:p>-0.90000091011828</text:p>
              </table:table-cell>
              <table:table-cell office:value-type="float" office:value="0.0490592402294631">
                <text:p>0.04905924022946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387813083732414">
                <text:p>-0.387813083732414</text:p>
              </table:table-cell>
              <table:table-cell office:value-type="float" office:value="0.492054978564089">
                <text:p>0.4920549785640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84036605213242">
                <text:p>0.184036605213242</text:p>
              </table:table-cell>
              <table:table-cell office:value-type="float" office:value="0.791806898593549">
                <text:p>0.7918068985935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63277579160256">
                <text:p>0.563277579160256</text:p>
              </table:table-cell>
              <table:table-cell office:value-type="float" office:value="-0.0522081701854346">
                <text:p>-0.05220817018543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80291623332429">
                <text:p>0.880291623332429</text:p>
              </table:table-cell>
              <table:table-cell office:value-type="float" office:value="-0.150138242547102">
                <text:p>-0.1501382425471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943971628009002">
                <text:p>0.0943971628009002</text:p>
              </table:table-cell>
              <table:table-cell office:value-type="float" office:value="0.343927959433571">
                <text:p>0.3439279594335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32939345728936">
                <text:p>0.732939345728936</text:p>
              </table:table-cell>
              <table:table-cell office:value-type="float" office:value="0.111451772142434">
                <text:p>0.1114517721424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113986931029198">
                <text:p>-0.113986931029198</text:p>
              </table:table-cell>
              <table:table-cell office:value-type="float" office:value="0.93450440526559">
                <text:p>0.934504405265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04907921763551">
                <text:p>0.204907921763551</text:p>
              </table:table-cell>
              <table:table-cell office:value-type="float" office:value="0.81208976990219">
                <text:p>0.812089769902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62649597330429">
                <text:p>-0.62649597330429</text:p>
              </table:table-cell>
              <table:table-cell office:value-type="float" office:value="0.682502512961773">
                <text:p>0.6825025129617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228753547643684">
                <text:p>-0.228753547643684</text:p>
              </table:table-cell>
              <table:table-cell office:value-type="float" office:value="-0.621604792103012">
                <text:p>-0.6216047921030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463955290842442">
                <text:p>-0.463955290842442</text:p>
              </table:table-cell>
              <table:table-cell office:value-type="float" office:value="0.179478492067795">
                <text:p>0.1794784920677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239503791280504">
                <text:p>-0.239503791280504</text:p>
              </table:table-cell>
              <table:table-cell office:value-type="float" office:value="0.576336968404565">
                <text:p>0.5763369684045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439648329856563">
                <text:p>-0.439648329856563</text:p>
              </table:table-cell>
              <table:table-cell office:value-type="float" office:value="-0.789801862984055">
                <text:p>-0.7898018629840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416560119814175">
                <text:p>-0.416560119814175</text:p>
              </table:table-cell>
              <table:table-cell office:value-type="float" office:value="0.493333863976542">
                <text:p>0.4933338639765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882372597163581">
                <text:p>-0.0882372597163581</text:p>
              </table:table-cell>
              <table:table-cell office:value-type="float" office:value="-0.514969826616932">
                <text:p>-0.5149698266169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18347725301407">
                <text:p>0.518347725301407</text:p>
              </table:table-cell>
              <table:table-cell office:value-type="float" office:value="0.225736016080969">
                <text:p>0.2257360160809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208992216959051">
                <text:p>-0.208992216959051</text:p>
              </table:table-cell>
              <table:table-cell office:value-type="float" office:value="0.881528511690017">
                <text:p>0.8815285116900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305828051553716">
                <text:p>-0.305828051553716</text:p>
              </table:table-cell>
              <table:table-cell office:value-type="float" office:value="-0.0630306670774827">
                <text:p>-0.06303066707748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82616734366603">
                <text:p>0.682616734366603</text:p>
              </table:table-cell>
              <table:table-cell office:value-type="float" office:value="-0.580659536629082">
                <text:p>-0.5806595366290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94779934619892">
                <text:p>-0.94779934619892</text:p>
              </table:table-cell>
              <table:table-cell office:value-type="float" office:value="0.197235243153387">
                <text:p>0.1972352431533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840827729063588">
                <text:p>-0.840827729063588</text:p>
              </table:table-cell>
              <table:table-cell office:value-type="float" office:value="-0.341313723959014">
                <text:p>-0.3413137239590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677627056014792">
                <text:p>-0.677627056014792</text:p>
              </table:table-cell>
              <table:table-cell office:value-type="float" office:value="0.340925957509254">
                <text:p>0.3409259575092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39326862864109">
                <text:p>-0.39326862864109</text:p>
              </table:table-cell>
              <table:table-cell office:value-type="float" office:value="0.328082870188511">
                <text:p>0.3280828701885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39934790020291">
                <text:p>0.339934790020291</text:p>
              </table:table-cell>
              <table:table-cell office:value-type="float" office:value="-0.281275611088547">
                <text:p>-0.2812756110885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707650775849068">
                <text:p>-0.707650775849068</text:p>
              </table:table-cell>
              <table:table-cell office:value-type="float" office:value="0.302061049271644">
                <text:p>0.3020610492716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76913358580081">
                <text:p>0.676913358580081</text:p>
              </table:table-cell>
              <table:table-cell office:value-type="float" office:value="-0.225639227164094">
                <text:p>-0.2256392271640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71878266100726">
                <text:p>0.471878266100726</text:p>
              </table:table-cell>
              <table:table-cell office:value-type="float" office:value="0.417898614009603">
                <text:p>0.4178986140096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87244256298269">
                <text:p>0.287244256298269</text:p>
              </table:table-cell>
              <table:table-cell office:value-type="float" office:value="-0.336633385230549">
                <text:p>-0.3366333852305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703268411666797">
                <text:p>-0.703268411666797</text:p>
              </table:table-cell>
              <table:table-cell office:value-type="float" office:value="-0.109010401862208">
                <text:p>-0.1090104018622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152383315320239">
                <text:p>-0.152383315320239</text:p>
              </table:table-cell>
              <table:table-cell office:value-type="float" office:value="0.551877370303075">
                <text:p>0.5518773703030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93231227984833">
                <text:p>0.0393231227984833</text:p>
              </table:table-cell>
              <table:table-cell office:value-type="float" office:value="-0.372850716583897">
                <text:p>-0.3728507165838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976264473189945">
                <text:p>-0.976264473189945</text:p>
              </table:table-cell>
              <table:table-cell office:value-type="float" office:value="0.111867635356635">
                <text:p>0.1118676353566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30118266780418">
                <text:p>0.230118266780418</text:p>
              </table:table-cell>
              <table:table-cell office:value-type="float" office:value="-0.658218533605273">
                <text:p>-0.6582185336052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13581405449359">
                <text:p>0.413581405449359</text:p>
              </table:table-cell>
              <table:table-cell office:value-type="float" office:value="0.626220668265914">
                <text:p>0.6262206682659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98317438474049">
                <text:p>0.498317438474049</text:p>
              </table:table-cell>
              <table:table-cell office:value-type="float" office:value="-0.591768935227393">
                <text:p>-0.5917689352273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556568216842669">
                <text:p>-0.556568216842669</text:p>
              </table:table-cell>
              <table:table-cell office:value-type="float" office:value="0.186235668703518">
                <text:p>0.1862356687035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80576006385484">
                <text:p>0.180576006385484</text:p>
              </table:table-cell>
              <table:table-cell office:value-type="float" office:value="-0.0886488269049272">
                <text:p>-0.08864882690492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456851220370568">
                <text:p>-0.456851220370568</text:p>
              </table:table-cell>
              <table:table-cell office:value-type="float" office:value="-0.313177546028682">
                <text:p>-0.31317754602868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264953725903183">
                <text:p>-0.264953725903183</text:p>
              </table:table-cell>
              <table:table-cell office:value-type="float" office:value="0.30751248336758">
                <text:p>0.307512483367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131967799659306">
                <text:p>-0.0131967799659306</text:p>
              </table:table-cell>
              <table:table-cell office:value-type="float" office:value="-0.0879198369704233">
                <text:p>-0.08791983697042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20195151788669">
                <text:p>0.320195151788669</text:p>
              </table:table-cell>
              <table:table-cell office:value-type="float" office:value="0.584672147317756">
                <text:p>0.5846721473177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88820356592598">
                <text:p>-0.88820356592598</text:p>
              </table:table-cell>
              <table:table-cell office:value-type="float" office:value="0.0538842046208649">
                <text:p>0.05388420462086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01040108618082">
                <text:p>0.801040108618082</text:p>
              </table:table-cell>
              <table:table-cell office:value-type="float" office:value="-0.341742759287972">
                <text:p>-0.3417427592879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6359012882426">
                <text:p>0.36359012882426</text:p>
              </table:table-cell>
              <table:table-cell office:value-type="float" office:value="-0.691993992039261">
                <text:p>-0.6919939920392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8345776583981">
                <text:p>0.198345776583981</text:p>
              </table:table-cell>
              <table:table-cell office:value-type="float" office:value="-0.00936289745738645">
                <text:p>-0.009362897457386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188388421243317">
                <text:p>-0.188388421243317</text:p>
              </table:table-cell>
              <table:table-cell office:value-type="float" office:value="-0.254419986054458">
                <text:p>-0.2544199860544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88388582101292">
                <text:p>0.188388582101292</text:p>
              </table:table-cell>
              <table:table-cell office:value-type="float" office:value="-0.389962533187632">
                <text:p>-0.3899625331876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430760568904874">
                <text:p>-0.0430760568904874</text:p>
              </table:table-cell>
              <table:table-cell office:value-type="float" office:value="-0.237427867752013">
                <text:p>-0.2374278677520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913711844298563">
                <text:p>0.0913711844298563</text:p>
              </table:table-cell>
              <table:table-cell office:value-type="float" office:value="0.806967908341704">
                <text:p>0.8069679083417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984416832426119">
                <text:p>-0.984416832426119</text:p>
              </table:table-cell>
              <table:table-cell office:value-type="float" office:value="-0.160137313017612">
                <text:p>-0.1601373130176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45154275057395">
                <text:p>-0.45154275057395</text:p>
              </table:table-cell>
              <table:table-cell office:value-type="float" office:value="0.658151644959949">
                <text:p>0.6581516449599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666104204262551">
                <text:p>-0.666104204262551</text:p>
              </table:table-cell>
              <table:table-cell office:value-type="float" office:value="0.673553690383609">
                <text:p>0.6735536903836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74613980568901">
                <text:p>0.374613980568901</text:p>
              </table:table-cell>
              <table:table-cell office:value-type="float" office:value="-0.203386395116717">
                <text:p>-0.2033863951167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839650818999137">
                <text:p>-0.839650818999137</text:p>
              </table:table-cell>
              <table:table-cell office:value-type="float" office:value="-0.413402986803225">
                <text:p>-0.4134029868032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10649479173797">
                <text:p>0.510649479173797</text:p>
              </table:table-cell>
              <table:table-cell office:value-type="float" office:value="0.147024691158169">
                <text:p>0.1470246911581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52701597648612">
                <text:p>0.752701597648612</text:p>
              </table:table-cell>
              <table:table-cell office:value-type="float" office:value="-0.522590613605408">
                <text:p>-0.5225906136054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672643180834102">
                <text:p>-0.0672643180834102</text:p>
              </table:table-cell>
              <table:table-cell office:value-type="float" office:value="-0.444068353881498">
                <text:p>-0.4440683538814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34342215305213">
                <text:p>0.234342215305213</text:p>
              </table:table-cell>
              <table:table-cell office:value-type="float" office:value="0.899600190901266">
                <text:p>0.8996001909012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145449193769481">
                <text:p>-0.145449193769481</text:p>
              </table:table-cell>
              <table:table-cell office:value-type="float" office:value="0.0794377262030333">
                <text:p>0.07943772620303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425850874214767">
                <text:p>-0.425850874214767</text:p>
              </table:table-cell>
              <table:table-cell office:value-type="float" office:value="0.471850328122455">
                <text:p>0.4718503281224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08749784368692">
                <text:p>0.908749784368692</text:p>
              </table:table-cell>
              <table:table-cell office:value-type="float" office:value="0.0963709230031562">
                <text:p>0.09637092300315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727293397424515">
                <text:p>-0.0727293397424515</text:p>
              </table:table-cell>
              <table:table-cell office:value-type="float" office:value="0.0393240465952712">
                <text:p>0.03932404659527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256941210525463">
                <text:p>-0.256941210525463</text:p>
              </table:table-cell>
              <table:table-cell office:value-type="float" office:value="0.54978845672332">
                <text:p>0.549788456723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93951216389177">
                <text:p>0.393951216389177</text:p>
              </table:table-cell>
              <table:table-cell office:value-type="float" office:value="0.728941969009614">
                <text:p>0.7289419690096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753748090811102">
                <text:p>-0.753748090811102</text:p>
              </table:table-cell>
              <table:table-cell office:value-type="float" office:value="-0.273287543118267">
                <text:p>-0.2732875431182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776134352327366">
                <text:p>0.776134352327366</text:p>
              </table:table-cell>
              <table:table-cell office:value-type="float" office:value="-0.087879969346714">
                <text:p>-0.0878799693467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69022058624193">
                <text:p>0.569022058624193</text:p>
              </table:table-cell>
              <table:table-cell office:value-type="float" office:value="-0.239155476858854">
                <text:p>-0.2391554768588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94479187643955">
                <text:p>0.394479187643955</text:p>
              </table:table-cell>
              <table:table-cell office:value-type="float" office:value="0.315843733934624">
                <text:p>0.3158437339346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20702552965996">
                <text:p>0.320702552965996</text:p>
              </table:table-cell>
              <table:table-cell office:value-type="float" office:value="-0.761003410557711">
                <text:p>-0.7610034105577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272166324314864">
                <text:p>-0.272166324314864</text:p>
              </table:table-cell>
              <table:table-cell office:value-type="float" office:value="0.788670356588899">
                <text:p>0.7886703565888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857131198404735">
                <text:p>-0.857131198404735</text:p>
              </table:table-cell>
              <table:table-cell office:value-type="float" office:value="0.316922126257994">
                <text:p>0.3169221262579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10849459161">
                <text:p>0.410849459161</text:p>
              </table:table-cell>
              <table:table-cell office:value-type="float" office:value="0.0296724835851955">
                <text:p>0.02967248358519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08201419692039">
                <text:p>0.708201419692039</text:p>
              </table:table-cell>
              <table:table-cell office:value-type="float" office:value="-0.4244795953642">
                <text:p>-0.42447959536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27533755887124">
                <text:p>0.627533755887124</text:p>
              </table:table-cell>
              <table:table-cell office:value-type="float" office:value="-0.437116426124465">
                <text:p>-0.4371164261244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75954655850374">
                <text:p>0.0275954655850374</text:p>
              </table:table-cell>
              <table:table-cell office:value-type="float" office:value="0.656762421999782">
                <text:p>0.6567624219997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36775738959027">
                <text:p>0.336775738959027</text:p>
              </table:table-cell>
              <table:table-cell office:value-type="float" office:value="0.106192871075941">
                <text:p>0.1061928710759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90691435660993">
                <text:p>0.190691435660993</text:p>
              </table:table-cell>
              <table:table-cell office:value-type="float" office:value="0.554644856633999">
                <text:p>0.5546448566339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774372057481573">
                <text:p>-0.774372057481573</text:p>
              </table:table-cell>
              <table:table-cell office:value-type="float" office:value="-0.044743371868139">
                <text:p>-0.0447433718681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38449766544869">
                <text:p>0.238449766544869</text:p>
              </table:table-cell>
              <table:table-cell office:value-type="float" office:value="-0.333926919175922">
                <text:p>-0.3339269191759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603634923679788">
                <text:p>-0.603634923679788</text:p>
              </table:table-cell>
              <table:table-cell office:value-type="float" office:value="-0.597187725673716">
                <text:p>-0.5971877256737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74722928013459">
                <text:p>-0.74722928013459</text:p>
              </table:table-cell>
              <table:table-cell office:value-type="float" office:value="0.459243938127024">
                <text:p>0.4592439381270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57914408691158">
                <text:p>0.157914408691158</text:p>
              </table:table-cell>
              <table:table-cell office:value-type="float" office:value="-0.940017220834396">
                <text:p>-0.9400172208343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686620154075303">
                <text:p>-0.686620154075303</text:p>
              </table:table-cell>
              <table:table-cell office:value-type="float" office:value="0.593431683056363">
                <text:p>0.5934316830563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07599630122431">
                <text:p>0.807599630122431</text:p>
              </table:table-cell>
              <table:table-cell office:value-type="float" office:value="-0.45484412629272">
                <text:p>-0.454844126292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840638966006204">
                <text:p>-0.0840638966006204</text:p>
              </table:table-cell>
              <table:table-cell office:value-type="float" office:value="-0.0178469939925526">
                <text:p>-0.01784699399255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440813512959402">
                <text:p>-0.440813512959402</text:p>
              </table:table-cell>
              <table:table-cell office:value-type="float" office:value="-0.517209780029357">
                <text:p>-0.5172097800293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11619445192104">
                <text:p>-0.111619445192104</text:p>
              </table:table-cell>
              <table:table-cell office:value-type="float" office:value="-0.749506403878584">
                <text:p>-0.7495064038785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87036513362124">
                <text:p>0.487036513362124</text:p>
              </table:table-cell>
              <table:table-cell office:value-type="float" office:value="0.147435019729679">
                <text:p>0.1474350197296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5829394573331">
                <text:p>0.25829394573331</text:p>
              </table:table-cell>
              <table:table-cell office:value-type="float" office:value="0.816412939147153">
                <text:p>0.816412939147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477782746205899">
                <text:p>-0.0477782746205899</text:p>
              </table:table-cell>
              <table:table-cell office:value-type="float" office:value="0.302485956785442">
                <text:p>0.3024859567854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15436213021141">
                <text:p>0.0815436213021141</text:p>
              </table:table-cell>
              <table:table-cell office:value-type="float" office:value="0.851349487769234">
                <text:p>0.8513494877692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82004382451219">
                <text:p>0.182004382451219</text:p>
              </table:table-cell>
              <table:table-cell office:value-type="float" office:value="-0.267145264357335">
                <text:p>-0.2671452643573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543834141577096">
                <text:p>0.0543834141577096</text:p>
              </table:table-cell>
              <table:table-cell office:value-type="float" office:value="-0.211593800599287">
                <text:p>-0.2115938005992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70943715237998">
                <text:p>-0.170943715237998</text:p>
              </table:table-cell>
              <table:table-cell office:value-type="float" office:value="-0.831039637462095">
                <text:p>-0.8310396374620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43454328311427">
                <text:p>0.443454328311427</text:p>
              </table:table-cell>
              <table:table-cell office:value-type="float" office:value="0.638719434896388">
                <text:p>0.6387194348963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16845663881358">
                <text:p>-0.16845663881358</text:p>
              </table:table-cell>
              <table:table-cell office:value-type="float" office:value="0.885885854700469">
                <text:p>0.8858858547004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518353775925489">
                <text:p>0.518353775925489</text:p>
              </table:table-cell>
              <table:table-cell office:value-type="float" office:value="0.367002330564859">
                <text:p>0.3670023305648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50637666791525">
                <text:p>0.750637666791525</text:p>
              </table:table-cell>
              <table:table-cell office:value-type="float" office:value="0.327410125177545">
                <text:p>0.32741012517754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55625613885238">
                <text:p>-0.55625613885238</text:p>
              </table:table-cell>
              <table:table-cell office:value-type="float" office:value="-0.424575277875187">
                <text:p>-0.4245752778751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959090117371538">
                <text:p>-0.959090117371538</text:p>
              </table:table-cell>
              <table:table-cell office:value-type="float" office:value="0.103383455870609">
                <text:p>0.1033834558706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414009440338207">
                <text:p>-0.414009440338207</text:p>
              </table:table-cell>
              <table:table-cell office:value-type="float" office:value="-0.695563502244471">
                <text:p>-0.6955635022444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97015865007857">
                <text:p>-0.197015865007857</text:p>
              </table:table-cell>
              <table:table-cell office:value-type="float" office:value="0.332012952304132">
                <text:p>0.3320129523041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89137717366718">
                <text:p>0.189137717366718</text:p>
              </table:table-cell>
              <table:table-cell office:value-type="float" office:value="0.863940073855275">
                <text:p>0.8639400738552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329191406785297">
                <text:p>-0.329191406785297</text:p>
              </table:table-cell>
              <table:table-cell office:value-type="float" office:value="0.203277491134267">
                <text:p>0.2032774911342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118144269073968">
                <text:p>-0.118144269073968</text:p>
              </table:table-cell>
              <table:table-cell office:value-type="float" office:value="-0.471658360913228">
                <text:p>-0.4716583609132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25481648247257">
                <text:p>0.825481648247257</text:p>
              </table:table-cell>
              <table:table-cell office:value-type="float" office:value="-0.361374829169095">
                <text:p>-0.3613748291690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34135795827433">
                <text:p>-0.34135795827433</text:p>
              </table:table-cell>
              <table:table-cell office:value-type="float" office:value="0.314917428082792">
                <text:p>0.31491742808279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44139652324142">
                <text:p>0.444139652324142</text:p>
              </table:table-cell>
              <table:table-cell office:value-type="float" office:value="0.508538642843039">
                <text:p>0.50853864284303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179375587361279">
                <text:p>-0.179375587361279</text:p>
              </table:table-cell>
              <table:table-cell office:value-type="float" office:value="-0.65353955461016">
                <text:p>-0.653539554610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343169123196073">
                <text:p>0.0343169123196073</text:p>
              </table:table-cell>
              <table:table-cell office:value-type="float" office:value="-0.690432549484903">
                <text:p>-0.6904325494849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15343290292438">
                <text:p>0.315343290292438</text:p>
              </table:table-cell>
              <table:table-cell office:value-type="float" office:value="0.354566355811982">
                <text:p>0.3545663558119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230388846940731">
                <text:p>-0.0230388846940731</text:p>
              </table:table-cell>
              <table:table-cell office:value-type="float" office:value="-0.628787524373439">
                <text:p>-0.6287875243734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892513308859497">
                <text:p>-0.892513308859497</text:p>
              </table:table-cell>
              <table:table-cell office:value-type="float" office:value="-0.379958523837533">
                <text:p>-0.3799585238375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32170968595423">
                <text:p>0.832170968595423</text:p>
              </table:table-cell>
              <table:table-cell office:value-type="float" office:value="-0.515414279407915">
                <text:p>-0.5154142794079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377622607945399">
                <text:p>-0.377622607945399</text:p>
              </table:table-cell>
              <table:table-cell office:value-type="float" office:value="-0.540795487886609">
                <text:p>-0.5407954878866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511005138966822">
                <text:p>0.511005138966822</text:p>
              </table:table-cell>
              <table:table-cell office:value-type="float" office:value="-0.460122922074361">
                <text:p>-0.4601229220743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371402659453794">
                <text:p>-0.371402659453794</text:p>
              </table:table-cell>
              <table:table-cell office:value-type="float" office:value="0.126815934911681">
                <text:p>0.12681593491168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13142539722251">
                <text:p>0.113142539722251</text:p>
              </table:table-cell>
              <table:table-cell office:value-type="float" office:value="0.0447190238693099">
                <text:p>0.04471902386930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402356645287061">
                <text:p>-0.402356645287061</text:p>
              </table:table-cell>
              <table:table-cell office:value-type="float" office:value="0.332795993007867">
                <text:p>0.3327959930078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0414843559415">
                <text:p>0.70414843559415</text:p>
              </table:table-cell>
              <table:table-cell office:value-type="float" office:value="-0.411838283390382">
                <text:p>-0.4118382833903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54761229993534">
                <text:p>0.054761229993534</text:p>
              </table:table-cell>
              <table:table-cell office:value-type="float" office:value="0.315596744827708">
                <text:p>0.3155967448277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53095382125978">
                <text:p>-0.53095382125978</text:p>
              </table:table-cell>
              <table:table-cell office:value-type="float" office:value="0.400130780185851">
                <text:p>0.4001307801858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86084101400126">
                <text:p>0.386084101400126</text:p>
              </table:table-cell>
              <table:table-cell office:value-type="float" office:value="-0.746585884317191">
                <text:p>-0.7465858843171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741339463528503">
                <text:p>-0.0741339463528503</text:p>
              </table:table-cell>
              <table:table-cell office:value-type="float" office:value="-0.259165027566949">
                <text:p>-0.2591650275669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348293740795318">
                <text:p>-0.348293740795318</text:p>
              </table:table-cell>
              <table:table-cell office:value-type="float" office:value="-0.0394365269015108">
                <text:p>-0.03943652690151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942408234842298">
                <text:p>0.00942408234842298</text:p>
              </table:table-cell>
              <table:table-cell office:value-type="float" office:value="0.522798401961755">
                <text:p>0.5227984019617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91491174921514">
                <text:p>0.191491174921514</text:p>
              </table:table-cell>
              <table:table-cell office:value-type="float" office:value="-0.269584147065537">
                <text:p>-0.2695841470655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13068888137668">
                <text:p>0.813068888137668</text:p>
              </table:table-cell>
              <table:table-cell office:value-type="float" office:value="0.149124360650604">
                <text:p>0.1491243606506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782560633449295">
                <text:p>-0.782560633449295</text:p>
              </table:table-cell>
              <table:table-cell office:value-type="float" office:value="0.443315123061252">
                <text:p>0.4433151230612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722309769386883">
                <text:p>-0.0722309769386883</text:p>
              </table:table-cell>
              <table:table-cell office:value-type="float" office:value="0.329935437626413">
                <text:p>0.3299354376264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60986670863248">
                <text:p>0.0160986670863248</text:p>
              </table:table-cell>
              <table:table-cell office:value-type="float" office:value="-0.496616592503003">
                <text:p>-0.4966165925030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404495931269603">
                <text:p>-0.404495931269603</text:p>
              </table:table-cell>
              <table:table-cell office:value-type="float" office:value="-0.326801623851476">
                <text:p>-0.32680162385147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462887639615045">
                <text:p>0.0462887639615045</text:p>
              </table:table-cell>
              <table:table-cell office:value-type="float" office:value="-0.248087758419861">
                <text:p>-0.2480877584198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570604441736418">
                <text:p>-0.570604441736418</text:p>
              </table:table-cell>
              <table:table-cell office:value-type="float" office:value="0.521366167338916">
                <text:p>0.5213661673389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67433790422955">
                <text:p>0.467433790422955</text:p>
              </table:table-cell>
              <table:table-cell office:value-type="float" office:value="-0.414923088233173">
                <text:p>-0.4149230882331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938084593631896">
                <text:p>0.0938084593631896</text:p>
              </table:table-cell>
              <table:table-cell office:value-type="float" office:value="-0.634080536879015">
                <text:p>-0.6340805368790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45977725614917">
                <text:p>0.245977725614917</text:p>
              </table:table-cell>
              <table:table-cell office:value-type="float" office:value="0.462535986253435">
                <text:p>0.4625359862534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44202818561355">
                <text:p>0.844202818561355</text:p>
              </table:table-cell>
              <table:table-cell office:value-type="float" office:value="0.504676441016855">
                <text:p>0.5046764410168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502346650566819">
                <text:p>0.502346650566819</text:p>
              </table:table-cell>
              <table:table-cell office:value-type="float" office:value="-0.551485158253305">
                <text:p>-0.5514851582533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170437632007302">
                <text:p>-0.0170437632007302</text:p>
              </table:table-cell>
              <table:table-cell office:value-type="float" office:value="-0.793506999208077">
                <text:p>-0.7935069992080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739745337036485">
                <text:p>-0.739745337036485</text:p>
              </table:table-cell>
              <table:table-cell office:value-type="float" office:value="0.258143216678557">
                <text:p>0.2581432166785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224891796609538">
                <text:p>-0.224891796609538</text:p>
              </table:table-cell>
              <table:table-cell office:value-type="float" office:value="-0.857254399579836">
                <text:p>-0.85725439957983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930191232864002">
                <text:p>-0.930191232864002</text:p>
              </table:table-cell>
              <table:table-cell office:value-type="float" office:value="-0.0498105080198786">
                <text:p>-0.04981050801987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775325646111618">
                <text:p>-0.775325646111618</text:p>
              </table:table-cell>
              <table:table-cell office:value-type="float" office:value="-0.263906251667334">
                <text:p>-0.2639062516673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05443050588194">
                <text:p>0.605443050588194</text:p>
              </table:table-cell>
              <table:table-cell office:value-type="float" office:value="-0.314714794611862">
                <text:p>-0.3147147946118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15193788472038">
                <text:p>0.815193788472038</text:p>
              </table:table-cell>
              <table:table-cell office:value-type="float" office:value="0.313198602455944">
                <text:p>0.3131986024559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487969218853206">
                <text:p>-0.0487969218853206</text:p>
              </table:table-cell>
              <table:table-cell office:value-type="float" office:value="0.203047973531239">
                <text:p>0.2030479735312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892609345983705">
                <text:p>-0.892609345983705</text:p>
              </table:table-cell>
              <table:table-cell office:value-type="float" office:value="-0.303636441596966">
                <text:p>-0.3036364415969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29466732455892">
                <text:p>0.229466732455892</text:p>
              </table:table-cell>
              <table:table-cell office:value-type="float" office:value="0.960502340058845">
                <text:p>0.9605023400588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5285756722815">
                <text:p>0.15285756722815</text:p>
              </table:table-cell>
              <table:table-cell office:value-type="float" office:value="-0.832523720852275">
                <text:p>-0.8325237208522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111239565039574">
                <text:p>-0.111239565039574</text:p>
              </table:table-cell>
              <table:table-cell office:value-type="float" office:value="0.00681274296310666">
                <text:p>0.006812742963106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690488124298843">
                <text:p>-0.690488124298843</text:p>
              </table:table-cell>
              <table:table-cell office:value-type="float" office:value="-0.54335009343">
                <text:p>-0.543350093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493630725475832">
                <text:p>-0.493630725475832</text:p>
              </table:table-cell>
              <table:table-cell office:value-type="float" office:value="-0.69437654409636">
                <text:p>-0.694376544096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381488064740749">
                <text:p>-0.381488064740749</text:p>
              </table:table-cell>
              <table:table-cell office:value-type="float" office:value="0.712399123214812">
                <text:p>0.7123991232148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82695758546836">
                <text:p>0.782695758546836</text:p>
              </table:table-cell>
              <table:table-cell office:value-type="float" office:value="-0.192868194807799">
                <text:p>-0.1928681948077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73828335899604">
                <text:p>0.473828335899604</text:p>
              </table:table-cell>
              <table:table-cell office:value-type="float" office:value="-0.599533623344419">
                <text:p>-0.5995336233444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517039997405467">
                <text:p>-0.517039997405467</text:p>
              </table:table-cell>
              <table:table-cell office:value-type="float" office:value="0.521220784242824">
                <text:p>0.5212207842428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882650916601122">
                <text:p>-0.882650916601122</text:p>
              </table:table-cell>
              <table:table-cell office:value-type="float" office:value="-0.441746540345902">
                <text:p>-0.44174654034590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797492202251338">
                <text:p>-0.797492202251338</text:p>
              </table:table-cell>
              <table:table-cell office:value-type="float" office:value="0.0788549390387898">
                <text:p>0.07885493903878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36460398535728">
                <text:p>0.236460398535728</text:p>
              </table:table-cell>
              <table:table-cell office:value-type="float" office:value="0.281023442504045">
                <text:p>0.2810234425040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32787883983855">
                <text:p>0.632787883983855</text:p>
              </table:table-cell>
              <table:table-cell office:value-type="float" office:value="0.00558158037519844">
                <text:p>0.0055815803751984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95411640176308">
                <text:p>0.895411640176308</text:p>
              </table:table-cell>
              <table:table-cell office:value-type="float" office:value="0.0874969670682895">
                <text:p>0.087496967068289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44016693639258">
                <text:p>0.144016693639258</text:p>
              </table:table-cell>
              <table:table-cell office:value-type="float" office:value="-0.673901495143275">
                <text:p>-0.6739014951432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1744653094398">
                <text:p>0.81744653094398</text:p>
              </table:table-cell>
              <table:table-cell office:value-type="float" office:value="0.0844699529649562">
                <text:p>0.08446995296495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88604609897167">
                <text:p>0.688604609897167</text:p>
              </table:table-cell>
              <table:table-cell office:value-type="float" office:value="-0.191700245688733">
                <text:p>-0.1917002456887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460778653403136">
                <text:p>-0.460778653403136</text:p>
              </table:table-cell>
              <table:table-cell office:value-type="float" office:value="-0.510354144570702">
                <text:p>-0.5103541445707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15102265528456">
                <text:p>0.415102265528456</text:p>
              </table:table-cell>
              <table:table-cell office:value-type="float" office:value="0.610794358049432">
                <text:p>0.6107943580494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893168200286709">
                <text:p>-0.893168200286709</text:p>
              </table:table-cell>
              <table:table-cell office:value-type="float" office:value="0.343942885628888">
                <text:p>0.3439428856288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572059561818822">
                <text:p>-0.572059561818822</text:p>
              </table:table-cell>
              <table:table-cell office:value-type="float" office:value="0.366879932778296">
                <text:p>0.3668799327782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34809080740196">
                <text:p>-0.134809080740196</text:p>
              </table:table-cell>
              <table:table-cell office:value-type="float" office:value="0.164201126052345">
                <text:p>0.1642011260523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20790933898992">
                <text:p>-0.120790933898992</text:p>
              </table:table-cell>
              <table:table-cell office:value-type="float" office:value="-0.62220812331993">
                <text:p>-0.622208123319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02459102867495">
                <text:p>0.402459102867495</text:p>
              </table:table-cell>
              <table:table-cell office:value-type="float" office:value="0.101631277729057">
                <text:p>0.1016312777290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8723532128472">
                <text:p>0.38723532128472</text:p>
              </table:table-cell>
              <table:table-cell office:value-type="float" office:value="-0.621484234398403">
                <text:p>-0.6214842343984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25412058317249">
                <text:p>0.125412058317249</text:p>
              </table:table-cell>
              <table:table-cell office:value-type="float" office:value="0.255709871309031">
                <text:p>0.255709871309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0323171551473">
                <text:p>-0.10323171551473</text:p>
              </table:table-cell>
              <table:table-cell office:value-type="float" office:value="0.308509600903093">
                <text:p>0.3085096009030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90281943887262">
                <text:p>0.790281943887262</text:p>
              </table:table-cell>
              <table:table-cell office:value-type="float" office:value="0.0947040308679923">
                <text:p>0.09470403086799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516063256554113">
                <text:p>0.0516063256554113</text:p>
              </table:table-cell>
              <table:table-cell office:value-type="float" office:value="0.362744556574213">
                <text:p>0.3627445565742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67738229451115">
                <text:p>0.367738229451115</text:p>
              </table:table-cell>
              <table:table-cell office:value-type="float" office:value="-0.553110028814483">
                <text:p>-0.55311002881448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74861944136243">
                <text:p>0.774861944136243</text:p>
              </table:table-cell>
              <table:table-cell office:value-type="float" office:value="-0.348105016187683">
                <text:p>-0.3481050161876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22654413724874">
                <text:p>-0.22654413724874</text:p>
              </table:table-cell>
              <table:table-cell office:value-type="float" office:value="-0.840529745980607">
                <text:p>-0.8405297459806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08263388748916">
                <text:p>0.408263388748916</text:p>
              </table:table-cell>
              <table:table-cell office:value-type="float" office:value="-0.397143375717134">
                <text:p>-0.3971433757171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495215369987967">
                <text:p>0.0495215369987967</text:p>
              </table:table-cell>
              <table:table-cell office:value-type="float" office:value="0.49597502042835">
                <text:p>0.495975020428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57547783341991">
                <text:p>0.957547783341991</text:p>
              </table:table-cell>
              <table:table-cell office:value-type="float" office:value="-0.106561796367008">
                <text:p>-0.1065617963670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202579462113045">
                <text:p>-0.202579462113045</text:p>
              </table:table-cell>
              <table:table-cell office:value-type="float" office:value="-0.866311713737102">
                <text:p>-0.86631171373710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21749981661922">
                <text:p>0.421749981661922</text:p>
              </table:table-cell>
              <table:table-cell office:value-type="float" office:value="-0.583966894461958">
                <text:p>-0.5839668944619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419609488982106">
                <text:p>-0.419609488982106</text:p>
              </table:table-cell>
              <table:table-cell office:value-type="float" office:value="0.891609048358949">
                <text:p>0.8916090483589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3296093307964">
                <text:p>0.73296093307964</text:p>
              </table:table-cell>
              <table:table-cell office:value-type="float" office:value="-0.47066635263305">
                <text:p>-0.470666352633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176540724879383">
                <text:p>-0.176540724879383</text:p>
              </table:table-cell>
              <table:table-cell office:value-type="float" office:value="-0.618514493847709">
                <text:p>-0.61851449384770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512777387385185">
                <text:p>0.512777387385185</text:p>
              </table:table-cell>
              <table:table-cell office:value-type="float" office:value="0.1082476517594">
                <text:p>0.10824765175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612188396092291">
                <text:p>0.0612188396092291</text:p>
              </table:table-cell>
              <table:table-cell office:value-type="float" office:value="-0.790650356414752">
                <text:p>-0.7906503564147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428524801182827">
                <text:p>-0.428524801182827</text:p>
              </table:table-cell>
              <table:table-cell office:value-type="float" office:value="-0.52853445725477">
                <text:p>-0.528534457254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42916346313525">
                <text:p>0.342916346313525</text:p>
              </table:table-cell>
              <table:table-cell office:value-type="float" office:value="-0.62303788142986">
                <text:p>-0.623037881429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37420695777362">
                <text:p>0.237420695777362</text:p>
              </table:table-cell>
              <table:table-cell office:value-type="float" office:value="-0.403268587719888">
                <text:p>-0.4032685877198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32930122289009">
                <text:p>0.232930122289009</text:p>
              </table:table-cell>
              <table:table-cell office:value-type="float" office:value="0.267635139501621">
                <text:p>0.2676351395016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614163176345263">
                <text:p>-0.614163176345263</text:p>
              </table:table-cell>
              <table:table-cell office:value-type="float" office:value="-0.344505035920555">
                <text:p>-0.3445050359205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122966693177307">
                <text:p>-0.0122966693177307</text:p>
              </table:table-cell>
              <table:table-cell office:value-type="float" office:value="-0.213529018011757">
                <text:p>-0.2135290180117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316841209802077">
                <text:p>-0.316841209802077</text:p>
              </table:table-cell>
              <table:table-cell office:value-type="float" office:value="0.00868993432980549">
                <text:p>0.008689934329805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44681625041925">
                <text:p>0.144681625041925</text:p>
              </table:table-cell>
              <table:table-cell office:value-type="float" office:value="-0.82816323074031">
                <text:p>-0.828163230740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877099090492677">
                <text:p>0.0877099090492677</text:p>
              </table:table-cell>
              <table:table-cell office:value-type="float" office:value="0.789524826920167">
                <text:p>0.7895248269201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269532444053972">
                <text:p>-0.0269532444053972</text:p>
              </table:table-cell>
              <table:table-cell office:value-type="float" office:value="0.356997690106005">
                <text:p>0.3569976901060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60703834955207">
                <text:p>0.960703834955207</text:p>
              </table:table-cell>
              <table:table-cell office:value-type="float" office:value="0.204152561716682">
                <text:p>0.20415256171668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33364416239791">
                <text:p>-0.033364416239791</text:p>
              </table:table-cell>
              <table:table-cell office:value-type="float" office:value="0.733679091352856">
                <text:p>0.7336790913528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427760466338163">
                <text:p>-0.427760466338163</text:p>
              </table:table-cell>
              <table:table-cell office:value-type="float" office:value="0.125383151220697">
                <text:p>0.1253831512206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54434503606849">
                <text:p>-0.154434503606849</text:p>
              </table:table-cell>
              <table:table-cell office:value-type="float" office:value="-0.290667140281553">
                <text:p>-0.2906671402815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38481925301057">
                <text:p>0.238481925301057</text:p>
              </table:table-cell>
              <table:table-cell office:value-type="float" office:value="-0.630816802329786">
                <text:p>-0.6308168023297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642547414668169">
                <text:p>-0.642547414668169</text:p>
              </table:table-cell>
              <table:table-cell office:value-type="float" office:value="0.0927959664405015">
                <text:p>0.09279596644050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369795672586039">
                <text:p>-0.369795672586039</text:p>
              </table:table-cell>
              <table:table-cell office:value-type="float" office:value="0.558990080892889">
                <text:p>0.55899008089288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699672927283312">
                <text:p>-0.699672927283312</text:p>
              </table:table-cell>
              <table:table-cell office:value-type="float" office:value="-0.61843922269739">
                <text:p>-0.6184392226973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11579361952495">
                <text:p>-0.11579361952495</text:p>
              </table:table-cell>
              <table:table-cell office:value-type="float" office:value="-0.473821566351523">
                <text:p>-0.4738215663515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614562198107153">
                <text:p>-0.614562198107153</text:p>
              </table:table-cell>
              <table:table-cell office:value-type="float" office:value="0.484940520645527">
                <text:p>0.4849405206455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236958207430492">
                <text:p>-0.0236958207430492</text:p>
              </table:table-cell>
              <table:table-cell office:value-type="float" office:value="-0.201662480710191">
                <text:p>-0.2016624807101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318458800593364">
                <text:p>-0.318458800593364</text:p>
              </table:table-cell>
              <table:table-cell office:value-type="float" office:value="-0.358346024373107">
                <text:p>-0.3583460243731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43634406264341">
                <text:p>0.743634406264341</text:p>
              </table:table-cell>
              <table:table-cell office:value-type="float" office:value="-0.04640186948557">
                <text:p>-0.046401869485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589145907311116">
                <text:p>-0.589145907311116</text:p>
              </table:table-cell>
              <table:table-cell office:value-type="float" office:value="0.667305039628945">
                <text:p>0.6673050396289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350783021287688">
                <text:p>-0.350783021287688</text:p>
              </table:table-cell>
              <table:table-cell office:value-type="float" office:value="0.729328138559751">
                <text:p>0.7293281385597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331194615395205">
                <text:p>-0.331194615395205</text:p>
              </table:table-cell>
              <table:table-cell office:value-type="float" office:value="0.572040464258296">
                <text:p>0.5720404642582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41610213377441">
                <text:p>-0.41610213377441</text:p>
              </table:table-cell>
              <table:table-cell office:value-type="float" office:value="-0.851302930973462">
                <text:p>-0.8513029309734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65609039047977">
                <text:p>0.265609039047977</text:p>
              </table:table-cell>
              <table:table-cell office:value-type="float" office:value="0.263680719753569">
                <text:p>0.2636807197535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78715038013446">
                <text:p>-0.78715038013446</text:p>
              </table:table-cell>
              <table:table-cell office:value-type="float" office:value="0.333144262094778">
                <text:p>0.3331442620947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81543363893544">
                <text:p>0.481543363893544</text:p>
              </table:table-cell>
              <table:table-cell office:value-type="float" office:value="0.778150584681455">
                <text:p>0.7781505846814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442706137961716">
                <text:p>-0.442706137961716</text:p>
              </table:table-cell>
              <table:table-cell office:value-type="float" office:value="-0.782534909627693">
                <text:p>-0.7825349096276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527830881732846">
                <text:p>-0.527830881732846</text:p>
              </table:table-cell>
              <table:table-cell office:value-type="float" office:value="0.515229990491262">
                <text:p>0.5152299904912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465990780300525">
                <text:p>-0.465990780300525</text:p>
              </table:table-cell>
              <table:table-cell office:value-type="float" office:value="0.338043623090879">
                <text:p>0.3380436230908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55909863469076">
                <text:p>0.355909863469076</text:p>
              </table:table-cell>
              <table:table-cell office:value-type="float" office:value="-0.712164494159653">
                <text:p>-0.7121644941596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739681645425103">
                <text:p>-0.739681645425103</text:p>
              </table:table-cell>
              <table:table-cell office:value-type="float" office:value="0.508313424995432">
                <text:p>0.5083134249954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55800161312326">
                <text:p>0.955800161312326</text:p>
              </table:table-cell>
              <table:table-cell office:value-type="float" office:value="0.137848481961473">
                <text:p>0.1378484819614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35142846269583">
                <text:p>-0.35142846269583</text:p>
              </table:table-cell>
              <table:table-cell office:value-type="float" office:value="-0.0932747771090628">
                <text:p>-0.09327477710906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349659441021641">
                <text:p>-0.349659441021641</text:p>
              </table:table-cell>
              <table:table-cell office:value-type="float" office:value="0.812250709299511">
                <text:p>0.8122507092995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2453999122515">
                <text:p>0.22453999122515</text:p>
              </table:table-cell>
              <table:table-cell office:value-type="float" office:value="0.620784026828663">
                <text:p>0.6207840268286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854629274830555">
                <text:p>0.854629274830555</text:p>
              </table:table-cell>
              <table:table-cell office:value-type="float" office:value="0.0262279271979409">
                <text:p>0.026227927197940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17921548073032">
                <text:p>0.317921548073032</text:p>
              </table:table-cell>
              <table:table-cell office:value-type="float" office:value="-0.656807880887438">
                <text:p>-0.6568078808874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877583945205186">
                <text:p>-0.0877583945205186</text:p>
              </table:table-cell>
              <table:table-cell office:value-type="float" office:value="-0.0486750960187138">
                <text:p>-0.04867509601871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73681021820415">
                <text:p>0.373681021820415</text:p>
              </table:table-cell>
              <table:table-cell office:value-type="float" office:value="0.5560161848701">
                <text:p>0.55601618487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29910051338499">
                <text:p>0.129910051338499</text:p>
              </table:table-cell>
              <table:table-cell office:value-type="float" office:value="-0.65375705036732">
                <text:p>-0.653757050367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96497224835767">
                <text:p>0.796497224835767</text:p>
              </table:table-cell>
              <table:table-cell office:value-type="float" office:value="0.510172528385787">
                <text:p>0.51017252838578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23758996960683">
                <text:p>0.323758996960683</text:p>
              </table:table-cell>
              <table:table-cell office:value-type="float" office:value="-0.926634000493931">
                <text:p>-0.9266340004939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529242679652604">
                <text:p>0.0529242679652604</text:p>
              </table:table-cell>
              <table:table-cell office:value-type="float" office:value="-0.308876331671093">
                <text:p>-0.3088763316710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533072403990919">
                <text:p>-0.533072403990919</text:p>
              </table:table-cell>
              <table:table-cell office:value-type="float" office:value="0.281002623142059">
                <text:p>0.28100262314205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27781297847289">
                <text:p>0.927781297847289</text:p>
              </table:table-cell>
              <table:table-cell office:value-type="float" office:value="-0.216578368118043">
                <text:p>-0.2165783681180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25961063388211">
                <text:p>-0.25961063388211</text:p>
              </table:table-cell>
              <table:table-cell office:value-type="float" office:value="0.637796556655474">
                <text:p>0.6377965566554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57121237888024">
                <text:p>0.57121237888024</text:p>
              </table:table-cell>
              <table:table-cell office:value-type="float" office:value="0.491204983874071">
                <text:p>0.4912049838740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324796555777729">
                <text:p>-0.324796555777729</text:p>
              </table:table-cell>
              <table:table-cell office:value-type="float" office:value="0.539775678678119">
                <text:p>0.5397756786781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125441928594036">
                <text:p>-0.125441928594036</text:p>
              </table:table-cell>
              <table:table-cell office:value-type="float" office:value="0.243028612584987">
                <text:p>0.2430286125849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3682059088271">
                <text:p>0.73682059088271</text:p>
              </table:table-cell>
              <table:table-cell office:value-type="float" office:value="0.64226881849474">
                <text:p>0.642268818494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583572893093785">
                <text:p>-0.583572893093785</text:p>
              </table:table-cell>
              <table:table-cell office:value-type="float" office:value="-0.424709002777078">
                <text:p>-0.4247090027770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132478676020833">
                <text:p>-0.132478676020833</text:p>
              </table:table-cell>
              <table:table-cell office:value-type="float" office:value="-0.111297549570474">
                <text:p>-0.1112975495704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556161611922132">
                <text:p>-0.556161611922132</text:p>
              </table:table-cell>
              <table:table-cell office:value-type="float" office:value="0.13410923463655">
                <text:p>0.134109234636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87727527189693">
                <text:p>0.887727527189693</text:p>
              </table:table-cell>
              <table:table-cell office:value-type="float" office:value="0.364720962433506">
                <text:p>0.3647209624335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882341119373678">
                <text:p>-0.882341119373678</text:p>
              </table:table-cell>
              <table:table-cell office:value-type="float" office:value="0.0148898507767633">
                <text:p>0.01488985077676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35380126717443">
                <text:p>0.635380126717443</text:p>
              </table:table-cell>
              <table:table-cell office:value-type="float" office:value="-0.0260868224761321">
                <text:p>-0.02608682247613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24403348200752">
                <text:p>0.324403348200752</text:p>
              </table:table-cell>
              <table:table-cell office:value-type="float" office:value="-0.810743604529519">
                <text:p>-0.8107436045295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533290243945141">
                <text:p>-0.533290243945141</text:p>
              </table:table-cell>
              <table:table-cell office:value-type="float" office:value="-0.588168421359739">
                <text:p>-0.58816842135973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29465623734712">
                <text:p>0.329465623734712</text:p>
              </table:table-cell>
              <table:table-cell office:value-type="float" office:value="-0.100218318539312">
                <text:p>-0.1002183185393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720983123950874">
                <text:p>-0.720983123950874</text:p>
              </table:table-cell>
              <table:table-cell office:value-type="float" office:value="0.0809352980969282">
                <text:p>0.08093529809692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381753192325934">
                <text:p>-0.381753192325934</text:p>
              </table:table-cell>
              <table:table-cell office:value-type="float" office:value="0.601322474965769">
                <text:p>0.6013224749657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49828218634144">
                <text:p>-0.49828218634144</text:p>
              </table:table-cell>
              <table:table-cell office:value-type="float" office:value="0.780237481051311">
                <text:p>0.7802374810513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148880224007571">
                <text:p>-0.148880224007571</text:p>
              </table:table-cell>
              <table:table-cell office:value-type="float" office:value="-0.422983452590146">
                <text:p>-0.4229834525901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731503032295022">
                <text:p>-0.731503032295022</text:p>
              </table:table-cell>
              <table:table-cell office:value-type="float" office:value="-0.252124262658937">
                <text:p>-0.2521242626589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788991464920585">
                <text:p>-0.788991464920585</text:p>
              </table:table-cell>
              <table:table-cell office:value-type="float" office:value="-0.289150810026047">
                <text:p>-0.28915081002604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17348249361002">
                <text:p>0.117348249361002</text:p>
              </table:table-cell>
              <table:table-cell office:value-type="float" office:value="-0.877903327054385">
                <text:p>-0.8779033270543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474655317046834">
                <text:p>-0.474655317046834</text:p>
              </table:table-cell>
              <table:table-cell office:value-type="float" office:value="0.628589447318692">
                <text:p>0.6285894473186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90597854162469">
                <text:p>0.690597854162469</text:p>
              </table:table-cell>
              <table:table-cell office:value-type="float" office:value="0.0200010819536746">
                <text:p>0.02000108195367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52082534982706">
                <text:p>0.552082534982706</text:p>
              </table:table-cell>
              <table:table-cell office:value-type="float" office:value="0.574111738801402">
                <text:p>0.57411173880140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92733629014628">
                <text:p>0.00692733629014628</text:p>
              </table:table-cell>
              <table:table-cell office:value-type="float" office:value="0.156973668858978">
                <text:p>0.1569736688589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216126836085567">
                <text:p>-0.216126836085567</text:p>
              </table:table-cell>
              <table:table-cell office:value-type="float" office:value="0.183417485335416">
                <text:p>0.1834174853354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460352751342173">
                <text:p>-0.460352751342173</text:p>
              </table:table-cell>
              <table:table-cell office:value-type="float" office:value="0.205117398252968">
                <text:p>0.2051173982529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592727190279372">
                <text:p>0.592727190279372</text:p>
              </table:table-cell>
              <table:table-cell office:value-type="float" office:value="0.765241559194968">
                <text:p>0.7652415591949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33766621381377">
                <text:p>0.733766621381377</text:p>
              </table:table-cell>
              <table:table-cell office:value-type="float" office:value="0.473970535776286">
                <text:p>0.4739705357762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397616733771398">
                <text:p>-0.397616733771398</text:p>
              </table:table-cell>
              <table:table-cell office:value-type="float" office:value="-0.732698588839548">
                <text:p>-0.7326985888395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466184407157013">
                <text:p>-0.466184407157013</text:p>
              </table:table-cell>
              <table:table-cell office:value-type="float" office:value="0.863389050898356">
                <text:p>0.8633890508983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94455953468859">
                <text:p>0.994455953468859</text:p>
              </table:table-cell>
              <table:table-cell office:value-type="float" office:value="-0.0446501501365684">
                <text:p>-0.04465015013656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146988583763187">
                <text:p>-0.146988583763187</text:p>
              </table:table-cell>
              <table:table-cell office:value-type="float" office:value="-0.0792932698880719">
                <text:p>-0.07929326988807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319288575594931">
                <text:p>-0.319288575594931</text:p>
              </table:table-cell>
              <table:table-cell office:value-type="float" office:value="-0.558865751805776">
                <text:p>-0.5588657518057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9051126432909">
                <text:p>0.19051126432909</text:p>
              </table:table-cell>
              <table:table-cell office:value-type="float" office:value="-0.613186707808055">
                <text:p>-0.6131867078080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96530331595667">
                <text:p>0.396530331595667</text:p>
              </table:table-cell>
              <table:table-cell office:value-type="float" office:value="-0.487160613866469">
                <text:p>-0.4871606138664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264136803206519">
                <text:p>-0.264136803206519</text:p>
              </table:table-cell>
              <table:table-cell office:value-type="float" office:value="0.123134759973437">
                <text:p>0.1231347599734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293707431390612">
                <text:p>-0.0293707431390612</text:p>
              </table:table-cell>
              <table:table-cell office:value-type="float" office:value="0.757907794313948">
                <text:p>0.7579077943139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21407645373443">
                <text:p>0.321407645373443</text:p>
              </table:table-cell>
              <table:table-cell office:value-type="float" office:value="-0.198641274573662">
                <text:p>-0.1986412745736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86749846793342">
                <text:p>0.486749846793342</text:p>
              </table:table-cell>
              <table:table-cell office:value-type="float" office:value="-0.585740280747712">
                <text:p>-0.5857402807477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7765735119205">
                <text:p>0.97765735119205</text:p>
              </table:table-cell>
              <table:table-cell office:value-type="float" office:value="-0.0326307488347854">
                <text:p>-0.03263074883478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6656024195658">
                <text:p>0.36656024195658</text:p>
              </table:table-cell>
              <table:table-cell office:value-type="float" office:value="0.665693801574142">
                <text:p>0.6656938015741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307335993586369">
                <text:p>-0.307335993586369</text:p>
              </table:table-cell>
              <table:table-cell office:value-type="float" office:value="-0.643094635410026">
                <text:p>-0.6430946354100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27748337636501">
                <text:p>0.227748337636501</text:p>
              </table:table-cell>
              <table:table-cell office:value-type="float" office:value="-0.707114260580502">
                <text:p>-0.7071142605805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56927821346635">
                <text:p>0.256927821346635</text:p>
              </table:table-cell>
              <table:table-cell office:value-type="float" office:value="0.0438203551368708">
                <text:p>0.04382035513687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65496944949585">
                <text:p>0.765496944949585</text:p>
              </table:table-cell>
              <table:table-cell office:value-type="float" office:value="0.312959854665462">
                <text:p>0.3129598546654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587135104001215">
                <text:p>-0.587135104001215</text:p>
              </table:table-cell>
              <table:table-cell office:value-type="float" office:value="-0.733313832059717">
                <text:p>-0.73331383205971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837137424758205">
                <text:p>-0.837137424758205</text:p>
              </table:table-cell>
              <table:table-cell office:value-type="float" office:value="-0.222705322309157">
                <text:p>-0.2227053223091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927519008404833">
                <text:p>0.0927519008404833</text:p>
              </table:table-cell>
              <table:table-cell office:value-type="float" office:value="0.0681301240034623">
                <text:p>0.06813012400346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18283291279687">
                <text:p>0.318283291279687</text:p>
              </table:table-cell>
              <table:table-cell office:value-type="float" office:value="0.919446321167144">
                <text:p>0.9194463211671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94996323063146">
                <text:p>0.794996323063146</text:p>
              </table:table-cell>
              <table:table-cell office:value-type="float" office:value="0.601029501397771">
                <text:p>0.6010295013977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98321739715762">
                <text:p>0.198321739715762</text:p>
              </table:table-cell>
              <table:table-cell office:value-type="float" office:value="0.0222244687054246">
                <text:p>0.02222446870542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418134084887787">
                <text:p>-0.418134084887787</text:p>
              </table:table-cell>
              <table:table-cell office:value-type="float" office:value="-0.528022429337218">
                <text:p>-0.5280224293372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606151481462065">
                <text:p>0.0606151481462065</text:p>
              </table:table-cell>
              <table:table-cell office:value-type="float" office:value="-0.5041818510929">
                <text:p>-0.50418185109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600281547967195">
                <text:p>0.600281547967195</text:p>
              </table:table-cell>
              <table:table-cell office:value-type="float" office:value="-0.129608231369995">
                <text:p>-0.1296082313699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562576508758668">
                <text:p>0.562576508758668</text:p>
              </table:table-cell>
              <table:table-cell office:value-type="float" office:value="-0.710705220238432">
                <text:p>-0.7107052202384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303958578610574">
                <text:p>-0.303958578610574</text:p>
              </table:table-cell>
              <table:table-cell office:value-type="float" office:value="-0.206147708698253">
                <text:p>-0.2061477086982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93161665236663">
                <text:p>0.393161665236663</text:p>
              </table:table-cell>
              <table:table-cell office:value-type="float" office:value="-0.608920366230437">
                <text:p>-0.6089203662304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11661466578394">
                <text:p>0.211661466578394</text:p>
              </table:table-cell>
              <table:table-cell office:value-type="float" office:value="0.958026821317002">
                <text:p>0.9580268213170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343872056536498">
                <text:p>-0.343872056536498</text:p>
              </table:table-cell>
              <table:table-cell office:value-type="float" office:value="-0.392971461152377">
                <text:p>-0.3929714611523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623918252326692">
                <text:p>-0.0623918252326692</text:p>
              </table:table-cell>
              <table:table-cell office:value-type="float" office:value="-0.169140417544894">
                <text:p>-0.1691404175448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42868810278167">
                <text:p>0.842868810278167</text:p>
              </table:table-cell>
              <table:table-cell office:value-type="float" office:value="-0.512916085581031">
                <text:p>-0.5129160855810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79862957192149">
                <text:p>0.879862957192149</text:p>
              </table:table-cell>
              <table:table-cell office:value-type="float" office:value="0.0533782090530493">
                <text:p>0.05337820905304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593580373138154">
                <text:p>0.0593580373138154</text:p>
              </table:table-cell>
              <table:table-cell office:value-type="float" office:value="-0.839808247719384">
                <text:p>-0.8398082477193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599085656516966">
                <text:p>-0.599085656516966</text:p>
              </table:table-cell>
              <table:table-cell office:value-type="float" office:value="0.511985440222069">
                <text:p>0.51198544022206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577383461199771">
                <text:p>0.577383461199771</text:p>
              </table:table-cell>
              <table:table-cell office:value-type="float" office:value="0.485447319955237">
                <text:p>0.48544731995523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732224578196454">
                <text:p>-0.732224578196454</text:p>
              </table:table-cell>
              <table:table-cell office:value-type="float" office:value="0.492105150943399">
                <text:p>0.4921051509433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65869721239514">
                <text:p>0.265869721239514</text:p>
              </table:table-cell>
              <table:table-cell office:value-type="float" office:value="-0.0461327728873192">
                <text:p>-0.04613277288731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347565773837885">
                <text:p>-0.347565773837885</text:p>
              </table:table-cell>
              <table:table-cell office:value-type="float" office:value="0.384663935667678">
                <text:p>0.3846639356676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755377636515197">
                <text:p>0.755377636515197</text:p>
              </table:table-cell>
              <table:table-cell office:value-type="float" office:value="0.0334803650885894">
                <text:p>0.03348036508858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242405376535687">
                <text:p>-0.242405376535687</text:p>
              </table:table-cell>
              <table:table-cell office:value-type="float" office:value="-0.868164221704895">
                <text:p>-0.8681642217048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727529056816041">
                <text:p>-0.727529056816041</text:p>
              </table:table-cell>
              <table:table-cell office:value-type="float" office:value="0.136321500749099">
                <text:p>0.1363215007490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124213960945443">
                <text:p>-0.124213960945443</text:p>
              </table:table-cell>
              <table:table-cell office:value-type="float" office:value="-0.861262468904656">
                <text:p>-0.86126246890465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29783578455536">
                <text:p>0.429783578455536</text:p>
              </table:table-cell>
              <table:table-cell office:value-type="float" office:value="0.159755035579724">
                <text:p>0.1597550355797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761324055080787">
                <text:p>-0.761324055080787</text:p>
              </table:table-cell>
              <table:table-cell office:value-type="float" office:value="0.339919983620735">
                <text:p>0.3399199836207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259348944393479">
                <text:p>-0.259348944393479</text:p>
              </table:table-cell>
              <table:table-cell office:value-type="float" office:value="-0.478127645052933">
                <text:p>-0.4781276450529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40194905429531">
                <text:p>0.0140194905429531</text:p>
              </table:table-cell>
              <table:table-cell office:value-type="float" office:value="-0.961962099481077">
                <text:p>-0.9619620994810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341690047787316">
                <text:p>-0.341690047787316</text:p>
              </table:table-cell>
              <table:table-cell office:value-type="float" office:value="-0.605059527928329">
                <text:p>-0.6050595279283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571981695265528">
                <text:p>0.571981695265528</text:p>
              </table:table-cell>
              <table:table-cell office:value-type="float" office:value="-0.303056575473001">
                <text:p>-0.3030565754730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488544410582803">
                <text:p>-0.488544410582803</text:p>
              </table:table-cell>
              <table:table-cell office:value-type="float" office:value="-0.285988543090325">
                <text:p>-0.2859885430903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303332564329268">
                <text:p>-0.303332564329268</text:p>
              </table:table-cell>
              <table:table-cell office:value-type="float" office:value="0.590166902329274">
                <text:p>0.59016690232927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25842147006255">
                <text:p>0.225842147006255</text:p>
              </table:table-cell>
              <table:table-cell office:value-type="float" office:value="-0.179830004434689">
                <text:p>-0.1798300044346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662218624250285">
                <text:p>-0.662218624250285</text:p>
              </table:table-cell>
              <table:table-cell office:value-type="float" office:value="-0.216797513050336">
                <text:p>-0.2167975130503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85212471963365">
                <text:p>0.285212471963365</text:p>
              </table:table-cell>
              <table:table-cell office:value-type="float" office:value="-0.611810268646189">
                <text:p>-0.6118102686461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10180187196713">
                <text:p>0.810180187196713</text:p>
              </table:table-cell>
              <table:table-cell office:value-type="float" office:value="-0.182748139890051">
                <text:p>-0.1827481398900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342632962550994">
                <text:p>-0.0342632962550994</text:p>
              </table:table-cell>
              <table:table-cell office:value-type="float" office:value="-0.671182674671907">
                <text:p>-0.6711826746719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529201341279463">
                <text:p>-0.529201341279463</text:p>
              </table:table-cell>
              <table:table-cell office:value-type="float" office:value="-0.286527555389342">
                <text:p>-0.2865275553893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62728797730422">
                <text:p>0.162728797730422</text:p>
              </table:table-cell>
              <table:table-cell office:value-type="float" office:value="0.672585055400866">
                <text:p>0.67258505540086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890625475830878">
                <text:p>-0.890625475830878</text:p>
              </table:table-cell>
              <table:table-cell office:value-type="float" office:value="0.101708462825851">
                <text:p>0.1017084628258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8102194367904">
                <text:p>0.68102194367904</text:p>
              </table:table-cell>
              <table:table-cell office:value-type="float" office:value="0.697142522166018">
                <text:p>0.6971425221660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174221682985746">
                <text:p>-0.174221682985746</text:p>
              </table:table-cell>
              <table:table-cell office:value-type="float" office:value="-0.184330843499167">
                <text:p>-0.1843308434991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518469814055697">
                <text:p>0.518469814055697</text:p>
              </table:table-cell>
              <table:table-cell office:value-type="float" office:value="0.283551932452286">
                <text:p>0.28355193245228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107425008250274">
                <text:p>-0.107425008250274</text:p>
              </table:table-cell>
              <table:table-cell office:value-type="float" office:value="0.886363381116164">
                <text:p>0.8863633811161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361559744637168">
                <text:p>-0.361559744637168</text:p>
              </table:table-cell>
              <table:table-cell office:value-type="float" office:value="0.178014330432006">
                <text:p>0.17801433043200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72439883485453">
                <text:p>0.172439883485453</text:p>
              </table:table-cell>
              <table:table-cell office:value-type="float" office:value="-0.912552617415716">
                <text:p>-0.9125526174157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614962223141572">
                <text:p>0.614962223141572</text:p>
              </table:table-cell>
              <table:table-cell office:value-type="float" office:value="0.439130810130251">
                <text:p>0.4391308101302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37025641793029">
                <text:p>0.237025641793029</text:p>
              </table:table-cell>
              <table:table-cell office:value-type="float" office:value="0.886177490320846">
                <text:p>0.8861774903208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238801516567036">
                <text:p>-0.238801516567036</text:p>
              </table:table-cell>
              <table:table-cell office:value-type="float" office:value="-0.515606256990529">
                <text:p>-0.5156062569905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774829091671895">
                <text:p>-0.0774829091671895</text:p>
              </table:table-cell>
              <table:table-cell office:value-type="float" office:value="0.328788113222428">
                <text:p>0.3287881132224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04981698771705">
                <text:p>0.304981698771705</text:p>
              </table:table-cell>
              <table:table-cell office:value-type="float" office:value="-0.767319605057078">
                <text:p>-0.76731960505707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19237845854422">
                <text:p>0.219237845854422</text:p>
              </table:table-cell>
              <table:table-cell office:value-type="float" office:value="0.780566076483992">
                <text:p>0.7805660764839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757282731683878">
                <text:p>-0.757282731683878</text:p>
              </table:table-cell>
              <table:table-cell office:value-type="float" office:value="0.53878789476324">
                <text:p>0.538787894763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31107770355391">
                <text:p>0.431107770355391</text:p>
              </table:table-cell>
              <table:table-cell office:value-type="float" office:value="-0.186761165442198">
                <text:p>-0.18676116544219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123097176198327">
                <text:p>-0.0123097176198327</text:p>
              </table:table-cell>
              <table:table-cell office:value-type="float" office:value="-0.930344349971555">
                <text:p>-0.9303443499715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114857136634479">
                <text:p>-0.114857136634479</text:p>
              </table:table-cell>
              <table:table-cell office:value-type="float" office:value="0.147583815831475">
                <text:p>0.1475838158314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02629416332257">
                <text:p>0.302629416332257</text:p>
              </table:table-cell>
              <table:table-cell office:value-type="float" office:value="0.0362069631824762">
                <text:p>0.03620696318247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41592652296016">
                <text:p>0.841592652296016</text:p>
              </table:table-cell>
              <table:table-cell office:value-type="float" office:value="0.0410212762034222">
                <text:p>0.04102127620342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95909797309395">
                <text:p>0.295909797309395</text:p>
              </table:table-cell>
              <table:table-cell office:value-type="float" office:value="0.77730936749393">
                <text:p>0.777309367493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141210025725271">
                <text:p>-0.141210025725271</text:p>
              </table:table-cell>
              <table:table-cell office:value-type="float" office:value="-0.677272045744668">
                <text:p>-0.6772720457446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40329040819225">
                <text:p>0.940329040819225</text:p>
              </table:table-cell>
              <table:table-cell office:value-type="float" office:value="-0.331176356896134">
                <text:p>-0.3311763568961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02854976486944">
                <text:p>0.502854976486944</text:p>
              </table:table-cell>
              <table:table-cell office:value-type="float" office:value="-0.435618899667261">
                <text:p>-0.4356188996672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942478688129657">
                <text:p>-0.942478688129657</text:p>
              </table:table-cell>
              <table:table-cell office:value-type="float" office:value="-0.298377017037843">
                <text:p>-0.2983770170378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902411060236146">
                <text:p>-0.0902411060236146</text:p>
              </table:table-cell>
              <table:table-cell office:value-type="float" office:value="-0.983881250084587">
                <text:p>-0.9838812500845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499658721548506">
                <text:p>-0.0499658721548506</text:p>
              </table:table-cell>
              <table:table-cell office:value-type="float" office:value="0.386785497394622">
                <text:p>0.3867854973946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132462243416264">
                <text:p>-0.132462243416264</text:p>
              </table:table-cell>
              <table:table-cell office:value-type="float" office:value="0.962841809318777">
                <text:p>0.9628418093187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533213364656335">
                <text:p>-0.533213364656335</text:p>
              </table:table-cell>
              <table:table-cell office:value-type="float" office:value="0.701093357851681">
                <text:p>0.70109335785168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107780227454183">
                <text:p>-0.107780227454183</text:p>
              </table:table-cell>
              <table:table-cell office:value-type="float" office:value="0.939001856772951">
                <text:p>0.93900185677295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11240802126563">
                <text:p>0.811240802126563</text:p>
              </table:table-cell>
              <table:table-cell office:value-type="float" office:value="0.383688324171684">
                <text:p>0.3836883241716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910136672025249">
                <text:p>0.910136672025249</text:p>
              </table:table-cell>
              <table:table-cell office:value-type="float" office:value="0.188851555751611">
                <text:p>0.1888515557516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567056093212483">
                <text:p>0.567056093212483</text:p>
              </table:table-cell>
              <table:table-cell office:value-type="float" office:value="-0.411525392739435">
                <text:p>-0.4115253927394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955675456312088">
                <text:p>0.000955675456312088</text:p>
              </table:table-cell>
              <table:table-cell office:value-type="float" office:value="0.996805353545163">
                <text:p>0.99680535354516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86803384878037">
                <text:p>-0.086803384878037</text:p>
              </table:table-cell>
              <table:table-cell office:value-type="float" office:value="0.110222548801687">
                <text:p>0.1102225488016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327015920360014">
                <text:p>-0.327015920360014</text:p>
              </table:table-cell>
              <table:table-cell office:value-type="float" office:value="-0.668067183492213">
                <text:p>-0.6680671834922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337212816308452">
                <text:p>-0.337212816308452</text:p>
              </table:table-cell>
              <table:table-cell office:value-type="float" office:value="0.0108665966876635">
                <text:p>0.010866596687663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754401168308255">
                <text:p>0.754401168308255</text:p>
              </table:table-cell>
              <table:table-cell office:value-type="float" office:value="-0.115751494612986">
                <text:p>-0.1157514946129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647351198949814">
                <text:p>-0.647351198949814</text:p>
              </table:table-cell>
              <table:table-cell office:value-type="float" office:value="-0.755718046007894">
                <text:p>-0.7557180460078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843594581867965">
                <text:p>-0.843594581867965</text:p>
              </table:table-cell>
              <table:table-cell office:value-type="float" office:value="0.253430636847665">
                <text:p>0.25343063684766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391232748216559">
                <text:p>-0.391232748216559</text:p>
              </table:table-cell>
              <table:table-cell office:value-type="float" office:value="0.659021064075188">
                <text:p>0.6590210640751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78940595774997">
                <text:p>0.878940595774997</text:p>
              </table:table-cell>
              <table:table-cell office:value-type="float" office:value="0.0682245645502323">
                <text:p>0.06822456455023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518608733555215">
                <text:p>0.518608733555215</text:p>
              </table:table-cell>
              <table:table-cell office:value-type="float" office:value="0.444759866559619">
                <text:p>0.4447598665596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6820650084169">
                <text:p>0.66820650084169</text:p>
              </table:table-cell>
              <table:table-cell office:value-type="float" office:value="0.303739026882707">
                <text:p>0.30373902688270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53991873398855">
                <text:p>0.53991873398855</text:p>
              </table:table-cell>
              <table:table-cell office:value-type="float" office:value="0.0474338246344506">
                <text:p>0.04743382463445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105890304507464">
                <text:p>-0.105890304507464</text:p>
              </table:table-cell>
              <table:table-cell office:value-type="float" office:value="-0.943285863338265">
                <text:p>-0.9432858633382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550786812018493">
                <text:p>-0.550786812018493</text:p>
              </table:table-cell>
              <table:table-cell office:value-type="float" office:value="0.0395667579099564">
                <text:p>0.03956675790995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15962815996128">
                <text:p>0.215962815996128</text:p>
              </table:table-cell>
              <table:table-cell office:value-type="float" office:value="0.0499335847728998">
                <text:p>0.04993358477289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490582426102085">
                <text:p>-0.490582426102085</text:p>
              </table:table-cell>
              <table:table-cell office:value-type="float" office:value="-0.653843449341405">
                <text:p>-0.6538434493414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542644692716539">
                <text:p>-0.0542644692716539</text:p>
              </table:table-cell>
              <table:table-cell office:value-type="float" office:value="0.00875257727990622">
                <text:p>0.008752577279906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327485341708614">
                <text:p>-0.327485341708614</text:p>
              </table:table-cell>
              <table:table-cell office:value-type="float" office:value="0.185103648617787">
                <text:p>0.18510364861778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502791470059765">
                <text:p>-0.502791470059765</text:p>
              </table:table-cell>
              <table:table-cell office:value-type="float" office:value="-0.737387309543475">
                <text:p>-0.7373873095434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659318256793222">
                <text:p>-0.659318256793222</text:p>
              </table:table-cell>
              <table:table-cell office:value-type="float" office:value="-0.708653007258593">
                <text:p>-0.7086530072585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341590129740837">
                <text:p>-0.341590129740837</text:p>
              </table:table-cell>
              <table:table-cell office:value-type="float" office:value="0.621192127949267">
                <text:p>0.6211921279492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40091730696862">
                <text:p>-0.40091730696862</text:p>
              </table:table-cell>
              <table:table-cell office:value-type="float" office:value="-0.186524625773393">
                <text:p>-0.1865246257733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70933086233493">
                <text:p>-0.70933086233493</text:p>
              </table:table-cell>
              <table:table-cell office:value-type="float" office:value="-0.506722745325104">
                <text:p>-0.5067227453251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85862389987354">
                <text:p>0.985862389987354</text:p>
              </table:table-cell>
              <table:table-cell office:value-type="float" office:value="0.0930922570406444">
                <text:p>0.09309225704064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929112967742301">
                <text:p>-0.929112967742301</text:p>
              </table:table-cell>
              <table:table-cell office:value-type="float" office:value="-0.308914700834783">
                <text:p>-0.3089147008347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176839706101604">
                <text:p>-0.176839706101604</text:p>
              </table:table-cell>
              <table:table-cell office:value-type="float" office:value="0.403319882141053">
                <text:p>0.4033198821410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530406814862249">
                <text:p>0.530406814862249</text:p>
              </table:table-cell>
              <table:table-cell office:value-type="float" office:value="0.676973141406056">
                <text:p>0.6769731414060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566297496464904">
                <text:p>-0.566297496464904</text:p>
              </table:table-cell>
              <table:table-cell office:value-type="float" office:value="-0.0447215450463473">
                <text:p>-0.044721545046347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838761528834359">
                <text:p>-0.838761528834359</text:p>
              </table:table-cell>
              <table:table-cell office:value-type="float" office:value="-0.511078054151173">
                <text:p>-0.51107805415117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614057213632801">
                <text:p>0.614057213632801</text:p>
              </table:table-cell>
              <table:table-cell office:value-type="float" office:value="0.21283096493584">
                <text:p>0.212830964935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97710142096861">
                <text:p>0.897710142096861</text:p>
              </table:table-cell>
              <table:table-cell office:value-type="float" office:value="0.0922420219866405">
                <text:p>0.09224202198664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47558002958513">
                <text:p>0.347558002958513</text:p>
              </table:table-cell>
              <table:table-cell office:value-type="float" office:value="0.348893433499206">
                <text:p>0.3488934334992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143769474162153">
                <text:p>-0.0143769474162153</text:p>
              </table:table-cell>
              <table:table-cell office:value-type="float" office:value="-0.409550406915762">
                <text:p>-0.40955040691576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602605090929541">
                <text:p>0.602605090929541</text:p>
              </table:table-cell>
              <table:table-cell office:value-type="float" office:value="0.733415706490136">
                <text:p>0.7334157064901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619568338567311">
                <text:p>0.619568338567311</text:p>
              </table:table-cell>
              <table:table-cell office:value-type="float" office:value="-0.734614200151135">
                <text:p>-0.7346142001511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944043221639218">
                <text:p>-0.0944043221639218</text:p>
              </table:table-cell>
              <table:table-cell office:value-type="float" office:value="0.0696509274248769">
                <text:p>0.069650927424876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633174874355815">
                <text:p>-0.633174874355815</text:p>
              </table:table-cell>
              <table:table-cell office:value-type="float" office:value="0.11374733156265">
                <text:p>0.113747331562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810193316466245">
                <text:p>-0.810193316466245</text:p>
              </table:table-cell>
              <table:table-cell office:value-type="float" office:value="0.170058936567744">
                <text:p>0.1700589365677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427925917668366">
                <text:p>-0.427925917668366</text:p>
              </table:table-cell>
              <table:table-cell office:value-type="float" office:value="0.6250123161313">
                <text:p>0.62501231613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163202657827191">
                <text:p>-0.163202657827191</text:p>
              </table:table-cell>
              <table:table-cell office:value-type="float" office:value="0.490859468155745">
                <text:p>0.49085946815574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157683513466808">
                <text:p>-0.0157683513466808</text:p>
              </table:table-cell>
              <table:table-cell office:value-type="float" office:value="0.125469398792326">
                <text:p>0.1254693987923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335988745610338">
                <text:p>-0.335988745610338</text:p>
              </table:table-cell>
              <table:table-cell office:value-type="float" office:value="-0.422954048658145">
                <text:p>-0.4229540486581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582947921623114">
                <text:p>0.582947921623114</text:p>
              </table:table-cell>
              <table:table-cell office:value-type="float" office:value="-0.575837613397576">
                <text:p>-0.5758376133975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102291766546686">
                <text:p>-0.102291766546686</text:p>
              </table:table-cell>
              <table:table-cell office:value-type="float" office:value="-0.685969723022094">
                <text:p>-0.6859697230220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545088339767634">
                <text:p>0.0545088339767634</text:p>
              </table:table-cell>
              <table:table-cell office:value-type="float" office:value="0.383674066066002">
                <text:p>0.3836740660660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03498403527949">
                <text:p>0.203498403527949</text:p>
              </table:table-cell>
              <table:table-cell office:value-type="float" office:value="-0.455309412905473">
                <text:p>-0.45530941290547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658207519093473">
                <text:p>0.658207519093473</text:p>
              </table:table-cell>
              <table:table-cell office:value-type="float" office:value="-0.214785891055059">
                <text:p>-0.2147858910550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544545863308862">
                <text:p>-0.544545863308862</text:p>
              </table:table-cell>
              <table:table-cell office:value-type="float" office:value="-0.541837808718007">
                <text:p>-0.5418378087180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57753880526745">
                <text:p>0.257753880526745</text:p>
              </table:table-cell>
              <table:table-cell office:value-type="float" office:value="0.55485226211716">
                <text:p>0.554852262117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657377418142904">
                <text:p>0.657377418142904</text:p>
              </table:table-cell>
              <table:table-cell office:value-type="float" office:value="0.583078188801806">
                <text:p>0.5830781888018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586889750758992">
                <text:p>0.586889750758992</text:p>
              </table:table-cell>
              <table:table-cell office:value-type="float" office:value="0.595505316990052">
                <text:p>0.59550531699005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237270214293474">
                <text:p>0.0237270214293474</text:p>
              </table:table-cell>
              <table:table-cell office:value-type="float" office:value="-0.853165645286917">
                <text:p>-0.8531656452869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522193967206843">
                <text:p>-0.522193967206843</text:p>
              </table:table-cell>
              <table:table-cell office:value-type="float" office:value="0.00430566345397703">
                <text:p>0.004305663453977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179490742650401">
                <text:p>-0.179490742650401</text:p>
              </table:table-cell>
              <table:table-cell office:value-type="float" office:value="-0.730819930330606">
                <text:p>-0.7308199303306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585728856694172">
                <text:p>-0.585728856694172</text:p>
              </table:table-cell>
              <table:table-cell office:value-type="float" office:value="-0.578362769847017">
                <text:p>-0.5783627698470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77108348939819">
                <text:p>0.277108348939819</text:p>
              </table:table-cell>
              <table:table-cell office:value-type="float" office:value="0.115716923166937">
                <text:p>0.11571692316693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474692952744475">
                <text:p>-0.474692952744475</text:p>
              </table:table-cell>
              <table:table-cell office:value-type="float" office:value="0.02012774218229">
                <text:p>0.020127742182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861994014354823">
                <text:p>-0.861994014354823</text:p>
              </table:table-cell>
              <table:table-cell office:value-type="float" office:value="-0.0827299758488817">
                <text:p>-0.08272997584888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826401267143085">
                <text:p>-0.826401267143085</text:p>
              </table:table-cell>
              <table:table-cell office:value-type="float" office:value="-0.238278244571715">
                <text:p>-0.2382782445717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357549874140315">
                <text:p>-0.357549874140315</text:p>
              </table:table-cell>
              <table:table-cell office:value-type="float" office:value="-0.889131083471945">
                <text:p>-0.8891310834719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529353946230518">
                <text:p>-0.529353946230518</text:p>
              </table:table-cell>
              <table:table-cell office:value-type="float" office:value="0.155161757835339">
                <text:p>0.1551617578353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949786520537467">
                <text:p>-0.949786520537467</text:p>
              </table:table-cell>
              <table:table-cell office:value-type="float" office:value="0.0649353567910473">
                <text:p>0.064935356791047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151983754963828">
                <text:p>-0.151983754963828</text:p>
              </table:table-cell>
              <table:table-cell office:value-type="float" office:value="-0.788541945088906">
                <text:p>-0.7885419450889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656061193350758">
                <text:p>-0.656061193350758</text:p>
              </table:table-cell>
              <table:table-cell office:value-type="float" office:value="-0.433650722195212">
                <text:p>-0.4336507221952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202049374229955">
                <text:p>-0.202049374229955</text:p>
              </table:table-cell>
              <table:table-cell office:value-type="float" office:value="0.49857220513448">
                <text:p>0.4985722051344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428277060066523">
                <text:p>-0.428277060066523</text:p>
              </table:table-cell>
              <table:table-cell office:value-type="float" office:value="-0.276525686208851">
                <text:p>-0.27652568620885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67380433976757">
                <text:p>0.167380433976757</text:p>
              </table:table-cell>
              <table:table-cell office:value-type="float" office:value="0.375852093490415">
                <text:p>0.3758520934904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62436479252389">
                <text:p>0.362436479252389</text:p>
              </table:table-cell>
              <table:table-cell office:value-type="float" office:value="-0.930008953707373">
                <text:p>-0.93000895370737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778306805994055">
                <text:p>0.778306805994055</text:p>
              </table:table-cell>
              <table:table-cell office:value-type="float" office:value="-0.459226421679255">
                <text:p>-0.4592264216792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531838961099584">
                <text:p>-0.531838961099584</text:p>
              </table:table-cell>
              <table:table-cell office:value-type="float" office:value="0.832782513017514">
                <text:p>0.8327825130175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1141359301726">
                <text:p>-0.1141359301726</text:p>
              </table:table-cell>
              <table:table-cell office:value-type="float" office:value="0.894320235040564">
                <text:p>0.8943202350405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36318941584428">
                <text:p>-0.36318941584428</text:p>
              </table:table-cell>
              <table:table-cell office:value-type="float" office:value="0.699680933823547">
                <text:p>0.6996809338235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767053416763934">
                <text:p>0.767053416763934</text:p>
              </table:table-cell>
              <table:table-cell office:value-type="float" office:value="-0.239607025218168">
                <text:p>-0.2396070252181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766365385620658">
                <text:p>0.766365385620658</text:p>
              </table:table-cell>
              <table:table-cell office:value-type="float" office:value="0.0401536844978181">
                <text:p>0.040153684497818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417443351670187">
                <text:p>-0.417443351670187</text:p>
              </table:table-cell>
              <table:table-cell office:value-type="float" office:value="0.676015644539374">
                <text:p>0.67601564453937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473881963704937">
                <text:p>-0.473881963704937</text:p>
              </table:table-cell>
              <table:table-cell office:value-type="float" office:value="-0.301995472374218">
                <text:p>-0.3019954723742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2322653731578">
                <text:p>-0.2322653731578</text:p>
              </table:table-cell>
              <table:table-cell office:value-type="float" office:value="0.0359111798485949">
                <text:p>0.03591117984859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680419524871269">
                <text:p>-0.680419524871269</text:p>
              </table:table-cell>
              <table:table-cell office:value-type="float" office:value="0.292753833934471">
                <text:p>0.2927538339344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28987570259564">
                <text:p>0.328987570259564</text:p>
              </table:table-cell>
              <table:table-cell office:value-type="float" office:value="0.291241099148898">
                <text:p>0.2912410991488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582629097965899">
                <text:p>-0.582629097965899</text:p>
              </table:table-cell>
              <table:table-cell office:value-type="float" office:value="-0.653329718382834">
                <text:p>-0.6533297183828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54465056629208">
                <text:p>0.54465056629208</text:p>
              </table:table-cell>
              <table:table-cell office:value-type="float" office:value="0.255049204223846">
                <text:p>0.2550492042238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93476486178479">
                <text:p>-0.93476486178479</text:p>
              </table:table-cell>
              <table:table-cell office:value-type="float" office:value="0.164044061013233">
                <text:p>0.1640440610132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374325707970664">
                <text:p>-0.374325707970664</text:p>
              </table:table-cell>
              <table:table-cell office:value-type="float" office:value="-0.722150509313856">
                <text:p>-0.7221505093138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49520843558146">
                <text:p>0.249520843558146</text:p>
              </table:table-cell>
              <table:table-cell office:value-type="float" office:value="-0.448856612724243">
                <text:p>-0.4488566127242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509115568109585">
                <text:p>-0.509115568109585</text:p>
              </table:table-cell>
              <table:table-cell office:value-type="float" office:value="-0.552498383082208">
                <text:p>-0.5524983830822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78497505353079">
                <text:p>0.278497505353079</text:p>
              </table:table-cell>
              <table:table-cell office:value-type="float" office:value="0.0847729553881221">
                <text:p>0.08477295538812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465411537951454">
                <text:p>0.0465411537951454</text:p>
              </table:table-cell>
              <table:table-cell office:value-type="float" office:value="0.00785520251436111">
                <text:p>0.007855202514361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10708731079127">
                <text:p>-0.10708731079127</text:p>
              </table:table-cell>
              <table:table-cell office:value-type="float" office:value="0.744532206358458">
                <text:p>0.7445322063584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690960418604253">
                <text:p>0.0690960418604253</text:p>
              </table:table-cell>
              <table:table-cell office:value-type="float" office:value="-0.332355400135491">
                <text:p>-0.3323554001354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569447535846916">
                <text:p>0.569447535846916</text:p>
              </table:table-cell>
              <table:table-cell office:value-type="float" office:value="-0.732571430238888">
                <text:p>-0.73257143023888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329590401096474">
                <text:p>-0.329590401096474</text:p>
              </table:table-cell>
              <table:table-cell office:value-type="float" office:value="0.45324007323872">
                <text:p>0.453240073238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52318186465292">
                <text:p>0.152318186465292</text:p>
              </table:table-cell>
              <table:table-cell office:value-type="float" office:value="-0.928484568477069">
                <text:p>-0.9284845684770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42169637601776">
                <text:p>0.742169637601776</text:p>
              </table:table-cell>
              <table:table-cell office:value-type="float" office:value="-0.511491147397292">
                <text:p>-0.51149114739729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265156311793755">
                <text:p>-0.265156311793755</text:p>
              </table:table-cell>
              <table:table-cell office:value-type="float" office:value="-0.538811981139115">
                <text:p>-0.5388119811391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64671935252546">
                <text:p>0.264671935252546</text:p>
              </table:table-cell>
              <table:table-cell office:value-type="float" office:value="-0.465960488502965">
                <text:p>-0.46596048850296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594220108881695">
                <text:p>-0.0594220108881695</text:p>
              </table:table-cell>
              <table:table-cell office:value-type="float" office:value="-0.00301059537405219">
                <text:p>-0.003010595374052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59014205879274">
                <text:p>0.259014205879274</text:p>
              </table:table-cell>
              <table:table-cell office:value-type="float" office:value="-0.868218852097272">
                <text:p>-0.8682188520972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216979870326861">
                <text:p>-0.216979870326861</text:p>
              </table:table-cell>
              <table:table-cell office:value-type="float" office:value="0.463817601135337">
                <text:p>0.46381760113533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43115245284155">
                <text:p>0.543115245284155</text:p>
              </table:table-cell>
              <table:table-cell office:value-type="float" office:value="0.699803055629265">
                <text:p>0.6998030556292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298032547133684">
                <text:p>0.0298032547133684</text:p>
              </table:table-cell>
              <table:table-cell office:value-type="float" office:value="0.712564551895381">
                <text:p>0.7125645518953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80925776298994">
                <text:p>0.880925776298994</text:p>
              </table:table-cell>
              <table:table-cell office:value-type="float" office:value="-0.200481722815983">
                <text:p>-0.20048172281598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269299246952">
                <text:p>0.1269299246952</text:p>
              </table:table-cell>
              <table:table-cell office:value-type="float" office:value="0.275165744225178">
                <text:p>0.2751657442251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715880054127147">
                <text:p>-0.715880054127147</text:p>
              </table:table-cell>
              <table:table-cell office:value-type="float" office:value="-0.192947876040495">
                <text:p>-0.1929478760404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232885465074668">
                <text:p>0.0232885465074668</text:p>
              </table:table-cell>
              <table:table-cell office:value-type="float" office:value="0.397756313598942">
                <text:p>0.3977563135989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496194627198617">
                <text:p>-0.496194627198617</text:p>
              </table:table-cell>
              <table:table-cell office:value-type="float" office:value="-0.0908100123635883">
                <text:p>-0.090810012363588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757460454689892">
                <text:p>-0.757460454689892</text:p>
              </table:table-cell>
              <table:table-cell office:value-type="float" office:value="0.274633540296852">
                <text:p>0.27463354029685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168830559159844">
                <text:p>-0.168830559159844</text:p>
              </table:table-cell>
              <table:table-cell office:value-type="float" office:value="-0.0942352136777935">
                <text:p>-0.09423521367779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0746782151488191">
                <text:p>-0.00746782151488191</text:p>
              </table:table-cell>
              <table:table-cell office:value-type="float" office:value="-0.608502294316707">
                <text:p>-0.60850229431670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525168132921421">
                <text:p>0.0525168132921421</text:p>
              </table:table-cell>
              <table:table-cell office:value-type="float" office:value="-0.873981433911292">
                <text:p>-0.87398143391129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583877593547978">
                <text:p>0.583877593547978</text:p>
              </table:table-cell>
              <table:table-cell office:value-type="float" office:value="-0.466202758886354">
                <text:p>-0.4662027588863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600475519326001">
                <text:p>-0.600475519326001</text:p>
              </table:table-cell>
              <table:table-cell office:value-type="float" office:value="0.106091105023791">
                <text:p>0.1060911050237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619562030291232">
                <text:p>0.619562030291232</text:p>
              </table:table-cell>
              <table:table-cell office:value-type="float" office:value="0.669002084495188">
                <text:p>0.6690020844951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67344166559933">
                <text:p>0.067344166559933</text:p>
              </table:table-cell>
              <table:table-cell office:value-type="float" office:value="0.820673085955423">
                <text:p>0.8206730859554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571359906482365">
                <text:p>-0.571359906482365</text:p>
              </table:table-cell>
              <table:table-cell office:value-type="float" office:value="0.785395567283272">
                <text:p>0.785395567283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